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10" style:family="table-cell" style:parent-style-name="Default" style:data-style-name="N4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O2];[$HTML.$C$1];[.$B2];[$HTML.$D$1];[.$B2];[$HTML.$E$1];[.$B2];[$HTML.$F$1];[.$B2];[$HTML.$G$1])" office:value-type="string" office:string-value="&lt;div class=&quot;container-card position-relative me-2 mb-2&quot; id=&quot;main-R-1&quot;&gt;&lt;img class=&quot;d-block&quot; width=&quot;80&quot; height=&quot;112&quot; src=&quot;https://one-draw.jp/ijinden/cardlist/R01/card/R_001.png&quot; /&gt;&lt;div class=&quot;container-num-copies position-absolute bottom-0 start-0 px-1&quot; id=&quot;main-R-1-num-copies&quot;&gt;0&lt;/div&gt;&lt;button type=&quot;button&quot; class=&quot;btn btn-secondary btn-number btn-sm btn-pop position-absolute top-0 start-0&quot; data-type=&quot;minus&quot; data-deck=&quot;main&quot; data-id=&quot;R-1&quot;&gt;-&lt;/button&gt;&lt;button type=&quot;button&quot; class=&quot;btn btn-secondary btn-number btn-sm btn-push position-absolute top-0 end-0&quot; data-type=&quot;plus&quot; data-deck=&quot;main&quot; data-id=&quot;R-1&quot;&gt;+&lt;/button&gt;&lt;button type=&quot;button&quot; class=&quot;btn btn-secondary btn-number btn-sm btn-drop position-absolute bottom-0 end-0&quot; data-type=&quot;drop&quot; data-id=&quot;R-1&quot;&gt;v&lt;/button&gt;&lt;/div&gt;" calcext:value-type="string">
            <text:p>&lt;div class="container-card position-relative me-2 mb-2" id="main-R-1"&gt;&lt;img class="d-block" width="80" height="112" src="https://one-draw.jp/ijinden/cardlist/R01/card/R_001.png" /&gt;&lt;div class="container-num-copies position-absolute bottom-0 start-0 px-1" id="main-R-1-num-copies"&gt;0&lt;/div&gt;&lt;button type="button" class="btn btn-secondary btn-number btn-sm btn-pop position-absolute top-0 start-0" data-type="minus" data-deck="main" data-id="R-1"&gt;-&lt;/button&gt;&lt;button type="button" class="btn btn-secondary btn-number btn-sm btn-push position-absolute top-0 end-0" data-type="plus" data-deck="main" data-id="R-1"&gt;+&lt;/button&gt;&lt;button type="button" class="btn btn-secondary btn-number btn-sm btn-drop position-absolute bottom-0 end-0" data-type="drop" data-id="R-1"&gt;v&lt;/button&gt;&lt;/div&gt;</text:p>
          </table:table-cell>
          <table:table-cell table:formula="of:=CONCATENATE([$HTML.$A$2];[.$B2];[$HTML.$B$2];[.$O2];[$HTML.$C$2];[.$B2];[$HTML.$D$2];[.$B2];[$HTML.$E$2];[.$B2];[$HTML.$F$2];[.$B2];[$HTML.$G$2])" office:value-type="string" office:string-value="&lt;div class=&quot;container-card position-relative me-2 mb-2&quot; id=&quot;side-R-1&quot;&gt;&lt;img class=&quot;d-block&quot; width=&quot;80&quot; height=&quot;112&quot; src=&quot;https://one-draw.jp/ijinden/cardlist/R01/card/R_001.png&quot; /&gt;&lt;div class=&quot;container-num-copies position-absolute bottom-0 start-0 px-1&quot; id=&quot;side-R-1-num-copies&quot;&gt;0&lt;/div&gt;&lt;button type=&quot;button&quot; class=&quot;btn btn-secondary btn-number btn-sm btn-pop position-absolute top-0 start-0&quot; data-type=&quot;minus&quot; data-deck=&quot;side&quot; data-id=&quot;R-1&quot;&gt;-&lt;/button&gt;&lt;button type=&quot;button&quot; class=&quot;btn btn-secondary btn-number btn-sm btn-push position-absolute top-0 end-0&quot; data-type=&quot;plus&quot; data-deck=&quot;side&quot; data-id=&quot;R-1&quot;&gt;+&lt;/button&gt;&lt;button type=&quot;button&quot; class=&quot;btn btn-secondary btn-number btn-sm btn-raise position-absolute bottom-0 end-0&quot; data-type=&quot;raise&quot; data-id=&quot;R-1&quot;&gt;^&lt;/button&gt;&lt;/div&gt;" calcext:value-type="string">
            <text:p>&lt;div class="container-card position-relative me-2 mb-2" id="side-R-1"&gt;&lt;img class="d-block" width="80" height="112" src="https://one-draw.jp/ijinden/cardlist/R01/card/R_001.png" /&gt;&lt;div class="container-num-copies position-absolute bottom-0 start-0 px-1" id="side-R-1-num-copies"&gt;0&lt;/div&gt;&lt;button type="button" class="btn btn-secondary btn-number btn-sm btn-pop position-absolute top-0 start-0" data-type="minus" data-deck="side" data-id="R-1"&gt;-&lt;/button&gt;&lt;button type="button" class="btn btn-secondary btn-number btn-sm btn-push position-absolute top-0 end-0" data-type="plus" data-deck="side" data-id="R-1"&gt;+&lt;/button&gt;&lt;button type="button" class="btn btn-secondary btn-number btn-sm btn-raise position-absolute bottom-0 end-0" data-type="raise" data-id="R-1"&gt;^&lt;/button&gt;&lt;/div&gt;</text:p>
          </table:table-cell>
          <table:table-cell table:formula="of:=CONCATENATE([$HTML.$A$3];[.F2];[$HTML.$B$3];[.H2];[$HTML.$C$3];[.J2];[$HTML.$D$3];[.N2];[$HTML.$E$3];[.B2];[$HTML.$F$3];[.D2];[$HTML.$G$3];[.B2];[$HTML.$H$3];[.B2];[$HTML.$I$3];[.B2];[$HTML.$J$3];[.B2];[$HTML.$K$3];[.B2];[$HTML.$L$3];[.B2];[$HTML.$M$3];[.B2];[$HTML.$N$3];[.B2];[$HTML.$O$3])" office:value-type="string" office:string-value="&lt;tr data-expansion=&quot;10&quot; data-type=&quot;1&quot; data-color=&quot;2&quot; data-term=&quot;0&quot;&gt;&lt;td&gt;R-1&lt;/td&gt;&lt;td&gt;上杉謙信&lt;/td&gt;&lt;td&gt;&lt;div class=&quot;input-group&quot;&gt;&lt;button type=&quot;button&quot; class=&quot;btn btn-outline-secondary btn-number&quot; data-type=&quot;minus&quot; data-deck=&quot;main&quot; data-id=&quot;R-1&quot; disabled&gt;-&lt;/button&gt;&lt;input type=&quot;text&quot; class=&quot;form-control input-number&quot; name=&quot;table-main-R-1-num-copies&quot; data-deck=&quot;main&quot; data-id=&quot;R-1&quot; value=&quot;0&quot; min=&quot;0&quot; readonly /&gt;&lt;button type=&quot;button&quot; class=&quot;btn btn-outline-secondary btn-number&quot; data-type=&quot;plus&quot; data-deck=&quot;main&quot; data-id=&quot;R-1&quot;&gt;+&lt;/button&gt;&lt;/div&gt;&lt;/td&gt;&lt;td&gt;&lt;div class=&quot;input-group&quot;&gt;&lt;button type=&quot;button&quot; class=&quot;btn btn-outline-secondary btn-number&quot; data-type=&quot;minus&quot; data-deck=&quot;side&quot; data-id=&quot;R-1&quot; disabled&gt;-&lt;/button&gt;&lt;input type=&quot;text&quot; class=&quot;form-control input-number&quot; name=&quot;table-side-R-1-num-copies&quot; data-deck=&quot;side&quot; data-id=&quot;R-1&quot; value=&quot;0&quot; min=&quot;0&quot; readonly /&gt;&lt;button type=&quot;button&quot; class=&quot;btn btn-outline-secondary btn-number&quot; data-type=&quot;plus&quot; data-deck=&quot;side&quot; data-id=&quot;R-1&quot;&gt;+&lt;/button&gt;&lt;/div&gt;&lt;/td&gt;&lt;/tr&gt;" calcext:value-type="string">
            <text:p>&lt;tr data-expansion="10" data-type="1" data-color="2" data-term="0"&gt;&lt;td&gt;R-1&lt;/td&gt;&lt;td&gt;上杉謙信&lt;/td&gt;&lt;td&gt;&lt;div class="input-group"&gt;&lt;button type="button" class="btn btn-outline-secondary btn-number" data-type="minus" data-deck="main" data-id="R-1" disabled&gt;-&lt;/button&gt;&lt;input type="text" class="form-control input-number" name="table-main-R-1-num-copies" data-deck="main" data-id="R-1" value="0" min="0" readonly /&gt;&lt;button type="button" class="btn btn-outline-secondary btn-number" data-type="plus" data-deck="main" data-id="R-1"&gt;+&lt;/button&gt;&lt;/div&gt;&lt;/td&gt;&lt;td&gt;&lt;div class="input-group"&gt;&lt;button type="button" class="btn btn-outline-secondary btn-number" data-type="minus" data-deck="side" data-id="R-1" disabled&gt;-&lt;/button&gt;&lt;input type="text" class="form-control input-number" name="table-side-R-1-num-copies" data-deck="side" data-id="R-1" value="0" min="0" readonly /&gt;&lt;button type="button" class="btn btn-outline-secondary btn-number" data-type="plus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O3];[$HTML.$C$1];[.$B3];[$HTML.$D$1];[.$B3];[$HTML.$E$1];[.$B3];[$HTML.$F$1];[.$B3];[$HTML.$G$1])" office:value-type="string" office:string-value="&lt;div class=&quot;container-card position-relative me-2 mb-2&quot; id=&quot;main-R-2&quot;&gt;&lt;img class=&quot;d-block&quot; width=&quot;80&quot; height=&quot;112&quot; src=&quot;https://one-draw.jp/ijinden/cardlist/R01/card/R_002.png&quot; /&gt;&lt;div class=&quot;container-num-copies position-absolute bottom-0 start-0 px-1&quot; id=&quot;main-R-2-num-copies&quot;&gt;0&lt;/div&gt;&lt;button type=&quot;button&quot; class=&quot;btn btn-secondary btn-number btn-sm btn-pop position-absolute top-0 start-0&quot; data-type=&quot;minus&quot; data-deck=&quot;main&quot; data-id=&quot;R-2&quot;&gt;-&lt;/button&gt;&lt;button type=&quot;button&quot; class=&quot;btn btn-secondary btn-number btn-sm btn-push position-absolute top-0 end-0&quot; data-type=&quot;plus&quot; data-deck=&quot;main&quot; data-id=&quot;R-2&quot;&gt;+&lt;/button&gt;&lt;button type=&quot;button&quot; class=&quot;btn btn-secondary btn-number btn-sm btn-drop position-absolute bottom-0 end-0&quot; data-type=&quot;drop&quot; data-id=&quot;R-2&quot;&gt;v&lt;/button&gt;&lt;/div&gt;" calcext:value-type="string">
            <text:p>&lt;div class="container-card position-relative me-2 mb-2" id="main-R-2"&gt;&lt;img class="d-block" width="80" height="112" src="https://one-draw.jp/ijinden/cardlist/R01/card/R_002.png" /&gt;&lt;div class="container-num-copies position-absolute bottom-0 start-0 px-1" id="main-R-2-num-copies"&gt;0&lt;/div&gt;&lt;button type="button" class="btn btn-secondary btn-number btn-sm btn-pop position-absolute top-0 start-0" data-type="minus" data-deck="main" data-id="R-2"&gt;-&lt;/button&gt;&lt;button type="button" class="btn btn-secondary btn-number btn-sm btn-push position-absolute top-0 end-0" data-type="plus" data-deck="main" data-id="R-2"&gt;+&lt;/button&gt;&lt;button type="button" class="btn btn-secondary btn-number btn-sm btn-drop position-absolute bottom-0 end-0" data-type="drop" data-id="R-2"&gt;v&lt;/button&gt;&lt;/div&gt;</text:p>
          </table:table-cell>
          <table:table-cell table:formula="of:=CONCATENATE([$HTML.$A$2];[.$B3];[$HTML.$B$2];[.$O3];[$HTML.$C$2];[.$B3];[$HTML.$D$2];[.$B3];[$HTML.$E$2];[.$B3];[$HTML.$F$2];[.$B3];[$HTML.$G$2])" office:value-type="string" office:string-value="&lt;div class=&quot;container-card position-relative me-2 mb-2&quot; id=&quot;side-R-2&quot;&gt;&lt;img class=&quot;d-block&quot; width=&quot;80&quot; height=&quot;112&quot; src=&quot;https://one-draw.jp/ijinden/cardlist/R01/card/R_002.png&quot; /&gt;&lt;div class=&quot;container-num-copies position-absolute bottom-0 start-0 px-1&quot; id=&quot;side-R-2-num-copies&quot;&gt;0&lt;/div&gt;&lt;button type=&quot;button&quot; class=&quot;btn btn-secondary btn-number btn-sm btn-pop position-absolute top-0 start-0&quot; data-type=&quot;minus&quot; data-deck=&quot;side&quot; data-id=&quot;R-2&quot;&gt;-&lt;/button&gt;&lt;button type=&quot;button&quot; class=&quot;btn btn-secondary btn-number btn-sm btn-push position-absolute top-0 end-0&quot; data-type=&quot;plus&quot; data-deck=&quot;side&quot; data-id=&quot;R-2&quot;&gt;+&lt;/button&gt;&lt;button type=&quot;button&quot; class=&quot;btn btn-secondary btn-number btn-sm btn-raise position-absolute bottom-0 end-0&quot; data-type=&quot;raise&quot; data-id=&quot;R-2&quot;&gt;^&lt;/button&gt;&lt;/div&gt;" calcext:value-type="string">
            <text:p>&lt;div class="container-card position-relative me-2 mb-2" id="side-R-2"&gt;&lt;img class="d-block" width="80" height="112" src="https://one-draw.jp/ijinden/cardlist/R01/card/R_002.png" /&gt;&lt;div class="container-num-copies position-absolute bottom-0 start-0 px-1" id="side-R-2-num-copies"&gt;0&lt;/div&gt;&lt;button type="button" class="btn btn-secondary btn-number btn-sm btn-pop position-absolute top-0 start-0" data-type="minus" data-deck="side" data-id="R-2"&gt;-&lt;/button&gt;&lt;button type="button" class="btn btn-secondary btn-number btn-sm btn-push position-absolute top-0 end-0" data-type="plus" data-deck="side" data-id="R-2"&gt;+&lt;/button&gt;&lt;button type="button" class="btn btn-secondary btn-number btn-sm btn-raise position-absolute bottom-0 end-0" data-type="raise" data-id="R-2"&gt;^&lt;/button&gt;&lt;/div&gt;</text:p>
          </table:table-cell>
          <table:table-cell table:formula="of:=CONCATENATE([$HTML.$A$3];[.F3];[$HTML.$B$3];[.H3];[$HTML.$C$3];[.J3];[$HTML.$D$3];[.N3];[$HTML.$E$3];[.B3];[$HTML.$F$3];[.D3];[$HTML.$G$3];[.B3];[$HTML.$H$3];[.B3];[$HTML.$I$3];[.B3];[$HTML.$J$3];[.B3];[$HTML.$K$3];[.B3];[$HTML.$L$3];[.B3];[$HTML.$M$3];[.B3];[$HTML.$N$3];[.B3];[$HTML.$O$3])" office:value-type="string" office:string-value="&lt;tr data-expansion=&quot;10&quot; data-type=&quot;1&quot; data-color=&quot;2&quot; data-term=&quot;0&quot;&gt;&lt;td&gt;R-2&lt;/td&gt;&lt;td&gt;源義経&lt;/td&gt;&lt;td&gt;&lt;div class=&quot;input-group&quot;&gt;&lt;button type=&quot;button&quot; class=&quot;btn btn-outline-secondary btn-number&quot; data-type=&quot;minus&quot; data-deck=&quot;main&quot; data-id=&quot;R-2&quot; disabled&gt;-&lt;/button&gt;&lt;input type=&quot;text&quot; class=&quot;form-control input-number&quot; name=&quot;table-main-R-2-num-copies&quot; data-deck=&quot;main&quot; data-id=&quot;R-2&quot; value=&quot;0&quot; min=&quot;0&quot; readonly /&gt;&lt;button type=&quot;button&quot; class=&quot;btn btn-outline-secondary btn-number&quot; data-type=&quot;plus&quot; data-deck=&quot;main&quot; data-id=&quot;R-2&quot;&gt;+&lt;/button&gt;&lt;/div&gt;&lt;/td&gt;&lt;td&gt;&lt;div class=&quot;input-group&quot;&gt;&lt;button type=&quot;button&quot; class=&quot;btn btn-outline-secondary btn-number&quot; data-type=&quot;minus&quot; data-deck=&quot;side&quot; data-id=&quot;R-2&quot; disabled&gt;-&lt;/button&gt;&lt;input type=&quot;text&quot; class=&quot;form-control input-number&quot; name=&quot;table-side-R-2-num-copies&quot; data-deck=&quot;side&quot; data-id=&quot;R-2&quot; value=&quot;0&quot; min=&quot;0&quot; readonly /&gt;&lt;button type=&quot;button&quot; class=&quot;btn btn-outline-secondary btn-number&quot; data-type=&quot;plus&quot; data-deck=&quot;side&quot; data-id=&quot;R-2&quot;&gt;+&lt;/button&gt;&lt;/div&gt;&lt;/td&gt;&lt;/tr&gt;" calcext:value-type="string">
            <text:p>&lt;tr data-expansion="10" data-type="1" data-color="2" data-term="0"&gt;&lt;td&gt;R-2&lt;/td&gt;&lt;td&gt;源義経&lt;/td&gt;&lt;td&gt;&lt;div class="input-group"&gt;&lt;button type="button" class="btn btn-outline-secondary btn-number" data-type="minus" data-deck="main" data-id="R-2" disabled&gt;-&lt;/button&gt;&lt;input type="text" class="form-control input-number" name="table-main-R-2-num-copies" data-deck="main" data-id="R-2" value="0" min="0" readonly /&gt;&lt;button type="button" class="btn btn-outline-secondary btn-number" data-type="plus" data-deck="main" data-id="R-2"&gt;+&lt;/button&gt;&lt;/div&gt;&lt;/td&gt;&lt;td&gt;&lt;div class="input-group"&gt;&lt;button type="button" class="btn btn-outline-secondary btn-number" data-type="minus" data-deck="side" data-id="R-2" disabled&gt;-&lt;/button&gt;&lt;input type="text" class="form-control input-number" name="table-side-R-2-num-copies" data-deck="side" data-id="R-2" value="0" min="0" readonly /&gt;&lt;button type="button" class="btn btn-outline-secondary btn-number" data-type="plus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O4];[$HTML.$C$1];[.$B4];[$HTML.$D$1];[.$B4];[$HTML.$E$1];[.$B4];[$HTML.$F$1];[.$B4];[$HTML.$G$1])" office:value-type="string" office:string-value="&lt;div class=&quot;container-card position-relative me-2 mb-2&quot; id=&quot;main-R-3&quot;&gt;&lt;img class=&quot;d-block&quot; width=&quot;80&quot; height=&quot;112&quot; src=&quot;https://one-draw.jp/ijinden/cardlist/R01/card/R_003.png&quot; /&gt;&lt;div class=&quot;container-num-copies position-absolute bottom-0 start-0 px-1&quot; id=&quot;main-R-3-num-copies&quot;&gt;0&lt;/div&gt;&lt;button type=&quot;button&quot; class=&quot;btn btn-secondary btn-number btn-sm btn-pop position-absolute top-0 start-0&quot; data-type=&quot;minus&quot; data-deck=&quot;main&quot; data-id=&quot;R-3&quot;&gt;-&lt;/button&gt;&lt;button type=&quot;button&quot; class=&quot;btn btn-secondary btn-number btn-sm btn-push position-absolute top-0 end-0&quot; data-type=&quot;plus&quot; data-deck=&quot;main&quot; data-id=&quot;R-3&quot;&gt;+&lt;/button&gt;&lt;button type=&quot;button&quot; class=&quot;btn btn-secondary btn-number btn-sm btn-drop position-absolute bottom-0 end-0&quot; data-type=&quot;drop&quot; data-id=&quot;R-3&quot;&gt;v&lt;/button&gt;&lt;/div&gt;" calcext:value-type="string">
            <text:p>&lt;div class="container-card position-relative me-2 mb-2" id="main-R-3"&gt;&lt;img class="d-block" width="80" height="112" src="https://one-draw.jp/ijinden/cardlist/R01/card/R_003.png" /&gt;&lt;div class="container-num-copies position-absolute bottom-0 start-0 px-1" id="main-R-3-num-copies"&gt;0&lt;/div&gt;&lt;button type="button" class="btn btn-secondary btn-number btn-sm btn-pop position-absolute top-0 start-0" data-type="minus" data-deck="main" data-id="R-3"&gt;-&lt;/button&gt;&lt;button type="button" class="btn btn-secondary btn-number btn-sm btn-push position-absolute top-0 end-0" data-type="plus" data-deck="main" data-id="R-3"&gt;+&lt;/button&gt;&lt;button type="button" class="btn btn-secondary btn-number btn-sm btn-drop position-absolute bottom-0 end-0" data-type="drop" data-id="R-3"&gt;v&lt;/button&gt;&lt;/div&gt;</text:p>
          </table:table-cell>
          <table:table-cell table:formula="of:=CONCATENATE([$HTML.$A$2];[.$B4];[$HTML.$B$2];[.$O4];[$HTML.$C$2];[.$B4];[$HTML.$D$2];[.$B4];[$HTML.$E$2];[.$B4];[$HTML.$F$2];[.$B4];[$HTML.$G$2])" office:value-type="string" office:string-value="&lt;div class=&quot;container-card position-relative me-2 mb-2&quot; id=&quot;side-R-3&quot;&gt;&lt;img class=&quot;d-block&quot; width=&quot;80&quot; height=&quot;112&quot; src=&quot;https://one-draw.jp/ijinden/cardlist/R01/card/R_003.png&quot; /&gt;&lt;div class=&quot;container-num-copies position-absolute bottom-0 start-0 px-1&quot; id=&quot;side-R-3-num-copies&quot;&gt;0&lt;/div&gt;&lt;button type=&quot;button&quot; class=&quot;btn btn-secondary btn-number btn-sm btn-pop position-absolute top-0 start-0&quot; data-type=&quot;minus&quot; data-deck=&quot;side&quot; data-id=&quot;R-3&quot;&gt;-&lt;/button&gt;&lt;button type=&quot;button&quot; class=&quot;btn btn-secondary btn-number btn-sm btn-push position-absolute top-0 end-0&quot; data-type=&quot;plus&quot; data-deck=&quot;side&quot; data-id=&quot;R-3&quot;&gt;+&lt;/button&gt;&lt;button type=&quot;button&quot; class=&quot;btn btn-secondary btn-number btn-sm btn-raise position-absolute bottom-0 end-0&quot; data-type=&quot;raise&quot; data-id=&quot;R-3&quot;&gt;^&lt;/button&gt;&lt;/div&gt;" calcext:value-type="string">
            <text:p>&lt;div class="container-card position-relative me-2 mb-2" id="side-R-3"&gt;&lt;img class="d-block" width="80" height="112" src="https://one-draw.jp/ijinden/cardlist/R01/card/R_003.png" /&gt;&lt;div class="container-num-copies position-absolute bottom-0 start-0 px-1" id="side-R-3-num-copies"&gt;0&lt;/div&gt;&lt;button type="button" class="btn btn-secondary btn-number btn-sm btn-pop position-absolute top-0 start-0" data-type="minus" data-deck="side" data-id="R-3"&gt;-&lt;/button&gt;&lt;button type="button" class="btn btn-secondary btn-number btn-sm btn-push position-absolute top-0 end-0" data-type="plus" data-deck="side" data-id="R-3"&gt;+&lt;/button&gt;&lt;button type="button" class="btn btn-secondary btn-number btn-sm btn-raise position-absolute bottom-0 end-0" data-type="raise" data-id="R-3"&gt;^&lt;/button&gt;&lt;/div&gt;</text:p>
          </table:table-cell>
          <table:table-cell table:formula="of:=CONCATENATE([$HTML.$A$3];[.F4];[$HTML.$B$3];[.H4];[$HTML.$C$3];[.J4];[$HTML.$D$3];[.N4];[$HTML.$E$3];[.B4];[$HTML.$F$3];[.D4];[$HTML.$G$3];[.B4];[$HTML.$H$3];[.B4];[$HTML.$I$3];[.B4];[$HTML.$J$3];[.B4];[$HTML.$K$3];[.B4];[$HTML.$L$3];[.B4];[$HTML.$M$3];[.B4];[$HTML.$N$3];[.B4];[$HTML.$O$3])" office:value-type="string" office:string-value="&lt;tr data-expansion=&quot;10&quot; data-type=&quot;1&quot; data-color=&quot;2&quot; data-term=&quot;0&quot;&gt;&lt;td&gt;R-3&lt;/td&gt;&lt;td&gt;武田勝頼&lt;/td&gt;&lt;td&gt;&lt;div class=&quot;input-group&quot;&gt;&lt;button type=&quot;button&quot; class=&quot;btn btn-outline-secondary btn-number&quot; data-type=&quot;minus&quot; data-deck=&quot;main&quot; data-id=&quot;R-3&quot; disabled&gt;-&lt;/button&gt;&lt;input type=&quot;text&quot; class=&quot;form-control input-number&quot; name=&quot;table-main-R-3-num-copies&quot; data-deck=&quot;main&quot; data-id=&quot;R-3&quot; value=&quot;0&quot; min=&quot;0&quot; readonly /&gt;&lt;button type=&quot;button&quot; class=&quot;btn btn-outline-secondary btn-number&quot; data-type=&quot;plus&quot; data-deck=&quot;main&quot; data-id=&quot;R-3&quot;&gt;+&lt;/button&gt;&lt;/div&gt;&lt;/td&gt;&lt;td&gt;&lt;div class=&quot;input-group&quot;&gt;&lt;button type=&quot;button&quot; class=&quot;btn btn-outline-secondary btn-number&quot; data-type=&quot;minus&quot; data-deck=&quot;side&quot; data-id=&quot;R-3&quot; disabled&gt;-&lt;/button&gt;&lt;input type=&quot;text&quot; class=&quot;form-control input-number&quot; name=&quot;table-side-R-3-num-copies&quot; data-deck=&quot;side&quot; data-id=&quot;R-3&quot; value=&quot;0&quot; min=&quot;0&quot; readonly /&gt;&lt;button type=&quot;button&quot; class=&quot;btn btn-outline-secondary btn-number&quot; data-type=&quot;plus&quot; data-deck=&quot;side&quot; data-id=&quot;R-3&quot;&gt;+&lt;/button&gt;&lt;/div&gt;&lt;/td&gt;&lt;/tr&gt;" calcext:value-type="string">
            <text:p>&lt;tr data-expansion="10" data-type="1" data-color="2" data-term="0"&gt;&lt;td&gt;R-3&lt;/td&gt;&lt;td&gt;武田勝頼&lt;/td&gt;&lt;td&gt;&lt;div class="input-group"&gt;&lt;button type="button" class="btn btn-outline-secondary btn-number" data-type="minus" data-deck="main" data-id="R-3" disabled&gt;-&lt;/button&gt;&lt;input type="text" class="form-control input-number" name="table-main-R-3-num-copies" data-deck="main" data-id="R-3" value="0" min="0" readonly /&gt;&lt;button type="button" class="btn btn-outline-secondary btn-number" data-type="plus" data-deck="main" data-id="R-3"&gt;+&lt;/button&gt;&lt;/div&gt;&lt;/td&gt;&lt;td&gt;&lt;div class="input-group"&gt;&lt;button type="button" class="btn btn-outline-secondary btn-number" data-type="minus" data-deck="side" data-id="R-3" disabled&gt;-&lt;/button&gt;&lt;input type="text" class="form-control input-number" name="table-side-R-3-num-copies" data-deck="side" data-id="R-3" value="0" min="0" readonly /&gt;&lt;button type="button" class="btn btn-outline-secondary btn-number" data-type="plus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O5];[$HTML.$C$1];[.$B5];[$HTML.$D$1];[.$B5];[$HTML.$E$1];[.$B5];[$HTML.$F$1];[.$B5];[$HTML.$G$1])" office:value-type="string" office:string-value="&lt;div class=&quot;container-card position-relative me-2 mb-2&quot; id=&quot;main-R-4&quot;&gt;&lt;img class=&quot;d-block&quot; width=&quot;80&quot; height=&quot;112&quot; src=&quot;https://one-draw.jp/ijinden/cardlist/R01/card/R_004.png&quot; /&gt;&lt;div class=&quot;container-num-copies position-absolute bottom-0 start-0 px-1&quot; id=&quot;main-R-4-num-copies&quot;&gt;0&lt;/div&gt;&lt;button type=&quot;button&quot; class=&quot;btn btn-secondary btn-number btn-sm btn-pop position-absolute top-0 start-0&quot; data-type=&quot;minus&quot; data-deck=&quot;main&quot; data-id=&quot;R-4&quot;&gt;-&lt;/button&gt;&lt;button type=&quot;button&quot; class=&quot;btn btn-secondary btn-number btn-sm btn-push position-absolute top-0 end-0&quot; data-type=&quot;plus&quot; data-deck=&quot;main&quot; data-id=&quot;R-4&quot;&gt;+&lt;/button&gt;&lt;button type=&quot;button&quot; class=&quot;btn btn-secondary btn-number btn-sm btn-drop position-absolute bottom-0 end-0&quot; data-type=&quot;drop&quot; data-id=&quot;R-4&quot;&gt;v&lt;/button&gt;&lt;/div&gt;" calcext:value-type="string">
            <text:p>&lt;div class="container-card position-relative me-2 mb-2" id="main-R-4"&gt;&lt;img class="d-block" width="80" height="112" src="https://one-draw.jp/ijinden/cardlist/R01/card/R_004.png" /&gt;&lt;div class="container-num-copies position-absolute bottom-0 start-0 px-1" id="main-R-4-num-copies"&gt;0&lt;/div&gt;&lt;button type="button" class="btn btn-secondary btn-number btn-sm btn-pop position-absolute top-0 start-0" data-type="minus" data-deck="main" data-id="R-4"&gt;-&lt;/button&gt;&lt;button type="button" class="btn btn-secondary btn-number btn-sm btn-push position-absolute top-0 end-0" data-type="plus" data-deck="main" data-id="R-4"&gt;+&lt;/button&gt;&lt;button type="button" class="btn btn-secondary btn-number btn-sm btn-drop position-absolute bottom-0 end-0" data-type="drop" data-id="R-4"&gt;v&lt;/button&gt;&lt;/div&gt;</text:p>
          </table:table-cell>
          <table:table-cell table:formula="of:=CONCATENATE([$HTML.$A$2];[.$B5];[$HTML.$B$2];[.$O5];[$HTML.$C$2];[.$B5];[$HTML.$D$2];[.$B5];[$HTML.$E$2];[.$B5];[$HTML.$F$2];[.$B5];[$HTML.$G$2])" office:value-type="string" office:string-value="&lt;div class=&quot;container-card position-relative me-2 mb-2&quot; id=&quot;side-R-4&quot;&gt;&lt;img class=&quot;d-block&quot; width=&quot;80&quot; height=&quot;112&quot; src=&quot;https://one-draw.jp/ijinden/cardlist/R01/card/R_004.png&quot; /&gt;&lt;div class=&quot;container-num-copies position-absolute bottom-0 start-0 px-1&quot; id=&quot;side-R-4-num-copies&quot;&gt;0&lt;/div&gt;&lt;button type=&quot;button&quot; class=&quot;btn btn-secondary btn-number btn-sm btn-pop position-absolute top-0 start-0&quot; data-type=&quot;minus&quot; data-deck=&quot;side&quot; data-id=&quot;R-4&quot;&gt;-&lt;/button&gt;&lt;button type=&quot;button&quot; class=&quot;btn btn-secondary btn-number btn-sm btn-push position-absolute top-0 end-0&quot; data-type=&quot;plus&quot; data-deck=&quot;side&quot; data-id=&quot;R-4&quot;&gt;+&lt;/button&gt;&lt;button type=&quot;button&quot; class=&quot;btn btn-secondary btn-number btn-sm btn-raise position-absolute bottom-0 end-0&quot; data-type=&quot;raise&quot; data-id=&quot;R-4&quot;&gt;^&lt;/button&gt;&lt;/div&gt;" calcext:value-type="string">
            <text:p>&lt;div class="container-card position-relative me-2 mb-2" id="side-R-4"&gt;&lt;img class="d-block" width="80" height="112" src="https://one-draw.jp/ijinden/cardlist/R01/card/R_004.png" /&gt;&lt;div class="container-num-copies position-absolute bottom-0 start-0 px-1" id="side-R-4-num-copies"&gt;0&lt;/div&gt;&lt;button type="button" class="btn btn-secondary btn-number btn-sm btn-pop position-absolute top-0 start-0" data-type="minus" data-deck="side" data-id="R-4"&gt;-&lt;/button&gt;&lt;button type="button" class="btn btn-secondary btn-number btn-sm btn-push position-absolute top-0 end-0" data-type="plus" data-deck="side" data-id="R-4"&gt;+&lt;/button&gt;&lt;button type="button" class="btn btn-secondary btn-number btn-sm btn-raise position-absolute bottom-0 end-0" data-type="raise" data-id="R-4"&gt;^&lt;/button&gt;&lt;/div&gt;</text:p>
          </table:table-cell>
          <table:table-cell table:formula="of:=CONCATENATE([$HTML.$A$3];[.F5];[$HTML.$B$3];[.H5];[$HTML.$C$3];[.J5];[$HTML.$D$3];[.N5];[$HTML.$E$3];[.B5];[$HTML.$F$3];[.D5];[$HTML.$G$3];[.B5];[$HTML.$H$3];[.B5];[$HTML.$I$3];[.B5];[$HTML.$J$3];[.B5];[$HTML.$K$3];[.B5];[$HTML.$L$3];[.B5];[$HTML.$M$3];[.B5];[$HTML.$N$3];[.B5];[$HTML.$O$3])" office:value-type="string" office:string-value="&lt;tr data-expansion=&quot;10&quot; data-type=&quot;1&quot; data-color=&quot;2&quot; data-term=&quot;0&quot;&gt;&lt;td&gt;R-4&lt;/td&gt;&lt;td&gt;ヴラド・ツェペシュ&lt;/td&gt;&lt;td&gt;&lt;div class=&quot;input-group&quot;&gt;&lt;button type=&quot;button&quot; class=&quot;btn btn-outline-secondary btn-number&quot; data-type=&quot;minus&quot; data-deck=&quot;main&quot; data-id=&quot;R-4&quot; disabled&gt;-&lt;/button&gt;&lt;input type=&quot;text&quot; class=&quot;form-control input-number&quot; name=&quot;table-main-R-4-num-copies&quot; data-deck=&quot;main&quot; data-id=&quot;R-4&quot; value=&quot;0&quot; min=&quot;0&quot; readonly /&gt;&lt;button type=&quot;button&quot; class=&quot;btn btn-outline-secondary btn-number&quot; data-type=&quot;plus&quot; data-deck=&quot;main&quot; data-id=&quot;R-4&quot;&gt;+&lt;/button&gt;&lt;/div&gt;&lt;/td&gt;&lt;td&gt;&lt;div class=&quot;input-group&quot;&gt;&lt;button type=&quot;button&quot; class=&quot;btn btn-outline-secondary btn-number&quot; data-type=&quot;minus&quot; data-deck=&quot;side&quot; data-id=&quot;R-4&quot; disabled&gt;-&lt;/button&gt;&lt;input type=&quot;text&quot; class=&quot;form-control input-number&quot; name=&quot;table-side-R-4-num-copies&quot; data-deck=&quot;side&quot; data-id=&quot;R-4&quot; value=&quot;0&quot; min=&quot;0&quot; readonly /&gt;&lt;button type=&quot;button&quot; class=&quot;btn btn-outline-secondary btn-number&quot; data-type=&quot;plus&quot; data-deck=&quot;side&quot; data-id=&quot;R-4&quot;&gt;+&lt;/button&gt;&lt;/div&gt;&lt;/td&gt;&lt;/tr&gt;" calcext:value-type="string">
            <text:p>&lt;tr data-expansion="10" data-type="1" data-color="2" data-term="0"&gt;&lt;td&gt;R-4&lt;/td&gt;&lt;td&gt;ヴラド・ツェペシュ&lt;/td&gt;&lt;td&gt;&lt;div class="input-group"&gt;&lt;button type="button" class="btn btn-outline-secondary btn-number" data-type="minus" data-deck="main" data-id="R-4" disabled&gt;-&lt;/button&gt;&lt;input type="text" class="form-control input-number" name="table-main-R-4-num-copies" data-deck="main" data-id="R-4" value="0" min="0" readonly /&gt;&lt;button type="button" class="btn btn-outline-secondary btn-number" data-type="plus" data-deck="main" data-id="R-4"&gt;+&lt;/button&gt;&lt;/div&gt;&lt;/td&gt;&lt;td&gt;&lt;div class="input-group"&gt;&lt;button type="button" class="btn btn-outline-secondary btn-number" data-type="minus" data-deck="side" data-id="R-4" disabled&gt;-&lt;/button&gt;&lt;input type="text" class="form-control input-number" name="table-side-R-4-num-copies" data-deck="side" data-id="R-4" value="0" min="0" readonly /&gt;&lt;button type="button" class="btn btn-outline-secondary btn-number" data-type="plus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O6];[$HTML.$C$1];[.$B6];[$HTML.$D$1];[.$B6];[$HTML.$E$1];[.$B6];[$HTML.$F$1];[.$B6];[$HTML.$G$1])" office:value-type="string" office:string-value="&lt;div class=&quot;container-card position-relative me-2 mb-2&quot; id=&quot;main-R-5&quot;&gt;&lt;img class=&quot;d-block&quot; width=&quot;80&quot; height=&quot;112&quot; src=&quot;https://one-draw.jp/ijinden/cardlist/R01/card/R_005.png&quot; /&gt;&lt;div class=&quot;container-num-copies position-absolute bottom-0 start-0 px-1&quot; id=&quot;main-R-5-num-copies&quot;&gt;0&lt;/div&gt;&lt;button type=&quot;button&quot; class=&quot;btn btn-secondary btn-number btn-sm btn-pop position-absolute top-0 start-0&quot; data-type=&quot;minus&quot; data-deck=&quot;main&quot; data-id=&quot;R-5&quot;&gt;-&lt;/button&gt;&lt;button type=&quot;button&quot; class=&quot;btn btn-secondary btn-number btn-sm btn-push position-absolute top-0 end-0&quot; data-type=&quot;plus&quot; data-deck=&quot;main&quot; data-id=&quot;R-5&quot;&gt;+&lt;/button&gt;&lt;button type=&quot;button&quot; class=&quot;btn btn-secondary btn-number btn-sm btn-drop position-absolute bottom-0 end-0&quot; data-type=&quot;drop&quot; data-id=&quot;R-5&quot;&gt;v&lt;/button&gt;&lt;/div&gt;" calcext:value-type="string">
            <text:p>&lt;div class="container-card position-relative me-2 mb-2" id="main-R-5"&gt;&lt;img class="d-block" width="80" height="112" src="https://one-draw.jp/ijinden/cardlist/R01/card/R_005.png" /&gt;&lt;div class="container-num-copies position-absolute bottom-0 start-0 px-1" id="main-R-5-num-copies"&gt;0&lt;/div&gt;&lt;button type="button" class="btn btn-secondary btn-number btn-sm btn-pop position-absolute top-0 start-0" data-type="minus" data-deck="main" data-id="R-5"&gt;-&lt;/button&gt;&lt;button type="button" class="btn btn-secondary btn-number btn-sm btn-push position-absolute top-0 end-0" data-type="plus" data-deck="main" data-id="R-5"&gt;+&lt;/button&gt;&lt;button type="button" class="btn btn-secondary btn-number btn-sm btn-drop position-absolute bottom-0 end-0" data-type="drop" data-id="R-5"&gt;v&lt;/button&gt;&lt;/div&gt;</text:p>
          </table:table-cell>
          <table:table-cell table:formula="of:=CONCATENATE([$HTML.$A$2];[.$B6];[$HTML.$B$2];[.$O6];[$HTML.$C$2];[.$B6];[$HTML.$D$2];[.$B6];[$HTML.$E$2];[.$B6];[$HTML.$F$2];[.$B6];[$HTML.$G$2])" office:value-type="string" office:string-value="&lt;div class=&quot;container-card position-relative me-2 mb-2&quot; id=&quot;side-R-5&quot;&gt;&lt;img class=&quot;d-block&quot; width=&quot;80&quot; height=&quot;112&quot; src=&quot;https://one-draw.jp/ijinden/cardlist/R01/card/R_005.png&quot; /&gt;&lt;div class=&quot;container-num-copies position-absolute bottom-0 start-0 px-1&quot; id=&quot;side-R-5-num-copies&quot;&gt;0&lt;/div&gt;&lt;button type=&quot;button&quot; class=&quot;btn btn-secondary btn-number btn-sm btn-pop position-absolute top-0 start-0&quot; data-type=&quot;minus&quot; data-deck=&quot;side&quot; data-id=&quot;R-5&quot;&gt;-&lt;/button&gt;&lt;button type=&quot;button&quot; class=&quot;btn btn-secondary btn-number btn-sm btn-push position-absolute top-0 end-0&quot; data-type=&quot;plus&quot; data-deck=&quot;side&quot; data-id=&quot;R-5&quot;&gt;+&lt;/button&gt;&lt;button type=&quot;button&quot; class=&quot;btn btn-secondary btn-number btn-sm btn-raise position-absolute bottom-0 end-0&quot; data-type=&quot;raise&quot; data-id=&quot;R-5&quot;&gt;^&lt;/button&gt;&lt;/div&gt;" calcext:value-type="string">
            <text:p>&lt;div class="container-card position-relative me-2 mb-2" id="side-R-5"&gt;&lt;img class="d-block" width="80" height="112" src="https://one-draw.jp/ijinden/cardlist/R01/card/R_005.png" /&gt;&lt;div class="container-num-copies position-absolute bottom-0 start-0 px-1" id="side-R-5-num-copies"&gt;0&lt;/div&gt;&lt;button type="button" class="btn btn-secondary btn-number btn-sm btn-pop position-absolute top-0 start-0" data-type="minus" data-deck="side" data-id="R-5"&gt;-&lt;/button&gt;&lt;button type="button" class="btn btn-secondary btn-number btn-sm btn-push position-absolute top-0 end-0" data-type="plus" data-deck="side" data-id="R-5"&gt;+&lt;/button&gt;&lt;button type="button" class="btn btn-secondary btn-number btn-sm btn-raise position-absolute bottom-0 end-0" data-type="raise" data-id="R-5"&gt;^&lt;/button&gt;&lt;/div&gt;</text:p>
          </table:table-cell>
          <table:table-cell table:formula="of:=CONCATENATE([$HTML.$A$3];[.F6];[$HTML.$B$3];[.H6];[$HTML.$C$3];[.J6];[$HTML.$D$3];[.N6];[$HTML.$E$3];[.B6];[$HTML.$F$3];[.D6];[$HTML.$G$3];[.B6];[$HTML.$H$3];[.B6];[$HTML.$I$3];[.B6];[$HTML.$J$3];[.B6];[$HTML.$K$3];[.B6];[$HTML.$L$3];[.B6];[$HTML.$M$3];[.B6];[$HTML.$N$3];[.B6];[$HTML.$O$3])" office:value-type="string" office:string-value="&lt;tr data-expansion=&quot;10&quot; data-type=&quot;1&quot; data-color=&quot;2&quot; data-term=&quot;0&quot;&gt;&lt;td&gt;R-5&lt;/td&gt;&lt;td&gt;坂上田村麻呂&lt;/td&gt;&lt;td&gt;&lt;div class=&quot;input-group&quot;&gt;&lt;button type=&quot;button&quot; class=&quot;btn btn-outline-secondary btn-number&quot; data-type=&quot;minus&quot; data-deck=&quot;main&quot; data-id=&quot;R-5&quot; disabled&gt;-&lt;/button&gt;&lt;input type=&quot;text&quot; class=&quot;form-control input-number&quot; name=&quot;table-main-R-5-num-copies&quot; data-deck=&quot;main&quot; data-id=&quot;R-5&quot; value=&quot;0&quot; min=&quot;0&quot; readonly /&gt;&lt;button type=&quot;button&quot; class=&quot;btn btn-outline-secondary btn-number&quot; data-type=&quot;plus&quot; data-deck=&quot;main&quot; data-id=&quot;R-5&quot;&gt;+&lt;/button&gt;&lt;/div&gt;&lt;/td&gt;&lt;td&gt;&lt;div class=&quot;input-group&quot;&gt;&lt;button type=&quot;button&quot; class=&quot;btn btn-outline-secondary btn-number&quot; data-type=&quot;minus&quot; data-deck=&quot;side&quot; data-id=&quot;R-5&quot; disabled&gt;-&lt;/button&gt;&lt;input type=&quot;text&quot; class=&quot;form-control input-number&quot; name=&quot;table-side-R-5-num-copies&quot; data-deck=&quot;side&quot; data-id=&quot;R-5&quot; value=&quot;0&quot; min=&quot;0&quot; readonly /&gt;&lt;button type=&quot;button&quot; class=&quot;btn btn-outline-secondary btn-number&quot; data-type=&quot;plus&quot; data-deck=&quot;side&quot; data-id=&quot;R-5&quot;&gt;+&lt;/button&gt;&lt;/div&gt;&lt;/td&gt;&lt;/tr&gt;" calcext:value-type="string">
            <text:p>&lt;tr data-expansion="10" data-type="1" data-color="2" data-term="0"&gt;&lt;td&gt;R-5&lt;/td&gt;&lt;td&gt;坂上田村麻呂&lt;/td&gt;&lt;td&gt;&lt;div class="input-group"&gt;&lt;button type="button" class="btn btn-outline-secondary btn-number" data-type="minus" data-deck="main" data-id="R-5" disabled&gt;-&lt;/button&gt;&lt;input type="text" class="form-control input-number" name="table-main-R-5-num-copies" data-deck="main" data-id="R-5" value="0" min="0" readonly /&gt;&lt;button type="button" class="btn btn-outline-secondary btn-number" data-type="plus" data-deck="main" data-id="R-5"&gt;+&lt;/button&gt;&lt;/div&gt;&lt;/td&gt;&lt;td&gt;&lt;div class="input-group"&gt;&lt;button type="button" class="btn btn-outline-secondary btn-number" data-type="minus" data-deck="side" data-id="R-5" disabled&gt;-&lt;/button&gt;&lt;input type="text" class="form-control input-number" name="table-side-R-5-num-copies" data-deck="side" data-id="R-5" value="0" min="0" readonly /&gt;&lt;button type="button" class="btn btn-outline-secondary btn-number" data-type="plus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O7];[$HTML.$C$1];[.$B7];[$HTML.$D$1];[.$B7];[$HTML.$E$1];[.$B7];[$HTML.$F$1];[.$B7];[$HTML.$G$1])" office:value-type="string" office:string-value="&lt;div class=&quot;container-card position-relative me-2 mb-2&quot; id=&quot;main-R-6&quot;&gt;&lt;img class=&quot;d-block&quot; width=&quot;80&quot; height=&quot;112&quot; src=&quot;https://one-draw.jp/ijinden/cardlist/R01/card/R_006.png&quot; /&gt;&lt;div class=&quot;container-num-copies position-absolute bottom-0 start-0 px-1&quot; id=&quot;main-R-6-num-copies&quot;&gt;0&lt;/div&gt;&lt;button type=&quot;button&quot; class=&quot;btn btn-secondary btn-number btn-sm btn-pop position-absolute top-0 start-0&quot; data-type=&quot;minus&quot; data-deck=&quot;main&quot; data-id=&quot;R-6&quot;&gt;-&lt;/button&gt;&lt;button type=&quot;button&quot; class=&quot;btn btn-secondary btn-number btn-sm btn-push position-absolute top-0 end-0&quot; data-type=&quot;plus&quot; data-deck=&quot;main&quot; data-id=&quot;R-6&quot;&gt;+&lt;/button&gt;&lt;button type=&quot;button&quot; class=&quot;btn btn-secondary btn-number btn-sm btn-drop position-absolute bottom-0 end-0&quot; data-type=&quot;drop&quot; data-id=&quot;R-6&quot;&gt;v&lt;/button&gt;&lt;/div&gt;" calcext:value-type="string">
            <text:p>&lt;div class="container-card position-relative me-2 mb-2" id="main-R-6"&gt;&lt;img class="d-block" width="80" height="112" src="https://one-draw.jp/ijinden/cardlist/R01/card/R_006.png" /&gt;&lt;div class="container-num-copies position-absolute bottom-0 start-0 px-1" id="main-R-6-num-copies"&gt;0&lt;/div&gt;&lt;button type="button" class="btn btn-secondary btn-number btn-sm btn-pop position-absolute top-0 start-0" data-type="minus" data-deck="main" data-id="R-6"&gt;-&lt;/button&gt;&lt;button type="button" class="btn btn-secondary btn-number btn-sm btn-push position-absolute top-0 end-0" data-type="plus" data-deck="main" data-id="R-6"&gt;+&lt;/button&gt;&lt;button type="button" class="btn btn-secondary btn-number btn-sm btn-drop position-absolute bottom-0 end-0" data-type="drop" data-id="R-6"&gt;v&lt;/button&gt;&lt;/div&gt;</text:p>
          </table:table-cell>
          <table:table-cell table:formula="of:=CONCATENATE([$HTML.$A$2];[.$B7];[$HTML.$B$2];[.$O7];[$HTML.$C$2];[.$B7];[$HTML.$D$2];[.$B7];[$HTML.$E$2];[.$B7];[$HTML.$F$2];[.$B7];[$HTML.$G$2])" office:value-type="string" office:string-value="&lt;div class=&quot;container-card position-relative me-2 mb-2&quot; id=&quot;side-R-6&quot;&gt;&lt;img class=&quot;d-block&quot; width=&quot;80&quot; height=&quot;112&quot; src=&quot;https://one-draw.jp/ijinden/cardlist/R01/card/R_006.png&quot; /&gt;&lt;div class=&quot;container-num-copies position-absolute bottom-0 start-0 px-1&quot; id=&quot;side-R-6-num-copies&quot;&gt;0&lt;/div&gt;&lt;button type=&quot;button&quot; class=&quot;btn btn-secondary btn-number btn-sm btn-pop position-absolute top-0 start-0&quot; data-type=&quot;minus&quot; data-deck=&quot;side&quot; data-id=&quot;R-6&quot;&gt;-&lt;/button&gt;&lt;button type=&quot;button&quot; class=&quot;btn btn-secondary btn-number btn-sm btn-push position-absolute top-0 end-0&quot; data-type=&quot;plus&quot; data-deck=&quot;side&quot; data-id=&quot;R-6&quot;&gt;+&lt;/button&gt;&lt;button type=&quot;button&quot; class=&quot;btn btn-secondary btn-number btn-sm btn-raise position-absolute bottom-0 end-0&quot; data-type=&quot;raise&quot; data-id=&quot;R-6&quot;&gt;^&lt;/button&gt;&lt;/div&gt;" calcext:value-type="string">
            <text:p>&lt;div class="container-card position-relative me-2 mb-2" id="side-R-6"&gt;&lt;img class="d-block" width="80" height="112" src="https://one-draw.jp/ijinden/cardlist/R01/card/R_006.png" /&gt;&lt;div class="container-num-copies position-absolute bottom-0 start-0 px-1" id="side-R-6-num-copies"&gt;0&lt;/div&gt;&lt;button type="button" class="btn btn-secondary btn-number btn-sm btn-pop position-absolute top-0 start-0" data-type="minus" data-deck="side" data-id="R-6"&gt;-&lt;/button&gt;&lt;button type="button" class="btn btn-secondary btn-number btn-sm btn-push position-absolute top-0 end-0" data-type="plus" data-deck="side" data-id="R-6"&gt;+&lt;/button&gt;&lt;button type="button" class="btn btn-secondary btn-number btn-sm btn-raise position-absolute bottom-0 end-0" data-type="raise" data-id="R-6"&gt;^&lt;/button&gt;&lt;/div&gt;</text:p>
          </table:table-cell>
          <table:table-cell table:formula="of:=CONCATENATE([$HTML.$A$3];[.F7];[$HTML.$B$3];[.H7];[$HTML.$C$3];[.J7];[$HTML.$D$3];[.N7];[$HTML.$E$3];[.B7];[$HTML.$F$3];[.D7];[$HTML.$G$3];[.B7];[$HTML.$H$3];[.B7];[$HTML.$I$3];[.B7];[$HTML.$J$3];[.B7];[$HTML.$K$3];[.B7];[$HTML.$L$3];[.B7];[$HTML.$M$3];[.B7];[$HTML.$N$3];[.B7];[$HTML.$O$3])" office:value-type="string" office:string-value="&lt;tr data-expansion=&quot;10&quot; data-type=&quot;1&quot; data-color=&quot;2&quot; data-term=&quot;0&quot;&gt;&lt;td&gt;R-6&lt;/td&gt;&lt;td&gt;楠木正成&lt;/td&gt;&lt;td&gt;&lt;div class=&quot;input-group&quot;&gt;&lt;button type=&quot;button&quot; class=&quot;btn btn-outline-secondary btn-number&quot; data-type=&quot;minus&quot; data-deck=&quot;main&quot; data-id=&quot;R-6&quot; disabled&gt;-&lt;/button&gt;&lt;input type=&quot;text&quot; class=&quot;form-control input-number&quot; name=&quot;table-main-R-6-num-copies&quot; data-deck=&quot;main&quot; data-id=&quot;R-6&quot; value=&quot;0&quot; min=&quot;0&quot; readonly /&gt;&lt;button type=&quot;button&quot; class=&quot;btn btn-outline-secondary btn-number&quot; data-type=&quot;plus&quot; data-deck=&quot;main&quot; data-id=&quot;R-6&quot;&gt;+&lt;/button&gt;&lt;/div&gt;&lt;/td&gt;&lt;td&gt;&lt;div class=&quot;input-group&quot;&gt;&lt;button type=&quot;button&quot; class=&quot;btn btn-outline-secondary btn-number&quot; data-type=&quot;minus&quot; data-deck=&quot;side&quot; data-id=&quot;R-6&quot; disabled&gt;-&lt;/button&gt;&lt;input type=&quot;text&quot; class=&quot;form-control input-number&quot; name=&quot;table-side-R-6-num-copies&quot; data-deck=&quot;side&quot; data-id=&quot;R-6&quot; value=&quot;0&quot; min=&quot;0&quot; readonly /&gt;&lt;button type=&quot;button&quot; class=&quot;btn btn-outline-secondary btn-number&quot; data-type=&quot;plus&quot; data-deck=&quot;side&quot; data-id=&quot;R-6&quot;&gt;+&lt;/button&gt;&lt;/div&gt;&lt;/td&gt;&lt;/tr&gt;" calcext:value-type="string">
            <text:p>&lt;tr data-expansion="10" data-type="1" data-color="2" data-term="0"&gt;&lt;td&gt;R-6&lt;/td&gt;&lt;td&gt;楠木正成&lt;/td&gt;&lt;td&gt;&lt;div class="input-group"&gt;&lt;button type="button" class="btn btn-outline-secondary btn-number" data-type="minus" data-deck="main" data-id="R-6" disabled&gt;-&lt;/button&gt;&lt;input type="text" class="form-control input-number" name="table-main-R-6-num-copies" data-deck="main" data-id="R-6" value="0" min="0" readonly /&gt;&lt;button type="button" class="btn btn-outline-secondary btn-number" data-type="plus" data-deck="main" data-id="R-6"&gt;+&lt;/button&gt;&lt;/div&gt;&lt;/td&gt;&lt;td&gt;&lt;div class="input-group"&gt;&lt;button type="button" class="btn btn-outline-secondary btn-number" data-type="minus" data-deck="side" data-id="R-6" disabled&gt;-&lt;/button&gt;&lt;input type="text" class="form-control input-number" name="table-side-R-6-num-copies" data-deck="side" data-id="R-6" value="0" min="0" readonly /&gt;&lt;button type="button" class="btn btn-outline-secondary btn-number" data-type="plus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O8];[$HTML.$C$1];[.$B8];[$HTML.$D$1];[.$B8];[$HTML.$E$1];[.$B8];[$HTML.$F$1];[.$B8];[$HTML.$G$1])" office:value-type="string" office:string-value="&lt;div class=&quot;container-card position-relative me-2 mb-2&quot; id=&quot;main-R-7&quot;&gt;&lt;img class=&quot;d-block&quot; width=&quot;80&quot; height=&quot;112&quot; src=&quot;https://one-draw.jp/ijinden/cardlist/R01/card/R_007.png&quot; /&gt;&lt;div class=&quot;container-num-copies position-absolute bottom-0 start-0 px-1&quot; id=&quot;main-R-7-num-copies&quot;&gt;0&lt;/div&gt;&lt;button type=&quot;button&quot; class=&quot;btn btn-secondary btn-number btn-sm btn-pop position-absolute top-0 start-0&quot; data-type=&quot;minus&quot; data-deck=&quot;main&quot; data-id=&quot;R-7&quot;&gt;-&lt;/button&gt;&lt;button type=&quot;button&quot; class=&quot;btn btn-secondary btn-number btn-sm btn-push position-absolute top-0 end-0&quot; data-type=&quot;plus&quot; data-deck=&quot;main&quot; data-id=&quot;R-7&quot;&gt;+&lt;/button&gt;&lt;button type=&quot;button&quot; class=&quot;btn btn-secondary btn-number btn-sm btn-drop position-absolute bottom-0 end-0&quot; data-type=&quot;drop&quot; data-id=&quot;R-7&quot;&gt;v&lt;/button&gt;&lt;/div&gt;" calcext:value-type="string">
            <text:p>&lt;div class="container-card position-relative me-2 mb-2" id="main-R-7"&gt;&lt;img class="d-block" width="80" height="112" src="https://one-draw.jp/ijinden/cardlist/R01/card/R_007.png" /&gt;&lt;div class="container-num-copies position-absolute bottom-0 start-0 px-1" id="main-R-7-num-copies"&gt;0&lt;/div&gt;&lt;button type="button" class="btn btn-secondary btn-number btn-sm btn-pop position-absolute top-0 start-0" data-type="minus" data-deck="main" data-id="R-7"&gt;-&lt;/button&gt;&lt;button type="button" class="btn btn-secondary btn-number btn-sm btn-push position-absolute top-0 end-0" data-type="plus" data-deck="main" data-id="R-7"&gt;+&lt;/button&gt;&lt;button type="button" class="btn btn-secondary btn-number btn-sm btn-drop position-absolute bottom-0 end-0" data-type="drop" data-id="R-7"&gt;v&lt;/button&gt;&lt;/div&gt;</text:p>
          </table:table-cell>
          <table:table-cell table:formula="of:=CONCATENATE([$HTML.$A$2];[.$B8];[$HTML.$B$2];[.$O8];[$HTML.$C$2];[.$B8];[$HTML.$D$2];[.$B8];[$HTML.$E$2];[.$B8];[$HTML.$F$2];[.$B8];[$HTML.$G$2])" office:value-type="string" office:string-value="&lt;div class=&quot;container-card position-relative me-2 mb-2&quot; id=&quot;side-R-7&quot;&gt;&lt;img class=&quot;d-block&quot; width=&quot;80&quot; height=&quot;112&quot; src=&quot;https://one-draw.jp/ijinden/cardlist/R01/card/R_007.png&quot; /&gt;&lt;div class=&quot;container-num-copies position-absolute bottom-0 start-0 px-1&quot; id=&quot;side-R-7-num-copies&quot;&gt;0&lt;/div&gt;&lt;button type=&quot;button&quot; class=&quot;btn btn-secondary btn-number btn-sm btn-pop position-absolute top-0 start-0&quot; data-type=&quot;minus&quot; data-deck=&quot;side&quot; data-id=&quot;R-7&quot;&gt;-&lt;/button&gt;&lt;button type=&quot;button&quot; class=&quot;btn btn-secondary btn-number btn-sm btn-push position-absolute top-0 end-0&quot; data-type=&quot;plus&quot; data-deck=&quot;side&quot; data-id=&quot;R-7&quot;&gt;+&lt;/button&gt;&lt;button type=&quot;button&quot; class=&quot;btn btn-secondary btn-number btn-sm btn-raise position-absolute bottom-0 end-0&quot; data-type=&quot;raise&quot; data-id=&quot;R-7&quot;&gt;^&lt;/button&gt;&lt;/div&gt;" calcext:value-type="string">
            <text:p>&lt;div class="container-card position-relative me-2 mb-2" id="side-R-7"&gt;&lt;img class="d-block" width="80" height="112" src="https://one-draw.jp/ijinden/cardlist/R01/card/R_007.png" /&gt;&lt;div class="container-num-copies position-absolute bottom-0 start-0 px-1" id="side-R-7-num-copies"&gt;0&lt;/div&gt;&lt;button type="button" class="btn btn-secondary btn-number btn-sm btn-pop position-absolute top-0 start-0" data-type="minus" data-deck="side" data-id="R-7"&gt;-&lt;/button&gt;&lt;button type="button" class="btn btn-secondary btn-number btn-sm btn-push position-absolute top-0 end-0" data-type="plus" data-deck="side" data-id="R-7"&gt;+&lt;/button&gt;&lt;button type="button" class="btn btn-secondary btn-number btn-sm btn-raise position-absolute bottom-0 end-0" data-type="raise" data-id="R-7"&gt;^&lt;/button&gt;&lt;/div&gt;</text:p>
          </table:table-cell>
          <table:table-cell table:formula="of:=CONCATENATE([$HTML.$A$3];[.F8];[$HTML.$B$3];[.H8];[$HTML.$C$3];[.J8];[$HTML.$D$3];[.N8];[$HTML.$E$3];[.B8];[$HTML.$F$3];[.D8];[$HTML.$G$3];[.B8];[$HTML.$H$3];[.B8];[$HTML.$I$3];[.B8];[$HTML.$J$3];[.B8];[$HTML.$K$3];[.B8];[$HTML.$L$3];[.B8];[$HTML.$M$3];[.B8];[$HTML.$N$3];[.B8];[$HTML.$O$3])" office:value-type="string" office:string-value="&lt;tr data-expansion=&quot;10&quot; data-type=&quot;1&quot; data-color=&quot;2&quot; data-term=&quot;0&quot;&gt;&lt;td&gt;R-7&lt;/td&gt;&lt;td&gt;ジェームズ・バトラー・ヒコック&lt;/td&gt;&lt;td&gt;&lt;div class=&quot;input-group&quot;&gt;&lt;button type=&quot;button&quot; class=&quot;btn btn-outline-secondary btn-number&quot; data-type=&quot;minus&quot; data-deck=&quot;main&quot; data-id=&quot;R-7&quot; disabled&gt;-&lt;/button&gt;&lt;input type=&quot;text&quot; class=&quot;form-control input-number&quot; name=&quot;table-main-R-7-num-copies&quot; data-deck=&quot;main&quot; data-id=&quot;R-7&quot; value=&quot;0&quot; min=&quot;0&quot; readonly /&gt;&lt;button type=&quot;button&quot; class=&quot;btn btn-outline-secondary btn-number&quot; data-type=&quot;plus&quot; data-deck=&quot;main&quot; data-id=&quot;R-7&quot;&gt;+&lt;/button&gt;&lt;/div&gt;&lt;/td&gt;&lt;td&gt;&lt;div class=&quot;input-group&quot;&gt;&lt;button type=&quot;button&quot; class=&quot;btn btn-outline-secondary btn-number&quot; data-type=&quot;minus&quot; data-deck=&quot;side&quot; data-id=&quot;R-7&quot; disabled&gt;-&lt;/button&gt;&lt;input type=&quot;text&quot; class=&quot;form-control input-number&quot; name=&quot;table-side-R-7-num-copies&quot; data-deck=&quot;side&quot; data-id=&quot;R-7&quot; value=&quot;0&quot; min=&quot;0&quot; readonly /&gt;&lt;button type=&quot;button&quot; class=&quot;btn btn-outline-secondary btn-number&quot; data-type=&quot;plus&quot; data-deck=&quot;side&quot; data-id=&quot;R-7&quot;&gt;+&lt;/button&gt;&lt;/div&gt;&lt;/td&gt;&lt;/tr&gt;" calcext:value-type="string">
            <text:p>&lt;tr data-expansion="10" data-type="1" data-color="2" data-term="0"&gt;&lt;td&gt;R-7&lt;/td&gt;&lt;td&gt;ジェームズ・バトラー・ヒコック&lt;/td&gt;&lt;td&gt;&lt;div class="input-group"&gt;&lt;button type="button" class="btn btn-outline-secondary btn-number" data-type="minus" data-deck="main" data-id="R-7" disabled&gt;-&lt;/button&gt;&lt;input type="text" class="form-control input-number" name="table-main-R-7-num-copies" data-deck="main" data-id="R-7" value="0" min="0" readonly /&gt;&lt;button type="button" class="btn btn-outline-secondary btn-number" data-type="plus" data-deck="main" data-id="R-7"&gt;+&lt;/button&gt;&lt;/div&gt;&lt;/td&gt;&lt;td&gt;&lt;div class="input-group"&gt;&lt;button type="button" class="btn btn-outline-secondary btn-number" data-type="minus" data-deck="side" data-id="R-7" disabled&gt;-&lt;/button&gt;&lt;input type="text" class="form-control input-number" name="table-side-R-7-num-copies" data-deck="side" data-id="R-7" value="0" min="0" readonly /&gt;&lt;button type="button" class="btn btn-outline-secondary btn-number" data-type="plus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O9];[$HTML.$C$1];[.$B9];[$HTML.$D$1];[.$B9];[$HTML.$E$1];[.$B9];[$HTML.$F$1];[.$B9];[$HTML.$G$1])" office:value-type="string" office:string-value="&lt;div class=&quot;container-card position-relative me-2 mb-2&quot; id=&quot;main-R-8&quot;&gt;&lt;img class=&quot;d-block&quot; width=&quot;80&quot; height=&quot;112&quot; src=&quot;https://one-draw.jp/ijinden/cardlist/R01/card/R_008.png&quot; /&gt;&lt;div class=&quot;container-num-copies position-absolute bottom-0 start-0 px-1&quot; id=&quot;main-R-8-num-copies&quot;&gt;0&lt;/div&gt;&lt;button type=&quot;button&quot; class=&quot;btn btn-secondary btn-number btn-sm btn-pop position-absolute top-0 start-0&quot; data-type=&quot;minus&quot; data-deck=&quot;main&quot; data-id=&quot;R-8&quot;&gt;-&lt;/button&gt;&lt;button type=&quot;button&quot; class=&quot;btn btn-secondary btn-number btn-sm btn-push position-absolute top-0 end-0&quot; data-type=&quot;plus&quot; data-deck=&quot;main&quot; data-id=&quot;R-8&quot;&gt;+&lt;/button&gt;&lt;button type=&quot;button&quot; class=&quot;btn btn-secondary btn-number btn-sm btn-drop position-absolute bottom-0 end-0&quot; data-type=&quot;drop&quot; data-id=&quot;R-8&quot;&gt;v&lt;/button&gt;&lt;/div&gt;" calcext:value-type="string">
            <text:p>&lt;div class="container-card position-relative me-2 mb-2" id="main-R-8"&gt;&lt;img class="d-block" width="80" height="112" src="https://one-draw.jp/ijinden/cardlist/R01/card/R_008.png" /&gt;&lt;div class="container-num-copies position-absolute bottom-0 start-0 px-1" id="main-R-8-num-copies"&gt;0&lt;/div&gt;&lt;button type="button" class="btn btn-secondary btn-number btn-sm btn-pop position-absolute top-0 start-0" data-type="minus" data-deck="main" data-id="R-8"&gt;-&lt;/button&gt;&lt;button type="button" class="btn btn-secondary btn-number btn-sm btn-push position-absolute top-0 end-0" data-type="plus" data-deck="main" data-id="R-8"&gt;+&lt;/button&gt;&lt;button type="button" class="btn btn-secondary btn-number btn-sm btn-drop position-absolute bottom-0 end-0" data-type="drop" data-id="R-8"&gt;v&lt;/button&gt;&lt;/div&gt;</text:p>
          </table:table-cell>
          <table:table-cell table:formula="of:=CONCATENATE([$HTML.$A$2];[.$B9];[$HTML.$B$2];[.$O9];[$HTML.$C$2];[.$B9];[$HTML.$D$2];[.$B9];[$HTML.$E$2];[.$B9];[$HTML.$F$2];[.$B9];[$HTML.$G$2])" office:value-type="string" office:string-value="&lt;div class=&quot;container-card position-relative me-2 mb-2&quot; id=&quot;side-R-8&quot;&gt;&lt;img class=&quot;d-block&quot; width=&quot;80&quot; height=&quot;112&quot; src=&quot;https://one-draw.jp/ijinden/cardlist/R01/card/R_008.png&quot; /&gt;&lt;div class=&quot;container-num-copies position-absolute bottom-0 start-0 px-1&quot; id=&quot;side-R-8-num-copies&quot;&gt;0&lt;/div&gt;&lt;button type=&quot;button&quot; class=&quot;btn btn-secondary btn-number btn-sm btn-pop position-absolute top-0 start-0&quot; data-type=&quot;minus&quot; data-deck=&quot;side&quot; data-id=&quot;R-8&quot;&gt;-&lt;/button&gt;&lt;button type=&quot;button&quot; class=&quot;btn btn-secondary btn-number btn-sm btn-push position-absolute top-0 end-0&quot; data-type=&quot;plus&quot; data-deck=&quot;side&quot; data-id=&quot;R-8&quot;&gt;+&lt;/button&gt;&lt;button type=&quot;button&quot; class=&quot;btn btn-secondary btn-number btn-sm btn-raise position-absolute bottom-0 end-0&quot; data-type=&quot;raise&quot; data-id=&quot;R-8&quot;&gt;^&lt;/button&gt;&lt;/div&gt;" calcext:value-type="string">
            <text:p>&lt;div class="container-card position-relative me-2 mb-2" id="side-R-8"&gt;&lt;img class="d-block" width="80" height="112" src="https://one-draw.jp/ijinden/cardlist/R01/card/R_008.png" /&gt;&lt;div class="container-num-copies position-absolute bottom-0 start-0 px-1" id="side-R-8-num-copies"&gt;0&lt;/div&gt;&lt;button type="button" class="btn btn-secondary btn-number btn-sm btn-pop position-absolute top-0 start-0" data-type="minus" data-deck="side" data-id="R-8"&gt;-&lt;/button&gt;&lt;button type="button" class="btn btn-secondary btn-number btn-sm btn-push position-absolute top-0 end-0" data-type="plus" data-deck="side" data-id="R-8"&gt;+&lt;/button&gt;&lt;button type="button" class="btn btn-secondary btn-number btn-sm btn-raise position-absolute bottom-0 end-0" data-type="raise" data-id="R-8"&gt;^&lt;/button&gt;&lt;/div&gt;</text:p>
          </table:table-cell>
          <table:table-cell table:formula="of:=CONCATENATE([$HTML.$A$3];[.F9];[$HTML.$B$3];[.H9];[$HTML.$C$3];[.J9];[$HTML.$D$3];[.N9];[$HTML.$E$3];[.B9];[$HTML.$F$3];[.D9];[$HTML.$G$3];[.B9];[$HTML.$H$3];[.B9];[$HTML.$I$3];[.B9];[$HTML.$J$3];[.B9];[$HTML.$K$3];[.B9];[$HTML.$L$3];[.B9];[$HTML.$M$3];[.B9];[$HTML.$N$3];[.B9];[$HTML.$O$3])" office:value-type="string" office:string-value="&lt;tr data-expansion=&quot;10&quot; data-type=&quot;1&quot; data-color=&quot;2&quot; data-term=&quot;0&quot;&gt;&lt;td&gt;R-8&lt;/td&gt;&lt;td&gt;アレクサンドロス大王&lt;/td&gt;&lt;td&gt;&lt;div class=&quot;input-group&quot;&gt;&lt;button type=&quot;button&quot; class=&quot;btn btn-outline-secondary btn-number&quot; data-type=&quot;minus&quot; data-deck=&quot;main&quot; data-id=&quot;R-8&quot; disabled&gt;-&lt;/button&gt;&lt;input type=&quot;text&quot; class=&quot;form-control input-number&quot; name=&quot;table-main-R-8-num-copies&quot; data-deck=&quot;main&quot; data-id=&quot;R-8&quot; value=&quot;0&quot; min=&quot;0&quot; readonly /&gt;&lt;button type=&quot;button&quot; class=&quot;btn btn-outline-secondary btn-number&quot; data-type=&quot;plus&quot; data-deck=&quot;main&quot; data-id=&quot;R-8&quot;&gt;+&lt;/button&gt;&lt;/div&gt;&lt;/td&gt;&lt;td&gt;&lt;div class=&quot;input-group&quot;&gt;&lt;button type=&quot;button&quot; class=&quot;btn btn-outline-secondary btn-number&quot; data-type=&quot;minus&quot; data-deck=&quot;side&quot; data-id=&quot;R-8&quot; disabled&gt;-&lt;/button&gt;&lt;input type=&quot;text&quot; class=&quot;form-control input-number&quot; name=&quot;table-side-R-8-num-copies&quot; data-deck=&quot;side&quot; data-id=&quot;R-8&quot; value=&quot;0&quot; min=&quot;0&quot; readonly /&gt;&lt;button type=&quot;button&quot; class=&quot;btn btn-outline-secondary btn-number&quot; data-type=&quot;plus&quot; data-deck=&quot;side&quot; data-id=&quot;R-8&quot;&gt;+&lt;/button&gt;&lt;/div&gt;&lt;/td&gt;&lt;/tr&gt;" calcext:value-type="string">
            <text:p>&lt;tr data-expansion="10" data-type="1" data-color="2" data-term="0"&gt;&lt;td&gt;R-8&lt;/td&gt;&lt;td&gt;アレクサンドロス大王&lt;/td&gt;&lt;td&gt;&lt;div class="input-group"&gt;&lt;button type="button" class="btn btn-outline-secondary btn-number" data-type="minus" data-deck="main" data-id="R-8" disabled&gt;-&lt;/button&gt;&lt;input type="text" class="form-control input-number" name="table-main-R-8-num-copies" data-deck="main" data-id="R-8" value="0" min="0" readonly /&gt;&lt;button type="button" class="btn btn-outline-secondary btn-number" data-type="plus" data-deck="main" data-id="R-8"&gt;+&lt;/button&gt;&lt;/div&gt;&lt;/td&gt;&lt;td&gt;&lt;div class="input-group"&gt;&lt;button type="button" class="btn btn-outline-secondary btn-number" data-type="minus" data-deck="side" data-id="R-8" disabled&gt;-&lt;/button&gt;&lt;input type="text" class="form-control input-number" name="table-side-R-8-num-copies" data-deck="side" data-id="R-8" value="0" min="0" readonly /&gt;&lt;button type="button" class="btn btn-outline-secondary btn-number" data-type="plus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O10];[$HTML.$C$1];[.$B10];[$HTML.$D$1];[.$B10];[$HTML.$E$1];[.$B10];[$HTML.$F$1];[.$B10];[$HTML.$G$1])" office:value-type="string" office:string-value="&lt;div class=&quot;container-card position-relative me-2 mb-2&quot; id=&quot;main-R-9&quot;&gt;&lt;img class=&quot;d-block&quot; width=&quot;80&quot; height=&quot;112&quot; src=&quot;https://one-draw.jp/ijinden/cardlist/R01/card/R_009.png&quot; /&gt;&lt;div class=&quot;container-num-copies position-absolute bottom-0 start-0 px-1&quot; id=&quot;main-R-9-num-copies&quot;&gt;0&lt;/div&gt;&lt;button type=&quot;button&quot; class=&quot;btn btn-secondary btn-number btn-sm btn-pop position-absolute top-0 start-0&quot; data-type=&quot;minus&quot; data-deck=&quot;main&quot; data-id=&quot;R-9&quot;&gt;-&lt;/button&gt;&lt;button type=&quot;button&quot; class=&quot;btn btn-secondary btn-number btn-sm btn-push position-absolute top-0 end-0&quot; data-type=&quot;plus&quot; data-deck=&quot;main&quot; data-id=&quot;R-9&quot;&gt;+&lt;/button&gt;&lt;button type=&quot;button&quot; class=&quot;btn btn-secondary btn-number btn-sm btn-drop position-absolute bottom-0 end-0&quot; data-type=&quot;drop&quot; data-id=&quot;R-9&quot;&gt;v&lt;/button&gt;&lt;/div&gt;" calcext:value-type="string">
            <text:p>&lt;div class="container-card position-relative me-2 mb-2" id="main-R-9"&gt;&lt;img class="d-block" width="80" height="112" src="https://one-draw.jp/ijinden/cardlist/R01/card/R_009.png" /&gt;&lt;div class="container-num-copies position-absolute bottom-0 start-0 px-1" id="main-R-9-num-copies"&gt;0&lt;/div&gt;&lt;button type="button" class="btn btn-secondary btn-number btn-sm btn-pop position-absolute top-0 start-0" data-type="minus" data-deck="main" data-id="R-9"&gt;-&lt;/button&gt;&lt;button type="button" class="btn btn-secondary btn-number btn-sm btn-push position-absolute top-0 end-0" data-type="plus" data-deck="main" data-id="R-9"&gt;+&lt;/button&gt;&lt;button type="button" class="btn btn-secondary btn-number btn-sm btn-drop position-absolute bottom-0 end-0" data-type="drop" data-id="R-9"&gt;v&lt;/button&gt;&lt;/div&gt;</text:p>
          </table:table-cell>
          <table:table-cell table:formula="of:=CONCATENATE([$HTML.$A$2];[.$B10];[$HTML.$B$2];[.$O10];[$HTML.$C$2];[.$B10];[$HTML.$D$2];[.$B10];[$HTML.$E$2];[.$B10];[$HTML.$F$2];[.$B10];[$HTML.$G$2])" office:value-type="string" office:string-value="&lt;div class=&quot;container-card position-relative me-2 mb-2&quot; id=&quot;side-R-9&quot;&gt;&lt;img class=&quot;d-block&quot; width=&quot;80&quot; height=&quot;112&quot; src=&quot;https://one-draw.jp/ijinden/cardlist/R01/card/R_009.png&quot; /&gt;&lt;div class=&quot;container-num-copies position-absolute bottom-0 start-0 px-1&quot; id=&quot;side-R-9-num-copies&quot;&gt;0&lt;/div&gt;&lt;button type=&quot;button&quot; class=&quot;btn btn-secondary btn-number btn-sm btn-pop position-absolute top-0 start-0&quot; data-type=&quot;minus&quot; data-deck=&quot;side&quot; data-id=&quot;R-9&quot;&gt;-&lt;/button&gt;&lt;button type=&quot;button&quot; class=&quot;btn btn-secondary btn-number btn-sm btn-push position-absolute top-0 end-0&quot; data-type=&quot;plus&quot; data-deck=&quot;side&quot; data-id=&quot;R-9&quot;&gt;+&lt;/button&gt;&lt;button type=&quot;button&quot; class=&quot;btn btn-secondary btn-number btn-sm btn-raise position-absolute bottom-0 end-0&quot; data-type=&quot;raise&quot; data-id=&quot;R-9&quot;&gt;^&lt;/button&gt;&lt;/div&gt;" calcext:value-type="string">
            <text:p>&lt;div class="container-card position-relative me-2 mb-2" id="side-R-9"&gt;&lt;img class="d-block" width="80" height="112" src="https://one-draw.jp/ijinden/cardlist/R01/card/R_009.png" /&gt;&lt;div class="container-num-copies position-absolute bottom-0 start-0 px-1" id="side-R-9-num-copies"&gt;0&lt;/div&gt;&lt;button type="button" class="btn btn-secondary btn-number btn-sm btn-pop position-absolute top-0 start-0" data-type="minus" data-deck="side" data-id="R-9"&gt;-&lt;/button&gt;&lt;button type="button" class="btn btn-secondary btn-number btn-sm btn-push position-absolute top-0 end-0" data-type="plus" data-deck="side" data-id="R-9"&gt;+&lt;/button&gt;&lt;button type="button" class="btn btn-secondary btn-number btn-sm btn-raise position-absolute bottom-0 end-0" data-type="raise" data-id="R-9"&gt;^&lt;/button&gt;&lt;/div&gt;</text:p>
          </table:table-cell>
          <table:table-cell table:formula="of:=CONCATENATE([$HTML.$A$3];[.F10];[$HTML.$B$3];[.H10];[$HTML.$C$3];[.J10];[$HTML.$D$3];[.N10];[$HTML.$E$3];[.B10];[$HTML.$F$3];[.D10];[$HTML.$G$3];[.B10];[$HTML.$H$3];[.B10];[$HTML.$I$3];[.B10];[$HTML.$J$3];[.B10];[$HTML.$K$3];[.B10];[$HTML.$L$3];[.B10];[$HTML.$M$3];[.B10];[$HTML.$N$3];[.B10];[$HTML.$O$3])" office:value-type="string" office:string-value="&lt;tr data-expansion=&quot;10&quot; data-type=&quot;2&quot; data-color=&quot;2&quot; data-term=&quot;0&quot;&gt;&lt;td&gt;R-9&lt;/td&gt;&lt;td&gt;神剣眠る氏社&lt;/td&gt;&lt;td&gt;&lt;div class=&quot;input-group&quot;&gt;&lt;button type=&quot;button&quot; class=&quot;btn btn-outline-secondary btn-number&quot; data-type=&quot;minus&quot; data-deck=&quot;main&quot; data-id=&quot;R-9&quot; disabled&gt;-&lt;/button&gt;&lt;input type=&quot;text&quot; class=&quot;form-control input-number&quot; name=&quot;table-main-R-9-num-copies&quot; data-deck=&quot;main&quot; data-id=&quot;R-9&quot; value=&quot;0&quot; min=&quot;0&quot; readonly /&gt;&lt;button type=&quot;button&quot; class=&quot;btn btn-outline-secondary btn-number&quot; data-type=&quot;plus&quot; data-deck=&quot;main&quot; data-id=&quot;R-9&quot;&gt;+&lt;/button&gt;&lt;/div&gt;&lt;/td&gt;&lt;td&gt;&lt;div class=&quot;input-group&quot;&gt;&lt;button type=&quot;button&quot; class=&quot;btn btn-outline-secondary btn-number&quot; data-type=&quot;minus&quot; data-deck=&quot;side&quot; data-id=&quot;R-9&quot; disabled&gt;-&lt;/button&gt;&lt;input type=&quot;text&quot; class=&quot;form-control input-number&quot; name=&quot;table-side-R-9-num-copies&quot; data-deck=&quot;side&quot; data-id=&quot;R-9&quot; value=&quot;0&quot; min=&quot;0&quot; readonly /&gt;&lt;button type=&quot;button&quot; class=&quot;btn btn-outline-secondary btn-number&quot; data-type=&quot;plus&quot; data-deck=&quot;side&quot; data-id=&quot;R-9&quot;&gt;+&lt;/button&gt;&lt;/div&gt;&lt;/td&gt;&lt;/tr&gt;" calcext:value-type="string">
            <text:p>&lt;tr data-expansion="10" data-type="2" data-color="2" data-term="0"&gt;&lt;td&gt;R-9&lt;/td&gt;&lt;td&gt;神剣眠る氏社&lt;/td&gt;&lt;td&gt;&lt;div class="input-group"&gt;&lt;button type="button" class="btn btn-outline-secondary btn-number" data-type="minus" data-deck="main" data-id="R-9" disabled&gt;-&lt;/button&gt;&lt;input type="text" class="form-control input-number" name="table-main-R-9-num-copies" data-deck="main" data-id="R-9" value="0" min="0" readonly /&gt;&lt;button type="button" class="btn btn-outline-secondary btn-number" data-type="plus" data-deck="main" data-id="R-9"&gt;+&lt;/button&gt;&lt;/div&gt;&lt;/td&gt;&lt;td&gt;&lt;div class="input-group"&gt;&lt;button type="button" class="btn btn-outline-secondary btn-number" data-type="minus" data-deck="side" data-id="R-9" disabled&gt;-&lt;/button&gt;&lt;input type="text" class="form-control input-number" name="table-side-R-9-num-copies" data-deck="side" data-id="R-9" value="0" min="0" readonly /&gt;&lt;button type="button" class="btn btn-outline-secondary btn-number" data-type="plus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O11];[$HTML.$C$1];[.$B11];[$HTML.$D$1];[.$B11];[$HTML.$E$1];[.$B11];[$HTML.$F$1];[.$B11];[$HTML.$G$1])" office:value-type="string" office:string-value="&lt;div class=&quot;container-card position-relative me-2 mb-2&quot; id=&quot;main-R-10&quot;&gt;&lt;img class=&quot;d-block&quot; width=&quot;80&quot; height=&quot;112&quot; src=&quot;https://one-draw.jp/ijinden/cardlist/R01/card/R_010.png&quot; /&gt;&lt;div class=&quot;container-num-copies position-absolute bottom-0 start-0 px-1&quot; id=&quot;main-R-10-num-copies&quot;&gt;0&lt;/div&gt;&lt;button type=&quot;button&quot; class=&quot;btn btn-secondary btn-number btn-sm btn-pop position-absolute top-0 start-0&quot; data-type=&quot;minus&quot; data-deck=&quot;main&quot; data-id=&quot;R-10&quot;&gt;-&lt;/button&gt;&lt;button type=&quot;button&quot; class=&quot;btn btn-secondary btn-number btn-sm btn-push position-absolute top-0 end-0&quot; data-type=&quot;plus&quot; data-deck=&quot;main&quot; data-id=&quot;R-10&quot;&gt;+&lt;/button&gt;&lt;button type=&quot;button&quot; class=&quot;btn btn-secondary btn-number btn-sm btn-drop position-absolute bottom-0 end-0&quot; data-type=&quot;drop&quot; data-id=&quot;R-10&quot;&gt;v&lt;/button&gt;&lt;/div&gt;" calcext:value-type="string">
            <text:p>&lt;div class="container-card position-relative me-2 mb-2" id="main-R-10"&gt;&lt;img class="d-block" width="80" height="112" src="https://one-draw.jp/ijinden/cardlist/R01/card/R_010.png" /&gt;&lt;div class="container-num-copies position-absolute bottom-0 start-0 px-1" id="main-R-10-num-copies"&gt;0&lt;/div&gt;&lt;button type="button" class="btn btn-secondary btn-number btn-sm btn-pop position-absolute top-0 start-0" data-type="minus" data-deck="main" data-id="R-10"&gt;-&lt;/button&gt;&lt;button type="button" class="btn btn-secondary btn-number btn-sm btn-push position-absolute top-0 end-0" data-type="plus" data-deck="main" data-id="R-10"&gt;+&lt;/button&gt;&lt;button type="button" class="btn btn-secondary btn-number btn-sm btn-drop position-absolute bottom-0 end-0" data-type="drop" data-id="R-10"&gt;v&lt;/button&gt;&lt;/div&gt;</text:p>
          </table:table-cell>
          <table:table-cell table:formula="of:=CONCATENATE([$HTML.$A$2];[.$B11];[$HTML.$B$2];[.$O11];[$HTML.$C$2];[.$B11];[$HTML.$D$2];[.$B11];[$HTML.$E$2];[.$B11];[$HTML.$F$2];[.$B11];[$HTML.$G$2])" office:value-type="string" office:string-value="&lt;div class=&quot;container-card position-relative me-2 mb-2&quot; id=&quot;side-R-10&quot;&gt;&lt;img class=&quot;d-block&quot; width=&quot;80&quot; height=&quot;112&quot; src=&quot;https://one-draw.jp/ijinden/cardlist/R01/card/R_010.png&quot; /&gt;&lt;div class=&quot;container-num-copies position-absolute bottom-0 start-0 px-1&quot; id=&quot;side-R-10-num-copies&quot;&gt;0&lt;/div&gt;&lt;button type=&quot;button&quot; class=&quot;btn btn-secondary btn-number btn-sm btn-pop position-absolute top-0 start-0&quot; data-type=&quot;minus&quot; data-deck=&quot;side&quot; data-id=&quot;R-10&quot;&gt;-&lt;/button&gt;&lt;button type=&quot;button&quot; class=&quot;btn btn-secondary btn-number btn-sm btn-push position-absolute top-0 end-0&quot; data-type=&quot;plus&quot; data-deck=&quot;side&quot; data-id=&quot;R-10&quot;&gt;+&lt;/button&gt;&lt;button type=&quot;button&quot; class=&quot;btn btn-secondary btn-number btn-sm btn-raise position-absolute bottom-0 end-0&quot; data-type=&quot;raise&quot; data-id=&quot;R-10&quot;&gt;^&lt;/button&gt;&lt;/div&gt;" calcext:value-type="string">
            <text:p>&lt;div class="container-card position-relative me-2 mb-2" id="side-R-10"&gt;&lt;img class="d-block" width="80" height="112" src="https://one-draw.jp/ijinden/cardlist/R01/card/R_010.png" /&gt;&lt;div class="container-num-copies position-absolute bottom-0 start-0 px-1" id="side-R-10-num-copies"&gt;0&lt;/div&gt;&lt;button type="button" class="btn btn-secondary btn-number btn-sm btn-pop position-absolute top-0 start-0" data-type="minus" data-deck="side" data-id="R-10"&gt;-&lt;/button&gt;&lt;button type="button" class="btn btn-secondary btn-number btn-sm btn-push position-absolute top-0 end-0" data-type="plus" data-deck="side" data-id="R-10"&gt;+&lt;/button&gt;&lt;button type="button" class="btn btn-secondary btn-number btn-sm btn-raise position-absolute bottom-0 end-0" data-type="raise" data-id="R-10"&gt;^&lt;/button&gt;&lt;/div&gt;</text:p>
          </table:table-cell>
          <table:table-cell table:formula="of:=CONCATENATE([$HTML.$A$3];[.F11];[$HTML.$B$3];[.H11];[$HTML.$C$3];[.J11];[$HTML.$D$3];[.N11];[$HTML.$E$3];[.B11];[$HTML.$F$3];[.D11];[$HTML.$G$3];[.B11];[$HTML.$H$3];[.B11];[$HTML.$I$3];[.B11];[$HTML.$J$3];[.B11];[$HTML.$K$3];[.B11];[$HTML.$L$3];[.B11];[$HTML.$M$3];[.B11];[$HTML.$N$3];[.B11];[$HTML.$O$3])" office:value-type="string" office:string-value="&lt;tr data-expansion=&quot;10&quot; data-type=&quot;2&quot; data-color=&quot;2&quot; data-term=&quot;0&quot;&gt;&lt;td&gt;R-10&lt;/td&gt;&lt;td&gt;連なる天守閣&lt;/td&gt;&lt;td&gt;&lt;div class=&quot;input-group&quot;&gt;&lt;button type=&quot;button&quot; class=&quot;btn btn-outline-secondary btn-number&quot; data-type=&quot;minus&quot; data-deck=&quot;main&quot; data-id=&quot;R-10&quot; disabled&gt;-&lt;/button&gt;&lt;input type=&quot;text&quot; class=&quot;form-control input-number&quot; name=&quot;table-main-R-10-num-copies&quot; data-deck=&quot;main&quot; data-id=&quot;R-10&quot; value=&quot;0&quot; min=&quot;0&quot; readonly /&gt;&lt;button type=&quot;button&quot; class=&quot;btn btn-outline-secondary btn-number&quot; data-type=&quot;plus&quot; data-deck=&quot;main&quot; data-id=&quot;R-10&quot;&gt;+&lt;/button&gt;&lt;/div&gt;&lt;/td&gt;&lt;td&gt;&lt;div class=&quot;input-group&quot;&gt;&lt;button type=&quot;button&quot; class=&quot;btn btn-outline-secondary btn-number&quot; data-type=&quot;minus&quot; data-deck=&quot;side&quot; data-id=&quot;R-10&quot; disabled&gt;-&lt;/button&gt;&lt;input type=&quot;text&quot; class=&quot;form-control input-number&quot; name=&quot;table-side-R-10-num-copies&quot; data-deck=&quot;side&quot; data-id=&quot;R-10&quot; value=&quot;0&quot; min=&quot;0&quot; readonly /&gt;&lt;button type=&quot;button&quot; class=&quot;btn btn-outline-secondary btn-number&quot; data-type=&quot;plus&quot; data-deck=&quot;side&quot; data-id=&quot;R-10&quot;&gt;+&lt;/button&gt;&lt;/div&gt;&lt;/td&gt;&lt;/tr&gt;" calcext:value-type="string">
            <text:p>&lt;tr data-expansion="10" data-type="2" data-color="2" data-term="0"&gt;&lt;td&gt;R-10&lt;/td&gt;&lt;td&gt;連なる天守閣&lt;/td&gt;&lt;td&gt;&lt;div class="input-group"&gt;&lt;button type="button" class="btn btn-outline-secondary btn-number" data-type="minus" data-deck="main" data-id="R-10" disabled&gt;-&lt;/button&gt;&lt;input type="text" class="form-control input-number" name="table-main-R-10-num-copies" data-deck="main" data-id="R-10" value="0" min="0" readonly /&gt;&lt;button type="button" class="btn btn-outline-secondary btn-number" data-type="plus" data-deck="main" data-id="R-10"&gt;+&lt;/button&gt;&lt;/div&gt;&lt;/td&gt;&lt;td&gt;&lt;div class="input-group"&gt;&lt;button type="button" class="btn btn-outline-secondary btn-number" data-type="minus" data-deck="side" data-id="R-10" disabled&gt;-&lt;/button&gt;&lt;input type="text" class="form-control input-number" name="table-side-R-10-num-copies" data-deck="side" data-id="R-10" value="0" min="0" readonly /&gt;&lt;button type="button" class="btn btn-outline-secondary btn-number" data-type="plus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O12];[$HTML.$C$1];[.$B12];[$HTML.$D$1];[.$B12];[$HTML.$E$1];[.$B12];[$HTML.$F$1];[.$B12];[$HTML.$G$1])" office:value-type="string" office:string-value="&lt;div class=&quot;container-card position-relative me-2 mb-2&quot; id=&quot;main-R-11&quot;&gt;&lt;img class=&quot;d-block&quot; width=&quot;80&quot; height=&quot;112&quot; src=&quot;https://one-draw.jp/ijinden/cardlist/R01/card/R_011.png&quot; /&gt;&lt;div class=&quot;container-num-copies position-absolute bottom-0 start-0 px-1&quot; id=&quot;main-R-11-num-copies&quot;&gt;0&lt;/div&gt;&lt;button type=&quot;button&quot; class=&quot;btn btn-secondary btn-number btn-sm btn-pop position-absolute top-0 start-0&quot; data-type=&quot;minus&quot; data-deck=&quot;main&quot; data-id=&quot;R-11&quot;&gt;-&lt;/button&gt;&lt;button type=&quot;button&quot; class=&quot;btn btn-secondary btn-number btn-sm btn-push position-absolute top-0 end-0&quot; data-type=&quot;plus&quot; data-deck=&quot;main&quot; data-id=&quot;R-11&quot;&gt;+&lt;/button&gt;&lt;button type=&quot;button&quot; class=&quot;btn btn-secondary btn-number btn-sm btn-drop position-absolute bottom-0 end-0&quot; data-type=&quot;drop&quot; data-id=&quot;R-11&quot;&gt;v&lt;/button&gt;&lt;/div&gt;" calcext:value-type="string">
            <text:p>&lt;div class="container-card position-relative me-2 mb-2" id="main-R-11"&gt;&lt;img class="d-block" width="80" height="112" src="https://one-draw.jp/ijinden/cardlist/R01/card/R_011.png" /&gt;&lt;div class="container-num-copies position-absolute bottom-0 start-0 px-1" id="main-R-11-num-copies"&gt;0&lt;/div&gt;&lt;button type="button" class="btn btn-secondary btn-number btn-sm btn-pop position-absolute top-0 start-0" data-type="minus" data-deck="main" data-id="R-11"&gt;-&lt;/button&gt;&lt;button type="button" class="btn btn-secondary btn-number btn-sm btn-push position-absolute top-0 end-0" data-type="plus" data-deck="main" data-id="R-11"&gt;+&lt;/button&gt;&lt;button type="button" class="btn btn-secondary btn-number btn-sm btn-drop position-absolute bottom-0 end-0" data-type="drop" data-id="R-11"&gt;v&lt;/button&gt;&lt;/div&gt;</text:p>
          </table:table-cell>
          <table:table-cell table:formula="of:=CONCATENATE([$HTML.$A$2];[.$B12];[$HTML.$B$2];[.$O12];[$HTML.$C$2];[.$B12];[$HTML.$D$2];[.$B12];[$HTML.$E$2];[.$B12];[$HTML.$F$2];[.$B12];[$HTML.$G$2])" office:value-type="string" office:string-value="&lt;div class=&quot;container-card position-relative me-2 mb-2&quot; id=&quot;side-R-11&quot;&gt;&lt;img class=&quot;d-block&quot; width=&quot;80&quot; height=&quot;112&quot; src=&quot;https://one-draw.jp/ijinden/cardlist/R01/card/R_011.png&quot; /&gt;&lt;div class=&quot;container-num-copies position-absolute bottom-0 start-0 px-1&quot; id=&quot;side-R-11-num-copies&quot;&gt;0&lt;/div&gt;&lt;button type=&quot;button&quot; class=&quot;btn btn-secondary btn-number btn-sm btn-pop position-absolute top-0 start-0&quot; data-type=&quot;minus&quot; data-deck=&quot;side&quot; data-id=&quot;R-11&quot;&gt;-&lt;/button&gt;&lt;button type=&quot;button&quot; class=&quot;btn btn-secondary btn-number btn-sm btn-push position-absolute top-0 end-0&quot; data-type=&quot;plus&quot; data-deck=&quot;side&quot; data-id=&quot;R-11&quot;&gt;+&lt;/button&gt;&lt;button type=&quot;button&quot; class=&quot;btn btn-secondary btn-number btn-sm btn-raise position-absolute bottom-0 end-0&quot; data-type=&quot;raise&quot; data-id=&quot;R-11&quot;&gt;^&lt;/button&gt;&lt;/div&gt;" calcext:value-type="string">
            <text:p>&lt;div class="container-card position-relative me-2 mb-2" id="side-R-11"&gt;&lt;img class="d-block" width="80" height="112" src="https://one-draw.jp/ijinden/cardlist/R01/card/R_011.png" /&gt;&lt;div class="container-num-copies position-absolute bottom-0 start-0 px-1" id="side-R-11-num-copies"&gt;0&lt;/div&gt;&lt;button type="button" class="btn btn-secondary btn-number btn-sm btn-pop position-absolute top-0 start-0" data-type="minus" data-deck="side" data-id="R-11"&gt;-&lt;/button&gt;&lt;button type="button" class="btn btn-secondary btn-number btn-sm btn-push position-absolute top-0 end-0" data-type="plus" data-deck="side" data-id="R-11"&gt;+&lt;/button&gt;&lt;button type="button" class="btn btn-secondary btn-number btn-sm btn-raise position-absolute bottom-0 end-0" data-type="raise" data-id="R-11"&gt;^&lt;/button&gt;&lt;/div&gt;</text:p>
          </table:table-cell>
          <table:table-cell table:formula="of:=CONCATENATE([$HTML.$A$3];[.F12];[$HTML.$B$3];[.H12];[$HTML.$C$3];[.J12];[$HTML.$D$3];[.N12];[$HTML.$E$3];[.B12];[$HTML.$F$3];[.D12];[$HTML.$G$3];[.B12];[$HTML.$H$3];[.B12];[$HTML.$I$3];[.B12];[$HTML.$J$3];[.B12];[$HTML.$K$3];[.B12];[$HTML.$L$3];[.B12];[$HTML.$M$3];[.B12];[$HTML.$N$3];[.B12];[$HTML.$O$3])" office:value-type="string" office:string-value="&lt;tr data-expansion=&quot;10&quot; data-type=&quot;3&quot; data-color=&quot;2&quot; data-term=&quot;0&quot;&gt;&lt;td&gt;R-11&lt;/td&gt;&lt;td&gt;ロイヤリティ&lt;/td&gt;&lt;td&gt;&lt;div class=&quot;input-group&quot;&gt;&lt;button type=&quot;button&quot; class=&quot;btn btn-outline-secondary btn-number&quot; data-type=&quot;minus&quot; data-deck=&quot;main&quot; data-id=&quot;R-11&quot; disabled&gt;-&lt;/button&gt;&lt;input type=&quot;text&quot; class=&quot;form-control input-number&quot; name=&quot;table-main-R-11-num-copies&quot; data-deck=&quot;main&quot; data-id=&quot;R-11&quot; value=&quot;0&quot; min=&quot;0&quot; readonly /&gt;&lt;button type=&quot;button&quot; class=&quot;btn btn-outline-secondary btn-number&quot; data-type=&quot;plus&quot; data-deck=&quot;main&quot; data-id=&quot;R-11&quot;&gt;+&lt;/button&gt;&lt;/div&gt;&lt;/td&gt;&lt;td&gt;&lt;div class=&quot;input-group&quot;&gt;&lt;button type=&quot;button&quot; class=&quot;btn btn-outline-secondary btn-number&quot; data-type=&quot;minus&quot; data-deck=&quot;side&quot; data-id=&quot;R-11&quot; disabled&gt;-&lt;/button&gt;&lt;input type=&quot;text&quot; class=&quot;form-control input-number&quot; name=&quot;table-side-R-11-num-copies&quot; data-deck=&quot;side&quot; data-id=&quot;R-11&quot; value=&quot;0&quot; min=&quot;0&quot; readonly /&gt;&lt;button type=&quot;button&quot; class=&quot;btn btn-outline-secondary btn-number&quot; data-type=&quot;plus&quot; data-deck=&quot;side&quot; data-id=&quot;R-11&quot;&gt;+&lt;/button&gt;&lt;/div&gt;&lt;/td&gt;&lt;/tr&gt;" calcext:value-type="string">
            <text:p>&lt;tr data-expansion="10" data-type="3" data-color="2" data-term="0"&gt;&lt;td&gt;R-11&lt;/td&gt;&lt;td&gt;ロイヤリティ&lt;/td&gt;&lt;td&gt;&lt;div class="input-group"&gt;&lt;button type="button" class="btn btn-outline-secondary btn-number" data-type="minus" data-deck="main" data-id="R-11" disabled&gt;-&lt;/button&gt;&lt;input type="text" class="form-control input-number" name="table-main-R-11-num-copies" data-deck="main" data-id="R-11" value="0" min="0" readonly /&gt;&lt;button type="button" class="btn btn-outline-secondary btn-number" data-type="plus" data-deck="main" data-id="R-11"&gt;+&lt;/button&gt;&lt;/div&gt;&lt;/td&gt;&lt;td&gt;&lt;div class="input-group"&gt;&lt;button type="button" class="btn btn-outline-secondary btn-number" data-type="minus" data-deck="side" data-id="R-11" disabled&gt;-&lt;/button&gt;&lt;input type="text" class="form-control input-number" name="table-side-R-11-num-copies" data-deck="side" data-id="R-11" value="0" min="0" readonly /&gt;&lt;button type="button" class="btn btn-outline-secondary btn-number" data-type="plus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O13];[$HTML.$C$1];[.$B13];[$HTML.$D$1];[.$B13];[$HTML.$E$1];[.$B13];[$HTML.$F$1];[.$B13];[$HTML.$G$1])" office:value-type="string" office:string-value="&lt;div class=&quot;container-card position-relative me-2 mb-2&quot; id=&quot;main-R-12&quot;&gt;&lt;img class=&quot;d-block&quot; width=&quot;80&quot; height=&quot;112&quot; src=&quot;https://one-draw.jp/ijinden/cardlist/R01/card/R_012.png&quot; /&gt;&lt;div class=&quot;container-num-copies position-absolute bottom-0 start-0 px-1&quot; id=&quot;main-R-12-num-copies&quot;&gt;0&lt;/div&gt;&lt;button type=&quot;button&quot; class=&quot;btn btn-secondary btn-number btn-sm btn-pop position-absolute top-0 start-0&quot; data-type=&quot;minus&quot; data-deck=&quot;main&quot; data-id=&quot;R-12&quot;&gt;-&lt;/button&gt;&lt;button type=&quot;button&quot; class=&quot;btn btn-secondary btn-number btn-sm btn-push position-absolute top-0 end-0&quot; data-type=&quot;plus&quot; data-deck=&quot;main&quot; data-id=&quot;R-12&quot;&gt;+&lt;/button&gt;&lt;button type=&quot;button&quot; class=&quot;btn btn-secondary btn-number btn-sm btn-drop position-absolute bottom-0 end-0&quot; data-type=&quot;drop&quot; data-id=&quot;R-12&quot;&gt;v&lt;/button&gt;&lt;/div&gt;" calcext:value-type="string">
            <text:p>&lt;div class="container-card position-relative me-2 mb-2" id="main-R-12"&gt;&lt;img class="d-block" width="80" height="112" src="https://one-draw.jp/ijinden/cardlist/R01/card/R_012.png" /&gt;&lt;div class="container-num-copies position-absolute bottom-0 start-0 px-1" id="main-R-12-num-copies"&gt;0&lt;/div&gt;&lt;button type="button" class="btn btn-secondary btn-number btn-sm btn-pop position-absolute top-0 start-0" data-type="minus" data-deck="main" data-id="R-12"&gt;-&lt;/button&gt;&lt;button type="button" class="btn btn-secondary btn-number btn-sm btn-push position-absolute top-0 end-0" data-type="plus" data-deck="main" data-id="R-12"&gt;+&lt;/button&gt;&lt;button type="button" class="btn btn-secondary btn-number btn-sm btn-drop position-absolute bottom-0 end-0" data-type="drop" data-id="R-12"&gt;v&lt;/button&gt;&lt;/div&gt;</text:p>
          </table:table-cell>
          <table:table-cell table:formula="of:=CONCATENATE([$HTML.$A$2];[.$B13];[$HTML.$B$2];[.$O13];[$HTML.$C$2];[.$B13];[$HTML.$D$2];[.$B13];[$HTML.$E$2];[.$B13];[$HTML.$F$2];[.$B13];[$HTML.$G$2])" office:value-type="string" office:string-value="&lt;div class=&quot;container-card position-relative me-2 mb-2&quot; id=&quot;side-R-12&quot;&gt;&lt;img class=&quot;d-block&quot; width=&quot;80&quot; height=&quot;112&quot; src=&quot;https://one-draw.jp/ijinden/cardlist/R01/card/R_012.png&quot; /&gt;&lt;div class=&quot;container-num-copies position-absolute bottom-0 start-0 px-1&quot; id=&quot;side-R-12-num-copies&quot;&gt;0&lt;/div&gt;&lt;button type=&quot;button&quot; class=&quot;btn btn-secondary btn-number btn-sm btn-pop position-absolute top-0 start-0&quot; data-type=&quot;minus&quot; data-deck=&quot;side&quot; data-id=&quot;R-12&quot;&gt;-&lt;/button&gt;&lt;button type=&quot;button&quot; class=&quot;btn btn-secondary btn-number btn-sm btn-push position-absolute top-0 end-0&quot; data-type=&quot;plus&quot; data-deck=&quot;side&quot; data-id=&quot;R-12&quot;&gt;+&lt;/button&gt;&lt;button type=&quot;button&quot; class=&quot;btn btn-secondary btn-number btn-sm btn-raise position-absolute bottom-0 end-0&quot; data-type=&quot;raise&quot; data-id=&quot;R-12&quot;&gt;^&lt;/button&gt;&lt;/div&gt;" calcext:value-type="string">
            <text:p>&lt;div class="container-card position-relative me-2 mb-2" id="side-R-12"&gt;&lt;img class="d-block" width="80" height="112" src="https://one-draw.jp/ijinden/cardlist/R01/card/R_012.png" /&gt;&lt;div class="container-num-copies position-absolute bottom-0 start-0 px-1" id="side-R-12-num-copies"&gt;0&lt;/div&gt;&lt;button type="button" class="btn btn-secondary btn-number btn-sm btn-pop position-absolute top-0 start-0" data-type="minus" data-deck="side" data-id="R-12"&gt;-&lt;/button&gt;&lt;button type="button" class="btn btn-secondary btn-number btn-sm btn-push position-absolute top-0 end-0" data-type="plus" data-deck="side" data-id="R-12"&gt;+&lt;/button&gt;&lt;button type="button" class="btn btn-secondary btn-number btn-sm btn-raise position-absolute bottom-0 end-0" data-type="raise" data-id="R-12"&gt;^&lt;/button&gt;&lt;/div&gt;</text:p>
          </table:table-cell>
          <table:table-cell table:formula="of:=CONCATENATE([$HTML.$A$3];[.F13];[$HTML.$B$3];[.H13];[$HTML.$C$3];[.J13];[$HTML.$D$3];[.N13];[$HTML.$E$3];[.B13];[$HTML.$F$3];[.D13];[$HTML.$G$3];[.B13];[$HTML.$H$3];[.B13];[$HTML.$I$3];[.B13];[$HTML.$J$3];[.B13];[$HTML.$K$3];[.B13];[$HTML.$L$3];[.B13];[$HTML.$M$3];[.B13];[$HTML.$N$3];[.B13];[$HTML.$O$3])" office:value-type="string" office:string-value="&lt;tr data-expansion=&quot;10&quot; data-type=&quot;3&quot; data-color=&quot;2&quot; data-term=&quot;0&quot;&gt;&lt;td&gt;R-12&lt;/td&gt;&lt;td&gt;デスペラード&lt;/td&gt;&lt;td&gt;&lt;div class=&quot;input-group&quot;&gt;&lt;button type=&quot;button&quot; class=&quot;btn btn-outline-secondary btn-number&quot; data-type=&quot;minus&quot; data-deck=&quot;main&quot; data-id=&quot;R-12&quot; disabled&gt;-&lt;/button&gt;&lt;input type=&quot;text&quot; class=&quot;form-control input-number&quot; name=&quot;table-main-R-12-num-copies&quot; data-deck=&quot;main&quot; data-id=&quot;R-12&quot; value=&quot;0&quot; min=&quot;0&quot; readonly /&gt;&lt;button type=&quot;button&quot; class=&quot;btn btn-outline-secondary btn-number&quot; data-type=&quot;plus&quot; data-deck=&quot;main&quot; data-id=&quot;R-12&quot;&gt;+&lt;/button&gt;&lt;/div&gt;&lt;/td&gt;&lt;td&gt;&lt;div class=&quot;input-group&quot;&gt;&lt;button type=&quot;button&quot; class=&quot;btn btn-outline-secondary btn-number&quot; data-type=&quot;minus&quot; data-deck=&quot;side&quot; data-id=&quot;R-12&quot; disabled&gt;-&lt;/button&gt;&lt;input type=&quot;text&quot; class=&quot;form-control input-number&quot; name=&quot;table-side-R-12-num-copies&quot; data-deck=&quot;side&quot; data-id=&quot;R-12&quot; value=&quot;0&quot; min=&quot;0&quot; readonly /&gt;&lt;button type=&quot;button&quot; class=&quot;btn btn-outline-secondary btn-number&quot; data-type=&quot;plus&quot; data-deck=&quot;side&quot; data-id=&quot;R-12&quot;&gt;+&lt;/button&gt;&lt;/div&gt;&lt;/td&gt;&lt;/tr&gt;" calcext:value-type="string">
            <text:p>&lt;tr data-expansion="10" data-type="3" data-color="2" data-term="0"&gt;&lt;td&gt;R-12&lt;/td&gt;&lt;td&gt;デスペラード&lt;/td&gt;&lt;td&gt;&lt;div class="input-group"&gt;&lt;button type="button" class="btn btn-outline-secondary btn-number" data-type="minus" data-deck="main" data-id="R-12" disabled&gt;-&lt;/button&gt;&lt;input type="text" class="form-control input-number" name="table-main-R-12-num-copies" data-deck="main" data-id="R-12" value="0" min="0" readonly /&gt;&lt;button type="button" class="btn btn-outline-secondary btn-number" data-type="plus" data-deck="main" data-id="R-12"&gt;+&lt;/button&gt;&lt;/div&gt;&lt;/td&gt;&lt;td&gt;&lt;div class="input-group"&gt;&lt;button type="button" class="btn btn-outline-secondary btn-number" data-type="minus" data-deck="side" data-id="R-12" disabled&gt;-&lt;/button&gt;&lt;input type="text" class="form-control input-number" name="table-side-R-12-num-copies" data-deck="side" data-id="R-12" value="0" min="0" readonly /&gt;&lt;button type="button" class="btn btn-outline-secondary btn-number" data-type="plus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O14];[$HTML.$C$1];[.$B14];[$HTML.$D$1];[.$B14];[$HTML.$E$1];[.$B14];[$HTML.$F$1];[.$B14];[$HTML.$G$1])" office:value-type="string" office:string-value="&lt;div class=&quot;container-card position-relative me-2 mb-2&quot; id=&quot;main-R-13&quot;&gt;&lt;img class=&quot;d-block&quot; width=&quot;80&quot; height=&quot;112&quot; src=&quot;https://one-draw.jp/ijinden/cardlist/R01/card/R_013.png&quot; /&gt;&lt;div class=&quot;container-num-copies position-absolute bottom-0 start-0 px-1&quot; id=&quot;main-R-13-num-copies&quot;&gt;0&lt;/div&gt;&lt;button type=&quot;button&quot; class=&quot;btn btn-secondary btn-number btn-sm btn-pop position-absolute top-0 start-0&quot; data-type=&quot;minus&quot; data-deck=&quot;main&quot; data-id=&quot;R-13&quot;&gt;-&lt;/button&gt;&lt;button type=&quot;button&quot; class=&quot;btn btn-secondary btn-number btn-sm btn-push position-absolute top-0 end-0&quot; data-type=&quot;plus&quot; data-deck=&quot;main&quot; data-id=&quot;R-13&quot;&gt;+&lt;/button&gt;&lt;button type=&quot;button&quot; class=&quot;btn btn-secondary btn-number btn-sm btn-drop position-absolute bottom-0 end-0&quot; data-type=&quot;drop&quot; data-id=&quot;R-13&quot;&gt;v&lt;/button&gt;&lt;/div&gt;" calcext:value-type="string">
            <text:p>&lt;div class="container-card position-relative me-2 mb-2" id="main-R-13"&gt;&lt;img class="d-block" width="80" height="112" src="https://one-draw.jp/ijinden/cardlist/R01/card/R_013.png" /&gt;&lt;div class="container-num-copies position-absolute bottom-0 start-0 px-1" id="main-R-13-num-copies"&gt;0&lt;/div&gt;&lt;button type="button" class="btn btn-secondary btn-number btn-sm btn-pop position-absolute top-0 start-0" data-type="minus" data-deck="main" data-id="R-13"&gt;-&lt;/button&gt;&lt;button type="button" class="btn btn-secondary btn-number btn-sm btn-push position-absolute top-0 end-0" data-type="plus" data-deck="main" data-id="R-13"&gt;+&lt;/button&gt;&lt;button type="button" class="btn btn-secondary btn-number btn-sm btn-drop position-absolute bottom-0 end-0" data-type="drop" data-id="R-13"&gt;v&lt;/button&gt;&lt;/div&gt;</text:p>
          </table:table-cell>
          <table:table-cell table:formula="of:=CONCATENATE([$HTML.$A$2];[.$B14];[$HTML.$B$2];[.$O14];[$HTML.$C$2];[.$B14];[$HTML.$D$2];[.$B14];[$HTML.$E$2];[.$B14];[$HTML.$F$2];[.$B14];[$HTML.$G$2])" office:value-type="string" office:string-value="&lt;div class=&quot;container-card position-relative me-2 mb-2&quot; id=&quot;side-R-13&quot;&gt;&lt;img class=&quot;d-block&quot; width=&quot;80&quot; height=&quot;112&quot; src=&quot;https://one-draw.jp/ijinden/cardlist/R01/card/R_013.png&quot; /&gt;&lt;div class=&quot;container-num-copies position-absolute bottom-0 start-0 px-1&quot; id=&quot;side-R-13-num-copies&quot;&gt;0&lt;/div&gt;&lt;button type=&quot;button&quot; class=&quot;btn btn-secondary btn-number btn-sm btn-pop position-absolute top-0 start-0&quot; data-type=&quot;minus&quot; data-deck=&quot;side&quot; data-id=&quot;R-13&quot;&gt;-&lt;/button&gt;&lt;button type=&quot;button&quot; class=&quot;btn btn-secondary btn-number btn-sm btn-push position-absolute top-0 end-0&quot; data-type=&quot;plus&quot; data-deck=&quot;side&quot; data-id=&quot;R-13&quot;&gt;+&lt;/button&gt;&lt;button type=&quot;button&quot; class=&quot;btn btn-secondary btn-number btn-sm btn-raise position-absolute bottom-0 end-0&quot; data-type=&quot;raise&quot; data-id=&quot;R-13&quot;&gt;^&lt;/button&gt;&lt;/div&gt;" calcext:value-type="string">
            <text:p>&lt;div class="container-card position-relative me-2 mb-2" id="side-R-13"&gt;&lt;img class="d-block" width="80" height="112" src="https://one-draw.jp/ijinden/cardlist/R01/card/R_013.png" /&gt;&lt;div class="container-num-copies position-absolute bottom-0 start-0 px-1" id="side-R-13-num-copies"&gt;0&lt;/div&gt;&lt;button type="button" class="btn btn-secondary btn-number btn-sm btn-pop position-absolute top-0 start-0" data-type="minus" data-deck="side" data-id="R-13"&gt;-&lt;/button&gt;&lt;button type="button" class="btn btn-secondary btn-number btn-sm btn-push position-absolute top-0 end-0" data-type="plus" data-deck="side" data-id="R-13"&gt;+&lt;/button&gt;&lt;button type="button" class="btn btn-secondary btn-number btn-sm btn-raise position-absolute bottom-0 end-0" data-type="raise" data-id="R-13"&gt;^&lt;/button&gt;&lt;/div&gt;</text:p>
          </table:table-cell>
          <table:table-cell table:formula="of:=CONCATENATE([$HTML.$A$3];[.F14];[$HTML.$B$3];[.H14];[$HTML.$C$3];[.J14];[$HTML.$D$3];[.N14];[$HTML.$E$3];[.B14];[$HTML.$F$3];[.D14];[$HTML.$G$3];[.B14];[$HTML.$H$3];[.B14];[$HTML.$I$3];[.B14];[$HTML.$J$3];[.B14];[$HTML.$K$3];[.B14];[$HTML.$L$3];[.B14];[$HTML.$M$3];[.B14];[$HTML.$N$3];[.B14];[$HTML.$O$3])" office:value-type="string" office:string-value="&lt;tr data-expansion=&quot;10&quot; data-type=&quot;4&quot; data-color=&quot;2&quot; data-term=&quot;0&quot;&gt;&lt;td&gt;R-13&lt;/td&gt;&lt;td&gt;レッドストーン&lt;/td&gt;&lt;td&gt;&lt;div class=&quot;input-group&quot;&gt;&lt;button type=&quot;button&quot; class=&quot;btn btn-outline-secondary btn-number&quot; data-type=&quot;minus&quot; data-deck=&quot;main&quot; data-id=&quot;R-13&quot; disabled&gt;-&lt;/button&gt;&lt;input type=&quot;text&quot; class=&quot;form-control input-number&quot; name=&quot;table-main-R-13-num-copies&quot; data-deck=&quot;main&quot; data-id=&quot;R-13&quot; value=&quot;0&quot; min=&quot;0&quot; readonly /&gt;&lt;button type=&quot;button&quot; class=&quot;btn btn-outline-secondary btn-number&quot; data-type=&quot;plus&quot; data-deck=&quot;main&quot; data-id=&quot;R-13&quot;&gt;+&lt;/button&gt;&lt;/div&gt;&lt;/td&gt;&lt;td&gt;&lt;div class=&quot;input-group&quot;&gt;&lt;button type=&quot;button&quot; class=&quot;btn btn-outline-secondary btn-number&quot; data-type=&quot;minus&quot; data-deck=&quot;side&quot; data-id=&quot;R-13&quot; disabled&gt;-&lt;/button&gt;&lt;input type=&quot;text&quot; class=&quot;form-control input-number&quot; name=&quot;table-side-R-13-num-copies&quot; data-deck=&quot;side&quot; data-id=&quot;R-13&quot; value=&quot;0&quot; min=&quot;0&quot; readonly /&gt;&lt;button type=&quot;button&quot; class=&quot;btn btn-outline-secondary btn-number&quot; data-type=&quot;plus&quot; data-deck=&quot;side&quot; data-id=&quot;R-13&quot;&gt;+&lt;/button&gt;&lt;/div&gt;&lt;/td&gt;&lt;/tr&gt;" calcext:value-type="string">
            <text:p>&lt;tr data-expansion="10" data-type="4" data-color="2" data-term="0"&gt;&lt;td&gt;R-13&lt;/td&gt;&lt;td&gt;レッドストーン&lt;/td&gt;&lt;td&gt;&lt;div class="input-group"&gt;&lt;button type="button" class="btn btn-outline-secondary btn-number" data-type="minus" data-deck="main" data-id="R-13" disabled&gt;-&lt;/button&gt;&lt;input type="text" class="form-control input-number" name="table-main-R-13-num-copies" data-deck="main" data-id="R-13" value="0" min="0" readonly /&gt;&lt;button type="button" class="btn btn-outline-secondary btn-number" data-type="plus" data-deck="main" data-id="R-13"&gt;+&lt;/button&gt;&lt;/div&gt;&lt;/td&gt;&lt;td&gt;&lt;div class="input-group"&gt;&lt;button type="button" class="btn btn-outline-secondary btn-number" data-type="minus" data-deck="side" data-id="R-13" disabled&gt;-&lt;/button&gt;&lt;input type="text" class="form-control input-number" name="table-side-R-13-num-copies" data-deck="side" data-id="R-13" value="0" min="0" readonly /&gt;&lt;button type="button" class="btn btn-outline-secondary btn-number" data-type="plus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O15];[$HTML.$C$1];[.$B15];[$HTML.$D$1];[.$B15];[$HTML.$E$1];[.$B15];[$HTML.$F$1];[.$B15];[$HTML.$G$1])" office:value-type="string" office:string-value="&lt;div class=&quot;container-card position-relative me-2 mb-2&quot; id=&quot;main-B-1&quot;&gt;&lt;img class=&quot;d-block&quot; width=&quot;80&quot; height=&quot;112&quot; src=&quot;https://one-draw.jp/ijinden/cardlist/B01/card/B_001.png&quot; /&gt;&lt;div class=&quot;container-num-copies position-absolute bottom-0 start-0 px-1&quot; id=&quot;main-B-1-num-copies&quot;&gt;0&lt;/div&gt;&lt;button type=&quot;button&quot; class=&quot;btn btn-secondary btn-number btn-sm btn-pop position-absolute top-0 start-0&quot; data-type=&quot;minus&quot; data-deck=&quot;main&quot; data-id=&quot;B-1&quot;&gt;-&lt;/button&gt;&lt;button type=&quot;button&quot; class=&quot;btn btn-secondary btn-number btn-sm btn-push position-absolute top-0 end-0&quot; data-type=&quot;plus&quot; data-deck=&quot;main&quot; data-id=&quot;B-1&quot;&gt;+&lt;/button&gt;&lt;button type=&quot;button&quot; class=&quot;btn btn-secondary btn-number btn-sm btn-drop position-absolute bottom-0 end-0&quot; data-type=&quot;drop&quot; data-id=&quot;B-1&quot;&gt;v&lt;/button&gt;&lt;/div&gt;" calcext:value-type="string">
            <text:p>&lt;div class="container-card position-relative me-2 mb-2" id="main-B-1"&gt;&lt;img class="d-block" width="80" height="112" src="https://one-draw.jp/ijinden/cardlist/B01/card/B_001.png" /&gt;&lt;div class="container-num-copies position-absolute bottom-0 start-0 px-1" id="main-B-1-num-copies"&gt;0&lt;/div&gt;&lt;button type="button" class="btn btn-secondary btn-number btn-sm btn-pop position-absolute top-0 start-0" data-type="minus" data-deck="main" data-id="B-1"&gt;-&lt;/button&gt;&lt;button type="button" class="btn btn-secondary btn-number btn-sm btn-push position-absolute top-0 end-0" data-type="plus" data-deck="main" data-id="B-1"&gt;+&lt;/button&gt;&lt;button type="button" class="btn btn-secondary btn-number btn-sm btn-drop position-absolute bottom-0 end-0" data-type="drop" data-id="B-1"&gt;v&lt;/button&gt;&lt;/div&gt;</text:p>
          </table:table-cell>
          <table:table-cell table:formula="of:=CONCATENATE([$HTML.$A$2];[.$B15];[$HTML.$B$2];[.$O15];[$HTML.$C$2];[.$B15];[$HTML.$D$2];[.$B15];[$HTML.$E$2];[.$B15];[$HTML.$F$2];[.$B15];[$HTML.$G$2])" office:value-type="string" office:string-value="&lt;div class=&quot;container-card position-relative me-2 mb-2&quot; id=&quot;side-B-1&quot;&gt;&lt;img class=&quot;d-block&quot; width=&quot;80&quot; height=&quot;112&quot; src=&quot;https://one-draw.jp/ijinden/cardlist/B01/card/B_001.png&quot; /&gt;&lt;div class=&quot;container-num-copies position-absolute bottom-0 start-0 px-1&quot; id=&quot;side-B-1-num-copies&quot;&gt;0&lt;/div&gt;&lt;button type=&quot;button&quot; class=&quot;btn btn-secondary btn-number btn-sm btn-pop position-absolute top-0 start-0&quot; data-type=&quot;minus&quot; data-deck=&quot;side&quot; data-id=&quot;B-1&quot;&gt;-&lt;/button&gt;&lt;button type=&quot;button&quot; class=&quot;btn btn-secondary btn-number btn-sm btn-push position-absolute top-0 end-0&quot; data-type=&quot;plus&quot; data-deck=&quot;side&quot; data-id=&quot;B-1&quot;&gt;+&lt;/button&gt;&lt;button type=&quot;button&quot; class=&quot;btn btn-secondary btn-number btn-sm btn-raise position-absolute bottom-0 end-0&quot; data-type=&quot;raise&quot; data-id=&quot;B-1&quot;&gt;^&lt;/button&gt;&lt;/div&gt;" calcext:value-type="string">
            <text:p>&lt;div class="container-card position-relative me-2 mb-2" id="side-B-1"&gt;&lt;img class="d-block" width="80" height="112" src="https://one-draw.jp/ijinden/cardlist/B01/card/B_001.png" /&gt;&lt;div class="container-num-copies position-absolute bottom-0 start-0 px-1" id="side-B-1-num-copies"&gt;0&lt;/div&gt;&lt;button type="button" class="btn btn-secondary btn-number btn-sm btn-pop position-absolute top-0 start-0" data-type="minus" data-deck="side" data-id="B-1"&gt;-&lt;/button&gt;&lt;button type="button" class="btn btn-secondary btn-number btn-sm btn-push position-absolute top-0 end-0" data-type="plus" data-deck="side" data-id="B-1"&gt;+&lt;/button&gt;&lt;button type="button" class="btn btn-secondary btn-number btn-sm btn-raise position-absolute bottom-0 end-0" data-type="raise" data-id="B-1"&gt;^&lt;/button&gt;&lt;/div&gt;</text:p>
          </table:table-cell>
          <table:table-cell table:formula="of:=CONCATENATE([$HTML.$A$3];[.F15];[$HTML.$B$3];[.H15];[$HTML.$C$3];[.J15];[$HTML.$D$3];[.N15];[$HTML.$E$3];[.B15];[$HTML.$F$3];[.D15];[$HTML.$G$3];[.B15];[$HTML.$H$3];[.B15];[$HTML.$I$3];[.B15];[$HTML.$J$3];[.B15];[$HTML.$K$3];[.B15];[$HTML.$L$3];[.B15];[$HTML.$M$3];[.B15];[$HTML.$N$3];[.B15];[$HTML.$O$3])" office:value-type="string" office:string-value="&lt;tr data-expansion=&quot;11&quot; data-type=&quot;1&quot; data-color=&quot;4&quot; data-term=&quot;0&quot;&gt;&lt;td&gt;B-1&lt;/td&gt;&lt;td&gt;レオナルド・ダ・ヴィンチ&lt;/td&gt;&lt;td&gt;&lt;div class=&quot;input-group&quot;&gt;&lt;button type=&quot;button&quot; class=&quot;btn btn-outline-secondary btn-number&quot; data-type=&quot;minus&quot; data-deck=&quot;main&quot; data-id=&quot;B-1&quot; disabled&gt;-&lt;/button&gt;&lt;input type=&quot;text&quot; class=&quot;form-control input-number&quot; name=&quot;table-main-B-1-num-copies&quot; data-deck=&quot;main&quot; data-id=&quot;B-1&quot; value=&quot;0&quot; min=&quot;0&quot; readonly /&gt;&lt;button type=&quot;button&quot; class=&quot;btn btn-outline-secondary btn-number&quot; data-type=&quot;plus&quot; data-deck=&quot;main&quot; data-id=&quot;B-1&quot;&gt;+&lt;/button&gt;&lt;/div&gt;&lt;/td&gt;&lt;td&gt;&lt;div class=&quot;input-group&quot;&gt;&lt;button type=&quot;button&quot; class=&quot;btn btn-outline-secondary btn-number&quot; data-type=&quot;minus&quot; data-deck=&quot;side&quot; data-id=&quot;B-1&quot; disabled&gt;-&lt;/button&gt;&lt;input type=&quot;text&quot; class=&quot;form-control input-number&quot; name=&quot;table-side-B-1-num-copies&quot; data-deck=&quot;side&quot; data-id=&quot;B-1&quot; value=&quot;0&quot; min=&quot;0&quot; readonly /&gt;&lt;button type=&quot;button&quot; class=&quot;btn btn-outline-secondary btn-number&quot; data-type=&quot;plus&quot; data-deck=&quot;side&quot; data-id=&quot;B-1&quot;&gt;+&lt;/button&gt;&lt;/div&gt;&lt;/td&gt;&lt;/tr&gt;" calcext:value-type="string">
            <text:p>&lt;tr data-expansion="11" data-type="1" data-color="4" data-term="0"&gt;&lt;td&gt;B-1&lt;/td&gt;&lt;td&gt;レオナルド・ダ・ヴィンチ&lt;/td&gt;&lt;td&gt;&lt;div class="input-group"&gt;&lt;button type="button" class="btn btn-outline-secondary btn-number" data-type="minus" data-deck="main" data-id="B-1" disabled&gt;-&lt;/button&gt;&lt;input type="text" class="form-control input-number" name="table-main-B-1-num-copies" data-deck="main" data-id="B-1" value="0" min="0" readonly /&gt;&lt;button type="button" class="btn btn-outline-secondary btn-number" data-type="plus" data-deck="main" data-id="B-1"&gt;+&lt;/button&gt;&lt;/div&gt;&lt;/td&gt;&lt;td&gt;&lt;div class="input-group"&gt;&lt;button type="button" class="btn btn-outline-secondary btn-number" data-type="minus" data-deck="side" data-id="B-1" disabled&gt;-&lt;/button&gt;&lt;input type="text" class="form-control input-number" name="table-side-B-1-num-copies" data-deck="side" data-id="B-1" value="0" min="0" readonly /&gt;&lt;button type="button" class="btn btn-outline-secondary btn-number" data-type="plus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O16];[$HTML.$C$1];[.$B16];[$HTML.$D$1];[.$B16];[$HTML.$E$1];[.$B16];[$HTML.$F$1];[.$B16];[$HTML.$G$1])" office:value-type="string" office:string-value="&lt;div class=&quot;container-card position-relative me-2 mb-2&quot; id=&quot;main-B-2&quot;&gt;&lt;img class=&quot;d-block&quot; width=&quot;80&quot; height=&quot;112&quot; src=&quot;https://one-draw.jp/ijinden/cardlist/B01/card/B_002.png&quot; /&gt;&lt;div class=&quot;container-num-copies position-absolute bottom-0 start-0 px-1&quot; id=&quot;main-B-2-num-copies&quot;&gt;0&lt;/div&gt;&lt;button type=&quot;button&quot; class=&quot;btn btn-secondary btn-number btn-sm btn-pop position-absolute top-0 start-0&quot; data-type=&quot;minus&quot; data-deck=&quot;main&quot; data-id=&quot;B-2&quot;&gt;-&lt;/button&gt;&lt;button type=&quot;button&quot; class=&quot;btn btn-secondary btn-number btn-sm btn-push position-absolute top-0 end-0&quot; data-type=&quot;plus&quot; data-deck=&quot;main&quot; data-id=&quot;B-2&quot;&gt;+&lt;/button&gt;&lt;button type=&quot;button&quot; class=&quot;btn btn-secondary btn-number btn-sm btn-drop position-absolute bottom-0 end-0&quot; data-type=&quot;drop&quot; data-id=&quot;B-2&quot;&gt;v&lt;/button&gt;&lt;/div&gt;" calcext:value-type="string">
            <text:p>&lt;div class="container-card position-relative me-2 mb-2" id="main-B-2"&gt;&lt;img class="d-block" width="80" height="112" src="https://one-draw.jp/ijinden/cardlist/B01/card/B_002.png" /&gt;&lt;div class="container-num-copies position-absolute bottom-0 start-0 px-1" id="main-B-2-num-copies"&gt;0&lt;/div&gt;&lt;button type="button" class="btn btn-secondary btn-number btn-sm btn-pop position-absolute top-0 start-0" data-type="minus" data-deck="main" data-id="B-2"&gt;-&lt;/button&gt;&lt;button type="button" class="btn btn-secondary btn-number btn-sm btn-push position-absolute top-0 end-0" data-type="plus" data-deck="main" data-id="B-2"&gt;+&lt;/button&gt;&lt;button type="button" class="btn btn-secondary btn-number btn-sm btn-drop position-absolute bottom-0 end-0" data-type="drop" data-id="B-2"&gt;v&lt;/button&gt;&lt;/div&gt;</text:p>
          </table:table-cell>
          <table:table-cell table:formula="of:=CONCATENATE([$HTML.$A$2];[.$B16];[$HTML.$B$2];[.$O16];[$HTML.$C$2];[.$B16];[$HTML.$D$2];[.$B16];[$HTML.$E$2];[.$B16];[$HTML.$F$2];[.$B16];[$HTML.$G$2])" office:value-type="string" office:string-value="&lt;div class=&quot;container-card position-relative me-2 mb-2&quot; id=&quot;side-B-2&quot;&gt;&lt;img class=&quot;d-block&quot; width=&quot;80&quot; height=&quot;112&quot; src=&quot;https://one-draw.jp/ijinden/cardlist/B01/card/B_002.png&quot; /&gt;&lt;div class=&quot;container-num-copies position-absolute bottom-0 start-0 px-1&quot; id=&quot;side-B-2-num-copies&quot;&gt;0&lt;/div&gt;&lt;button type=&quot;button&quot; class=&quot;btn btn-secondary btn-number btn-sm btn-pop position-absolute top-0 start-0&quot; data-type=&quot;minus&quot; data-deck=&quot;side&quot; data-id=&quot;B-2&quot;&gt;-&lt;/button&gt;&lt;button type=&quot;button&quot; class=&quot;btn btn-secondary btn-number btn-sm btn-push position-absolute top-0 end-0&quot; data-type=&quot;plus&quot; data-deck=&quot;side&quot; data-id=&quot;B-2&quot;&gt;+&lt;/button&gt;&lt;button type=&quot;button&quot; class=&quot;btn btn-secondary btn-number btn-sm btn-raise position-absolute bottom-0 end-0&quot; data-type=&quot;raise&quot; data-id=&quot;B-2&quot;&gt;^&lt;/button&gt;&lt;/div&gt;" calcext:value-type="string">
            <text:p>&lt;div class="container-card position-relative me-2 mb-2" id="side-B-2"&gt;&lt;img class="d-block" width="80" height="112" src="https://one-draw.jp/ijinden/cardlist/B01/card/B_002.png" /&gt;&lt;div class="container-num-copies position-absolute bottom-0 start-0 px-1" id="side-B-2-num-copies"&gt;0&lt;/div&gt;&lt;button type="button" class="btn btn-secondary btn-number btn-sm btn-pop position-absolute top-0 start-0" data-type="minus" data-deck="side" data-id="B-2"&gt;-&lt;/button&gt;&lt;button type="button" class="btn btn-secondary btn-number btn-sm btn-push position-absolute top-0 end-0" data-type="plus" data-deck="side" data-id="B-2"&gt;+&lt;/button&gt;&lt;button type="button" class="btn btn-secondary btn-number btn-sm btn-raise position-absolute bottom-0 end-0" data-type="raise" data-id="B-2"&gt;^&lt;/button&gt;&lt;/div&gt;</text:p>
          </table:table-cell>
          <table:table-cell table:formula="of:=CONCATENATE([$HTML.$A$3];[.F16];[$HTML.$B$3];[.H16];[$HTML.$C$3];[.J16];[$HTML.$D$3];[.N16];[$HTML.$E$3];[.B16];[$HTML.$F$3];[.D16];[$HTML.$G$3];[.B16];[$HTML.$H$3];[.B16];[$HTML.$I$3];[.B16];[$HTML.$J$3];[.B16];[$HTML.$K$3];[.B16];[$HTML.$L$3];[.B16];[$HTML.$M$3];[.B16];[$HTML.$N$3];[.B16];[$HTML.$O$3])" office:value-type="string" office:string-value="&lt;tr data-expansion=&quot;11&quot; data-type=&quot;1&quot; data-color=&quot;4&quot; data-term=&quot;1&quot;&gt;&lt;td&gt;B-2&lt;/td&gt;&lt;td&gt;ヴァスコ・ダ・ガマ&lt;/td&gt;&lt;td&gt;&lt;div class=&quot;input-group&quot;&gt;&lt;button type=&quot;button&quot; class=&quot;btn btn-outline-secondary btn-number&quot; data-type=&quot;minus&quot; data-deck=&quot;main&quot; data-id=&quot;B-2&quot; disabled&gt;-&lt;/button&gt;&lt;input type=&quot;text&quot; class=&quot;form-control input-number&quot; name=&quot;table-main-B-2-num-copies&quot; data-deck=&quot;main&quot; data-id=&quot;B-2&quot; value=&quot;0&quot; min=&quot;0&quot; readonly /&gt;&lt;button type=&quot;button&quot; class=&quot;btn btn-outline-secondary btn-number&quot; data-type=&quot;plus&quot; data-deck=&quot;main&quot; data-id=&quot;B-2&quot;&gt;+&lt;/button&gt;&lt;/div&gt;&lt;/td&gt;&lt;td&gt;&lt;div class=&quot;input-group&quot;&gt;&lt;button type=&quot;button&quot; class=&quot;btn btn-outline-secondary btn-number&quot; data-type=&quot;minus&quot; data-deck=&quot;side&quot; data-id=&quot;B-2&quot; disabled&gt;-&lt;/button&gt;&lt;input type=&quot;text&quot; class=&quot;form-control input-number&quot; name=&quot;table-side-B-2-num-copies&quot; data-deck=&quot;side&quot; data-id=&quot;B-2&quot; value=&quot;0&quot; min=&quot;0&quot; readonly /&gt;&lt;button type=&quot;button&quot; class=&quot;btn btn-outline-secondary btn-number&quot; data-type=&quot;plus&quot; data-deck=&quot;side&quot; data-id=&quot;B-2&quot;&gt;+&lt;/button&gt;&lt;/div&gt;&lt;/td&gt;&lt;/tr&gt;" calcext:value-type="string">
            <text:p>&lt;tr data-expansion="11" data-type="1" data-color="4" data-term="1"&gt;&lt;td&gt;B-2&lt;/td&gt;&lt;td&gt;ヴァスコ・ダ・ガマ&lt;/td&gt;&lt;td&gt;&lt;div class="input-group"&gt;&lt;button type="button" class="btn btn-outline-secondary btn-number" data-type="minus" data-deck="main" data-id="B-2" disabled&gt;-&lt;/button&gt;&lt;input type="text" class="form-control input-number" name="table-main-B-2-num-copies" data-deck="main" data-id="B-2" value="0" min="0" readonly /&gt;&lt;button type="button" class="btn btn-outline-secondary btn-number" data-type="plus" data-deck="main" data-id="B-2"&gt;+&lt;/button&gt;&lt;/div&gt;&lt;/td&gt;&lt;td&gt;&lt;div class="input-group"&gt;&lt;button type="button" class="btn btn-outline-secondary btn-number" data-type="minus" data-deck="side" data-id="B-2" disabled&gt;-&lt;/button&gt;&lt;input type="text" class="form-control input-number" name="table-side-B-2-num-copies" data-deck="side" data-id="B-2" value="0" min="0" readonly /&gt;&lt;button type="button" class="btn btn-outline-secondary btn-number" data-type="plus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O17];[$HTML.$C$1];[.$B17];[$HTML.$D$1];[.$B17];[$HTML.$E$1];[.$B17];[$HTML.$F$1];[.$B17];[$HTML.$G$1])" office:value-type="string" office:string-value="&lt;div class=&quot;container-card position-relative me-2 mb-2&quot; id=&quot;main-B-3&quot;&gt;&lt;img class=&quot;d-block&quot; width=&quot;80&quot; height=&quot;112&quot; src=&quot;https://one-draw.jp/ijinden/cardlist/B01/card/B_003.png&quot; /&gt;&lt;div class=&quot;container-num-copies position-absolute bottom-0 start-0 px-1&quot; id=&quot;main-B-3-num-copies&quot;&gt;0&lt;/div&gt;&lt;button type=&quot;button&quot; class=&quot;btn btn-secondary btn-number btn-sm btn-pop position-absolute top-0 start-0&quot; data-type=&quot;minus&quot; data-deck=&quot;main&quot; data-id=&quot;B-3&quot;&gt;-&lt;/button&gt;&lt;button type=&quot;button&quot; class=&quot;btn btn-secondary btn-number btn-sm btn-push position-absolute top-0 end-0&quot; data-type=&quot;plus&quot; data-deck=&quot;main&quot; data-id=&quot;B-3&quot;&gt;+&lt;/button&gt;&lt;button type=&quot;button&quot; class=&quot;btn btn-secondary btn-number btn-sm btn-drop position-absolute bottom-0 end-0&quot; data-type=&quot;drop&quot; data-id=&quot;B-3&quot;&gt;v&lt;/button&gt;&lt;/div&gt;" calcext:value-type="string">
            <text:p>&lt;div class="container-card position-relative me-2 mb-2" id="main-B-3"&gt;&lt;img class="d-block" width="80" height="112" src="https://one-draw.jp/ijinden/cardlist/B01/card/B_003.png" /&gt;&lt;div class="container-num-copies position-absolute bottom-0 start-0 px-1" id="main-B-3-num-copies"&gt;0&lt;/div&gt;&lt;button type="button" class="btn btn-secondary btn-number btn-sm btn-pop position-absolute top-0 start-0" data-type="minus" data-deck="main" data-id="B-3"&gt;-&lt;/button&gt;&lt;button type="button" class="btn btn-secondary btn-number btn-sm btn-push position-absolute top-0 end-0" data-type="plus" data-deck="main" data-id="B-3"&gt;+&lt;/button&gt;&lt;button type="button" class="btn btn-secondary btn-number btn-sm btn-drop position-absolute bottom-0 end-0" data-type="drop" data-id="B-3"&gt;v&lt;/button&gt;&lt;/div&gt;</text:p>
          </table:table-cell>
          <table:table-cell table:formula="of:=CONCATENATE([$HTML.$A$2];[.$B17];[$HTML.$B$2];[.$O17];[$HTML.$C$2];[.$B17];[$HTML.$D$2];[.$B17];[$HTML.$E$2];[.$B17];[$HTML.$F$2];[.$B17];[$HTML.$G$2])" office:value-type="string" office:string-value="&lt;div class=&quot;container-card position-relative me-2 mb-2&quot; id=&quot;side-B-3&quot;&gt;&lt;img class=&quot;d-block&quot; width=&quot;80&quot; height=&quot;112&quot; src=&quot;https://one-draw.jp/ijinden/cardlist/B01/card/B_003.png&quot; /&gt;&lt;div class=&quot;container-num-copies position-absolute bottom-0 start-0 px-1&quot; id=&quot;side-B-3-num-copies&quot;&gt;0&lt;/div&gt;&lt;button type=&quot;button&quot; class=&quot;btn btn-secondary btn-number btn-sm btn-pop position-absolute top-0 start-0&quot; data-type=&quot;minus&quot; data-deck=&quot;side&quot; data-id=&quot;B-3&quot;&gt;-&lt;/button&gt;&lt;button type=&quot;button&quot; class=&quot;btn btn-secondary btn-number btn-sm btn-push position-absolute top-0 end-0&quot; data-type=&quot;plus&quot; data-deck=&quot;side&quot; data-id=&quot;B-3&quot;&gt;+&lt;/button&gt;&lt;button type=&quot;button&quot; class=&quot;btn btn-secondary btn-number btn-sm btn-raise position-absolute bottom-0 end-0&quot; data-type=&quot;raise&quot; data-id=&quot;B-3&quot;&gt;^&lt;/button&gt;&lt;/div&gt;" calcext:value-type="string">
            <text:p>&lt;div class="container-card position-relative me-2 mb-2" id="side-B-3"&gt;&lt;img class="d-block" width="80" height="112" src="https://one-draw.jp/ijinden/cardlist/B01/card/B_003.png" /&gt;&lt;div class="container-num-copies position-absolute bottom-0 start-0 px-1" id="side-B-3-num-copies"&gt;0&lt;/div&gt;&lt;button type="button" class="btn btn-secondary btn-number btn-sm btn-pop position-absolute top-0 start-0" data-type="minus" data-deck="side" data-id="B-3"&gt;-&lt;/button&gt;&lt;button type="button" class="btn btn-secondary btn-number btn-sm btn-push position-absolute top-0 end-0" data-type="plus" data-deck="side" data-id="B-3"&gt;+&lt;/button&gt;&lt;button type="button" class="btn btn-secondary btn-number btn-sm btn-raise position-absolute bottom-0 end-0" data-type="raise" data-id="B-3"&gt;^&lt;/button&gt;&lt;/div&gt;</text:p>
          </table:table-cell>
          <table:table-cell table:formula="of:=CONCATENATE([$HTML.$A$3];[.F17];[$HTML.$B$3];[.H17];[$HTML.$C$3];[.J17];[$HTML.$D$3];[.N17];[$HTML.$E$3];[.B17];[$HTML.$F$3];[.D17];[$HTML.$G$3];[.B17];[$HTML.$H$3];[.B17];[$HTML.$I$3];[.B17];[$HTML.$J$3];[.B17];[$HTML.$K$3];[.B17];[$HTML.$L$3];[.B17];[$HTML.$M$3];[.B17];[$HTML.$N$3];[.B17];[$HTML.$O$3])" office:value-type="string" office:string-value="&lt;tr data-expansion=&quot;11&quot; data-type=&quot;1&quot; data-color=&quot;4&quot; data-term=&quot;0&quot;&gt;&lt;td&gt;B-3&lt;/td&gt;&lt;td&gt;好太王&lt;/td&gt;&lt;td&gt;&lt;div class=&quot;input-group&quot;&gt;&lt;button type=&quot;button&quot; class=&quot;btn btn-outline-secondary btn-number&quot; data-type=&quot;minus&quot; data-deck=&quot;main&quot; data-id=&quot;B-3&quot; disabled&gt;-&lt;/button&gt;&lt;input type=&quot;text&quot; class=&quot;form-control input-number&quot; name=&quot;table-main-B-3-num-copies&quot; data-deck=&quot;main&quot; data-id=&quot;B-3&quot; value=&quot;0&quot; min=&quot;0&quot; readonly /&gt;&lt;button type=&quot;button&quot; class=&quot;btn btn-outline-secondary btn-number&quot; data-type=&quot;plus&quot; data-deck=&quot;main&quot; data-id=&quot;B-3&quot;&gt;+&lt;/button&gt;&lt;/div&gt;&lt;/td&gt;&lt;td&gt;&lt;div class=&quot;input-group&quot;&gt;&lt;button type=&quot;button&quot; class=&quot;btn btn-outline-secondary btn-number&quot; data-type=&quot;minus&quot; data-deck=&quot;side&quot; data-id=&quot;B-3&quot; disabled&gt;-&lt;/button&gt;&lt;input type=&quot;text&quot; class=&quot;form-control input-number&quot; name=&quot;table-side-B-3-num-copies&quot; data-deck=&quot;side&quot; data-id=&quot;B-3&quot; value=&quot;0&quot; min=&quot;0&quot; readonly /&gt;&lt;button type=&quot;button&quot; class=&quot;btn btn-outline-secondary btn-number&quot; data-type=&quot;plus&quot; data-deck=&quot;side&quot; data-id=&quot;B-3&quot;&gt;+&lt;/button&gt;&lt;/div&gt;&lt;/td&gt;&lt;/tr&gt;" calcext:value-type="string">
            <text:p>&lt;tr data-expansion="11" data-type="1" data-color="4" data-term="0"&gt;&lt;td&gt;B-3&lt;/td&gt;&lt;td&gt;好太王&lt;/td&gt;&lt;td&gt;&lt;div class="input-group"&gt;&lt;button type="button" class="btn btn-outline-secondary btn-number" data-type="minus" data-deck="main" data-id="B-3" disabled&gt;-&lt;/button&gt;&lt;input type="text" class="form-control input-number" name="table-main-B-3-num-copies" data-deck="main" data-id="B-3" value="0" min="0" readonly /&gt;&lt;button type="button" class="btn btn-outline-secondary btn-number" data-type="plus" data-deck="main" data-id="B-3"&gt;+&lt;/button&gt;&lt;/div&gt;&lt;/td&gt;&lt;td&gt;&lt;div class="input-group"&gt;&lt;button type="button" class="btn btn-outline-secondary btn-number" data-type="minus" data-deck="side" data-id="B-3" disabled&gt;-&lt;/button&gt;&lt;input type="text" class="form-control input-number" name="table-side-B-3-num-copies" data-deck="side" data-id="B-3" value="0" min="0" readonly /&gt;&lt;button type="button" class="btn btn-outline-secondary btn-number" data-type="plus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O18];[$HTML.$C$1];[.$B18];[$HTML.$D$1];[.$B18];[$HTML.$E$1];[.$B18];[$HTML.$F$1];[.$B18];[$HTML.$G$1])" office:value-type="string" office:string-value="&lt;div class=&quot;container-card position-relative me-2 mb-2&quot; id=&quot;main-B-4&quot;&gt;&lt;img class=&quot;d-block&quot; width=&quot;80&quot; height=&quot;112&quot; src=&quot;https://one-draw.jp/ijinden/cardlist/B01/card/B_004.png&quot; /&gt;&lt;div class=&quot;container-num-copies position-absolute bottom-0 start-0 px-1&quot; id=&quot;main-B-4-num-copies&quot;&gt;0&lt;/div&gt;&lt;button type=&quot;button&quot; class=&quot;btn btn-secondary btn-number btn-sm btn-pop position-absolute top-0 start-0&quot; data-type=&quot;minus&quot; data-deck=&quot;main&quot; data-id=&quot;B-4&quot;&gt;-&lt;/button&gt;&lt;button type=&quot;button&quot; class=&quot;btn btn-secondary btn-number btn-sm btn-push position-absolute top-0 end-0&quot; data-type=&quot;plus&quot; data-deck=&quot;main&quot; data-id=&quot;B-4&quot;&gt;+&lt;/button&gt;&lt;button type=&quot;button&quot; class=&quot;btn btn-secondary btn-number btn-sm btn-drop position-absolute bottom-0 end-0&quot; data-type=&quot;drop&quot; data-id=&quot;B-4&quot;&gt;v&lt;/button&gt;&lt;/div&gt;" calcext:value-type="string">
            <text:p>&lt;div class="container-card position-relative me-2 mb-2" id="main-B-4"&gt;&lt;img class="d-block" width="80" height="112" src="https://one-draw.jp/ijinden/cardlist/B01/card/B_004.png" /&gt;&lt;div class="container-num-copies position-absolute bottom-0 start-0 px-1" id="main-B-4-num-copies"&gt;0&lt;/div&gt;&lt;button type="button" class="btn btn-secondary btn-number btn-sm btn-pop position-absolute top-0 start-0" data-type="minus" data-deck="main" data-id="B-4"&gt;-&lt;/button&gt;&lt;button type="button" class="btn btn-secondary btn-number btn-sm btn-push position-absolute top-0 end-0" data-type="plus" data-deck="main" data-id="B-4"&gt;+&lt;/button&gt;&lt;button type="button" class="btn btn-secondary btn-number btn-sm btn-drop position-absolute bottom-0 end-0" data-type="drop" data-id="B-4"&gt;v&lt;/button&gt;&lt;/div&gt;</text:p>
          </table:table-cell>
          <table:table-cell table:formula="of:=CONCATENATE([$HTML.$A$2];[.$B18];[$HTML.$B$2];[.$O18];[$HTML.$C$2];[.$B18];[$HTML.$D$2];[.$B18];[$HTML.$E$2];[.$B18];[$HTML.$F$2];[.$B18];[$HTML.$G$2])" office:value-type="string" office:string-value="&lt;div class=&quot;container-card position-relative me-2 mb-2&quot; id=&quot;side-B-4&quot;&gt;&lt;img class=&quot;d-block&quot; width=&quot;80&quot; height=&quot;112&quot; src=&quot;https://one-draw.jp/ijinden/cardlist/B01/card/B_004.png&quot; /&gt;&lt;div class=&quot;container-num-copies position-absolute bottom-0 start-0 px-1&quot; id=&quot;side-B-4-num-copies&quot;&gt;0&lt;/div&gt;&lt;button type=&quot;button&quot; class=&quot;btn btn-secondary btn-number btn-sm btn-pop position-absolute top-0 start-0&quot; data-type=&quot;minus&quot; data-deck=&quot;side&quot; data-id=&quot;B-4&quot;&gt;-&lt;/button&gt;&lt;button type=&quot;button&quot; class=&quot;btn btn-secondary btn-number btn-sm btn-push position-absolute top-0 end-0&quot; data-type=&quot;plus&quot; data-deck=&quot;side&quot; data-id=&quot;B-4&quot;&gt;+&lt;/button&gt;&lt;button type=&quot;button&quot; class=&quot;btn btn-secondary btn-number btn-sm btn-raise position-absolute bottom-0 end-0&quot; data-type=&quot;raise&quot; data-id=&quot;B-4&quot;&gt;^&lt;/button&gt;&lt;/div&gt;" calcext:value-type="string">
            <text:p>&lt;div class="container-card position-relative me-2 mb-2" id="side-B-4"&gt;&lt;img class="d-block" width="80" height="112" src="https://one-draw.jp/ijinden/cardlist/B01/card/B_004.png" /&gt;&lt;div class="container-num-copies position-absolute bottom-0 start-0 px-1" id="side-B-4-num-copies"&gt;0&lt;/div&gt;&lt;button type="button" class="btn btn-secondary btn-number btn-sm btn-pop position-absolute top-0 start-0" data-type="minus" data-deck="side" data-id="B-4"&gt;-&lt;/button&gt;&lt;button type="button" class="btn btn-secondary btn-number btn-sm btn-push position-absolute top-0 end-0" data-type="plus" data-deck="side" data-id="B-4"&gt;+&lt;/button&gt;&lt;button type="button" class="btn btn-secondary btn-number btn-sm btn-raise position-absolute bottom-0 end-0" data-type="raise" data-id="B-4"&gt;^&lt;/button&gt;&lt;/div&gt;</text:p>
          </table:table-cell>
          <table:table-cell table:formula="of:=CONCATENATE([$HTML.$A$3];[.F18];[$HTML.$B$3];[.H18];[$HTML.$C$3];[.J18];[$HTML.$D$3];[.N18];[$HTML.$E$3];[.B18];[$HTML.$F$3];[.D18];[$HTML.$G$3];[.B18];[$HTML.$H$3];[.B18];[$HTML.$I$3];[.B18];[$HTML.$J$3];[.B18];[$HTML.$K$3];[.B18];[$HTML.$L$3];[.B18];[$HTML.$M$3];[.B18];[$HTML.$N$3];[.B18];[$HTML.$O$3])" office:value-type="string" office:string-value="&lt;tr data-expansion=&quot;11&quot; data-type=&quot;1&quot; data-color=&quot;4&quot; data-term=&quot;1&quot;&gt;&lt;td&gt;B-4&lt;/td&gt;&lt;td&gt;フェルディナンド・マゼラン&lt;/td&gt;&lt;td&gt;&lt;div class=&quot;input-group&quot;&gt;&lt;button type=&quot;button&quot; class=&quot;btn btn-outline-secondary btn-number&quot; data-type=&quot;minus&quot; data-deck=&quot;main&quot; data-id=&quot;B-4&quot; disabled&gt;-&lt;/button&gt;&lt;input type=&quot;text&quot; class=&quot;form-control input-number&quot; name=&quot;table-main-B-4-num-copies&quot; data-deck=&quot;main&quot; data-id=&quot;B-4&quot; value=&quot;0&quot; min=&quot;0&quot; readonly /&gt;&lt;button type=&quot;button&quot; class=&quot;btn btn-outline-secondary btn-number&quot; data-type=&quot;plus&quot; data-deck=&quot;main&quot; data-id=&quot;B-4&quot;&gt;+&lt;/button&gt;&lt;/div&gt;&lt;/td&gt;&lt;td&gt;&lt;div class=&quot;input-group&quot;&gt;&lt;button type=&quot;button&quot; class=&quot;btn btn-outline-secondary btn-number&quot; data-type=&quot;minus&quot; data-deck=&quot;side&quot; data-id=&quot;B-4&quot; disabled&gt;-&lt;/button&gt;&lt;input type=&quot;text&quot; class=&quot;form-control input-number&quot; name=&quot;table-side-B-4-num-copies&quot; data-deck=&quot;side&quot; data-id=&quot;B-4&quot; value=&quot;0&quot; min=&quot;0&quot; readonly /&gt;&lt;button type=&quot;button&quot; class=&quot;btn btn-outline-secondary btn-number&quot; data-type=&quot;plus&quot; data-deck=&quot;side&quot; data-id=&quot;B-4&quot;&gt;+&lt;/button&gt;&lt;/div&gt;&lt;/td&gt;&lt;/tr&gt;" calcext:value-type="string">
            <text:p>&lt;tr data-expansion="11" data-type="1" data-color="4" data-term="1"&gt;&lt;td&gt;B-4&lt;/td&gt;&lt;td&gt;フェルディナンド・マゼラン&lt;/td&gt;&lt;td&gt;&lt;div class="input-group"&gt;&lt;button type="button" class="btn btn-outline-secondary btn-number" data-type="minus" data-deck="main" data-id="B-4" disabled&gt;-&lt;/button&gt;&lt;input type="text" class="form-control input-number" name="table-main-B-4-num-copies" data-deck="main" data-id="B-4" value="0" min="0" readonly /&gt;&lt;button type="button" class="btn btn-outline-secondary btn-number" data-type="plus" data-deck="main" data-id="B-4"&gt;+&lt;/button&gt;&lt;/div&gt;&lt;/td&gt;&lt;td&gt;&lt;div class="input-group"&gt;&lt;button type="button" class="btn btn-outline-secondary btn-number" data-type="minus" data-deck="side" data-id="B-4" disabled&gt;-&lt;/button&gt;&lt;input type="text" class="form-control input-number" name="table-side-B-4-num-copies" data-deck="side" data-id="B-4" value="0" min="0" readonly /&gt;&lt;button type="button" class="btn btn-outline-secondary btn-number" data-type="plus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O19];[$HTML.$C$1];[.$B19];[$HTML.$D$1];[.$B19];[$HTML.$E$1];[.$B19];[$HTML.$F$1];[.$B19];[$HTML.$G$1])" office:value-type="string" office:string-value="&lt;div class=&quot;container-card position-relative me-2 mb-2&quot; id=&quot;main-B-5&quot;&gt;&lt;img class=&quot;d-block&quot; width=&quot;80&quot; height=&quot;112&quot; src=&quot;https://one-draw.jp/ijinden/cardlist/B01/card/B_005.png&quot; /&gt;&lt;div class=&quot;container-num-copies position-absolute bottom-0 start-0 px-1&quot; id=&quot;main-B-5-num-copies&quot;&gt;0&lt;/div&gt;&lt;button type=&quot;button&quot; class=&quot;btn btn-secondary btn-number btn-sm btn-pop position-absolute top-0 start-0&quot; data-type=&quot;minus&quot; data-deck=&quot;main&quot; data-id=&quot;B-5&quot;&gt;-&lt;/button&gt;&lt;button type=&quot;button&quot; class=&quot;btn btn-secondary btn-number btn-sm btn-push position-absolute top-0 end-0&quot; data-type=&quot;plus&quot; data-deck=&quot;main&quot; data-id=&quot;B-5&quot;&gt;+&lt;/button&gt;&lt;button type=&quot;button&quot; class=&quot;btn btn-secondary btn-number btn-sm btn-drop position-absolute bottom-0 end-0&quot; data-type=&quot;drop&quot; data-id=&quot;B-5&quot;&gt;v&lt;/button&gt;&lt;/div&gt;" calcext:value-type="string">
            <text:p>&lt;div class="container-card position-relative me-2 mb-2" id="main-B-5"&gt;&lt;img class="d-block" width="80" height="112" src="https://one-draw.jp/ijinden/cardlist/B01/card/B_005.png" /&gt;&lt;div class="container-num-copies position-absolute bottom-0 start-0 px-1" id="main-B-5-num-copies"&gt;0&lt;/div&gt;&lt;button type="button" class="btn btn-secondary btn-number btn-sm btn-pop position-absolute top-0 start-0" data-type="minus" data-deck="main" data-id="B-5"&gt;-&lt;/button&gt;&lt;button type="button" class="btn btn-secondary btn-number btn-sm btn-push position-absolute top-0 end-0" data-type="plus" data-deck="main" data-id="B-5"&gt;+&lt;/button&gt;&lt;button type="button" class="btn btn-secondary btn-number btn-sm btn-drop position-absolute bottom-0 end-0" data-type="drop" data-id="B-5"&gt;v&lt;/button&gt;&lt;/div&gt;</text:p>
          </table:table-cell>
          <table:table-cell table:formula="of:=CONCATENATE([$HTML.$A$2];[.$B19];[$HTML.$B$2];[.$O19];[$HTML.$C$2];[.$B19];[$HTML.$D$2];[.$B19];[$HTML.$E$2];[.$B19];[$HTML.$F$2];[.$B19];[$HTML.$G$2])" office:value-type="string" office:string-value="&lt;div class=&quot;container-card position-relative me-2 mb-2&quot; id=&quot;side-B-5&quot;&gt;&lt;img class=&quot;d-block&quot; width=&quot;80&quot; height=&quot;112&quot; src=&quot;https://one-draw.jp/ijinden/cardlist/B01/card/B_005.png&quot; /&gt;&lt;div class=&quot;container-num-copies position-absolute bottom-0 start-0 px-1&quot; id=&quot;side-B-5-num-copies&quot;&gt;0&lt;/div&gt;&lt;button type=&quot;button&quot; class=&quot;btn btn-secondary btn-number btn-sm btn-pop position-absolute top-0 start-0&quot; data-type=&quot;minus&quot; data-deck=&quot;side&quot; data-id=&quot;B-5&quot;&gt;-&lt;/button&gt;&lt;button type=&quot;button&quot; class=&quot;btn btn-secondary btn-number btn-sm btn-push position-absolute top-0 end-0&quot; data-type=&quot;plus&quot; data-deck=&quot;side&quot; data-id=&quot;B-5&quot;&gt;+&lt;/button&gt;&lt;button type=&quot;button&quot; class=&quot;btn btn-secondary btn-number btn-sm btn-raise position-absolute bottom-0 end-0&quot; data-type=&quot;raise&quot; data-id=&quot;B-5&quot;&gt;^&lt;/button&gt;&lt;/div&gt;" calcext:value-type="string">
            <text:p>&lt;div class="container-card position-relative me-2 mb-2" id="side-B-5"&gt;&lt;img class="d-block" width="80" height="112" src="https://one-draw.jp/ijinden/cardlist/B01/card/B_005.png" /&gt;&lt;div class="container-num-copies position-absolute bottom-0 start-0 px-1" id="side-B-5-num-copies"&gt;0&lt;/div&gt;&lt;button type="button" class="btn btn-secondary btn-number btn-sm btn-pop position-absolute top-0 start-0" data-type="minus" data-deck="side" data-id="B-5"&gt;-&lt;/button&gt;&lt;button type="button" class="btn btn-secondary btn-number btn-sm btn-push position-absolute top-0 end-0" data-type="plus" data-deck="side" data-id="B-5"&gt;+&lt;/button&gt;&lt;button type="button" class="btn btn-secondary btn-number btn-sm btn-raise position-absolute bottom-0 end-0" data-type="raise" data-id="B-5"&gt;^&lt;/button&gt;&lt;/div&gt;</text:p>
          </table:table-cell>
          <table:table-cell table:formula="of:=CONCATENATE([$HTML.$A$3];[.F19];[$HTML.$B$3];[.H19];[$HTML.$C$3];[.J19];[$HTML.$D$3];[.N19];[$HTML.$E$3];[.B19];[$HTML.$F$3];[.D19];[$HTML.$G$3];[.B19];[$HTML.$H$3];[.B19];[$HTML.$I$3];[.B19];[$HTML.$J$3];[.B19];[$HTML.$K$3];[.B19];[$HTML.$L$3];[.B19];[$HTML.$M$3];[.B19];[$HTML.$N$3];[.B19];[$HTML.$O$3])" office:value-type="string" office:string-value="&lt;tr data-expansion=&quot;11&quot; data-type=&quot;1&quot; data-color=&quot;4&quot; data-term=&quot;0&quot;&gt;&lt;td&gt;B-5&lt;/td&gt;&lt;td&gt;ラファエロ・サンティ&lt;/td&gt;&lt;td&gt;&lt;div class=&quot;input-group&quot;&gt;&lt;button type=&quot;button&quot; class=&quot;btn btn-outline-secondary btn-number&quot; data-type=&quot;minus&quot; data-deck=&quot;main&quot; data-id=&quot;B-5&quot; disabled&gt;-&lt;/button&gt;&lt;input type=&quot;text&quot; class=&quot;form-control input-number&quot; name=&quot;table-main-B-5-num-copies&quot; data-deck=&quot;main&quot; data-id=&quot;B-5&quot; value=&quot;0&quot; min=&quot;0&quot; readonly /&gt;&lt;button type=&quot;button&quot; class=&quot;btn btn-outline-secondary btn-number&quot; data-type=&quot;plus&quot; data-deck=&quot;main&quot; data-id=&quot;B-5&quot;&gt;+&lt;/button&gt;&lt;/div&gt;&lt;/td&gt;&lt;td&gt;&lt;div class=&quot;input-group&quot;&gt;&lt;button type=&quot;button&quot; class=&quot;btn btn-outline-secondary btn-number&quot; data-type=&quot;minus&quot; data-deck=&quot;side&quot; data-id=&quot;B-5&quot; disabled&gt;-&lt;/button&gt;&lt;input type=&quot;text&quot; class=&quot;form-control input-number&quot; name=&quot;table-side-B-5-num-copies&quot; data-deck=&quot;side&quot; data-id=&quot;B-5&quot; value=&quot;0&quot; min=&quot;0&quot; readonly /&gt;&lt;button type=&quot;button&quot; class=&quot;btn btn-outline-secondary btn-number&quot; data-type=&quot;plus&quot; data-deck=&quot;side&quot; data-id=&quot;B-5&quot;&gt;+&lt;/button&gt;&lt;/div&gt;&lt;/td&gt;&lt;/tr&gt;" calcext:value-type="string">
            <text:p>&lt;tr data-expansion="11" data-type="1" data-color="4" data-term="0"&gt;&lt;td&gt;B-5&lt;/td&gt;&lt;td&gt;ラファエロ・サンティ&lt;/td&gt;&lt;td&gt;&lt;div class="input-group"&gt;&lt;button type="button" class="btn btn-outline-secondary btn-number" data-type="minus" data-deck="main" data-id="B-5" disabled&gt;-&lt;/button&gt;&lt;input type="text" class="form-control input-number" name="table-main-B-5-num-copies" data-deck="main" data-id="B-5" value="0" min="0" readonly /&gt;&lt;button type="button" class="btn btn-outline-secondary btn-number" data-type="plus" data-deck="main" data-id="B-5"&gt;+&lt;/button&gt;&lt;/div&gt;&lt;/td&gt;&lt;td&gt;&lt;div class="input-group"&gt;&lt;button type="button" class="btn btn-outline-secondary btn-number" data-type="minus" data-deck="side" data-id="B-5" disabled&gt;-&lt;/button&gt;&lt;input type="text" class="form-control input-number" name="table-side-B-5-num-copies" data-deck="side" data-id="B-5" value="0" min="0" readonly /&gt;&lt;button type="button" class="btn btn-outline-secondary btn-number" data-type="plus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O20];[$HTML.$C$1];[.$B20];[$HTML.$D$1];[.$B20];[$HTML.$E$1];[.$B20];[$HTML.$F$1];[.$B20];[$HTML.$G$1])" office:value-type="string" office:string-value="&lt;div class=&quot;container-card position-relative me-2 mb-2&quot; id=&quot;main-B-6&quot;&gt;&lt;img class=&quot;d-block&quot; width=&quot;80&quot; height=&quot;112&quot; src=&quot;https://one-draw.jp/ijinden/cardlist/B01/card/B_006.png&quot; /&gt;&lt;div class=&quot;container-num-copies position-absolute bottom-0 start-0 px-1&quot; id=&quot;main-B-6-num-copies&quot;&gt;0&lt;/div&gt;&lt;button type=&quot;button&quot; class=&quot;btn btn-secondary btn-number btn-sm btn-pop position-absolute top-0 start-0&quot; data-type=&quot;minus&quot; data-deck=&quot;main&quot; data-id=&quot;B-6&quot;&gt;-&lt;/button&gt;&lt;button type=&quot;button&quot; class=&quot;btn btn-secondary btn-number btn-sm btn-push position-absolute top-0 end-0&quot; data-type=&quot;plus&quot; data-deck=&quot;main&quot; data-id=&quot;B-6&quot;&gt;+&lt;/button&gt;&lt;button type=&quot;button&quot; class=&quot;btn btn-secondary btn-number btn-sm btn-drop position-absolute bottom-0 end-0&quot; data-type=&quot;drop&quot; data-id=&quot;B-6&quot;&gt;v&lt;/button&gt;&lt;/div&gt;" calcext:value-type="string">
            <text:p>&lt;div class="container-card position-relative me-2 mb-2" id="main-B-6"&gt;&lt;img class="d-block" width="80" height="112" src="https://one-draw.jp/ijinden/cardlist/B01/card/B_006.png" /&gt;&lt;div class="container-num-copies position-absolute bottom-0 start-0 px-1" id="main-B-6-num-copies"&gt;0&lt;/div&gt;&lt;button type="button" class="btn btn-secondary btn-number btn-sm btn-pop position-absolute top-0 start-0" data-type="minus" data-deck="main" data-id="B-6"&gt;-&lt;/button&gt;&lt;button type="button" class="btn btn-secondary btn-number btn-sm btn-push position-absolute top-0 end-0" data-type="plus" data-deck="main" data-id="B-6"&gt;+&lt;/button&gt;&lt;button type="button" class="btn btn-secondary btn-number btn-sm btn-drop position-absolute bottom-0 end-0" data-type="drop" data-id="B-6"&gt;v&lt;/button&gt;&lt;/div&gt;</text:p>
          </table:table-cell>
          <table:table-cell table:formula="of:=CONCATENATE([$HTML.$A$2];[.$B20];[$HTML.$B$2];[.$O20];[$HTML.$C$2];[.$B20];[$HTML.$D$2];[.$B20];[$HTML.$E$2];[.$B20];[$HTML.$F$2];[.$B20];[$HTML.$G$2])" office:value-type="string" office:string-value="&lt;div class=&quot;container-card position-relative me-2 mb-2&quot; id=&quot;side-B-6&quot;&gt;&lt;img class=&quot;d-block&quot; width=&quot;80&quot; height=&quot;112&quot; src=&quot;https://one-draw.jp/ijinden/cardlist/B01/card/B_006.png&quot; /&gt;&lt;div class=&quot;container-num-copies position-absolute bottom-0 start-0 px-1&quot; id=&quot;side-B-6-num-copies&quot;&gt;0&lt;/div&gt;&lt;button type=&quot;button&quot; class=&quot;btn btn-secondary btn-number btn-sm btn-pop position-absolute top-0 start-0&quot; data-type=&quot;minus&quot; data-deck=&quot;side&quot; data-id=&quot;B-6&quot;&gt;-&lt;/button&gt;&lt;button type=&quot;button&quot; class=&quot;btn btn-secondary btn-number btn-sm btn-push position-absolute top-0 end-0&quot; data-type=&quot;plus&quot; data-deck=&quot;side&quot; data-id=&quot;B-6&quot;&gt;+&lt;/button&gt;&lt;button type=&quot;button&quot; class=&quot;btn btn-secondary btn-number btn-sm btn-raise position-absolute bottom-0 end-0&quot; data-type=&quot;raise&quot; data-id=&quot;B-6&quot;&gt;^&lt;/button&gt;&lt;/div&gt;" calcext:value-type="string">
            <text:p>&lt;div class="container-card position-relative me-2 mb-2" id="side-B-6"&gt;&lt;img class="d-block" width="80" height="112" src="https://one-draw.jp/ijinden/cardlist/B01/card/B_006.png" /&gt;&lt;div class="container-num-copies position-absolute bottom-0 start-0 px-1" id="side-B-6-num-copies"&gt;0&lt;/div&gt;&lt;button type="button" class="btn btn-secondary btn-number btn-sm btn-pop position-absolute top-0 start-0" data-type="minus" data-deck="side" data-id="B-6"&gt;-&lt;/button&gt;&lt;button type="button" class="btn btn-secondary btn-number btn-sm btn-push position-absolute top-0 end-0" data-type="plus" data-deck="side" data-id="B-6"&gt;+&lt;/button&gt;&lt;button type="button" class="btn btn-secondary btn-number btn-sm btn-raise position-absolute bottom-0 end-0" data-type="raise" data-id="B-6"&gt;^&lt;/button&gt;&lt;/div&gt;</text:p>
          </table:table-cell>
          <table:table-cell table:formula="of:=CONCATENATE([$HTML.$A$3];[.F20];[$HTML.$B$3];[.H20];[$HTML.$C$3];[.J20];[$HTML.$D$3];[.N20];[$HTML.$E$3];[.B20];[$HTML.$F$3];[.D20];[$HTML.$G$3];[.B20];[$HTML.$H$3];[.B20];[$HTML.$I$3];[.B20];[$HTML.$J$3];[.B20];[$HTML.$K$3];[.B20];[$HTML.$L$3];[.B20];[$HTML.$M$3];[.B20];[$HTML.$N$3];[.B20];[$HTML.$O$3])" office:value-type="string" office:string-value="&lt;tr data-expansion=&quot;11&quot; data-type=&quot;1&quot; data-color=&quot;4&quot; data-term=&quot;0&quot;&gt;&lt;td&gt;B-6&lt;/td&gt;&lt;td&gt;ジャン・カルヴァン&lt;/td&gt;&lt;td&gt;&lt;div class=&quot;input-group&quot;&gt;&lt;button type=&quot;button&quot; class=&quot;btn btn-outline-secondary btn-number&quot; data-type=&quot;minus&quot; data-deck=&quot;main&quot; data-id=&quot;B-6&quot; disabled&gt;-&lt;/button&gt;&lt;input type=&quot;text&quot; class=&quot;form-control input-number&quot; name=&quot;table-main-B-6-num-copies&quot; data-deck=&quot;main&quot; data-id=&quot;B-6&quot; value=&quot;0&quot; min=&quot;0&quot; readonly /&gt;&lt;button type=&quot;button&quot; class=&quot;btn btn-outline-secondary btn-number&quot; data-type=&quot;plus&quot; data-deck=&quot;main&quot; data-id=&quot;B-6&quot;&gt;+&lt;/button&gt;&lt;/div&gt;&lt;/td&gt;&lt;td&gt;&lt;div class=&quot;input-group&quot;&gt;&lt;button type=&quot;button&quot; class=&quot;btn btn-outline-secondary btn-number&quot; data-type=&quot;minus&quot; data-deck=&quot;side&quot; data-id=&quot;B-6&quot; disabled&gt;-&lt;/button&gt;&lt;input type=&quot;text&quot; class=&quot;form-control input-number&quot; name=&quot;table-side-B-6-num-copies&quot; data-deck=&quot;side&quot; data-id=&quot;B-6&quot; value=&quot;0&quot; min=&quot;0&quot; readonly /&gt;&lt;button type=&quot;button&quot; class=&quot;btn btn-outline-secondary btn-number&quot; data-type=&quot;plus&quot; data-deck=&quot;side&quot; data-id=&quot;B-6&quot;&gt;+&lt;/button&gt;&lt;/div&gt;&lt;/td&gt;&lt;/tr&gt;" calcext:value-type="string">
            <text:p>&lt;tr data-expansion="11" data-type="1" data-color="4" data-term="0"&gt;&lt;td&gt;B-6&lt;/td&gt;&lt;td&gt;ジャン・カルヴァン&lt;/td&gt;&lt;td&gt;&lt;div class="input-group"&gt;&lt;button type="button" class="btn btn-outline-secondary btn-number" data-type="minus" data-deck="main" data-id="B-6" disabled&gt;-&lt;/button&gt;&lt;input type="text" class="form-control input-number" name="table-main-B-6-num-copies" data-deck="main" data-id="B-6" value="0" min="0" readonly /&gt;&lt;button type="button" class="btn btn-outline-secondary btn-number" data-type="plus" data-deck="main" data-id="B-6"&gt;+&lt;/button&gt;&lt;/div&gt;&lt;/td&gt;&lt;td&gt;&lt;div class="input-group"&gt;&lt;button type="button" class="btn btn-outline-secondary btn-number" data-type="minus" data-deck="side" data-id="B-6" disabled&gt;-&lt;/button&gt;&lt;input type="text" class="form-control input-number" name="table-side-B-6-num-copies" data-deck="side" data-id="B-6" value="0" min="0" readonly /&gt;&lt;button type="button" class="btn btn-outline-secondary btn-number" data-type="plus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O21];[$HTML.$C$1];[.$B21];[$HTML.$D$1];[.$B21];[$HTML.$E$1];[.$B21];[$HTML.$F$1];[.$B21];[$HTML.$G$1])" office:value-type="string" office:string-value="&lt;div class=&quot;container-card position-relative me-2 mb-2&quot; id=&quot;main-B-7&quot;&gt;&lt;img class=&quot;d-block&quot; width=&quot;80&quot; height=&quot;112&quot; src=&quot;https://one-draw.jp/ijinden/cardlist/B01/card/B_007.png&quot; /&gt;&lt;div class=&quot;container-num-copies position-absolute bottom-0 start-0 px-1&quot; id=&quot;main-B-7-num-copies&quot;&gt;0&lt;/div&gt;&lt;button type=&quot;button&quot; class=&quot;btn btn-secondary btn-number btn-sm btn-pop position-absolute top-0 start-0&quot; data-type=&quot;minus&quot; data-deck=&quot;main&quot; data-id=&quot;B-7&quot;&gt;-&lt;/button&gt;&lt;button type=&quot;button&quot; class=&quot;btn btn-secondary btn-number btn-sm btn-push position-absolute top-0 end-0&quot; data-type=&quot;plus&quot; data-deck=&quot;main&quot; data-id=&quot;B-7&quot;&gt;+&lt;/button&gt;&lt;button type=&quot;button&quot; class=&quot;btn btn-secondary btn-number btn-sm btn-drop position-absolute bottom-0 end-0&quot; data-type=&quot;drop&quot; data-id=&quot;B-7&quot;&gt;v&lt;/button&gt;&lt;/div&gt;" calcext:value-type="string">
            <text:p>&lt;div class="container-card position-relative me-2 mb-2" id="main-B-7"&gt;&lt;img class="d-block" width="80" height="112" src="https://one-draw.jp/ijinden/cardlist/B01/card/B_007.png" /&gt;&lt;div class="container-num-copies position-absolute bottom-0 start-0 px-1" id="main-B-7-num-copies"&gt;0&lt;/div&gt;&lt;button type="button" class="btn btn-secondary btn-number btn-sm btn-pop position-absolute top-0 start-0" data-type="minus" data-deck="main" data-id="B-7"&gt;-&lt;/button&gt;&lt;button type="button" class="btn btn-secondary btn-number btn-sm btn-push position-absolute top-0 end-0" data-type="plus" data-deck="main" data-id="B-7"&gt;+&lt;/button&gt;&lt;button type="button" class="btn btn-secondary btn-number btn-sm btn-drop position-absolute bottom-0 end-0" data-type="drop" data-id="B-7"&gt;v&lt;/button&gt;&lt;/div&gt;</text:p>
          </table:table-cell>
          <table:table-cell table:formula="of:=CONCATENATE([$HTML.$A$2];[.$B21];[$HTML.$B$2];[.$O21];[$HTML.$C$2];[.$B21];[$HTML.$D$2];[.$B21];[$HTML.$E$2];[.$B21];[$HTML.$F$2];[.$B21];[$HTML.$G$2])" office:value-type="string" office:string-value="&lt;div class=&quot;container-card position-relative me-2 mb-2&quot; id=&quot;side-B-7&quot;&gt;&lt;img class=&quot;d-block&quot; width=&quot;80&quot; height=&quot;112&quot; src=&quot;https://one-draw.jp/ijinden/cardlist/B01/card/B_007.png&quot; /&gt;&lt;div class=&quot;container-num-copies position-absolute bottom-0 start-0 px-1&quot; id=&quot;side-B-7-num-copies&quot;&gt;0&lt;/div&gt;&lt;button type=&quot;button&quot; class=&quot;btn btn-secondary btn-number btn-sm btn-pop position-absolute top-0 start-0&quot; data-type=&quot;minus&quot; data-deck=&quot;side&quot; data-id=&quot;B-7&quot;&gt;-&lt;/button&gt;&lt;button type=&quot;button&quot; class=&quot;btn btn-secondary btn-number btn-sm btn-push position-absolute top-0 end-0&quot; data-type=&quot;plus&quot; data-deck=&quot;side&quot; data-id=&quot;B-7&quot;&gt;+&lt;/button&gt;&lt;button type=&quot;button&quot; class=&quot;btn btn-secondary btn-number btn-sm btn-raise position-absolute bottom-0 end-0&quot; data-type=&quot;raise&quot; data-id=&quot;B-7&quot;&gt;^&lt;/button&gt;&lt;/div&gt;" calcext:value-type="string">
            <text:p>&lt;div class="container-card position-relative me-2 mb-2" id="side-B-7"&gt;&lt;img class="d-block" width="80" height="112" src="https://one-draw.jp/ijinden/cardlist/B01/card/B_007.png" /&gt;&lt;div class="container-num-copies position-absolute bottom-0 start-0 px-1" id="side-B-7-num-copies"&gt;0&lt;/div&gt;&lt;button type="button" class="btn btn-secondary btn-number btn-sm btn-pop position-absolute top-0 start-0" data-type="minus" data-deck="side" data-id="B-7"&gt;-&lt;/button&gt;&lt;button type="button" class="btn btn-secondary btn-number btn-sm btn-push position-absolute top-0 end-0" data-type="plus" data-deck="side" data-id="B-7"&gt;+&lt;/button&gt;&lt;button type="button" class="btn btn-secondary btn-number btn-sm btn-raise position-absolute bottom-0 end-0" data-type="raise" data-id="B-7"&gt;^&lt;/button&gt;&lt;/div&gt;</text:p>
          </table:table-cell>
          <table:table-cell table:formula="of:=CONCATENATE([$HTML.$A$3];[.F21];[$HTML.$B$3];[.H21];[$HTML.$C$3];[.J21];[$HTML.$D$3];[.N21];[$HTML.$E$3];[.B21];[$HTML.$F$3];[.D21];[$HTML.$G$3];[.B21];[$HTML.$H$3];[.B21];[$HTML.$I$3];[.B21];[$HTML.$J$3];[.B21];[$HTML.$K$3];[.B21];[$HTML.$L$3];[.B21];[$HTML.$M$3];[.B21];[$HTML.$N$3];[.B21];[$HTML.$O$3])" office:value-type="string" office:string-value="&lt;tr data-expansion=&quot;11&quot; data-type=&quot;1&quot; data-color=&quot;4&quot; data-term=&quot;0&quot;&gt;&lt;td&gt;B-7&lt;/td&gt;&lt;td&gt;武帝&lt;/td&gt;&lt;td&gt;&lt;div class=&quot;input-group&quot;&gt;&lt;button type=&quot;button&quot; class=&quot;btn btn-outline-secondary btn-number&quot; data-type=&quot;minus&quot; data-deck=&quot;main&quot; data-id=&quot;B-7&quot; disabled&gt;-&lt;/button&gt;&lt;input type=&quot;text&quot; class=&quot;form-control input-number&quot; name=&quot;table-main-B-7-num-copies&quot; data-deck=&quot;main&quot; data-id=&quot;B-7&quot; value=&quot;0&quot; min=&quot;0&quot; readonly /&gt;&lt;button type=&quot;button&quot; class=&quot;btn btn-outline-secondary btn-number&quot; data-type=&quot;plus&quot; data-deck=&quot;main&quot; data-id=&quot;B-7&quot;&gt;+&lt;/button&gt;&lt;/div&gt;&lt;/td&gt;&lt;td&gt;&lt;div class=&quot;input-group&quot;&gt;&lt;button type=&quot;button&quot; class=&quot;btn btn-outline-secondary btn-number&quot; data-type=&quot;minus&quot; data-deck=&quot;side&quot; data-id=&quot;B-7&quot; disabled&gt;-&lt;/button&gt;&lt;input type=&quot;text&quot; class=&quot;form-control input-number&quot; name=&quot;table-side-B-7-num-copies&quot; data-deck=&quot;side&quot; data-id=&quot;B-7&quot; value=&quot;0&quot; min=&quot;0&quot; readonly /&gt;&lt;button type=&quot;button&quot; class=&quot;btn btn-outline-secondary btn-number&quot; data-type=&quot;plus&quot; data-deck=&quot;side&quot; data-id=&quot;B-7&quot;&gt;+&lt;/button&gt;&lt;/div&gt;&lt;/td&gt;&lt;/tr&gt;" calcext:value-type="string">
            <text:p>&lt;tr data-expansion="11" data-type="1" data-color="4" data-term="0"&gt;&lt;td&gt;B-7&lt;/td&gt;&lt;td&gt;武帝&lt;/td&gt;&lt;td&gt;&lt;div class="input-group"&gt;&lt;button type="button" class="btn btn-outline-secondary btn-number" data-type="minus" data-deck="main" data-id="B-7" disabled&gt;-&lt;/button&gt;&lt;input type="text" class="form-control input-number" name="table-main-B-7-num-copies" data-deck="main" data-id="B-7" value="0" min="0" readonly /&gt;&lt;button type="button" class="btn btn-outline-secondary btn-number" data-type="plus" data-deck="main" data-id="B-7"&gt;+&lt;/button&gt;&lt;/div&gt;&lt;/td&gt;&lt;td&gt;&lt;div class="input-group"&gt;&lt;button type="button" class="btn btn-outline-secondary btn-number" data-type="minus" data-deck="side" data-id="B-7" disabled&gt;-&lt;/button&gt;&lt;input type="text" class="form-control input-number" name="table-side-B-7-num-copies" data-deck="side" data-id="B-7" value="0" min="0" readonly /&gt;&lt;button type="button" class="btn btn-outline-secondary btn-number" data-type="plus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O22];[$HTML.$C$1];[.$B22];[$HTML.$D$1];[.$B22];[$HTML.$E$1];[.$B22];[$HTML.$F$1];[.$B22];[$HTML.$G$1])" office:value-type="string" office:string-value="&lt;div class=&quot;container-card position-relative me-2 mb-2&quot; id=&quot;main-B-8&quot;&gt;&lt;img class=&quot;d-block&quot; width=&quot;80&quot; height=&quot;112&quot; src=&quot;https://one-draw.jp/ijinden/cardlist/B01/card/B_008.png&quot; /&gt;&lt;div class=&quot;container-num-copies position-absolute bottom-0 start-0 px-1&quot; id=&quot;main-B-8-num-copies&quot;&gt;0&lt;/div&gt;&lt;button type=&quot;button&quot; class=&quot;btn btn-secondary btn-number btn-sm btn-pop position-absolute top-0 start-0&quot; data-type=&quot;minus&quot; data-deck=&quot;main&quot; data-id=&quot;B-8&quot;&gt;-&lt;/button&gt;&lt;button type=&quot;button&quot; class=&quot;btn btn-secondary btn-number btn-sm btn-push position-absolute top-0 end-0&quot; data-type=&quot;plus&quot; data-deck=&quot;main&quot; data-id=&quot;B-8&quot;&gt;+&lt;/button&gt;&lt;button type=&quot;button&quot; class=&quot;btn btn-secondary btn-number btn-sm btn-drop position-absolute bottom-0 end-0&quot; data-type=&quot;drop&quot; data-id=&quot;B-8&quot;&gt;v&lt;/button&gt;&lt;/div&gt;" calcext:value-type="string">
            <text:p>&lt;div class="container-card position-relative me-2 mb-2" id="main-B-8"&gt;&lt;img class="d-block" width="80" height="112" src="https://one-draw.jp/ijinden/cardlist/B01/card/B_008.png" /&gt;&lt;div class="container-num-copies position-absolute bottom-0 start-0 px-1" id="main-B-8-num-copies"&gt;0&lt;/div&gt;&lt;button type="button" class="btn btn-secondary btn-number btn-sm btn-pop position-absolute top-0 start-0" data-type="minus" data-deck="main" data-id="B-8"&gt;-&lt;/button&gt;&lt;button type="button" class="btn btn-secondary btn-number btn-sm btn-push position-absolute top-0 end-0" data-type="plus" data-deck="main" data-id="B-8"&gt;+&lt;/button&gt;&lt;button type="button" class="btn btn-secondary btn-number btn-sm btn-drop position-absolute bottom-0 end-0" data-type="drop" data-id="B-8"&gt;v&lt;/button&gt;&lt;/div&gt;</text:p>
          </table:table-cell>
          <table:table-cell table:formula="of:=CONCATENATE([$HTML.$A$2];[.$B22];[$HTML.$B$2];[.$O22];[$HTML.$C$2];[.$B22];[$HTML.$D$2];[.$B22];[$HTML.$E$2];[.$B22];[$HTML.$F$2];[.$B22];[$HTML.$G$2])" office:value-type="string" office:string-value="&lt;div class=&quot;container-card position-relative me-2 mb-2&quot; id=&quot;side-B-8&quot;&gt;&lt;img class=&quot;d-block&quot; width=&quot;80&quot; height=&quot;112&quot; src=&quot;https://one-draw.jp/ijinden/cardlist/B01/card/B_008.png&quot; /&gt;&lt;div class=&quot;container-num-copies position-absolute bottom-0 start-0 px-1&quot; id=&quot;side-B-8-num-copies&quot;&gt;0&lt;/div&gt;&lt;button type=&quot;button&quot; class=&quot;btn btn-secondary btn-number btn-sm btn-pop position-absolute top-0 start-0&quot; data-type=&quot;minus&quot; data-deck=&quot;side&quot; data-id=&quot;B-8&quot;&gt;-&lt;/button&gt;&lt;button type=&quot;button&quot; class=&quot;btn btn-secondary btn-number btn-sm btn-push position-absolute top-0 end-0&quot; data-type=&quot;plus&quot; data-deck=&quot;side&quot; data-id=&quot;B-8&quot;&gt;+&lt;/button&gt;&lt;button type=&quot;button&quot; class=&quot;btn btn-secondary btn-number btn-sm btn-raise position-absolute bottom-0 end-0&quot; data-type=&quot;raise&quot; data-id=&quot;B-8&quot;&gt;^&lt;/button&gt;&lt;/div&gt;" calcext:value-type="string">
            <text:p>&lt;div class="container-card position-relative me-2 mb-2" id="side-B-8"&gt;&lt;img class="d-block" width="80" height="112" src="https://one-draw.jp/ijinden/cardlist/B01/card/B_008.png" /&gt;&lt;div class="container-num-copies position-absolute bottom-0 start-0 px-1" id="side-B-8-num-copies"&gt;0&lt;/div&gt;&lt;button type="button" class="btn btn-secondary btn-number btn-sm btn-pop position-absolute top-0 start-0" data-type="minus" data-deck="side" data-id="B-8"&gt;-&lt;/button&gt;&lt;button type="button" class="btn btn-secondary btn-number btn-sm btn-push position-absolute top-0 end-0" data-type="plus" data-deck="side" data-id="B-8"&gt;+&lt;/button&gt;&lt;button type="button" class="btn btn-secondary btn-number btn-sm btn-raise position-absolute bottom-0 end-0" data-type="raise" data-id="B-8"&gt;^&lt;/button&gt;&lt;/div&gt;</text:p>
          </table:table-cell>
          <table:table-cell table:formula="of:=CONCATENATE([$HTML.$A$3];[.F22];[$HTML.$B$3];[.H22];[$HTML.$C$3];[.J22];[$HTML.$D$3];[.N22];[$HTML.$E$3];[.B22];[$HTML.$F$3];[.D22];[$HTML.$G$3];[.B22];[$HTML.$H$3];[.B22];[$HTML.$I$3];[.B22];[$HTML.$J$3];[.B22];[$HTML.$K$3];[.B22];[$HTML.$L$3];[.B22];[$HTML.$M$3];[.B22];[$HTML.$N$3];[.B22];[$HTML.$O$3])" office:value-type="string" office:string-value="&lt;tr data-expansion=&quot;11&quot; data-type=&quot;1&quot; data-color=&quot;4&quot; data-term=&quot;0&quot;&gt;&lt;td&gt;B-8&lt;/td&gt;&lt;td&gt;楊貴妃&lt;/td&gt;&lt;td&gt;&lt;div class=&quot;input-group&quot;&gt;&lt;button type=&quot;button&quot; class=&quot;btn btn-outline-secondary btn-number&quot; data-type=&quot;minus&quot; data-deck=&quot;main&quot; data-id=&quot;B-8&quot; disabled&gt;-&lt;/button&gt;&lt;input type=&quot;text&quot; class=&quot;form-control input-number&quot; name=&quot;table-main-B-8-num-copies&quot; data-deck=&quot;main&quot; data-id=&quot;B-8&quot; value=&quot;0&quot; min=&quot;0&quot; readonly /&gt;&lt;button type=&quot;button&quot; class=&quot;btn btn-outline-secondary btn-number&quot; data-type=&quot;plus&quot; data-deck=&quot;main&quot; data-id=&quot;B-8&quot;&gt;+&lt;/button&gt;&lt;/div&gt;&lt;/td&gt;&lt;td&gt;&lt;div class=&quot;input-group&quot;&gt;&lt;button type=&quot;button&quot; class=&quot;btn btn-outline-secondary btn-number&quot; data-type=&quot;minus&quot; data-deck=&quot;side&quot; data-id=&quot;B-8&quot; disabled&gt;-&lt;/button&gt;&lt;input type=&quot;text&quot; class=&quot;form-control input-number&quot; name=&quot;table-side-B-8-num-copies&quot; data-deck=&quot;side&quot; data-id=&quot;B-8&quot; value=&quot;0&quot; min=&quot;0&quot; readonly /&gt;&lt;button type=&quot;button&quot; class=&quot;btn btn-outline-secondary btn-number&quot; data-type=&quot;plus&quot; data-deck=&quot;side&quot; data-id=&quot;B-8&quot;&gt;+&lt;/button&gt;&lt;/div&gt;&lt;/td&gt;&lt;/tr&gt;" calcext:value-type="string">
            <text:p>&lt;tr data-expansion="11" data-type="1" data-color="4" data-term="0"&gt;&lt;td&gt;B-8&lt;/td&gt;&lt;td&gt;楊貴妃&lt;/td&gt;&lt;td&gt;&lt;div class="input-group"&gt;&lt;button type="button" class="btn btn-outline-secondary btn-number" data-type="minus" data-deck="main" data-id="B-8" disabled&gt;-&lt;/button&gt;&lt;input type="text" class="form-control input-number" name="table-main-B-8-num-copies" data-deck="main" data-id="B-8" value="0" min="0" readonly /&gt;&lt;button type="button" class="btn btn-outline-secondary btn-number" data-type="plus" data-deck="main" data-id="B-8"&gt;+&lt;/button&gt;&lt;/div&gt;&lt;/td&gt;&lt;td&gt;&lt;div class="input-group"&gt;&lt;button type="button" class="btn btn-outline-secondary btn-number" data-type="minus" data-deck="side" data-id="B-8" disabled&gt;-&lt;/button&gt;&lt;input type="text" class="form-control input-number" name="table-side-B-8-num-copies" data-deck="side" data-id="B-8" value="0" min="0" readonly /&gt;&lt;button type="button" class="btn btn-outline-secondary btn-number" data-type="plus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O23];[$HTML.$C$1];[.$B23];[$HTML.$D$1];[.$B23];[$HTML.$E$1];[.$B23];[$HTML.$F$1];[.$B23];[$HTML.$G$1])" office:value-type="string" office:string-value="&lt;div class=&quot;container-card position-relative me-2 mb-2&quot; id=&quot;main-B-9&quot;&gt;&lt;img class=&quot;d-block&quot; width=&quot;80&quot; height=&quot;112&quot; src=&quot;https://one-draw.jp/ijinden/cardlist/B01/card/B_009.png&quot; /&gt;&lt;div class=&quot;container-num-copies position-absolute bottom-0 start-0 px-1&quot; id=&quot;main-B-9-num-copies&quot;&gt;0&lt;/div&gt;&lt;button type=&quot;button&quot; class=&quot;btn btn-secondary btn-number btn-sm btn-pop position-absolute top-0 start-0&quot; data-type=&quot;minus&quot; data-deck=&quot;main&quot; data-id=&quot;B-9&quot;&gt;-&lt;/button&gt;&lt;button type=&quot;button&quot; class=&quot;btn btn-secondary btn-number btn-sm btn-push position-absolute top-0 end-0&quot; data-type=&quot;plus&quot; data-deck=&quot;main&quot; data-id=&quot;B-9&quot;&gt;+&lt;/button&gt;&lt;button type=&quot;button&quot; class=&quot;btn btn-secondary btn-number btn-sm btn-drop position-absolute bottom-0 end-0&quot; data-type=&quot;drop&quot; data-id=&quot;B-9&quot;&gt;v&lt;/button&gt;&lt;/div&gt;" calcext:value-type="string">
            <text:p>&lt;div class="container-card position-relative me-2 mb-2" id="main-B-9"&gt;&lt;img class="d-block" width="80" height="112" src="https://one-draw.jp/ijinden/cardlist/B01/card/B_009.png" /&gt;&lt;div class="container-num-copies position-absolute bottom-0 start-0 px-1" id="main-B-9-num-copies"&gt;0&lt;/div&gt;&lt;button type="button" class="btn btn-secondary btn-number btn-sm btn-pop position-absolute top-0 start-0" data-type="minus" data-deck="main" data-id="B-9"&gt;-&lt;/button&gt;&lt;button type="button" class="btn btn-secondary btn-number btn-sm btn-push position-absolute top-0 end-0" data-type="plus" data-deck="main" data-id="B-9"&gt;+&lt;/button&gt;&lt;button type="button" class="btn btn-secondary btn-number btn-sm btn-drop position-absolute bottom-0 end-0" data-type="drop" data-id="B-9"&gt;v&lt;/button&gt;&lt;/div&gt;</text:p>
          </table:table-cell>
          <table:table-cell table:formula="of:=CONCATENATE([$HTML.$A$2];[.$B23];[$HTML.$B$2];[.$O23];[$HTML.$C$2];[.$B23];[$HTML.$D$2];[.$B23];[$HTML.$E$2];[.$B23];[$HTML.$F$2];[.$B23];[$HTML.$G$2])" office:value-type="string" office:string-value="&lt;div class=&quot;container-card position-relative me-2 mb-2&quot; id=&quot;side-B-9&quot;&gt;&lt;img class=&quot;d-block&quot; width=&quot;80&quot; height=&quot;112&quot; src=&quot;https://one-draw.jp/ijinden/cardlist/B01/card/B_009.png&quot; /&gt;&lt;div class=&quot;container-num-copies position-absolute bottom-0 start-0 px-1&quot; id=&quot;side-B-9-num-copies&quot;&gt;0&lt;/div&gt;&lt;button type=&quot;button&quot; class=&quot;btn btn-secondary btn-number btn-sm btn-pop position-absolute top-0 start-0&quot; data-type=&quot;minus&quot; data-deck=&quot;side&quot; data-id=&quot;B-9&quot;&gt;-&lt;/button&gt;&lt;button type=&quot;button&quot; class=&quot;btn btn-secondary btn-number btn-sm btn-push position-absolute top-0 end-0&quot; data-type=&quot;plus&quot; data-deck=&quot;side&quot; data-id=&quot;B-9&quot;&gt;+&lt;/button&gt;&lt;button type=&quot;button&quot; class=&quot;btn btn-secondary btn-number btn-sm btn-raise position-absolute bottom-0 end-0&quot; data-type=&quot;raise&quot; data-id=&quot;B-9&quot;&gt;^&lt;/button&gt;&lt;/div&gt;" calcext:value-type="string">
            <text:p>&lt;div class="container-card position-relative me-2 mb-2" id="side-B-9"&gt;&lt;img class="d-block" width="80" height="112" src="https://one-draw.jp/ijinden/cardlist/B01/card/B_009.png" /&gt;&lt;div class="container-num-copies position-absolute bottom-0 start-0 px-1" id="side-B-9-num-copies"&gt;0&lt;/div&gt;&lt;button type="button" class="btn btn-secondary btn-number btn-sm btn-pop position-absolute top-0 start-0" data-type="minus" data-deck="side" data-id="B-9"&gt;-&lt;/button&gt;&lt;button type="button" class="btn btn-secondary btn-number btn-sm btn-push position-absolute top-0 end-0" data-type="plus" data-deck="side" data-id="B-9"&gt;+&lt;/button&gt;&lt;button type="button" class="btn btn-secondary btn-number btn-sm btn-raise position-absolute bottom-0 end-0" data-type="raise" data-id="B-9"&gt;^&lt;/button&gt;&lt;/div&gt;</text:p>
          </table:table-cell>
          <table:table-cell table:formula="of:=CONCATENATE([$HTML.$A$3];[.F23];[$HTML.$B$3];[.H23];[$HTML.$C$3];[.J23];[$HTML.$D$3];[.N23];[$HTML.$E$3];[.B23];[$HTML.$F$3];[.D23];[$HTML.$G$3];[.B23];[$HTML.$H$3];[.B23];[$HTML.$I$3];[.B23];[$HTML.$J$3];[.B23];[$HTML.$K$3];[.B23];[$HTML.$L$3];[.B23];[$HTML.$M$3];[.B23];[$HTML.$N$3];[.B23];[$HTML.$O$3])" office:value-type="string" office:string-value="&lt;tr data-expansion=&quot;11&quot; data-type=&quot;2&quot; data-color=&quot;4&quot; data-term=&quot;0&quot;&gt;&lt;td&gt;B-9&lt;/td&gt;&lt;td&gt;モナ・リザ&lt;/td&gt;&lt;td&gt;&lt;div class=&quot;input-group&quot;&gt;&lt;button type=&quot;button&quot; class=&quot;btn btn-outline-secondary btn-number&quot; data-type=&quot;minus&quot; data-deck=&quot;main&quot; data-id=&quot;B-9&quot; disabled&gt;-&lt;/button&gt;&lt;input type=&quot;text&quot; class=&quot;form-control input-number&quot; name=&quot;table-main-B-9-num-copies&quot; data-deck=&quot;main&quot; data-id=&quot;B-9&quot; value=&quot;0&quot; min=&quot;0&quot; readonly /&gt;&lt;button type=&quot;button&quot; class=&quot;btn btn-outline-secondary btn-number&quot; data-type=&quot;plus&quot; data-deck=&quot;main&quot; data-id=&quot;B-9&quot;&gt;+&lt;/button&gt;&lt;/div&gt;&lt;/td&gt;&lt;td&gt;&lt;div class=&quot;input-group&quot;&gt;&lt;button type=&quot;button&quot; class=&quot;btn btn-outline-secondary btn-number&quot; data-type=&quot;minus&quot; data-deck=&quot;side&quot; data-id=&quot;B-9&quot; disabled&gt;-&lt;/button&gt;&lt;input type=&quot;text&quot; class=&quot;form-control input-number&quot; name=&quot;table-side-B-9-num-copies&quot; data-deck=&quot;side&quot; data-id=&quot;B-9&quot; value=&quot;0&quot; min=&quot;0&quot; readonly /&gt;&lt;button type=&quot;button&quot; class=&quot;btn btn-outline-secondary btn-number&quot; data-type=&quot;plus&quot; data-deck=&quot;side&quot; data-id=&quot;B-9&quot;&gt;+&lt;/button&gt;&lt;/div&gt;&lt;/td&gt;&lt;/tr&gt;" calcext:value-type="string">
            <text:p>&lt;tr data-expansion="11" data-type="2" data-color="4" data-term="0"&gt;&lt;td&gt;B-9&lt;/td&gt;&lt;td&gt;モナ・リザ&lt;/td&gt;&lt;td&gt;&lt;div class="input-group"&gt;&lt;button type="button" class="btn btn-outline-secondary btn-number" data-type="minus" data-deck="main" data-id="B-9" disabled&gt;-&lt;/button&gt;&lt;input type="text" class="form-control input-number" name="table-main-B-9-num-copies" data-deck="main" data-id="B-9" value="0" min="0" readonly /&gt;&lt;button type="button" class="btn btn-outline-secondary btn-number" data-type="plus" data-deck="main" data-id="B-9"&gt;+&lt;/button&gt;&lt;/div&gt;&lt;/td&gt;&lt;td&gt;&lt;div class="input-group"&gt;&lt;button type="button" class="btn btn-outline-secondary btn-number" data-type="minus" data-deck="side" data-id="B-9" disabled&gt;-&lt;/button&gt;&lt;input type="text" class="form-control input-number" name="table-side-B-9-num-copies" data-deck="side" data-id="B-9" value="0" min="0" readonly /&gt;&lt;button type="button" class="btn btn-outline-secondary btn-number" data-type="plus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O24];[$HTML.$C$1];[.$B24];[$HTML.$D$1];[.$B24];[$HTML.$E$1];[.$B24];[$HTML.$F$1];[.$B24];[$HTML.$G$1])" office:value-type="string" office:string-value="&lt;div class=&quot;container-card position-relative me-2 mb-2&quot; id=&quot;main-B-10&quot;&gt;&lt;img class=&quot;d-block&quot; width=&quot;80&quot; height=&quot;112&quot; src=&quot;https://one-draw.jp/ijinden/cardlist/B01/card/B_010.png&quot; /&gt;&lt;div class=&quot;container-num-copies position-absolute bottom-0 start-0 px-1&quot; id=&quot;main-B-10-num-copies&quot;&gt;0&lt;/div&gt;&lt;button type=&quot;button&quot; class=&quot;btn btn-secondary btn-number btn-sm btn-pop position-absolute top-0 start-0&quot; data-type=&quot;minus&quot; data-deck=&quot;main&quot; data-id=&quot;B-10&quot;&gt;-&lt;/button&gt;&lt;button type=&quot;button&quot; class=&quot;btn btn-secondary btn-number btn-sm btn-push position-absolute top-0 end-0&quot; data-type=&quot;plus&quot; data-deck=&quot;main&quot; data-id=&quot;B-10&quot;&gt;+&lt;/button&gt;&lt;button type=&quot;button&quot; class=&quot;btn btn-secondary btn-number btn-sm btn-drop position-absolute bottom-0 end-0&quot; data-type=&quot;drop&quot; data-id=&quot;B-10&quot;&gt;v&lt;/button&gt;&lt;/div&gt;" calcext:value-type="string">
            <text:p>&lt;div class="container-card position-relative me-2 mb-2" id="main-B-10"&gt;&lt;img class="d-block" width="80" height="112" src="https://one-draw.jp/ijinden/cardlist/B01/card/B_010.png" /&gt;&lt;div class="container-num-copies position-absolute bottom-0 start-0 px-1" id="main-B-10-num-copies"&gt;0&lt;/div&gt;&lt;button type="button" class="btn btn-secondary btn-number btn-sm btn-pop position-absolute top-0 start-0" data-type="minus" data-deck="main" data-id="B-10"&gt;-&lt;/button&gt;&lt;button type="button" class="btn btn-secondary btn-number btn-sm btn-push position-absolute top-0 end-0" data-type="plus" data-deck="main" data-id="B-10"&gt;+&lt;/button&gt;&lt;button type="button" class="btn btn-secondary btn-number btn-sm btn-drop position-absolute bottom-0 end-0" data-type="drop" data-id="B-10"&gt;v&lt;/button&gt;&lt;/div&gt;</text:p>
          </table:table-cell>
          <table:table-cell table:formula="of:=CONCATENATE([$HTML.$A$2];[.$B24];[$HTML.$B$2];[.$O24];[$HTML.$C$2];[.$B24];[$HTML.$D$2];[.$B24];[$HTML.$E$2];[.$B24];[$HTML.$F$2];[.$B24];[$HTML.$G$2])" office:value-type="string" office:string-value="&lt;div class=&quot;container-card position-relative me-2 mb-2&quot; id=&quot;side-B-10&quot;&gt;&lt;img class=&quot;d-block&quot; width=&quot;80&quot; height=&quot;112&quot; src=&quot;https://one-draw.jp/ijinden/cardlist/B01/card/B_010.png&quot; /&gt;&lt;div class=&quot;container-num-copies position-absolute bottom-0 start-0 px-1&quot; id=&quot;side-B-10-num-copies&quot;&gt;0&lt;/div&gt;&lt;button type=&quot;button&quot; class=&quot;btn btn-secondary btn-number btn-sm btn-pop position-absolute top-0 start-0&quot; data-type=&quot;minus&quot; data-deck=&quot;side&quot; data-id=&quot;B-10&quot;&gt;-&lt;/button&gt;&lt;button type=&quot;button&quot; class=&quot;btn btn-secondary btn-number btn-sm btn-push position-absolute top-0 end-0&quot; data-type=&quot;plus&quot; data-deck=&quot;side&quot; data-id=&quot;B-10&quot;&gt;+&lt;/button&gt;&lt;button type=&quot;button&quot; class=&quot;btn btn-secondary btn-number btn-sm btn-raise position-absolute bottom-0 end-0&quot; data-type=&quot;raise&quot; data-id=&quot;B-10&quot;&gt;^&lt;/button&gt;&lt;/div&gt;" calcext:value-type="string">
            <text:p>&lt;div class="container-card position-relative me-2 mb-2" id="side-B-10"&gt;&lt;img class="d-block" width="80" height="112" src="https://one-draw.jp/ijinden/cardlist/B01/card/B_010.png" /&gt;&lt;div class="container-num-copies position-absolute bottom-0 start-0 px-1" id="side-B-10-num-copies"&gt;0&lt;/div&gt;&lt;button type="button" class="btn btn-secondary btn-number btn-sm btn-pop position-absolute top-0 start-0" data-type="minus" data-deck="side" data-id="B-10"&gt;-&lt;/button&gt;&lt;button type="button" class="btn btn-secondary btn-number btn-sm btn-push position-absolute top-0 end-0" data-type="plus" data-deck="side" data-id="B-10"&gt;+&lt;/button&gt;&lt;button type="button" class="btn btn-secondary btn-number btn-sm btn-raise position-absolute bottom-0 end-0" data-type="raise" data-id="B-10"&gt;^&lt;/button&gt;&lt;/div&gt;</text:p>
          </table:table-cell>
          <table:table-cell table:formula="of:=CONCATENATE([$HTML.$A$3];[.F24];[$HTML.$B$3];[.H24];[$HTML.$C$3];[.J24];[$HTML.$D$3];[.N24];[$HTML.$E$3];[.B24];[$HTML.$F$3];[.D24];[$HTML.$G$3];[.B24];[$HTML.$H$3];[.B24];[$HTML.$I$3];[.B24];[$HTML.$J$3];[.B24];[$HTML.$K$3];[.B24];[$HTML.$L$3];[.B24];[$HTML.$M$3];[.B24];[$HTML.$N$3];[.B24];[$HTML.$O$3])" office:value-type="string" office:string-value="&lt;tr data-expansion=&quot;11&quot; data-type=&quot;2&quot; data-color=&quot;4&quot; data-term=&quot;0&quot;&gt;&lt;td&gt;B-10&lt;/td&gt;&lt;td&gt;革命の広場&lt;/td&gt;&lt;td&gt;&lt;div class=&quot;input-group&quot;&gt;&lt;button type=&quot;button&quot; class=&quot;btn btn-outline-secondary btn-number&quot; data-type=&quot;minus&quot; data-deck=&quot;main&quot; data-id=&quot;B-10&quot; disabled&gt;-&lt;/button&gt;&lt;input type=&quot;text&quot; class=&quot;form-control input-number&quot; name=&quot;table-main-B-10-num-copies&quot; data-deck=&quot;main&quot; data-id=&quot;B-10&quot; value=&quot;0&quot; min=&quot;0&quot; readonly /&gt;&lt;button type=&quot;button&quot; class=&quot;btn btn-outline-secondary btn-number&quot; data-type=&quot;plus&quot; data-deck=&quot;main&quot; data-id=&quot;B-10&quot;&gt;+&lt;/button&gt;&lt;/div&gt;&lt;/td&gt;&lt;td&gt;&lt;div class=&quot;input-group&quot;&gt;&lt;button type=&quot;button&quot; class=&quot;btn btn-outline-secondary btn-number&quot; data-type=&quot;minus&quot; data-deck=&quot;side&quot; data-id=&quot;B-10&quot; disabled&gt;-&lt;/button&gt;&lt;input type=&quot;text&quot; class=&quot;form-control input-number&quot; name=&quot;table-side-B-10-num-copies&quot; data-deck=&quot;side&quot; data-id=&quot;B-10&quot; value=&quot;0&quot; min=&quot;0&quot; readonly /&gt;&lt;button type=&quot;button&quot; class=&quot;btn btn-outline-secondary btn-number&quot; data-type=&quot;plus&quot; data-deck=&quot;side&quot; data-id=&quot;B-10&quot;&gt;+&lt;/button&gt;&lt;/div&gt;&lt;/td&gt;&lt;/tr&gt;" calcext:value-type="string">
            <text:p>&lt;tr data-expansion="11" data-type="2" data-color="4" data-term="0"&gt;&lt;td&gt;B-10&lt;/td&gt;&lt;td&gt;革命の広場&lt;/td&gt;&lt;td&gt;&lt;div class="input-group"&gt;&lt;button type="button" class="btn btn-outline-secondary btn-number" data-type="minus" data-deck="main" data-id="B-10" disabled&gt;-&lt;/button&gt;&lt;input type="text" class="form-control input-number" name="table-main-B-10-num-copies" data-deck="main" data-id="B-10" value="0" min="0" readonly /&gt;&lt;button type="button" class="btn btn-outline-secondary btn-number" data-type="plus" data-deck="main" data-id="B-10"&gt;+&lt;/button&gt;&lt;/div&gt;&lt;/td&gt;&lt;td&gt;&lt;div class="input-group"&gt;&lt;button type="button" class="btn btn-outline-secondary btn-number" data-type="minus" data-deck="side" data-id="B-10" disabled&gt;-&lt;/button&gt;&lt;input type="text" class="form-control input-number" name="table-side-B-10-num-copies" data-deck="side" data-id="B-10" value="0" min="0" readonly /&gt;&lt;button type="button" class="btn btn-outline-secondary btn-number" data-type="plus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O25];[$HTML.$C$1];[.$B25];[$HTML.$D$1];[.$B25];[$HTML.$E$1];[.$B25];[$HTML.$F$1];[.$B25];[$HTML.$G$1])" office:value-type="string" office:string-value="&lt;div class=&quot;container-card position-relative me-2 mb-2&quot; id=&quot;main-B-11&quot;&gt;&lt;img class=&quot;d-block&quot; width=&quot;80&quot; height=&quot;112&quot; src=&quot;https://one-draw.jp/ijinden/cardlist/B01/card/B_011.png&quot; /&gt;&lt;div class=&quot;container-num-copies position-absolute bottom-0 start-0 px-1&quot; id=&quot;main-B-11-num-copies&quot;&gt;0&lt;/div&gt;&lt;button type=&quot;button&quot; class=&quot;btn btn-secondary btn-number btn-sm btn-pop position-absolute top-0 start-0&quot; data-type=&quot;minus&quot; data-deck=&quot;main&quot; data-id=&quot;B-11&quot;&gt;-&lt;/button&gt;&lt;button type=&quot;button&quot; class=&quot;btn btn-secondary btn-number btn-sm btn-push position-absolute top-0 end-0&quot; data-type=&quot;plus&quot; data-deck=&quot;main&quot; data-id=&quot;B-11&quot;&gt;+&lt;/button&gt;&lt;button type=&quot;button&quot; class=&quot;btn btn-secondary btn-number btn-sm btn-drop position-absolute bottom-0 end-0&quot; data-type=&quot;drop&quot; data-id=&quot;B-11&quot;&gt;v&lt;/button&gt;&lt;/div&gt;" calcext:value-type="string">
            <text:p>&lt;div class="container-card position-relative me-2 mb-2" id="main-B-11"&gt;&lt;img class="d-block" width="80" height="112" src="https://one-draw.jp/ijinden/cardlist/B01/card/B_011.png" /&gt;&lt;div class="container-num-copies position-absolute bottom-0 start-0 px-1" id="main-B-11-num-copies"&gt;0&lt;/div&gt;&lt;button type="button" class="btn btn-secondary btn-number btn-sm btn-pop position-absolute top-0 start-0" data-type="minus" data-deck="main" data-id="B-11"&gt;-&lt;/button&gt;&lt;button type="button" class="btn btn-secondary btn-number btn-sm btn-push position-absolute top-0 end-0" data-type="plus" data-deck="main" data-id="B-11"&gt;+&lt;/button&gt;&lt;button type="button" class="btn btn-secondary btn-number btn-sm btn-drop position-absolute bottom-0 end-0" data-type="drop" data-id="B-11"&gt;v&lt;/button&gt;&lt;/div&gt;</text:p>
          </table:table-cell>
          <table:table-cell table:formula="of:=CONCATENATE([$HTML.$A$2];[.$B25];[$HTML.$B$2];[.$O25];[$HTML.$C$2];[.$B25];[$HTML.$D$2];[.$B25];[$HTML.$E$2];[.$B25];[$HTML.$F$2];[.$B25];[$HTML.$G$2])" office:value-type="string" office:string-value="&lt;div class=&quot;container-card position-relative me-2 mb-2&quot; id=&quot;side-B-11&quot;&gt;&lt;img class=&quot;d-block&quot; width=&quot;80&quot; height=&quot;112&quot; src=&quot;https://one-draw.jp/ijinden/cardlist/B01/card/B_011.png&quot; /&gt;&lt;div class=&quot;container-num-copies position-absolute bottom-0 start-0 px-1&quot; id=&quot;side-B-11-num-copies&quot;&gt;0&lt;/div&gt;&lt;button type=&quot;button&quot; class=&quot;btn btn-secondary btn-number btn-sm btn-pop position-absolute top-0 start-0&quot; data-type=&quot;minus&quot; data-deck=&quot;side&quot; data-id=&quot;B-11&quot;&gt;-&lt;/button&gt;&lt;button type=&quot;button&quot; class=&quot;btn btn-secondary btn-number btn-sm btn-push position-absolute top-0 end-0&quot; data-type=&quot;plus&quot; data-deck=&quot;side&quot; data-id=&quot;B-11&quot;&gt;+&lt;/button&gt;&lt;button type=&quot;button&quot; class=&quot;btn btn-secondary btn-number btn-sm btn-raise position-absolute bottom-0 end-0&quot; data-type=&quot;raise&quot; data-id=&quot;B-11&quot;&gt;^&lt;/button&gt;&lt;/div&gt;" calcext:value-type="string">
            <text:p>&lt;div class="container-card position-relative me-2 mb-2" id="side-B-11"&gt;&lt;img class="d-block" width="80" height="112" src="https://one-draw.jp/ijinden/cardlist/B01/card/B_011.png" /&gt;&lt;div class="container-num-copies position-absolute bottom-0 start-0 px-1" id="side-B-11-num-copies"&gt;0&lt;/div&gt;&lt;button type="button" class="btn btn-secondary btn-number btn-sm btn-pop position-absolute top-0 start-0" data-type="minus" data-deck="side" data-id="B-11"&gt;-&lt;/button&gt;&lt;button type="button" class="btn btn-secondary btn-number btn-sm btn-push position-absolute top-0 end-0" data-type="plus" data-deck="side" data-id="B-11"&gt;+&lt;/button&gt;&lt;button type="button" class="btn btn-secondary btn-number btn-sm btn-raise position-absolute bottom-0 end-0" data-type="raise" data-id="B-11"&gt;^&lt;/button&gt;&lt;/div&gt;</text:p>
          </table:table-cell>
          <table:table-cell table:formula="of:=CONCATENATE([$HTML.$A$3];[.F25];[$HTML.$B$3];[.H25];[$HTML.$C$3];[.J25];[$HTML.$D$3];[.N25];[$HTML.$E$3];[.B25];[$HTML.$F$3];[.D25];[$HTML.$G$3];[.B25];[$HTML.$H$3];[.B25];[$HTML.$I$3];[.B25];[$HTML.$J$3];[.B25];[$HTML.$K$3];[.B25];[$HTML.$L$3];[.B25];[$HTML.$M$3];[.B25];[$HTML.$N$3];[.B25];[$HTML.$O$3])" office:value-type="string" office:string-value="&lt;tr data-expansion=&quot;11&quot; data-type=&quot;3&quot; data-color=&quot;4&quot; data-term=&quot;0&quot;&gt;&lt;td&gt;B-11&lt;/td&gt;&lt;td&gt;フリート&lt;/td&gt;&lt;td&gt;&lt;div class=&quot;input-group&quot;&gt;&lt;button type=&quot;button&quot; class=&quot;btn btn-outline-secondary btn-number&quot; data-type=&quot;minus&quot; data-deck=&quot;main&quot; data-id=&quot;B-11&quot; disabled&gt;-&lt;/button&gt;&lt;input type=&quot;text&quot; class=&quot;form-control input-number&quot; name=&quot;table-main-B-11-num-copies&quot; data-deck=&quot;main&quot; data-id=&quot;B-11&quot; value=&quot;0&quot; min=&quot;0&quot; readonly /&gt;&lt;button type=&quot;button&quot; class=&quot;btn btn-outline-secondary btn-number&quot; data-type=&quot;plus&quot; data-deck=&quot;main&quot; data-id=&quot;B-11&quot;&gt;+&lt;/button&gt;&lt;/div&gt;&lt;/td&gt;&lt;td&gt;&lt;div class=&quot;input-group&quot;&gt;&lt;button type=&quot;button&quot; class=&quot;btn btn-outline-secondary btn-number&quot; data-type=&quot;minus&quot; data-deck=&quot;side&quot; data-id=&quot;B-11&quot; disabled&gt;-&lt;/button&gt;&lt;input type=&quot;text&quot; class=&quot;form-control input-number&quot; name=&quot;table-side-B-11-num-copies&quot; data-deck=&quot;side&quot; data-id=&quot;B-11&quot; value=&quot;0&quot; min=&quot;0&quot; readonly /&gt;&lt;button type=&quot;button&quot; class=&quot;btn btn-outline-secondary btn-number&quot; data-type=&quot;plus&quot; data-deck=&quot;side&quot; data-id=&quot;B-11&quot;&gt;+&lt;/button&gt;&lt;/div&gt;&lt;/td&gt;&lt;/tr&gt;" calcext:value-type="string">
            <text:p>&lt;tr data-expansion="11" data-type="3" data-color="4" data-term="0"&gt;&lt;td&gt;B-11&lt;/td&gt;&lt;td&gt;フリート&lt;/td&gt;&lt;td&gt;&lt;div class="input-group"&gt;&lt;button type="button" class="btn btn-outline-secondary btn-number" data-type="minus" data-deck="main" data-id="B-11" disabled&gt;-&lt;/button&gt;&lt;input type="text" class="form-control input-number" name="table-main-B-11-num-copies" data-deck="main" data-id="B-11" value="0" min="0" readonly /&gt;&lt;button type="button" class="btn btn-outline-secondary btn-number" data-type="plus" data-deck="main" data-id="B-11"&gt;+&lt;/button&gt;&lt;/div&gt;&lt;/td&gt;&lt;td&gt;&lt;div class="input-group"&gt;&lt;button type="button" class="btn btn-outline-secondary btn-number" data-type="minus" data-deck="side" data-id="B-11" disabled&gt;-&lt;/button&gt;&lt;input type="text" class="form-control input-number" name="table-side-B-11-num-copies" data-deck="side" data-id="B-11" value="0" min="0" readonly /&gt;&lt;button type="button" class="btn btn-outline-secondary btn-number" data-type="plus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O26];[$HTML.$C$1];[.$B26];[$HTML.$D$1];[.$B26];[$HTML.$E$1];[.$B26];[$HTML.$F$1];[.$B26];[$HTML.$G$1])" office:value-type="string" office:string-value="&lt;div class=&quot;container-card position-relative me-2 mb-2&quot; id=&quot;main-B-12&quot;&gt;&lt;img class=&quot;d-block&quot; width=&quot;80&quot; height=&quot;112&quot; src=&quot;https://one-draw.jp/ijinden/cardlist/B01/card/B_012.png&quot; /&gt;&lt;div class=&quot;container-num-copies position-absolute bottom-0 start-0 px-1&quot; id=&quot;main-B-12-num-copies&quot;&gt;0&lt;/div&gt;&lt;button type=&quot;button&quot; class=&quot;btn btn-secondary btn-number btn-sm btn-pop position-absolute top-0 start-0&quot; data-type=&quot;minus&quot; data-deck=&quot;main&quot; data-id=&quot;B-12&quot;&gt;-&lt;/button&gt;&lt;button type=&quot;button&quot; class=&quot;btn btn-secondary btn-number btn-sm btn-push position-absolute top-0 end-0&quot; data-type=&quot;plus&quot; data-deck=&quot;main&quot; data-id=&quot;B-12&quot;&gt;+&lt;/button&gt;&lt;button type=&quot;button&quot; class=&quot;btn btn-secondary btn-number btn-sm btn-drop position-absolute bottom-0 end-0&quot; data-type=&quot;drop&quot; data-id=&quot;B-12&quot;&gt;v&lt;/button&gt;&lt;/div&gt;" calcext:value-type="string">
            <text:p>&lt;div class="container-card position-relative me-2 mb-2" id="main-B-12"&gt;&lt;img class="d-block" width="80" height="112" src="https://one-draw.jp/ijinden/cardlist/B01/card/B_012.png" /&gt;&lt;div class="container-num-copies position-absolute bottom-0 start-0 px-1" id="main-B-12-num-copies"&gt;0&lt;/div&gt;&lt;button type="button" class="btn btn-secondary btn-number btn-sm btn-pop position-absolute top-0 start-0" data-type="minus" data-deck="main" data-id="B-12"&gt;-&lt;/button&gt;&lt;button type="button" class="btn btn-secondary btn-number btn-sm btn-push position-absolute top-0 end-0" data-type="plus" data-deck="main" data-id="B-12"&gt;+&lt;/button&gt;&lt;button type="button" class="btn btn-secondary btn-number btn-sm btn-drop position-absolute bottom-0 end-0" data-type="drop" data-id="B-12"&gt;v&lt;/button&gt;&lt;/div&gt;</text:p>
          </table:table-cell>
          <table:table-cell table:formula="of:=CONCATENATE([$HTML.$A$2];[.$B26];[$HTML.$B$2];[.$O26];[$HTML.$C$2];[.$B26];[$HTML.$D$2];[.$B26];[$HTML.$E$2];[.$B26];[$HTML.$F$2];[.$B26];[$HTML.$G$2])" office:value-type="string" office:string-value="&lt;div class=&quot;container-card position-relative me-2 mb-2&quot; id=&quot;side-B-12&quot;&gt;&lt;img class=&quot;d-block&quot; width=&quot;80&quot; height=&quot;112&quot; src=&quot;https://one-draw.jp/ijinden/cardlist/B01/card/B_012.png&quot; /&gt;&lt;div class=&quot;container-num-copies position-absolute bottom-0 start-0 px-1&quot; id=&quot;side-B-12-num-copies&quot;&gt;0&lt;/div&gt;&lt;button type=&quot;button&quot; class=&quot;btn btn-secondary btn-number btn-sm btn-pop position-absolute top-0 start-0&quot; data-type=&quot;minus&quot; data-deck=&quot;side&quot; data-id=&quot;B-12&quot;&gt;-&lt;/button&gt;&lt;button type=&quot;button&quot; class=&quot;btn btn-secondary btn-number btn-sm btn-push position-absolute top-0 end-0&quot; data-type=&quot;plus&quot; data-deck=&quot;side&quot; data-id=&quot;B-12&quot;&gt;+&lt;/button&gt;&lt;button type=&quot;button&quot; class=&quot;btn btn-secondary btn-number btn-sm btn-raise position-absolute bottom-0 end-0&quot; data-type=&quot;raise&quot; data-id=&quot;B-12&quot;&gt;^&lt;/button&gt;&lt;/div&gt;" calcext:value-type="string">
            <text:p>&lt;div class="container-card position-relative me-2 mb-2" id="side-B-12"&gt;&lt;img class="d-block" width="80" height="112" src="https://one-draw.jp/ijinden/cardlist/B01/card/B_012.png" /&gt;&lt;div class="container-num-copies position-absolute bottom-0 start-0 px-1" id="side-B-12-num-copies"&gt;0&lt;/div&gt;&lt;button type="button" class="btn btn-secondary btn-number btn-sm btn-pop position-absolute top-0 start-0" data-type="minus" data-deck="side" data-id="B-12"&gt;-&lt;/button&gt;&lt;button type="button" class="btn btn-secondary btn-number btn-sm btn-push position-absolute top-0 end-0" data-type="plus" data-deck="side" data-id="B-12"&gt;+&lt;/button&gt;&lt;button type="button" class="btn btn-secondary btn-number btn-sm btn-raise position-absolute bottom-0 end-0" data-type="raise" data-id="B-12"&gt;^&lt;/button&gt;&lt;/div&gt;</text:p>
          </table:table-cell>
          <table:table-cell table:formula="of:=CONCATENATE([$HTML.$A$3];[.F26];[$HTML.$B$3];[.H26];[$HTML.$C$3];[.J26];[$HTML.$D$3];[.N26];[$HTML.$E$3];[.B26];[$HTML.$F$3];[.D26];[$HTML.$G$3];[.B26];[$HTML.$H$3];[.B26];[$HTML.$I$3];[.B26];[$HTML.$J$3];[.B26];[$HTML.$K$3];[.B26];[$HTML.$L$3];[.B26];[$HTML.$M$3];[.B26];[$HTML.$N$3];[.B26];[$HTML.$O$3])" office:value-type="string" office:string-value="&lt;tr data-expansion=&quot;11&quot; data-type=&quot;3&quot; data-color=&quot;4&quot; data-term=&quot;0&quot;&gt;&lt;td&gt;B-12&lt;/td&gt;&lt;td&gt;ドローイング&lt;/td&gt;&lt;td&gt;&lt;div class=&quot;input-group&quot;&gt;&lt;button type=&quot;button&quot; class=&quot;btn btn-outline-secondary btn-number&quot; data-type=&quot;minus&quot; data-deck=&quot;main&quot; data-id=&quot;B-12&quot; disabled&gt;-&lt;/button&gt;&lt;input type=&quot;text&quot; class=&quot;form-control input-number&quot; name=&quot;table-main-B-12-num-copies&quot; data-deck=&quot;main&quot; data-id=&quot;B-12&quot; value=&quot;0&quot; min=&quot;0&quot; readonly /&gt;&lt;button type=&quot;button&quot; class=&quot;btn btn-outline-secondary btn-number&quot; data-type=&quot;plus&quot; data-deck=&quot;main&quot; data-id=&quot;B-12&quot;&gt;+&lt;/button&gt;&lt;/div&gt;&lt;/td&gt;&lt;td&gt;&lt;div class=&quot;input-group&quot;&gt;&lt;button type=&quot;button&quot; class=&quot;btn btn-outline-secondary btn-number&quot; data-type=&quot;minus&quot; data-deck=&quot;side&quot; data-id=&quot;B-12&quot; disabled&gt;-&lt;/button&gt;&lt;input type=&quot;text&quot; class=&quot;form-control input-number&quot; name=&quot;table-side-B-12-num-copies&quot; data-deck=&quot;side&quot; data-id=&quot;B-12&quot; value=&quot;0&quot; min=&quot;0&quot; readonly /&gt;&lt;button type=&quot;button&quot; class=&quot;btn btn-outline-secondary btn-number&quot; data-type=&quot;plus&quot; data-deck=&quot;side&quot; data-id=&quot;B-12&quot;&gt;+&lt;/button&gt;&lt;/div&gt;&lt;/td&gt;&lt;/tr&gt;" calcext:value-type="string">
            <text:p>&lt;tr data-expansion="11" data-type="3" data-color="4" data-term="0"&gt;&lt;td&gt;B-12&lt;/td&gt;&lt;td&gt;ドローイング&lt;/td&gt;&lt;td&gt;&lt;div class="input-group"&gt;&lt;button type="button" class="btn btn-outline-secondary btn-number" data-type="minus" data-deck="main" data-id="B-12" disabled&gt;-&lt;/button&gt;&lt;input type="text" class="form-control input-number" name="table-main-B-12-num-copies" data-deck="main" data-id="B-12" value="0" min="0" readonly /&gt;&lt;button type="button" class="btn btn-outline-secondary btn-number" data-type="plus" data-deck="main" data-id="B-12"&gt;+&lt;/button&gt;&lt;/div&gt;&lt;/td&gt;&lt;td&gt;&lt;div class="input-group"&gt;&lt;button type="button" class="btn btn-outline-secondary btn-number" data-type="minus" data-deck="side" data-id="B-12" disabled&gt;-&lt;/button&gt;&lt;input type="text" class="form-control input-number" name="table-side-B-12-num-copies" data-deck="side" data-id="B-12" value="0" min="0" readonly /&gt;&lt;button type="button" class="btn btn-outline-secondary btn-number" data-type="plus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O27];[$HTML.$C$1];[.$B27];[$HTML.$D$1];[.$B27];[$HTML.$E$1];[.$B27];[$HTML.$F$1];[.$B27];[$HTML.$G$1])" office:value-type="string" office:string-value="&lt;div class=&quot;container-card position-relative me-2 mb-2&quot; id=&quot;main-B-13&quot;&gt;&lt;img class=&quot;d-block&quot; width=&quot;80&quot; height=&quot;112&quot; src=&quot;https://one-draw.jp/ijinden/cardlist/B01/card/B_013.png&quot; /&gt;&lt;div class=&quot;container-num-copies position-absolute bottom-0 start-0 px-1&quot; id=&quot;main-B-13-num-copies&quot;&gt;0&lt;/div&gt;&lt;button type=&quot;button&quot; class=&quot;btn btn-secondary btn-number btn-sm btn-pop position-absolute top-0 start-0&quot; data-type=&quot;minus&quot; data-deck=&quot;main&quot; data-id=&quot;B-13&quot;&gt;-&lt;/button&gt;&lt;button type=&quot;button&quot; class=&quot;btn btn-secondary btn-number btn-sm btn-push position-absolute top-0 end-0&quot; data-type=&quot;plus&quot; data-deck=&quot;main&quot; data-id=&quot;B-13&quot;&gt;+&lt;/button&gt;&lt;button type=&quot;button&quot; class=&quot;btn btn-secondary btn-number btn-sm btn-drop position-absolute bottom-0 end-0&quot; data-type=&quot;drop&quot; data-id=&quot;B-13&quot;&gt;v&lt;/button&gt;&lt;/div&gt;" calcext:value-type="string">
            <text:p>&lt;div class="container-card position-relative me-2 mb-2" id="main-B-13"&gt;&lt;img class="d-block" width="80" height="112" src="https://one-draw.jp/ijinden/cardlist/B01/card/B_013.png" /&gt;&lt;div class="container-num-copies position-absolute bottom-0 start-0 px-1" id="main-B-13-num-copies"&gt;0&lt;/div&gt;&lt;button type="button" class="btn btn-secondary btn-number btn-sm btn-pop position-absolute top-0 start-0" data-type="minus" data-deck="main" data-id="B-13"&gt;-&lt;/button&gt;&lt;button type="button" class="btn btn-secondary btn-number btn-sm btn-push position-absolute top-0 end-0" data-type="plus" data-deck="main" data-id="B-13"&gt;+&lt;/button&gt;&lt;button type="button" class="btn btn-secondary btn-number btn-sm btn-drop position-absolute bottom-0 end-0" data-type="drop" data-id="B-13"&gt;v&lt;/button&gt;&lt;/div&gt;</text:p>
          </table:table-cell>
          <table:table-cell table:formula="of:=CONCATENATE([$HTML.$A$2];[.$B27];[$HTML.$B$2];[.$O27];[$HTML.$C$2];[.$B27];[$HTML.$D$2];[.$B27];[$HTML.$E$2];[.$B27];[$HTML.$F$2];[.$B27];[$HTML.$G$2])" office:value-type="string" office:string-value="&lt;div class=&quot;container-card position-relative me-2 mb-2&quot; id=&quot;side-B-13&quot;&gt;&lt;img class=&quot;d-block&quot; width=&quot;80&quot; height=&quot;112&quot; src=&quot;https://one-draw.jp/ijinden/cardlist/B01/card/B_013.png&quot; /&gt;&lt;div class=&quot;container-num-copies position-absolute bottom-0 start-0 px-1&quot; id=&quot;side-B-13-num-copies&quot;&gt;0&lt;/div&gt;&lt;button type=&quot;button&quot; class=&quot;btn btn-secondary btn-number btn-sm btn-pop position-absolute top-0 start-0&quot; data-type=&quot;minus&quot; data-deck=&quot;side&quot; data-id=&quot;B-13&quot;&gt;-&lt;/button&gt;&lt;button type=&quot;button&quot; class=&quot;btn btn-secondary btn-number btn-sm btn-push position-absolute top-0 end-0&quot; data-type=&quot;plus&quot; data-deck=&quot;side&quot; data-id=&quot;B-13&quot;&gt;+&lt;/button&gt;&lt;button type=&quot;button&quot; class=&quot;btn btn-secondary btn-number btn-sm btn-raise position-absolute bottom-0 end-0&quot; data-type=&quot;raise&quot; data-id=&quot;B-13&quot;&gt;^&lt;/button&gt;&lt;/div&gt;" calcext:value-type="string">
            <text:p>&lt;div class="container-card position-relative me-2 mb-2" id="side-B-13"&gt;&lt;img class="d-block" width="80" height="112" src="https://one-draw.jp/ijinden/cardlist/B01/card/B_013.png" /&gt;&lt;div class="container-num-copies position-absolute bottom-0 start-0 px-1" id="side-B-13-num-copies"&gt;0&lt;/div&gt;&lt;button type="button" class="btn btn-secondary btn-number btn-sm btn-pop position-absolute top-0 start-0" data-type="minus" data-deck="side" data-id="B-13"&gt;-&lt;/button&gt;&lt;button type="button" class="btn btn-secondary btn-number btn-sm btn-push position-absolute top-0 end-0" data-type="plus" data-deck="side" data-id="B-13"&gt;+&lt;/button&gt;&lt;button type="button" class="btn btn-secondary btn-number btn-sm btn-raise position-absolute bottom-0 end-0" data-type="raise" data-id="B-13"&gt;^&lt;/button&gt;&lt;/div&gt;</text:p>
          </table:table-cell>
          <table:table-cell table:formula="of:=CONCATENATE([$HTML.$A$3];[.F27];[$HTML.$B$3];[.H27];[$HTML.$C$3];[.J27];[$HTML.$D$3];[.N27];[$HTML.$E$3];[.B27];[$HTML.$F$3];[.D27];[$HTML.$G$3];[.B27];[$HTML.$H$3];[.B27];[$HTML.$I$3];[.B27];[$HTML.$J$3];[.B27];[$HTML.$K$3];[.B27];[$HTML.$L$3];[.B27];[$HTML.$M$3];[.B27];[$HTML.$N$3];[.B27];[$HTML.$O$3])" office:value-type="string" office:string-value="&lt;tr data-expansion=&quot;11&quot; data-type=&quot;4&quot; data-color=&quot;4&quot; data-term=&quot;0&quot;&gt;&lt;td&gt;B-13&lt;/td&gt;&lt;td&gt;ブルーストーン&lt;/td&gt;&lt;td&gt;&lt;div class=&quot;input-group&quot;&gt;&lt;button type=&quot;button&quot; class=&quot;btn btn-outline-secondary btn-number&quot; data-type=&quot;minus&quot; data-deck=&quot;main&quot; data-id=&quot;B-13&quot; disabled&gt;-&lt;/button&gt;&lt;input type=&quot;text&quot; class=&quot;form-control input-number&quot; name=&quot;table-main-B-13-num-copies&quot; data-deck=&quot;main&quot; data-id=&quot;B-13&quot; value=&quot;0&quot; min=&quot;0&quot; readonly /&gt;&lt;button type=&quot;button&quot; class=&quot;btn btn-outline-secondary btn-number&quot; data-type=&quot;plus&quot; data-deck=&quot;main&quot; data-id=&quot;B-13&quot;&gt;+&lt;/button&gt;&lt;/div&gt;&lt;/td&gt;&lt;td&gt;&lt;div class=&quot;input-group&quot;&gt;&lt;button type=&quot;button&quot; class=&quot;btn btn-outline-secondary btn-number&quot; data-type=&quot;minus&quot; data-deck=&quot;side&quot; data-id=&quot;B-13&quot; disabled&gt;-&lt;/button&gt;&lt;input type=&quot;text&quot; class=&quot;form-control input-number&quot; name=&quot;table-side-B-13-num-copies&quot; data-deck=&quot;side&quot; data-id=&quot;B-13&quot; value=&quot;0&quot; min=&quot;0&quot; readonly /&gt;&lt;button type=&quot;button&quot; class=&quot;btn btn-outline-secondary btn-number&quot; data-type=&quot;plus&quot; data-deck=&quot;side&quot; data-id=&quot;B-13&quot;&gt;+&lt;/button&gt;&lt;/div&gt;&lt;/td&gt;&lt;/tr&gt;" calcext:value-type="string">
            <text:p>&lt;tr data-expansion="11" data-type="4" data-color="4" data-term="0"&gt;&lt;td&gt;B-13&lt;/td&gt;&lt;td&gt;ブルーストーン&lt;/td&gt;&lt;td&gt;&lt;div class="input-group"&gt;&lt;button type="button" class="btn btn-outline-secondary btn-number" data-type="minus" data-deck="main" data-id="B-13" disabled&gt;-&lt;/button&gt;&lt;input type="text" class="form-control input-number" name="table-main-B-13-num-copies" data-deck="main" data-id="B-13" value="0" min="0" readonly /&gt;&lt;button type="button" class="btn btn-outline-secondary btn-number" data-type="plus" data-deck="main" data-id="B-13"&gt;+&lt;/button&gt;&lt;/div&gt;&lt;/td&gt;&lt;td&gt;&lt;div class="input-group"&gt;&lt;button type="button" class="btn btn-outline-secondary btn-number" data-type="minus" data-deck="side" data-id="B-13" disabled&gt;-&lt;/button&gt;&lt;input type="text" class="form-control input-number" name="table-side-B-13-num-copies" data-deck="side" data-id="B-13" value="0" min="0" readonly /&gt;&lt;button type="button" class="btn btn-outline-secondary btn-number" data-type="plus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O28];[$HTML.$C$1];[.$B28];[$HTML.$D$1];[.$B28];[$HTML.$E$1];[.$B28];[$HTML.$F$1];[.$B28];[$HTML.$G$1])" office:value-type="string" office:string-value="&lt;div class=&quot;container-card position-relative me-2 mb-2&quot; id=&quot;main-G-1&quot;&gt;&lt;img class=&quot;d-block&quot; width=&quot;80&quot; height=&quot;112&quot; src=&quot;https://one-draw.jp/ijinden/cardlist/G01/card/G_001.png&quot; /&gt;&lt;div class=&quot;container-num-copies position-absolute bottom-0 start-0 px-1&quot; id=&quot;main-G-1-num-copies&quot;&gt;0&lt;/div&gt;&lt;button type=&quot;button&quot; class=&quot;btn btn-secondary btn-number btn-sm btn-pop position-absolute top-0 start-0&quot; data-type=&quot;minus&quot; data-deck=&quot;main&quot; data-id=&quot;G-1&quot;&gt;-&lt;/button&gt;&lt;button type=&quot;button&quot; class=&quot;btn btn-secondary btn-number btn-sm btn-push position-absolute top-0 end-0&quot; data-type=&quot;plus&quot; data-deck=&quot;main&quot; data-id=&quot;G-1&quot;&gt;+&lt;/button&gt;&lt;button type=&quot;button&quot; class=&quot;btn btn-secondary btn-number btn-sm btn-drop position-absolute bottom-0 end-0&quot; data-type=&quot;drop&quot; data-id=&quot;G-1&quot;&gt;v&lt;/button&gt;&lt;/div&gt;" calcext:value-type="string">
            <text:p>&lt;div class="container-card position-relative me-2 mb-2" id="main-G-1"&gt;&lt;img class="d-block" width="80" height="112" src="https://one-draw.jp/ijinden/cardlist/G01/card/G_001.png" /&gt;&lt;div class="container-num-copies position-absolute bottom-0 start-0 px-1" id="main-G-1-num-copies"&gt;0&lt;/div&gt;&lt;button type="button" class="btn btn-secondary btn-number btn-sm btn-pop position-absolute top-0 start-0" data-type="minus" data-deck="main" data-id="G-1"&gt;-&lt;/button&gt;&lt;button type="button" class="btn btn-secondary btn-number btn-sm btn-push position-absolute top-0 end-0" data-type="plus" data-deck="main" data-id="G-1"&gt;+&lt;/button&gt;&lt;button type="button" class="btn btn-secondary btn-number btn-sm btn-drop position-absolute bottom-0 end-0" data-type="drop" data-id="G-1"&gt;v&lt;/button&gt;&lt;/div&gt;</text:p>
          </table:table-cell>
          <table:table-cell table:formula="of:=CONCATENATE([$HTML.$A$2];[.$B28];[$HTML.$B$2];[.$O28];[$HTML.$C$2];[.$B28];[$HTML.$D$2];[.$B28];[$HTML.$E$2];[.$B28];[$HTML.$F$2];[.$B28];[$HTML.$G$2])" office:value-type="string" office:string-value="&lt;div class=&quot;container-card position-relative me-2 mb-2&quot; id=&quot;side-G-1&quot;&gt;&lt;img class=&quot;d-block&quot; width=&quot;80&quot; height=&quot;112&quot; src=&quot;https://one-draw.jp/ijinden/cardlist/G01/card/G_001.png&quot; /&gt;&lt;div class=&quot;container-num-copies position-absolute bottom-0 start-0 px-1&quot; id=&quot;side-G-1-num-copies&quot;&gt;0&lt;/div&gt;&lt;button type=&quot;button&quot; class=&quot;btn btn-secondary btn-number btn-sm btn-pop position-absolute top-0 start-0&quot; data-type=&quot;minus&quot; data-deck=&quot;side&quot; data-id=&quot;G-1&quot;&gt;-&lt;/button&gt;&lt;button type=&quot;button&quot; class=&quot;btn btn-secondary btn-number btn-sm btn-push position-absolute top-0 end-0&quot; data-type=&quot;plus&quot; data-deck=&quot;side&quot; data-id=&quot;G-1&quot;&gt;+&lt;/button&gt;&lt;button type=&quot;button&quot; class=&quot;btn btn-secondary btn-number btn-sm btn-raise position-absolute bottom-0 end-0&quot; data-type=&quot;raise&quot; data-id=&quot;G-1&quot;&gt;^&lt;/button&gt;&lt;/div&gt;" calcext:value-type="string">
            <text:p>&lt;div class="container-card position-relative me-2 mb-2" id="side-G-1"&gt;&lt;img class="d-block" width="80" height="112" src="https://one-draw.jp/ijinden/cardlist/G01/card/G_001.png" /&gt;&lt;div class="container-num-copies position-absolute bottom-0 start-0 px-1" id="side-G-1-num-copies"&gt;0&lt;/div&gt;&lt;button type="button" class="btn btn-secondary btn-number btn-sm btn-pop position-absolute top-0 start-0" data-type="minus" data-deck="side" data-id="G-1"&gt;-&lt;/button&gt;&lt;button type="button" class="btn btn-secondary btn-number btn-sm btn-push position-absolute top-0 end-0" data-type="plus" data-deck="side" data-id="G-1"&gt;+&lt;/button&gt;&lt;button type="button" class="btn btn-secondary btn-number btn-sm btn-raise position-absolute bottom-0 end-0" data-type="raise" data-id="G-1"&gt;^&lt;/button&gt;&lt;/div&gt;</text:p>
          </table:table-cell>
          <table:table-cell table:formula="of:=CONCATENATE([$HTML.$A$3];[.F28];[$HTML.$B$3];[.H28];[$HTML.$C$3];[.J28];[$HTML.$D$3];[.N28];[$HTML.$E$3];[.B28];[$HTML.$F$3];[.D28];[$HTML.$G$3];[.B28];[$HTML.$H$3];[.B28];[$HTML.$I$3];[.B28];[$HTML.$J$3];[.B28];[$HTML.$K$3];[.B28];[$HTML.$L$3];[.B28];[$HTML.$M$3];[.B28];[$HTML.$N$3];[.B28];[$HTML.$O$3])" office:value-type="string" office:string-value="&lt;tr data-expansion=&quot;12&quot; data-type=&quot;1&quot; data-color=&quot;8&quot; data-term=&quot;0&quot;&gt;&lt;td&gt;G-1&lt;/td&gt;&lt;td&gt;出雲の阿国&lt;/td&gt;&lt;td&gt;&lt;div class=&quot;input-group&quot;&gt;&lt;button type=&quot;button&quot; class=&quot;btn btn-outline-secondary btn-number&quot; data-type=&quot;minus&quot; data-deck=&quot;main&quot; data-id=&quot;G-1&quot; disabled&gt;-&lt;/button&gt;&lt;input type=&quot;text&quot; class=&quot;form-control input-number&quot; name=&quot;table-main-G-1-num-copies&quot; data-deck=&quot;main&quot; data-id=&quot;G-1&quot; value=&quot;0&quot; min=&quot;0&quot; readonly /&gt;&lt;button type=&quot;button&quot; class=&quot;btn btn-outline-secondary btn-number&quot; data-type=&quot;plus&quot; data-deck=&quot;main&quot; data-id=&quot;G-1&quot;&gt;+&lt;/button&gt;&lt;/div&gt;&lt;/td&gt;&lt;td&gt;&lt;div class=&quot;input-group&quot;&gt;&lt;button type=&quot;button&quot; class=&quot;btn btn-outline-secondary btn-number&quot; data-type=&quot;minus&quot; data-deck=&quot;side&quot; data-id=&quot;G-1&quot; disabled&gt;-&lt;/button&gt;&lt;input type=&quot;text&quot; class=&quot;form-control input-number&quot; name=&quot;table-side-G-1-num-copies&quot; data-deck=&quot;side&quot; data-id=&quot;G-1&quot; value=&quot;0&quot; min=&quot;0&quot; readonly /&gt;&lt;button type=&quot;button&quot; class=&quot;btn btn-outline-secondary btn-number&quot; data-type=&quot;plus&quot; data-deck=&quot;side&quot; data-id=&quot;G-1&quot;&gt;+&lt;/button&gt;&lt;/div&gt;&lt;/td&gt;&lt;/tr&gt;" calcext:value-type="string">
            <text:p>&lt;tr data-expansion="12" data-type="1" data-color="8" data-term="0"&gt;&lt;td&gt;G-1&lt;/td&gt;&lt;td&gt;出雲の阿国&lt;/td&gt;&lt;td&gt;&lt;div class="input-group"&gt;&lt;button type="button" class="btn btn-outline-secondary btn-number" data-type="minus" data-deck="main" data-id="G-1" disabled&gt;-&lt;/button&gt;&lt;input type="text" class="form-control input-number" name="table-main-G-1-num-copies" data-deck="main" data-id="G-1" value="0" min="0" readonly /&gt;&lt;button type="button" class="btn btn-outline-secondary btn-number" data-type="plus" data-deck="main" data-id="G-1"&gt;+&lt;/button&gt;&lt;/div&gt;&lt;/td&gt;&lt;td&gt;&lt;div class="input-group"&gt;&lt;button type="button" class="btn btn-outline-secondary btn-number" data-type="minus" data-deck="side" data-id="G-1" disabled&gt;-&lt;/button&gt;&lt;input type="text" class="form-control input-number" name="table-side-G-1-num-copies" data-deck="side" data-id="G-1" value="0" min="0" readonly /&gt;&lt;button type="button" class="btn btn-outline-secondary btn-number" data-type="plus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O29];[$HTML.$C$1];[.$B29];[$HTML.$D$1];[.$B29];[$HTML.$E$1];[.$B29];[$HTML.$F$1];[.$B29];[$HTML.$G$1])" office:value-type="string" office:string-value="&lt;div class=&quot;container-card position-relative me-2 mb-2&quot; id=&quot;main-G-2&quot;&gt;&lt;img class=&quot;d-block&quot; width=&quot;80&quot; height=&quot;112&quot; src=&quot;https://one-draw.jp/ijinden/cardlist/G01/card/G_002.png&quot; /&gt;&lt;div class=&quot;container-num-copies position-absolute bottom-0 start-0 px-1&quot; id=&quot;main-G-2-num-copies&quot;&gt;0&lt;/div&gt;&lt;button type=&quot;button&quot; class=&quot;btn btn-secondary btn-number btn-sm btn-pop position-absolute top-0 start-0&quot; data-type=&quot;minus&quot; data-deck=&quot;main&quot; data-id=&quot;G-2&quot;&gt;-&lt;/button&gt;&lt;button type=&quot;button&quot; class=&quot;btn btn-secondary btn-number btn-sm btn-push position-absolute top-0 end-0&quot; data-type=&quot;plus&quot; data-deck=&quot;main&quot; data-id=&quot;G-2&quot;&gt;+&lt;/button&gt;&lt;button type=&quot;button&quot; class=&quot;btn btn-secondary btn-number btn-sm btn-drop position-absolute bottom-0 end-0&quot; data-type=&quot;drop&quot; data-id=&quot;G-2&quot;&gt;v&lt;/button&gt;&lt;/div&gt;" calcext:value-type="string">
            <text:p>&lt;div class="container-card position-relative me-2 mb-2" id="main-G-2"&gt;&lt;img class="d-block" width="80" height="112" src="https://one-draw.jp/ijinden/cardlist/G01/card/G_002.png" /&gt;&lt;div class="container-num-copies position-absolute bottom-0 start-0 px-1" id="main-G-2-num-copies"&gt;0&lt;/div&gt;&lt;button type="button" class="btn btn-secondary btn-number btn-sm btn-pop position-absolute top-0 start-0" data-type="minus" data-deck="main" data-id="G-2"&gt;-&lt;/button&gt;&lt;button type="button" class="btn btn-secondary btn-number btn-sm btn-push position-absolute top-0 end-0" data-type="plus" data-deck="main" data-id="G-2"&gt;+&lt;/button&gt;&lt;button type="button" class="btn btn-secondary btn-number btn-sm btn-drop position-absolute bottom-0 end-0" data-type="drop" data-id="G-2"&gt;v&lt;/button&gt;&lt;/div&gt;</text:p>
          </table:table-cell>
          <table:table-cell table:formula="of:=CONCATENATE([$HTML.$A$2];[.$B29];[$HTML.$B$2];[.$O29];[$HTML.$C$2];[.$B29];[$HTML.$D$2];[.$B29];[$HTML.$E$2];[.$B29];[$HTML.$F$2];[.$B29];[$HTML.$G$2])" office:value-type="string" office:string-value="&lt;div class=&quot;container-card position-relative me-2 mb-2&quot; id=&quot;side-G-2&quot;&gt;&lt;img class=&quot;d-block&quot; width=&quot;80&quot; height=&quot;112&quot; src=&quot;https://one-draw.jp/ijinden/cardlist/G01/card/G_002.png&quot; /&gt;&lt;div class=&quot;container-num-copies position-absolute bottom-0 start-0 px-1&quot; id=&quot;side-G-2-num-copies&quot;&gt;0&lt;/div&gt;&lt;button type=&quot;button&quot; class=&quot;btn btn-secondary btn-number btn-sm btn-pop position-absolute top-0 start-0&quot; data-type=&quot;minus&quot; data-deck=&quot;side&quot; data-id=&quot;G-2&quot;&gt;-&lt;/button&gt;&lt;button type=&quot;button&quot; class=&quot;btn btn-secondary btn-number btn-sm btn-push position-absolute top-0 end-0&quot; data-type=&quot;plus&quot; data-deck=&quot;side&quot; data-id=&quot;G-2&quot;&gt;+&lt;/button&gt;&lt;button type=&quot;button&quot; class=&quot;btn btn-secondary btn-number btn-sm btn-raise position-absolute bottom-0 end-0&quot; data-type=&quot;raise&quot; data-id=&quot;G-2&quot;&gt;^&lt;/button&gt;&lt;/div&gt;" calcext:value-type="string">
            <text:p>&lt;div class="container-card position-relative me-2 mb-2" id="side-G-2"&gt;&lt;img class="d-block" width="80" height="112" src="https://one-draw.jp/ijinden/cardlist/G01/card/G_002.png" /&gt;&lt;div class="container-num-copies position-absolute bottom-0 start-0 px-1" id="side-G-2-num-copies"&gt;0&lt;/div&gt;&lt;button type="button" class="btn btn-secondary btn-number btn-sm btn-pop position-absolute top-0 start-0" data-type="minus" data-deck="side" data-id="G-2"&gt;-&lt;/button&gt;&lt;button type="button" class="btn btn-secondary btn-number btn-sm btn-push position-absolute top-0 end-0" data-type="plus" data-deck="side" data-id="G-2"&gt;+&lt;/button&gt;&lt;button type="button" class="btn btn-secondary btn-number btn-sm btn-raise position-absolute bottom-0 end-0" data-type="raise" data-id="G-2"&gt;^&lt;/button&gt;&lt;/div&gt;</text:p>
          </table:table-cell>
          <table:table-cell table:formula="of:=CONCATENATE([$HTML.$A$3];[.F29];[$HTML.$B$3];[.H29];[$HTML.$C$3];[.J29];[$HTML.$D$3];[.N29];[$HTML.$E$3];[.B29];[$HTML.$F$3];[.D29];[$HTML.$G$3];[.B29];[$HTML.$H$3];[.B29];[$HTML.$I$3];[.B29];[$HTML.$J$3];[.B29];[$HTML.$K$3];[.B29];[$HTML.$L$3];[.B29];[$HTML.$M$3];[.B29];[$HTML.$N$3];[.B29];[$HTML.$O$3])" office:value-type="string" office:string-value="&lt;tr data-expansion=&quot;12&quot; data-type=&quot;1&quot; data-color=&quot;8&quot; data-term=&quot;0&quot;&gt;&lt;td&gt;G-2&lt;/td&gt;&lt;td&gt;卑弥呼&lt;/td&gt;&lt;td&gt;&lt;div class=&quot;input-group&quot;&gt;&lt;button type=&quot;button&quot; class=&quot;btn btn-outline-secondary btn-number&quot; data-type=&quot;minus&quot; data-deck=&quot;main&quot; data-id=&quot;G-2&quot; disabled&gt;-&lt;/button&gt;&lt;input type=&quot;text&quot; class=&quot;form-control input-number&quot; name=&quot;table-main-G-2-num-copies&quot; data-deck=&quot;main&quot; data-id=&quot;G-2&quot; value=&quot;0&quot; min=&quot;0&quot; readonly /&gt;&lt;button type=&quot;button&quot; class=&quot;btn btn-outline-secondary btn-number&quot; data-type=&quot;plus&quot; data-deck=&quot;main&quot; data-id=&quot;G-2&quot;&gt;+&lt;/button&gt;&lt;/div&gt;&lt;/td&gt;&lt;td&gt;&lt;div class=&quot;input-group&quot;&gt;&lt;button type=&quot;button&quot; class=&quot;btn btn-outline-secondary btn-number&quot; data-type=&quot;minus&quot; data-deck=&quot;side&quot; data-id=&quot;G-2&quot; disabled&gt;-&lt;/button&gt;&lt;input type=&quot;text&quot; class=&quot;form-control input-number&quot; name=&quot;table-side-G-2-num-copies&quot; data-deck=&quot;side&quot; data-id=&quot;G-2&quot; value=&quot;0&quot; min=&quot;0&quot; readonly /&gt;&lt;button type=&quot;button&quot; class=&quot;btn btn-outline-secondary btn-number&quot; data-type=&quot;plus&quot; data-deck=&quot;side&quot; data-id=&quot;G-2&quot;&gt;+&lt;/button&gt;&lt;/div&gt;&lt;/td&gt;&lt;/tr&gt;" calcext:value-type="string">
            <text:p>&lt;tr data-expansion="12" data-type="1" data-color="8" data-term="0"&gt;&lt;td&gt;G-2&lt;/td&gt;&lt;td&gt;卑弥呼&lt;/td&gt;&lt;td&gt;&lt;div class="input-group"&gt;&lt;button type="button" class="btn btn-outline-secondary btn-number" data-type="minus" data-deck="main" data-id="G-2" disabled&gt;-&lt;/button&gt;&lt;input type="text" class="form-control input-number" name="table-main-G-2-num-copies" data-deck="main" data-id="G-2" value="0" min="0" readonly /&gt;&lt;button type="button" class="btn btn-outline-secondary btn-number" data-type="plus" data-deck="main" data-id="G-2"&gt;+&lt;/button&gt;&lt;/div&gt;&lt;/td&gt;&lt;td&gt;&lt;div class="input-group"&gt;&lt;button type="button" class="btn btn-outline-secondary btn-number" data-type="minus" data-deck="side" data-id="G-2" disabled&gt;-&lt;/button&gt;&lt;input type="text" class="form-control input-number" name="table-side-G-2-num-copies" data-deck="side" data-id="G-2" value="0" min="0" readonly /&gt;&lt;button type="button" class="btn btn-outline-secondary btn-number" data-type="plus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O30];[$HTML.$C$1];[.$B30];[$HTML.$D$1];[.$B30];[$HTML.$E$1];[.$B30];[$HTML.$F$1];[.$B30];[$HTML.$G$1])" office:value-type="string" office:string-value="&lt;div class=&quot;container-card position-relative me-2 mb-2&quot; id=&quot;main-G-3&quot;&gt;&lt;img class=&quot;d-block&quot; width=&quot;80&quot; height=&quot;112&quot; src=&quot;https://one-draw.jp/ijinden/cardlist/G01/card/G_003.png&quot; /&gt;&lt;div class=&quot;container-num-copies position-absolute bottom-0 start-0 px-1&quot; id=&quot;main-G-3-num-copies&quot;&gt;0&lt;/div&gt;&lt;button type=&quot;button&quot; class=&quot;btn btn-secondary btn-number btn-sm btn-pop position-absolute top-0 start-0&quot; data-type=&quot;minus&quot; data-deck=&quot;main&quot; data-id=&quot;G-3&quot;&gt;-&lt;/button&gt;&lt;button type=&quot;button&quot; class=&quot;btn btn-secondary btn-number btn-sm btn-push position-absolute top-0 end-0&quot; data-type=&quot;plus&quot; data-deck=&quot;main&quot; data-id=&quot;G-3&quot;&gt;+&lt;/button&gt;&lt;button type=&quot;button&quot; class=&quot;btn btn-secondary btn-number btn-sm btn-drop position-absolute bottom-0 end-0&quot; data-type=&quot;drop&quot; data-id=&quot;G-3&quot;&gt;v&lt;/button&gt;&lt;/div&gt;" calcext:value-type="string">
            <text:p>&lt;div class="container-card position-relative me-2 mb-2" id="main-G-3"&gt;&lt;img class="d-block" width="80" height="112" src="https://one-draw.jp/ijinden/cardlist/G01/card/G_003.png" /&gt;&lt;div class="container-num-copies position-absolute bottom-0 start-0 px-1" id="main-G-3-num-copies"&gt;0&lt;/div&gt;&lt;button type="button" class="btn btn-secondary btn-number btn-sm btn-pop position-absolute top-0 start-0" data-type="minus" data-deck="main" data-id="G-3"&gt;-&lt;/button&gt;&lt;button type="button" class="btn btn-secondary btn-number btn-sm btn-push position-absolute top-0 end-0" data-type="plus" data-deck="main" data-id="G-3"&gt;+&lt;/button&gt;&lt;button type="button" class="btn btn-secondary btn-number btn-sm btn-drop position-absolute bottom-0 end-0" data-type="drop" data-id="G-3"&gt;v&lt;/button&gt;&lt;/div&gt;</text:p>
          </table:table-cell>
          <table:table-cell table:formula="of:=CONCATENATE([$HTML.$A$2];[.$B30];[$HTML.$B$2];[.$O30];[$HTML.$C$2];[.$B30];[$HTML.$D$2];[.$B30];[$HTML.$E$2];[.$B30];[$HTML.$F$2];[.$B30];[$HTML.$G$2])" office:value-type="string" office:string-value="&lt;div class=&quot;container-card position-relative me-2 mb-2&quot; id=&quot;side-G-3&quot;&gt;&lt;img class=&quot;d-block&quot; width=&quot;80&quot; height=&quot;112&quot; src=&quot;https://one-draw.jp/ijinden/cardlist/G01/card/G_003.png&quot; /&gt;&lt;div class=&quot;container-num-copies position-absolute bottom-0 start-0 px-1&quot; id=&quot;side-G-3-num-copies&quot;&gt;0&lt;/div&gt;&lt;button type=&quot;button&quot; class=&quot;btn btn-secondary btn-number btn-sm btn-pop position-absolute top-0 start-0&quot; data-type=&quot;minus&quot; data-deck=&quot;side&quot; data-id=&quot;G-3&quot;&gt;-&lt;/button&gt;&lt;button type=&quot;button&quot; class=&quot;btn btn-secondary btn-number btn-sm btn-push position-absolute top-0 end-0&quot; data-type=&quot;plus&quot; data-deck=&quot;side&quot; data-id=&quot;G-3&quot;&gt;+&lt;/button&gt;&lt;button type=&quot;button&quot; class=&quot;btn btn-secondary btn-number btn-sm btn-raise position-absolute bottom-0 end-0&quot; data-type=&quot;raise&quot; data-id=&quot;G-3&quot;&gt;^&lt;/button&gt;&lt;/div&gt;" calcext:value-type="string">
            <text:p>&lt;div class="container-card position-relative me-2 mb-2" id="side-G-3"&gt;&lt;img class="d-block" width="80" height="112" src="https://one-draw.jp/ijinden/cardlist/G01/card/G_003.png" /&gt;&lt;div class="container-num-copies position-absolute bottom-0 start-0 px-1" id="side-G-3-num-copies"&gt;0&lt;/div&gt;&lt;button type="button" class="btn btn-secondary btn-number btn-sm btn-pop position-absolute top-0 start-0" data-type="minus" data-deck="side" data-id="G-3"&gt;-&lt;/button&gt;&lt;button type="button" class="btn btn-secondary btn-number btn-sm btn-push position-absolute top-0 end-0" data-type="plus" data-deck="side" data-id="G-3"&gt;+&lt;/button&gt;&lt;button type="button" class="btn btn-secondary btn-number btn-sm btn-raise position-absolute bottom-0 end-0" data-type="raise" data-id="G-3"&gt;^&lt;/button&gt;&lt;/div&gt;</text:p>
          </table:table-cell>
          <table:table-cell table:formula="of:=CONCATENATE([$HTML.$A$3];[.F30];[$HTML.$B$3];[.H30];[$HTML.$C$3];[.J30];[$HTML.$D$3];[.N30];[$HTML.$E$3];[.B30];[$HTML.$F$3];[.D30];[$HTML.$G$3];[.B30];[$HTML.$H$3];[.B30];[$HTML.$I$3];[.B30];[$HTML.$J$3];[.B30];[$HTML.$K$3];[.B30];[$HTML.$L$3];[.B30];[$HTML.$M$3];[.B30];[$HTML.$N$3];[.B30];[$HTML.$O$3])" office:value-type="string" office:string-value="&lt;tr data-expansion=&quot;12&quot; data-type=&quot;1&quot; data-color=&quot;8&quot; data-term=&quot;0&quot;&gt;&lt;td&gt;G-3&lt;/td&gt;&lt;td&gt;アテルイ&lt;/td&gt;&lt;td&gt;&lt;div class=&quot;input-group&quot;&gt;&lt;button type=&quot;button&quot; class=&quot;btn btn-outline-secondary btn-number&quot; data-type=&quot;minus&quot; data-deck=&quot;main&quot; data-id=&quot;G-3&quot; disabled&gt;-&lt;/button&gt;&lt;input type=&quot;text&quot; class=&quot;form-control input-number&quot; name=&quot;table-main-G-3-num-copies&quot; data-deck=&quot;main&quot; data-id=&quot;G-3&quot; value=&quot;0&quot; min=&quot;0&quot; readonly /&gt;&lt;button type=&quot;button&quot; class=&quot;btn btn-outline-secondary btn-number&quot; data-type=&quot;plus&quot; data-deck=&quot;main&quot; data-id=&quot;G-3&quot;&gt;+&lt;/button&gt;&lt;/div&gt;&lt;/td&gt;&lt;td&gt;&lt;div class=&quot;input-group&quot;&gt;&lt;button type=&quot;button&quot; class=&quot;btn btn-outline-secondary btn-number&quot; data-type=&quot;minus&quot; data-deck=&quot;side&quot; data-id=&quot;G-3&quot; disabled&gt;-&lt;/button&gt;&lt;input type=&quot;text&quot; class=&quot;form-control input-number&quot; name=&quot;table-side-G-3-num-copies&quot; data-deck=&quot;side&quot; data-id=&quot;G-3&quot; value=&quot;0&quot; min=&quot;0&quot; readonly /&gt;&lt;button type=&quot;button&quot; class=&quot;btn btn-outline-secondary btn-number&quot; data-type=&quot;plus&quot; data-deck=&quot;side&quot; data-id=&quot;G-3&quot;&gt;+&lt;/button&gt;&lt;/div&gt;&lt;/td&gt;&lt;/tr&gt;" calcext:value-type="string">
            <text:p>&lt;tr data-expansion="12" data-type="1" data-color="8" data-term="0"&gt;&lt;td&gt;G-3&lt;/td&gt;&lt;td&gt;アテルイ&lt;/td&gt;&lt;td&gt;&lt;div class="input-group"&gt;&lt;button type="button" class="btn btn-outline-secondary btn-number" data-type="minus" data-deck="main" data-id="G-3" disabled&gt;-&lt;/button&gt;&lt;input type="text" class="form-control input-number" name="table-main-G-3-num-copies" data-deck="main" data-id="G-3" value="0" min="0" readonly /&gt;&lt;button type="button" class="btn btn-outline-secondary btn-number" data-type="plus" data-deck="main" data-id="G-3"&gt;+&lt;/button&gt;&lt;/div&gt;&lt;/td&gt;&lt;td&gt;&lt;div class="input-group"&gt;&lt;button type="button" class="btn btn-outline-secondary btn-number" data-type="minus" data-deck="side" data-id="G-3" disabled&gt;-&lt;/button&gt;&lt;input type="text" class="form-control input-number" name="table-side-G-3-num-copies" data-deck="side" data-id="G-3" value="0" min="0" readonly /&gt;&lt;button type="button" class="btn btn-outline-secondary btn-number" data-type="plus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O31];[$HTML.$C$1];[.$B31];[$HTML.$D$1];[.$B31];[$HTML.$E$1];[.$B31];[$HTML.$F$1];[.$B31];[$HTML.$G$1])" office:value-type="string" office:string-value="&lt;div class=&quot;container-card position-relative me-2 mb-2&quot; id=&quot;main-G-4&quot;&gt;&lt;img class=&quot;d-block&quot; width=&quot;80&quot; height=&quot;112&quot; src=&quot;https://one-draw.jp/ijinden/cardlist/G01/card/G_004.png&quot; /&gt;&lt;div class=&quot;container-num-copies position-absolute bottom-0 start-0 px-1&quot; id=&quot;main-G-4-num-copies&quot;&gt;0&lt;/div&gt;&lt;button type=&quot;button&quot; class=&quot;btn btn-secondary btn-number btn-sm btn-pop position-absolute top-0 start-0&quot; data-type=&quot;minus&quot; data-deck=&quot;main&quot; data-id=&quot;G-4&quot;&gt;-&lt;/button&gt;&lt;button type=&quot;button&quot; class=&quot;btn btn-secondary btn-number btn-sm btn-push position-absolute top-0 end-0&quot; data-type=&quot;plus&quot; data-deck=&quot;main&quot; data-id=&quot;G-4&quot;&gt;+&lt;/button&gt;&lt;button type=&quot;button&quot; class=&quot;btn btn-secondary btn-number btn-sm btn-drop position-absolute bottom-0 end-0&quot; data-type=&quot;drop&quot; data-id=&quot;G-4&quot;&gt;v&lt;/button&gt;&lt;/div&gt;" calcext:value-type="string">
            <text:p>&lt;div class="container-card position-relative me-2 mb-2" id="main-G-4"&gt;&lt;img class="d-block" width="80" height="112" src="https://one-draw.jp/ijinden/cardlist/G01/card/G_004.png" /&gt;&lt;div class="container-num-copies position-absolute bottom-0 start-0 px-1" id="main-G-4-num-copies"&gt;0&lt;/div&gt;&lt;button type="button" class="btn btn-secondary btn-number btn-sm btn-pop position-absolute top-0 start-0" data-type="minus" data-deck="main" data-id="G-4"&gt;-&lt;/button&gt;&lt;button type="button" class="btn btn-secondary btn-number btn-sm btn-push position-absolute top-0 end-0" data-type="plus" data-deck="main" data-id="G-4"&gt;+&lt;/button&gt;&lt;button type="button" class="btn btn-secondary btn-number btn-sm btn-drop position-absolute bottom-0 end-0" data-type="drop" data-id="G-4"&gt;v&lt;/button&gt;&lt;/div&gt;</text:p>
          </table:table-cell>
          <table:table-cell table:formula="of:=CONCATENATE([$HTML.$A$2];[.$B31];[$HTML.$B$2];[.$O31];[$HTML.$C$2];[.$B31];[$HTML.$D$2];[.$B31];[$HTML.$E$2];[.$B31];[$HTML.$F$2];[.$B31];[$HTML.$G$2])" office:value-type="string" office:string-value="&lt;div class=&quot;container-card position-relative me-2 mb-2&quot; id=&quot;side-G-4&quot;&gt;&lt;img class=&quot;d-block&quot; width=&quot;80&quot; height=&quot;112&quot; src=&quot;https://one-draw.jp/ijinden/cardlist/G01/card/G_004.png&quot; /&gt;&lt;div class=&quot;container-num-copies position-absolute bottom-0 start-0 px-1&quot; id=&quot;side-G-4-num-copies&quot;&gt;0&lt;/div&gt;&lt;button type=&quot;button&quot; class=&quot;btn btn-secondary btn-number btn-sm btn-pop position-absolute top-0 start-0&quot; data-type=&quot;minus&quot; data-deck=&quot;side&quot; data-id=&quot;G-4&quot;&gt;-&lt;/button&gt;&lt;button type=&quot;button&quot; class=&quot;btn btn-secondary btn-number btn-sm btn-push position-absolute top-0 end-0&quot; data-type=&quot;plus&quot; data-deck=&quot;side&quot; data-id=&quot;G-4&quot;&gt;+&lt;/button&gt;&lt;button type=&quot;button&quot; class=&quot;btn btn-secondary btn-number btn-sm btn-raise position-absolute bottom-0 end-0&quot; data-type=&quot;raise&quot; data-id=&quot;G-4&quot;&gt;^&lt;/button&gt;&lt;/div&gt;" calcext:value-type="string">
            <text:p>&lt;div class="container-card position-relative me-2 mb-2" id="side-G-4"&gt;&lt;img class="d-block" width="80" height="112" src="https://one-draw.jp/ijinden/cardlist/G01/card/G_004.png" /&gt;&lt;div class="container-num-copies position-absolute bottom-0 start-0 px-1" id="side-G-4-num-copies"&gt;0&lt;/div&gt;&lt;button type="button" class="btn btn-secondary btn-number btn-sm btn-pop position-absolute top-0 start-0" data-type="minus" data-deck="side" data-id="G-4"&gt;-&lt;/button&gt;&lt;button type="button" class="btn btn-secondary btn-number btn-sm btn-push position-absolute top-0 end-0" data-type="plus" data-deck="side" data-id="G-4"&gt;+&lt;/button&gt;&lt;button type="button" class="btn btn-secondary btn-number btn-sm btn-raise position-absolute bottom-0 end-0" data-type="raise" data-id="G-4"&gt;^&lt;/button&gt;&lt;/div&gt;</text:p>
          </table:table-cell>
          <table:table-cell table:formula="of:=CONCATENATE([$HTML.$A$3];[.F31];[$HTML.$B$3];[.H31];[$HTML.$C$3];[.J31];[$HTML.$D$3];[.N31];[$HTML.$E$3];[.B31];[$HTML.$F$3];[.D31];[$HTML.$G$3];[.B31];[$HTML.$H$3];[.B31];[$HTML.$I$3];[.B31];[$HTML.$J$3];[.B31];[$HTML.$K$3];[.B31];[$HTML.$L$3];[.B31];[$HTML.$M$3];[.B31];[$HTML.$N$3];[.B31];[$HTML.$O$3])" office:value-type="string" office:string-value="&lt;tr data-expansion=&quot;12&quot; data-type=&quot;1&quot; data-color=&quot;8&quot; data-term=&quot;2&quot;&gt;&lt;td&gt;G-4&lt;/td&gt;&lt;td&gt;紀貫之&lt;/td&gt;&lt;td&gt;&lt;div class=&quot;input-group&quot;&gt;&lt;button type=&quot;button&quot; class=&quot;btn btn-outline-secondary btn-number&quot; data-type=&quot;minus&quot; data-deck=&quot;main&quot; data-id=&quot;G-4&quot; disabled&gt;-&lt;/button&gt;&lt;input type=&quot;text&quot; class=&quot;form-control input-number&quot; name=&quot;table-main-G-4-num-copies&quot; data-deck=&quot;main&quot; data-id=&quot;G-4&quot; value=&quot;0&quot; min=&quot;0&quot; readonly /&gt;&lt;button type=&quot;button&quot; class=&quot;btn btn-outline-secondary btn-number&quot; data-type=&quot;plus&quot; data-deck=&quot;main&quot; data-id=&quot;G-4&quot;&gt;+&lt;/button&gt;&lt;/div&gt;&lt;/td&gt;&lt;td&gt;&lt;div class=&quot;input-group&quot;&gt;&lt;button type=&quot;button&quot; class=&quot;btn btn-outline-secondary btn-number&quot; data-type=&quot;minus&quot; data-deck=&quot;side&quot; data-id=&quot;G-4&quot; disabled&gt;-&lt;/button&gt;&lt;input type=&quot;text&quot; class=&quot;form-control input-number&quot; name=&quot;table-side-G-4-num-copies&quot; data-deck=&quot;side&quot; data-id=&quot;G-4&quot; value=&quot;0&quot; min=&quot;0&quot; readonly /&gt;&lt;button type=&quot;button&quot; class=&quot;btn btn-outline-secondary btn-number&quot; data-type=&quot;plus&quot; data-deck=&quot;side&quot; data-id=&quot;G-4&quot;&gt;+&lt;/button&gt;&lt;/div&gt;&lt;/td&gt;&lt;/tr&gt;" calcext:value-type="string">
            <text:p>&lt;tr data-expansion="12" data-type="1" data-color="8" data-term="2"&gt;&lt;td&gt;G-4&lt;/td&gt;&lt;td&gt;紀貫之&lt;/td&gt;&lt;td&gt;&lt;div class="input-group"&gt;&lt;button type="button" class="btn btn-outline-secondary btn-number" data-type="minus" data-deck="main" data-id="G-4" disabled&gt;-&lt;/button&gt;&lt;input type="text" class="form-control input-number" name="table-main-G-4-num-copies" data-deck="main" data-id="G-4" value="0" min="0" readonly /&gt;&lt;button type="button" class="btn btn-outline-secondary btn-number" data-type="plus" data-deck="main" data-id="G-4"&gt;+&lt;/button&gt;&lt;/div&gt;&lt;/td&gt;&lt;td&gt;&lt;div class="input-group"&gt;&lt;button type="button" class="btn btn-outline-secondary btn-number" data-type="minus" data-deck="side" data-id="G-4" disabled&gt;-&lt;/button&gt;&lt;input type="text" class="form-control input-number" name="table-side-G-4-num-copies" data-deck="side" data-id="G-4" value="0" min="0" readonly /&gt;&lt;button type="button" class="btn btn-outline-secondary btn-number" data-type="plus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O32];[$HTML.$C$1];[.$B32];[$HTML.$D$1];[.$B32];[$HTML.$E$1];[.$B32];[$HTML.$F$1];[.$B32];[$HTML.$G$1])" office:value-type="string" office:string-value="&lt;div class=&quot;container-card position-relative me-2 mb-2&quot; id=&quot;main-G-5&quot;&gt;&lt;img class=&quot;d-block&quot; width=&quot;80&quot; height=&quot;112&quot; src=&quot;https://one-draw.jp/ijinden/cardlist/G01/card/G_005.png&quot; /&gt;&lt;div class=&quot;container-num-copies position-absolute bottom-0 start-0 px-1&quot; id=&quot;main-G-5-num-copies&quot;&gt;0&lt;/div&gt;&lt;button type=&quot;button&quot; class=&quot;btn btn-secondary btn-number btn-sm btn-pop position-absolute top-0 start-0&quot; data-type=&quot;minus&quot; data-deck=&quot;main&quot; data-id=&quot;G-5&quot;&gt;-&lt;/button&gt;&lt;button type=&quot;button&quot; class=&quot;btn btn-secondary btn-number btn-sm btn-push position-absolute top-0 end-0&quot; data-type=&quot;plus&quot; data-deck=&quot;main&quot; data-id=&quot;G-5&quot;&gt;+&lt;/button&gt;&lt;button type=&quot;button&quot; class=&quot;btn btn-secondary btn-number btn-sm btn-drop position-absolute bottom-0 end-0&quot; data-type=&quot;drop&quot; data-id=&quot;G-5&quot;&gt;v&lt;/button&gt;&lt;/div&gt;" calcext:value-type="string">
            <text:p>&lt;div class="container-card position-relative me-2 mb-2" id="main-G-5"&gt;&lt;img class="d-block" width="80" height="112" src="https://one-draw.jp/ijinden/cardlist/G01/card/G_005.png" /&gt;&lt;div class="container-num-copies position-absolute bottom-0 start-0 px-1" id="main-G-5-num-copies"&gt;0&lt;/div&gt;&lt;button type="button" class="btn btn-secondary btn-number btn-sm btn-pop position-absolute top-0 start-0" data-type="minus" data-deck="main" data-id="G-5"&gt;-&lt;/button&gt;&lt;button type="button" class="btn btn-secondary btn-number btn-sm btn-push position-absolute top-0 end-0" data-type="plus" data-deck="main" data-id="G-5"&gt;+&lt;/button&gt;&lt;button type="button" class="btn btn-secondary btn-number btn-sm btn-drop position-absolute bottom-0 end-0" data-type="drop" data-id="G-5"&gt;v&lt;/button&gt;&lt;/div&gt;</text:p>
          </table:table-cell>
          <table:table-cell table:formula="of:=CONCATENATE([$HTML.$A$2];[.$B32];[$HTML.$B$2];[.$O32];[$HTML.$C$2];[.$B32];[$HTML.$D$2];[.$B32];[$HTML.$E$2];[.$B32];[$HTML.$F$2];[.$B32];[$HTML.$G$2])" office:value-type="string" office:string-value="&lt;div class=&quot;container-card position-relative me-2 mb-2&quot; id=&quot;side-G-5&quot;&gt;&lt;img class=&quot;d-block&quot; width=&quot;80&quot; height=&quot;112&quot; src=&quot;https://one-draw.jp/ijinden/cardlist/G01/card/G_005.png&quot; /&gt;&lt;div class=&quot;container-num-copies position-absolute bottom-0 start-0 px-1&quot; id=&quot;side-G-5-num-copies&quot;&gt;0&lt;/div&gt;&lt;button type=&quot;button&quot; class=&quot;btn btn-secondary btn-number btn-sm btn-pop position-absolute top-0 start-0&quot; data-type=&quot;minus&quot; data-deck=&quot;side&quot; data-id=&quot;G-5&quot;&gt;-&lt;/button&gt;&lt;button type=&quot;button&quot; class=&quot;btn btn-secondary btn-number btn-sm btn-push position-absolute top-0 end-0&quot; data-type=&quot;plus&quot; data-deck=&quot;side&quot; data-id=&quot;G-5&quot;&gt;+&lt;/button&gt;&lt;button type=&quot;button&quot; class=&quot;btn btn-secondary btn-number btn-sm btn-raise position-absolute bottom-0 end-0&quot; data-type=&quot;raise&quot; data-id=&quot;G-5&quot;&gt;^&lt;/button&gt;&lt;/div&gt;" calcext:value-type="string">
            <text:p>&lt;div class="container-card position-relative me-2 mb-2" id="side-G-5"&gt;&lt;img class="d-block" width="80" height="112" src="https://one-draw.jp/ijinden/cardlist/G01/card/G_005.png" /&gt;&lt;div class="container-num-copies position-absolute bottom-0 start-0 px-1" id="side-G-5-num-copies"&gt;0&lt;/div&gt;&lt;button type="button" class="btn btn-secondary btn-number btn-sm btn-pop position-absolute top-0 start-0" data-type="minus" data-deck="side" data-id="G-5"&gt;-&lt;/button&gt;&lt;button type="button" class="btn btn-secondary btn-number btn-sm btn-push position-absolute top-0 end-0" data-type="plus" data-deck="side" data-id="G-5"&gt;+&lt;/button&gt;&lt;button type="button" class="btn btn-secondary btn-number btn-sm btn-raise position-absolute bottom-0 end-0" data-type="raise" data-id="G-5"&gt;^&lt;/button&gt;&lt;/div&gt;</text:p>
          </table:table-cell>
          <table:table-cell table:formula="of:=CONCATENATE([$HTML.$A$3];[.F32];[$HTML.$B$3];[.H32];[$HTML.$C$3];[.J32];[$HTML.$D$3];[.N32];[$HTML.$E$3];[.B32];[$HTML.$F$3];[.D32];[$HTML.$G$3];[.B32];[$HTML.$H$3];[.B32];[$HTML.$I$3];[.B32];[$HTML.$J$3];[.B32];[$HTML.$K$3];[.B32];[$HTML.$L$3];[.B32];[$HTML.$M$3];[.B32];[$HTML.$N$3];[.B32];[$HTML.$O$3])" office:value-type="string" office:string-value="&lt;tr data-expansion=&quot;12&quot; data-type=&quot;1&quot; data-color=&quot;8&quot; data-term=&quot;0&quot;&gt;&lt;td&gt;G-5&lt;/td&gt;&lt;td&gt;阿倍仲麻呂&lt;/td&gt;&lt;td&gt;&lt;div class=&quot;input-group&quot;&gt;&lt;button type=&quot;button&quot; class=&quot;btn btn-outline-secondary btn-number&quot; data-type=&quot;minus&quot; data-deck=&quot;main&quot; data-id=&quot;G-5&quot; disabled&gt;-&lt;/button&gt;&lt;input type=&quot;text&quot; class=&quot;form-control input-number&quot; name=&quot;table-main-G-5-num-copies&quot; data-deck=&quot;main&quot; data-id=&quot;G-5&quot; value=&quot;0&quot; min=&quot;0&quot; readonly /&gt;&lt;button type=&quot;button&quot; class=&quot;btn btn-outline-secondary btn-number&quot; data-type=&quot;plus&quot; data-deck=&quot;main&quot; data-id=&quot;G-5&quot;&gt;+&lt;/button&gt;&lt;/div&gt;&lt;/td&gt;&lt;td&gt;&lt;div class=&quot;input-group&quot;&gt;&lt;button type=&quot;button&quot; class=&quot;btn btn-outline-secondary btn-number&quot; data-type=&quot;minus&quot; data-deck=&quot;side&quot; data-id=&quot;G-5&quot; disabled&gt;-&lt;/button&gt;&lt;input type=&quot;text&quot; class=&quot;form-control input-number&quot; name=&quot;table-side-G-5-num-copies&quot; data-deck=&quot;side&quot; data-id=&quot;G-5&quot; value=&quot;0&quot; min=&quot;0&quot; readonly /&gt;&lt;button type=&quot;button&quot; class=&quot;btn btn-outline-secondary btn-number&quot; data-type=&quot;plus&quot; data-deck=&quot;side&quot; data-id=&quot;G-5&quot;&gt;+&lt;/button&gt;&lt;/div&gt;&lt;/td&gt;&lt;/tr&gt;" calcext:value-type="string">
            <text:p>&lt;tr data-expansion="12" data-type="1" data-color="8" data-term="0"&gt;&lt;td&gt;G-5&lt;/td&gt;&lt;td&gt;阿倍仲麻呂&lt;/td&gt;&lt;td&gt;&lt;div class="input-group"&gt;&lt;button type="button" class="btn btn-outline-secondary btn-number" data-type="minus" data-deck="main" data-id="G-5" disabled&gt;-&lt;/button&gt;&lt;input type="text" class="form-control input-number" name="table-main-G-5-num-copies" data-deck="main" data-id="G-5" value="0" min="0" readonly /&gt;&lt;button type="button" class="btn btn-outline-secondary btn-number" data-type="plus" data-deck="main" data-id="G-5"&gt;+&lt;/button&gt;&lt;/div&gt;&lt;/td&gt;&lt;td&gt;&lt;div class="input-group"&gt;&lt;button type="button" class="btn btn-outline-secondary btn-number" data-type="minus" data-deck="side" data-id="G-5" disabled&gt;-&lt;/button&gt;&lt;input type="text" class="form-control input-number" name="table-side-G-5-num-copies" data-deck="side" data-id="G-5" value="0" min="0" readonly /&gt;&lt;button type="button" class="btn btn-outline-secondary btn-number" data-type="plus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O33];[$HTML.$C$1];[.$B33];[$HTML.$D$1];[.$B33];[$HTML.$E$1];[.$B33];[$HTML.$F$1];[.$B33];[$HTML.$G$1])" office:value-type="string" office:string-value="&lt;div class=&quot;container-card position-relative me-2 mb-2&quot; id=&quot;main-G-6&quot;&gt;&lt;img class=&quot;d-block&quot; width=&quot;80&quot; height=&quot;112&quot; src=&quot;https://one-draw.jp/ijinden/cardlist/G01/card/G_006.png&quot; /&gt;&lt;div class=&quot;container-num-copies position-absolute bottom-0 start-0 px-1&quot; id=&quot;main-G-6-num-copies&quot;&gt;0&lt;/div&gt;&lt;button type=&quot;button&quot; class=&quot;btn btn-secondary btn-number btn-sm btn-pop position-absolute top-0 start-0&quot; data-type=&quot;minus&quot; data-deck=&quot;main&quot; data-id=&quot;G-6&quot;&gt;-&lt;/button&gt;&lt;button type=&quot;button&quot; class=&quot;btn btn-secondary btn-number btn-sm btn-push position-absolute top-0 end-0&quot; data-type=&quot;plus&quot; data-deck=&quot;main&quot; data-id=&quot;G-6&quot;&gt;+&lt;/button&gt;&lt;button type=&quot;button&quot; class=&quot;btn btn-secondary btn-number btn-sm btn-drop position-absolute bottom-0 end-0&quot; data-type=&quot;drop&quot; data-id=&quot;G-6&quot;&gt;v&lt;/button&gt;&lt;/div&gt;" calcext:value-type="string">
            <text:p>&lt;div class="container-card position-relative me-2 mb-2" id="main-G-6"&gt;&lt;img class="d-block" width="80" height="112" src="https://one-draw.jp/ijinden/cardlist/G01/card/G_006.png" /&gt;&lt;div class="container-num-copies position-absolute bottom-0 start-0 px-1" id="main-G-6-num-copies"&gt;0&lt;/div&gt;&lt;button type="button" class="btn btn-secondary btn-number btn-sm btn-pop position-absolute top-0 start-0" data-type="minus" data-deck="main" data-id="G-6"&gt;-&lt;/button&gt;&lt;button type="button" class="btn btn-secondary btn-number btn-sm btn-push position-absolute top-0 end-0" data-type="plus" data-deck="main" data-id="G-6"&gt;+&lt;/button&gt;&lt;button type="button" class="btn btn-secondary btn-number btn-sm btn-drop position-absolute bottom-0 end-0" data-type="drop" data-id="G-6"&gt;v&lt;/button&gt;&lt;/div&gt;</text:p>
          </table:table-cell>
          <table:table-cell table:formula="of:=CONCATENATE([$HTML.$A$2];[.$B33];[$HTML.$B$2];[.$O33];[$HTML.$C$2];[.$B33];[$HTML.$D$2];[.$B33];[$HTML.$E$2];[.$B33];[$HTML.$F$2];[.$B33];[$HTML.$G$2])" office:value-type="string" office:string-value="&lt;div class=&quot;container-card position-relative me-2 mb-2&quot; id=&quot;side-G-6&quot;&gt;&lt;img class=&quot;d-block&quot; width=&quot;80&quot; height=&quot;112&quot; src=&quot;https://one-draw.jp/ijinden/cardlist/G01/card/G_006.png&quot; /&gt;&lt;div class=&quot;container-num-copies position-absolute bottom-0 start-0 px-1&quot; id=&quot;side-G-6-num-copies&quot;&gt;0&lt;/div&gt;&lt;button type=&quot;button&quot; class=&quot;btn btn-secondary btn-number btn-sm btn-pop position-absolute top-0 start-0&quot; data-type=&quot;minus&quot; data-deck=&quot;side&quot; data-id=&quot;G-6&quot;&gt;-&lt;/button&gt;&lt;button type=&quot;button&quot; class=&quot;btn btn-secondary btn-number btn-sm btn-push position-absolute top-0 end-0&quot; data-type=&quot;plus&quot; data-deck=&quot;side&quot; data-id=&quot;G-6&quot;&gt;+&lt;/button&gt;&lt;button type=&quot;button&quot; class=&quot;btn btn-secondary btn-number btn-sm btn-raise position-absolute bottom-0 end-0&quot; data-type=&quot;raise&quot; data-id=&quot;G-6&quot;&gt;^&lt;/button&gt;&lt;/div&gt;" calcext:value-type="string">
            <text:p>&lt;div class="container-card position-relative me-2 mb-2" id="side-G-6"&gt;&lt;img class="d-block" width="80" height="112" src="https://one-draw.jp/ijinden/cardlist/G01/card/G_006.png" /&gt;&lt;div class="container-num-copies position-absolute bottom-0 start-0 px-1" id="side-G-6-num-copies"&gt;0&lt;/div&gt;&lt;button type="button" class="btn btn-secondary btn-number btn-sm btn-pop position-absolute top-0 start-0" data-type="minus" data-deck="side" data-id="G-6"&gt;-&lt;/button&gt;&lt;button type="button" class="btn btn-secondary btn-number btn-sm btn-push position-absolute top-0 end-0" data-type="plus" data-deck="side" data-id="G-6"&gt;+&lt;/button&gt;&lt;button type="button" class="btn btn-secondary btn-number btn-sm btn-raise position-absolute bottom-0 end-0" data-type="raise" data-id="G-6"&gt;^&lt;/button&gt;&lt;/div&gt;</text:p>
          </table:table-cell>
          <table:table-cell table:formula="of:=CONCATENATE([$HTML.$A$3];[.F33];[$HTML.$B$3];[.H33];[$HTML.$C$3];[.J33];[$HTML.$D$3];[.N33];[$HTML.$E$3];[.B33];[$HTML.$F$3];[.D33];[$HTML.$G$3];[.B33];[$HTML.$H$3];[.B33];[$HTML.$I$3];[.B33];[$HTML.$J$3];[.B33];[$HTML.$K$3];[.B33];[$HTML.$L$3];[.B33];[$HTML.$M$3];[.B33];[$HTML.$N$3];[.B33];[$HTML.$O$3])" office:value-type="string" office:string-value="&lt;tr data-expansion=&quot;12&quot; data-type=&quot;1&quot; data-color=&quot;8&quot; data-term=&quot;0&quot;&gt;&lt;td&gt;G-6&lt;/td&gt;&lt;td&gt;葛飾北斎&lt;/td&gt;&lt;td&gt;&lt;div class=&quot;input-group&quot;&gt;&lt;button type=&quot;button&quot; class=&quot;btn btn-outline-secondary btn-number&quot; data-type=&quot;minus&quot; data-deck=&quot;main&quot; data-id=&quot;G-6&quot; disabled&gt;-&lt;/button&gt;&lt;input type=&quot;text&quot; class=&quot;form-control input-number&quot; name=&quot;table-main-G-6-num-copies&quot; data-deck=&quot;main&quot; data-id=&quot;G-6&quot; value=&quot;0&quot; min=&quot;0&quot; readonly /&gt;&lt;button type=&quot;button&quot; class=&quot;btn btn-outline-secondary btn-number&quot; data-type=&quot;plus&quot; data-deck=&quot;main&quot; data-id=&quot;G-6&quot;&gt;+&lt;/button&gt;&lt;/div&gt;&lt;/td&gt;&lt;td&gt;&lt;div class=&quot;input-group&quot;&gt;&lt;button type=&quot;button&quot; class=&quot;btn btn-outline-secondary btn-number&quot; data-type=&quot;minus&quot; data-deck=&quot;side&quot; data-id=&quot;G-6&quot; disabled&gt;-&lt;/button&gt;&lt;input type=&quot;text&quot; class=&quot;form-control input-number&quot; name=&quot;table-side-G-6-num-copies&quot; data-deck=&quot;side&quot; data-id=&quot;G-6&quot; value=&quot;0&quot; min=&quot;0&quot; readonly /&gt;&lt;button type=&quot;button&quot; class=&quot;btn btn-outline-secondary btn-number&quot; data-type=&quot;plus&quot; data-deck=&quot;side&quot; data-id=&quot;G-6&quot;&gt;+&lt;/button&gt;&lt;/div&gt;&lt;/td&gt;&lt;/tr&gt;" calcext:value-type="string">
            <text:p>&lt;tr data-expansion="12" data-type="1" data-color="8" data-term="0"&gt;&lt;td&gt;G-6&lt;/td&gt;&lt;td&gt;葛飾北斎&lt;/td&gt;&lt;td&gt;&lt;div class="input-group"&gt;&lt;button type="button" class="btn btn-outline-secondary btn-number" data-type="minus" data-deck="main" data-id="G-6" disabled&gt;-&lt;/button&gt;&lt;input type="text" class="form-control input-number" name="table-main-G-6-num-copies" data-deck="main" data-id="G-6" value="0" min="0" readonly /&gt;&lt;button type="button" class="btn btn-outline-secondary btn-number" data-type="plus" data-deck="main" data-id="G-6"&gt;+&lt;/button&gt;&lt;/div&gt;&lt;/td&gt;&lt;td&gt;&lt;div class="input-group"&gt;&lt;button type="button" class="btn btn-outline-secondary btn-number" data-type="minus" data-deck="side" data-id="G-6" disabled&gt;-&lt;/button&gt;&lt;input type="text" class="form-control input-number" name="table-side-G-6-num-copies" data-deck="side" data-id="G-6" value="0" min="0" readonly /&gt;&lt;button type="button" class="btn btn-outline-secondary btn-number" data-type="plus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O34];[$HTML.$C$1];[.$B34];[$HTML.$D$1];[.$B34];[$HTML.$E$1];[.$B34];[$HTML.$F$1];[.$B34];[$HTML.$G$1])" office:value-type="string" office:string-value="&lt;div class=&quot;container-card position-relative me-2 mb-2&quot; id=&quot;main-G-7&quot;&gt;&lt;img class=&quot;d-block&quot; width=&quot;80&quot; height=&quot;112&quot; src=&quot;https://one-draw.jp/ijinden/cardlist/G01/card/G_007.png&quot; /&gt;&lt;div class=&quot;container-num-copies position-absolute bottom-0 start-0 px-1&quot; id=&quot;main-G-7-num-copies&quot;&gt;0&lt;/div&gt;&lt;button type=&quot;button&quot; class=&quot;btn btn-secondary btn-number btn-sm btn-pop position-absolute top-0 start-0&quot; data-type=&quot;minus&quot; data-deck=&quot;main&quot; data-id=&quot;G-7&quot;&gt;-&lt;/button&gt;&lt;button type=&quot;button&quot; class=&quot;btn btn-secondary btn-number btn-sm btn-push position-absolute top-0 end-0&quot; data-type=&quot;plus&quot; data-deck=&quot;main&quot; data-id=&quot;G-7&quot;&gt;+&lt;/button&gt;&lt;button type=&quot;button&quot; class=&quot;btn btn-secondary btn-number btn-sm btn-drop position-absolute bottom-0 end-0&quot; data-type=&quot;drop&quot; data-id=&quot;G-7&quot;&gt;v&lt;/button&gt;&lt;/div&gt;" calcext:value-type="string">
            <text:p>&lt;div class="container-card position-relative me-2 mb-2" id="main-G-7"&gt;&lt;img class="d-block" width="80" height="112" src="https://one-draw.jp/ijinden/cardlist/G01/card/G_007.png" /&gt;&lt;div class="container-num-copies position-absolute bottom-0 start-0 px-1" id="main-G-7-num-copies"&gt;0&lt;/div&gt;&lt;button type="button" class="btn btn-secondary btn-number btn-sm btn-pop position-absolute top-0 start-0" data-type="minus" data-deck="main" data-id="G-7"&gt;-&lt;/button&gt;&lt;button type="button" class="btn btn-secondary btn-number btn-sm btn-push position-absolute top-0 end-0" data-type="plus" data-deck="main" data-id="G-7"&gt;+&lt;/button&gt;&lt;button type="button" class="btn btn-secondary btn-number btn-sm btn-drop position-absolute bottom-0 end-0" data-type="drop" data-id="G-7"&gt;v&lt;/button&gt;&lt;/div&gt;</text:p>
          </table:table-cell>
          <table:table-cell table:formula="of:=CONCATENATE([$HTML.$A$2];[.$B34];[$HTML.$B$2];[.$O34];[$HTML.$C$2];[.$B34];[$HTML.$D$2];[.$B34];[$HTML.$E$2];[.$B34];[$HTML.$F$2];[.$B34];[$HTML.$G$2])" office:value-type="string" office:string-value="&lt;div class=&quot;container-card position-relative me-2 mb-2&quot; id=&quot;side-G-7&quot;&gt;&lt;img class=&quot;d-block&quot; width=&quot;80&quot; height=&quot;112&quot; src=&quot;https://one-draw.jp/ijinden/cardlist/G01/card/G_007.png&quot; /&gt;&lt;div class=&quot;container-num-copies position-absolute bottom-0 start-0 px-1&quot; id=&quot;side-G-7-num-copies&quot;&gt;0&lt;/div&gt;&lt;button type=&quot;button&quot; class=&quot;btn btn-secondary btn-number btn-sm btn-pop position-absolute top-0 start-0&quot; data-type=&quot;minus&quot; data-deck=&quot;side&quot; data-id=&quot;G-7&quot;&gt;-&lt;/button&gt;&lt;button type=&quot;button&quot; class=&quot;btn btn-secondary btn-number btn-sm btn-push position-absolute top-0 end-0&quot; data-type=&quot;plus&quot; data-deck=&quot;side&quot; data-id=&quot;G-7&quot;&gt;+&lt;/button&gt;&lt;button type=&quot;button&quot; class=&quot;btn btn-secondary btn-number btn-sm btn-raise position-absolute bottom-0 end-0&quot; data-type=&quot;raise&quot; data-id=&quot;G-7&quot;&gt;^&lt;/button&gt;&lt;/div&gt;" calcext:value-type="string">
            <text:p>&lt;div class="container-card position-relative me-2 mb-2" id="side-G-7"&gt;&lt;img class="d-block" width="80" height="112" src="https://one-draw.jp/ijinden/cardlist/G01/card/G_007.png" /&gt;&lt;div class="container-num-copies position-absolute bottom-0 start-0 px-1" id="side-G-7-num-copies"&gt;0&lt;/div&gt;&lt;button type="button" class="btn btn-secondary btn-number btn-sm btn-pop position-absolute top-0 start-0" data-type="minus" data-deck="side" data-id="G-7"&gt;-&lt;/button&gt;&lt;button type="button" class="btn btn-secondary btn-number btn-sm btn-push position-absolute top-0 end-0" data-type="plus" data-deck="side" data-id="G-7"&gt;+&lt;/button&gt;&lt;button type="button" class="btn btn-secondary btn-number btn-sm btn-raise position-absolute bottom-0 end-0" data-type="raise" data-id="G-7"&gt;^&lt;/button&gt;&lt;/div&gt;</text:p>
          </table:table-cell>
          <table:table-cell table:formula="of:=CONCATENATE([$HTML.$A$3];[.F34];[$HTML.$B$3];[.H34];[$HTML.$C$3];[.J34];[$HTML.$D$3];[.N34];[$HTML.$E$3];[.B34];[$HTML.$F$3];[.D34];[$HTML.$G$3];[.B34];[$HTML.$H$3];[.B34];[$HTML.$I$3];[.B34];[$HTML.$J$3];[.B34];[$HTML.$K$3];[.B34];[$HTML.$L$3];[.B34];[$HTML.$M$3];[.B34];[$HTML.$N$3];[.B34];[$HTML.$O$3])" office:value-type="string" office:string-value="&lt;tr data-expansion=&quot;12&quot; data-type=&quot;1&quot; data-color=&quot;8&quot; data-term=&quot;2&quot;&gt;&lt;td&gt;G-7&lt;/td&gt;&lt;td&gt;藤原定家&lt;/td&gt;&lt;td&gt;&lt;div class=&quot;input-group&quot;&gt;&lt;button type=&quot;button&quot; class=&quot;btn btn-outline-secondary btn-number&quot; data-type=&quot;minus&quot; data-deck=&quot;main&quot; data-id=&quot;G-7&quot; disabled&gt;-&lt;/button&gt;&lt;input type=&quot;text&quot; class=&quot;form-control input-number&quot; name=&quot;table-main-G-7-num-copies&quot; data-deck=&quot;main&quot; data-id=&quot;G-7&quot; value=&quot;0&quot; min=&quot;0&quot; readonly /&gt;&lt;button type=&quot;button&quot; class=&quot;btn btn-outline-secondary btn-number&quot; data-type=&quot;plus&quot; data-deck=&quot;main&quot; data-id=&quot;G-7&quot;&gt;+&lt;/button&gt;&lt;/div&gt;&lt;/td&gt;&lt;td&gt;&lt;div class=&quot;input-group&quot;&gt;&lt;button type=&quot;button&quot; class=&quot;btn btn-outline-secondary btn-number&quot; data-type=&quot;minus&quot; data-deck=&quot;side&quot; data-id=&quot;G-7&quot; disabled&gt;-&lt;/button&gt;&lt;input type=&quot;text&quot; class=&quot;form-control input-number&quot; name=&quot;table-side-G-7-num-copies&quot; data-deck=&quot;side&quot; data-id=&quot;G-7&quot; value=&quot;0&quot; min=&quot;0&quot; readonly /&gt;&lt;button type=&quot;button&quot; class=&quot;btn btn-outline-secondary btn-number&quot; data-type=&quot;plus&quot; data-deck=&quot;side&quot; data-id=&quot;G-7&quot;&gt;+&lt;/button&gt;&lt;/div&gt;&lt;/td&gt;&lt;/tr&gt;" calcext:value-type="string">
            <text:p>&lt;tr data-expansion="12" data-type="1" data-color="8" data-term="2"&gt;&lt;td&gt;G-7&lt;/td&gt;&lt;td&gt;藤原定家&lt;/td&gt;&lt;td&gt;&lt;div class="input-group"&gt;&lt;button type="button" class="btn btn-outline-secondary btn-number" data-type="minus" data-deck="main" data-id="G-7" disabled&gt;-&lt;/button&gt;&lt;input type="text" class="form-control input-number" name="table-main-G-7-num-copies" data-deck="main" data-id="G-7" value="0" min="0" readonly /&gt;&lt;button type="button" class="btn btn-outline-secondary btn-number" data-type="plus" data-deck="main" data-id="G-7"&gt;+&lt;/button&gt;&lt;/div&gt;&lt;/td&gt;&lt;td&gt;&lt;div class="input-group"&gt;&lt;button type="button" class="btn btn-outline-secondary btn-number" data-type="minus" data-deck="side" data-id="G-7" disabled&gt;-&lt;/button&gt;&lt;input type="text" class="form-control input-number" name="table-side-G-7-num-copies" data-deck="side" data-id="G-7" value="0" min="0" readonly /&gt;&lt;button type="button" class="btn btn-outline-secondary btn-number" data-type="plus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O35];[$HTML.$C$1];[.$B35];[$HTML.$D$1];[.$B35];[$HTML.$E$1];[.$B35];[$HTML.$F$1];[.$B35];[$HTML.$G$1])" office:value-type="string" office:string-value="&lt;div class=&quot;container-card position-relative me-2 mb-2&quot; id=&quot;main-G-8&quot;&gt;&lt;img class=&quot;d-block&quot; width=&quot;80&quot; height=&quot;112&quot; src=&quot;https://one-draw.jp/ijinden/cardlist/G01/card/G_008.png&quot; /&gt;&lt;div class=&quot;container-num-copies position-absolute bottom-0 start-0 px-1&quot; id=&quot;main-G-8-num-copies&quot;&gt;0&lt;/div&gt;&lt;button type=&quot;button&quot; class=&quot;btn btn-secondary btn-number btn-sm btn-pop position-absolute top-0 start-0&quot; data-type=&quot;minus&quot; data-deck=&quot;main&quot; data-id=&quot;G-8&quot;&gt;-&lt;/button&gt;&lt;button type=&quot;button&quot; class=&quot;btn btn-secondary btn-number btn-sm btn-push position-absolute top-0 end-0&quot; data-type=&quot;plus&quot; data-deck=&quot;main&quot; data-id=&quot;G-8&quot;&gt;+&lt;/button&gt;&lt;button type=&quot;button&quot; class=&quot;btn btn-secondary btn-number btn-sm btn-drop position-absolute bottom-0 end-0&quot; data-type=&quot;drop&quot; data-id=&quot;G-8&quot;&gt;v&lt;/button&gt;&lt;/div&gt;" calcext:value-type="string">
            <text:p>&lt;div class="container-card position-relative me-2 mb-2" id="main-G-8"&gt;&lt;img class="d-block" width="80" height="112" src="https://one-draw.jp/ijinden/cardlist/G01/card/G_008.png" /&gt;&lt;div class="container-num-copies position-absolute bottom-0 start-0 px-1" id="main-G-8-num-copies"&gt;0&lt;/div&gt;&lt;button type="button" class="btn btn-secondary btn-number btn-sm btn-pop position-absolute top-0 start-0" data-type="minus" data-deck="main" data-id="G-8"&gt;-&lt;/button&gt;&lt;button type="button" class="btn btn-secondary btn-number btn-sm btn-push position-absolute top-0 end-0" data-type="plus" data-deck="main" data-id="G-8"&gt;+&lt;/button&gt;&lt;button type="button" class="btn btn-secondary btn-number btn-sm btn-drop position-absolute bottom-0 end-0" data-type="drop" data-id="G-8"&gt;v&lt;/button&gt;&lt;/div&gt;</text:p>
          </table:table-cell>
          <table:table-cell table:formula="of:=CONCATENATE([$HTML.$A$2];[.$B35];[$HTML.$B$2];[.$O35];[$HTML.$C$2];[.$B35];[$HTML.$D$2];[.$B35];[$HTML.$E$2];[.$B35];[$HTML.$F$2];[.$B35];[$HTML.$G$2])" office:value-type="string" office:string-value="&lt;div class=&quot;container-card position-relative me-2 mb-2&quot; id=&quot;side-G-8&quot;&gt;&lt;img class=&quot;d-block&quot; width=&quot;80&quot; height=&quot;112&quot; src=&quot;https://one-draw.jp/ijinden/cardlist/G01/card/G_008.png&quot; /&gt;&lt;div class=&quot;container-num-copies position-absolute bottom-0 start-0 px-1&quot; id=&quot;side-G-8-num-copies&quot;&gt;0&lt;/div&gt;&lt;button type=&quot;button&quot; class=&quot;btn btn-secondary btn-number btn-sm btn-pop position-absolute top-0 start-0&quot; data-type=&quot;minus&quot; data-deck=&quot;side&quot; data-id=&quot;G-8&quot;&gt;-&lt;/button&gt;&lt;button type=&quot;button&quot; class=&quot;btn btn-secondary btn-number btn-sm btn-push position-absolute top-0 end-0&quot; data-type=&quot;plus&quot; data-deck=&quot;side&quot; data-id=&quot;G-8&quot;&gt;+&lt;/button&gt;&lt;button type=&quot;button&quot; class=&quot;btn btn-secondary btn-number btn-sm btn-raise position-absolute bottom-0 end-0&quot; data-type=&quot;raise&quot; data-id=&quot;G-8&quot;&gt;^&lt;/button&gt;&lt;/div&gt;" calcext:value-type="string">
            <text:p>&lt;div class="container-card position-relative me-2 mb-2" id="side-G-8"&gt;&lt;img class="d-block" width="80" height="112" src="https://one-draw.jp/ijinden/cardlist/G01/card/G_008.png" /&gt;&lt;div class="container-num-copies position-absolute bottom-0 start-0 px-1" id="side-G-8-num-copies"&gt;0&lt;/div&gt;&lt;button type="button" class="btn btn-secondary btn-number btn-sm btn-pop position-absolute top-0 start-0" data-type="minus" data-deck="side" data-id="G-8"&gt;-&lt;/button&gt;&lt;button type="button" class="btn btn-secondary btn-number btn-sm btn-push position-absolute top-0 end-0" data-type="plus" data-deck="side" data-id="G-8"&gt;+&lt;/button&gt;&lt;button type="button" class="btn btn-secondary btn-number btn-sm btn-raise position-absolute bottom-0 end-0" data-type="raise" data-id="G-8"&gt;^&lt;/button&gt;&lt;/div&gt;</text:p>
          </table:table-cell>
          <table:table-cell table:formula="of:=CONCATENATE([$HTML.$A$3];[.F35];[$HTML.$B$3];[.H35];[$HTML.$C$3];[.J35];[$HTML.$D$3];[.N35];[$HTML.$E$3];[.B35];[$HTML.$F$3];[.D35];[$HTML.$G$3];[.B35];[$HTML.$H$3];[.B35];[$HTML.$I$3];[.B35];[$HTML.$J$3];[.B35];[$HTML.$K$3];[.B35];[$HTML.$L$3];[.B35];[$HTML.$M$3];[.B35];[$HTML.$N$3];[.B35];[$HTML.$O$3])" office:value-type="string" office:string-value="&lt;tr data-expansion=&quot;12&quot; data-type=&quot;1&quot; data-color=&quot;8&quot; data-term=&quot;1&quot;&gt;&lt;td&gt;G-8&lt;/td&gt;&lt;td&gt;最澄&lt;/td&gt;&lt;td&gt;&lt;div class=&quot;input-group&quot;&gt;&lt;button type=&quot;button&quot; class=&quot;btn btn-outline-secondary btn-number&quot; data-type=&quot;minus&quot; data-deck=&quot;main&quot; data-id=&quot;G-8&quot; disabled&gt;-&lt;/button&gt;&lt;input type=&quot;text&quot; class=&quot;form-control input-number&quot; name=&quot;table-main-G-8-num-copies&quot; data-deck=&quot;main&quot; data-id=&quot;G-8&quot; value=&quot;0&quot; min=&quot;0&quot; readonly /&gt;&lt;button type=&quot;button&quot; class=&quot;btn btn-outline-secondary btn-number&quot; data-type=&quot;plus&quot; data-deck=&quot;main&quot; data-id=&quot;G-8&quot;&gt;+&lt;/button&gt;&lt;/div&gt;&lt;/td&gt;&lt;td&gt;&lt;div class=&quot;input-group&quot;&gt;&lt;button type=&quot;button&quot; class=&quot;btn btn-outline-secondary btn-number&quot; data-type=&quot;minus&quot; data-deck=&quot;side&quot; data-id=&quot;G-8&quot; disabled&gt;-&lt;/button&gt;&lt;input type=&quot;text&quot; class=&quot;form-control input-number&quot; name=&quot;table-side-G-8-num-copies&quot; data-deck=&quot;side&quot; data-id=&quot;G-8&quot; value=&quot;0&quot; min=&quot;0&quot; readonly /&gt;&lt;button type=&quot;button&quot; class=&quot;btn btn-outline-secondary btn-number&quot; data-type=&quot;plus&quot; data-deck=&quot;side&quot; data-id=&quot;G-8&quot;&gt;+&lt;/button&gt;&lt;/div&gt;&lt;/td&gt;&lt;/tr&gt;" calcext:value-type="string">
            <text:p>&lt;tr data-expansion="12" data-type="1" data-color="8" data-term="1"&gt;&lt;td&gt;G-8&lt;/td&gt;&lt;td&gt;最澄&lt;/td&gt;&lt;td&gt;&lt;div class="input-group"&gt;&lt;button type="button" class="btn btn-outline-secondary btn-number" data-type="minus" data-deck="main" data-id="G-8" disabled&gt;-&lt;/button&gt;&lt;input type="text" class="form-control input-number" name="table-main-G-8-num-copies" data-deck="main" data-id="G-8" value="0" min="0" readonly /&gt;&lt;button type="button" class="btn btn-outline-secondary btn-number" data-type="plus" data-deck="main" data-id="G-8"&gt;+&lt;/button&gt;&lt;/div&gt;&lt;/td&gt;&lt;td&gt;&lt;div class="input-group"&gt;&lt;button type="button" class="btn btn-outline-secondary btn-number" data-type="minus" data-deck="side" data-id="G-8" disabled&gt;-&lt;/button&gt;&lt;input type="text" class="form-control input-number" name="table-side-G-8-num-copies" data-deck="side" data-id="G-8" value="0" min="0" readonly /&gt;&lt;button type="button" class="btn btn-outline-secondary btn-number" data-type="plus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O36];[$HTML.$C$1];[.$B36];[$HTML.$D$1];[.$B36];[$HTML.$E$1];[.$B36];[$HTML.$F$1];[.$B36];[$HTML.$G$1])" office:value-type="string" office:string-value="&lt;div class=&quot;container-card position-relative me-2 mb-2&quot; id=&quot;main-G-9&quot;&gt;&lt;img class=&quot;d-block&quot; width=&quot;80&quot; height=&quot;112&quot; src=&quot;https://one-draw.jp/ijinden/cardlist/G01/card/G_009.png&quot; /&gt;&lt;div class=&quot;container-num-copies position-absolute bottom-0 start-0 px-1&quot; id=&quot;main-G-9-num-copies&quot;&gt;0&lt;/div&gt;&lt;button type=&quot;button&quot; class=&quot;btn btn-secondary btn-number btn-sm btn-pop position-absolute top-0 start-0&quot; data-type=&quot;minus&quot; data-deck=&quot;main&quot; data-id=&quot;G-9&quot;&gt;-&lt;/button&gt;&lt;button type=&quot;button&quot; class=&quot;btn btn-secondary btn-number btn-sm btn-push position-absolute top-0 end-0&quot; data-type=&quot;plus&quot; data-deck=&quot;main&quot; data-id=&quot;G-9&quot;&gt;+&lt;/button&gt;&lt;button type=&quot;button&quot; class=&quot;btn btn-secondary btn-number btn-sm btn-drop position-absolute bottom-0 end-0&quot; data-type=&quot;drop&quot; data-id=&quot;G-9&quot;&gt;v&lt;/button&gt;&lt;/div&gt;" calcext:value-type="string">
            <text:p>&lt;div class="container-card position-relative me-2 mb-2" id="main-G-9"&gt;&lt;img class="d-block" width="80" height="112" src="https://one-draw.jp/ijinden/cardlist/G01/card/G_009.png" /&gt;&lt;div class="container-num-copies position-absolute bottom-0 start-0 px-1" id="main-G-9-num-copies"&gt;0&lt;/div&gt;&lt;button type="button" class="btn btn-secondary btn-number btn-sm btn-pop position-absolute top-0 start-0" data-type="minus" data-deck="main" data-id="G-9"&gt;-&lt;/button&gt;&lt;button type="button" class="btn btn-secondary btn-number btn-sm btn-push position-absolute top-0 end-0" data-type="plus" data-deck="main" data-id="G-9"&gt;+&lt;/button&gt;&lt;button type="button" class="btn btn-secondary btn-number btn-sm btn-drop position-absolute bottom-0 end-0" data-type="drop" data-id="G-9"&gt;v&lt;/button&gt;&lt;/div&gt;</text:p>
          </table:table-cell>
          <table:table-cell table:formula="of:=CONCATENATE([$HTML.$A$2];[.$B36];[$HTML.$B$2];[.$O36];[$HTML.$C$2];[.$B36];[$HTML.$D$2];[.$B36];[$HTML.$E$2];[.$B36];[$HTML.$F$2];[.$B36];[$HTML.$G$2])" office:value-type="string" office:string-value="&lt;div class=&quot;container-card position-relative me-2 mb-2&quot; id=&quot;side-G-9&quot;&gt;&lt;img class=&quot;d-block&quot; width=&quot;80&quot; height=&quot;112&quot; src=&quot;https://one-draw.jp/ijinden/cardlist/G01/card/G_009.png&quot; /&gt;&lt;div class=&quot;container-num-copies position-absolute bottom-0 start-0 px-1&quot; id=&quot;side-G-9-num-copies&quot;&gt;0&lt;/div&gt;&lt;button type=&quot;button&quot; class=&quot;btn btn-secondary btn-number btn-sm btn-pop position-absolute top-0 start-0&quot; data-type=&quot;minus&quot; data-deck=&quot;side&quot; data-id=&quot;G-9&quot;&gt;-&lt;/button&gt;&lt;button type=&quot;button&quot; class=&quot;btn btn-secondary btn-number btn-sm btn-push position-absolute top-0 end-0&quot; data-type=&quot;plus&quot; data-deck=&quot;side&quot; data-id=&quot;G-9&quot;&gt;+&lt;/button&gt;&lt;button type=&quot;button&quot; class=&quot;btn btn-secondary btn-number btn-sm btn-raise position-absolute bottom-0 end-0&quot; data-type=&quot;raise&quot; data-id=&quot;G-9&quot;&gt;^&lt;/button&gt;&lt;/div&gt;" calcext:value-type="string">
            <text:p>&lt;div class="container-card position-relative me-2 mb-2" id="side-G-9"&gt;&lt;img class="d-block" width="80" height="112" src="https://one-draw.jp/ijinden/cardlist/G01/card/G_009.png" /&gt;&lt;div class="container-num-copies position-absolute bottom-0 start-0 px-1" id="side-G-9-num-copies"&gt;0&lt;/div&gt;&lt;button type="button" class="btn btn-secondary btn-number btn-sm btn-pop position-absolute top-0 start-0" data-type="minus" data-deck="side" data-id="G-9"&gt;-&lt;/button&gt;&lt;button type="button" class="btn btn-secondary btn-number btn-sm btn-push position-absolute top-0 end-0" data-type="plus" data-deck="side" data-id="G-9"&gt;+&lt;/button&gt;&lt;button type="button" class="btn btn-secondary btn-number btn-sm btn-raise position-absolute bottom-0 end-0" data-type="raise" data-id="G-9"&gt;^&lt;/button&gt;&lt;/div&gt;</text:p>
          </table:table-cell>
          <table:table-cell table:formula="of:=CONCATENATE([$HTML.$A$3];[.F36];[$HTML.$B$3];[.H36];[$HTML.$C$3];[.J36];[$HTML.$D$3];[.N36];[$HTML.$E$3];[.B36];[$HTML.$F$3];[.D36];[$HTML.$G$3];[.B36];[$HTML.$H$3];[.B36];[$HTML.$I$3];[.B36];[$HTML.$J$3];[.B36];[$HTML.$K$3];[.B36];[$HTML.$L$3];[.B36];[$HTML.$M$3];[.B36];[$HTML.$N$3];[.B36];[$HTML.$O$3])" office:value-type="string" office:string-value="&lt;tr data-expansion=&quot;12&quot; data-type=&quot;2&quot; data-color=&quot;8&quot; data-term=&quot;0&quot;&gt;&lt;td&gt;G-9&lt;/td&gt;&lt;td&gt;阿弥陀堂&lt;/td&gt;&lt;td&gt;&lt;div class=&quot;input-group&quot;&gt;&lt;button type=&quot;button&quot; class=&quot;btn btn-outline-secondary btn-number&quot; data-type=&quot;minus&quot; data-deck=&quot;main&quot; data-id=&quot;G-9&quot; disabled&gt;-&lt;/button&gt;&lt;input type=&quot;text&quot; class=&quot;form-control input-number&quot; name=&quot;table-main-G-9-num-copies&quot; data-deck=&quot;main&quot; data-id=&quot;G-9&quot; value=&quot;0&quot; min=&quot;0&quot; readonly /&gt;&lt;button type=&quot;button&quot; class=&quot;btn btn-outline-secondary btn-number&quot; data-type=&quot;plus&quot; data-deck=&quot;main&quot; data-id=&quot;G-9&quot;&gt;+&lt;/button&gt;&lt;/div&gt;&lt;/td&gt;&lt;td&gt;&lt;div class=&quot;input-group&quot;&gt;&lt;button type=&quot;button&quot; class=&quot;btn btn-outline-secondary btn-number&quot; data-type=&quot;minus&quot; data-deck=&quot;side&quot; data-id=&quot;G-9&quot; disabled&gt;-&lt;/button&gt;&lt;input type=&quot;text&quot; class=&quot;form-control input-number&quot; name=&quot;table-side-G-9-num-copies&quot; data-deck=&quot;side&quot; data-id=&quot;G-9&quot; value=&quot;0&quot; min=&quot;0&quot; readonly /&gt;&lt;button type=&quot;button&quot; class=&quot;btn btn-outline-secondary btn-number&quot; data-type=&quot;plus&quot; data-deck=&quot;side&quot; data-id=&quot;G-9&quot;&gt;+&lt;/button&gt;&lt;/div&gt;&lt;/td&gt;&lt;/tr&gt;" calcext:value-type="string">
            <text:p>&lt;tr data-expansion="12" data-type="2" data-color="8" data-term="0"&gt;&lt;td&gt;G-9&lt;/td&gt;&lt;td&gt;阿弥陀堂&lt;/td&gt;&lt;td&gt;&lt;div class="input-group"&gt;&lt;button type="button" class="btn btn-outline-secondary btn-number" data-type="minus" data-deck="main" data-id="G-9" disabled&gt;-&lt;/button&gt;&lt;input type="text" class="form-control input-number" name="table-main-G-9-num-copies" data-deck="main" data-id="G-9" value="0" min="0" readonly /&gt;&lt;button type="button" class="btn btn-outline-secondary btn-number" data-type="plus" data-deck="main" data-id="G-9"&gt;+&lt;/button&gt;&lt;/div&gt;&lt;/td&gt;&lt;td&gt;&lt;div class="input-group"&gt;&lt;button type="button" class="btn btn-outline-secondary btn-number" data-type="minus" data-deck="side" data-id="G-9" disabled&gt;-&lt;/button&gt;&lt;input type="text" class="form-control input-number" name="table-side-G-9-num-copies" data-deck="side" data-id="G-9" value="0" min="0" readonly /&gt;&lt;button type="button" class="btn btn-outline-secondary btn-number" data-type="plus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O37];[$HTML.$C$1];[.$B37];[$HTML.$D$1];[.$B37];[$HTML.$E$1];[.$B37];[$HTML.$F$1];[.$B37];[$HTML.$G$1])" office:value-type="string" office:string-value="&lt;div class=&quot;container-card position-relative me-2 mb-2&quot; id=&quot;main-G-10&quot;&gt;&lt;img class=&quot;d-block&quot; width=&quot;80&quot; height=&quot;112&quot; src=&quot;https://one-draw.jp/ijinden/cardlist/G01/card/G_010.png&quot; /&gt;&lt;div class=&quot;container-num-copies position-absolute bottom-0 start-0 px-1&quot; id=&quot;main-G-10-num-copies&quot;&gt;0&lt;/div&gt;&lt;button type=&quot;button&quot; class=&quot;btn btn-secondary btn-number btn-sm btn-pop position-absolute top-0 start-0&quot; data-type=&quot;minus&quot; data-deck=&quot;main&quot; data-id=&quot;G-10&quot;&gt;-&lt;/button&gt;&lt;button type=&quot;button&quot; class=&quot;btn btn-secondary btn-number btn-sm btn-push position-absolute top-0 end-0&quot; data-type=&quot;plus&quot; data-deck=&quot;main&quot; data-id=&quot;G-10&quot;&gt;+&lt;/button&gt;&lt;button type=&quot;button&quot; class=&quot;btn btn-secondary btn-number btn-sm btn-drop position-absolute bottom-0 end-0&quot; data-type=&quot;drop&quot; data-id=&quot;G-10&quot;&gt;v&lt;/button&gt;&lt;/div&gt;" calcext:value-type="string">
            <text:p>&lt;div class="container-card position-relative me-2 mb-2" id="main-G-10"&gt;&lt;img class="d-block" width="80" height="112" src="https://one-draw.jp/ijinden/cardlist/G01/card/G_010.png" /&gt;&lt;div class="container-num-copies position-absolute bottom-0 start-0 px-1" id="main-G-10-num-copies"&gt;0&lt;/div&gt;&lt;button type="button" class="btn btn-secondary btn-number btn-sm btn-pop position-absolute top-0 start-0" data-type="minus" data-deck="main" data-id="G-10"&gt;-&lt;/button&gt;&lt;button type="button" class="btn btn-secondary btn-number btn-sm btn-push position-absolute top-0 end-0" data-type="plus" data-deck="main" data-id="G-10"&gt;+&lt;/button&gt;&lt;button type="button" class="btn btn-secondary btn-number btn-sm btn-drop position-absolute bottom-0 end-0" data-type="drop" data-id="G-10"&gt;v&lt;/button&gt;&lt;/div&gt;</text:p>
          </table:table-cell>
          <table:table-cell table:formula="of:=CONCATENATE([$HTML.$A$2];[.$B37];[$HTML.$B$2];[.$O37];[$HTML.$C$2];[.$B37];[$HTML.$D$2];[.$B37];[$HTML.$E$2];[.$B37];[$HTML.$F$2];[.$B37];[$HTML.$G$2])" office:value-type="string" office:string-value="&lt;div class=&quot;container-card position-relative me-2 mb-2&quot; id=&quot;side-G-10&quot;&gt;&lt;img class=&quot;d-block&quot; width=&quot;80&quot; height=&quot;112&quot; src=&quot;https://one-draw.jp/ijinden/cardlist/G01/card/G_010.png&quot; /&gt;&lt;div class=&quot;container-num-copies position-absolute bottom-0 start-0 px-1&quot; id=&quot;side-G-10-num-copies&quot;&gt;0&lt;/div&gt;&lt;button type=&quot;button&quot; class=&quot;btn btn-secondary btn-number btn-sm btn-pop position-absolute top-0 start-0&quot; data-type=&quot;minus&quot; data-deck=&quot;side&quot; data-id=&quot;G-10&quot;&gt;-&lt;/button&gt;&lt;button type=&quot;button&quot; class=&quot;btn btn-secondary btn-number btn-sm btn-push position-absolute top-0 end-0&quot; data-type=&quot;plus&quot; data-deck=&quot;side&quot; data-id=&quot;G-10&quot;&gt;+&lt;/button&gt;&lt;button type=&quot;button&quot; class=&quot;btn btn-secondary btn-number btn-sm btn-raise position-absolute bottom-0 end-0&quot; data-type=&quot;raise&quot; data-id=&quot;G-10&quot;&gt;^&lt;/button&gt;&lt;/div&gt;" calcext:value-type="string">
            <text:p>&lt;div class="container-card position-relative me-2 mb-2" id="side-G-10"&gt;&lt;img class="d-block" width="80" height="112" src="https://one-draw.jp/ijinden/cardlist/G01/card/G_010.png" /&gt;&lt;div class="container-num-copies position-absolute bottom-0 start-0 px-1" id="side-G-10-num-copies"&gt;0&lt;/div&gt;&lt;button type="button" class="btn btn-secondary btn-number btn-sm btn-pop position-absolute top-0 start-0" data-type="minus" data-deck="side" data-id="G-10"&gt;-&lt;/button&gt;&lt;button type="button" class="btn btn-secondary btn-number btn-sm btn-push position-absolute top-0 end-0" data-type="plus" data-deck="side" data-id="G-10"&gt;+&lt;/button&gt;&lt;button type="button" class="btn btn-secondary btn-number btn-sm btn-raise position-absolute bottom-0 end-0" data-type="raise" data-id="G-10"&gt;^&lt;/button&gt;&lt;/div&gt;</text:p>
          </table:table-cell>
          <table:table-cell table:formula="of:=CONCATENATE([$HTML.$A$3];[.F37];[$HTML.$B$3];[.H37];[$HTML.$C$3];[.J37];[$HTML.$D$3];[.N37];[$HTML.$E$3];[.B37];[$HTML.$F$3];[.D37];[$HTML.$G$3];[.B37];[$HTML.$H$3];[.B37];[$HTML.$I$3];[.B37];[$HTML.$J$3];[.B37];[$HTML.$K$3];[.B37];[$HTML.$L$3];[.B37];[$HTML.$M$3];[.B37];[$HTML.$N$3];[.B37];[$HTML.$O$3])" office:value-type="string" office:string-value="&lt;tr data-expansion=&quot;12&quot; data-type=&quot;2&quot; data-color=&quot;8&quot; data-term=&quot;0&quot;&gt;&lt;td&gt;G-10&lt;/td&gt;&lt;td&gt;毘盧遮那仏像&lt;/td&gt;&lt;td&gt;&lt;div class=&quot;input-group&quot;&gt;&lt;button type=&quot;button&quot; class=&quot;btn btn-outline-secondary btn-number&quot; data-type=&quot;minus&quot; data-deck=&quot;main&quot; data-id=&quot;G-10&quot; disabled&gt;-&lt;/button&gt;&lt;input type=&quot;text&quot; class=&quot;form-control input-number&quot; name=&quot;table-main-G-10-num-copies&quot; data-deck=&quot;main&quot; data-id=&quot;G-10&quot; value=&quot;0&quot; min=&quot;0&quot; readonly /&gt;&lt;button type=&quot;button&quot; class=&quot;btn btn-outline-secondary btn-number&quot; data-type=&quot;plus&quot; data-deck=&quot;main&quot; data-id=&quot;G-10&quot;&gt;+&lt;/button&gt;&lt;/div&gt;&lt;/td&gt;&lt;td&gt;&lt;div class=&quot;input-group&quot;&gt;&lt;button type=&quot;button&quot; class=&quot;btn btn-outline-secondary btn-number&quot; data-type=&quot;minus&quot; data-deck=&quot;side&quot; data-id=&quot;G-10&quot; disabled&gt;-&lt;/button&gt;&lt;input type=&quot;text&quot; class=&quot;form-control input-number&quot; name=&quot;table-side-G-10-num-copies&quot; data-deck=&quot;side&quot; data-id=&quot;G-10&quot; value=&quot;0&quot; min=&quot;0&quot; readonly /&gt;&lt;button type=&quot;button&quot; class=&quot;btn btn-outline-secondary btn-number&quot; data-type=&quot;plus&quot; data-deck=&quot;side&quot; data-id=&quot;G-10&quot;&gt;+&lt;/button&gt;&lt;/div&gt;&lt;/td&gt;&lt;/tr&gt;" calcext:value-type="string">
            <text:p>&lt;tr data-expansion="12" data-type="2" data-color="8" data-term="0"&gt;&lt;td&gt;G-10&lt;/td&gt;&lt;td&gt;毘盧遮那仏像&lt;/td&gt;&lt;td&gt;&lt;div class="input-group"&gt;&lt;button type="button" class="btn btn-outline-secondary btn-number" data-type="minus" data-deck="main" data-id="G-10" disabled&gt;-&lt;/button&gt;&lt;input type="text" class="form-control input-number" name="table-main-G-10-num-copies" data-deck="main" data-id="G-10" value="0" min="0" readonly /&gt;&lt;button type="button" class="btn btn-outline-secondary btn-number" data-type="plus" data-deck="main" data-id="G-10"&gt;+&lt;/button&gt;&lt;/div&gt;&lt;/td&gt;&lt;td&gt;&lt;div class="input-group"&gt;&lt;button type="button" class="btn btn-outline-secondary btn-number" data-type="minus" data-deck="side" data-id="G-10" disabled&gt;-&lt;/button&gt;&lt;input type="text" class="form-control input-number" name="table-side-G-10-num-copies" data-deck="side" data-id="G-10" value="0" min="0" readonly /&gt;&lt;button type="button" class="btn btn-outline-secondary btn-number" data-type="plus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O38];[$HTML.$C$1];[.$B38];[$HTML.$D$1];[.$B38];[$HTML.$E$1];[.$B38];[$HTML.$F$1];[.$B38];[$HTML.$G$1])" office:value-type="string" office:string-value="&lt;div class=&quot;container-card position-relative me-2 mb-2&quot; id=&quot;main-G-11&quot;&gt;&lt;img class=&quot;d-block&quot; width=&quot;80&quot; height=&quot;112&quot; src=&quot;https://one-draw.jp/ijinden/cardlist/G01/card/G_011.png&quot; /&gt;&lt;div class=&quot;container-num-copies position-absolute bottom-0 start-0 px-1&quot; id=&quot;main-G-11-num-copies&quot;&gt;0&lt;/div&gt;&lt;button type=&quot;button&quot; class=&quot;btn btn-secondary btn-number btn-sm btn-pop position-absolute top-0 start-0&quot; data-type=&quot;minus&quot; data-deck=&quot;main&quot; data-id=&quot;G-11&quot;&gt;-&lt;/button&gt;&lt;button type=&quot;button&quot; class=&quot;btn btn-secondary btn-number btn-sm btn-push position-absolute top-0 end-0&quot; data-type=&quot;plus&quot; data-deck=&quot;main&quot; data-id=&quot;G-11&quot;&gt;+&lt;/button&gt;&lt;button type=&quot;button&quot; class=&quot;btn btn-secondary btn-number btn-sm btn-drop position-absolute bottom-0 end-0&quot; data-type=&quot;drop&quot; data-id=&quot;G-11&quot;&gt;v&lt;/button&gt;&lt;/div&gt;" calcext:value-type="string">
            <text:p>&lt;div class="container-card position-relative me-2 mb-2" id="main-G-11"&gt;&lt;img class="d-block" width="80" height="112" src="https://one-draw.jp/ijinden/cardlist/G01/card/G_011.png" /&gt;&lt;div class="container-num-copies position-absolute bottom-0 start-0 px-1" id="main-G-11-num-copies"&gt;0&lt;/div&gt;&lt;button type="button" class="btn btn-secondary btn-number btn-sm btn-pop position-absolute top-0 start-0" data-type="minus" data-deck="main" data-id="G-11"&gt;-&lt;/button&gt;&lt;button type="button" class="btn btn-secondary btn-number btn-sm btn-push position-absolute top-0 end-0" data-type="plus" data-deck="main" data-id="G-11"&gt;+&lt;/button&gt;&lt;button type="button" class="btn btn-secondary btn-number btn-sm btn-drop position-absolute bottom-0 end-0" data-type="drop" data-id="G-11"&gt;v&lt;/button&gt;&lt;/div&gt;</text:p>
          </table:table-cell>
          <table:table-cell table:formula="of:=CONCATENATE([$HTML.$A$2];[.$B38];[$HTML.$B$2];[.$O38];[$HTML.$C$2];[.$B38];[$HTML.$D$2];[.$B38];[$HTML.$E$2];[.$B38];[$HTML.$F$2];[.$B38];[$HTML.$G$2])" office:value-type="string" office:string-value="&lt;div class=&quot;container-card position-relative me-2 mb-2&quot; id=&quot;side-G-11&quot;&gt;&lt;img class=&quot;d-block&quot; width=&quot;80&quot; height=&quot;112&quot; src=&quot;https://one-draw.jp/ijinden/cardlist/G01/card/G_011.png&quot; /&gt;&lt;div class=&quot;container-num-copies position-absolute bottom-0 start-0 px-1&quot; id=&quot;side-G-11-num-copies&quot;&gt;0&lt;/div&gt;&lt;button type=&quot;button&quot; class=&quot;btn btn-secondary btn-number btn-sm btn-pop position-absolute top-0 start-0&quot; data-type=&quot;minus&quot; data-deck=&quot;side&quot; data-id=&quot;G-11&quot;&gt;-&lt;/button&gt;&lt;button type=&quot;button&quot; class=&quot;btn btn-secondary btn-number btn-sm btn-push position-absolute top-0 end-0&quot; data-type=&quot;plus&quot; data-deck=&quot;side&quot; data-id=&quot;G-11&quot;&gt;+&lt;/button&gt;&lt;button type=&quot;button&quot; class=&quot;btn btn-secondary btn-number btn-sm btn-raise position-absolute bottom-0 end-0&quot; data-type=&quot;raise&quot; data-id=&quot;G-11&quot;&gt;^&lt;/button&gt;&lt;/div&gt;" calcext:value-type="string">
            <text:p>&lt;div class="container-card position-relative me-2 mb-2" id="side-G-11"&gt;&lt;img class="d-block" width="80" height="112" src="https://one-draw.jp/ijinden/cardlist/G01/card/G_011.png" /&gt;&lt;div class="container-num-copies position-absolute bottom-0 start-0 px-1" id="side-G-11-num-copies"&gt;0&lt;/div&gt;&lt;button type="button" class="btn btn-secondary btn-number btn-sm btn-pop position-absolute top-0 start-0" data-type="minus" data-deck="side" data-id="G-11"&gt;-&lt;/button&gt;&lt;button type="button" class="btn btn-secondary btn-number btn-sm btn-push position-absolute top-0 end-0" data-type="plus" data-deck="side" data-id="G-11"&gt;+&lt;/button&gt;&lt;button type="button" class="btn btn-secondary btn-number btn-sm btn-raise position-absolute bottom-0 end-0" data-type="raise" data-id="G-11"&gt;^&lt;/button&gt;&lt;/div&gt;</text:p>
          </table:table-cell>
          <table:table-cell table:formula="of:=CONCATENATE([$HTML.$A$3];[.F38];[$HTML.$B$3];[.H38];[$HTML.$C$3];[.J38];[$HTML.$D$3];[.N38];[$HTML.$E$3];[.B38];[$HTML.$F$3];[.D38];[$HTML.$G$3];[.B38];[$HTML.$H$3];[.B38];[$HTML.$I$3];[.B38];[$HTML.$J$3];[.B38];[$HTML.$K$3];[.B38];[$HTML.$L$3];[.B38];[$HTML.$M$3];[.B38];[$HTML.$N$3];[.B38];[$HTML.$O$3])" office:value-type="string" office:string-value="&lt;tr data-expansion=&quot;12&quot; data-type=&quot;3&quot; data-color=&quot;8&quot; data-term=&quot;0&quot;&gt;&lt;td&gt;G-11&lt;/td&gt;&lt;td&gt;グロウ&lt;/td&gt;&lt;td&gt;&lt;div class=&quot;input-group&quot;&gt;&lt;button type=&quot;button&quot; class=&quot;btn btn-outline-secondary btn-number&quot; data-type=&quot;minus&quot; data-deck=&quot;main&quot; data-id=&quot;G-11&quot; disabled&gt;-&lt;/button&gt;&lt;input type=&quot;text&quot; class=&quot;form-control input-number&quot; name=&quot;table-main-G-11-num-copies&quot; data-deck=&quot;main&quot; data-id=&quot;G-11&quot; value=&quot;0&quot; min=&quot;0&quot; readonly /&gt;&lt;button type=&quot;button&quot; class=&quot;btn btn-outline-secondary btn-number&quot; data-type=&quot;plus&quot; data-deck=&quot;main&quot; data-id=&quot;G-11&quot;&gt;+&lt;/button&gt;&lt;/div&gt;&lt;/td&gt;&lt;td&gt;&lt;div class=&quot;input-group&quot;&gt;&lt;button type=&quot;button&quot; class=&quot;btn btn-outline-secondary btn-number&quot; data-type=&quot;minus&quot; data-deck=&quot;side&quot; data-id=&quot;G-11&quot; disabled&gt;-&lt;/button&gt;&lt;input type=&quot;text&quot; class=&quot;form-control input-number&quot; name=&quot;table-side-G-11-num-copies&quot; data-deck=&quot;side&quot; data-id=&quot;G-11&quot; value=&quot;0&quot; min=&quot;0&quot; readonly /&gt;&lt;button type=&quot;button&quot; class=&quot;btn btn-outline-secondary btn-number&quot; data-type=&quot;plus&quot; data-deck=&quot;side&quot; data-id=&quot;G-11&quot;&gt;+&lt;/button&gt;&lt;/div&gt;&lt;/td&gt;&lt;/tr&gt;" calcext:value-type="string">
            <text:p>&lt;tr data-expansion="12" data-type="3" data-color="8" data-term="0"&gt;&lt;td&gt;G-11&lt;/td&gt;&lt;td&gt;グロウ&lt;/td&gt;&lt;td&gt;&lt;div class="input-group"&gt;&lt;button type="button" class="btn btn-outline-secondary btn-number" data-type="minus" data-deck="main" data-id="G-11" disabled&gt;-&lt;/button&gt;&lt;input type="text" class="form-control input-number" name="table-main-G-11-num-copies" data-deck="main" data-id="G-11" value="0" min="0" readonly /&gt;&lt;button type="button" class="btn btn-outline-secondary btn-number" data-type="plus" data-deck="main" data-id="G-11"&gt;+&lt;/button&gt;&lt;/div&gt;&lt;/td&gt;&lt;td&gt;&lt;div class="input-group"&gt;&lt;button type="button" class="btn btn-outline-secondary btn-number" data-type="minus" data-deck="side" data-id="G-11" disabled&gt;-&lt;/button&gt;&lt;input type="text" class="form-control input-number" name="table-side-G-11-num-copies" data-deck="side" data-id="G-11" value="0" min="0" readonly /&gt;&lt;button type="button" class="btn btn-outline-secondary btn-number" data-type="plus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O39];[$HTML.$C$1];[.$B39];[$HTML.$D$1];[.$B39];[$HTML.$E$1];[.$B39];[$HTML.$F$1];[.$B39];[$HTML.$G$1])" office:value-type="string" office:string-value="&lt;div class=&quot;container-card position-relative me-2 mb-2&quot; id=&quot;main-G-12&quot;&gt;&lt;img class=&quot;d-block&quot; width=&quot;80&quot; height=&quot;112&quot; src=&quot;https://one-draw.jp/ijinden/cardlist/G01/card/G_012.png&quot; /&gt;&lt;div class=&quot;container-num-copies position-absolute bottom-0 start-0 px-1&quot; id=&quot;main-G-12-num-copies&quot;&gt;0&lt;/div&gt;&lt;button type=&quot;button&quot; class=&quot;btn btn-secondary btn-number btn-sm btn-pop position-absolute top-0 start-0&quot; data-type=&quot;minus&quot; data-deck=&quot;main&quot; data-id=&quot;G-12&quot;&gt;-&lt;/button&gt;&lt;button type=&quot;button&quot; class=&quot;btn btn-secondary btn-number btn-sm btn-push position-absolute top-0 end-0&quot; data-type=&quot;plus&quot; data-deck=&quot;main&quot; data-id=&quot;G-12&quot;&gt;+&lt;/button&gt;&lt;button type=&quot;button&quot; class=&quot;btn btn-secondary btn-number btn-sm btn-drop position-absolute bottom-0 end-0&quot; data-type=&quot;drop&quot; data-id=&quot;G-12&quot;&gt;v&lt;/button&gt;&lt;/div&gt;" calcext:value-type="string">
            <text:p>&lt;div class="container-card position-relative me-2 mb-2" id="main-G-12"&gt;&lt;img class="d-block" width="80" height="112" src="https://one-draw.jp/ijinden/cardlist/G01/card/G_012.png" /&gt;&lt;div class="container-num-copies position-absolute bottom-0 start-0 px-1" id="main-G-12-num-copies"&gt;0&lt;/div&gt;&lt;button type="button" class="btn btn-secondary btn-number btn-sm btn-pop position-absolute top-0 start-0" data-type="minus" data-deck="main" data-id="G-12"&gt;-&lt;/button&gt;&lt;button type="button" class="btn btn-secondary btn-number btn-sm btn-push position-absolute top-0 end-0" data-type="plus" data-deck="main" data-id="G-12"&gt;+&lt;/button&gt;&lt;button type="button" class="btn btn-secondary btn-number btn-sm btn-drop position-absolute bottom-0 end-0" data-type="drop" data-id="G-12"&gt;v&lt;/button&gt;&lt;/div&gt;</text:p>
          </table:table-cell>
          <table:table-cell table:formula="of:=CONCATENATE([$HTML.$A$2];[.$B39];[$HTML.$B$2];[.$O39];[$HTML.$C$2];[.$B39];[$HTML.$D$2];[.$B39];[$HTML.$E$2];[.$B39];[$HTML.$F$2];[.$B39];[$HTML.$G$2])" office:value-type="string" office:string-value="&lt;div class=&quot;container-card position-relative me-2 mb-2&quot; id=&quot;side-G-12&quot;&gt;&lt;img class=&quot;d-block&quot; width=&quot;80&quot; height=&quot;112&quot; src=&quot;https://one-draw.jp/ijinden/cardlist/G01/card/G_012.png&quot; /&gt;&lt;div class=&quot;container-num-copies position-absolute bottom-0 start-0 px-1&quot; id=&quot;side-G-12-num-copies&quot;&gt;0&lt;/div&gt;&lt;button type=&quot;button&quot; class=&quot;btn btn-secondary btn-number btn-sm btn-pop position-absolute top-0 start-0&quot; data-type=&quot;minus&quot; data-deck=&quot;side&quot; data-id=&quot;G-12&quot;&gt;-&lt;/button&gt;&lt;button type=&quot;button&quot; class=&quot;btn btn-secondary btn-number btn-sm btn-push position-absolute top-0 end-0&quot; data-type=&quot;plus&quot; data-deck=&quot;side&quot; data-id=&quot;G-12&quot;&gt;+&lt;/button&gt;&lt;button type=&quot;button&quot; class=&quot;btn btn-secondary btn-number btn-sm btn-raise position-absolute bottom-0 end-0&quot; data-type=&quot;raise&quot; data-id=&quot;G-12&quot;&gt;^&lt;/button&gt;&lt;/div&gt;" calcext:value-type="string">
            <text:p>&lt;div class="container-card position-relative me-2 mb-2" id="side-G-12"&gt;&lt;img class="d-block" width="80" height="112" src="https://one-draw.jp/ijinden/cardlist/G01/card/G_012.png" /&gt;&lt;div class="container-num-copies position-absolute bottom-0 start-0 px-1" id="side-G-12-num-copies"&gt;0&lt;/div&gt;&lt;button type="button" class="btn btn-secondary btn-number btn-sm btn-pop position-absolute top-0 start-0" data-type="minus" data-deck="side" data-id="G-12"&gt;-&lt;/button&gt;&lt;button type="button" class="btn btn-secondary btn-number btn-sm btn-push position-absolute top-0 end-0" data-type="plus" data-deck="side" data-id="G-12"&gt;+&lt;/button&gt;&lt;button type="button" class="btn btn-secondary btn-number btn-sm btn-raise position-absolute bottom-0 end-0" data-type="raise" data-id="G-12"&gt;^&lt;/button&gt;&lt;/div&gt;</text:p>
          </table:table-cell>
          <table:table-cell table:formula="of:=CONCATENATE([$HTML.$A$3];[.F39];[$HTML.$B$3];[.H39];[$HTML.$C$3];[.J39];[$HTML.$D$3];[.N39];[$HTML.$E$3];[.B39];[$HTML.$F$3];[.D39];[$HTML.$G$3];[.B39];[$HTML.$H$3];[.B39];[$HTML.$I$3];[.B39];[$HTML.$J$3];[.B39];[$HTML.$K$3];[.B39];[$HTML.$L$3];[.B39];[$HTML.$M$3];[.B39];[$HTML.$N$3];[.B39];[$HTML.$O$3])" office:value-type="string" office:string-value="&lt;tr data-expansion=&quot;12&quot; data-type=&quot;3&quot; data-color=&quot;8&quot; data-term=&quot;0&quot;&gt;&lt;td&gt;G-12&lt;/td&gt;&lt;td&gt;ギャザリング&lt;/td&gt;&lt;td&gt;&lt;div class=&quot;input-group&quot;&gt;&lt;button type=&quot;button&quot; class=&quot;btn btn-outline-secondary btn-number&quot; data-type=&quot;minus&quot; data-deck=&quot;main&quot; data-id=&quot;G-12&quot; disabled&gt;-&lt;/button&gt;&lt;input type=&quot;text&quot; class=&quot;form-control input-number&quot; name=&quot;table-main-G-12-num-copies&quot; data-deck=&quot;main&quot; data-id=&quot;G-12&quot; value=&quot;0&quot; min=&quot;0&quot; readonly /&gt;&lt;button type=&quot;button&quot; class=&quot;btn btn-outline-secondary btn-number&quot; data-type=&quot;plus&quot; data-deck=&quot;main&quot; data-id=&quot;G-12&quot;&gt;+&lt;/button&gt;&lt;/div&gt;&lt;/td&gt;&lt;td&gt;&lt;div class=&quot;input-group&quot;&gt;&lt;button type=&quot;button&quot; class=&quot;btn btn-outline-secondary btn-number&quot; data-type=&quot;minus&quot; data-deck=&quot;side&quot; data-id=&quot;G-12&quot; disabled&gt;-&lt;/button&gt;&lt;input type=&quot;text&quot; class=&quot;form-control input-number&quot; name=&quot;table-side-G-12-num-copies&quot; data-deck=&quot;side&quot; data-id=&quot;G-12&quot; value=&quot;0&quot; min=&quot;0&quot; readonly /&gt;&lt;button type=&quot;button&quot; class=&quot;btn btn-outline-secondary btn-number&quot; data-type=&quot;plus&quot; data-deck=&quot;side&quot; data-id=&quot;G-12&quot;&gt;+&lt;/button&gt;&lt;/div&gt;&lt;/td&gt;&lt;/tr&gt;" calcext:value-type="string">
            <text:p>&lt;tr data-expansion="12" data-type="3" data-color="8" data-term="0"&gt;&lt;td&gt;G-12&lt;/td&gt;&lt;td&gt;ギャザリング&lt;/td&gt;&lt;td&gt;&lt;div class="input-group"&gt;&lt;button type="button" class="btn btn-outline-secondary btn-number" data-type="minus" data-deck="main" data-id="G-12" disabled&gt;-&lt;/button&gt;&lt;input type="text" class="form-control input-number" name="table-main-G-12-num-copies" data-deck="main" data-id="G-12" value="0" min="0" readonly /&gt;&lt;button type="button" class="btn btn-outline-secondary btn-number" data-type="plus" data-deck="main" data-id="G-12"&gt;+&lt;/button&gt;&lt;/div&gt;&lt;/td&gt;&lt;td&gt;&lt;div class="input-group"&gt;&lt;button type="button" class="btn btn-outline-secondary btn-number" data-type="minus" data-deck="side" data-id="G-12" disabled&gt;-&lt;/button&gt;&lt;input type="text" class="form-control input-number" name="table-side-G-12-num-copies" data-deck="side" data-id="G-12" value="0" min="0" readonly /&gt;&lt;button type="button" class="btn btn-outline-secondary btn-number" data-type="plus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O40];[$HTML.$C$1];[.$B40];[$HTML.$D$1];[.$B40];[$HTML.$E$1];[.$B40];[$HTML.$F$1];[.$B40];[$HTML.$G$1])" office:value-type="string" office:string-value="&lt;div class=&quot;container-card position-relative me-2 mb-2&quot; id=&quot;main-G-13&quot;&gt;&lt;img class=&quot;d-block&quot; width=&quot;80&quot; height=&quot;112&quot; src=&quot;https://one-draw.jp/ijinden/cardlist/G01/card/G_013.png&quot; /&gt;&lt;div class=&quot;container-num-copies position-absolute bottom-0 start-0 px-1&quot; id=&quot;main-G-13-num-copies&quot;&gt;0&lt;/div&gt;&lt;button type=&quot;button&quot; class=&quot;btn btn-secondary btn-number btn-sm btn-pop position-absolute top-0 start-0&quot; data-type=&quot;minus&quot; data-deck=&quot;main&quot; data-id=&quot;G-13&quot;&gt;-&lt;/button&gt;&lt;button type=&quot;button&quot; class=&quot;btn btn-secondary btn-number btn-sm btn-push position-absolute top-0 end-0&quot; data-type=&quot;plus&quot; data-deck=&quot;main&quot; data-id=&quot;G-13&quot;&gt;+&lt;/button&gt;&lt;button type=&quot;button&quot; class=&quot;btn btn-secondary btn-number btn-sm btn-drop position-absolute bottom-0 end-0&quot; data-type=&quot;drop&quot; data-id=&quot;G-13&quot;&gt;v&lt;/button&gt;&lt;/div&gt;" calcext:value-type="string">
            <text:p>&lt;div class="container-card position-relative me-2 mb-2" id="main-G-13"&gt;&lt;img class="d-block" width="80" height="112" src="https://one-draw.jp/ijinden/cardlist/G01/card/G_013.png" /&gt;&lt;div class="container-num-copies position-absolute bottom-0 start-0 px-1" id="main-G-13-num-copies"&gt;0&lt;/div&gt;&lt;button type="button" class="btn btn-secondary btn-number btn-sm btn-pop position-absolute top-0 start-0" data-type="minus" data-deck="main" data-id="G-13"&gt;-&lt;/button&gt;&lt;button type="button" class="btn btn-secondary btn-number btn-sm btn-push position-absolute top-0 end-0" data-type="plus" data-deck="main" data-id="G-13"&gt;+&lt;/button&gt;&lt;button type="button" class="btn btn-secondary btn-number btn-sm btn-drop position-absolute bottom-0 end-0" data-type="drop" data-id="G-13"&gt;v&lt;/button&gt;&lt;/div&gt;</text:p>
          </table:table-cell>
          <table:table-cell table:formula="of:=CONCATENATE([$HTML.$A$2];[.$B40];[$HTML.$B$2];[.$O40];[$HTML.$C$2];[.$B40];[$HTML.$D$2];[.$B40];[$HTML.$E$2];[.$B40];[$HTML.$F$2];[.$B40];[$HTML.$G$2])" office:value-type="string" office:string-value="&lt;div class=&quot;container-card position-relative me-2 mb-2&quot; id=&quot;side-G-13&quot;&gt;&lt;img class=&quot;d-block&quot; width=&quot;80&quot; height=&quot;112&quot; src=&quot;https://one-draw.jp/ijinden/cardlist/G01/card/G_013.png&quot; /&gt;&lt;div class=&quot;container-num-copies position-absolute bottom-0 start-0 px-1&quot; id=&quot;side-G-13-num-copies&quot;&gt;0&lt;/div&gt;&lt;button type=&quot;button&quot; class=&quot;btn btn-secondary btn-number btn-sm btn-pop position-absolute top-0 start-0&quot; data-type=&quot;minus&quot; data-deck=&quot;side&quot; data-id=&quot;G-13&quot;&gt;-&lt;/button&gt;&lt;button type=&quot;button&quot; class=&quot;btn btn-secondary btn-number btn-sm btn-push position-absolute top-0 end-0&quot; data-type=&quot;plus&quot; data-deck=&quot;side&quot; data-id=&quot;G-13&quot;&gt;+&lt;/button&gt;&lt;button type=&quot;button&quot; class=&quot;btn btn-secondary btn-number btn-sm btn-raise position-absolute bottom-0 end-0&quot; data-type=&quot;raise&quot; data-id=&quot;G-13&quot;&gt;^&lt;/button&gt;&lt;/div&gt;" calcext:value-type="string">
            <text:p>&lt;div class="container-card position-relative me-2 mb-2" id="side-G-13"&gt;&lt;img class="d-block" width="80" height="112" src="https://one-draw.jp/ijinden/cardlist/G01/card/G_013.png" /&gt;&lt;div class="container-num-copies position-absolute bottom-0 start-0 px-1" id="side-G-13-num-copies"&gt;0&lt;/div&gt;&lt;button type="button" class="btn btn-secondary btn-number btn-sm btn-pop position-absolute top-0 start-0" data-type="minus" data-deck="side" data-id="G-13"&gt;-&lt;/button&gt;&lt;button type="button" class="btn btn-secondary btn-number btn-sm btn-push position-absolute top-0 end-0" data-type="plus" data-deck="side" data-id="G-13"&gt;+&lt;/button&gt;&lt;button type="button" class="btn btn-secondary btn-number btn-sm btn-raise position-absolute bottom-0 end-0" data-type="raise" data-id="G-13"&gt;^&lt;/button&gt;&lt;/div&gt;</text:p>
          </table:table-cell>
          <table:table-cell table:formula="of:=CONCATENATE([$HTML.$A$3];[.F40];[$HTML.$B$3];[.H40];[$HTML.$C$3];[.J40];[$HTML.$D$3];[.N40];[$HTML.$E$3];[.B40];[$HTML.$F$3];[.D40];[$HTML.$G$3];[.B40];[$HTML.$H$3];[.B40];[$HTML.$I$3];[.B40];[$HTML.$J$3];[.B40];[$HTML.$K$3];[.B40];[$HTML.$L$3];[.B40];[$HTML.$M$3];[.B40];[$HTML.$N$3];[.B40];[$HTML.$O$3])" office:value-type="string" office:string-value="&lt;tr data-expansion=&quot;12&quot; data-type=&quot;4&quot; data-color=&quot;8&quot; data-term=&quot;0&quot;&gt;&lt;td&gt;G-13&lt;/td&gt;&lt;td&gt;グリーンストーン&lt;/td&gt;&lt;td&gt;&lt;div class=&quot;input-group&quot;&gt;&lt;button type=&quot;button&quot; class=&quot;btn btn-outline-secondary btn-number&quot; data-type=&quot;minus&quot; data-deck=&quot;main&quot; data-id=&quot;G-13&quot; disabled&gt;-&lt;/button&gt;&lt;input type=&quot;text&quot; class=&quot;form-control input-number&quot; name=&quot;table-main-G-13-num-copies&quot; data-deck=&quot;main&quot; data-id=&quot;G-13&quot; value=&quot;0&quot; min=&quot;0&quot; readonly /&gt;&lt;button type=&quot;button&quot; class=&quot;btn btn-outline-secondary btn-number&quot; data-type=&quot;plus&quot; data-deck=&quot;main&quot; data-id=&quot;G-13&quot;&gt;+&lt;/button&gt;&lt;/div&gt;&lt;/td&gt;&lt;td&gt;&lt;div class=&quot;input-group&quot;&gt;&lt;button type=&quot;button&quot; class=&quot;btn btn-outline-secondary btn-number&quot; data-type=&quot;minus&quot; data-deck=&quot;side&quot; data-id=&quot;G-13&quot; disabled&gt;-&lt;/button&gt;&lt;input type=&quot;text&quot; class=&quot;form-control input-number&quot; name=&quot;table-side-G-13-num-copies&quot; data-deck=&quot;side&quot; data-id=&quot;G-13&quot; value=&quot;0&quot; min=&quot;0&quot; readonly /&gt;&lt;button type=&quot;button&quot; class=&quot;btn btn-outline-secondary btn-number&quot; data-type=&quot;plus&quot; data-deck=&quot;side&quot; data-id=&quot;G-13&quot;&gt;+&lt;/button&gt;&lt;/div&gt;&lt;/td&gt;&lt;/tr&gt;" calcext:value-type="string">
            <text:p>&lt;tr data-expansion="12" data-type="4" data-color="8" data-term="0"&gt;&lt;td&gt;G-13&lt;/td&gt;&lt;td&gt;グリーンストーン&lt;/td&gt;&lt;td&gt;&lt;div class="input-group"&gt;&lt;button type="button" class="btn btn-outline-secondary btn-number" data-type="minus" data-deck="main" data-id="G-13" disabled&gt;-&lt;/button&gt;&lt;input type="text" class="form-control input-number" name="table-main-G-13-num-copies" data-deck="main" data-id="G-13" value="0" min="0" readonly /&gt;&lt;button type="button" class="btn btn-outline-secondary btn-number" data-type="plus" data-deck="main" data-id="G-13"&gt;+&lt;/button&gt;&lt;/div&gt;&lt;/td&gt;&lt;td&gt;&lt;div class="input-group"&gt;&lt;button type="button" class="btn btn-outline-secondary btn-number" data-type="minus" data-deck="side" data-id="G-13" disabled&gt;-&lt;/button&gt;&lt;input type="text" class="form-control input-number" name="table-side-G-13-num-copies" data-deck="side" data-id="G-13" value="0" min="0" readonly /&gt;&lt;button type="button" class="btn btn-outline-secondary btn-number" data-type="plus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O41];[$HTML.$C$1];[.$B41];[$HTML.$D$1];[.$B41];[$HTML.$E$1];[.$B41];[$HTML.$F$1];[.$B41];[$HTML.$G$1])" office:value-type="string" office:string-value="&lt;div class=&quot;container-card position-relative me-2 mb-2&quot; id=&quot;main-1-1&quot;&gt;&lt;img class=&quot;d-block&quot; width=&quot;80&quot; height=&quot;112&quot; src=&quot;https://one-draw.jp/ijinden/cardlist/001/card/01_001.png&quot; /&gt;&lt;div class=&quot;container-num-copies position-absolute bottom-0 start-0 px-1&quot; id=&quot;main-1-1-num-copies&quot;&gt;0&lt;/div&gt;&lt;button type=&quot;button&quot; class=&quot;btn btn-secondary btn-number btn-sm btn-pop position-absolute top-0 start-0&quot; data-type=&quot;minus&quot; data-deck=&quot;main&quot; data-id=&quot;1-1&quot;&gt;-&lt;/button&gt;&lt;button type=&quot;button&quot; class=&quot;btn btn-secondary btn-number btn-sm btn-push position-absolute top-0 end-0&quot; data-type=&quot;plus&quot; data-deck=&quot;main&quot; data-id=&quot;1-1&quot;&gt;+&lt;/button&gt;&lt;button type=&quot;button&quot; class=&quot;btn btn-secondary btn-number btn-sm btn-drop position-absolute bottom-0 end-0&quot; data-type=&quot;drop&quot; data-id=&quot;1-1&quot;&gt;v&lt;/button&gt;&lt;/div&gt;" calcext:value-type="string">
            <text:p>&lt;div class="container-card position-relative me-2 mb-2" id="main-1-1"&gt;&lt;img class="d-block" width="80" height="112" src="https://one-draw.jp/ijinden/cardlist/001/card/01_001.png" /&gt;&lt;div class="container-num-copies position-absolute bottom-0 start-0 px-1" id="main-1-1-num-copies"&gt;0&lt;/div&gt;&lt;button type="button" class="btn btn-secondary btn-number btn-sm btn-pop position-absolute top-0 start-0" data-type="minus" data-deck="main" data-id="1-1"&gt;-&lt;/button&gt;&lt;button type="button" class="btn btn-secondary btn-number btn-sm btn-push position-absolute top-0 end-0" data-type="plus" data-deck="main" data-id="1-1"&gt;+&lt;/button&gt;&lt;button type="button" class="btn btn-secondary btn-number btn-sm btn-drop position-absolute bottom-0 end-0" data-type="drop" data-id="1-1"&gt;v&lt;/button&gt;&lt;/div&gt;</text:p>
          </table:table-cell>
          <table:table-cell table:formula="of:=CONCATENATE([$HTML.$A$2];[.$B41];[$HTML.$B$2];[.$O41];[$HTML.$C$2];[.$B41];[$HTML.$D$2];[.$B41];[$HTML.$E$2];[.$B41];[$HTML.$F$2];[.$B41];[$HTML.$G$2])" office:value-type="string" office:string-value="&lt;div class=&quot;container-card position-relative me-2 mb-2&quot; id=&quot;side-1-1&quot;&gt;&lt;img class=&quot;d-block&quot; width=&quot;80&quot; height=&quot;112&quot; src=&quot;https://one-draw.jp/ijinden/cardlist/001/card/01_001.png&quot; /&gt;&lt;div class=&quot;container-num-copies position-absolute bottom-0 start-0 px-1&quot; id=&quot;side-1-1-num-copies&quot;&gt;0&lt;/div&gt;&lt;button type=&quot;button&quot; class=&quot;btn btn-secondary btn-number btn-sm btn-pop position-absolute top-0 start-0&quot; data-type=&quot;minus&quot; data-deck=&quot;side&quot; data-id=&quot;1-1&quot;&gt;-&lt;/button&gt;&lt;button type=&quot;button&quot; class=&quot;btn btn-secondary btn-number btn-sm btn-push position-absolute top-0 end-0&quot; data-type=&quot;plus&quot; data-deck=&quot;side&quot; data-id=&quot;1-1&quot;&gt;+&lt;/button&gt;&lt;button type=&quot;button&quot; class=&quot;btn btn-secondary btn-number btn-sm btn-raise position-absolute bottom-0 end-0&quot; data-type=&quot;raise&quot; data-id=&quot;1-1&quot;&gt;^&lt;/button&gt;&lt;/div&gt;" calcext:value-type="string">
            <text:p>&lt;div class="container-card position-relative me-2 mb-2" id="side-1-1"&gt;&lt;img class="d-block" width="80" height="112" src="https://one-draw.jp/ijinden/cardlist/001/card/01_001.png" /&gt;&lt;div class="container-num-copies position-absolute bottom-0 start-0 px-1" id="side-1-1-num-copies"&gt;0&lt;/div&gt;&lt;button type="button" class="btn btn-secondary btn-number btn-sm btn-pop position-absolute top-0 start-0" data-type="minus" data-deck="side" data-id="1-1"&gt;-&lt;/button&gt;&lt;button type="button" class="btn btn-secondary btn-number btn-sm btn-push position-absolute top-0 end-0" data-type="plus" data-deck="side" data-id="1-1"&gt;+&lt;/button&gt;&lt;button type="button" class="btn btn-secondary btn-number btn-sm btn-raise position-absolute bottom-0 end-0" data-type="raise" data-id="1-1"&gt;^&lt;/button&gt;&lt;/div&gt;</text:p>
          </table:table-cell>
          <table:table-cell table:formula="of:=CONCATENATE([$HTML.$A$3];[.F41];[$HTML.$B$3];[.H41];[$HTML.$C$3];[.J41];[$HTML.$D$3];[.N41];[$HTML.$E$3];[.B41];[$HTML.$F$3];[.D41];[$HTML.$G$3];[.B41];[$HTML.$H$3];[.B41];[$HTML.$I$3];[.B41];[$HTML.$J$3];[.B41];[$HTML.$K$3];[.B41];[$HTML.$L$3];[.B41];[$HTML.$M$3];[.B41];[$HTML.$N$3];[.B41];[$HTML.$O$3])" office:value-type="string" office:string-value="&lt;tr data-expansion=&quot;15&quot; data-type=&quot;1&quot; data-color=&quot;2&quot; data-term=&quot;0&quot;&gt;&lt;td&gt;1-1&lt;/td&gt;&lt;td&gt;織田信長&lt;/td&gt;&lt;td&gt;&lt;div class=&quot;input-group&quot;&gt;&lt;button type=&quot;button&quot; class=&quot;btn btn-outline-secondary btn-number&quot; data-type=&quot;minus&quot; data-deck=&quot;main&quot; data-id=&quot;1-1&quot; disabled&gt;-&lt;/button&gt;&lt;input type=&quot;text&quot; class=&quot;form-control input-number&quot; name=&quot;table-main-1-1-num-copies&quot; data-deck=&quot;main&quot; data-id=&quot;1-1&quot; value=&quot;0&quot; min=&quot;0&quot; readonly /&gt;&lt;button type=&quot;button&quot; class=&quot;btn btn-outline-secondary btn-number&quot; data-type=&quot;plus&quot; data-deck=&quot;main&quot; data-id=&quot;1-1&quot;&gt;+&lt;/button&gt;&lt;/div&gt;&lt;/td&gt;&lt;td&gt;&lt;div class=&quot;input-group&quot;&gt;&lt;button type=&quot;button&quot; class=&quot;btn btn-outline-secondary btn-number&quot; data-type=&quot;minus&quot; data-deck=&quot;side&quot; data-id=&quot;1-1&quot; disabled&gt;-&lt;/button&gt;&lt;input type=&quot;text&quot; class=&quot;form-control input-number&quot; name=&quot;table-side-1-1-num-copies&quot; data-deck=&quot;side&quot; data-id=&quot;1-1&quot; value=&quot;0&quot; min=&quot;0&quot; readonly /&gt;&lt;button type=&quot;button&quot; class=&quot;btn btn-outline-secondary btn-number&quot; data-type=&quot;plus&quot; data-deck=&quot;side&quot; data-id=&quot;1-1&quot;&gt;+&lt;/button&gt;&lt;/div&gt;&lt;/td&gt;&lt;/tr&gt;" calcext:value-type="string">
            <text:p>&lt;tr data-expansion="15" data-type="1" data-color="2" data-term="0"&gt;&lt;td&gt;1-1&lt;/td&gt;&lt;td&gt;織田信長&lt;/td&gt;&lt;td&gt;&lt;div class="input-group"&gt;&lt;button type="button" class="btn btn-outline-secondary btn-number" data-type="minus" data-deck="main" data-id="1-1" disabled&gt;-&lt;/button&gt;&lt;input type="text" class="form-control input-number" name="table-main-1-1-num-copies" data-deck="main" data-id="1-1" value="0" min="0" readonly /&gt;&lt;button type="button" class="btn btn-outline-secondary btn-number" data-type="plus" data-deck="main" data-id="1-1"&gt;+&lt;/button&gt;&lt;/div&gt;&lt;/td&gt;&lt;td&gt;&lt;div class="input-group"&gt;&lt;button type="button" class="btn btn-outline-secondary btn-number" data-type="minus" data-deck="side" data-id="1-1" disabled&gt;-&lt;/button&gt;&lt;input type="text" class="form-control input-number" name="table-side-1-1-num-copies" data-deck="side" data-id="1-1" value="0" min="0" readonly /&gt;&lt;button type="button" class="btn btn-outline-secondary btn-number" data-type="plus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O42];[$HTML.$C$1];[.$B42];[$HTML.$D$1];[.$B42];[$HTML.$E$1];[.$B42];[$HTML.$F$1];[.$B42];[$HTML.$G$1])" office:value-type="string" office:string-value="&lt;div class=&quot;container-card position-relative me-2 mb-2&quot; id=&quot;main-1-2&quot;&gt;&lt;img class=&quot;d-block&quot; width=&quot;80&quot; height=&quot;112&quot; src=&quot;https://one-draw.jp/ijinden/cardlist/001/card/01_002.png&quot; /&gt;&lt;div class=&quot;container-num-copies position-absolute bottom-0 start-0 px-1&quot; id=&quot;main-1-2-num-copies&quot;&gt;0&lt;/div&gt;&lt;button type=&quot;button&quot; class=&quot;btn btn-secondary btn-number btn-sm btn-pop position-absolute top-0 start-0&quot; data-type=&quot;minus&quot; data-deck=&quot;main&quot; data-id=&quot;1-2&quot;&gt;-&lt;/button&gt;&lt;button type=&quot;button&quot; class=&quot;btn btn-secondary btn-number btn-sm btn-push position-absolute top-0 end-0&quot; data-type=&quot;plus&quot; data-deck=&quot;main&quot; data-id=&quot;1-2&quot;&gt;+&lt;/button&gt;&lt;button type=&quot;button&quot; class=&quot;btn btn-secondary btn-number btn-sm btn-drop position-absolute bottom-0 end-0&quot; data-type=&quot;drop&quot; data-id=&quot;1-2&quot;&gt;v&lt;/button&gt;&lt;/div&gt;" calcext:value-type="string">
            <text:p>&lt;div class="container-card position-relative me-2 mb-2" id="main-1-2"&gt;&lt;img class="d-block" width="80" height="112" src="https://one-draw.jp/ijinden/cardlist/001/card/01_002.png" /&gt;&lt;div class="container-num-copies position-absolute bottom-0 start-0 px-1" id="main-1-2-num-copies"&gt;0&lt;/div&gt;&lt;button type="button" class="btn btn-secondary btn-number btn-sm btn-pop position-absolute top-0 start-0" data-type="minus" data-deck="main" data-id="1-2"&gt;-&lt;/button&gt;&lt;button type="button" class="btn btn-secondary btn-number btn-sm btn-push position-absolute top-0 end-0" data-type="plus" data-deck="main" data-id="1-2"&gt;+&lt;/button&gt;&lt;button type="button" class="btn btn-secondary btn-number btn-sm btn-drop position-absolute bottom-0 end-0" data-type="drop" data-id="1-2"&gt;v&lt;/button&gt;&lt;/div&gt;</text:p>
          </table:table-cell>
          <table:table-cell table:formula="of:=CONCATENATE([$HTML.$A$2];[.$B42];[$HTML.$B$2];[.$O42];[$HTML.$C$2];[.$B42];[$HTML.$D$2];[.$B42];[$HTML.$E$2];[.$B42];[$HTML.$F$2];[.$B42];[$HTML.$G$2])" office:value-type="string" office:string-value="&lt;div class=&quot;container-card position-relative me-2 mb-2&quot; id=&quot;side-1-2&quot;&gt;&lt;img class=&quot;d-block&quot; width=&quot;80&quot; height=&quot;112&quot; src=&quot;https://one-draw.jp/ijinden/cardlist/001/card/01_002.png&quot; /&gt;&lt;div class=&quot;container-num-copies position-absolute bottom-0 start-0 px-1&quot; id=&quot;side-1-2-num-copies&quot;&gt;0&lt;/div&gt;&lt;button type=&quot;button&quot; class=&quot;btn btn-secondary btn-number btn-sm btn-pop position-absolute top-0 start-0&quot; data-type=&quot;minus&quot; data-deck=&quot;side&quot; data-id=&quot;1-2&quot;&gt;-&lt;/button&gt;&lt;button type=&quot;button&quot; class=&quot;btn btn-secondary btn-number btn-sm btn-push position-absolute top-0 end-0&quot; data-type=&quot;plus&quot; data-deck=&quot;side&quot; data-id=&quot;1-2&quot;&gt;+&lt;/button&gt;&lt;button type=&quot;button&quot; class=&quot;btn btn-secondary btn-number btn-sm btn-raise position-absolute bottom-0 end-0&quot; data-type=&quot;raise&quot; data-id=&quot;1-2&quot;&gt;^&lt;/button&gt;&lt;/div&gt;" calcext:value-type="string">
            <text:p>&lt;div class="container-card position-relative me-2 mb-2" id="side-1-2"&gt;&lt;img class="d-block" width="80" height="112" src="https://one-draw.jp/ijinden/cardlist/001/card/01_002.png" /&gt;&lt;div class="container-num-copies position-absolute bottom-0 start-0 px-1" id="side-1-2-num-copies"&gt;0&lt;/div&gt;&lt;button type="button" class="btn btn-secondary btn-number btn-sm btn-pop position-absolute top-0 start-0" data-type="minus" data-deck="side" data-id="1-2"&gt;-&lt;/button&gt;&lt;button type="button" class="btn btn-secondary btn-number btn-sm btn-push position-absolute top-0 end-0" data-type="plus" data-deck="side" data-id="1-2"&gt;+&lt;/button&gt;&lt;button type="button" class="btn btn-secondary btn-number btn-sm btn-raise position-absolute bottom-0 end-0" data-type="raise" data-id="1-2"&gt;^&lt;/button&gt;&lt;/div&gt;</text:p>
          </table:table-cell>
          <table:table-cell table:formula="of:=CONCATENATE([$HTML.$A$3];[.F42];[$HTML.$B$3];[.H42];[$HTML.$C$3];[.J42];[$HTML.$D$3];[.N42];[$HTML.$E$3];[.B42];[$HTML.$F$3];[.D42];[$HTML.$G$3];[.B42];[$HTML.$H$3];[.B42];[$HTML.$I$3];[.B42];[$HTML.$J$3];[.B42];[$HTML.$K$3];[.B42];[$HTML.$L$3];[.B42];[$HTML.$M$3];[.B42];[$HTML.$N$3];[.B42];[$HTML.$O$3])" office:value-type="string" office:string-value="&lt;tr data-expansion=&quot;15&quot; data-type=&quot;1&quot; data-color=&quot;2&quot; data-term=&quot;0&quot;&gt;&lt;td&gt;1-2&lt;/td&gt;&lt;td&gt;クレオパトラ&lt;/td&gt;&lt;td&gt;&lt;div class=&quot;input-group&quot;&gt;&lt;button type=&quot;button&quot; class=&quot;btn btn-outline-secondary btn-number&quot; data-type=&quot;minus&quot; data-deck=&quot;main&quot; data-id=&quot;1-2&quot; disabled&gt;-&lt;/button&gt;&lt;input type=&quot;text&quot; class=&quot;form-control input-number&quot; name=&quot;table-main-1-2-num-copies&quot; data-deck=&quot;main&quot; data-id=&quot;1-2&quot; value=&quot;0&quot; min=&quot;0&quot; readonly /&gt;&lt;button type=&quot;button&quot; class=&quot;btn btn-outline-secondary btn-number&quot; data-type=&quot;plus&quot; data-deck=&quot;main&quot; data-id=&quot;1-2&quot;&gt;+&lt;/button&gt;&lt;/div&gt;&lt;/td&gt;&lt;td&gt;&lt;div class=&quot;input-group&quot;&gt;&lt;button type=&quot;button&quot; class=&quot;btn btn-outline-secondary btn-number&quot; data-type=&quot;minus&quot; data-deck=&quot;side&quot; data-id=&quot;1-2&quot; disabled&gt;-&lt;/button&gt;&lt;input type=&quot;text&quot; class=&quot;form-control input-number&quot; name=&quot;table-side-1-2-num-copies&quot; data-deck=&quot;side&quot; data-id=&quot;1-2&quot; value=&quot;0&quot; min=&quot;0&quot; readonly /&gt;&lt;button type=&quot;button&quot; class=&quot;btn btn-outline-secondary btn-number&quot; data-type=&quot;plus&quot; data-deck=&quot;side&quot; data-id=&quot;1-2&quot;&gt;+&lt;/button&gt;&lt;/div&gt;&lt;/td&gt;&lt;/tr&gt;" calcext:value-type="string">
            <text:p>&lt;tr data-expansion="15" data-type="1" data-color="2" data-term="0"&gt;&lt;td&gt;1-2&lt;/td&gt;&lt;td&gt;クレオパトラ&lt;/td&gt;&lt;td&gt;&lt;div class="input-group"&gt;&lt;button type="button" class="btn btn-outline-secondary btn-number" data-type="minus" data-deck="main" data-id="1-2" disabled&gt;-&lt;/button&gt;&lt;input type="text" class="form-control input-number" name="table-main-1-2-num-copies" data-deck="main" data-id="1-2" value="0" min="0" readonly /&gt;&lt;button type="button" class="btn btn-outline-secondary btn-number" data-type="plus" data-deck="main" data-id="1-2"&gt;+&lt;/button&gt;&lt;/div&gt;&lt;/td&gt;&lt;td&gt;&lt;div class="input-group"&gt;&lt;button type="button" class="btn btn-outline-secondary btn-number" data-type="minus" data-deck="side" data-id="1-2" disabled&gt;-&lt;/button&gt;&lt;input type="text" class="form-control input-number" name="table-side-1-2-num-copies" data-deck="side" data-id="1-2" value="0" min="0" readonly /&gt;&lt;button type="button" class="btn btn-outline-secondary btn-number" data-type="plus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O43];[$HTML.$C$1];[.$B43];[$HTML.$D$1];[.$B43];[$HTML.$E$1];[.$B43];[$HTML.$F$1];[.$B43];[$HTML.$G$1])" office:value-type="string" office:string-value="&lt;div class=&quot;container-card position-relative me-2 mb-2&quot; id=&quot;main-1-3&quot;&gt;&lt;img class=&quot;d-block&quot; width=&quot;80&quot; height=&quot;112&quot; src=&quot;https://one-draw.jp/ijinden/cardlist/001/card/01_003.png&quot; /&gt;&lt;div class=&quot;container-num-copies position-absolute bottom-0 start-0 px-1&quot; id=&quot;main-1-3-num-copies&quot;&gt;0&lt;/div&gt;&lt;button type=&quot;button&quot; class=&quot;btn btn-secondary btn-number btn-sm btn-pop position-absolute top-0 start-0&quot; data-type=&quot;minus&quot; data-deck=&quot;main&quot; data-id=&quot;1-3&quot;&gt;-&lt;/button&gt;&lt;button type=&quot;button&quot; class=&quot;btn btn-secondary btn-number btn-sm btn-push position-absolute top-0 end-0&quot; data-type=&quot;plus&quot; data-deck=&quot;main&quot; data-id=&quot;1-3&quot;&gt;+&lt;/button&gt;&lt;button type=&quot;button&quot; class=&quot;btn btn-secondary btn-number btn-sm btn-drop position-absolute bottom-0 end-0&quot; data-type=&quot;drop&quot; data-id=&quot;1-3&quot;&gt;v&lt;/button&gt;&lt;/div&gt;" calcext:value-type="string">
            <text:p>&lt;div class="container-card position-relative me-2 mb-2" id="main-1-3"&gt;&lt;img class="d-block" width="80" height="112" src="https://one-draw.jp/ijinden/cardlist/001/card/01_003.png" /&gt;&lt;div class="container-num-copies position-absolute bottom-0 start-0 px-1" id="main-1-3-num-copies"&gt;0&lt;/div&gt;&lt;button type="button" class="btn btn-secondary btn-number btn-sm btn-pop position-absolute top-0 start-0" data-type="minus" data-deck="main" data-id="1-3"&gt;-&lt;/button&gt;&lt;button type="button" class="btn btn-secondary btn-number btn-sm btn-push position-absolute top-0 end-0" data-type="plus" data-deck="main" data-id="1-3"&gt;+&lt;/button&gt;&lt;button type="button" class="btn btn-secondary btn-number btn-sm btn-drop position-absolute bottom-0 end-0" data-type="drop" data-id="1-3"&gt;v&lt;/button&gt;&lt;/div&gt;</text:p>
          </table:table-cell>
          <table:table-cell table:formula="of:=CONCATENATE([$HTML.$A$2];[.$B43];[$HTML.$B$2];[.$O43];[$HTML.$C$2];[.$B43];[$HTML.$D$2];[.$B43];[$HTML.$E$2];[.$B43];[$HTML.$F$2];[.$B43];[$HTML.$G$2])" office:value-type="string" office:string-value="&lt;div class=&quot;container-card position-relative me-2 mb-2&quot; id=&quot;side-1-3&quot;&gt;&lt;img class=&quot;d-block&quot; width=&quot;80&quot; height=&quot;112&quot; src=&quot;https://one-draw.jp/ijinden/cardlist/001/card/01_003.png&quot; /&gt;&lt;div class=&quot;container-num-copies position-absolute bottom-0 start-0 px-1&quot; id=&quot;side-1-3-num-copies&quot;&gt;0&lt;/div&gt;&lt;button type=&quot;button&quot; class=&quot;btn btn-secondary btn-number btn-sm btn-pop position-absolute top-0 start-0&quot; data-type=&quot;minus&quot; data-deck=&quot;side&quot; data-id=&quot;1-3&quot;&gt;-&lt;/button&gt;&lt;button type=&quot;button&quot; class=&quot;btn btn-secondary btn-number btn-sm btn-push position-absolute top-0 end-0&quot; data-type=&quot;plus&quot; data-deck=&quot;side&quot; data-id=&quot;1-3&quot;&gt;+&lt;/button&gt;&lt;button type=&quot;button&quot; class=&quot;btn btn-secondary btn-number btn-sm btn-raise position-absolute bottom-0 end-0&quot; data-type=&quot;raise&quot; data-id=&quot;1-3&quot;&gt;^&lt;/button&gt;&lt;/div&gt;" calcext:value-type="string">
            <text:p>&lt;div class="container-card position-relative me-2 mb-2" id="side-1-3"&gt;&lt;img class="d-block" width="80" height="112" src="https://one-draw.jp/ijinden/cardlist/001/card/01_003.png" /&gt;&lt;div class="container-num-copies position-absolute bottom-0 start-0 px-1" id="side-1-3-num-copies"&gt;0&lt;/div&gt;&lt;button type="button" class="btn btn-secondary btn-number btn-sm btn-pop position-absolute top-0 start-0" data-type="minus" data-deck="side" data-id="1-3"&gt;-&lt;/button&gt;&lt;button type="button" class="btn btn-secondary btn-number btn-sm btn-push position-absolute top-0 end-0" data-type="plus" data-deck="side" data-id="1-3"&gt;+&lt;/button&gt;&lt;button type="button" class="btn btn-secondary btn-number btn-sm btn-raise position-absolute bottom-0 end-0" data-type="raise" data-id="1-3"&gt;^&lt;/button&gt;&lt;/div&gt;</text:p>
          </table:table-cell>
          <table:table-cell table:formula="of:=CONCATENATE([$HTML.$A$3];[.F43];[$HTML.$B$3];[.H43];[$HTML.$C$3];[.J43];[$HTML.$D$3];[.N43];[$HTML.$E$3];[.B43];[$HTML.$F$3];[.D43];[$HTML.$G$3];[.B43];[$HTML.$H$3];[.B43];[$HTML.$I$3];[.B43];[$HTML.$J$3];[.B43];[$HTML.$K$3];[.B43];[$HTML.$L$3];[.B43];[$HTML.$M$3];[.B43];[$HTML.$N$3];[.B43];[$HTML.$O$3])" office:value-type="string" office:string-value="&lt;tr data-expansion=&quot;15&quot; data-type=&quot;1&quot; data-color=&quot;4&quot; data-term=&quot;0&quot;&gt;&lt;td&gt;1-3&lt;/td&gt;&lt;td&gt;マルティン・ルター&lt;/td&gt;&lt;td&gt;&lt;div class=&quot;input-group&quot;&gt;&lt;button type=&quot;button&quot; class=&quot;btn btn-outline-secondary btn-number&quot; data-type=&quot;minus&quot; data-deck=&quot;main&quot; data-id=&quot;1-3&quot; disabled&gt;-&lt;/button&gt;&lt;input type=&quot;text&quot; class=&quot;form-control input-number&quot; name=&quot;table-main-1-3-num-copies&quot; data-deck=&quot;main&quot; data-id=&quot;1-3&quot; value=&quot;0&quot; min=&quot;0&quot; readonly /&gt;&lt;button type=&quot;button&quot; class=&quot;btn btn-outline-secondary btn-number&quot; data-type=&quot;plus&quot; data-deck=&quot;main&quot; data-id=&quot;1-3&quot;&gt;+&lt;/button&gt;&lt;/div&gt;&lt;/td&gt;&lt;td&gt;&lt;div class=&quot;input-group&quot;&gt;&lt;button type=&quot;button&quot; class=&quot;btn btn-outline-secondary btn-number&quot; data-type=&quot;minus&quot; data-deck=&quot;side&quot; data-id=&quot;1-3&quot; disabled&gt;-&lt;/button&gt;&lt;input type=&quot;text&quot; class=&quot;form-control input-number&quot; name=&quot;table-side-1-3-num-copies&quot; data-deck=&quot;side&quot; data-id=&quot;1-3&quot; value=&quot;0&quot; min=&quot;0&quot; readonly /&gt;&lt;button type=&quot;button&quot; class=&quot;btn btn-outline-secondary btn-number&quot; data-type=&quot;plus&quot; data-deck=&quot;side&quot; data-id=&quot;1-3&quot;&gt;+&lt;/button&gt;&lt;/div&gt;&lt;/td&gt;&lt;/tr&gt;" calcext:value-type="string">
            <text:p>&lt;tr data-expansion="15" data-type="1" data-color="4" data-term="0"&gt;&lt;td&gt;1-3&lt;/td&gt;&lt;td&gt;マルティン・ルター&lt;/td&gt;&lt;td&gt;&lt;div class="input-group"&gt;&lt;button type="button" class="btn btn-outline-secondary btn-number" data-type="minus" data-deck="main" data-id="1-3" disabled&gt;-&lt;/button&gt;&lt;input type="text" class="form-control input-number" name="table-main-1-3-num-copies" data-deck="main" data-id="1-3" value="0" min="0" readonly /&gt;&lt;button type="button" class="btn btn-outline-secondary btn-number" data-type="plus" data-deck="main" data-id="1-3"&gt;+&lt;/button&gt;&lt;/div&gt;&lt;/td&gt;&lt;td&gt;&lt;div class="input-group"&gt;&lt;button type="button" class="btn btn-outline-secondary btn-number" data-type="minus" data-deck="side" data-id="1-3" disabled&gt;-&lt;/button&gt;&lt;input type="text" class="form-control input-number" name="table-side-1-3-num-copies" data-deck="side" data-id="1-3" value="0" min="0" readonly /&gt;&lt;button type="button" class="btn btn-outline-secondary btn-number" data-type="plus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O44];[$HTML.$C$1];[.$B44];[$HTML.$D$1];[.$B44];[$HTML.$E$1];[.$B44];[$HTML.$F$1];[.$B44];[$HTML.$G$1])" office:value-type="string" office:string-value="&lt;div class=&quot;container-card position-relative me-2 mb-2&quot; id=&quot;main-1-4&quot;&gt;&lt;img class=&quot;d-block&quot; width=&quot;80&quot; height=&quot;112&quot; src=&quot;https://one-draw.jp/ijinden/cardlist/001/card/01_004.png&quot; /&gt;&lt;div class=&quot;container-num-copies position-absolute bottom-0 start-0 px-1&quot; id=&quot;main-1-4-num-copies&quot;&gt;0&lt;/div&gt;&lt;button type=&quot;button&quot; class=&quot;btn btn-secondary btn-number btn-sm btn-pop position-absolute top-0 start-0&quot; data-type=&quot;minus&quot; data-deck=&quot;main&quot; data-id=&quot;1-4&quot;&gt;-&lt;/button&gt;&lt;button type=&quot;button&quot; class=&quot;btn btn-secondary btn-number btn-sm btn-push position-absolute top-0 end-0&quot; data-type=&quot;plus&quot; data-deck=&quot;main&quot; data-id=&quot;1-4&quot;&gt;+&lt;/button&gt;&lt;button type=&quot;button&quot; class=&quot;btn btn-secondary btn-number btn-sm btn-drop position-absolute bottom-0 end-0&quot; data-type=&quot;drop&quot; data-id=&quot;1-4&quot;&gt;v&lt;/button&gt;&lt;/div&gt;" calcext:value-type="string">
            <text:p>&lt;div class="container-card position-relative me-2 mb-2" id="main-1-4"&gt;&lt;img class="d-block" width="80" height="112" src="https://one-draw.jp/ijinden/cardlist/001/card/01_004.png" /&gt;&lt;div class="container-num-copies position-absolute bottom-0 start-0 px-1" id="main-1-4-num-copies"&gt;0&lt;/div&gt;&lt;button type="button" class="btn btn-secondary btn-number btn-sm btn-pop position-absolute top-0 start-0" data-type="minus" data-deck="main" data-id="1-4"&gt;-&lt;/button&gt;&lt;button type="button" class="btn btn-secondary btn-number btn-sm btn-push position-absolute top-0 end-0" data-type="plus" data-deck="main" data-id="1-4"&gt;+&lt;/button&gt;&lt;button type="button" class="btn btn-secondary btn-number btn-sm btn-drop position-absolute bottom-0 end-0" data-type="drop" data-id="1-4"&gt;v&lt;/button&gt;&lt;/div&gt;</text:p>
          </table:table-cell>
          <table:table-cell table:formula="of:=CONCATENATE([$HTML.$A$2];[.$B44];[$HTML.$B$2];[.$O44];[$HTML.$C$2];[.$B44];[$HTML.$D$2];[.$B44];[$HTML.$E$2];[.$B44];[$HTML.$F$2];[.$B44];[$HTML.$G$2])" office:value-type="string" office:string-value="&lt;div class=&quot;container-card position-relative me-2 mb-2&quot; id=&quot;side-1-4&quot;&gt;&lt;img class=&quot;d-block&quot; width=&quot;80&quot; height=&quot;112&quot; src=&quot;https://one-draw.jp/ijinden/cardlist/001/card/01_004.png&quot; /&gt;&lt;div class=&quot;container-num-copies position-absolute bottom-0 start-0 px-1&quot; id=&quot;side-1-4-num-copies&quot;&gt;0&lt;/div&gt;&lt;button type=&quot;button&quot; class=&quot;btn btn-secondary btn-number btn-sm btn-pop position-absolute top-0 start-0&quot; data-type=&quot;minus&quot; data-deck=&quot;side&quot; data-id=&quot;1-4&quot;&gt;-&lt;/button&gt;&lt;button type=&quot;button&quot; class=&quot;btn btn-secondary btn-number btn-sm btn-push position-absolute top-0 end-0&quot; data-type=&quot;plus&quot; data-deck=&quot;side&quot; data-id=&quot;1-4&quot;&gt;+&lt;/button&gt;&lt;button type=&quot;button&quot; class=&quot;btn btn-secondary btn-number btn-sm btn-raise position-absolute bottom-0 end-0&quot; data-type=&quot;raise&quot; data-id=&quot;1-4&quot;&gt;^&lt;/button&gt;&lt;/div&gt;" calcext:value-type="string">
            <text:p>&lt;div class="container-card position-relative me-2 mb-2" id="side-1-4"&gt;&lt;img class="d-block" width="80" height="112" src="https://one-draw.jp/ijinden/cardlist/001/card/01_004.png" /&gt;&lt;div class="container-num-copies position-absolute bottom-0 start-0 px-1" id="side-1-4-num-copies"&gt;0&lt;/div&gt;&lt;button type="button" class="btn btn-secondary btn-number btn-sm btn-pop position-absolute top-0 start-0" data-type="minus" data-deck="side" data-id="1-4"&gt;-&lt;/button&gt;&lt;button type="button" class="btn btn-secondary btn-number btn-sm btn-push position-absolute top-0 end-0" data-type="plus" data-deck="side" data-id="1-4"&gt;+&lt;/button&gt;&lt;button type="button" class="btn btn-secondary btn-number btn-sm btn-raise position-absolute bottom-0 end-0" data-type="raise" data-id="1-4"&gt;^&lt;/button&gt;&lt;/div&gt;</text:p>
          </table:table-cell>
          <table:table-cell table:formula="of:=CONCATENATE([$HTML.$A$3];[.F44];[$HTML.$B$3];[.H44];[$HTML.$C$3];[.J44];[$HTML.$D$3];[.N44];[$HTML.$E$3];[.B44];[$HTML.$F$3];[.D44];[$HTML.$G$3];[.B44];[$HTML.$H$3];[.B44];[$HTML.$I$3];[.B44];[$HTML.$J$3];[.B44];[$HTML.$K$3];[.B44];[$HTML.$L$3];[.B44];[$HTML.$M$3];[.B44];[$HTML.$N$3];[.B44];[$HTML.$O$3])" office:value-type="string" office:string-value="&lt;tr data-expansion=&quot;15&quot; data-type=&quot;1&quot; data-color=&quot;4&quot; data-term=&quot;1&quot;&gt;&lt;td&gt;1-4&lt;/td&gt;&lt;td&gt;クリストファー・コロンブス&lt;/td&gt;&lt;td&gt;&lt;div class=&quot;input-group&quot;&gt;&lt;button type=&quot;button&quot; class=&quot;btn btn-outline-secondary btn-number&quot; data-type=&quot;minus&quot; data-deck=&quot;main&quot; data-id=&quot;1-4&quot; disabled&gt;-&lt;/button&gt;&lt;input type=&quot;text&quot; class=&quot;form-control input-number&quot; name=&quot;table-main-1-4-num-copies&quot; data-deck=&quot;main&quot; data-id=&quot;1-4&quot; value=&quot;0&quot; min=&quot;0&quot; readonly /&gt;&lt;button type=&quot;button&quot; class=&quot;btn btn-outline-secondary btn-number&quot; data-type=&quot;plus&quot; data-deck=&quot;main&quot; data-id=&quot;1-4&quot;&gt;+&lt;/button&gt;&lt;/div&gt;&lt;/td&gt;&lt;td&gt;&lt;div class=&quot;input-group&quot;&gt;&lt;button type=&quot;button&quot; class=&quot;btn btn-outline-secondary btn-number&quot; data-type=&quot;minus&quot; data-deck=&quot;side&quot; data-id=&quot;1-4&quot; disabled&gt;-&lt;/button&gt;&lt;input type=&quot;text&quot; class=&quot;form-control input-number&quot; name=&quot;table-side-1-4-num-copies&quot; data-deck=&quot;side&quot; data-id=&quot;1-4&quot; value=&quot;0&quot; min=&quot;0&quot; readonly /&gt;&lt;button type=&quot;button&quot; class=&quot;btn btn-outline-secondary btn-number&quot; data-type=&quot;plus&quot; data-deck=&quot;side&quot; data-id=&quot;1-4&quot;&gt;+&lt;/button&gt;&lt;/div&gt;&lt;/td&gt;&lt;/tr&gt;" calcext:value-type="string">
            <text:p>&lt;tr data-expansion="15" data-type="1" data-color="4" data-term="1"&gt;&lt;td&gt;1-4&lt;/td&gt;&lt;td&gt;クリストファー・コロンブス&lt;/td&gt;&lt;td&gt;&lt;div class="input-group"&gt;&lt;button type="button" class="btn btn-outline-secondary btn-number" data-type="minus" data-deck="main" data-id="1-4" disabled&gt;-&lt;/button&gt;&lt;input type="text" class="form-control input-number" name="table-main-1-4-num-copies" data-deck="main" data-id="1-4" value="0" min="0" readonly /&gt;&lt;button type="button" class="btn btn-outline-secondary btn-number" data-type="plus" data-deck="main" data-id="1-4"&gt;+&lt;/button&gt;&lt;/div&gt;&lt;/td&gt;&lt;td&gt;&lt;div class="input-group"&gt;&lt;button type="button" class="btn btn-outline-secondary btn-number" data-type="minus" data-deck="side" data-id="1-4" disabled&gt;-&lt;/button&gt;&lt;input type="text" class="form-control input-number" name="table-side-1-4-num-copies" data-deck="side" data-id="1-4" value="0" min="0" readonly /&gt;&lt;button type="button" class="btn btn-outline-secondary btn-number" data-type="plus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O45];[$HTML.$C$1];[.$B45];[$HTML.$D$1];[.$B45];[$HTML.$E$1];[.$B45];[$HTML.$F$1];[.$B45];[$HTML.$G$1])" office:value-type="string" office:string-value="&lt;div class=&quot;container-card position-relative me-2 mb-2&quot; id=&quot;main-1-5&quot;&gt;&lt;img class=&quot;d-block&quot; width=&quot;80&quot; height=&quot;112&quot; src=&quot;https://one-draw.jp/ijinden/cardlist/001/card/01_005.png&quot; /&gt;&lt;div class=&quot;container-num-copies position-absolute bottom-0 start-0 px-1&quot; id=&quot;main-1-5-num-copies&quot;&gt;0&lt;/div&gt;&lt;button type=&quot;button&quot; class=&quot;btn btn-secondary btn-number btn-sm btn-pop position-absolute top-0 start-0&quot; data-type=&quot;minus&quot; data-deck=&quot;main&quot; data-id=&quot;1-5&quot;&gt;-&lt;/button&gt;&lt;button type=&quot;button&quot; class=&quot;btn btn-secondary btn-number btn-sm btn-push position-absolute top-0 end-0&quot; data-type=&quot;plus&quot; data-deck=&quot;main&quot; data-id=&quot;1-5&quot;&gt;+&lt;/button&gt;&lt;button type=&quot;button&quot; class=&quot;btn btn-secondary btn-number btn-sm btn-drop position-absolute bottom-0 end-0&quot; data-type=&quot;drop&quot; data-id=&quot;1-5&quot;&gt;v&lt;/button&gt;&lt;/div&gt;" calcext:value-type="string">
            <text:p>&lt;div class="container-card position-relative me-2 mb-2" id="main-1-5"&gt;&lt;img class="d-block" width="80" height="112" src="https://one-draw.jp/ijinden/cardlist/001/card/01_005.png" /&gt;&lt;div class="container-num-copies position-absolute bottom-0 start-0 px-1" id="main-1-5-num-copies"&gt;0&lt;/div&gt;&lt;button type="button" class="btn btn-secondary btn-number btn-sm btn-pop position-absolute top-0 start-0" data-type="minus" data-deck="main" data-id="1-5"&gt;-&lt;/button&gt;&lt;button type="button" class="btn btn-secondary btn-number btn-sm btn-push position-absolute top-0 end-0" data-type="plus" data-deck="main" data-id="1-5"&gt;+&lt;/button&gt;&lt;button type="button" class="btn btn-secondary btn-number btn-sm btn-drop position-absolute bottom-0 end-0" data-type="drop" data-id="1-5"&gt;v&lt;/button&gt;&lt;/div&gt;</text:p>
          </table:table-cell>
          <table:table-cell table:formula="of:=CONCATENATE([$HTML.$A$2];[.$B45];[$HTML.$B$2];[.$O45];[$HTML.$C$2];[.$B45];[$HTML.$D$2];[.$B45];[$HTML.$E$2];[.$B45];[$HTML.$F$2];[.$B45];[$HTML.$G$2])" office:value-type="string" office:string-value="&lt;div class=&quot;container-card position-relative me-2 mb-2&quot; id=&quot;side-1-5&quot;&gt;&lt;img class=&quot;d-block&quot; width=&quot;80&quot; height=&quot;112&quot; src=&quot;https://one-draw.jp/ijinden/cardlist/001/card/01_005.png&quot; /&gt;&lt;div class=&quot;container-num-copies position-absolute bottom-0 start-0 px-1&quot; id=&quot;side-1-5-num-copies&quot;&gt;0&lt;/div&gt;&lt;button type=&quot;button&quot; class=&quot;btn btn-secondary btn-number btn-sm btn-pop position-absolute top-0 start-0&quot; data-type=&quot;minus&quot; data-deck=&quot;side&quot; data-id=&quot;1-5&quot;&gt;-&lt;/button&gt;&lt;button type=&quot;button&quot; class=&quot;btn btn-secondary btn-number btn-sm btn-push position-absolute top-0 end-0&quot; data-type=&quot;plus&quot; data-deck=&quot;side&quot; data-id=&quot;1-5&quot;&gt;+&lt;/button&gt;&lt;button type=&quot;button&quot; class=&quot;btn btn-secondary btn-number btn-sm btn-raise position-absolute bottom-0 end-0&quot; data-type=&quot;raise&quot; data-id=&quot;1-5&quot;&gt;^&lt;/button&gt;&lt;/div&gt;" calcext:value-type="string">
            <text:p>&lt;div class="container-card position-relative me-2 mb-2" id="side-1-5"&gt;&lt;img class="d-block" width="80" height="112" src="https://one-draw.jp/ijinden/cardlist/001/card/01_005.png" /&gt;&lt;div class="container-num-copies position-absolute bottom-0 start-0 px-1" id="side-1-5-num-copies"&gt;0&lt;/div&gt;&lt;button type="button" class="btn btn-secondary btn-number btn-sm btn-pop position-absolute top-0 start-0" data-type="minus" data-deck="side" data-id="1-5"&gt;-&lt;/button&gt;&lt;button type="button" class="btn btn-secondary btn-number btn-sm btn-push position-absolute top-0 end-0" data-type="plus" data-deck="side" data-id="1-5"&gt;+&lt;/button&gt;&lt;button type="button" class="btn btn-secondary btn-number btn-sm btn-raise position-absolute bottom-0 end-0" data-type="raise" data-id="1-5"&gt;^&lt;/button&gt;&lt;/div&gt;</text:p>
          </table:table-cell>
          <table:table-cell table:formula="of:=CONCATENATE([$HTML.$A$3];[.F45];[$HTML.$B$3];[.H45];[$HTML.$C$3];[.J45];[$HTML.$D$3];[.N45];[$HTML.$E$3];[.B45];[$HTML.$F$3];[.D45];[$HTML.$G$3];[.B45];[$HTML.$H$3];[.B45];[$HTML.$I$3];[.B45];[$HTML.$J$3];[.B45];[$HTML.$K$3];[.B45];[$HTML.$L$3];[.B45];[$HTML.$M$3];[.B45];[$HTML.$N$3];[.B45];[$HTML.$O$3])" office:value-type="string" office:string-value="&lt;tr data-expansion=&quot;15&quot; data-type=&quot;1&quot; data-color=&quot;8&quot; data-term=&quot;0&quot;&gt;&lt;td&gt;1-5&lt;/td&gt;&lt;td&gt;ヴォルフガング・アマデウス・モーツァルト&lt;/td&gt;&lt;td&gt;&lt;div class=&quot;input-group&quot;&gt;&lt;button type=&quot;button&quot; class=&quot;btn btn-outline-secondary btn-number&quot; data-type=&quot;minus&quot; data-deck=&quot;main&quot; data-id=&quot;1-5&quot; disabled&gt;-&lt;/button&gt;&lt;input type=&quot;text&quot; class=&quot;form-control input-number&quot; name=&quot;table-main-1-5-num-copies&quot; data-deck=&quot;main&quot; data-id=&quot;1-5&quot; value=&quot;0&quot; min=&quot;0&quot; readonly /&gt;&lt;button type=&quot;button&quot; class=&quot;btn btn-outline-secondary btn-number&quot; data-type=&quot;plus&quot; data-deck=&quot;main&quot; data-id=&quot;1-5&quot;&gt;+&lt;/button&gt;&lt;/div&gt;&lt;/td&gt;&lt;td&gt;&lt;div class=&quot;input-group&quot;&gt;&lt;button type=&quot;button&quot; class=&quot;btn btn-outline-secondary btn-number&quot; data-type=&quot;minus&quot; data-deck=&quot;side&quot; data-id=&quot;1-5&quot; disabled&gt;-&lt;/button&gt;&lt;input type=&quot;text&quot; class=&quot;form-control input-number&quot; name=&quot;table-side-1-5-num-copies&quot; data-deck=&quot;side&quot; data-id=&quot;1-5&quot; value=&quot;0&quot; min=&quot;0&quot; readonly /&gt;&lt;button type=&quot;button&quot; class=&quot;btn btn-outline-secondary btn-number&quot; data-type=&quot;plus&quot; data-deck=&quot;side&quot; data-id=&quot;1-5&quot;&gt;+&lt;/button&gt;&lt;/div&gt;&lt;/td&gt;&lt;/tr&gt;" calcext:value-type="string">
            <text:p>&lt;tr data-expansion="15" data-type="1" data-color="8" data-term="0"&gt;&lt;td&gt;1-5&lt;/td&gt;&lt;td&gt;ヴォルフガング・アマデウス・モーツァルト&lt;/td&gt;&lt;td&gt;&lt;div class="input-group"&gt;&lt;button type="button" class="btn btn-outline-secondary btn-number" data-type="minus" data-deck="main" data-id="1-5" disabled&gt;-&lt;/button&gt;&lt;input type="text" class="form-control input-number" name="table-main-1-5-num-copies" data-deck="main" data-id="1-5" value="0" min="0" readonly /&gt;&lt;button type="button" class="btn btn-outline-secondary btn-number" data-type="plus" data-deck="main" data-id="1-5"&gt;+&lt;/button&gt;&lt;/div&gt;&lt;/td&gt;&lt;td&gt;&lt;div class="input-group"&gt;&lt;button type="button" class="btn btn-outline-secondary btn-number" data-type="minus" data-deck="side" data-id="1-5" disabled&gt;-&lt;/button&gt;&lt;input type="text" class="form-control input-number" name="table-side-1-5-num-copies" data-deck="side" data-id="1-5" value="0" min="0" readonly /&gt;&lt;button type="button" class="btn btn-outline-secondary btn-number" data-type="plus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O46];[$HTML.$C$1];[.$B46];[$HTML.$D$1];[.$B46];[$HTML.$E$1];[.$B46];[$HTML.$F$1];[.$B46];[$HTML.$G$1])" office:value-type="string" office:string-value="&lt;div class=&quot;container-card position-relative me-2 mb-2&quot; id=&quot;main-1-6&quot;&gt;&lt;img class=&quot;d-block&quot; width=&quot;80&quot; height=&quot;112&quot; src=&quot;https://one-draw.jp/ijinden/cardlist/001/card/01_006.png&quot; /&gt;&lt;div class=&quot;container-num-copies position-absolute bottom-0 start-0 px-1&quot; id=&quot;main-1-6-num-copies&quot;&gt;0&lt;/div&gt;&lt;button type=&quot;button&quot; class=&quot;btn btn-secondary btn-number btn-sm btn-pop position-absolute top-0 start-0&quot; data-type=&quot;minus&quot; data-deck=&quot;main&quot; data-id=&quot;1-6&quot;&gt;-&lt;/button&gt;&lt;button type=&quot;button&quot; class=&quot;btn btn-secondary btn-number btn-sm btn-push position-absolute top-0 end-0&quot; data-type=&quot;plus&quot; data-deck=&quot;main&quot; data-id=&quot;1-6&quot;&gt;+&lt;/button&gt;&lt;button type=&quot;button&quot; class=&quot;btn btn-secondary btn-number btn-sm btn-drop position-absolute bottom-0 end-0&quot; data-type=&quot;drop&quot; data-id=&quot;1-6&quot;&gt;v&lt;/button&gt;&lt;/div&gt;" calcext:value-type="string">
            <text:p>&lt;div class="container-card position-relative me-2 mb-2" id="main-1-6"&gt;&lt;img class="d-block" width="80" height="112" src="https://one-draw.jp/ijinden/cardlist/001/card/01_006.png" /&gt;&lt;div class="container-num-copies position-absolute bottom-0 start-0 px-1" id="main-1-6-num-copies"&gt;0&lt;/div&gt;&lt;button type="button" class="btn btn-secondary btn-number btn-sm btn-pop position-absolute top-0 start-0" data-type="minus" data-deck="main" data-id="1-6"&gt;-&lt;/button&gt;&lt;button type="button" class="btn btn-secondary btn-number btn-sm btn-push position-absolute top-0 end-0" data-type="plus" data-deck="main" data-id="1-6"&gt;+&lt;/button&gt;&lt;button type="button" class="btn btn-secondary btn-number btn-sm btn-drop position-absolute bottom-0 end-0" data-type="drop" data-id="1-6"&gt;v&lt;/button&gt;&lt;/div&gt;</text:p>
          </table:table-cell>
          <table:table-cell table:formula="of:=CONCATENATE([$HTML.$A$2];[.$B46];[$HTML.$B$2];[.$O46];[$HTML.$C$2];[.$B46];[$HTML.$D$2];[.$B46];[$HTML.$E$2];[.$B46];[$HTML.$F$2];[.$B46];[$HTML.$G$2])" office:value-type="string" office:string-value="&lt;div class=&quot;container-card position-relative me-2 mb-2&quot; id=&quot;side-1-6&quot;&gt;&lt;img class=&quot;d-block&quot; width=&quot;80&quot; height=&quot;112&quot; src=&quot;https://one-draw.jp/ijinden/cardlist/001/card/01_006.png&quot; /&gt;&lt;div class=&quot;container-num-copies position-absolute bottom-0 start-0 px-1&quot; id=&quot;side-1-6-num-copies&quot;&gt;0&lt;/div&gt;&lt;button type=&quot;button&quot; class=&quot;btn btn-secondary btn-number btn-sm btn-pop position-absolute top-0 start-0&quot; data-type=&quot;minus&quot; data-deck=&quot;side&quot; data-id=&quot;1-6&quot;&gt;-&lt;/button&gt;&lt;button type=&quot;button&quot; class=&quot;btn btn-secondary btn-number btn-sm btn-push position-absolute top-0 end-0&quot; data-type=&quot;plus&quot; data-deck=&quot;side&quot; data-id=&quot;1-6&quot;&gt;+&lt;/button&gt;&lt;button type=&quot;button&quot; class=&quot;btn btn-secondary btn-number btn-sm btn-raise position-absolute bottom-0 end-0&quot; data-type=&quot;raise&quot; data-id=&quot;1-6&quot;&gt;^&lt;/button&gt;&lt;/div&gt;" calcext:value-type="string">
            <text:p>&lt;div class="container-card position-relative me-2 mb-2" id="side-1-6"&gt;&lt;img class="d-block" width="80" height="112" src="https://one-draw.jp/ijinden/cardlist/001/card/01_006.png" /&gt;&lt;div class="container-num-copies position-absolute bottom-0 start-0 px-1" id="side-1-6-num-copies"&gt;0&lt;/div&gt;&lt;button type="button" class="btn btn-secondary btn-number btn-sm btn-pop position-absolute top-0 start-0" data-type="minus" data-deck="side" data-id="1-6"&gt;-&lt;/button&gt;&lt;button type="button" class="btn btn-secondary btn-number btn-sm btn-push position-absolute top-0 end-0" data-type="plus" data-deck="side" data-id="1-6"&gt;+&lt;/button&gt;&lt;button type="button" class="btn btn-secondary btn-number btn-sm btn-raise position-absolute bottom-0 end-0" data-type="raise" data-id="1-6"&gt;^&lt;/button&gt;&lt;/div&gt;</text:p>
          </table:table-cell>
          <table:table-cell table:formula="of:=CONCATENATE([$HTML.$A$3];[.F46];[$HTML.$B$3];[.H46];[$HTML.$C$3];[.J46];[$HTML.$D$3];[.N46];[$HTML.$E$3];[.B46];[$HTML.$F$3];[.D46];[$HTML.$G$3];[.B46];[$HTML.$H$3];[.B46];[$HTML.$I$3];[.B46];[$HTML.$J$3];[.B46];[$HTML.$K$3];[.B46];[$HTML.$L$3];[.B46];[$HTML.$M$3];[.B46];[$HTML.$N$3];[.B46];[$HTML.$O$3])" office:value-type="string" office:string-value="&lt;tr data-expansion=&quot;15&quot; data-type=&quot;1&quot; data-color=&quot;8&quot; data-term=&quot;2&quot;&gt;&lt;td&gt;1-6&lt;/td&gt;&lt;td&gt;紫式部&lt;/td&gt;&lt;td&gt;&lt;div class=&quot;input-group&quot;&gt;&lt;button type=&quot;button&quot; class=&quot;btn btn-outline-secondary btn-number&quot; data-type=&quot;minus&quot; data-deck=&quot;main&quot; data-id=&quot;1-6&quot; disabled&gt;-&lt;/button&gt;&lt;input type=&quot;text&quot; class=&quot;form-control input-number&quot; name=&quot;table-main-1-6-num-copies&quot; data-deck=&quot;main&quot; data-id=&quot;1-6&quot; value=&quot;0&quot; min=&quot;0&quot; readonly /&gt;&lt;button type=&quot;button&quot; class=&quot;btn btn-outline-secondary btn-number&quot; data-type=&quot;plus&quot; data-deck=&quot;main&quot; data-id=&quot;1-6&quot;&gt;+&lt;/button&gt;&lt;/div&gt;&lt;/td&gt;&lt;td&gt;&lt;div class=&quot;input-group&quot;&gt;&lt;button type=&quot;button&quot; class=&quot;btn btn-outline-secondary btn-number&quot; data-type=&quot;minus&quot; data-deck=&quot;side&quot; data-id=&quot;1-6&quot; disabled&gt;-&lt;/button&gt;&lt;input type=&quot;text&quot; class=&quot;form-control input-number&quot; name=&quot;table-side-1-6-num-copies&quot; data-deck=&quot;side&quot; data-id=&quot;1-6&quot; value=&quot;0&quot; min=&quot;0&quot; readonly /&gt;&lt;button type=&quot;button&quot; class=&quot;btn btn-outline-secondary btn-number&quot; data-type=&quot;plus&quot; data-deck=&quot;side&quot; data-id=&quot;1-6&quot;&gt;+&lt;/button&gt;&lt;/div&gt;&lt;/td&gt;&lt;/tr&gt;" calcext:value-type="string">
            <text:p>&lt;tr data-expansion="15" data-type="1" data-color="8" data-term="2"&gt;&lt;td&gt;1-6&lt;/td&gt;&lt;td&gt;紫式部&lt;/td&gt;&lt;td&gt;&lt;div class="input-group"&gt;&lt;button type="button" class="btn btn-outline-secondary btn-number" data-type="minus" data-deck="main" data-id="1-6" disabled&gt;-&lt;/button&gt;&lt;input type="text" class="form-control input-number" name="table-main-1-6-num-copies" data-deck="main" data-id="1-6" value="0" min="0" readonly /&gt;&lt;button type="button" class="btn btn-outline-secondary btn-number" data-type="plus" data-deck="main" data-id="1-6"&gt;+&lt;/button&gt;&lt;/div&gt;&lt;/td&gt;&lt;td&gt;&lt;div class="input-group"&gt;&lt;button type="button" class="btn btn-outline-secondary btn-number" data-type="minus" data-deck="side" data-id="1-6" disabled&gt;-&lt;/button&gt;&lt;input type="text" class="form-control input-number" name="table-side-1-6-num-copies" data-deck="side" data-id="1-6" value="0" min="0" readonly /&gt;&lt;button type="button" class="btn btn-outline-secondary btn-number" data-type="plus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O47];[$HTML.$C$1];[.$B47];[$HTML.$D$1];[.$B47];[$HTML.$E$1];[.$B47];[$HTML.$F$1];[.$B47];[$HTML.$G$1])" office:value-type="string" office:string-value="&lt;div class=&quot;container-card position-relative me-2 mb-2&quot; id=&quot;main-1-7&quot;&gt;&lt;img class=&quot;d-block&quot; width=&quot;80&quot; height=&quot;112&quot; src=&quot;https://one-draw.jp/ijinden/cardlist/001/card/01_007.png&quot; /&gt;&lt;div class=&quot;container-num-copies position-absolute bottom-0 start-0 px-1&quot; id=&quot;main-1-7-num-copies&quot;&gt;0&lt;/div&gt;&lt;button type=&quot;button&quot; class=&quot;btn btn-secondary btn-number btn-sm btn-pop position-absolute top-0 start-0&quot; data-type=&quot;minus&quot; data-deck=&quot;main&quot; data-id=&quot;1-7&quot;&gt;-&lt;/button&gt;&lt;button type=&quot;button&quot; class=&quot;btn btn-secondary btn-number btn-sm btn-push position-absolute top-0 end-0&quot; data-type=&quot;plus&quot; data-deck=&quot;main&quot; data-id=&quot;1-7&quot;&gt;+&lt;/button&gt;&lt;button type=&quot;button&quot; class=&quot;btn btn-secondary btn-number btn-sm btn-drop position-absolute bottom-0 end-0&quot; data-type=&quot;drop&quot; data-id=&quot;1-7&quot;&gt;v&lt;/button&gt;&lt;/div&gt;" calcext:value-type="string">
            <text:p>&lt;div class="container-card position-relative me-2 mb-2" id="main-1-7"&gt;&lt;img class="d-block" width="80" height="112" src="https://one-draw.jp/ijinden/cardlist/001/card/01_007.png" /&gt;&lt;div class="container-num-copies position-absolute bottom-0 start-0 px-1" id="main-1-7-num-copies"&gt;0&lt;/div&gt;&lt;button type="button" class="btn btn-secondary btn-number btn-sm btn-pop position-absolute top-0 start-0" data-type="minus" data-deck="main" data-id="1-7"&gt;-&lt;/button&gt;&lt;button type="button" class="btn btn-secondary btn-number btn-sm btn-push position-absolute top-0 end-0" data-type="plus" data-deck="main" data-id="1-7"&gt;+&lt;/button&gt;&lt;button type="button" class="btn btn-secondary btn-number btn-sm btn-drop position-absolute bottom-0 end-0" data-type="drop" data-id="1-7"&gt;v&lt;/button&gt;&lt;/div&gt;</text:p>
          </table:table-cell>
          <table:table-cell table:formula="of:=CONCATENATE([$HTML.$A$2];[.$B47];[$HTML.$B$2];[.$O47];[$HTML.$C$2];[.$B47];[$HTML.$D$2];[.$B47];[$HTML.$E$2];[.$B47];[$HTML.$F$2];[.$B47];[$HTML.$G$2])" office:value-type="string" office:string-value="&lt;div class=&quot;container-card position-relative me-2 mb-2&quot; id=&quot;side-1-7&quot;&gt;&lt;img class=&quot;d-block&quot; width=&quot;80&quot; height=&quot;112&quot; src=&quot;https://one-draw.jp/ijinden/cardlist/001/card/01_007.png&quot; /&gt;&lt;div class=&quot;container-num-copies position-absolute bottom-0 start-0 px-1&quot; id=&quot;side-1-7-num-copies&quot;&gt;0&lt;/div&gt;&lt;button type=&quot;button&quot; class=&quot;btn btn-secondary btn-number btn-sm btn-pop position-absolute top-0 start-0&quot; data-type=&quot;minus&quot; data-deck=&quot;side&quot; data-id=&quot;1-7&quot;&gt;-&lt;/button&gt;&lt;button type=&quot;button&quot; class=&quot;btn btn-secondary btn-number btn-sm btn-push position-absolute top-0 end-0&quot; data-type=&quot;plus&quot; data-deck=&quot;side&quot; data-id=&quot;1-7&quot;&gt;+&lt;/button&gt;&lt;button type=&quot;button&quot; class=&quot;btn btn-secondary btn-number btn-sm btn-raise position-absolute bottom-0 end-0&quot; data-type=&quot;raise&quot; data-id=&quot;1-7&quot;&gt;^&lt;/button&gt;&lt;/div&gt;" calcext:value-type="string">
            <text:p>&lt;div class="container-card position-relative me-2 mb-2" id="side-1-7"&gt;&lt;img class="d-block" width="80" height="112" src="https://one-draw.jp/ijinden/cardlist/001/card/01_007.png" /&gt;&lt;div class="container-num-copies position-absolute bottom-0 start-0 px-1" id="side-1-7-num-copies"&gt;0&lt;/div&gt;&lt;button type="button" class="btn btn-secondary btn-number btn-sm btn-pop position-absolute top-0 start-0" data-type="minus" data-deck="side" data-id="1-7"&gt;-&lt;/button&gt;&lt;button type="button" class="btn btn-secondary btn-number btn-sm btn-push position-absolute top-0 end-0" data-type="plus" data-deck="side" data-id="1-7"&gt;+&lt;/button&gt;&lt;button type="button" class="btn btn-secondary btn-number btn-sm btn-raise position-absolute bottom-0 end-0" data-type="raise" data-id="1-7"&gt;^&lt;/button&gt;&lt;/div&gt;</text:p>
          </table:table-cell>
          <table:table-cell table:formula="of:=CONCATENATE([$HTML.$A$3];[.F47];[$HTML.$B$3];[.H47];[$HTML.$C$3];[.J47];[$HTML.$D$3];[.N47];[$HTML.$E$3];[.B47];[$HTML.$F$3];[.D47];[$HTML.$G$3];[.B47];[$HTML.$H$3];[.B47];[$HTML.$I$3];[.B47];[$HTML.$J$3];[.B47];[$HTML.$K$3];[.B47];[$HTML.$L$3];[.B47];[$HTML.$M$3];[.B47];[$HTML.$N$3];[.B47];[$HTML.$O$3])" office:value-type="string" office:string-value="&lt;tr data-expansion=&quot;15&quot; data-type=&quot;1&quot; data-color=&quot;2&quot; data-term=&quot;0&quot;&gt;&lt;td&gt;1-7&lt;/td&gt;&lt;td&gt;マーサ・ジェーン・カナリー&lt;/td&gt;&lt;td&gt;&lt;div class=&quot;input-group&quot;&gt;&lt;button type=&quot;button&quot; class=&quot;btn btn-outline-secondary btn-number&quot; data-type=&quot;minus&quot; data-deck=&quot;main&quot; data-id=&quot;1-7&quot; disabled&gt;-&lt;/button&gt;&lt;input type=&quot;text&quot; class=&quot;form-control input-number&quot; name=&quot;table-main-1-7-num-copies&quot; data-deck=&quot;main&quot; data-id=&quot;1-7&quot; value=&quot;0&quot; min=&quot;0&quot; readonly /&gt;&lt;button type=&quot;button&quot; class=&quot;btn btn-outline-secondary btn-number&quot; data-type=&quot;plus&quot; data-deck=&quot;main&quot; data-id=&quot;1-7&quot;&gt;+&lt;/button&gt;&lt;/div&gt;&lt;/td&gt;&lt;td&gt;&lt;div class=&quot;input-group&quot;&gt;&lt;button type=&quot;button&quot; class=&quot;btn btn-outline-secondary btn-number&quot; data-type=&quot;minus&quot; data-deck=&quot;side&quot; data-id=&quot;1-7&quot; disabled&gt;-&lt;/button&gt;&lt;input type=&quot;text&quot; class=&quot;form-control input-number&quot; name=&quot;table-side-1-7-num-copies&quot; data-deck=&quot;side&quot; data-id=&quot;1-7&quot; value=&quot;0&quot; min=&quot;0&quot; readonly /&gt;&lt;button type=&quot;button&quot; class=&quot;btn btn-outline-secondary btn-number&quot; data-type=&quot;plus&quot; data-deck=&quot;side&quot; data-id=&quot;1-7&quot;&gt;+&lt;/button&gt;&lt;/div&gt;&lt;/td&gt;&lt;/tr&gt;" calcext:value-type="string">
            <text:p>&lt;tr data-expansion="15" data-type="1" data-color="2" data-term="0"&gt;&lt;td&gt;1-7&lt;/td&gt;&lt;td&gt;マーサ・ジェーン・カナリー&lt;/td&gt;&lt;td&gt;&lt;div class="input-group"&gt;&lt;button type="button" class="btn btn-outline-secondary btn-number" data-type="minus" data-deck="main" data-id="1-7" disabled&gt;-&lt;/button&gt;&lt;input type="text" class="form-control input-number" name="table-main-1-7-num-copies" data-deck="main" data-id="1-7" value="0" min="0" readonly /&gt;&lt;button type="button" class="btn btn-outline-secondary btn-number" data-type="plus" data-deck="main" data-id="1-7"&gt;+&lt;/button&gt;&lt;/div&gt;&lt;/td&gt;&lt;td&gt;&lt;div class="input-group"&gt;&lt;button type="button" class="btn btn-outline-secondary btn-number" data-type="minus" data-deck="side" data-id="1-7" disabled&gt;-&lt;/button&gt;&lt;input type="text" class="form-control input-number" name="table-side-1-7-num-copies" data-deck="side" data-id="1-7" value="0" min="0" readonly /&gt;&lt;button type="button" class="btn btn-outline-secondary btn-number" data-type="plus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O48];[$HTML.$C$1];[.$B48];[$HTML.$D$1];[.$B48];[$HTML.$E$1];[.$B48];[$HTML.$F$1];[.$B48];[$HTML.$G$1])" office:value-type="string" office:string-value="&lt;div class=&quot;container-card position-relative me-2 mb-2&quot; id=&quot;main-1-8&quot;&gt;&lt;img class=&quot;d-block&quot; width=&quot;80&quot; height=&quot;112&quot; src=&quot;https://one-draw.jp/ijinden/cardlist/001/card/01_008.png&quot; /&gt;&lt;div class=&quot;container-num-copies position-absolute bottom-0 start-0 px-1&quot; id=&quot;main-1-8-num-copies&quot;&gt;0&lt;/div&gt;&lt;button type=&quot;button&quot; class=&quot;btn btn-secondary btn-number btn-sm btn-pop position-absolute top-0 start-0&quot; data-type=&quot;minus&quot; data-deck=&quot;main&quot; data-id=&quot;1-8&quot;&gt;-&lt;/button&gt;&lt;button type=&quot;button&quot; class=&quot;btn btn-secondary btn-number btn-sm btn-push position-absolute top-0 end-0&quot; data-type=&quot;plus&quot; data-deck=&quot;main&quot; data-id=&quot;1-8&quot;&gt;+&lt;/button&gt;&lt;button type=&quot;button&quot; class=&quot;btn btn-secondary btn-number btn-sm btn-drop position-absolute bottom-0 end-0&quot; data-type=&quot;drop&quot; data-id=&quot;1-8&quot;&gt;v&lt;/button&gt;&lt;/div&gt;" calcext:value-type="string">
            <text:p>&lt;div class="container-card position-relative me-2 mb-2" id="main-1-8"&gt;&lt;img class="d-block" width="80" height="112" src="https://one-draw.jp/ijinden/cardlist/001/card/01_008.png" /&gt;&lt;div class="container-num-copies position-absolute bottom-0 start-0 px-1" id="main-1-8-num-copies"&gt;0&lt;/div&gt;&lt;button type="button" class="btn btn-secondary btn-number btn-sm btn-pop position-absolute top-0 start-0" data-type="minus" data-deck="main" data-id="1-8"&gt;-&lt;/button&gt;&lt;button type="button" class="btn btn-secondary btn-number btn-sm btn-push position-absolute top-0 end-0" data-type="plus" data-deck="main" data-id="1-8"&gt;+&lt;/button&gt;&lt;button type="button" class="btn btn-secondary btn-number btn-sm btn-drop position-absolute bottom-0 end-0" data-type="drop" data-id="1-8"&gt;v&lt;/button&gt;&lt;/div&gt;</text:p>
          </table:table-cell>
          <table:table-cell table:formula="of:=CONCATENATE([$HTML.$A$2];[.$B48];[$HTML.$B$2];[.$O48];[$HTML.$C$2];[.$B48];[$HTML.$D$2];[.$B48];[$HTML.$E$2];[.$B48];[$HTML.$F$2];[.$B48];[$HTML.$G$2])" office:value-type="string" office:string-value="&lt;div class=&quot;container-card position-relative me-2 mb-2&quot; id=&quot;side-1-8&quot;&gt;&lt;img class=&quot;d-block&quot; width=&quot;80&quot; height=&quot;112&quot; src=&quot;https://one-draw.jp/ijinden/cardlist/001/card/01_008.png&quot; /&gt;&lt;div class=&quot;container-num-copies position-absolute bottom-0 start-0 px-1&quot; id=&quot;side-1-8-num-copies&quot;&gt;0&lt;/div&gt;&lt;button type=&quot;button&quot; class=&quot;btn btn-secondary btn-number btn-sm btn-pop position-absolute top-0 start-0&quot; data-type=&quot;minus&quot; data-deck=&quot;side&quot; data-id=&quot;1-8&quot;&gt;-&lt;/button&gt;&lt;button type=&quot;button&quot; class=&quot;btn btn-secondary btn-number btn-sm btn-push position-absolute top-0 end-0&quot; data-type=&quot;plus&quot; data-deck=&quot;side&quot; data-id=&quot;1-8&quot;&gt;+&lt;/button&gt;&lt;button type=&quot;button&quot; class=&quot;btn btn-secondary btn-number btn-sm btn-raise position-absolute bottom-0 end-0&quot; data-type=&quot;raise&quot; data-id=&quot;1-8&quot;&gt;^&lt;/button&gt;&lt;/div&gt;" calcext:value-type="string">
            <text:p>&lt;div class="container-card position-relative me-2 mb-2" id="side-1-8"&gt;&lt;img class="d-block" width="80" height="112" src="https://one-draw.jp/ijinden/cardlist/001/card/01_008.png" /&gt;&lt;div class="container-num-copies position-absolute bottom-0 start-0 px-1" id="side-1-8-num-copies"&gt;0&lt;/div&gt;&lt;button type="button" class="btn btn-secondary btn-number btn-sm btn-pop position-absolute top-0 start-0" data-type="minus" data-deck="side" data-id="1-8"&gt;-&lt;/button&gt;&lt;button type="button" class="btn btn-secondary btn-number btn-sm btn-push position-absolute top-0 end-0" data-type="plus" data-deck="side" data-id="1-8"&gt;+&lt;/button&gt;&lt;button type="button" class="btn btn-secondary btn-number btn-sm btn-raise position-absolute bottom-0 end-0" data-type="raise" data-id="1-8"&gt;^&lt;/button&gt;&lt;/div&gt;</text:p>
          </table:table-cell>
          <table:table-cell table:formula="of:=CONCATENATE([$HTML.$A$3];[.F48];[$HTML.$B$3];[.H48];[$HTML.$C$3];[.J48];[$HTML.$D$3];[.N48];[$HTML.$E$3];[.B48];[$HTML.$F$3];[.D48];[$HTML.$G$3];[.B48];[$HTML.$H$3];[.B48];[$HTML.$I$3];[.B48];[$HTML.$J$3];[.B48];[$HTML.$K$3];[.B48];[$HTML.$L$3];[.B48];[$HTML.$M$3];[.B48];[$HTML.$N$3];[.B48];[$HTML.$O$3])" office:value-type="string" office:string-value="&lt;tr data-expansion=&quot;15&quot; data-type=&quot;1&quot; data-color=&quot;2&quot; data-term=&quot;0&quot;&gt;&lt;td&gt;1-8&lt;/td&gt;&lt;td&gt;明智光秀&lt;/td&gt;&lt;td&gt;&lt;div class=&quot;input-group&quot;&gt;&lt;button type=&quot;button&quot; class=&quot;btn btn-outline-secondary btn-number&quot; data-type=&quot;minus&quot; data-deck=&quot;main&quot; data-id=&quot;1-8&quot; disabled&gt;-&lt;/button&gt;&lt;input type=&quot;text&quot; class=&quot;form-control input-number&quot; name=&quot;table-main-1-8-num-copies&quot; data-deck=&quot;main&quot; data-id=&quot;1-8&quot; value=&quot;0&quot; min=&quot;0&quot; readonly /&gt;&lt;button type=&quot;button&quot; class=&quot;btn btn-outline-secondary btn-number&quot; data-type=&quot;plus&quot; data-deck=&quot;main&quot; data-id=&quot;1-8&quot;&gt;+&lt;/button&gt;&lt;/div&gt;&lt;/td&gt;&lt;td&gt;&lt;div class=&quot;input-group&quot;&gt;&lt;button type=&quot;button&quot; class=&quot;btn btn-outline-secondary btn-number&quot; data-type=&quot;minus&quot; data-deck=&quot;side&quot; data-id=&quot;1-8&quot; disabled&gt;-&lt;/button&gt;&lt;input type=&quot;text&quot; class=&quot;form-control input-number&quot; name=&quot;table-side-1-8-num-copies&quot; data-deck=&quot;side&quot; data-id=&quot;1-8&quot; value=&quot;0&quot; min=&quot;0&quot; readonly /&gt;&lt;button type=&quot;button&quot; class=&quot;btn btn-outline-secondary btn-number&quot; data-type=&quot;plus&quot; data-deck=&quot;side&quot; data-id=&quot;1-8&quot;&gt;+&lt;/button&gt;&lt;/div&gt;&lt;/td&gt;&lt;/tr&gt;" calcext:value-type="string">
            <text:p>&lt;tr data-expansion="15" data-type="1" data-color="2" data-term="0"&gt;&lt;td&gt;1-8&lt;/td&gt;&lt;td&gt;明智光秀&lt;/td&gt;&lt;td&gt;&lt;div class="input-group"&gt;&lt;button type="button" class="btn btn-outline-secondary btn-number" data-type="minus" data-deck="main" data-id="1-8" disabled&gt;-&lt;/button&gt;&lt;input type="text" class="form-control input-number" name="table-main-1-8-num-copies" data-deck="main" data-id="1-8" value="0" min="0" readonly /&gt;&lt;button type="button" class="btn btn-outline-secondary btn-number" data-type="plus" data-deck="main" data-id="1-8"&gt;+&lt;/button&gt;&lt;/div&gt;&lt;/td&gt;&lt;td&gt;&lt;div class="input-group"&gt;&lt;button type="button" class="btn btn-outline-secondary btn-number" data-type="minus" data-deck="side" data-id="1-8" disabled&gt;-&lt;/button&gt;&lt;input type="text" class="form-control input-number" name="table-side-1-8-num-copies" data-deck="side" data-id="1-8" value="0" min="0" readonly /&gt;&lt;button type="button" class="btn btn-outline-secondary btn-number" data-type="plus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O49];[$HTML.$C$1];[.$B49];[$HTML.$D$1];[.$B49];[$HTML.$E$1];[.$B49];[$HTML.$F$1];[.$B49];[$HTML.$G$1])" office:value-type="string" office:string-value="&lt;div class=&quot;container-card position-relative me-2 mb-2&quot; id=&quot;main-1-9&quot;&gt;&lt;img class=&quot;d-block&quot; width=&quot;80&quot; height=&quot;112&quot; src=&quot;https://one-draw.jp/ijinden/cardlist/001/card/01_009.png&quot; /&gt;&lt;div class=&quot;container-num-copies position-absolute bottom-0 start-0 px-1&quot; id=&quot;main-1-9-num-copies&quot;&gt;0&lt;/div&gt;&lt;button type=&quot;button&quot; class=&quot;btn btn-secondary btn-number btn-sm btn-pop position-absolute top-0 start-0&quot; data-type=&quot;minus&quot; data-deck=&quot;main&quot; data-id=&quot;1-9&quot;&gt;-&lt;/button&gt;&lt;button type=&quot;button&quot; class=&quot;btn btn-secondary btn-number btn-sm btn-push position-absolute top-0 end-0&quot; data-type=&quot;plus&quot; data-deck=&quot;main&quot; data-id=&quot;1-9&quot;&gt;+&lt;/button&gt;&lt;button type=&quot;button&quot; class=&quot;btn btn-secondary btn-number btn-sm btn-drop position-absolute bottom-0 end-0&quot; data-type=&quot;drop&quot; data-id=&quot;1-9&quot;&gt;v&lt;/button&gt;&lt;/div&gt;" calcext:value-type="string">
            <text:p>&lt;div class="container-card position-relative me-2 mb-2" id="main-1-9"&gt;&lt;img class="d-block" width="80" height="112" src="https://one-draw.jp/ijinden/cardlist/001/card/01_009.png" /&gt;&lt;div class="container-num-copies position-absolute bottom-0 start-0 px-1" id="main-1-9-num-copies"&gt;0&lt;/div&gt;&lt;button type="button" class="btn btn-secondary btn-number btn-sm btn-pop position-absolute top-0 start-0" data-type="minus" data-deck="main" data-id="1-9"&gt;-&lt;/button&gt;&lt;button type="button" class="btn btn-secondary btn-number btn-sm btn-push position-absolute top-0 end-0" data-type="plus" data-deck="main" data-id="1-9"&gt;+&lt;/button&gt;&lt;button type="button" class="btn btn-secondary btn-number btn-sm btn-drop position-absolute bottom-0 end-0" data-type="drop" data-id="1-9"&gt;v&lt;/button&gt;&lt;/div&gt;</text:p>
          </table:table-cell>
          <table:table-cell table:formula="of:=CONCATENATE([$HTML.$A$2];[.$B49];[$HTML.$B$2];[.$O49];[$HTML.$C$2];[.$B49];[$HTML.$D$2];[.$B49];[$HTML.$E$2];[.$B49];[$HTML.$F$2];[.$B49];[$HTML.$G$2])" office:value-type="string" office:string-value="&lt;div class=&quot;container-card position-relative me-2 mb-2&quot; id=&quot;side-1-9&quot;&gt;&lt;img class=&quot;d-block&quot; width=&quot;80&quot; height=&quot;112&quot; src=&quot;https://one-draw.jp/ijinden/cardlist/001/card/01_009.png&quot; /&gt;&lt;div class=&quot;container-num-copies position-absolute bottom-0 start-0 px-1&quot; id=&quot;side-1-9-num-copies&quot;&gt;0&lt;/div&gt;&lt;button type=&quot;button&quot; class=&quot;btn btn-secondary btn-number btn-sm btn-pop position-absolute top-0 start-0&quot; data-type=&quot;minus&quot; data-deck=&quot;side&quot; data-id=&quot;1-9&quot;&gt;-&lt;/button&gt;&lt;button type=&quot;button&quot; class=&quot;btn btn-secondary btn-number btn-sm btn-push position-absolute top-0 end-0&quot; data-type=&quot;plus&quot; data-deck=&quot;side&quot; data-id=&quot;1-9&quot;&gt;+&lt;/button&gt;&lt;button type=&quot;button&quot; class=&quot;btn btn-secondary btn-number btn-sm btn-raise position-absolute bottom-0 end-0&quot; data-type=&quot;raise&quot; data-id=&quot;1-9&quot;&gt;^&lt;/button&gt;&lt;/div&gt;" calcext:value-type="string">
            <text:p>&lt;div class="container-card position-relative me-2 mb-2" id="side-1-9"&gt;&lt;img class="d-block" width="80" height="112" src="https://one-draw.jp/ijinden/cardlist/001/card/01_009.png" /&gt;&lt;div class="container-num-copies position-absolute bottom-0 start-0 px-1" id="side-1-9-num-copies"&gt;0&lt;/div&gt;&lt;button type="button" class="btn btn-secondary btn-number btn-sm btn-pop position-absolute top-0 start-0" data-type="minus" data-deck="side" data-id="1-9"&gt;-&lt;/button&gt;&lt;button type="button" class="btn btn-secondary btn-number btn-sm btn-push position-absolute top-0 end-0" data-type="plus" data-deck="side" data-id="1-9"&gt;+&lt;/button&gt;&lt;button type="button" class="btn btn-secondary btn-number btn-sm btn-raise position-absolute bottom-0 end-0" data-type="raise" data-id="1-9"&gt;^&lt;/button&gt;&lt;/div&gt;</text:p>
          </table:table-cell>
          <table:table-cell table:formula="of:=CONCATENATE([$HTML.$A$3];[.F49];[$HTML.$B$3];[.H49];[$HTML.$C$3];[.J49];[$HTML.$D$3];[.N49];[$HTML.$E$3];[.B49];[$HTML.$F$3];[.D49];[$HTML.$G$3];[.B49];[$HTML.$H$3];[.B49];[$HTML.$I$3];[.B49];[$HTML.$J$3];[.B49];[$HTML.$K$3];[.B49];[$HTML.$L$3];[.B49];[$HTML.$M$3];[.B49];[$HTML.$N$3];[.B49];[$HTML.$O$3])" office:value-type="string" office:string-value="&lt;tr data-expansion=&quot;15&quot; data-type=&quot;1&quot; data-color=&quot;2&quot; data-term=&quot;1&quot;&gt;&lt;td&gt;1-9&lt;/td&gt;&lt;td&gt;藤原純友&lt;/td&gt;&lt;td&gt;&lt;div class=&quot;input-group&quot;&gt;&lt;button type=&quot;button&quot; class=&quot;btn btn-outline-secondary btn-number&quot; data-type=&quot;minus&quot; data-deck=&quot;main&quot; data-id=&quot;1-9&quot; disabled&gt;-&lt;/button&gt;&lt;input type=&quot;text&quot; class=&quot;form-control input-number&quot; name=&quot;table-main-1-9-num-copies&quot; data-deck=&quot;main&quot; data-id=&quot;1-9&quot; value=&quot;0&quot; min=&quot;0&quot; readonly /&gt;&lt;button type=&quot;button&quot; class=&quot;btn btn-outline-secondary btn-number&quot; data-type=&quot;plus&quot; data-deck=&quot;main&quot; data-id=&quot;1-9&quot;&gt;+&lt;/button&gt;&lt;/div&gt;&lt;/td&gt;&lt;td&gt;&lt;div class=&quot;input-group&quot;&gt;&lt;button type=&quot;button&quot; class=&quot;btn btn-outline-secondary btn-number&quot; data-type=&quot;minus&quot; data-deck=&quot;side&quot; data-id=&quot;1-9&quot; disabled&gt;-&lt;/button&gt;&lt;input type=&quot;text&quot; class=&quot;form-control input-number&quot; name=&quot;table-side-1-9-num-copies&quot; data-deck=&quot;side&quot; data-id=&quot;1-9&quot; value=&quot;0&quot; min=&quot;0&quot; readonly /&gt;&lt;button type=&quot;button&quot; class=&quot;btn btn-outline-secondary btn-number&quot; data-type=&quot;plus&quot; data-deck=&quot;side&quot; data-id=&quot;1-9&quot;&gt;+&lt;/button&gt;&lt;/div&gt;&lt;/td&gt;&lt;/tr&gt;" calcext:value-type="string">
            <text:p>&lt;tr data-expansion="15" data-type="1" data-color="2" data-term="1"&gt;&lt;td&gt;1-9&lt;/td&gt;&lt;td&gt;藤原純友&lt;/td&gt;&lt;td&gt;&lt;div class="input-group"&gt;&lt;button type="button" class="btn btn-outline-secondary btn-number" data-type="minus" data-deck="main" data-id="1-9" disabled&gt;-&lt;/button&gt;&lt;input type="text" class="form-control input-number" name="table-main-1-9-num-copies" data-deck="main" data-id="1-9" value="0" min="0" readonly /&gt;&lt;button type="button" class="btn btn-outline-secondary btn-number" data-type="plus" data-deck="main" data-id="1-9"&gt;+&lt;/button&gt;&lt;/div&gt;&lt;/td&gt;&lt;td&gt;&lt;div class="input-group"&gt;&lt;button type="button" class="btn btn-outline-secondary btn-number" data-type="minus" data-deck="side" data-id="1-9" disabled&gt;-&lt;/button&gt;&lt;input type="text" class="form-control input-number" name="table-side-1-9-num-copies" data-deck="side" data-id="1-9" value="0" min="0" readonly /&gt;&lt;button type="button" class="btn btn-outline-secondary btn-number" data-type="plus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O50];[$HTML.$C$1];[.$B50];[$HTML.$D$1];[.$B50];[$HTML.$E$1];[.$B50];[$HTML.$F$1];[.$B50];[$HTML.$G$1])" office:value-type="string" office:string-value="&lt;div class=&quot;container-card position-relative me-2 mb-2&quot; id=&quot;main-1-10&quot;&gt;&lt;img class=&quot;d-block&quot; width=&quot;80&quot; height=&quot;112&quot; src=&quot;https://one-draw.jp/ijinden/cardlist/001/card/01_010.png&quot; /&gt;&lt;div class=&quot;container-num-copies position-absolute bottom-0 start-0 px-1&quot; id=&quot;main-1-10-num-copies&quot;&gt;0&lt;/div&gt;&lt;button type=&quot;button&quot; class=&quot;btn btn-secondary btn-number btn-sm btn-pop position-absolute top-0 start-0&quot; data-type=&quot;minus&quot; data-deck=&quot;main&quot; data-id=&quot;1-10&quot;&gt;-&lt;/button&gt;&lt;button type=&quot;button&quot; class=&quot;btn btn-secondary btn-number btn-sm btn-push position-absolute top-0 end-0&quot; data-type=&quot;plus&quot; data-deck=&quot;main&quot; data-id=&quot;1-10&quot;&gt;+&lt;/button&gt;&lt;button type=&quot;button&quot; class=&quot;btn btn-secondary btn-number btn-sm btn-drop position-absolute bottom-0 end-0&quot; data-type=&quot;drop&quot; data-id=&quot;1-10&quot;&gt;v&lt;/button&gt;&lt;/div&gt;" calcext:value-type="string">
            <text:p>&lt;div class="container-card position-relative me-2 mb-2" id="main-1-10"&gt;&lt;img class="d-block" width="80" height="112" src="https://one-draw.jp/ijinden/cardlist/001/card/01_010.png" /&gt;&lt;div class="container-num-copies position-absolute bottom-0 start-0 px-1" id="main-1-10-num-copies"&gt;0&lt;/div&gt;&lt;button type="button" class="btn btn-secondary btn-number btn-sm btn-pop position-absolute top-0 start-0" data-type="minus" data-deck="main" data-id="1-10"&gt;-&lt;/button&gt;&lt;button type="button" class="btn btn-secondary btn-number btn-sm btn-push position-absolute top-0 end-0" data-type="plus" data-deck="main" data-id="1-10"&gt;+&lt;/button&gt;&lt;button type="button" class="btn btn-secondary btn-number btn-sm btn-drop position-absolute bottom-0 end-0" data-type="drop" data-id="1-10"&gt;v&lt;/button&gt;&lt;/div&gt;</text:p>
          </table:table-cell>
          <table:table-cell table:formula="of:=CONCATENATE([$HTML.$A$2];[.$B50];[$HTML.$B$2];[.$O50];[$HTML.$C$2];[.$B50];[$HTML.$D$2];[.$B50];[$HTML.$E$2];[.$B50];[$HTML.$F$2];[.$B50];[$HTML.$G$2])" office:value-type="string" office:string-value="&lt;div class=&quot;container-card position-relative me-2 mb-2&quot; id=&quot;side-1-10&quot;&gt;&lt;img class=&quot;d-block&quot; width=&quot;80&quot; height=&quot;112&quot; src=&quot;https://one-draw.jp/ijinden/cardlist/001/card/01_010.png&quot; /&gt;&lt;div class=&quot;container-num-copies position-absolute bottom-0 start-0 px-1&quot; id=&quot;side-1-10-num-copies&quot;&gt;0&lt;/div&gt;&lt;button type=&quot;button&quot; class=&quot;btn btn-secondary btn-number btn-sm btn-pop position-absolute top-0 start-0&quot; data-type=&quot;minus&quot; data-deck=&quot;side&quot; data-id=&quot;1-10&quot;&gt;-&lt;/button&gt;&lt;button type=&quot;button&quot; class=&quot;btn btn-secondary btn-number btn-sm btn-push position-absolute top-0 end-0&quot; data-type=&quot;plus&quot; data-deck=&quot;side&quot; data-id=&quot;1-10&quot;&gt;+&lt;/button&gt;&lt;button type=&quot;button&quot; class=&quot;btn btn-secondary btn-number btn-sm btn-raise position-absolute bottom-0 end-0&quot; data-type=&quot;raise&quot; data-id=&quot;1-10&quot;&gt;^&lt;/button&gt;&lt;/div&gt;" calcext:value-type="string">
            <text:p>&lt;div class="container-card position-relative me-2 mb-2" id="side-1-10"&gt;&lt;img class="d-block" width="80" height="112" src="https://one-draw.jp/ijinden/cardlist/001/card/01_010.png" /&gt;&lt;div class="container-num-copies position-absolute bottom-0 start-0 px-1" id="side-1-10-num-copies"&gt;0&lt;/div&gt;&lt;button type="button" class="btn btn-secondary btn-number btn-sm btn-pop position-absolute top-0 start-0" data-type="minus" data-deck="side" data-id="1-10"&gt;-&lt;/button&gt;&lt;button type="button" class="btn btn-secondary btn-number btn-sm btn-push position-absolute top-0 end-0" data-type="plus" data-deck="side" data-id="1-10"&gt;+&lt;/button&gt;&lt;button type="button" class="btn btn-secondary btn-number btn-sm btn-raise position-absolute bottom-0 end-0" data-type="raise" data-id="1-10"&gt;^&lt;/button&gt;&lt;/div&gt;</text:p>
          </table:table-cell>
          <table:table-cell table:formula="of:=CONCATENATE([$HTML.$A$3];[.F50];[$HTML.$B$3];[.H50];[$HTML.$C$3];[.J50];[$HTML.$D$3];[.N50];[$HTML.$E$3];[.B50];[$HTML.$F$3];[.D50];[$HTML.$G$3];[.B50];[$HTML.$H$3];[.B50];[$HTML.$I$3];[.B50];[$HTML.$J$3];[.B50];[$HTML.$K$3];[.B50];[$HTML.$L$3];[.B50];[$HTML.$M$3];[.B50];[$HTML.$N$3];[.B50];[$HTML.$O$3])" office:value-type="string" office:string-value="&lt;tr data-expansion=&quot;15&quot; data-type=&quot;1&quot; data-color=&quot;2&quot; data-term=&quot;0&quot;&gt;&lt;td&gt;1-10&lt;/td&gt;&lt;td&gt;徳川家康&lt;/td&gt;&lt;td&gt;&lt;div class=&quot;input-group&quot;&gt;&lt;button type=&quot;button&quot; class=&quot;btn btn-outline-secondary btn-number&quot; data-type=&quot;minus&quot; data-deck=&quot;main&quot; data-id=&quot;1-10&quot; disabled&gt;-&lt;/button&gt;&lt;input type=&quot;text&quot; class=&quot;form-control input-number&quot; name=&quot;table-main-1-10-num-copies&quot; data-deck=&quot;main&quot; data-id=&quot;1-10&quot; value=&quot;0&quot; min=&quot;0&quot; readonly /&gt;&lt;button type=&quot;button&quot; class=&quot;btn btn-outline-secondary btn-number&quot; data-type=&quot;plus&quot; data-deck=&quot;main&quot; data-id=&quot;1-10&quot;&gt;+&lt;/button&gt;&lt;/div&gt;&lt;/td&gt;&lt;td&gt;&lt;div class=&quot;input-group&quot;&gt;&lt;button type=&quot;button&quot; class=&quot;btn btn-outline-secondary btn-number&quot; data-type=&quot;minus&quot; data-deck=&quot;side&quot; data-id=&quot;1-10&quot; disabled&gt;-&lt;/button&gt;&lt;input type=&quot;text&quot; class=&quot;form-control input-number&quot; name=&quot;table-side-1-10-num-copies&quot; data-deck=&quot;side&quot; data-id=&quot;1-10&quot; value=&quot;0&quot; min=&quot;0&quot; readonly /&gt;&lt;button type=&quot;button&quot; class=&quot;btn btn-outline-secondary btn-number&quot; data-type=&quot;plus&quot; data-deck=&quot;side&quot; data-id=&quot;1-10&quot;&gt;+&lt;/button&gt;&lt;/div&gt;&lt;/td&gt;&lt;/tr&gt;" calcext:value-type="string">
            <text:p>&lt;tr data-expansion="15" data-type="1" data-color="2" data-term="0"&gt;&lt;td&gt;1-10&lt;/td&gt;&lt;td&gt;徳川家康&lt;/td&gt;&lt;td&gt;&lt;div class="input-group"&gt;&lt;button type="button" class="btn btn-outline-secondary btn-number" data-type="minus" data-deck="main" data-id="1-10" disabled&gt;-&lt;/button&gt;&lt;input type="text" class="form-control input-number" name="table-main-1-10-num-copies" data-deck="main" data-id="1-10" value="0" min="0" readonly /&gt;&lt;button type="button" class="btn btn-outline-secondary btn-number" data-type="plus" data-deck="main" data-id="1-10"&gt;+&lt;/button&gt;&lt;/div&gt;&lt;/td&gt;&lt;td&gt;&lt;div class="input-group"&gt;&lt;button type="button" class="btn btn-outline-secondary btn-number" data-type="minus" data-deck="side" data-id="1-10" disabled&gt;-&lt;/button&gt;&lt;input type="text" class="form-control input-number" name="table-side-1-10-num-copies" data-deck="side" data-id="1-10" value="0" min="0" readonly /&gt;&lt;button type="button" class="btn btn-outline-secondary btn-number" data-type="plus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O51];[$HTML.$C$1];[.$B51];[$HTML.$D$1];[.$B51];[$HTML.$E$1];[.$B51];[$HTML.$F$1];[.$B51];[$HTML.$G$1])" office:value-type="string" office:string-value="&lt;div class=&quot;container-card position-relative me-2 mb-2&quot; id=&quot;main-1-11&quot;&gt;&lt;img class=&quot;d-block&quot; width=&quot;80&quot; height=&quot;112&quot; src=&quot;https://one-draw.jp/ijinden/cardlist/001/card/01_011.png&quot; /&gt;&lt;div class=&quot;container-num-copies position-absolute bottom-0 start-0 px-1&quot; id=&quot;main-1-11-num-copies&quot;&gt;0&lt;/div&gt;&lt;button type=&quot;button&quot; class=&quot;btn btn-secondary btn-number btn-sm btn-pop position-absolute top-0 start-0&quot; data-type=&quot;minus&quot; data-deck=&quot;main&quot; data-id=&quot;1-11&quot;&gt;-&lt;/button&gt;&lt;button type=&quot;button&quot; class=&quot;btn btn-secondary btn-number btn-sm btn-push position-absolute top-0 end-0&quot; data-type=&quot;plus&quot; data-deck=&quot;main&quot; data-id=&quot;1-11&quot;&gt;+&lt;/button&gt;&lt;button type=&quot;button&quot; class=&quot;btn btn-secondary btn-number btn-sm btn-drop position-absolute bottom-0 end-0&quot; data-type=&quot;drop&quot; data-id=&quot;1-11&quot;&gt;v&lt;/button&gt;&lt;/div&gt;" calcext:value-type="string">
            <text:p>&lt;div class="container-card position-relative me-2 mb-2" id="main-1-11"&gt;&lt;img class="d-block" width="80" height="112" src="https://one-draw.jp/ijinden/cardlist/001/card/01_011.png" /&gt;&lt;div class="container-num-copies position-absolute bottom-0 start-0 px-1" id="main-1-11-num-copies"&gt;0&lt;/div&gt;&lt;button type="button" class="btn btn-secondary btn-number btn-sm btn-pop position-absolute top-0 start-0" data-type="minus" data-deck="main" data-id="1-11"&gt;-&lt;/button&gt;&lt;button type="button" class="btn btn-secondary btn-number btn-sm btn-push position-absolute top-0 end-0" data-type="plus" data-deck="main" data-id="1-11"&gt;+&lt;/button&gt;&lt;button type="button" class="btn btn-secondary btn-number btn-sm btn-drop position-absolute bottom-0 end-0" data-type="drop" data-id="1-11"&gt;v&lt;/button&gt;&lt;/div&gt;</text:p>
          </table:table-cell>
          <table:table-cell table:formula="of:=CONCATENATE([$HTML.$A$2];[.$B51];[$HTML.$B$2];[.$O51];[$HTML.$C$2];[.$B51];[$HTML.$D$2];[.$B51];[$HTML.$E$2];[.$B51];[$HTML.$F$2];[.$B51];[$HTML.$G$2])" office:value-type="string" office:string-value="&lt;div class=&quot;container-card position-relative me-2 mb-2&quot; id=&quot;side-1-11&quot;&gt;&lt;img class=&quot;d-block&quot; width=&quot;80&quot; height=&quot;112&quot; src=&quot;https://one-draw.jp/ijinden/cardlist/001/card/01_011.png&quot; /&gt;&lt;div class=&quot;container-num-copies position-absolute bottom-0 start-0 px-1&quot; id=&quot;side-1-11-num-copies&quot;&gt;0&lt;/div&gt;&lt;button type=&quot;button&quot; class=&quot;btn btn-secondary btn-number btn-sm btn-pop position-absolute top-0 start-0&quot; data-type=&quot;minus&quot; data-deck=&quot;side&quot; data-id=&quot;1-11&quot;&gt;-&lt;/button&gt;&lt;button type=&quot;button&quot; class=&quot;btn btn-secondary btn-number btn-sm btn-push position-absolute top-0 end-0&quot; data-type=&quot;plus&quot; data-deck=&quot;side&quot; data-id=&quot;1-11&quot;&gt;+&lt;/button&gt;&lt;button type=&quot;button&quot; class=&quot;btn btn-secondary btn-number btn-sm btn-raise position-absolute bottom-0 end-0&quot; data-type=&quot;raise&quot; data-id=&quot;1-11&quot;&gt;^&lt;/button&gt;&lt;/div&gt;" calcext:value-type="string">
            <text:p>&lt;div class="container-card position-relative me-2 mb-2" id="side-1-11"&gt;&lt;img class="d-block" width="80" height="112" src="https://one-draw.jp/ijinden/cardlist/001/card/01_011.png" /&gt;&lt;div class="container-num-copies position-absolute bottom-0 start-0 px-1" id="side-1-11-num-copies"&gt;0&lt;/div&gt;&lt;button type="button" class="btn btn-secondary btn-number btn-sm btn-pop position-absolute top-0 start-0" data-type="minus" data-deck="side" data-id="1-11"&gt;-&lt;/button&gt;&lt;button type="button" class="btn btn-secondary btn-number btn-sm btn-push position-absolute top-0 end-0" data-type="plus" data-deck="side" data-id="1-11"&gt;+&lt;/button&gt;&lt;button type="button" class="btn btn-secondary btn-number btn-sm btn-raise position-absolute bottom-0 end-0" data-type="raise" data-id="1-11"&gt;^&lt;/button&gt;&lt;/div&gt;</text:p>
          </table:table-cell>
          <table:table-cell table:formula="of:=CONCATENATE([$HTML.$A$3];[.F51];[$HTML.$B$3];[.H51];[$HTML.$C$3];[.J51];[$HTML.$D$3];[.N51];[$HTML.$E$3];[.B51];[$HTML.$F$3];[.D51];[$HTML.$G$3];[.B51];[$HTML.$H$3];[.B51];[$HTML.$I$3];[.B51];[$HTML.$J$3];[.B51];[$HTML.$K$3];[.B51];[$HTML.$L$3];[.B51];[$HTML.$M$3];[.B51];[$HTML.$N$3];[.B51];[$HTML.$O$3])" office:value-type="string" office:string-value="&lt;tr data-expansion=&quot;15&quot; data-type=&quot;1&quot; data-color=&quot;2&quot; data-term=&quot;0&quot;&gt;&lt;td&gt;1-11&lt;/td&gt;&lt;td&gt;直江兼続&lt;/td&gt;&lt;td&gt;&lt;div class=&quot;input-group&quot;&gt;&lt;button type=&quot;button&quot; class=&quot;btn btn-outline-secondary btn-number&quot; data-type=&quot;minus&quot; data-deck=&quot;main&quot; data-id=&quot;1-11&quot; disabled&gt;-&lt;/button&gt;&lt;input type=&quot;text&quot; class=&quot;form-control input-number&quot; name=&quot;table-main-1-11-num-copies&quot; data-deck=&quot;main&quot; data-id=&quot;1-11&quot; value=&quot;0&quot; min=&quot;0&quot; readonly /&gt;&lt;button type=&quot;button&quot; class=&quot;btn btn-outline-secondary btn-number&quot; data-type=&quot;plus&quot; data-deck=&quot;main&quot; data-id=&quot;1-11&quot;&gt;+&lt;/button&gt;&lt;/div&gt;&lt;/td&gt;&lt;td&gt;&lt;div class=&quot;input-group&quot;&gt;&lt;button type=&quot;button&quot; class=&quot;btn btn-outline-secondary btn-number&quot; data-type=&quot;minus&quot; data-deck=&quot;side&quot; data-id=&quot;1-11&quot; disabled&gt;-&lt;/button&gt;&lt;input type=&quot;text&quot; class=&quot;form-control input-number&quot; name=&quot;table-side-1-11-num-copies&quot; data-deck=&quot;side&quot; data-id=&quot;1-11&quot; value=&quot;0&quot; min=&quot;0&quot; readonly /&gt;&lt;button type=&quot;button&quot; class=&quot;btn btn-outline-secondary btn-number&quot; data-type=&quot;plus&quot; data-deck=&quot;side&quot; data-id=&quot;1-11&quot;&gt;+&lt;/button&gt;&lt;/div&gt;&lt;/td&gt;&lt;/tr&gt;" calcext:value-type="string">
            <text:p>&lt;tr data-expansion="15" data-type="1" data-color="2" data-term="0"&gt;&lt;td&gt;1-11&lt;/td&gt;&lt;td&gt;直江兼続&lt;/td&gt;&lt;td&gt;&lt;div class="input-group"&gt;&lt;button type="button" class="btn btn-outline-secondary btn-number" data-type="minus" data-deck="main" data-id="1-11" disabled&gt;-&lt;/button&gt;&lt;input type="text" class="form-control input-number" name="table-main-1-11-num-copies" data-deck="main" data-id="1-11" value="0" min="0" readonly /&gt;&lt;button type="button" class="btn btn-outline-secondary btn-number" data-type="plus" data-deck="main" data-id="1-11"&gt;+&lt;/button&gt;&lt;/div&gt;&lt;/td&gt;&lt;td&gt;&lt;div class="input-group"&gt;&lt;button type="button" class="btn btn-outline-secondary btn-number" data-type="minus" data-deck="side" data-id="1-11" disabled&gt;-&lt;/button&gt;&lt;input type="text" class="form-control input-number" name="table-side-1-11-num-copies" data-deck="side" data-id="1-11" value="0" min="0" readonly /&gt;&lt;button type="button" class="btn btn-outline-secondary btn-number" data-type="plus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O52];[$HTML.$C$1];[.$B52];[$HTML.$D$1];[.$B52];[$HTML.$E$1];[.$B52];[$HTML.$F$1];[.$B52];[$HTML.$G$1])" office:value-type="string" office:string-value="&lt;div class=&quot;container-card position-relative me-2 mb-2&quot; id=&quot;main-1-12&quot;&gt;&lt;img class=&quot;d-block&quot; width=&quot;80&quot; height=&quot;112&quot; src=&quot;https://one-draw.jp/ijinden/cardlist/001/card/01_012.png&quot; /&gt;&lt;div class=&quot;container-num-copies position-absolute bottom-0 start-0 px-1&quot; id=&quot;main-1-12-num-copies&quot;&gt;0&lt;/div&gt;&lt;button type=&quot;button&quot; class=&quot;btn btn-secondary btn-number btn-sm btn-pop position-absolute top-0 start-0&quot; data-type=&quot;minus&quot; data-deck=&quot;main&quot; data-id=&quot;1-12&quot;&gt;-&lt;/button&gt;&lt;button type=&quot;button&quot; class=&quot;btn btn-secondary btn-number btn-sm btn-push position-absolute top-0 end-0&quot; data-type=&quot;plus&quot; data-deck=&quot;main&quot; data-id=&quot;1-12&quot;&gt;+&lt;/button&gt;&lt;button type=&quot;button&quot; class=&quot;btn btn-secondary btn-number btn-sm btn-drop position-absolute bottom-0 end-0&quot; data-type=&quot;drop&quot; data-id=&quot;1-12&quot;&gt;v&lt;/button&gt;&lt;/div&gt;" calcext:value-type="string">
            <text:p>&lt;div class="container-card position-relative me-2 mb-2" id="main-1-12"&gt;&lt;img class="d-block" width="80" height="112" src="https://one-draw.jp/ijinden/cardlist/001/card/01_012.png" /&gt;&lt;div class="container-num-copies position-absolute bottom-0 start-0 px-1" id="main-1-12-num-copies"&gt;0&lt;/div&gt;&lt;button type="button" class="btn btn-secondary btn-number btn-sm btn-pop position-absolute top-0 start-0" data-type="minus" data-deck="main" data-id="1-12"&gt;-&lt;/button&gt;&lt;button type="button" class="btn btn-secondary btn-number btn-sm btn-push position-absolute top-0 end-0" data-type="plus" data-deck="main" data-id="1-12"&gt;+&lt;/button&gt;&lt;button type="button" class="btn btn-secondary btn-number btn-sm btn-drop position-absolute bottom-0 end-0" data-type="drop" data-id="1-12"&gt;v&lt;/button&gt;&lt;/div&gt;</text:p>
          </table:table-cell>
          <table:table-cell table:formula="of:=CONCATENATE([$HTML.$A$2];[.$B52];[$HTML.$B$2];[.$O52];[$HTML.$C$2];[.$B52];[$HTML.$D$2];[.$B52];[$HTML.$E$2];[.$B52];[$HTML.$F$2];[.$B52];[$HTML.$G$2])" office:value-type="string" office:string-value="&lt;div class=&quot;container-card position-relative me-2 mb-2&quot; id=&quot;side-1-12&quot;&gt;&lt;img class=&quot;d-block&quot; width=&quot;80&quot; height=&quot;112&quot; src=&quot;https://one-draw.jp/ijinden/cardlist/001/card/01_012.png&quot; /&gt;&lt;div class=&quot;container-num-copies position-absolute bottom-0 start-0 px-1&quot; id=&quot;side-1-12-num-copies&quot;&gt;0&lt;/div&gt;&lt;button type=&quot;button&quot; class=&quot;btn btn-secondary btn-number btn-sm btn-pop position-absolute top-0 start-0&quot; data-type=&quot;minus&quot; data-deck=&quot;side&quot; data-id=&quot;1-12&quot;&gt;-&lt;/button&gt;&lt;button type=&quot;button&quot; class=&quot;btn btn-secondary btn-number btn-sm btn-push position-absolute top-0 end-0&quot; data-type=&quot;plus&quot; data-deck=&quot;side&quot; data-id=&quot;1-12&quot;&gt;+&lt;/button&gt;&lt;button type=&quot;button&quot; class=&quot;btn btn-secondary btn-number btn-sm btn-raise position-absolute bottom-0 end-0&quot; data-type=&quot;raise&quot; data-id=&quot;1-12&quot;&gt;^&lt;/button&gt;&lt;/div&gt;" calcext:value-type="string">
            <text:p>&lt;div class="container-card position-relative me-2 mb-2" id="side-1-12"&gt;&lt;img class="d-block" width="80" height="112" src="https://one-draw.jp/ijinden/cardlist/001/card/01_012.png" /&gt;&lt;div class="container-num-copies position-absolute bottom-0 start-0 px-1" id="side-1-12-num-copies"&gt;0&lt;/div&gt;&lt;button type="button" class="btn btn-secondary btn-number btn-sm btn-pop position-absolute top-0 start-0" data-type="minus" data-deck="side" data-id="1-12"&gt;-&lt;/button&gt;&lt;button type="button" class="btn btn-secondary btn-number btn-sm btn-push position-absolute top-0 end-0" data-type="plus" data-deck="side" data-id="1-12"&gt;+&lt;/button&gt;&lt;button type="button" class="btn btn-secondary btn-number btn-sm btn-raise position-absolute bottom-0 end-0" data-type="raise" data-id="1-12"&gt;^&lt;/button&gt;&lt;/div&gt;</text:p>
          </table:table-cell>
          <table:table-cell table:formula="of:=CONCATENATE([$HTML.$A$3];[.F52];[$HTML.$B$3];[.H52];[$HTML.$C$3];[.J52];[$HTML.$D$3];[.N52];[$HTML.$E$3];[.B52];[$HTML.$F$3];[.D52];[$HTML.$G$3];[.B52];[$HTML.$H$3];[.B52];[$HTML.$I$3];[.B52];[$HTML.$J$3];[.B52];[$HTML.$K$3];[.B52];[$HTML.$L$3];[.B52];[$HTML.$M$3];[.B52];[$HTML.$N$3];[.B52];[$HTML.$O$3])" office:value-type="string" office:string-value="&lt;tr data-expansion=&quot;15&quot; data-type=&quot;1&quot; data-color=&quot;2&quot; data-term=&quot;2&quot;&gt;&lt;td&gt;1-12&lt;/td&gt;&lt;td&gt;藤原頼通&lt;/td&gt;&lt;td&gt;&lt;div class=&quot;input-group&quot;&gt;&lt;button type=&quot;button&quot; class=&quot;btn btn-outline-secondary btn-number&quot; data-type=&quot;minus&quot; data-deck=&quot;main&quot; data-id=&quot;1-12&quot; disabled&gt;-&lt;/button&gt;&lt;input type=&quot;text&quot; class=&quot;form-control input-number&quot; name=&quot;table-main-1-12-num-copies&quot; data-deck=&quot;main&quot; data-id=&quot;1-12&quot; value=&quot;0&quot; min=&quot;0&quot; readonly /&gt;&lt;button type=&quot;button&quot; class=&quot;btn btn-outline-secondary btn-number&quot; data-type=&quot;plus&quot; data-deck=&quot;main&quot; data-id=&quot;1-12&quot;&gt;+&lt;/button&gt;&lt;/div&gt;&lt;/td&gt;&lt;td&gt;&lt;div class=&quot;input-group&quot;&gt;&lt;button type=&quot;button&quot; class=&quot;btn btn-outline-secondary btn-number&quot; data-type=&quot;minus&quot; data-deck=&quot;side&quot; data-id=&quot;1-12&quot; disabled&gt;-&lt;/button&gt;&lt;input type=&quot;text&quot; class=&quot;form-control input-number&quot; name=&quot;table-side-1-12-num-copies&quot; data-deck=&quot;side&quot; data-id=&quot;1-12&quot; value=&quot;0&quot; min=&quot;0&quot; readonly /&gt;&lt;button type=&quot;button&quot; class=&quot;btn btn-outline-secondary btn-number&quot; data-type=&quot;plus&quot; data-deck=&quot;side&quot; data-id=&quot;1-12&quot;&gt;+&lt;/button&gt;&lt;/div&gt;&lt;/td&gt;&lt;/tr&gt;" calcext:value-type="string">
            <text:p>&lt;tr data-expansion="15" data-type="1" data-color="2" data-term="2"&gt;&lt;td&gt;1-12&lt;/td&gt;&lt;td&gt;藤原頼通&lt;/td&gt;&lt;td&gt;&lt;div class="input-group"&gt;&lt;button type="button" class="btn btn-outline-secondary btn-number" data-type="minus" data-deck="main" data-id="1-12" disabled&gt;-&lt;/button&gt;&lt;input type="text" class="form-control input-number" name="table-main-1-12-num-copies" data-deck="main" data-id="1-12" value="0" min="0" readonly /&gt;&lt;button type="button" class="btn btn-outline-secondary btn-number" data-type="plus" data-deck="main" data-id="1-12"&gt;+&lt;/button&gt;&lt;/div&gt;&lt;/td&gt;&lt;td&gt;&lt;div class="input-group"&gt;&lt;button type="button" class="btn btn-outline-secondary btn-number" data-type="minus" data-deck="side" data-id="1-12" disabled&gt;-&lt;/button&gt;&lt;input type="text" class="form-control input-number" name="table-side-1-12-num-copies" data-deck="side" data-id="1-12" value="0" min="0" readonly /&gt;&lt;button type="button" class="btn btn-outline-secondary btn-number" data-type="plus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O53];[$HTML.$C$1];[.$B53];[$HTML.$D$1];[.$B53];[$HTML.$E$1];[.$B53];[$HTML.$F$1];[.$B53];[$HTML.$G$1])" office:value-type="string" office:string-value="&lt;div class=&quot;container-card position-relative me-2 mb-2&quot; id=&quot;main-1-13&quot;&gt;&lt;img class=&quot;d-block&quot; width=&quot;80&quot; height=&quot;112&quot; src=&quot;https://one-draw.jp/ijinden/cardlist/001/card/01_013.png&quot; /&gt;&lt;div class=&quot;container-num-copies position-absolute bottom-0 start-0 px-1&quot; id=&quot;main-1-13-num-copies&quot;&gt;0&lt;/div&gt;&lt;button type=&quot;button&quot; class=&quot;btn btn-secondary btn-number btn-sm btn-pop position-absolute top-0 start-0&quot; data-type=&quot;minus&quot; data-deck=&quot;main&quot; data-id=&quot;1-13&quot;&gt;-&lt;/button&gt;&lt;button type=&quot;button&quot; class=&quot;btn btn-secondary btn-number btn-sm btn-push position-absolute top-0 end-0&quot; data-type=&quot;plus&quot; data-deck=&quot;main&quot; data-id=&quot;1-13&quot;&gt;+&lt;/button&gt;&lt;button type=&quot;button&quot; class=&quot;btn btn-secondary btn-number btn-sm btn-drop position-absolute bottom-0 end-0&quot; data-type=&quot;drop&quot; data-id=&quot;1-13&quot;&gt;v&lt;/button&gt;&lt;/div&gt;" calcext:value-type="string">
            <text:p>&lt;div class="container-card position-relative me-2 mb-2" id="main-1-13"&gt;&lt;img class="d-block" width="80" height="112" src="https://one-draw.jp/ijinden/cardlist/001/card/01_013.png" /&gt;&lt;div class="container-num-copies position-absolute bottom-0 start-0 px-1" id="main-1-13-num-copies"&gt;0&lt;/div&gt;&lt;button type="button" class="btn btn-secondary btn-number btn-sm btn-pop position-absolute top-0 start-0" data-type="minus" data-deck="main" data-id="1-13"&gt;-&lt;/button&gt;&lt;button type="button" class="btn btn-secondary btn-number btn-sm btn-push position-absolute top-0 end-0" data-type="plus" data-deck="main" data-id="1-13"&gt;+&lt;/button&gt;&lt;button type="button" class="btn btn-secondary btn-number btn-sm btn-drop position-absolute bottom-0 end-0" data-type="drop" data-id="1-13"&gt;v&lt;/button&gt;&lt;/div&gt;</text:p>
          </table:table-cell>
          <table:table-cell table:formula="of:=CONCATENATE([$HTML.$A$2];[.$B53];[$HTML.$B$2];[.$O53];[$HTML.$C$2];[.$B53];[$HTML.$D$2];[.$B53];[$HTML.$E$2];[.$B53];[$HTML.$F$2];[.$B53];[$HTML.$G$2])" office:value-type="string" office:string-value="&lt;div class=&quot;container-card position-relative me-2 mb-2&quot; id=&quot;side-1-13&quot;&gt;&lt;img class=&quot;d-block&quot; width=&quot;80&quot; height=&quot;112&quot; src=&quot;https://one-draw.jp/ijinden/cardlist/001/card/01_013.png&quot; /&gt;&lt;div class=&quot;container-num-copies position-absolute bottom-0 start-0 px-1&quot; id=&quot;side-1-13-num-copies&quot;&gt;0&lt;/div&gt;&lt;button type=&quot;button&quot; class=&quot;btn btn-secondary btn-number btn-sm btn-pop position-absolute top-0 start-0&quot; data-type=&quot;minus&quot; data-deck=&quot;side&quot; data-id=&quot;1-13&quot;&gt;-&lt;/button&gt;&lt;button type=&quot;button&quot; class=&quot;btn btn-secondary btn-number btn-sm btn-push position-absolute top-0 end-0&quot; data-type=&quot;plus&quot; data-deck=&quot;side&quot; data-id=&quot;1-13&quot;&gt;+&lt;/button&gt;&lt;button type=&quot;button&quot; class=&quot;btn btn-secondary btn-number btn-sm btn-raise position-absolute bottom-0 end-0&quot; data-type=&quot;raise&quot; data-id=&quot;1-13&quot;&gt;^&lt;/button&gt;&lt;/div&gt;" calcext:value-type="string">
            <text:p>&lt;div class="container-card position-relative me-2 mb-2" id="side-1-13"&gt;&lt;img class="d-block" width="80" height="112" src="https://one-draw.jp/ijinden/cardlist/001/card/01_013.png" /&gt;&lt;div class="container-num-copies position-absolute bottom-0 start-0 px-1" id="side-1-13-num-copies"&gt;0&lt;/div&gt;&lt;button type="button" class="btn btn-secondary btn-number btn-sm btn-pop position-absolute top-0 start-0" data-type="minus" data-deck="side" data-id="1-13"&gt;-&lt;/button&gt;&lt;button type="button" class="btn btn-secondary btn-number btn-sm btn-push position-absolute top-0 end-0" data-type="plus" data-deck="side" data-id="1-13"&gt;+&lt;/button&gt;&lt;button type="button" class="btn btn-secondary btn-number btn-sm btn-raise position-absolute bottom-0 end-0" data-type="raise" data-id="1-13"&gt;^&lt;/button&gt;&lt;/div&gt;</text:p>
          </table:table-cell>
          <table:table-cell table:formula="of:=CONCATENATE([$HTML.$A$3];[.F53];[$HTML.$B$3];[.H53];[$HTML.$C$3];[.J53];[$HTML.$D$3];[.N53];[$HTML.$E$3];[.B53];[$HTML.$F$3];[.D53];[$HTML.$G$3];[.B53];[$HTML.$H$3];[.B53];[$HTML.$I$3];[.B53];[$HTML.$J$3];[.B53];[$HTML.$K$3];[.B53];[$HTML.$L$3];[.B53];[$HTML.$M$3];[.B53];[$HTML.$N$3];[.B53];[$HTML.$O$3])" office:value-type="string" office:string-value="&lt;tr data-expansion=&quot;15&quot; data-type=&quot;1&quot; data-color=&quot;2&quot; data-term=&quot;0&quot;&gt;&lt;td&gt;1-13&lt;/td&gt;&lt;td&gt;北条政子&lt;/td&gt;&lt;td&gt;&lt;div class=&quot;input-group&quot;&gt;&lt;button type=&quot;button&quot; class=&quot;btn btn-outline-secondary btn-number&quot; data-type=&quot;minus&quot; data-deck=&quot;main&quot; data-id=&quot;1-13&quot; disabled&gt;-&lt;/button&gt;&lt;input type=&quot;text&quot; class=&quot;form-control input-number&quot; name=&quot;table-main-1-13-num-copies&quot; data-deck=&quot;main&quot; data-id=&quot;1-13&quot; value=&quot;0&quot; min=&quot;0&quot; readonly /&gt;&lt;button type=&quot;button&quot; class=&quot;btn btn-outline-secondary btn-number&quot; data-type=&quot;plus&quot; data-deck=&quot;main&quot; data-id=&quot;1-13&quot;&gt;+&lt;/button&gt;&lt;/div&gt;&lt;/td&gt;&lt;td&gt;&lt;div class=&quot;input-group&quot;&gt;&lt;button type=&quot;button&quot; class=&quot;btn btn-outline-secondary btn-number&quot; data-type=&quot;minus&quot; data-deck=&quot;side&quot; data-id=&quot;1-13&quot; disabled&gt;-&lt;/button&gt;&lt;input type=&quot;text&quot; class=&quot;form-control input-number&quot; name=&quot;table-side-1-13-num-copies&quot; data-deck=&quot;side&quot; data-id=&quot;1-13&quot; value=&quot;0&quot; min=&quot;0&quot; readonly /&gt;&lt;button type=&quot;button&quot; class=&quot;btn btn-outline-secondary btn-number&quot; data-type=&quot;plus&quot; data-deck=&quot;side&quot; data-id=&quot;1-13&quot;&gt;+&lt;/button&gt;&lt;/div&gt;&lt;/td&gt;&lt;/tr&gt;" calcext:value-type="string">
            <text:p>&lt;tr data-expansion="15" data-type="1" data-color="2" data-term="0"&gt;&lt;td&gt;1-13&lt;/td&gt;&lt;td&gt;北条政子&lt;/td&gt;&lt;td&gt;&lt;div class="input-group"&gt;&lt;button type="button" class="btn btn-outline-secondary btn-number" data-type="minus" data-deck="main" data-id="1-13" disabled&gt;-&lt;/button&gt;&lt;input type="text" class="form-control input-number" name="table-main-1-13-num-copies" data-deck="main" data-id="1-13" value="0" min="0" readonly /&gt;&lt;button type="button" class="btn btn-outline-secondary btn-number" data-type="plus" data-deck="main" data-id="1-13"&gt;+&lt;/button&gt;&lt;/div&gt;&lt;/td&gt;&lt;td&gt;&lt;div class="input-group"&gt;&lt;button type="button" class="btn btn-outline-secondary btn-number" data-type="minus" data-deck="side" data-id="1-13" disabled&gt;-&lt;/button&gt;&lt;input type="text" class="form-control input-number" name="table-side-1-13-num-copies" data-deck="side" data-id="1-13" value="0" min="0" readonly /&gt;&lt;button type="button" class="btn btn-outline-secondary btn-number" data-type="plus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O54];[$HTML.$C$1];[.$B54];[$HTML.$D$1];[.$B54];[$HTML.$E$1];[.$B54];[$HTML.$F$1];[.$B54];[$HTML.$G$1])" office:value-type="string" office:string-value="&lt;div class=&quot;container-card position-relative me-2 mb-2&quot; id=&quot;main-1-14&quot;&gt;&lt;img class=&quot;d-block&quot; width=&quot;80&quot; height=&quot;112&quot; src=&quot;https://one-draw.jp/ijinden/cardlist/001/card/01_014.png&quot; /&gt;&lt;div class=&quot;container-num-copies position-absolute bottom-0 start-0 px-1&quot; id=&quot;main-1-14-num-copies&quot;&gt;0&lt;/div&gt;&lt;button type=&quot;button&quot; class=&quot;btn btn-secondary btn-number btn-sm btn-pop position-absolute top-0 start-0&quot; data-type=&quot;minus&quot; data-deck=&quot;main&quot; data-id=&quot;1-14&quot;&gt;-&lt;/button&gt;&lt;button type=&quot;button&quot; class=&quot;btn btn-secondary btn-number btn-sm btn-push position-absolute top-0 end-0&quot; data-type=&quot;plus&quot; data-deck=&quot;main&quot; data-id=&quot;1-14&quot;&gt;+&lt;/button&gt;&lt;button type=&quot;button&quot; class=&quot;btn btn-secondary btn-number btn-sm btn-drop position-absolute bottom-0 end-0&quot; data-type=&quot;drop&quot; data-id=&quot;1-14&quot;&gt;v&lt;/button&gt;&lt;/div&gt;" calcext:value-type="string">
            <text:p>&lt;div class="container-card position-relative me-2 mb-2" id="main-1-14"&gt;&lt;img class="d-block" width="80" height="112" src="https://one-draw.jp/ijinden/cardlist/001/card/01_014.png" /&gt;&lt;div class="container-num-copies position-absolute bottom-0 start-0 px-1" id="main-1-14-num-copies"&gt;0&lt;/div&gt;&lt;button type="button" class="btn btn-secondary btn-number btn-sm btn-pop position-absolute top-0 start-0" data-type="minus" data-deck="main" data-id="1-14"&gt;-&lt;/button&gt;&lt;button type="button" class="btn btn-secondary btn-number btn-sm btn-push position-absolute top-0 end-0" data-type="plus" data-deck="main" data-id="1-14"&gt;+&lt;/button&gt;&lt;button type="button" class="btn btn-secondary btn-number btn-sm btn-drop position-absolute bottom-0 end-0" data-type="drop" data-id="1-14"&gt;v&lt;/button&gt;&lt;/div&gt;</text:p>
          </table:table-cell>
          <table:table-cell table:formula="of:=CONCATENATE([$HTML.$A$2];[.$B54];[$HTML.$B$2];[.$O54];[$HTML.$C$2];[.$B54];[$HTML.$D$2];[.$B54];[$HTML.$E$2];[.$B54];[$HTML.$F$2];[.$B54];[$HTML.$G$2])" office:value-type="string" office:string-value="&lt;div class=&quot;container-card position-relative me-2 mb-2&quot; id=&quot;side-1-14&quot;&gt;&lt;img class=&quot;d-block&quot; width=&quot;80&quot; height=&quot;112&quot; src=&quot;https://one-draw.jp/ijinden/cardlist/001/card/01_014.png&quot; /&gt;&lt;div class=&quot;container-num-copies position-absolute bottom-0 start-0 px-1&quot; id=&quot;side-1-14-num-copies&quot;&gt;0&lt;/div&gt;&lt;button type=&quot;button&quot; class=&quot;btn btn-secondary btn-number btn-sm btn-pop position-absolute top-0 start-0&quot; data-type=&quot;minus&quot; data-deck=&quot;side&quot; data-id=&quot;1-14&quot;&gt;-&lt;/button&gt;&lt;button type=&quot;button&quot; class=&quot;btn btn-secondary btn-number btn-sm btn-push position-absolute top-0 end-0&quot; data-type=&quot;plus&quot; data-deck=&quot;side&quot; data-id=&quot;1-14&quot;&gt;+&lt;/button&gt;&lt;button type=&quot;button&quot; class=&quot;btn btn-secondary btn-number btn-sm btn-raise position-absolute bottom-0 end-0&quot; data-type=&quot;raise&quot; data-id=&quot;1-14&quot;&gt;^&lt;/button&gt;&lt;/div&gt;" calcext:value-type="string">
            <text:p>&lt;div class="container-card position-relative me-2 mb-2" id="side-1-14"&gt;&lt;img class="d-block" width="80" height="112" src="https://one-draw.jp/ijinden/cardlist/001/card/01_014.png" /&gt;&lt;div class="container-num-copies position-absolute bottom-0 start-0 px-1" id="side-1-14-num-copies"&gt;0&lt;/div&gt;&lt;button type="button" class="btn btn-secondary btn-number btn-sm btn-pop position-absolute top-0 start-0" data-type="minus" data-deck="side" data-id="1-14"&gt;-&lt;/button&gt;&lt;button type="button" class="btn btn-secondary btn-number btn-sm btn-push position-absolute top-0 end-0" data-type="plus" data-deck="side" data-id="1-14"&gt;+&lt;/button&gt;&lt;button type="button" class="btn btn-secondary btn-number btn-sm btn-raise position-absolute bottom-0 end-0" data-type="raise" data-id="1-14"&gt;^&lt;/button&gt;&lt;/div&gt;</text:p>
          </table:table-cell>
          <table:table-cell table:formula="of:=CONCATENATE([$HTML.$A$3];[.F54];[$HTML.$B$3];[.H54];[$HTML.$C$3];[.J54];[$HTML.$D$3];[.N54];[$HTML.$E$3];[.B54];[$HTML.$F$3];[.D54];[$HTML.$G$3];[.B54];[$HTML.$H$3];[.B54];[$HTML.$I$3];[.B54];[$HTML.$J$3];[.B54];[$HTML.$K$3];[.B54];[$HTML.$L$3];[.B54];[$HTML.$M$3];[.B54];[$HTML.$N$3];[.B54];[$HTML.$O$3])" office:value-type="string" office:string-value="&lt;tr data-expansion=&quot;15&quot; data-type=&quot;1&quot; data-color=&quot;2&quot; data-term=&quot;0&quot;&gt;&lt;td&gt;1-14&lt;/td&gt;&lt;td&gt;ジョージ・アームストロング・カスター&lt;/td&gt;&lt;td&gt;&lt;div class=&quot;input-group&quot;&gt;&lt;button type=&quot;button&quot; class=&quot;btn btn-outline-secondary btn-number&quot; data-type=&quot;minus&quot; data-deck=&quot;main&quot; data-id=&quot;1-14&quot; disabled&gt;-&lt;/button&gt;&lt;input type=&quot;text&quot; class=&quot;form-control input-number&quot; name=&quot;table-main-1-14-num-copies&quot; data-deck=&quot;main&quot; data-id=&quot;1-14&quot; value=&quot;0&quot; min=&quot;0&quot; readonly /&gt;&lt;button type=&quot;button&quot; class=&quot;btn btn-outline-secondary btn-number&quot; data-type=&quot;plus&quot; data-deck=&quot;main&quot; data-id=&quot;1-14&quot;&gt;+&lt;/button&gt;&lt;/div&gt;&lt;/td&gt;&lt;td&gt;&lt;div class=&quot;input-group&quot;&gt;&lt;button type=&quot;button&quot; class=&quot;btn btn-outline-secondary btn-number&quot; data-type=&quot;minus&quot; data-deck=&quot;side&quot; data-id=&quot;1-14&quot; disabled&gt;-&lt;/button&gt;&lt;input type=&quot;text&quot; class=&quot;form-control input-number&quot; name=&quot;table-side-1-14-num-copies&quot; data-deck=&quot;side&quot; data-id=&quot;1-14&quot; value=&quot;0&quot; min=&quot;0&quot; readonly /&gt;&lt;button type=&quot;button&quot; class=&quot;btn btn-outline-secondary btn-number&quot; data-type=&quot;plus&quot; data-deck=&quot;side&quot; data-id=&quot;1-14&quot;&gt;+&lt;/button&gt;&lt;/div&gt;&lt;/td&gt;&lt;/tr&gt;" calcext:value-type="string">
            <text:p>&lt;tr data-expansion="15" data-type="1" data-color="2" data-term="0"&gt;&lt;td&gt;1-14&lt;/td&gt;&lt;td&gt;ジョージ・アームストロング・カスター&lt;/td&gt;&lt;td&gt;&lt;div class="input-group"&gt;&lt;button type="button" class="btn btn-outline-secondary btn-number" data-type="minus" data-deck="main" data-id="1-14" disabled&gt;-&lt;/button&gt;&lt;input type="text" class="form-control input-number" name="table-main-1-14-num-copies" data-deck="main" data-id="1-14" value="0" min="0" readonly /&gt;&lt;button type="button" class="btn btn-outline-secondary btn-number" data-type="plus" data-deck="main" data-id="1-14"&gt;+&lt;/button&gt;&lt;/div&gt;&lt;/td&gt;&lt;td&gt;&lt;div class="input-group"&gt;&lt;button type="button" class="btn btn-outline-secondary btn-number" data-type="minus" data-deck="side" data-id="1-14" disabled&gt;-&lt;/button&gt;&lt;input type="text" class="form-control input-number" name="table-side-1-14-num-copies" data-deck="side" data-id="1-14" value="0" min="0" readonly /&gt;&lt;button type="button" class="btn btn-outline-secondary btn-number" data-type="plus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O55];[$HTML.$C$1];[.$B55];[$HTML.$D$1];[.$B55];[$HTML.$E$1];[.$B55];[$HTML.$F$1];[.$B55];[$HTML.$G$1])" office:value-type="string" office:string-value="&lt;div class=&quot;container-card position-relative me-2 mb-2&quot; id=&quot;main-1-15&quot;&gt;&lt;img class=&quot;d-block&quot; width=&quot;80&quot; height=&quot;112&quot; src=&quot;https://one-draw.jp/ijinden/cardlist/001/card/01_015.png&quot; /&gt;&lt;div class=&quot;container-num-copies position-absolute bottom-0 start-0 px-1&quot; id=&quot;main-1-15-num-copies&quot;&gt;0&lt;/div&gt;&lt;button type=&quot;button&quot; class=&quot;btn btn-secondary btn-number btn-sm btn-pop position-absolute top-0 start-0&quot; data-type=&quot;minus&quot; data-deck=&quot;main&quot; data-id=&quot;1-15&quot;&gt;-&lt;/button&gt;&lt;button type=&quot;button&quot; class=&quot;btn btn-secondary btn-number btn-sm btn-push position-absolute top-0 end-0&quot; data-type=&quot;plus&quot; data-deck=&quot;main&quot; data-id=&quot;1-15&quot;&gt;+&lt;/button&gt;&lt;button type=&quot;button&quot; class=&quot;btn btn-secondary btn-number btn-sm btn-drop position-absolute bottom-0 end-0&quot; data-type=&quot;drop&quot; data-id=&quot;1-15&quot;&gt;v&lt;/button&gt;&lt;/div&gt;" calcext:value-type="string">
            <text:p>&lt;div class="container-card position-relative me-2 mb-2" id="main-1-15"&gt;&lt;img class="d-block" width="80" height="112" src="https://one-draw.jp/ijinden/cardlist/001/card/01_015.png" /&gt;&lt;div class="container-num-copies position-absolute bottom-0 start-0 px-1" id="main-1-15-num-copies"&gt;0&lt;/div&gt;&lt;button type="button" class="btn btn-secondary btn-number btn-sm btn-pop position-absolute top-0 start-0" data-type="minus" data-deck="main" data-id="1-15"&gt;-&lt;/button&gt;&lt;button type="button" class="btn btn-secondary btn-number btn-sm btn-push position-absolute top-0 end-0" data-type="plus" data-deck="main" data-id="1-15"&gt;+&lt;/button&gt;&lt;button type="button" class="btn btn-secondary btn-number btn-sm btn-drop position-absolute bottom-0 end-0" data-type="drop" data-id="1-15"&gt;v&lt;/button&gt;&lt;/div&gt;</text:p>
          </table:table-cell>
          <table:table-cell table:formula="of:=CONCATENATE([$HTML.$A$2];[.$B55];[$HTML.$B$2];[.$O55];[$HTML.$C$2];[.$B55];[$HTML.$D$2];[.$B55];[$HTML.$E$2];[.$B55];[$HTML.$F$2];[.$B55];[$HTML.$G$2])" office:value-type="string" office:string-value="&lt;div class=&quot;container-card position-relative me-2 mb-2&quot; id=&quot;side-1-15&quot;&gt;&lt;img class=&quot;d-block&quot; width=&quot;80&quot; height=&quot;112&quot; src=&quot;https://one-draw.jp/ijinden/cardlist/001/card/01_015.png&quot; /&gt;&lt;div class=&quot;container-num-copies position-absolute bottom-0 start-0 px-1&quot; id=&quot;side-1-15-num-copies&quot;&gt;0&lt;/div&gt;&lt;button type=&quot;button&quot; class=&quot;btn btn-secondary btn-number btn-sm btn-pop position-absolute top-0 start-0&quot; data-type=&quot;minus&quot; data-deck=&quot;side&quot; data-id=&quot;1-15&quot;&gt;-&lt;/button&gt;&lt;button type=&quot;button&quot; class=&quot;btn btn-secondary btn-number btn-sm btn-push position-absolute top-0 end-0&quot; data-type=&quot;plus&quot; data-deck=&quot;side&quot; data-id=&quot;1-15&quot;&gt;+&lt;/button&gt;&lt;button type=&quot;button&quot; class=&quot;btn btn-secondary btn-number btn-sm btn-raise position-absolute bottom-0 end-0&quot; data-type=&quot;raise&quot; data-id=&quot;1-15&quot;&gt;^&lt;/button&gt;&lt;/div&gt;" calcext:value-type="string">
            <text:p>&lt;div class="container-card position-relative me-2 mb-2" id="side-1-15"&gt;&lt;img class="d-block" width="80" height="112" src="https://one-draw.jp/ijinden/cardlist/001/card/01_015.png" /&gt;&lt;div class="container-num-copies position-absolute bottom-0 start-0 px-1" id="side-1-15-num-copies"&gt;0&lt;/div&gt;&lt;button type="button" class="btn btn-secondary btn-number btn-sm btn-pop position-absolute top-0 start-0" data-type="minus" data-deck="side" data-id="1-15"&gt;-&lt;/button&gt;&lt;button type="button" class="btn btn-secondary btn-number btn-sm btn-push position-absolute top-0 end-0" data-type="plus" data-deck="side" data-id="1-15"&gt;+&lt;/button&gt;&lt;button type="button" class="btn btn-secondary btn-number btn-sm btn-raise position-absolute bottom-0 end-0" data-type="raise" data-id="1-15"&gt;^&lt;/button&gt;&lt;/div&gt;</text:p>
          </table:table-cell>
          <table:table-cell table:formula="of:=CONCATENATE([$HTML.$A$3];[.F55];[$HTML.$B$3];[.H55];[$HTML.$C$3];[.J55];[$HTML.$D$3];[.N55];[$HTML.$E$3];[.B55];[$HTML.$F$3];[.D55];[$HTML.$G$3];[.B55];[$HTML.$H$3];[.B55];[$HTML.$I$3];[.B55];[$HTML.$J$3];[.B55];[$HTML.$K$3];[.B55];[$HTML.$L$3];[.B55];[$HTML.$M$3];[.B55];[$HTML.$N$3];[.B55];[$HTML.$O$3])" office:value-type="string" office:string-value="&lt;tr data-expansion=&quot;15&quot; data-type=&quot;1&quot; data-color=&quot;2&quot; data-term=&quot;0&quot;&gt;&lt;td&gt;1-15&lt;/td&gt;&lt;td&gt;中臣鎌足&lt;/td&gt;&lt;td&gt;&lt;div class=&quot;input-group&quot;&gt;&lt;button type=&quot;button&quot; class=&quot;btn btn-outline-secondary btn-number&quot; data-type=&quot;minus&quot; data-deck=&quot;main&quot; data-id=&quot;1-15&quot; disabled&gt;-&lt;/button&gt;&lt;input type=&quot;text&quot; class=&quot;form-control input-number&quot; name=&quot;table-main-1-15-num-copies&quot; data-deck=&quot;main&quot; data-id=&quot;1-15&quot; value=&quot;0&quot; min=&quot;0&quot; readonly /&gt;&lt;button type=&quot;button&quot; class=&quot;btn btn-outline-secondary btn-number&quot; data-type=&quot;plus&quot; data-deck=&quot;main&quot; data-id=&quot;1-15&quot;&gt;+&lt;/button&gt;&lt;/div&gt;&lt;/td&gt;&lt;td&gt;&lt;div class=&quot;input-group&quot;&gt;&lt;button type=&quot;button&quot; class=&quot;btn btn-outline-secondary btn-number&quot; data-type=&quot;minus&quot; data-deck=&quot;side&quot; data-id=&quot;1-15&quot; disabled&gt;-&lt;/button&gt;&lt;input type=&quot;text&quot; class=&quot;form-control input-number&quot; name=&quot;table-side-1-15-num-copies&quot; data-deck=&quot;side&quot; data-id=&quot;1-15&quot; value=&quot;0&quot; min=&quot;0&quot; readonly /&gt;&lt;button type=&quot;button&quot; class=&quot;btn btn-outline-secondary btn-number&quot; data-type=&quot;plus&quot; data-deck=&quot;side&quot; data-id=&quot;1-15&quot;&gt;+&lt;/button&gt;&lt;/div&gt;&lt;/td&gt;&lt;/tr&gt;" calcext:value-type="string">
            <text:p>&lt;tr data-expansion="15" data-type="1" data-color="2" data-term="0"&gt;&lt;td&gt;1-15&lt;/td&gt;&lt;td&gt;中臣鎌足&lt;/td&gt;&lt;td&gt;&lt;div class="input-group"&gt;&lt;button type="button" class="btn btn-outline-secondary btn-number" data-type="minus" data-deck="main" data-id="1-15" disabled&gt;-&lt;/button&gt;&lt;input type="text" class="form-control input-number" name="table-main-1-15-num-copies" data-deck="main" data-id="1-15" value="0" min="0" readonly /&gt;&lt;button type="button" class="btn btn-outline-secondary btn-number" data-type="plus" data-deck="main" data-id="1-15"&gt;+&lt;/button&gt;&lt;/div&gt;&lt;/td&gt;&lt;td&gt;&lt;div class="input-group"&gt;&lt;button type="button" class="btn btn-outline-secondary btn-number" data-type="minus" data-deck="side" data-id="1-15" disabled&gt;-&lt;/button&gt;&lt;input type="text" class="form-control input-number" name="table-side-1-15-num-copies" data-deck="side" data-id="1-15" value="0" min="0" readonly /&gt;&lt;button type="button" class="btn btn-outline-secondary btn-number" data-type="plus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O56];[$HTML.$C$1];[.$B56];[$HTML.$D$1];[.$B56];[$HTML.$E$1];[.$B56];[$HTML.$F$1];[.$B56];[$HTML.$G$1])" office:value-type="string" office:string-value="&lt;div class=&quot;container-card position-relative me-2 mb-2&quot; id=&quot;main-1-16&quot;&gt;&lt;img class=&quot;d-block&quot; width=&quot;80&quot; height=&quot;112&quot; src=&quot;https://one-draw.jp/ijinden/cardlist/001/card/01_016.png&quot; /&gt;&lt;div class=&quot;container-num-copies position-absolute bottom-0 start-0 px-1&quot; id=&quot;main-1-16-num-copies&quot;&gt;0&lt;/div&gt;&lt;button type=&quot;button&quot; class=&quot;btn btn-secondary btn-number btn-sm btn-pop position-absolute top-0 start-0&quot; data-type=&quot;minus&quot; data-deck=&quot;main&quot; data-id=&quot;1-16&quot;&gt;-&lt;/button&gt;&lt;button type=&quot;button&quot; class=&quot;btn btn-secondary btn-number btn-sm btn-push position-absolute top-0 end-0&quot; data-type=&quot;plus&quot; data-deck=&quot;main&quot; data-id=&quot;1-16&quot;&gt;+&lt;/button&gt;&lt;button type=&quot;button&quot; class=&quot;btn btn-secondary btn-number btn-sm btn-drop position-absolute bottom-0 end-0&quot; data-type=&quot;drop&quot; data-id=&quot;1-16&quot;&gt;v&lt;/button&gt;&lt;/div&gt;" calcext:value-type="string">
            <text:p>&lt;div class="container-card position-relative me-2 mb-2" id="main-1-16"&gt;&lt;img class="d-block" width="80" height="112" src="https://one-draw.jp/ijinden/cardlist/001/card/01_016.png" /&gt;&lt;div class="container-num-copies position-absolute bottom-0 start-0 px-1" id="main-1-16-num-copies"&gt;0&lt;/div&gt;&lt;button type="button" class="btn btn-secondary btn-number btn-sm btn-pop position-absolute top-0 start-0" data-type="minus" data-deck="main" data-id="1-16"&gt;-&lt;/button&gt;&lt;button type="button" class="btn btn-secondary btn-number btn-sm btn-push position-absolute top-0 end-0" data-type="plus" data-deck="main" data-id="1-16"&gt;+&lt;/button&gt;&lt;button type="button" class="btn btn-secondary btn-number btn-sm btn-drop position-absolute bottom-0 end-0" data-type="drop" data-id="1-16"&gt;v&lt;/button&gt;&lt;/div&gt;</text:p>
          </table:table-cell>
          <table:table-cell table:formula="of:=CONCATENATE([$HTML.$A$2];[.$B56];[$HTML.$B$2];[.$O56];[$HTML.$C$2];[.$B56];[$HTML.$D$2];[.$B56];[$HTML.$E$2];[.$B56];[$HTML.$F$2];[.$B56];[$HTML.$G$2])" office:value-type="string" office:string-value="&lt;div class=&quot;container-card position-relative me-2 mb-2&quot; id=&quot;side-1-16&quot;&gt;&lt;img class=&quot;d-block&quot; width=&quot;80&quot; height=&quot;112&quot; src=&quot;https://one-draw.jp/ijinden/cardlist/001/card/01_016.png&quot; /&gt;&lt;div class=&quot;container-num-copies position-absolute bottom-0 start-0 px-1&quot; id=&quot;side-1-16-num-copies&quot;&gt;0&lt;/div&gt;&lt;button type=&quot;button&quot; class=&quot;btn btn-secondary btn-number btn-sm btn-pop position-absolute top-0 start-0&quot; data-type=&quot;minus&quot; data-deck=&quot;side&quot; data-id=&quot;1-16&quot;&gt;-&lt;/button&gt;&lt;button type=&quot;button&quot; class=&quot;btn btn-secondary btn-number btn-sm btn-push position-absolute top-0 end-0&quot; data-type=&quot;plus&quot; data-deck=&quot;side&quot; data-id=&quot;1-16&quot;&gt;+&lt;/button&gt;&lt;button type=&quot;button&quot; class=&quot;btn btn-secondary btn-number btn-sm btn-raise position-absolute bottom-0 end-0&quot; data-type=&quot;raise&quot; data-id=&quot;1-16&quot;&gt;^&lt;/button&gt;&lt;/div&gt;" calcext:value-type="string">
            <text:p>&lt;div class="container-card position-relative me-2 mb-2" id="side-1-16"&gt;&lt;img class="d-block" width="80" height="112" src="https://one-draw.jp/ijinden/cardlist/001/card/01_016.png" /&gt;&lt;div class="container-num-copies position-absolute bottom-0 start-0 px-1" id="side-1-16-num-copies"&gt;0&lt;/div&gt;&lt;button type="button" class="btn btn-secondary btn-number btn-sm btn-pop position-absolute top-0 start-0" data-type="minus" data-deck="side" data-id="1-16"&gt;-&lt;/button&gt;&lt;button type="button" class="btn btn-secondary btn-number btn-sm btn-push position-absolute top-0 end-0" data-type="plus" data-deck="side" data-id="1-16"&gt;+&lt;/button&gt;&lt;button type="button" class="btn btn-secondary btn-number btn-sm btn-raise position-absolute bottom-0 end-0" data-type="raise" data-id="1-16"&gt;^&lt;/button&gt;&lt;/div&gt;</text:p>
          </table:table-cell>
          <table:table-cell table:formula="of:=CONCATENATE([$HTML.$A$3];[.F56];[$HTML.$B$3];[.H56];[$HTML.$C$3];[.J56];[$HTML.$D$3];[.N56];[$HTML.$E$3];[.B56];[$HTML.$F$3];[.D56];[$HTML.$G$3];[.B56];[$HTML.$H$3];[.B56];[$HTML.$I$3];[.B56];[$HTML.$J$3];[.B56];[$HTML.$K$3];[.B56];[$HTML.$L$3];[.B56];[$HTML.$M$3];[.B56];[$HTML.$N$3];[.B56];[$HTML.$O$3])" office:value-type="string" office:string-value="&lt;tr data-expansion=&quot;15&quot; data-type=&quot;1&quot; data-color=&quot;2&quot; data-term=&quot;0&quot;&gt;&lt;td&gt;1-16&lt;/td&gt;&lt;td&gt;マルクス・アントニウス&lt;/td&gt;&lt;td&gt;&lt;div class=&quot;input-group&quot;&gt;&lt;button type=&quot;button&quot; class=&quot;btn btn-outline-secondary btn-number&quot; data-type=&quot;minus&quot; data-deck=&quot;main&quot; data-id=&quot;1-16&quot; disabled&gt;-&lt;/button&gt;&lt;input type=&quot;text&quot; class=&quot;form-control input-number&quot; name=&quot;table-main-1-16-num-copies&quot; data-deck=&quot;main&quot; data-id=&quot;1-16&quot; value=&quot;0&quot; min=&quot;0&quot; readonly /&gt;&lt;button type=&quot;button&quot; class=&quot;btn btn-outline-secondary btn-number&quot; data-type=&quot;plus&quot; data-deck=&quot;main&quot; data-id=&quot;1-16&quot;&gt;+&lt;/button&gt;&lt;/div&gt;&lt;/td&gt;&lt;td&gt;&lt;div class=&quot;input-group&quot;&gt;&lt;button type=&quot;button&quot; class=&quot;btn btn-outline-secondary btn-number&quot; data-type=&quot;minus&quot; data-deck=&quot;side&quot; data-id=&quot;1-16&quot; disabled&gt;-&lt;/button&gt;&lt;input type=&quot;text&quot; class=&quot;form-control input-number&quot; name=&quot;table-side-1-16-num-copies&quot; data-deck=&quot;side&quot; data-id=&quot;1-16&quot; value=&quot;0&quot; min=&quot;0&quot; readonly /&gt;&lt;button type=&quot;button&quot; class=&quot;btn btn-outline-secondary btn-number&quot; data-type=&quot;plus&quot; data-deck=&quot;side&quot; data-id=&quot;1-16&quot;&gt;+&lt;/button&gt;&lt;/div&gt;&lt;/td&gt;&lt;/tr&gt;" calcext:value-type="string">
            <text:p>&lt;tr data-expansion="15" data-type="1" data-color="2" data-term="0"&gt;&lt;td&gt;1-16&lt;/td&gt;&lt;td&gt;マルクス・アントニウス&lt;/td&gt;&lt;td&gt;&lt;div class="input-group"&gt;&lt;button type="button" class="btn btn-outline-secondary btn-number" data-type="minus" data-deck="main" data-id="1-16" disabled&gt;-&lt;/button&gt;&lt;input type="text" class="form-control input-number" name="table-main-1-16-num-copies" data-deck="main" data-id="1-16" value="0" min="0" readonly /&gt;&lt;button type="button" class="btn btn-outline-secondary btn-number" data-type="plus" data-deck="main" data-id="1-16"&gt;+&lt;/button&gt;&lt;/div&gt;&lt;/td&gt;&lt;td&gt;&lt;div class="input-group"&gt;&lt;button type="button" class="btn btn-outline-secondary btn-number" data-type="minus" data-deck="side" data-id="1-16" disabled&gt;-&lt;/button&gt;&lt;input type="text" class="form-control input-number" name="table-side-1-16-num-copies" data-deck="side" data-id="1-16" value="0" min="0" readonly /&gt;&lt;button type="button" class="btn btn-outline-secondary btn-number" data-type="plus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O57];[$HTML.$C$1];[.$B57];[$HTML.$D$1];[.$B57];[$HTML.$E$1];[.$B57];[$HTML.$F$1];[.$B57];[$HTML.$G$1])" office:value-type="string" office:string-value="&lt;div class=&quot;container-card position-relative me-2 mb-2&quot; id=&quot;main-1-17&quot;&gt;&lt;img class=&quot;d-block&quot; width=&quot;80&quot; height=&quot;112&quot; src=&quot;https://one-draw.jp/ijinden/cardlist/001/card/01_017.png&quot; /&gt;&lt;div class=&quot;container-num-copies position-absolute bottom-0 start-0 px-1&quot; id=&quot;main-1-17-num-copies&quot;&gt;0&lt;/div&gt;&lt;button type=&quot;button&quot; class=&quot;btn btn-secondary btn-number btn-sm btn-pop position-absolute top-0 start-0&quot; data-type=&quot;minus&quot; data-deck=&quot;main&quot; data-id=&quot;1-17&quot;&gt;-&lt;/button&gt;&lt;button type=&quot;button&quot; class=&quot;btn btn-secondary btn-number btn-sm btn-push position-absolute top-0 end-0&quot; data-type=&quot;plus&quot; data-deck=&quot;main&quot; data-id=&quot;1-17&quot;&gt;+&lt;/button&gt;&lt;button type=&quot;button&quot; class=&quot;btn btn-secondary btn-number btn-sm btn-drop position-absolute bottom-0 end-0&quot; data-type=&quot;drop&quot; data-id=&quot;1-17&quot;&gt;v&lt;/button&gt;&lt;/div&gt;" calcext:value-type="string">
            <text:p>&lt;div class="container-card position-relative me-2 mb-2" id="main-1-17"&gt;&lt;img class="d-block" width="80" height="112" src="https://one-draw.jp/ijinden/cardlist/001/card/01_017.png" /&gt;&lt;div class="container-num-copies position-absolute bottom-0 start-0 px-1" id="main-1-17-num-copies"&gt;0&lt;/div&gt;&lt;button type="button" class="btn btn-secondary btn-number btn-sm btn-pop position-absolute top-0 start-0" data-type="minus" data-deck="main" data-id="1-17"&gt;-&lt;/button&gt;&lt;button type="button" class="btn btn-secondary btn-number btn-sm btn-push position-absolute top-0 end-0" data-type="plus" data-deck="main" data-id="1-17"&gt;+&lt;/button&gt;&lt;button type="button" class="btn btn-secondary btn-number btn-sm btn-drop position-absolute bottom-0 end-0" data-type="drop" data-id="1-17"&gt;v&lt;/button&gt;&lt;/div&gt;</text:p>
          </table:table-cell>
          <table:table-cell table:formula="of:=CONCATENATE([$HTML.$A$2];[.$B57];[$HTML.$B$2];[.$O57];[$HTML.$C$2];[.$B57];[$HTML.$D$2];[.$B57];[$HTML.$E$2];[.$B57];[$HTML.$F$2];[.$B57];[$HTML.$G$2])" office:value-type="string" office:string-value="&lt;div class=&quot;container-card position-relative me-2 mb-2&quot; id=&quot;side-1-17&quot;&gt;&lt;img class=&quot;d-block&quot; width=&quot;80&quot; height=&quot;112&quot; src=&quot;https://one-draw.jp/ijinden/cardlist/001/card/01_017.png&quot; /&gt;&lt;div class=&quot;container-num-copies position-absolute bottom-0 start-0 px-1&quot; id=&quot;side-1-17-num-copies&quot;&gt;0&lt;/div&gt;&lt;button type=&quot;button&quot; class=&quot;btn btn-secondary btn-number btn-sm btn-pop position-absolute top-0 start-0&quot; data-type=&quot;minus&quot; data-deck=&quot;side&quot; data-id=&quot;1-17&quot;&gt;-&lt;/button&gt;&lt;button type=&quot;button&quot; class=&quot;btn btn-secondary btn-number btn-sm btn-push position-absolute top-0 end-0&quot; data-type=&quot;plus&quot; data-deck=&quot;side&quot; data-id=&quot;1-17&quot;&gt;+&lt;/button&gt;&lt;button type=&quot;button&quot; class=&quot;btn btn-secondary btn-number btn-sm btn-raise position-absolute bottom-0 end-0&quot; data-type=&quot;raise&quot; data-id=&quot;1-17&quot;&gt;^&lt;/button&gt;&lt;/div&gt;" calcext:value-type="string">
            <text:p>&lt;div class="container-card position-relative me-2 mb-2" id="side-1-17"&gt;&lt;img class="d-block" width="80" height="112" src="https://one-draw.jp/ijinden/cardlist/001/card/01_017.png" /&gt;&lt;div class="container-num-copies position-absolute bottom-0 start-0 px-1" id="side-1-17-num-copies"&gt;0&lt;/div&gt;&lt;button type="button" class="btn btn-secondary btn-number btn-sm btn-pop position-absolute top-0 start-0" data-type="minus" data-deck="side" data-id="1-17"&gt;-&lt;/button&gt;&lt;button type="button" class="btn btn-secondary btn-number btn-sm btn-push position-absolute top-0 end-0" data-type="plus" data-deck="side" data-id="1-17"&gt;+&lt;/button&gt;&lt;button type="button" class="btn btn-secondary btn-number btn-sm btn-raise position-absolute bottom-0 end-0" data-type="raise" data-id="1-17"&gt;^&lt;/button&gt;&lt;/div&gt;</text:p>
          </table:table-cell>
          <table:table-cell table:formula="of:=CONCATENATE([$HTML.$A$3];[.F57];[$HTML.$B$3];[.H57];[$HTML.$C$3];[.J57];[$HTML.$D$3];[.N57];[$HTML.$E$3];[.B57];[$HTML.$F$3];[.D57];[$HTML.$G$3];[.B57];[$HTML.$H$3];[.B57];[$HTML.$I$3];[.B57];[$HTML.$J$3];[.B57];[$HTML.$K$3];[.B57];[$HTML.$L$3];[.B57];[$HTML.$M$3];[.B57];[$HTML.$N$3];[.B57];[$HTML.$O$3])" office:value-type="string" office:string-value="&lt;tr data-expansion=&quot;15&quot; data-type=&quot;1&quot; data-color=&quot;2&quot; data-term=&quot;0&quot;&gt;&lt;td&gt;1-17&lt;/td&gt;&lt;td&gt;藤原道長&lt;/td&gt;&lt;td&gt;&lt;div class=&quot;input-group&quot;&gt;&lt;button type=&quot;button&quot; class=&quot;btn btn-outline-secondary btn-number&quot; data-type=&quot;minus&quot; data-deck=&quot;main&quot; data-id=&quot;1-17&quot; disabled&gt;-&lt;/button&gt;&lt;input type=&quot;text&quot; class=&quot;form-control input-number&quot; name=&quot;table-main-1-17-num-copies&quot; data-deck=&quot;main&quot; data-id=&quot;1-17&quot; value=&quot;0&quot; min=&quot;0&quot; readonly /&gt;&lt;button type=&quot;button&quot; class=&quot;btn btn-outline-secondary btn-number&quot; data-type=&quot;plus&quot; data-deck=&quot;main&quot; data-id=&quot;1-17&quot;&gt;+&lt;/button&gt;&lt;/div&gt;&lt;/td&gt;&lt;td&gt;&lt;div class=&quot;input-group&quot;&gt;&lt;button type=&quot;button&quot; class=&quot;btn btn-outline-secondary btn-number&quot; data-type=&quot;minus&quot; data-deck=&quot;side&quot; data-id=&quot;1-17&quot; disabled&gt;-&lt;/button&gt;&lt;input type=&quot;text&quot; class=&quot;form-control input-number&quot; name=&quot;table-side-1-17-num-copies&quot; data-deck=&quot;side&quot; data-id=&quot;1-17&quot; value=&quot;0&quot; min=&quot;0&quot; readonly /&gt;&lt;button type=&quot;button&quot; class=&quot;btn btn-outline-secondary btn-number&quot; data-type=&quot;plus&quot; data-deck=&quot;side&quot; data-id=&quot;1-17&quot;&gt;+&lt;/button&gt;&lt;/div&gt;&lt;/td&gt;&lt;/tr&gt;" calcext:value-type="string">
            <text:p>&lt;tr data-expansion="15" data-type="1" data-color="2" data-term="0"&gt;&lt;td&gt;1-17&lt;/td&gt;&lt;td&gt;藤原道長&lt;/td&gt;&lt;td&gt;&lt;div class="input-group"&gt;&lt;button type="button" class="btn btn-outline-secondary btn-number" data-type="minus" data-deck="main" data-id="1-17" disabled&gt;-&lt;/button&gt;&lt;input type="text" class="form-control input-number" name="table-main-1-17-num-copies" data-deck="main" data-id="1-17" value="0" min="0" readonly /&gt;&lt;button type="button" class="btn btn-outline-secondary btn-number" data-type="plus" data-deck="main" data-id="1-17"&gt;+&lt;/button&gt;&lt;/div&gt;&lt;/td&gt;&lt;td&gt;&lt;div class="input-group"&gt;&lt;button type="button" class="btn btn-outline-secondary btn-number" data-type="minus" data-deck="side" data-id="1-17" disabled&gt;-&lt;/button&gt;&lt;input type="text" class="form-control input-number" name="table-side-1-17-num-copies" data-deck="side" data-id="1-17" value="0" min="0" readonly /&gt;&lt;button type="button" class="btn btn-outline-secondary btn-number" data-type="plus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O58];[$HTML.$C$1];[.$B58];[$HTML.$D$1];[.$B58];[$HTML.$E$1];[.$B58];[$HTML.$F$1];[.$B58];[$HTML.$G$1])" office:value-type="string" office:string-value="&lt;div class=&quot;container-card position-relative me-2 mb-2&quot; id=&quot;main-1-18&quot;&gt;&lt;img class=&quot;d-block&quot; width=&quot;80&quot; height=&quot;112&quot; src=&quot;https://one-draw.jp/ijinden/cardlist/001/card/01_018.png&quot; /&gt;&lt;div class=&quot;container-num-copies position-absolute bottom-0 start-0 px-1&quot; id=&quot;main-1-18-num-copies&quot;&gt;0&lt;/div&gt;&lt;button type=&quot;button&quot; class=&quot;btn btn-secondary btn-number btn-sm btn-pop position-absolute top-0 start-0&quot; data-type=&quot;minus&quot; data-deck=&quot;main&quot; data-id=&quot;1-18&quot;&gt;-&lt;/button&gt;&lt;button type=&quot;button&quot; class=&quot;btn btn-secondary btn-number btn-sm btn-push position-absolute top-0 end-0&quot; data-type=&quot;plus&quot; data-deck=&quot;main&quot; data-id=&quot;1-18&quot;&gt;+&lt;/button&gt;&lt;button type=&quot;button&quot; class=&quot;btn btn-secondary btn-number btn-sm btn-drop position-absolute bottom-0 end-0&quot; data-type=&quot;drop&quot; data-id=&quot;1-18&quot;&gt;v&lt;/button&gt;&lt;/div&gt;" calcext:value-type="string">
            <text:p>&lt;div class="container-card position-relative me-2 mb-2" id="main-1-18"&gt;&lt;img class="d-block" width="80" height="112" src="https://one-draw.jp/ijinden/cardlist/001/card/01_018.png" /&gt;&lt;div class="container-num-copies position-absolute bottom-0 start-0 px-1" id="main-1-18-num-copies"&gt;0&lt;/div&gt;&lt;button type="button" class="btn btn-secondary btn-number btn-sm btn-pop position-absolute top-0 start-0" data-type="minus" data-deck="main" data-id="1-18"&gt;-&lt;/button&gt;&lt;button type="button" class="btn btn-secondary btn-number btn-sm btn-push position-absolute top-0 end-0" data-type="plus" data-deck="main" data-id="1-18"&gt;+&lt;/button&gt;&lt;button type="button" class="btn btn-secondary btn-number btn-sm btn-drop position-absolute bottom-0 end-0" data-type="drop" data-id="1-18"&gt;v&lt;/button&gt;&lt;/div&gt;</text:p>
          </table:table-cell>
          <table:table-cell table:formula="of:=CONCATENATE([$HTML.$A$2];[.$B58];[$HTML.$B$2];[.$O58];[$HTML.$C$2];[.$B58];[$HTML.$D$2];[.$B58];[$HTML.$E$2];[.$B58];[$HTML.$F$2];[.$B58];[$HTML.$G$2])" office:value-type="string" office:string-value="&lt;div class=&quot;container-card position-relative me-2 mb-2&quot; id=&quot;side-1-18&quot;&gt;&lt;img class=&quot;d-block&quot; width=&quot;80&quot; height=&quot;112&quot; src=&quot;https://one-draw.jp/ijinden/cardlist/001/card/01_018.png&quot; /&gt;&lt;div class=&quot;container-num-copies position-absolute bottom-0 start-0 px-1&quot; id=&quot;side-1-18-num-copies&quot;&gt;0&lt;/div&gt;&lt;button type=&quot;button&quot; class=&quot;btn btn-secondary btn-number btn-sm btn-pop position-absolute top-0 start-0&quot; data-type=&quot;minus&quot; data-deck=&quot;side&quot; data-id=&quot;1-18&quot;&gt;-&lt;/button&gt;&lt;button type=&quot;button&quot; class=&quot;btn btn-secondary btn-number btn-sm btn-push position-absolute top-0 end-0&quot; data-type=&quot;plus&quot; data-deck=&quot;side&quot; data-id=&quot;1-18&quot;&gt;+&lt;/button&gt;&lt;button type=&quot;button&quot; class=&quot;btn btn-secondary btn-number btn-sm btn-raise position-absolute bottom-0 end-0&quot; data-type=&quot;raise&quot; data-id=&quot;1-18&quot;&gt;^&lt;/button&gt;&lt;/div&gt;" calcext:value-type="string">
            <text:p>&lt;div class="container-card position-relative me-2 mb-2" id="side-1-18"&gt;&lt;img class="d-block" width="80" height="112" src="https://one-draw.jp/ijinden/cardlist/001/card/01_018.png" /&gt;&lt;div class="container-num-copies position-absolute bottom-0 start-0 px-1" id="side-1-18-num-copies"&gt;0&lt;/div&gt;&lt;button type="button" class="btn btn-secondary btn-number btn-sm btn-pop position-absolute top-0 start-0" data-type="minus" data-deck="side" data-id="1-18"&gt;-&lt;/button&gt;&lt;button type="button" class="btn btn-secondary btn-number btn-sm btn-push position-absolute top-0 end-0" data-type="plus" data-deck="side" data-id="1-18"&gt;+&lt;/button&gt;&lt;button type="button" class="btn btn-secondary btn-number btn-sm btn-raise position-absolute bottom-0 end-0" data-type="raise" data-id="1-18"&gt;^&lt;/button&gt;&lt;/div&gt;</text:p>
          </table:table-cell>
          <table:table-cell table:formula="of:=CONCATENATE([$HTML.$A$3];[.F58];[$HTML.$B$3];[.H58];[$HTML.$C$3];[.J58];[$HTML.$D$3];[.N58];[$HTML.$E$3];[.B58];[$HTML.$F$3];[.D58];[$HTML.$G$3];[.B58];[$HTML.$H$3];[.B58];[$HTML.$I$3];[.B58];[$HTML.$J$3];[.B58];[$HTML.$K$3];[.B58];[$HTML.$L$3];[.B58];[$HTML.$M$3];[.B58];[$HTML.$N$3];[.B58];[$HTML.$O$3])" office:value-type="string" office:string-value="&lt;tr data-expansion=&quot;15&quot; data-type=&quot;1&quot; data-color=&quot;2&quot; data-term=&quot;0&quot;&gt;&lt;td&gt;1-18&lt;/td&gt;&lt;td&gt;源頼朝&lt;/td&gt;&lt;td&gt;&lt;div class=&quot;input-group&quot;&gt;&lt;button type=&quot;button&quot; class=&quot;btn btn-outline-secondary btn-number&quot; data-type=&quot;minus&quot; data-deck=&quot;main&quot; data-id=&quot;1-18&quot; disabled&gt;-&lt;/button&gt;&lt;input type=&quot;text&quot; class=&quot;form-control input-number&quot; name=&quot;table-main-1-18-num-copies&quot; data-deck=&quot;main&quot; data-id=&quot;1-18&quot; value=&quot;0&quot; min=&quot;0&quot; readonly /&gt;&lt;button type=&quot;button&quot; class=&quot;btn btn-outline-secondary btn-number&quot; data-type=&quot;plus&quot; data-deck=&quot;main&quot; data-id=&quot;1-18&quot;&gt;+&lt;/button&gt;&lt;/div&gt;&lt;/td&gt;&lt;td&gt;&lt;div class=&quot;input-group&quot;&gt;&lt;button type=&quot;button&quot; class=&quot;btn btn-outline-secondary btn-number&quot; data-type=&quot;minus&quot; data-deck=&quot;side&quot; data-id=&quot;1-18&quot; disabled&gt;-&lt;/button&gt;&lt;input type=&quot;text&quot; class=&quot;form-control input-number&quot; name=&quot;table-side-1-18-num-copies&quot; data-deck=&quot;side&quot; data-id=&quot;1-18&quot; value=&quot;0&quot; min=&quot;0&quot; readonly /&gt;&lt;button type=&quot;button&quot; class=&quot;btn btn-outline-secondary btn-number&quot; data-type=&quot;plus&quot; data-deck=&quot;side&quot; data-id=&quot;1-18&quot;&gt;+&lt;/button&gt;&lt;/div&gt;&lt;/td&gt;&lt;/tr&gt;" calcext:value-type="string">
            <text:p>&lt;tr data-expansion="15" data-type="1" data-color="2" data-term="0"&gt;&lt;td&gt;1-18&lt;/td&gt;&lt;td&gt;源頼朝&lt;/td&gt;&lt;td&gt;&lt;div class="input-group"&gt;&lt;button type="button" class="btn btn-outline-secondary btn-number" data-type="minus" data-deck="main" data-id="1-18" disabled&gt;-&lt;/button&gt;&lt;input type="text" class="form-control input-number" name="table-main-1-18-num-copies" data-deck="main" data-id="1-18" value="0" min="0" readonly /&gt;&lt;button type="button" class="btn btn-outline-secondary btn-number" data-type="plus" data-deck="main" data-id="1-18"&gt;+&lt;/button&gt;&lt;/div&gt;&lt;/td&gt;&lt;td&gt;&lt;div class="input-group"&gt;&lt;button type="button" class="btn btn-outline-secondary btn-number" data-type="minus" data-deck="side" data-id="1-18" disabled&gt;-&lt;/button&gt;&lt;input type="text" class="form-control input-number" name="table-side-1-18-num-copies" data-deck="side" data-id="1-18" value="0" min="0" readonly /&gt;&lt;button type="button" class="btn btn-outline-secondary btn-number" data-type="plus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O59];[$HTML.$C$1];[.$B59];[$HTML.$D$1];[.$B59];[$HTML.$E$1];[.$B59];[$HTML.$F$1];[.$B59];[$HTML.$G$1])" office:value-type="string" office:string-value="&lt;div class=&quot;container-card position-relative me-2 mb-2&quot; id=&quot;main-1-19&quot;&gt;&lt;img class=&quot;d-block&quot; width=&quot;80&quot; height=&quot;112&quot; src=&quot;https://one-draw.jp/ijinden/cardlist/001/card/01_019.png&quot; /&gt;&lt;div class=&quot;container-num-copies position-absolute bottom-0 start-0 px-1&quot; id=&quot;main-1-19-num-copies&quot;&gt;0&lt;/div&gt;&lt;button type=&quot;button&quot; class=&quot;btn btn-secondary btn-number btn-sm btn-pop position-absolute top-0 start-0&quot; data-type=&quot;minus&quot; data-deck=&quot;main&quot; data-id=&quot;1-19&quot;&gt;-&lt;/button&gt;&lt;button type=&quot;button&quot; class=&quot;btn btn-secondary btn-number btn-sm btn-push position-absolute top-0 end-0&quot; data-type=&quot;plus&quot; data-deck=&quot;main&quot; data-id=&quot;1-19&quot;&gt;+&lt;/button&gt;&lt;button type=&quot;button&quot; class=&quot;btn btn-secondary btn-number btn-sm btn-drop position-absolute bottom-0 end-0&quot; data-type=&quot;drop&quot; data-id=&quot;1-19&quot;&gt;v&lt;/button&gt;&lt;/div&gt;" calcext:value-type="string">
            <text:p>&lt;div class="container-card position-relative me-2 mb-2" id="main-1-19"&gt;&lt;img class="d-block" width="80" height="112" src="https://one-draw.jp/ijinden/cardlist/001/card/01_019.png" /&gt;&lt;div class="container-num-copies position-absolute bottom-0 start-0 px-1" id="main-1-19-num-copies"&gt;0&lt;/div&gt;&lt;button type="button" class="btn btn-secondary btn-number btn-sm btn-pop position-absolute top-0 start-0" data-type="minus" data-deck="main" data-id="1-19"&gt;-&lt;/button&gt;&lt;button type="button" class="btn btn-secondary btn-number btn-sm btn-push position-absolute top-0 end-0" data-type="plus" data-deck="main" data-id="1-19"&gt;+&lt;/button&gt;&lt;button type="button" class="btn btn-secondary btn-number btn-sm btn-drop position-absolute bottom-0 end-0" data-type="drop" data-id="1-19"&gt;v&lt;/button&gt;&lt;/div&gt;</text:p>
          </table:table-cell>
          <table:table-cell table:formula="of:=CONCATENATE([$HTML.$A$2];[.$B59];[$HTML.$B$2];[.$O59];[$HTML.$C$2];[.$B59];[$HTML.$D$2];[.$B59];[$HTML.$E$2];[.$B59];[$HTML.$F$2];[.$B59];[$HTML.$G$2])" office:value-type="string" office:string-value="&lt;div class=&quot;container-card position-relative me-2 mb-2&quot; id=&quot;side-1-19&quot;&gt;&lt;img class=&quot;d-block&quot; width=&quot;80&quot; height=&quot;112&quot; src=&quot;https://one-draw.jp/ijinden/cardlist/001/card/01_019.png&quot; /&gt;&lt;div class=&quot;container-num-copies position-absolute bottom-0 start-0 px-1&quot; id=&quot;side-1-19-num-copies&quot;&gt;0&lt;/div&gt;&lt;button type=&quot;button&quot; class=&quot;btn btn-secondary btn-number btn-sm btn-pop position-absolute top-0 start-0&quot; data-type=&quot;minus&quot; data-deck=&quot;side&quot; data-id=&quot;1-19&quot;&gt;-&lt;/button&gt;&lt;button type=&quot;button&quot; class=&quot;btn btn-secondary btn-number btn-sm btn-push position-absolute top-0 end-0&quot; data-type=&quot;plus&quot; data-deck=&quot;side&quot; data-id=&quot;1-19&quot;&gt;+&lt;/button&gt;&lt;button type=&quot;button&quot; class=&quot;btn btn-secondary btn-number btn-sm btn-raise position-absolute bottom-0 end-0&quot; data-type=&quot;raise&quot; data-id=&quot;1-19&quot;&gt;^&lt;/button&gt;&lt;/div&gt;" calcext:value-type="string">
            <text:p>&lt;div class="container-card position-relative me-2 mb-2" id="side-1-19"&gt;&lt;img class="d-block" width="80" height="112" src="https://one-draw.jp/ijinden/cardlist/001/card/01_019.png" /&gt;&lt;div class="container-num-copies position-absolute bottom-0 start-0 px-1" id="side-1-19-num-copies"&gt;0&lt;/div&gt;&lt;button type="button" class="btn btn-secondary btn-number btn-sm btn-pop position-absolute top-0 start-0" data-type="minus" data-deck="side" data-id="1-19"&gt;-&lt;/button&gt;&lt;button type="button" class="btn btn-secondary btn-number btn-sm btn-push position-absolute top-0 end-0" data-type="plus" data-deck="side" data-id="1-19"&gt;+&lt;/button&gt;&lt;button type="button" class="btn btn-secondary btn-number btn-sm btn-raise position-absolute bottom-0 end-0" data-type="raise" data-id="1-19"&gt;^&lt;/button&gt;&lt;/div&gt;</text:p>
          </table:table-cell>
          <table:table-cell table:formula="of:=CONCATENATE([$HTML.$A$3];[.F59];[$HTML.$B$3];[.H59];[$HTML.$C$3];[.J59];[$HTML.$D$3];[.N59];[$HTML.$E$3];[.B59];[$HTML.$F$3];[.D59];[$HTML.$G$3];[.B59];[$HTML.$H$3];[.B59];[$HTML.$I$3];[.B59];[$HTML.$J$3];[.B59];[$HTML.$K$3];[.B59];[$HTML.$L$3];[.B59];[$HTML.$M$3];[.B59];[$HTML.$N$3];[.B59];[$HTML.$O$3])" office:value-type="string" office:string-value="&lt;tr data-expansion=&quot;15&quot; data-type=&quot;1&quot; data-color=&quot;2&quot; data-term=&quot;0&quot;&gt;&lt;td&gt;1-19&lt;/td&gt;&lt;td&gt;ガイウス・ユリウス・カエサル&lt;/td&gt;&lt;td&gt;&lt;div class=&quot;input-group&quot;&gt;&lt;button type=&quot;button&quot; class=&quot;btn btn-outline-secondary btn-number&quot; data-type=&quot;minus&quot; data-deck=&quot;main&quot; data-id=&quot;1-19&quot; disabled&gt;-&lt;/button&gt;&lt;input type=&quot;text&quot; class=&quot;form-control input-number&quot; name=&quot;table-main-1-19-num-copies&quot; data-deck=&quot;main&quot; data-id=&quot;1-19&quot; value=&quot;0&quot; min=&quot;0&quot; readonly /&gt;&lt;button type=&quot;button&quot; class=&quot;btn btn-outline-secondary btn-number&quot; data-type=&quot;plus&quot; data-deck=&quot;main&quot; data-id=&quot;1-19&quot;&gt;+&lt;/button&gt;&lt;/div&gt;&lt;/td&gt;&lt;td&gt;&lt;div class=&quot;input-group&quot;&gt;&lt;button type=&quot;button&quot; class=&quot;btn btn-outline-secondary btn-number&quot; data-type=&quot;minus&quot; data-deck=&quot;side&quot; data-id=&quot;1-19&quot; disabled&gt;-&lt;/button&gt;&lt;input type=&quot;text&quot; class=&quot;form-control input-number&quot; name=&quot;table-side-1-19-num-copies&quot; data-deck=&quot;side&quot; data-id=&quot;1-19&quot; value=&quot;0&quot; min=&quot;0&quot; readonly /&gt;&lt;button type=&quot;button&quot; class=&quot;btn btn-outline-secondary btn-number&quot; data-type=&quot;plus&quot; data-deck=&quot;side&quot; data-id=&quot;1-19&quot;&gt;+&lt;/button&gt;&lt;/div&gt;&lt;/td&gt;&lt;/tr&gt;" calcext:value-type="string">
            <text:p>&lt;tr data-expansion="15" data-type="1" data-color="2" data-term="0"&gt;&lt;td&gt;1-19&lt;/td&gt;&lt;td&gt;ガイウス・ユリウス・カエサル&lt;/td&gt;&lt;td&gt;&lt;div class="input-group"&gt;&lt;button type="button" class="btn btn-outline-secondary btn-number" data-type="minus" data-deck="main" data-id="1-19" disabled&gt;-&lt;/button&gt;&lt;input type="text" class="form-control input-number" name="table-main-1-19-num-copies" data-deck="main" data-id="1-19" value="0" min="0" readonly /&gt;&lt;button type="button" class="btn btn-outline-secondary btn-number" data-type="plus" data-deck="main" data-id="1-19"&gt;+&lt;/button&gt;&lt;/div&gt;&lt;/td&gt;&lt;td&gt;&lt;div class="input-group"&gt;&lt;button type="button" class="btn btn-outline-secondary btn-number" data-type="minus" data-deck="side" data-id="1-19" disabled&gt;-&lt;/button&gt;&lt;input type="text" class="form-control input-number" name="table-side-1-19-num-copies" data-deck="side" data-id="1-19" value="0" min="0" readonly /&gt;&lt;button type="button" class="btn btn-outline-secondary btn-number" data-type="plus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O60];[$HTML.$C$1];[.$B60];[$HTML.$D$1];[.$B60];[$HTML.$E$1];[.$B60];[$HTML.$F$1];[.$B60];[$HTML.$G$1])" office:value-type="string" office:string-value="&lt;div class=&quot;container-card position-relative me-2 mb-2&quot; id=&quot;main-1-20&quot;&gt;&lt;img class=&quot;d-block&quot; width=&quot;80&quot; height=&quot;112&quot; src=&quot;https://one-draw.jp/ijinden/cardlist/001/card/01_020.png&quot; /&gt;&lt;div class=&quot;container-num-copies position-absolute bottom-0 start-0 px-1&quot; id=&quot;main-1-20-num-copies&quot;&gt;0&lt;/div&gt;&lt;button type=&quot;button&quot; class=&quot;btn btn-secondary btn-number btn-sm btn-pop position-absolute top-0 start-0&quot; data-type=&quot;minus&quot; data-deck=&quot;main&quot; data-id=&quot;1-20&quot;&gt;-&lt;/button&gt;&lt;button type=&quot;button&quot; class=&quot;btn btn-secondary btn-number btn-sm btn-push position-absolute top-0 end-0&quot; data-type=&quot;plus&quot; data-deck=&quot;main&quot; data-id=&quot;1-20&quot;&gt;+&lt;/button&gt;&lt;button type=&quot;button&quot; class=&quot;btn btn-secondary btn-number btn-sm btn-drop position-absolute bottom-0 end-0&quot; data-type=&quot;drop&quot; data-id=&quot;1-20&quot;&gt;v&lt;/button&gt;&lt;/div&gt;" calcext:value-type="string">
            <text:p>&lt;div class="container-card position-relative me-2 mb-2" id="main-1-20"&gt;&lt;img class="d-block" width="80" height="112" src="https://one-draw.jp/ijinden/cardlist/001/card/01_020.png" /&gt;&lt;div class="container-num-copies position-absolute bottom-0 start-0 px-1" id="main-1-20-num-copies"&gt;0&lt;/div&gt;&lt;button type="button" class="btn btn-secondary btn-number btn-sm btn-pop position-absolute top-0 start-0" data-type="minus" data-deck="main" data-id="1-20"&gt;-&lt;/button&gt;&lt;button type="button" class="btn btn-secondary btn-number btn-sm btn-push position-absolute top-0 end-0" data-type="plus" data-deck="main" data-id="1-20"&gt;+&lt;/button&gt;&lt;button type="button" class="btn btn-secondary btn-number btn-sm btn-drop position-absolute bottom-0 end-0" data-type="drop" data-id="1-20"&gt;v&lt;/button&gt;&lt;/div&gt;</text:p>
          </table:table-cell>
          <table:table-cell table:formula="of:=CONCATENATE([$HTML.$A$2];[.$B60];[$HTML.$B$2];[.$O60];[$HTML.$C$2];[.$B60];[$HTML.$D$2];[.$B60];[$HTML.$E$2];[.$B60];[$HTML.$F$2];[.$B60];[$HTML.$G$2])" office:value-type="string" office:string-value="&lt;div class=&quot;container-card position-relative me-2 mb-2&quot; id=&quot;side-1-20&quot;&gt;&lt;img class=&quot;d-block&quot; width=&quot;80&quot; height=&quot;112&quot; src=&quot;https://one-draw.jp/ijinden/cardlist/001/card/01_020.png&quot; /&gt;&lt;div class=&quot;container-num-copies position-absolute bottom-0 start-0 px-1&quot; id=&quot;side-1-20-num-copies&quot;&gt;0&lt;/div&gt;&lt;button type=&quot;button&quot; class=&quot;btn btn-secondary btn-number btn-sm btn-pop position-absolute top-0 start-0&quot; data-type=&quot;minus&quot; data-deck=&quot;side&quot; data-id=&quot;1-20&quot;&gt;-&lt;/button&gt;&lt;button type=&quot;button&quot; class=&quot;btn btn-secondary btn-number btn-sm btn-push position-absolute top-0 end-0&quot; data-type=&quot;plus&quot; data-deck=&quot;side&quot; data-id=&quot;1-20&quot;&gt;+&lt;/button&gt;&lt;button type=&quot;button&quot; class=&quot;btn btn-secondary btn-number btn-sm btn-raise position-absolute bottom-0 end-0&quot; data-type=&quot;raise&quot; data-id=&quot;1-20&quot;&gt;^&lt;/button&gt;&lt;/div&gt;" calcext:value-type="string">
            <text:p>&lt;div class="container-card position-relative me-2 mb-2" id="side-1-20"&gt;&lt;img class="d-block" width="80" height="112" src="https://one-draw.jp/ijinden/cardlist/001/card/01_020.png" /&gt;&lt;div class="container-num-copies position-absolute bottom-0 start-0 px-1" id="side-1-20-num-copies"&gt;0&lt;/div&gt;&lt;button type="button" class="btn btn-secondary btn-number btn-sm btn-pop position-absolute top-0 start-0" data-type="minus" data-deck="side" data-id="1-20"&gt;-&lt;/button&gt;&lt;button type="button" class="btn btn-secondary btn-number btn-sm btn-push position-absolute top-0 end-0" data-type="plus" data-deck="side" data-id="1-20"&gt;+&lt;/button&gt;&lt;button type="button" class="btn btn-secondary btn-number btn-sm btn-raise position-absolute bottom-0 end-0" data-type="raise" data-id="1-20"&gt;^&lt;/button&gt;&lt;/div&gt;</text:p>
          </table:table-cell>
          <table:table-cell table:formula="of:=CONCATENATE([$HTML.$A$3];[.F60];[$HTML.$B$3];[.H60];[$HTML.$C$3];[.J60];[$HTML.$D$3];[.N60];[$HTML.$E$3];[.B60];[$HTML.$F$3];[.D60];[$HTML.$G$3];[.B60];[$HTML.$H$3];[.B60];[$HTML.$I$3];[.B60];[$HTML.$J$3];[.B60];[$HTML.$K$3];[.B60];[$HTML.$L$3];[.B60];[$HTML.$M$3];[.B60];[$HTML.$N$3];[.B60];[$HTML.$O$3])" office:value-type="string" office:string-value="&lt;tr data-expansion=&quot;15&quot; data-type=&quot;1&quot; data-color=&quot;4&quot; data-term=&quot;0&quot;&gt;&lt;td&gt;1-20&lt;/td&gt;&lt;td&gt;ハンス・アクセル・フォン・フェルセン&lt;/td&gt;&lt;td&gt;&lt;div class=&quot;input-group&quot;&gt;&lt;button type=&quot;button&quot; class=&quot;btn btn-outline-secondary btn-number&quot; data-type=&quot;minus&quot; data-deck=&quot;main&quot; data-id=&quot;1-20&quot; disabled&gt;-&lt;/button&gt;&lt;input type=&quot;text&quot; class=&quot;form-control input-number&quot; name=&quot;table-main-1-20-num-copies&quot; data-deck=&quot;main&quot; data-id=&quot;1-20&quot; value=&quot;0&quot; min=&quot;0&quot; readonly /&gt;&lt;button type=&quot;button&quot; class=&quot;btn btn-outline-secondary btn-number&quot; data-type=&quot;plus&quot; data-deck=&quot;main&quot; data-id=&quot;1-20&quot;&gt;+&lt;/button&gt;&lt;/div&gt;&lt;/td&gt;&lt;td&gt;&lt;div class=&quot;input-group&quot;&gt;&lt;button type=&quot;button&quot; class=&quot;btn btn-outline-secondary btn-number&quot; data-type=&quot;minus&quot; data-deck=&quot;side&quot; data-id=&quot;1-20&quot; disabled&gt;-&lt;/button&gt;&lt;input type=&quot;text&quot; class=&quot;form-control input-number&quot; name=&quot;table-side-1-20-num-copies&quot; data-deck=&quot;side&quot; data-id=&quot;1-20&quot; value=&quot;0&quot; min=&quot;0&quot; readonly /&gt;&lt;button type=&quot;button&quot; class=&quot;btn btn-outline-secondary btn-number&quot; data-type=&quot;plus&quot; data-deck=&quot;side&quot; data-id=&quot;1-20&quot;&gt;+&lt;/button&gt;&lt;/div&gt;&lt;/td&gt;&lt;/tr&gt;" calcext:value-type="string">
            <text:p>&lt;tr data-expansion="15" data-type="1" data-color="4" data-term="0"&gt;&lt;td&gt;1-20&lt;/td&gt;&lt;td&gt;ハンス・アクセル・フォン・フェルセン&lt;/td&gt;&lt;td&gt;&lt;div class="input-group"&gt;&lt;button type="button" class="btn btn-outline-secondary btn-number" data-type="minus" data-deck="main" data-id="1-20" disabled&gt;-&lt;/button&gt;&lt;input type="text" class="form-control input-number" name="table-main-1-20-num-copies" data-deck="main" data-id="1-20" value="0" min="0" readonly /&gt;&lt;button type="button" class="btn btn-outline-secondary btn-number" data-type="plus" data-deck="main" data-id="1-20"&gt;+&lt;/button&gt;&lt;/div&gt;&lt;/td&gt;&lt;td&gt;&lt;div class="input-group"&gt;&lt;button type="button" class="btn btn-outline-secondary btn-number" data-type="minus" data-deck="side" data-id="1-20" disabled&gt;-&lt;/button&gt;&lt;input type="text" class="form-control input-number" name="table-side-1-20-num-copies" data-deck="side" data-id="1-20" value="0" min="0" readonly /&gt;&lt;button type="button" class="btn btn-outline-secondary btn-number" data-type="plus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O61];[$HTML.$C$1];[.$B61];[$HTML.$D$1];[.$B61];[$HTML.$E$1];[.$B61];[$HTML.$F$1];[.$B61];[$HTML.$G$1])" office:value-type="string" office:string-value="&lt;div class=&quot;container-card position-relative me-2 mb-2&quot; id=&quot;main-1-21&quot;&gt;&lt;img class=&quot;d-block&quot; width=&quot;80&quot; height=&quot;112&quot; src=&quot;https://one-draw.jp/ijinden/cardlist/001/card/01_021.png&quot; /&gt;&lt;div class=&quot;container-num-copies position-absolute bottom-0 start-0 px-1&quot; id=&quot;main-1-21-num-copies&quot;&gt;0&lt;/div&gt;&lt;button type=&quot;button&quot; class=&quot;btn btn-secondary btn-number btn-sm btn-pop position-absolute top-0 start-0&quot; data-type=&quot;minus&quot; data-deck=&quot;main&quot; data-id=&quot;1-21&quot;&gt;-&lt;/button&gt;&lt;button type=&quot;button&quot; class=&quot;btn btn-secondary btn-number btn-sm btn-push position-absolute top-0 end-0&quot; data-type=&quot;plus&quot; data-deck=&quot;main&quot; data-id=&quot;1-21&quot;&gt;+&lt;/button&gt;&lt;button type=&quot;button&quot; class=&quot;btn btn-secondary btn-number btn-sm btn-drop position-absolute bottom-0 end-0&quot; data-type=&quot;drop&quot; data-id=&quot;1-21&quot;&gt;v&lt;/button&gt;&lt;/div&gt;" calcext:value-type="string">
            <text:p>&lt;div class="container-card position-relative me-2 mb-2" id="main-1-21"&gt;&lt;img class="d-block" width="80" height="112" src="https://one-draw.jp/ijinden/cardlist/001/card/01_021.png" /&gt;&lt;div class="container-num-copies position-absolute bottom-0 start-0 px-1" id="main-1-21-num-copies"&gt;0&lt;/div&gt;&lt;button type="button" class="btn btn-secondary btn-number btn-sm btn-pop position-absolute top-0 start-0" data-type="minus" data-deck="main" data-id="1-21"&gt;-&lt;/button&gt;&lt;button type="button" class="btn btn-secondary btn-number btn-sm btn-push position-absolute top-0 end-0" data-type="plus" data-deck="main" data-id="1-21"&gt;+&lt;/button&gt;&lt;button type="button" class="btn btn-secondary btn-number btn-sm btn-drop position-absolute bottom-0 end-0" data-type="drop" data-id="1-21"&gt;v&lt;/button&gt;&lt;/div&gt;</text:p>
          </table:table-cell>
          <table:table-cell table:formula="of:=CONCATENATE([$HTML.$A$2];[.$B61];[$HTML.$B$2];[.$O61];[$HTML.$C$2];[.$B61];[$HTML.$D$2];[.$B61];[$HTML.$E$2];[.$B61];[$HTML.$F$2];[.$B61];[$HTML.$G$2])" office:value-type="string" office:string-value="&lt;div class=&quot;container-card position-relative me-2 mb-2&quot; id=&quot;side-1-21&quot;&gt;&lt;img class=&quot;d-block&quot; width=&quot;80&quot; height=&quot;112&quot; src=&quot;https://one-draw.jp/ijinden/cardlist/001/card/01_021.png&quot; /&gt;&lt;div class=&quot;container-num-copies position-absolute bottom-0 start-0 px-1&quot; id=&quot;side-1-21-num-copies&quot;&gt;0&lt;/div&gt;&lt;button type=&quot;button&quot; class=&quot;btn btn-secondary btn-number btn-sm btn-pop position-absolute top-0 start-0&quot; data-type=&quot;minus&quot; data-deck=&quot;side&quot; data-id=&quot;1-21&quot;&gt;-&lt;/button&gt;&lt;button type=&quot;button&quot; class=&quot;btn btn-secondary btn-number btn-sm btn-push position-absolute top-0 end-0&quot; data-type=&quot;plus&quot; data-deck=&quot;side&quot; data-id=&quot;1-21&quot;&gt;+&lt;/button&gt;&lt;button type=&quot;button&quot; class=&quot;btn btn-secondary btn-number btn-sm btn-raise position-absolute bottom-0 end-0&quot; data-type=&quot;raise&quot; data-id=&quot;1-21&quot;&gt;^&lt;/button&gt;&lt;/div&gt;" calcext:value-type="string">
            <text:p>&lt;div class="container-card position-relative me-2 mb-2" id="side-1-21"&gt;&lt;img class="d-block" width="80" height="112" src="https://one-draw.jp/ijinden/cardlist/001/card/01_021.png" /&gt;&lt;div class="container-num-copies position-absolute bottom-0 start-0 px-1" id="side-1-21-num-copies"&gt;0&lt;/div&gt;&lt;button type="button" class="btn btn-secondary btn-number btn-sm btn-pop position-absolute top-0 start-0" data-type="minus" data-deck="side" data-id="1-21"&gt;-&lt;/button&gt;&lt;button type="button" class="btn btn-secondary btn-number btn-sm btn-push position-absolute top-0 end-0" data-type="plus" data-deck="side" data-id="1-21"&gt;+&lt;/button&gt;&lt;button type="button" class="btn btn-secondary btn-number btn-sm btn-raise position-absolute bottom-0 end-0" data-type="raise" data-id="1-21"&gt;^&lt;/button&gt;&lt;/div&gt;</text:p>
          </table:table-cell>
          <table:table-cell table:formula="of:=CONCATENATE([$HTML.$A$3];[.F61];[$HTML.$B$3];[.H61];[$HTML.$C$3];[.J61];[$HTML.$D$3];[.N61];[$HTML.$E$3];[.B61];[$HTML.$F$3];[.D61];[$HTML.$G$3];[.B61];[$HTML.$H$3];[.B61];[$HTML.$I$3];[.B61];[$HTML.$J$3];[.B61];[$HTML.$K$3];[.B61];[$HTML.$L$3];[.B61];[$HTML.$M$3];[.B61];[$HTML.$N$3];[.B61];[$HTML.$O$3])" office:value-type="string" office:string-value="&lt;tr data-expansion=&quot;15&quot; data-type=&quot;1&quot; data-color=&quot;4&quot; data-term=&quot;1&quot;&gt;&lt;td&gt;1-21&lt;/td&gt;&lt;td&gt;鑑真&lt;/td&gt;&lt;td&gt;&lt;div class=&quot;input-group&quot;&gt;&lt;button type=&quot;button&quot; class=&quot;btn btn-outline-secondary btn-number&quot; data-type=&quot;minus&quot; data-deck=&quot;main&quot; data-id=&quot;1-21&quot; disabled&gt;-&lt;/button&gt;&lt;input type=&quot;text&quot; class=&quot;form-control input-number&quot; name=&quot;table-main-1-21-num-copies&quot; data-deck=&quot;main&quot; data-id=&quot;1-21&quot; value=&quot;0&quot; min=&quot;0&quot; readonly /&gt;&lt;button type=&quot;button&quot; class=&quot;btn btn-outline-secondary btn-number&quot; data-type=&quot;plus&quot; data-deck=&quot;main&quot; data-id=&quot;1-21&quot;&gt;+&lt;/button&gt;&lt;/div&gt;&lt;/td&gt;&lt;td&gt;&lt;div class=&quot;input-group&quot;&gt;&lt;button type=&quot;button&quot; class=&quot;btn btn-outline-secondary btn-number&quot; data-type=&quot;minus&quot; data-deck=&quot;side&quot; data-id=&quot;1-21&quot; disabled&gt;-&lt;/button&gt;&lt;input type=&quot;text&quot; class=&quot;form-control input-number&quot; name=&quot;table-side-1-21-num-copies&quot; data-deck=&quot;side&quot; data-id=&quot;1-21&quot; value=&quot;0&quot; min=&quot;0&quot; readonly /&gt;&lt;button type=&quot;button&quot; class=&quot;btn btn-outline-secondary btn-number&quot; data-type=&quot;plus&quot; data-deck=&quot;side&quot; data-id=&quot;1-21&quot;&gt;+&lt;/button&gt;&lt;/div&gt;&lt;/td&gt;&lt;/tr&gt;" calcext:value-type="string">
            <text:p>&lt;tr data-expansion="15" data-type="1" data-color="4" data-term="1"&gt;&lt;td&gt;1-21&lt;/td&gt;&lt;td&gt;鑑真&lt;/td&gt;&lt;td&gt;&lt;div class="input-group"&gt;&lt;button type="button" class="btn btn-outline-secondary btn-number" data-type="minus" data-deck="main" data-id="1-21" disabled&gt;-&lt;/button&gt;&lt;input type="text" class="form-control input-number" name="table-main-1-21-num-copies" data-deck="main" data-id="1-21" value="0" min="0" readonly /&gt;&lt;button type="button" class="btn btn-outline-secondary btn-number" data-type="plus" data-deck="main" data-id="1-21"&gt;+&lt;/button&gt;&lt;/div&gt;&lt;/td&gt;&lt;td&gt;&lt;div class="input-group"&gt;&lt;button type="button" class="btn btn-outline-secondary btn-number" data-type="minus" data-deck="side" data-id="1-21" disabled&gt;-&lt;/button&gt;&lt;input type="text" class="form-control input-number" name="table-side-1-21-num-copies" data-deck="side" data-id="1-21" value="0" min="0" readonly /&gt;&lt;button type="button" class="btn btn-outline-secondary btn-number" data-type="plus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O62];[$HTML.$C$1];[.$B62];[$HTML.$D$1];[.$B62];[$HTML.$E$1];[.$B62];[$HTML.$F$1];[.$B62];[$HTML.$G$1])" office:value-type="string" office:string-value="&lt;div class=&quot;container-card position-relative me-2 mb-2&quot; id=&quot;main-1-22&quot;&gt;&lt;img class=&quot;d-block&quot; width=&quot;80&quot; height=&quot;112&quot; src=&quot;https://one-draw.jp/ijinden/cardlist/001/card/01_022.png&quot; /&gt;&lt;div class=&quot;container-num-copies position-absolute bottom-0 start-0 px-1&quot; id=&quot;main-1-22-num-copies&quot;&gt;0&lt;/div&gt;&lt;button type=&quot;button&quot; class=&quot;btn btn-secondary btn-number btn-sm btn-pop position-absolute top-0 start-0&quot; data-type=&quot;minus&quot; data-deck=&quot;main&quot; data-id=&quot;1-22&quot;&gt;-&lt;/button&gt;&lt;button type=&quot;button&quot; class=&quot;btn btn-secondary btn-number btn-sm btn-push position-absolute top-0 end-0&quot; data-type=&quot;plus&quot; data-deck=&quot;main&quot; data-id=&quot;1-22&quot;&gt;+&lt;/button&gt;&lt;button type=&quot;button&quot; class=&quot;btn btn-secondary btn-number btn-sm btn-drop position-absolute bottom-0 end-0&quot; data-type=&quot;drop&quot; data-id=&quot;1-22&quot;&gt;v&lt;/button&gt;&lt;/div&gt;" calcext:value-type="string">
            <text:p>&lt;div class="container-card position-relative me-2 mb-2" id="main-1-22"&gt;&lt;img class="d-block" width="80" height="112" src="https://one-draw.jp/ijinden/cardlist/001/card/01_022.png" /&gt;&lt;div class="container-num-copies position-absolute bottom-0 start-0 px-1" id="main-1-22-num-copies"&gt;0&lt;/div&gt;&lt;button type="button" class="btn btn-secondary btn-number btn-sm btn-pop position-absolute top-0 start-0" data-type="minus" data-deck="main" data-id="1-22"&gt;-&lt;/button&gt;&lt;button type="button" class="btn btn-secondary btn-number btn-sm btn-push position-absolute top-0 end-0" data-type="plus" data-deck="main" data-id="1-22"&gt;+&lt;/button&gt;&lt;button type="button" class="btn btn-secondary btn-number btn-sm btn-drop position-absolute bottom-0 end-0" data-type="drop" data-id="1-22"&gt;v&lt;/button&gt;&lt;/div&gt;</text:p>
          </table:table-cell>
          <table:table-cell table:formula="of:=CONCATENATE([$HTML.$A$2];[.$B62];[$HTML.$B$2];[.$O62];[$HTML.$C$2];[.$B62];[$HTML.$D$2];[.$B62];[$HTML.$E$2];[.$B62];[$HTML.$F$2];[.$B62];[$HTML.$G$2])" office:value-type="string" office:string-value="&lt;div class=&quot;container-card position-relative me-2 mb-2&quot; id=&quot;side-1-22&quot;&gt;&lt;img class=&quot;d-block&quot; width=&quot;80&quot; height=&quot;112&quot; src=&quot;https://one-draw.jp/ijinden/cardlist/001/card/01_022.png&quot; /&gt;&lt;div class=&quot;container-num-copies position-absolute bottom-0 start-0 px-1&quot; id=&quot;side-1-22-num-copies&quot;&gt;0&lt;/div&gt;&lt;button type=&quot;button&quot; class=&quot;btn btn-secondary btn-number btn-sm btn-pop position-absolute top-0 start-0&quot; data-type=&quot;minus&quot; data-deck=&quot;side&quot; data-id=&quot;1-22&quot;&gt;-&lt;/button&gt;&lt;button type=&quot;button&quot; class=&quot;btn btn-secondary btn-number btn-sm btn-push position-absolute top-0 end-0&quot; data-type=&quot;plus&quot; data-deck=&quot;side&quot; data-id=&quot;1-22&quot;&gt;+&lt;/button&gt;&lt;button type=&quot;button&quot; class=&quot;btn btn-secondary btn-number btn-sm btn-raise position-absolute bottom-0 end-0&quot; data-type=&quot;raise&quot; data-id=&quot;1-22&quot;&gt;^&lt;/button&gt;&lt;/div&gt;" calcext:value-type="string">
            <text:p>&lt;div class="container-card position-relative me-2 mb-2" id="side-1-22"&gt;&lt;img class="d-block" width="80" height="112" src="https://one-draw.jp/ijinden/cardlist/001/card/01_022.png" /&gt;&lt;div class="container-num-copies position-absolute bottom-0 start-0 px-1" id="side-1-22-num-copies"&gt;0&lt;/div&gt;&lt;button type="button" class="btn btn-secondary btn-number btn-sm btn-pop position-absolute top-0 start-0" data-type="minus" data-deck="side" data-id="1-22"&gt;-&lt;/button&gt;&lt;button type="button" class="btn btn-secondary btn-number btn-sm btn-push position-absolute top-0 end-0" data-type="plus" data-deck="side" data-id="1-22"&gt;+&lt;/button&gt;&lt;button type="button" class="btn btn-secondary btn-number btn-sm btn-raise position-absolute bottom-0 end-0" data-type="raise" data-id="1-22"&gt;^&lt;/button&gt;&lt;/div&gt;</text:p>
          </table:table-cell>
          <table:table-cell table:formula="of:=CONCATENATE([$HTML.$A$3];[.F62];[$HTML.$B$3];[.H62];[$HTML.$C$3];[.J62];[$HTML.$D$3];[.N62];[$HTML.$E$3];[.B62];[$HTML.$F$3];[.D62];[$HTML.$G$3];[.B62];[$HTML.$H$3];[.B62];[$HTML.$I$3];[.B62];[$HTML.$J$3];[.B62];[$HTML.$K$3];[.B62];[$HTML.$L$3];[.B62];[$HTML.$M$3];[.B62];[$HTML.$N$3];[.B62];[$HTML.$O$3])" office:value-type="string" office:string-value="&lt;tr data-expansion=&quot;15&quot; data-type=&quot;1&quot; data-color=&quot;4&quot; data-term=&quot;0&quot;&gt;&lt;td&gt;1-22&lt;/td&gt;&lt;td&gt;ジャンヌ・ダルク&lt;/td&gt;&lt;td&gt;&lt;div class=&quot;input-group&quot;&gt;&lt;button type=&quot;button&quot; class=&quot;btn btn-outline-secondary btn-number&quot; data-type=&quot;minus&quot; data-deck=&quot;main&quot; data-id=&quot;1-22&quot; disabled&gt;-&lt;/button&gt;&lt;input type=&quot;text&quot; class=&quot;form-control input-number&quot; name=&quot;table-main-1-22-num-copies&quot; data-deck=&quot;main&quot; data-id=&quot;1-22&quot; value=&quot;0&quot; min=&quot;0&quot; readonly /&gt;&lt;button type=&quot;button&quot; class=&quot;btn btn-outline-secondary btn-number&quot; data-type=&quot;plus&quot; data-deck=&quot;main&quot; data-id=&quot;1-22&quot;&gt;+&lt;/button&gt;&lt;/div&gt;&lt;/td&gt;&lt;td&gt;&lt;div class=&quot;input-group&quot;&gt;&lt;button type=&quot;button&quot; class=&quot;btn btn-outline-secondary btn-number&quot; data-type=&quot;minus&quot; data-deck=&quot;side&quot; data-id=&quot;1-22&quot; disabled&gt;-&lt;/button&gt;&lt;input type=&quot;text&quot; class=&quot;form-control input-number&quot; name=&quot;table-side-1-22-num-copies&quot; data-deck=&quot;side&quot; data-id=&quot;1-22&quot; value=&quot;0&quot; min=&quot;0&quot; readonly /&gt;&lt;button type=&quot;button&quot; class=&quot;btn btn-outline-secondary btn-number&quot; data-type=&quot;plus&quot; data-deck=&quot;side&quot; data-id=&quot;1-22&quot;&gt;+&lt;/button&gt;&lt;/div&gt;&lt;/td&gt;&lt;/tr&gt;" calcext:value-type="string">
            <text:p>&lt;tr data-expansion="15" data-type="1" data-color="4" data-term="0"&gt;&lt;td&gt;1-22&lt;/td&gt;&lt;td&gt;ジャンヌ・ダルク&lt;/td&gt;&lt;td&gt;&lt;div class="input-group"&gt;&lt;button type="button" class="btn btn-outline-secondary btn-number" data-type="minus" data-deck="main" data-id="1-22" disabled&gt;-&lt;/button&gt;&lt;input type="text" class="form-control input-number" name="table-main-1-22-num-copies" data-deck="main" data-id="1-22" value="0" min="0" readonly /&gt;&lt;button type="button" class="btn btn-outline-secondary btn-number" data-type="plus" data-deck="main" data-id="1-22"&gt;+&lt;/button&gt;&lt;/div&gt;&lt;/td&gt;&lt;td&gt;&lt;div class="input-group"&gt;&lt;button type="button" class="btn btn-outline-secondary btn-number" data-type="minus" data-deck="side" data-id="1-22" disabled&gt;-&lt;/button&gt;&lt;input type="text" class="form-control input-number" name="table-side-1-22-num-copies" data-deck="side" data-id="1-22" value="0" min="0" readonly /&gt;&lt;button type="button" class="btn btn-outline-secondary btn-number" data-type="plus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O63];[$HTML.$C$1];[.$B63];[$HTML.$D$1];[.$B63];[$HTML.$E$1];[.$B63];[$HTML.$F$1];[.$B63];[$HTML.$G$1])" office:value-type="string" office:string-value="&lt;div class=&quot;container-card position-relative me-2 mb-2&quot; id=&quot;main-1-23&quot;&gt;&lt;img class=&quot;d-block&quot; width=&quot;80&quot; height=&quot;112&quot; src=&quot;https://one-draw.jp/ijinden/cardlist/001/card/01_023.png&quot; /&gt;&lt;div class=&quot;container-num-copies position-absolute bottom-0 start-0 px-1&quot; id=&quot;main-1-23-num-copies&quot;&gt;0&lt;/div&gt;&lt;button type=&quot;button&quot; class=&quot;btn btn-secondary btn-number btn-sm btn-pop position-absolute top-0 start-0&quot; data-type=&quot;minus&quot; data-deck=&quot;main&quot; data-id=&quot;1-23&quot;&gt;-&lt;/button&gt;&lt;button type=&quot;button&quot; class=&quot;btn btn-secondary btn-number btn-sm btn-push position-absolute top-0 end-0&quot; data-type=&quot;plus&quot; data-deck=&quot;main&quot; data-id=&quot;1-23&quot;&gt;+&lt;/button&gt;&lt;button type=&quot;button&quot; class=&quot;btn btn-secondary btn-number btn-sm btn-drop position-absolute bottom-0 end-0&quot; data-type=&quot;drop&quot; data-id=&quot;1-23&quot;&gt;v&lt;/button&gt;&lt;/div&gt;" calcext:value-type="string">
            <text:p>&lt;div class="container-card position-relative me-2 mb-2" id="main-1-23"&gt;&lt;img class="d-block" width="80" height="112" src="https://one-draw.jp/ijinden/cardlist/001/card/01_023.png" /&gt;&lt;div class="container-num-copies position-absolute bottom-0 start-0 px-1" id="main-1-23-num-copies"&gt;0&lt;/div&gt;&lt;button type="button" class="btn btn-secondary btn-number btn-sm btn-pop position-absolute top-0 start-0" data-type="minus" data-deck="main" data-id="1-23"&gt;-&lt;/button&gt;&lt;button type="button" class="btn btn-secondary btn-number btn-sm btn-push position-absolute top-0 end-0" data-type="plus" data-deck="main" data-id="1-23"&gt;+&lt;/button&gt;&lt;button type="button" class="btn btn-secondary btn-number btn-sm btn-drop position-absolute bottom-0 end-0" data-type="drop" data-id="1-23"&gt;v&lt;/button&gt;&lt;/div&gt;</text:p>
          </table:table-cell>
          <table:table-cell table:formula="of:=CONCATENATE([$HTML.$A$2];[.$B63];[$HTML.$B$2];[.$O63];[$HTML.$C$2];[.$B63];[$HTML.$D$2];[.$B63];[$HTML.$E$2];[.$B63];[$HTML.$F$2];[.$B63];[$HTML.$G$2])" office:value-type="string" office:string-value="&lt;div class=&quot;container-card position-relative me-2 mb-2&quot; id=&quot;side-1-23&quot;&gt;&lt;img class=&quot;d-block&quot; width=&quot;80&quot; height=&quot;112&quot; src=&quot;https://one-draw.jp/ijinden/cardlist/001/card/01_023.png&quot; /&gt;&lt;div class=&quot;container-num-copies position-absolute bottom-0 start-0 px-1&quot; id=&quot;side-1-23-num-copies&quot;&gt;0&lt;/div&gt;&lt;button type=&quot;button&quot; class=&quot;btn btn-secondary btn-number btn-sm btn-pop position-absolute top-0 start-0&quot; data-type=&quot;minus&quot; data-deck=&quot;side&quot; data-id=&quot;1-23&quot;&gt;-&lt;/button&gt;&lt;button type=&quot;button&quot; class=&quot;btn btn-secondary btn-number btn-sm btn-push position-absolute top-0 end-0&quot; data-type=&quot;plus&quot; data-deck=&quot;side&quot; data-id=&quot;1-23&quot;&gt;+&lt;/button&gt;&lt;button type=&quot;button&quot; class=&quot;btn btn-secondary btn-number btn-sm btn-raise position-absolute bottom-0 end-0&quot; data-type=&quot;raise&quot; data-id=&quot;1-23&quot;&gt;^&lt;/button&gt;&lt;/div&gt;" calcext:value-type="string">
            <text:p>&lt;div class="container-card position-relative me-2 mb-2" id="side-1-23"&gt;&lt;img class="d-block" width="80" height="112" src="https://one-draw.jp/ijinden/cardlist/001/card/01_023.png" /&gt;&lt;div class="container-num-copies position-absolute bottom-0 start-0 px-1" id="side-1-23-num-copies"&gt;0&lt;/div&gt;&lt;button type="button" class="btn btn-secondary btn-number btn-sm btn-pop position-absolute top-0 start-0" data-type="minus" data-deck="side" data-id="1-23"&gt;-&lt;/button&gt;&lt;button type="button" class="btn btn-secondary btn-number btn-sm btn-push position-absolute top-0 end-0" data-type="plus" data-deck="side" data-id="1-23"&gt;+&lt;/button&gt;&lt;button type="button" class="btn btn-secondary btn-number btn-sm btn-raise position-absolute bottom-0 end-0" data-type="raise" data-id="1-23"&gt;^&lt;/button&gt;&lt;/div&gt;</text:p>
          </table:table-cell>
          <table:table-cell table:formula="of:=CONCATENATE([$HTML.$A$3];[.F63];[$HTML.$B$3];[.H63];[$HTML.$C$3];[.J63];[$HTML.$D$3];[.N63];[$HTML.$E$3];[.B63];[$HTML.$F$3];[.D63];[$HTML.$G$3];[.B63];[$HTML.$H$3];[.B63];[$HTML.$I$3];[.B63];[$HTML.$J$3];[.B63];[$HTML.$K$3];[.B63];[$HTML.$L$3];[.B63];[$HTML.$M$3];[.B63];[$HTML.$N$3];[.B63];[$HTML.$O$3])" office:value-type="string" office:string-value="&lt;tr data-expansion=&quot;15&quot; data-type=&quot;1&quot; data-color=&quot;4&quot; data-term=&quot;0&quot;&gt;&lt;td&gt;1-23&lt;/td&gt;&lt;td&gt;ドナテッロ&lt;/td&gt;&lt;td&gt;&lt;div class=&quot;input-group&quot;&gt;&lt;button type=&quot;button&quot; class=&quot;btn btn-outline-secondary btn-number&quot; data-type=&quot;minus&quot; data-deck=&quot;main&quot; data-id=&quot;1-23&quot; disabled&gt;-&lt;/button&gt;&lt;input type=&quot;text&quot; class=&quot;form-control input-number&quot; name=&quot;table-main-1-23-num-copies&quot; data-deck=&quot;main&quot; data-id=&quot;1-23&quot; value=&quot;0&quot; min=&quot;0&quot; readonly /&gt;&lt;button type=&quot;button&quot; class=&quot;btn btn-outline-secondary btn-number&quot; data-type=&quot;plus&quot; data-deck=&quot;main&quot; data-id=&quot;1-23&quot;&gt;+&lt;/button&gt;&lt;/div&gt;&lt;/td&gt;&lt;td&gt;&lt;div class=&quot;input-group&quot;&gt;&lt;button type=&quot;button&quot; class=&quot;btn btn-outline-secondary btn-number&quot; data-type=&quot;minus&quot; data-deck=&quot;side&quot; data-id=&quot;1-23&quot; disabled&gt;-&lt;/button&gt;&lt;input type=&quot;text&quot; class=&quot;form-control input-number&quot; name=&quot;table-side-1-23-num-copies&quot; data-deck=&quot;side&quot; data-id=&quot;1-23&quot; value=&quot;0&quot; min=&quot;0&quot; readonly /&gt;&lt;button type=&quot;button&quot; class=&quot;btn btn-outline-secondary btn-number&quot; data-type=&quot;plus&quot; data-deck=&quot;side&quot; data-id=&quot;1-23&quot;&gt;+&lt;/button&gt;&lt;/div&gt;&lt;/td&gt;&lt;/tr&gt;" calcext:value-type="string">
            <text:p>&lt;tr data-expansion="15" data-type="1" data-color="4" data-term="0"&gt;&lt;td&gt;1-23&lt;/td&gt;&lt;td&gt;ドナテッロ&lt;/td&gt;&lt;td&gt;&lt;div class="input-group"&gt;&lt;button type="button" class="btn btn-outline-secondary btn-number" data-type="minus" data-deck="main" data-id="1-23" disabled&gt;-&lt;/button&gt;&lt;input type="text" class="form-control input-number" name="table-main-1-23-num-copies" data-deck="main" data-id="1-23" value="0" min="0" readonly /&gt;&lt;button type="button" class="btn btn-outline-secondary btn-number" data-type="plus" data-deck="main" data-id="1-23"&gt;+&lt;/button&gt;&lt;/div&gt;&lt;/td&gt;&lt;td&gt;&lt;div class="input-group"&gt;&lt;button type="button" class="btn btn-outline-secondary btn-number" data-type="minus" data-deck="side" data-id="1-23" disabled&gt;-&lt;/button&gt;&lt;input type="text" class="form-control input-number" name="table-side-1-23-num-copies" data-deck="side" data-id="1-23" value="0" min="0" readonly /&gt;&lt;button type="button" class="btn btn-outline-secondary btn-number" data-type="plus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O64];[$HTML.$C$1];[.$B64];[$HTML.$D$1];[.$B64];[$HTML.$E$1];[.$B64];[$HTML.$F$1];[.$B64];[$HTML.$G$1])" office:value-type="string" office:string-value="&lt;div class=&quot;container-card position-relative me-2 mb-2&quot; id=&quot;main-1-24&quot;&gt;&lt;img class=&quot;d-block&quot; width=&quot;80&quot; height=&quot;112&quot; src=&quot;https://one-draw.jp/ijinden/cardlist/001/card/01_024.png&quot; /&gt;&lt;div class=&quot;container-num-copies position-absolute bottom-0 start-0 px-1&quot; id=&quot;main-1-24-num-copies&quot;&gt;0&lt;/div&gt;&lt;button type=&quot;button&quot; class=&quot;btn btn-secondary btn-number btn-sm btn-pop position-absolute top-0 start-0&quot; data-type=&quot;minus&quot; data-deck=&quot;main&quot; data-id=&quot;1-24&quot;&gt;-&lt;/button&gt;&lt;button type=&quot;button&quot; class=&quot;btn btn-secondary btn-number btn-sm btn-push position-absolute top-0 end-0&quot; data-type=&quot;plus&quot; data-deck=&quot;main&quot; data-id=&quot;1-24&quot;&gt;+&lt;/button&gt;&lt;button type=&quot;button&quot; class=&quot;btn btn-secondary btn-number btn-sm btn-drop position-absolute bottom-0 end-0&quot; data-type=&quot;drop&quot; data-id=&quot;1-24&quot;&gt;v&lt;/button&gt;&lt;/div&gt;" calcext:value-type="string">
            <text:p>&lt;div class="container-card position-relative me-2 mb-2" id="main-1-24"&gt;&lt;img class="d-block" width="80" height="112" src="https://one-draw.jp/ijinden/cardlist/001/card/01_024.png" /&gt;&lt;div class="container-num-copies position-absolute bottom-0 start-0 px-1" id="main-1-24-num-copies"&gt;0&lt;/div&gt;&lt;button type="button" class="btn btn-secondary btn-number btn-sm btn-pop position-absolute top-0 start-0" data-type="minus" data-deck="main" data-id="1-24"&gt;-&lt;/button&gt;&lt;button type="button" class="btn btn-secondary btn-number btn-sm btn-push position-absolute top-0 end-0" data-type="plus" data-deck="main" data-id="1-24"&gt;+&lt;/button&gt;&lt;button type="button" class="btn btn-secondary btn-number btn-sm btn-drop position-absolute bottom-0 end-0" data-type="drop" data-id="1-24"&gt;v&lt;/button&gt;&lt;/div&gt;</text:p>
          </table:table-cell>
          <table:table-cell table:formula="of:=CONCATENATE([$HTML.$A$2];[.$B64];[$HTML.$B$2];[.$O64];[$HTML.$C$2];[.$B64];[$HTML.$D$2];[.$B64];[$HTML.$E$2];[.$B64];[$HTML.$F$2];[.$B64];[$HTML.$G$2])" office:value-type="string" office:string-value="&lt;div class=&quot;container-card position-relative me-2 mb-2&quot; id=&quot;side-1-24&quot;&gt;&lt;img class=&quot;d-block&quot; width=&quot;80&quot; height=&quot;112&quot; src=&quot;https://one-draw.jp/ijinden/cardlist/001/card/01_024.png&quot; /&gt;&lt;div class=&quot;container-num-copies position-absolute bottom-0 start-0 px-1&quot; id=&quot;side-1-24-num-copies&quot;&gt;0&lt;/div&gt;&lt;button type=&quot;button&quot; class=&quot;btn btn-secondary btn-number btn-sm btn-pop position-absolute top-0 start-0&quot; data-type=&quot;minus&quot; data-deck=&quot;side&quot; data-id=&quot;1-24&quot;&gt;-&lt;/button&gt;&lt;button type=&quot;button&quot; class=&quot;btn btn-secondary btn-number btn-sm btn-push position-absolute top-0 end-0&quot; data-type=&quot;plus&quot; data-deck=&quot;side&quot; data-id=&quot;1-24&quot;&gt;+&lt;/button&gt;&lt;button type=&quot;button&quot; class=&quot;btn btn-secondary btn-number btn-sm btn-raise position-absolute bottom-0 end-0&quot; data-type=&quot;raise&quot; data-id=&quot;1-24&quot;&gt;^&lt;/button&gt;&lt;/div&gt;" calcext:value-type="string">
            <text:p>&lt;div class="container-card position-relative me-2 mb-2" id="side-1-24"&gt;&lt;img class="d-block" width="80" height="112" src="https://one-draw.jp/ijinden/cardlist/001/card/01_024.png" /&gt;&lt;div class="container-num-copies position-absolute bottom-0 start-0 px-1" id="side-1-24-num-copies"&gt;0&lt;/div&gt;&lt;button type="button" class="btn btn-secondary btn-number btn-sm btn-pop position-absolute top-0 start-0" data-type="minus" data-deck="side" data-id="1-24"&gt;-&lt;/button&gt;&lt;button type="button" class="btn btn-secondary btn-number btn-sm btn-push position-absolute top-0 end-0" data-type="plus" data-deck="side" data-id="1-24"&gt;+&lt;/button&gt;&lt;button type="button" class="btn btn-secondary btn-number btn-sm btn-raise position-absolute bottom-0 end-0" data-type="raise" data-id="1-24"&gt;^&lt;/button&gt;&lt;/div&gt;</text:p>
          </table:table-cell>
          <table:table-cell table:formula="of:=CONCATENATE([$HTML.$A$3];[.F64];[$HTML.$B$3];[.H64];[$HTML.$C$3];[.J64];[$HTML.$D$3];[.N64];[$HTML.$E$3];[.B64];[$HTML.$F$3];[.D64];[$HTML.$G$3];[.B64];[$HTML.$H$3];[.B64];[$HTML.$I$3];[.B64];[$HTML.$J$3];[.B64];[$HTML.$K$3];[.B64];[$HTML.$L$3];[.B64];[$HTML.$M$3];[.B64];[$HTML.$N$3];[.B64];[$HTML.$O$3])" office:value-type="string" office:string-value="&lt;tr data-expansion=&quot;15&quot; data-type=&quot;1&quot; data-color=&quot;4&quot; data-term=&quot;0&quot;&gt;&lt;td&gt;1-24&lt;/td&gt;&lt;td&gt;孔子&lt;/td&gt;&lt;td&gt;&lt;div class=&quot;input-group&quot;&gt;&lt;button type=&quot;button&quot; class=&quot;btn btn-outline-secondary btn-number&quot; data-type=&quot;minus&quot; data-deck=&quot;main&quot; data-id=&quot;1-24&quot; disabled&gt;-&lt;/button&gt;&lt;input type=&quot;text&quot; class=&quot;form-control input-number&quot; name=&quot;table-main-1-24-num-copies&quot; data-deck=&quot;main&quot; data-id=&quot;1-24&quot; value=&quot;0&quot; min=&quot;0&quot; readonly /&gt;&lt;button type=&quot;button&quot; class=&quot;btn btn-outline-secondary btn-number&quot; data-type=&quot;plus&quot; data-deck=&quot;main&quot; data-id=&quot;1-24&quot;&gt;+&lt;/button&gt;&lt;/div&gt;&lt;/td&gt;&lt;td&gt;&lt;div class=&quot;input-group&quot;&gt;&lt;button type=&quot;button&quot; class=&quot;btn btn-outline-secondary btn-number&quot; data-type=&quot;minus&quot; data-deck=&quot;side&quot; data-id=&quot;1-24&quot; disabled&gt;-&lt;/button&gt;&lt;input type=&quot;text&quot; class=&quot;form-control input-number&quot; name=&quot;table-side-1-24-num-copies&quot; data-deck=&quot;side&quot; data-id=&quot;1-24&quot; value=&quot;0&quot; min=&quot;0&quot; readonly /&gt;&lt;button type=&quot;button&quot; class=&quot;btn btn-outline-secondary btn-number&quot; data-type=&quot;plus&quot; data-deck=&quot;side&quot; data-id=&quot;1-24&quot;&gt;+&lt;/button&gt;&lt;/div&gt;&lt;/td&gt;&lt;/tr&gt;" calcext:value-type="string">
            <text:p>&lt;tr data-expansion="15" data-type="1" data-color="4" data-term="0"&gt;&lt;td&gt;1-24&lt;/td&gt;&lt;td&gt;孔子&lt;/td&gt;&lt;td&gt;&lt;div class="input-group"&gt;&lt;button type="button" class="btn btn-outline-secondary btn-number" data-type="minus" data-deck="main" data-id="1-24" disabled&gt;-&lt;/button&gt;&lt;input type="text" class="form-control input-number" name="table-main-1-24-num-copies" data-deck="main" data-id="1-24" value="0" min="0" readonly /&gt;&lt;button type="button" class="btn btn-outline-secondary btn-number" data-type="plus" data-deck="main" data-id="1-24"&gt;+&lt;/button&gt;&lt;/div&gt;&lt;/td&gt;&lt;td&gt;&lt;div class="input-group"&gt;&lt;button type="button" class="btn btn-outline-secondary btn-number" data-type="minus" data-deck="side" data-id="1-24" disabled&gt;-&lt;/button&gt;&lt;input type="text" class="form-control input-number" name="table-side-1-24-num-copies" data-deck="side" data-id="1-24" value="0" min="0" readonly /&gt;&lt;button type="button" class="btn btn-outline-secondary btn-number" data-type="plus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O65];[$HTML.$C$1];[.$B65];[$HTML.$D$1];[.$B65];[$HTML.$E$1];[.$B65];[$HTML.$F$1];[.$B65];[$HTML.$G$1])" office:value-type="string" office:string-value="&lt;div class=&quot;container-card position-relative me-2 mb-2&quot; id=&quot;main-1-25&quot;&gt;&lt;img class=&quot;d-block&quot; width=&quot;80&quot; height=&quot;112&quot; src=&quot;https://one-draw.jp/ijinden/cardlist/001/card/01_025.png&quot; /&gt;&lt;div class=&quot;container-num-copies position-absolute bottom-0 start-0 px-1&quot; id=&quot;main-1-25-num-copies&quot;&gt;0&lt;/div&gt;&lt;button type=&quot;button&quot; class=&quot;btn btn-secondary btn-number btn-sm btn-pop position-absolute top-0 start-0&quot; data-type=&quot;minus&quot; data-deck=&quot;main&quot; data-id=&quot;1-25&quot;&gt;-&lt;/button&gt;&lt;button type=&quot;button&quot; class=&quot;btn btn-secondary btn-number btn-sm btn-push position-absolute top-0 end-0&quot; data-type=&quot;plus&quot; data-deck=&quot;main&quot; data-id=&quot;1-25&quot;&gt;+&lt;/button&gt;&lt;button type=&quot;button&quot; class=&quot;btn btn-secondary btn-number btn-sm btn-drop position-absolute bottom-0 end-0&quot; data-type=&quot;drop&quot; data-id=&quot;1-25&quot;&gt;v&lt;/button&gt;&lt;/div&gt;" calcext:value-type="string">
            <text:p>&lt;div class="container-card position-relative me-2 mb-2" id="main-1-25"&gt;&lt;img class="d-block" width="80" height="112" src="https://one-draw.jp/ijinden/cardlist/001/card/01_025.png" /&gt;&lt;div class="container-num-copies position-absolute bottom-0 start-0 px-1" id="main-1-25-num-copies"&gt;0&lt;/div&gt;&lt;button type="button" class="btn btn-secondary btn-number btn-sm btn-pop position-absolute top-0 start-0" data-type="minus" data-deck="main" data-id="1-25"&gt;-&lt;/button&gt;&lt;button type="button" class="btn btn-secondary btn-number btn-sm btn-push position-absolute top-0 end-0" data-type="plus" data-deck="main" data-id="1-25"&gt;+&lt;/button&gt;&lt;button type="button" class="btn btn-secondary btn-number btn-sm btn-drop position-absolute bottom-0 end-0" data-type="drop" data-id="1-25"&gt;v&lt;/button&gt;&lt;/div&gt;</text:p>
          </table:table-cell>
          <table:table-cell table:formula="of:=CONCATENATE([$HTML.$A$2];[.$B65];[$HTML.$B$2];[.$O65];[$HTML.$C$2];[.$B65];[$HTML.$D$2];[.$B65];[$HTML.$E$2];[.$B65];[$HTML.$F$2];[.$B65];[$HTML.$G$2])" office:value-type="string" office:string-value="&lt;div class=&quot;container-card position-relative me-2 mb-2&quot; id=&quot;side-1-25&quot;&gt;&lt;img class=&quot;d-block&quot; width=&quot;80&quot; height=&quot;112&quot; src=&quot;https://one-draw.jp/ijinden/cardlist/001/card/01_025.png&quot; /&gt;&lt;div class=&quot;container-num-copies position-absolute bottom-0 start-0 px-1&quot; id=&quot;side-1-25-num-copies&quot;&gt;0&lt;/div&gt;&lt;button type=&quot;button&quot; class=&quot;btn btn-secondary btn-number btn-sm btn-pop position-absolute top-0 start-0&quot; data-type=&quot;minus&quot; data-deck=&quot;side&quot; data-id=&quot;1-25&quot;&gt;-&lt;/button&gt;&lt;button type=&quot;button&quot; class=&quot;btn btn-secondary btn-number btn-sm btn-push position-absolute top-0 end-0&quot; data-type=&quot;plus&quot; data-deck=&quot;side&quot; data-id=&quot;1-25&quot;&gt;+&lt;/button&gt;&lt;button type=&quot;button&quot; class=&quot;btn btn-secondary btn-number btn-sm btn-raise position-absolute bottom-0 end-0&quot; data-type=&quot;raise&quot; data-id=&quot;1-25&quot;&gt;^&lt;/button&gt;&lt;/div&gt;" calcext:value-type="string">
            <text:p>&lt;div class="container-card position-relative me-2 mb-2" id="side-1-25"&gt;&lt;img class="d-block" width="80" height="112" src="https://one-draw.jp/ijinden/cardlist/001/card/01_025.png" /&gt;&lt;div class="container-num-copies position-absolute bottom-0 start-0 px-1" id="side-1-25-num-copies"&gt;0&lt;/div&gt;&lt;button type="button" class="btn btn-secondary btn-number btn-sm btn-pop position-absolute top-0 start-0" data-type="minus" data-deck="side" data-id="1-25"&gt;-&lt;/button&gt;&lt;button type="button" class="btn btn-secondary btn-number btn-sm btn-push position-absolute top-0 end-0" data-type="plus" data-deck="side" data-id="1-25"&gt;+&lt;/button&gt;&lt;button type="button" class="btn btn-secondary btn-number btn-sm btn-raise position-absolute bottom-0 end-0" data-type="raise" data-id="1-25"&gt;^&lt;/button&gt;&lt;/div&gt;</text:p>
          </table:table-cell>
          <table:table-cell table:formula="of:=CONCATENATE([$HTML.$A$3];[.F65];[$HTML.$B$3];[.H65];[$HTML.$C$3];[.J65];[$HTML.$D$3];[.N65];[$HTML.$E$3];[.B65];[$HTML.$F$3];[.D65];[$HTML.$G$3];[.B65];[$HTML.$H$3];[.B65];[$HTML.$I$3];[.B65];[$HTML.$J$3];[.B65];[$HTML.$K$3];[.B65];[$HTML.$L$3];[.B65];[$HTML.$M$3];[.B65];[$HTML.$N$3];[.B65];[$HTML.$O$3])" office:value-type="string" office:string-value="&lt;tr data-expansion=&quot;15&quot; data-type=&quot;1&quot; data-color=&quot;4&quot; data-term=&quot;0&quot;&gt;&lt;td&gt;1-25&lt;/td&gt;&lt;td&gt;始皇帝&lt;/td&gt;&lt;td&gt;&lt;div class=&quot;input-group&quot;&gt;&lt;button type=&quot;button&quot; class=&quot;btn btn-outline-secondary btn-number&quot; data-type=&quot;minus&quot; data-deck=&quot;main&quot; data-id=&quot;1-25&quot; disabled&gt;-&lt;/button&gt;&lt;input type=&quot;text&quot; class=&quot;form-control input-number&quot; name=&quot;table-main-1-25-num-copies&quot; data-deck=&quot;main&quot; data-id=&quot;1-25&quot; value=&quot;0&quot; min=&quot;0&quot; readonly /&gt;&lt;button type=&quot;button&quot; class=&quot;btn btn-outline-secondary btn-number&quot; data-type=&quot;plus&quot; data-deck=&quot;main&quot; data-id=&quot;1-25&quot;&gt;+&lt;/button&gt;&lt;/div&gt;&lt;/td&gt;&lt;td&gt;&lt;div class=&quot;input-group&quot;&gt;&lt;button type=&quot;button&quot; class=&quot;btn btn-outline-secondary btn-number&quot; data-type=&quot;minus&quot; data-deck=&quot;side&quot; data-id=&quot;1-25&quot; disabled&gt;-&lt;/button&gt;&lt;input type=&quot;text&quot; class=&quot;form-control input-number&quot; name=&quot;table-side-1-25-num-copies&quot; data-deck=&quot;side&quot; data-id=&quot;1-25&quot; value=&quot;0&quot; min=&quot;0&quot; readonly /&gt;&lt;button type=&quot;button&quot; class=&quot;btn btn-outline-secondary btn-number&quot; data-type=&quot;plus&quot; data-deck=&quot;side&quot; data-id=&quot;1-25&quot;&gt;+&lt;/button&gt;&lt;/div&gt;&lt;/td&gt;&lt;/tr&gt;" calcext:value-type="string">
            <text:p>&lt;tr data-expansion="15" data-type="1" data-color="4" data-term="0"&gt;&lt;td&gt;1-25&lt;/td&gt;&lt;td&gt;始皇帝&lt;/td&gt;&lt;td&gt;&lt;div class="input-group"&gt;&lt;button type="button" class="btn btn-outline-secondary btn-number" data-type="minus" data-deck="main" data-id="1-25" disabled&gt;-&lt;/button&gt;&lt;input type="text" class="form-control input-number" name="table-main-1-25-num-copies" data-deck="main" data-id="1-25" value="0" min="0" readonly /&gt;&lt;button type="button" class="btn btn-outline-secondary btn-number" data-type="plus" data-deck="main" data-id="1-25"&gt;+&lt;/button&gt;&lt;/div&gt;&lt;/td&gt;&lt;td&gt;&lt;div class="input-group"&gt;&lt;button type="button" class="btn btn-outline-secondary btn-number" data-type="minus" data-deck="side" data-id="1-25" disabled&gt;-&lt;/button&gt;&lt;input type="text" class="form-control input-number" name="table-side-1-25-num-copies" data-deck="side" data-id="1-25" value="0" min="0" readonly /&gt;&lt;button type="button" class="btn btn-outline-secondary btn-number" data-type="plus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O66];[$HTML.$C$1];[.$B66];[$HTML.$D$1];[.$B66];[$HTML.$E$1];[.$B66];[$HTML.$F$1];[.$B66];[$HTML.$G$1])" office:value-type="string" office:string-value="&lt;div class=&quot;container-card position-relative me-2 mb-2&quot; id=&quot;main-1-26&quot;&gt;&lt;img class=&quot;d-block&quot; width=&quot;80&quot; height=&quot;112&quot; src=&quot;https://one-draw.jp/ijinden/cardlist/001/card/01_026.png&quot; /&gt;&lt;div class=&quot;container-num-copies position-absolute bottom-0 start-0 px-1&quot; id=&quot;main-1-26-num-copies&quot;&gt;0&lt;/div&gt;&lt;button type=&quot;button&quot; class=&quot;btn btn-secondary btn-number btn-sm btn-pop position-absolute top-0 start-0&quot; data-type=&quot;minus&quot; data-deck=&quot;main&quot; data-id=&quot;1-26&quot;&gt;-&lt;/button&gt;&lt;button type=&quot;button&quot; class=&quot;btn btn-secondary btn-number btn-sm btn-push position-absolute top-0 end-0&quot; data-type=&quot;plus&quot; data-deck=&quot;main&quot; data-id=&quot;1-26&quot;&gt;+&lt;/button&gt;&lt;button type=&quot;button&quot; class=&quot;btn btn-secondary btn-number btn-sm btn-drop position-absolute bottom-0 end-0&quot; data-type=&quot;drop&quot; data-id=&quot;1-26&quot;&gt;v&lt;/button&gt;&lt;/div&gt;" calcext:value-type="string">
            <text:p>&lt;div class="container-card position-relative me-2 mb-2" id="main-1-26"&gt;&lt;img class="d-block" width="80" height="112" src="https://one-draw.jp/ijinden/cardlist/001/card/01_026.png" /&gt;&lt;div class="container-num-copies position-absolute bottom-0 start-0 px-1" id="main-1-26-num-copies"&gt;0&lt;/div&gt;&lt;button type="button" class="btn btn-secondary btn-number btn-sm btn-pop position-absolute top-0 start-0" data-type="minus" data-deck="main" data-id="1-26"&gt;-&lt;/button&gt;&lt;button type="button" class="btn btn-secondary btn-number btn-sm btn-push position-absolute top-0 end-0" data-type="plus" data-deck="main" data-id="1-26"&gt;+&lt;/button&gt;&lt;button type="button" class="btn btn-secondary btn-number btn-sm btn-drop position-absolute bottom-0 end-0" data-type="drop" data-id="1-26"&gt;v&lt;/button&gt;&lt;/div&gt;</text:p>
          </table:table-cell>
          <table:table-cell table:formula="of:=CONCATENATE([$HTML.$A$2];[.$B66];[$HTML.$B$2];[.$O66];[$HTML.$C$2];[.$B66];[$HTML.$D$2];[.$B66];[$HTML.$E$2];[.$B66];[$HTML.$F$2];[.$B66];[$HTML.$G$2])" office:value-type="string" office:string-value="&lt;div class=&quot;container-card position-relative me-2 mb-2&quot; id=&quot;side-1-26&quot;&gt;&lt;img class=&quot;d-block&quot; width=&quot;80&quot; height=&quot;112&quot; src=&quot;https://one-draw.jp/ijinden/cardlist/001/card/01_026.png&quot; /&gt;&lt;div class=&quot;container-num-copies position-absolute bottom-0 start-0 px-1&quot; id=&quot;side-1-26-num-copies&quot;&gt;0&lt;/div&gt;&lt;button type=&quot;button&quot; class=&quot;btn btn-secondary btn-number btn-sm btn-pop position-absolute top-0 start-0&quot; data-type=&quot;minus&quot; data-deck=&quot;side&quot; data-id=&quot;1-26&quot;&gt;-&lt;/button&gt;&lt;button type=&quot;button&quot; class=&quot;btn btn-secondary btn-number btn-sm btn-push position-absolute top-0 end-0&quot; data-type=&quot;plus&quot; data-deck=&quot;side&quot; data-id=&quot;1-26&quot;&gt;+&lt;/button&gt;&lt;button type=&quot;button&quot; class=&quot;btn btn-secondary btn-number btn-sm btn-raise position-absolute bottom-0 end-0&quot; data-type=&quot;raise&quot; data-id=&quot;1-26&quot;&gt;^&lt;/button&gt;&lt;/div&gt;" calcext:value-type="string">
            <text:p>&lt;div class="container-card position-relative me-2 mb-2" id="side-1-26"&gt;&lt;img class="d-block" width="80" height="112" src="https://one-draw.jp/ijinden/cardlist/001/card/01_026.png" /&gt;&lt;div class="container-num-copies position-absolute bottom-0 start-0 px-1" id="side-1-26-num-copies"&gt;0&lt;/div&gt;&lt;button type="button" class="btn btn-secondary btn-number btn-sm btn-pop position-absolute top-0 start-0" data-type="minus" data-deck="side" data-id="1-26"&gt;-&lt;/button&gt;&lt;button type="button" class="btn btn-secondary btn-number btn-sm btn-push position-absolute top-0 end-0" data-type="plus" data-deck="side" data-id="1-26"&gt;+&lt;/button&gt;&lt;button type="button" class="btn btn-secondary btn-number btn-sm btn-raise position-absolute bottom-0 end-0" data-type="raise" data-id="1-26"&gt;^&lt;/button&gt;&lt;/div&gt;</text:p>
          </table:table-cell>
          <table:table-cell table:formula="of:=CONCATENATE([$HTML.$A$3];[.F66];[$HTML.$B$3];[.H66];[$HTML.$C$3];[.J66];[$HTML.$D$3];[.N66];[$HTML.$E$3];[.B66];[$HTML.$F$3];[.D66];[$HTML.$G$3];[.B66];[$HTML.$H$3];[.B66];[$HTML.$I$3];[.B66];[$HTML.$J$3];[.B66];[$HTML.$K$3];[.B66];[$HTML.$L$3];[.B66];[$HTML.$M$3];[.B66];[$HTML.$N$3];[.B66];[$HTML.$O$3])" office:value-type="string" office:string-value="&lt;tr data-expansion=&quot;15&quot; data-type=&quot;1&quot; data-color=&quot;4&quot; data-term=&quot;0&quot;&gt;&lt;td&gt;1-26&lt;/td&gt;&lt;td&gt;メアリー1世&lt;/td&gt;&lt;td&gt;&lt;div class=&quot;input-group&quot;&gt;&lt;button type=&quot;button&quot; class=&quot;btn btn-outline-secondary btn-number&quot; data-type=&quot;minus&quot; data-deck=&quot;main&quot; data-id=&quot;1-26&quot; disabled&gt;-&lt;/button&gt;&lt;input type=&quot;text&quot; class=&quot;form-control input-number&quot; name=&quot;table-main-1-26-num-copies&quot; data-deck=&quot;main&quot; data-id=&quot;1-26&quot; value=&quot;0&quot; min=&quot;0&quot; readonly /&gt;&lt;button type=&quot;button&quot; class=&quot;btn btn-outline-secondary btn-number&quot; data-type=&quot;plus&quot; data-deck=&quot;main&quot; data-id=&quot;1-26&quot;&gt;+&lt;/button&gt;&lt;/div&gt;&lt;/td&gt;&lt;td&gt;&lt;div class=&quot;input-group&quot;&gt;&lt;button type=&quot;button&quot; class=&quot;btn btn-outline-secondary btn-number&quot; data-type=&quot;minus&quot; data-deck=&quot;side&quot; data-id=&quot;1-26&quot; disabled&gt;-&lt;/button&gt;&lt;input type=&quot;text&quot; class=&quot;form-control input-number&quot; name=&quot;table-side-1-26-num-copies&quot; data-deck=&quot;side&quot; data-id=&quot;1-26&quot; value=&quot;0&quot; min=&quot;0&quot; readonly /&gt;&lt;button type=&quot;button&quot; class=&quot;btn btn-outline-secondary btn-number&quot; data-type=&quot;plus&quot; data-deck=&quot;side&quot; data-id=&quot;1-26&quot;&gt;+&lt;/button&gt;&lt;/div&gt;&lt;/td&gt;&lt;/tr&gt;" calcext:value-type="string">
            <text:p>&lt;tr data-expansion="15" data-type="1" data-color="4" data-term="0"&gt;&lt;td&gt;1-26&lt;/td&gt;&lt;td&gt;メアリー1世&lt;/td&gt;&lt;td&gt;&lt;div class="input-group"&gt;&lt;button type="button" class="btn btn-outline-secondary btn-number" data-type="minus" data-deck="main" data-id="1-26" disabled&gt;-&lt;/button&gt;&lt;input type="text" class="form-control input-number" name="table-main-1-26-num-copies" data-deck="main" data-id="1-26" value="0" min="0" readonly /&gt;&lt;button type="button" class="btn btn-outline-secondary btn-number" data-type="plus" data-deck="main" data-id="1-26"&gt;+&lt;/button&gt;&lt;/div&gt;&lt;/td&gt;&lt;td&gt;&lt;div class="input-group"&gt;&lt;button type="button" class="btn btn-outline-secondary btn-number" data-type="minus" data-deck="side" data-id="1-26" disabled&gt;-&lt;/button&gt;&lt;input type="text" class="form-control input-number" name="table-side-1-26-num-copies" data-deck="side" data-id="1-26" value="0" min="0" readonly /&gt;&lt;button type="button" class="btn btn-outline-secondary btn-number" data-type="plus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O67];[$HTML.$C$1];[.$B67];[$HTML.$D$1];[.$B67];[$HTML.$E$1];[.$B67];[$HTML.$F$1];[.$B67];[$HTML.$G$1])" office:value-type="string" office:string-value="&lt;div class=&quot;container-card position-relative me-2 mb-2&quot; id=&quot;main-1-27&quot;&gt;&lt;img class=&quot;d-block&quot; width=&quot;80&quot; height=&quot;112&quot; src=&quot;https://one-draw.jp/ijinden/cardlist/001/card/01_027.png&quot; /&gt;&lt;div class=&quot;container-num-copies position-absolute bottom-0 start-0 px-1&quot; id=&quot;main-1-27-num-copies&quot;&gt;0&lt;/div&gt;&lt;button type=&quot;button&quot; class=&quot;btn btn-secondary btn-number btn-sm btn-pop position-absolute top-0 start-0&quot; data-type=&quot;minus&quot; data-deck=&quot;main&quot; data-id=&quot;1-27&quot;&gt;-&lt;/button&gt;&lt;button type=&quot;button&quot; class=&quot;btn btn-secondary btn-number btn-sm btn-push position-absolute top-0 end-0&quot; data-type=&quot;plus&quot; data-deck=&quot;main&quot; data-id=&quot;1-27&quot;&gt;+&lt;/button&gt;&lt;button type=&quot;button&quot; class=&quot;btn btn-secondary btn-number btn-sm btn-drop position-absolute bottom-0 end-0&quot; data-type=&quot;drop&quot; data-id=&quot;1-27&quot;&gt;v&lt;/button&gt;&lt;/div&gt;" calcext:value-type="string">
            <text:p>&lt;div class="container-card position-relative me-2 mb-2" id="main-1-27"&gt;&lt;img class="d-block" width="80" height="112" src="https://one-draw.jp/ijinden/cardlist/001/card/01_027.png" /&gt;&lt;div class="container-num-copies position-absolute bottom-0 start-0 px-1" id="main-1-27-num-copies"&gt;0&lt;/div&gt;&lt;button type="button" class="btn btn-secondary btn-number btn-sm btn-pop position-absolute top-0 start-0" data-type="minus" data-deck="main" data-id="1-27"&gt;-&lt;/button&gt;&lt;button type="button" class="btn btn-secondary btn-number btn-sm btn-push position-absolute top-0 end-0" data-type="plus" data-deck="main" data-id="1-27"&gt;+&lt;/button&gt;&lt;button type="button" class="btn btn-secondary btn-number btn-sm btn-drop position-absolute bottom-0 end-0" data-type="drop" data-id="1-27"&gt;v&lt;/button&gt;&lt;/div&gt;</text:p>
          </table:table-cell>
          <table:table-cell table:formula="of:=CONCATENATE([$HTML.$A$2];[.$B67];[$HTML.$B$2];[.$O67];[$HTML.$C$2];[.$B67];[$HTML.$D$2];[.$B67];[$HTML.$E$2];[.$B67];[$HTML.$F$2];[.$B67];[$HTML.$G$2])" office:value-type="string" office:string-value="&lt;div class=&quot;container-card position-relative me-2 mb-2&quot; id=&quot;side-1-27&quot;&gt;&lt;img class=&quot;d-block&quot; width=&quot;80&quot; height=&quot;112&quot; src=&quot;https://one-draw.jp/ijinden/cardlist/001/card/01_027.png&quot; /&gt;&lt;div class=&quot;container-num-copies position-absolute bottom-0 start-0 px-1&quot; id=&quot;side-1-27-num-copies&quot;&gt;0&lt;/div&gt;&lt;button type=&quot;button&quot; class=&quot;btn btn-secondary btn-number btn-sm btn-pop position-absolute top-0 start-0&quot; data-type=&quot;minus&quot; data-deck=&quot;side&quot; data-id=&quot;1-27&quot;&gt;-&lt;/button&gt;&lt;button type=&quot;button&quot; class=&quot;btn btn-secondary btn-number btn-sm btn-push position-absolute top-0 end-0&quot; data-type=&quot;plus&quot; data-deck=&quot;side&quot; data-id=&quot;1-27&quot;&gt;+&lt;/button&gt;&lt;button type=&quot;button&quot; class=&quot;btn btn-secondary btn-number btn-sm btn-raise position-absolute bottom-0 end-0&quot; data-type=&quot;raise&quot; data-id=&quot;1-27&quot;&gt;^&lt;/button&gt;&lt;/div&gt;" calcext:value-type="string">
            <text:p>&lt;div class="container-card position-relative me-2 mb-2" id="side-1-27"&gt;&lt;img class="d-block" width="80" height="112" src="https://one-draw.jp/ijinden/cardlist/001/card/01_027.png" /&gt;&lt;div class="container-num-copies position-absolute bottom-0 start-0 px-1" id="side-1-27-num-copies"&gt;0&lt;/div&gt;&lt;button type="button" class="btn btn-secondary btn-number btn-sm btn-pop position-absolute top-0 start-0" data-type="minus" data-deck="side" data-id="1-27"&gt;-&lt;/button&gt;&lt;button type="button" class="btn btn-secondary btn-number btn-sm btn-push position-absolute top-0 end-0" data-type="plus" data-deck="side" data-id="1-27"&gt;+&lt;/button&gt;&lt;button type="button" class="btn btn-secondary btn-number btn-sm btn-raise position-absolute bottom-0 end-0" data-type="raise" data-id="1-27"&gt;^&lt;/button&gt;&lt;/div&gt;</text:p>
          </table:table-cell>
          <table:table-cell table:formula="of:=CONCATENATE([$HTML.$A$3];[.F67];[$HTML.$B$3];[.H67];[$HTML.$C$3];[.J67];[$HTML.$D$3];[.N67];[$HTML.$E$3];[.B67];[$HTML.$F$3];[.D67];[$HTML.$G$3];[.B67];[$HTML.$H$3];[.B67];[$HTML.$I$3];[.B67];[$HTML.$J$3];[.B67];[$HTML.$K$3];[.B67];[$HTML.$L$3];[.B67];[$HTML.$M$3];[.B67];[$HTML.$N$3];[.B67];[$HTML.$O$3])" office:value-type="string" office:string-value="&lt;tr data-expansion=&quot;15&quot; data-type=&quot;1&quot; data-color=&quot;4&quot; data-term=&quot;0&quot;&gt;&lt;td&gt;1-27&lt;/td&gt;&lt;td&gt;玄宗&lt;/td&gt;&lt;td&gt;&lt;div class=&quot;input-group&quot;&gt;&lt;button type=&quot;button&quot; class=&quot;btn btn-outline-secondary btn-number&quot; data-type=&quot;minus&quot; data-deck=&quot;main&quot; data-id=&quot;1-27&quot; disabled&gt;-&lt;/button&gt;&lt;input type=&quot;text&quot; class=&quot;form-control input-number&quot; name=&quot;table-main-1-27-num-copies&quot; data-deck=&quot;main&quot; data-id=&quot;1-27&quot; value=&quot;0&quot; min=&quot;0&quot; readonly /&gt;&lt;button type=&quot;button&quot; class=&quot;btn btn-outline-secondary btn-number&quot; data-type=&quot;plus&quot; data-deck=&quot;main&quot; data-id=&quot;1-27&quot;&gt;+&lt;/button&gt;&lt;/div&gt;&lt;/td&gt;&lt;td&gt;&lt;div class=&quot;input-group&quot;&gt;&lt;button type=&quot;button&quot; class=&quot;btn btn-outline-secondary btn-number&quot; data-type=&quot;minus&quot; data-deck=&quot;side&quot; data-id=&quot;1-27&quot; disabled&gt;-&lt;/button&gt;&lt;input type=&quot;text&quot; class=&quot;form-control input-number&quot; name=&quot;table-side-1-27-num-copies&quot; data-deck=&quot;side&quot; data-id=&quot;1-27&quot; value=&quot;0&quot; min=&quot;0&quot; readonly /&gt;&lt;button type=&quot;button&quot; class=&quot;btn btn-outline-secondary btn-number&quot; data-type=&quot;plus&quot; data-deck=&quot;side&quot; data-id=&quot;1-27&quot;&gt;+&lt;/button&gt;&lt;/div&gt;&lt;/td&gt;&lt;/tr&gt;" calcext:value-type="string">
            <text:p>&lt;tr data-expansion="15" data-type="1" data-color="4" data-term="0"&gt;&lt;td&gt;1-27&lt;/td&gt;&lt;td&gt;玄宗&lt;/td&gt;&lt;td&gt;&lt;div class="input-group"&gt;&lt;button type="button" class="btn btn-outline-secondary btn-number" data-type="minus" data-deck="main" data-id="1-27" disabled&gt;-&lt;/button&gt;&lt;input type="text" class="form-control input-number" name="table-main-1-27-num-copies" data-deck="main" data-id="1-27" value="0" min="0" readonly /&gt;&lt;button type="button" class="btn btn-outline-secondary btn-number" data-type="plus" data-deck="main" data-id="1-27"&gt;+&lt;/button&gt;&lt;/div&gt;&lt;/td&gt;&lt;td&gt;&lt;div class="input-group"&gt;&lt;button type="button" class="btn btn-outline-secondary btn-number" data-type="minus" data-deck="side" data-id="1-27" disabled&gt;-&lt;/button&gt;&lt;input type="text" class="form-control input-number" name="table-side-1-27-num-copies" data-deck="side" data-id="1-27" value="0" min="0" readonly /&gt;&lt;button type="button" class="btn btn-outline-secondary btn-number" data-type="plus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O68];[$HTML.$C$1];[.$B68];[$HTML.$D$1];[.$B68];[$HTML.$E$1];[.$B68];[$HTML.$F$1];[.$B68];[$HTML.$G$1])" office:value-type="string" office:string-value="&lt;div class=&quot;container-card position-relative me-2 mb-2&quot; id=&quot;main-1-28&quot;&gt;&lt;img class=&quot;d-block&quot; width=&quot;80&quot; height=&quot;112&quot; src=&quot;https://one-draw.jp/ijinden/cardlist/001/card/01_028.png&quot; /&gt;&lt;div class=&quot;container-num-copies position-absolute bottom-0 start-0 px-1&quot; id=&quot;main-1-28-num-copies&quot;&gt;0&lt;/div&gt;&lt;button type=&quot;button&quot; class=&quot;btn btn-secondary btn-number btn-sm btn-pop position-absolute top-0 start-0&quot; data-type=&quot;minus&quot; data-deck=&quot;main&quot; data-id=&quot;1-28&quot;&gt;-&lt;/button&gt;&lt;button type=&quot;button&quot; class=&quot;btn btn-secondary btn-number btn-sm btn-push position-absolute top-0 end-0&quot; data-type=&quot;plus&quot; data-deck=&quot;main&quot; data-id=&quot;1-28&quot;&gt;+&lt;/button&gt;&lt;button type=&quot;button&quot; class=&quot;btn btn-secondary btn-number btn-sm btn-drop position-absolute bottom-0 end-0&quot; data-type=&quot;drop&quot; data-id=&quot;1-28&quot;&gt;v&lt;/button&gt;&lt;/div&gt;" calcext:value-type="string">
            <text:p>&lt;div class="container-card position-relative me-2 mb-2" id="main-1-28"&gt;&lt;img class="d-block" width="80" height="112" src="https://one-draw.jp/ijinden/cardlist/001/card/01_028.png" /&gt;&lt;div class="container-num-copies position-absolute bottom-0 start-0 px-1" id="main-1-28-num-copies"&gt;0&lt;/div&gt;&lt;button type="button" class="btn btn-secondary btn-number btn-sm btn-pop position-absolute top-0 start-0" data-type="minus" data-deck="main" data-id="1-28"&gt;-&lt;/button&gt;&lt;button type="button" class="btn btn-secondary btn-number btn-sm btn-push position-absolute top-0 end-0" data-type="plus" data-deck="main" data-id="1-28"&gt;+&lt;/button&gt;&lt;button type="button" class="btn btn-secondary btn-number btn-sm btn-drop position-absolute bottom-0 end-0" data-type="drop" data-id="1-28"&gt;v&lt;/button&gt;&lt;/div&gt;</text:p>
          </table:table-cell>
          <table:table-cell table:formula="of:=CONCATENATE([$HTML.$A$2];[.$B68];[$HTML.$B$2];[.$O68];[$HTML.$C$2];[.$B68];[$HTML.$D$2];[.$B68];[$HTML.$E$2];[.$B68];[$HTML.$F$2];[.$B68];[$HTML.$G$2])" office:value-type="string" office:string-value="&lt;div class=&quot;container-card position-relative me-2 mb-2&quot; id=&quot;side-1-28&quot;&gt;&lt;img class=&quot;d-block&quot; width=&quot;80&quot; height=&quot;112&quot; src=&quot;https://one-draw.jp/ijinden/cardlist/001/card/01_028.png&quot; /&gt;&lt;div class=&quot;container-num-copies position-absolute bottom-0 start-0 px-1&quot; id=&quot;side-1-28-num-copies&quot;&gt;0&lt;/div&gt;&lt;button type=&quot;button&quot; class=&quot;btn btn-secondary btn-number btn-sm btn-pop position-absolute top-0 start-0&quot; data-type=&quot;minus&quot; data-deck=&quot;side&quot; data-id=&quot;1-28&quot;&gt;-&lt;/button&gt;&lt;button type=&quot;button&quot; class=&quot;btn btn-secondary btn-number btn-sm btn-push position-absolute top-0 end-0&quot; data-type=&quot;plus&quot; data-deck=&quot;side&quot; data-id=&quot;1-28&quot;&gt;+&lt;/button&gt;&lt;button type=&quot;button&quot; class=&quot;btn btn-secondary btn-number btn-sm btn-raise position-absolute bottom-0 end-0&quot; data-type=&quot;raise&quot; data-id=&quot;1-28&quot;&gt;^&lt;/button&gt;&lt;/div&gt;" calcext:value-type="string">
            <text:p>&lt;div class="container-card position-relative me-2 mb-2" id="side-1-28"&gt;&lt;img class="d-block" width="80" height="112" src="https://one-draw.jp/ijinden/cardlist/001/card/01_028.png" /&gt;&lt;div class="container-num-copies position-absolute bottom-0 start-0 px-1" id="side-1-28-num-copies"&gt;0&lt;/div&gt;&lt;button type="button" class="btn btn-secondary btn-number btn-sm btn-pop position-absolute top-0 start-0" data-type="minus" data-deck="side" data-id="1-28"&gt;-&lt;/button&gt;&lt;button type="button" class="btn btn-secondary btn-number btn-sm btn-push position-absolute top-0 end-0" data-type="plus" data-deck="side" data-id="1-28"&gt;+&lt;/button&gt;&lt;button type="button" class="btn btn-secondary btn-number btn-sm btn-raise position-absolute bottom-0 end-0" data-type="raise" data-id="1-28"&gt;^&lt;/button&gt;&lt;/div&gt;</text:p>
          </table:table-cell>
          <table:table-cell table:formula="of:=CONCATENATE([$HTML.$A$3];[.F68];[$HTML.$B$3];[.H68];[$HTML.$C$3];[.J68];[$HTML.$D$3];[.N68];[$HTML.$E$3];[.B68];[$HTML.$F$3];[.D68];[$HTML.$G$3];[.B68];[$HTML.$H$3];[.B68];[$HTML.$I$3];[.B68];[$HTML.$J$3];[.B68];[$HTML.$K$3];[.B68];[$HTML.$L$3];[.B68];[$HTML.$M$3];[.B68];[$HTML.$N$3];[.B68];[$HTML.$O$3])" office:value-type="string" office:string-value="&lt;tr data-expansion=&quot;15&quot; data-type=&quot;1&quot; data-color=&quot;4&quot; data-term=&quot;0&quot;&gt;&lt;td&gt;1-28&lt;/td&gt;&lt;td&gt;シャルル7世&lt;/td&gt;&lt;td&gt;&lt;div class=&quot;input-group&quot;&gt;&lt;button type=&quot;button&quot; class=&quot;btn btn-outline-secondary btn-number&quot; data-type=&quot;minus&quot; data-deck=&quot;main&quot; data-id=&quot;1-28&quot; disabled&gt;-&lt;/button&gt;&lt;input type=&quot;text&quot; class=&quot;form-control input-number&quot; name=&quot;table-main-1-28-num-copies&quot; data-deck=&quot;main&quot; data-id=&quot;1-28&quot; value=&quot;0&quot; min=&quot;0&quot; readonly /&gt;&lt;button type=&quot;button&quot; class=&quot;btn btn-outline-secondary btn-number&quot; data-type=&quot;plus&quot; data-deck=&quot;main&quot; data-id=&quot;1-28&quot;&gt;+&lt;/button&gt;&lt;/div&gt;&lt;/td&gt;&lt;td&gt;&lt;div class=&quot;input-group&quot;&gt;&lt;button type=&quot;button&quot; class=&quot;btn btn-outline-secondary btn-number&quot; data-type=&quot;minus&quot; data-deck=&quot;side&quot; data-id=&quot;1-28&quot; disabled&gt;-&lt;/button&gt;&lt;input type=&quot;text&quot; class=&quot;form-control input-number&quot; name=&quot;table-side-1-28-num-copies&quot; data-deck=&quot;side&quot; data-id=&quot;1-28&quot; value=&quot;0&quot; min=&quot;0&quot; readonly /&gt;&lt;button type=&quot;button&quot; class=&quot;btn btn-outline-secondary btn-number&quot; data-type=&quot;plus&quot; data-deck=&quot;side&quot; data-id=&quot;1-28&quot;&gt;+&lt;/button&gt;&lt;/div&gt;&lt;/td&gt;&lt;/tr&gt;" calcext:value-type="string">
            <text:p>&lt;tr data-expansion="15" data-type="1" data-color="4" data-term="0"&gt;&lt;td&gt;1-28&lt;/td&gt;&lt;td&gt;シャルル7世&lt;/td&gt;&lt;td&gt;&lt;div class="input-group"&gt;&lt;button type="button" class="btn btn-outline-secondary btn-number" data-type="minus" data-deck="main" data-id="1-28" disabled&gt;-&lt;/button&gt;&lt;input type="text" class="form-control input-number" name="table-main-1-28-num-copies" data-deck="main" data-id="1-28" value="0" min="0" readonly /&gt;&lt;button type="button" class="btn btn-outline-secondary btn-number" data-type="plus" data-deck="main" data-id="1-28"&gt;+&lt;/button&gt;&lt;/div&gt;&lt;/td&gt;&lt;td&gt;&lt;div class="input-group"&gt;&lt;button type="button" class="btn btn-outline-secondary btn-number" data-type="minus" data-deck="side" data-id="1-28" disabled&gt;-&lt;/button&gt;&lt;input type="text" class="form-control input-number" name="table-side-1-28-num-copies" data-deck="side" data-id="1-28" value="0" min="0" readonly /&gt;&lt;button type="button" class="btn btn-outline-secondary btn-number" data-type="plus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O69];[$HTML.$C$1];[.$B69];[$HTML.$D$1];[.$B69];[$HTML.$E$1];[.$B69];[$HTML.$F$1];[.$B69];[$HTML.$G$1])" office:value-type="string" office:string-value="&lt;div class=&quot;container-card position-relative me-2 mb-2&quot; id=&quot;main-1-29&quot;&gt;&lt;img class=&quot;d-block&quot; width=&quot;80&quot; height=&quot;112&quot; src=&quot;https://one-draw.jp/ijinden/cardlist/001/card/01_029.png&quot; /&gt;&lt;div class=&quot;container-num-copies position-absolute bottom-0 start-0 px-1&quot; id=&quot;main-1-29-num-copies&quot;&gt;0&lt;/div&gt;&lt;button type=&quot;button&quot; class=&quot;btn btn-secondary btn-number btn-sm btn-pop position-absolute top-0 start-0&quot; data-type=&quot;minus&quot; data-deck=&quot;main&quot; data-id=&quot;1-29&quot;&gt;-&lt;/button&gt;&lt;button type=&quot;button&quot; class=&quot;btn btn-secondary btn-number btn-sm btn-push position-absolute top-0 end-0&quot; data-type=&quot;plus&quot; data-deck=&quot;main&quot; data-id=&quot;1-29&quot;&gt;+&lt;/button&gt;&lt;button type=&quot;button&quot; class=&quot;btn btn-secondary btn-number btn-sm btn-drop position-absolute bottom-0 end-0&quot; data-type=&quot;drop&quot; data-id=&quot;1-29&quot;&gt;v&lt;/button&gt;&lt;/div&gt;" calcext:value-type="string">
            <text:p>&lt;div class="container-card position-relative me-2 mb-2" id="main-1-29"&gt;&lt;img class="d-block" width="80" height="112" src="https://one-draw.jp/ijinden/cardlist/001/card/01_029.png" /&gt;&lt;div class="container-num-copies position-absolute bottom-0 start-0 px-1" id="main-1-29-num-copies"&gt;0&lt;/div&gt;&lt;button type="button" class="btn btn-secondary btn-number btn-sm btn-pop position-absolute top-0 start-0" data-type="minus" data-deck="main" data-id="1-29"&gt;-&lt;/button&gt;&lt;button type="button" class="btn btn-secondary btn-number btn-sm btn-push position-absolute top-0 end-0" data-type="plus" data-deck="main" data-id="1-29"&gt;+&lt;/button&gt;&lt;button type="button" class="btn btn-secondary btn-number btn-sm btn-drop position-absolute bottom-0 end-0" data-type="drop" data-id="1-29"&gt;v&lt;/button&gt;&lt;/div&gt;</text:p>
          </table:table-cell>
          <table:table-cell table:formula="of:=CONCATENATE([$HTML.$A$2];[.$B69];[$HTML.$B$2];[.$O69];[$HTML.$C$2];[.$B69];[$HTML.$D$2];[.$B69];[$HTML.$E$2];[.$B69];[$HTML.$F$2];[.$B69];[$HTML.$G$2])" office:value-type="string" office:string-value="&lt;div class=&quot;container-card position-relative me-2 mb-2&quot; id=&quot;side-1-29&quot;&gt;&lt;img class=&quot;d-block&quot; width=&quot;80&quot; height=&quot;112&quot; src=&quot;https://one-draw.jp/ijinden/cardlist/001/card/01_029.png&quot; /&gt;&lt;div class=&quot;container-num-copies position-absolute bottom-0 start-0 px-1&quot; id=&quot;side-1-29-num-copies&quot;&gt;0&lt;/div&gt;&lt;button type=&quot;button&quot; class=&quot;btn btn-secondary btn-number btn-sm btn-pop position-absolute top-0 start-0&quot; data-type=&quot;minus&quot; data-deck=&quot;side&quot; data-id=&quot;1-29&quot;&gt;-&lt;/button&gt;&lt;button type=&quot;button&quot; class=&quot;btn btn-secondary btn-number btn-sm btn-push position-absolute top-0 end-0&quot; data-type=&quot;plus&quot; data-deck=&quot;side&quot; data-id=&quot;1-29&quot;&gt;+&lt;/button&gt;&lt;button type=&quot;button&quot; class=&quot;btn btn-secondary btn-number btn-sm btn-raise position-absolute bottom-0 end-0&quot; data-type=&quot;raise&quot; data-id=&quot;1-29&quot;&gt;^&lt;/button&gt;&lt;/div&gt;" calcext:value-type="string">
            <text:p>&lt;div class="container-card position-relative me-2 mb-2" id="side-1-29"&gt;&lt;img class="d-block" width="80" height="112" src="https://one-draw.jp/ijinden/cardlist/001/card/01_029.png" /&gt;&lt;div class="container-num-copies position-absolute bottom-0 start-0 px-1" id="side-1-29-num-copies"&gt;0&lt;/div&gt;&lt;button type="button" class="btn btn-secondary btn-number btn-sm btn-pop position-absolute top-0 start-0" data-type="minus" data-deck="side" data-id="1-29"&gt;-&lt;/button&gt;&lt;button type="button" class="btn btn-secondary btn-number btn-sm btn-push position-absolute top-0 end-0" data-type="plus" data-deck="side" data-id="1-29"&gt;+&lt;/button&gt;&lt;button type="button" class="btn btn-secondary btn-number btn-sm btn-raise position-absolute bottom-0 end-0" data-type="raise" data-id="1-29"&gt;^&lt;/button&gt;&lt;/div&gt;</text:p>
          </table:table-cell>
          <table:table-cell table:formula="of:=CONCATENATE([$HTML.$A$3];[.F69];[$HTML.$B$3];[.H69];[$HTML.$C$3];[.J69];[$HTML.$D$3];[.N69];[$HTML.$E$3];[.B69];[$HTML.$F$3];[.D69];[$HTML.$G$3];[.B69];[$HTML.$H$3];[.B69];[$HTML.$I$3];[.B69];[$HTML.$J$3];[.B69];[$HTML.$K$3];[.B69];[$HTML.$L$3];[.B69];[$HTML.$M$3];[.B69];[$HTML.$N$3];[.B69];[$HTML.$O$3])" office:value-type="string" office:string-value="&lt;tr data-expansion=&quot;15&quot; data-type=&quot;1&quot; data-color=&quot;4&quot; data-term=&quot;1&quot;&gt;&lt;td&gt;1-29&lt;/td&gt;&lt;td&gt;フランシスコ・ザビエル&lt;/td&gt;&lt;td&gt;&lt;div class=&quot;input-group&quot;&gt;&lt;button type=&quot;button&quot; class=&quot;btn btn-outline-secondary btn-number&quot; data-type=&quot;minus&quot; data-deck=&quot;main&quot; data-id=&quot;1-29&quot; disabled&gt;-&lt;/button&gt;&lt;input type=&quot;text&quot; class=&quot;form-control input-number&quot; name=&quot;table-main-1-29-num-copies&quot; data-deck=&quot;main&quot; data-id=&quot;1-29&quot; value=&quot;0&quot; min=&quot;0&quot; readonly /&gt;&lt;button type=&quot;button&quot; class=&quot;btn btn-outline-secondary btn-number&quot; data-type=&quot;plus&quot; data-deck=&quot;main&quot; data-id=&quot;1-29&quot;&gt;+&lt;/button&gt;&lt;/div&gt;&lt;/td&gt;&lt;td&gt;&lt;div class=&quot;input-group&quot;&gt;&lt;button type=&quot;button&quot; class=&quot;btn btn-outline-secondary btn-number&quot; data-type=&quot;minus&quot; data-deck=&quot;side&quot; data-id=&quot;1-29&quot; disabled&gt;-&lt;/button&gt;&lt;input type=&quot;text&quot; class=&quot;form-control input-number&quot; name=&quot;table-side-1-29-num-copies&quot; data-deck=&quot;side&quot; data-id=&quot;1-29&quot; value=&quot;0&quot; min=&quot;0&quot; readonly /&gt;&lt;button type=&quot;button&quot; class=&quot;btn btn-outline-secondary btn-number&quot; data-type=&quot;plus&quot; data-deck=&quot;side&quot; data-id=&quot;1-29&quot;&gt;+&lt;/button&gt;&lt;/div&gt;&lt;/td&gt;&lt;/tr&gt;" calcext:value-type="string">
            <text:p>&lt;tr data-expansion="15" data-type="1" data-color="4" data-term="1"&gt;&lt;td&gt;1-29&lt;/td&gt;&lt;td&gt;フランシスコ・ザビエル&lt;/td&gt;&lt;td&gt;&lt;div class="input-group"&gt;&lt;button type="button" class="btn btn-outline-secondary btn-number" data-type="minus" data-deck="main" data-id="1-29" disabled&gt;-&lt;/button&gt;&lt;input type="text" class="form-control input-number" name="table-main-1-29-num-copies" data-deck="main" data-id="1-29" value="0" min="0" readonly /&gt;&lt;button type="button" class="btn btn-outline-secondary btn-number" data-type="plus" data-deck="main" data-id="1-29"&gt;+&lt;/button&gt;&lt;/div&gt;&lt;/td&gt;&lt;td&gt;&lt;div class="input-group"&gt;&lt;button type="button" class="btn btn-outline-secondary btn-number" data-type="minus" data-deck="side" data-id="1-29" disabled&gt;-&lt;/button&gt;&lt;input type="text" class="form-control input-number" name="table-side-1-29-num-copies" data-deck="side" data-id="1-29" value="0" min="0" readonly /&gt;&lt;button type="button" class="btn btn-outline-secondary btn-number" data-type="plus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O70];[$HTML.$C$1];[.$B70];[$HTML.$D$1];[.$B70];[$HTML.$E$1];[.$B70];[$HTML.$F$1];[.$B70];[$HTML.$G$1])" office:value-type="string" office:string-value="&lt;div class=&quot;container-card position-relative me-2 mb-2&quot; id=&quot;main-1-30&quot;&gt;&lt;img class=&quot;d-block&quot; width=&quot;80&quot; height=&quot;112&quot; src=&quot;https://one-draw.jp/ijinden/cardlist/001/card/01_030.png&quot; /&gt;&lt;div class=&quot;container-num-copies position-absolute bottom-0 start-0 px-1&quot; id=&quot;main-1-30-num-copies&quot;&gt;0&lt;/div&gt;&lt;button type=&quot;button&quot; class=&quot;btn btn-secondary btn-number btn-sm btn-pop position-absolute top-0 start-0&quot; data-type=&quot;minus&quot; data-deck=&quot;main&quot; data-id=&quot;1-30&quot;&gt;-&lt;/button&gt;&lt;button type=&quot;button&quot; class=&quot;btn btn-secondary btn-number btn-sm btn-push position-absolute top-0 end-0&quot; data-type=&quot;plus&quot; data-deck=&quot;main&quot; data-id=&quot;1-30&quot;&gt;+&lt;/button&gt;&lt;button type=&quot;button&quot; class=&quot;btn btn-secondary btn-number btn-sm btn-drop position-absolute bottom-0 end-0&quot; data-type=&quot;drop&quot; data-id=&quot;1-30&quot;&gt;v&lt;/button&gt;&lt;/div&gt;" calcext:value-type="string">
            <text:p>&lt;div class="container-card position-relative me-2 mb-2" id="main-1-30"&gt;&lt;img class="d-block" width="80" height="112" src="https://one-draw.jp/ijinden/cardlist/001/card/01_030.png" /&gt;&lt;div class="container-num-copies position-absolute bottom-0 start-0 px-1" id="main-1-30-num-copies"&gt;0&lt;/div&gt;&lt;button type="button" class="btn btn-secondary btn-number btn-sm btn-pop position-absolute top-0 start-0" data-type="minus" data-deck="main" data-id="1-30"&gt;-&lt;/button&gt;&lt;button type="button" class="btn btn-secondary btn-number btn-sm btn-push position-absolute top-0 end-0" data-type="plus" data-deck="main" data-id="1-30"&gt;+&lt;/button&gt;&lt;button type="button" class="btn btn-secondary btn-number btn-sm btn-drop position-absolute bottom-0 end-0" data-type="drop" data-id="1-30"&gt;v&lt;/button&gt;&lt;/div&gt;</text:p>
          </table:table-cell>
          <table:table-cell table:formula="of:=CONCATENATE([$HTML.$A$2];[.$B70];[$HTML.$B$2];[.$O70];[$HTML.$C$2];[.$B70];[$HTML.$D$2];[.$B70];[$HTML.$E$2];[.$B70];[$HTML.$F$2];[.$B70];[$HTML.$G$2])" office:value-type="string" office:string-value="&lt;div class=&quot;container-card position-relative me-2 mb-2&quot; id=&quot;side-1-30&quot;&gt;&lt;img class=&quot;d-block&quot; width=&quot;80&quot; height=&quot;112&quot; src=&quot;https://one-draw.jp/ijinden/cardlist/001/card/01_030.png&quot; /&gt;&lt;div class=&quot;container-num-copies position-absolute bottom-0 start-0 px-1&quot; id=&quot;side-1-30-num-copies&quot;&gt;0&lt;/div&gt;&lt;button type=&quot;button&quot; class=&quot;btn btn-secondary btn-number btn-sm btn-pop position-absolute top-0 start-0&quot; data-type=&quot;minus&quot; data-deck=&quot;side&quot; data-id=&quot;1-30&quot;&gt;-&lt;/button&gt;&lt;button type=&quot;button&quot; class=&quot;btn btn-secondary btn-number btn-sm btn-push position-absolute top-0 end-0&quot; data-type=&quot;plus&quot; data-deck=&quot;side&quot; data-id=&quot;1-30&quot;&gt;+&lt;/button&gt;&lt;button type=&quot;button&quot; class=&quot;btn btn-secondary btn-number btn-sm btn-raise position-absolute bottom-0 end-0&quot; data-type=&quot;raise&quot; data-id=&quot;1-30&quot;&gt;^&lt;/button&gt;&lt;/div&gt;" calcext:value-type="string">
            <text:p>&lt;div class="container-card position-relative me-2 mb-2" id="side-1-30"&gt;&lt;img class="d-block" width="80" height="112" src="https://one-draw.jp/ijinden/cardlist/001/card/01_030.png" /&gt;&lt;div class="container-num-copies position-absolute bottom-0 start-0 px-1" id="side-1-30-num-copies"&gt;0&lt;/div&gt;&lt;button type="button" class="btn btn-secondary btn-number btn-sm btn-pop position-absolute top-0 start-0" data-type="minus" data-deck="side" data-id="1-30"&gt;-&lt;/button&gt;&lt;button type="button" class="btn btn-secondary btn-number btn-sm btn-push position-absolute top-0 end-0" data-type="plus" data-deck="side" data-id="1-30"&gt;+&lt;/button&gt;&lt;button type="button" class="btn btn-secondary btn-number btn-sm btn-raise position-absolute bottom-0 end-0" data-type="raise" data-id="1-30"&gt;^&lt;/button&gt;&lt;/div&gt;</text:p>
          </table:table-cell>
          <table:table-cell table:formula="of:=CONCATENATE([$HTML.$A$3];[.F70];[$HTML.$B$3];[.H70];[$HTML.$C$3];[.J70];[$HTML.$D$3];[.N70];[$HTML.$E$3];[.B70];[$HTML.$F$3];[.D70];[$HTML.$G$3];[.B70];[$HTML.$H$3];[.B70];[$HTML.$I$3];[.B70];[$HTML.$J$3];[.B70];[$HTML.$K$3];[.B70];[$HTML.$L$3];[.B70];[$HTML.$M$3];[.B70];[$HTML.$N$3];[.B70];[$HTML.$O$3])" office:value-type="string" office:string-value="&lt;tr data-expansion=&quot;15&quot; data-type=&quot;1&quot; data-color=&quot;4&quot; data-term=&quot;0&quot;&gt;&lt;td&gt;1-30&lt;/td&gt;&lt;td&gt;チンギス・ハン&lt;/td&gt;&lt;td&gt;&lt;div class=&quot;input-group&quot;&gt;&lt;button type=&quot;button&quot; class=&quot;btn btn-outline-secondary btn-number&quot; data-type=&quot;minus&quot; data-deck=&quot;main&quot; data-id=&quot;1-30&quot; disabled&gt;-&lt;/button&gt;&lt;input type=&quot;text&quot; class=&quot;form-control input-number&quot; name=&quot;table-main-1-30-num-copies&quot; data-deck=&quot;main&quot; data-id=&quot;1-30&quot; value=&quot;0&quot; min=&quot;0&quot; readonly /&gt;&lt;button type=&quot;button&quot; class=&quot;btn btn-outline-secondary btn-number&quot; data-type=&quot;plus&quot; data-deck=&quot;main&quot; data-id=&quot;1-30&quot;&gt;+&lt;/button&gt;&lt;/div&gt;&lt;/td&gt;&lt;td&gt;&lt;div class=&quot;input-group&quot;&gt;&lt;button type=&quot;button&quot; class=&quot;btn btn-outline-secondary btn-number&quot; data-type=&quot;minus&quot; data-deck=&quot;side&quot; data-id=&quot;1-30&quot; disabled&gt;-&lt;/button&gt;&lt;input type=&quot;text&quot; class=&quot;form-control input-number&quot; name=&quot;table-side-1-30-num-copies&quot; data-deck=&quot;side&quot; data-id=&quot;1-30&quot; value=&quot;0&quot; min=&quot;0&quot; readonly /&gt;&lt;button type=&quot;button&quot; class=&quot;btn btn-outline-secondary btn-number&quot; data-type=&quot;plus&quot; data-deck=&quot;side&quot; data-id=&quot;1-30&quot;&gt;+&lt;/button&gt;&lt;/div&gt;&lt;/td&gt;&lt;/tr&gt;" calcext:value-type="string">
            <text:p>&lt;tr data-expansion="15" data-type="1" data-color="4" data-term="0"&gt;&lt;td&gt;1-30&lt;/td&gt;&lt;td&gt;チンギス・ハン&lt;/td&gt;&lt;td&gt;&lt;div class="input-group"&gt;&lt;button type="button" class="btn btn-outline-secondary btn-number" data-type="minus" data-deck="main" data-id="1-30" disabled&gt;-&lt;/button&gt;&lt;input type="text" class="form-control input-number" name="table-main-1-30-num-copies" data-deck="main" data-id="1-30" value="0" min="0" readonly /&gt;&lt;button type="button" class="btn btn-outline-secondary btn-number" data-type="plus" data-deck="main" data-id="1-30"&gt;+&lt;/button&gt;&lt;/div&gt;&lt;/td&gt;&lt;td&gt;&lt;div class="input-group"&gt;&lt;button type="button" class="btn btn-outline-secondary btn-number" data-type="minus" data-deck="side" data-id="1-30" disabled&gt;-&lt;/button&gt;&lt;input type="text" class="form-control input-number" name="table-side-1-30-num-copies" data-deck="side" data-id="1-30" value="0" min="0" readonly /&gt;&lt;button type="button" class="btn btn-outline-secondary btn-number" data-type="plus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O71];[$HTML.$C$1];[.$B71];[$HTML.$D$1];[.$B71];[$HTML.$E$1];[.$B71];[$HTML.$F$1];[.$B71];[$HTML.$G$1])" office:value-type="string" office:string-value="&lt;div class=&quot;container-card position-relative me-2 mb-2&quot; id=&quot;main-1-31&quot;&gt;&lt;img class=&quot;d-block&quot; width=&quot;80&quot; height=&quot;112&quot; src=&quot;https://one-draw.jp/ijinden/cardlist/001/card/01_031.png&quot; /&gt;&lt;div class=&quot;container-num-copies position-absolute bottom-0 start-0 px-1&quot; id=&quot;main-1-31-num-copies&quot;&gt;0&lt;/div&gt;&lt;button type=&quot;button&quot; class=&quot;btn btn-secondary btn-number btn-sm btn-pop position-absolute top-0 start-0&quot; data-type=&quot;minus&quot; data-deck=&quot;main&quot; data-id=&quot;1-31&quot;&gt;-&lt;/button&gt;&lt;button type=&quot;button&quot; class=&quot;btn btn-secondary btn-number btn-sm btn-push position-absolute top-0 end-0&quot; data-type=&quot;plus&quot; data-deck=&quot;main&quot; data-id=&quot;1-31&quot;&gt;+&lt;/button&gt;&lt;button type=&quot;button&quot; class=&quot;btn btn-secondary btn-number btn-sm btn-drop position-absolute bottom-0 end-0&quot; data-type=&quot;drop&quot; data-id=&quot;1-31&quot;&gt;v&lt;/button&gt;&lt;/div&gt;" calcext:value-type="string">
            <text:p>&lt;div class="container-card position-relative me-2 mb-2" id="main-1-31"&gt;&lt;img class="d-block" width="80" height="112" src="https://one-draw.jp/ijinden/cardlist/001/card/01_031.png" /&gt;&lt;div class="container-num-copies position-absolute bottom-0 start-0 px-1" id="main-1-31-num-copies"&gt;0&lt;/div&gt;&lt;button type="button" class="btn btn-secondary btn-number btn-sm btn-pop position-absolute top-0 start-0" data-type="minus" data-deck="main" data-id="1-31"&gt;-&lt;/button&gt;&lt;button type="button" class="btn btn-secondary btn-number btn-sm btn-push position-absolute top-0 end-0" data-type="plus" data-deck="main" data-id="1-31"&gt;+&lt;/button&gt;&lt;button type="button" class="btn btn-secondary btn-number btn-sm btn-drop position-absolute bottom-0 end-0" data-type="drop" data-id="1-31"&gt;v&lt;/button&gt;&lt;/div&gt;</text:p>
          </table:table-cell>
          <table:table-cell table:formula="of:=CONCATENATE([$HTML.$A$2];[.$B71];[$HTML.$B$2];[.$O71];[$HTML.$C$2];[.$B71];[$HTML.$D$2];[.$B71];[$HTML.$E$2];[.$B71];[$HTML.$F$2];[.$B71];[$HTML.$G$2])" office:value-type="string" office:string-value="&lt;div class=&quot;container-card position-relative me-2 mb-2&quot; id=&quot;side-1-31&quot;&gt;&lt;img class=&quot;d-block&quot; width=&quot;80&quot; height=&quot;112&quot; src=&quot;https://one-draw.jp/ijinden/cardlist/001/card/01_031.png&quot; /&gt;&lt;div class=&quot;container-num-copies position-absolute bottom-0 start-0 px-1&quot; id=&quot;side-1-31-num-copies&quot;&gt;0&lt;/div&gt;&lt;button type=&quot;button&quot; class=&quot;btn btn-secondary btn-number btn-sm btn-pop position-absolute top-0 start-0&quot; data-type=&quot;minus&quot; data-deck=&quot;side&quot; data-id=&quot;1-31&quot;&gt;-&lt;/button&gt;&lt;button type=&quot;button&quot; class=&quot;btn btn-secondary btn-number btn-sm btn-push position-absolute top-0 end-0&quot; data-type=&quot;plus&quot; data-deck=&quot;side&quot; data-id=&quot;1-31&quot;&gt;+&lt;/button&gt;&lt;button type=&quot;button&quot; class=&quot;btn btn-secondary btn-number btn-sm btn-raise position-absolute bottom-0 end-0&quot; data-type=&quot;raise&quot; data-id=&quot;1-31&quot;&gt;^&lt;/button&gt;&lt;/div&gt;" calcext:value-type="string">
            <text:p>&lt;div class="container-card position-relative me-2 mb-2" id="side-1-31"&gt;&lt;img class="d-block" width="80" height="112" src="https://one-draw.jp/ijinden/cardlist/001/card/01_031.png" /&gt;&lt;div class="container-num-copies position-absolute bottom-0 start-0 px-1" id="side-1-31-num-copies"&gt;0&lt;/div&gt;&lt;button type="button" class="btn btn-secondary btn-number btn-sm btn-pop position-absolute top-0 start-0" data-type="minus" data-deck="side" data-id="1-31"&gt;-&lt;/button&gt;&lt;button type="button" class="btn btn-secondary btn-number btn-sm btn-push position-absolute top-0 end-0" data-type="plus" data-deck="side" data-id="1-31"&gt;+&lt;/button&gt;&lt;button type="button" class="btn btn-secondary btn-number btn-sm btn-raise position-absolute bottom-0 end-0" data-type="raise" data-id="1-31"&gt;^&lt;/button&gt;&lt;/div&gt;</text:p>
          </table:table-cell>
          <table:table-cell table:formula="of:=CONCATENATE([$HTML.$A$3];[.F71];[$HTML.$B$3];[.H71];[$HTML.$C$3];[.J71];[$HTML.$D$3];[.N71];[$HTML.$E$3];[.B71];[$HTML.$F$3];[.D71];[$HTML.$G$3];[.B71];[$HTML.$H$3];[.B71];[$HTML.$I$3];[.B71];[$HTML.$J$3];[.B71];[$HTML.$K$3];[.B71];[$HTML.$L$3];[.B71];[$HTML.$M$3];[.B71];[$HTML.$N$3];[.B71];[$HTML.$O$3])" office:value-type="string" office:string-value="&lt;tr data-expansion=&quot;15&quot; data-type=&quot;1&quot; data-color=&quot;4&quot; data-term=&quot;0&quot;&gt;&lt;td&gt;1-31&lt;/td&gt;&lt;td&gt;ミケランジェロ&lt;/td&gt;&lt;td&gt;&lt;div class=&quot;input-group&quot;&gt;&lt;button type=&quot;button&quot; class=&quot;btn btn-outline-secondary btn-number&quot; data-type=&quot;minus&quot; data-deck=&quot;main&quot; data-id=&quot;1-31&quot; disabled&gt;-&lt;/button&gt;&lt;input type=&quot;text&quot; class=&quot;form-control input-number&quot; name=&quot;table-main-1-31-num-copies&quot; data-deck=&quot;main&quot; data-id=&quot;1-31&quot; value=&quot;0&quot; min=&quot;0&quot; readonly /&gt;&lt;button type=&quot;button&quot; class=&quot;btn btn-outline-secondary btn-number&quot; data-type=&quot;plus&quot; data-deck=&quot;main&quot; data-id=&quot;1-31&quot;&gt;+&lt;/button&gt;&lt;/div&gt;&lt;/td&gt;&lt;td&gt;&lt;div class=&quot;input-group&quot;&gt;&lt;button type=&quot;button&quot; class=&quot;btn btn-outline-secondary btn-number&quot; data-type=&quot;minus&quot; data-deck=&quot;side&quot; data-id=&quot;1-31&quot; disabled&gt;-&lt;/button&gt;&lt;input type=&quot;text&quot; class=&quot;form-control input-number&quot; name=&quot;table-side-1-31-num-copies&quot; data-deck=&quot;side&quot; data-id=&quot;1-31&quot; value=&quot;0&quot; min=&quot;0&quot; readonly /&gt;&lt;button type=&quot;button&quot; class=&quot;btn btn-outline-secondary btn-number&quot; data-type=&quot;plus&quot; data-deck=&quot;side&quot; data-id=&quot;1-31&quot;&gt;+&lt;/button&gt;&lt;/div&gt;&lt;/td&gt;&lt;/tr&gt;" calcext:value-type="string">
            <text:p>&lt;tr data-expansion="15" data-type="1" data-color="4" data-term="0"&gt;&lt;td&gt;1-31&lt;/td&gt;&lt;td&gt;ミケランジェロ&lt;/td&gt;&lt;td&gt;&lt;div class="input-group"&gt;&lt;button type="button" class="btn btn-outline-secondary btn-number" data-type="minus" data-deck="main" data-id="1-31" disabled&gt;-&lt;/button&gt;&lt;input type="text" class="form-control input-number" name="table-main-1-31-num-copies" data-deck="main" data-id="1-31" value="0" min="0" readonly /&gt;&lt;button type="button" class="btn btn-outline-secondary btn-number" data-type="plus" data-deck="main" data-id="1-31"&gt;+&lt;/button&gt;&lt;/div&gt;&lt;/td&gt;&lt;td&gt;&lt;div class="input-group"&gt;&lt;button type="button" class="btn btn-outline-secondary btn-number" data-type="minus" data-deck="side" data-id="1-31" disabled&gt;-&lt;/button&gt;&lt;input type="text" class="form-control input-number" name="table-side-1-31-num-copies" data-deck="side" data-id="1-31" value="0" min="0" readonly /&gt;&lt;button type="button" class="btn btn-outline-secondary btn-number" data-type="plus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O72];[$HTML.$C$1];[.$B72];[$HTML.$D$1];[.$B72];[$HTML.$E$1];[.$B72];[$HTML.$F$1];[.$B72];[$HTML.$G$1])" office:value-type="string" office:string-value="&lt;div class=&quot;container-card position-relative me-2 mb-2&quot; id=&quot;main-1-32&quot;&gt;&lt;img class=&quot;d-block&quot; width=&quot;80&quot; height=&quot;112&quot; src=&quot;https://one-draw.jp/ijinden/cardlist/001/card/01_032.png&quot; /&gt;&lt;div class=&quot;container-num-copies position-absolute bottom-0 start-0 px-1&quot; id=&quot;main-1-32-num-copies&quot;&gt;0&lt;/div&gt;&lt;button type=&quot;button&quot; class=&quot;btn btn-secondary btn-number btn-sm btn-pop position-absolute top-0 start-0&quot; data-type=&quot;minus&quot; data-deck=&quot;main&quot; data-id=&quot;1-32&quot;&gt;-&lt;/button&gt;&lt;button type=&quot;button&quot; class=&quot;btn btn-secondary btn-number btn-sm btn-push position-absolute top-0 end-0&quot; data-type=&quot;plus&quot; data-deck=&quot;main&quot; data-id=&quot;1-32&quot;&gt;+&lt;/button&gt;&lt;button type=&quot;button&quot; class=&quot;btn btn-secondary btn-number btn-sm btn-drop position-absolute bottom-0 end-0&quot; data-type=&quot;drop&quot; data-id=&quot;1-32&quot;&gt;v&lt;/button&gt;&lt;/div&gt;" calcext:value-type="string">
            <text:p>&lt;div class="container-card position-relative me-2 mb-2" id="main-1-32"&gt;&lt;img class="d-block" width="80" height="112" src="https://one-draw.jp/ijinden/cardlist/001/card/01_032.png" /&gt;&lt;div class="container-num-copies position-absolute bottom-0 start-0 px-1" id="main-1-32-num-copies"&gt;0&lt;/div&gt;&lt;button type="button" class="btn btn-secondary btn-number btn-sm btn-pop position-absolute top-0 start-0" data-type="minus" data-deck="main" data-id="1-32"&gt;-&lt;/button&gt;&lt;button type="button" class="btn btn-secondary btn-number btn-sm btn-push position-absolute top-0 end-0" data-type="plus" data-deck="main" data-id="1-32"&gt;+&lt;/button&gt;&lt;button type="button" class="btn btn-secondary btn-number btn-sm btn-drop position-absolute bottom-0 end-0" data-type="drop" data-id="1-32"&gt;v&lt;/button&gt;&lt;/div&gt;</text:p>
          </table:table-cell>
          <table:table-cell table:formula="of:=CONCATENATE([$HTML.$A$2];[.$B72];[$HTML.$B$2];[.$O72];[$HTML.$C$2];[.$B72];[$HTML.$D$2];[.$B72];[$HTML.$E$2];[.$B72];[$HTML.$F$2];[.$B72];[$HTML.$G$2])" office:value-type="string" office:string-value="&lt;div class=&quot;container-card position-relative me-2 mb-2&quot; id=&quot;side-1-32&quot;&gt;&lt;img class=&quot;d-block&quot; width=&quot;80&quot; height=&quot;112&quot; src=&quot;https://one-draw.jp/ijinden/cardlist/001/card/01_032.png&quot; /&gt;&lt;div class=&quot;container-num-copies position-absolute bottom-0 start-0 px-1&quot; id=&quot;side-1-32-num-copies&quot;&gt;0&lt;/div&gt;&lt;button type=&quot;button&quot; class=&quot;btn btn-secondary btn-number btn-sm btn-pop position-absolute top-0 start-0&quot; data-type=&quot;minus&quot; data-deck=&quot;side&quot; data-id=&quot;1-32&quot;&gt;-&lt;/button&gt;&lt;button type=&quot;button&quot; class=&quot;btn btn-secondary btn-number btn-sm btn-push position-absolute top-0 end-0&quot; data-type=&quot;plus&quot; data-deck=&quot;side&quot; data-id=&quot;1-32&quot;&gt;+&lt;/button&gt;&lt;button type=&quot;button&quot; class=&quot;btn btn-secondary btn-number btn-sm btn-raise position-absolute bottom-0 end-0&quot; data-type=&quot;raise&quot; data-id=&quot;1-32&quot;&gt;^&lt;/button&gt;&lt;/div&gt;" calcext:value-type="string">
            <text:p>&lt;div class="container-card position-relative me-2 mb-2" id="side-1-32"&gt;&lt;img class="d-block" width="80" height="112" src="https://one-draw.jp/ijinden/cardlist/001/card/01_032.png" /&gt;&lt;div class="container-num-copies position-absolute bottom-0 start-0 px-1" id="side-1-32-num-copies"&gt;0&lt;/div&gt;&lt;button type="button" class="btn btn-secondary btn-number btn-sm btn-pop position-absolute top-0 start-0" data-type="minus" data-deck="side" data-id="1-32"&gt;-&lt;/button&gt;&lt;button type="button" class="btn btn-secondary btn-number btn-sm btn-push position-absolute top-0 end-0" data-type="plus" data-deck="side" data-id="1-32"&gt;+&lt;/button&gt;&lt;button type="button" class="btn btn-secondary btn-number btn-sm btn-raise position-absolute bottom-0 end-0" data-type="raise" data-id="1-32"&gt;^&lt;/button&gt;&lt;/div&gt;</text:p>
          </table:table-cell>
          <table:table-cell table:formula="of:=CONCATENATE([$HTML.$A$3];[.F72];[$HTML.$B$3];[.H72];[$HTML.$C$3];[.J72];[$HTML.$D$3];[.N72];[$HTML.$E$3];[.B72];[$HTML.$F$3];[.D72];[$HTML.$G$3];[.B72];[$HTML.$H$3];[.B72];[$HTML.$I$3];[.B72];[$HTML.$J$3];[.B72];[$HTML.$K$3];[.B72];[$HTML.$L$3];[.B72];[$HTML.$M$3];[.B72];[$HTML.$N$3];[.B72];[$HTML.$O$3])" office:value-type="string" office:string-value="&lt;tr data-expansion=&quot;15&quot; data-type=&quot;1&quot; data-color=&quot;4&quot; data-term=&quot;0&quot;&gt;&lt;td&gt;1-32&lt;/td&gt;&lt;td&gt;マリー・アントワネット&lt;/td&gt;&lt;td&gt;&lt;div class=&quot;input-group&quot;&gt;&lt;button type=&quot;button&quot; class=&quot;btn btn-outline-secondary btn-number&quot; data-type=&quot;minus&quot; data-deck=&quot;main&quot; data-id=&quot;1-32&quot; disabled&gt;-&lt;/button&gt;&lt;input type=&quot;text&quot; class=&quot;form-control input-number&quot; name=&quot;table-main-1-32-num-copies&quot; data-deck=&quot;main&quot; data-id=&quot;1-32&quot; value=&quot;0&quot; min=&quot;0&quot; readonly /&gt;&lt;button type=&quot;button&quot; class=&quot;btn btn-outline-secondary btn-number&quot; data-type=&quot;plus&quot; data-deck=&quot;main&quot; data-id=&quot;1-32&quot;&gt;+&lt;/button&gt;&lt;/div&gt;&lt;/td&gt;&lt;td&gt;&lt;div class=&quot;input-group&quot;&gt;&lt;button type=&quot;button&quot; class=&quot;btn btn-outline-secondary btn-number&quot; data-type=&quot;minus&quot; data-deck=&quot;side&quot; data-id=&quot;1-32&quot; disabled&gt;-&lt;/button&gt;&lt;input type=&quot;text&quot; class=&quot;form-control input-number&quot; name=&quot;table-side-1-32-num-copies&quot; data-deck=&quot;side&quot; data-id=&quot;1-32&quot; value=&quot;0&quot; min=&quot;0&quot; readonly /&gt;&lt;button type=&quot;button&quot; class=&quot;btn btn-outline-secondary btn-number&quot; data-type=&quot;plus&quot; data-deck=&quot;side&quot; data-id=&quot;1-32&quot;&gt;+&lt;/button&gt;&lt;/div&gt;&lt;/td&gt;&lt;/tr&gt;" calcext:value-type="string">
            <text:p>&lt;tr data-expansion="15" data-type="1" data-color="4" data-term="0"&gt;&lt;td&gt;1-32&lt;/td&gt;&lt;td&gt;マリー・アントワネット&lt;/td&gt;&lt;td&gt;&lt;div class="input-group"&gt;&lt;button type="button" class="btn btn-outline-secondary btn-number" data-type="minus" data-deck="main" data-id="1-32" disabled&gt;-&lt;/button&gt;&lt;input type="text" class="form-control input-number" name="table-main-1-32-num-copies" data-deck="main" data-id="1-32" value="0" min="0" readonly /&gt;&lt;button type="button" class="btn btn-outline-secondary btn-number" data-type="plus" data-deck="main" data-id="1-32"&gt;+&lt;/button&gt;&lt;/div&gt;&lt;/td&gt;&lt;td&gt;&lt;div class="input-group"&gt;&lt;button type="button" class="btn btn-outline-secondary btn-number" data-type="minus" data-deck="side" data-id="1-32" disabled&gt;-&lt;/button&gt;&lt;input type="text" class="form-control input-number" name="table-side-1-32-num-copies" data-deck="side" data-id="1-32" value="0" min="0" readonly /&gt;&lt;button type="button" class="btn btn-outline-secondary btn-number" data-type="plus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O73];[$HTML.$C$1];[.$B73];[$HTML.$D$1];[.$B73];[$HTML.$E$1];[.$B73];[$HTML.$F$1];[.$B73];[$HTML.$G$1])" office:value-type="string" office:string-value="&lt;div class=&quot;container-card position-relative me-2 mb-2&quot; id=&quot;main-1-33&quot;&gt;&lt;img class=&quot;d-block&quot; width=&quot;80&quot; height=&quot;112&quot; src=&quot;https://one-draw.jp/ijinden/cardlist/001/card/01_033.png&quot; /&gt;&lt;div class=&quot;container-num-copies position-absolute bottom-0 start-0 px-1&quot; id=&quot;main-1-33-num-copies&quot;&gt;0&lt;/div&gt;&lt;button type=&quot;button&quot; class=&quot;btn btn-secondary btn-number btn-sm btn-pop position-absolute top-0 start-0&quot; data-type=&quot;minus&quot; data-deck=&quot;main&quot; data-id=&quot;1-33&quot;&gt;-&lt;/button&gt;&lt;button type=&quot;button&quot; class=&quot;btn btn-secondary btn-number btn-sm btn-push position-absolute top-0 end-0&quot; data-type=&quot;plus&quot; data-deck=&quot;main&quot; data-id=&quot;1-33&quot;&gt;+&lt;/button&gt;&lt;button type=&quot;button&quot; class=&quot;btn btn-secondary btn-number btn-sm btn-drop position-absolute bottom-0 end-0&quot; data-type=&quot;drop&quot; data-id=&quot;1-33&quot;&gt;v&lt;/button&gt;&lt;/div&gt;" calcext:value-type="string">
            <text:p>&lt;div class="container-card position-relative me-2 mb-2" id="main-1-33"&gt;&lt;img class="d-block" width="80" height="112" src="https://one-draw.jp/ijinden/cardlist/001/card/01_033.png" /&gt;&lt;div class="container-num-copies position-absolute bottom-0 start-0 px-1" id="main-1-33-num-copies"&gt;0&lt;/div&gt;&lt;button type="button" class="btn btn-secondary btn-number btn-sm btn-pop position-absolute top-0 start-0" data-type="minus" data-deck="main" data-id="1-33"&gt;-&lt;/button&gt;&lt;button type="button" class="btn btn-secondary btn-number btn-sm btn-push position-absolute top-0 end-0" data-type="plus" data-deck="main" data-id="1-33"&gt;+&lt;/button&gt;&lt;button type="button" class="btn btn-secondary btn-number btn-sm btn-drop position-absolute bottom-0 end-0" data-type="drop" data-id="1-33"&gt;v&lt;/button&gt;&lt;/div&gt;</text:p>
          </table:table-cell>
          <table:table-cell table:formula="of:=CONCATENATE([$HTML.$A$2];[.$B73];[$HTML.$B$2];[.$O73];[$HTML.$C$2];[.$B73];[$HTML.$D$2];[.$B73];[$HTML.$E$2];[.$B73];[$HTML.$F$2];[.$B73];[$HTML.$G$2])" office:value-type="string" office:string-value="&lt;div class=&quot;container-card position-relative me-2 mb-2&quot; id=&quot;side-1-33&quot;&gt;&lt;img class=&quot;d-block&quot; width=&quot;80&quot; height=&quot;112&quot; src=&quot;https://one-draw.jp/ijinden/cardlist/001/card/01_033.png&quot; /&gt;&lt;div class=&quot;container-num-copies position-absolute bottom-0 start-0 px-1&quot; id=&quot;side-1-33-num-copies&quot;&gt;0&lt;/div&gt;&lt;button type=&quot;button&quot; class=&quot;btn btn-secondary btn-number btn-sm btn-pop position-absolute top-0 start-0&quot; data-type=&quot;minus&quot; data-deck=&quot;side&quot; data-id=&quot;1-33&quot;&gt;-&lt;/button&gt;&lt;button type=&quot;button&quot; class=&quot;btn btn-secondary btn-number btn-sm btn-push position-absolute top-0 end-0&quot; data-type=&quot;plus&quot; data-deck=&quot;side&quot; data-id=&quot;1-33&quot;&gt;+&lt;/button&gt;&lt;button type=&quot;button&quot; class=&quot;btn btn-secondary btn-number btn-sm btn-raise position-absolute bottom-0 end-0&quot; data-type=&quot;raise&quot; data-id=&quot;1-33&quot;&gt;^&lt;/button&gt;&lt;/div&gt;" calcext:value-type="string">
            <text:p>&lt;div class="container-card position-relative me-2 mb-2" id="side-1-33"&gt;&lt;img class="d-block" width="80" height="112" src="https://one-draw.jp/ijinden/cardlist/001/card/01_033.png" /&gt;&lt;div class="container-num-copies position-absolute bottom-0 start-0 px-1" id="side-1-33-num-copies"&gt;0&lt;/div&gt;&lt;button type="button" class="btn btn-secondary btn-number btn-sm btn-pop position-absolute top-0 start-0" data-type="minus" data-deck="side" data-id="1-33"&gt;-&lt;/button&gt;&lt;button type="button" class="btn btn-secondary btn-number btn-sm btn-push position-absolute top-0 end-0" data-type="plus" data-deck="side" data-id="1-33"&gt;+&lt;/button&gt;&lt;button type="button" class="btn btn-secondary btn-number btn-sm btn-raise position-absolute bottom-0 end-0" data-type="raise" data-id="1-33"&gt;^&lt;/button&gt;&lt;/div&gt;</text:p>
          </table:table-cell>
          <table:table-cell table:formula="of:=CONCATENATE([$HTML.$A$3];[.F73];[$HTML.$B$3];[.H73];[$HTML.$C$3];[.J73];[$HTML.$D$3];[.N73];[$HTML.$E$3];[.B73];[$HTML.$F$3];[.D73];[$HTML.$G$3];[.B73];[$HTML.$H$3];[.B73];[$HTML.$I$3];[.B73];[$HTML.$J$3];[.B73];[$HTML.$K$3];[.B73];[$HTML.$L$3];[.B73];[$HTML.$M$3];[.B73];[$HTML.$N$3];[.B73];[$HTML.$O$3])" office:value-type="string" office:string-value="&lt;tr data-expansion=&quot;15&quot; data-type=&quot;1&quot; data-color=&quot;8&quot; data-term=&quot;0&quot;&gt;&lt;td&gt;1-33&lt;/td&gt;&lt;td&gt;千利休&lt;/td&gt;&lt;td&gt;&lt;div class=&quot;input-group&quot;&gt;&lt;button type=&quot;button&quot; class=&quot;btn btn-outline-secondary btn-number&quot; data-type=&quot;minus&quot; data-deck=&quot;main&quot; data-id=&quot;1-33&quot; disabled&gt;-&lt;/button&gt;&lt;input type=&quot;text&quot; class=&quot;form-control input-number&quot; name=&quot;table-main-1-33-num-copies&quot; data-deck=&quot;main&quot; data-id=&quot;1-33&quot; value=&quot;0&quot; min=&quot;0&quot; readonly /&gt;&lt;button type=&quot;button&quot; class=&quot;btn btn-outline-secondary btn-number&quot; data-type=&quot;plus&quot; data-deck=&quot;main&quot; data-id=&quot;1-33&quot;&gt;+&lt;/button&gt;&lt;/div&gt;&lt;/td&gt;&lt;td&gt;&lt;div class=&quot;input-group&quot;&gt;&lt;button type=&quot;button&quot; class=&quot;btn btn-outline-secondary btn-number&quot; data-type=&quot;minus&quot; data-deck=&quot;side&quot; data-id=&quot;1-33&quot; disabled&gt;-&lt;/button&gt;&lt;input type=&quot;text&quot; class=&quot;form-control input-number&quot; name=&quot;table-side-1-33-num-copies&quot; data-deck=&quot;side&quot; data-id=&quot;1-33&quot; value=&quot;0&quot; min=&quot;0&quot; readonly /&gt;&lt;button type=&quot;button&quot; class=&quot;btn btn-outline-secondary btn-number&quot; data-type=&quot;plus&quot; data-deck=&quot;side&quot; data-id=&quot;1-33&quot;&gt;+&lt;/button&gt;&lt;/div&gt;&lt;/td&gt;&lt;/tr&gt;" calcext:value-type="string">
            <text:p>&lt;tr data-expansion="15" data-type="1" data-color="8" data-term="0"&gt;&lt;td&gt;1-33&lt;/td&gt;&lt;td&gt;千利休&lt;/td&gt;&lt;td&gt;&lt;div class="input-group"&gt;&lt;button type="button" class="btn btn-outline-secondary btn-number" data-type="minus" data-deck="main" data-id="1-33" disabled&gt;-&lt;/button&gt;&lt;input type="text" class="form-control input-number" name="table-main-1-33-num-copies" data-deck="main" data-id="1-33" value="0" min="0" readonly /&gt;&lt;button type="button" class="btn btn-outline-secondary btn-number" data-type="plus" data-deck="main" data-id="1-33"&gt;+&lt;/button&gt;&lt;/div&gt;&lt;/td&gt;&lt;td&gt;&lt;div class="input-group"&gt;&lt;button type="button" class="btn btn-outline-secondary btn-number" data-type="minus" data-deck="side" data-id="1-33" disabled&gt;-&lt;/button&gt;&lt;input type="text" class="form-control input-number" name="table-side-1-33-num-copies" data-deck="side" data-id="1-33" value="0" min="0" readonly /&gt;&lt;button type="button" class="btn btn-outline-secondary btn-number" data-type="plus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O74];[$HTML.$C$1];[.$B74];[$HTML.$D$1];[.$B74];[$HTML.$E$1];[.$B74];[$HTML.$F$1];[.$B74];[$HTML.$G$1])" office:value-type="string" office:string-value="&lt;div class=&quot;container-card position-relative me-2 mb-2&quot; id=&quot;main-1-34&quot;&gt;&lt;img class=&quot;d-block&quot; width=&quot;80&quot; height=&quot;112&quot; src=&quot;https://one-draw.jp/ijinden/cardlist/001/card/01_034.png&quot; /&gt;&lt;div class=&quot;container-num-copies position-absolute bottom-0 start-0 px-1&quot; id=&quot;main-1-34-num-copies&quot;&gt;0&lt;/div&gt;&lt;button type=&quot;button&quot; class=&quot;btn btn-secondary btn-number btn-sm btn-pop position-absolute top-0 start-0&quot; data-type=&quot;minus&quot; data-deck=&quot;main&quot; data-id=&quot;1-34&quot;&gt;-&lt;/button&gt;&lt;button type=&quot;button&quot; class=&quot;btn btn-secondary btn-number btn-sm btn-push position-absolute top-0 end-0&quot; data-type=&quot;plus&quot; data-deck=&quot;main&quot; data-id=&quot;1-34&quot;&gt;+&lt;/button&gt;&lt;button type=&quot;button&quot; class=&quot;btn btn-secondary btn-number btn-sm btn-drop position-absolute bottom-0 end-0&quot; data-type=&quot;drop&quot; data-id=&quot;1-34&quot;&gt;v&lt;/button&gt;&lt;/div&gt;" calcext:value-type="string">
            <text:p>&lt;div class="container-card position-relative me-2 mb-2" id="main-1-34"&gt;&lt;img class="d-block" width="80" height="112" src="https://one-draw.jp/ijinden/cardlist/001/card/01_034.png" /&gt;&lt;div class="container-num-copies position-absolute bottom-0 start-0 px-1" id="main-1-34-num-copies"&gt;0&lt;/div&gt;&lt;button type="button" class="btn btn-secondary btn-number btn-sm btn-pop position-absolute top-0 start-0" data-type="minus" data-deck="main" data-id="1-34"&gt;-&lt;/button&gt;&lt;button type="button" class="btn btn-secondary btn-number btn-sm btn-push position-absolute top-0 end-0" data-type="plus" data-deck="main" data-id="1-34"&gt;+&lt;/button&gt;&lt;button type="button" class="btn btn-secondary btn-number btn-sm btn-drop position-absolute bottom-0 end-0" data-type="drop" data-id="1-34"&gt;v&lt;/button&gt;&lt;/div&gt;</text:p>
          </table:table-cell>
          <table:table-cell table:formula="of:=CONCATENATE([$HTML.$A$2];[.$B74];[$HTML.$B$2];[.$O74];[$HTML.$C$2];[.$B74];[$HTML.$D$2];[.$B74];[$HTML.$E$2];[.$B74];[$HTML.$F$2];[.$B74];[$HTML.$G$2])" office:value-type="string" office:string-value="&lt;div class=&quot;container-card position-relative me-2 mb-2&quot; id=&quot;side-1-34&quot;&gt;&lt;img class=&quot;d-block&quot; width=&quot;80&quot; height=&quot;112&quot; src=&quot;https://one-draw.jp/ijinden/cardlist/001/card/01_034.png&quot; /&gt;&lt;div class=&quot;container-num-copies position-absolute bottom-0 start-0 px-1&quot; id=&quot;side-1-34-num-copies&quot;&gt;0&lt;/div&gt;&lt;button type=&quot;button&quot; class=&quot;btn btn-secondary btn-number btn-sm btn-pop position-absolute top-0 start-0&quot; data-type=&quot;minus&quot; data-deck=&quot;side&quot; data-id=&quot;1-34&quot;&gt;-&lt;/button&gt;&lt;button type=&quot;button&quot; class=&quot;btn btn-secondary btn-number btn-sm btn-push position-absolute top-0 end-0&quot; data-type=&quot;plus&quot; data-deck=&quot;side&quot; data-id=&quot;1-34&quot;&gt;+&lt;/button&gt;&lt;button type=&quot;button&quot; class=&quot;btn btn-secondary btn-number btn-sm btn-raise position-absolute bottom-0 end-0&quot; data-type=&quot;raise&quot; data-id=&quot;1-34&quot;&gt;^&lt;/button&gt;&lt;/div&gt;" calcext:value-type="string">
            <text:p>&lt;div class="container-card position-relative me-2 mb-2" id="side-1-34"&gt;&lt;img class="d-block" width="80" height="112" src="https://one-draw.jp/ijinden/cardlist/001/card/01_034.png" /&gt;&lt;div class="container-num-copies position-absolute bottom-0 start-0 px-1" id="side-1-34-num-copies"&gt;0&lt;/div&gt;&lt;button type="button" class="btn btn-secondary btn-number btn-sm btn-pop position-absolute top-0 start-0" data-type="minus" data-deck="side" data-id="1-34"&gt;-&lt;/button&gt;&lt;button type="button" class="btn btn-secondary btn-number btn-sm btn-push position-absolute top-0 end-0" data-type="plus" data-deck="side" data-id="1-34"&gt;+&lt;/button&gt;&lt;button type="button" class="btn btn-secondary btn-number btn-sm btn-raise position-absolute bottom-0 end-0" data-type="raise" data-id="1-34"&gt;^&lt;/button&gt;&lt;/div&gt;</text:p>
          </table:table-cell>
          <table:table-cell table:formula="of:=CONCATENATE([$HTML.$A$3];[.F74];[$HTML.$B$3];[.H74];[$HTML.$C$3];[.J74];[$HTML.$D$3];[.N74];[$HTML.$E$3];[.B74];[$HTML.$F$3];[.D74];[$HTML.$G$3];[.B74];[$HTML.$H$3];[.B74];[$HTML.$I$3];[.B74];[$HTML.$J$3];[.B74];[$HTML.$K$3];[.B74];[$HTML.$L$3];[.B74];[$HTML.$M$3];[.B74];[$HTML.$N$3];[.B74];[$HTML.$O$3])" office:value-type="string" office:string-value="&lt;tr data-expansion=&quot;15&quot; data-type=&quot;1&quot; data-color=&quot;8&quot; data-term=&quot;0&quot;&gt;&lt;td&gt;1-34&lt;/td&gt;&lt;td&gt;狩野永徳&lt;/td&gt;&lt;td&gt;&lt;div class=&quot;input-group&quot;&gt;&lt;button type=&quot;button&quot; class=&quot;btn btn-outline-secondary btn-number&quot; data-type=&quot;minus&quot; data-deck=&quot;main&quot; data-id=&quot;1-34&quot; disabled&gt;-&lt;/button&gt;&lt;input type=&quot;text&quot; class=&quot;form-control input-number&quot; name=&quot;table-main-1-34-num-copies&quot; data-deck=&quot;main&quot; data-id=&quot;1-34&quot; value=&quot;0&quot; min=&quot;0&quot; readonly /&gt;&lt;button type=&quot;button&quot; class=&quot;btn btn-outline-secondary btn-number&quot; data-type=&quot;plus&quot; data-deck=&quot;main&quot; data-id=&quot;1-34&quot;&gt;+&lt;/button&gt;&lt;/div&gt;&lt;/td&gt;&lt;td&gt;&lt;div class=&quot;input-group&quot;&gt;&lt;button type=&quot;button&quot; class=&quot;btn btn-outline-secondary btn-number&quot; data-type=&quot;minus&quot; data-deck=&quot;side&quot; data-id=&quot;1-34&quot; disabled&gt;-&lt;/button&gt;&lt;input type=&quot;text&quot; class=&quot;form-control input-number&quot; name=&quot;table-side-1-34-num-copies&quot; data-deck=&quot;side&quot; data-id=&quot;1-34&quot; value=&quot;0&quot; min=&quot;0&quot; readonly /&gt;&lt;button type=&quot;button&quot; class=&quot;btn btn-outline-secondary btn-number&quot; data-type=&quot;plus&quot; data-deck=&quot;side&quot; data-id=&quot;1-34&quot;&gt;+&lt;/button&gt;&lt;/div&gt;&lt;/td&gt;&lt;/tr&gt;" calcext:value-type="string">
            <text:p>&lt;tr data-expansion="15" data-type="1" data-color="8" data-term="0"&gt;&lt;td&gt;1-34&lt;/td&gt;&lt;td&gt;狩野永徳&lt;/td&gt;&lt;td&gt;&lt;div class="input-group"&gt;&lt;button type="button" class="btn btn-outline-secondary btn-number" data-type="minus" data-deck="main" data-id="1-34" disabled&gt;-&lt;/button&gt;&lt;input type="text" class="form-control input-number" name="table-main-1-34-num-copies" data-deck="main" data-id="1-34" value="0" min="0" readonly /&gt;&lt;button type="button" class="btn btn-outline-secondary btn-number" data-type="plus" data-deck="main" data-id="1-34"&gt;+&lt;/button&gt;&lt;/div&gt;&lt;/td&gt;&lt;td&gt;&lt;div class="input-group"&gt;&lt;button type="button" class="btn btn-outline-secondary btn-number" data-type="minus" data-deck="side" data-id="1-34" disabled&gt;-&lt;/button&gt;&lt;input type="text" class="form-control input-number" name="table-side-1-34-num-copies" data-deck="side" data-id="1-34" value="0" min="0" readonly /&gt;&lt;button type="button" class="btn btn-outline-secondary btn-number" data-type="plus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O75];[$HTML.$C$1];[.$B75];[$HTML.$D$1];[.$B75];[$HTML.$E$1];[.$B75];[$HTML.$F$1];[.$B75];[$HTML.$G$1])" office:value-type="string" office:string-value="&lt;div class=&quot;container-card position-relative me-2 mb-2&quot; id=&quot;main-1-35&quot;&gt;&lt;img class=&quot;d-block&quot; width=&quot;80&quot; height=&quot;112&quot; src=&quot;https://one-draw.jp/ijinden/cardlist/001/card/01_035.png&quot; /&gt;&lt;div class=&quot;container-num-copies position-absolute bottom-0 start-0 px-1&quot; id=&quot;main-1-35-num-copies&quot;&gt;0&lt;/div&gt;&lt;button type=&quot;button&quot; class=&quot;btn btn-secondary btn-number btn-sm btn-pop position-absolute top-0 start-0&quot; data-type=&quot;minus&quot; data-deck=&quot;main&quot; data-id=&quot;1-35&quot;&gt;-&lt;/button&gt;&lt;button type=&quot;button&quot; class=&quot;btn btn-secondary btn-number btn-sm btn-push position-absolute top-0 end-0&quot; data-type=&quot;plus&quot; data-deck=&quot;main&quot; data-id=&quot;1-35&quot;&gt;+&lt;/button&gt;&lt;button type=&quot;button&quot; class=&quot;btn btn-secondary btn-number btn-sm btn-drop position-absolute bottom-0 end-0&quot; data-type=&quot;drop&quot; data-id=&quot;1-35&quot;&gt;v&lt;/button&gt;&lt;/div&gt;" calcext:value-type="string">
            <text:p>&lt;div class="container-card position-relative me-2 mb-2" id="main-1-35"&gt;&lt;img class="d-block" width="80" height="112" src="https://one-draw.jp/ijinden/cardlist/001/card/01_035.png" /&gt;&lt;div class="container-num-copies position-absolute bottom-0 start-0 px-1" id="main-1-35-num-copies"&gt;0&lt;/div&gt;&lt;button type="button" class="btn btn-secondary btn-number btn-sm btn-pop position-absolute top-0 start-0" data-type="minus" data-deck="main" data-id="1-35"&gt;-&lt;/button&gt;&lt;button type="button" class="btn btn-secondary btn-number btn-sm btn-push position-absolute top-0 end-0" data-type="plus" data-deck="main" data-id="1-35"&gt;+&lt;/button&gt;&lt;button type="button" class="btn btn-secondary btn-number btn-sm btn-drop position-absolute bottom-0 end-0" data-type="drop" data-id="1-35"&gt;v&lt;/button&gt;&lt;/div&gt;</text:p>
          </table:table-cell>
          <table:table-cell table:formula="of:=CONCATENATE([$HTML.$A$2];[.$B75];[$HTML.$B$2];[.$O75];[$HTML.$C$2];[.$B75];[$HTML.$D$2];[.$B75];[$HTML.$E$2];[.$B75];[$HTML.$F$2];[.$B75];[$HTML.$G$2])" office:value-type="string" office:string-value="&lt;div class=&quot;container-card position-relative me-2 mb-2&quot; id=&quot;side-1-35&quot;&gt;&lt;img class=&quot;d-block&quot; width=&quot;80&quot; height=&quot;112&quot; src=&quot;https://one-draw.jp/ijinden/cardlist/001/card/01_035.png&quot; /&gt;&lt;div class=&quot;container-num-copies position-absolute bottom-0 start-0 px-1&quot; id=&quot;side-1-35-num-copies&quot;&gt;0&lt;/div&gt;&lt;button type=&quot;button&quot; class=&quot;btn btn-secondary btn-number btn-sm btn-pop position-absolute top-0 start-0&quot; data-type=&quot;minus&quot; data-deck=&quot;side&quot; data-id=&quot;1-35&quot;&gt;-&lt;/button&gt;&lt;button type=&quot;button&quot; class=&quot;btn btn-secondary btn-number btn-sm btn-push position-absolute top-0 end-0&quot; data-type=&quot;plus&quot; data-deck=&quot;side&quot; data-id=&quot;1-35&quot;&gt;+&lt;/button&gt;&lt;button type=&quot;button&quot; class=&quot;btn btn-secondary btn-number btn-sm btn-raise position-absolute bottom-0 end-0&quot; data-type=&quot;raise&quot; data-id=&quot;1-35&quot;&gt;^&lt;/button&gt;&lt;/div&gt;" calcext:value-type="string">
            <text:p>&lt;div class="container-card position-relative me-2 mb-2" id="side-1-35"&gt;&lt;img class="d-block" width="80" height="112" src="https://one-draw.jp/ijinden/cardlist/001/card/01_035.png" /&gt;&lt;div class="container-num-copies position-absolute bottom-0 start-0 px-1" id="side-1-35-num-copies"&gt;0&lt;/div&gt;&lt;button type="button" class="btn btn-secondary btn-number btn-sm btn-pop position-absolute top-0 start-0" data-type="minus" data-deck="side" data-id="1-35"&gt;-&lt;/button&gt;&lt;button type="button" class="btn btn-secondary btn-number btn-sm btn-push position-absolute top-0 end-0" data-type="plus" data-deck="side" data-id="1-35"&gt;+&lt;/button&gt;&lt;button type="button" class="btn btn-secondary btn-number btn-sm btn-raise position-absolute bottom-0 end-0" data-type="raise" data-id="1-35"&gt;^&lt;/button&gt;&lt;/div&gt;</text:p>
          </table:table-cell>
          <table:table-cell table:formula="of:=CONCATENATE([$HTML.$A$3];[.F75];[$HTML.$B$3];[.H75];[$HTML.$C$3];[.J75];[$HTML.$D$3];[.N75];[$HTML.$E$3];[.B75];[$HTML.$F$3];[.D75];[$HTML.$G$3];[.B75];[$HTML.$H$3];[.B75];[$HTML.$I$3];[.B75];[$HTML.$J$3];[.B75];[$HTML.$K$3];[.B75];[$HTML.$L$3];[.B75];[$HTML.$M$3];[.B75];[$HTML.$N$3];[.B75];[$HTML.$O$3])" office:value-type="string" office:string-value="&lt;tr data-expansion=&quot;15&quot; data-type=&quot;1&quot; data-color=&quot;8&quot; data-term=&quot;0&quot;&gt;&lt;td&gt;1-35&lt;/td&gt;&lt;td&gt;安倍晴明&lt;/td&gt;&lt;td&gt;&lt;div class=&quot;input-group&quot;&gt;&lt;button type=&quot;button&quot; class=&quot;btn btn-outline-secondary btn-number&quot; data-type=&quot;minus&quot; data-deck=&quot;main&quot; data-id=&quot;1-35&quot; disabled&gt;-&lt;/button&gt;&lt;input type=&quot;text&quot; class=&quot;form-control input-number&quot; name=&quot;table-main-1-35-num-copies&quot; data-deck=&quot;main&quot; data-id=&quot;1-35&quot; value=&quot;0&quot; min=&quot;0&quot; readonly /&gt;&lt;button type=&quot;button&quot; class=&quot;btn btn-outline-secondary btn-number&quot; data-type=&quot;plus&quot; data-deck=&quot;main&quot; data-id=&quot;1-35&quot;&gt;+&lt;/button&gt;&lt;/div&gt;&lt;/td&gt;&lt;td&gt;&lt;div class=&quot;input-group&quot;&gt;&lt;button type=&quot;button&quot; class=&quot;btn btn-outline-secondary btn-number&quot; data-type=&quot;minus&quot; data-deck=&quot;side&quot; data-id=&quot;1-35&quot; disabled&gt;-&lt;/button&gt;&lt;input type=&quot;text&quot; class=&quot;form-control input-number&quot; name=&quot;table-side-1-35-num-copies&quot; data-deck=&quot;side&quot; data-id=&quot;1-35&quot; value=&quot;0&quot; min=&quot;0&quot; readonly /&gt;&lt;button type=&quot;button&quot; class=&quot;btn btn-outline-secondary btn-number&quot; data-type=&quot;plus&quot; data-deck=&quot;side&quot; data-id=&quot;1-35&quot;&gt;+&lt;/button&gt;&lt;/div&gt;&lt;/td&gt;&lt;/tr&gt;" calcext:value-type="string">
            <text:p>&lt;tr data-expansion="15" data-type="1" data-color="8" data-term="0"&gt;&lt;td&gt;1-35&lt;/td&gt;&lt;td&gt;安倍晴明&lt;/td&gt;&lt;td&gt;&lt;div class="input-group"&gt;&lt;button type="button" class="btn btn-outline-secondary btn-number" data-type="minus" data-deck="main" data-id="1-35" disabled&gt;-&lt;/button&gt;&lt;input type="text" class="form-control input-number" name="table-main-1-35-num-copies" data-deck="main" data-id="1-35" value="0" min="0" readonly /&gt;&lt;button type="button" class="btn btn-outline-secondary btn-number" data-type="plus" data-deck="main" data-id="1-35"&gt;+&lt;/button&gt;&lt;/div&gt;&lt;/td&gt;&lt;td&gt;&lt;div class="input-group"&gt;&lt;button type="button" class="btn btn-outline-secondary btn-number" data-type="minus" data-deck="side" data-id="1-35" disabled&gt;-&lt;/button&gt;&lt;input type="text" class="form-control input-number" name="table-side-1-35-num-copies" data-deck="side" data-id="1-35" value="0" min="0" readonly /&gt;&lt;button type="button" class="btn btn-outline-secondary btn-number" data-type="plus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O76];[$HTML.$C$1];[.$B76];[$HTML.$D$1];[.$B76];[$HTML.$E$1];[.$B76];[$HTML.$F$1];[.$B76];[$HTML.$G$1])" office:value-type="string" office:string-value="&lt;div class=&quot;container-card position-relative me-2 mb-2&quot; id=&quot;main-1-36&quot;&gt;&lt;img class=&quot;d-block&quot; width=&quot;80&quot; height=&quot;112&quot; src=&quot;https://one-draw.jp/ijinden/cardlist/001/card/01_036.png&quot; /&gt;&lt;div class=&quot;container-num-copies position-absolute bottom-0 start-0 px-1&quot; id=&quot;main-1-36-num-copies&quot;&gt;0&lt;/div&gt;&lt;button type=&quot;button&quot; class=&quot;btn btn-secondary btn-number btn-sm btn-pop position-absolute top-0 start-0&quot; data-type=&quot;minus&quot; data-deck=&quot;main&quot; data-id=&quot;1-36&quot;&gt;-&lt;/button&gt;&lt;button type=&quot;button&quot; class=&quot;btn btn-secondary btn-number btn-sm btn-push position-absolute top-0 end-0&quot; data-type=&quot;plus&quot; data-deck=&quot;main&quot; data-id=&quot;1-36&quot;&gt;+&lt;/button&gt;&lt;button type=&quot;button&quot; class=&quot;btn btn-secondary btn-number btn-sm btn-drop position-absolute bottom-0 end-0&quot; data-type=&quot;drop&quot; data-id=&quot;1-36&quot;&gt;v&lt;/button&gt;&lt;/div&gt;" calcext:value-type="string">
            <text:p>&lt;div class="container-card position-relative me-2 mb-2" id="main-1-36"&gt;&lt;img class="d-block" width="80" height="112" src="https://one-draw.jp/ijinden/cardlist/001/card/01_036.png" /&gt;&lt;div class="container-num-copies position-absolute bottom-0 start-0 px-1" id="main-1-36-num-copies"&gt;0&lt;/div&gt;&lt;button type="button" class="btn btn-secondary btn-number btn-sm btn-pop position-absolute top-0 start-0" data-type="minus" data-deck="main" data-id="1-36"&gt;-&lt;/button&gt;&lt;button type="button" class="btn btn-secondary btn-number btn-sm btn-push position-absolute top-0 end-0" data-type="plus" data-deck="main" data-id="1-36"&gt;+&lt;/button&gt;&lt;button type="button" class="btn btn-secondary btn-number btn-sm btn-drop position-absolute bottom-0 end-0" data-type="drop" data-id="1-36"&gt;v&lt;/button&gt;&lt;/div&gt;</text:p>
          </table:table-cell>
          <table:table-cell table:formula="of:=CONCATENATE([$HTML.$A$2];[.$B76];[$HTML.$B$2];[.$O76];[$HTML.$C$2];[.$B76];[$HTML.$D$2];[.$B76];[$HTML.$E$2];[.$B76];[$HTML.$F$2];[.$B76];[$HTML.$G$2])" office:value-type="string" office:string-value="&lt;div class=&quot;container-card position-relative me-2 mb-2&quot; id=&quot;side-1-36&quot;&gt;&lt;img class=&quot;d-block&quot; width=&quot;80&quot; height=&quot;112&quot; src=&quot;https://one-draw.jp/ijinden/cardlist/001/card/01_036.png&quot; /&gt;&lt;div class=&quot;container-num-copies position-absolute bottom-0 start-0 px-1&quot; id=&quot;side-1-36-num-copies&quot;&gt;0&lt;/div&gt;&lt;button type=&quot;button&quot; class=&quot;btn btn-secondary btn-number btn-sm btn-pop position-absolute top-0 start-0&quot; data-type=&quot;minus&quot; data-deck=&quot;side&quot; data-id=&quot;1-36&quot;&gt;-&lt;/button&gt;&lt;button type=&quot;button&quot; class=&quot;btn btn-secondary btn-number btn-sm btn-push position-absolute top-0 end-0&quot; data-type=&quot;plus&quot; data-deck=&quot;side&quot; data-id=&quot;1-36&quot;&gt;+&lt;/button&gt;&lt;button type=&quot;button&quot; class=&quot;btn btn-secondary btn-number btn-sm btn-raise position-absolute bottom-0 end-0&quot; data-type=&quot;raise&quot; data-id=&quot;1-36&quot;&gt;^&lt;/button&gt;&lt;/div&gt;" calcext:value-type="string">
            <text:p>&lt;div class="container-card position-relative me-2 mb-2" id="side-1-36"&gt;&lt;img class="d-block" width="80" height="112" src="https://one-draw.jp/ijinden/cardlist/001/card/01_036.png" /&gt;&lt;div class="container-num-copies position-absolute bottom-0 start-0 px-1" id="side-1-36-num-copies"&gt;0&lt;/div&gt;&lt;button type="button" class="btn btn-secondary btn-number btn-sm btn-pop position-absolute top-0 start-0" data-type="minus" data-deck="side" data-id="1-36"&gt;-&lt;/button&gt;&lt;button type="button" class="btn btn-secondary btn-number btn-sm btn-push position-absolute top-0 end-0" data-type="plus" data-deck="side" data-id="1-36"&gt;+&lt;/button&gt;&lt;button type="button" class="btn btn-secondary btn-number btn-sm btn-raise position-absolute bottom-0 end-0" data-type="raise" data-id="1-36"&gt;^&lt;/button&gt;&lt;/div&gt;</text:p>
          </table:table-cell>
          <table:table-cell table:formula="of:=CONCATENATE([$HTML.$A$3];[.F76];[$HTML.$B$3];[.H76];[$HTML.$C$3];[.J76];[$HTML.$D$3];[.N76];[$HTML.$E$3];[.B76];[$HTML.$F$3];[.D76];[$HTML.$G$3];[.B76];[$HTML.$H$3];[.B76];[$HTML.$I$3];[.B76];[$HTML.$J$3];[.B76];[$HTML.$K$3];[.B76];[$HTML.$L$3];[.B76];[$HTML.$M$3];[.B76];[$HTML.$N$3];[.B76];[$HTML.$O$3])" office:value-type="string" office:string-value="&lt;tr data-expansion=&quot;15&quot; data-type=&quot;1&quot; data-color=&quot;8&quot; data-term=&quot;2&quot;&gt;&lt;td&gt;1-36&lt;/td&gt;&lt;td&gt;吉田兼好&lt;/td&gt;&lt;td&gt;&lt;div class=&quot;input-group&quot;&gt;&lt;button type=&quot;button&quot; class=&quot;btn btn-outline-secondary btn-number&quot; data-type=&quot;minus&quot; data-deck=&quot;main&quot; data-id=&quot;1-36&quot; disabled&gt;-&lt;/button&gt;&lt;input type=&quot;text&quot; class=&quot;form-control input-number&quot; name=&quot;table-main-1-36-num-copies&quot; data-deck=&quot;main&quot; data-id=&quot;1-36&quot; value=&quot;0&quot; min=&quot;0&quot; readonly /&gt;&lt;button type=&quot;button&quot; class=&quot;btn btn-outline-secondary btn-number&quot; data-type=&quot;plus&quot; data-deck=&quot;main&quot; data-id=&quot;1-36&quot;&gt;+&lt;/button&gt;&lt;/div&gt;&lt;/td&gt;&lt;td&gt;&lt;div class=&quot;input-group&quot;&gt;&lt;button type=&quot;button&quot; class=&quot;btn btn-outline-secondary btn-number&quot; data-type=&quot;minus&quot; data-deck=&quot;side&quot; data-id=&quot;1-36&quot; disabled&gt;-&lt;/button&gt;&lt;input type=&quot;text&quot; class=&quot;form-control input-number&quot; name=&quot;table-side-1-36-num-copies&quot; data-deck=&quot;side&quot; data-id=&quot;1-36&quot; value=&quot;0&quot; min=&quot;0&quot; readonly /&gt;&lt;button type=&quot;button&quot; class=&quot;btn btn-outline-secondary btn-number&quot; data-type=&quot;plus&quot; data-deck=&quot;side&quot; data-id=&quot;1-36&quot;&gt;+&lt;/button&gt;&lt;/div&gt;&lt;/td&gt;&lt;/tr&gt;" calcext:value-type="string">
            <text:p>&lt;tr data-expansion="15" data-type="1" data-color="8" data-term="2"&gt;&lt;td&gt;1-36&lt;/td&gt;&lt;td&gt;吉田兼好&lt;/td&gt;&lt;td&gt;&lt;div class="input-group"&gt;&lt;button type="button" class="btn btn-outline-secondary btn-number" data-type="minus" data-deck="main" data-id="1-36" disabled&gt;-&lt;/button&gt;&lt;input type="text" class="form-control input-number" name="table-main-1-36-num-copies" data-deck="main" data-id="1-36" value="0" min="0" readonly /&gt;&lt;button type="button" class="btn btn-outline-secondary btn-number" data-type="plus" data-deck="main" data-id="1-36"&gt;+&lt;/button&gt;&lt;/div&gt;&lt;/td&gt;&lt;td&gt;&lt;div class="input-group"&gt;&lt;button type="button" class="btn btn-outline-secondary btn-number" data-type="minus" data-deck="side" data-id="1-36" disabled&gt;-&lt;/button&gt;&lt;input type="text" class="form-control input-number" name="table-side-1-36-num-copies" data-deck="side" data-id="1-36" value="0" min="0" readonly /&gt;&lt;button type="button" class="btn btn-outline-secondary btn-number" data-type="plus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O77];[$HTML.$C$1];[.$B77];[$HTML.$D$1];[.$B77];[$HTML.$E$1];[.$B77];[$HTML.$F$1];[.$B77];[$HTML.$G$1])" office:value-type="string" office:string-value="&lt;div class=&quot;container-card position-relative me-2 mb-2&quot; id=&quot;main-1-37&quot;&gt;&lt;img class=&quot;d-block&quot; width=&quot;80&quot; height=&quot;112&quot; src=&quot;https://one-draw.jp/ijinden/cardlist/001/card/01_037.png&quot; /&gt;&lt;div class=&quot;container-num-copies position-absolute bottom-0 start-0 px-1&quot; id=&quot;main-1-37-num-copies&quot;&gt;0&lt;/div&gt;&lt;button type=&quot;button&quot; class=&quot;btn btn-secondary btn-number btn-sm btn-pop position-absolute top-0 start-0&quot; data-type=&quot;minus&quot; data-deck=&quot;main&quot; data-id=&quot;1-37&quot;&gt;-&lt;/button&gt;&lt;button type=&quot;button&quot; class=&quot;btn btn-secondary btn-number btn-sm btn-push position-absolute top-0 end-0&quot; data-type=&quot;plus&quot; data-deck=&quot;main&quot; data-id=&quot;1-37&quot;&gt;+&lt;/button&gt;&lt;button type=&quot;button&quot; class=&quot;btn btn-secondary btn-number btn-sm btn-drop position-absolute bottom-0 end-0&quot; data-type=&quot;drop&quot; data-id=&quot;1-37&quot;&gt;v&lt;/button&gt;&lt;/div&gt;" calcext:value-type="string">
            <text:p>&lt;div class="container-card position-relative me-2 mb-2" id="main-1-37"&gt;&lt;img class="d-block" width="80" height="112" src="https://one-draw.jp/ijinden/cardlist/001/card/01_037.png" /&gt;&lt;div class="container-num-copies position-absolute bottom-0 start-0 px-1" id="main-1-37-num-copies"&gt;0&lt;/div&gt;&lt;button type="button" class="btn btn-secondary btn-number btn-sm btn-pop position-absolute top-0 start-0" data-type="minus" data-deck="main" data-id="1-37"&gt;-&lt;/button&gt;&lt;button type="button" class="btn btn-secondary btn-number btn-sm btn-push position-absolute top-0 end-0" data-type="plus" data-deck="main" data-id="1-37"&gt;+&lt;/button&gt;&lt;button type="button" class="btn btn-secondary btn-number btn-sm btn-drop position-absolute bottom-0 end-0" data-type="drop" data-id="1-37"&gt;v&lt;/button&gt;&lt;/div&gt;</text:p>
          </table:table-cell>
          <table:table-cell table:formula="of:=CONCATENATE([$HTML.$A$2];[.$B77];[$HTML.$B$2];[.$O77];[$HTML.$C$2];[.$B77];[$HTML.$D$2];[.$B77];[$HTML.$E$2];[.$B77];[$HTML.$F$2];[.$B77];[$HTML.$G$2])" office:value-type="string" office:string-value="&lt;div class=&quot;container-card position-relative me-2 mb-2&quot; id=&quot;side-1-37&quot;&gt;&lt;img class=&quot;d-block&quot; width=&quot;80&quot; height=&quot;112&quot; src=&quot;https://one-draw.jp/ijinden/cardlist/001/card/01_037.png&quot; /&gt;&lt;div class=&quot;container-num-copies position-absolute bottom-0 start-0 px-1&quot; id=&quot;side-1-37-num-copies&quot;&gt;0&lt;/div&gt;&lt;button type=&quot;button&quot; class=&quot;btn btn-secondary btn-number btn-sm btn-pop position-absolute top-0 start-0&quot; data-type=&quot;minus&quot; data-deck=&quot;side&quot; data-id=&quot;1-37&quot;&gt;-&lt;/button&gt;&lt;button type=&quot;button&quot; class=&quot;btn btn-secondary btn-number btn-sm btn-push position-absolute top-0 end-0&quot; data-type=&quot;plus&quot; data-deck=&quot;side&quot; data-id=&quot;1-37&quot;&gt;+&lt;/button&gt;&lt;button type=&quot;button&quot; class=&quot;btn btn-secondary btn-number btn-sm btn-raise position-absolute bottom-0 end-0&quot; data-type=&quot;raise&quot; data-id=&quot;1-37&quot;&gt;^&lt;/button&gt;&lt;/div&gt;" calcext:value-type="string">
            <text:p>&lt;div class="container-card position-relative me-2 mb-2" id="side-1-37"&gt;&lt;img class="d-block" width="80" height="112" src="https://one-draw.jp/ijinden/cardlist/001/card/01_037.png" /&gt;&lt;div class="container-num-copies position-absolute bottom-0 start-0 px-1" id="side-1-37-num-copies"&gt;0&lt;/div&gt;&lt;button type="button" class="btn btn-secondary btn-number btn-sm btn-pop position-absolute top-0 start-0" data-type="minus" data-deck="side" data-id="1-37"&gt;-&lt;/button&gt;&lt;button type="button" class="btn btn-secondary btn-number btn-sm btn-push position-absolute top-0 end-0" data-type="plus" data-deck="side" data-id="1-37"&gt;+&lt;/button&gt;&lt;button type="button" class="btn btn-secondary btn-number btn-sm btn-raise position-absolute bottom-0 end-0" data-type="raise" data-id="1-37"&gt;^&lt;/button&gt;&lt;/div&gt;</text:p>
          </table:table-cell>
          <table:table-cell table:formula="of:=CONCATENATE([$HTML.$A$3];[.F77];[$HTML.$B$3];[.H77];[$HTML.$C$3];[.J77];[$HTML.$D$3];[.N77];[$HTML.$E$3];[.B77];[$HTML.$F$3];[.D77];[$HTML.$G$3];[.B77];[$HTML.$H$3];[.B77];[$HTML.$I$3];[.B77];[$HTML.$J$3];[.B77];[$HTML.$K$3];[.B77];[$HTML.$L$3];[.B77];[$HTML.$M$3];[.B77];[$HTML.$N$3];[.B77];[$HTML.$O$3])" office:value-type="string" office:string-value="&lt;tr data-expansion=&quot;15&quot; data-type=&quot;1&quot; data-color=&quot;8&quot; data-term=&quot;0&quot;&gt;&lt;td&gt;1-37&lt;/td&gt;&lt;td&gt;蘆屋道満&lt;/td&gt;&lt;td&gt;&lt;div class=&quot;input-group&quot;&gt;&lt;button type=&quot;button&quot; class=&quot;btn btn-outline-secondary btn-number&quot; data-type=&quot;minus&quot; data-deck=&quot;main&quot; data-id=&quot;1-37&quot; disabled&gt;-&lt;/button&gt;&lt;input type=&quot;text&quot; class=&quot;form-control input-number&quot; name=&quot;table-main-1-37-num-copies&quot; data-deck=&quot;main&quot; data-id=&quot;1-37&quot; value=&quot;0&quot; min=&quot;0&quot; readonly /&gt;&lt;button type=&quot;button&quot; class=&quot;btn btn-outline-secondary btn-number&quot; data-type=&quot;plus&quot; data-deck=&quot;main&quot; data-id=&quot;1-37&quot;&gt;+&lt;/button&gt;&lt;/div&gt;&lt;/td&gt;&lt;td&gt;&lt;div class=&quot;input-group&quot;&gt;&lt;button type=&quot;button&quot; class=&quot;btn btn-outline-secondary btn-number&quot; data-type=&quot;minus&quot; data-deck=&quot;side&quot; data-id=&quot;1-37&quot; disabled&gt;-&lt;/button&gt;&lt;input type=&quot;text&quot; class=&quot;form-control input-number&quot; name=&quot;table-side-1-37-num-copies&quot; data-deck=&quot;side&quot; data-id=&quot;1-37&quot; value=&quot;0&quot; min=&quot;0&quot; readonly /&gt;&lt;button type=&quot;button&quot; class=&quot;btn btn-outline-secondary btn-number&quot; data-type=&quot;plus&quot; data-deck=&quot;side&quot; data-id=&quot;1-37&quot;&gt;+&lt;/button&gt;&lt;/div&gt;&lt;/td&gt;&lt;/tr&gt;" calcext:value-type="string">
            <text:p>&lt;tr data-expansion="15" data-type="1" data-color="8" data-term="0"&gt;&lt;td&gt;1-37&lt;/td&gt;&lt;td&gt;蘆屋道満&lt;/td&gt;&lt;td&gt;&lt;div class="input-group"&gt;&lt;button type="button" class="btn btn-outline-secondary btn-number" data-type="minus" data-deck="main" data-id="1-37" disabled&gt;-&lt;/button&gt;&lt;input type="text" class="form-control input-number" name="table-main-1-37-num-copies" data-deck="main" data-id="1-37" value="0" min="0" readonly /&gt;&lt;button type="button" class="btn btn-outline-secondary btn-number" data-type="plus" data-deck="main" data-id="1-37"&gt;+&lt;/button&gt;&lt;/div&gt;&lt;/td&gt;&lt;td&gt;&lt;div class="input-group"&gt;&lt;button type="button" class="btn btn-outline-secondary btn-number" data-type="minus" data-deck="side" data-id="1-37" disabled&gt;-&lt;/button&gt;&lt;input type="text" class="form-control input-number" name="table-side-1-37-num-copies" data-deck="side" data-id="1-37" value="0" min="0" readonly /&gt;&lt;button type="button" class="btn btn-outline-secondary btn-number" data-type="plus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O78];[$HTML.$C$1];[.$B78];[$HTML.$D$1];[.$B78];[$HTML.$E$1];[.$B78];[$HTML.$F$1];[.$B78];[$HTML.$G$1])" office:value-type="string" office:string-value="&lt;div class=&quot;container-card position-relative me-2 mb-2&quot; id=&quot;main-1-38&quot;&gt;&lt;img class=&quot;d-block&quot; width=&quot;80&quot; height=&quot;112&quot; src=&quot;https://one-draw.jp/ijinden/cardlist/001/card/01_038.png&quot; /&gt;&lt;div class=&quot;container-num-copies position-absolute bottom-0 start-0 px-1&quot; id=&quot;main-1-38-num-copies&quot;&gt;0&lt;/div&gt;&lt;button type=&quot;button&quot; class=&quot;btn btn-secondary btn-number btn-sm btn-pop position-absolute top-0 start-0&quot; data-type=&quot;minus&quot; data-deck=&quot;main&quot; data-id=&quot;1-38&quot;&gt;-&lt;/button&gt;&lt;button type=&quot;button&quot; class=&quot;btn btn-secondary btn-number btn-sm btn-push position-absolute top-0 end-0&quot; data-type=&quot;plus&quot; data-deck=&quot;main&quot; data-id=&quot;1-38&quot;&gt;+&lt;/button&gt;&lt;button type=&quot;button&quot; class=&quot;btn btn-secondary btn-number btn-sm btn-drop position-absolute bottom-0 end-0&quot; data-type=&quot;drop&quot; data-id=&quot;1-38&quot;&gt;v&lt;/button&gt;&lt;/div&gt;" calcext:value-type="string">
            <text:p>&lt;div class="container-card position-relative me-2 mb-2" id="main-1-38"&gt;&lt;img class="d-block" width="80" height="112" src="https://one-draw.jp/ijinden/cardlist/001/card/01_038.png" /&gt;&lt;div class="container-num-copies position-absolute bottom-0 start-0 px-1" id="main-1-38-num-copies"&gt;0&lt;/div&gt;&lt;button type="button" class="btn btn-secondary btn-number btn-sm btn-pop position-absolute top-0 start-0" data-type="minus" data-deck="main" data-id="1-38"&gt;-&lt;/button&gt;&lt;button type="button" class="btn btn-secondary btn-number btn-sm btn-push position-absolute top-0 end-0" data-type="plus" data-deck="main" data-id="1-38"&gt;+&lt;/button&gt;&lt;button type="button" class="btn btn-secondary btn-number btn-sm btn-drop position-absolute bottom-0 end-0" data-type="drop" data-id="1-38"&gt;v&lt;/button&gt;&lt;/div&gt;</text:p>
          </table:table-cell>
          <table:table-cell table:formula="of:=CONCATENATE([$HTML.$A$2];[.$B78];[$HTML.$B$2];[.$O78];[$HTML.$C$2];[.$B78];[$HTML.$D$2];[.$B78];[$HTML.$E$2];[.$B78];[$HTML.$F$2];[.$B78];[$HTML.$G$2])" office:value-type="string" office:string-value="&lt;div class=&quot;container-card position-relative me-2 mb-2&quot; id=&quot;side-1-38&quot;&gt;&lt;img class=&quot;d-block&quot; width=&quot;80&quot; height=&quot;112&quot; src=&quot;https://one-draw.jp/ijinden/cardlist/001/card/01_038.png&quot; /&gt;&lt;div class=&quot;container-num-copies position-absolute bottom-0 start-0 px-1&quot; id=&quot;side-1-38-num-copies&quot;&gt;0&lt;/div&gt;&lt;button type=&quot;button&quot; class=&quot;btn btn-secondary btn-number btn-sm btn-pop position-absolute top-0 start-0&quot; data-type=&quot;minus&quot; data-deck=&quot;side&quot; data-id=&quot;1-38&quot;&gt;-&lt;/button&gt;&lt;button type=&quot;button&quot; class=&quot;btn btn-secondary btn-number btn-sm btn-push position-absolute top-0 end-0&quot; data-type=&quot;plus&quot; data-deck=&quot;side&quot; data-id=&quot;1-38&quot;&gt;+&lt;/button&gt;&lt;button type=&quot;button&quot; class=&quot;btn btn-secondary btn-number btn-sm btn-raise position-absolute bottom-0 end-0&quot; data-type=&quot;raise&quot; data-id=&quot;1-38&quot;&gt;^&lt;/button&gt;&lt;/div&gt;" calcext:value-type="string">
            <text:p>&lt;div class="container-card position-relative me-2 mb-2" id="side-1-38"&gt;&lt;img class="d-block" width="80" height="112" src="https://one-draw.jp/ijinden/cardlist/001/card/01_038.png" /&gt;&lt;div class="container-num-copies position-absolute bottom-0 start-0 px-1" id="side-1-38-num-copies"&gt;0&lt;/div&gt;&lt;button type="button" class="btn btn-secondary btn-number btn-sm btn-pop position-absolute top-0 start-0" data-type="minus" data-deck="side" data-id="1-38"&gt;-&lt;/button&gt;&lt;button type="button" class="btn btn-secondary btn-number btn-sm btn-push position-absolute top-0 end-0" data-type="plus" data-deck="side" data-id="1-38"&gt;+&lt;/button&gt;&lt;button type="button" class="btn btn-secondary btn-number btn-sm btn-raise position-absolute bottom-0 end-0" data-type="raise" data-id="1-38"&gt;^&lt;/button&gt;&lt;/div&gt;</text:p>
          </table:table-cell>
          <table:table-cell table:formula="of:=CONCATENATE([$HTML.$A$3];[.F78];[$HTML.$B$3];[.H78];[$HTML.$C$3];[.J78];[$HTML.$D$3];[.N78];[$HTML.$E$3];[.B78];[$HTML.$F$3];[.D78];[$HTML.$G$3];[.B78];[$HTML.$H$3];[.B78];[$HTML.$I$3];[.B78];[$HTML.$J$3];[.B78];[$HTML.$K$3];[.B78];[$HTML.$L$3];[.B78];[$HTML.$M$3];[.B78];[$HTML.$N$3];[.B78];[$HTML.$O$3])" office:value-type="string" office:string-value="&lt;tr data-expansion=&quot;15&quot; data-type=&quot;1&quot; data-color=&quot;8&quot; data-term=&quot;2&quot;&gt;&lt;td&gt;1-38&lt;/td&gt;&lt;td&gt;鴨長明&lt;/td&gt;&lt;td&gt;&lt;div class=&quot;input-group&quot;&gt;&lt;button type=&quot;button&quot; class=&quot;btn btn-outline-secondary btn-number&quot; data-type=&quot;minus&quot; data-deck=&quot;main&quot; data-id=&quot;1-38&quot; disabled&gt;-&lt;/button&gt;&lt;input type=&quot;text&quot; class=&quot;form-control input-number&quot; name=&quot;table-main-1-38-num-copies&quot; data-deck=&quot;main&quot; data-id=&quot;1-38&quot; value=&quot;0&quot; min=&quot;0&quot; readonly /&gt;&lt;button type=&quot;button&quot; class=&quot;btn btn-outline-secondary btn-number&quot; data-type=&quot;plus&quot; data-deck=&quot;main&quot; data-id=&quot;1-38&quot;&gt;+&lt;/button&gt;&lt;/div&gt;&lt;/td&gt;&lt;td&gt;&lt;div class=&quot;input-group&quot;&gt;&lt;button type=&quot;button&quot; class=&quot;btn btn-outline-secondary btn-number&quot; data-type=&quot;minus&quot; data-deck=&quot;side&quot; data-id=&quot;1-38&quot; disabled&gt;-&lt;/button&gt;&lt;input type=&quot;text&quot; class=&quot;form-control input-number&quot; name=&quot;table-side-1-38-num-copies&quot; data-deck=&quot;side&quot; data-id=&quot;1-38&quot; value=&quot;0&quot; min=&quot;0&quot; readonly /&gt;&lt;button type=&quot;button&quot; class=&quot;btn btn-outline-secondary btn-number&quot; data-type=&quot;plus&quot; data-deck=&quot;side&quot; data-id=&quot;1-38&quot;&gt;+&lt;/button&gt;&lt;/div&gt;&lt;/td&gt;&lt;/tr&gt;" calcext:value-type="string">
            <text:p>&lt;tr data-expansion="15" data-type="1" data-color="8" data-term="2"&gt;&lt;td&gt;1-38&lt;/td&gt;&lt;td&gt;鴨長明&lt;/td&gt;&lt;td&gt;&lt;div class="input-group"&gt;&lt;button type="button" class="btn btn-outline-secondary btn-number" data-type="minus" data-deck="main" data-id="1-38" disabled&gt;-&lt;/button&gt;&lt;input type="text" class="form-control input-number" name="table-main-1-38-num-copies" data-deck="main" data-id="1-38" value="0" min="0" readonly /&gt;&lt;button type="button" class="btn btn-outline-secondary btn-number" data-type="plus" data-deck="main" data-id="1-38"&gt;+&lt;/button&gt;&lt;/div&gt;&lt;/td&gt;&lt;td&gt;&lt;div class="input-group"&gt;&lt;button type="button" class="btn btn-outline-secondary btn-number" data-type="minus" data-deck="side" data-id="1-38" disabled&gt;-&lt;/button&gt;&lt;input type="text" class="form-control input-number" name="table-side-1-38-num-copies" data-deck="side" data-id="1-38" value="0" min="0" readonly /&gt;&lt;button type="button" class="btn btn-outline-secondary btn-number" data-type="plus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O79];[$HTML.$C$1];[.$B79];[$HTML.$D$1];[.$B79];[$HTML.$E$1];[.$B79];[$HTML.$F$1];[.$B79];[$HTML.$G$1])" office:value-type="string" office:string-value="&lt;div class=&quot;container-card position-relative me-2 mb-2&quot; id=&quot;main-1-39&quot;&gt;&lt;img class=&quot;d-block&quot; width=&quot;80&quot; height=&quot;112&quot; src=&quot;https://one-draw.jp/ijinden/cardlist/001/card/01_039.png&quot; /&gt;&lt;div class=&quot;container-num-copies position-absolute bottom-0 start-0 px-1&quot; id=&quot;main-1-39-num-copies&quot;&gt;0&lt;/div&gt;&lt;button type=&quot;button&quot; class=&quot;btn btn-secondary btn-number btn-sm btn-pop position-absolute top-0 start-0&quot; data-type=&quot;minus&quot; data-deck=&quot;main&quot; data-id=&quot;1-39&quot;&gt;-&lt;/button&gt;&lt;button type=&quot;button&quot; class=&quot;btn btn-secondary btn-number btn-sm btn-push position-absolute top-0 end-0&quot; data-type=&quot;plus&quot; data-deck=&quot;main&quot; data-id=&quot;1-39&quot;&gt;+&lt;/button&gt;&lt;button type=&quot;button&quot; class=&quot;btn btn-secondary btn-number btn-sm btn-drop position-absolute bottom-0 end-0&quot; data-type=&quot;drop&quot; data-id=&quot;1-39&quot;&gt;v&lt;/button&gt;&lt;/div&gt;" calcext:value-type="string">
            <text:p>&lt;div class="container-card position-relative me-2 mb-2" id="main-1-39"&gt;&lt;img class="d-block" width="80" height="112" src="https://one-draw.jp/ijinden/cardlist/001/card/01_039.png" /&gt;&lt;div class="container-num-copies position-absolute bottom-0 start-0 px-1" id="main-1-39-num-copies"&gt;0&lt;/div&gt;&lt;button type="button" class="btn btn-secondary btn-number btn-sm btn-pop position-absolute top-0 start-0" data-type="minus" data-deck="main" data-id="1-39"&gt;-&lt;/button&gt;&lt;button type="button" class="btn btn-secondary btn-number btn-sm btn-push position-absolute top-0 end-0" data-type="plus" data-deck="main" data-id="1-39"&gt;+&lt;/button&gt;&lt;button type="button" class="btn btn-secondary btn-number btn-sm btn-drop position-absolute bottom-0 end-0" data-type="drop" data-id="1-39"&gt;v&lt;/button&gt;&lt;/div&gt;</text:p>
          </table:table-cell>
          <table:table-cell table:formula="of:=CONCATENATE([$HTML.$A$2];[.$B79];[$HTML.$B$2];[.$O79];[$HTML.$C$2];[.$B79];[$HTML.$D$2];[.$B79];[$HTML.$E$2];[.$B79];[$HTML.$F$2];[.$B79];[$HTML.$G$2])" office:value-type="string" office:string-value="&lt;div class=&quot;container-card position-relative me-2 mb-2&quot; id=&quot;side-1-39&quot;&gt;&lt;img class=&quot;d-block&quot; width=&quot;80&quot; height=&quot;112&quot; src=&quot;https://one-draw.jp/ijinden/cardlist/001/card/01_039.png&quot; /&gt;&lt;div class=&quot;container-num-copies position-absolute bottom-0 start-0 px-1&quot; id=&quot;side-1-39-num-copies&quot;&gt;0&lt;/div&gt;&lt;button type=&quot;button&quot; class=&quot;btn btn-secondary btn-number btn-sm btn-pop position-absolute top-0 start-0&quot; data-type=&quot;minus&quot; data-deck=&quot;side&quot; data-id=&quot;1-39&quot;&gt;-&lt;/button&gt;&lt;button type=&quot;button&quot; class=&quot;btn btn-secondary btn-number btn-sm btn-push position-absolute top-0 end-0&quot; data-type=&quot;plus&quot; data-deck=&quot;side&quot; data-id=&quot;1-39&quot;&gt;+&lt;/button&gt;&lt;button type=&quot;button&quot; class=&quot;btn btn-secondary btn-number btn-sm btn-raise position-absolute bottom-0 end-0&quot; data-type=&quot;raise&quot; data-id=&quot;1-39&quot;&gt;^&lt;/button&gt;&lt;/div&gt;" calcext:value-type="string">
            <text:p>&lt;div class="container-card position-relative me-2 mb-2" id="side-1-39"&gt;&lt;img class="d-block" width="80" height="112" src="https://one-draw.jp/ijinden/cardlist/001/card/01_039.png" /&gt;&lt;div class="container-num-copies position-absolute bottom-0 start-0 px-1" id="side-1-39-num-copies"&gt;0&lt;/div&gt;&lt;button type="button" class="btn btn-secondary btn-number btn-sm btn-pop position-absolute top-0 start-0" data-type="minus" data-deck="side" data-id="1-39"&gt;-&lt;/button&gt;&lt;button type="button" class="btn btn-secondary btn-number btn-sm btn-push position-absolute top-0 end-0" data-type="plus" data-deck="side" data-id="1-39"&gt;+&lt;/button&gt;&lt;button type="button" class="btn btn-secondary btn-number btn-sm btn-raise position-absolute bottom-0 end-0" data-type="raise" data-id="1-39"&gt;^&lt;/button&gt;&lt;/div&gt;</text:p>
          </table:table-cell>
          <table:table-cell table:formula="of:=CONCATENATE([$HTML.$A$3];[.F79];[$HTML.$B$3];[.H79];[$HTML.$C$3];[.J79];[$HTML.$D$3];[.N79];[$HTML.$E$3];[.B79];[$HTML.$F$3];[.D79];[$HTML.$G$3];[.B79];[$HTML.$H$3];[.B79];[$HTML.$I$3];[.B79];[$HTML.$J$3];[.B79];[$HTML.$K$3];[.B79];[$HTML.$L$3];[.B79];[$HTML.$M$3];[.B79];[$HTML.$N$3];[.B79];[$HTML.$O$3])" office:value-type="string" office:string-value="&lt;tr data-expansion=&quot;15&quot; data-type=&quot;1&quot; data-color=&quot;8&quot; data-term=&quot;0&quot;&gt;&lt;td&gt;1-39&lt;/td&gt;&lt;td&gt;ヨハン・ゼバスティアン・バッハ&lt;/td&gt;&lt;td&gt;&lt;div class=&quot;input-group&quot;&gt;&lt;button type=&quot;button&quot; class=&quot;btn btn-outline-secondary btn-number&quot; data-type=&quot;minus&quot; data-deck=&quot;main&quot; data-id=&quot;1-39&quot; disabled&gt;-&lt;/button&gt;&lt;input type=&quot;text&quot; class=&quot;form-control input-number&quot; name=&quot;table-main-1-39-num-copies&quot; data-deck=&quot;main&quot; data-id=&quot;1-39&quot; value=&quot;0&quot; min=&quot;0&quot; readonly /&gt;&lt;button type=&quot;button&quot; class=&quot;btn btn-outline-secondary btn-number&quot; data-type=&quot;plus&quot; data-deck=&quot;main&quot; data-id=&quot;1-39&quot;&gt;+&lt;/button&gt;&lt;/div&gt;&lt;/td&gt;&lt;td&gt;&lt;div class=&quot;input-group&quot;&gt;&lt;button type=&quot;button&quot; class=&quot;btn btn-outline-secondary btn-number&quot; data-type=&quot;minus&quot; data-deck=&quot;side&quot; data-id=&quot;1-39&quot; disabled&gt;-&lt;/button&gt;&lt;input type=&quot;text&quot; class=&quot;form-control input-number&quot; name=&quot;table-side-1-39-num-copies&quot; data-deck=&quot;side&quot; data-id=&quot;1-39&quot; value=&quot;0&quot; min=&quot;0&quot; readonly /&gt;&lt;button type=&quot;button&quot; class=&quot;btn btn-outline-secondary btn-number&quot; data-type=&quot;plus&quot; data-deck=&quot;side&quot; data-id=&quot;1-39&quot;&gt;+&lt;/button&gt;&lt;/div&gt;&lt;/td&gt;&lt;/tr&gt;" calcext:value-type="string">
            <text:p>&lt;tr data-expansion="15" data-type="1" data-color="8" data-term="0"&gt;&lt;td&gt;1-39&lt;/td&gt;&lt;td&gt;ヨハン・ゼバスティアン・バッハ&lt;/td&gt;&lt;td&gt;&lt;div class="input-group"&gt;&lt;button type="button" class="btn btn-outline-secondary btn-number" data-type="minus" data-deck="main" data-id="1-39" disabled&gt;-&lt;/button&gt;&lt;input type="text" class="form-control input-number" name="table-main-1-39-num-copies" data-deck="main" data-id="1-39" value="0" min="0" readonly /&gt;&lt;button type="button" class="btn btn-outline-secondary btn-number" data-type="plus" data-deck="main" data-id="1-39"&gt;+&lt;/button&gt;&lt;/div&gt;&lt;/td&gt;&lt;td&gt;&lt;div class="input-group"&gt;&lt;button type="button" class="btn btn-outline-secondary btn-number" data-type="minus" data-deck="side" data-id="1-39" disabled&gt;-&lt;/button&gt;&lt;input type="text" class="form-control input-number" name="table-side-1-39-num-copies" data-deck="side" data-id="1-39" value="0" min="0" readonly /&gt;&lt;button type="button" class="btn btn-outline-secondary btn-number" data-type="plus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O80];[$HTML.$C$1];[.$B80];[$HTML.$D$1];[.$B80];[$HTML.$E$1];[.$B80];[$HTML.$F$1];[.$B80];[$HTML.$G$1])" office:value-type="string" office:string-value="&lt;div class=&quot;container-card position-relative me-2 mb-2&quot; id=&quot;main-1-40&quot;&gt;&lt;img class=&quot;d-block&quot; width=&quot;80&quot; height=&quot;112&quot; src=&quot;https://one-draw.jp/ijinden/cardlist/001/card/01_040.png&quot; /&gt;&lt;div class=&quot;container-num-copies position-absolute bottom-0 start-0 px-1&quot; id=&quot;main-1-40-num-copies&quot;&gt;0&lt;/div&gt;&lt;button type=&quot;button&quot; class=&quot;btn btn-secondary btn-number btn-sm btn-pop position-absolute top-0 start-0&quot; data-type=&quot;minus&quot; data-deck=&quot;main&quot; data-id=&quot;1-40&quot;&gt;-&lt;/button&gt;&lt;button type=&quot;button&quot; class=&quot;btn btn-secondary btn-number btn-sm btn-push position-absolute top-0 end-0&quot; data-type=&quot;plus&quot; data-deck=&quot;main&quot; data-id=&quot;1-40&quot;&gt;+&lt;/button&gt;&lt;button type=&quot;button&quot; class=&quot;btn btn-secondary btn-number btn-sm btn-drop position-absolute bottom-0 end-0&quot; data-type=&quot;drop&quot; data-id=&quot;1-40&quot;&gt;v&lt;/button&gt;&lt;/div&gt;" calcext:value-type="string">
            <text:p>&lt;div class="container-card position-relative me-2 mb-2" id="main-1-40"&gt;&lt;img class="d-block" width="80" height="112" src="https://one-draw.jp/ijinden/cardlist/001/card/01_040.png" /&gt;&lt;div class="container-num-copies position-absolute bottom-0 start-0 px-1" id="main-1-40-num-copies"&gt;0&lt;/div&gt;&lt;button type="button" class="btn btn-secondary btn-number btn-sm btn-pop position-absolute top-0 start-0" data-type="minus" data-deck="main" data-id="1-40"&gt;-&lt;/button&gt;&lt;button type="button" class="btn btn-secondary btn-number btn-sm btn-push position-absolute top-0 end-0" data-type="plus" data-deck="main" data-id="1-40"&gt;+&lt;/button&gt;&lt;button type="button" class="btn btn-secondary btn-number btn-sm btn-drop position-absolute bottom-0 end-0" data-type="drop" data-id="1-40"&gt;v&lt;/button&gt;&lt;/div&gt;</text:p>
          </table:table-cell>
          <table:table-cell table:formula="of:=CONCATENATE([$HTML.$A$2];[.$B80];[$HTML.$B$2];[.$O80];[$HTML.$C$2];[.$B80];[$HTML.$D$2];[.$B80];[$HTML.$E$2];[.$B80];[$HTML.$F$2];[.$B80];[$HTML.$G$2])" office:value-type="string" office:string-value="&lt;div class=&quot;container-card position-relative me-2 mb-2&quot; id=&quot;side-1-40&quot;&gt;&lt;img class=&quot;d-block&quot; width=&quot;80&quot; height=&quot;112&quot; src=&quot;https://one-draw.jp/ijinden/cardlist/001/card/01_040.png&quot; /&gt;&lt;div class=&quot;container-num-copies position-absolute bottom-0 start-0 px-1&quot; id=&quot;side-1-40-num-copies&quot;&gt;0&lt;/div&gt;&lt;button type=&quot;button&quot; class=&quot;btn btn-secondary btn-number btn-sm btn-pop position-absolute top-0 start-0&quot; data-type=&quot;minus&quot; data-deck=&quot;side&quot; data-id=&quot;1-40&quot;&gt;-&lt;/button&gt;&lt;button type=&quot;button&quot; class=&quot;btn btn-secondary btn-number btn-sm btn-push position-absolute top-0 end-0&quot; data-type=&quot;plus&quot; data-deck=&quot;side&quot; data-id=&quot;1-40&quot;&gt;+&lt;/button&gt;&lt;button type=&quot;button&quot; class=&quot;btn btn-secondary btn-number btn-sm btn-raise position-absolute bottom-0 end-0&quot; data-type=&quot;raise&quot; data-id=&quot;1-40&quot;&gt;^&lt;/button&gt;&lt;/div&gt;" calcext:value-type="string">
            <text:p>&lt;div class="container-card position-relative me-2 mb-2" id="side-1-40"&gt;&lt;img class="d-block" width="80" height="112" src="https://one-draw.jp/ijinden/cardlist/001/card/01_040.png" /&gt;&lt;div class="container-num-copies position-absolute bottom-0 start-0 px-1" id="side-1-40-num-copies"&gt;0&lt;/div&gt;&lt;button type="button" class="btn btn-secondary btn-number btn-sm btn-pop position-absolute top-0 start-0" data-type="minus" data-deck="side" data-id="1-40"&gt;-&lt;/button&gt;&lt;button type="button" class="btn btn-secondary btn-number btn-sm btn-push position-absolute top-0 end-0" data-type="plus" data-deck="side" data-id="1-40"&gt;+&lt;/button&gt;&lt;button type="button" class="btn btn-secondary btn-number btn-sm btn-raise position-absolute bottom-0 end-0" data-type="raise" data-id="1-40"&gt;^&lt;/button&gt;&lt;/div&gt;</text:p>
          </table:table-cell>
          <table:table-cell table:formula="of:=CONCATENATE([$HTML.$A$3];[.F80];[$HTML.$B$3];[.H80];[$HTML.$C$3];[.J80];[$HTML.$D$3];[.N80];[$HTML.$E$3];[.B80];[$HTML.$F$3];[.D80];[$HTML.$G$3];[.B80];[$HTML.$H$3];[.B80];[$HTML.$I$3];[.B80];[$HTML.$J$3];[.B80];[$HTML.$K$3];[.B80];[$HTML.$L$3];[.B80];[$HTML.$M$3];[.B80];[$HTML.$N$3];[.B80];[$HTML.$O$3])" office:value-type="string" office:string-value="&lt;tr data-expansion=&quot;15&quot; data-type=&quot;1&quot; data-color=&quot;8&quot; data-term=&quot;2&quot;&gt;&lt;td&gt;1-40&lt;/td&gt;&lt;td&gt;大伴家持&lt;/td&gt;&lt;td&gt;&lt;div class=&quot;input-group&quot;&gt;&lt;button type=&quot;button&quot; class=&quot;btn btn-outline-secondary btn-number&quot; data-type=&quot;minus&quot; data-deck=&quot;main&quot; data-id=&quot;1-40&quot; disabled&gt;-&lt;/button&gt;&lt;input type=&quot;text&quot; class=&quot;form-control input-number&quot; name=&quot;table-main-1-40-num-copies&quot; data-deck=&quot;main&quot; data-id=&quot;1-40&quot; value=&quot;0&quot; min=&quot;0&quot; readonly /&gt;&lt;button type=&quot;button&quot; class=&quot;btn btn-outline-secondary btn-number&quot; data-type=&quot;plus&quot; data-deck=&quot;main&quot; data-id=&quot;1-40&quot;&gt;+&lt;/button&gt;&lt;/div&gt;&lt;/td&gt;&lt;td&gt;&lt;div class=&quot;input-group&quot;&gt;&lt;button type=&quot;button&quot; class=&quot;btn btn-outline-secondary btn-number&quot; data-type=&quot;minus&quot; data-deck=&quot;side&quot; data-id=&quot;1-40&quot; disabled&gt;-&lt;/button&gt;&lt;input type=&quot;text&quot; class=&quot;form-control input-number&quot; name=&quot;table-side-1-40-num-copies&quot; data-deck=&quot;side&quot; data-id=&quot;1-40&quot; value=&quot;0&quot; min=&quot;0&quot; readonly /&gt;&lt;button type=&quot;button&quot; class=&quot;btn btn-outline-secondary btn-number&quot; data-type=&quot;plus&quot; data-deck=&quot;side&quot; data-id=&quot;1-40&quot;&gt;+&lt;/button&gt;&lt;/div&gt;&lt;/td&gt;&lt;/tr&gt;" calcext:value-type="string">
            <text:p>&lt;tr data-expansion="15" data-type="1" data-color="8" data-term="2"&gt;&lt;td&gt;1-40&lt;/td&gt;&lt;td&gt;大伴家持&lt;/td&gt;&lt;td&gt;&lt;div class="input-group"&gt;&lt;button type="button" class="btn btn-outline-secondary btn-number" data-type="minus" data-deck="main" data-id="1-40" disabled&gt;-&lt;/button&gt;&lt;input type="text" class="form-control input-number" name="table-main-1-40-num-copies" data-deck="main" data-id="1-40" value="0" min="0" readonly /&gt;&lt;button type="button" class="btn btn-outline-secondary btn-number" data-type="plus" data-deck="main" data-id="1-40"&gt;+&lt;/button&gt;&lt;/div&gt;&lt;/td&gt;&lt;td&gt;&lt;div class="input-group"&gt;&lt;button type="button" class="btn btn-outline-secondary btn-number" data-type="minus" data-deck="side" data-id="1-40" disabled&gt;-&lt;/button&gt;&lt;input type="text" class="form-control input-number" name="table-side-1-40-num-copies" data-deck="side" data-id="1-40" value="0" min="0" readonly /&gt;&lt;button type="button" class="btn btn-outline-secondary btn-number" data-type="plus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O81];[$HTML.$C$1];[.$B81];[$HTML.$D$1];[.$B81];[$HTML.$E$1];[.$B81];[$HTML.$F$1];[.$B81];[$HTML.$G$1])" office:value-type="string" office:string-value="&lt;div class=&quot;container-card position-relative me-2 mb-2&quot; id=&quot;main-1-41&quot;&gt;&lt;img class=&quot;d-block&quot; width=&quot;80&quot; height=&quot;112&quot; src=&quot;https://one-draw.jp/ijinden/cardlist/001/card/01_041.png&quot; /&gt;&lt;div class=&quot;container-num-copies position-absolute bottom-0 start-0 px-1&quot; id=&quot;main-1-41-num-copies&quot;&gt;0&lt;/div&gt;&lt;button type=&quot;button&quot; class=&quot;btn btn-secondary btn-number btn-sm btn-pop position-absolute top-0 start-0&quot; data-type=&quot;minus&quot; data-deck=&quot;main&quot; data-id=&quot;1-41&quot;&gt;-&lt;/button&gt;&lt;button type=&quot;button&quot; class=&quot;btn btn-secondary btn-number btn-sm btn-push position-absolute top-0 end-0&quot; data-type=&quot;plus&quot; data-deck=&quot;main&quot; data-id=&quot;1-41&quot;&gt;+&lt;/button&gt;&lt;button type=&quot;button&quot; class=&quot;btn btn-secondary btn-number btn-sm btn-drop position-absolute bottom-0 end-0&quot; data-type=&quot;drop&quot; data-id=&quot;1-41&quot;&gt;v&lt;/button&gt;&lt;/div&gt;" calcext:value-type="string">
            <text:p>&lt;div class="container-card position-relative me-2 mb-2" id="main-1-41"&gt;&lt;img class="d-block" width="80" height="112" src="https://one-draw.jp/ijinden/cardlist/001/card/01_041.png" /&gt;&lt;div class="container-num-copies position-absolute bottom-0 start-0 px-1" id="main-1-41-num-copies"&gt;0&lt;/div&gt;&lt;button type="button" class="btn btn-secondary btn-number btn-sm btn-pop position-absolute top-0 start-0" data-type="minus" data-deck="main" data-id="1-41"&gt;-&lt;/button&gt;&lt;button type="button" class="btn btn-secondary btn-number btn-sm btn-push position-absolute top-0 end-0" data-type="plus" data-deck="main" data-id="1-41"&gt;+&lt;/button&gt;&lt;button type="button" class="btn btn-secondary btn-number btn-sm btn-drop position-absolute bottom-0 end-0" data-type="drop" data-id="1-41"&gt;v&lt;/button&gt;&lt;/div&gt;</text:p>
          </table:table-cell>
          <table:table-cell table:formula="of:=CONCATENATE([$HTML.$A$2];[.$B81];[$HTML.$B$2];[.$O81];[$HTML.$C$2];[.$B81];[$HTML.$D$2];[.$B81];[$HTML.$E$2];[.$B81];[$HTML.$F$2];[.$B81];[$HTML.$G$2])" office:value-type="string" office:string-value="&lt;div class=&quot;container-card position-relative me-2 mb-2&quot; id=&quot;side-1-41&quot;&gt;&lt;img class=&quot;d-block&quot; width=&quot;80&quot; height=&quot;112&quot; src=&quot;https://one-draw.jp/ijinden/cardlist/001/card/01_041.png&quot; /&gt;&lt;div class=&quot;container-num-copies position-absolute bottom-0 start-0 px-1&quot; id=&quot;side-1-41-num-copies&quot;&gt;0&lt;/div&gt;&lt;button type=&quot;button&quot; class=&quot;btn btn-secondary btn-number btn-sm btn-pop position-absolute top-0 start-0&quot; data-type=&quot;minus&quot; data-deck=&quot;side&quot; data-id=&quot;1-41&quot;&gt;-&lt;/button&gt;&lt;button type=&quot;button&quot; class=&quot;btn btn-secondary btn-number btn-sm btn-push position-absolute top-0 end-0&quot; data-type=&quot;plus&quot; data-deck=&quot;side&quot; data-id=&quot;1-41&quot;&gt;+&lt;/button&gt;&lt;button type=&quot;button&quot; class=&quot;btn btn-secondary btn-number btn-sm btn-raise position-absolute bottom-0 end-0&quot; data-type=&quot;raise&quot; data-id=&quot;1-41&quot;&gt;^&lt;/button&gt;&lt;/div&gt;" calcext:value-type="string">
            <text:p>&lt;div class="container-card position-relative me-2 mb-2" id="side-1-41"&gt;&lt;img class="d-block" width="80" height="112" src="https://one-draw.jp/ijinden/cardlist/001/card/01_041.png" /&gt;&lt;div class="container-num-copies position-absolute bottom-0 start-0 px-1" id="side-1-41-num-copies"&gt;0&lt;/div&gt;&lt;button type="button" class="btn btn-secondary btn-number btn-sm btn-pop position-absolute top-0 start-0" data-type="minus" data-deck="side" data-id="1-41"&gt;-&lt;/button&gt;&lt;button type="button" class="btn btn-secondary btn-number btn-sm btn-push position-absolute top-0 end-0" data-type="plus" data-deck="side" data-id="1-41"&gt;+&lt;/button&gt;&lt;button type="button" class="btn btn-secondary btn-number btn-sm btn-raise position-absolute bottom-0 end-0" data-type="raise" data-id="1-41"&gt;^&lt;/button&gt;&lt;/div&gt;</text:p>
          </table:table-cell>
          <table:table-cell table:formula="of:=CONCATENATE([$HTML.$A$3];[.F81];[$HTML.$B$3];[.H81];[$HTML.$C$3];[.J81];[$HTML.$D$3];[.N81];[$HTML.$E$3];[.B81];[$HTML.$F$3];[.D81];[$HTML.$G$3];[.B81];[$HTML.$H$3];[.B81];[$HTML.$I$3];[.B81];[$HTML.$J$3];[.B81];[$HTML.$K$3];[.B81];[$HTML.$L$3];[.B81];[$HTML.$M$3];[.B81];[$HTML.$N$3];[.B81];[$HTML.$O$3])" office:value-type="string" office:string-value="&lt;tr data-expansion=&quot;15&quot; data-type=&quot;1&quot; data-color=&quot;8&quot; data-term=&quot;0&quot;&gt;&lt;td&gt;1-41&lt;/td&gt;&lt;td&gt;フランツ・ペーター・シューベルト&lt;/td&gt;&lt;td&gt;&lt;div class=&quot;input-group&quot;&gt;&lt;button type=&quot;button&quot; class=&quot;btn btn-outline-secondary btn-number&quot; data-type=&quot;minus&quot; data-deck=&quot;main&quot; data-id=&quot;1-41&quot; disabled&gt;-&lt;/button&gt;&lt;input type=&quot;text&quot; class=&quot;form-control input-number&quot; name=&quot;table-main-1-41-num-copies&quot; data-deck=&quot;main&quot; data-id=&quot;1-41&quot; value=&quot;0&quot; min=&quot;0&quot; readonly /&gt;&lt;button type=&quot;button&quot; class=&quot;btn btn-outline-secondary btn-number&quot; data-type=&quot;plus&quot; data-deck=&quot;main&quot; data-id=&quot;1-41&quot;&gt;+&lt;/button&gt;&lt;/div&gt;&lt;/td&gt;&lt;td&gt;&lt;div class=&quot;input-group&quot;&gt;&lt;button type=&quot;button&quot; class=&quot;btn btn-outline-secondary btn-number&quot; data-type=&quot;minus&quot; data-deck=&quot;side&quot; data-id=&quot;1-41&quot; disabled&gt;-&lt;/button&gt;&lt;input type=&quot;text&quot; class=&quot;form-control input-number&quot; name=&quot;table-side-1-41-num-copies&quot; data-deck=&quot;side&quot; data-id=&quot;1-41&quot; value=&quot;0&quot; min=&quot;0&quot; readonly /&gt;&lt;button type=&quot;button&quot; class=&quot;btn btn-outline-secondary btn-number&quot; data-type=&quot;plus&quot; data-deck=&quot;side&quot; data-id=&quot;1-41&quot;&gt;+&lt;/button&gt;&lt;/div&gt;&lt;/td&gt;&lt;/tr&gt;" calcext:value-type="string">
            <text:p>&lt;tr data-expansion="15" data-type="1" data-color="8" data-term="0"&gt;&lt;td&gt;1-41&lt;/td&gt;&lt;td&gt;フランツ・ペーター・シューベルト&lt;/td&gt;&lt;td&gt;&lt;div class="input-group"&gt;&lt;button type="button" class="btn btn-outline-secondary btn-number" data-type="minus" data-deck="main" data-id="1-41" disabled&gt;-&lt;/button&gt;&lt;input type="text" class="form-control input-number" name="table-main-1-41-num-copies" data-deck="main" data-id="1-41" value="0" min="0" readonly /&gt;&lt;button type="button" class="btn btn-outline-secondary btn-number" data-type="plus" data-deck="main" data-id="1-41"&gt;+&lt;/button&gt;&lt;/div&gt;&lt;/td&gt;&lt;td&gt;&lt;div class="input-group"&gt;&lt;button type="button" class="btn btn-outline-secondary btn-number" data-type="minus" data-deck="side" data-id="1-41" disabled&gt;-&lt;/button&gt;&lt;input type="text" class="form-control input-number" name="table-side-1-41-num-copies" data-deck="side" data-id="1-41" value="0" min="0" readonly /&gt;&lt;button type="button" class="btn btn-outline-secondary btn-number" data-type="plus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O82];[$HTML.$C$1];[.$B82];[$HTML.$D$1];[.$B82];[$HTML.$E$1];[.$B82];[$HTML.$F$1];[.$B82];[$HTML.$G$1])" office:value-type="string" office:string-value="&lt;div class=&quot;container-card position-relative me-2 mb-2&quot; id=&quot;main-1-42&quot;&gt;&lt;img class=&quot;d-block&quot; width=&quot;80&quot; height=&quot;112&quot; src=&quot;https://one-draw.jp/ijinden/cardlist/001/card/01_042.png&quot; /&gt;&lt;div class=&quot;container-num-copies position-absolute bottom-0 start-0 px-1&quot; id=&quot;main-1-42-num-copies&quot;&gt;0&lt;/div&gt;&lt;button type=&quot;button&quot; class=&quot;btn btn-secondary btn-number btn-sm btn-pop position-absolute top-0 start-0&quot; data-type=&quot;minus&quot; data-deck=&quot;main&quot; data-id=&quot;1-42&quot;&gt;-&lt;/button&gt;&lt;button type=&quot;button&quot; class=&quot;btn btn-secondary btn-number btn-sm btn-push position-absolute top-0 end-0&quot; data-type=&quot;plus&quot; data-deck=&quot;main&quot; data-id=&quot;1-42&quot;&gt;+&lt;/button&gt;&lt;button type=&quot;button&quot; class=&quot;btn btn-secondary btn-number btn-sm btn-drop position-absolute bottom-0 end-0&quot; data-type=&quot;drop&quot; data-id=&quot;1-42&quot;&gt;v&lt;/button&gt;&lt;/div&gt;" calcext:value-type="string">
            <text:p>&lt;div class="container-card position-relative me-2 mb-2" id="main-1-42"&gt;&lt;img class="d-block" width="80" height="112" src="https://one-draw.jp/ijinden/cardlist/001/card/01_042.png" /&gt;&lt;div class="container-num-copies position-absolute bottom-0 start-0 px-1" id="main-1-42-num-copies"&gt;0&lt;/div&gt;&lt;button type="button" class="btn btn-secondary btn-number btn-sm btn-pop position-absolute top-0 start-0" data-type="minus" data-deck="main" data-id="1-42"&gt;-&lt;/button&gt;&lt;button type="button" class="btn btn-secondary btn-number btn-sm btn-push position-absolute top-0 end-0" data-type="plus" data-deck="main" data-id="1-42"&gt;+&lt;/button&gt;&lt;button type="button" class="btn btn-secondary btn-number btn-sm btn-drop position-absolute bottom-0 end-0" data-type="drop" data-id="1-42"&gt;v&lt;/button&gt;&lt;/div&gt;</text:p>
          </table:table-cell>
          <table:table-cell table:formula="of:=CONCATENATE([$HTML.$A$2];[.$B82];[$HTML.$B$2];[.$O82];[$HTML.$C$2];[.$B82];[$HTML.$D$2];[.$B82];[$HTML.$E$2];[.$B82];[$HTML.$F$2];[.$B82];[$HTML.$G$2])" office:value-type="string" office:string-value="&lt;div class=&quot;container-card position-relative me-2 mb-2&quot; id=&quot;side-1-42&quot;&gt;&lt;img class=&quot;d-block&quot; width=&quot;80&quot; height=&quot;112&quot; src=&quot;https://one-draw.jp/ijinden/cardlist/001/card/01_042.png&quot; /&gt;&lt;div class=&quot;container-num-copies position-absolute bottom-0 start-0 px-1&quot; id=&quot;side-1-42-num-copies&quot;&gt;0&lt;/div&gt;&lt;button type=&quot;button&quot; class=&quot;btn btn-secondary btn-number btn-sm btn-pop position-absolute top-0 start-0&quot; data-type=&quot;minus&quot; data-deck=&quot;side&quot; data-id=&quot;1-42&quot;&gt;-&lt;/button&gt;&lt;button type=&quot;button&quot; class=&quot;btn btn-secondary btn-number btn-sm btn-push position-absolute top-0 end-0&quot; data-type=&quot;plus&quot; data-deck=&quot;side&quot; data-id=&quot;1-42&quot;&gt;+&lt;/button&gt;&lt;button type=&quot;button&quot; class=&quot;btn btn-secondary btn-number btn-sm btn-raise position-absolute bottom-0 end-0&quot; data-type=&quot;raise&quot; data-id=&quot;1-42&quot;&gt;^&lt;/button&gt;&lt;/div&gt;" calcext:value-type="string">
            <text:p>&lt;div class="container-card position-relative me-2 mb-2" id="side-1-42"&gt;&lt;img class="d-block" width="80" height="112" src="https://one-draw.jp/ijinden/cardlist/001/card/01_042.png" /&gt;&lt;div class="container-num-copies position-absolute bottom-0 start-0 px-1" id="side-1-42-num-copies"&gt;0&lt;/div&gt;&lt;button type="button" class="btn btn-secondary btn-number btn-sm btn-pop position-absolute top-0 start-0" data-type="minus" data-deck="side" data-id="1-42"&gt;-&lt;/button&gt;&lt;button type="button" class="btn btn-secondary btn-number btn-sm btn-push position-absolute top-0 end-0" data-type="plus" data-deck="side" data-id="1-42"&gt;+&lt;/button&gt;&lt;button type="button" class="btn btn-secondary btn-number btn-sm btn-raise position-absolute bottom-0 end-0" data-type="raise" data-id="1-42"&gt;^&lt;/button&gt;&lt;/div&gt;</text:p>
          </table:table-cell>
          <table:table-cell table:formula="of:=CONCATENATE([$HTML.$A$3];[.F82];[$HTML.$B$3];[.H82];[$HTML.$C$3];[.J82];[$HTML.$D$3];[.N82];[$HTML.$E$3];[.B82];[$HTML.$F$3];[.D82];[$HTML.$G$3];[.B82];[$HTML.$H$3];[.B82];[$HTML.$I$3];[.B82];[$HTML.$J$3];[.B82];[$HTML.$K$3];[.B82];[$HTML.$L$3];[.B82];[$HTML.$M$3];[.B82];[$HTML.$N$3];[.B82];[$HTML.$O$3])" office:value-type="string" office:string-value="&lt;tr data-expansion=&quot;15&quot; data-type=&quot;1&quot; data-color=&quot;8&quot; data-term=&quot;1&quot;&gt;&lt;td&gt;1-42&lt;/td&gt;&lt;td&gt;空海&lt;/td&gt;&lt;td&gt;&lt;div class=&quot;input-group&quot;&gt;&lt;button type=&quot;button&quot; class=&quot;btn btn-outline-secondary btn-number&quot; data-type=&quot;minus&quot; data-deck=&quot;main&quot; data-id=&quot;1-42&quot; disabled&gt;-&lt;/button&gt;&lt;input type=&quot;text&quot; class=&quot;form-control input-number&quot; name=&quot;table-main-1-42-num-copies&quot; data-deck=&quot;main&quot; data-id=&quot;1-42&quot; value=&quot;0&quot; min=&quot;0&quot; readonly /&gt;&lt;button type=&quot;button&quot; class=&quot;btn btn-outline-secondary btn-number&quot; data-type=&quot;plus&quot; data-deck=&quot;main&quot; data-id=&quot;1-42&quot;&gt;+&lt;/button&gt;&lt;/div&gt;&lt;/td&gt;&lt;td&gt;&lt;div class=&quot;input-group&quot;&gt;&lt;button type=&quot;button&quot; class=&quot;btn btn-outline-secondary btn-number&quot; data-type=&quot;minus&quot; data-deck=&quot;side&quot; data-id=&quot;1-42&quot; disabled&gt;-&lt;/button&gt;&lt;input type=&quot;text&quot; class=&quot;form-control input-number&quot; name=&quot;table-side-1-42-num-copies&quot; data-deck=&quot;side&quot; data-id=&quot;1-42&quot; value=&quot;0&quot; min=&quot;0&quot; readonly /&gt;&lt;button type=&quot;button&quot; class=&quot;btn btn-outline-secondary btn-number&quot; data-type=&quot;plus&quot; data-deck=&quot;side&quot; data-id=&quot;1-42&quot;&gt;+&lt;/button&gt;&lt;/div&gt;&lt;/td&gt;&lt;/tr&gt;" calcext:value-type="string">
            <text:p>&lt;tr data-expansion="15" data-type="1" data-color="8" data-term="1"&gt;&lt;td&gt;1-42&lt;/td&gt;&lt;td&gt;空海&lt;/td&gt;&lt;td&gt;&lt;div class="input-group"&gt;&lt;button type="button" class="btn btn-outline-secondary btn-number" data-type="minus" data-deck="main" data-id="1-42" disabled&gt;-&lt;/button&gt;&lt;input type="text" class="form-control input-number" name="table-main-1-42-num-copies" data-deck="main" data-id="1-42" value="0" min="0" readonly /&gt;&lt;button type="button" class="btn btn-outline-secondary btn-number" data-type="plus" data-deck="main" data-id="1-42"&gt;+&lt;/button&gt;&lt;/div&gt;&lt;/td&gt;&lt;td&gt;&lt;div class="input-group"&gt;&lt;button type="button" class="btn btn-outline-secondary btn-number" data-type="minus" data-deck="side" data-id="1-42" disabled&gt;-&lt;/button&gt;&lt;input type="text" class="form-control input-number" name="table-side-1-42-num-copies" data-deck="side" data-id="1-42" value="0" min="0" readonly /&gt;&lt;button type="button" class="btn btn-outline-secondary btn-number" data-type="plus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O83];[$HTML.$C$1];[.$B83];[$HTML.$D$1];[.$B83];[$HTML.$E$1];[.$B83];[$HTML.$F$1];[.$B83];[$HTML.$G$1])" office:value-type="string" office:string-value="&lt;div class=&quot;container-card position-relative me-2 mb-2&quot; id=&quot;main-1-43&quot;&gt;&lt;img class=&quot;d-block&quot; width=&quot;80&quot; height=&quot;112&quot; src=&quot;https://one-draw.jp/ijinden/cardlist/001/card/01_043.png&quot; /&gt;&lt;div class=&quot;container-num-copies position-absolute bottom-0 start-0 px-1&quot; id=&quot;main-1-43-num-copies&quot;&gt;0&lt;/div&gt;&lt;button type=&quot;button&quot; class=&quot;btn btn-secondary btn-number btn-sm btn-pop position-absolute top-0 start-0&quot; data-type=&quot;minus&quot; data-deck=&quot;main&quot; data-id=&quot;1-43&quot;&gt;-&lt;/button&gt;&lt;button type=&quot;button&quot; class=&quot;btn btn-secondary btn-number btn-sm btn-push position-absolute top-0 end-0&quot; data-type=&quot;plus&quot; data-deck=&quot;main&quot; data-id=&quot;1-43&quot;&gt;+&lt;/button&gt;&lt;button type=&quot;button&quot; class=&quot;btn btn-secondary btn-number btn-sm btn-drop position-absolute bottom-0 end-0&quot; data-type=&quot;drop&quot; data-id=&quot;1-43&quot;&gt;v&lt;/button&gt;&lt;/div&gt;" calcext:value-type="string">
            <text:p>&lt;div class="container-card position-relative me-2 mb-2" id="main-1-43"&gt;&lt;img class="d-block" width="80" height="112" src="https://one-draw.jp/ijinden/cardlist/001/card/01_043.png" /&gt;&lt;div class="container-num-copies position-absolute bottom-0 start-0 px-1" id="main-1-43-num-copies"&gt;0&lt;/div&gt;&lt;button type="button" class="btn btn-secondary btn-number btn-sm btn-pop position-absolute top-0 start-0" data-type="minus" data-deck="main" data-id="1-43"&gt;-&lt;/button&gt;&lt;button type="button" class="btn btn-secondary btn-number btn-sm btn-push position-absolute top-0 end-0" data-type="plus" data-deck="main" data-id="1-43"&gt;+&lt;/button&gt;&lt;button type="button" class="btn btn-secondary btn-number btn-sm btn-drop position-absolute bottom-0 end-0" data-type="drop" data-id="1-43"&gt;v&lt;/button&gt;&lt;/div&gt;</text:p>
          </table:table-cell>
          <table:table-cell table:formula="of:=CONCATENATE([$HTML.$A$2];[.$B83];[$HTML.$B$2];[.$O83];[$HTML.$C$2];[.$B83];[$HTML.$D$2];[.$B83];[$HTML.$E$2];[.$B83];[$HTML.$F$2];[.$B83];[$HTML.$G$2])" office:value-type="string" office:string-value="&lt;div class=&quot;container-card position-relative me-2 mb-2&quot; id=&quot;side-1-43&quot;&gt;&lt;img class=&quot;d-block&quot; width=&quot;80&quot; height=&quot;112&quot; src=&quot;https://one-draw.jp/ijinden/cardlist/001/card/01_043.png&quot; /&gt;&lt;div class=&quot;container-num-copies position-absolute bottom-0 start-0 px-1&quot; id=&quot;side-1-43-num-copies&quot;&gt;0&lt;/div&gt;&lt;button type=&quot;button&quot; class=&quot;btn btn-secondary btn-number btn-sm btn-pop position-absolute top-0 start-0&quot; data-type=&quot;minus&quot; data-deck=&quot;side&quot; data-id=&quot;1-43&quot;&gt;-&lt;/button&gt;&lt;button type=&quot;button&quot; class=&quot;btn btn-secondary btn-number btn-sm btn-push position-absolute top-0 end-0&quot; data-type=&quot;plus&quot; data-deck=&quot;side&quot; data-id=&quot;1-43&quot;&gt;+&lt;/button&gt;&lt;button type=&quot;button&quot; class=&quot;btn btn-secondary btn-number btn-sm btn-raise position-absolute bottom-0 end-0&quot; data-type=&quot;raise&quot; data-id=&quot;1-43&quot;&gt;^&lt;/button&gt;&lt;/div&gt;" calcext:value-type="string">
            <text:p>&lt;div class="container-card position-relative me-2 mb-2" id="side-1-43"&gt;&lt;img class="d-block" width="80" height="112" src="https://one-draw.jp/ijinden/cardlist/001/card/01_043.png" /&gt;&lt;div class="container-num-copies position-absolute bottom-0 start-0 px-1" id="side-1-43-num-copies"&gt;0&lt;/div&gt;&lt;button type="button" class="btn btn-secondary btn-number btn-sm btn-pop position-absolute top-0 start-0" data-type="minus" data-deck="side" data-id="1-43"&gt;-&lt;/button&gt;&lt;button type="button" class="btn btn-secondary btn-number btn-sm btn-push position-absolute top-0 end-0" data-type="plus" data-deck="side" data-id="1-43"&gt;+&lt;/button&gt;&lt;button type="button" class="btn btn-secondary btn-number btn-sm btn-raise position-absolute bottom-0 end-0" data-type="raise" data-id="1-43"&gt;^&lt;/button&gt;&lt;/div&gt;</text:p>
          </table:table-cell>
          <table:table-cell table:formula="of:=CONCATENATE([$HTML.$A$3];[.F83];[$HTML.$B$3];[.H83];[$HTML.$C$3];[.J83];[$HTML.$D$3];[.N83];[$HTML.$E$3];[.B83];[$HTML.$F$3];[.D83];[$HTML.$G$3];[.B83];[$HTML.$H$3];[.B83];[$HTML.$I$3];[.B83];[$HTML.$J$3];[.B83];[$HTML.$K$3];[.B83];[$HTML.$L$3];[.B83];[$HTML.$M$3];[.B83];[$HTML.$N$3];[.B83];[$HTML.$O$3])" office:value-type="string" office:string-value="&lt;tr data-expansion=&quot;15&quot; data-type=&quot;1&quot; data-color=&quot;8&quot; data-term=&quot;2&quot;&gt;&lt;td&gt;1-43&lt;/td&gt;&lt;td&gt;清少納言&lt;/td&gt;&lt;td&gt;&lt;div class=&quot;input-group&quot;&gt;&lt;button type=&quot;button&quot; class=&quot;btn btn-outline-secondary btn-number&quot; data-type=&quot;minus&quot; data-deck=&quot;main&quot; data-id=&quot;1-43&quot; disabled&gt;-&lt;/button&gt;&lt;input type=&quot;text&quot; class=&quot;form-control input-number&quot; name=&quot;table-main-1-43-num-copies&quot; data-deck=&quot;main&quot; data-id=&quot;1-43&quot; value=&quot;0&quot; min=&quot;0&quot; readonly /&gt;&lt;button type=&quot;button&quot; class=&quot;btn btn-outline-secondary btn-number&quot; data-type=&quot;plus&quot; data-deck=&quot;main&quot; data-id=&quot;1-43&quot;&gt;+&lt;/button&gt;&lt;/div&gt;&lt;/td&gt;&lt;td&gt;&lt;div class=&quot;input-group&quot;&gt;&lt;button type=&quot;button&quot; class=&quot;btn btn-outline-secondary btn-number&quot; data-type=&quot;minus&quot; data-deck=&quot;side&quot; data-id=&quot;1-43&quot; disabled&gt;-&lt;/button&gt;&lt;input type=&quot;text&quot; class=&quot;form-control input-number&quot; name=&quot;table-side-1-43-num-copies&quot; data-deck=&quot;side&quot; data-id=&quot;1-43&quot; value=&quot;0&quot; min=&quot;0&quot; readonly /&gt;&lt;button type=&quot;button&quot; class=&quot;btn btn-outline-secondary btn-number&quot; data-type=&quot;plus&quot; data-deck=&quot;side&quot; data-id=&quot;1-43&quot;&gt;+&lt;/button&gt;&lt;/div&gt;&lt;/td&gt;&lt;/tr&gt;" calcext:value-type="string">
            <text:p>&lt;tr data-expansion="15" data-type="1" data-color="8" data-term="2"&gt;&lt;td&gt;1-43&lt;/td&gt;&lt;td&gt;清少納言&lt;/td&gt;&lt;td&gt;&lt;div class="input-group"&gt;&lt;button type="button" class="btn btn-outline-secondary btn-number" data-type="minus" data-deck="main" data-id="1-43" disabled&gt;-&lt;/button&gt;&lt;input type="text" class="form-control input-number" name="table-main-1-43-num-copies" data-deck="main" data-id="1-43" value="0" min="0" readonly /&gt;&lt;button type="button" class="btn btn-outline-secondary btn-number" data-type="plus" data-deck="main" data-id="1-43"&gt;+&lt;/button&gt;&lt;/div&gt;&lt;/td&gt;&lt;td&gt;&lt;div class="input-group"&gt;&lt;button type="button" class="btn btn-outline-secondary btn-number" data-type="minus" data-deck="side" data-id="1-43" disabled&gt;-&lt;/button&gt;&lt;input type="text" class="form-control input-number" name="table-side-1-43-num-copies" data-deck="side" data-id="1-43" value="0" min="0" readonly /&gt;&lt;button type="button" class="btn btn-outline-secondary btn-number" data-type="plus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O84];[$HTML.$C$1];[.$B84];[$HTML.$D$1];[.$B84];[$HTML.$E$1];[.$B84];[$HTML.$F$1];[.$B84];[$HTML.$G$1])" office:value-type="string" office:string-value="&lt;div class=&quot;container-card position-relative me-2 mb-2&quot; id=&quot;main-1-44&quot;&gt;&lt;img class=&quot;d-block&quot; width=&quot;80&quot; height=&quot;112&quot; src=&quot;https://one-draw.jp/ijinden/cardlist/001/card/01_044.png&quot; /&gt;&lt;div class=&quot;container-num-copies position-absolute bottom-0 start-0 px-1&quot; id=&quot;main-1-44-num-copies&quot;&gt;0&lt;/div&gt;&lt;button type=&quot;button&quot; class=&quot;btn btn-secondary btn-number btn-sm btn-pop position-absolute top-0 start-0&quot; data-type=&quot;minus&quot; data-deck=&quot;main&quot; data-id=&quot;1-44&quot;&gt;-&lt;/button&gt;&lt;button type=&quot;button&quot; class=&quot;btn btn-secondary btn-number btn-sm btn-push position-absolute top-0 end-0&quot; data-type=&quot;plus&quot; data-deck=&quot;main&quot; data-id=&quot;1-44&quot;&gt;+&lt;/button&gt;&lt;button type=&quot;button&quot; class=&quot;btn btn-secondary btn-number btn-sm btn-drop position-absolute bottom-0 end-0&quot; data-type=&quot;drop&quot; data-id=&quot;1-44&quot;&gt;v&lt;/button&gt;&lt;/div&gt;" calcext:value-type="string">
            <text:p>&lt;div class="container-card position-relative me-2 mb-2" id="main-1-44"&gt;&lt;img class="d-block" width="80" height="112" src="https://one-draw.jp/ijinden/cardlist/001/card/01_044.png" /&gt;&lt;div class="container-num-copies position-absolute bottom-0 start-0 px-1" id="main-1-44-num-copies"&gt;0&lt;/div&gt;&lt;button type="button" class="btn btn-secondary btn-number btn-sm btn-pop position-absolute top-0 start-0" data-type="minus" data-deck="main" data-id="1-44"&gt;-&lt;/button&gt;&lt;button type="button" class="btn btn-secondary btn-number btn-sm btn-push position-absolute top-0 end-0" data-type="plus" data-deck="main" data-id="1-44"&gt;+&lt;/button&gt;&lt;button type="button" class="btn btn-secondary btn-number btn-sm btn-drop position-absolute bottom-0 end-0" data-type="drop" data-id="1-44"&gt;v&lt;/button&gt;&lt;/div&gt;</text:p>
          </table:table-cell>
          <table:table-cell table:formula="of:=CONCATENATE([$HTML.$A$2];[.$B84];[$HTML.$B$2];[.$O84];[$HTML.$C$2];[.$B84];[$HTML.$D$2];[.$B84];[$HTML.$E$2];[.$B84];[$HTML.$F$2];[.$B84];[$HTML.$G$2])" office:value-type="string" office:string-value="&lt;div class=&quot;container-card position-relative me-2 mb-2&quot; id=&quot;side-1-44&quot;&gt;&lt;img class=&quot;d-block&quot; width=&quot;80&quot; height=&quot;112&quot; src=&quot;https://one-draw.jp/ijinden/cardlist/001/card/01_044.png&quot; /&gt;&lt;div class=&quot;container-num-copies position-absolute bottom-0 start-0 px-1&quot; id=&quot;side-1-44-num-copies&quot;&gt;0&lt;/div&gt;&lt;button type=&quot;button&quot; class=&quot;btn btn-secondary btn-number btn-sm btn-pop position-absolute top-0 start-0&quot; data-type=&quot;minus&quot; data-deck=&quot;side&quot; data-id=&quot;1-44&quot;&gt;-&lt;/button&gt;&lt;button type=&quot;button&quot; class=&quot;btn btn-secondary btn-number btn-sm btn-push position-absolute top-0 end-0&quot; data-type=&quot;plus&quot; data-deck=&quot;side&quot; data-id=&quot;1-44&quot;&gt;+&lt;/button&gt;&lt;button type=&quot;button&quot; class=&quot;btn btn-secondary btn-number btn-sm btn-raise position-absolute bottom-0 end-0&quot; data-type=&quot;raise&quot; data-id=&quot;1-44&quot;&gt;^&lt;/button&gt;&lt;/div&gt;" calcext:value-type="string">
            <text:p>&lt;div class="container-card position-relative me-2 mb-2" id="side-1-44"&gt;&lt;img class="d-block" width="80" height="112" src="https://one-draw.jp/ijinden/cardlist/001/card/01_044.png" /&gt;&lt;div class="container-num-copies position-absolute bottom-0 start-0 px-1" id="side-1-44-num-copies"&gt;0&lt;/div&gt;&lt;button type="button" class="btn btn-secondary btn-number btn-sm btn-pop position-absolute top-0 start-0" data-type="minus" data-deck="side" data-id="1-44"&gt;-&lt;/button&gt;&lt;button type="button" class="btn btn-secondary btn-number btn-sm btn-push position-absolute top-0 end-0" data-type="plus" data-deck="side" data-id="1-44"&gt;+&lt;/button&gt;&lt;button type="button" class="btn btn-secondary btn-number btn-sm btn-raise position-absolute bottom-0 end-0" data-type="raise" data-id="1-44"&gt;^&lt;/button&gt;&lt;/div&gt;</text:p>
          </table:table-cell>
          <table:table-cell table:formula="of:=CONCATENATE([$HTML.$A$3];[.F84];[$HTML.$B$3];[.H84];[$HTML.$C$3];[.J84];[$HTML.$D$3];[.N84];[$HTML.$E$3];[.B84];[$HTML.$F$3];[.D84];[$HTML.$G$3];[.B84];[$HTML.$H$3];[.B84];[$HTML.$I$3];[.B84];[$HTML.$J$3];[.B84];[$HTML.$K$3];[.B84];[$HTML.$L$3];[.B84];[$HTML.$M$3];[.B84];[$HTML.$N$3];[.B84];[$HTML.$O$3])" office:value-type="string" office:string-value="&lt;tr data-expansion=&quot;15&quot; data-type=&quot;1&quot; data-color=&quot;8&quot; data-term=&quot;0&quot;&gt;&lt;td&gt;1-44&lt;/td&gt;&lt;td&gt;ルートヴィヒ・ヴァン・ベートーヴェン&lt;/td&gt;&lt;td&gt;&lt;div class=&quot;input-group&quot;&gt;&lt;button type=&quot;button&quot; class=&quot;btn btn-outline-secondary btn-number&quot; data-type=&quot;minus&quot; data-deck=&quot;main&quot; data-id=&quot;1-44&quot; disabled&gt;-&lt;/button&gt;&lt;input type=&quot;text&quot; class=&quot;form-control input-number&quot; name=&quot;table-main-1-44-num-copies&quot; data-deck=&quot;main&quot; data-id=&quot;1-44&quot; value=&quot;0&quot; min=&quot;0&quot; readonly /&gt;&lt;button type=&quot;button&quot; class=&quot;btn btn-outline-secondary btn-number&quot; data-type=&quot;plus&quot; data-deck=&quot;main&quot; data-id=&quot;1-44&quot;&gt;+&lt;/button&gt;&lt;/div&gt;&lt;/td&gt;&lt;td&gt;&lt;div class=&quot;input-group&quot;&gt;&lt;button type=&quot;button&quot; class=&quot;btn btn-outline-secondary btn-number&quot; data-type=&quot;minus&quot; data-deck=&quot;side&quot; data-id=&quot;1-44&quot; disabled&gt;-&lt;/button&gt;&lt;input type=&quot;text&quot; class=&quot;form-control input-number&quot; name=&quot;table-side-1-44-num-copies&quot; data-deck=&quot;side&quot; data-id=&quot;1-44&quot; value=&quot;0&quot; min=&quot;0&quot; readonly /&gt;&lt;button type=&quot;button&quot; class=&quot;btn btn-outline-secondary btn-number&quot; data-type=&quot;plus&quot; data-deck=&quot;side&quot; data-id=&quot;1-44&quot;&gt;+&lt;/button&gt;&lt;/div&gt;&lt;/td&gt;&lt;/tr&gt;" calcext:value-type="string">
            <text:p>&lt;tr data-expansion="15" data-type="1" data-color="8" data-term="0"&gt;&lt;td&gt;1-44&lt;/td&gt;&lt;td&gt;ルートヴィヒ・ヴァン・ベートーヴェン&lt;/td&gt;&lt;td&gt;&lt;div class="input-group"&gt;&lt;button type="button" class="btn btn-outline-secondary btn-number" data-type="minus" data-deck="main" data-id="1-44" disabled&gt;-&lt;/button&gt;&lt;input type="text" class="form-control input-number" name="table-main-1-44-num-copies" data-deck="main" data-id="1-44" value="0" min="0" readonly /&gt;&lt;button type="button" class="btn btn-outline-secondary btn-number" data-type="plus" data-deck="main" data-id="1-44"&gt;+&lt;/button&gt;&lt;/div&gt;&lt;/td&gt;&lt;td&gt;&lt;div class="input-group"&gt;&lt;button type="button" class="btn btn-outline-secondary btn-number" data-type="minus" data-deck="side" data-id="1-44" disabled&gt;-&lt;/button&gt;&lt;input type="text" class="form-control input-number" name="table-side-1-44-num-copies" data-deck="side" data-id="1-44" value="0" min="0" readonly /&gt;&lt;button type="button" class="btn btn-outline-secondary btn-number" data-type="plus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O85];[$HTML.$C$1];[.$B85];[$HTML.$D$1];[.$B85];[$HTML.$E$1];[.$B85];[$HTML.$F$1];[.$B85];[$HTML.$G$1])" office:value-type="string" office:string-value="&lt;div class=&quot;container-card position-relative me-2 mb-2&quot; id=&quot;main-1-45&quot;&gt;&lt;img class=&quot;d-block&quot; width=&quot;80&quot; height=&quot;112&quot; src=&quot;https://one-draw.jp/ijinden/cardlist/001/card/01_045.png&quot; /&gt;&lt;div class=&quot;container-num-copies position-absolute bottom-0 start-0 px-1&quot; id=&quot;main-1-45-num-copies&quot;&gt;0&lt;/div&gt;&lt;button type=&quot;button&quot; class=&quot;btn btn-secondary btn-number btn-sm btn-pop position-absolute top-0 start-0&quot; data-type=&quot;minus&quot; data-deck=&quot;main&quot; data-id=&quot;1-45&quot;&gt;-&lt;/button&gt;&lt;button type=&quot;button&quot; class=&quot;btn btn-secondary btn-number btn-sm btn-push position-absolute top-0 end-0&quot; data-type=&quot;plus&quot; data-deck=&quot;main&quot; data-id=&quot;1-45&quot;&gt;+&lt;/button&gt;&lt;button type=&quot;button&quot; class=&quot;btn btn-secondary btn-number btn-sm btn-drop position-absolute bottom-0 end-0&quot; data-type=&quot;drop&quot; data-id=&quot;1-45&quot;&gt;v&lt;/button&gt;&lt;/div&gt;" calcext:value-type="string">
            <text:p>&lt;div class="container-card position-relative me-2 mb-2" id="main-1-45"&gt;&lt;img class="d-block" width="80" height="112" src="https://one-draw.jp/ijinden/cardlist/001/card/01_045.png" /&gt;&lt;div class="container-num-copies position-absolute bottom-0 start-0 px-1" id="main-1-45-num-copies"&gt;0&lt;/div&gt;&lt;button type="button" class="btn btn-secondary btn-number btn-sm btn-pop position-absolute top-0 start-0" data-type="minus" data-deck="main" data-id="1-45"&gt;-&lt;/button&gt;&lt;button type="button" class="btn btn-secondary btn-number btn-sm btn-push position-absolute top-0 end-0" data-type="plus" data-deck="main" data-id="1-45"&gt;+&lt;/button&gt;&lt;button type="button" class="btn btn-secondary btn-number btn-sm btn-drop position-absolute bottom-0 end-0" data-type="drop" data-id="1-45"&gt;v&lt;/button&gt;&lt;/div&gt;</text:p>
          </table:table-cell>
          <table:table-cell table:formula="of:=CONCATENATE([$HTML.$A$2];[.$B85];[$HTML.$B$2];[.$O85];[$HTML.$C$2];[.$B85];[$HTML.$D$2];[.$B85];[$HTML.$E$2];[.$B85];[$HTML.$F$2];[.$B85];[$HTML.$G$2])" office:value-type="string" office:string-value="&lt;div class=&quot;container-card position-relative me-2 mb-2&quot; id=&quot;side-1-45&quot;&gt;&lt;img class=&quot;d-block&quot; width=&quot;80&quot; height=&quot;112&quot; src=&quot;https://one-draw.jp/ijinden/cardlist/001/card/01_045.png&quot; /&gt;&lt;div class=&quot;container-num-copies position-absolute bottom-0 start-0 px-1&quot; id=&quot;side-1-45-num-copies&quot;&gt;0&lt;/div&gt;&lt;button type=&quot;button&quot; class=&quot;btn btn-secondary btn-number btn-sm btn-pop position-absolute top-0 start-0&quot; data-type=&quot;minus&quot; data-deck=&quot;side&quot; data-id=&quot;1-45&quot;&gt;-&lt;/button&gt;&lt;button type=&quot;button&quot; class=&quot;btn btn-secondary btn-number btn-sm btn-push position-absolute top-0 end-0&quot; data-type=&quot;plus&quot; data-deck=&quot;side&quot; data-id=&quot;1-45&quot;&gt;+&lt;/button&gt;&lt;button type=&quot;button&quot; class=&quot;btn btn-secondary btn-number btn-sm btn-raise position-absolute bottom-0 end-0&quot; data-type=&quot;raise&quot; data-id=&quot;1-45&quot;&gt;^&lt;/button&gt;&lt;/div&gt;" calcext:value-type="string">
            <text:p>&lt;div class="container-card position-relative me-2 mb-2" id="side-1-45"&gt;&lt;img class="d-block" width="80" height="112" src="https://one-draw.jp/ijinden/cardlist/001/card/01_045.png" /&gt;&lt;div class="container-num-copies position-absolute bottom-0 start-0 px-1" id="side-1-45-num-copies"&gt;0&lt;/div&gt;&lt;button type="button" class="btn btn-secondary btn-number btn-sm btn-pop position-absolute top-0 start-0" data-type="minus" data-deck="side" data-id="1-45"&gt;-&lt;/button&gt;&lt;button type="button" class="btn btn-secondary btn-number btn-sm btn-push position-absolute top-0 end-0" data-type="plus" data-deck="side" data-id="1-45"&gt;+&lt;/button&gt;&lt;button type="button" class="btn btn-secondary btn-number btn-sm btn-raise position-absolute bottom-0 end-0" data-type="raise" data-id="1-45"&gt;^&lt;/button&gt;&lt;/div&gt;</text:p>
          </table:table-cell>
          <table:table-cell table:formula="of:=CONCATENATE([$HTML.$A$3];[.F85];[$HTML.$B$3];[.H85];[$HTML.$C$3];[.J85];[$HTML.$D$3];[.N85];[$HTML.$E$3];[.B85];[$HTML.$F$3];[.D85];[$HTML.$G$3];[.B85];[$HTML.$H$3];[.B85];[$HTML.$I$3];[.B85];[$HTML.$J$3];[.B85];[$HTML.$K$3];[.B85];[$HTML.$L$3];[.B85];[$HTML.$M$3];[.B85];[$HTML.$N$3];[.B85];[$HTML.$O$3])" office:value-type="string" office:string-value="&lt;tr data-expansion=&quot;15&quot; data-type=&quot;1&quot; data-color=&quot;8&quot; data-term=&quot;0&quot;&gt;&lt;td&gt;1-45&lt;/td&gt;&lt;td&gt;行基&lt;/td&gt;&lt;td&gt;&lt;div class=&quot;input-group&quot;&gt;&lt;button type=&quot;button&quot; class=&quot;btn btn-outline-secondary btn-number&quot; data-type=&quot;minus&quot; data-deck=&quot;main&quot; data-id=&quot;1-45&quot; disabled&gt;-&lt;/button&gt;&lt;input type=&quot;text&quot; class=&quot;form-control input-number&quot; name=&quot;table-main-1-45-num-copies&quot; data-deck=&quot;main&quot; data-id=&quot;1-45&quot; value=&quot;0&quot; min=&quot;0&quot; readonly /&gt;&lt;button type=&quot;button&quot; class=&quot;btn btn-outline-secondary btn-number&quot; data-type=&quot;plus&quot; data-deck=&quot;main&quot; data-id=&quot;1-45&quot;&gt;+&lt;/button&gt;&lt;/div&gt;&lt;/td&gt;&lt;td&gt;&lt;div class=&quot;input-group&quot;&gt;&lt;button type=&quot;button&quot; class=&quot;btn btn-outline-secondary btn-number&quot; data-type=&quot;minus&quot; data-deck=&quot;side&quot; data-id=&quot;1-45&quot; disabled&gt;-&lt;/button&gt;&lt;input type=&quot;text&quot; class=&quot;form-control input-number&quot; name=&quot;table-side-1-45-num-copies&quot; data-deck=&quot;side&quot; data-id=&quot;1-45&quot; value=&quot;0&quot; min=&quot;0&quot; readonly /&gt;&lt;button type=&quot;button&quot; class=&quot;btn btn-outline-secondary btn-number&quot; data-type=&quot;plus&quot; data-deck=&quot;side&quot; data-id=&quot;1-45&quot;&gt;+&lt;/button&gt;&lt;/div&gt;&lt;/td&gt;&lt;/tr&gt;" calcext:value-type="string">
            <text:p>&lt;tr data-expansion="15" data-type="1" data-color="8" data-term="0"&gt;&lt;td&gt;1-45&lt;/td&gt;&lt;td&gt;行基&lt;/td&gt;&lt;td&gt;&lt;div class="input-group"&gt;&lt;button type="button" class="btn btn-outline-secondary btn-number" data-type="minus" data-deck="main" data-id="1-45" disabled&gt;-&lt;/button&gt;&lt;input type="text" class="form-control input-number" name="table-main-1-45-num-copies" data-deck="main" data-id="1-45" value="0" min="0" readonly /&gt;&lt;button type="button" class="btn btn-outline-secondary btn-number" data-type="plus" data-deck="main" data-id="1-45"&gt;+&lt;/button&gt;&lt;/div&gt;&lt;/td&gt;&lt;td&gt;&lt;div class="input-group"&gt;&lt;button type="button" class="btn btn-outline-secondary btn-number" data-type="minus" data-deck="side" data-id="1-45" disabled&gt;-&lt;/button&gt;&lt;input type="text" class="form-control input-number" name="table-side-1-45-num-copies" data-deck="side" data-id="1-45" value="0" min="0" readonly /&gt;&lt;button type="button" class="btn btn-outline-secondary btn-number" data-type="plus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O86];[$HTML.$C$1];[.$B86];[$HTML.$D$1];[.$B86];[$HTML.$E$1];[.$B86];[$HTML.$F$1];[.$B86];[$HTML.$G$1])" office:value-type="string" office:string-value="&lt;div class=&quot;container-card position-relative me-2 mb-2&quot; id=&quot;main-1-46&quot;&gt;&lt;img class=&quot;d-block&quot; width=&quot;80&quot; height=&quot;112&quot; src=&quot;https://one-draw.jp/ijinden/cardlist/001/card/01_046.png&quot; /&gt;&lt;div class=&quot;container-num-copies position-absolute bottom-0 start-0 px-1&quot; id=&quot;main-1-46-num-copies&quot;&gt;0&lt;/div&gt;&lt;button type=&quot;button&quot; class=&quot;btn btn-secondary btn-number btn-sm btn-pop position-absolute top-0 start-0&quot; data-type=&quot;minus&quot; data-deck=&quot;main&quot; data-id=&quot;1-46&quot;&gt;-&lt;/button&gt;&lt;button type=&quot;button&quot; class=&quot;btn btn-secondary btn-number btn-sm btn-push position-absolute top-0 end-0&quot; data-type=&quot;plus&quot; data-deck=&quot;main&quot; data-id=&quot;1-46&quot;&gt;+&lt;/button&gt;&lt;button type=&quot;button&quot; class=&quot;btn btn-secondary btn-number btn-sm btn-drop position-absolute bottom-0 end-0&quot; data-type=&quot;drop&quot; data-id=&quot;1-46&quot;&gt;v&lt;/button&gt;&lt;/div&gt;" calcext:value-type="string">
            <text:p>&lt;div class="container-card position-relative me-2 mb-2" id="main-1-46"&gt;&lt;img class="d-block" width="80" height="112" src="https://one-draw.jp/ijinden/cardlist/001/card/01_046.png" /&gt;&lt;div class="container-num-copies position-absolute bottom-0 start-0 px-1" id="main-1-46-num-copies"&gt;0&lt;/div&gt;&lt;button type="button" class="btn btn-secondary btn-number btn-sm btn-pop position-absolute top-0 start-0" data-type="minus" data-deck="main" data-id="1-46"&gt;-&lt;/button&gt;&lt;button type="button" class="btn btn-secondary btn-number btn-sm btn-push position-absolute top-0 end-0" data-type="plus" data-deck="main" data-id="1-46"&gt;+&lt;/button&gt;&lt;button type="button" class="btn btn-secondary btn-number btn-sm btn-drop position-absolute bottom-0 end-0" data-type="drop" data-id="1-46"&gt;v&lt;/button&gt;&lt;/div&gt;</text:p>
          </table:table-cell>
          <table:table-cell table:formula="of:=CONCATENATE([$HTML.$A$2];[.$B86];[$HTML.$B$2];[.$O86];[$HTML.$C$2];[.$B86];[$HTML.$D$2];[.$B86];[$HTML.$E$2];[.$B86];[$HTML.$F$2];[.$B86];[$HTML.$G$2])" office:value-type="string" office:string-value="&lt;div class=&quot;container-card position-relative me-2 mb-2&quot; id=&quot;side-1-46&quot;&gt;&lt;img class=&quot;d-block&quot; width=&quot;80&quot; height=&quot;112&quot; src=&quot;https://one-draw.jp/ijinden/cardlist/001/card/01_046.png&quot; /&gt;&lt;div class=&quot;container-num-copies position-absolute bottom-0 start-0 px-1&quot; id=&quot;side-1-46-num-copies&quot;&gt;0&lt;/div&gt;&lt;button type=&quot;button&quot; class=&quot;btn btn-secondary btn-number btn-sm btn-pop position-absolute top-0 start-0&quot; data-type=&quot;minus&quot; data-deck=&quot;side&quot; data-id=&quot;1-46&quot;&gt;-&lt;/button&gt;&lt;button type=&quot;button&quot; class=&quot;btn btn-secondary btn-number btn-sm btn-push position-absolute top-0 end-0&quot; data-type=&quot;plus&quot; data-deck=&quot;side&quot; data-id=&quot;1-46&quot;&gt;+&lt;/button&gt;&lt;button type=&quot;button&quot; class=&quot;btn btn-secondary btn-number btn-sm btn-raise position-absolute bottom-0 end-0&quot; data-type=&quot;raise&quot; data-id=&quot;1-46&quot;&gt;^&lt;/button&gt;&lt;/div&gt;" calcext:value-type="string">
            <text:p>&lt;div class="container-card position-relative me-2 mb-2" id="side-1-46"&gt;&lt;img class="d-block" width="80" height="112" src="https://one-draw.jp/ijinden/cardlist/001/card/01_046.png" /&gt;&lt;div class="container-num-copies position-absolute bottom-0 start-0 px-1" id="side-1-46-num-copies"&gt;0&lt;/div&gt;&lt;button type="button" class="btn btn-secondary btn-number btn-sm btn-pop position-absolute top-0 start-0" data-type="minus" data-deck="side" data-id="1-46"&gt;-&lt;/button&gt;&lt;button type="button" class="btn btn-secondary btn-number btn-sm btn-push position-absolute top-0 end-0" data-type="plus" data-deck="side" data-id="1-46"&gt;+&lt;/button&gt;&lt;button type="button" class="btn btn-secondary btn-number btn-sm btn-raise position-absolute bottom-0 end-0" data-type="raise" data-id="1-46"&gt;^&lt;/button&gt;&lt;/div&gt;</text:p>
          </table:table-cell>
          <table:table-cell table:formula="of:=CONCATENATE([$HTML.$A$3];[.F86];[$HTML.$B$3];[.H86];[$HTML.$C$3];[.J86];[$HTML.$D$3];[.N86];[$HTML.$E$3];[.B86];[$HTML.$F$3];[.D86];[$HTML.$G$3];[.B86];[$HTML.$H$3];[.B86];[$HTML.$I$3];[.B86];[$HTML.$J$3];[.B86];[$HTML.$K$3];[.B86];[$HTML.$L$3];[.B86];[$HTML.$M$3];[.B86];[$HTML.$N$3];[.B86];[$HTML.$O$3])" office:value-type="string" office:string-value="&lt;tr data-expansion=&quot;15&quot; data-type=&quot;2&quot; data-color=&quot;2&quot; data-term=&quot;0&quot;&gt;&lt;td&gt;1-46&lt;/td&gt;&lt;td&gt;武者の蔵&lt;/td&gt;&lt;td&gt;&lt;div class=&quot;input-group&quot;&gt;&lt;button type=&quot;button&quot; class=&quot;btn btn-outline-secondary btn-number&quot; data-type=&quot;minus&quot; data-deck=&quot;main&quot; data-id=&quot;1-46&quot; disabled&gt;-&lt;/button&gt;&lt;input type=&quot;text&quot; class=&quot;form-control input-number&quot; name=&quot;table-main-1-46-num-copies&quot; data-deck=&quot;main&quot; data-id=&quot;1-46&quot; value=&quot;0&quot; min=&quot;0&quot; readonly /&gt;&lt;button type=&quot;button&quot; class=&quot;btn btn-outline-secondary btn-number&quot; data-type=&quot;plus&quot; data-deck=&quot;main&quot; data-id=&quot;1-46&quot;&gt;+&lt;/button&gt;&lt;/div&gt;&lt;/td&gt;&lt;td&gt;&lt;div class=&quot;input-group&quot;&gt;&lt;button type=&quot;button&quot; class=&quot;btn btn-outline-secondary btn-number&quot; data-type=&quot;minus&quot; data-deck=&quot;side&quot; data-id=&quot;1-46&quot; disabled&gt;-&lt;/button&gt;&lt;input type=&quot;text&quot; class=&quot;form-control input-number&quot; name=&quot;table-side-1-46-num-copies&quot; data-deck=&quot;side&quot; data-id=&quot;1-46&quot; value=&quot;0&quot; min=&quot;0&quot; readonly /&gt;&lt;button type=&quot;button&quot; class=&quot;btn btn-outline-secondary btn-number&quot; data-type=&quot;plus&quot; data-deck=&quot;side&quot; data-id=&quot;1-46&quot;&gt;+&lt;/button&gt;&lt;/div&gt;&lt;/td&gt;&lt;/tr&gt;" calcext:value-type="string">
            <text:p>&lt;tr data-expansion="15" data-type="2" data-color="2" data-term="0"&gt;&lt;td&gt;1-46&lt;/td&gt;&lt;td&gt;武者の蔵&lt;/td&gt;&lt;td&gt;&lt;div class="input-group"&gt;&lt;button type="button" class="btn btn-outline-secondary btn-number" data-type="minus" data-deck="main" data-id="1-46" disabled&gt;-&lt;/button&gt;&lt;input type="text" class="form-control input-number" name="table-main-1-46-num-copies" data-deck="main" data-id="1-46" value="0" min="0" readonly /&gt;&lt;button type="button" class="btn btn-outline-secondary btn-number" data-type="plus" data-deck="main" data-id="1-46"&gt;+&lt;/button&gt;&lt;/div&gt;&lt;/td&gt;&lt;td&gt;&lt;div class="input-group"&gt;&lt;button type="button" class="btn btn-outline-secondary btn-number" data-type="minus" data-deck="side" data-id="1-46" disabled&gt;-&lt;/button&gt;&lt;input type="text" class="form-control input-number" name="table-side-1-46-num-copies" data-deck="side" data-id="1-46" value="0" min="0" readonly /&gt;&lt;button type="button" class="btn btn-outline-secondary btn-number" data-type="plus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O87];[$HTML.$C$1];[.$B87];[$HTML.$D$1];[.$B87];[$HTML.$E$1];[.$B87];[$HTML.$F$1];[.$B87];[$HTML.$G$1])" office:value-type="string" office:string-value="&lt;div class=&quot;container-card position-relative me-2 mb-2&quot; id=&quot;main-1-47&quot;&gt;&lt;img class=&quot;d-block&quot; width=&quot;80&quot; height=&quot;112&quot; src=&quot;https://one-draw.jp/ijinden/cardlist/001/card/01_047.png&quot; /&gt;&lt;div class=&quot;container-num-copies position-absolute bottom-0 start-0 px-1&quot; id=&quot;main-1-47-num-copies&quot;&gt;0&lt;/div&gt;&lt;button type=&quot;button&quot; class=&quot;btn btn-secondary btn-number btn-sm btn-pop position-absolute top-0 start-0&quot; data-type=&quot;minus&quot; data-deck=&quot;main&quot; data-id=&quot;1-47&quot;&gt;-&lt;/button&gt;&lt;button type=&quot;button&quot; class=&quot;btn btn-secondary btn-number btn-sm btn-push position-absolute top-0 end-0&quot; data-type=&quot;plus&quot; data-deck=&quot;main&quot; data-id=&quot;1-47&quot;&gt;+&lt;/button&gt;&lt;button type=&quot;button&quot; class=&quot;btn btn-secondary btn-number btn-sm btn-drop position-absolute bottom-0 end-0&quot; data-type=&quot;drop&quot; data-id=&quot;1-47&quot;&gt;v&lt;/button&gt;&lt;/div&gt;" calcext:value-type="string">
            <text:p>&lt;div class="container-card position-relative me-2 mb-2" id="main-1-47"&gt;&lt;img class="d-block" width="80" height="112" src="https://one-draw.jp/ijinden/cardlist/001/card/01_047.png" /&gt;&lt;div class="container-num-copies position-absolute bottom-0 start-0 px-1" id="main-1-47-num-copies"&gt;0&lt;/div&gt;&lt;button type="button" class="btn btn-secondary btn-number btn-sm btn-pop position-absolute top-0 start-0" data-type="minus" data-deck="main" data-id="1-47"&gt;-&lt;/button&gt;&lt;button type="button" class="btn btn-secondary btn-number btn-sm btn-push position-absolute top-0 end-0" data-type="plus" data-deck="main" data-id="1-47"&gt;+&lt;/button&gt;&lt;button type="button" class="btn btn-secondary btn-number btn-sm btn-drop position-absolute bottom-0 end-0" data-type="drop" data-id="1-47"&gt;v&lt;/button&gt;&lt;/div&gt;</text:p>
          </table:table-cell>
          <table:table-cell table:formula="of:=CONCATENATE([$HTML.$A$2];[.$B87];[$HTML.$B$2];[.$O87];[$HTML.$C$2];[.$B87];[$HTML.$D$2];[.$B87];[$HTML.$E$2];[.$B87];[$HTML.$F$2];[.$B87];[$HTML.$G$2])" office:value-type="string" office:string-value="&lt;div class=&quot;container-card position-relative me-2 mb-2&quot; id=&quot;side-1-47&quot;&gt;&lt;img class=&quot;d-block&quot; width=&quot;80&quot; height=&quot;112&quot; src=&quot;https://one-draw.jp/ijinden/cardlist/001/card/01_047.png&quot; /&gt;&lt;div class=&quot;container-num-copies position-absolute bottom-0 start-0 px-1&quot; id=&quot;side-1-47-num-copies&quot;&gt;0&lt;/div&gt;&lt;button type=&quot;button&quot; class=&quot;btn btn-secondary btn-number btn-sm btn-pop position-absolute top-0 start-0&quot; data-type=&quot;minus&quot; data-deck=&quot;side&quot; data-id=&quot;1-47&quot;&gt;-&lt;/button&gt;&lt;button type=&quot;button&quot; class=&quot;btn btn-secondary btn-number btn-sm btn-push position-absolute top-0 end-0&quot; data-type=&quot;plus&quot; data-deck=&quot;side&quot; data-id=&quot;1-47&quot;&gt;+&lt;/button&gt;&lt;button type=&quot;button&quot; class=&quot;btn btn-secondary btn-number btn-sm btn-raise position-absolute bottom-0 end-0&quot; data-type=&quot;raise&quot; data-id=&quot;1-47&quot;&gt;^&lt;/button&gt;&lt;/div&gt;" calcext:value-type="string">
            <text:p>&lt;div class="container-card position-relative me-2 mb-2" id="side-1-47"&gt;&lt;img class="d-block" width="80" height="112" src="https://one-draw.jp/ijinden/cardlist/001/card/01_047.png" /&gt;&lt;div class="container-num-copies position-absolute bottom-0 start-0 px-1" id="side-1-47-num-copies"&gt;0&lt;/div&gt;&lt;button type="button" class="btn btn-secondary btn-number btn-sm btn-pop position-absolute top-0 start-0" data-type="minus" data-deck="side" data-id="1-47"&gt;-&lt;/button&gt;&lt;button type="button" class="btn btn-secondary btn-number btn-sm btn-push position-absolute top-0 end-0" data-type="plus" data-deck="side" data-id="1-47"&gt;+&lt;/button&gt;&lt;button type="button" class="btn btn-secondary btn-number btn-sm btn-raise position-absolute bottom-0 end-0" data-type="raise" data-id="1-47"&gt;^&lt;/button&gt;&lt;/div&gt;</text:p>
          </table:table-cell>
          <table:table-cell table:formula="of:=CONCATENATE([$HTML.$A$3];[.F87];[$HTML.$B$3];[.H87];[$HTML.$C$3];[.J87];[$HTML.$D$3];[.N87];[$HTML.$E$3];[.B87];[$HTML.$F$3];[.D87];[$HTML.$G$3];[.B87];[$HTML.$H$3];[.B87];[$HTML.$I$3];[.B87];[$HTML.$J$3];[.B87];[$HTML.$K$3];[.B87];[$HTML.$L$3];[.B87];[$HTML.$M$3];[.B87];[$HTML.$N$3];[.B87];[$HTML.$O$3])" office:value-type="string" office:string-value="&lt;tr data-expansion=&quot;15&quot; data-type=&quot;2&quot; data-color=&quot;4&quot; data-term=&quot;0&quot;&gt;&lt;td&gt;1-47&lt;/td&gt;&lt;td&gt;純白の塔&lt;/td&gt;&lt;td&gt;&lt;div class=&quot;input-group&quot;&gt;&lt;button type=&quot;button&quot; class=&quot;btn btn-outline-secondary btn-number&quot; data-type=&quot;minus&quot; data-deck=&quot;main&quot; data-id=&quot;1-47&quot; disabled&gt;-&lt;/button&gt;&lt;input type=&quot;text&quot; class=&quot;form-control input-number&quot; name=&quot;table-main-1-47-num-copies&quot; data-deck=&quot;main&quot; data-id=&quot;1-47&quot; value=&quot;0&quot; min=&quot;0&quot; readonly /&gt;&lt;button type=&quot;button&quot; class=&quot;btn btn-outline-secondary btn-number&quot; data-type=&quot;plus&quot; data-deck=&quot;main&quot; data-id=&quot;1-47&quot;&gt;+&lt;/button&gt;&lt;/div&gt;&lt;/td&gt;&lt;td&gt;&lt;div class=&quot;input-group&quot;&gt;&lt;button type=&quot;button&quot; class=&quot;btn btn-outline-secondary btn-number&quot; data-type=&quot;minus&quot; data-deck=&quot;side&quot; data-id=&quot;1-47&quot; disabled&gt;-&lt;/button&gt;&lt;input type=&quot;text&quot; class=&quot;form-control input-number&quot; name=&quot;table-side-1-47-num-copies&quot; data-deck=&quot;side&quot; data-id=&quot;1-47&quot; value=&quot;0&quot; min=&quot;0&quot; readonly /&gt;&lt;button type=&quot;button&quot; class=&quot;btn btn-outline-secondary btn-number&quot; data-type=&quot;plus&quot; data-deck=&quot;side&quot; data-id=&quot;1-47&quot;&gt;+&lt;/button&gt;&lt;/div&gt;&lt;/td&gt;&lt;/tr&gt;" calcext:value-type="string">
            <text:p>&lt;tr data-expansion="15" data-type="2" data-color="4" data-term="0"&gt;&lt;td&gt;1-47&lt;/td&gt;&lt;td&gt;純白の塔&lt;/td&gt;&lt;td&gt;&lt;div class="input-group"&gt;&lt;button type="button" class="btn btn-outline-secondary btn-number" data-type="minus" data-deck="main" data-id="1-47" disabled&gt;-&lt;/button&gt;&lt;input type="text" class="form-control input-number" name="table-main-1-47-num-copies" data-deck="main" data-id="1-47" value="0" min="0" readonly /&gt;&lt;button type="button" class="btn btn-outline-secondary btn-number" data-type="plus" data-deck="main" data-id="1-47"&gt;+&lt;/button&gt;&lt;/div&gt;&lt;/td&gt;&lt;td&gt;&lt;div class="input-group"&gt;&lt;button type="button" class="btn btn-outline-secondary btn-number" data-type="minus" data-deck="side" data-id="1-47" disabled&gt;-&lt;/button&gt;&lt;input type="text" class="form-control input-number" name="table-side-1-47-num-copies" data-deck="side" data-id="1-47" value="0" min="0" readonly /&gt;&lt;button type="button" class="btn btn-outline-secondary btn-number" data-type="plus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O88];[$HTML.$C$1];[.$B88];[$HTML.$D$1];[.$B88];[$HTML.$E$1];[.$B88];[$HTML.$F$1];[.$B88];[$HTML.$G$1])" office:value-type="string" office:string-value="&lt;div class=&quot;container-card position-relative me-2 mb-2&quot; id=&quot;main-1-48&quot;&gt;&lt;img class=&quot;d-block&quot; width=&quot;80&quot; height=&quot;112&quot; src=&quot;https://one-draw.jp/ijinden/cardlist/001/card/01_048.png&quot; /&gt;&lt;div class=&quot;container-num-copies position-absolute bottom-0 start-0 px-1&quot; id=&quot;main-1-48-num-copies&quot;&gt;0&lt;/div&gt;&lt;button type=&quot;button&quot; class=&quot;btn btn-secondary btn-number btn-sm btn-pop position-absolute top-0 start-0&quot; data-type=&quot;minus&quot; data-deck=&quot;main&quot; data-id=&quot;1-48&quot;&gt;-&lt;/button&gt;&lt;button type=&quot;button&quot; class=&quot;btn btn-secondary btn-number btn-sm btn-push position-absolute top-0 end-0&quot; data-type=&quot;plus&quot; data-deck=&quot;main&quot; data-id=&quot;1-48&quot;&gt;+&lt;/button&gt;&lt;button type=&quot;button&quot; class=&quot;btn btn-secondary btn-number btn-sm btn-drop position-absolute bottom-0 end-0&quot; data-type=&quot;drop&quot; data-id=&quot;1-48&quot;&gt;v&lt;/button&gt;&lt;/div&gt;" calcext:value-type="string">
            <text:p>&lt;div class="container-card position-relative me-2 mb-2" id="main-1-48"&gt;&lt;img class="d-block" width="80" height="112" src="https://one-draw.jp/ijinden/cardlist/001/card/01_048.png" /&gt;&lt;div class="container-num-copies position-absolute bottom-0 start-0 px-1" id="main-1-48-num-copies"&gt;0&lt;/div&gt;&lt;button type="button" class="btn btn-secondary btn-number btn-sm btn-pop position-absolute top-0 start-0" data-type="minus" data-deck="main" data-id="1-48"&gt;-&lt;/button&gt;&lt;button type="button" class="btn btn-secondary btn-number btn-sm btn-push position-absolute top-0 end-0" data-type="plus" data-deck="main" data-id="1-48"&gt;+&lt;/button&gt;&lt;button type="button" class="btn btn-secondary btn-number btn-sm btn-drop position-absolute bottom-0 end-0" data-type="drop" data-id="1-48"&gt;v&lt;/button&gt;&lt;/div&gt;</text:p>
          </table:table-cell>
          <table:table-cell table:formula="of:=CONCATENATE([$HTML.$A$2];[.$B88];[$HTML.$B$2];[.$O88];[$HTML.$C$2];[.$B88];[$HTML.$D$2];[.$B88];[$HTML.$E$2];[.$B88];[$HTML.$F$2];[.$B88];[$HTML.$G$2])" office:value-type="string" office:string-value="&lt;div class=&quot;container-card position-relative me-2 mb-2&quot; id=&quot;side-1-48&quot;&gt;&lt;img class=&quot;d-block&quot; width=&quot;80&quot; height=&quot;112&quot; src=&quot;https://one-draw.jp/ijinden/cardlist/001/card/01_048.png&quot; /&gt;&lt;div class=&quot;container-num-copies position-absolute bottom-0 start-0 px-1&quot; id=&quot;side-1-48-num-copies&quot;&gt;0&lt;/div&gt;&lt;button type=&quot;button&quot; class=&quot;btn btn-secondary btn-number btn-sm btn-pop position-absolute top-0 start-0&quot; data-type=&quot;minus&quot; data-deck=&quot;side&quot; data-id=&quot;1-48&quot;&gt;-&lt;/button&gt;&lt;button type=&quot;button&quot; class=&quot;btn btn-secondary btn-number btn-sm btn-push position-absolute top-0 end-0&quot; data-type=&quot;plus&quot; data-deck=&quot;side&quot; data-id=&quot;1-48&quot;&gt;+&lt;/button&gt;&lt;button type=&quot;button&quot; class=&quot;btn btn-secondary btn-number btn-sm btn-raise position-absolute bottom-0 end-0&quot; data-type=&quot;raise&quot; data-id=&quot;1-48&quot;&gt;^&lt;/button&gt;&lt;/div&gt;" calcext:value-type="string">
            <text:p>&lt;div class="container-card position-relative me-2 mb-2" id="side-1-48"&gt;&lt;img class="d-block" width="80" height="112" src="https://one-draw.jp/ijinden/cardlist/001/card/01_048.png" /&gt;&lt;div class="container-num-copies position-absolute bottom-0 start-0 px-1" id="side-1-48-num-copies"&gt;0&lt;/div&gt;&lt;button type="button" class="btn btn-secondary btn-number btn-sm btn-pop position-absolute top-0 start-0" data-type="minus" data-deck="side" data-id="1-48"&gt;-&lt;/button&gt;&lt;button type="button" class="btn btn-secondary btn-number btn-sm btn-push position-absolute top-0 end-0" data-type="plus" data-deck="side" data-id="1-48"&gt;+&lt;/button&gt;&lt;button type="button" class="btn btn-secondary btn-number btn-sm btn-raise position-absolute bottom-0 end-0" data-type="raise" data-id="1-48"&gt;^&lt;/button&gt;&lt;/div&gt;</text:p>
          </table:table-cell>
          <table:table-cell table:formula="of:=CONCATENATE([$HTML.$A$3];[.F88];[$HTML.$B$3];[.H88];[$HTML.$C$3];[.J88];[$HTML.$D$3];[.N88];[$HTML.$E$3];[.B88];[$HTML.$F$3];[.D88];[$HTML.$G$3];[.B88];[$HTML.$H$3];[.B88];[$HTML.$I$3];[.B88];[$HTML.$J$3];[.B88];[$HTML.$K$3];[.B88];[$HTML.$L$3];[.B88];[$HTML.$M$3];[.B88];[$HTML.$N$3];[.B88];[$HTML.$O$3])" office:value-type="string" office:string-value="&lt;tr data-expansion=&quot;15&quot; data-type=&quot;2&quot; data-color=&quot;4&quot; data-term=&quot;0&quot;&gt;&lt;td&gt;1-48&lt;/td&gt;&lt;td&gt;円形闘技場&lt;/td&gt;&lt;td&gt;&lt;div class=&quot;input-group&quot;&gt;&lt;button type=&quot;button&quot; class=&quot;btn btn-outline-secondary btn-number&quot; data-type=&quot;minus&quot; data-deck=&quot;main&quot; data-id=&quot;1-48&quot; disabled&gt;-&lt;/button&gt;&lt;input type=&quot;text&quot; class=&quot;form-control input-number&quot; name=&quot;table-main-1-48-num-copies&quot; data-deck=&quot;main&quot; data-id=&quot;1-48&quot; value=&quot;0&quot; min=&quot;0&quot; readonly /&gt;&lt;button type=&quot;button&quot; class=&quot;btn btn-outline-secondary btn-number&quot; data-type=&quot;plus&quot; data-deck=&quot;main&quot; data-id=&quot;1-48&quot;&gt;+&lt;/button&gt;&lt;/div&gt;&lt;/td&gt;&lt;td&gt;&lt;div class=&quot;input-group&quot;&gt;&lt;button type=&quot;button&quot; class=&quot;btn btn-outline-secondary btn-number&quot; data-type=&quot;minus&quot; data-deck=&quot;side&quot; data-id=&quot;1-48&quot; disabled&gt;-&lt;/button&gt;&lt;input type=&quot;text&quot; class=&quot;form-control input-number&quot; name=&quot;table-side-1-48-num-copies&quot; data-deck=&quot;side&quot; data-id=&quot;1-48&quot; value=&quot;0&quot; min=&quot;0&quot; readonly /&gt;&lt;button type=&quot;button&quot; class=&quot;btn btn-outline-secondary btn-number&quot; data-type=&quot;plus&quot; data-deck=&quot;side&quot; data-id=&quot;1-48&quot;&gt;+&lt;/button&gt;&lt;/div&gt;&lt;/td&gt;&lt;/tr&gt;" calcext:value-type="string">
            <text:p>&lt;tr data-expansion="15" data-type="2" data-color="4" data-term="0"&gt;&lt;td&gt;1-48&lt;/td&gt;&lt;td&gt;円形闘技場&lt;/td&gt;&lt;td&gt;&lt;div class="input-group"&gt;&lt;button type="button" class="btn btn-outline-secondary btn-number" data-type="minus" data-deck="main" data-id="1-48" disabled&gt;-&lt;/button&gt;&lt;input type="text" class="form-control input-number" name="table-main-1-48-num-copies" data-deck="main" data-id="1-48" value="0" min="0" readonly /&gt;&lt;button type="button" class="btn btn-outline-secondary btn-number" data-type="plus" data-deck="main" data-id="1-48"&gt;+&lt;/button&gt;&lt;/div&gt;&lt;/td&gt;&lt;td&gt;&lt;div class="input-group"&gt;&lt;button type="button" class="btn btn-outline-secondary btn-number" data-type="minus" data-deck="side" data-id="1-48" disabled&gt;-&lt;/button&gt;&lt;input type="text" class="form-control input-number" name="table-side-1-48-num-copies" data-deck="side" data-id="1-48" value="0" min="0" readonly /&gt;&lt;button type="button" class="btn btn-outline-secondary btn-number" data-type="plus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O89];[$HTML.$C$1];[.$B89];[$HTML.$D$1];[.$B89];[$HTML.$E$1];[.$B89];[$HTML.$F$1];[.$B89];[$HTML.$G$1])" office:value-type="string" office:string-value="&lt;div class=&quot;container-card position-relative me-2 mb-2&quot; id=&quot;main-1-49&quot;&gt;&lt;img class=&quot;d-block&quot; width=&quot;80&quot; height=&quot;112&quot; src=&quot;https://one-draw.jp/ijinden/cardlist/001/card/01_049.png&quot; /&gt;&lt;div class=&quot;container-num-copies position-absolute bottom-0 start-0 px-1&quot; id=&quot;main-1-49-num-copies&quot;&gt;0&lt;/div&gt;&lt;button type=&quot;button&quot; class=&quot;btn btn-secondary btn-number btn-sm btn-pop position-absolute top-0 start-0&quot; data-type=&quot;minus&quot; data-deck=&quot;main&quot; data-id=&quot;1-49&quot;&gt;-&lt;/button&gt;&lt;button type=&quot;button&quot; class=&quot;btn btn-secondary btn-number btn-sm btn-push position-absolute top-0 end-0&quot; data-type=&quot;plus&quot; data-deck=&quot;main&quot; data-id=&quot;1-49&quot;&gt;+&lt;/button&gt;&lt;button type=&quot;button&quot; class=&quot;btn btn-secondary btn-number btn-sm btn-drop position-absolute bottom-0 end-0&quot; data-type=&quot;drop&quot; data-id=&quot;1-49&quot;&gt;v&lt;/button&gt;&lt;/div&gt;" calcext:value-type="string">
            <text:p>&lt;div class="container-card position-relative me-2 mb-2" id="main-1-49"&gt;&lt;img class="d-block" width="80" height="112" src="https://one-draw.jp/ijinden/cardlist/001/card/01_049.png" /&gt;&lt;div class="container-num-copies position-absolute bottom-0 start-0 px-1" id="main-1-49-num-copies"&gt;0&lt;/div&gt;&lt;button type="button" class="btn btn-secondary btn-number btn-sm btn-pop position-absolute top-0 start-0" data-type="minus" data-deck="main" data-id="1-49"&gt;-&lt;/button&gt;&lt;button type="button" class="btn btn-secondary btn-number btn-sm btn-push position-absolute top-0 end-0" data-type="plus" data-deck="main" data-id="1-49"&gt;+&lt;/button&gt;&lt;button type="button" class="btn btn-secondary btn-number btn-sm btn-drop position-absolute bottom-0 end-0" data-type="drop" data-id="1-49"&gt;v&lt;/button&gt;&lt;/div&gt;</text:p>
          </table:table-cell>
          <table:table-cell table:formula="of:=CONCATENATE([$HTML.$A$2];[.$B89];[$HTML.$B$2];[.$O89];[$HTML.$C$2];[.$B89];[$HTML.$D$2];[.$B89];[$HTML.$E$2];[.$B89];[$HTML.$F$2];[.$B89];[$HTML.$G$2])" office:value-type="string" office:string-value="&lt;div class=&quot;container-card position-relative me-2 mb-2&quot; id=&quot;side-1-49&quot;&gt;&lt;img class=&quot;d-block&quot; width=&quot;80&quot; height=&quot;112&quot; src=&quot;https://one-draw.jp/ijinden/cardlist/001/card/01_049.png&quot; /&gt;&lt;div class=&quot;container-num-copies position-absolute bottom-0 start-0 px-1&quot; id=&quot;side-1-49-num-copies&quot;&gt;0&lt;/div&gt;&lt;button type=&quot;button&quot; class=&quot;btn btn-secondary btn-number btn-sm btn-pop position-absolute top-0 start-0&quot; data-type=&quot;minus&quot; data-deck=&quot;side&quot; data-id=&quot;1-49&quot;&gt;-&lt;/button&gt;&lt;button type=&quot;button&quot; class=&quot;btn btn-secondary btn-number btn-sm btn-push position-absolute top-0 end-0&quot; data-type=&quot;plus&quot; data-deck=&quot;side&quot; data-id=&quot;1-49&quot;&gt;+&lt;/button&gt;&lt;button type=&quot;button&quot; class=&quot;btn btn-secondary btn-number btn-sm btn-raise position-absolute bottom-0 end-0&quot; data-type=&quot;raise&quot; data-id=&quot;1-49&quot;&gt;^&lt;/button&gt;&lt;/div&gt;" calcext:value-type="string">
            <text:p>&lt;div class="container-card position-relative me-2 mb-2" id="side-1-49"&gt;&lt;img class="d-block" width="80" height="112" src="https://one-draw.jp/ijinden/cardlist/001/card/01_049.png" /&gt;&lt;div class="container-num-copies position-absolute bottom-0 start-0 px-1" id="side-1-49-num-copies"&gt;0&lt;/div&gt;&lt;button type="button" class="btn btn-secondary btn-number btn-sm btn-pop position-absolute top-0 start-0" data-type="minus" data-deck="side" data-id="1-49"&gt;-&lt;/button&gt;&lt;button type="button" class="btn btn-secondary btn-number btn-sm btn-push position-absolute top-0 end-0" data-type="plus" data-deck="side" data-id="1-49"&gt;+&lt;/button&gt;&lt;button type="button" class="btn btn-secondary btn-number btn-sm btn-raise position-absolute bottom-0 end-0" data-type="raise" data-id="1-49"&gt;^&lt;/button&gt;&lt;/div&gt;</text:p>
          </table:table-cell>
          <table:table-cell table:formula="of:=CONCATENATE([$HTML.$A$3];[.F89];[$HTML.$B$3];[.H89];[$HTML.$C$3];[.J89];[$HTML.$D$3];[.N89];[$HTML.$E$3];[.B89];[$HTML.$F$3];[.D89];[$HTML.$G$3];[.B89];[$HTML.$H$3];[.B89];[$HTML.$I$3];[.B89];[$HTML.$J$3];[.B89];[$HTML.$K$3];[.B89];[$HTML.$L$3];[.B89];[$HTML.$M$3];[.B89];[$HTML.$N$3];[.B89];[$HTML.$O$3])" office:value-type="string" office:string-value="&lt;tr data-expansion=&quot;15&quot; data-type=&quot;2&quot; data-color=&quot;8&quot; data-term=&quot;0&quot;&gt;&lt;td&gt;1-49&lt;/td&gt;&lt;td&gt;巨大古墳&lt;/td&gt;&lt;td&gt;&lt;div class=&quot;input-group&quot;&gt;&lt;button type=&quot;button&quot; class=&quot;btn btn-outline-secondary btn-number&quot; data-type=&quot;minus&quot; data-deck=&quot;main&quot; data-id=&quot;1-49&quot; disabled&gt;-&lt;/button&gt;&lt;input type=&quot;text&quot; class=&quot;form-control input-number&quot; name=&quot;table-main-1-49-num-copies&quot; data-deck=&quot;main&quot; data-id=&quot;1-49&quot; value=&quot;0&quot; min=&quot;0&quot; readonly /&gt;&lt;button type=&quot;button&quot; class=&quot;btn btn-outline-secondary btn-number&quot; data-type=&quot;plus&quot; data-deck=&quot;main&quot; data-id=&quot;1-49&quot;&gt;+&lt;/button&gt;&lt;/div&gt;&lt;/td&gt;&lt;td&gt;&lt;div class=&quot;input-group&quot;&gt;&lt;button type=&quot;button&quot; class=&quot;btn btn-outline-secondary btn-number&quot; data-type=&quot;minus&quot; data-deck=&quot;side&quot; data-id=&quot;1-49&quot; disabled&gt;-&lt;/button&gt;&lt;input type=&quot;text&quot; class=&quot;form-control input-number&quot; name=&quot;table-side-1-49-num-copies&quot; data-deck=&quot;side&quot; data-id=&quot;1-49&quot; value=&quot;0&quot; min=&quot;0&quot; readonly /&gt;&lt;button type=&quot;button&quot; class=&quot;btn btn-outline-secondary btn-number&quot; data-type=&quot;plus&quot; data-deck=&quot;side&quot; data-id=&quot;1-49&quot;&gt;+&lt;/button&gt;&lt;/div&gt;&lt;/td&gt;&lt;/tr&gt;" calcext:value-type="string">
            <text:p>&lt;tr data-expansion="15" data-type="2" data-color="8" data-term="0"&gt;&lt;td&gt;1-49&lt;/td&gt;&lt;td&gt;巨大古墳&lt;/td&gt;&lt;td&gt;&lt;div class="input-group"&gt;&lt;button type="button" class="btn btn-outline-secondary btn-number" data-type="minus" data-deck="main" data-id="1-49" disabled&gt;-&lt;/button&gt;&lt;input type="text" class="form-control input-number" name="table-main-1-49-num-copies" data-deck="main" data-id="1-49" value="0" min="0" readonly /&gt;&lt;button type="button" class="btn btn-outline-secondary btn-number" data-type="plus" data-deck="main" data-id="1-49"&gt;+&lt;/button&gt;&lt;/div&gt;&lt;/td&gt;&lt;td&gt;&lt;div class="input-group"&gt;&lt;button type="button" class="btn btn-outline-secondary btn-number" data-type="minus" data-deck="side" data-id="1-49" disabled&gt;-&lt;/button&gt;&lt;input type="text" class="form-control input-number" name="table-side-1-49-num-copies" data-deck="side" data-id="1-49" value="0" min="0" readonly /&gt;&lt;button type="button" class="btn btn-outline-secondary btn-number" data-type="plus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O90];[$HTML.$C$1];[.$B90];[$HTML.$D$1];[.$B90];[$HTML.$E$1];[.$B90];[$HTML.$F$1];[.$B90];[$HTML.$G$1])" office:value-type="string" office:string-value="&lt;div class=&quot;container-card position-relative me-2 mb-2&quot; id=&quot;main-1-50&quot;&gt;&lt;img class=&quot;d-block&quot; width=&quot;80&quot; height=&quot;112&quot; src=&quot;https://one-draw.jp/ijinden/cardlist/001/card/01_050.png&quot; /&gt;&lt;div class=&quot;container-num-copies position-absolute bottom-0 start-0 px-1&quot; id=&quot;main-1-50-num-copies&quot;&gt;0&lt;/div&gt;&lt;button type=&quot;button&quot; class=&quot;btn btn-secondary btn-number btn-sm btn-pop position-absolute top-0 start-0&quot; data-type=&quot;minus&quot; data-deck=&quot;main&quot; data-id=&quot;1-50&quot;&gt;-&lt;/button&gt;&lt;button type=&quot;button&quot; class=&quot;btn btn-secondary btn-number btn-sm btn-push position-absolute top-0 end-0&quot; data-type=&quot;plus&quot; data-deck=&quot;main&quot; data-id=&quot;1-50&quot;&gt;+&lt;/button&gt;&lt;button type=&quot;button&quot; class=&quot;btn btn-secondary btn-number btn-sm btn-drop position-absolute bottom-0 end-0&quot; data-type=&quot;drop&quot; data-id=&quot;1-50&quot;&gt;v&lt;/button&gt;&lt;/div&gt;" calcext:value-type="string">
            <text:p>&lt;div class="container-card position-relative me-2 mb-2" id="main-1-50"&gt;&lt;img class="d-block" width="80" height="112" src="https://one-draw.jp/ijinden/cardlist/001/card/01_050.png" /&gt;&lt;div class="container-num-copies position-absolute bottom-0 start-0 px-1" id="main-1-50-num-copies"&gt;0&lt;/div&gt;&lt;button type="button" class="btn btn-secondary btn-number btn-sm btn-pop position-absolute top-0 start-0" data-type="minus" data-deck="main" data-id="1-50"&gt;-&lt;/button&gt;&lt;button type="button" class="btn btn-secondary btn-number btn-sm btn-push position-absolute top-0 end-0" data-type="plus" data-deck="main" data-id="1-50"&gt;+&lt;/button&gt;&lt;button type="button" class="btn btn-secondary btn-number btn-sm btn-drop position-absolute bottom-0 end-0" data-type="drop" data-id="1-50"&gt;v&lt;/button&gt;&lt;/div&gt;</text:p>
          </table:table-cell>
          <table:table-cell table:formula="of:=CONCATENATE([$HTML.$A$2];[.$B90];[$HTML.$B$2];[.$O90];[$HTML.$C$2];[.$B90];[$HTML.$D$2];[.$B90];[$HTML.$E$2];[.$B90];[$HTML.$F$2];[.$B90];[$HTML.$G$2])" office:value-type="string" office:string-value="&lt;div class=&quot;container-card position-relative me-2 mb-2&quot; id=&quot;side-1-50&quot;&gt;&lt;img class=&quot;d-block&quot; width=&quot;80&quot; height=&quot;112&quot; src=&quot;https://one-draw.jp/ijinden/cardlist/001/card/01_050.png&quot; /&gt;&lt;div class=&quot;container-num-copies position-absolute bottom-0 start-0 px-1&quot; id=&quot;side-1-50-num-copies&quot;&gt;0&lt;/div&gt;&lt;button type=&quot;button&quot; class=&quot;btn btn-secondary btn-number btn-sm btn-pop position-absolute top-0 start-0&quot; data-type=&quot;minus&quot; data-deck=&quot;side&quot; data-id=&quot;1-50&quot;&gt;-&lt;/button&gt;&lt;button type=&quot;button&quot; class=&quot;btn btn-secondary btn-number btn-sm btn-push position-absolute top-0 end-0&quot; data-type=&quot;plus&quot; data-deck=&quot;side&quot; data-id=&quot;1-50&quot;&gt;+&lt;/button&gt;&lt;button type=&quot;button&quot; class=&quot;btn btn-secondary btn-number btn-sm btn-raise position-absolute bottom-0 end-0&quot; data-type=&quot;raise&quot; data-id=&quot;1-50&quot;&gt;^&lt;/button&gt;&lt;/div&gt;" calcext:value-type="string">
            <text:p>&lt;div class="container-card position-relative me-2 mb-2" id="side-1-50"&gt;&lt;img class="d-block" width="80" height="112" src="https://one-draw.jp/ijinden/cardlist/001/card/01_050.png" /&gt;&lt;div class="container-num-copies position-absolute bottom-0 start-0 px-1" id="side-1-50-num-copies"&gt;0&lt;/div&gt;&lt;button type="button" class="btn btn-secondary btn-number btn-sm btn-pop position-absolute top-0 start-0" data-type="minus" data-deck="side" data-id="1-50"&gt;-&lt;/button&gt;&lt;button type="button" class="btn btn-secondary btn-number btn-sm btn-push position-absolute top-0 end-0" data-type="plus" data-deck="side" data-id="1-50"&gt;+&lt;/button&gt;&lt;button type="button" class="btn btn-secondary btn-number btn-sm btn-raise position-absolute bottom-0 end-0" data-type="raise" data-id="1-50"&gt;^&lt;/button&gt;&lt;/div&gt;</text:p>
          </table:table-cell>
          <table:table-cell table:formula="of:=CONCATENATE([$HTML.$A$3];[.F90];[$HTML.$B$3];[.H90];[$HTML.$C$3];[.J90];[$HTML.$D$3];[.N90];[$HTML.$E$3];[.B90];[$HTML.$F$3];[.D90];[$HTML.$G$3];[.B90];[$HTML.$H$3];[.B90];[$HTML.$I$3];[.B90];[$HTML.$J$3];[.B90];[$HTML.$K$3];[.B90];[$HTML.$L$3];[.B90];[$HTML.$M$3];[.B90];[$HTML.$N$3];[.B90];[$HTML.$O$3])" office:value-type="string" office:string-value="&lt;tr data-expansion=&quot;15&quot; data-type=&quot;2&quot; data-color=&quot;8&quot; data-term=&quot;0&quot;&gt;&lt;td&gt;1-50&lt;/td&gt;&lt;td&gt;魔除けの社&lt;/td&gt;&lt;td&gt;&lt;div class=&quot;input-group&quot;&gt;&lt;button type=&quot;button&quot; class=&quot;btn btn-outline-secondary btn-number&quot; data-type=&quot;minus&quot; data-deck=&quot;main&quot; data-id=&quot;1-50&quot; disabled&gt;-&lt;/button&gt;&lt;input type=&quot;text&quot; class=&quot;form-control input-number&quot; name=&quot;table-main-1-50-num-copies&quot; data-deck=&quot;main&quot; data-id=&quot;1-50&quot; value=&quot;0&quot; min=&quot;0&quot; readonly /&gt;&lt;button type=&quot;button&quot; class=&quot;btn btn-outline-secondary btn-number&quot; data-type=&quot;plus&quot; data-deck=&quot;main&quot; data-id=&quot;1-50&quot;&gt;+&lt;/button&gt;&lt;/div&gt;&lt;/td&gt;&lt;td&gt;&lt;div class=&quot;input-group&quot;&gt;&lt;button type=&quot;button&quot; class=&quot;btn btn-outline-secondary btn-number&quot; data-type=&quot;minus&quot; data-deck=&quot;side&quot; data-id=&quot;1-50&quot; disabled&gt;-&lt;/button&gt;&lt;input type=&quot;text&quot; class=&quot;form-control input-number&quot; name=&quot;table-side-1-50-num-copies&quot; data-deck=&quot;side&quot; data-id=&quot;1-50&quot; value=&quot;0&quot; min=&quot;0&quot; readonly /&gt;&lt;button type=&quot;button&quot; class=&quot;btn btn-outline-secondary btn-number&quot; data-type=&quot;plus&quot; data-deck=&quot;side&quot; data-id=&quot;1-50&quot;&gt;+&lt;/button&gt;&lt;/div&gt;&lt;/td&gt;&lt;/tr&gt;" calcext:value-type="string">
            <text:p>&lt;tr data-expansion="15" data-type="2" data-color="8" data-term="0"&gt;&lt;td&gt;1-50&lt;/td&gt;&lt;td&gt;魔除けの社&lt;/td&gt;&lt;td&gt;&lt;div class="input-group"&gt;&lt;button type="button" class="btn btn-outline-secondary btn-number" data-type="minus" data-deck="main" data-id="1-50" disabled&gt;-&lt;/button&gt;&lt;input type="text" class="form-control input-number" name="table-main-1-50-num-copies" data-deck="main" data-id="1-50" value="0" min="0" readonly /&gt;&lt;button type="button" class="btn btn-outline-secondary btn-number" data-type="plus" data-deck="main" data-id="1-50"&gt;+&lt;/button&gt;&lt;/div&gt;&lt;/td&gt;&lt;td&gt;&lt;div class="input-group"&gt;&lt;button type="button" class="btn btn-outline-secondary btn-number" data-type="minus" data-deck="side" data-id="1-50" disabled&gt;-&lt;/button&gt;&lt;input type="text" class="form-control input-number" name="table-side-1-50-num-copies" data-deck="side" data-id="1-50" value="0" min="0" readonly /&gt;&lt;button type="button" class="btn btn-outline-secondary btn-number" data-type="plus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O91];[$HTML.$C$1];[.$B91];[$HTML.$D$1];[.$B91];[$HTML.$E$1];[.$B91];[$HTML.$F$1];[.$B91];[$HTML.$G$1])" office:value-type="string" office:string-value="&lt;div class=&quot;container-card position-relative me-2 mb-2&quot; id=&quot;main-1-51&quot;&gt;&lt;img class=&quot;d-block&quot; width=&quot;80&quot; height=&quot;112&quot; src=&quot;https://one-draw.jp/ijinden/cardlist/001/card/01_051.png&quot; /&gt;&lt;div class=&quot;container-num-copies position-absolute bottom-0 start-0 px-1&quot; id=&quot;main-1-51-num-copies&quot;&gt;0&lt;/div&gt;&lt;button type=&quot;button&quot; class=&quot;btn btn-secondary btn-number btn-sm btn-pop position-absolute top-0 start-0&quot; data-type=&quot;minus&quot; data-deck=&quot;main&quot; data-id=&quot;1-51&quot;&gt;-&lt;/button&gt;&lt;button type=&quot;button&quot; class=&quot;btn btn-secondary btn-number btn-sm btn-push position-absolute top-0 end-0&quot; data-type=&quot;plus&quot; data-deck=&quot;main&quot; data-id=&quot;1-51&quot;&gt;+&lt;/button&gt;&lt;button type=&quot;button&quot; class=&quot;btn btn-secondary btn-number btn-sm btn-drop position-absolute bottom-0 end-0&quot; data-type=&quot;drop&quot; data-id=&quot;1-51&quot;&gt;v&lt;/button&gt;&lt;/div&gt;" calcext:value-type="string">
            <text:p>&lt;div class="container-card position-relative me-2 mb-2" id="main-1-51"&gt;&lt;img class="d-block" width="80" height="112" src="https://one-draw.jp/ijinden/cardlist/001/card/01_051.png" /&gt;&lt;div class="container-num-copies position-absolute bottom-0 start-0 px-1" id="main-1-51-num-copies"&gt;0&lt;/div&gt;&lt;button type="button" class="btn btn-secondary btn-number btn-sm btn-pop position-absolute top-0 start-0" data-type="minus" data-deck="main" data-id="1-51"&gt;-&lt;/button&gt;&lt;button type="button" class="btn btn-secondary btn-number btn-sm btn-push position-absolute top-0 end-0" data-type="plus" data-deck="main" data-id="1-51"&gt;+&lt;/button&gt;&lt;button type="button" class="btn btn-secondary btn-number btn-sm btn-drop position-absolute bottom-0 end-0" data-type="drop" data-id="1-51"&gt;v&lt;/button&gt;&lt;/div&gt;</text:p>
          </table:table-cell>
          <table:table-cell table:formula="of:=CONCATENATE([$HTML.$A$2];[.$B91];[$HTML.$B$2];[.$O91];[$HTML.$C$2];[.$B91];[$HTML.$D$2];[.$B91];[$HTML.$E$2];[.$B91];[$HTML.$F$2];[.$B91];[$HTML.$G$2])" office:value-type="string" office:string-value="&lt;div class=&quot;container-card position-relative me-2 mb-2&quot; id=&quot;side-1-51&quot;&gt;&lt;img class=&quot;d-block&quot; width=&quot;80&quot; height=&quot;112&quot; src=&quot;https://one-draw.jp/ijinden/cardlist/001/card/01_051.png&quot; /&gt;&lt;div class=&quot;container-num-copies position-absolute bottom-0 start-0 px-1&quot; id=&quot;side-1-51-num-copies&quot;&gt;0&lt;/div&gt;&lt;button type=&quot;button&quot; class=&quot;btn btn-secondary btn-number btn-sm btn-pop position-absolute top-0 start-0&quot; data-type=&quot;minus&quot; data-deck=&quot;side&quot; data-id=&quot;1-51&quot;&gt;-&lt;/button&gt;&lt;button type=&quot;button&quot; class=&quot;btn btn-secondary btn-number btn-sm btn-push position-absolute top-0 end-0&quot; data-type=&quot;plus&quot; data-deck=&quot;side&quot; data-id=&quot;1-51&quot;&gt;+&lt;/button&gt;&lt;button type=&quot;button&quot; class=&quot;btn btn-secondary btn-number btn-sm btn-raise position-absolute bottom-0 end-0&quot; data-type=&quot;raise&quot; data-id=&quot;1-51&quot;&gt;^&lt;/button&gt;&lt;/div&gt;" calcext:value-type="string">
            <text:p>&lt;div class="container-card position-relative me-2 mb-2" id="side-1-51"&gt;&lt;img class="d-block" width="80" height="112" src="https://one-draw.jp/ijinden/cardlist/001/card/01_051.png" /&gt;&lt;div class="container-num-copies position-absolute bottom-0 start-0 px-1" id="side-1-51-num-copies"&gt;0&lt;/div&gt;&lt;button type="button" class="btn btn-secondary btn-number btn-sm btn-pop position-absolute top-0 start-0" data-type="minus" data-deck="side" data-id="1-51"&gt;-&lt;/button&gt;&lt;button type="button" class="btn btn-secondary btn-number btn-sm btn-push position-absolute top-0 end-0" data-type="plus" data-deck="side" data-id="1-51"&gt;+&lt;/button&gt;&lt;button type="button" class="btn btn-secondary btn-number btn-sm btn-raise position-absolute bottom-0 end-0" data-type="raise" data-id="1-51"&gt;^&lt;/button&gt;&lt;/div&gt;</text:p>
          </table:table-cell>
          <table:table-cell table:formula="of:=CONCATENATE([$HTML.$A$3];[.F91];[$HTML.$B$3];[.H91];[$HTML.$C$3];[.J91];[$HTML.$D$3];[.N91];[$HTML.$E$3];[.B91];[$HTML.$F$3];[.D91];[$HTML.$G$3];[.B91];[$HTML.$H$3];[.B91];[$HTML.$I$3];[.B91];[$HTML.$J$3];[.B91];[$HTML.$K$3];[.B91];[$HTML.$L$3];[.B91];[$HTML.$M$3];[.B91];[$HTML.$N$3];[.B91];[$HTML.$O$3])" office:value-type="string" office:string-value="&lt;tr data-expansion=&quot;15&quot; data-type=&quot;2&quot; data-color=&quot;8&quot; data-term=&quot;0&quot;&gt;&lt;td&gt;1-51&lt;/td&gt;&lt;td&gt;冨嶽三十六景&lt;/td&gt;&lt;td&gt;&lt;div class=&quot;input-group&quot;&gt;&lt;button type=&quot;button&quot; class=&quot;btn btn-outline-secondary btn-number&quot; data-type=&quot;minus&quot; data-deck=&quot;main&quot; data-id=&quot;1-51&quot; disabled&gt;-&lt;/button&gt;&lt;input type=&quot;text&quot; class=&quot;form-control input-number&quot; name=&quot;table-main-1-51-num-copies&quot; data-deck=&quot;main&quot; data-id=&quot;1-51&quot; value=&quot;0&quot; min=&quot;0&quot; readonly /&gt;&lt;button type=&quot;button&quot; class=&quot;btn btn-outline-secondary btn-number&quot; data-type=&quot;plus&quot; data-deck=&quot;main&quot; data-id=&quot;1-51&quot;&gt;+&lt;/button&gt;&lt;/div&gt;&lt;/td&gt;&lt;td&gt;&lt;div class=&quot;input-group&quot;&gt;&lt;button type=&quot;button&quot; class=&quot;btn btn-outline-secondary btn-number&quot; data-type=&quot;minus&quot; data-deck=&quot;side&quot; data-id=&quot;1-51&quot; disabled&gt;-&lt;/button&gt;&lt;input type=&quot;text&quot; class=&quot;form-control input-number&quot; name=&quot;table-side-1-51-num-copies&quot; data-deck=&quot;side&quot; data-id=&quot;1-51&quot; value=&quot;0&quot; min=&quot;0&quot; readonly /&gt;&lt;button type=&quot;button&quot; class=&quot;btn btn-outline-secondary btn-number&quot; data-type=&quot;plus&quot; data-deck=&quot;side&quot; data-id=&quot;1-51&quot;&gt;+&lt;/button&gt;&lt;/div&gt;&lt;/td&gt;&lt;/tr&gt;" calcext:value-type="string">
            <text:p>&lt;tr data-expansion="15" data-type="2" data-color="8" data-term="0"&gt;&lt;td&gt;1-51&lt;/td&gt;&lt;td&gt;冨嶽三十六景&lt;/td&gt;&lt;td&gt;&lt;div class="input-group"&gt;&lt;button type="button" class="btn btn-outline-secondary btn-number" data-type="minus" data-deck="main" data-id="1-51" disabled&gt;-&lt;/button&gt;&lt;input type="text" class="form-control input-number" name="table-main-1-51-num-copies" data-deck="main" data-id="1-51" value="0" min="0" readonly /&gt;&lt;button type="button" class="btn btn-outline-secondary btn-number" data-type="plus" data-deck="main" data-id="1-51"&gt;+&lt;/button&gt;&lt;/div&gt;&lt;/td&gt;&lt;td&gt;&lt;div class="input-group"&gt;&lt;button type="button" class="btn btn-outline-secondary btn-number" data-type="minus" data-deck="side" data-id="1-51" disabled&gt;-&lt;/button&gt;&lt;input type="text" class="form-control input-number" name="table-side-1-51-num-copies" data-deck="side" data-id="1-51" value="0" min="0" readonly /&gt;&lt;button type="button" class="btn btn-outline-secondary btn-number" data-type="plus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O92];[$HTML.$C$1];[.$B92];[$HTML.$D$1];[.$B92];[$HTML.$E$1];[.$B92];[$HTML.$F$1];[.$B92];[$HTML.$G$1])" office:value-type="string" office:string-value="&lt;div class=&quot;container-card position-relative me-2 mb-2&quot; id=&quot;main-1-52&quot;&gt;&lt;img class=&quot;d-block&quot; width=&quot;80&quot; height=&quot;112&quot; src=&quot;https://one-draw.jp/ijinden/cardlist/001/card/01_052.png&quot; /&gt;&lt;div class=&quot;container-num-copies position-absolute bottom-0 start-0 px-1&quot; id=&quot;main-1-52-num-copies&quot;&gt;0&lt;/div&gt;&lt;button type=&quot;button&quot; class=&quot;btn btn-secondary btn-number btn-sm btn-pop position-absolute top-0 start-0&quot; data-type=&quot;minus&quot; data-deck=&quot;main&quot; data-id=&quot;1-52&quot;&gt;-&lt;/button&gt;&lt;button type=&quot;button&quot; class=&quot;btn btn-secondary btn-number btn-sm btn-push position-absolute top-0 end-0&quot; data-type=&quot;plus&quot; data-deck=&quot;main&quot; data-id=&quot;1-52&quot;&gt;+&lt;/button&gt;&lt;button type=&quot;button&quot; class=&quot;btn btn-secondary btn-number btn-sm btn-drop position-absolute bottom-0 end-0&quot; data-type=&quot;drop&quot; data-id=&quot;1-52&quot;&gt;v&lt;/button&gt;&lt;/div&gt;" calcext:value-type="string">
            <text:p>&lt;div class="container-card position-relative me-2 mb-2" id="main-1-52"&gt;&lt;img class="d-block" width="80" height="112" src="https://one-draw.jp/ijinden/cardlist/001/card/01_052.png" /&gt;&lt;div class="container-num-copies position-absolute bottom-0 start-0 px-1" id="main-1-52-num-copies"&gt;0&lt;/div&gt;&lt;button type="button" class="btn btn-secondary btn-number btn-sm btn-pop position-absolute top-0 start-0" data-type="minus" data-deck="main" data-id="1-52"&gt;-&lt;/button&gt;&lt;button type="button" class="btn btn-secondary btn-number btn-sm btn-push position-absolute top-0 end-0" data-type="plus" data-deck="main" data-id="1-52"&gt;+&lt;/button&gt;&lt;button type="button" class="btn btn-secondary btn-number btn-sm btn-drop position-absolute bottom-0 end-0" data-type="drop" data-id="1-52"&gt;v&lt;/button&gt;&lt;/div&gt;</text:p>
          </table:table-cell>
          <table:table-cell table:formula="of:=CONCATENATE([$HTML.$A$2];[.$B92];[$HTML.$B$2];[.$O92];[$HTML.$C$2];[.$B92];[$HTML.$D$2];[.$B92];[$HTML.$E$2];[.$B92];[$HTML.$F$2];[.$B92];[$HTML.$G$2])" office:value-type="string" office:string-value="&lt;div class=&quot;container-card position-relative me-2 mb-2&quot; id=&quot;side-1-52&quot;&gt;&lt;img class=&quot;d-block&quot; width=&quot;80&quot; height=&quot;112&quot; src=&quot;https://one-draw.jp/ijinden/cardlist/001/card/01_052.png&quot; /&gt;&lt;div class=&quot;container-num-copies position-absolute bottom-0 start-0 px-1&quot; id=&quot;side-1-52-num-copies&quot;&gt;0&lt;/div&gt;&lt;button type=&quot;button&quot; class=&quot;btn btn-secondary btn-number btn-sm btn-pop position-absolute top-0 start-0&quot; data-type=&quot;minus&quot; data-deck=&quot;side&quot; data-id=&quot;1-52&quot;&gt;-&lt;/button&gt;&lt;button type=&quot;button&quot; class=&quot;btn btn-secondary btn-number btn-sm btn-push position-absolute top-0 end-0&quot; data-type=&quot;plus&quot; data-deck=&quot;side&quot; data-id=&quot;1-52&quot;&gt;+&lt;/button&gt;&lt;button type=&quot;button&quot; class=&quot;btn btn-secondary btn-number btn-sm btn-raise position-absolute bottom-0 end-0&quot; data-type=&quot;raise&quot; data-id=&quot;1-52&quot;&gt;^&lt;/button&gt;&lt;/div&gt;" calcext:value-type="string">
            <text:p>&lt;div class="container-card position-relative me-2 mb-2" id="side-1-52"&gt;&lt;img class="d-block" width="80" height="112" src="https://one-draw.jp/ijinden/cardlist/001/card/01_052.png" /&gt;&lt;div class="container-num-copies position-absolute bottom-0 start-0 px-1" id="side-1-52-num-copies"&gt;0&lt;/div&gt;&lt;button type="button" class="btn btn-secondary btn-number btn-sm btn-pop position-absolute top-0 start-0" data-type="minus" data-deck="side" data-id="1-52"&gt;-&lt;/button&gt;&lt;button type="button" class="btn btn-secondary btn-number btn-sm btn-push position-absolute top-0 end-0" data-type="plus" data-deck="side" data-id="1-52"&gt;+&lt;/button&gt;&lt;button type="button" class="btn btn-secondary btn-number btn-sm btn-raise position-absolute bottom-0 end-0" data-type="raise" data-id="1-52"&gt;^&lt;/button&gt;&lt;/div&gt;</text:p>
          </table:table-cell>
          <table:table-cell table:formula="of:=CONCATENATE([$HTML.$A$3];[.F92];[$HTML.$B$3];[.H92];[$HTML.$C$3];[.J92];[$HTML.$D$3];[.N92];[$HTML.$E$3];[.B92];[$HTML.$F$3];[.D92];[$HTML.$G$3];[.B92];[$HTML.$H$3];[.B92];[$HTML.$I$3];[.B92];[$HTML.$J$3];[.B92];[$HTML.$K$3];[.B92];[$HTML.$L$3];[.B92];[$HTML.$M$3];[.B92];[$HTML.$N$3];[.B92];[$HTML.$O$3])" office:value-type="string" office:string-value="&lt;tr data-expansion=&quot;15&quot; data-type=&quot;3&quot; data-color=&quot;2&quot; data-term=&quot;0&quot;&gt;&lt;td&gt;1-52&lt;/td&gt;&lt;td&gt;バレット&lt;/td&gt;&lt;td&gt;&lt;div class=&quot;input-group&quot;&gt;&lt;button type=&quot;button&quot; class=&quot;btn btn-outline-secondary btn-number&quot; data-type=&quot;minus&quot; data-deck=&quot;main&quot; data-id=&quot;1-52&quot; disabled&gt;-&lt;/button&gt;&lt;input type=&quot;text&quot; class=&quot;form-control input-number&quot; name=&quot;table-main-1-52-num-copies&quot; data-deck=&quot;main&quot; data-id=&quot;1-52&quot; value=&quot;0&quot; min=&quot;0&quot; readonly /&gt;&lt;button type=&quot;button&quot; class=&quot;btn btn-outline-secondary btn-number&quot; data-type=&quot;plus&quot; data-deck=&quot;main&quot; data-id=&quot;1-52&quot;&gt;+&lt;/button&gt;&lt;/div&gt;&lt;/td&gt;&lt;td&gt;&lt;div class=&quot;input-group&quot;&gt;&lt;button type=&quot;button&quot; class=&quot;btn btn-outline-secondary btn-number&quot; data-type=&quot;minus&quot; data-deck=&quot;side&quot; data-id=&quot;1-52&quot; disabled&gt;-&lt;/button&gt;&lt;input type=&quot;text&quot; class=&quot;form-control input-number&quot; name=&quot;table-side-1-52-num-copies&quot; data-deck=&quot;side&quot; data-id=&quot;1-52&quot; value=&quot;0&quot; min=&quot;0&quot; readonly /&gt;&lt;button type=&quot;button&quot; class=&quot;btn btn-outline-secondary btn-number&quot; data-type=&quot;plus&quot; data-deck=&quot;side&quot; data-id=&quot;1-52&quot;&gt;+&lt;/button&gt;&lt;/div&gt;&lt;/td&gt;&lt;/tr&gt;" calcext:value-type="string">
            <text:p>&lt;tr data-expansion="15" data-type="3" data-color="2" data-term="0"&gt;&lt;td&gt;1-52&lt;/td&gt;&lt;td&gt;バレット&lt;/td&gt;&lt;td&gt;&lt;div class="input-group"&gt;&lt;button type="button" class="btn btn-outline-secondary btn-number" data-type="minus" data-deck="main" data-id="1-52" disabled&gt;-&lt;/button&gt;&lt;input type="text" class="form-control input-number" name="table-main-1-52-num-copies" data-deck="main" data-id="1-52" value="0" min="0" readonly /&gt;&lt;button type="button" class="btn btn-outline-secondary btn-number" data-type="plus" data-deck="main" data-id="1-52"&gt;+&lt;/button&gt;&lt;/div&gt;&lt;/td&gt;&lt;td&gt;&lt;div class="input-group"&gt;&lt;button type="button" class="btn btn-outline-secondary btn-number" data-type="minus" data-deck="side" data-id="1-52" disabled&gt;-&lt;/button&gt;&lt;input type="text" class="form-control input-number" name="table-side-1-52-num-copies" data-deck="side" data-id="1-52" value="0" min="0" readonly /&gt;&lt;button type="button" class="btn btn-outline-secondary btn-number" data-type="plus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O93];[$HTML.$C$1];[.$B93];[$HTML.$D$1];[.$B93];[$HTML.$E$1];[.$B93];[$HTML.$F$1];[.$B93];[$HTML.$G$1])" office:value-type="string" office:string-value="&lt;div class=&quot;container-card position-relative me-2 mb-2&quot; id=&quot;main-1-53&quot;&gt;&lt;img class=&quot;d-block&quot; width=&quot;80&quot; height=&quot;112&quot; src=&quot;https://one-draw.jp/ijinden/cardlist/001/card/01_053.png&quot; /&gt;&lt;div class=&quot;container-num-copies position-absolute bottom-0 start-0 px-1&quot; id=&quot;main-1-53-num-copies&quot;&gt;0&lt;/div&gt;&lt;button type=&quot;button&quot; class=&quot;btn btn-secondary btn-number btn-sm btn-pop position-absolute top-0 start-0&quot; data-type=&quot;minus&quot; data-deck=&quot;main&quot; data-id=&quot;1-53&quot;&gt;-&lt;/button&gt;&lt;button type=&quot;button&quot; class=&quot;btn btn-secondary btn-number btn-sm btn-push position-absolute top-0 end-0&quot; data-type=&quot;plus&quot; data-deck=&quot;main&quot; data-id=&quot;1-53&quot;&gt;+&lt;/button&gt;&lt;button type=&quot;button&quot; class=&quot;btn btn-secondary btn-number btn-sm btn-drop position-absolute bottom-0 end-0&quot; data-type=&quot;drop&quot; data-id=&quot;1-53&quot;&gt;v&lt;/button&gt;&lt;/div&gt;" calcext:value-type="string">
            <text:p>&lt;div class="container-card position-relative me-2 mb-2" id="main-1-53"&gt;&lt;img class="d-block" width="80" height="112" src="https://one-draw.jp/ijinden/cardlist/001/card/01_053.png" /&gt;&lt;div class="container-num-copies position-absolute bottom-0 start-0 px-1" id="main-1-53-num-copies"&gt;0&lt;/div&gt;&lt;button type="button" class="btn btn-secondary btn-number btn-sm btn-pop position-absolute top-0 start-0" data-type="minus" data-deck="main" data-id="1-53"&gt;-&lt;/button&gt;&lt;button type="button" class="btn btn-secondary btn-number btn-sm btn-push position-absolute top-0 end-0" data-type="plus" data-deck="main" data-id="1-53"&gt;+&lt;/button&gt;&lt;button type="button" class="btn btn-secondary btn-number btn-sm btn-drop position-absolute bottom-0 end-0" data-type="drop" data-id="1-53"&gt;v&lt;/button&gt;&lt;/div&gt;</text:p>
          </table:table-cell>
          <table:table-cell table:formula="of:=CONCATENATE([$HTML.$A$2];[.$B93];[$HTML.$B$2];[.$O93];[$HTML.$C$2];[.$B93];[$HTML.$D$2];[.$B93];[$HTML.$E$2];[.$B93];[$HTML.$F$2];[.$B93];[$HTML.$G$2])" office:value-type="string" office:string-value="&lt;div class=&quot;container-card position-relative me-2 mb-2&quot; id=&quot;side-1-53&quot;&gt;&lt;img class=&quot;d-block&quot; width=&quot;80&quot; height=&quot;112&quot; src=&quot;https://one-draw.jp/ijinden/cardlist/001/card/01_053.png&quot; /&gt;&lt;div class=&quot;container-num-copies position-absolute bottom-0 start-0 px-1&quot; id=&quot;side-1-53-num-copies&quot;&gt;0&lt;/div&gt;&lt;button type=&quot;button&quot; class=&quot;btn btn-secondary btn-number btn-sm btn-pop position-absolute top-0 start-0&quot; data-type=&quot;minus&quot; data-deck=&quot;side&quot; data-id=&quot;1-53&quot;&gt;-&lt;/button&gt;&lt;button type=&quot;button&quot; class=&quot;btn btn-secondary btn-number btn-sm btn-push position-absolute top-0 end-0&quot; data-type=&quot;plus&quot; data-deck=&quot;side&quot; data-id=&quot;1-53&quot;&gt;+&lt;/button&gt;&lt;button type=&quot;button&quot; class=&quot;btn btn-secondary btn-number btn-sm btn-raise position-absolute bottom-0 end-0&quot; data-type=&quot;raise&quot; data-id=&quot;1-53&quot;&gt;^&lt;/button&gt;&lt;/div&gt;" calcext:value-type="string">
            <text:p>&lt;div class="container-card position-relative me-2 mb-2" id="side-1-53"&gt;&lt;img class="d-block" width="80" height="112" src="https://one-draw.jp/ijinden/cardlist/001/card/01_053.png" /&gt;&lt;div class="container-num-copies position-absolute bottom-0 start-0 px-1" id="side-1-53-num-copies"&gt;0&lt;/div&gt;&lt;button type="button" class="btn btn-secondary btn-number btn-sm btn-pop position-absolute top-0 start-0" data-type="minus" data-deck="side" data-id="1-53"&gt;-&lt;/button&gt;&lt;button type="button" class="btn btn-secondary btn-number btn-sm btn-push position-absolute top-0 end-0" data-type="plus" data-deck="side" data-id="1-53"&gt;+&lt;/button&gt;&lt;button type="button" class="btn btn-secondary btn-number btn-sm btn-raise position-absolute bottom-0 end-0" data-type="raise" data-id="1-53"&gt;^&lt;/button&gt;&lt;/div&gt;</text:p>
          </table:table-cell>
          <table:table-cell table:formula="of:=CONCATENATE([$HTML.$A$3];[.F93];[$HTML.$B$3];[.H93];[$HTML.$C$3];[.J93];[$HTML.$D$3];[.N93];[$HTML.$E$3];[.B93];[$HTML.$F$3];[.D93];[$HTML.$G$3];[.B93];[$HTML.$H$3];[.B93];[$HTML.$I$3];[.B93];[$HTML.$J$3];[.B93];[$HTML.$K$3];[.B93];[$HTML.$L$3];[.B93];[$HTML.$M$3];[.B93];[$HTML.$N$3];[.B93];[$HTML.$O$3])" office:value-type="string" office:string-value="&lt;tr data-expansion=&quot;15&quot; data-type=&quot;3&quot; data-color=&quot;2&quot; data-term=&quot;0&quot;&gt;&lt;td&gt;1-53&lt;/td&gt;&lt;td&gt;チャンピオン&lt;/td&gt;&lt;td&gt;&lt;div class=&quot;input-group&quot;&gt;&lt;button type=&quot;button&quot; class=&quot;btn btn-outline-secondary btn-number&quot; data-type=&quot;minus&quot; data-deck=&quot;main&quot; data-id=&quot;1-53&quot; disabled&gt;-&lt;/button&gt;&lt;input type=&quot;text&quot; class=&quot;form-control input-number&quot; name=&quot;table-main-1-53-num-copies&quot; data-deck=&quot;main&quot; data-id=&quot;1-53&quot; value=&quot;0&quot; min=&quot;0&quot; readonly /&gt;&lt;button type=&quot;button&quot; class=&quot;btn btn-outline-secondary btn-number&quot; data-type=&quot;plus&quot; data-deck=&quot;main&quot; data-id=&quot;1-53&quot;&gt;+&lt;/button&gt;&lt;/div&gt;&lt;/td&gt;&lt;td&gt;&lt;div class=&quot;input-group&quot;&gt;&lt;button type=&quot;button&quot; class=&quot;btn btn-outline-secondary btn-number&quot; data-type=&quot;minus&quot; data-deck=&quot;side&quot; data-id=&quot;1-53&quot; disabled&gt;-&lt;/button&gt;&lt;input type=&quot;text&quot; class=&quot;form-control input-number&quot; name=&quot;table-side-1-53-num-copies&quot; data-deck=&quot;side&quot; data-id=&quot;1-53&quot; value=&quot;0&quot; min=&quot;0&quot; readonly /&gt;&lt;button type=&quot;button&quot; class=&quot;btn btn-outline-secondary btn-number&quot; data-type=&quot;plus&quot; data-deck=&quot;side&quot; data-id=&quot;1-53&quot;&gt;+&lt;/button&gt;&lt;/div&gt;&lt;/td&gt;&lt;/tr&gt;" calcext:value-type="string">
            <text:p>&lt;tr data-expansion="15" data-type="3" data-color="2" data-term="0"&gt;&lt;td&gt;1-53&lt;/td&gt;&lt;td&gt;チャンピオン&lt;/td&gt;&lt;td&gt;&lt;div class="input-group"&gt;&lt;button type="button" class="btn btn-outline-secondary btn-number" data-type="minus" data-deck="main" data-id="1-53" disabled&gt;-&lt;/button&gt;&lt;input type="text" class="form-control input-number" name="table-main-1-53-num-copies" data-deck="main" data-id="1-53" value="0" min="0" readonly /&gt;&lt;button type="button" class="btn btn-outline-secondary btn-number" data-type="plus" data-deck="main" data-id="1-53"&gt;+&lt;/button&gt;&lt;/div&gt;&lt;/td&gt;&lt;td&gt;&lt;div class="input-group"&gt;&lt;button type="button" class="btn btn-outline-secondary btn-number" data-type="minus" data-deck="side" data-id="1-53" disabled&gt;-&lt;/button&gt;&lt;input type="text" class="form-control input-number" name="table-side-1-53-num-copies" data-deck="side" data-id="1-53" value="0" min="0" readonly /&gt;&lt;button type="button" class="btn btn-outline-secondary btn-number" data-type="plus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O94];[$HTML.$C$1];[.$B94];[$HTML.$D$1];[.$B94];[$HTML.$E$1];[.$B94];[$HTML.$F$1];[.$B94];[$HTML.$G$1])" office:value-type="string" office:string-value="&lt;div class=&quot;container-card position-relative me-2 mb-2&quot; id=&quot;main-1-54&quot;&gt;&lt;img class=&quot;d-block&quot; width=&quot;80&quot; height=&quot;112&quot; src=&quot;https://one-draw.jp/ijinden/cardlist/001/card/01_054.png&quot; /&gt;&lt;div class=&quot;container-num-copies position-absolute bottom-0 start-0 px-1&quot; id=&quot;main-1-54-num-copies&quot;&gt;0&lt;/div&gt;&lt;button type=&quot;button&quot; class=&quot;btn btn-secondary btn-number btn-sm btn-pop position-absolute top-0 start-0&quot; data-type=&quot;minus&quot; data-deck=&quot;main&quot; data-id=&quot;1-54&quot;&gt;-&lt;/button&gt;&lt;button type=&quot;button&quot; class=&quot;btn btn-secondary btn-number btn-sm btn-push position-absolute top-0 end-0&quot; data-type=&quot;plus&quot; data-deck=&quot;main&quot; data-id=&quot;1-54&quot;&gt;+&lt;/button&gt;&lt;button type=&quot;button&quot; class=&quot;btn btn-secondary btn-number btn-sm btn-drop position-absolute bottom-0 end-0&quot; data-type=&quot;drop&quot; data-id=&quot;1-54&quot;&gt;v&lt;/button&gt;&lt;/div&gt;" calcext:value-type="string">
            <text:p>&lt;div class="container-card position-relative me-2 mb-2" id="main-1-54"&gt;&lt;img class="d-block" width="80" height="112" src="https://one-draw.jp/ijinden/cardlist/001/card/01_054.png" /&gt;&lt;div class="container-num-copies position-absolute bottom-0 start-0 px-1" id="main-1-54-num-copies"&gt;0&lt;/div&gt;&lt;button type="button" class="btn btn-secondary btn-number btn-sm btn-pop position-absolute top-0 start-0" data-type="minus" data-deck="main" data-id="1-54"&gt;-&lt;/button&gt;&lt;button type="button" class="btn btn-secondary btn-number btn-sm btn-push position-absolute top-0 end-0" data-type="plus" data-deck="main" data-id="1-54"&gt;+&lt;/button&gt;&lt;button type="button" class="btn btn-secondary btn-number btn-sm btn-drop position-absolute bottom-0 end-0" data-type="drop" data-id="1-54"&gt;v&lt;/button&gt;&lt;/div&gt;</text:p>
          </table:table-cell>
          <table:table-cell table:formula="of:=CONCATENATE([$HTML.$A$2];[.$B94];[$HTML.$B$2];[.$O94];[$HTML.$C$2];[.$B94];[$HTML.$D$2];[.$B94];[$HTML.$E$2];[.$B94];[$HTML.$F$2];[.$B94];[$HTML.$G$2])" office:value-type="string" office:string-value="&lt;div class=&quot;container-card position-relative me-2 mb-2&quot; id=&quot;side-1-54&quot;&gt;&lt;img class=&quot;d-block&quot; width=&quot;80&quot; height=&quot;112&quot; src=&quot;https://one-draw.jp/ijinden/cardlist/001/card/01_054.png&quot; /&gt;&lt;div class=&quot;container-num-copies position-absolute bottom-0 start-0 px-1&quot; id=&quot;side-1-54-num-copies&quot;&gt;0&lt;/div&gt;&lt;button type=&quot;button&quot; class=&quot;btn btn-secondary btn-number btn-sm btn-pop position-absolute top-0 start-0&quot; data-type=&quot;minus&quot; data-deck=&quot;side&quot; data-id=&quot;1-54&quot;&gt;-&lt;/button&gt;&lt;button type=&quot;button&quot; class=&quot;btn btn-secondary btn-number btn-sm btn-push position-absolute top-0 end-0&quot; data-type=&quot;plus&quot; data-deck=&quot;side&quot; data-id=&quot;1-54&quot;&gt;+&lt;/button&gt;&lt;button type=&quot;button&quot; class=&quot;btn btn-secondary btn-number btn-sm btn-raise position-absolute bottom-0 end-0&quot; data-type=&quot;raise&quot; data-id=&quot;1-54&quot;&gt;^&lt;/button&gt;&lt;/div&gt;" calcext:value-type="string">
            <text:p>&lt;div class="container-card position-relative me-2 mb-2" id="side-1-54"&gt;&lt;img class="d-block" width="80" height="112" src="https://one-draw.jp/ijinden/cardlist/001/card/01_054.png" /&gt;&lt;div class="container-num-copies position-absolute bottom-0 start-0 px-1" id="side-1-54-num-copies"&gt;0&lt;/div&gt;&lt;button type="button" class="btn btn-secondary btn-number btn-sm btn-pop position-absolute top-0 start-0" data-type="minus" data-deck="side" data-id="1-54"&gt;-&lt;/button&gt;&lt;button type="button" class="btn btn-secondary btn-number btn-sm btn-push position-absolute top-0 end-0" data-type="plus" data-deck="side" data-id="1-54"&gt;+&lt;/button&gt;&lt;button type="button" class="btn btn-secondary btn-number btn-sm btn-raise position-absolute bottom-0 end-0" data-type="raise" data-id="1-54"&gt;^&lt;/button&gt;&lt;/div&gt;</text:p>
          </table:table-cell>
          <table:table-cell table:formula="of:=CONCATENATE([$HTML.$A$3];[.F94];[$HTML.$B$3];[.H94];[$HTML.$C$3];[.J94];[$HTML.$D$3];[.N94];[$HTML.$E$3];[.B94];[$HTML.$F$3];[.D94];[$HTML.$G$3];[.B94];[$HTML.$H$3];[.B94];[$HTML.$I$3];[.B94];[$HTML.$J$3];[.B94];[$HTML.$K$3];[.B94];[$HTML.$L$3];[.B94];[$HTML.$M$3];[.B94];[$HTML.$N$3];[.B94];[$HTML.$O$3])" office:value-type="string" office:string-value="&lt;tr data-expansion=&quot;15&quot; data-type=&quot;3&quot; data-color=&quot;2&quot; data-term=&quot;0&quot;&gt;&lt;td&gt;1-54&lt;/td&gt;&lt;td&gt;ファイナルアタック&lt;/td&gt;&lt;td&gt;&lt;div class=&quot;input-group&quot;&gt;&lt;button type=&quot;button&quot; class=&quot;btn btn-outline-secondary btn-number&quot; data-type=&quot;minus&quot; data-deck=&quot;main&quot; data-id=&quot;1-54&quot; disabled&gt;-&lt;/button&gt;&lt;input type=&quot;text&quot; class=&quot;form-control input-number&quot; name=&quot;table-main-1-54-num-copies&quot; data-deck=&quot;main&quot; data-id=&quot;1-54&quot; value=&quot;0&quot; min=&quot;0&quot; readonly /&gt;&lt;button type=&quot;button&quot; class=&quot;btn btn-outline-secondary btn-number&quot; data-type=&quot;plus&quot; data-deck=&quot;main&quot; data-id=&quot;1-54&quot;&gt;+&lt;/button&gt;&lt;/div&gt;&lt;/td&gt;&lt;td&gt;&lt;div class=&quot;input-group&quot;&gt;&lt;button type=&quot;button&quot; class=&quot;btn btn-outline-secondary btn-number&quot; data-type=&quot;minus&quot; data-deck=&quot;side&quot; data-id=&quot;1-54&quot; disabled&gt;-&lt;/button&gt;&lt;input type=&quot;text&quot; class=&quot;form-control input-number&quot; name=&quot;table-side-1-54-num-copies&quot; data-deck=&quot;side&quot; data-id=&quot;1-54&quot; value=&quot;0&quot; min=&quot;0&quot; readonly /&gt;&lt;button type=&quot;button&quot; class=&quot;btn btn-outline-secondary btn-number&quot; data-type=&quot;plus&quot; data-deck=&quot;side&quot; data-id=&quot;1-54&quot;&gt;+&lt;/button&gt;&lt;/div&gt;&lt;/td&gt;&lt;/tr&gt;" calcext:value-type="string">
            <text:p>&lt;tr data-expansion="15" data-type="3" data-color="2" data-term="0"&gt;&lt;td&gt;1-54&lt;/td&gt;&lt;td&gt;ファイナルアタック&lt;/td&gt;&lt;td&gt;&lt;div class="input-group"&gt;&lt;button type="button" class="btn btn-outline-secondary btn-number" data-type="minus" data-deck="main" data-id="1-54" disabled&gt;-&lt;/button&gt;&lt;input type="text" class="form-control input-number" name="table-main-1-54-num-copies" data-deck="main" data-id="1-54" value="0" min="0" readonly /&gt;&lt;button type="button" class="btn btn-outline-secondary btn-number" data-type="plus" data-deck="main" data-id="1-54"&gt;+&lt;/button&gt;&lt;/div&gt;&lt;/td&gt;&lt;td&gt;&lt;div class="input-group"&gt;&lt;button type="button" class="btn btn-outline-secondary btn-number" data-type="minus" data-deck="side" data-id="1-54" disabled&gt;-&lt;/button&gt;&lt;input type="text" class="form-control input-number" name="table-side-1-54-num-copies" data-deck="side" data-id="1-54" value="0" min="0" readonly /&gt;&lt;button type="button" class="btn btn-outline-secondary btn-number" data-type="plus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O95];[$HTML.$C$1];[.$B95];[$HTML.$D$1];[.$B95];[$HTML.$E$1];[.$B95];[$HTML.$F$1];[.$B95];[$HTML.$G$1])" office:value-type="string" office:string-value="&lt;div class=&quot;container-card position-relative me-2 mb-2&quot; id=&quot;main-1-55&quot;&gt;&lt;img class=&quot;d-block&quot; width=&quot;80&quot; height=&quot;112&quot; src=&quot;https://one-draw.jp/ijinden/cardlist/001/card/01_055.png&quot; /&gt;&lt;div class=&quot;container-num-copies position-absolute bottom-0 start-0 px-1&quot; id=&quot;main-1-55-num-copies&quot;&gt;0&lt;/div&gt;&lt;button type=&quot;button&quot; class=&quot;btn btn-secondary btn-number btn-sm btn-pop position-absolute top-0 start-0&quot; data-type=&quot;minus&quot; data-deck=&quot;main&quot; data-id=&quot;1-55&quot;&gt;-&lt;/button&gt;&lt;button type=&quot;button&quot; class=&quot;btn btn-secondary btn-number btn-sm btn-push position-absolute top-0 end-0&quot; data-type=&quot;plus&quot; data-deck=&quot;main&quot; data-id=&quot;1-55&quot;&gt;+&lt;/button&gt;&lt;button type=&quot;button&quot; class=&quot;btn btn-secondary btn-number btn-sm btn-drop position-absolute bottom-0 end-0&quot; data-type=&quot;drop&quot; data-id=&quot;1-55&quot;&gt;v&lt;/button&gt;&lt;/div&gt;" calcext:value-type="string">
            <text:p>&lt;div class="container-card position-relative me-2 mb-2" id="main-1-55"&gt;&lt;img class="d-block" width="80" height="112" src="https://one-draw.jp/ijinden/cardlist/001/card/01_055.png" /&gt;&lt;div class="container-num-copies position-absolute bottom-0 start-0 px-1" id="main-1-55-num-copies"&gt;0&lt;/div&gt;&lt;button type="button" class="btn btn-secondary btn-number btn-sm btn-pop position-absolute top-0 start-0" data-type="minus" data-deck="main" data-id="1-55"&gt;-&lt;/button&gt;&lt;button type="button" class="btn btn-secondary btn-number btn-sm btn-push position-absolute top-0 end-0" data-type="plus" data-deck="main" data-id="1-55"&gt;+&lt;/button&gt;&lt;button type="button" class="btn btn-secondary btn-number btn-sm btn-drop position-absolute bottom-0 end-0" data-type="drop" data-id="1-55"&gt;v&lt;/button&gt;&lt;/div&gt;</text:p>
          </table:table-cell>
          <table:table-cell table:formula="of:=CONCATENATE([$HTML.$A$2];[.$B95];[$HTML.$B$2];[.$O95];[$HTML.$C$2];[.$B95];[$HTML.$D$2];[.$B95];[$HTML.$E$2];[.$B95];[$HTML.$F$2];[.$B95];[$HTML.$G$2])" office:value-type="string" office:string-value="&lt;div class=&quot;container-card position-relative me-2 mb-2&quot; id=&quot;side-1-55&quot;&gt;&lt;img class=&quot;d-block&quot; width=&quot;80&quot; height=&quot;112&quot; src=&quot;https://one-draw.jp/ijinden/cardlist/001/card/01_055.png&quot; /&gt;&lt;div class=&quot;container-num-copies position-absolute bottom-0 start-0 px-1&quot; id=&quot;side-1-55-num-copies&quot;&gt;0&lt;/div&gt;&lt;button type=&quot;button&quot; class=&quot;btn btn-secondary btn-number btn-sm btn-pop position-absolute top-0 start-0&quot; data-type=&quot;minus&quot; data-deck=&quot;side&quot; data-id=&quot;1-55&quot;&gt;-&lt;/button&gt;&lt;button type=&quot;button&quot; class=&quot;btn btn-secondary btn-number btn-sm btn-push position-absolute top-0 end-0&quot; data-type=&quot;plus&quot; data-deck=&quot;side&quot; data-id=&quot;1-55&quot;&gt;+&lt;/button&gt;&lt;button type=&quot;button&quot; class=&quot;btn btn-secondary btn-number btn-sm btn-raise position-absolute bottom-0 end-0&quot; data-type=&quot;raise&quot; data-id=&quot;1-55&quot;&gt;^&lt;/button&gt;&lt;/div&gt;" calcext:value-type="string">
            <text:p>&lt;div class="container-card position-relative me-2 mb-2" id="side-1-55"&gt;&lt;img class="d-block" width="80" height="112" src="https://one-draw.jp/ijinden/cardlist/001/card/01_055.png" /&gt;&lt;div class="container-num-copies position-absolute bottom-0 start-0 px-1" id="side-1-55-num-copies"&gt;0&lt;/div&gt;&lt;button type="button" class="btn btn-secondary btn-number btn-sm btn-pop position-absolute top-0 start-0" data-type="minus" data-deck="side" data-id="1-55"&gt;-&lt;/button&gt;&lt;button type="button" class="btn btn-secondary btn-number btn-sm btn-push position-absolute top-0 end-0" data-type="plus" data-deck="side" data-id="1-55"&gt;+&lt;/button&gt;&lt;button type="button" class="btn btn-secondary btn-number btn-sm btn-raise position-absolute bottom-0 end-0" data-type="raise" data-id="1-55"&gt;^&lt;/button&gt;&lt;/div&gt;</text:p>
          </table:table-cell>
          <table:table-cell table:formula="of:=CONCATENATE([$HTML.$A$3];[.F95];[$HTML.$B$3];[.H95];[$HTML.$C$3];[.J95];[$HTML.$D$3];[.N95];[$HTML.$E$3];[.B95];[$HTML.$F$3];[.D95];[$HTML.$G$3];[.B95];[$HTML.$H$3];[.B95];[$HTML.$I$3];[.B95];[$HTML.$J$3];[.B95];[$HTML.$K$3];[.B95];[$HTML.$L$3];[.B95];[$HTML.$M$3];[.B95];[$HTML.$N$3];[.B95];[$HTML.$O$3])" office:value-type="string" office:string-value="&lt;tr data-expansion=&quot;15&quot; data-type=&quot;3&quot; data-color=&quot;4&quot; data-term=&quot;0&quot;&gt;&lt;td&gt;1-55&lt;/td&gt;&lt;td&gt;ストーム&lt;/td&gt;&lt;td&gt;&lt;div class=&quot;input-group&quot;&gt;&lt;button type=&quot;button&quot; class=&quot;btn btn-outline-secondary btn-number&quot; data-type=&quot;minus&quot; data-deck=&quot;main&quot; data-id=&quot;1-55&quot; disabled&gt;-&lt;/button&gt;&lt;input type=&quot;text&quot; class=&quot;form-control input-number&quot; name=&quot;table-main-1-55-num-copies&quot; data-deck=&quot;main&quot; data-id=&quot;1-55&quot; value=&quot;0&quot; min=&quot;0&quot; readonly /&gt;&lt;button type=&quot;button&quot; class=&quot;btn btn-outline-secondary btn-number&quot; data-type=&quot;plus&quot; data-deck=&quot;main&quot; data-id=&quot;1-55&quot;&gt;+&lt;/button&gt;&lt;/div&gt;&lt;/td&gt;&lt;td&gt;&lt;div class=&quot;input-group&quot;&gt;&lt;button type=&quot;button&quot; class=&quot;btn btn-outline-secondary btn-number&quot; data-type=&quot;minus&quot; data-deck=&quot;side&quot; data-id=&quot;1-55&quot; disabled&gt;-&lt;/button&gt;&lt;input type=&quot;text&quot; class=&quot;form-control input-number&quot; name=&quot;table-side-1-55-num-copies&quot; data-deck=&quot;side&quot; data-id=&quot;1-55&quot; value=&quot;0&quot; min=&quot;0&quot; readonly /&gt;&lt;button type=&quot;button&quot; class=&quot;btn btn-outline-secondary btn-number&quot; data-type=&quot;plus&quot; data-deck=&quot;side&quot; data-id=&quot;1-55&quot;&gt;+&lt;/button&gt;&lt;/div&gt;&lt;/td&gt;&lt;/tr&gt;" calcext:value-type="string">
            <text:p>&lt;tr data-expansion="15" data-type="3" data-color="4" data-term="0"&gt;&lt;td&gt;1-55&lt;/td&gt;&lt;td&gt;ストーム&lt;/td&gt;&lt;td&gt;&lt;div class="input-group"&gt;&lt;button type="button" class="btn btn-outline-secondary btn-number" data-type="minus" data-deck="main" data-id="1-55" disabled&gt;-&lt;/button&gt;&lt;input type="text" class="form-control input-number" name="table-main-1-55-num-copies" data-deck="main" data-id="1-55" value="0" min="0" readonly /&gt;&lt;button type="button" class="btn btn-outline-secondary btn-number" data-type="plus" data-deck="main" data-id="1-55"&gt;+&lt;/button&gt;&lt;/div&gt;&lt;/td&gt;&lt;td&gt;&lt;div class="input-group"&gt;&lt;button type="button" class="btn btn-outline-secondary btn-number" data-type="minus" data-deck="side" data-id="1-55" disabled&gt;-&lt;/button&gt;&lt;input type="text" class="form-control input-number" name="table-side-1-55-num-copies" data-deck="side" data-id="1-55" value="0" min="0" readonly /&gt;&lt;button type="button" class="btn btn-outline-secondary btn-number" data-type="plus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O96];[$HTML.$C$1];[.$B96];[$HTML.$D$1];[.$B96];[$HTML.$E$1];[.$B96];[$HTML.$F$1];[.$B96];[$HTML.$G$1])" office:value-type="string" office:string-value="&lt;div class=&quot;container-card position-relative me-2 mb-2&quot; id=&quot;main-1-56&quot;&gt;&lt;img class=&quot;d-block&quot; width=&quot;80&quot; height=&quot;112&quot; src=&quot;https://one-draw.jp/ijinden/cardlist/001/card/01_056.png&quot; /&gt;&lt;div class=&quot;container-num-copies position-absolute bottom-0 start-0 px-1&quot; id=&quot;main-1-56-num-copies&quot;&gt;0&lt;/div&gt;&lt;button type=&quot;button&quot; class=&quot;btn btn-secondary btn-number btn-sm btn-pop position-absolute top-0 start-0&quot; data-type=&quot;minus&quot; data-deck=&quot;main&quot; data-id=&quot;1-56&quot;&gt;-&lt;/button&gt;&lt;button type=&quot;button&quot; class=&quot;btn btn-secondary btn-number btn-sm btn-push position-absolute top-0 end-0&quot; data-type=&quot;plus&quot; data-deck=&quot;main&quot; data-id=&quot;1-56&quot;&gt;+&lt;/button&gt;&lt;button type=&quot;button&quot; class=&quot;btn btn-secondary btn-number btn-sm btn-drop position-absolute bottom-0 end-0&quot; data-type=&quot;drop&quot; data-id=&quot;1-56&quot;&gt;v&lt;/button&gt;&lt;/div&gt;" calcext:value-type="string">
            <text:p>&lt;div class="container-card position-relative me-2 mb-2" id="main-1-56"&gt;&lt;img class="d-block" width="80" height="112" src="https://one-draw.jp/ijinden/cardlist/001/card/01_056.png" /&gt;&lt;div class="container-num-copies position-absolute bottom-0 start-0 px-1" id="main-1-56-num-copies"&gt;0&lt;/div&gt;&lt;button type="button" class="btn btn-secondary btn-number btn-sm btn-pop position-absolute top-0 start-0" data-type="minus" data-deck="main" data-id="1-56"&gt;-&lt;/button&gt;&lt;button type="button" class="btn btn-secondary btn-number btn-sm btn-push position-absolute top-0 end-0" data-type="plus" data-deck="main" data-id="1-56"&gt;+&lt;/button&gt;&lt;button type="button" class="btn btn-secondary btn-number btn-sm btn-drop position-absolute bottom-0 end-0" data-type="drop" data-id="1-56"&gt;v&lt;/button&gt;&lt;/div&gt;</text:p>
          </table:table-cell>
          <table:table-cell table:formula="of:=CONCATENATE([$HTML.$A$2];[.$B96];[$HTML.$B$2];[.$O96];[$HTML.$C$2];[.$B96];[$HTML.$D$2];[.$B96];[$HTML.$E$2];[.$B96];[$HTML.$F$2];[.$B96];[$HTML.$G$2])" office:value-type="string" office:string-value="&lt;div class=&quot;container-card position-relative me-2 mb-2&quot; id=&quot;side-1-56&quot;&gt;&lt;img class=&quot;d-block&quot; width=&quot;80&quot; height=&quot;112&quot; src=&quot;https://one-draw.jp/ijinden/cardlist/001/card/01_056.png&quot; /&gt;&lt;div class=&quot;container-num-copies position-absolute bottom-0 start-0 px-1&quot; id=&quot;side-1-56-num-copies&quot;&gt;0&lt;/div&gt;&lt;button type=&quot;button&quot; class=&quot;btn btn-secondary btn-number btn-sm btn-pop position-absolute top-0 start-0&quot; data-type=&quot;minus&quot; data-deck=&quot;side&quot; data-id=&quot;1-56&quot;&gt;-&lt;/button&gt;&lt;button type=&quot;button&quot; class=&quot;btn btn-secondary btn-number btn-sm btn-push position-absolute top-0 end-0&quot; data-type=&quot;plus&quot; data-deck=&quot;side&quot; data-id=&quot;1-56&quot;&gt;+&lt;/button&gt;&lt;button type=&quot;button&quot; class=&quot;btn btn-secondary btn-number btn-sm btn-raise position-absolute bottom-0 end-0&quot; data-type=&quot;raise&quot; data-id=&quot;1-56&quot;&gt;^&lt;/button&gt;&lt;/div&gt;" calcext:value-type="string">
            <text:p>&lt;div class="container-card position-relative me-2 mb-2" id="side-1-56"&gt;&lt;img class="d-block" width="80" height="112" src="https://one-draw.jp/ijinden/cardlist/001/card/01_056.png" /&gt;&lt;div class="container-num-copies position-absolute bottom-0 start-0 px-1" id="side-1-56-num-copies"&gt;0&lt;/div&gt;&lt;button type="button" class="btn btn-secondary btn-number btn-sm btn-pop position-absolute top-0 start-0" data-type="minus" data-deck="side" data-id="1-56"&gt;-&lt;/button&gt;&lt;button type="button" class="btn btn-secondary btn-number btn-sm btn-push position-absolute top-0 end-0" data-type="plus" data-deck="side" data-id="1-56"&gt;+&lt;/button&gt;&lt;button type="button" class="btn btn-secondary btn-number btn-sm btn-raise position-absolute bottom-0 end-0" data-type="raise" data-id="1-56"&gt;^&lt;/button&gt;&lt;/div&gt;</text:p>
          </table:table-cell>
          <table:table-cell table:formula="of:=CONCATENATE([$HTML.$A$3];[.F96];[$HTML.$B$3];[.H96];[$HTML.$C$3];[.J96];[$HTML.$D$3];[.N96];[$HTML.$E$3];[.B96];[$HTML.$F$3];[.D96];[$HTML.$G$3];[.B96];[$HTML.$H$3];[.B96];[$HTML.$I$3];[.B96];[$HTML.$J$3];[.B96];[$HTML.$K$3];[.B96];[$HTML.$L$3];[.B96];[$HTML.$M$3];[.B96];[$HTML.$N$3];[.B96];[$HTML.$O$3])" office:value-type="string" office:string-value="&lt;tr data-expansion=&quot;15&quot; data-type=&quot;3&quot; data-color=&quot;4&quot; data-term=&quot;0&quot;&gt;&lt;td&gt;1-56&lt;/td&gt;&lt;td&gt;リバイバル&lt;/td&gt;&lt;td&gt;&lt;div class=&quot;input-group&quot;&gt;&lt;button type=&quot;button&quot; class=&quot;btn btn-outline-secondary btn-number&quot; data-type=&quot;minus&quot; data-deck=&quot;main&quot; data-id=&quot;1-56&quot; disabled&gt;-&lt;/button&gt;&lt;input type=&quot;text&quot; class=&quot;form-control input-number&quot; name=&quot;table-main-1-56-num-copies&quot; data-deck=&quot;main&quot; data-id=&quot;1-56&quot; value=&quot;0&quot; min=&quot;0&quot; readonly /&gt;&lt;button type=&quot;button&quot; class=&quot;btn btn-outline-secondary btn-number&quot; data-type=&quot;plus&quot; data-deck=&quot;main&quot; data-id=&quot;1-56&quot;&gt;+&lt;/button&gt;&lt;/div&gt;&lt;/td&gt;&lt;td&gt;&lt;div class=&quot;input-group&quot;&gt;&lt;button type=&quot;button&quot; class=&quot;btn btn-outline-secondary btn-number&quot; data-type=&quot;minus&quot; data-deck=&quot;side&quot; data-id=&quot;1-56&quot; disabled&gt;-&lt;/button&gt;&lt;input type=&quot;text&quot; class=&quot;form-control input-number&quot; name=&quot;table-side-1-56-num-copies&quot; data-deck=&quot;side&quot; data-id=&quot;1-56&quot; value=&quot;0&quot; min=&quot;0&quot; readonly /&gt;&lt;button type=&quot;button&quot; class=&quot;btn btn-outline-secondary btn-number&quot; data-type=&quot;plus&quot; data-deck=&quot;side&quot; data-id=&quot;1-56&quot;&gt;+&lt;/button&gt;&lt;/div&gt;&lt;/td&gt;&lt;/tr&gt;" calcext:value-type="string">
            <text:p>&lt;tr data-expansion="15" data-type="3" data-color="4" data-term="0"&gt;&lt;td&gt;1-56&lt;/td&gt;&lt;td&gt;リバイバル&lt;/td&gt;&lt;td&gt;&lt;div class="input-group"&gt;&lt;button type="button" class="btn btn-outline-secondary btn-number" data-type="minus" data-deck="main" data-id="1-56" disabled&gt;-&lt;/button&gt;&lt;input type="text" class="form-control input-number" name="table-main-1-56-num-copies" data-deck="main" data-id="1-56" value="0" min="0" readonly /&gt;&lt;button type="button" class="btn btn-outline-secondary btn-number" data-type="plus" data-deck="main" data-id="1-56"&gt;+&lt;/button&gt;&lt;/div&gt;&lt;/td&gt;&lt;td&gt;&lt;div class="input-group"&gt;&lt;button type="button" class="btn btn-outline-secondary btn-number" data-type="minus" data-deck="side" data-id="1-56" disabled&gt;-&lt;/button&gt;&lt;input type="text" class="form-control input-number" name="table-side-1-56-num-copies" data-deck="side" data-id="1-56" value="0" min="0" readonly /&gt;&lt;button type="button" class="btn btn-outline-secondary btn-number" data-type="plus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O97];[$HTML.$C$1];[.$B97];[$HTML.$D$1];[.$B97];[$HTML.$E$1];[.$B97];[$HTML.$F$1];[.$B97];[$HTML.$G$1])" office:value-type="string" office:string-value="&lt;div class=&quot;container-card position-relative me-2 mb-2&quot; id=&quot;main-1-57&quot;&gt;&lt;img class=&quot;d-block&quot; width=&quot;80&quot; height=&quot;112&quot; src=&quot;https://one-draw.jp/ijinden/cardlist/001/card/01_057.png&quot; /&gt;&lt;div class=&quot;container-num-copies position-absolute bottom-0 start-0 px-1&quot; id=&quot;main-1-57-num-copies&quot;&gt;0&lt;/div&gt;&lt;button type=&quot;button&quot; class=&quot;btn btn-secondary btn-number btn-sm btn-pop position-absolute top-0 start-0&quot; data-type=&quot;minus&quot; data-deck=&quot;main&quot; data-id=&quot;1-57&quot;&gt;-&lt;/button&gt;&lt;button type=&quot;button&quot; class=&quot;btn btn-secondary btn-number btn-sm btn-push position-absolute top-0 end-0&quot; data-type=&quot;plus&quot; data-deck=&quot;main&quot; data-id=&quot;1-57&quot;&gt;+&lt;/button&gt;&lt;button type=&quot;button&quot; class=&quot;btn btn-secondary btn-number btn-sm btn-drop position-absolute bottom-0 end-0&quot; data-type=&quot;drop&quot; data-id=&quot;1-57&quot;&gt;v&lt;/button&gt;&lt;/div&gt;" calcext:value-type="string">
            <text:p>&lt;div class="container-card position-relative me-2 mb-2" id="main-1-57"&gt;&lt;img class="d-block" width="80" height="112" src="https://one-draw.jp/ijinden/cardlist/001/card/01_057.png" /&gt;&lt;div class="container-num-copies position-absolute bottom-0 start-0 px-1" id="main-1-57-num-copies"&gt;0&lt;/div&gt;&lt;button type="button" class="btn btn-secondary btn-number btn-sm btn-pop position-absolute top-0 start-0" data-type="minus" data-deck="main" data-id="1-57"&gt;-&lt;/button&gt;&lt;button type="button" class="btn btn-secondary btn-number btn-sm btn-push position-absolute top-0 end-0" data-type="plus" data-deck="main" data-id="1-57"&gt;+&lt;/button&gt;&lt;button type="button" class="btn btn-secondary btn-number btn-sm btn-drop position-absolute bottom-0 end-0" data-type="drop" data-id="1-57"&gt;v&lt;/button&gt;&lt;/div&gt;</text:p>
          </table:table-cell>
          <table:table-cell table:formula="of:=CONCATENATE([$HTML.$A$2];[.$B97];[$HTML.$B$2];[.$O97];[$HTML.$C$2];[.$B97];[$HTML.$D$2];[.$B97];[$HTML.$E$2];[.$B97];[$HTML.$F$2];[.$B97];[$HTML.$G$2])" office:value-type="string" office:string-value="&lt;div class=&quot;container-card position-relative me-2 mb-2&quot; id=&quot;side-1-57&quot;&gt;&lt;img class=&quot;d-block&quot; width=&quot;80&quot; height=&quot;112&quot; src=&quot;https://one-draw.jp/ijinden/cardlist/001/card/01_057.png&quot; /&gt;&lt;div class=&quot;container-num-copies position-absolute bottom-0 start-0 px-1&quot; id=&quot;side-1-57-num-copies&quot;&gt;0&lt;/div&gt;&lt;button type=&quot;button&quot; class=&quot;btn btn-secondary btn-number btn-sm btn-pop position-absolute top-0 start-0&quot; data-type=&quot;minus&quot; data-deck=&quot;side&quot; data-id=&quot;1-57&quot;&gt;-&lt;/button&gt;&lt;button type=&quot;button&quot; class=&quot;btn btn-secondary btn-number btn-sm btn-push position-absolute top-0 end-0&quot; data-type=&quot;plus&quot; data-deck=&quot;side&quot; data-id=&quot;1-57&quot;&gt;+&lt;/button&gt;&lt;button type=&quot;button&quot; class=&quot;btn btn-secondary btn-number btn-sm btn-raise position-absolute bottom-0 end-0&quot; data-type=&quot;raise&quot; data-id=&quot;1-57&quot;&gt;^&lt;/button&gt;&lt;/div&gt;" calcext:value-type="string">
            <text:p>&lt;div class="container-card position-relative me-2 mb-2" id="side-1-57"&gt;&lt;img class="d-block" width="80" height="112" src="https://one-draw.jp/ijinden/cardlist/001/card/01_057.png" /&gt;&lt;div class="container-num-copies position-absolute bottom-0 start-0 px-1" id="side-1-57-num-copies"&gt;0&lt;/div&gt;&lt;button type="button" class="btn btn-secondary btn-number btn-sm btn-pop position-absolute top-0 start-0" data-type="minus" data-deck="side" data-id="1-57"&gt;-&lt;/button&gt;&lt;button type="button" class="btn btn-secondary btn-number btn-sm btn-push position-absolute top-0 end-0" data-type="plus" data-deck="side" data-id="1-57"&gt;+&lt;/button&gt;&lt;button type="button" class="btn btn-secondary btn-number btn-sm btn-raise position-absolute bottom-0 end-0" data-type="raise" data-id="1-57"&gt;^&lt;/button&gt;&lt;/div&gt;</text:p>
          </table:table-cell>
          <table:table-cell table:formula="of:=CONCATENATE([$HTML.$A$3];[.F97];[$HTML.$B$3];[.H97];[$HTML.$C$3];[.J97];[$HTML.$D$3];[.N97];[$HTML.$E$3];[.B97];[$HTML.$F$3];[.D97];[$HTML.$G$3];[.B97];[$HTML.$H$3];[.B97];[$HTML.$I$3];[.B97];[$HTML.$J$3];[.B97];[$HTML.$K$3];[.B97];[$HTML.$L$3];[.B97];[$HTML.$M$3];[.B97];[$HTML.$N$3];[.B97];[$HTML.$O$3])" office:value-type="string" office:string-value="&lt;tr data-expansion=&quot;15&quot; data-type=&quot;3&quot; data-color=&quot;8&quot; data-term=&quot;0&quot;&gt;&lt;td&gt;1-57&lt;/td&gt;&lt;td&gt;エイジング&lt;/td&gt;&lt;td&gt;&lt;div class=&quot;input-group&quot;&gt;&lt;button type=&quot;button&quot; class=&quot;btn btn-outline-secondary btn-number&quot; data-type=&quot;minus&quot; data-deck=&quot;main&quot; data-id=&quot;1-57&quot; disabled&gt;-&lt;/button&gt;&lt;input type=&quot;text&quot; class=&quot;form-control input-number&quot; name=&quot;table-main-1-57-num-copies&quot; data-deck=&quot;main&quot; data-id=&quot;1-57&quot; value=&quot;0&quot; min=&quot;0&quot; readonly /&gt;&lt;button type=&quot;button&quot; class=&quot;btn btn-outline-secondary btn-number&quot; data-type=&quot;plus&quot; data-deck=&quot;main&quot; data-id=&quot;1-57&quot;&gt;+&lt;/button&gt;&lt;/div&gt;&lt;/td&gt;&lt;td&gt;&lt;div class=&quot;input-group&quot;&gt;&lt;button type=&quot;button&quot; class=&quot;btn btn-outline-secondary btn-number&quot; data-type=&quot;minus&quot; data-deck=&quot;side&quot; data-id=&quot;1-57&quot; disabled&gt;-&lt;/button&gt;&lt;input type=&quot;text&quot; class=&quot;form-control input-number&quot; name=&quot;table-side-1-57-num-copies&quot; data-deck=&quot;side&quot; data-id=&quot;1-57&quot; value=&quot;0&quot; min=&quot;0&quot; readonly /&gt;&lt;button type=&quot;button&quot; class=&quot;btn btn-outline-secondary btn-number&quot; data-type=&quot;plus&quot; data-deck=&quot;side&quot; data-id=&quot;1-57&quot;&gt;+&lt;/button&gt;&lt;/div&gt;&lt;/td&gt;&lt;/tr&gt;" calcext:value-type="string">
            <text:p>&lt;tr data-expansion="15" data-type="3" data-color="8" data-term="0"&gt;&lt;td&gt;1-57&lt;/td&gt;&lt;td&gt;エイジング&lt;/td&gt;&lt;td&gt;&lt;div class="input-group"&gt;&lt;button type="button" class="btn btn-outline-secondary btn-number" data-type="minus" data-deck="main" data-id="1-57" disabled&gt;-&lt;/button&gt;&lt;input type="text" class="form-control input-number" name="table-main-1-57-num-copies" data-deck="main" data-id="1-57" value="0" min="0" readonly /&gt;&lt;button type="button" class="btn btn-outline-secondary btn-number" data-type="plus" data-deck="main" data-id="1-57"&gt;+&lt;/button&gt;&lt;/div&gt;&lt;/td&gt;&lt;td&gt;&lt;div class="input-group"&gt;&lt;button type="button" class="btn btn-outline-secondary btn-number" data-type="minus" data-deck="side" data-id="1-57" disabled&gt;-&lt;/button&gt;&lt;input type="text" class="form-control input-number" name="table-side-1-57-num-copies" data-deck="side" data-id="1-57" value="0" min="0" readonly /&gt;&lt;button type="button" class="btn btn-outline-secondary btn-number" data-type="plus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O98];[$HTML.$C$1];[.$B98];[$HTML.$D$1];[.$B98];[$HTML.$E$1];[.$B98];[$HTML.$F$1];[.$B98];[$HTML.$G$1])" office:value-type="string" office:string-value="&lt;div class=&quot;container-card position-relative me-2 mb-2&quot; id=&quot;main-1-58&quot;&gt;&lt;img class=&quot;d-block&quot; width=&quot;80&quot; height=&quot;112&quot; src=&quot;https://one-draw.jp/ijinden/cardlist/001/card/01_058.png&quot; /&gt;&lt;div class=&quot;container-num-copies position-absolute bottom-0 start-0 px-1&quot; id=&quot;main-1-58-num-copies&quot;&gt;0&lt;/div&gt;&lt;button type=&quot;button&quot; class=&quot;btn btn-secondary btn-number btn-sm btn-pop position-absolute top-0 start-0&quot; data-type=&quot;minus&quot; data-deck=&quot;main&quot; data-id=&quot;1-58&quot;&gt;-&lt;/button&gt;&lt;button type=&quot;button&quot; class=&quot;btn btn-secondary btn-number btn-sm btn-push position-absolute top-0 end-0&quot; data-type=&quot;plus&quot; data-deck=&quot;main&quot; data-id=&quot;1-58&quot;&gt;+&lt;/button&gt;&lt;button type=&quot;button&quot; class=&quot;btn btn-secondary btn-number btn-sm btn-drop position-absolute bottom-0 end-0&quot; data-type=&quot;drop&quot; data-id=&quot;1-58&quot;&gt;v&lt;/button&gt;&lt;/div&gt;" calcext:value-type="string">
            <text:p>&lt;div class="container-card position-relative me-2 mb-2" id="main-1-58"&gt;&lt;img class="d-block" width="80" height="112" src="https://one-draw.jp/ijinden/cardlist/001/card/01_058.png" /&gt;&lt;div class="container-num-copies position-absolute bottom-0 start-0 px-1" id="main-1-58-num-copies"&gt;0&lt;/div&gt;&lt;button type="button" class="btn btn-secondary btn-number btn-sm btn-pop position-absolute top-0 start-0" data-type="minus" data-deck="main" data-id="1-58"&gt;-&lt;/button&gt;&lt;button type="button" class="btn btn-secondary btn-number btn-sm btn-push position-absolute top-0 end-0" data-type="plus" data-deck="main" data-id="1-58"&gt;+&lt;/button&gt;&lt;button type="button" class="btn btn-secondary btn-number btn-sm btn-drop position-absolute bottom-0 end-0" data-type="drop" data-id="1-58"&gt;v&lt;/button&gt;&lt;/div&gt;</text:p>
          </table:table-cell>
          <table:table-cell table:formula="of:=CONCATENATE([$HTML.$A$2];[.$B98];[$HTML.$B$2];[.$O98];[$HTML.$C$2];[.$B98];[$HTML.$D$2];[.$B98];[$HTML.$E$2];[.$B98];[$HTML.$F$2];[.$B98];[$HTML.$G$2])" office:value-type="string" office:string-value="&lt;div class=&quot;container-card position-relative me-2 mb-2&quot; id=&quot;side-1-58&quot;&gt;&lt;img class=&quot;d-block&quot; width=&quot;80&quot; height=&quot;112&quot; src=&quot;https://one-draw.jp/ijinden/cardlist/001/card/01_058.png&quot; /&gt;&lt;div class=&quot;container-num-copies position-absolute bottom-0 start-0 px-1&quot; id=&quot;side-1-58-num-copies&quot;&gt;0&lt;/div&gt;&lt;button type=&quot;button&quot; class=&quot;btn btn-secondary btn-number btn-sm btn-pop position-absolute top-0 start-0&quot; data-type=&quot;minus&quot; data-deck=&quot;side&quot; data-id=&quot;1-58&quot;&gt;-&lt;/button&gt;&lt;button type=&quot;button&quot; class=&quot;btn btn-secondary btn-number btn-sm btn-push position-absolute top-0 end-0&quot; data-type=&quot;plus&quot; data-deck=&quot;side&quot; data-id=&quot;1-58&quot;&gt;+&lt;/button&gt;&lt;button type=&quot;button&quot; class=&quot;btn btn-secondary btn-number btn-sm btn-raise position-absolute bottom-0 end-0&quot; data-type=&quot;raise&quot; data-id=&quot;1-58&quot;&gt;^&lt;/button&gt;&lt;/div&gt;" calcext:value-type="string">
            <text:p>&lt;div class="container-card position-relative me-2 mb-2" id="side-1-58"&gt;&lt;img class="d-block" width="80" height="112" src="https://one-draw.jp/ijinden/cardlist/001/card/01_058.png" /&gt;&lt;div class="container-num-copies position-absolute bottom-0 start-0 px-1" id="side-1-58-num-copies"&gt;0&lt;/div&gt;&lt;button type="button" class="btn btn-secondary btn-number btn-sm btn-pop position-absolute top-0 start-0" data-type="minus" data-deck="side" data-id="1-58"&gt;-&lt;/button&gt;&lt;button type="button" class="btn btn-secondary btn-number btn-sm btn-push position-absolute top-0 end-0" data-type="plus" data-deck="side" data-id="1-58"&gt;+&lt;/button&gt;&lt;button type="button" class="btn btn-secondary btn-number btn-sm btn-raise position-absolute bottom-0 end-0" data-type="raise" data-id="1-58"&gt;^&lt;/button&gt;&lt;/div&gt;</text:p>
          </table:table-cell>
          <table:table-cell table:formula="of:=CONCATENATE([$HTML.$A$3];[.F98];[$HTML.$B$3];[.H98];[$HTML.$C$3];[.J98];[$HTML.$D$3];[.N98];[$HTML.$E$3];[.B98];[$HTML.$F$3];[.D98];[$HTML.$G$3];[.B98];[$HTML.$H$3];[.B98];[$HTML.$I$3];[.B98];[$HTML.$J$3];[.B98];[$HTML.$K$3];[.B98];[$HTML.$L$3];[.B98];[$HTML.$M$3];[.B98];[$HTML.$N$3];[.B98];[$HTML.$O$3])" office:value-type="string" office:string-value="&lt;tr data-expansion=&quot;15&quot; data-type=&quot;4&quot; data-color=&quot;2&quot; data-term=&quot;0&quot;&gt;&lt;td&gt;1-58&lt;/td&gt;&lt;td&gt;カンテラ&lt;/td&gt;&lt;td&gt;&lt;div class=&quot;input-group&quot;&gt;&lt;button type=&quot;button&quot; class=&quot;btn btn-outline-secondary btn-number&quot; data-type=&quot;minus&quot; data-deck=&quot;main&quot; data-id=&quot;1-58&quot; disabled&gt;-&lt;/button&gt;&lt;input type=&quot;text&quot; class=&quot;form-control input-number&quot; name=&quot;table-main-1-58-num-copies&quot; data-deck=&quot;main&quot; data-id=&quot;1-58&quot; value=&quot;0&quot; min=&quot;0&quot; readonly /&gt;&lt;button type=&quot;button&quot; class=&quot;btn btn-outline-secondary btn-number&quot; data-type=&quot;plus&quot; data-deck=&quot;main&quot; data-id=&quot;1-58&quot;&gt;+&lt;/button&gt;&lt;/div&gt;&lt;/td&gt;&lt;td&gt;&lt;div class=&quot;input-group&quot;&gt;&lt;button type=&quot;button&quot; class=&quot;btn btn-outline-secondary btn-number&quot; data-type=&quot;minus&quot; data-deck=&quot;side&quot; data-id=&quot;1-58&quot; disabled&gt;-&lt;/button&gt;&lt;input type=&quot;text&quot; class=&quot;form-control input-number&quot; name=&quot;table-side-1-58-num-copies&quot; data-deck=&quot;side&quot; data-id=&quot;1-58&quot; value=&quot;0&quot; min=&quot;0&quot; readonly /&gt;&lt;button type=&quot;button&quot; class=&quot;btn btn-outline-secondary btn-number&quot; data-type=&quot;plus&quot; data-deck=&quot;side&quot; data-id=&quot;1-58&quot;&gt;+&lt;/button&gt;&lt;/div&gt;&lt;/td&gt;&lt;/tr&gt;" calcext:value-type="string">
            <text:p>&lt;tr data-expansion="15" data-type="4" data-color="2" data-term="0"&gt;&lt;td&gt;1-58&lt;/td&gt;&lt;td&gt;カンテラ&lt;/td&gt;&lt;td&gt;&lt;div class="input-group"&gt;&lt;button type="button" class="btn btn-outline-secondary btn-number" data-type="minus" data-deck="main" data-id="1-58" disabled&gt;-&lt;/button&gt;&lt;input type="text" class="form-control input-number" name="table-main-1-58-num-copies" data-deck="main" data-id="1-58" value="0" min="0" readonly /&gt;&lt;button type="button" class="btn btn-outline-secondary btn-number" data-type="plus" data-deck="main" data-id="1-58"&gt;+&lt;/button&gt;&lt;/div&gt;&lt;/td&gt;&lt;td&gt;&lt;div class="input-group"&gt;&lt;button type="button" class="btn btn-outline-secondary btn-number" data-type="minus" data-deck="side" data-id="1-58" disabled&gt;-&lt;/button&gt;&lt;input type="text" class="form-control input-number" name="table-side-1-58-num-copies" data-deck="side" data-id="1-58" value="0" min="0" readonly /&gt;&lt;button type="button" class="btn btn-outline-secondary btn-number" data-type="plus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O99];[$HTML.$C$1];[.$B99];[$HTML.$D$1];[.$B99];[$HTML.$E$1];[.$B99];[$HTML.$F$1];[.$B99];[$HTML.$G$1])" office:value-type="string" office:string-value="&lt;div class=&quot;container-card position-relative me-2 mb-2&quot; id=&quot;main-1-59&quot;&gt;&lt;img class=&quot;d-block&quot; width=&quot;80&quot; height=&quot;112&quot; src=&quot;https://one-draw.jp/ijinden/cardlist/001/card/01_059.png&quot; /&gt;&lt;div class=&quot;container-num-copies position-absolute bottom-0 start-0 px-1&quot; id=&quot;main-1-59-num-copies&quot;&gt;0&lt;/div&gt;&lt;button type=&quot;button&quot; class=&quot;btn btn-secondary btn-number btn-sm btn-pop position-absolute top-0 start-0&quot; data-type=&quot;minus&quot; data-deck=&quot;main&quot; data-id=&quot;1-59&quot;&gt;-&lt;/button&gt;&lt;button type=&quot;button&quot; class=&quot;btn btn-secondary btn-number btn-sm btn-push position-absolute top-0 end-0&quot; data-type=&quot;plus&quot; data-deck=&quot;main&quot; data-id=&quot;1-59&quot;&gt;+&lt;/button&gt;&lt;button type=&quot;button&quot; class=&quot;btn btn-secondary btn-number btn-sm btn-drop position-absolute bottom-0 end-0&quot; data-type=&quot;drop&quot; data-id=&quot;1-59&quot;&gt;v&lt;/button&gt;&lt;/div&gt;" calcext:value-type="string">
            <text:p>&lt;div class="container-card position-relative me-2 mb-2" id="main-1-59"&gt;&lt;img class="d-block" width="80" height="112" src="https://one-draw.jp/ijinden/cardlist/001/card/01_059.png" /&gt;&lt;div class="container-num-copies position-absolute bottom-0 start-0 px-1" id="main-1-59-num-copies"&gt;0&lt;/div&gt;&lt;button type="button" class="btn btn-secondary btn-number btn-sm btn-pop position-absolute top-0 start-0" data-type="minus" data-deck="main" data-id="1-59"&gt;-&lt;/button&gt;&lt;button type="button" class="btn btn-secondary btn-number btn-sm btn-push position-absolute top-0 end-0" data-type="plus" data-deck="main" data-id="1-59"&gt;+&lt;/button&gt;&lt;button type="button" class="btn btn-secondary btn-number btn-sm btn-drop position-absolute bottom-0 end-0" data-type="drop" data-id="1-59"&gt;v&lt;/button&gt;&lt;/div&gt;</text:p>
          </table:table-cell>
          <table:table-cell table:formula="of:=CONCATENATE([$HTML.$A$2];[.$B99];[$HTML.$B$2];[.$O99];[$HTML.$C$2];[.$B99];[$HTML.$D$2];[.$B99];[$HTML.$E$2];[.$B99];[$HTML.$F$2];[.$B99];[$HTML.$G$2])" office:value-type="string" office:string-value="&lt;div class=&quot;container-card position-relative me-2 mb-2&quot; id=&quot;side-1-59&quot;&gt;&lt;img class=&quot;d-block&quot; width=&quot;80&quot; height=&quot;112&quot; src=&quot;https://one-draw.jp/ijinden/cardlist/001/card/01_059.png&quot; /&gt;&lt;div class=&quot;container-num-copies position-absolute bottom-0 start-0 px-1&quot; id=&quot;side-1-59-num-copies&quot;&gt;0&lt;/div&gt;&lt;button type=&quot;button&quot; class=&quot;btn btn-secondary btn-number btn-sm btn-pop position-absolute top-0 start-0&quot; data-type=&quot;minus&quot; data-deck=&quot;side&quot; data-id=&quot;1-59&quot;&gt;-&lt;/button&gt;&lt;button type=&quot;button&quot; class=&quot;btn btn-secondary btn-number btn-sm btn-push position-absolute top-0 end-0&quot; data-type=&quot;plus&quot; data-deck=&quot;side&quot; data-id=&quot;1-59&quot;&gt;+&lt;/button&gt;&lt;button type=&quot;button&quot; class=&quot;btn btn-secondary btn-number btn-sm btn-raise position-absolute bottom-0 end-0&quot; data-type=&quot;raise&quot; data-id=&quot;1-59&quot;&gt;^&lt;/button&gt;&lt;/div&gt;" calcext:value-type="string">
            <text:p>&lt;div class="container-card position-relative me-2 mb-2" id="side-1-59"&gt;&lt;img class="d-block" width="80" height="112" src="https://one-draw.jp/ijinden/cardlist/001/card/01_059.png" /&gt;&lt;div class="container-num-copies position-absolute bottom-0 start-0 px-1" id="side-1-59-num-copies"&gt;0&lt;/div&gt;&lt;button type="button" class="btn btn-secondary btn-number btn-sm btn-pop position-absolute top-0 start-0" data-type="minus" data-deck="side" data-id="1-59"&gt;-&lt;/button&gt;&lt;button type="button" class="btn btn-secondary btn-number btn-sm btn-push position-absolute top-0 end-0" data-type="plus" data-deck="side" data-id="1-59"&gt;+&lt;/button&gt;&lt;button type="button" class="btn btn-secondary btn-number btn-sm btn-raise position-absolute bottom-0 end-0" data-type="raise" data-id="1-59"&gt;^&lt;/button&gt;&lt;/div&gt;</text:p>
          </table:table-cell>
          <table:table-cell table:formula="of:=CONCATENATE([$HTML.$A$3];[.F99];[$HTML.$B$3];[.H99];[$HTML.$C$3];[.J99];[$HTML.$D$3];[.N99];[$HTML.$E$3];[.B99];[$HTML.$F$3];[.D99];[$HTML.$G$3];[.B99];[$HTML.$H$3];[.B99];[$HTML.$I$3];[.B99];[$HTML.$J$3];[.B99];[$HTML.$K$3];[.B99];[$HTML.$L$3];[.B99];[$HTML.$M$3];[.B99];[$HTML.$N$3];[.B99];[$HTML.$O$3])" office:value-type="string" office:string-value="&lt;tr data-expansion=&quot;15&quot; data-type=&quot;4&quot; data-color=&quot;2&quot; data-term=&quot;0&quot;&gt;&lt;td&gt;1-59&lt;/td&gt;&lt;td&gt;ファイアソード&lt;/td&gt;&lt;td&gt;&lt;div class=&quot;input-group&quot;&gt;&lt;button type=&quot;button&quot; class=&quot;btn btn-outline-secondary btn-number&quot; data-type=&quot;minus&quot; data-deck=&quot;main&quot; data-id=&quot;1-59&quot; disabled&gt;-&lt;/button&gt;&lt;input type=&quot;text&quot; class=&quot;form-control input-number&quot; name=&quot;table-main-1-59-num-copies&quot; data-deck=&quot;main&quot; data-id=&quot;1-59&quot; value=&quot;0&quot; min=&quot;0&quot; readonly /&gt;&lt;button type=&quot;button&quot; class=&quot;btn btn-outline-secondary btn-number&quot; data-type=&quot;plus&quot; data-deck=&quot;main&quot; data-id=&quot;1-59&quot;&gt;+&lt;/button&gt;&lt;/div&gt;&lt;/td&gt;&lt;td&gt;&lt;div class=&quot;input-group&quot;&gt;&lt;button type=&quot;button&quot; class=&quot;btn btn-outline-secondary btn-number&quot; data-type=&quot;minus&quot; data-deck=&quot;side&quot; data-id=&quot;1-59&quot; disabled&gt;-&lt;/button&gt;&lt;input type=&quot;text&quot; class=&quot;form-control input-number&quot; name=&quot;table-side-1-59-num-copies&quot; data-deck=&quot;side&quot; data-id=&quot;1-59&quot; value=&quot;0&quot; min=&quot;0&quot; readonly /&gt;&lt;button type=&quot;button&quot; class=&quot;btn btn-outline-secondary btn-number&quot; data-type=&quot;plus&quot; data-deck=&quot;side&quot; data-id=&quot;1-59&quot;&gt;+&lt;/button&gt;&lt;/div&gt;&lt;/td&gt;&lt;/tr&gt;" calcext:value-type="string">
            <text:p>&lt;tr data-expansion="15" data-type="4" data-color="2" data-term="0"&gt;&lt;td&gt;1-59&lt;/td&gt;&lt;td&gt;ファイアソード&lt;/td&gt;&lt;td&gt;&lt;div class="input-group"&gt;&lt;button type="button" class="btn btn-outline-secondary btn-number" data-type="minus" data-deck="main" data-id="1-59" disabled&gt;-&lt;/button&gt;&lt;input type="text" class="form-control input-number" name="table-main-1-59-num-copies" data-deck="main" data-id="1-59" value="0" min="0" readonly /&gt;&lt;button type="button" class="btn btn-outline-secondary btn-number" data-type="plus" data-deck="main" data-id="1-59"&gt;+&lt;/button&gt;&lt;/div&gt;&lt;/td&gt;&lt;td&gt;&lt;div class="input-group"&gt;&lt;button type="button" class="btn btn-outline-secondary btn-number" data-type="minus" data-deck="side" data-id="1-59" disabled&gt;-&lt;/button&gt;&lt;input type="text" class="form-control input-number" name="table-side-1-59-num-copies" data-deck="side" data-id="1-59" value="0" min="0" readonly /&gt;&lt;button type="button" class="btn btn-outline-secondary btn-number" data-type="plus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O100];[$HTML.$C$1];[.$B100];[$HTML.$D$1];[.$B100];[$HTML.$E$1];[.$B100];[$HTML.$F$1];[.$B100];[$HTML.$G$1])" office:value-type="string" office:string-value="&lt;div class=&quot;container-card position-relative me-2 mb-2&quot; id=&quot;main-1-60&quot;&gt;&lt;img class=&quot;d-block&quot; width=&quot;80&quot; height=&quot;112&quot; src=&quot;https://one-draw.jp/ijinden/cardlist/001/card/01_060.png&quot; /&gt;&lt;div class=&quot;container-num-copies position-absolute bottom-0 start-0 px-1&quot; id=&quot;main-1-60-num-copies&quot;&gt;0&lt;/div&gt;&lt;button type=&quot;button&quot; class=&quot;btn btn-secondary btn-number btn-sm btn-pop position-absolute top-0 start-0&quot; data-type=&quot;minus&quot; data-deck=&quot;main&quot; data-id=&quot;1-60&quot;&gt;-&lt;/button&gt;&lt;button type=&quot;button&quot; class=&quot;btn btn-secondary btn-number btn-sm btn-push position-absolute top-0 end-0&quot; data-type=&quot;plus&quot; data-deck=&quot;main&quot; data-id=&quot;1-60&quot;&gt;+&lt;/button&gt;&lt;button type=&quot;button&quot; class=&quot;btn btn-secondary btn-number btn-sm btn-drop position-absolute bottom-0 end-0&quot; data-type=&quot;drop&quot; data-id=&quot;1-60&quot;&gt;v&lt;/button&gt;&lt;/div&gt;" calcext:value-type="string">
            <text:p>&lt;div class="container-card position-relative me-2 mb-2" id="main-1-60"&gt;&lt;img class="d-block" width="80" height="112" src="https://one-draw.jp/ijinden/cardlist/001/card/01_060.png" /&gt;&lt;div class="container-num-copies position-absolute bottom-0 start-0 px-1" id="main-1-60-num-copies"&gt;0&lt;/div&gt;&lt;button type="button" class="btn btn-secondary btn-number btn-sm btn-pop position-absolute top-0 start-0" data-type="minus" data-deck="main" data-id="1-60"&gt;-&lt;/button&gt;&lt;button type="button" class="btn btn-secondary btn-number btn-sm btn-push position-absolute top-0 end-0" data-type="plus" data-deck="main" data-id="1-60"&gt;+&lt;/button&gt;&lt;button type="button" class="btn btn-secondary btn-number btn-sm btn-drop position-absolute bottom-0 end-0" data-type="drop" data-id="1-60"&gt;v&lt;/button&gt;&lt;/div&gt;</text:p>
          </table:table-cell>
          <table:table-cell table:formula="of:=CONCATENATE([$HTML.$A$2];[.$B100];[$HTML.$B$2];[.$O100];[$HTML.$C$2];[.$B100];[$HTML.$D$2];[.$B100];[$HTML.$E$2];[.$B100];[$HTML.$F$2];[.$B100];[$HTML.$G$2])" office:value-type="string" office:string-value="&lt;div class=&quot;container-card position-relative me-2 mb-2&quot; id=&quot;side-1-60&quot;&gt;&lt;img class=&quot;d-block&quot; width=&quot;80&quot; height=&quot;112&quot; src=&quot;https://one-draw.jp/ijinden/cardlist/001/card/01_060.png&quot; /&gt;&lt;div class=&quot;container-num-copies position-absolute bottom-0 start-0 px-1&quot; id=&quot;side-1-60-num-copies&quot;&gt;0&lt;/div&gt;&lt;button type=&quot;button&quot; class=&quot;btn btn-secondary btn-number btn-sm btn-pop position-absolute top-0 start-0&quot; data-type=&quot;minus&quot; data-deck=&quot;side&quot; data-id=&quot;1-60&quot;&gt;-&lt;/button&gt;&lt;button type=&quot;button&quot; class=&quot;btn btn-secondary btn-number btn-sm btn-push position-absolute top-0 end-0&quot; data-type=&quot;plus&quot; data-deck=&quot;side&quot; data-id=&quot;1-60&quot;&gt;+&lt;/button&gt;&lt;button type=&quot;button&quot; class=&quot;btn btn-secondary btn-number btn-sm btn-raise position-absolute bottom-0 end-0&quot; data-type=&quot;raise&quot; data-id=&quot;1-60&quot;&gt;^&lt;/button&gt;&lt;/div&gt;" calcext:value-type="string">
            <text:p>&lt;div class="container-card position-relative me-2 mb-2" id="side-1-60"&gt;&lt;img class="d-block" width="80" height="112" src="https://one-draw.jp/ijinden/cardlist/001/card/01_060.png" /&gt;&lt;div class="container-num-copies position-absolute bottom-0 start-0 px-1" id="side-1-60-num-copies"&gt;0&lt;/div&gt;&lt;button type="button" class="btn btn-secondary btn-number btn-sm btn-pop position-absolute top-0 start-0" data-type="minus" data-deck="side" data-id="1-60"&gt;-&lt;/button&gt;&lt;button type="button" class="btn btn-secondary btn-number btn-sm btn-push position-absolute top-0 end-0" data-type="plus" data-deck="side" data-id="1-60"&gt;+&lt;/button&gt;&lt;button type="button" class="btn btn-secondary btn-number btn-sm btn-raise position-absolute bottom-0 end-0" data-type="raise" data-id="1-60"&gt;^&lt;/button&gt;&lt;/div&gt;</text:p>
          </table:table-cell>
          <table:table-cell table:formula="of:=CONCATENATE([$HTML.$A$3];[.F100];[$HTML.$B$3];[.H100];[$HTML.$C$3];[.J100];[$HTML.$D$3];[.N100];[$HTML.$E$3];[.B100];[$HTML.$F$3];[.D100];[$HTML.$G$3];[.B100];[$HTML.$H$3];[.B100];[$HTML.$I$3];[.B100];[$HTML.$J$3];[.B100];[$HTML.$K$3];[.B100];[$HTML.$L$3];[.B100];[$HTML.$M$3];[.B100];[$HTML.$N$3];[.B100];[$HTML.$O$3])" office:value-type="string" office:string-value="&lt;tr data-expansion=&quot;15&quot; data-type=&quot;4&quot; data-color=&quot;2&quot; data-term=&quot;0&quot;&gt;&lt;td&gt;1-60&lt;/td&gt;&lt;td&gt;髭切&lt;/td&gt;&lt;td&gt;&lt;div class=&quot;input-group&quot;&gt;&lt;button type=&quot;button&quot; class=&quot;btn btn-outline-secondary btn-number&quot; data-type=&quot;minus&quot; data-deck=&quot;main&quot; data-id=&quot;1-60&quot; disabled&gt;-&lt;/button&gt;&lt;input type=&quot;text&quot; class=&quot;form-control input-number&quot; name=&quot;table-main-1-60-num-copies&quot; data-deck=&quot;main&quot; data-id=&quot;1-60&quot; value=&quot;0&quot; min=&quot;0&quot; readonly /&gt;&lt;button type=&quot;button&quot; class=&quot;btn btn-outline-secondary btn-number&quot; data-type=&quot;plus&quot; data-deck=&quot;main&quot; data-id=&quot;1-60&quot;&gt;+&lt;/button&gt;&lt;/div&gt;&lt;/td&gt;&lt;td&gt;&lt;div class=&quot;input-group&quot;&gt;&lt;button type=&quot;button&quot; class=&quot;btn btn-outline-secondary btn-number&quot; data-type=&quot;minus&quot; data-deck=&quot;side&quot; data-id=&quot;1-60&quot; disabled&gt;-&lt;/button&gt;&lt;input type=&quot;text&quot; class=&quot;form-control input-number&quot; name=&quot;table-side-1-60-num-copies&quot; data-deck=&quot;side&quot; data-id=&quot;1-60&quot; value=&quot;0&quot; min=&quot;0&quot; readonly /&gt;&lt;button type=&quot;button&quot; class=&quot;btn btn-outline-secondary btn-number&quot; data-type=&quot;plus&quot; data-deck=&quot;side&quot; data-id=&quot;1-60&quot;&gt;+&lt;/button&gt;&lt;/div&gt;&lt;/td&gt;&lt;/tr&gt;" calcext:value-type="string">
            <text:p>&lt;tr data-expansion="15" data-type="4" data-color="2" data-term="0"&gt;&lt;td&gt;1-60&lt;/td&gt;&lt;td&gt;髭切&lt;/td&gt;&lt;td&gt;&lt;div class="input-group"&gt;&lt;button type="button" class="btn btn-outline-secondary btn-number" data-type="minus" data-deck="main" data-id="1-60" disabled&gt;-&lt;/button&gt;&lt;input type="text" class="form-control input-number" name="table-main-1-60-num-copies" data-deck="main" data-id="1-60" value="0" min="0" readonly /&gt;&lt;button type="button" class="btn btn-outline-secondary btn-number" data-type="plus" data-deck="main" data-id="1-60"&gt;+&lt;/button&gt;&lt;/div&gt;&lt;/td&gt;&lt;td&gt;&lt;div class="input-group"&gt;&lt;button type="button" class="btn btn-outline-secondary btn-number" data-type="minus" data-deck="side" data-id="1-60" disabled&gt;-&lt;/button&gt;&lt;input type="text" class="form-control input-number" name="table-side-1-60-num-copies" data-deck="side" data-id="1-60" value="0" min="0" readonly /&gt;&lt;button type="button" class="btn btn-outline-secondary btn-number" data-type="plus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O101];[$HTML.$C$1];[.$B101];[$HTML.$D$1];[.$B101];[$HTML.$E$1];[.$B101];[$HTML.$F$1];[.$B101];[$HTML.$G$1])" office:value-type="string" office:string-value="&lt;div class=&quot;container-card position-relative me-2 mb-2&quot; id=&quot;main-1-61&quot;&gt;&lt;img class=&quot;d-block&quot; width=&quot;80&quot; height=&quot;112&quot; src=&quot;https://one-draw.jp/ijinden/cardlist/001/card/01_061.png&quot; /&gt;&lt;div class=&quot;container-num-copies position-absolute bottom-0 start-0 px-1&quot; id=&quot;main-1-61-num-copies&quot;&gt;0&lt;/div&gt;&lt;button type=&quot;button&quot; class=&quot;btn btn-secondary btn-number btn-sm btn-pop position-absolute top-0 start-0&quot; data-type=&quot;minus&quot; data-deck=&quot;main&quot; data-id=&quot;1-61&quot;&gt;-&lt;/button&gt;&lt;button type=&quot;button&quot; class=&quot;btn btn-secondary btn-number btn-sm btn-push position-absolute top-0 end-0&quot; data-type=&quot;plus&quot; data-deck=&quot;main&quot; data-id=&quot;1-61&quot;&gt;+&lt;/button&gt;&lt;button type=&quot;button&quot; class=&quot;btn btn-secondary btn-number btn-sm btn-drop position-absolute bottom-0 end-0&quot; data-type=&quot;drop&quot; data-id=&quot;1-61&quot;&gt;v&lt;/button&gt;&lt;/div&gt;" calcext:value-type="string">
            <text:p>&lt;div class="container-card position-relative me-2 mb-2" id="main-1-61"&gt;&lt;img class="d-block" width="80" height="112" src="https://one-draw.jp/ijinden/cardlist/001/card/01_061.png" /&gt;&lt;div class="container-num-copies position-absolute bottom-0 start-0 px-1" id="main-1-61-num-copies"&gt;0&lt;/div&gt;&lt;button type="button" class="btn btn-secondary btn-number btn-sm btn-pop position-absolute top-0 start-0" data-type="minus" data-deck="main" data-id="1-61"&gt;-&lt;/button&gt;&lt;button type="button" class="btn btn-secondary btn-number btn-sm btn-push position-absolute top-0 end-0" data-type="plus" data-deck="main" data-id="1-61"&gt;+&lt;/button&gt;&lt;button type="button" class="btn btn-secondary btn-number btn-sm btn-drop position-absolute bottom-0 end-0" data-type="drop" data-id="1-61"&gt;v&lt;/button&gt;&lt;/div&gt;</text:p>
          </table:table-cell>
          <table:table-cell table:formula="of:=CONCATENATE([$HTML.$A$2];[.$B101];[$HTML.$B$2];[.$O101];[$HTML.$C$2];[.$B101];[$HTML.$D$2];[.$B101];[$HTML.$E$2];[.$B101];[$HTML.$F$2];[.$B101];[$HTML.$G$2])" office:value-type="string" office:string-value="&lt;div class=&quot;container-card position-relative me-2 mb-2&quot; id=&quot;side-1-61&quot;&gt;&lt;img class=&quot;d-block&quot; width=&quot;80&quot; height=&quot;112&quot; src=&quot;https://one-draw.jp/ijinden/cardlist/001/card/01_061.png&quot; /&gt;&lt;div class=&quot;container-num-copies position-absolute bottom-0 start-0 px-1&quot; id=&quot;side-1-61-num-copies&quot;&gt;0&lt;/div&gt;&lt;button type=&quot;button&quot; class=&quot;btn btn-secondary btn-number btn-sm btn-pop position-absolute top-0 start-0&quot; data-type=&quot;minus&quot; data-deck=&quot;side&quot; data-id=&quot;1-61&quot;&gt;-&lt;/button&gt;&lt;button type=&quot;button&quot; class=&quot;btn btn-secondary btn-number btn-sm btn-push position-absolute top-0 end-0&quot; data-type=&quot;plus&quot; data-deck=&quot;side&quot; data-id=&quot;1-61&quot;&gt;+&lt;/button&gt;&lt;button type=&quot;button&quot; class=&quot;btn btn-secondary btn-number btn-sm btn-raise position-absolute bottom-0 end-0&quot; data-type=&quot;raise&quot; data-id=&quot;1-61&quot;&gt;^&lt;/button&gt;&lt;/div&gt;" calcext:value-type="string">
            <text:p>&lt;div class="container-card position-relative me-2 mb-2" id="side-1-61"&gt;&lt;img class="d-block" width="80" height="112" src="https://one-draw.jp/ijinden/cardlist/001/card/01_061.png" /&gt;&lt;div class="container-num-copies position-absolute bottom-0 start-0 px-1" id="side-1-61-num-copies"&gt;0&lt;/div&gt;&lt;button type="button" class="btn btn-secondary btn-number btn-sm btn-pop position-absolute top-0 start-0" data-type="minus" data-deck="side" data-id="1-61"&gt;-&lt;/button&gt;&lt;button type="button" class="btn btn-secondary btn-number btn-sm btn-push position-absolute top-0 end-0" data-type="plus" data-deck="side" data-id="1-61"&gt;+&lt;/button&gt;&lt;button type="button" class="btn btn-secondary btn-number btn-sm btn-raise position-absolute bottom-0 end-0" data-type="raise" data-id="1-61"&gt;^&lt;/button&gt;&lt;/div&gt;</text:p>
          </table:table-cell>
          <table:table-cell table:formula="of:=CONCATENATE([$HTML.$A$3];[.F101];[$HTML.$B$3];[.H101];[$HTML.$C$3];[.J101];[$HTML.$D$3];[.N101];[$HTML.$E$3];[.B101];[$HTML.$F$3];[.D101];[$HTML.$G$3];[.B101];[$HTML.$H$3];[.B101];[$HTML.$I$3];[.B101];[$HTML.$J$3];[.B101];[$HTML.$K$3];[.B101];[$HTML.$L$3];[.B101];[$HTML.$M$3];[.B101];[$HTML.$N$3];[.B101];[$HTML.$O$3])" office:value-type="string" office:string-value="&lt;tr data-expansion=&quot;15&quot; data-type=&quot;4&quot; data-color=&quot;2&quot; data-term=&quot;0&quot;&gt;&lt;td&gt;1-61&lt;/td&gt;&lt;td&gt;レッドオーブ&lt;/td&gt;&lt;td&gt;&lt;div class=&quot;input-group&quot;&gt;&lt;button type=&quot;button&quot; class=&quot;btn btn-outline-secondary btn-number&quot; data-type=&quot;minus&quot; data-deck=&quot;main&quot; data-id=&quot;1-61&quot; disabled&gt;-&lt;/button&gt;&lt;input type=&quot;text&quot; class=&quot;form-control input-number&quot; name=&quot;table-main-1-61-num-copies&quot; data-deck=&quot;main&quot; data-id=&quot;1-61&quot; value=&quot;0&quot; min=&quot;0&quot; readonly /&gt;&lt;button type=&quot;button&quot; class=&quot;btn btn-outline-secondary btn-number&quot; data-type=&quot;plus&quot; data-deck=&quot;main&quot; data-id=&quot;1-61&quot;&gt;+&lt;/button&gt;&lt;/div&gt;&lt;/td&gt;&lt;td&gt;&lt;div class=&quot;input-group&quot;&gt;&lt;button type=&quot;button&quot; class=&quot;btn btn-outline-secondary btn-number&quot; data-type=&quot;minus&quot; data-deck=&quot;side&quot; data-id=&quot;1-61&quot; disabled&gt;-&lt;/button&gt;&lt;input type=&quot;text&quot; class=&quot;form-control input-number&quot; name=&quot;table-side-1-61-num-copies&quot; data-deck=&quot;side&quot; data-id=&quot;1-61&quot; value=&quot;0&quot; min=&quot;0&quot; readonly /&gt;&lt;button type=&quot;button&quot; class=&quot;btn btn-outline-secondary btn-number&quot; data-type=&quot;plus&quot; data-deck=&quot;side&quot; data-id=&quot;1-61&quot;&gt;+&lt;/button&gt;&lt;/div&gt;&lt;/td&gt;&lt;/tr&gt;" calcext:value-type="string">
            <text:p>&lt;tr data-expansion="15" data-type="4" data-color="2" data-term="0"&gt;&lt;td&gt;1-61&lt;/td&gt;&lt;td&gt;レッドオーブ&lt;/td&gt;&lt;td&gt;&lt;div class="input-group"&gt;&lt;button type="button" class="btn btn-outline-secondary btn-number" data-type="minus" data-deck="main" data-id="1-61" disabled&gt;-&lt;/button&gt;&lt;input type="text" class="form-control input-number" name="table-main-1-61-num-copies" data-deck="main" data-id="1-61" value="0" min="0" readonly /&gt;&lt;button type="button" class="btn btn-outline-secondary btn-number" data-type="plus" data-deck="main" data-id="1-61"&gt;+&lt;/button&gt;&lt;/div&gt;&lt;/td&gt;&lt;td&gt;&lt;div class="input-group"&gt;&lt;button type="button" class="btn btn-outline-secondary btn-number" data-type="minus" data-deck="side" data-id="1-61" disabled&gt;-&lt;/button&gt;&lt;input type="text" class="form-control input-number" name="table-side-1-61-num-copies" data-deck="side" data-id="1-61" value="0" min="0" readonly /&gt;&lt;button type="button" class="btn btn-outline-secondary btn-number" data-type="plus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O102];[$HTML.$C$1];[.$B102];[$HTML.$D$1];[.$B102];[$HTML.$E$1];[.$B102];[$HTML.$F$1];[.$B102];[$HTML.$G$1])" office:value-type="string" office:string-value="&lt;div class=&quot;container-card position-relative me-2 mb-2&quot; id=&quot;main-1-62&quot;&gt;&lt;img class=&quot;d-block&quot; width=&quot;80&quot; height=&quot;112&quot; src=&quot;https://one-draw.jp/ijinden/cardlist/001/card/01_062.png&quot; /&gt;&lt;div class=&quot;container-num-copies position-absolute bottom-0 start-0 px-1&quot; id=&quot;main-1-62-num-copies&quot;&gt;0&lt;/div&gt;&lt;button type=&quot;button&quot; class=&quot;btn btn-secondary btn-number btn-sm btn-pop position-absolute top-0 start-0&quot; data-type=&quot;minus&quot; data-deck=&quot;main&quot; data-id=&quot;1-62&quot;&gt;-&lt;/button&gt;&lt;button type=&quot;button&quot; class=&quot;btn btn-secondary btn-number btn-sm btn-push position-absolute top-0 end-0&quot; data-type=&quot;plus&quot; data-deck=&quot;main&quot; data-id=&quot;1-62&quot;&gt;+&lt;/button&gt;&lt;button type=&quot;button&quot; class=&quot;btn btn-secondary btn-number btn-sm btn-drop position-absolute bottom-0 end-0&quot; data-type=&quot;drop&quot; data-id=&quot;1-62&quot;&gt;v&lt;/button&gt;&lt;/div&gt;" calcext:value-type="string">
            <text:p>&lt;div class="container-card position-relative me-2 mb-2" id="main-1-62"&gt;&lt;img class="d-block" width="80" height="112" src="https://one-draw.jp/ijinden/cardlist/001/card/01_062.png" /&gt;&lt;div class="container-num-copies position-absolute bottom-0 start-0 px-1" id="main-1-62-num-copies"&gt;0&lt;/div&gt;&lt;button type="button" class="btn btn-secondary btn-number btn-sm btn-pop position-absolute top-0 start-0" data-type="minus" data-deck="main" data-id="1-62"&gt;-&lt;/button&gt;&lt;button type="button" class="btn btn-secondary btn-number btn-sm btn-push position-absolute top-0 end-0" data-type="plus" data-deck="main" data-id="1-62"&gt;+&lt;/button&gt;&lt;button type="button" class="btn btn-secondary btn-number btn-sm btn-drop position-absolute bottom-0 end-0" data-type="drop" data-id="1-62"&gt;v&lt;/button&gt;&lt;/div&gt;</text:p>
          </table:table-cell>
          <table:table-cell table:formula="of:=CONCATENATE([$HTML.$A$2];[.$B102];[$HTML.$B$2];[.$O102];[$HTML.$C$2];[.$B102];[$HTML.$D$2];[.$B102];[$HTML.$E$2];[.$B102];[$HTML.$F$2];[.$B102];[$HTML.$G$2])" office:value-type="string" office:string-value="&lt;div class=&quot;container-card position-relative me-2 mb-2&quot; id=&quot;side-1-62&quot;&gt;&lt;img class=&quot;d-block&quot; width=&quot;80&quot; height=&quot;112&quot; src=&quot;https://one-draw.jp/ijinden/cardlist/001/card/01_062.png&quot; /&gt;&lt;div class=&quot;container-num-copies position-absolute bottom-0 start-0 px-1&quot; id=&quot;side-1-62-num-copies&quot;&gt;0&lt;/div&gt;&lt;button type=&quot;button&quot; class=&quot;btn btn-secondary btn-number btn-sm btn-pop position-absolute top-0 start-0&quot; data-type=&quot;minus&quot; data-deck=&quot;side&quot; data-id=&quot;1-62&quot;&gt;-&lt;/button&gt;&lt;button type=&quot;button&quot; class=&quot;btn btn-secondary btn-number btn-sm btn-push position-absolute top-0 end-0&quot; data-type=&quot;plus&quot; data-deck=&quot;side&quot; data-id=&quot;1-62&quot;&gt;+&lt;/button&gt;&lt;button type=&quot;button&quot; class=&quot;btn btn-secondary btn-number btn-sm btn-raise position-absolute bottom-0 end-0&quot; data-type=&quot;raise&quot; data-id=&quot;1-62&quot;&gt;^&lt;/button&gt;&lt;/div&gt;" calcext:value-type="string">
            <text:p>&lt;div class="container-card position-relative me-2 mb-2" id="side-1-62"&gt;&lt;img class="d-block" width="80" height="112" src="https://one-draw.jp/ijinden/cardlist/001/card/01_062.png" /&gt;&lt;div class="container-num-copies position-absolute bottom-0 start-0 px-1" id="side-1-62-num-copies"&gt;0&lt;/div&gt;&lt;button type="button" class="btn btn-secondary btn-number btn-sm btn-pop position-absolute top-0 start-0" data-type="minus" data-deck="side" data-id="1-62"&gt;-&lt;/button&gt;&lt;button type="button" class="btn btn-secondary btn-number btn-sm btn-push position-absolute top-0 end-0" data-type="plus" data-deck="side" data-id="1-62"&gt;+&lt;/button&gt;&lt;button type="button" class="btn btn-secondary btn-number btn-sm btn-raise position-absolute bottom-0 end-0" data-type="raise" data-id="1-62"&gt;^&lt;/button&gt;&lt;/div&gt;</text:p>
          </table:table-cell>
          <table:table-cell table:formula="of:=CONCATENATE([$HTML.$A$3];[.F102];[$HTML.$B$3];[.H102];[$HTML.$C$3];[.J102];[$HTML.$D$3];[.N102];[$HTML.$E$3];[.B102];[$HTML.$F$3];[.D102];[$HTML.$G$3];[.B102];[$HTML.$H$3];[.B102];[$HTML.$I$3];[.B102];[$HTML.$J$3];[.B102];[$HTML.$K$3];[.B102];[$HTML.$L$3];[.B102];[$HTML.$M$3];[.B102];[$HTML.$N$3];[.B102];[$HTML.$O$3])" office:value-type="string" office:string-value="&lt;tr data-expansion=&quot;15&quot; data-type=&quot;4&quot; data-color=&quot;4&quot; data-term=&quot;0&quot;&gt;&lt;td&gt;1-62&lt;/td&gt;&lt;td&gt;ウォーターポット&lt;/td&gt;&lt;td&gt;&lt;div class=&quot;input-group&quot;&gt;&lt;button type=&quot;button&quot; class=&quot;btn btn-outline-secondary btn-number&quot; data-type=&quot;minus&quot; data-deck=&quot;main&quot; data-id=&quot;1-62&quot; disabled&gt;-&lt;/button&gt;&lt;input type=&quot;text&quot; class=&quot;form-control input-number&quot; name=&quot;table-main-1-62-num-copies&quot; data-deck=&quot;main&quot; data-id=&quot;1-62&quot; value=&quot;0&quot; min=&quot;0&quot; readonly /&gt;&lt;button type=&quot;button&quot; class=&quot;btn btn-outline-secondary btn-number&quot; data-type=&quot;plus&quot; data-deck=&quot;main&quot; data-id=&quot;1-62&quot;&gt;+&lt;/button&gt;&lt;/div&gt;&lt;/td&gt;&lt;td&gt;&lt;div class=&quot;input-group&quot;&gt;&lt;button type=&quot;button&quot; class=&quot;btn btn-outline-secondary btn-number&quot; data-type=&quot;minus&quot; data-deck=&quot;side&quot; data-id=&quot;1-62&quot; disabled&gt;-&lt;/button&gt;&lt;input type=&quot;text&quot; class=&quot;form-control input-number&quot; name=&quot;table-side-1-62-num-copies&quot; data-deck=&quot;side&quot; data-id=&quot;1-62&quot; value=&quot;0&quot; min=&quot;0&quot; readonly /&gt;&lt;button type=&quot;button&quot; class=&quot;btn btn-outline-secondary btn-number&quot; data-type=&quot;plus&quot; data-deck=&quot;side&quot; data-id=&quot;1-62&quot;&gt;+&lt;/button&gt;&lt;/div&gt;&lt;/td&gt;&lt;/tr&gt;" calcext:value-type="string">
            <text:p>&lt;tr data-expansion="15" data-type="4" data-color="4" data-term="0"&gt;&lt;td&gt;1-62&lt;/td&gt;&lt;td&gt;ウォーターポット&lt;/td&gt;&lt;td&gt;&lt;div class="input-group"&gt;&lt;button type="button" class="btn btn-outline-secondary btn-number" data-type="minus" data-deck="main" data-id="1-62" disabled&gt;-&lt;/button&gt;&lt;input type="text" class="form-control input-number" name="table-main-1-62-num-copies" data-deck="main" data-id="1-62" value="0" min="0" readonly /&gt;&lt;button type="button" class="btn btn-outline-secondary btn-number" data-type="plus" data-deck="main" data-id="1-62"&gt;+&lt;/button&gt;&lt;/div&gt;&lt;/td&gt;&lt;td&gt;&lt;div class="input-group"&gt;&lt;button type="button" class="btn btn-outline-secondary btn-number" data-type="minus" data-deck="side" data-id="1-62" disabled&gt;-&lt;/button&gt;&lt;input type="text" class="form-control input-number" name="table-side-1-62-num-copies" data-deck="side" data-id="1-62" value="0" min="0" readonly /&gt;&lt;button type="button" class="btn btn-outline-secondary btn-number" data-type="plus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O103];[$HTML.$C$1];[.$B103];[$HTML.$D$1];[.$B103];[$HTML.$E$1];[.$B103];[$HTML.$F$1];[.$B103];[$HTML.$G$1])" office:value-type="string" office:string-value="&lt;div class=&quot;container-card position-relative me-2 mb-2&quot; id=&quot;main-1-63&quot;&gt;&lt;img class=&quot;d-block&quot; width=&quot;80&quot; height=&quot;112&quot; src=&quot;https://one-draw.jp/ijinden/cardlist/001/card/01_063.png&quot; /&gt;&lt;div class=&quot;container-num-copies position-absolute bottom-0 start-0 px-1&quot; id=&quot;main-1-63-num-copies&quot;&gt;0&lt;/div&gt;&lt;button type=&quot;button&quot; class=&quot;btn btn-secondary btn-number btn-sm btn-pop position-absolute top-0 start-0&quot; data-type=&quot;minus&quot; data-deck=&quot;main&quot; data-id=&quot;1-63&quot;&gt;-&lt;/button&gt;&lt;button type=&quot;button&quot; class=&quot;btn btn-secondary btn-number btn-sm btn-push position-absolute top-0 end-0&quot; data-type=&quot;plus&quot; data-deck=&quot;main&quot; data-id=&quot;1-63&quot;&gt;+&lt;/button&gt;&lt;button type=&quot;button&quot; class=&quot;btn btn-secondary btn-number btn-sm btn-drop position-absolute bottom-0 end-0&quot; data-type=&quot;drop&quot; data-id=&quot;1-63&quot;&gt;v&lt;/button&gt;&lt;/div&gt;" calcext:value-type="string">
            <text:p>&lt;div class="container-card position-relative me-2 mb-2" id="main-1-63"&gt;&lt;img class="d-block" width="80" height="112" src="https://one-draw.jp/ijinden/cardlist/001/card/01_063.png" /&gt;&lt;div class="container-num-copies position-absolute bottom-0 start-0 px-1" id="main-1-63-num-copies"&gt;0&lt;/div&gt;&lt;button type="button" class="btn btn-secondary btn-number btn-sm btn-pop position-absolute top-0 start-0" data-type="minus" data-deck="main" data-id="1-63"&gt;-&lt;/button&gt;&lt;button type="button" class="btn btn-secondary btn-number btn-sm btn-push position-absolute top-0 end-0" data-type="plus" data-deck="main" data-id="1-63"&gt;+&lt;/button&gt;&lt;button type="button" class="btn btn-secondary btn-number btn-sm btn-drop position-absolute bottom-0 end-0" data-type="drop" data-id="1-63"&gt;v&lt;/button&gt;&lt;/div&gt;</text:p>
          </table:table-cell>
          <table:table-cell table:formula="of:=CONCATENATE([$HTML.$A$2];[.$B103];[$HTML.$B$2];[.$O103];[$HTML.$C$2];[.$B103];[$HTML.$D$2];[.$B103];[$HTML.$E$2];[.$B103];[$HTML.$F$2];[.$B103];[$HTML.$G$2])" office:value-type="string" office:string-value="&lt;div class=&quot;container-card position-relative me-2 mb-2&quot; id=&quot;side-1-63&quot;&gt;&lt;img class=&quot;d-block&quot; width=&quot;80&quot; height=&quot;112&quot; src=&quot;https://one-draw.jp/ijinden/cardlist/001/card/01_063.png&quot; /&gt;&lt;div class=&quot;container-num-copies position-absolute bottom-0 start-0 px-1&quot; id=&quot;side-1-63-num-copies&quot;&gt;0&lt;/div&gt;&lt;button type=&quot;button&quot; class=&quot;btn btn-secondary btn-number btn-sm btn-pop position-absolute top-0 start-0&quot; data-type=&quot;minus&quot; data-deck=&quot;side&quot; data-id=&quot;1-63&quot;&gt;-&lt;/button&gt;&lt;button type=&quot;button&quot; class=&quot;btn btn-secondary btn-number btn-sm btn-push position-absolute top-0 end-0&quot; data-type=&quot;plus&quot; data-deck=&quot;side&quot; data-id=&quot;1-63&quot;&gt;+&lt;/button&gt;&lt;button type=&quot;button&quot; class=&quot;btn btn-secondary btn-number btn-sm btn-raise position-absolute bottom-0 end-0&quot; data-type=&quot;raise&quot; data-id=&quot;1-63&quot;&gt;^&lt;/button&gt;&lt;/div&gt;" calcext:value-type="string">
            <text:p>&lt;div class="container-card position-relative me-2 mb-2" id="side-1-63"&gt;&lt;img class="d-block" width="80" height="112" src="https://one-draw.jp/ijinden/cardlist/001/card/01_063.png" /&gt;&lt;div class="container-num-copies position-absolute bottom-0 start-0 px-1" id="side-1-63-num-copies"&gt;0&lt;/div&gt;&lt;button type="button" class="btn btn-secondary btn-number btn-sm btn-pop position-absolute top-0 start-0" data-type="minus" data-deck="side" data-id="1-63"&gt;-&lt;/button&gt;&lt;button type="button" class="btn btn-secondary btn-number btn-sm btn-push position-absolute top-0 end-0" data-type="plus" data-deck="side" data-id="1-63"&gt;+&lt;/button&gt;&lt;button type="button" class="btn btn-secondary btn-number btn-sm btn-raise position-absolute bottom-0 end-0" data-type="raise" data-id="1-63"&gt;^&lt;/button&gt;&lt;/div&gt;</text:p>
          </table:table-cell>
          <table:table-cell table:formula="of:=CONCATENATE([$HTML.$A$3];[.F103];[$HTML.$B$3];[.H103];[$HTML.$C$3];[.J103];[$HTML.$D$3];[.N103];[$HTML.$E$3];[.B103];[$HTML.$F$3];[.D103];[$HTML.$G$3];[.B103];[$HTML.$H$3];[.B103];[$HTML.$I$3];[.B103];[$HTML.$J$3];[.B103];[$HTML.$K$3];[.B103];[$HTML.$L$3];[.B103];[$HTML.$M$3];[.B103];[$HTML.$N$3];[.B103];[$HTML.$O$3])" office:value-type="string" office:string-value="&lt;tr data-expansion=&quot;15&quot; data-type=&quot;4&quot; data-color=&quot;4&quot; data-term=&quot;0&quot;&gt;&lt;td&gt;1-63&lt;/td&gt;&lt;td&gt;アイスソード&lt;/td&gt;&lt;td&gt;&lt;div class=&quot;input-group&quot;&gt;&lt;button type=&quot;button&quot; class=&quot;btn btn-outline-secondary btn-number&quot; data-type=&quot;minus&quot; data-deck=&quot;main&quot; data-id=&quot;1-63&quot; disabled&gt;-&lt;/button&gt;&lt;input type=&quot;text&quot; class=&quot;form-control input-number&quot; name=&quot;table-main-1-63-num-copies&quot; data-deck=&quot;main&quot; data-id=&quot;1-63&quot; value=&quot;0&quot; min=&quot;0&quot; readonly /&gt;&lt;button type=&quot;button&quot; class=&quot;btn btn-outline-secondary btn-number&quot; data-type=&quot;plus&quot; data-deck=&quot;main&quot; data-id=&quot;1-63&quot;&gt;+&lt;/button&gt;&lt;/div&gt;&lt;/td&gt;&lt;td&gt;&lt;div class=&quot;input-group&quot;&gt;&lt;button type=&quot;button&quot; class=&quot;btn btn-outline-secondary btn-number&quot; data-type=&quot;minus&quot; data-deck=&quot;side&quot; data-id=&quot;1-63&quot; disabled&gt;-&lt;/button&gt;&lt;input type=&quot;text&quot; class=&quot;form-control input-number&quot; name=&quot;table-side-1-63-num-copies&quot; data-deck=&quot;side&quot; data-id=&quot;1-63&quot; value=&quot;0&quot; min=&quot;0&quot; readonly /&gt;&lt;button type=&quot;button&quot; class=&quot;btn btn-outline-secondary btn-number&quot; data-type=&quot;plus&quot; data-deck=&quot;side&quot; data-id=&quot;1-63&quot;&gt;+&lt;/button&gt;&lt;/div&gt;&lt;/td&gt;&lt;/tr&gt;" calcext:value-type="string">
            <text:p>&lt;tr data-expansion="15" data-type="4" data-color="4" data-term="0"&gt;&lt;td&gt;1-63&lt;/td&gt;&lt;td&gt;アイスソード&lt;/td&gt;&lt;td&gt;&lt;div class="input-group"&gt;&lt;button type="button" class="btn btn-outline-secondary btn-number" data-type="minus" data-deck="main" data-id="1-63" disabled&gt;-&lt;/button&gt;&lt;input type="text" class="form-control input-number" name="table-main-1-63-num-copies" data-deck="main" data-id="1-63" value="0" min="0" readonly /&gt;&lt;button type="button" class="btn btn-outline-secondary btn-number" data-type="plus" data-deck="main" data-id="1-63"&gt;+&lt;/button&gt;&lt;/div&gt;&lt;/td&gt;&lt;td&gt;&lt;div class="input-group"&gt;&lt;button type="button" class="btn btn-outline-secondary btn-number" data-type="minus" data-deck="side" data-id="1-63" disabled&gt;-&lt;/button&gt;&lt;input type="text" class="form-control input-number" name="table-side-1-63-num-copies" data-deck="side" data-id="1-63" value="0" min="0" readonly /&gt;&lt;button type="button" class="btn btn-outline-secondary btn-number" data-type="plus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O104];[$HTML.$C$1];[.$B104];[$HTML.$D$1];[.$B104];[$HTML.$E$1];[.$B104];[$HTML.$F$1];[.$B104];[$HTML.$G$1])" office:value-type="string" office:string-value="&lt;div class=&quot;container-card position-relative me-2 mb-2&quot; id=&quot;main-1-64&quot;&gt;&lt;img class=&quot;d-block&quot; width=&quot;80&quot; height=&quot;112&quot; src=&quot;https://one-draw.jp/ijinden/cardlist/001/card/01_064.png&quot; /&gt;&lt;div class=&quot;container-num-copies position-absolute bottom-0 start-0 px-1&quot; id=&quot;main-1-64-num-copies&quot;&gt;0&lt;/div&gt;&lt;button type=&quot;button&quot; class=&quot;btn btn-secondary btn-number btn-sm btn-pop position-absolute top-0 start-0&quot; data-type=&quot;minus&quot; data-deck=&quot;main&quot; data-id=&quot;1-64&quot;&gt;-&lt;/button&gt;&lt;button type=&quot;button&quot; class=&quot;btn btn-secondary btn-number btn-sm btn-push position-absolute top-0 end-0&quot; data-type=&quot;plus&quot; data-deck=&quot;main&quot; data-id=&quot;1-64&quot;&gt;+&lt;/button&gt;&lt;button type=&quot;button&quot; class=&quot;btn btn-secondary btn-number btn-sm btn-drop position-absolute bottom-0 end-0&quot; data-type=&quot;drop&quot; data-id=&quot;1-64&quot;&gt;v&lt;/button&gt;&lt;/div&gt;" calcext:value-type="string">
            <text:p>&lt;div class="container-card position-relative me-2 mb-2" id="main-1-64"&gt;&lt;img class="d-block" width="80" height="112" src="https://one-draw.jp/ijinden/cardlist/001/card/01_064.png" /&gt;&lt;div class="container-num-copies position-absolute bottom-0 start-0 px-1" id="main-1-64-num-copies"&gt;0&lt;/div&gt;&lt;button type="button" class="btn btn-secondary btn-number btn-sm btn-pop position-absolute top-0 start-0" data-type="minus" data-deck="main" data-id="1-64"&gt;-&lt;/button&gt;&lt;button type="button" class="btn btn-secondary btn-number btn-sm btn-push position-absolute top-0 end-0" data-type="plus" data-deck="main" data-id="1-64"&gt;+&lt;/button&gt;&lt;button type="button" class="btn btn-secondary btn-number btn-sm btn-drop position-absolute bottom-0 end-0" data-type="drop" data-id="1-64"&gt;v&lt;/button&gt;&lt;/div&gt;</text:p>
          </table:table-cell>
          <table:table-cell table:formula="of:=CONCATENATE([$HTML.$A$2];[.$B104];[$HTML.$B$2];[.$O104];[$HTML.$C$2];[.$B104];[$HTML.$D$2];[.$B104];[$HTML.$E$2];[.$B104];[$HTML.$F$2];[.$B104];[$HTML.$G$2])" office:value-type="string" office:string-value="&lt;div class=&quot;container-card position-relative me-2 mb-2&quot; id=&quot;side-1-64&quot;&gt;&lt;img class=&quot;d-block&quot; width=&quot;80&quot; height=&quot;112&quot; src=&quot;https://one-draw.jp/ijinden/cardlist/001/card/01_064.png&quot; /&gt;&lt;div class=&quot;container-num-copies position-absolute bottom-0 start-0 px-1&quot; id=&quot;side-1-64-num-copies&quot;&gt;0&lt;/div&gt;&lt;button type=&quot;button&quot; class=&quot;btn btn-secondary btn-number btn-sm btn-pop position-absolute top-0 start-0&quot; data-type=&quot;minus&quot; data-deck=&quot;side&quot; data-id=&quot;1-64&quot;&gt;-&lt;/button&gt;&lt;button type=&quot;button&quot; class=&quot;btn btn-secondary btn-number btn-sm btn-push position-absolute top-0 end-0&quot; data-type=&quot;plus&quot; data-deck=&quot;side&quot; data-id=&quot;1-64&quot;&gt;+&lt;/button&gt;&lt;button type=&quot;button&quot; class=&quot;btn btn-secondary btn-number btn-sm btn-raise position-absolute bottom-0 end-0&quot; data-type=&quot;raise&quot; data-id=&quot;1-64&quot;&gt;^&lt;/button&gt;&lt;/div&gt;" calcext:value-type="string">
            <text:p>&lt;div class="container-card position-relative me-2 mb-2" id="side-1-64"&gt;&lt;img class="d-block" width="80" height="112" src="https://one-draw.jp/ijinden/cardlist/001/card/01_064.png" /&gt;&lt;div class="container-num-copies position-absolute bottom-0 start-0 px-1" id="side-1-64-num-copies"&gt;0&lt;/div&gt;&lt;button type="button" class="btn btn-secondary btn-number btn-sm btn-pop position-absolute top-0 start-0" data-type="minus" data-deck="side" data-id="1-64"&gt;-&lt;/button&gt;&lt;button type="button" class="btn btn-secondary btn-number btn-sm btn-push position-absolute top-0 end-0" data-type="plus" data-deck="side" data-id="1-64"&gt;+&lt;/button&gt;&lt;button type="button" class="btn btn-secondary btn-number btn-sm btn-raise position-absolute bottom-0 end-0" data-type="raise" data-id="1-64"&gt;^&lt;/button&gt;&lt;/div&gt;</text:p>
          </table:table-cell>
          <table:table-cell table:formula="of:=CONCATENATE([$HTML.$A$3];[.F104];[$HTML.$B$3];[.H104];[$HTML.$C$3];[.J104];[$HTML.$D$3];[.N104];[$HTML.$E$3];[.B104];[$HTML.$F$3];[.D104];[$HTML.$G$3];[.B104];[$HTML.$H$3];[.B104];[$HTML.$I$3];[.B104];[$HTML.$J$3];[.B104];[$HTML.$K$3];[.B104];[$HTML.$L$3];[.B104];[$HTML.$M$3];[.B104];[$HTML.$N$3];[.B104];[$HTML.$O$3])" office:value-type="string" office:string-value="&lt;tr data-expansion=&quot;15&quot; data-type=&quot;4&quot; data-color=&quot;4&quot; data-term=&quot;0&quot;&gt;&lt;td&gt;1-64&lt;/td&gt;&lt;td&gt;羅針盤&lt;/td&gt;&lt;td&gt;&lt;div class=&quot;input-group&quot;&gt;&lt;button type=&quot;button&quot; class=&quot;btn btn-outline-secondary btn-number&quot; data-type=&quot;minus&quot; data-deck=&quot;main&quot; data-id=&quot;1-64&quot; disabled&gt;-&lt;/button&gt;&lt;input type=&quot;text&quot; class=&quot;form-control input-number&quot; name=&quot;table-main-1-64-num-copies&quot; data-deck=&quot;main&quot; data-id=&quot;1-64&quot; value=&quot;0&quot; min=&quot;0&quot; readonly /&gt;&lt;button type=&quot;button&quot; class=&quot;btn btn-outline-secondary btn-number&quot; data-type=&quot;plus&quot; data-deck=&quot;main&quot; data-id=&quot;1-64&quot;&gt;+&lt;/button&gt;&lt;/div&gt;&lt;/td&gt;&lt;td&gt;&lt;div class=&quot;input-group&quot;&gt;&lt;button type=&quot;button&quot; class=&quot;btn btn-outline-secondary btn-number&quot; data-type=&quot;minus&quot; data-deck=&quot;side&quot; data-id=&quot;1-64&quot; disabled&gt;-&lt;/button&gt;&lt;input type=&quot;text&quot; class=&quot;form-control input-number&quot; name=&quot;table-side-1-64-num-copies&quot; data-deck=&quot;side&quot; data-id=&quot;1-64&quot; value=&quot;0&quot; min=&quot;0&quot; readonly /&gt;&lt;button type=&quot;button&quot; class=&quot;btn btn-outline-secondary btn-number&quot; data-type=&quot;plus&quot; data-deck=&quot;side&quot; data-id=&quot;1-64&quot;&gt;+&lt;/button&gt;&lt;/div&gt;&lt;/td&gt;&lt;/tr&gt;" calcext:value-type="string">
            <text:p>&lt;tr data-expansion="15" data-type="4" data-color="4" data-term="0"&gt;&lt;td&gt;1-64&lt;/td&gt;&lt;td&gt;羅針盤&lt;/td&gt;&lt;td&gt;&lt;div class="input-group"&gt;&lt;button type="button" class="btn btn-outline-secondary btn-number" data-type="minus" data-deck="main" data-id="1-64" disabled&gt;-&lt;/button&gt;&lt;input type="text" class="form-control input-number" name="table-main-1-64-num-copies" data-deck="main" data-id="1-64" value="0" min="0" readonly /&gt;&lt;button type="button" class="btn btn-outline-secondary btn-number" data-type="plus" data-deck="main" data-id="1-64"&gt;+&lt;/button&gt;&lt;/div&gt;&lt;/td&gt;&lt;td&gt;&lt;div class="input-group"&gt;&lt;button type="button" class="btn btn-outline-secondary btn-number" data-type="minus" data-deck="side" data-id="1-64" disabled&gt;-&lt;/button&gt;&lt;input type="text" class="form-control input-number" name="table-side-1-64-num-copies" data-deck="side" data-id="1-64" value="0" min="0" readonly /&gt;&lt;button type="button" class="btn btn-outline-secondary btn-number" data-type="plus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O105];[$HTML.$C$1];[.$B105];[$HTML.$D$1];[.$B105];[$HTML.$E$1];[.$B105];[$HTML.$F$1];[.$B105];[$HTML.$G$1])" office:value-type="string" office:string-value="&lt;div class=&quot;container-card position-relative me-2 mb-2&quot; id=&quot;main-1-65&quot;&gt;&lt;img class=&quot;d-block&quot; width=&quot;80&quot; height=&quot;112&quot; src=&quot;https://one-draw.jp/ijinden/cardlist/001/card/01_065.png&quot; /&gt;&lt;div class=&quot;container-num-copies position-absolute bottom-0 start-0 px-1&quot; id=&quot;main-1-65-num-copies&quot;&gt;0&lt;/div&gt;&lt;button type=&quot;button&quot; class=&quot;btn btn-secondary btn-number btn-sm btn-pop position-absolute top-0 start-0&quot; data-type=&quot;minus&quot; data-deck=&quot;main&quot; data-id=&quot;1-65&quot;&gt;-&lt;/button&gt;&lt;button type=&quot;button&quot; class=&quot;btn btn-secondary btn-number btn-sm btn-push position-absolute top-0 end-0&quot; data-type=&quot;plus&quot; data-deck=&quot;main&quot; data-id=&quot;1-65&quot;&gt;+&lt;/button&gt;&lt;button type=&quot;button&quot; class=&quot;btn btn-secondary btn-number btn-sm btn-drop position-absolute bottom-0 end-0&quot; data-type=&quot;drop&quot; data-id=&quot;1-65&quot;&gt;v&lt;/button&gt;&lt;/div&gt;" calcext:value-type="string">
            <text:p>&lt;div class="container-card position-relative me-2 mb-2" id="main-1-65"&gt;&lt;img class="d-block" width="80" height="112" src="https://one-draw.jp/ijinden/cardlist/001/card/01_065.png" /&gt;&lt;div class="container-num-copies position-absolute bottom-0 start-0 px-1" id="main-1-65-num-copies"&gt;0&lt;/div&gt;&lt;button type="button" class="btn btn-secondary btn-number btn-sm btn-pop position-absolute top-0 start-0" data-type="minus" data-deck="main" data-id="1-65"&gt;-&lt;/button&gt;&lt;button type="button" class="btn btn-secondary btn-number btn-sm btn-push position-absolute top-0 end-0" data-type="plus" data-deck="main" data-id="1-65"&gt;+&lt;/button&gt;&lt;button type="button" class="btn btn-secondary btn-number btn-sm btn-drop position-absolute bottom-0 end-0" data-type="drop" data-id="1-65"&gt;v&lt;/button&gt;&lt;/div&gt;</text:p>
          </table:table-cell>
          <table:table-cell table:formula="of:=CONCATENATE([$HTML.$A$2];[.$B105];[$HTML.$B$2];[.$O105];[$HTML.$C$2];[.$B105];[$HTML.$D$2];[.$B105];[$HTML.$E$2];[.$B105];[$HTML.$F$2];[.$B105];[$HTML.$G$2])" office:value-type="string" office:string-value="&lt;div class=&quot;container-card position-relative me-2 mb-2&quot; id=&quot;side-1-65&quot;&gt;&lt;img class=&quot;d-block&quot; width=&quot;80&quot; height=&quot;112&quot; src=&quot;https://one-draw.jp/ijinden/cardlist/001/card/01_065.png&quot; /&gt;&lt;div class=&quot;container-num-copies position-absolute bottom-0 start-0 px-1&quot; id=&quot;side-1-65-num-copies&quot;&gt;0&lt;/div&gt;&lt;button type=&quot;button&quot; class=&quot;btn btn-secondary btn-number btn-sm btn-pop position-absolute top-0 start-0&quot; data-type=&quot;minus&quot; data-deck=&quot;side&quot; data-id=&quot;1-65&quot;&gt;-&lt;/button&gt;&lt;button type=&quot;button&quot; class=&quot;btn btn-secondary btn-number btn-sm btn-push position-absolute top-0 end-0&quot; data-type=&quot;plus&quot; data-deck=&quot;side&quot; data-id=&quot;1-65&quot;&gt;+&lt;/button&gt;&lt;button type=&quot;button&quot; class=&quot;btn btn-secondary btn-number btn-sm btn-raise position-absolute bottom-0 end-0&quot; data-type=&quot;raise&quot; data-id=&quot;1-65&quot;&gt;^&lt;/button&gt;&lt;/div&gt;" calcext:value-type="string">
            <text:p>&lt;div class="container-card position-relative me-2 mb-2" id="side-1-65"&gt;&lt;img class="d-block" width="80" height="112" src="https://one-draw.jp/ijinden/cardlist/001/card/01_065.png" /&gt;&lt;div class="container-num-copies position-absolute bottom-0 start-0 px-1" id="side-1-65-num-copies"&gt;0&lt;/div&gt;&lt;button type="button" class="btn btn-secondary btn-number btn-sm btn-pop position-absolute top-0 start-0" data-type="minus" data-deck="side" data-id="1-65"&gt;-&lt;/button&gt;&lt;button type="button" class="btn btn-secondary btn-number btn-sm btn-push position-absolute top-0 end-0" data-type="plus" data-deck="side" data-id="1-65"&gt;+&lt;/button&gt;&lt;button type="button" class="btn btn-secondary btn-number btn-sm btn-raise position-absolute bottom-0 end-0" data-type="raise" data-id="1-65"&gt;^&lt;/button&gt;&lt;/div&gt;</text:p>
          </table:table-cell>
          <table:table-cell table:formula="of:=CONCATENATE([$HTML.$A$3];[.F105];[$HTML.$B$3];[.H105];[$HTML.$C$3];[.J105];[$HTML.$D$3];[.N105];[$HTML.$E$3];[.B105];[$HTML.$F$3];[.D105];[$HTML.$G$3];[.B105];[$HTML.$H$3];[.B105];[$HTML.$I$3];[.B105];[$HTML.$J$3];[.B105];[$HTML.$K$3];[.B105];[$HTML.$L$3];[.B105];[$HTML.$M$3];[.B105];[$HTML.$N$3];[.B105];[$HTML.$O$3])" office:value-type="string" office:string-value="&lt;tr data-expansion=&quot;15&quot; data-type=&quot;4&quot; data-color=&quot;4&quot; data-term=&quot;0&quot;&gt;&lt;td&gt;1-65&lt;/td&gt;&lt;td&gt;ブルーオーブ&lt;/td&gt;&lt;td&gt;&lt;div class=&quot;input-group&quot;&gt;&lt;button type=&quot;button&quot; class=&quot;btn btn-outline-secondary btn-number&quot; data-type=&quot;minus&quot; data-deck=&quot;main&quot; data-id=&quot;1-65&quot; disabled&gt;-&lt;/button&gt;&lt;input type=&quot;text&quot; class=&quot;form-control input-number&quot; name=&quot;table-main-1-65-num-copies&quot; data-deck=&quot;main&quot; data-id=&quot;1-65&quot; value=&quot;0&quot; min=&quot;0&quot; readonly /&gt;&lt;button type=&quot;button&quot; class=&quot;btn btn-outline-secondary btn-number&quot; data-type=&quot;plus&quot; data-deck=&quot;main&quot; data-id=&quot;1-65&quot;&gt;+&lt;/button&gt;&lt;/div&gt;&lt;/td&gt;&lt;td&gt;&lt;div class=&quot;input-group&quot;&gt;&lt;button type=&quot;button&quot; class=&quot;btn btn-outline-secondary btn-number&quot; data-type=&quot;minus&quot; data-deck=&quot;side&quot; data-id=&quot;1-65&quot; disabled&gt;-&lt;/button&gt;&lt;input type=&quot;text&quot; class=&quot;form-control input-number&quot; name=&quot;table-side-1-65-num-copies&quot; data-deck=&quot;side&quot; data-id=&quot;1-65&quot; value=&quot;0&quot; min=&quot;0&quot; readonly /&gt;&lt;button type=&quot;button&quot; class=&quot;btn btn-outline-secondary btn-number&quot; data-type=&quot;plus&quot; data-deck=&quot;side&quot; data-id=&quot;1-65&quot;&gt;+&lt;/button&gt;&lt;/div&gt;&lt;/td&gt;&lt;/tr&gt;" calcext:value-type="string">
            <text:p>&lt;tr data-expansion="15" data-type="4" data-color="4" data-term="0"&gt;&lt;td&gt;1-65&lt;/td&gt;&lt;td&gt;ブルーオーブ&lt;/td&gt;&lt;td&gt;&lt;div class="input-group"&gt;&lt;button type="button" class="btn btn-outline-secondary btn-number" data-type="minus" data-deck="main" data-id="1-65" disabled&gt;-&lt;/button&gt;&lt;input type="text" class="form-control input-number" name="table-main-1-65-num-copies" data-deck="main" data-id="1-65" value="0" min="0" readonly /&gt;&lt;button type="button" class="btn btn-outline-secondary btn-number" data-type="plus" data-deck="main" data-id="1-65"&gt;+&lt;/button&gt;&lt;/div&gt;&lt;/td&gt;&lt;td&gt;&lt;div class="input-group"&gt;&lt;button type="button" class="btn btn-outline-secondary btn-number" data-type="minus" data-deck="side" data-id="1-65" disabled&gt;-&lt;/button&gt;&lt;input type="text" class="form-control input-number" name="table-side-1-65-num-copies" data-deck="side" data-id="1-65" value="0" min="0" readonly /&gt;&lt;button type="button" class="btn btn-outline-secondary btn-number" data-type="plus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O106];[$HTML.$C$1];[.$B106];[$HTML.$D$1];[.$B106];[$HTML.$E$1];[.$B106];[$HTML.$F$1];[.$B106];[$HTML.$G$1])" office:value-type="string" office:string-value="&lt;div class=&quot;container-card position-relative me-2 mb-2&quot; id=&quot;main-1-66&quot;&gt;&lt;img class=&quot;d-block&quot; width=&quot;80&quot; height=&quot;112&quot; src=&quot;https://one-draw.jp/ijinden/cardlist/001/card/01_066.png&quot; /&gt;&lt;div class=&quot;container-num-copies position-absolute bottom-0 start-0 px-1&quot; id=&quot;main-1-66-num-copies&quot;&gt;0&lt;/div&gt;&lt;button type=&quot;button&quot; class=&quot;btn btn-secondary btn-number btn-sm btn-pop position-absolute top-0 start-0&quot; data-type=&quot;minus&quot; data-deck=&quot;main&quot; data-id=&quot;1-66&quot;&gt;-&lt;/button&gt;&lt;button type=&quot;button&quot; class=&quot;btn btn-secondary btn-number btn-sm btn-push position-absolute top-0 end-0&quot; data-type=&quot;plus&quot; data-deck=&quot;main&quot; data-id=&quot;1-66&quot;&gt;+&lt;/button&gt;&lt;button type=&quot;button&quot; class=&quot;btn btn-secondary btn-number btn-sm btn-drop position-absolute bottom-0 end-0&quot; data-type=&quot;drop&quot; data-id=&quot;1-66&quot;&gt;v&lt;/button&gt;&lt;/div&gt;" calcext:value-type="string">
            <text:p>&lt;div class="container-card position-relative me-2 mb-2" id="main-1-66"&gt;&lt;img class="d-block" width="80" height="112" src="https://one-draw.jp/ijinden/cardlist/001/card/01_066.png" /&gt;&lt;div class="container-num-copies position-absolute bottom-0 start-0 px-1" id="main-1-66-num-copies"&gt;0&lt;/div&gt;&lt;button type="button" class="btn btn-secondary btn-number btn-sm btn-pop position-absolute top-0 start-0" data-type="minus" data-deck="main" data-id="1-66"&gt;-&lt;/button&gt;&lt;button type="button" class="btn btn-secondary btn-number btn-sm btn-push position-absolute top-0 end-0" data-type="plus" data-deck="main" data-id="1-66"&gt;+&lt;/button&gt;&lt;button type="button" class="btn btn-secondary btn-number btn-sm btn-drop position-absolute bottom-0 end-0" data-type="drop" data-id="1-66"&gt;v&lt;/button&gt;&lt;/div&gt;</text:p>
          </table:table-cell>
          <table:table-cell table:formula="of:=CONCATENATE([$HTML.$A$2];[.$B106];[$HTML.$B$2];[.$O106];[$HTML.$C$2];[.$B106];[$HTML.$D$2];[.$B106];[$HTML.$E$2];[.$B106];[$HTML.$F$2];[.$B106];[$HTML.$G$2])" office:value-type="string" office:string-value="&lt;div class=&quot;container-card position-relative me-2 mb-2&quot; id=&quot;side-1-66&quot;&gt;&lt;img class=&quot;d-block&quot; width=&quot;80&quot; height=&quot;112&quot; src=&quot;https://one-draw.jp/ijinden/cardlist/001/card/01_066.png&quot; /&gt;&lt;div class=&quot;container-num-copies position-absolute bottom-0 start-0 px-1&quot; id=&quot;side-1-66-num-copies&quot;&gt;0&lt;/div&gt;&lt;button type=&quot;button&quot; class=&quot;btn btn-secondary btn-number btn-sm btn-pop position-absolute top-0 start-0&quot; data-type=&quot;minus&quot; data-deck=&quot;side&quot; data-id=&quot;1-66&quot;&gt;-&lt;/button&gt;&lt;button type=&quot;button&quot; class=&quot;btn btn-secondary btn-number btn-sm btn-push position-absolute top-0 end-0&quot; data-type=&quot;plus&quot; data-deck=&quot;side&quot; data-id=&quot;1-66&quot;&gt;+&lt;/button&gt;&lt;button type=&quot;button&quot; class=&quot;btn btn-secondary btn-number btn-sm btn-raise position-absolute bottom-0 end-0&quot; data-type=&quot;raise&quot; data-id=&quot;1-66&quot;&gt;^&lt;/button&gt;&lt;/div&gt;" calcext:value-type="string">
            <text:p>&lt;div class="container-card position-relative me-2 mb-2" id="side-1-66"&gt;&lt;img class="d-block" width="80" height="112" src="https://one-draw.jp/ijinden/cardlist/001/card/01_066.png" /&gt;&lt;div class="container-num-copies position-absolute bottom-0 start-0 px-1" id="side-1-66-num-copies"&gt;0&lt;/div&gt;&lt;button type="button" class="btn btn-secondary btn-number btn-sm btn-pop position-absolute top-0 start-0" data-type="minus" data-deck="side" data-id="1-66"&gt;-&lt;/button&gt;&lt;button type="button" class="btn btn-secondary btn-number btn-sm btn-push position-absolute top-0 end-0" data-type="plus" data-deck="side" data-id="1-66"&gt;+&lt;/button&gt;&lt;button type="button" class="btn btn-secondary btn-number btn-sm btn-raise position-absolute bottom-0 end-0" data-type="raise" data-id="1-66"&gt;^&lt;/button&gt;&lt;/div&gt;</text:p>
          </table:table-cell>
          <table:table-cell table:formula="of:=CONCATENATE([$HTML.$A$3];[.F106];[$HTML.$B$3];[.H106];[$HTML.$C$3];[.J106];[$HTML.$D$3];[.N106];[$HTML.$E$3];[.B106];[$HTML.$F$3];[.D106];[$HTML.$G$3];[.B106];[$HTML.$H$3];[.B106];[$HTML.$I$3];[.B106];[$HTML.$J$3];[.B106];[$HTML.$K$3];[.B106];[$HTML.$L$3];[.B106];[$HTML.$M$3];[.B106];[$HTML.$N$3];[.B106];[$HTML.$O$3])" office:value-type="string" office:string-value="&lt;tr data-expansion=&quot;15&quot; data-type=&quot;4&quot; data-color=&quot;8&quot; data-term=&quot;0&quot;&gt;&lt;td&gt;1-66&lt;/td&gt;&lt;td&gt;ポプリ&lt;/td&gt;&lt;td&gt;&lt;div class=&quot;input-group&quot;&gt;&lt;button type=&quot;button&quot; class=&quot;btn btn-outline-secondary btn-number&quot; data-type=&quot;minus&quot; data-deck=&quot;main&quot; data-id=&quot;1-66&quot; disabled&gt;-&lt;/button&gt;&lt;input type=&quot;text&quot; class=&quot;form-control input-number&quot; name=&quot;table-main-1-66-num-copies&quot; data-deck=&quot;main&quot; data-id=&quot;1-66&quot; value=&quot;0&quot; min=&quot;0&quot; readonly /&gt;&lt;button type=&quot;button&quot; class=&quot;btn btn-outline-secondary btn-number&quot; data-type=&quot;plus&quot; data-deck=&quot;main&quot; data-id=&quot;1-66&quot;&gt;+&lt;/button&gt;&lt;/div&gt;&lt;/td&gt;&lt;td&gt;&lt;div class=&quot;input-group&quot;&gt;&lt;button type=&quot;button&quot; class=&quot;btn btn-outline-secondary btn-number&quot; data-type=&quot;minus&quot; data-deck=&quot;side&quot; data-id=&quot;1-66&quot; disabled&gt;-&lt;/button&gt;&lt;input type=&quot;text&quot; class=&quot;form-control input-number&quot; name=&quot;table-side-1-66-num-copies&quot; data-deck=&quot;side&quot; data-id=&quot;1-66&quot; value=&quot;0&quot; min=&quot;0&quot; readonly /&gt;&lt;button type=&quot;button&quot; class=&quot;btn btn-outline-secondary btn-number&quot; data-type=&quot;plus&quot; data-deck=&quot;side&quot; data-id=&quot;1-66&quot;&gt;+&lt;/button&gt;&lt;/div&gt;&lt;/td&gt;&lt;/tr&gt;" calcext:value-type="string">
            <text:p>&lt;tr data-expansion="15" data-type="4" data-color="8" data-term="0"&gt;&lt;td&gt;1-66&lt;/td&gt;&lt;td&gt;ポプリ&lt;/td&gt;&lt;td&gt;&lt;div class="input-group"&gt;&lt;button type="button" class="btn btn-outline-secondary btn-number" data-type="minus" data-deck="main" data-id="1-66" disabled&gt;-&lt;/button&gt;&lt;input type="text" class="form-control input-number" name="table-main-1-66-num-copies" data-deck="main" data-id="1-66" value="0" min="0" readonly /&gt;&lt;button type="button" class="btn btn-outline-secondary btn-number" data-type="plus" data-deck="main" data-id="1-66"&gt;+&lt;/button&gt;&lt;/div&gt;&lt;/td&gt;&lt;td&gt;&lt;div class="input-group"&gt;&lt;button type="button" class="btn btn-outline-secondary btn-number" data-type="minus" data-deck="side" data-id="1-66" disabled&gt;-&lt;/button&gt;&lt;input type="text" class="form-control input-number" name="table-side-1-66-num-copies" data-deck="side" data-id="1-66" value="0" min="0" readonly /&gt;&lt;button type="button" class="btn btn-outline-secondary btn-number" data-type="plus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O107];[$HTML.$C$1];[.$B107];[$HTML.$D$1];[.$B107];[$HTML.$E$1];[.$B107];[$HTML.$F$1];[.$B107];[$HTML.$G$1])" office:value-type="string" office:string-value="&lt;div class=&quot;container-card position-relative me-2 mb-2&quot; id=&quot;main-1-67&quot;&gt;&lt;img class=&quot;d-block&quot; width=&quot;80&quot; height=&quot;112&quot; src=&quot;https://one-draw.jp/ijinden/cardlist/001/card/01_067.png&quot; /&gt;&lt;div class=&quot;container-num-copies position-absolute bottom-0 start-0 px-1&quot; id=&quot;main-1-67-num-copies&quot;&gt;0&lt;/div&gt;&lt;button type=&quot;button&quot; class=&quot;btn btn-secondary btn-number btn-sm btn-pop position-absolute top-0 start-0&quot; data-type=&quot;minus&quot; data-deck=&quot;main&quot; data-id=&quot;1-67&quot;&gt;-&lt;/button&gt;&lt;button type=&quot;button&quot; class=&quot;btn btn-secondary btn-number btn-sm btn-push position-absolute top-0 end-0&quot; data-type=&quot;plus&quot; data-deck=&quot;main&quot; data-id=&quot;1-67&quot;&gt;+&lt;/button&gt;&lt;button type=&quot;button&quot; class=&quot;btn btn-secondary btn-number btn-sm btn-drop position-absolute bottom-0 end-0&quot; data-type=&quot;drop&quot; data-id=&quot;1-67&quot;&gt;v&lt;/button&gt;&lt;/div&gt;" calcext:value-type="string">
            <text:p>&lt;div class="container-card position-relative me-2 mb-2" id="main-1-67"&gt;&lt;img class="d-block" width="80" height="112" src="https://one-draw.jp/ijinden/cardlist/001/card/01_067.png" /&gt;&lt;div class="container-num-copies position-absolute bottom-0 start-0 px-1" id="main-1-67-num-copies"&gt;0&lt;/div&gt;&lt;button type="button" class="btn btn-secondary btn-number btn-sm btn-pop position-absolute top-0 start-0" data-type="minus" data-deck="main" data-id="1-67"&gt;-&lt;/button&gt;&lt;button type="button" class="btn btn-secondary btn-number btn-sm btn-push position-absolute top-0 end-0" data-type="plus" data-deck="main" data-id="1-67"&gt;+&lt;/button&gt;&lt;button type="button" class="btn btn-secondary btn-number btn-sm btn-drop position-absolute bottom-0 end-0" data-type="drop" data-id="1-67"&gt;v&lt;/button&gt;&lt;/div&gt;</text:p>
          </table:table-cell>
          <table:table-cell table:formula="of:=CONCATENATE([$HTML.$A$2];[.$B107];[$HTML.$B$2];[.$O107];[$HTML.$C$2];[.$B107];[$HTML.$D$2];[.$B107];[$HTML.$E$2];[.$B107];[$HTML.$F$2];[.$B107];[$HTML.$G$2])" office:value-type="string" office:string-value="&lt;div class=&quot;container-card position-relative me-2 mb-2&quot; id=&quot;side-1-67&quot;&gt;&lt;img class=&quot;d-block&quot; width=&quot;80&quot; height=&quot;112&quot; src=&quot;https://one-draw.jp/ijinden/cardlist/001/card/01_067.png&quot; /&gt;&lt;div class=&quot;container-num-copies position-absolute bottom-0 start-0 px-1&quot; id=&quot;side-1-67-num-copies&quot;&gt;0&lt;/div&gt;&lt;button type=&quot;button&quot; class=&quot;btn btn-secondary btn-number btn-sm btn-pop position-absolute top-0 start-0&quot; data-type=&quot;minus&quot; data-deck=&quot;side&quot; data-id=&quot;1-67&quot;&gt;-&lt;/button&gt;&lt;button type=&quot;button&quot; class=&quot;btn btn-secondary btn-number btn-sm btn-push position-absolute top-0 end-0&quot; data-type=&quot;plus&quot; data-deck=&quot;side&quot; data-id=&quot;1-67&quot;&gt;+&lt;/button&gt;&lt;button type=&quot;button&quot; class=&quot;btn btn-secondary btn-number btn-sm btn-raise position-absolute bottom-0 end-0&quot; data-type=&quot;raise&quot; data-id=&quot;1-67&quot;&gt;^&lt;/button&gt;&lt;/div&gt;" calcext:value-type="string">
            <text:p>&lt;div class="container-card position-relative me-2 mb-2" id="side-1-67"&gt;&lt;img class="d-block" width="80" height="112" src="https://one-draw.jp/ijinden/cardlist/001/card/01_067.png" /&gt;&lt;div class="container-num-copies position-absolute bottom-0 start-0 px-1" id="side-1-67-num-copies"&gt;0&lt;/div&gt;&lt;button type="button" class="btn btn-secondary btn-number btn-sm btn-pop position-absolute top-0 start-0" data-type="minus" data-deck="side" data-id="1-67"&gt;-&lt;/button&gt;&lt;button type="button" class="btn btn-secondary btn-number btn-sm btn-push position-absolute top-0 end-0" data-type="plus" data-deck="side" data-id="1-67"&gt;+&lt;/button&gt;&lt;button type="button" class="btn btn-secondary btn-number btn-sm btn-raise position-absolute bottom-0 end-0" data-type="raise" data-id="1-67"&gt;^&lt;/button&gt;&lt;/div&gt;</text:p>
          </table:table-cell>
          <table:table-cell table:formula="of:=CONCATENATE([$HTML.$A$3];[.F107];[$HTML.$B$3];[.H107];[$HTML.$C$3];[.J107];[$HTML.$D$3];[.N107];[$HTML.$E$3];[.B107];[$HTML.$F$3];[.D107];[$HTML.$G$3];[.B107];[$HTML.$H$3];[.B107];[$HTML.$I$3];[.B107];[$HTML.$J$3];[.B107];[$HTML.$K$3];[.B107];[$HTML.$L$3];[.B107];[$HTML.$M$3];[.B107];[$HTML.$N$3];[.B107];[$HTML.$O$3])" office:value-type="string" office:string-value="&lt;tr data-expansion=&quot;15&quot; data-type=&quot;4&quot; data-color=&quot;8&quot; data-term=&quot;0&quot;&gt;&lt;td&gt;1-67&lt;/td&gt;&lt;td&gt;ウッドスタッフ&lt;/td&gt;&lt;td&gt;&lt;div class=&quot;input-group&quot;&gt;&lt;button type=&quot;button&quot; class=&quot;btn btn-outline-secondary btn-number&quot; data-type=&quot;minus&quot; data-deck=&quot;main&quot; data-id=&quot;1-67&quot; disabled&gt;-&lt;/button&gt;&lt;input type=&quot;text&quot; class=&quot;form-control input-number&quot; name=&quot;table-main-1-67-num-copies&quot; data-deck=&quot;main&quot; data-id=&quot;1-67&quot; value=&quot;0&quot; min=&quot;0&quot; readonly /&gt;&lt;button type=&quot;button&quot; class=&quot;btn btn-outline-secondary btn-number&quot; data-type=&quot;plus&quot; data-deck=&quot;main&quot; data-id=&quot;1-67&quot;&gt;+&lt;/button&gt;&lt;/div&gt;&lt;/td&gt;&lt;td&gt;&lt;div class=&quot;input-group&quot;&gt;&lt;button type=&quot;button&quot; class=&quot;btn btn-outline-secondary btn-number&quot; data-type=&quot;minus&quot; data-deck=&quot;side&quot; data-id=&quot;1-67&quot; disabled&gt;-&lt;/button&gt;&lt;input type=&quot;text&quot; class=&quot;form-control input-number&quot; name=&quot;table-side-1-67-num-copies&quot; data-deck=&quot;side&quot; data-id=&quot;1-67&quot; value=&quot;0&quot; min=&quot;0&quot; readonly /&gt;&lt;button type=&quot;button&quot; class=&quot;btn btn-outline-secondary btn-number&quot; data-type=&quot;plus&quot; data-deck=&quot;side&quot; data-id=&quot;1-67&quot;&gt;+&lt;/button&gt;&lt;/div&gt;&lt;/td&gt;&lt;/tr&gt;" calcext:value-type="string">
            <text:p>&lt;tr data-expansion="15" data-type="4" data-color="8" data-term="0"&gt;&lt;td&gt;1-67&lt;/td&gt;&lt;td&gt;ウッドスタッフ&lt;/td&gt;&lt;td&gt;&lt;div class="input-group"&gt;&lt;button type="button" class="btn btn-outline-secondary btn-number" data-type="minus" data-deck="main" data-id="1-67" disabled&gt;-&lt;/button&gt;&lt;input type="text" class="form-control input-number" name="table-main-1-67-num-copies" data-deck="main" data-id="1-67" value="0" min="0" readonly /&gt;&lt;button type="button" class="btn btn-outline-secondary btn-number" data-type="plus" data-deck="main" data-id="1-67"&gt;+&lt;/button&gt;&lt;/div&gt;&lt;/td&gt;&lt;td&gt;&lt;div class="input-group"&gt;&lt;button type="button" class="btn btn-outline-secondary btn-number" data-type="minus" data-deck="side" data-id="1-67" disabled&gt;-&lt;/button&gt;&lt;input type="text" class="form-control input-number" name="table-side-1-67-num-copies" data-deck="side" data-id="1-67" value="0" min="0" readonly /&gt;&lt;button type="button" class="btn btn-outline-secondary btn-number" data-type="plus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O108];[$HTML.$C$1];[.$B108];[$HTML.$D$1];[.$B108];[$HTML.$E$1];[.$B108];[$HTML.$F$1];[.$B108];[$HTML.$G$1])" office:value-type="string" office:string-value="&lt;div class=&quot;container-card position-relative me-2 mb-2&quot; id=&quot;main-1-68&quot;&gt;&lt;img class=&quot;d-block&quot; width=&quot;80&quot; height=&quot;112&quot; src=&quot;https://one-draw.jp/ijinden/cardlist/001/card/01_068.png&quot; /&gt;&lt;div class=&quot;container-num-copies position-absolute bottom-0 start-0 px-1&quot; id=&quot;main-1-68-num-copies&quot;&gt;0&lt;/div&gt;&lt;button type=&quot;button&quot; class=&quot;btn btn-secondary btn-number btn-sm btn-pop position-absolute top-0 start-0&quot; data-type=&quot;minus&quot; data-deck=&quot;main&quot; data-id=&quot;1-68&quot;&gt;-&lt;/button&gt;&lt;button type=&quot;button&quot; class=&quot;btn btn-secondary btn-number btn-sm btn-push position-absolute top-0 end-0&quot; data-type=&quot;plus&quot; data-deck=&quot;main&quot; data-id=&quot;1-68&quot;&gt;+&lt;/button&gt;&lt;button type=&quot;button&quot; class=&quot;btn btn-secondary btn-number btn-sm btn-drop position-absolute bottom-0 end-0&quot; data-type=&quot;drop&quot; data-id=&quot;1-68&quot;&gt;v&lt;/button&gt;&lt;/div&gt;" calcext:value-type="string">
            <text:p>&lt;div class="container-card position-relative me-2 mb-2" id="main-1-68"&gt;&lt;img class="d-block" width="80" height="112" src="https://one-draw.jp/ijinden/cardlist/001/card/01_068.png" /&gt;&lt;div class="container-num-copies position-absolute bottom-0 start-0 px-1" id="main-1-68-num-copies"&gt;0&lt;/div&gt;&lt;button type="button" class="btn btn-secondary btn-number btn-sm btn-pop position-absolute top-0 start-0" data-type="minus" data-deck="main" data-id="1-68"&gt;-&lt;/button&gt;&lt;button type="button" class="btn btn-secondary btn-number btn-sm btn-push position-absolute top-0 end-0" data-type="plus" data-deck="main" data-id="1-68"&gt;+&lt;/button&gt;&lt;button type="button" class="btn btn-secondary btn-number btn-sm btn-drop position-absolute bottom-0 end-0" data-type="drop" data-id="1-68"&gt;v&lt;/button&gt;&lt;/div&gt;</text:p>
          </table:table-cell>
          <table:table-cell table:formula="of:=CONCATENATE([$HTML.$A$2];[.$B108];[$HTML.$B$2];[.$O108];[$HTML.$C$2];[.$B108];[$HTML.$D$2];[.$B108];[$HTML.$E$2];[.$B108];[$HTML.$F$2];[.$B108];[$HTML.$G$2])" office:value-type="string" office:string-value="&lt;div class=&quot;container-card position-relative me-2 mb-2&quot; id=&quot;side-1-68&quot;&gt;&lt;img class=&quot;d-block&quot; width=&quot;80&quot; height=&quot;112&quot; src=&quot;https://one-draw.jp/ijinden/cardlist/001/card/01_068.png&quot; /&gt;&lt;div class=&quot;container-num-copies position-absolute bottom-0 start-0 px-1&quot; id=&quot;side-1-68-num-copies&quot;&gt;0&lt;/div&gt;&lt;button type=&quot;button&quot; class=&quot;btn btn-secondary btn-number btn-sm btn-pop position-absolute top-0 start-0&quot; data-type=&quot;minus&quot; data-deck=&quot;side&quot; data-id=&quot;1-68&quot;&gt;-&lt;/button&gt;&lt;button type=&quot;button&quot; class=&quot;btn btn-secondary btn-number btn-sm btn-push position-absolute top-0 end-0&quot; data-type=&quot;plus&quot; data-deck=&quot;side&quot; data-id=&quot;1-68&quot;&gt;+&lt;/button&gt;&lt;button type=&quot;button&quot; class=&quot;btn btn-secondary btn-number btn-sm btn-raise position-absolute bottom-0 end-0&quot; data-type=&quot;raise&quot; data-id=&quot;1-68&quot;&gt;^&lt;/button&gt;&lt;/div&gt;" calcext:value-type="string">
            <text:p>&lt;div class="container-card position-relative me-2 mb-2" id="side-1-68"&gt;&lt;img class="d-block" width="80" height="112" src="https://one-draw.jp/ijinden/cardlist/001/card/01_068.png" /&gt;&lt;div class="container-num-copies position-absolute bottom-0 start-0 px-1" id="side-1-68-num-copies"&gt;0&lt;/div&gt;&lt;button type="button" class="btn btn-secondary btn-number btn-sm btn-pop position-absolute top-0 start-0" data-type="minus" data-deck="side" data-id="1-68"&gt;-&lt;/button&gt;&lt;button type="button" class="btn btn-secondary btn-number btn-sm btn-push position-absolute top-0 end-0" data-type="plus" data-deck="side" data-id="1-68"&gt;+&lt;/button&gt;&lt;button type="button" class="btn btn-secondary btn-number btn-sm btn-raise position-absolute bottom-0 end-0" data-type="raise" data-id="1-68"&gt;^&lt;/button&gt;&lt;/div&gt;</text:p>
          </table:table-cell>
          <table:table-cell table:formula="of:=CONCATENATE([$HTML.$A$3];[.F108];[$HTML.$B$3];[.H108];[$HTML.$C$3];[.J108];[$HTML.$D$3];[.N108];[$HTML.$E$3];[.B108];[$HTML.$F$3];[.D108];[$HTML.$G$3];[.B108];[$HTML.$H$3];[.B108];[$HTML.$I$3];[.B108];[$HTML.$J$3];[.B108];[$HTML.$K$3];[.B108];[$HTML.$L$3];[.B108];[$HTML.$M$3];[.B108];[$HTML.$N$3];[.B108];[$HTML.$O$3])" office:value-type="string" office:string-value="&lt;tr data-expansion=&quot;15&quot; data-type=&quot;4&quot; data-color=&quot;8&quot; data-term=&quot;0&quot;&gt;&lt;td&gt;1-68&lt;/td&gt;&lt;td&gt;万葉集&lt;/td&gt;&lt;td&gt;&lt;div class=&quot;input-group&quot;&gt;&lt;button type=&quot;button&quot; class=&quot;btn btn-outline-secondary btn-number&quot; data-type=&quot;minus&quot; data-deck=&quot;main&quot; data-id=&quot;1-68&quot; disabled&gt;-&lt;/button&gt;&lt;input type=&quot;text&quot; class=&quot;form-control input-number&quot; name=&quot;table-main-1-68-num-copies&quot; data-deck=&quot;main&quot; data-id=&quot;1-68&quot; value=&quot;0&quot; min=&quot;0&quot; readonly /&gt;&lt;button type=&quot;button&quot; class=&quot;btn btn-outline-secondary btn-number&quot; data-type=&quot;plus&quot; data-deck=&quot;main&quot; data-id=&quot;1-68&quot;&gt;+&lt;/button&gt;&lt;/div&gt;&lt;/td&gt;&lt;td&gt;&lt;div class=&quot;input-group&quot;&gt;&lt;button type=&quot;button&quot; class=&quot;btn btn-outline-secondary btn-number&quot; data-type=&quot;minus&quot; data-deck=&quot;side&quot; data-id=&quot;1-68&quot; disabled&gt;-&lt;/button&gt;&lt;input type=&quot;text&quot; class=&quot;form-control input-number&quot; name=&quot;table-side-1-68-num-copies&quot; data-deck=&quot;side&quot; data-id=&quot;1-68&quot; value=&quot;0&quot; min=&quot;0&quot; readonly /&gt;&lt;button type=&quot;button&quot; class=&quot;btn btn-outline-secondary btn-number&quot; data-type=&quot;plus&quot; data-deck=&quot;side&quot; data-id=&quot;1-68&quot;&gt;+&lt;/button&gt;&lt;/div&gt;&lt;/td&gt;&lt;/tr&gt;" calcext:value-type="string">
            <text:p>&lt;tr data-expansion="15" data-type="4" data-color="8" data-term="0"&gt;&lt;td&gt;1-68&lt;/td&gt;&lt;td&gt;万葉集&lt;/td&gt;&lt;td&gt;&lt;div class="input-group"&gt;&lt;button type="button" class="btn btn-outline-secondary btn-number" data-type="minus" data-deck="main" data-id="1-68" disabled&gt;-&lt;/button&gt;&lt;input type="text" class="form-control input-number" name="table-main-1-68-num-copies" data-deck="main" data-id="1-68" value="0" min="0" readonly /&gt;&lt;button type="button" class="btn btn-outline-secondary btn-number" data-type="plus" data-deck="main" data-id="1-68"&gt;+&lt;/button&gt;&lt;/div&gt;&lt;/td&gt;&lt;td&gt;&lt;div class="input-group"&gt;&lt;button type="button" class="btn btn-outline-secondary btn-number" data-type="minus" data-deck="side" data-id="1-68" disabled&gt;-&lt;/button&gt;&lt;input type="text" class="form-control input-number" name="table-side-1-68-num-copies" data-deck="side" data-id="1-68" value="0" min="0" readonly /&gt;&lt;button type="button" class="btn btn-outline-secondary btn-number" data-type="plus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O109];[$HTML.$C$1];[.$B109];[$HTML.$D$1];[.$B109];[$HTML.$E$1];[.$B109];[$HTML.$F$1];[.$B109];[$HTML.$G$1])" office:value-type="string" office:string-value="&lt;div class=&quot;container-card position-relative me-2 mb-2&quot; id=&quot;main-1-69&quot;&gt;&lt;img class=&quot;d-block&quot; width=&quot;80&quot; height=&quot;112&quot; src=&quot;https://one-draw.jp/ijinden/cardlist/001/card/01_069.png&quot; /&gt;&lt;div class=&quot;container-num-copies position-absolute bottom-0 start-0 px-1&quot; id=&quot;main-1-69-num-copies&quot;&gt;0&lt;/div&gt;&lt;button type=&quot;button&quot; class=&quot;btn btn-secondary btn-number btn-sm btn-pop position-absolute top-0 start-0&quot; data-type=&quot;minus&quot; data-deck=&quot;main&quot; data-id=&quot;1-69&quot;&gt;-&lt;/button&gt;&lt;button type=&quot;button&quot; class=&quot;btn btn-secondary btn-number btn-sm btn-push position-absolute top-0 end-0&quot; data-type=&quot;plus&quot; data-deck=&quot;main&quot; data-id=&quot;1-69&quot;&gt;+&lt;/button&gt;&lt;button type=&quot;button&quot; class=&quot;btn btn-secondary btn-number btn-sm btn-drop position-absolute bottom-0 end-0&quot; data-type=&quot;drop&quot; data-id=&quot;1-69&quot;&gt;v&lt;/button&gt;&lt;/div&gt;" calcext:value-type="string">
            <text:p>&lt;div class="container-card position-relative me-2 mb-2" id="main-1-69"&gt;&lt;img class="d-block" width="80" height="112" src="https://one-draw.jp/ijinden/cardlist/001/card/01_069.png" /&gt;&lt;div class="container-num-copies position-absolute bottom-0 start-0 px-1" id="main-1-69-num-copies"&gt;0&lt;/div&gt;&lt;button type="button" class="btn btn-secondary btn-number btn-sm btn-pop position-absolute top-0 start-0" data-type="minus" data-deck="main" data-id="1-69"&gt;-&lt;/button&gt;&lt;button type="button" class="btn btn-secondary btn-number btn-sm btn-push position-absolute top-0 end-0" data-type="plus" data-deck="main" data-id="1-69"&gt;+&lt;/button&gt;&lt;button type="button" class="btn btn-secondary btn-number btn-sm btn-drop position-absolute bottom-0 end-0" data-type="drop" data-id="1-69"&gt;v&lt;/button&gt;&lt;/div&gt;</text:p>
          </table:table-cell>
          <table:table-cell table:formula="of:=CONCATENATE([$HTML.$A$2];[.$B109];[$HTML.$B$2];[.$O109];[$HTML.$C$2];[.$B109];[$HTML.$D$2];[.$B109];[$HTML.$E$2];[.$B109];[$HTML.$F$2];[.$B109];[$HTML.$G$2])" office:value-type="string" office:string-value="&lt;div class=&quot;container-card position-relative me-2 mb-2&quot; id=&quot;side-1-69&quot;&gt;&lt;img class=&quot;d-block&quot; width=&quot;80&quot; height=&quot;112&quot; src=&quot;https://one-draw.jp/ijinden/cardlist/001/card/01_069.png&quot; /&gt;&lt;div class=&quot;container-num-copies position-absolute bottom-0 start-0 px-1&quot; id=&quot;side-1-69-num-copies&quot;&gt;0&lt;/div&gt;&lt;button type=&quot;button&quot; class=&quot;btn btn-secondary btn-number btn-sm btn-pop position-absolute top-0 start-0&quot; data-type=&quot;minus&quot; data-deck=&quot;side&quot; data-id=&quot;1-69&quot;&gt;-&lt;/button&gt;&lt;button type=&quot;button&quot; class=&quot;btn btn-secondary btn-number btn-sm btn-push position-absolute top-0 end-0&quot; data-type=&quot;plus&quot; data-deck=&quot;side&quot; data-id=&quot;1-69&quot;&gt;+&lt;/button&gt;&lt;button type=&quot;button&quot; class=&quot;btn btn-secondary btn-number btn-sm btn-raise position-absolute bottom-0 end-0&quot; data-type=&quot;raise&quot; data-id=&quot;1-69&quot;&gt;^&lt;/button&gt;&lt;/div&gt;" calcext:value-type="string">
            <text:p>&lt;div class="container-card position-relative me-2 mb-2" id="side-1-69"&gt;&lt;img class="d-block" width="80" height="112" src="https://one-draw.jp/ijinden/cardlist/001/card/01_069.png" /&gt;&lt;div class="container-num-copies position-absolute bottom-0 start-0 px-1" id="side-1-69-num-copies"&gt;0&lt;/div&gt;&lt;button type="button" class="btn btn-secondary btn-number btn-sm btn-pop position-absolute top-0 start-0" data-type="minus" data-deck="side" data-id="1-69"&gt;-&lt;/button&gt;&lt;button type="button" class="btn btn-secondary btn-number btn-sm btn-push position-absolute top-0 end-0" data-type="plus" data-deck="side" data-id="1-69"&gt;+&lt;/button&gt;&lt;button type="button" class="btn btn-secondary btn-number btn-sm btn-raise position-absolute bottom-0 end-0" data-type="raise" data-id="1-69"&gt;^&lt;/button&gt;&lt;/div&gt;</text:p>
          </table:table-cell>
          <table:table-cell table:formula="of:=CONCATENATE([$HTML.$A$3];[.F109];[$HTML.$B$3];[.H109];[$HTML.$C$3];[.J109];[$HTML.$D$3];[.N109];[$HTML.$E$3];[.B109];[$HTML.$F$3];[.D109];[$HTML.$G$3];[.B109];[$HTML.$H$3];[.B109];[$HTML.$I$3];[.B109];[$HTML.$J$3];[.B109];[$HTML.$K$3];[.B109];[$HTML.$L$3];[.B109];[$HTML.$M$3];[.B109];[$HTML.$N$3];[.B109];[$HTML.$O$3])" office:value-type="string" office:string-value="&lt;tr data-expansion=&quot;15&quot; data-type=&quot;4&quot; data-color=&quot;8&quot; data-term=&quot;0&quot;&gt;&lt;td&gt;1-69&lt;/td&gt;&lt;td&gt;グリーンオーブ&lt;/td&gt;&lt;td&gt;&lt;div class=&quot;input-group&quot;&gt;&lt;button type=&quot;button&quot; class=&quot;btn btn-outline-secondary btn-number&quot; data-type=&quot;minus&quot; data-deck=&quot;main&quot; data-id=&quot;1-69&quot; disabled&gt;-&lt;/button&gt;&lt;input type=&quot;text&quot; class=&quot;form-control input-number&quot; name=&quot;table-main-1-69-num-copies&quot; data-deck=&quot;main&quot; data-id=&quot;1-69&quot; value=&quot;0&quot; min=&quot;0&quot; readonly /&gt;&lt;button type=&quot;button&quot; class=&quot;btn btn-outline-secondary btn-number&quot; data-type=&quot;plus&quot; data-deck=&quot;main&quot; data-id=&quot;1-69&quot;&gt;+&lt;/button&gt;&lt;/div&gt;&lt;/td&gt;&lt;td&gt;&lt;div class=&quot;input-group&quot;&gt;&lt;button type=&quot;button&quot; class=&quot;btn btn-outline-secondary btn-number&quot; data-type=&quot;minus&quot; data-deck=&quot;side&quot; data-id=&quot;1-69&quot; disabled&gt;-&lt;/button&gt;&lt;input type=&quot;text&quot; class=&quot;form-control input-number&quot; name=&quot;table-side-1-69-num-copies&quot; data-deck=&quot;side&quot; data-id=&quot;1-69&quot; value=&quot;0&quot; min=&quot;0&quot; readonly /&gt;&lt;button type=&quot;button&quot; class=&quot;btn btn-outline-secondary btn-number&quot; data-type=&quot;plus&quot; data-deck=&quot;side&quot; data-id=&quot;1-69&quot;&gt;+&lt;/button&gt;&lt;/div&gt;&lt;/td&gt;&lt;/tr&gt;" calcext:value-type="string">
            <text:p>&lt;tr data-expansion="15" data-type="4" data-color="8" data-term="0"&gt;&lt;td&gt;1-69&lt;/td&gt;&lt;td&gt;グリーンオーブ&lt;/td&gt;&lt;td&gt;&lt;div class="input-group"&gt;&lt;button type="button" class="btn btn-outline-secondary btn-number" data-type="minus" data-deck="main" data-id="1-69" disabled&gt;-&lt;/button&gt;&lt;input type="text" class="form-control input-number" name="table-main-1-69-num-copies" data-deck="main" data-id="1-69" value="0" min="0" readonly /&gt;&lt;button type="button" class="btn btn-outline-secondary btn-number" data-type="plus" data-deck="main" data-id="1-69"&gt;+&lt;/button&gt;&lt;/div&gt;&lt;/td&gt;&lt;td&gt;&lt;div class="input-group"&gt;&lt;button type="button" class="btn btn-outline-secondary btn-number" data-type="minus" data-deck="side" data-id="1-69" disabled&gt;-&lt;/button&gt;&lt;input type="text" class="form-control input-number" name="table-side-1-69-num-copies" data-deck="side" data-id="1-69" value="0" min="0" readonly /&gt;&lt;button type="button" class="btn btn-outline-secondary btn-number" data-type="plus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O110];[$HTML.$C$1];[.$B110];[$HTML.$D$1];[.$B110];[$HTML.$E$1];[.$B110];[$HTML.$F$1];[.$B110];[$HTML.$G$1])" office:value-type="string" office:string-value="&lt;div class=&quot;container-card position-relative me-2 mb-2&quot; id=&quot;main-1-70&quot;&gt;&lt;img class=&quot;d-block&quot; width=&quot;80&quot; height=&quot;112&quot; src=&quot;https://one-draw.jp/ijinden/cardlist/001/card/01_070.png&quot; /&gt;&lt;div class=&quot;container-num-copies position-absolute bottom-0 start-0 px-1&quot; id=&quot;main-1-70-num-copies&quot;&gt;0&lt;/div&gt;&lt;button type=&quot;button&quot; class=&quot;btn btn-secondary btn-number btn-sm btn-pop position-absolute top-0 start-0&quot; data-type=&quot;minus&quot; data-deck=&quot;main&quot; data-id=&quot;1-70&quot;&gt;-&lt;/button&gt;&lt;button type=&quot;button&quot; class=&quot;btn btn-secondary btn-number btn-sm btn-push position-absolute top-0 end-0&quot; data-type=&quot;plus&quot; data-deck=&quot;main&quot; data-id=&quot;1-70&quot;&gt;+&lt;/button&gt;&lt;button type=&quot;button&quot; class=&quot;btn btn-secondary btn-number btn-sm btn-drop position-absolute bottom-0 end-0&quot; data-type=&quot;drop&quot; data-id=&quot;1-70&quot;&gt;v&lt;/button&gt;&lt;/div&gt;" calcext:value-type="string">
            <text:p>&lt;div class="container-card position-relative me-2 mb-2" id="main-1-70"&gt;&lt;img class="d-block" width="80" height="112" src="https://one-draw.jp/ijinden/cardlist/001/card/01_070.png" /&gt;&lt;div class="container-num-copies position-absolute bottom-0 start-0 px-1" id="main-1-70-num-copies"&gt;0&lt;/div&gt;&lt;button type="button" class="btn btn-secondary btn-number btn-sm btn-pop position-absolute top-0 start-0" data-type="minus" data-deck="main" data-id="1-70"&gt;-&lt;/button&gt;&lt;button type="button" class="btn btn-secondary btn-number btn-sm btn-push position-absolute top-0 end-0" data-type="plus" data-deck="main" data-id="1-70"&gt;+&lt;/button&gt;&lt;button type="button" class="btn btn-secondary btn-number btn-sm btn-drop position-absolute bottom-0 end-0" data-type="drop" data-id="1-70"&gt;v&lt;/button&gt;&lt;/div&gt;</text:p>
          </table:table-cell>
          <table:table-cell table:formula="of:=CONCATENATE([$HTML.$A$2];[.$B110];[$HTML.$B$2];[.$O110];[$HTML.$C$2];[.$B110];[$HTML.$D$2];[.$B110];[$HTML.$E$2];[.$B110];[$HTML.$F$2];[.$B110];[$HTML.$G$2])" office:value-type="string" office:string-value="&lt;div class=&quot;container-card position-relative me-2 mb-2&quot; id=&quot;side-1-70&quot;&gt;&lt;img class=&quot;d-block&quot; width=&quot;80&quot; height=&quot;112&quot; src=&quot;https://one-draw.jp/ijinden/cardlist/001/card/01_070.png&quot; /&gt;&lt;div class=&quot;container-num-copies position-absolute bottom-0 start-0 px-1&quot; id=&quot;side-1-70-num-copies&quot;&gt;0&lt;/div&gt;&lt;button type=&quot;button&quot; class=&quot;btn btn-secondary btn-number btn-sm btn-pop position-absolute top-0 start-0&quot; data-type=&quot;minus&quot; data-deck=&quot;side&quot; data-id=&quot;1-70&quot;&gt;-&lt;/button&gt;&lt;button type=&quot;button&quot; class=&quot;btn btn-secondary btn-number btn-sm btn-push position-absolute top-0 end-0&quot; data-type=&quot;plus&quot; data-deck=&quot;side&quot; data-id=&quot;1-70&quot;&gt;+&lt;/button&gt;&lt;button type=&quot;button&quot; class=&quot;btn btn-secondary btn-number btn-sm btn-raise position-absolute bottom-0 end-0&quot; data-type=&quot;raise&quot; data-id=&quot;1-70&quot;&gt;^&lt;/button&gt;&lt;/div&gt;" calcext:value-type="string">
            <text:p>&lt;div class="container-card position-relative me-2 mb-2" id="side-1-70"&gt;&lt;img class="d-block" width="80" height="112" src="https://one-draw.jp/ijinden/cardlist/001/card/01_070.png" /&gt;&lt;div class="container-num-copies position-absolute bottom-0 start-0 px-1" id="side-1-70-num-copies"&gt;0&lt;/div&gt;&lt;button type="button" class="btn btn-secondary btn-number btn-sm btn-pop position-absolute top-0 start-0" data-type="minus" data-deck="side" data-id="1-70"&gt;-&lt;/button&gt;&lt;button type="button" class="btn btn-secondary btn-number btn-sm btn-push position-absolute top-0 end-0" data-type="plus" data-deck="side" data-id="1-70"&gt;+&lt;/button&gt;&lt;button type="button" class="btn btn-secondary btn-number btn-sm btn-raise position-absolute bottom-0 end-0" data-type="raise" data-id="1-70"&gt;^&lt;/button&gt;&lt;/div&gt;</text:p>
          </table:table-cell>
          <table:table-cell table:formula="of:=CONCATENATE([$HTML.$A$3];[.F110];[$HTML.$B$3];[.H110];[$HTML.$C$3];[.J110];[$HTML.$D$3];[.N110];[$HTML.$E$3];[.B110];[$HTML.$F$3];[.D110];[$HTML.$G$3];[.B110];[$HTML.$H$3];[.B110];[$HTML.$I$3];[.B110];[$HTML.$J$3];[.B110];[$HTML.$K$3];[.B110];[$HTML.$L$3];[.B110];[$HTML.$M$3];[.B110];[$HTML.$N$3];[.B110];[$HTML.$O$3])" office:value-type="string" office:string-value="&lt;tr data-expansion=&quot;15&quot; data-type=&quot;1&quot; data-color=&quot;2&quot; data-term=&quot;0&quot;&gt;&lt;td&gt;1-70&lt;/td&gt;&lt;td&gt;ビスマルク&lt;/td&gt;&lt;td&gt;&lt;div class=&quot;input-group&quot;&gt;&lt;button type=&quot;button&quot; class=&quot;btn btn-outline-secondary btn-number&quot; data-type=&quot;minus&quot; data-deck=&quot;main&quot; data-id=&quot;1-70&quot; disabled&gt;-&lt;/button&gt;&lt;input type=&quot;text&quot; class=&quot;form-control input-number&quot; name=&quot;table-main-1-70-num-copies&quot; data-deck=&quot;main&quot; data-id=&quot;1-70&quot; value=&quot;0&quot; min=&quot;0&quot; readonly /&gt;&lt;button type=&quot;button&quot; class=&quot;btn btn-outline-secondary btn-number&quot; data-type=&quot;plus&quot; data-deck=&quot;main&quot; data-id=&quot;1-70&quot;&gt;+&lt;/button&gt;&lt;/div&gt;&lt;/td&gt;&lt;td&gt;&lt;div class=&quot;input-group&quot;&gt;&lt;button type=&quot;button&quot; class=&quot;btn btn-outline-secondary btn-number&quot; data-type=&quot;minus&quot; data-deck=&quot;side&quot; data-id=&quot;1-70&quot; disabled&gt;-&lt;/button&gt;&lt;input type=&quot;text&quot; class=&quot;form-control input-number&quot; name=&quot;table-side-1-70-num-copies&quot; data-deck=&quot;side&quot; data-id=&quot;1-70&quot; value=&quot;0&quot; min=&quot;0&quot; readonly /&gt;&lt;button type=&quot;button&quot; class=&quot;btn btn-outline-secondary btn-number&quot; data-type=&quot;plus&quot; data-deck=&quot;side&quot; data-id=&quot;1-70&quot;&gt;+&lt;/button&gt;&lt;/div&gt;&lt;/td&gt;&lt;/tr&gt;" calcext:value-type="string">
            <text:p>&lt;tr data-expansion="15" data-type="1" data-color="2" data-term="0"&gt;&lt;td&gt;1-70&lt;/td&gt;&lt;td&gt;ビスマルク&lt;/td&gt;&lt;td&gt;&lt;div class="input-group"&gt;&lt;button type="button" class="btn btn-outline-secondary btn-number" data-type="minus" data-deck="main" data-id="1-70" disabled&gt;-&lt;/button&gt;&lt;input type="text" class="form-control input-number" name="table-main-1-70-num-copies" data-deck="main" data-id="1-70" value="0" min="0" readonly /&gt;&lt;button type="button" class="btn btn-outline-secondary btn-number" data-type="plus" data-deck="main" data-id="1-70"&gt;+&lt;/button&gt;&lt;/div&gt;&lt;/td&gt;&lt;td&gt;&lt;div class="input-group"&gt;&lt;button type="button" class="btn btn-outline-secondary btn-number" data-type="minus" data-deck="side" data-id="1-70" disabled&gt;-&lt;/button&gt;&lt;input type="text" class="form-control input-number" name="table-side-1-70-num-copies" data-deck="side" data-id="1-70" value="0" min="0" readonly /&gt;&lt;button type="button" class="btn btn-outline-secondary btn-number" data-type="plus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O111];[$HTML.$C$1];[.$B111];[$HTML.$D$1];[.$B111];[$HTML.$E$1];[.$B111];[$HTML.$F$1];[.$B111];[$HTML.$G$1])" office:value-type="string" office:string-value="&lt;div class=&quot;container-card position-relative me-2 mb-2&quot; id=&quot;main-1-71&quot;&gt;&lt;img class=&quot;d-block&quot; width=&quot;80&quot; height=&quot;112&quot; src=&quot;https://one-draw.jp/ijinden/cardlist/001/card/01_071.png&quot; /&gt;&lt;div class=&quot;container-num-copies position-absolute bottom-0 start-0 px-1&quot; id=&quot;main-1-71-num-copies&quot;&gt;0&lt;/div&gt;&lt;button type=&quot;button&quot; class=&quot;btn btn-secondary btn-number btn-sm btn-pop position-absolute top-0 start-0&quot; data-type=&quot;minus&quot; data-deck=&quot;main&quot; data-id=&quot;1-71&quot;&gt;-&lt;/button&gt;&lt;button type=&quot;button&quot; class=&quot;btn btn-secondary btn-number btn-sm btn-push position-absolute top-0 end-0&quot; data-type=&quot;plus&quot; data-deck=&quot;main&quot; data-id=&quot;1-71&quot;&gt;+&lt;/button&gt;&lt;button type=&quot;button&quot; class=&quot;btn btn-secondary btn-number btn-sm btn-drop position-absolute bottom-0 end-0&quot; data-type=&quot;drop&quot; data-id=&quot;1-71&quot;&gt;v&lt;/button&gt;&lt;/div&gt;" calcext:value-type="string">
            <text:p>&lt;div class="container-card position-relative me-2 mb-2" id="main-1-71"&gt;&lt;img class="d-block" width="80" height="112" src="https://one-draw.jp/ijinden/cardlist/001/card/01_071.png" /&gt;&lt;div class="container-num-copies position-absolute bottom-0 start-0 px-1" id="main-1-71-num-copies"&gt;0&lt;/div&gt;&lt;button type="button" class="btn btn-secondary btn-number btn-sm btn-pop position-absolute top-0 start-0" data-type="minus" data-deck="main" data-id="1-71"&gt;-&lt;/button&gt;&lt;button type="button" class="btn btn-secondary btn-number btn-sm btn-push position-absolute top-0 end-0" data-type="plus" data-deck="main" data-id="1-71"&gt;+&lt;/button&gt;&lt;button type="button" class="btn btn-secondary btn-number btn-sm btn-drop position-absolute bottom-0 end-0" data-type="drop" data-id="1-71"&gt;v&lt;/button&gt;&lt;/div&gt;</text:p>
          </table:table-cell>
          <table:table-cell table:formula="of:=CONCATENATE([$HTML.$A$2];[.$B111];[$HTML.$B$2];[.$O111];[$HTML.$C$2];[.$B111];[$HTML.$D$2];[.$B111];[$HTML.$E$2];[.$B111];[$HTML.$F$2];[.$B111];[$HTML.$G$2])" office:value-type="string" office:string-value="&lt;div class=&quot;container-card position-relative me-2 mb-2&quot; id=&quot;side-1-71&quot;&gt;&lt;img class=&quot;d-block&quot; width=&quot;80&quot; height=&quot;112&quot; src=&quot;https://one-draw.jp/ijinden/cardlist/001/card/01_071.png&quot; /&gt;&lt;div class=&quot;container-num-copies position-absolute bottom-0 start-0 px-1&quot; id=&quot;side-1-71-num-copies&quot;&gt;0&lt;/div&gt;&lt;button type=&quot;button&quot; class=&quot;btn btn-secondary btn-number btn-sm btn-pop position-absolute top-0 start-0&quot; data-type=&quot;minus&quot; data-deck=&quot;side&quot; data-id=&quot;1-71&quot;&gt;-&lt;/button&gt;&lt;button type=&quot;button&quot; class=&quot;btn btn-secondary btn-number btn-sm btn-push position-absolute top-0 end-0&quot; data-type=&quot;plus&quot; data-deck=&quot;side&quot; data-id=&quot;1-71&quot;&gt;+&lt;/button&gt;&lt;button type=&quot;button&quot; class=&quot;btn btn-secondary btn-number btn-sm btn-raise position-absolute bottom-0 end-0&quot; data-type=&quot;raise&quot; data-id=&quot;1-71&quot;&gt;^&lt;/button&gt;&lt;/div&gt;" calcext:value-type="string">
            <text:p>&lt;div class="container-card position-relative me-2 mb-2" id="side-1-71"&gt;&lt;img class="d-block" width="80" height="112" src="https://one-draw.jp/ijinden/cardlist/001/card/01_071.png" /&gt;&lt;div class="container-num-copies position-absolute bottom-0 start-0 px-1" id="side-1-71-num-copies"&gt;0&lt;/div&gt;&lt;button type="button" class="btn btn-secondary btn-number btn-sm btn-pop position-absolute top-0 start-0" data-type="minus" data-deck="side" data-id="1-71"&gt;-&lt;/button&gt;&lt;button type="button" class="btn btn-secondary btn-number btn-sm btn-push position-absolute top-0 end-0" data-type="plus" data-deck="side" data-id="1-71"&gt;+&lt;/button&gt;&lt;button type="button" class="btn btn-secondary btn-number btn-sm btn-raise position-absolute bottom-0 end-0" data-type="raise" data-id="1-71"&gt;^&lt;/button&gt;&lt;/div&gt;</text:p>
          </table:table-cell>
          <table:table-cell table:formula="of:=CONCATENATE([$HTML.$A$3];[.F111];[$HTML.$B$3];[.H111];[$HTML.$C$3];[.J111];[$HTML.$D$3];[.N111];[$HTML.$E$3];[.B111];[$HTML.$F$3];[.D111];[$HTML.$G$3];[.B111];[$HTML.$H$3];[.B111];[$HTML.$I$3];[.B111];[$HTML.$J$3];[.B111];[$HTML.$K$3];[.B111];[$HTML.$L$3];[.B111];[$HTML.$M$3];[.B111];[$HTML.$N$3];[.B111];[$HTML.$O$3])" office:value-type="string" office:string-value="&lt;tr data-expansion=&quot;15&quot; data-type=&quot;1&quot; data-color=&quot;2&quot; data-term=&quot;0&quot;&gt;&lt;td&gt;1-71&lt;/td&gt;&lt;td&gt;ミュンツァー&lt;/td&gt;&lt;td&gt;&lt;div class=&quot;input-group&quot;&gt;&lt;button type=&quot;button&quot; class=&quot;btn btn-outline-secondary btn-number&quot; data-type=&quot;minus&quot; data-deck=&quot;main&quot; data-id=&quot;1-71&quot; disabled&gt;-&lt;/button&gt;&lt;input type=&quot;text&quot; class=&quot;form-control input-number&quot; name=&quot;table-main-1-71-num-copies&quot; data-deck=&quot;main&quot; data-id=&quot;1-71&quot; value=&quot;0&quot; min=&quot;0&quot; readonly /&gt;&lt;button type=&quot;button&quot; class=&quot;btn btn-outline-secondary btn-number&quot; data-type=&quot;plus&quot; data-deck=&quot;main&quot; data-id=&quot;1-71&quot;&gt;+&lt;/button&gt;&lt;/div&gt;&lt;/td&gt;&lt;td&gt;&lt;div class=&quot;input-group&quot;&gt;&lt;button type=&quot;button&quot; class=&quot;btn btn-outline-secondary btn-number&quot; data-type=&quot;minus&quot; data-deck=&quot;side&quot; data-id=&quot;1-71&quot; disabled&gt;-&lt;/button&gt;&lt;input type=&quot;text&quot; class=&quot;form-control input-number&quot; name=&quot;table-side-1-71-num-copies&quot; data-deck=&quot;side&quot; data-id=&quot;1-71&quot; value=&quot;0&quot; min=&quot;0&quot; readonly /&gt;&lt;button type=&quot;button&quot; class=&quot;btn btn-outline-secondary btn-number&quot; data-type=&quot;plus&quot; data-deck=&quot;side&quot; data-id=&quot;1-71&quot;&gt;+&lt;/button&gt;&lt;/div&gt;&lt;/td&gt;&lt;/tr&gt;" calcext:value-type="string">
            <text:p>&lt;tr data-expansion="15" data-type="1" data-color="2" data-term="0"&gt;&lt;td&gt;1-71&lt;/td&gt;&lt;td&gt;ミュンツァー&lt;/td&gt;&lt;td&gt;&lt;div class="input-group"&gt;&lt;button type="button" class="btn btn-outline-secondary btn-number" data-type="minus" data-deck="main" data-id="1-71" disabled&gt;-&lt;/button&gt;&lt;input type="text" class="form-control input-number" name="table-main-1-71-num-copies" data-deck="main" data-id="1-71" value="0" min="0" readonly /&gt;&lt;button type="button" class="btn btn-outline-secondary btn-number" data-type="plus" data-deck="main" data-id="1-71"&gt;+&lt;/button&gt;&lt;/div&gt;&lt;/td&gt;&lt;td&gt;&lt;div class="input-group"&gt;&lt;button type="button" class="btn btn-outline-secondary btn-number" data-type="minus" data-deck="side" data-id="1-71" disabled&gt;-&lt;/button&gt;&lt;input type="text" class="form-control input-number" name="table-side-1-71-num-copies" data-deck="side" data-id="1-71" value="0" min="0" readonly /&gt;&lt;button type="button" class="btn btn-outline-secondary btn-number" data-type="plus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O112];[$HTML.$C$1];[.$B112];[$HTML.$D$1];[.$B112];[$HTML.$E$1];[.$B112];[$HTML.$F$1];[.$B112];[$HTML.$G$1])" office:value-type="string" office:string-value="&lt;div class=&quot;container-card position-relative me-2 mb-2&quot; id=&quot;main-1-72&quot;&gt;&lt;img class=&quot;d-block&quot; width=&quot;80&quot; height=&quot;112&quot; src=&quot;https://one-draw.jp/ijinden/cardlist/001/card/01_072.png&quot; /&gt;&lt;div class=&quot;container-num-copies position-absolute bottom-0 start-0 px-1&quot; id=&quot;main-1-72-num-copies&quot;&gt;0&lt;/div&gt;&lt;button type=&quot;button&quot; class=&quot;btn btn-secondary btn-number btn-sm btn-pop position-absolute top-0 start-0&quot; data-type=&quot;minus&quot; data-deck=&quot;main&quot; data-id=&quot;1-72&quot;&gt;-&lt;/button&gt;&lt;button type=&quot;button&quot; class=&quot;btn btn-secondary btn-number btn-sm btn-push position-absolute top-0 end-0&quot; data-type=&quot;plus&quot; data-deck=&quot;main&quot; data-id=&quot;1-72&quot;&gt;+&lt;/button&gt;&lt;button type=&quot;button&quot; class=&quot;btn btn-secondary btn-number btn-sm btn-drop position-absolute bottom-0 end-0&quot; data-type=&quot;drop&quot; data-id=&quot;1-72&quot;&gt;v&lt;/button&gt;&lt;/div&gt;" calcext:value-type="string">
            <text:p>&lt;div class="container-card position-relative me-2 mb-2" id="main-1-72"&gt;&lt;img class="d-block" width="80" height="112" src="https://one-draw.jp/ijinden/cardlist/001/card/01_072.png" /&gt;&lt;div class="container-num-copies position-absolute bottom-0 start-0 px-1" id="main-1-72-num-copies"&gt;0&lt;/div&gt;&lt;button type="button" class="btn btn-secondary btn-number btn-sm btn-pop position-absolute top-0 start-0" data-type="minus" data-deck="main" data-id="1-72"&gt;-&lt;/button&gt;&lt;button type="button" class="btn btn-secondary btn-number btn-sm btn-push position-absolute top-0 end-0" data-type="plus" data-deck="main" data-id="1-72"&gt;+&lt;/button&gt;&lt;button type="button" class="btn btn-secondary btn-number btn-sm btn-drop position-absolute bottom-0 end-0" data-type="drop" data-id="1-72"&gt;v&lt;/button&gt;&lt;/div&gt;</text:p>
          </table:table-cell>
          <table:table-cell table:formula="of:=CONCATENATE([$HTML.$A$2];[.$B112];[$HTML.$B$2];[.$O112];[$HTML.$C$2];[.$B112];[$HTML.$D$2];[.$B112];[$HTML.$E$2];[.$B112];[$HTML.$F$2];[.$B112];[$HTML.$G$2])" office:value-type="string" office:string-value="&lt;div class=&quot;container-card position-relative me-2 mb-2&quot; id=&quot;side-1-72&quot;&gt;&lt;img class=&quot;d-block&quot; width=&quot;80&quot; height=&quot;112&quot; src=&quot;https://one-draw.jp/ijinden/cardlist/001/card/01_072.png&quot; /&gt;&lt;div class=&quot;container-num-copies position-absolute bottom-0 start-0 px-1&quot; id=&quot;side-1-72-num-copies&quot;&gt;0&lt;/div&gt;&lt;button type=&quot;button&quot; class=&quot;btn btn-secondary btn-number btn-sm btn-pop position-absolute top-0 start-0&quot; data-type=&quot;minus&quot; data-deck=&quot;side&quot; data-id=&quot;1-72&quot;&gt;-&lt;/button&gt;&lt;button type=&quot;button&quot; class=&quot;btn btn-secondary btn-number btn-sm btn-push position-absolute top-0 end-0&quot; data-type=&quot;plus&quot; data-deck=&quot;side&quot; data-id=&quot;1-72&quot;&gt;+&lt;/button&gt;&lt;button type=&quot;button&quot; class=&quot;btn btn-secondary btn-number btn-sm btn-raise position-absolute bottom-0 end-0&quot; data-type=&quot;raise&quot; data-id=&quot;1-72&quot;&gt;^&lt;/button&gt;&lt;/div&gt;" calcext:value-type="string">
            <text:p>&lt;div class="container-card position-relative me-2 mb-2" id="side-1-72"&gt;&lt;img class="d-block" width="80" height="112" src="https://one-draw.jp/ijinden/cardlist/001/card/01_072.png" /&gt;&lt;div class="container-num-copies position-absolute bottom-0 start-0 px-1" id="side-1-72-num-copies"&gt;0&lt;/div&gt;&lt;button type="button" class="btn btn-secondary btn-number btn-sm btn-pop position-absolute top-0 start-0" data-type="minus" data-deck="side" data-id="1-72"&gt;-&lt;/button&gt;&lt;button type="button" class="btn btn-secondary btn-number btn-sm btn-push position-absolute top-0 end-0" data-type="plus" data-deck="side" data-id="1-72"&gt;+&lt;/button&gt;&lt;button type="button" class="btn btn-secondary btn-number btn-sm btn-raise position-absolute bottom-0 end-0" data-type="raise" data-id="1-72"&gt;^&lt;/button&gt;&lt;/div&gt;</text:p>
          </table:table-cell>
          <table:table-cell table:formula="of:=CONCATENATE([$HTML.$A$3];[.F112];[$HTML.$B$3];[.H112];[$HTML.$C$3];[.J112];[$HTML.$D$3];[.N112];[$HTML.$E$3];[.B112];[$HTML.$F$3];[.D112];[$HTML.$G$3];[.B112];[$HTML.$H$3];[.B112];[$HTML.$I$3];[.B112];[$HTML.$J$3];[.B112];[$HTML.$K$3];[.B112];[$HTML.$L$3];[.B112];[$HTML.$M$3];[.B112];[$HTML.$N$3];[.B112];[$HTML.$O$3])" office:value-type="string" office:string-value="&lt;tr data-expansion=&quot;15&quot; data-type=&quot;1&quot; data-color=&quot;2&quot; data-term=&quot;0&quot;&gt;&lt;td&gt;1-72&lt;/td&gt;&lt;td&gt;大江広元&lt;/td&gt;&lt;td&gt;&lt;div class=&quot;input-group&quot;&gt;&lt;button type=&quot;button&quot; class=&quot;btn btn-outline-secondary btn-number&quot; data-type=&quot;minus&quot; data-deck=&quot;main&quot; data-id=&quot;1-72&quot; disabled&gt;-&lt;/button&gt;&lt;input type=&quot;text&quot; class=&quot;form-control input-number&quot; name=&quot;table-main-1-72-num-copies&quot; data-deck=&quot;main&quot; data-id=&quot;1-72&quot; value=&quot;0&quot; min=&quot;0&quot; readonly /&gt;&lt;button type=&quot;button&quot; class=&quot;btn btn-outline-secondary btn-number&quot; data-type=&quot;plus&quot; data-deck=&quot;main&quot; data-id=&quot;1-72&quot;&gt;+&lt;/button&gt;&lt;/div&gt;&lt;/td&gt;&lt;td&gt;&lt;div class=&quot;input-group&quot;&gt;&lt;button type=&quot;button&quot; class=&quot;btn btn-outline-secondary btn-number&quot; data-type=&quot;minus&quot; data-deck=&quot;side&quot; data-id=&quot;1-72&quot; disabled&gt;-&lt;/button&gt;&lt;input type=&quot;text&quot; class=&quot;form-control input-number&quot; name=&quot;table-side-1-72-num-copies&quot; data-deck=&quot;side&quot; data-id=&quot;1-72&quot; value=&quot;0&quot; min=&quot;0&quot; readonly /&gt;&lt;button type=&quot;button&quot; class=&quot;btn btn-outline-secondary btn-number&quot; data-type=&quot;plus&quot; data-deck=&quot;side&quot; data-id=&quot;1-72&quot;&gt;+&lt;/button&gt;&lt;/div&gt;&lt;/td&gt;&lt;/tr&gt;" calcext:value-type="string">
            <text:p>&lt;tr data-expansion="15" data-type="1" data-color="2" data-term="0"&gt;&lt;td&gt;1-72&lt;/td&gt;&lt;td&gt;大江広元&lt;/td&gt;&lt;td&gt;&lt;div class="input-group"&gt;&lt;button type="button" class="btn btn-outline-secondary btn-number" data-type="minus" data-deck="main" data-id="1-72" disabled&gt;-&lt;/button&gt;&lt;input type="text" class="form-control input-number" name="table-main-1-72-num-copies" data-deck="main" data-id="1-72" value="0" min="0" readonly /&gt;&lt;button type="button" class="btn btn-outline-secondary btn-number" data-type="plus" data-deck="main" data-id="1-72"&gt;+&lt;/button&gt;&lt;/div&gt;&lt;/td&gt;&lt;td&gt;&lt;div class="input-group"&gt;&lt;button type="button" class="btn btn-outline-secondary btn-number" data-type="minus" data-deck="side" data-id="1-72" disabled&gt;-&lt;/button&gt;&lt;input type="text" class="form-control input-number" name="table-side-1-72-num-copies" data-deck="side" data-id="1-72" value="0" min="0" readonly /&gt;&lt;button type="button" class="btn btn-outline-secondary btn-number" data-type="plus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O113];[$HTML.$C$1];[.$B113];[$HTML.$D$1];[.$B113];[$HTML.$E$1];[.$B113];[$HTML.$F$1];[.$B113];[$HTML.$G$1])" office:value-type="string" office:string-value="&lt;div class=&quot;container-card position-relative me-2 mb-2&quot; id=&quot;main-1-73&quot;&gt;&lt;img class=&quot;d-block&quot; width=&quot;80&quot; height=&quot;112&quot; src=&quot;https://one-draw.jp/ijinden/cardlist/001/card/01_073.png&quot; /&gt;&lt;div class=&quot;container-num-copies position-absolute bottom-0 start-0 px-1&quot; id=&quot;main-1-73-num-copies&quot;&gt;0&lt;/div&gt;&lt;button type=&quot;button&quot; class=&quot;btn btn-secondary btn-number btn-sm btn-pop position-absolute top-0 start-0&quot; data-type=&quot;minus&quot; data-deck=&quot;main&quot; data-id=&quot;1-73&quot;&gt;-&lt;/button&gt;&lt;button type=&quot;button&quot; class=&quot;btn btn-secondary btn-number btn-sm btn-push position-absolute top-0 end-0&quot; data-type=&quot;plus&quot; data-deck=&quot;main&quot; data-id=&quot;1-73&quot;&gt;+&lt;/button&gt;&lt;button type=&quot;button&quot; class=&quot;btn btn-secondary btn-number btn-sm btn-drop position-absolute bottom-0 end-0&quot; data-type=&quot;drop&quot; data-id=&quot;1-73&quot;&gt;v&lt;/button&gt;&lt;/div&gt;" calcext:value-type="string">
            <text:p>&lt;div class="container-card position-relative me-2 mb-2" id="main-1-73"&gt;&lt;img class="d-block" width="80" height="112" src="https://one-draw.jp/ijinden/cardlist/001/card/01_073.png" /&gt;&lt;div class="container-num-copies position-absolute bottom-0 start-0 px-1" id="main-1-73-num-copies"&gt;0&lt;/div&gt;&lt;button type="button" class="btn btn-secondary btn-number btn-sm btn-pop position-absolute top-0 start-0" data-type="minus" data-deck="main" data-id="1-73"&gt;-&lt;/button&gt;&lt;button type="button" class="btn btn-secondary btn-number btn-sm btn-push position-absolute top-0 end-0" data-type="plus" data-deck="main" data-id="1-73"&gt;+&lt;/button&gt;&lt;button type="button" class="btn btn-secondary btn-number btn-sm btn-drop position-absolute bottom-0 end-0" data-type="drop" data-id="1-73"&gt;v&lt;/button&gt;&lt;/div&gt;</text:p>
          </table:table-cell>
          <table:table-cell table:formula="of:=CONCATENATE([$HTML.$A$2];[.$B113];[$HTML.$B$2];[.$O113];[$HTML.$C$2];[.$B113];[$HTML.$D$2];[.$B113];[$HTML.$E$2];[.$B113];[$HTML.$F$2];[.$B113];[$HTML.$G$2])" office:value-type="string" office:string-value="&lt;div class=&quot;container-card position-relative me-2 mb-2&quot; id=&quot;side-1-73&quot;&gt;&lt;img class=&quot;d-block&quot; width=&quot;80&quot; height=&quot;112&quot; src=&quot;https://one-draw.jp/ijinden/cardlist/001/card/01_073.png&quot; /&gt;&lt;div class=&quot;container-num-copies position-absolute bottom-0 start-0 px-1&quot; id=&quot;side-1-73-num-copies&quot;&gt;0&lt;/div&gt;&lt;button type=&quot;button&quot; class=&quot;btn btn-secondary btn-number btn-sm btn-pop position-absolute top-0 start-0&quot; data-type=&quot;minus&quot; data-deck=&quot;side&quot; data-id=&quot;1-73&quot;&gt;-&lt;/button&gt;&lt;button type=&quot;button&quot; class=&quot;btn btn-secondary btn-number btn-sm btn-push position-absolute top-0 end-0&quot; data-type=&quot;plus&quot; data-deck=&quot;side&quot; data-id=&quot;1-73&quot;&gt;+&lt;/button&gt;&lt;button type=&quot;button&quot; class=&quot;btn btn-secondary btn-number btn-sm btn-raise position-absolute bottom-0 end-0&quot; data-type=&quot;raise&quot; data-id=&quot;1-73&quot;&gt;^&lt;/button&gt;&lt;/div&gt;" calcext:value-type="string">
            <text:p>&lt;div class="container-card position-relative me-2 mb-2" id="side-1-73"&gt;&lt;img class="d-block" width="80" height="112" src="https://one-draw.jp/ijinden/cardlist/001/card/01_073.png" /&gt;&lt;div class="container-num-copies position-absolute bottom-0 start-0 px-1" id="side-1-73-num-copies"&gt;0&lt;/div&gt;&lt;button type="button" class="btn btn-secondary btn-number btn-sm btn-pop position-absolute top-0 start-0" data-type="minus" data-deck="side" data-id="1-73"&gt;-&lt;/button&gt;&lt;button type="button" class="btn btn-secondary btn-number btn-sm btn-push position-absolute top-0 end-0" data-type="plus" data-deck="side" data-id="1-73"&gt;+&lt;/button&gt;&lt;button type="button" class="btn btn-secondary btn-number btn-sm btn-raise position-absolute bottom-0 end-0" data-type="raise" data-id="1-73"&gt;^&lt;/button&gt;&lt;/div&gt;</text:p>
          </table:table-cell>
          <table:table-cell table:formula="of:=CONCATENATE([$HTML.$A$3];[.F113];[$HTML.$B$3];[.H113];[$HTML.$C$3];[.J113];[$HTML.$D$3];[.N113];[$HTML.$E$3];[.B113];[$HTML.$F$3];[.D113];[$HTML.$G$3];[.B113];[$HTML.$H$3];[.B113];[$HTML.$I$3];[.B113];[$HTML.$J$3];[.B113];[$HTML.$K$3];[.B113];[$HTML.$L$3];[.B113];[$HTML.$M$3];[.B113];[$HTML.$N$3];[.B113];[$HTML.$O$3])" office:value-type="string" office:string-value="&lt;tr data-expansion=&quot;15&quot; data-type=&quot;1&quot; data-color=&quot;4&quot; data-term=&quot;0&quot;&gt;&lt;td&gt;1-73&lt;/td&gt;&lt;td&gt;グスタフ2世アドルフ&lt;/td&gt;&lt;td&gt;&lt;div class=&quot;input-group&quot;&gt;&lt;button type=&quot;button&quot; class=&quot;btn btn-outline-secondary btn-number&quot; data-type=&quot;minus&quot; data-deck=&quot;main&quot; data-id=&quot;1-73&quot; disabled&gt;-&lt;/button&gt;&lt;input type=&quot;text&quot; class=&quot;form-control input-number&quot; name=&quot;table-main-1-73-num-copies&quot; data-deck=&quot;main&quot; data-id=&quot;1-73&quot; value=&quot;0&quot; min=&quot;0&quot; readonly /&gt;&lt;button type=&quot;button&quot; class=&quot;btn btn-outline-secondary btn-number&quot; data-type=&quot;plus&quot; data-deck=&quot;main&quot; data-id=&quot;1-73&quot;&gt;+&lt;/button&gt;&lt;/div&gt;&lt;/td&gt;&lt;td&gt;&lt;div class=&quot;input-group&quot;&gt;&lt;button type=&quot;button&quot; class=&quot;btn btn-outline-secondary btn-number&quot; data-type=&quot;minus&quot; data-deck=&quot;side&quot; data-id=&quot;1-73&quot; disabled&gt;-&lt;/button&gt;&lt;input type=&quot;text&quot; class=&quot;form-control input-number&quot; name=&quot;table-side-1-73-num-copies&quot; data-deck=&quot;side&quot; data-id=&quot;1-73&quot; value=&quot;0&quot; min=&quot;0&quot; readonly /&gt;&lt;button type=&quot;button&quot; class=&quot;btn btn-outline-secondary btn-number&quot; data-type=&quot;plus&quot; data-deck=&quot;side&quot; data-id=&quot;1-73&quot;&gt;+&lt;/button&gt;&lt;/div&gt;&lt;/td&gt;&lt;/tr&gt;" calcext:value-type="string">
            <text:p>&lt;tr data-expansion="15" data-type="1" data-color="4" data-term="0"&gt;&lt;td&gt;1-73&lt;/td&gt;&lt;td&gt;グスタフ2世アドルフ&lt;/td&gt;&lt;td&gt;&lt;div class="input-group"&gt;&lt;button type="button" class="btn btn-outline-secondary btn-number" data-type="minus" data-deck="main" data-id="1-73" disabled&gt;-&lt;/button&gt;&lt;input type="text" class="form-control input-number" name="table-main-1-73-num-copies" data-deck="main" data-id="1-73" value="0" min="0" readonly /&gt;&lt;button type="button" class="btn btn-outline-secondary btn-number" data-type="plus" data-deck="main" data-id="1-73"&gt;+&lt;/button&gt;&lt;/div&gt;&lt;/td&gt;&lt;td&gt;&lt;div class="input-group"&gt;&lt;button type="button" class="btn btn-outline-secondary btn-number" data-type="minus" data-deck="side" data-id="1-73" disabled&gt;-&lt;/button&gt;&lt;input type="text" class="form-control input-number" name="table-side-1-73-num-copies" data-deck="side" data-id="1-73" value="0" min="0" readonly /&gt;&lt;button type="button" class="btn btn-outline-secondary btn-number" data-type="plus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O114];[$HTML.$C$1];[.$B114];[$HTML.$D$1];[.$B114];[$HTML.$E$1];[.$B114];[$HTML.$F$1];[.$B114];[$HTML.$G$1])" office:value-type="string" office:string-value="&lt;div class=&quot;container-card position-relative me-2 mb-2&quot; id=&quot;main-1-74&quot;&gt;&lt;img class=&quot;d-block&quot; width=&quot;80&quot; height=&quot;112&quot; src=&quot;https://one-draw.jp/ijinden/cardlist/001/card/01_074.png&quot; /&gt;&lt;div class=&quot;container-num-copies position-absolute bottom-0 start-0 px-1&quot; id=&quot;main-1-74-num-copies&quot;&gt;0&lt;/div&gt;&lt;button type=&quot;button&quot; class=&quot;btn btn-secondary btn-number btn-sm btn-pop position-absolute top-0 start-0&quot; data-type=&quot;minus&quot; data-deck=&quot;main&quot; data-id=&quot;1-74&quot;&gt;-&lt;/button&gt;&lt;button type=&quot;button&quot; class=&quot;btn btn-secondary btn-number btn-sm btn-push position-absolute top-0 end-0&quot; data-type=&quot;plus&quot; data-deck=&quot;main&quot; data-id=&quot;1-74&quot;&gt;+&lt;/button&gt;&lt;button type=&quot;button&quot; class=&quot;btn btn-secondary btn-number btn-sm btn-drop position-absolute bottom-0 end-0&quot; data-type=&quot;drop&quot; data-id=&quot;1-74&quot;&gt;v&lt;/button&gt;&lt;/div&gt;" calcext:value-type="string">
            <text:p>&lt;div class="container-card position-relative me-2 mb-2" id="main-1-74"&gt;&lt;img class="d-block" width="80" height="112" src="https://one-draw.jp/ijinden/cardlist/001/card/01_074.png" /&gt;&lt;div class="container-num-copies position-absolute bottom-0 start-0 px-1" id="main-1-74-num-copies"&gt;0&lt;/div&gt;&lt;button type="button" class="btn btn-secondary btn-number btn-sm btn-pop position-absolute top-0 start-0" data-type="minus" data-deck="main" data-id="1-74"&gt;-&lt;/button&gt;&lt;button type="button" class="btn btn-secondary btn-number btn-sm btn-push position-absolute top-0 end-0" data-type="plus" data-deck="main" data-id="1-74"&gt;+&lt;/button&gt;&lt;button type="button" class="btn btn-secondary btn-number btn-sm btn-drop position-absolute bottom-0 end-0" data-type="drop" data-id="1-74"&gt;v&lt;/button&gt;&lt;/div&gt;</text:p>
          </table:table-cell>
          <table:table-cell table:formula="of:=CONCATENATE([$HTML.$A$2];[.$B114];[$HTML.$B$2];[.$O114];[$HTML.$C$2];[.$B114];[$HTML.$D$2];[.$B114];[$HTML.$E$2];[.$B114];[$HTML.$F$2];[.$B114];[$HTML.$G$2])" office:value-type="string" office:string-value="&lt;div class=&quot;container-card position-relative me-2 mb-2&quot; id=&quot;side-1-74&quot;&gt;&lt;img class=&quot;d-block&quot; width=&quot;80&quot; height=&quot;112&quot; src=&quot;https://one-draw.jp/ijinden/cardlist/001/card/01_074.png&quot; /&gt;&lt;div class=&quot;container-num-copies position-absolute bottom-0 start-0 px-1&quot; id=&quot;side-1-74-num-copies&quot;&gt;0&lt;/div&gt;&lt;button type=&quot;button&quot; class=&quot;btn btn-secondary btn-number btn-sm btn-pop position-absolute top-0 start-0&quot; data-type=&quot;minus&quot; data-deck=&quot;side&quot; data-id=&quot;1-74&quot;&gt;-&lt;/button&gt;&lt;button type=&quot;button&quot; class=&quot;btn btn-secondary btn-number btn-sm btn-push position-absolute top-0 end-0&quot; data-type=&quot;plus&quot; data-deck=&quot;side&quot; data-id=&quot;1-74&quot;&gt;+&lt;/button&gt;&lt;button type=&quot;button&quot; class=&quot;btn btn-secondary btn-number btn-sm btn-raise position-absolute bottom-0 end-0&quot; data-type=&quot;raise&quot; data-id=&quot;1-74&quot;&gt;^&lt;/button&gt;&lt;/div&gt;" calcext:value-type="string">
            <text:p>&lt;div class="container-card position-relative me-2 mb-2" id="side-1-74"&gt;&lt;img class="d-block" width="80" height="112" src="https://one-draw.jp/ijinden/cardlist/001/card/01_074.png" /&gt;&lt;div class="container-num-copies position-absolute bottom-0 start-0 px-1" id="side-1-74-num-copies"&gt;0&lt;/div&gt;&lt;button type="button" class="btn btn-secondary btn-number btn-sm btn-pop position-absolute top-0 start-0" data-type="minus" data-deck="side" data-id="1-74"&gt;-&lt;/button&gt;&lt;button type="button" class="btn btn-secondary btn-number btn-sm btn-push position-absolute top-0 end-0" data-type="plus" data-deck="side" data-id="1-74"&gt;+&lt;/button&gt;&lt;button type="button" class="btn btn-secondary btn-number btn-sm btn-raise position-absolute bottom-0 end-0" data-type="raise" data-id="1-74"&gt;^&lt;/button&gt;&lt;/div&gt;</text:p>
          </table:table-cell>
          <table:table-cell table:formula="of:=CONCATENATE([$HTML.$A$3];[.F114];[$HTML.$B$3];[.H114];[$HTML.$C$3];[.J114];[$HTML.$D$3];[.N114];[$HTML.$E$3];[.B114];[$HTML.$F$3];[.D114];[$HTML.$G$3];[.B114];[$HTML.$H$3];[.B114];[$HTML.$I$3];[.B114];[$HTML.$J$3];[.B114];[$HTML.$K$3];[.B114];[$HTML.$L$3];[.B114];[$HTML.$M$3];[.B114];[$HTML.$N$3];[.B114];[$HTML.$O$3])" office:value-type="string" office:string-value="&lt;tr data-expansion=&quot;15&quot; data-type=&quot;1&quot; data-color=&quot;4&quot; data-term=&quot;0&quot;&gt;&lt;td&gt;1-74&lt;/td&gt;&lt;td&gt;オリバー・クロムウェル&lt;/td&gt;&lt;td&gt;&lt;div class=&quot;input-group&quot;&gt;&lt;button type=&quot;button&quot; class=&quot;btn btn-outline-secondary btn-number&quot; data-type=&quot;minus&quot; data-deck=&quot;main&quot; data-id=&quot;1-74&quot; disabled&gt;-&lt;/button&gt;&lt;input type=&quot;text&quot; class=&quot;form-control input-number&quot; name=&quot;table-main-1-74-num-copies&quot; data-deck=&quot;main&quot; data-id=&quot;1-74&quot; value=&quot;0&quot; min=&quot;0&quot; readonly /&gt;&lt;button type=&quot;button&quot; class=&quot;btn btn-outline-secondary btn-number&quot; data-type=&quot;plus&quot; data-deck=&quot;main&quot; data-id=&quot;1-74&quot;&gt;+&lt;/button&gt;&lt;/div&gt;&lt;/td&gt;&lt;td&gt;&lt;div class=&quot;input-group&quot;&gt;&lt;button type=&quot;button&quot; class=&quot;btn btn-outline-secondary btn-number&quot; data-type=&quot;minus&quot; data-deck=&quot;side&quot; data-id=&quot;1-74&quot; disabled&gt;-&lt;/button&gt;&lt;input type=&quot;text&quot; class=&quot;form-control input-number&quot; name=&quot;table-side-1-74-num-copies&quot; data-deck=&quot;side&quot; data-id=&quot;1-74&quot; value=&quot;0&quot; min=&quot;0&quot; readonly /&gt;&lt;button type=&quot;button&quot; class=&quot;btn btn-outline-secondary btn-number&quot; data-type=&quot;plus&quot; data-deck=&quot;side&quot; data-id=&quot;1-74&quot;&gt;+&lt;/button&gt;&lt;/div&gt;&lt;/td&gt;&lt;/tr&gt;" calcext:value-type="string">
            <text:p>&lt;tr data-expansion="15" data-type="1" data-color="4" data-term="0"&gt;&lt;td&gt;1-74&lt;/td&gt;&lt;td&gt;オリバー・クロムウェル&lt;/td&gt;&lt;td&gt;&lt;div class="input-group"&gt;&lt;button type="button" class="btn btn-outline-secondary btn-number" data-type="minus" data-deck="main" data-id="1-74" disabled&gt;-&lt;/button&gt;&lt;input type="text" class="form-control input-number" name="table-main-1-74-num-copies" data-deck="main" data-id="1-74" value="0" min="0" readonly /&gt;&lt;button type="button" class="btn btn-outline-secondary btn-number" data-type="plus" data-deck="main" data-id="1-74"&gt;+&lt;/button&gt;&lt;/div&gt;&lt;/td&gt;&lt;td&gt;&lt;div class="input-group"&gt;&lt;button type="button" class="btn btn-outline-secondary btn-number" data-type="minus" data-deck="side" data-id="1-74" disabled&gt;-&lt;/button&gt;&lt;input type="text" class="form-control input-number" name="table-side-1-74-num-copies" data-deck="side" data-id="1-74" value="0" min="0" readonly /&gt;&lt;button type="button" class="btn btn-outline-secondary btn-number" data-type="plus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O115];[$HTML.$C$1];[.$B115];[$HTML.$D$1];[.$B115];[$HTML.$E$1];[.$B115];[$HTML.$F$1];[.$B115];[$HTML.$G$1])" office:value-type="string" office:string-value="&lt;div class=&quot;container-card position-relative me-2 mb-2&quot; id=&quot;main-1-75&quot;&gt;&lt;img class=&quot;d-block&quot; width=&quot;80&quot; height=&quot;112&quot; src=&quot;https://one-draw.jp/ijinden/cardlist/001/card/01_075.png&quot; /&gt;&lt;div class=&quot;container-num-copies position-absolute bottom-0 start-0 px-1&quot; id=&quot;main-1-75-num-copies&quot;&gt;0&lt;/div&gt;&lt;button type=&quot;button&quot; class=&quot;btn btn-secondary btn-number btn-sm btn-pop position-absolute top-0 start-0&quot; data-type=&quot;minus&quot; data-deck=&quot;main&quot; data-id=&quot;1-75&quot;&gt;-&lt;/button&gt;&lt;button type=&quot;button&quot; class=&quot;btn btn-secondary btn-number btn-sm btn-push position-absolute top-0 end-0&quot; data-type=&quot;plus&quot; data-deck=&quot;main&quot; data-id=&quot;1-75&quot;&gt;+&lt;/button&gt;&lt;button type=&quot;button&quot; class=&quot;btn btn-secondary btn-number btn-sm btn-drop position-absolute bottom-0 end-0&quot; data-type=&quot;drop&quot; data-id=&quot;1-75&quot;&gt;v&lt;/button&gt;&lt;/div&gt;" calcext:value-type="string">
            <text:p>&lt;div class="container-card position-relative me-2 mb-2" id="main-1-75"&gt;&lt;img class="d-block" width="80" height="112" src="https://one-draw.jp/ijinden/cardlist/001/card/01_075.png" /&gt;&lt;div class="container-num-copies position-absolute bottom-0 start-0 px-1" id="main-1-75-num-copies"&gt;0&lt;/div&gt;&lt;button type="button" class="btn btn-secondary btn-number btn-sm btn-pop position-absolute top-0 start-0" data-type="minus" data-deck="main" data-id="1-75"&gt;-&lt;/button&gt;&lt;button type="button" class="btn btn-secondary btn-number btn-sm btn-push position-absolute top-0 end-0" data-type="plus" data-deck="main" data-id="1-75"&gt;+&lt;/button&gt;&lt;button type="button" class="btn btn-secondary btn-number btn-sm btn-drop position-absolute bottom-0 end-0" data-type="drop" data-id="1-75"&gt;v&lt;/button&gt;&lt;/div&gt;</text:p>
          </table:table-cell>
          <table:table-cell table:formula="of:=CONCATENATE([$HTML.$A$2];[.$B115];[$HTML.$B$2];[.$O115];[$HTML.$C$2];[.$B115];[$HTML.$D$2];[.$B115];[$HTML.$E$2];[.$B115];[$HTML.$F$2];[.$B115];[$HTML.$G$2])" office:value-type="string" office:string-value="&lt;div class=&quot;container-card position-relative me-2 mb-2&quot; id=&quot;side-1-75&quot;&gt;&lt;img class=&quot;d-block&quot; width=&quot;80&quot; height=&quot;112&quot; src=&quot;https://one-draw.jp/ijinden/cardlist/001/card/01_075.png&quot; /&gt;&lt;div class=&quot;container-num-copies position-absolute bottom-0 start-0 px-1&quot; id=&quot;side-1-75-num-copies&quot;&gt;0&lt;/div&gt;&lt;button type=&quot;button&quot; class=&quot;btn btn-secondary btn-number btn-sm btn-pop position-absolute top-0 start-0&quot; data-type=&quot;minus&quot; data-deck=&quot;side&quot; data-id=&quot;1-75&quot;&gt;-&lt;/button&gt;&lt;button type=&quot;button&quot; class=&quot;btn btn-secondary btn-number btn-sm btn-push position-absolute top-0 end-0&quot; data-type=&quot;plus&quot; data-deck=&quot;side&quot; data-id=&quot;1-75&quot;&gt;+&lt;/button&gt;&lt;button type=&quot;button&quot; class=&quot;btn btn-secondary btn-number btn-sm btn-raise position-absolute bottom-0 end-0&quot; data-type=&quot;raise&quot; data-id=&quot;1-75&quot;&gt;^&lt;/button&gt;&lt;/div&gt;" calcext:value-type="string">
            <text:p>&lt;div class="container-card position-relative me-2 mb-2" id="side-1-75"&gt;&lt;img class="d-block" width="80" height="112" src="https://one-draw.jp/ijinden/cardlist/001/card/01_075.png" /&gt;&lt;div class="container-num-copies position-absolute bottom-0 start-0 px-1" id="side-1-75-num-copies"&gt;0&lt;/div&gt;&lt;button type="button" class="btn btn-secondary btn-number btn-sm btn-pop position-absolute top-0 start-0" data-type="minus" data-deck="side" data-id="1-75"&gt;-&lt;/button&gt;&lt;button type="button" class="btn btn-secondary btn-number btn-sm btn-push position-absolute top-0 end-0" data-type="plus" data-deck="side" data-id="1-75"&gt;+&lt;/button&gt;&lt;button type="button" class="btn btn-secondary btn-number btn-sm btn-raise position-absolute bottom-0 end-0" data-type="raise" data-id="1-75"&gt;^&lt;/button&gt;&lt;/div&gt;</text:p>
          </table:table-cell>
          <table:table-cell table:formula="of:=CONCATENATE([$HTML.$A$3];[.F115];[$HTML.$B$3];[.H115];[$HTML.$C$3];[.J115];[$HTML.$D$3];[.N115];[$HTML.$E$3];[.B115];[$HTML.$F$3];[.D115];[$HTML.$G$3];[.B115];[$HTML.$H$3];[.B115];[$HTML.$I$3];[.B115];[$HTML.$J$3];[.B115];[$HTML.$K$3];[.B115];[$HTML.$L$3];[.B115];[$HTML.$M$3];[.B115];[$HTML.$N$3];[.B115];[$HTML.$O$3])" office:value-type="string" office:string-value="&lt;tr data-expansion=&quot;15&quot; data-type=&quot;1&quot; data-color=&quot;4&quot; data-term=&quot;0&quot;&gt;&lt;td&gt;1-75&lt;/td&gt;&lt;td&gt;衛青&lt;/td&gt;&lt;td&gt;&lt;div class=&quot;input-group&quot;&gt;&lt;button type=&quot;button&quot; class=&quot;btn btn-outline-secondary btn-number&quot; data-type=&quot;minus&quot; data-deck=&quot;main&quot; data-id=&quot;1-75&quot; disabled&gt;-&lt;/button&gt;&lt;input type=&quot;text&quot; class=&quot;form-control input-number&quot; name=&quot;table-main-1-75-num-copies&quot; data-deck=&quot;main&quot; data-id=&quot;1-75&quot; value=&quot;0&quot; min=&quot;0&quot; readonly /&gt;&lt;button type=&quot;button&quot; class=&quot;btn btn-outline-secondary btn-number&quot; data-type=&quot;plus&quot; data-deck=&quot;main&quot; data-id=&quot;1-75&quot;&gt;+&lt;/button&gt;&lt;/div&gt;&lt;/td&gt;&lt;td&gt;&lt;div class=&quot;input-group&quot;&gt;&lt;button type=&quot;button&quot; class=&quot;btn btn-outline-secondary btn-number&quot; data-type=&quot;minus&quot; data-deck=&quot;side&quot; data-id=&quot;1-75&quot; disabled&gt;-&lt;/button&gt;&lt;input type=&quot;text&quot; class=&quot;form-control input-number&quot; name=&quot;table-side-1-75-num-copies&quot; data-deck=&quot;side&quot; data-id=&quot;1-75&quot; value=&quot;0&quot; min=&quot;0&quot; readonly /&gt;&lt;button type=&quot;button&quot; class=&quot;btn btn-outline-secondary btn-number&quot; data-type=&quot;plus&quot; data-deck=&quot;side&quot; data-id=&quot;1-75&quot;&gt;+&lt;/button&gt;&lt;/div&gt;&lt;/td&gt;&lt;/tr&gt;" calcext:value-type="string">
            <text:p>&lt;tr data-expansion="15" data-type="1" data-color="4" data-term="0"&gt;&lt;td&gt;1-75&lt;/td&gt;&lt;td&gt;衛青&lt;/td&gt;&lt;td&gt;&lt;div class="input-group"&gt;&lt;button type="button" class="btn btn-outline-secondary btn-number" data-type="minus" data-deck="main" data-id="1-75" disabled&gt;-&lt;/button&gt;&lt;input type="text" class="form-control input-number" name="table-main-1-75-num-copies" data-deck="main" data-id="1-75" value="0" min="0" readonly /&gt;&lt;button type="button" class="btn btn-outline-secondary btn-number" data-type="plus" data-deck="main" data-id="1-75"&gt;+&lt;/button&gt;&lt;/div&gt;&lt;/td&gt;&lt;td&gt;&lt;div class="input-group"&gt;&lt;button type="button" class="btn btn-outline-secondary btn-number" data-type="minus" data-deck="side" data-id="1-75" disabled&gt;-&lt;/button&gt;&lt;input type="text" class="form-control input-number" name="table-side-1-75-num-copies" data-deck="side" data-id="1-75" value="0" min="0" readonly /&gt;&lt;button type="button" class="btn btn-outline-secondary btn-number" data-type="plus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O116];[$HTML.$C$1];[.$B116];[$HTML.$D$1];[.$B116];[$HTML.$E$1];[.$B116];[$HTML.$F$1];[.$B116];[$HTML.$G$1])" office:value-type="string" office:string-value="&lt;div class=&quot;container-card position-relative me-2 mb-2&quot; id=&quot;main-1-76&quot;&gt;&lt;img class=&quot;d-block&quot; width=&quot;80&quot; height=&quot;112&quot; src=&quot;https://one-draw.jp/ijinden/cardlist/001/card/01_076.png&quot; /&gt;&lt;div class=&quot;container-num-copies position-absolute bottom-0 start-0 px-1&quot; id=&quot;main-1-76-num-copies&quot;&gt;0&lt;/div&gt;&lt;button type=&quot;button&quot; class=&quot;btn btn-secondary btn-number btn-sm btn-pop position-absolute top-0 start-0&quot; data-type=&quot;minus&quot; data-deck=&quot;main&quot; data-id=&quot;1-76&quot;&gt;-&lt;/button&gt;&lt;button type=&quot;button&quot; class=&quot;btn btn-secondary btn-number btn-sm btn-push position-absolute top-0 end-0&quot; data-type=&quot;plus&quot; data-deck=&quot;main&quot; data-id=&quot;1-76&quot;&gt;+&lt;/button&gt;&lt;button type=&quot;button&quot; class=&quot;btn btn-secondary btn-number btn-sm btn-drop position-absolute bottom-0 end-0&quot; data-type=&quot;drop&quot; data-id=&quot;1-76&quot;&gt;v&lt;/button&gt;&lt;/div&gt;" calcext:value-type="string">
            <text:p>&lt;div class="container-card position-relative me-2 mb-2" id="main-1-76"&gt;&lt;img class="d-block" width="80" height="112" src="https://one-draw.jp/ijinden/cardlist/001/card/01_076.png" /&gt;&lt;div class="container-num-copies position-absolute bottom-0 start-0 px-1" id="main-1-76-num-copies"&gt;0&lt;/div&gt;&lt;button type="button" class="btn btn-secondary btn-number btn-sm btn-pop position-absolute top-0 start-0" data-type="minus" data-deck="main" data-id="1-76"&gt;-&lt;/button&gt;&lt;button type="button" class="btn btn-secondary btn-number btn-sm btn-push position-absolute top-0 end-0" data-type="plus" data-deck="main" data-id="1-76"&gt;+&lt;/button&gt;&lt;button type="button" class="btn btn-secondary btn-number btn-sm btn-drop position-absolute bottom-0 end-0" data-type="drop" data-id="1-76"&gt;v&lt;/button&gt;&lt;/div&gt;</text:p>
          </table:table-cell>
          <table:table-cell table:formula="of:=CONCATENATE([$HTML.$A$2];[.$B116];[$HTML.$B$2];[.$O116];[$HTML.$C$2];[.$B116];[$HTML.$D$2];[.$B116];[$HTML.$E$2];[.$B116];[$HTML.$F$2];[.$B116];[$HTML.$G$2])" office:value-type="string" office:string-value="&lt;div class=&quot;container-card position-relative me-2 mb-2&quot; id=&quot;side-1-76&quot;&gt;&lt;img class=&quot;d-block&quot; width=&quot;80&quot; height=&quot;112&quot; src=&quot;https://one-draw.jp/ijinden/cardlist/001/card/01_076.png&quot; /&gt;&lt;div class=&quot;container-num-copies position-absolute bottom-0 start-0 px-1&quot; id=&quot;side-1-76-num-copies&quot;&gt;0&lt;/div&gt;&lt;button type=&quot;button&quot; class=&quot;btn btn-secondary btn-number btn-sm btn-pop position-absolute top-0 start-0&quot; data-type=&quot;minus&quot; data-deck=&quot;side&quot; data-id=&quot;1-76&quot;&gt;-&lt;/button&gt;&lt;button type=&quot;button&quot; class=&quot;btn btn-secondary btn-number btn-sm btn-push position-absolute top-0 end-0&quot; data-type=&quot;plus&quot; data-deck=&quot;side&quot; data-id=&quot;1-76&quot;&gt;+&lt;/button&gt;&lt;button type=&quot;button&quot; class=&quot;btn btn-secondary btn-number btn-sm btn-raise position-absolute bottom-0 end-0&quot; data-type=&quot;raise&quot; data-id=&quot;1-76&quot;&gt;^&lt;/button&gt;&lt;/div&gt;" calcext:value-type="string">
            <text:p>&lt;div class="container-card position-relative me-2 mb-2" id="side-1-76"&gt;&lt;img class="d-block" width="80" height="112" src="https://one-draw.jp/ijinden/cardlist/001/card/01_076.png" /&gt;&lt;div class="container-num-copies position-absolute bottom-0 start-0 px-1" id="side-1-76-num-copies"&gt;0&lt;/div&gt;&lt;button type="button" class="btn btn-secondary btn-number btn-sm btn-pop position-absolute top-0 start-0" data-type="minus" data-deck="side" data-id="1-76"&gt;-&lt;/button&gt;&lt;button type="button" class="btn btn-secondary btn-number btn-sm btn-push position-absolute top-0 end-0" data-type="plus" data-deck="side" data-id="1-76"&gt;+&lt;/button&gt;&lt;button type="button" class="btn btn-secondary btn-number btn-sm btn-raise position-absolute bottom-0 end-0" data-type="raise" data-id="1-76"&gt;^&lt;/button&gt;&lt;/div&gt;</text:p>
          </table:table-cell>
          <table:table-cell table:formula="of:=CONCATENATE([$HTML.$A$3];[.F116];[$HTML.$B$3];[.H116];[$HTML.$C$3];[.J116];[$HTML.$D$3];[.N116];[$HTML.$E$3];[.B116];[$HTML.$F$3];[.D116];[$HTML.$G$3];[.B116];[$HTML.$H$3];[.B116];[$HTML.$I$3];[.B116];[$HTML.$J$3];[.B116];[$HTML.$K$3];[.B116];[$HTML.$L$3];[.B116];[$HTML.$M$3];[.B116];[$HTML.$N$3];[.B116];[$HTML.$O$3])" office:value-type="string" office:string-value="&lt;tr data-expansion=&quot;15&quot; data-type=&quot;1&quot; data-color=&quot;8&quot; data-term=&quot;0&quot;&gt;&lt;td&gt;1-76&lt;/td&gt;&lt;td&gt;シーボルト&lt;/td&gt;&lt;td&gt;&lt;div class=&quot;input-group&quot;&gt;&lt;button type=&quot;button&quot; class=&quot;btn btn-outline-secondary btn-number&quot; data-type=&quot;minus&quot; data-deck=&quot;main&quot; data-id=&quot;1-76&quot; disabled&gt;-&lt;/button&gt;&lt;input type=&quot;text&quot; class=&quot;form-control input-number&quot; name=&quot;table-main-1-76-num-copies&quot; data-deck=&quot;main&quot; data-id=&quot;1-76&quot; value=&quot;0&quot; min=&quot;0&quot; readonly /&gt;&lt;button type=&quot;button&quot; class=&quot;btn btn-outline-secondary btn-number&quot; data-type=&quot;plus&quot; data-deck=&quot;main&quot; data-id=&quot;1-76&quot;&gt;+&lt;/button&gt;&lt;/div&gt;&lt;/td&gt;&lt;td&gt;&lt;div class=&quot;input-group&quot;&gt;&lt;button type=&quot;button&quot; class=&quot;btn btn-outline-secondary btn-number&quot; data-type=&quot;minus&quot; data-deck=&quot;side&quot; data-id=&quot;1-76&quot; disabled&gt;-&lt;/button&gt;&lt;input type=&quot;text&quot; class=&quot;form-control input-number&quot; name=&quot;table-side-1-76-num-copies&quot; data-deck=&quot;side&quot; data-id=&quot;1-76&quot; value=&quot;0&quot; min=&quot;0&quot; readonly /&gt;&lt;button type=&quot;button&quot; class=&quot;btn btn-outline-secondary btn-number&quot; data-type=&quot;plus&quot; data-deck=&quot;side&quot; data-id=&quot;1-76&quot;&gt;+&lt;/button&gt;&lt;/div&gt;&lt;/td&gt;&lt;/tr&gt;" calcext:value-type="string">
            <text:p>&lt;tr data-expansion="15" data-type="1" data-color="8" data-term="0"&gt;&lt;td&gt;1-76&lt;/td&gt;&lt;td&gt;シーボルト&lt;/td&gt;&lt;td&gt;&lt;div class="input-group"&gt;&lt;button type="button" class="btn btn-outline-secondary btn-number" data-type="minus" data-deck="main" data-id="1-76" disabled&gt;-&lt;/button&gt;&lt;input type="text" class="form-control input-number" name="table-main-1-76-num-copies" data-deck="main" data-id="1-76" value="0" min="0" readonly /&gt;&lt;button type="button" class="btn btn-outline-secondary btn-number" data-type="plus" data-deck="main" data-id="1-76"&gt;+&lt;/button&gt;&lt;/div&gt;&lt;/td&gt;&lt;td&gt;&lt;div class="input-group"&gt;&lt;button type="button" class="btn btn-outline-secondary btn-number" data-type="minus" data-deck="side" data-id="1-76" disabled&gt;-&lt;/button&gt;&lt;input type="text" class="form-control input-number" name="table-side-1-76-num-copies" data-deck="side" data-id="1-76" value="0" min="0" readonly /&gt;&lt;button type="button" class="btn btn-outline-secondary btn-number" data-type="plus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O117];[$HTML.$C$1];[.$B117];[$HTML.$D$1];[.$B117];[$HTML.$E$1];[.$B117];[$HTML.$F$1];[.$B117];[$HTML.$G$1])" office:value-type="string" office:string-value="&lt;div class=&quot;container-card position-relative me-2 mb-2&quot; id=&quot;main-1-77&quot;&gt;&lt;img class=&quot;d-block&quot; width=&quot;80&quot; height=&quot;112&quot; src=&quot;https://one-draw.jp/ijinden/cardlist/001/card/01_077.png&quot; /&gt;&lt;div class=&quot;container-num-copies position-absolute bottom-0 start-0 px-1&quot; id=&quot;main-1-77-num-copies&quot;&gt;0&lt;/div&gt;&lt;button type=&quot;button&quot; class=&quot;btn btn-secondary btn-number btn-sm btn-pop position-absolute top-0 start-0&quot; data-type=&quot;minus&quot; data-deck=&quot;main&quot; data-id=&quot;1-77&quot;&gt;-&lt;/button&gt;&lt;button type=&quot;button&quot; class=&quot;btn btn-secondary btn-number btn-sm btn-push position-absolute top-0 end-0&quot; data-type=&quot;plus&quot; data-deck=&quot;main&quot; data-id=&quot;1-77&quot;&gt;+&lt;/button&gt;&lt;button type=&quot;button&quot; class=&quot;btn btn-secondary btn-number btn-sm btn-drop position-absolute bottom-0 end-0&quot; data-type=&quot;drop&quot; data-id=&quot;1-77&quot;&gt;v&lt;/button&gt;&lt;/div&gt;" calcext:value-type="string">
            <text:p>&lt;div class="container-card position-relative me-2 mb-2" id="main-1-77"&gt;&lt;img class="d-block" width="80" height="112" src="https://one-draw.jp/ijinden/cardlist/001/card/01_077.png" /&gt;&lt;div class="container-num-copies position-absolute bottom-0 start-0 px-1" id="main-1-77-num-copies"&gt;0&lt;/div&gt;&lt;button type="button" class="btn btn-secondary btn-number btn-sm btn-pop position-absolute top-0 start-0" data-type="minus" data-deck="main" data-id="1-77"&gt;-&lt;/button&gt;&lt;button type="button" class="btn btn-secondary btn-number btn-sm btn-push position-absolute top-0 end-0" data-type="plus" data-deck="main" data-id="1-77"&gt;+&lt;/button&gt;&lt;button type="button" class="btn btn-secondary btn-number btn-sm btn-drop position-absolute bottom-0 end-0" data-type="drop" data-id="1-77"&gt;v&lt;/button&gt;&lt;/div&gt;</text:p>
          </table:table-cell>
          <table:table-cell table:formula="of:=CONCATENATE([$HTML.$A$2];[.$B117];[$HTML.$B$2];[.$O117];[$HTML.$C$2];[.$B117];[$HTML.$D$2];[.$B117];[$HTML.$E$2];[.$B117];[$HTML.$F$2];[.$B117];[$HTML.$G$2])" office:value-type="string" office:string-value="&lt;div class=&quot;container-card position-relative me-2 mb-2&quot; id=&quot;side-1-77&quot;&gt;&lt;img class=&quot;d-block&quot; width=&quot;80&quot; height=&quot;112&quot; src=&quot;https://one-draw.jp/ijinden/cardlist/001/card/01_077.png&quot; /&gt;&lt;div class=&quot;container-num-copies position-absolute bottom-0 start-0 px-1&quot; id=&quot;side-1-77-num-copies&quot;&gt;0&lt;/div&gt;&lt;button type=&quot;button&quot; class=&quot;btn btn-secondary btn-number btn-sm btn-pop position-absolute top-0 start-0&quot; data-type=&quot;minus&quot; data-deck=&quot;side&quot; data-id=&quot;1-77&quot;&gt;-&lt;/button&gt;&lt;button type=&quot;button&quot; class=&quot;btn btn-secondary btn-number btn-sm btn-push position-absolute top-0 end-0&quot; data-type=&quot;plus&quot; data-deck=&quot;side&quot; data-id=&quot;1-77&quot;&gt;+&lt;/button&gt;&lt;button type=&quot;button&quot; class=&quot;btn btn-secondary btn-number btn-sm btn-raise position-absolute bottom-0 end-0&quot; data-type=&quot;raise&quot; data-id=&quot;1-77&quot;&gt;^&lt;/button&gt;&lt;/div&gt;" calcext:value-type="string">
            <text:p>&lt;div class="container-card position-relative me-2 mb-2" id="side-1-77"&gt;&lt;img class="d-block" width="80" height="112" src="https://one-draw.jp/ijinden/cardlist/001/card/01_077.png" /&gt;&lt;div class="container-num-copies position-absolute bottom-0 start-0 px-1" id="side-1-77-num-copies"&gt;0&lt;/div&gt;&lt;button type="button" class="btn btn-secondary btn-number btn-sm btn-pop position-absolute top-0 start-0" data-type="minus" data-deck="side" data-id="1-77"&gt;-&lt;/button&gt;&lt;button type="button" class="btn btn-secondary btn-number btn-sm btn-push position-absolute top-0 end-0" data-type="plus" data-deck="side" data-id="1-77"&gt;+&lt;/button&gt;&lt;button type="button" class="btn btn-secondary btn-number btn-sm btn-raise position-absolute bottom-0 end-0" data-type="raise" data-id="1-77"&gt;^&lt;/button&gt;&lt;/div&gt;</text:p>
          </table:table-cell>
          <table:table-cell table:formula="of:=CONCATENATE([$HTML.$A$3];[.F117];[$HTML.$B$3];[.H117];[$HTML.$C$3];[.J117];[$HTML.$D$3];[.N117];[$HTML.$E$3];[.B117];[$HTML.$F$3];[.D117];[$HTML.$G$3];[.B117];[$HTML.$H$3];[.B117];[$HTML.$I$3];[.B117];[$HTML.$J$3];[.B117];[$HTML.$K$3];[.B117];[$HTML.$L$3];[.B117];[$HTML.$M$3];[.B117];[$HTML.$N$3];[.B117];[$HTML.$O$3])" office:value-type="string" office:string-value="&lt;tr data-expansion=&quot;15&quot; data-type=&quot;1&quot; data-color=&quot;8&quot; data-term=&quot;0&quot;&gt;&lt;td&gt;1-77&lt;/td&gt;&lt;td&gt;乾隆帝&lt;/td&gt;&lt;td&gt;&lt;div class=&quot;input-group&quot;&gt;&lt;button type=&quot;button&quot; class=&quot;btn btn-outline-secondary btn-number&quot; data-type=&quot;minus&quot; data-deck=&quot;main&quot; data-id=&quot;1-77&quot; disabled&gt;-&lt;/button&gt;&lt;input type=&quot;text&quot; class=&quot;form-control input-number&quot; name=&quot;table-main-1-77-num-copies&quot; data-deck=&quot;main&quot; data-id=&quot;1-77&quot; value=&quot;0&quot; min=&quot;0&quot; readonly /&gt;&lt;button type=&quot;button&quot; class=&quot;btn btn-outline-secondary btn-number&quot; data-type=&quot;plus&quot; data-deck=&quot;main&quot; data-id=&quot;1-77&quot;&gt;+&lt;/button&gt;&lt;/div&gt;&lt;/td&gt;&lt;td&gt;&lt;div class=&quot;input-group&quot;&gt;&lt;button type=&quot;button&quot; class=&quot;btn btn-outline-secondary btn-number&quot; data-type=&quot;minus&quot; data-deck=&quot;side&quot; data-id=&quot;1-77&quot; disabled&gt;-&lt;/button&gt;&lt;input type=&quot;text&quot; class=&quot;form-control input-number&quot; name=&quot;table-side-1-77-num-copies&quot; data-deck=&quot;side&quot; data-id=&quot;1-77&quot; value=&quot;0&quot; min=&quot;0&quot; readonly /&gt;&lt;button type=&quot;button&quot; class=&quot;btn btn-outline-secondary btn-number&quot; data-type=&quot;plus&quot; data-deck=&quot;side&quot; data-id=&quot;1-77&quot;&gt;+&lt;/button&gt;&lt;/div&gt;&lt;/td&gt;&lt;/tr&gt;" calcext:value-type="string">
            <text:p>&lt;tr data-expansion="15" data-type="1" data-color="8" data-term="0"&gt;&lt;td&gt;1-77&lt;/td&gt;&lt;td&gt;乾隆帝&lt;/td&gt;&lt;td&gt;&lt;div class="input-group"&gt;&lt;button type="button" class="btn btn-outline-secondary btn-number" data-type="minus" data-deck="main" data-id="1-77" disabled&gt;-&lt;/button&gt;&lt;input type="text" class="form-control input-number" name="table-main-1-77-num-copies" data-deck="main" data-id="1-77" value="0" min="0" readonly /&gt;&lt;button type="button" class="btn btn-outline-secondary btn-number" data-type="plus" data-deck="main" data-id="1-77"&gt;+&lt;/button&gt;&lt;/div&gt;&lt;/td&gt;&lt;td&gt;&lt;div class="input-group"&gt;&lt;button type="button" class="btn btn-outline-secondary btn-number" data-type="minus" data-deck="side" data-id="1-77" disabled&gt;-&lt;/button&gt;&lt;input type="text" class="form-control input-number" name="table-side-1-77-num-copies" data-deck="side" data-id="1-77" value="0" min="0" readonly /&gt;&lt;button type="button" class="btn btn-outline-secondary btn-number" data-type="plus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O118];[$HTML.$C$1];[.$B118];[$HTML.$D$1];[.$B118];[$HTML.$E$1];[.$B118];[$HTML.$F$1];[.$B118];[$HTML.$G$1])" office:value-type="string" office:string-value="&lt;div class=&quot;container-card position-relative me-2 mb-2&quot; id=&quot;main-1-78&quot;&gt;&lt;img class=&quot;d-block&quot; width=&quot;80&quot; height=&quot;112&quot; src=&quot;https://one-draw.jp/ijinden/cardlist/001/card/01_078.png&quot; /&gt;&lt;div class=&quot;container-num-copies position-absolute bottom-0 start-0 px-1&quot; id=&quot;main-1-78-num-copies&quot;&gt;0&lt;/div&gt;&lt;button type=&quot;button&quot; class=&quot;btn btn-secondary btn-number btn-sm btn-pop position-absolute top-0 start-0&quot; data-type=&quot;minus&quot; data-deck=&quot;main&quot; data-id=&quot;1-78&quot;&gt;-&lt;/button&gt;&lt;button type=&quot;button&quot; class=&quot;btn btn-secondary btn-number btn-sm btn-push position-absolute top-0 end-0&quot; data-type=&quot;plus&quot; data-deck=&quot;main&quot; data-id=&quot;1-78&quot;&gt;+&lt;/button&gt;&lt;button type=&quot;button&quot; class=&quot;btn btn-secondary btn-number btn-sm btn-drop position-absolute bottom-0 end-0&quot; data-type=&quot;drop&quot; data-id=&quot;1-78&quot;&gt;v&lt;/button&gt;&lt;/div&gt;" calcext:value-type="string">
            <text:p>&lt;div class="container-card position-relative me-2 mb-2" id="main-1-78"&gt;&lt;img class="d-block" width="80" height="112" src="https://one-draw.jp/ijinden/cardlist/001/card/01_078.png" /&gt;&lt;div class="container-num-copies position-absolute bottom-0 start-0 px-1" id="main-1-78-num-copies"&gt;0&lt;/div&gt;&lt;button type="button" class="btn btn-secondary btn-number btn-sm btn-pop position-absolute top-0 start-0" data-type="minus" data-deck="main" data-id="1-78"&gt;-&lt;/button&gt;&lt;button type="button" class="btn btn-secondary btn-number btn-sm btn-push position-absolute top-0 end-0" data-type="plus" data-deck="main" data-id="1-78"&gt;+&lt;/button&gt;&lt;button type="button" class="btn btn-secondary btn-number btn-sm btn-drop position-absolute bottom-0 end-0" data-type="drop" data-id="1-78"&gt;v&lt;/button&gt;&lt;/div&gt;</text:p>
          </table:table-cell>
          <table:table-cell table:formula="of:=CONCATENATE([$HTML.$A$2];[.$B118];[$HTML.$B$2];[.$O118];[$HTML.$C$2];[.$B118];[$HTML.$D$2];[.$B118];[$HTML.$E$2];[.$B118];[$HTML.$F$2];[.$B118];[$HTML.$G$2])" office:value-type="string" office:string-value="&lt;div class=&quot;container-card position-relative me-2 mb-2&quot; id=&quot;side-1-78&quot;&gt;&lt;img class=&quot;d-block&quot; width=&quot;80&quot; height=&quot;112&quot; src=&quot;https://one-draw.jp/ijinden/cardlist/001/card/01_078.png&quot; /&gt;&lt;div class=&quot;container-num-copies position-absolute bottom-0 start-0 px-1&quot; id=&quot;side-1-78-num-copies&quot;&gt;0&lt;/div&gt;&lt;button type=&quot;button&quot; class=&quot;btn btn-secondary btn-number btn-sm btn-pop position-absolute top-0 start-0&quot; data-type=&quot;minus&quot; data-deck=&quot;side&quot; data-id=&quot;1-78&quot;&gt;-&lt;/button&gt;&lt;button type=&quot;button&quot; class=&quot;btn btn-secondary btn-number btn-sm btn-push position-absolute top-0 end-0&quot; data-type=&quot;plus&quot; data-deck=&quot;side&quot; data-id=&quot;1-78&quot;&gt;+&lt;/button&gt;&lt;button type=&quot;button&quot; class=&quot;btn btn-secondary btn-number btn-sm btn-raise position-absolute bottom-0 end-0&quot; data-type=&quot;raise&quot; data-id=&quot;1-78&quot;&gt;^&lt;/button&gt;&lt;/div&gt;" calcext:value-type="string">
            <text:p>&lt;div class="container-card position-relative me-2 mb-2" id="side-1-78"&gt;&lt;img class="d-block" width="80" height="112" src="https://one-draw.jp/ijinden/cardlist/001/card/01_078.png" /&gt;&lt;div class="container-num-copies position-absolute bottom-0 start-0 px-1" id="side-1-78-num-copies"&gt;0&lt;/div&gt;&lt;button type="button" class="btn btn-secondary btn-number btn-sm btn-pop position-absolute top-0 start-0" data-type="minus" data-deck="side" data-id="1-78"&gt;-&lt;/button&gt;&lt;button type="button" class="btn btn-secondary btn-number btn-sm btn-push position-absolute top-0 end-0" data-type="plus" data-deck="side" data-id="1-78"&gt;+&lt;/button&gt;&lt;button type="button" class="btn btn-secondary btn-number btn-sm btn-raise position-absolute bottom-0 end-0" data-type="raise" data-id="1-78"&gt;^&lt;/button&gt;&lt;/div&gt;</text:p>
          </table:table-cell>
          <table:table-cell table:formula="of:=CONCATENATE([$HTML.$A$3];[.F118];[$HTML.$B$3];[.H118];[$HTML.$C$3];[.J118];[$HTML.$D$3];[.N118];[$HTML.$E$3];[.B118];[$HTML.$F$3];[.D118];[$HTML.$G$3];[.B118];[$HTML.$H$3];[.B118];[$HTML.$I$3];[.B118];[$HTML.$J$3];[.B118];[$HTML.$K$3];[.B118];[$HTML.$L$3];[.B118];[$HTML.$M$3];[.B118];[$HTML.$N$3];[.B118];[$HTML.$O$3])" office:value-type="string" office:string-value="&lt;tr data-expansion=&quot;15&quot; data-type=&quot;1&quot; data-color=&quot;8&quot; data-term=&quot;0&quot;&gt;&lt;td&gt;1-78&lt;/td&gt;&lt;td&gt;小野好古&lt;/td&gt;&lt;td&gt;&lt;div class=&quot;input-group&quot;&gt;&lt;button type=&quot;button&quot; class=&quot;btn btn-outline-secondary btn-number&quot; data-type=&quot;minus&quot; data-deck=&quot;main&quot; data-id=&quot;1-78&quot; disabled&gt;-&lt;/button&gt;&lt;input type=&quot;text&quot; class=&quot;form-control input-number&quot; name=&quot;table-main-1-78-num-copies&quot; data-deck=&quot;main&quot; data-id=&quot;1-78&quot; value=&quot;0&quot; min=&quot;0&quot; readonly /&gt;&lt;button type=&quot;button&quot; class=&quot;btn btn-outline-secondary btn-number&quot; data-type=&quot;plus&quot; data-deck=&quot;main&quot; data-id=&quot;1-78&quot;&gt;+&lt;/button&gt;&lt;/div&gt;&lt;/td&gt;&lt;td&gt;&lt;div class=&quot;input-group&quot;&gt;&lt;button type=&quot;button&quot; class=&quot;btn btn-outline-secondary btn-number&quot; data-type=&quot;minus&quot; data-deck=&quot;side&quot; data-id=&quot;1-78&quot; disabled&gt;-&lt;/button&gt;&lt;input type=&quot;text&quot; class=&quot;form-control input-number&quot; name=&quot;table-side-1-78-num-copies&quot; data-deck=&quot;side&quot; data-id=&quot;1-78&quot; value=&quot;0&quot; min=&quot;0&quot; readonly /&gt;&lt;button type=&quot;button&quot; class=&quot;btn btn-outline-secondary btn-number&quot; data-type=&quot;plus&quot; data-deck=&quot;side&quot; data-id=&quot;1-78&quot;&gt;+&lt;/button&gt;&lt;/div&gt;&lt;/td&gt;&lt;/tr&gt;" calcext:value-type="string">
            <text:p>&lt;tr data-expansion="15" data-type="1" data-color="8" data-term="0"&gt;&lt;td&gt;1-78&lt;/td&gt;&lt;td&gt;小野好古&lt;/td&gt;&lt;td&gt;&lt;div class="input-group"&gt;&lt;button type="button" class="btn btn-outline-secondary btn-number" data-type="minus" data-deck="main" data-id="1-78" disabled&gt;-&lt;/button&gt;&lt;input type="text" class="form-control input-number" name="table-main-1-78-num-copies" data-deck="main" data-id="1-78" value="0" min="0" readonly /&gt;&lt;button type="button" class="btn btn-outline-secondary btn-number" data-type="plus" data-deck="main" data-id="1-78"&gt;+&lt;/button&gt;&lt;/div&gt;&lt;/td&gt;&lt;td&gt;&lt;div class="input-group"&gt;&lt;button type="button" class="btn btn-outline-secondary btn-number" data-type="minus" data-deck="side" data-id="1-78" disabled&gt;-&lt;/button&gt;&lt;input type="text" class="form-control input-number" name="table-side-1-78-num-copies" data-deck="side" data-id="1-78" value="0" min="0" readonly /&gt;&lt;button type="button" class="btn btn-outline-secondary btn-number" data-type="plus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O119];[$HTML.$C$1];[.$B119];[$HTML.$D$1];[.$B119];[$HTML.$E$1];[.$B119];[$HTML.$F$1];[.$B119];[$HTML.$G$1])" office:value-type="string" office:string-value="&lt;div class=&quot;container-card position-relative me-2 mb-2&quot; id=&quot;main-1-79&quot;&gt;&lt;img class=&quot;d-block&quot; width=&quot;80&quot; height=&quot;112&quot; src=&quot;https://one-draw.jp/ijinden/cardlist/001/card/01_079.png&quot; /&gt;&lt;div class=&quot;container-num-copies position-absolute bottom-0 start-0 px-1&quot; id=&quot;main-1-79-num-copies&quot;&gt;0&lt;/div&gt;&lt;button type=&quot;button&quot; class=&quot;btn btn-secondary btn-number btn-sm btn-pop position-absolute top-0 start-0&quot; data-type=&quot;minus&quot; data-deck=&quot;main&quot; data-id=&quot;1-79&quot;&gt;-&lt;/button&gt;&lt;button type=&quot;button&quot; class=&quot;btn btn-secondary btn-number btn-sm btn-push position-absolute top-0 end-0&quot; data-type=&quot;plus&quot; data-deck=&quot;main&quot; data-id=&quot;1-79&quot;&gt;+&lt;/button&gt;&lt;button type=&quot;button&quot; class=&quot;btn btn-secondary btn-number btn-sm btn-drop position-absolute bottom-0 end-0&quot; data-type=&quot;drop&quot; data-id=&quot;1-79&quot;&gt;v&lt;/button&gt;&lt;/div&gt;" calcext:value-type="string">
            <text:p>&lt;div class="container-card position-relative me-2 mb-2" id="main-1-79"&gt;&lt;img class="d-block" width="80" height="112" src="https://one-draw.jp/ijinden/cardlist/001/card/01_079.png" /&gt;&lt;div class="container-num-copies position-absolute bottom-0 start-0 px-1" id="main-1-79-num-copies"&gt;0&lt;/div&gt;&lt;button type="button" class="btn btn-secondary btn-number btn-sm btn-pop position-absolute top-0 start-0" data-type="minus" data-deck="main" data-id="1-79"&gt;-&lt;/button&gt;&lt;button type="button" class="btn btn-secondary btn-number btn-sm btn-push position-absolute top-0 end-0" data-type="plus" data-deck="main" data-id="1-79"&gt;+&lt;/button&gt;&lt;button type="button" class="btn btn-secondary btn-number btn-sm btn-drop position-absolute bottom-0 end-0" data-type="drop" data-id="1-79"&gt;v&lt;/button&gt;&lt;/div&gt;</text:p>
          </table:table-cell>
          <table:table-cell table:formula="of:=CONCATENATE([$HTML.$A$2];[.$B119];[$HTML.$B$2];[.$O119];[$HTML.$C$2];[.$B119];[$HTML.$D$2];[.$B119];[$HTML.$E$2];[.$B119];[$HTML.$F$2];[.$B119];[$HTML.$G$2])" office:value-type="string" office:string-value="&lt;div class=&quot;container-card position-relative me-2 mb-2&quot; id=&quot;side-1-79&quot;&gt;&lt;img class=&quot;d-block&quot; width=&quot;80&quot; height=&quot;112&quot; src=&quot;https://one-draw.jp/ijinden/cardlist/001/card/01_079.png&quot; /&gt;&lt;div class=&quot;container-num-copies position-absolute bottom-0 start-0 px-1&quot; id=&quot;side-1-79-num-copies&quot;&gt;0&lt;/div&gt;&lt;button type=&quot;button&quot; class=&quot;btn btn-secondary btn-number btn-sm btn-pop position-absolute top-0 start-0&quot; data-type=&quot;minus&quot; data-deck=&quot;side&quot; data-id=&quot;1-79&quot;&gt;-&lt;/button&gt;&lt;button type=&quot;button&quot; class=&quot;btn btn-secondary btn-number btn-sm btn-push position-absolute top-0 end-0&quot; data-type=&quot;plus&quot; data-deck=&quot;side&quot; data-id=&quot;1-79&quot;&gt;+&lt;/button&gt;&lt;button type=&quot;button&quot; class=&quot;btn btn-secondary btn-number btn-sm btn-raise position-absolute bottom-0 end-0&quot; data-type=&quot;raise&quot; data-id=&quot;1-79&quot;&gt;^&lt;/button&gt;&lt;/div&gt;" calcext:value-type="string">
            <text:p>&lt;div class="container-card position-relative me-2 mb-2" id="side-1-79"&gt;&lt;img class="d-block" width="80" height="112" src="https://one-draw.jp/ijinden/cardlist/001/card/01_079.png" /&gt;&lt;div class="container-num-copies position-absolute bottom-0 start-0 px-1" id="side-1-79-num-copies"&gt;0&lt;/div&gt;&lt;button type="button" class="btn btn-secondary btn-number btn-sm btn-pop position-absolute top-0 start-0" data-type="minus" data-deck="side" data-id="1-79"&gt;-&lt;/button&gt;&lt;button type="button" class="btn btn-secondary btn-number btn-sm btn-push position-absolute top-0 end-0" data-type="plus" data-deck="side" data-id="1-79"&gt;+&lt;/button&gt;&lt;button type="button" class="btn btn-secondary btn-number btn-sm btn-raise position-absolute bottom-0 end-0" data-type="raise" data-id="1-79"&gt;^&lt;/button&gt;&lt;/div&gt;</text:p>
          </table:table-cell>
          <table:table-cell table:formula="of:=CONCATENATE([$HTML.$A$3];[.F119];[$HTML.$B$3];[.H119];[$HTML.$C$3];[.J119];[$HTML.$D$3];[.N119];[$HTML.$E$3];[.B119];[$HTML.$F$3];[.D119];[$HTML.$G$3];[.B119];[$HTML.$H$3];[.B119];[$HTML.$I$3];[.B119];[$HTML.$J$3];[.B119];[$HTML.$K$3];[.B119];[$HTML.$L$3];[.B119];[$HTML.$M$3];[.B119];[$HTML.$N$3];[.B119];[$HTML.$O$3])" office:value-type="string" office:string-value="&lt;tr data-expansion=&quot;15&quot; data-type=&quot;1&quot; data-color=&quot;8&quot; data-term=&quot;1&quot;&gt;&lt;td&gt;1-79&lt;/td&gt;&lt;td&gt;アレッサンドロ・ヴァリニャーノ&lt;/td&gt;&lt;td&gt;&lt;div class=&quot;input-group&quot;&gt;&lt;button type=&quot;button&quot; class=&quot;btn btn-outline-secondary btn-number&quot; data-type=&quot;minus&quot; data-deck=&quot;main&quot; data-id=&quot;1-79&quot; disabled&gt;-&lt;/button&gt;&lt;input type=&quot;text&quot; class=&quot;form-control input-number&quot; name=&quot;table-main-1-79-num-copies&quot; data-deck=&quot;main&quot; data-id=&quot;1-79&quot; value=&quot;0&quot; min=&quot;0&quot; readonly /&gt;&lt;button type=&quot;button&quot; class=&quot;btn btn-outline-secondary btn-number&quot; data-type=&quot;plus&quot; data-deck=&quot;main&quot; data-id=&quot;1-79&quot;&gt;+&lt;/button&gt;&lt;/div&gt;&lt;/td&gt;&lt;td&gt;&lt;div class=&quot;input-group&quot;&gt;&lt;button type=&quot;button&quot; class=&quot;btn btn-outline-secondary btn-number&quot; data-type=&quot;minus&quot; data-deck=&quot;side&quot; data-id=&quot;1-79&quot; disabled&gt;-&lt;/button&gt;&lt;input type=&quot;text&quot; class=&quot;form-control input-number&quot; name=&quot;table-side-1-79-num-copies&quot; data-deck=&quot;side&quot; data-id=&quot;1-79&quot; value=&quot;0&quot; min=&quot;0&quot; readonly /&gt;&lt;button type=&quot;button&quot; class=&quot;btn btn-outline-secondary btn-number&quot; data-type=&quot;plus&quot; data-deck=&quot;side&quot; data-id=&quot;1-79&quot;&gt;+&lt;/button&gt;&lt;/div&gt;&lt;/td&gt;&lt;/tr&gt;" calcext:value-type="string">
            <text:p>&lt;tr data-expansion="15" data-type="1" data-color="8" data-term="1"&gt;&lt;td&gt;1-79&lt;/td&gt;&lt;td&gt;アレッサンドロ・ヴァリニャーノ&lt;/td&gt;&lt;td&gt;&lt;div class="input-group"&gt;&lt;button type="button" class="btn btn-outline-secondary btn-number" data-type="minus" data-deck="main" data-id="1-79" disabled&gt;-&lt;/button&gt;&lt;input type="text" class="form-control input-number" name="table-main-1-79-num-copies" data-deck="main" data-id="1-79" value="0" min="0" readonly /&gt;&lt;button type="button" class="btn btn-outline-secondary btn-number" data-type="plus" data-deck="main" data-id="1-79"&gt;+&lt;/button&gt;&lt;/div&gt;&lt;/td&gt;&lt;td&gt;&lt;div class="input-group"&gt;&lt;button type="button" class="btn btn-outline-secondary btn-number" data-type="minus" data-deck="side" data-id="1-79" disabled&gt;-&lt;/button&gt;&lt;input type="text" class="form-control input-number" name="table-side-1-79-num-copies" data-deck="side" data-id="1-79" value="0" min="0" readonly /&gt;&lt;button type="button" class="btn btn-outline-secondary btn-number" data-type="plus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O120];[$HTML.$C$1];[.$B120];[$HTML.$D$1];[.$B120];[$HTML.$E$1];[.$B120];[$HTML.$F$1];[.$B120];[$HTML.$G$1])" office:value-type="string" office:string-value="&lt;div class=&quot;container-card position-relative me-2 mb-2&quot; id=&quot;main-1-80&quot;&gt;&lt;img class=&quot;d-block&quot; width=&quot;80&quot; height=&quot;112&quot; src=&quot;https://one-draw.jp/ijinden/cardlist/001/card/01_080.png&quot; /&gt;&lt;div class=&quot;container-num-copies position-absolute bottom-0 start-0 px-1&quot; id=&quot;main-1-80-num-copies&quot;&gt;0&lt;/div&gt;&lt;button type=&quot;button&quot; class=&quot;btn btn-secondary btn-number btn-sm btn-pop position-absolute top-0 start-0&quot; data-type=&quot;minus&quot; data-deck=&quot;main&quot; data-id=&quot;1-80&quot;&gt;-&lt;/button&gt;&lt;button type=&quot;button&quot; class=&quot;btn btn-secondary btn-number btn-sm btn-push position-absolute top-0 end-0&quot; data-type=&quot;plus&quot; data-deck=&quot;main&quot; data-id=&quot;1-80&quot;&gt;+&lt;/button&gt;&lt;button type=&quot;button&quot; class=&quot;btn btn-secondary btn-number btn-sm btn-drop position-absolute bottom-0 end-0&quot; data-type=&quot;drop&quot; data-id=&quot;1-80&quot;&gt;v&lt;/button&gt;&lt;/div&gt;" calcext:value-type="string">
            <text:p>&lt;div class="container-card position-relative me-2 mb-2" id="main-1-80"&gt;&lt;img class="d-block" width="80" height="112" src="https://one-draw.jp/ijinden/cardlist/001/card/01_080.png" /&gt;&lt;div class="container-num-copies position-absolute bottom-0 start-0 px-1" id="main-1-80-num-copies"&gt;0&lt;/div&gt;&lt;button type="button" class="btn btn-secondary btn-number btn-sm btn-pop position-absolute top-0 start-0" data-type="minus" data-deck="main" data-id="1-80"&gt;-&lt;/button&gt;&lt;button type="button" class="btn btn-secondary btn-number btn-sm btn-push position-absolute top-0 end-0" data-type="plus" data-deck="main" data-id="1-80"&gt;+&lt;/button&gt;&lt;button type="button" class="btn btn-secondary btn-number btn-sm btn-drop position-absolute bottom-0 end-0" data-type="drop" data-id="1-80"&gt;v&lt;/button&gt;&lt;/div&gt;</text:p>
          </table:table-cell>
          <table:table-cell table:formula="of:=CONCATENATE([$HTML.$A$2];[.$B120];[$HTML.$B$2];[.$O120];[$HTML.$C$2];[.$B120];[$HTML.$D$2];[.$B120];[$HTML.$E$2];[.$B120];[$HTML.$F$2];[.$B120];[$HTML.$G$2])" office:value-type="string" office:string-value="&lt;div class=&quot;container-card position-relative me-2 mb-2&quot; id=&quot;side-1-80&quot;&gt;&lt;img class=&quot;d-block&quot; width=&quot;80&quot; height=&quot;112&quot; src=&quot;https://one-draw.jp/ijinden/cardlist/001/card/01_080.png&quot; /&gt;&lt;div class=&quot;container-num-copies position-absolute bottom-0 start-0 px-1&quot; id=&quot;side-1-80-num-copies&quot;&gt;0&lt;/div&gt;&lt;button type=&quot;button&quot; class=&quot;btn btn-secondary btn-number btn-sm btn-pop position-absolute top-0 start-0&quot; data-type=&quot;minus&quot; data-deck=&quot;side&quot; data-id=&quot;1-80&quot;&gt;-&lt;/button&gt;&lt;button type=&quot;button&quot; class=&quot;btn btn-secondary btn-number btn-sm btn-push position-absolute top-0 end-0&quot; data-type=&quot;plus&quot; data-deck=&quot;side&quot; data-id=&quot;1-80&quot;&gt;+&lt;/button&gt;&lt;button type=&quot;button&quot; class=&quot;btn btn-secondary btn-number btn-sm btn-raise position-absolute bottom-0 end-0&quot; data-type=&quot;raise&quot; data-id=&quot;1-80&quot;&gt;^&lt;/button&gt;&lt;/div&gt;" calcext:value-type="string">
            <text:p>&lt;div class="container-card position-relative me-2 mb-2" id="side-1-80"&gt;&lt;img class="d-block" width="80" height="112" src="https://one-draw.jp/ijinden/cardlist/001/card/01_080.png" /&gt;&lt;div class="container-num-copies position-absolute bottom-0 start-0 px-1" id="side-1-80-num-copies"&gt;0&lt;/div&gt;&lt;button type="button" class="btn btn-secondary btn-number btn-sm btn-pop position-absolute top-0 start-0" data-type="minus" data-deck="side" data-id="1-80"&gt;-&lt;/button&gt;&lt;button type="button" class="btn btn-secondary btn-number btn-sm btn-push position-absolute top-0 end-0" data-type="plus" data-deck="side" data-id="1-80"&gt;+&lt;/button&gt;&lt;button type="button" class="btn btn-secondary btn-number btn-sm btn-raise position-absolute bottom-0 end-0" data-type="raise" data-id="1-80"&gt;^&lt;/button&gt;&lt;/div&gt;</text:p>
          </table:table-cell>
          <table:table-cell table:formula="of:=CONCATENATE([$HTML.$A$3];[.F120];[$HTML.$B$3];[.H120];[$HTML.$C$3];[.J120];[$HTML.$D$3];[.N120];[$HTML.$E$3];[.B120];[$HTML.$F$3];[.D120];[$HTML.$G$3];[.B120];[$HTML.$H$3];[.B120];[$HTML.$I$3];[.B120];[$HTML.$J$3];[.B120];[$HTML.$K$3];[.B120];[$HTML.$L$3];[.B120];[$HTML.$M$3];[.B120];[$HTML.$N$3];[.B120];[$HTML.$O$3])" office:value-type="string" office:string-value="&lt;tr data-expansion=&quot;15&quot; data-type=&quot;1&quot; data-color=&quot;8&quot; data-term=&quot;0&quot;&gt;&lt;td&gt;1-80&lt;/td&gt;&lt;td&gt;角倉了以&lt;/td&gt;&lt;td&gt;&lt;div class=&quot;input-group&quot;&gt;&lt;button type=&quot;button&quot; class=&quot;btn btn-outline-secondary btn-number&quot; data-type=&quot;minus&quot; data-deck=&quot;main&quot; data-id=&quot;1-80&quot; disabled&gt;-&lt;/button&gt;&lt;input type=&quot;text&quot; class=&quot;form-control input-number&quot; name=&quot;table-main-1-80-num-copies&quot; data-deck=&quot;main&quot; data-id=&quot;1-80&quot; value=&quot;0&quot; min=&quot;0&quot; readonly /&gt;&lt;button type=&quot;button&quot; class=&quot;btn btn-outline-secondary btn-number&quot; data-type=&quot;plus&quot; data-deck=&quot;main&quot; data-id=&quot;1-80&quot;&gt;+&lt;/button&gt;&lt;/div&gt;&lt;/td&gt;&lt;td&gt;&lt;div class=&quot;input-group&quot;&gt;&lt;button type=&quot;button&quot; class=&quot;btn btn-outline-secondary btn-number&quot; data-type=&quot;minus&quot; data-deck=&quot;side&quot; data-id=&quot;1-80&quot; disabled&gt;-&lt;/button&gt;&lt;input type=&quot;text&quot; class=&quot;form-control input-number&quot; name=&quot;table-side-1-80-num-copies&quot; data-deck=&quot;side&quot; data-id=&quot;1-80&quot; value=&quot;0&quot; min=&quot;0&quot; readonly /&gt;&lt;button type=&quot;button&quot; class=&quot;btn btn-outline-secondary btn-number&quot; data-type=&quot;plus&quot; data-deck=&quot;side&quot; data-id=&quot;1-80&quot;&gt;+&lt;/button&gt;&lt;/div&gt;&lt;/td&gt;&lt;/tr&gt;" calcext:value-type="string">
            <text:p>&lt;tr data-expansion="15" data-type="1" data-color="8" data-term="0"&gt;&lt;td&gt;1-80&lt;/td&gt;&lt;td&gt;角倉了以&lt;/td&gt;&lt;td&gt;&lt;div class="input-group"&gt;&lt;button type="button" class="btn btn-outline-secondary btn-number" data-type="minus" data-deck="main" data-id="1-80" disabled&gt;-&lt;/button&gt;&lt;input type="text" class="form-control input-number" name="table-main-1-80-num-copies" data-deck="main" data-id="1-80" value="0" min="0" readonly /&gt;&lt;button type="button" class="btn btn-outline-secondary btn-number" data-type="plus" data-deck="main" data-id="1-80"&gt;+&lt;/button&gt;&lt;/div&gt;&lt;/td&gt;&lt;td&gt;&lt;div class="input-group"&gt;&lt;button type="button" class="btn btn-outline-secondary btn-number" data-type="minus" data-deck="side" data-id="1-80" disabled&gt;-&lt;/button&gt;&lt;input type="text" class="form-control input-number" name="table-side-1-80-num-copies" data-deck="side" data-id="1-80" value="0" min="0" readonly /&gt;&lt;button type="button" class="btn btn-outline-secondary btn-number" data-type="plus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O121];[$HTML.$C$1];[.$B121];[$HTML.$D$1];[.$B121];[$HTML.$E$1];[.$B121];[$HTML.$F$1];[.$B121];[$HTML.$G$1])" office:value-type="string" office:string-value="&lt;div class=&quot;container-card position-relative me-2 mb-2&quot; id=&quot;main-Y-1&quot;&gt;&lt;img class=&quot;d-block&quot; width=&quot;80&quot; height=&quot;112&quot; src=&quot;https://one-draw.jp/ijinden/cardlist/Y01/card/02_Y_001.png&quot; /&gt;&lt;div class=&quot;container-num-copies position-absolute bottom-0 start-0 px-1&quot; id=&quot;main-Y-1-num-copies&quot;&gt;0&lt;/div&gt;&lt;button type=&quot;button&quot; class=&quot;btn btn-secondary btn-number btn-sm btn-pop position-absolute top-0 start-0&quot; data-type=&quot;minus&quot; data-deck=&quot;main&quot; data-id=&quot;Y-1&quot;&gt;-&lt;/button&gt;&lt;button type=&quot;button&quot; class=&quot;btn btn-secondary btn-number btn-sm btn-push position-absolute top-0 end-0&quot; data-type=&quot;plus&quot; data-deck=&quot;main&quot; data-id=&quot;Y-1&quot;&gt;+&lt;/button&gt;&lt;button type=&quot;button&quot; class=&quot;btn btn-secondary btn-number btn-sm btn-drop position-absolute bottom-0 end-0&quot; data-type=&quot;drop&quot; data-id=&quot;Y-1&quot;&gt;v&lt;/button&gt;&lt;/div&gt;" calcext:value-type="string">
            <text:p>&lt;div class="container-card position-relative me-2 mb-2" id="main-Y-1"&gt;&lt;img class="d-block" width="80" height="112" src="https://one-draw.jp/ijinden/cardlist/Y01/card/02_Y_001.png" /&gt;&lt;div class="container-num-copies position-absolute bottom-0 start-0 px-1" id="main-Y-1-num-copies"&gt;0&lt;/div&gt;&lt;button type="button" class="btn btn-secondary btn-number btn-sm btn-pop position-absolute top-0 start-0" data-type="minus" data-deck="main" data-id="Y-1"&gt;-&lt;/button&gt;&lt;button type="button" class="btn btn-secondary btn-number btn-sm btn-push position-absolute top-0 end-0" data-type="plus" data-deck="main" data-id="Y-1"&gt;+&lt;/button&gt;&lt;button type="button" class="btn btn-secondary btn-number btn-sm btn-drop position-absolute bottom-0 end-0" data-type="drop" data-id="Y-1"&gt;v&lt;/button&gt;&lt;/div&gt;</text:p>
          </table:table-cell>
          <table:table-cell table:formula="of:=CONCATENATE([$HTML.$A$2];[.$B121];[$HTML.$B$2];[.$O121];[$HTML.$C$2];[.$B121];[$HTML.$D$2];[.$B121];[$HTML.$E$2];[.$B121];[$HTML.$F$2];[.$B121];[$HTML.$G$2])" office:value-type="string" office:string-value="&lt;div class=&quot;container-card position-relative me-2 mb-2&quot; id=&quot;side-Y-1&quot;&gt;&lt;img class=&quot;d-block&quot; width=&quot;80&quot; height=&quot;112&quot; src=&quot;https://one-draw.jp/ijinden/cardlist/Y01/card/02_Y_001.png&quot; /&gt;&lt;div class=&quot;container-num-copies position-absolute bottom-0 start-0 px-1&quot; id=&quot;side-Y-1-num-copies&quot;&gt;0&lt;/div&gt;&lt;button type=&quot;button&quot; class=&quot;btn btn-secondary btn-number btn-sm btn-pop position-absolute top-0 start-0&quot; data-type=&quot;minus&quot; data-deck=&quot;side&quot; data-id=&quot;Y-1&quot;&gt;-&lt;/button&gt;&lt;button type=&quot;button&quot; class=&quot;btn btn-secondary btn-number btn-sm btn-push position-absolute top-0 end-0&quot; data-type=&quot;plus&quot; data-deck=&quot;side&quot; data-id=&quot;Y-1&quot;&gt;+&lt;/button&gt;&lt;button type=&quot;button&quot; class=&quot;btn btn-secondary btn-number btn-sm btn-raise position-absolute bottom-0 end-0&quot; data-type=&quot;raise&quot; data-id=&quot;Y-1&quot;&gt;^&lt;/button&gt;&lt;/div&gt;" calcext:value-type="string">
            <text:p>&lt;div class="container-card position-relative me-2 mb-2" id="side-Y-1"&gt;&lt;img class="d-block" width="80" height="112" src="https://one-draw.jp/ijinden/cardlist/Y01/card/02_Y_001.png" /&gt;&lt;div class="container-num-copies position-absolute bottom-0 start-0 px-1" id="side-Y-1-num-copies"&gt;0&lt;/div&gt;&lt;button type="button" class="btn btn-secondary btn-number btn-sm btn-pop position-absolute top-0 start-0" data-type="minus" data-deck="side" data-id="Y-1"&gt;-&lt;/button&gt;&lt;button type="button" class="btn btn-secondary btn-number btn-sm btn-push position-absolute top-0 end-0" data-type="plus" data-deck="side" data-id="Y-1"&gt;+&lt;/button&gt;&lt;button type="button" class="btn btn-secondary btn-number btn-sm btn-raise position-absolute bottom-0 end-0" data-type="raise" data-id="Y-1"&gt;^&lt;/button&gt;&lt;/div&gt;</text:p>
          </table:table-cell>
          <table:table-cell table:formula="of:=CONCATENATE([$HTML.$A$3];[.F121];[$HTML.$B$3];[.H121];[$HTML.$C$3];[.J121];[$HTML.$D$3];[.N121];[$HTML.$E$3];[.B121];[$HTML.$F$3];[.D121];[$HTML.$G$3];[.B121];[$HTML.$H$3];[.B121];[$HTML.$I$3];[.B121];[$HTML.$J$3];[.B121];[$HTML.$K$3];[.B121];[$HTML.$L$3];[.B121];[$HTML.$M$3];[.B121];[$HTML.$N$3];[.B121];[$HTML.$O$3])" office:value-type="string" office:string-value="&lt;tr data-expansion=&quot;20&quot; data-type=&quot;1&quot; data-color=&quot;16&quot; data-term=&quot;0&quot;&gt;&lt;td&gt;Y-1&lt;/td&gt;&lt;td&gt;諸葛亮&lt;/td&gt;&lt;td&gt;&lt;div class=&quot;input-group&quot;&gt;&lt;button type=&quot;button&quot; class=&quot;btn btn-outline-secondary btn-number&quot; data-type=&quot;minus&quot; data-deck=&quot;main&quot; data-id=&quot;Y-1&quot; disabled&gt;-&lt;/button&gt;&lt;input type=&quot;text&quot; class=&quot;form-control input-number&quot; name=&quot;table-main-Y-1-num-copies&quot; data-deck=&quot;main&quot; data-id=&quot;Y-1&quot; value=&quot;0&quot; min=&quot;0&quot; readonly /&gt;&lt;button type=&quot;button&quot; class=&quot;btn btn-outline-secondary btn-number&quot; data-type=&quot;plus&quot; data-deck=&quot;main&quot; data-id=&quot;Y-1&quot;&gt;+&lt;/button&gt;&lt;/div&gt;&lt;/td&gt;&lt;td&gt;&lt;div class=&quot;input-group&quot;&gt;&lt;button type=&quot;button&quot; class=&quot;btn btn-outline-secondary btn-number&quot; data-type=&quot;minus&quot; data-deck=&quot;side&quot; data-id=&quot;Y-1&quot; disabled&gt;-&lt;/button&gt;&lt;input type=&quot;text&quot; class=&quot;form-control input-number&quot; name=&quot;table-side-Y-1-num-copies&quot; data-deck=&quot;side&quot; data-id=&quot;Y-1&quot; value=&quot;0&quot; min=&quot;0&quot; readonly /&gt;&lt;button type=&quot;button&quot; class=&quot;btn btn-outline-secondary btn-number&quot; data-type=&quot;plus&quot; data-deck=&quot;side&quot; data-id=&quot;Y-1&quot;&gt;+&lt;/button&gt;&lt;/div&gt;&lt;/td&gt;&lt;/tr&gt;" calcext:value-type="string">
            <text:p>&lt;tr data-expansion="20" data-type="1" data-color="16" data-term="0"&gt;&lt;td&gt;Y-1&lt;/td&gt;&lt;td&gt;諸葛亮&lt;/td&gt;&lt;td&gt;&lt;div class="input-group"&gt;&lt;button type="button" class="btn btn-outline-secondary btn-number" data-type="minus" data-deck="main" data-id="Y-1" disabled&gt;-&lt;/button&gt;&lt;input type="text" class="form-control input-number" name="table-main-Y-1-num-copies" data-deck="main" data-id="Y-1" value="0" min="0" readonly /&gt;&lt;button type="button" class="btn btn-outline-secondary btn-number" data-type="plus" data-deck="main" data-id="Y-1"&gt;+&lt;/button&gt;&lt;/div&gt;&lt;/td&gt;&lt;td&gt;&lt;div class="input-group"&gt;&lt;button type="button" class="btn btn-outline-secondary btn-number" data-type="minus" data-deck="side" data-id="Y-1" disabled&gt;-&lt;/button&gt;&lt;input type="text" class="form-control input-number" name="table-side-Y-1-num-copies" data-deck="side" data-id="Y-1" value="0" min="0" readonly /&gt;&lt;button type="button" class="btn btn-outline-secondary btn-number" data-type="plus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O122];[$HTML.$C$1];[.$B122];[$HTML.$D$1];[.$B122];[$HTML.$E$1];[.$B122];[$HTML.$F$1];[.$B122];[$HTML.$G$1])" office:value-type="string" office:string-value="&lt;div class=&quot;container-card position-relative me-2 mb-2&quot; id=&quot;main-Y-2&quot;&gt;&lt;img class=&quot;d-block&quot; width=&quot;80&quot; height=&quot;112&quot; src=&quot;https://one-draw.jp/ijinden/cardlist/Y01/card/02_Y_002.png&quot; /&gt;&lt;div class=&quot;container-num-copies position-absolute bottom-0 start-0 px-1&quot; id=&quot;main-Y-2-num-copies&quot;&gt;0&lt;/div&gt;&lt;button type=&quot;button&quot; class=&quot;btn btn-secondary btn-number btn-sm btn-pop position-absolute top-0 start-0&quot; data-type=&quot;minus&quot; data-deck=&quot;main&quot; data-id=&quot;Y-2&quot;&gt;-&lt;/button&gt;&lt;button type=&quot;button&quot; class=&quot;btn btn-secondary btn-number btn-sm btn-push position-absolute top-0 end-0&quot; data-type=&quot;plus&quot; data-deck=&quot;main&quot; data-id=&quot;Y-2&quot;&gt;+&lt;/button&gt;&lt;button type=&quot;button&quot; class=&quot;btn btn-secondary btn-number btn-sm btn-drop position-absolute bottom-0 end-0&quot; data-type=&quot;drop&quot; data-id=&quot;Y-2&quot;&gt;v&lt;/button&gt;&lt;/div&gt;" calcext:value-type="string">
            <text:p>&lt;div class="container-card position-relative me-2 mb-2" id="main-Y-2"&gt;&lt;img class="d-block" width="80" height="112" src="https://one-draw.jp/ijinden/cardlist/Y01/card/02_Y_002.png" /&gt;&lt;div class="container-num-copies position-absolute bottom-0 start-0 px-1" id="main-Y-2-num-copies"&gt;0&lt;/div&gt;&lt;button type="button" class="btn btn-secondary btn-number btn-sm btn-pop position-absolute top-0 start-0" data-type="minus" data-deck="main" data-id="Y-2"&gt;-&lt;/button&gt;&lt;button type="button" class="btn btn-secondary btn-number btn-sm btn-push position-absolute top-0 end-0" data-type="plus" data-deck="main" data-id="Y-2"&gt;+&lt;/button&gt;&lt;button type="button" class="btn btn-secondary btn-number btn-sm btn-drop position-absolute bottom-0 end-0" data-type="drop" data-id="Y-2"&gt;v&lt;/button&gt;&lt;/div&gt;</text:p>
          </table:table-cell>
          <table:table-cell table:formula="of:=CONCATENATE([$HTML.$A$2];[.$B122];[$HTML.$B$2];[.$O122];[$HTML.$C$2];[.$B122];[$HTML.$D$2];[.$B122];[$HTML.$E$2];[.$B122];[$HTML.$F$2];[.$B122];[$HTML.$G$2])" office:value-type="string" office:string-value="&lt;div class=&quot;container-card position-relative me-2 mb-2&quot; id=&quot;side-Y-2&quot;&gt;&lt;img class=&quot;d-block&quot; width=&quot;80&quot; height=&quot;112&quot; src=&quot;https://one-draw.jp/ijinden/cardlist/Y01/card/02_Y_002.png&quot; /&gt;&lt;div class=&quot;container-num-copies position-absolute bottom-0 start-0 px-1&quot; id=&quot;side-Y-2-num-copies&quot;&gt;0&lt;/div&gt;&lt;button type=&quot;button&quot; class=&quot;btn btn-secondary btn-number btn-sm btn-pop position-absolute top-0 start-0&quot; data-type=&quot;minus&quot; data-deck=&quot;side&quot; data-id=&quot;Y-2&quot;&gt;-&lt;/button&gt;&lt;button type=&quot;button&quot; class=&quot;btn btn-secondary btn-number btn-sm btn-push position-absolute top-0 end-0&quot; data-type=&quot;plus&quot; data-deck=&quot;side&quot; data-id=&quot;Y-2&quot;&gt;+&lt;/button&gt;&lt;button type=&quot;button&quot; class=&quot;btn btn-secondary btn-number btn-sm btn-raise position-absolute bottom-0 end-0&quot; data-type=&quot;raise&quot; data-id=&quot;Y-2&quot;&gt;^&lt;/button&gt;&lt;/div&gt;" calcext:value-type="string">
            <text:p>&lt;div class="container-card position-relative me-2 mb-2" id="side-Y-2"&gt;&lt;img class="d-block" width="80" height="112" src="https://one-draw.jp/ijinden/cardlist/Y01/card/02_Y_002.png" /&gt;&lt;div class="container-num-copies position-absolute bottom-0 start-0 px-1" id="side-Y-2-num-copies"&gt;0&lt;/div&gt;&lt;button type="button" class="btn btn-secondary btn-number btn-sm btn-pop position-absolute top-0 start-0" data-type="minus" data-deck="side" data-id="Y-2"&gt;-&lt;/button&gt;&lt;button type="button" class="btn btn-secondary btn-number btn-sm btn-push position-absolute top-0 end-0" data-type="plus" data-deck="side" data-id="Y-2"&gt;+&lt;/button&gt;&lt;button type="button" class="btn btn-secondary btn-number btn-sm btn-raise position-absolute bottom-0 end-0" data-type="raise" data-id="Y-2"&gt;^&lt;/button&gt;&lt;/div&gt;</text:p>
          </table:table-cell>
          <table:table-cell table:formula="of:=CONCATENATE([$HTML.$A$3];[.F122];[$HTML.$B$3];[.H122];[$HTML.$C$3];[.J122];[$HTML.$D$3];[.N122];[$HTML.$E$3];[.B122];[$HTML.$F$3];[.D122];[$HTML.$G$3];[.B122];[$HTML.$H$3];[.B122];[$HTML.$I$3];[.B122];[$HTML.$J$3];[.B122];[$HTML.$K$3];[.B122];[$HTML.$L$3];[.B122];[$HTML.$M$3];[.B122];[$HTML.$N$3];[.B122];[$HTML.$O$3])" office:value-type="string" office:string-value="&lt;tr data-expansion=&quot;20&quot; data-type=&quot;1&quot; data-color=&quot;16&quot; data-term=&quot;0&quot;&gt;&lt;td&gt;Y-2&lt;/td&gt;&lt;td&gt;今川義元&lt;/td&gt;&lt;td&gt;&lt;div class=&quot;input-group&quot;&gt;&lt;button type=&quot;button&quot; class=&quot;btn btn-outline-secondary btn-number&quot; data-type=&quot;minus&quot; data-deck=&quot;main&quot; data-id=&quot;Y-2&quot; disabled&gt;-&lt;/button&gt;&lt;input type=&quot;text&quot; class=&quot;form-control input-number&quot; name=&quot;table-main-Y-2-num-copies&quot; data-deck=&quot;main&quot; data-id=&quot;Y-2&quot; value=&quot;0&quot; min=&quot;0&quot; readonly /&gt;&lt;button type=&quot;button&quot; class=&quot;btn btn-outline-secondary btn-number&quot; data-type=&quot;plus&quot; data-deck=&quot;main&quot; data-id=&quot;Y-2&quot;&gt;+&lt;/button&gt;&lt;/div&gt;&lt;/td&gt;&lt;td&gt;&lt;div class=&quot;input-group&quot;&gt;&lt;button type=&quot;button&quot; class=&quot;btn btn-outline-secondary btn-number&quot; data-type=&quot;minus&quot; data-deck=&quot;side&quot; data-id=&quot;Y-2&quot; disabled&gt;-&lt;/button&gt;&lt;input type=&quot;text&quot; class=&quot;form-control input-number&quot; name=&quot;table-side-Y-2-num-copies&quot; data-deck=&quot;side&quot; data-id=&quot;Y-2&quot; value=&quot;0&quot; min=&quot;0&quot; readonly /&gt;&lt;button type=&quot;button&quot; class=&quot;btn btn-outline-secondary btn-number&quot; data-type=&quot;plus&quot; data-deck=&quot;side&quot; data-id=&quot;Y-2&quot;&gt;+&lt;/button&gt;&lt;/div&gt;&lt;/td&gt;&lt;/tr&gt;" calcext:value-type="string">
            <text:p>&lt;tr data-expansion="20" data-type="1" data-color="16" data-term="0"&gt;&lt;td&gt;Y-2&lt;/td&gt;&lt;td&gt;今川義元&lt;/td&gt;&lt;td&gt;&lt;div class="input-group"&gt;&lt;button type="button" class="btn btn-outline-secondary btn-number" data-type="minus" data-deck="main" data-id="Y-2" disabled&gt;-&lt;/button&gt;&lt;input type="text" class="form-control input-number" name="table-main-Y-2-num-copies" data-deck="main" data-id="Y-2" value="0" min="0" readonly /&gt;&lt;button type="button" class="btn btn-outline-secondary btn-number" data-type="plus" data-deck="main" data-id="Y-2"&gt;+&lt;/button&gt;&lt;/div&gt;&lt;/td&gt;&lt;td&gt;&lt;div class="input-group"&gt;&lt;button type="button" class="btn btn-outline-secondary btn-number" data-type="minus" data-deck="side" data-id="Y-2" disabled&gt;-&lt;/button&gt;&lt;input type="text" class="form-control input-number" name="table-side-Y-2-num-copies" data-deck="side" data-id="Y-2" value="0" min="0" readonly /&gt;&lt;button type="button" class="btn btn-outline-secondary btn-number" data-type="plus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O123];[$HTML.$C$1];[.$B123];[$HTML.$D$1];[.$B123];[$HTML.$E$1];[.$B123];[$HTML.$F$1];[.$B123];[$HTML.$G$1])" office:value-type="string" office:string-value="&lt;div class=&quot;container-card position-relative me-2 mb-2&quot; id=&quot;main-Y-3&quot;&gt;&lt;img class=&quot;d-block&quot; width=&quot;80&quot; height=&quot;112&quot; src=&quot;https://one-draw.jp/ijinden/cardlist/Y01/card/02_Y_003.png&quot; /&gt;&lt;div class=&quot;container-num-copies position-absolute bottom-0 start-0 px-1&quot; id=&quot;main-Y-3-num-copies&quot;&gt;0&lt;/div&gt;&lt;button type=&quot;button&quot; class=&quot;btn btn-secondary btn-number btn-sm btn-pop position-absolute top-0 start-0&quot; data-type=&quot;minus&quot; data-deck=&quot;main&quot; data-id=&quot;Y-3&quot;&gt;-&lt;/button&gt;&lt;button type=&quot;button&quot; class=&quot;btn btn-secondary btn-number btn-sm btn-push position-absolute top-0 end-0&quot; data-type=&quot;plus&quot; data-deck=&quot;main&quot; data-id=&quot;Y-3&quot;&gt;+&lt;/button&gt;&lt;button type=&quot;button&quot; class=&quot;btn btn-secondary btn-number btn-sm btn-drop position-absolute bottom-0 end-0&quot; data-type=&quot;drop&quot; data-id=&quot;Y-3&quot;&gt;v&lt;/button&gt;&lt;/div&gt;" calcext:value-type="string">
            <text:p>&lt;div class="container-card position-relative me-2 mb-2" id="main-Y-3"&gt;&lt;img class="d-block" width="80" height="112" src="https://one-draw.jp/ijinden/cardlist/Y01/card/02_Y_003.png" /&gt;&lt;div class="container-num-copies position-absolute bottom-0 start-0 px-1" id="main-Y-3-num-copies"&gt;0&lt;/div&gt;&lt;button type="button" class="btn btn-secondary btn-number btn-sm btn-pop position-absolute top-0 start-0" data-type="minus" data-deck="main" data-id="Y-3"&gt;-&lt;/button&gt;&lt;button type="button" class="btn btn-secondary btn-number btn-sm btn-push position-absolute top-0 end-0" data-type="plus" data-deck="main" data-id="Y-3"&gt;+&lt;/button&gt;&lt;button type="button" class="btn btn-secondary btn-number btn-sm btn-drop position-absolute bottom-0 end-0" data-type="drop" data-id="Y-3"&gt;v&lt;/button&gt;&lt;/div&gt;</text:p>
          </table:table-cell>
          <table:table-cell table:formula="of:=CONCATENATE([$HTML.$A$2];[.$B123];[$HTML.$B$2];[.$O123];[$HTML.$C$2];[.$B123];[$HTML.$D$2];[.$B123];[$HTML.$E$2];[.$B123];[$HTML.$F$2];[.$B123];[$HTML.$G$2])" office:value-type="string" office:string-value="&lt;div class=&quot;container-card position-relative me-2 mb-2&quot; id=&quot;side-Y-3&quot;&gt;&lt;img class=&quot;d-block&quot; width=&quot;80&quot; height=&quot;112&quot; src=&quot;https://one-draw.jp/ijinden/cardlist/Y01/card/02_Y_003.png&quot; /&gt;&lt;div class=&quot;container-num-copies position-absolute bottom-0 start-0 px-1&quot; id=&quot;side-Y-3-num-copies&quot;&gt;0&lt;/div&gt;&lt;button type=&quot;button&quot; class=&quot;btn btn-secondary btn-number btn-sm btn-pop position-absolute top-0 start-0&quot; data-type=&quot;minus&quot; data-deck=&quot;side&quot; data-id=&quot;Y-3&quot;&gt;-&lt;/button&gt;&lt;button type=&quot;button&quot; class=&quot;btn btn-secondary btn-number btn-sm btn-push position-absolute top-0 end-0&quot; data-type=&quot;plus&quot; data-deck=&quot;side&quot; data-id=&quot;Y-3&quot;&gt;+&lt;/button&gt;&lt;button type=&quot;button&quot; class=&quot;btn btn-secondary btn-number btn-sm btn-raise position-absolute bottom-0 end-0&quot; data-type=&quot;raise&quot; data-id=&quot;Y-3&quot;&gt;^&lt;/button&gt;&lt;/div&gt;" calcext:value-type="string">
            <text:p>&lt;div class="container-card position-relative me-2 mb-2" id="side-Y-3"&gt;&lt;img class="d-block" width="80" height="112" src="https://one-draw.jp/ijinden/cardlist/Y01/card/02_Y_003.png" /&gt;&lt;div class="container-num-copies position-absolute bottom-0 start-0 px-1" id="side-Y-3-num-copies"&gt;0&lt;/div&gt;&lt;button type="button" class="btn btn-secondary btn-number btn-sm btn-pop position-absolute top-0 start-0" data-type="minus" data-deck="side" data-id="Y-3"&gt;-&lt;/button&gt;&lt;button type="button" class="btn btn-secondary btn-number btn-sm btn-push position-absolute top-0 end-0" data-type="plus" data-deck="side" data-id="Y-3"&gt;+&lt;/button&gt;&lt;button type="button" class="btn btn-secondary btn-number btn-sm btn-raise position-absolute bottom-0 end-0" data-type="raise" data-id="Y-3"&gt;^&lt;/button&gt;&lt;/div&gt;</text:p>
          </table:table-cell>
          <table:table-cell table:formula="of:=CONCATENATE([$HTML.$A$3];[.F123];[$HTML.$B$3];[.H123];[$HTML.$C$3];[.J123];[$HTML.$D$3];[.N123];[$HTML.$E$3];[.B123];[$HTML.$F$3];[.D123];[$HTML.$G$3];[.B123];[$HTML.$H$3];[.B123];[$HTML.$I$3];[.B123];[$HTML.$J$3];[.B123];[$HTML.$K$3];[.B123];[$HTML.$L$3];[.B123];[$HTML.$M$3];[.B123];[$HTML.$N$3];[.B123];[$HTML.$O$3])" office:value-type="string" office:string-value="&lt;tr data-expansion=&quot;20&quot; data-type=&quot;1&quot; data-color=&quot;16&quot; data-term=&quot;0&quot;&gt;&lt;td&gt;Y-3&lt;/td&gt;&lt;td&gt;周瑜&lt;/td&gt;&lt;td&gt;&lt;div class=&quot;input-group&quot;&gt;&lt;button type=&quot;button&quot; class=&quot;btn btn-outline-secondary btn-number&quot; data-type=&quot;minus&quot; data-deck=&quot;main&quot; data-id=&quot;Y-3&quot; disabled&gt;-&lt;/button&gt;&lt;input type=&quot;text&quot; class=&quot;form-control input-number&quot; name=&quot;table-main-Y-3-num-copies&quot; data-deck=&quot;main&quot; data-id=&quot;Y-3&quot; value=&quot;0&quot; min=&quot;0&quot; readonly /&gt;&lt;button type=&quot;button&quot; class=&quot;btn btn-outline-secondary btn-number&quot; data-type=&quot;plus&quot; data-deck=&quot;main&quot; data-id=&quot;Y-3&quot;&gt;+&lt;/button&gt;&lt;/div&gt;&lt;/td&gt;&lt;td&gt;&lt;div class=&quot;input-group&quot;&gt;&lt;button type=&quot;button&quot; class=&quot;btn btn-outline-secondary btn-number&quot; data-type=&quot;minus&quot; data-deck=&quot;side&quot; data-id=&quot;Y-3&quot; disabled&gt;-&lt;/button&gt;&lt;input type=&quot;text&quot; class=&quot;form-control input-number&quot; name=&quot;table-side-Y-3-num-copies&quot; data-deck=&quot;side&quot; data-id=&quot;Y-3&quot; value=&quot;0&quot; min=&quot;0&quot; readonly /&gt;&lt;button type=&quot;button&quot; class=&quot;btn btn-outline-secondary btn-number&quot; data-type=&quot;plus&quot; data-deck=&quot;side&quot; data-id=&quot;Y-3&quot;&gt;+&lt;/button&gt;&lt;/div&gt;&lt;/td&gt;&lt;/tr&gt;" calcext:value-type="string">
            <text:p>&lt;tr data-expansion="20" data-type="1" data-color="16" data-term="0"&gt;&lt;td&gt;Y-3&lt;/td&gt;&lt;td&gt;周瑜&lt;/td&gt;&lt;td&gt;&lt;div class="input-group"&gt;&lt;button type="button" class="btn btn-outline-secondary btn-number" data-type="minus" data-deck="main" data-id="Y-3" disabled&gt;-&lt;/button&gt;&lt;input type="text" class="form-control input-number" name="table-main-Y-3-num-copies" data-deck="main" data-id="Y-3" value="0" min="0" readonly /&gt;&lt;button type="button" class="btn btn-outline-secondary btn-number" data-type="plus" data-deck="main" data-id="Y-3"&gt;+&lt;/button&gt;&lt;/div&gt;&lt;/td&gt;&lt;td&gt;&lt;div class="input-group"&gt;&lt;button type="button" class="btn btn-outline-secondary btn-number" data-type="minus" data-deck="side" data-id="Y-3" disabled&gt;-&lt;/button&gt;&lt;input type="text" class="form-control input-number" name="table-side-Y-3-num-copies" data-deck="side" data-id="Y-3" value="0" min="0" readonly /&gt;&lt;button type="button" class="btn btn-outline-secondary btn-number" data-type="plus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O124];[$HTML.$C$1];[.$B124];[$HTML.$D$1];[.$B124];[$HTML.$E$1];[.$B124];[$HTML.$F$1];[.$B124];[$HTML.$G$1])" office:value-type="string" office:string-value="&lt;div class=&quot;container-card position-relative me-2 mb-2&quot; id=&quot;main-Y-4&quot;&gt;&lt;img class=&quot;d-block&quot; width=&quot;80&quot; height=&quot;112&quot; src=&quot;https://one-draw.jp/ijinden/cardlist/Y01/card/02_Y_004.png&quot; /&gt;&lt;div class=&quot;container-num-copies position-absolute bottom-0 start-0 px-1&quot; id=&quot;main-Y-4-num-copies&quot;&gt;0&lt;/div&gt;&lt;button type=&quot;button&quot; class=&quot;btn btn-secondary btn-number btn-sm btn-pop position-absolute top-0 start-0&quot; data-type=&quot;minus&quot; data-deck=&quot;main&quot; data-id=&quot;Y-4&quot;&gt;-&lt;/button&gt;&lt;button type=&quot;button&quot; class=&quot;btn btn-secondary btn-number btn-sm btn-push position-absolute top-0 end-0&quot; data-type=&quot;plus&quot; data-deck=&quot;main&quot; data-id=&quot;Y-4&quot;&gt;+&lt;/button&gt;&lt;button type=&quot;button&quot; class=&quot;btn btn-secondary btn-number btn-sm btn-drop position-absolute bottom-0 end-0&quot; data-type=&quot;drop&quot; data-id=&quot;Y-4&quot;&gt;v&lt;/button&gt;&lt;/div&gt;" calcext:value-type="string">
            <text:p>&lt;div class="container-card position-relative me-2 mb-2" id="main-Y-4"&gt;&lt;img class="d-block" width="80" height="112" src="https://one-draw.jp/ijinden/cardlist/Y01/card/02_Y_004.png" /&gt;&lt;div class="container-num-copies position-absolute bottom-0 start-0 px-1" id="main-Y-4-num-copies"&gt;0&lt;/div&gt;&lt;button type="button" class="btn btn-secondary btn-number btn-sm btn-pop position-absolute top-0 start-0" data-type="minus" data-deck="main" data-id="Y-4"&gt;-&lt;/button&gt;&lt;button type="button" class="btn btn-secondary btn-number btn-sm btn-push position-absolute top-0 end-0" data-type="plus" data-deck="main" data-id="Y-4"&gt;+&lt;/button&gt;&lt;button type="button" class="btn btn-secondary btn-number btn-sm btn-drop position-absolute bottom-0 end-0" data-type="drop" data-id="Y-4"&gt;v&lt;/button&gt;&lt;/div&gt;</text:p>
          </table:table-cell>
          <table:table-cell table:formula="of:=CONCATENATE([$HTML.$A$2];[.$B124];[$HTML.$B$2];[.$O124];[$HTML.$C$2];[.$B124];[$HTML.$D$2];[.$B124];[$HTML.$E$2];[.$B124];[$HTML.$F$2];[.$B124];[$HTML.$G$2])" office:value-type="string" office:string-value="&lt;div class=&quot;container-card position-relative me-2 mb-2&quot; id=&quot;side-Y-4&quot;&gt;&lt;img class=&quot;d-block&quot; width=&quot;80&quot; height=&quot;112&quot; src=&quot;https://one-draw.jp/ijinden/cardlist/Y01/card/02_Y_004.png&quot; /&gt;&lt;div class=&quot;container-num-copies position-absolute bottom-0 start-0 px-1&quot; id=&quot;side-Y-4-num-copies&quot;&gt;0&lt;/div&gt;&lt;button type=&quot;button&quot; class=&quot;btn btn-secondary btn-number btn-sm btn-pop position-absolute top-0 start-0&quot; data-type=&quot;minus&quot; data-deck=&quot;side&quot; data-id=&quot;Y-4&quot;&gt;-&lt;/button&gt;&lt;button type=&quot;button&quot; class=&quot;btn btn-secondary btn-number btn-sm btn-push position-absolute top-0 end-0&quot; data-type=&quot;plus&quot; data-deck=&quot;side&quot; data-id=&quot;Y-4&quot;&gt;+&lt;/button&gt;&lt;button type=&quot;button&quot; class=&quot;btn btn-secondary btn-number btn-sm btn-raise position-absolute bottom-0 end-0&quot; data-type=&quot;raise&quot; data-id=&quot;Y-4&quot;&gt;^&lt;/button&gt;&lt;/div&gt;" calcext:value-type="string">
            <text:p>&lt;div class="container-card position-relative me-2 mb-2" id="side-Y-4"&gt;&lt;img class="d-block" width="80" height="112" src="https://one-draw.jp/ijinden/cardlist/Y01/card/02_Y_004.png" /&gt;&lt;div class="container-num-copies position-absolute bottom-0 start-0 px-1" id="side-Y-4-num-copies"&gt;0&lt;/div&gt;&lt;button type="button" class="btn btn-secondary btn-number btn-sm btn-pop position-absolute top-0 start-0" data-type="minus" data-deck="side" data-id="Y-4"&gt;-&lt;/button&gt;&lt;button type="button" class="btn btn-secondary btn-number btn-sm btn-push position-absolute top-0 end-0" data-type="plus" data-deck="side" data-id="Y-4"&gt;+&lt;/button&gt;&lt;button type="button" class="btn btn-secondary btn-number btn-sm btn-raise position-absolute bottom-0 end-0" data-type="raise" data-id="Y-4"&gt;^&lt;/button&gt;&lt;/div&gt;</text:p>
          </table:table-cell>
          <table:table-cell table:formula="of:=CONCATENATE([$HTML.$A$3];[.F124];[$HTML.$B$3];[.H124];[$HTML.$C$3];[.J124];[$HTML.$D$3];[.N124];[$HTML.$E$3];[.B124];[$HTML.$F$3];[.D124];[$HTML.$G$3];[.B124];[$HTML.$H$3];[.B124];[$HTML.$I$3];[.B124];[$HTML.$J$3];[.B124];[$HTML.$K$3];[.B124];[$HTML.$L$3];[.B124];[$HTML.$M$3];[.B124];[$HTML.$N$3];[.B124];[$HTML.$O$3])" office:value-type="string" office:string-value="&lt;tr data-expansion=&quot;20&quot; data-type=&quot;1&quot; data-color=&quot;16&quot; data-term=&quot;0&quot;&gt;&lt;td&gt;Y-4&lt;/td&gt;&lt;td&gt;孫権&lt;/td&gt;&lt;td&gt;&lt;div class=&quot;input-group&quot;&gt;&lt;button type=&quot;button&quot; class=&quot;btn btn-outline-secondary btn-number&quot; data-type=&quot;minus&quot; data-deck=&quot;main&quot; data-id=&quot;Y-4&quot; disabled&gt;-&lt;/button&gt;&lt;input type=&quot;text&quot; class=&quot;form-control input-number&quot; name=&quot;table-main-Y-4-num-copies&quot; data-deck=&quot;main&quot; data-id=&quot;Y-4&quot; value=&quot;0&quot; min=&quot;0&quot; readonly /&gt;&lt;button type=&quot;button&quot; class=&quot;btn btn-outline-secondary btn-number&quot; data-type=&quot;plus&quot; data-deck=&quot;main&quot; data-id=&quot;Y-4&quot;&gt;+&lt;/button&gt;&lt;/div&gt;&lt;/td&gt;&lt;td&gt;&lt;div class=&quot;input-group&quot;&gt;&lt;button type=&quot;button&quot; class=&quot;btn btn-outline-secondary btn-number&quot; data-type=&quot;minus&quot; data-deck=&quot;side&quot; data-id=&quot;Y-4&quot; disabled&gt;-&lt;/button&gt;&lt;input type=&quot;text&quot; class=&quot;form-control input-number&quot; name=&quot;table-side-Y-4-num-copies&quot; data-deck=&quot;side&quot; data-id=&quot;Y-4&quot; value=&quot;0&quot; min=&quot;0&quot; readonly /&gt;&lt;button type=&quot;button&quot; class=&quot;btn btn-outline-secondary btn-number&quot; data-type=&quot;plus&quot; data-deck=&quot;side&quot; data-id=&quot;Y-4&quot;&gt;+&lt;/button&gt;&lt;/div&gt;&lt;/td&gt;&lt;/tr&gt;" calcext:value-type="string">
            <text:p>&lt;tr data-expansion="20" data-type="1" data-color="16" data-term="0"&gt;&lt;td&gt;Y-4&lt;/td&gt;&lt;td&gt;孫権&lt;/td&gt;&lt;td&gt;&lt;div class="input-group"&gt;&lt;button type="button" class="btn btn-outline-secondary btn-number" data-type="minus" data-deck="main" data-id="Y-4" disabled&gt;-&lt;/button&gt;&lt;input type="text" class="form-control input-number" name="table-main-Y-4-num-copies" data-deck="main" data-id="Y-4" value="0" min="0" readonly /&gt;&lt;button type="button" class="btn btn-outline-secondary btn-number" data-type="plus" data-deck="main" data-id="Y-4"&gt;+&lt;/button&gt;&lt;/div&gt;&lt;/td&gt;&lt;td&gt;&lt;div class="input-group"&gt;&lt;button type="button" class="btn btn-outline-secondary btn-number" data-type="minus" data-deck="side" data-id="Y-4" disabled&gt;-&lt;/button&gt;&lt;input type="text" class="form-control input-number" name="table-side-Y-4-num-copies" data-deck="side" data-id="Y-4" value="0" min="0" readonly /&gt;&lt;button type="button" class="btn btn-outline-secondary btn-number" data-type="plus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O125];[$HTML.$C$1];[.$B125];[$HTML.$D$1];[.$B125];[$HTML.$E$1];[.$B125];[$HTML.$F$1];[.$B125];[$HTML.$G$1])" office:value-type="string" office:string-value="&lt;div class=&quot;container-card position-relative me-2 mb-2&quot; id=&quot;main-Y-5&quot;&gt;&lt;img class=&quot;d-block&quot; width=&quot;80&quot; height=&quot;112&quot; src=&quot;https://one-draw.jp/ijinden/cardlist/Y01/card/02_Y_005.png&quot; /&gt;&lt;div class=&quot;container-num-copies position-absolute bottom-0 start-0 px-1&quot; id=&quot;main-Y-5-num-copies&quot;&gt;0&lt;/div&gt;&lt;button type=&quot;button&quot; class=&quot;btn btn-secondary btn-number btn-sm btn-pop position-absolute top-0 start-0&quot; data-type=&quot;minus&quot; data-deck=&quot;main&quot; data-id=&quot;Y-5&quot;&gt;-&lt;/button&gt;&lt;button type=&quot;button&quot; class=&quot;btn btn-secondary btn-number btn-sm btn-push position-absolute top-0 end-0&quot; data-type=&quot;plus&quot; data-deck=&quot;main&quot; data-id=&quot;Y-5&quot;&gt;+&lt;/button&gt;&lt;button type=&quot;button&quot; class=&quot;btn btn-secondary btn-number btn-sm btn-drop position-absolute bottom-0 end-0&quot; data-type=&quot;drop&quot; data-id=&quot;Y-5&quot;&gt;v&lt;/button&gt;&lt;/div&gt;" calcext:value-type="string">
            <text:p>&lt;div class="container-card position-relative me-2 mb-2" id="main-Y-5"&gt;&lt;img class="d-block" width="80" height="112" src="https://one-draw.jp/ijinden/cardlist/Y01/card/02_Y_005.png" /&gt;&lt;div class="container-num-copies position-absolute bottom-0 start-0 px-1" id="main-Y-5-num-copies"&gt;0&lt;/div&gt;&lt;button type="button" class="btn btn-secondary btn-number btn-sm btn-pop position-absolute top-0 start-0" data-type="minus" data-deck="main" data-id="Y-5"&gt;-&lt;/button&gt;&lt;button type="button" class="btn btn-secondary btn-number btn-sm btn-push position-absolute top-0 end-0" data-type="plus" data-deck="main" data-id="Y-5"&gt;+&lt;/button&gt;&lt;button type="button" class="btn btn-secondary btn-number btn-sm btn-drop position-absolute bottom-0 end-0" data-type="drop" data-id="Y-5"&gt;v&lt;/button&gt;&lt;/div&gt;</text:p>
          </table:table-cell>
          <table:table-cell table:formula="of:=CONCATENATE([$HTML.$A$2];[.$B125];[$HTML.$B$2];[.$O125];[$HTML.$C$2];[.$B125];[$HTML.$D$2];[.$B125];[$HTML.$E$2];[.$B125];[$HTML.$F$2];[.$B125];[$HTML.$G$2])" office:value-type="string" office:string-value="&lt;div class=&quot;container-card position-relative me-2 mb-2&quot; id=&quot;side-Y-5&quot;&gt;&lt;img class=&quot;d-block&quot; width=&quot;80&quot; height=&quot;112&quot; src=&quot;https://one-draw.jp/ijinden/cardlist/Y01/card/02_Y_005.png&quot; /&gt;&lt;div class=&quot;container-num-copies position-absolute bottom-0 start-0 px-1&quot; id=&quot;side-Y-5-num-copies&quot;&gt;0&lt;/div&gt;&lt;button type=&quot;button&quot; class=&quot;btn btn-secondary btn-number btn-sm btn-pop position-absolute top-0 start-0&quot; data-type=&quot;minus&quot; data-deck=&quot;side&quot; data-id=&quot;Y-5&quot;&gt;-&lt;/button&gt;&lt;button type=&quot;button&quot; class=&quot;btn btn-secondary btn-number btn-sm btn-push position-absolute top-0 end-0&quot; data-type=&quot;plus&quot; data-deck=&quot;side&quot; data-id=&quot;Y-5&quot;&gt;+&lt;/button&gt;&lt;button type=&quot;button&quot; class=&quot;btn btn-secondary btn-number btn-sm btn-raise position-absolute bottom-0 end-0&quot; data-type=&quot;raise&quot; data-id=&quot;Y-5&quot;&gt;^&lt;/button&gt;&lt;/div&gt;" calcext:value-type="string">
            <text:p>&lt;div class="container-card position-relative me-2 mb-2" id="side-Y-5"&gt;&lt;img class="d-block" width="80" height="112" src="https://one-draw.jp/ijinden/cardlist/Y01/card/02_Y_005.png" /&gt;&lt;div class="container-num-copies position-absolute bottom-0 start-0 px-1" id="side-Y-5-num-copies"&gt;0&lt;/div&gt;&lt;button type="button" class="btn btn-secondary btn-number btn-sm btn-pop position-absolute top-0 start-0" data-type="minus" data-deck="side" data-id="Y-5"&gt;-&lt;/button&gt;&lt;button type="button" class="btn btn-secondary btn-number btn-sm btn-push position-absolute top-0 end-0" data-type="plus" data-deck="side" data-id="Y-5"&gt;+&lt;/button&gt;&lt;button type="button" class="btn btn-secondary btn-number btn-sm btn-raise position-absolute bottom-0 end-0" data-type="raise" data-id="Y-5"&gt;^&lt;/button&gt;&lt;/div&gt;</text:p>
          </table:table-cell>
          <table:table-cell table:formula="of:=CONCATENATE([$HTML.$A$3];[.F125];[$HTML.$B$3];[.H125];[$HTML.$C$3];[.J125];[$HTML.$D$3];[.N125];[$HTML.$E$3];[.B125];[$HTML.$F$3];[.D125];[$HTML.$G$3];[.B125];[$HTML.$H$3];[.B125];[$HTML.$I$3];[.B125];[$HTML.$J$3];[.B125];[$HTML.$K$3];[.B125];[$HTML.$L$3];[.B125];[$HTML.$M$3];[.B125];[$HTML.$N$3];[.B125];[$HTML.$O$3])" office:value-type="string" office:string-value="&lt;tr data-expansion=&quot;20&quot; data-type=&quot;1&quot; data-color=&quot;16&quot; data-term=&quot;3&quot;&gt;&lt;td&gt;Y-5&lt;/td&gt;&lt;td&gt;シャクシャイン&lt;/td&gt;&lt;td&gt;&lt;div class=&quot;input-group&quot;&gt;&lt;button type=&quot;button&quot; class=&quot;btn btn-outline-secondary btn-number&quot; data-type=&quot;minus&quot; data-deck=&quot;main&quot; data-id=&quot;Y-5&quot; disabled&gt;-&lt;/button&gt;&lt;input type=&quot;text&quot; class=&quot;form-control input-number&quot; name=&quot;table-main-Y-5-num-copies&quot; data-deck=&quot;main&quot; data-id=&quot;Y-5&quot; value=&quot;0&quot; min=&quot;0&quot; readonly /&gt;&lt;button type=&quot;button&quot; class=&quot;btn btn-outline-secondary btn-number&quot; data-type=&quot;plus&quot; data-deck=&quot;main&quot; data-id=&quot;Y-5&quot;&gt;+&lt;/button&gt;&lt;/div&gt;&lt;/td&gt;&lt;td&gt;&lt;div class=&quot;input-group&quot;&gt;&lt;button type=&quot;button&quot; class=&quot;btn btn-outline-secondary btn-number&quot; data-type=&quot;minus&quot; data-deck=&quot;side&quot; data-id=&quot;Y-5&quot; disabled&gt;-&lt;/button&gt;&lt;input type=&quot;text&quot; class=&quot;form-control input-number&quot; name=&quot;table-side-Y-5-num-copies&quot; data-deck=&quot;side&quot; data-id=&quot;Y-5&quot; value=&quot;0&quot; min=&quot;0&quot; readonly /&gt;&lt;button type=&quot;button&quot; class=&quot;btn btn-outline-secondary btn-number&quot; data-type=&quot;plus&quot; data-deck=&quot;side&quot; data-id=&quot;Y-5&quot;&gt;+&lt;/button&gt;&lt;/div&gt;&lt;/td&gt;&lt;/tr&gt;" calcext:value-type="string">
            <text:p>&lt;tr data-expansion="20" data-type="1" data-color="16" data-term="3"&gt;&lt;td&gt;Y-5&lt;/td&gt;&lt;td&gt;シャクシャイン&lt;/td&gt;&lt;td&gt;&lt;div class="input-group"&gt;&lt;button type="button" class="btn btn-outline-secondary btn-number" data-type="minus" data-deck="main" data-id="Y-5" disabled&gt;-&lt;/button&gt;&lt;input type="text" class="form-control input-number" name="table-main-Y-5-num-copies" data-deck="main" data-id="Y-5" value="0" min="0" readonly /&gt;&lt;button type="button" class="btn btn-outline-secondary btn-number" data-type="plus" data-deck="main" data-id="Y-5"&gt;+&lt;/button&gt;&lt;/div&gt;&lt;/td&gt;&lt;td&gt;&lt;div class="input-group"&gt;&lt;button type="button" class="btn btn-outline-secondary btn-number" data-type="minus" data-deck="side" data-id="Y-5" disabled&gt;-&lt;/button&gt;&lt;input type="text" class="form-control input-number" name="table-side-Y-5-num-copies" data-deck="side" data-id="Y-5" value="0" min="0" readonly /&gt;&lt;button type="button" class="btn btn-outline-secondary btn-number" data-type="plus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O126];[$HTML.$C$1];[.$B126];[$HTML.$D$1];[.$B126];[$HTML.$E$1];[.$B126];[$HTML.$F$1];[.$B126];[$HTML.$G$1])" office:value-type="string" office:string-value="&lt;div class=&quot;container-card position-relative me-2 mb-2&quot; id=&quot;main-Y-6&quot;&gt;&lt;img class=&quot;d-block&quot; width=&quot;80&quot; height=&quot;112&quot; src=&quot;https://one-draw.jp/ijinden/cardlist/Y01/card/02_Y_006.png&quot; /&gt;&lt;div class=&quot;container-num-copies position-absolute bottom-0 start-0 px-1&quot; id=&quot;main-Y-6-num-copies&quot;&gt;0&lt;/div&gt;&lt;button type=&quot;button&quot; class=&quot;btn btn-secondary btn-number btn-sm btn-pop position-absolute top-0 start-0&quot; data-type=&quot;minus&quot; data-deck=&quot;main&quot; data-id=&quot;Y-6&quot;&gt;-&lt;/button&gt;&lt;button type=&quot;button&quot; class=&quot;btn btn-secondary btn-number btn-sm btn-push position-absolute top-0 end-0&quot; data-type=&quot;plus&quot; data-deck=&quot;main&quot; data-id=&quot;Y-6&quot;&gt;+&lt;/button&gt;&lt;button type=&quot;button&quot; class=&quot;btn btn-secondary btn-number btn-sm btn-drop position-absolute bottom-0 end-0&quot; data-type=&quot;drop&quot; data-id=&quot;Y-6&quot;&gt;v&lt;/button&gt;&lt;/div&gt;" calcext:value-type="string">
            <text:p>&lt;div class="container-card position-relative me-2 mb-2" id="main-Y-6"&gt;&lt;img class="d-block" width="80" height="112" src="https://one-draw.jp/ijinden/cardlist/Y01/card/02_Y_006.png" /&gt;&lt;div class="container-num-copies position-absolute bottom-0 start-0 px-1" id="main-Y-6-num-copies"&gt;0&lt;/div&gt;&lt;button type="button" class="btn btn-secondary btn-number btn-sm btn-pop position-absolute top-0 start-0" data-type="minus" data-deck="main" data-id="Y-6"&gt;-&lt;/button&gt;&lt;button type="button" class="btn btn-secondary btn-number btn-sm btn-push position-absolute top-0 end-0" data-type="plus" data-deck="main" data-id="Y-6"&gt;+&lt;/button&gt;&lt;button type="button" class="btn btn-secondary btn-number btn-sm btn-drop position-absolute bottom-0 end-0" data-type="drop" data-id="Y-6"&gt;v&lt;/button&gt;&lt;/div&gt;</text:p>
          </table:table-cell>
          <table:table-cell table:formula="of:=CONCATENATE([$HTML.$A$2];[.$B126];[$HTML.$B$2];[.$O126];[$HTML.$C$2];[.$B126];[$HTML.$D$2];[.$B126];[$HTML.$E$2];[.$B126];[$HTML.$F$2];[.$B126];[$HTML.$G$2])" office:value-type="string" office:string-value="&lt;div class=&quot;container-card position-relative me-2 mb-2&quot; id=&quot;side-Y-6&quot;&gt;&lt;img class=&quot;d-block&quot; width=&quot;80&quot; height=&quot;112&quot; src=&quot;https://one-draw.jp/ijinden/cardlist/Y01/card/02_Y_006.png&quot; /&gt;&lt;div class=&quot;container-num-copies position-absolute bottom-0 start-0 px-1&quot; id=&quot;side-Y-6-num-copies&quot;&gt;0&lt;/div&gt;&lt;button type=&quot;button&quot; class=&quot;btn btn-secondary btn-number btn-sm btn-pop position-absolute top-0 start-0&quot; data-type=&quot;minus&quot; data-deck=&quot;side&quot; data-id=&quot;Y-6&quot;&gt;-&lt;/button&gt;&lt;button type=&quot;button&quot; class=&quot;btn btn-secondary btn-number btn-sm btn-push position-absolute top-0 end-0&quot; data-type=&quot;plus&quot; data-deck=&quot;side&quot; data-id=&quot;Y-6&quot;&gt;+&lt;/button&gt;&lt;button type=&quot;button&quot; class=&quot;btn btn-secondary btn-number btn-sm btn-raise position-absolute bottom-0 end-0&quot; data-type=&quot;raise&quot; data-id=&quot;Y-6&quot;&gt;^&lt;/button&gt;&lt;/div&gt;" calcext:value-type="string">
            <text:p>&lt;div class="container-card position-relative me-2 mb-2" id="side-Y-6"&gt;&lt;img class="d-block" width="80" height="112" src="https://one-draw.jp/ijinden/cardlist/Y01/card/02_Y_006.png" /&gt;&lt;div class="container-num-copies position-absolute bottom-0 start-0 px-1" id="side-Y-6-num-copies"&gt;0&lt;/div&gt;&lt;button type="button" class="btn btn-secondary btn-number btn-sm btn-pop position-absolute top-0 start-0" data-type="minus" data-deck="side" data-id="Y-6"&gt;-&lt;/button&gt;&lt;button type="button" class="btn btn-secondary btn-number btn-sm btn-push position-absolute top-0 end-0" data-type="plus" data-deck="side" data-id="Y-6"&gt;+&lt;/button&gt;&lt;button type="button" class="btn btn-secondary btn-number btn-sm btn-raise position-absolute bottom-0 end-0" data-type="raise" data-id="Y-6"&gt;^&lt;/button&gt;&lt;/div&gt;</text:p>
          </table:table-cell>
          <table:table-cell table:formula="of:=CONCATENATE([$HTML.$A$3];[.F126];[$HTML.$B$3];[.H126];[$HTML.$C$3];[.J126];[$HTML.$D$3];[.N126];[$HTML.$E$3];[.B126];[$HTML.$F$3];[.D126];[$HTML.$G$3];[.B126];[$HTML.$H$3];[.B126];[$HTML.$I$3];[.B126];[$HTML.$J$3];[.B126];[$HTML.$K$3];[.B126];[$HTML.$L$3];[.B126];[$HTML.$M$3];[.B126];[$HTML.$N$3];[.B126];[$HTML.$O$3])" office:value-type="string" office:string-value="&lt;tr data-expansion=&quot;20&quot; data-type=&quot;1&quot; data-color=&quot;16&quot; data-term=&quot;0&quot;&gt;&lt;td&gt;Y-6&lt;/td&gt;&lt;td&gt;フビライ・ハン&lt;/td&gt;&lt;td&gt;&lt;div class=&quot;input-group&quot;&gt;&lt;button type=&quot;button&quot; class=&quot;btn btn-outline-secondary btn-number&quot; data-type=&quot;minus&quot; data-deck=&quot;main&quot; data-id=&quot;Y-6&quot; disabled&gt;-&lt;/button&gt;&lt;input type=&quot;text&quot; class=&quot;form-control input-number&quot; name=&quot;table-main-Y-6-num-copies&quot; data-deck=&quot;main&quot; data-id=&quot;Y-6&quot; value=&quot;0&quot; min=&quot;0&quot; readonly /&gt;&lt;button type=&quot;button&quot; class=&quot;btn btn-outline-secondary btn-number&quot; data-type=&quot;plus&quot; data-deck=&quot;main&quot; data-id=&quot;Y-6&quot;&gt;+&lt;/button&gt;&lt;/div&gt;&lt;/td&gt;&lt;td&gt;&lt;div class=&quot;input-group&quot;&gt;&lt;button type=&quot;button&quot; class=&quot;btn btn-outline-secondary btn-number&quot; data-type=&quot;minus&quot; data-deck=&quot;side&quot; data-id=&quot;Y-6&quot; disabled&gt;-&lt;/button&gt;&lt;input type=&quot;text&quot; class=&quot;form-control input-number&quot; name=&quot;table-side-Y-6-num-copies&quot; data-deck=&quot;side&quot; data-id=&quot;Y-6&quot; value=&quot;0&quot; min=&quot;0&quot; readonly /&gt;&lt;button type=&quot;button&quot; class=&quot;btn btn-outline-secondary btn-number&quot; data-type=&quot;plus&quot; data-deck=&quot;side&quot; data-id=&quot;Y-6&quot;&gt;+&lt;/button&gt;&lt;/div&gt;&lt;/td&gt;&lt;/tr&gt;" calcext:value-type="string">
            <text:p>&lt;tr data-expansion="20" data-type="1" data-color="16" data-term="0"&gt;&lt;td&gt;Y-6&lt;/td&gt;&lt;td&gt;フビライ・ハン&lt;/td&gt;&lt;td&gt;&lt;div class="input-group"&gt;&lt;button type="button" class="btn btn-outline-secondary btn-number" data-type="minus" data-deck="main" data-id="Y-6" disabled&gt;-&lt;/button&gt;&lt;input type="text" class="form-control input-number" name="table-main-Y-6-num-copies" data-deck="main" data-id="Y-6" value="0" min="0" readonly /&gt;&lt;button type="button" class="btn btn-outline-secondary btn-number" data-type="plus" data-deck="main" data-id="Y-6"&gt;+&lt;/button&gt;&lt;/div&gt;&lt;/td&gt;&lt;td&gt;&lt;div class="input-group"&gt;&lt;button type="button" class="btn btn-outline-secondary btn-number" data-type="minus" data-deck="side" data-id="Y-6" disabled&gt;-&lt;/button&gt;&lt;input type="text" class="form-control input-number" name="table-side-Y-6-num-copies" data-deck="side" data-id="Y-6" value="0" min="0" readonly /&gt;&lt;button type="button" class="btn btn-outline-secondary btn-number" data-type="plus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O127];[$HTML.$C$1];[.$B127];[$HTML.$D$1];[.$B127];[$HTML.$E$1];[.$B127];[$HTML.$F$1];[.$B127];[$HTML.$G$1])" office:value-type="string" office:string-value="&lt;div class=&quot;container-card position-relative me-2 mb-2&quot; id=&quot;main-Y-7&quot;&gt;&lt;img class=&quot;d-block&quot; width=&quot;80&quot; height=&quot;112&quot; src=&quot;https://one-draw.jp/ijinden/cardlist/Y01/card/02_Y_007.png&quot; /&gt;&lt;div class=&quot;container-num-copies position-absolute bottom-0 start-0 px-1&quot; id=&quot;main-Y-7-num-copies&quot;&gt;0&lt;/div&gt;&lt;button type=&quot;button&quot; class=&quot;btn btn-secondary btn-number btn-sm btn-pop position-absolute top-0 start-0&quot; data-type=&quot;minus&quot; data-deck=&quot;main&quot; data-id=&quot;Y-7&quot;&gt;-&lt;/button&gt;&lt;button type=&quot;button&quot; class=&quot;btn btn-secondary btn-number btn-sm btn-push position-absolute top-0 end-0&quot; data-type=&quot;plus&quot; data-deck=&quot;main&quot; data-id=&quot;Y-7&quot;&gt;+&lt;/button&gt;&lt;button type=&quot;button&quot; class=&quot;btn btn-secondary btn-number btn-sm btn-drop position-absolute bottom-0 end-0&quot; data-type=&quot;drop&quot; data-id=&quot;Y-7&quot;&gt;v&lt;/button&gt;&lt;/div&gt;" calcext:value-type="string">
            <text:p>&lt;div class="container-card position-relative me-2 mb-2" id="main-Y-7"&gt;&lt;img class="d-block" width="80" height="112" src="https://one-draw.jp/ijinden/cardlist/Y01/card/02_Y_007.png" /&gt;&lt;div class="container-num-copies position-absolute bottom-0 start-0 px-1" id="main-Y-7-num-copies"&gt;0&lt;/div&gt;&lt;button type="button" class="btn btn-secondary btn-number btn-sm btn-pop position-absolute top-0 start-0" data-type="minus" data-deck="main" data-id="Y-7"&gt;-&lt;/button&gt;&lt;button type="button" class="btn btn-secondary btn-number btn-sm btn-push position-absolute top-0 end-0" data-type="plus" data-deck="main" data-id="Y-7"&gt;+&lt;/button&gt;&lt;button type="button" class="btn btn-secondary btn-number btn-sm btn-drop position-absolute bottom-0 end-0" data-type="drop" data-id="Y-7"&gt;v&lt;/button&gt;&lt;/div&gt;</text:p>
          </table:table-cell>
          <table:table-cell table:formula="of:=CONCATENATE([$HTML.$A$2];[.$B127];[$HTML.$B$2];[.$O127];[$HTML.$C$2];[.$B127];[$HTML.$D$2];[.$B127];[$HTML.$E$2];[.$B127];[$HTML.$F$2];[.$B127];[$HTML.$G$2])" office:value-type="string" office:string-value="&lt;div class=&quot;container-card position-relative me-2 mb-2&quot; id=&quot;side-Y-7&quot;&gt;&lt;img class=&quot;d-block&quot; width=&quot;80&quot; height=&quot;112&quot; src=&quot;https://one-draw.jp/ijinden/cardlist/Y01/card/02_Y_007.png&quot; /&gt;&lt;div class=&quot;container-num-copies position-absolute bottom-0 start-0 px-1&quot; id=&quot;side-Y-7-num-copies&quot;&gt;0&lt;/div&gt;&lt;button type=&quot;button&quot; class=&quot;btn btn-secondary btn-number btn-sm btn-pop position-absolute top-0 start-0&quot; data-type=&quot;minus&quot; data-deck=&quot;side&quot; data-id=&quot;Y-7&quot;&gt;-&lt;/button&gt;&lt;button type=&quot;button&quot; class=&quot;btn btn-secondary btn-number btn-sm btn-push position-absolute top-0 end-0&quot; data-type=&quot;plus&quot; data-deck=&quot;side&quot; data-id=&quot;Y-7&quot;&gt;+&lt;/button&gt;&lt;button type=&quot;button&quot; class=&quot;btn btn-secondary btn-number btn-sm btn-raise position-absolute bottom-0 end-0&quot; data-type=&quot;raise&quot; data-id=&quot;Y-7&quot;&gt;^&lt;/button&gt;&lt;/div&gt;" calcext:value-type="string">
            <text:p>&lt;div class="container-card position-relative me-2 mb-2" id="side-Y-7"&gt;&lt;img class="d-block" width="80" height="112" src="https://one-draw.jp/ijinden/cardlist/Y01/card/02_Y_007.png" /&gt;&lt;div class="container-num-copies position-absolute bottom-0 start-0 px-1" id="side-Y-7-num-copies"&gt;0&lt;/div&gt;&lt;button type="button" class="btn btn-secondary btn-number btn-sm btn-pop position-absolute top-0 start-0" data-type="minus" data-deck="side" data-id="Y-7"&gt;-&lt;/button&gt;&lt;button type="button" class="btn btn-secondary btn-number btn-sm btn-push position-absolute top-0 end-0" data-type="plus" data-deck="side" data-id="Y-7"&gt;+&lt;/button&gt;&lt;button type="button" class="btn btn-secondary btn-number btn-sm btn-raise position-absolute bottom-0 end-0" data-type="raise" data-id="Y-7"&gt;^&lt;/button&gt;&lt;/div&gt;</text:p>
          </table:table-cell>
          <table:table-cell table:formula="of:=CONCATENATE([$HTML.$A$3];[.F127];[$HTML.$B$3];[.H127];[$HTML.$C$3];[.J127];[$HTML.$D$3];[.N127];[$HTML.$E$3];[.B127];[$HTML.$F$3];[.D127];[$HTML.$G$3];[.B127];[$HTML.$H$3];[.B127];[$HTML.$I$3];[.B127];[$HTML.$J$3];[.B127];[$HTML.$K$3];[.B127];[$HTML.$L$3];[.B127];[$HTML.$M$3];[.B127];[$HTML.$N$3];[.B127];[$HTML.$O$3])" office:value-type="string" office:string-value="&lt;tr data-expansion=&quot;20&quot; data-type=&quot;1&quot; data-color=&quot;16&quot; data-term=&quot;0&quot;&gt;&lt;td&gt;Y-7&lt;/td&gt;&lt;td&gt;足利義教&lt;/td&gt;&lt;td&gt;&lt;div class=&quot;input-group&quot;&gt;&lt;button type=&quot;button&quot; class=&quot;btn btn-outline-secondary btn-number&quot; data-type=&quot;minus&quot; data-deck=&quot;main&quot; data-id=&quot;Y-7&quot; disabled&gt;-&lt;/button&gt;&lt;input type=&quot;text&quot; class=&quot;form-control input-number&quot; name=&quot;table-main-Y-7-num-copies&quot; data-deck=&quot;main&quot; data-id=&quot;Y-7&quot; value=&quot;0&quot; min=&quot;0&quot; readonly /&gt;&lt;button type=&quot;button&quot; class=&quot;btn btn-outline-secondary btn-number&quot; data-type=&quot;plus&quot; data-deck=&quot;main&quot; data-id=&quot;Y-7&quot;&gt;+&lt;/button&gt;&lt;/div&gt;&lt;/td&gt;&lt;td&gt;&lt;div class=&quot;input-group&quot;&gt;&lt;button type=&quot;button&quot; class=&quot;btn btn-outline-secondary btn-number&quot; data-type=&quot;minus&quot; data-deck=&quot;side&quot; data-id=&quot;Y-7&quot; disabled&gt;-&lt;/button&gt;&lt;input type=&quot;text&quot; class=&quot;form-control input-number&quot; name=&quot;table-side-Y-7-num-copies&quot; data-deck=&quot;side&quot; data-id=&quot;Y-7&quot; value=&quot;0&quot; min=&quot;0&quot; readonly /&gt;&lt;button type=&quot;button&quot; class=&quot;btn btn-outline-secondary btn-number&quot; data-type=&quot;plus&quot; data-deck=&quot;side&quot; data-id=&quot;Y-7&quot;&gt;+&lt;/button&gt;&lt;/div&gt;&lt;/td&gt;&lt;/tr&gt;" calcext:value-type="string">
            <text:p>&lt;tr data-expansion="20" data-type="1" data-color="16" data-term="0"&gt;&lt;td&gt;Y-7&lt;/td&gt;&lt;td&gt;足利義教&lt;/td&gt;&lt;td&gt;&lt;div class="input-group"&gt;&lt;button type="button" class="btn btn-outline-secondary btn-number" data-type="minus" data-deck="main" data-id="Y-7" disabled&gt;-&lt;/button&gt;&lt;input type="text" class="form-control input-number" name="table-main-Y-7-num-copies" data-deck="main" data-id="Y-7" value="0" min="0" readonly /&gt;&lt;button type="button" class="btn btn-outline-secondary btn-number" data-type="plus" data-deck="main" data-id="Y-7"&gt;+&lt;/button&gt;&lt;/div&gt;&lt;/td&gt;&lt;td&gt;&lt;div class="input-group"&gt;&lt;button type="button" class="btn btn-outline-secondary btn-number" data-type="minus" data-deck="side" data-id="Y-7" disabled&gt;-&lt;/button&gt;&lt;input type="text" class="form-control input-number" name="table-side-Y-7-num-copies" data-deck="side" data-id="Y-7" value="0" min="0" readonly /&gt;&lt;button type="button" class="btn btn-outline-secondary btn-number" data-type="plus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O128];[$HTML.$C$1];[.$B128];[$HTML.$D$1];[.$B128];[$HTML.$E$1];[.$B128];[$HTML.$F$1];[.$B128];[$HTML.$G$1])" office:value-type="string" office:string-value="&lt;div class=&quot;container-card position-relative me-2 mb-2&quot; id=&quot;main-Y-8&quot;&gt;&lt;img class=&quot;d-block&quot; width=&quot;80&quot; height=&quot;112&quot; src=&quot;https://one-draw.jp/ijinden/cardlist/Y01/card/02_Y_008.png&quot; /&gt;&lt;div class=&quot;container-num-copies position-absolute bottom-0 start-0 px-1&quot; id=&quot;main-Y-8-num-copies&quot;&gt;0&lt;/div&gt;&lt;button type=&quot;button&quot; class=&quot;btn btn-secondary btn-number btn-sm btn-pop position-absolute top-0 start-0&quot; data-type=&quot;minus&quot; data-deck=&quot;main&quot; data-id=&quot;Y-8&quot;&gt;-&lt;/button&gt;&lt;button type=&quot;button&quot; class=&quot;btn btn-secondary btn-number btn-sm btn-push position-absolute top-0 end-0&quot; data-type=&quot;plus&quot; data-deck=&quot;main&quot; data-id=&quot;Y-8&quot;&gt;+&lt;/button&gt;&lt;button type=&quot;button&quot; class=&quot;btn btn-secondary btn-number btn-sm btn-drop position-absolute bottom-0 end-0&quot; data-type=&quot;drop&quot; data-id=&quot;Y-8&quot;&gt;v&lt;/button&gt;&lt;/div&gt;" calcext:value-type="string">
            <text:p>&lt;div class="container-card position-relative me-2 mb-2" id="main-Y-8"&gt;&lt;img class="d-block" width="80" height="112" src="https://one-draw.jp/ijinden/cardlist/Y01/card/02_Y_008.png" /&gt;&lt;div class="container-num-copies position-absolute bottom-0 start-0 px-1" id="main-Y-8-num-copies"&gt;0&lt;/div&gt;&lt;button type="button" class="btn btn-secondary btn-number btn-sm btn-pop position-absolute top-0 start-0" data-type="minus" data-deck="main" data-id="Y-8"&gt;-&lt;/button&gt;&lt;button type="button" class="btn btn-secondary btn-number btn-sm btn-push position-absolute top-0 end-0" data-type="plus" data-deck="main" data-id="Y-8"&gt;+&lt;/button&gt;&lt;button type="button" class="btn btn-secondary btn-number btn-sm btn-drop position-absolute bottom-0 end-0" data-type="drop" data-id="Y-8"&gt;v&lt;/button&gt;&lt;/div&gt;</text:p>
          </table:table-cell>
          <table:table-cell table:formula="of:=CONCATENATE([$HTML.$A$2];[.$B128];[$HTML.$B$2];[.$O128];[$HTML.$C$2];[.$B128];[$HTML.$D$2];[.$B128];[$HTML.$E$2];[.$B128];[$HTML.$F$2];[.$B128];[$HTML.$G$2])" office:value-type="string" office:string-value="&lt;div class=&quot;container-card position-relative me-2 mb-2&quot; id=&quot;side-Y-8&quot;&gt;&lt;img class=&quot;d-block&quot; width=&quot;80&quot; height=&quot;112&quot; src=&quot;https://one-draw.jp/ijinden/cardlist/Y01/card/02_Y_008.png&quot; /&gt;&lt;div class=&quot;container-num-copies position-absolute bottom-0 start-0 px-1&quot; id=&quot;side-Y-8-num-copies&quot;&gt;0&lt;/div&gt;&lt;button type=&quot;button&quot; class=&quot;btn btn-secondary btn-number btn-sm btn-pop position-absolute top-0 start-0&quot; data-type=&quot;minus&quot; data-deck=&quot;side&quot; data-id=&quot;Y-8&quot;&gt;-&lt;/button&gt;&lt;button type=&quot;button&quot; class=&quot;btn btn-secondary btn-number btn-sm btn-push position-absolute top-0 end-0&quot; data-type=&quot;plus&quot; data-deck=&quot;side&quot; data-id=&quot;Y-8&quot;&gt;+&lt;/button&gt;&lt;button type=&quot;button&quot; class=&quot;btn btn-secondary btn-number btn-sm btn-raise position-absolute bottom-0 end-0&quot; data-type=&quot;raise&quot; data-id=&quot;Y-8&quot;&gt;^&lt;/button&gt;&lt;/div&gt;" calcext:value-type="string">
            <text:p>&lt;div class="container-card position-relative me-2 mb-2" id="side-Y-8"&gt;&lt;img class="d-block" width="80" height="112" src="https://one-draw.jp/ijinden/cardlist/Y01/card/02_Y_008.png" /&gt;&lt;div class="container-num-copies position-absolute bottom-0 start-0 px-1" id="side-Y-8-num-copies"&gt;0&lt;/div&gt;&lt;button type="button" class="btn btn-secondary btn-number btn-sm btn-pop position-absolute top-0 start-0" data-type="minus" data-deck="side" data-id="Y-8"&gt;-&lt;/button&gt;&lt;button type="button" class="btn btn-secondary btn-number btn-sm btn-push position-absolute top-0 end-0" data-type="plus" data-deck="side" data-id="Y-8"&gt;+&lt;/button&gt;&lt;button type="button" class="btn btn-secondary btn-number btn-sm btn-raise position-absolute bottom-0 end-0" data-type="raise" data-id="Y-8"&gt;^&lt;/button&gt;&lt;/div&gt;</text:p>
          </table:table-cell>
          <table:table-cell table:formula="of:=CONCATENATE([$HTML.$A$3];[.F128];[$HTML.$B$3];[.H128];[$HTML.$C$3];[.J128];[$HTML.$D$3];[.N128];[$HTML.$E$3];[.B128];[$HTML.$F$3];[.D128];[$HTML.$G$3];[.B128];[$HTML.$H$3];[.B128];[$HTML.$I$3];[.B128];[$HTML.$J$3];[.B128];[$HTML.$K$3];[.B128];[$HTML.$L$3];[.B128];[$HTML.$M$3];[.B128];[$HTML.$N$3];[.B128];[$HTML.$O$3])" office:value-type="string" office:string-value="&lt;tr data-expansion=&quot;20&quot; data-type=&quot;1&quot; data-color=&quot;16&quot; data-term=&quot;0&quot;&gt;&lt;td&gt;Y-8&lt;/td&gt;&lt;td&gt;ヴィジェ＝ルブラン&lt;/td&gt;&lt;td&gt;&lt;div class=&quot;input-group&quot;&gt;&lt;button type=&quot;button&quot; class=&quot;btn btn-outline-secondary btn-number&quot; data-type=&quot;minus&quot; data-deck=&quot;main&quot; data-id=&quot;Y-8&quot; disabled&gt;-&lt;/button&gt;&lt;input type=&quot;text&quot; class=&quot;form-control input-number&quot; name=&quot;table-main-Y-8-num-copies&quot; data-deck=&quot;main&quot; data-id=&quot;Y-8&quot; value=&quot;0&quot; min=&quot;0&quot; readonly /&gt;&lt;button type=&quot;button&quot; class=&quot;btn btn-outline-secondary btn-number&quot; data-type=&quot;plus&quot; data-deck=&quot;main&quot; data-id=&quot;Y-8&quot;&gt;+&lt;/button&gt;&lt;/div&gt;&lt;/td&gt;&lt;td&gt;&lt;div class=&quot;input-group&quot;&gt;&lt;button type=&quot;button&quot; class=&quot;btn btn-outline-secondary btn-number&quot; data-type=&quot;minus&quot; data-deck=&quot;side&quot; data-id=&quot;Y-8&quot; disabled&gt;-&lt;/button&gt;&lt;input type=&quot;text&quot; class=&quot;form-control input-number&quot; name=&quot;table-side-Y-8-num-copies&quot; data-deck=&quot;side&quot; data-id=&quot;Y-8&quot; value=&quot;0&quot; min=&quot;0&quot; readonly /&gt;&lt;button type=&quot;button&quot; class=&quot;btn btn-outline-secondary btn-number&quot; data-type=&quot;plus&quot; data-deck=&quot;side&quot; data-id=&quot;Y-8&quot;&gt;+&lt;/button&gt;&lt;/div&gt;&lt;/td&gt;&lt;/tr&gt;" calcext:value-type="string">
            <text:p>&lt;tr data-expansion="20" data-type="1" data-color="16" data-term="0"&gt;&lt;td&gt;Y-8&lt;/td&gt;&lt;td&gt;ヴィジェ＝ルブラン&lt;/td&gt;&lt;td&gt;&lt;div class="input-group"&gt;&lt;button type="button" class="btn btn-outline-secondary btn-number" data-type="minus" data-deck="main" data-id="Y-8" disabled&gt;-&lt;/button&gt;&lt;input type="text" class="form-control input-number" name="table-main-Y-8-num-copies" data-deck="main" data-id="Y-8" value="0" min="0" readonly /&gt;&lt;button type="button" class="btn btn-outline-secondary btn-number" data-type="plus" data-deck="main" data-id="Y-8"&gt;+&lt;/button&gt;&lt;/div&gt;&lt;/td&gt;&lt;td&gt;&lt;div class="input-group"&gt;&lt;button type="button" class="btn btn-outline-secondary btn-number" data-type="minus" data-deck="side" data-id="Y-8" disabled&gt;-&lt;/button&gt;&lt;input type="text" class="form-control input-number" name="table-side-Y-8-num-copies" data-deck="side" data-id="Y-8" value="0" min="0" readonly /&gt;&lt;button type="button" class="btn btn-outline-secondary btn-number" data-type="plus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O129];[$HTML.$C$1];[.$B129];[$HTML.$D$1];[.$B129];[$HTML.$E$1];[.$B129];[$HTML.$F$1];[.$B129];[$HTML.$G$1])" office:value-type="string" office:string-value="&lt;div class=&quot;container-card position-relative me-2 mb-2&quot; id=&quot;main-Y-9&quot;&gt;&lt;img class=&quot;d-block&quot; width=&quot;80&quot; height=&quot;112&quot; src=&quot;https://one-draw.jp/ijinden/cardlist/Y01/card/02_Y_009.png&quot; /&gt;&lt;div class=&quot;container-num-copies position-absolute bottom-0 start-0 px-1&quot; id=&quot;main-Y-9-num-copies&quot;&gt;0&lt;/div&gt;&lt;button type=&quot;button&quot; class=&quot;btn btn-secondary btn-number btn-sm btn-pop position-absolute top-0 start-0&quot; data-type=&quot;minus&quot; data-deck=&quot;main&quot; data-id=&quot;Y-9&quot;&gt;-&lt;/button&gt;&lt;button type=&quot;button&quot; class=&quot;btn btn-secondary btn-number btn-sm btn-push position-absolute top-0 end-0&quot; data-type=&quot;plus&quot; data-deck=&quot;main&quot; data-id=&quot;Y-9&quot;&gt;+&lt;/button&gt;&lt;button type=&quot;button&quot; class=&quot;btn btn-secondary btn-number btn-sm btn-drop position-absolute bottom-0 end-0&quot; data-type=&quot;drop&quot; data-id=&quot;Y-9&quot;&gt;v&lt;/button&gt;&lt;/div&gt;" calcext:value-type="string">
            <text:p>&lt;div class="container-card position-relative me-2 mb-2" id="main-Y-9"&gt;&lt;img class="d-block" width="80" height="112" src="https://one-draw.jp/ijinden/cardlist/Y01/card/02_Y_009.png" /&gt;&lt;div class="container-num-copies position-absolute bottom-0 start-0 px-1" id="main-Y-9-num-copies"&gt;0&lt;/div&gt;&lt;button type="button" class="btn btn-secondary btn-number btn-sm btn-pop position-absolute top-0 start-0" data-type="minus" data-deck="main" data-id="Y-9"&gt;-&lt;/button&gt;&lt;button type="button" class="btn btn-secondary btn-number btn-sm btn-push position-absolute top-0 end-0" data-type="plus" data-deck="main" data-id="Y-9"&gt;+&lt;/button&gt;&lt;button type="button" class="btn btn-secondary btn-number btn-sm btn-drop position-absolute bottom-0 end-0" data-type="drop" data-id="Y-9"&gt;v&lt;/button&gt;&lt;/div&gt;</text:p>
          </table:table-cell>
          <table:table-cell table:formula="of:=CONCATENATE([$HTML.$A$2];[.$B129];[$HTML.$B$2];[.$O129];[$HTML.$C$2];[.$B129];[$HTML.$D$2];[.$B129];[$HTML.$E$2];[.$B129];[$HTML.$F$2];[.$B129];[$HTML.$G$2])" office:value-type="string" office:string-value="&lt;div class=&quot;container-card position-relative me-2 mb-2&quot; id=&quot;side-Y-9&quot;&gt;&lt;img class=&quot;d-block&quot; width=&quot;80&quot; height=&quot;112&quot; src=&quot;https://one-draw.jp/ijinden/cardlist/Y01/card/02_Y_009.png&quot; /&gt;&lt;div class=&quot;container-num-copies position-absolute bottom-0 start-0 px-1&quot; id=&quot;side-Y-9-num-copies&quot;&gt;0&lt;/div&gt;&lt;button type=&quot;button&quot; class=&quot;btn btn-secondary btn-number btn-sm btn-pop position-absolute top-0 start-0&quot; data-type=&quot;minus&quot; data-deck=&quot;side&quot; data-id=&quot;Y-9&quot;&gt;-&lt;/button&gt;&lt;button type=&quot;button&quot; class=&quot;btn btn-secondary btn-number btn-sm btn-push position-absolute top-0 end-0&quot; data-type=&quot;plus&quot; data-deck=&quot;side&quot; data-id=&quot;Y-9&quot;&gt;+&lt;/button&gt;&lt;button type=&quot;button&quot; class=&quot;btn btn-secondary btn-number btn-sm btn-raise position-absolute bottom-0 end-0&quot; data-type=&quot;raise&quot; data-id=&quot;Y-9&quot;&gt;^&lt;/button&gt;&lt;/div&gt;" calcext:value-type="string">
            <text:p>&lt;div class="container-card position-relative me-2 mb-2" id="side-Y-9"&gt;&lt;img class="d-block" width="80" height="112" src="https://one-draw.jp/ijinden/cardlist/Y01/card/02_Y_009.png" /&gt;&lt;div class="container-num-copies position-absolute bottom-0 start-0 px-1" id="side-Y-9-num-copies"&gt;0&lt;/div&gt;&lt;button type="button" class="btn btn-secondary btn-number btn-sm btn-pop position-absolute top-0 start-0" data-type="minus" data-deck="side" data-id="Y-9"&gt;-&lt;/button&gt;&lt;button type="button" class="btn btn-secondary btn-number btn-sm btn-push position-absolute top-0 end-0" data-type="plus" data-deck="side" data-id="Y-9"&gt;+&lt;/button&gt;&lt;button type="button" class="btn btn-secondary btn-number btn-sm btn-raise position-absolute bottom-0 end-0" data-type="raise" data-id="Y-9"&gt;^&lt;/button&gt;&lt;/div&gt;</text:p>
          </table:table-cell>
          <table:table-cell table:formula="of:=CONCATENATE([$HTML.$A$3];[.F129];[$HTML.$B$3];[.H129];[$HTML.$C$3];[.J129];[$HTML.$D$3];[.N129];[$HTML.$E$3];[.B129];[$HTML.$F$3];[.D129];[$HTML.$G$3];[.B129];[$HTML.$H$3];[.B129];[$HTML.$I$3];[.B129];[$HTML.$J$3];[.B129];[$HTML.$K$3];[.B129];[$HTML.$L$3];[.B129];[$HTML.$M$3];[.B129];[$HTML.$N$3];[.B129];[$HTML.$O$3])" office:value-type="string" office:string-value="&lt;tr data-expansion=&quot;20&quot; data-type=&quot;2&quot; data-color=&quot;16&quot; data-term=&quot;0&quot;&gt;&lt;td&gt;Y-9&lt;/td&gt;&lt;td&gt;英傑集う大河&lt;/td&gt;&lt;td&gt;&lt;div class=&quot;input-group&quot;&gt;&lt;button type=&quot;button&quot; class=&quot;btn btn-outline-secondary btn-number&quot; data-type=&quot;minus&quot; data-deck=&quot;main&quot; data-id=&quot;Y-9&quot; disabled&gt;-&lt;/button&gt;&lt;input type=&quot;text&quot; class=&quot;form-control input-number&quot; name=&quot;table-main-Y-9-num-copies&quot; data-deck=&quot;main&quot; data-id=&quot;Y-9&quot; value=&quot;0&quot; min=&quot;0&quot; readonly /&gt;&lt;button type=&quot;button&quot; class=&quot;btn btn-outline-secondary btn-number&quot; data-type=&quot;plus&quot; data-deck=&quot;main&quot; data-id=&quot;Y-9&quot;&gt;+&lt;/button&gt;&lt;/div&gt;&lt;/td&gt;&lt;td&gt;&lt;div class=&quot;input-group&quot;&gt;&lt;button type=&quot;button&quot; class=&quot;btn btn-outline-secondary btn-number&quot; data-type=&quot;minus&quot; data-deck=&quot;side&quot; data-id=&quot;Y-9&quot; disabled&gt;-&lt;/button&gt;&lt;input type=&quot;text&quot; class=&quot;form-control input-number&quot; name=&quot;table-side-Y-9-num-copies&quot; data-deck=&quot;side&quot; data-id=&quot;Y-9&quot; value=&quot;0&quot; min=&quot;0&quot; readonly /&gt;&lt;button type=&quot;button&quot; class=&quot;btn btn-outline-secondary btn-number&quot; data-type=&quot;plus&quot; data-deck=&quot;side&quot; data-id=&quot;Y-9&quot;&gt;+&lt;/button&gt;&lt;/div&gt;&lt;/td&gt;&lt;/tr&gt;" calcext:value-type="string">
            <text:p>&lt;tr data-expansion="20" data-type="2" data-color="16" data-term="0"&gt;&lt;td&gt;Y-9&lt;/td&gt;&lt;td&gt;英傑集う大河&lt;/td&gt;&lt;td&gt;&lt;div class="input-group"&gt;&lt;button type="button" class="btn btn-outline-secondary btn-number" data-type="minus" data-deck="main" data-id="Y-9" disabled&gt;-&lt;/button&gt;&lt;input type="text" class="form-control input-number" name="table-main-Y-9-num-copies" data-deck="main" data-id="Y-9" value="0" min="0" readonly /&gt;&lt;button type="button" class="btn btn-outline-secondary btn-number" data-type="plus" data-deck="main" data-id="Y-9"&gt;+&lt;/button&gt;&lt;/div&gt;&lt;/td&gt;&lt;td&gt;&lt;div class="input-group"&gt;&lt;button type="button" class="btn btn-outline-secondary btn-number" data-type="minus" data-deck="side" data-id="Y-9" disabled&gt;-&lt;/button&gt;&lt;input type="text" class="form-control input-number" name="table-side-Y-9-num-copies" data-deck="side" data-id="Y-9" value="0" min="0" readonly /&gt;&lt;button type="button" class="btn btn-outline-secondary btn-number" data-type="plus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O130];[$HTML.$C$1];[.$B130];[$HTML.$D$1];[.$B130];[$HTML.$E$1];[.$B130];[$HTML.$F$1];[.$B130];[$HTML.$G$1])" office:value-type="string" office:string-value="&lt;div class=&quot;container-card position-relative me-2 mb-2&quot; id=&quot;main-Y-10&quot;&gt;&lt;img class=&quot;d-block&quot; width=&quot;80&quot; height=&quot;112&quot; src=&quot;https://one-draw.jp/ijinden/cardlist/Y01/card/02_Y_010.png&quot; /&gt;&lt;div class=&quot;container-num-copies position-absolute bottom-0 start-0 px-1&quot; id=&quot;main-Y-10-num-copies&quot;&gt;0&lt;/div&gt;&lt;button type=&quot;button&quot; class=&quot;btn btn-secondary btn-number btn-sm btn-pop position-absolute top-0 start-0&quot; data-type=&quot;minus&quot; data-deck=&quot;main&quot; data-id=&quot;Y-10&quot;&gt;-&lt;/button&gt;&lt;button type=&quot;button&quot; class=&quot;btn btn-secondary btn-number btn-sm btn-push position-absolute top-0 end-0&quot; data-type=&quot;plus&quot; data-deck=&quot;main&quot; data-id=&quot;Y-10&quot;&gt;+&lt;/button&gt;&lt;button type=&quot;button&quot; class=&quot;btn btn-secondary btn-number btn-sm btn-drop position-absolute bottom-0 end-0&quot; data-type=&quot;drop&quot; data-id=&quot;Y-10&quot;&gt;v&lt;/button&gt;&lt;/div&gt;" calcext:value-type="string">
            <text:p>&lt;div class="container-card position-relative me-2 mb-2" id="main-Y-10"&gt;&lt;img class="d-block" width="80" height="112" src="https://one-draw.jp/ijinden/cardlist/Y01/card/02_Y_010.png" /&gt;&lt;div class="container-num-copies position-absolute bottom-0 start-0 px-1" id="main-Y-10-num-copies"&gt;0&lt;/div&gt;&lt;button type="button" class="btn btn-secondary btn-number btn-sm btn-pop position-absolute top-0 start-0" data-type="minus" data-deck="main" data-id="Y-10"&gt;-&lt;/button&gt;&lt;button type="button" class="btn btn-secondary btn-number btn-sm btn-push position-absolute top-0 end-0" data-type="plus" data-deck="main" data-id="Y-10"&gt;+&lt;/button&gt;&lt;button type="button" class="btn btn-secondary btn-number btn-sm btn-drop position-absolute bottom-0 end-0" data-type="drop" data-id="Y-10"&gt;v&lt;/button&gt;&lt;/div&gt;</text:p>
          </table:table-cell>
          <table:table-cell table:formula="of:=CONCATENATE([$HTML.$A$2];[.$B130];[$HTML.$B$2];[.$O130];[$HTML.$C$2];[.$B130];[$HTML.$D$2];[.$B130];[$HTML.$E$2];[.$B130];[$HTML.$F$2];[.$B130];[$HTML.$G$2])" office:value-type="string" office:string-value="&lt;div class=&quot;container-card position-relative me-2 mb-2&quot; id=&quot;side-Y-10&quot;&gt;&lt;img class=&quot;d-block&quot; width=&quot;80&quot; height=&quot;112&quot; src=&quot;https://one-draw.jp/ijinden/cardlist/Y01/card/02_Y_010.png&quot; /&gt;&lt;div class=&quot;container-num-copies position-absolute bottom-0 start-0 px-1&quot; id=&quot;side-Y-10-num-copies&quot;&gt;0&lt;/div&gt;&lt;button type=&quot;button&quot; class=&quot;btn btn-secondary btn-number btn-sm btn-pop position-absolute top-0 start-0&quot; data-type=&quot;minus&quot; data-deck=&quot;side&quot; data-id=&quot;Y-10&quot;&gt;-&lt;/button&gt;&lt;button type=&quot;button&quot; class=&quot;btn btn-secondary btn-number btn-sm btn-push position-absolute top-0 end-0&quot; data-type=&quot;plus&quot; data-deck=&quot;side&quot; data-id=&quot;Y-10&quot;&gt;+&lt;/button&gt;&lt;button type=&quot;button&quot; class=&quot;btn btn-secondary btn-number btn-sm btn-raise position-absolute bottom-0 end-0&quot; data-type=&quot;raise&quot; data-id=&quot;Y-10&quot;&gt;^&lt;/button&gt;&lt;/div&gt;" calcext:value-type="string">
            <text:p>&lt;div class="container-card position-relative me-2 mb-2" id="side-Y-10"&gt;&lt;img class="d-block" width="80" height="112" src="https://one-draw.jp/ijinden/cardlist/Y01/card/02_Y_010.png" /&gt;&lt;div class="container-num-copies position-absolute bottom-0 start-0 px-1" id="side-Y-10-num-copies"&gt;0&lt;/div&gt;&lt;button type="button" class="btn btn-secondary btn-number btn-sm btn-pop position-absolute top-0 start-0" data-type="minus" data-deck="side" data-id="Y-10"&gt;-&lt;/button&gt;&lt;button type="button" class="btn btn-secondary btn-number btn-sm btn-push position-absolute top-0 end-0" data-type="plus" data-deck="side" data-id="Y-10"&gt;+&lt;/button&gt;&lt;button type="button" class="btn btn-secondary btn-number btn-sm btn-raise position-absolute bottom-0 end-0" data-type="raise" data-id="Y-10"&gt;^&lt;/button&gt;&lt;/div&gt;</text:p>
          </table:table-cell>
          <table:table-cell table:formula="of:=CONCATENATE([$HTML.$A$3];[.F130];[$HTML.$B$3];[.H130];[$HTML.$C$3];[.J130];[$HTML.$D$3];[.N130];[$HTML.$E$3];[.B130];[$HTML.$F$3];[.D130];[$HTML.$G$3];[.B130];[$HTML.$H$3];[.B130];[$HTML.$I$3];[.B130];[$HTML.$J$3];[.B130];[$HTML.$K$3];[.B130];[$HTML.$L$3];[.B130];[$HTML.$M$3];[.B130];[$HTML.$N$3];[.B130];[$HTML.$O$3])" office:value-type="string" office:string-value="&lt;tr data-expansion=&quot;20&quot; data-type=&quot;2&quot; data-color=&quot;16&quot; data-term=&quot;0&quot;&gt;&lt;td&gt;Y-10&lt;/td&gt;&lt;td&gt;地上の紫微垣&lt;/td&gt;&lt;td&gt;&lt;div class=&quot;input-group&quot;&gt;&lt;button type=&quot;button&quot; class=&quot;btn btn-outline-secondary btn-number&quot; data-type=&quot;minus&quot; data-deck=&quot;main&quot; data-id=&quot;Y-10&quot; disabled&gt;-&lt;/button&gt;&lt;input type=&quot;text&quot; class=&quot;form-control input-number&quot; name=&quot;table-main-Y-10-num-copies&quot; data-deck=&quot;main&quot; data-id=&quot;Y-10&quot; value=&quot;0&quot; min=&quot;0&quot; readonly /&gt;&lt;button type=&quot;button&quot; class=&quot;btn btn-outline-secondary btn-number&quot; data-type=&quot;plus&quot; data-deck=&quot;main&quot; data-id=&quot;Y-10&quot;&gt;+&lt;/button&gt;&lt;/div&gt;&lt;/td&gt;&lt;td&gt;&lt;div class=&quot;input-group&quot;&gt;&lt;button type=&quot;button&quot; class=&quot;btn btn-outline-secondary btn-number&quot; data-type=&quot;minus&quot; data-deck=&quot;side&quot; data-id=&quot;Y-10&quot; disabled&gt;-&lt;/button&gt;&lt;input type=&quot;text&quot; class=&quot;form-control input-number&quot; name=&quot;table-side-Y-10-num-copies&quot; data-deck=&quot;side&quot; data-id=&quot;Y-10&quot; value=&quot;0&quot; min=&quot;0&quot; readonly /&gt;&lt;button type=&quot;button&quot; class=&quot;btn btn-outline-secondary btn-number&quot; data-type=&quot;plus&quot; data-deck=&quot;side&quot; data-id=&quot;Y-10&quot;&gt;+&lt;/button&gt;&lt;/div&gt;&lt;/td&gt;&lt;/tr&gt;" calcext:value-type="string">
            <text:p>&lt;tr data-expansion="20" data-type="2" data-color="16" data-term="0"&gt;&lt;td&gt;Y-10&lt;/td&gt;&lt;td&gt;地上の紫微垣&lt;/td&gt;&lt;td&gt;&lt;div class="input-group"&gt;&lt;button type="button" class="btn btn-outline-secondary btn-number" data-type="minus" data-deck="main" data-id="Y-10" disabled&gt;-&lt;/button&gt;&lt;input type="text" class="form-control input-number" name="table-main-Y-10-num-copies" data-deck="main" data-id="Y-10" value="0" min="0" readonly /&gt;&lt;button type="button" class="btn btn-outline-secondary btn-number" data-type="plus" data-deck="main" data-id="Y-10"&gt;+&lt;/button&gt;&lt;/div&gt;&lt;/td&gt;&lt;td&gt;&lt;div class="input-group"&gt;&lt;button type="button" class="btn btn-outline-secondary btn-number" data-type="minus" data-deck="side" data-id="Y-10" disabled&gt;-&lt;/button&gt;&lt;input type="text" class="form-control input-number" name="table-side-Y-10-num-copies" data-deck="side" data-id="Y-10" value="0" min="0" readonly /&gt;&lt;button type="button" class="btn btn-outline-secondary btn-number" data-type="plus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O131];[$HTML.$C$1];[.$B131];[$HTML.$D$1];[.$B131];[$HTML.$E$1];[.$B131];[$HTML.$F$1];[.$B131];[$HTML.$G$1])" office:value-type="string" office:string-value="&lt;div class=&quot;container-card position-relative me-2 mb-2&quot; id=&quot;main-Y-11&quot;&gt;&lt;img class=&quot;d-block&quot; width=&quot;80&quot; height=&quot;112&quot; src=&quot;https://one-draw.jp/ijinden/cardlist/Y01/card/02_Y_011.png&quot; /&gt;&lt;div class=&quot;container-num-copies position-absolute bottom-0 start-0 px-1&quot; id=&quot;main-Y-11-num-copies&quot;&gt;0&lt;/div&gt;&lt;button type=&quot;button&quot; class=&quot;btn btn-secondary btn-number btn-sm btn-pop position-absolute top-0 start-0&quot; data-type=&quot;minus&quot; data-deck=&quot;main&quot; data-id=&quot;Y-11&quot;&gt;-&lt;/button&gt;&lt;button type=&quot;button&quot; class=&quot;btn btn-secondary btn-number btn-sm btn-push position-absolute top-0 end-0&quot; data-type=&quot;plus&quot; data-deck=&quot;main&quot; data-id=&quot;Y-11&quot;&gt;+&lt;/button&gt;&lt;button type=&quot;button&quot; class=&quot;btn btn-secondary btn-number btn-sm btn-drop position-absolute bottom-0 end-0&quot; data-type=&quot;drop&quot; data-id=&quot;Y-11&quot;&gt;v&lt;/button&gt;&lt;/div&gt;" calcext:value-type="string">
            <text:p>&lt;div class="container-card position-relative me-2 mb-2" id="main-Y-11"&gt;&lt;img class="d-block" width="80" height="112" src="https://one-draw.jp/ijinden/cardlist/Y01/card/02_Y_011.png" /&gt;&lt;div class="container-num-copies position-absolute bottom-0 start-0 px-1" id="main-Y-11-num-copies"&gt;0&lt;/div&gt;&lt;button type="button" class="btn btn-secondary btn-number btn-sm btn-pop position-absolute top-0 start-0" data-type="minus" data-deck="main" data-id="Y-11"&gt;-&lt;/button&gt;&lt;button type="button" class="btn btn-secondary btn-number btn-sm btn-push position-absolute top-0 end-0" data-type="plus" data-deck="main" data-id="Y-11"&gt;+&lt;/button&gt;&lt;button type="button" class="btn btn-secondary btn-number btn-sm btn-drop position-absolute bottom-0 end-0" data-type="drop" data-id="Y-11"&gt;v&lt;/button&gt;&lt;/div&gt;</text:p>
          </table:table-cell>
          <table:table-cell table:formula="of:=CONCATENATE([$HTML.$A$2];[.$B131];[$HTML.$B$2];[.$O131];[$HTML.$C$2];[.$B131];[$HTML.$D$2];[.$B131];[$HTML.$E$2];[.$B131];[$HTML.$F$2];[.$B131];[$HTML.$G$2])" office:value-type="string" office:string-value="&lt;div class=&quot;container-card position-relative me-2 mb-2&quot; id=&quot;side-Y-11&quot;&gt;&lt;img class=&quot;d-block&quot; width=&quot;80&quot; height=&quot;112&quot; src=&quot;https://one-draw.jp/ijinden/cardlist/Y01/card/02_Y_011.png&quot; /&gt;&lt;div class=&quot;container-num-copies position-absolute bottom-0 start-0 px-1&quot; id=&quot;side-Y-11-num-copies&quot;&gt;0&lt;/div&gt;&lt;button type=&quot;button&quot; class=&quot;btn btn-secondary btn-number btn-sm btn-pop position-absolute top-0 start-0&quot; data-type=&quot;minus&quot; data-deck=&quot;side&quot; data-id=&quot;Y-11&quot;&gt;-&lt;/button&gt;&lt;button type=&quot;button&quot; class=&quot;btn btn-secondary btn-number btn-sm btn-push position-absolute top-0 end-0&quot; data-type=&quot;plus&quot; data-deck=&quot;side&quot; data-id=&quot;Y-11&quot;&gt;+&lt;/button&gt;&lt;button type=&quot;button&quot; class=&quot;btn btn-secondary btn-number btn-sm btn-raise position-absolute bottom-0 end-0&quot; data-type=&quot;raise&quot; data-id=&quot;Y-11&quot;&gt;^&lt;/button&gt;&lt;/div&gt;" calcext:value-type="string">
            <text:p>&lt;div class="container-card position-relative me-2 mb-2" id="side-Y-11"&gt;&lt;img class="d-block" width="80" height="112" src="https://one-draw.jp/ijinden/cardlist/Y01/card/02_Y_011.png" /&gt;&lt;div class="container-num-copies position-absolute bottom-0 start-0 px-1" id="side-Y-11-num-copies"&gt;0&lt;/div&gt;&lt;button type="button" class="btn btn-secondary btn-number btn-sm btn-pop position-absolute top-0 start-0" data-type="minus" data-deck="side" data-id="Y-11"&gt;-&lt;/button&gt;&lt;button type="button" class="btn btn-secondary btn-number btn-sm btn-push position-absolute top-0 end-0" data-type="plus" data-deck="side" data-id="Y-11"&gt;+&lt;/button&gt;&lt;button type="button" class="btn btn-secondary btn-number btn-sm btn-raise position-absolute bottom-0 end-0" data-type="raise" data-id="Y-11"&gt;^&lt;/button&gt;&lt;/div&gt;</text:p>
          </table:table-cell>
          <table:table-cell table:formula="of:=CONCATENATE([$HTML.$A$3];[.F131];[$HTML.$B$3];[.H131];[$HTML.$C$3];[.J131];[$HTML.$D$3];[.N131];[$HTML.$E$3];[.B131];[$HTML.$F$3];[.D131];[$HTML.$G$3];[.B131];[$HTML.$H$3];[.B131];[$HTML.$I$3];[.B131];[$HTML.$J$3];[.B131];[$HTML.$K$3];[.B131];[$HTML.$L$3];[.B131];[$HTML.$M$3];[.B131];[$HTML.$N$3];[.B131];[$HTML.$O$3])" office:value-type="string" office:string-value="&lt;tr data-expansion=&quot;20&quot; data-type=&quot;3&quot; data-color=&quot;16&quot; data-term=&quot;0&quot;&gt;&lt;td&gt;Y-11&lt;/td&gt;&lt;td&gt;ネハン&lt;/td&gt;&lt;td&gt;&lt;div class=&quot;input-group&quot;&gt;&lt;button type=&quot;button&quot; class=&quot;btn btn-outline-secondary btn-number&quot; data-type=&quot;minus&quot; data-deck=&quot;main&quot; data-id=&quot;Y-11&quot; disabled&gt;-&lt;/button&gt;&lt;input type=&quot;text&quot; class=&quot;form-control input-number&quot; name=&quot;table-main-Y-11-num-copies&quot; data-deck=&quot;main&quot; data-id=&quot;Y-11&quot; value=&quot;0&quot; min=&quot;0&quot; readonly /&gt;&lt;button type=&quot;button&quot; class=&quot;btn btn-outline-secondary btn-number&quot; data-type=&quot;plus&quot; data-deck=&quot;main&quot; data-id=&quot;Y-11&quot;&gt;+&lt;/button&gt;&lt;/div&gt;&lt;/td&gt;&lt;td&gt;&lt;div class=&quot;input-group&quot;&gt;&lt;button type=&quot;button&quot; class=&quot;btn btn-outline-secondary btn-number&quot; data-type=&quot;minus&quot; data-deck=&quot;side&quot; data-id=&quot;Y-11&quot; disabled&gt;-&lt;/button&gt;&lt;input type=&quot;text&quot; class=&quot;form-control input-number&quot; name=&quot;table-side-Y-11-num-copies&quot; data-deck=&quot;side&quot; data-id=&quot;Y-11&quot; value=&quot;0&quot; min=&quot;0&quot; readonly /&gt;&lt;button type=&quot;button&quot; class=&quot;btn btn-outline-secondary btn-number&quot; data-type=&quot;plus&quot; data-deck=&quot;side&quot; data-id=&quot;Y-11&quot;&gt;+&lt;/button&gt;&lt;/div&gt;&lt;/td&gt;&lt;/tr&gt;" calcext:value-type="string">
            <text:p>&lt;tr data-expansion="20" data-type="3" data-color="16" data-term="0"&gt;&lt;td&gt;Y-11&lt;/td&gt;&lt;td&gt;ネハン&lt;/td&gt;&lt;td&gt;&lt;div class="input-group"&gt;&lt;button type="button" class="btn btn-outline-secondary btn-number" data-type="minus" data-deck="main" data-id="Y-11" disabled&gt;-&lt;/button&gt;&lt;input type="text" class="form-control input-number" name="table-main-Y-11-num-copies" data-deck="main" data-id="Y-11" value="0" min="0" readonly /&gt;&lt;button type="button" class="btn btn-outline-secondary btn-number" data-type="plus" data-deck="main" data-id="Y-11"&gt;+&lt;/button&gt;&lt;/div&gt;&lt;/td&gt;&lt;td&gt;&lt;div class="input-group"&gt;&lt;button type="button" class="btn btn-outline-secondary btn-number" data-type="minus" data-deck="side" data-id="Y-11" disabled&gt;-&lt;/button&gt;&lt;input type="text" class="form-control input-number" name="table-side-Y-11-num-copies" data-deck="side" data-id="Y-11" value="0" min="0" readonly /&gt;&lt;button type="button" class="btn btn-outline-secondary btn-number" data-type="plus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O132];[$HTML.$C$1];[.$B132];[$HTML.$D$1];[.$B132];[$HTML.$E$1];[.$B132];[$HTML.$F$1];[.$B132];[$HTML.$G$1])" office:value-type="string" office:string-value="&lt;div class=&quot;container-card position-relative me-2 mb-2&quot; id=&quot;main-Y-12&quot;&gt;&lt;img class=&quot;d-block&quot; width=&quot;80&quot; height=&quot;112&quot; src=&quot;https://one-draw.jp/ijinden/cardlist/Y01/card/02_Y_012.png&quot; /&gt;&lt;div class=&quot;container-num-copies position-absolute bottom-0 start-0 px-1&quot; id=&quot;main-Y-12-num-copies&quot;&gt;0&lt;/div&gt;&lt;button type=&quot;button&quot; class=&quot;btn btn-secondary btn-number btn-sm btn-pop position-absolute top-0 start-0&quot; data-type=&quot;minus&quot; data-deck=&quot;main&quot; data-id=&quot;Y-12&quot;&gt;-&lt;/button&gt;&lt;button type=&quot;button&quot; class=&quot;btn btn-secondary btn-number btn-sm btn-push position-absolute top-0 end-0&quot; data-type=&quot;plus&quot; data-deck=&quot;main&quot; data-id=&quot;Y-12&quot;&gt;+&lt;/button&gt;&lt;button type=&quot;button&quot; class=&quot;btn btn-secondary btn-number btn-sm btn-drop position-absolute bottom-0 end-0&quot; data-type=&quot;drop&quot; data-id=&quot;Y-12&quot;&gt;v&lt;/button&gt;&lt;/div&gt;" calcext:value-type="string">
            <text:p>&lt;div class="container-card position-relative me-2 mb-2" id="main-Y-12"&gt;&lt;img class="d-block" width="80" height="112" src="https://one-draw.jp/ijinden/cardlist/Y01/card/02_Y_012.png" /&gt;&lt;div class="container-num-copies position-absolute bottom-0 start-0 px-1" id="main-Y-12-num-copies"&gt;0&lt;/div&gt;&lt;button type="button" class="btn btn-secondary btn-number btn-sm btn-pop position-absolute top-0 start-0" data-type="minus" data-deck="main" data-id="Y-12"&gt;-&lt;/button&gt;&lt;button type="button" class="btn btn-secondary btn-number btn-sm btn-push position-absolute top-0 end-0" data-type="plus" data-deck="main" data-id="Y-12"&gt;+&lt;/button&gt;&lt;button type="button" class="btn btn-secondary btn-number btn-sm btn-drop position-absolute bottom-0 end-0" data-type="drop" data-id="Y-12"&gt;v&lt;/button&gt;&lt;/div&gt;</text:p>
          </table:table-cell>
          <table:table-cell table:formula="of:=CONCATENATE([$HTML.$A$2];[.$B132];[$HTML.$B$2];[.$O132];[$HTML.$C$2];[.$B132];[$HTML.$D$2];[.$B132];[$HTML.$E$2];[.$B132];[$HTML.$F$2];[.$B132];[$HTML.$G$2])" office:value-type="string" office:string-value="&lt;div class=&quot;container-card position-relative me-2 mb-2&quot; id=&quot;side-Y-12&quot;&gt;&lt;img class=&quot;d-block&quot; width=&quot;80&quot; height=&quot;112&quot; src=&quot;https://one-draw.jp/ijinden/cardlist/Y01/card/02_Y_012.png&quot; /&gt;&lt;div class=&quot;container-num-copies position-absolute bottom-0 start-0 px-1&quot; id=&quot;side-Y-12-num-copies&quot;&gt;0&lt;/div&gt;&lt;button type=&quot;button&quot; class=&quot;btn btn-secondary btn-number btn-sm btn-pop position-absolute top-0 start-0&quot; data-type=&quot;minus&quot; data-deck=&quot;side&quot; data-id=&quot;Y-12&quot;&gt;-&lt;/button&gt;&lt;button type=&quot;button&quot; class=&quot;btn btn-secondary btn-number btn-sm btn-push position-absolute top-0 end-0&quot; data-type=&quot;plus&quot; data-deck=&quot;side&quot; data-id=&quot;Y-12&quot;&gt;+&lt;/button&gt;&lt;button type=&quot;button&quot; class=&quot;btn btn-secondary btn-number btn-sm btn-raise position-absolute bottom-0 end-0&quot; data-type=&quot;raise&quot; data-id=&quot;Y-12&quot;&gt;^&lt;/button&gt;&lt;/div&gt;" calcext:value-type="string">
            <text:p>&lt;div class="container-card position-relative me-2 mb-2" id="side-Y-12"&gt;&lt;img class="d-block" width="80" height="112" src="https://one-draw.jp/ijinden/cardlist/Y01/card/02_Y_012.png" /&gt;&lt;div class="container-num-copies position-absolute bottom-0 start-0 px-1" id="side-Y-12-num-copies"&gt;0&lt;/div&gt;&lt;button type="button" class="btn btn-secondary btn-number btn-sm btn-pop position-absolute top-0 start-0" data-type="minus" data-deck="side" data-id="Y-12"&gt;-&lt;/button&gt;&lt;button type="button" class="btn btn-secondary btn-number btn-sm btn-push position-absolute top-0 end-0" data-type="plus" data-deck="side" data-id="Y-12"&gt;+&lt;/button&gt;&lt;button type="button" class="btn btn-secondary btn-number btn-sm btn-raise position-absolute bottom-0 end-0" data-type="raise" data-id="Y-12"&gt;^&lt;/button&gt;&lt;/div&gt;</text:p>
          </table:table-cell>
          <table:table-cell table:formula="of:=CONCATENATE([$HTML.$A$3];[.F132];[$HTML.$B$3];[.H132];[$HTML.$C$3];[.J132];[$HTML.$D$3];[.N132];[$HTML.$E$3];[.B132];[$HTML.$F$3];[.D132];[$HTML.$G$3];[.B132];[$HTML.$H$3];[.B132];[$HTML.$I$3];[.B132];[$HTML.$J$3];[.B132];[$HTML.$K$3];[.B132];[$HTML.$L$3];[.B132];[$HTML.$M$3];[.B132];[$HTML.$N$3];[.B132];[$HTML.$O$3])" office:value-type="string" office:string-value="&lt;tr data-expansion=&quot;20&quot; data-type=&quot;3&quot; data-color=&quot;16&quot; data-term=&quot;0&quot;&gt;&lt;td&gt;Y-12&lt;/td&gt;&lt;td&gt;レクイエム&lt;/td&gt;&lt;td&gt;&lt;div class=&quot;input-group&quot;&gt;&lt;button type=&quot;button&quot; class=&quot;btn btn-outline-secondary btn-number&quot; data-type=&quot;minus&quot; data-deck=&quot;main&quot; data-id=&quot;Y-12&quot; disabled&gt;-&lt;/button&gt;&lt;input type=&quot;text&quot; class=&quot;form-control input-number&quot; name=&quot;table-main-Y-12-num-copies&quot; data-deck=&quot;main&quot; data-id=&quot;Y-12&quot; value=&quot;0&quot; min=&quot;0&quot; readonly /&gt;&lt;button type=&quot;button&quot; class=&quot;btn btn-outline-secondary btn-number&quot; data-type=&quot;plus&quot; data-deck=&quot;main&quot; data-id=&quot;Y-12&quot;&gt;+&lt;/button&gt;&lt;/div&gt;&lt;/td&gt;&lt;td&gt;&lt;div class=&quot;input-group&quot;&gt;&lt;button type=&quot;button&quot; class=&quot;btn btn-outline-secondary btn-number&quot; data-type=&quot;minus&quot; data-deck=&quot;side&quot; data-id=&quot;Y-12&quot; disabled&gt;-&lt;/button&gt;&lt;input type=&quot;text&quot; class=&quot;form-control input-number&quot; name=&quot;table-side-Y-12-num-copies&quot; data-deck=&quot;side&quot; data-id=&quot;Y-12&quot; value=&quot;0&quot; min=&quot;0&quot; readonly /&gt;&lt;button type=&quot;button&quot; class=&quot;btn btn-outline-secondary btn-number&quot; data-type=&quot;plus&quot; data-deck=&quot;side&quot; data-id=&quot;Y-12&quot;&gt;+&lt;/button&gt;&lt;/div&gt;&lt;/td&gt;&lt;/tr&gt;" calcext:value-type="string">
            <text:p>&lt;tr data-expansion="20" data-type="3" data-color="16" data-term="0"&gt;&lt;td&gt;Y-12&lt;/td&gt;&lt;td&gt;レクイエム&lt;/td&gt;&lt;td&gt;&lt;div class="input-group"&gt;&lt;button type="button" class="btn btn-outline-secondary btn-number" data-type="minus" data-deck="main" data-id="Y-12" disabled&gt;-&lt;/button&gt;&lt;input type="text" class="form-control input-number" name="table-main-Y-12-num-copies" data-deck="main" data-id="Y-12" value="0" min="0" readonly /&gt;&lt;button type="button" class="btn btn-outline-secondary btn-number" data-type="plus" data-deck="main" data-id="Y-12"&gt;+&lt;/button&gt;&lt;/div&gt;&lt;/td&gt;&lt;td&gt;&lt;div class="input-group"&gt;&lt;button type="button" class="btn btn-outline-secondary btn-number" data-type="minus" data-deck="side" data-id="Y-12" disabled&gt;-&lt;/button&gt;&lt;input type="text" class="form-control input-number" name="table-side-Y-12-num-copies" data-deck="side" data-id="Y-12" value="0" min="0" readonly /&gt;&lt;button type="button" class="btn btn-outline-secondary btn-number" data-type="plus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O133];[$HTML.$C$1];[.$B133];[$HTML.$D$1];[.$B133];[$HTML.$E$1];[.$B133];[$HTML.$F$1];[.$B133];[$HTML.$G$1])" office:value-type="string" office:string-value="&lt;div class=&quot;container-card position-relative me-2 mb-2&quot; id=&quot;main-Y-13&quot;&gt;&lt;img class=&quot;d-block&quot; width=&quot;80&quot; height=&quot;112&quot; src=&quot;https://one-draw.jp/ijinden/cardlist/Y01/card/02_Y_013.png&quot; /&gt;&lt;div class=&quot;container-num-copies position-absolute bottom-0 start-0 px-1&quot; id=&quot;main-Y-13-num-copies&quot;&gt;0&lt;/div&gt;&lt;button type=&quot;button&quot; class=&quot;btn btn-secondary btn-number btn-sm btn-pop position-absolute top-0 start-0&quot; data-type=&quot;minus&quot; data-deck=&quot;main&quot; data-id=&quot;Y-13&quot;&gt;-&lt;/button&gt;&lt;button type=&quot;button&quot; class=&quot;btn btn-secondary btn-number btn-sm btn-push position-absolute top-0 end-0&quot; data-type=&quot;plus&quot; data-deck=&quot;main&quot; data-id=&quot;Y-13&quot;&gt;+&lt;/button&gt;&lt;button type=&quot;button&quot; class=&quot;btn btn-secondary btn-number btn-sm btn-drop position-absolute bottom-0 end-0&quot; data-type=&quot;drop&quot; data-id=&quot;Y-13&quot;&gt;v&lt;/button&gt;&lt;/div&gt;" calcext:value-type="string">
            <text:p>&lt;div class="container-card position-relative me-2 mb-2" id="main-Y-13"&gt;&lt;img class="d-block" width="80" height="112" src="https://one-draw.jp/ijinden/cardlist/Y01/card/02_Y_013.png" /&gt;&lt;div class="container-num-copies position-absolute bottom-0 start-0 px-1" id="main-Y-13-num-copies"&gt;0&lt;/div&gt;&lt;button type="button" class="btn btn-secondary btn-number btn-sm btn-pop position-absolute top-0 start-0" data-type="minus" data-deck="main" data-id="Y-13"&gt;-&lt;/button&gt;&lt;button type="button" class="btn btn-secondary btn-number btn-sm btn-push position-absolute top-0 end-0" data-type="plus" data-deck="main" data-id="Y-13"&gt;+&lt;/button&gt;&lt;button type="button" class="btn btn-secondary btn-number btn-sm btn-drop position-absolute bottom-0 end-0" data-type="drop" data-id="Y-13"&gt;v&lt;/button&gt;&lt;/div&gt;</text:p>
          </table:table-cell>
          <table:table-cell table:formula="of:=CONCATENATE([$HTML.$A$2];[.$B133];[$HTML.$B$2];[.$O133];[$HTML.$C$2];[.$B133];[$HTML.$D$2];[.$B133];[$HTML.$E$2];[.$B133];[$HTML.$F$2];[.$B133];[$HTML.$G$2])" office:value-type="string" office:string-value="&lt;div class=&quot;container-card position-relative me-2 mb-2&quot; id=&quot;side-Y-13&quot;&gt;&lt;img class=&quot;d-block&quot; width=&quot;80&quot; height=&quot;112&quot; src=&quot;https://one-draw.jp/ijinden/cardlist/Y01/card/02_Y_013.png&quot; /&gt;&lt;div class=&quot;container-num-copies position-absolute bottom-0 start-0 px-1&quot; id=&quot;side-Y-13-num-copies&quot;&gt;0&lt;/div&gt;&lt;button type=&quot;button&quot; class=&quot;btn btn-secondary btn-number btn-sm btn-pop position-absolute top-0 start-0&quot; data-type=&quot;minus&quot; data-deck=&quot;side&quot; data-id=&quot;Y-13&quot;&gt;-&lt;/button&gt;&lt;button type=&quot;button&quot; class=&quot;btn btn-secondary btn-number btn-sm btn-push position-absolute top-0 end-0&quot; data-type=&quot;plus&quot; data-deck=&quot;side&quot; data-id=&quot;Y-13&quot;&gt;+&lt;/button&gt;&lt;button type=&quot;button&quot; class=&quot;btn btn-secondary btn-number btn-sm btn-raise position-absolute bottom-0 end-0&quot; data-type=&quot;raise&quot; data-id=&quot;Y-13&quot;&gt;^&lt;/button&gt;&lt;/div&gt;" calcext:value-type="string">
            <text:p>&lt;div class="container-card position-relative me-2 mb-2" id="side-Y-13"&gt;&lt;img class="d-block" width="80" height="112" src="https://one-draw.jp/ijinden/cardlist/Y01/card/02_Y_013.png" /&gt;&lt;div class="container-num-copies position-absolute bottom-0 start-0 px-1" id="side-Y-13-num-copies"&gt;0&lt;/div&gt;&lt;button type="button" class="btn btn-secondary btn-number btn-sm btn-pop position-absolute top-0 start-0" data-type="minus" data-deck="side" data-id="Y-13"&gt;-&lt;/button&gt;&lt;button type="button" class="btn btn-secondary btn-number btn-sm btn-push position-absolute top-0 end-0" data-type="plus" data-deck="side" data-id="Y-13"&gt;+&lt;/button&gt;&lt;button type="button" class="btn btn-secondary btn-number btn-sm btn-raise position-absolute bottom-0 end-0" data-type="raise" data-id="Y-13"&gt;^&lt;/button&gt;&lt;/div&gt;</text:p>
          </table:table-cell>
          <table:table-cell table:formula="of:=CONCATENATE([$HTML.$A$3];[.F133];[$HTML.$B$3];[.H133];[$HTML.$C$3];[.J133];[$HTML.$D$3];[.N133];[$HTML.$E$3];[.B133];[$HTML.$F$3];[.D133];[$HTML.$G$3];[.B133];[$HTML.$H$3];[.B133];[$HTML.$I$3];[.B133];[$HTML.$J$3];[.B133];[$HTML.$K$3];[.B133];[$HTML.$L$3];[.B133];[$HTML.$M$3];[.B133];[$HTML.$N$3];[.B133];[$HTML.$O$3])" office:value-type="string" office:string-value="&lt;tr data-expansion=&quot;20&quot; data-type=&quot;4&quot; data-color=&quot;16&quot; data-term=&quot;0&quot;&gt;&lt;td&gt;Y-13&lt;/td&gt;&lt;td&gt;イエローストーン&lt;/td&gt;&lt;td&gt;&lt;div class=&quot;input-group&quot;&gt;&lt;button type=&quot;button&quot; class=&quot;btn btn-outline-secondary btn-number&quot; data-type=&quot;minus&quot; data-deck=&quot;main&quot; data-id=&quot;Y-13&quot; disabled&gt;-&lt;/button&gt;&lt;input type=&quot;text&quot; class=&quot;form-control input-number&quot; name=&quot;table-main-Y-13-num-copies&quot; data-deck=&quot;main&quot; data-id=&quot;Y-13&quot; value=&quot;0&quot; min=&quot;0&quot; readonly /&gt;&lt;button type=&quot;button&quot; class=&quot;btn btn-outline-secondary btn-number&quot; data-type=&quot;plus&quot; data-deck=&quot;main&quot; data-id=&quot;Y-13&quot;&gt;+&lt;/button&gt;&lt;/div&gt;&lt;/td&gt;&lt;td&gt;&lt;div class=&quot;input-group&quot;&gt;&lt;button type=&quot;button&quot; class=&quot;btn btn-outline-secondary btn-number&quot; data-type=&quot;minus&quot; data-deck=&quot;side&quot; data-id=&quot;Y-13&quot; disabled&gt;-&lt;/button&gt;&lt;input type=&quot;text&quot; class=&quot;form-control input-number&quot; name=&quot;table-side-Y-13-num-copies&quot; data-deck=&quot;side&quot; data-id=&quot;Y-13&quot; value=&quot;0&quot; min=&quot;0&quot; readonly /&gt;&lt;button type=&quot;button&quot; class=&quot;btn btn-outline-secondary btn-number&quot; data-type=&quot;plus&quot; data-deck=&quot;side&quot; data-id=&quot;Y-13&quot;&gt;+&lt;/button&gt;&lt;/div&gt;&lt;/td&gt;&lt;/tr&gt;" calcext:value-type="string">
            <text:p>&lt;tr data-expansion="20" data-type="4" data-color="16" data-term="0"&gt;&lt;td&gt;Y-13&lt;/td&gt;&lt;td&gt;イエローストーン&lt;/td&gt;&lt;td&gt;&lt;div class="input-group"&gt;&lt;button type="button" class="btn btn-outline-secondary btn-number" data-type="minus" data-deck="main" data-id="Y-13" disabled&gt;-&lt;/button&gt;&lt;input type="text" class="form-control input-number" name="table-main-Y-13-num-copies" data-deck="main" data-id="Y-13" value="0" min="0" readonly /&gt;&lt;button type="button" class="btn btn-outline-secondary btn-number" data-type="plus" data-deck="main" data-id="Y-13"&gt;+&lt;/button&gt;&lt;/div&gt;&lt;/td&gt;&lt;td&gt;&lt;div class="input-group"&gt;&lt;button type="button" class="btn btn-outline-secondary btn-number" data-type="minus" data-deck="side" data-id="Y-13" disabled&gt;-&lt;/button&gt;&lt;input type="text" class="form-control input-number" name="table-side-Y-13-num-copies" data-deck="side" data-id="Y-13" value="0" min="0" readonly /&gt;&lt;button type="button" class="btn btn-outline-secondary btn-number" data-type="plus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O134];[$HTML.$C$1];[.$B134];[$HTML.$D$1];[.$B134];[$HTML.$E$1];[.$B134];[$HTML.$F$1];[.$B134];[$HTML.$G$1])" office:value-type="string" office:string-value="&lt;div class=&quot;container-card position-relative me-2 mb-2&quot; id=&quot;main-2-1&quot;&gt;&lt;img class=&quot;d-block&quot; width=&quot;80&quot; height=&quot;112&quot; src=&quot;https://one-draw.jp/ijinden/cardlist/002/card/02_001.png&quot; /&gt;&lt;div class=&quot;container-num-copies position-absolute bottom-0 start-0 px-1&quot; id=&quot;main-2-1-num-copies&quot;&gt;0&lt;/div&gt;&lt;button type=&quot;button&quot; class=&quot;btn btn-secondary btn-number btn-sm btn-pop position-absolute top-0 start-0&quot; data-type=&quot;minus&quot; data-deck=&quot;main&quot; data-id=&quot;2-1&quot;&gt;-&lt;/button&gt;&lt;button type=&quot;button&quot; class=&quot;btn btn-secondary btn-number btn-sm btn-push position-absolute top-0 end-0&quot; data-type=&quot;plus&quot; data-deck=&quot;main&quot; data-id=&quot;2-1&quot;&gt;+&lt;/button&gt;&lt;button type=&quot;button&quot; class=&quot;btn btn-secondary btn-number btn-sm btn-drop position-absolute bottom-0 end-0&quot; data-type=&quot;drop&quot; data-id=&quot;2-1&quot;&gt;v&lt;/button&gt;&lt;/div&gt;" calcext:value-type="string">
            <text:p>&lt;div class="container-card position-relative me-2 mb-2" id="main-2-1"&gt;&lt;img class="d-block" width="80" height="112" src="https://one-draw.jp/ijinden/cardlist/002/card/02_001.png" /&gt;&lt;div class="container-num-copies position-absolute bottom-0 start-0 px-1" id="main-2-1-num-copies"&gt;0&lt;/div&gt;&lt;button type="button" class="btn btn-secondary btn-number btn-sm btn-pop position-absolute top-0 start-0" data-type="minus" data-deck="main" data-id="2-1"&gt;-&lt;/button&gt;&lt;button type="button" class="btn btn-secondary btn-number btn-sm btn-push position-absolute top-0 end-0" data-type="plus" data-deck="main" data-id="2-1"&gt;+&lt;/button&gt;&lt;button type="button" class="btn btn-secondary btn-number btn-sm btn-drop position-absolute bottom-0 end-0" data-type="drop" data-id="2-1"&gt;v&lt;/button&gt;&lt;/div&gt;</text:p>
          </table:table-cell>
          <table:table-cell table:formula="of:=CONCATENATE([$HTML.$A$2];[.$B134];[$HTML.$B$2];[.$O134];[$HTML.$C$2];[.$B134];[$HTML.$D$2];[.$B134];[$HTML.$E$2];[.$B134];[$HTML.$F$2];[.$B134];[$HTML.$G$2])" office:value-type="string" office:string-value="&lt;div class=&quot;container-card position-relative me-2 mb-2&quot; id=&quot;side-2-1&quot;&gt;&lt;img class=&quot;d-block&quot; width=&quot;80&quot; height=&quot;112&quot; src=&quot;https://one-draw.jp/ijinden/cardlist/002/card/02_001.png&quot; /&gt;&lt;div class=&quot;container-num-copies position-absolute bottom-0 start-0 px-1&quot; id=&quot;side-2-1-num-copies&quot;&gt;0&lt;/div&gt;&lt;button type=&quot;button&quot; class=&quot;btn btn-secondary btn-number btn-sm btn-pop position-absolute top-0 start-0&quot; data-type=&quot;minus&quot; data-deck=&quot;side&quot; data-id=&quot;2-1&quot;&gt;-&lt;/button&gt;&lt;button type=&quot;button&quot; class=&quot;btn btn-secondary btn-number btn-sm btn-push position-absolute top-0 end-0&quot; data-type=&quot;plus&quot; data-deck=&quot;side&quot; data-id=&quot;2-1&quot;&gt;+&lt;/button&gt;&lt;button type=&quot;button&quot; class=&quot;btn btn-secondary btn-number btn-sm btn-raise position-absolute bottom-0 end-0&quot; data-type=&quot;raise&quot; data-id=&quot;2-1&quot;&gt;^&lt;/button&gt;&lt;/div&gt;" calcext:value-type="string">
            <text:p>&lt;div class="container-card position-relative me-2 mb-2" id="side-2-1"&gt;&lt;img class="d-block" width="80" height="112" src="https://one-draw.jp/ijinden/cardlist/002/card/02_001.png" /&gt;&lt;div class="container-num-copies position-absolute bottom-0 start-0 px-1" id="side-2-1-num-copies"&gt;0&lt;/div&gt;&lt;button type="button" class="btn btn-secondary btn-number btn-sm btn-pop position-absolute top-0 start-0" data-type="minus" data-deck="side" data-id="2-1"&gt;-&lt;/button&gt;&lt;button type="button" class="btn btn-secondary btn-number btn-sm btn-push position-absolute top-0 end-0" data-type="plus" data-deck="side" data-id="2-1"&gt;+&lt;/button&gt;&lt;button type="button" class="btn btn-secondary btn-number btn-sm btn-raise position-absolute bottom-0 end-0" data-type="raise" data-id="2-1"&gt;^&lt;/button&gt;&lt;/div&gt;</text:p>
          </table:table-cell>
          <table:table-cell table:formula="of:=CONCATENATE([$HTML.$A$3];[.F134];[$HTML.$B$3];[.H134];[$HTML.$C$3];[.J134];[$HTML.$D$3];[.N134];[$HTML.$E$3];[.B134];[$HTML.$F$3];[.D134];[$HTML.$G$3];[.B134];[$HTML.$H$3];[.B134];[$HTML.$I$3];[.B134];[$HTML.$J$3];[.B134];[$HTML.$K$3];[.B134];[$HTML.$L$3];[.B134];[$HTML.$M$3];[.B134];[$HTML.$N$3];[.B134];[$HTML.$O$3])" office:value-type="string" office:string-value="&lt;tr data-expansion=&quot;25&quot; data-type=&quot;1&quot; data-color=&quot;2&quot; data-term=&quot;3&quot;&gt;&lt;td&gt;2-1&lt;/td&gt;&lt;td&gt;天草四郎&lt;/td&gt;&lt;td&gt;&lt;div class=&quot;input-group&quot;&gt;&lt;button type=&quot;button&quot; class=&quot;btn btn-outline-secondary btn-number&quot; data-type=&quot;minus&quot; data-deck=&quot;main&quot; data-id=&quot;2-1&quot; disabled&gt;-&lt;/button&gt;&lt;input type=&quot;text&quot; class=&quot;form-control input-number&quot; name=&quot;table-main-2-1-num-copies&quot; data-deck=&quot;main&quot; data-id=&quot;2-1&quot; value=&quot;0&quot; min=&quot;0&quot; readonly /&gt;&lt;button type=&quot;button&quot; class=&quot;btn btn-outline-secondary btn-number&quot; data-type=&quot;plus&quot; data-deck=&quot;main&quot; data-id=&quot;2-1&quot;&gt;+&lt;/button&gt;&lt;/div&gt;&lt;/td&gt;&lt;td&gt;&lt;div class=&quot;input-group&quot;&gt;&lt;button type=&quot;button&quot; class=&quot;btn btn-outline-secondary btn-number&quot; data-type=&quot;minus&quot; data-deck=&quot;side&quot; data-id=&quot;2-1&quot; disabled&gt;-&lt;/button&gt;&lt;input type=&quot;text&quot; class=&quot;form-control input-number&quot; name=&quot;table-side-2-1-num-copies&quot; data-deck=&quot;side&quot; data-id=&quot;2-1&quot; value=&quot;0&quot; min=&quot;0&quot; readonly /&gt;&lt;button type=&quot;button&quot; class=&quot;btn btn-outline-secondary btn-number&quot; data-type=&quot;plus&quot; data-deck=&quot;side&quot; data-id=&quot;2-1&quot;&gt;+&lt;/button&gt;&lt;/div&gt;&lt;/td&gt;&lt;/tr&gt;" calcext:value-type="string">
            <text:p>&lt;tr data-expansion="25" data-type="1" data-color="2" data-term="3"&gt;&lt;td&gt;2-1&lt;/td&gt;&lt;td&gt;天草四郎&lt;/td&gt;&lt;td&gt;&lt;div class="input-group"&gt;&lt;button type="button" class="btn btn-outline-secondary btn-number" data-type="minus" data-deck="main" data-id="2-1" disabled&gt;-&lt;/button&gt;&lt;input type="text" class="form-control input-number" name="table-main-2-1-num-copies" data-deck="main" data-id="2-1" value="0" min="0" readonly /&gt;&lt;button type="button" class="btn btn-outline-secondary btn-number" data-type="plus" data-deck="main" data-id="2-1"&gt;+&lt;/button&gt;&lt;/div&gt;&lt;/td&gt;&lt;td&gt;&lt;div class="input-group"&gt;&lt;button type="button" class="btn btn-outline-secondary btn-number" data-type="minus" data-deck="side" data-id="2-1" disabled&gt;-&lt;/button&gt;&lt;input type="text" class="form-control input-number" name="table-side-2-1-num-copies" data-deck="side" data-id="2-1" value="0" min="0" readonly /&gt;&lt;button type="button" class="btn btn-outline-secondary btn-number" data-type="plus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O135];[$HTML.$C$1];[.$B135];[$HTML.$D$1];[.$B135];[$HTML.$E$1];[.$B135];[$HTML.$F$1];[.$B135];[$HTML.$G$1])" office:value-type="string" office:string-value="&lt;div class=&quot;container-card position-relative me-2 mb-2&quot; id=&quot;main-2-2&quot;&gt;&lt;img class=&quot;d-block&quot; width=&quot;80&quot; height=&quot;112&quot; src=&quot;https://one-draw.jp/ijinden/cardlist/002/card/02_002.png&quot; /&gt;&lt;div class=&quot;container-num-copies position-absolute bottom-0 start-0 px-1&quot; id=&quot;main-2-2-num-copies&quot;&gt;0&lt;/div&gt;&lt;button type=&quot;button&quot; class=&quot;btn btn-secondary btn-number btn-sm btn-pop position-absolute top-0 start-0&quot; data-type=&quot;minus&quot; data-deck=&quot;main&quot; data-id=&quot;2-2&quot;&gt;-&lt;/button&gt;&lt;button type=&quot;button&quot; class=&quot;btn btn-secondary btn-number btn-sm btn-push position-absolute top-0 end-0&quot; data-type=&quot;plus&quot; data-deck=&quot;main&quot; data-id=&quot;2-2&quot;&gt;+&lt;/button&gt;&lt;button type=&quot;button&quot; class=&quot;btn btn-secondary btn-number btn-sm btn-drop position-absolute bottom-0 end-0&quot; data-type=&quot;drop&quot; data-id=&quot;2-2&quot;&gt;v&lt;/button&gt;&lt;/div&gt;" calcext:value-type="string">
            <text:p>&lt;div class="container-card position-relative me-2 mb-2" id="main-2-2"&gt;&lt;img class="d-block" width="80" height="112" src="https://one-draw.jp/ijinden/cardlist/002/card/02_002.png" /&gt;&lt;div class="container-num-copies position-absolute bottom-0 start-0 px-1" id="main-2-2-num-copies"&gt;0&lt;/div&gt;&lt;button type="button" class="btn btn-secondary btn-number btn-sm btn-pop position-absolute top-0 start-0" data-type="minus" data-deck="main" data-id="2-2"&gt;-&lt;/button&gt;&lt;button type="button" class="btn btn-secondary btn-number btn-sm btn-push position-absolute top-0 end-0" data-type="plus" data-deck="main" data-id="2-2"&gt;+&lt;/button&gt;&lt;button type="button" class="btn btn-secondary btn-number btn-sm btn-drop position-absolute bottom-0 end-0" data-type="drop" data-id="2-2"&gt;v&lt;/button&gt;&lt;/div&gt;</text:p>
          </table:table-cell>
          <table:table-cell table:formula="of:=CONCATENATE([$HTML.$A$2];[.$B135];[$HTML.$B$2];[.$O135];[$HTML.$C$2];[.$B135];[$HTML.$D$2];[.$B135];[$HTML.$E$2];[.$B135];[$HTML.$F$2];[.$B135];[$HTML.$G$2])" office:value-type="string" office:string-value="&lt;div class=&quot;container-card position-relative me-2 mb-2&quot; id=&quot;side-2-2&quot;&gt;&lt;img class=&quot;d-block&quot; width=&quot;80&quot; height=&quot;112&quot; src=&quot;https://one-draw.jp/ijinden/cardlist/002/card/02_002.png&quot; /&gt;&lt;div class=&quot;container-num-copies position-absolute bottom-0 start-0 px-1&quot; id=&quot;side-2-2-num-copies&quot;&gt;0&lt;/div&gt;&lt;button type=&quot;button&quot; class=&quot;btn btn-secondary btn-number btn-sm btn-pop position-absolute top-0 start-0&quot; data-type=&quot;minus&quot; data-deck=&quot;side&quot; data-id=&quot;2-2&quot;&gt;-&lt;/button&gt;&lt;button type=&quot;button&quot; class=&quot;btn btn-secondary btn-number btn-sm btn-push position-absolute top-0 end-0&quot; data-type=&quot;plus&quot; data-deck=&quot;side&quot; data-id=&quot;2-2&quot;&gt;+&lt;/button&gt;&lt;button type=&quot;button&quot; class=&quot;btn btn-secondary btn-number btn-sm btn-raise position-absolute bottom-0 end-0&quot; data-type=&quot;raise&quot; data-id=&quot;2-2&quot;&gt;^&lt;/button&gt;&lt;/div&gt;" calcext:value-type="string">
            <text:p>&lt;div class="container-card position-relative me-2 mb-2" id="side-2-2"&gt;&lt;img class="d-block" width="80" height="112" src="https://one-draw.jp/ijinden/cardlist/002/card/02_002.png" /&gt;&lt;div class="container-num-copies position-absolute bottom-0 start-0 px-1" id="side-2-2-num-copies"&gt;0&lt;/div&gt;&lt;button type="button" class="btn btn-secondary btn-number btn-sm btn-pop position-absolute top-0 start-0" data-type="minus" data-deck="side" data-id="2-2"&gt;-&lt;/button&gt;&lt;button type="button" class="btn btn-secondary btn-number btn-sm btn-push position-absolute top-0 end-0" data-type="plus" data-deck="side" data-id="2-2"&gt;+&lt;/button&gt;&lt;button type="button" class="btn btn-secondary btn-number btn-sm btn-raise position-absolute bottom-0 end-0" data-type="raise" data-id="2-2"&gt;^&lt;/button&gt;&lt;/div&gt;</text:p>
          </table:table-cell>
          <table:table-cell table:formula="of:=CONCATENATE([$HTML.$A$3];[.F135];[$HTML.$B$3];[.H135];[$HTML.$C$3];[.J135];[$HTML.$D$3];[.N135];[$HTML.$E$3];[.B135];[$HTML.$F$3];[.D135];[$HTML.$G$3];[.B135];[$HTML.$H$3];[.B135];[$HTML.$I$3];[.B135];[$HTML.$J$3];[.B135];[$HTML.$K$3];[.B135];[$HTML.$L$3];[.B135];[$HTML.$M$3];[.B135];[$HTML.$N$3];[.B135];[$HTML.$O$3])" office:value-type="string" office:string-value="&lt;tr data-expansion=&quot;25&quot; data-type=&quot;1&quot; data-color=&quot;4&quot; data-term=&quot;4&quot;&gt;&lt;td&gt;2-2&lt;/td&gt;&lt;td&gt;ピョートル大帝&lt;/td&gt;&lt;td&gt;&lt;div class=&quot;input-group&quot;&gt;&lt;button type=&quot;button&quot; class=&quot;btn btn-outline-secondary btn-number&quot; data-type=&quot;minus&quot; data-deck=&quot;main&quot; data-id=&quot;2-2&quot; disabled&gt;-&lt;/button&gt;&lt;input type=&quot;text&quot; class=&quot;form-control input-number&quot; name=&quot;table-main-2-2-num-copies&quot; data-deck=&quot;main&quot; data-id=&quot;2-2&quot; value=&quot;0&quot; min=&quot;0&quot; readonly /&gt;&lt;button type=&quot;button&quot; class=&quot;btn btn-outline-secondary btn-number&quot; data-type=&quot;plus&quot; data-deck=&quot;main&quot; data-id=&quot;2-2&quot;&gt;+&lt;/button&gt;&lt;/div&gt;&lt;/td&gt;&lt;td&gt;&lt;div class=&quot;input-group&quot;&gt;&lt;button type=&quot;button&quot; class=&quot;btn btn-outline-secondary btn-number&quot; data-type=&quot;minus&quot; data-deck=&quot;side&quot; data-id=&quot;2-2&quot; disabled&gt;-&lt;/button&gt;&lt;input type=&quot;text&quot; class=&quot;form-control input-number&quot; name=&quot;table-side-2-2-num-copies&quot; data-deck=&quot;side&quot; data-id=&quot;2-2&quot; value=&quot;0&quot; min=&quot;0&quot; readonly /&gt;&lt;button type=&quot;button&quot; class=&quot;btn btn-outline-secondary btn-number&quot; data-type=&quot;plus&quot; data-deck=&quot;side&quot; data-id=&quot;2-2&quot;&gt;+&lt;/button&gt;&lt;/div&gt;&lt;/td&gt;&lt;/tr&gt;" calcext:value-type="string">
            <text:p>&lt;tr data-expansion="25" data-type="1" data-color="4" data-term="4"&gt;&lt;td&gt;2-2&lt;/td&gt;&lt;td&gt;ピョートル大帝&lt;/td&gt;&lt;td&gt;&lt;div class="input-group"&gt;&lt;button type="button" class="btn btn-outline-secondary btn-number" data-type="minus" data-deck="main" data-id="2-2" disabled&gt;-&lt;/button&gt;&lt;input type="text" class="form-control input-number" name="table-main-2-2-num-copies" data-deck="main" data-id="2-2" value="0" min="0" readonly /&gt;&lt;button type="button" class="btn btn-outline-secondary btn-number" data-type="plus" data-deck="main" data-id="2-2"&gt;+&lt;/button&gt;&lt;/div&gt;&lt;/td&gt;&lt;td&gt;&lt;div class="input-group"&gt;&lt;button type="button" class="btn btn-outline-secondary btn-number" data-type="minus" data-deck="side" data-id="2-2" disabled&gt;-&lt;/button&gt;&lt;input type="text" class="form-control input-number" name="table-side-2-2-num-copies" data-deck="side" data-id="2-2" value="0" min="0" readonly /&gt;&lt;button type="button" class="btn btn-outline-secondary btn-number" data-type="plus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O136];[$HTML.$C$1];[.$B136];[$HTML.$D$1];[.$B136];[$HTML.$E$1];[.$B136];[$HTML.$F$1];[.$B136];[$HTML.$G$1])" office:value-type="string" office:string-value="&lt;div class=&quot;container-card position-relative me-2 mb-2&quot; id=&quot;main-2-3&quot;&gt;&lt;img class=&quot;d-block&quot; width=&quot;80&quot; height=&quot;112&quot; src=&quot;https://one-draw.jp/ijinden/cardlist/002/card/02_003.png&quot; /&gt;&lt;div class=&quot;container-num-copies position-absolute bottom-0 start-0 px-1&quot; id=&quot;main-2-3-num-copies&quot;&gt;0&lt;/div&gt;&lt;button type=&quot;button&quot; class=&quot;btn btn-secondary btn-number btn-sm btn-pop position-absolute top-0 start-0&quot; data-type=&quot;minus&quot; data-deck=&quot;main&quot; data-id=&quot;2-3&quot;&gt;-&lt;/button&gt;&lt;button type=&quot;button&quot; class=&quot;btn btn-secondary btn-number btn-sm btn-push position-absolute top-0 end-0&quot; data-type=&quot;plus&quot; data-deck=&quot;main&quot; data-id=&quot;2-3&quot;&gt;+&lt;/button&gt;&lt;button type=&quot;button&quot; class=&quot;btn btn-secondary btn-number btn-sm btn-drop position-absolute bottom-0 end-0&quot; data-type=&quot;drop&quot; data-id=&quot;2-3&quot;&gt;v&lt;/button&gt;&lt;/div&gt;" calcext:value-type="string">
            <text:p>&lt;div class="container-card position-relative me-2 mb-2" id="main-2-3"&gt;&lt;img class="d-block" width="80" height="112" src="https://one-draw.jp/ijinden/cardlist/002/card/02_003.png" /&gt;&lt;div class="container-num-copies position-absolute bottom-0 start-0 px-1" id="main-2-3-num-copies"&gt;0&lt;/div&gt;&lt;button type="button" class="btn btn-secondary btn-number btn-sm btn-pop position-absolute top-0 start-0" data-type="minus" data-deck="main" data-id="2-3"&gt;-&lt;/button&gt;&lt;button type="button" class="btn btn-secondary btn-number btn-sm btn-push position-absolute top-0 end-0" data-type="plus" data-deck="main" data-id="2-3"&gt;+&lt;/button&gt;&lt;button type="button" class="btn btn-secondary btn-number btn-sm btn-drop position-absolute bottom-0 end-0" data-type="drop" data-id="2-3"&gt;v&lt;/button&gt;&lt;/div&gt;</text:p>
          </table:table-cell>
          <table:table-cell table:formula="of:=CONCATENATE([$HTML.$A$2];[.$B136];[$HTML.$B$2];[.$O136];[$HTML.$C$2];[.$B136];[$HTML.$D$2];[.$B136];[$HTML.$E$2];[.$B136];[$HTML.$F$2];[.$B136];[$HTML.$G$2])" office:value-type="string" office:string-value="&lt;div class=&quot;container-card position-relative me-2 mb-2&quot; id=&quot;side-2-3&quot;&gt;&lt;img class=&quot;d-block&quot; width=&quot;80&quot; height=&quot;112&quot; src=&quot;https://one-draw.jp/ijinden/cardlist/002/card/02_003.png&quot; /&gt;&lt;div class=&quot;container-num-copies position-absolute bottom-0 start-0 px-1&quot; id=&quot;side-2-3-num-copies&quot;&gt;0&lt;/div&gt;&lt;button type=&quot;button&quot; class=&quot;btn btn-secondary btn-number btn-sm btn-pop position-absolute top-0 start-0&quot; data-type=&quot;minus&quot; data-deck=&quot;side&quot; data-id=&quot;2-3&quot;&gt;-&lt;/button&gt;&lt;button type=&quot;button&quot; class=&quot;btn btn-secondary btn-number btn-sm btn-push position-absolute top-0 end-0&quot; data-type=&quot;plus&quot; data-deck=&quot;side&quot; data-id=&quot;2-3&quot;&gt;+&lt;/button&gt;&lt;button type=&quot;button&quot; class=&quot;btn btn-secondary btn-number btn-sm btn-raise position-absolute bottom-0 end-0&quot; data-type=&quot;raise&quot; data-id=&quot;2-3&quot;&gt;^&lt;/button&gt;&lt;/div&gt;" calcext:value-type="string">
            <text:p>&lt;div class="container-card position-relative me-2 mb-2" id="side-2-3"&gt;&lt;img class="d-block" width="80" height="112" src="https://one-draw.jp/ijinden/cardlist/002/card/02_003.png" /&gt;&lt;div class="container-num-copies position-absolute bottom-0 start-0 px-1" id="side-2-3-num-copies"&gt;0&lt;/div&gt;&lt;button type="button" class="btn btn-secondary btn-number btn-sm btn-pop position-absolute top-0 start-0" data-type="minus" data-deck="side" data-id="2-3"&gt;-&lt;/button&gt;&lt;button type="button" class="btn btn-secondary btn-number btn-sm btn-push position-absolute top-0 end-0" data-type="plus" data-deck="side" data-id="2-3"&gt;+&lt;/button&gt;&lt;button type="button" class="btn btn-secondary btn-number btn-sm btn-raise position-absolute bottom-0 end-0" data-type="raise" data-id="2-3"&gt;^&lt;/button&gt;&lt;/div&gt;</text:p>
          </table:table-cell>
          <table:table-cell table:formula="of:=CONCATENATE([$HTML.$A$3];[.F136];[$HTML.$B$3];[.H136];[$HTML.$C$3];[.J136];[$HTML.$D$3];[.N136];[$HTML.$E$3];[.B136];[$HTML.$F$3];[.D136];[$HTML.$G$3];[.B136];[$HTML.$H$3];[.B136];[$HTML.$I$3];[.B136];[$HTML.$J$3];[.B136];[$HTML.$K$3];[.B136];[$HTML.$L$3];[.B136];[$HTML.$M$3];[.B136];[$HTML.$N$3];[.B136];[$HTML.$O$3])" office:value-type="string" office:string-value="&lt;tr data-expansion=&quot;25&quot; data-type=&quot;1&quot; data-color=&quot;8&quot; data-term=&quot;0&quot;&gt;&lt;td&gt;2-3&lt;/td&gt;&lt;td&gt;エイブラハム・リンカン&lt;/td&gt;&lt;td&gt;&lt;div class=&quot;input-group&quot;&gt;&lt;button type=&quot;button&quot; class=&quot;btn btn-outline-secondary btn-number&quot; data-type=&quot;minus&quot; data-deck=&quot;main&quot; data-id=&quot;2-3&quot; disabled&gt;-&lt;/button&gt;&lt;input type=&quot;text&quot; class=&quot;form-control input-number&quot; name=&quot;table-main-2-3-num-copies&quot; data-deck=&quot;main&quot; data-id=&quot;2-3&quot; value=&quot;0&quot; min=&quot;0&quot; readonly /&gt;&lt;button type=&quot;button&quot; class=&quot;btn btn-outline-secondary btn-number&quot; data-type=&quot;plus&quot; data-deck=&quot;main&quot; data-id=&quot;2-3&quot;&gt;+&lt;/button&gt;&lt;/div&gt;&lt;/td&gt;&lt;td&gt;&lt;div class=&quot;input-group&quot;&gt;&lt;button type=&quot;button&quot; class=&quot;btn btn-outline-secondary btn-number&quot; data-type=&quot;minus&quot; data-deck=&quot;side&quot; data-id=&quot;2-3&quot; disabled&gt;-&lt;/button&gt;&lt;input type=&quot;text&quot; class=&quot;form-control input-number&quot; name=&quot;table-side-2-3-num-copies&quot; data-deck=&quot;side&quot; data-id=&quot;2-3&quot; value=&quot;0&quot; min=&quot;0&quot; readonly /&gt;&lt;button type=&quot;button&quot; class=&quot;btn btn-outline-secondary btn-number&quot; data-type=&quot;plus&quot; data-deck=&quot;side&quot; data-id=&quot;2-3&quot;&gt;+&lt;/button&gt;&lt;/div&gt;&lt;/td&gt;&lt;/tr&gt;" calcext:value-type="string">
            <text:p>&lt;tr data-expansion="25" data-type="1" data-color="8" data-term="0"&gt;&lt;td&gt;2-3&lt;/td&gt;&lt;td&gt;エイブラハム・リンカン&lt;/td&gt;&lt;td&gt;&lt;div class="input-group"&gt;&lt;button type="button" class="btn btn-outline-secondary btn-number" data-type="minus" data-deck="main" data-id="2-3" disabled&gt;-&lt;/button&gt;&lt;input type="text" class="form-control input-number" name="table-main-2-3-num-copies" data-deck="main" data-id="2-3" value="0" min="0" readonly /&gt;&lt;button type="button" class="btn btn-outline-secondary btn-number" data-type="plus" data-deck="main" data-id="2-3"&gt;+&lt;/button&gt;&lt;/div&gt;&lt;/td&gt;&lt;td&gt;&lt;div class="input-group"&gt;&lt;button type="button" class="btn btn-outline-secondary btn-number" data-type="minus" data-deck="side" data-id="2-3" disabled&gt;-&lt;/button&gt;&lt;input type="text" class="form-control input-number" name="table-side-2-3-num-copies" data-deck="side" data-id="2-3" value="0" min="0" readonly /&gt;&lt;button type="button" class="btn btn-outline-secondary btn-number" data-type="plus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O137];[$HTML.$C$1];[.$B137];[$HTML.$D$1];[.$B137];[$HTML.$E$1];[.$B137];[$HTML.$F$1];[.$B137];[$HTML.$G$1])" office:value-type="string" office:string-value="&lt;div class=&quot;container-card position-relative me-2 mb-2&quot; id=&quot;main-2-4&quot;&gt;&lt;img class=&quot;d-block&quot; width=&quot;80&quot; height=&quot;112&quot; src=&quot;https://one-draw.jp/ijinden/cardlist/002/card/02_004.png&quot; /&gt;&lt;div class=&quot;container-num-copies position-absolute bottom-0 start-0 px-1&quot; id=&quot;main-2-4-num-copies&quot;&gt;0&lt;/div&gt;&lt;button type=&quot;button&quot; class=&quot;btn btn-secondary btn-number btn-sm btn-pop position-absolute top-0 start-0&quot; data-type=&quot;minus&quot; data-deck=&quot;main&quot; data-id=&quot;2-4&quot;&gt;-&lt;/button&gt;&lt;button type=&quot;button&quot; class=&quot;btn btn-secondary btn-number btn-sm btn-push position-absolute top-0 end-0&quot; data-type=&quot;plus&quot; data-deck=&quot;main&quot; data-id=&quot;2-4&quot;&gt;+&lt;/button&gt;&lt;button type=&quot;button&quot; class=&quot;btn btn-secondary btn-number btn-sm btn-drop position-absolute bottom-0 end-0&quot; data-type=&quot;drop&quot; data-id=&quot;2-4&quot;&gt;v&lt;/button&gt;&lt;/div&gt;" calcext:value-type="string">
            <text:p>&lt;div class="container-card position-relative me-2 mb-2" id="main-2-4"&gt;&lt;img class="d-block" width="80" height="112" src="https://one-draw.jp/ijinden/cardlist/002/card/02_004.png" /&gt;&lt;div class="container-num-copies position-absolute bottom-0 start-0 px-1" id="main-2-4-num-copies"&gt;0&lt;/div&gt;&lt;button type="button" class="btn btn-secondary btn-number btn-sm btn-pop position-absolute top-0 start-0" data-type="minus" data-deck="main" data-id="2-4"&gt;-&lt;/button&gt;&lt;button type="button" class="btn btn-secondary btn-number btn-sm btn-push position-absolute top-0 end-0" data-type="plus" data-deck="main" data-id="2-4"&gt;+&lt;/button&gt;&lt;button type="button" class="btn btn-secondary btn-number btn-sm btn-drop position-absolute bottom-0 end-0" data-type="drop" data-id="2-4"&gt;v&lt;/button&gt;&lt;/div&gt;</text:p>
          </table:table-cell>
          <table:table-cell table:formula="of:=CONCATENATE([$HTML.$A$2];[.$B137];[$HTML.$B$2];[.$O137];[$HTML.$C$2];[.$B137];[$HTML.$D$2];[.$B137];[$HTML.$E$2];[.$B137];[$HTML.$F$2];[.$B137];[$HTML.$G$2])" office:value-type="string" office:string-value="&lt;div class=&quot;container-card position-relative me-2 mb-2&quot; id=&quot;side-2-4&quot;&gt;&lt;img class=&quot;d-block&quot; width=&quot;80&quot; height=&quot;112&quot; src=&quot;https://one-draw.jp/ijinden/cardlist/002/card/02_004.png&quot; /&gt;&lt;div class=&quot;container-num-copies position-absolute bottom-0 start-0 px-1&quot; id=&quot;side-2-4-num-copies&quot;&gt;0&lt;/div&gt;&lt;button type=&quot;button&quot; class=&quot;btn btn-secondary btn-number btn-sm btn-pop position-absolute top-0 start-0&quot; data-type=&quot;minus&quot; data-deck=&quot;side&quot; data-id=&quot;2-4&quot;&gt;-&lt;/button&gt;&lt;button type=&quot;button&quot; class=&quot;btn btn-secondary btn-number btn-sm btn-push position-absolute top-0 end-0&quot; data-type=&quot;plus&quot; data-deck=&quot;side&quot; data-id=&quot;2-4&quot;&gt;+&lt;/button&gt;&lt;button type=&quot;button&quot; class=&quot;btn btn-secondary btn-number btn-sm btn-raise position-absolute bottom-0 end-0&quot; data-type=&quot;raise&quot; data-id=&quot;2-4&quot;&gt;^&lt;/button&gt;&lt;/div&gt;" calcext:value-type="string">
            <text:p>&lt;div class="container-card position-relative me-2 mb-2" id="side-2-4"&gt;&lt;img class="d-block" width="80" height="112" src="https://one-draw.jp/ijinden/cardlist/002/card/02_004.png" /&gt;&lt;div class="container-num-copies position-absolute bottom-0 start-0 px-1" id="side-2-4-num-copies"&gt;0&lt;/div&gt;&lt;button type="button" class="btn btn-secondary btn-number btn-sm btn-pop position-absolute top-0 start-0" data-type="minus" data-deck="side" data-id="2-4"&gt;-&lt;/button&gt;&lt;button type="button" class="btn btn-secondary btn-number btn-sm btn-push position-absolute top-0 end-0" data-type="plus" data-deck="side" data-id="2-4"&gt;+&lt;/button&gt;&lt;button type="button" class="btn btn-secondary btn-number btn-sm btn-raise position-absolute bottom-0 end-0" data-type="raise" data-id="2-4"&gt;^&lt;/button&gt;&lt;/div&gt;</text:p>
          </table:table-cell>
          <table:table-cell table:formula="of:=CONCATENATE([$HTML.$A$3];[.F137];[$HTML.$B$3];[.H137];[$HTML.$C$3];[.J137];[$HTML.$D$3];[.N137];[$HTML.$E$3];[.B137];[$HTML.$F$3];[.D137];[$HTML.$G$3];[.B137];[$HTML.$H$3];[.B137];[$HTML.$I$3];[.B137];[$HTML.$J$3];[.B137];[$HTML.$K$3];[.B137];[$HTML.$L$3];[.B137];[$HTML.$M$3];[.B137];[$HTML.$N$3];[.B137];[$HTML.$O$3])" office:value-type="string" office:string-value="&lt;tr data-expansion=&quot;25&quot; data-type=&quot;1&quot; data-color=&quot;16&quot; data-term=&quot;0&quot;&gt;&lt;td&gt;2-4&lt;/td&gt;&lt;td&gt;アイザック・ニュートン&lt;/td&gt;&lt;td&gt;&lt;div class=&quot;input-group&quot;&gt;&lt;button type=&quot;button&quot; class=&quot;btn btn-outline-secondary btn-number&quot; data-type=&quot;minus&quot; data-deck=&quot;main&quot; data-id=&quot;2-4&quot; disabled&gt;-&lt;/button&gt;&lt;input type=&quot;text&quot; class=&quot;form-control input-number&quot; name=&quot;table-main-2-4-num-copies&quot; data-deck=&quot;main&quot; data-id=&quot;2-4&quot; value=&quot;0&quot; min=&quot;0&quot; readonly /&gt;&lt;button type=&quot;button&quot; class=&quot;btn btn-outline-secondary btn-number&quot; data-type=&quot;plus&quot; data-deck=&quot;main&quot; data-id=&quot;2-4&quot;&gt;+&lt;/button&gt;&lt;/div&gt;&lt;/td&gt;&lt;td&gt;&lt;div class=&quot;input-group&quot;&gt;&lt;button type=&quot;button&quot; class=&quot;btn btn-outline-secondary btn-number&quot; data-type=&quot;minus&quot; data-deck=&quot;side&quot; data-id=&quot;2-4&quot; disabled&gt;-&lt;/button&gt;&lt;input type=&quot;text&quot; class=&quot;form-control input-number&quot; name=&quot;table-side-2-4-num-copies&quot; data-deck=&quot;side&quot; data-id=&quot;2-4&quot; value=&quot;0&quot; min=&quot;0&quot; readonly /&gt;&lt;button type=&quot;button&quot; class=&quot;btn btn-outline-secondary btn-number&quot; data-type=&quot;plus&quot; data-deck=&quot;side&quot; data-id=&quot;2-4&quot;&gt;+&lt;/button&gt;&lt;/div&gt;&lt;/td&gt;&lt;/tr&gt;" calcext:value-type="string">
            <text:p>&lt;tr data-expansion="25" data-type="1" data-color="16" data-term="0"&gt;&lt;td&gt;2-4&lt;/td&gt;&lt;td&gt;アイザック・ニュートン&lt;/td&gt;&lt;td&gt;&lt;div class="input-group"&gt;&lt;button type="button" class="btn btn-outline-secondary btn-number" data-type="minus" data-deck="main" data-id="2-4" disabled&gt;-&lt;/button&gt;&lt;input type="text" class="form-control input-number" name="table-main-2-4-num-copies" data-deck="main" data-id="2-4" value="0" min="0" readonly /&gt;&lt;button type="button" class="btn btn-outline-secondary btn-number" data-type="plus" data-deck="main" data-id="2-4"&gt;+&lt;/button&gt;&lt;/div&gt;&lt;/td&gt;&lt;td&gt;&lt;div class="input-group"&gt;&lt;button type="button" class="btn btn-outline-secondary btn-number" data-type="minus" data-deck="side" data-id="2-4" disabled&gt;-&lt;/button&gt;&lt;input type="text" class="form-control input-number" name="table-side-2-4-num-copies" data-deck="side" data-id="2-4" value="0" min="0" readonly /&gt;&lt;button type="button" class="btn btn-outline-secondary btn-number" data-type="plus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O138];[$HTML.$C$1];[.$B138];[$HTML.$D$1];[.$B138];[$HTML.$E$1];[.$B138];[$HTML.$F$1];[.$B138];[$HTML.$G$1])" office:value-type="string" office:string-value="&lt;div class=&quot;container-card position-relative me-2 mb-2&quot; id=&quot;main-2-5&quot;&gt;&lt;img class=&quot;d-block&quot; width=&quot;80&quot; height=&quot;112&quot; src=&quot;https://one-draw.jp/ijinden/cardlist/002/card/02_005.png&quot; /&gt;&lt;div class=&quot;container-num-copies position-absolute bottom-0 start-0 px-1&quot; id=&quot;main-2-5-num-copies&quot;&gt;0&lt;/div&gt;&lt;button type=&quot;button&quot; class=&quot;btn btn-secondary btn-number btn-sm btn-pop position-absolute top-0 start-0&quot; data-type=&quot;minus&quot; data-deck=&quot;main&quot; data-id=&quot;2-5&quot;&gt;-&lt;/button&gt;&lt;button type=&quot;button&quot; class=&quot;btn btn-secondary btn-number btn-sm btn-push position-absolute top-0 end-0&quot; data-type=&quot;plus&quot; data-deck=&quot;main&quot; data-id=&quot;2-5&quot;&gt;+&lt;/button&gt;&lt;button type=&quot;button&quot; class=&quot;btn btn-secondary btn-number btn-sm btn-drop position-absolute bottom-0 end-0&quot; data-type=&quot;drop&quot; data-id=&quot;2-5&quot;&gt;v&lt;/button&gt;&lt;/div&gt;" calcext:value-type="string">
            <text:p>&lt;div class="container-card position-relative me-2 mb-2" id="main-2-5"&gt;&lt;img class="d-block" width="80" height="112" src="https://one-draw.jp/ijinden/cardlist/002/card/02_005.png" /&gt;&lt;div class="container-num-copies position-absolute bottom-0 start-0 px-1" id="main-2-5-num-copies"&gt;0&lt;/div&gt;&lt;button type="button" class="btn btn-secondary btn-number btn-sm btn-pop position-absolute top-0 start-0" data-type="minus" data-deck="main" data-id="2-5"&gt;-&lt;/button&gt;&lt;button type="button" class="btn btn-secondary btn-number btn-sm btn-push position-absolute top-0 end-0" data-type="plus" data-deck="main" data-id="2-5"&gt;+&lt;/button&gt;&lt;button type="button" class="btn btn-secondary btn-number btn-sm btn-drop position-absolute bottom-0 end-0" data-type="drop" data-id="2-5"&gt;v&lt;/button&gt;&lt;/div&gt;</text:p>
          </table:table-cell>
          <table:table-cell table:formula="of:=CONCATENATE([$HTML.$A$2];[.$B138];[$HTML.$B$2];[.$O138];[$HTML.$C$2];[.$B138];[$HTML.$D$2];[.$B138];[$HTML.$E$2];[.$B138];[$HTML.$F$2];[.$B138];[$HTML.$G$2])" office:value-type="string" office:string-value="&lt;div class=&quot;container-card position-relative me-2 mb-2&quot; id=&quot;side-2-5&quot;&gt;&lt;img class=&quot;d-block&quot; width=&quot;80&quot; height=&quot;112&quot; src=&quot;https://one-draw.jp/ijinden/cardlist/002/card/02_005.png&quot; /&gt;&lt;div class=&quot;container-num-copies position-absolute bottom-0 start-0 px-1&quot; id=&quot;side-2-5-num-copies&quot;&gt;0&lt;/div&gt;&lt;button type=&quot;button&quot; class=&quot;btn btn-secondary btn-number btn-sm btn-pop position-absolute top-0 start-0&quot; data-type=&quot;minus&quot; data-deck=&quot;side&quot; data-id=&quot;2-5&quot;&gt;-&lt;/button&gt;&lt;button type=&quot;button&quot; class=&quot;btn btn-secondary btn-number btn-sm btn-push position-absolute top-0 end-0&quot; data-type=&quot;plus&quot; data-deck=&quot;side&quot; data-id=&quot;2-5&quot;&gt;+&lt;/button&gt;&lt;button type=&quot;button&quot; class=&quot;btn btn-secondary btn-number btn-sm btn-raise position-absolute bottom-0 end-0&quot; data-type=&quot;raise&quot; data-id=&quot;2-5&quot;&gt;^&lt;/button&gt;&lt;/div&gt;" calcext:value-type="string">
            <text:p>&lt;div class="container-card position-relative me-2 mb-2" id="side-2-5"&gt;&lt;img class="d-block" width="80" height="112" src="https://one-draw.jp/ijinden/cardlist/002/card/02_005.png" /&gt;&lt;div class="container-num-copies position-absolute bottom-0 start-0 px-1" id="side-2-5-num-copies"&gt;0&lt;/div&gt;&lt;button type="button" class="btn btn-secondary btn-number btn-sm btn-pop position-absolute top-0 start-0" data-type="minus" data-deck="side" data-id="2-5"&gt;-&lt;/button&gt;&lt;button type="button" class="btn btn-secondary btn-number btn-sm btn-push position-absolute top-0 end-0" data-type="plus" data-deck="side" data-id="2-5"&gt;+&lt;/button&gt;&lt;button type="button" class="btn btn-secondary btn-number btn-sm btn-raise position-absolute bottom-0 end-0" data-type="raise" data-id="2-5"&gt;^&lt;/button&gt;&lt;/div&gt;</text:p>
          </table:table-cell>
          <table:table-cell table:formula="of:=CONCATENATE([$HTML.$A$3];[.F138];[$HTML.$B$3];[.H138];[$HTML.$C$3];[.J138];[$HTML.$D$3];[.N138];[$HTML.$E$3];[.B138];[$HTML.$F$3];[.D138];[$HTML.$G$3];[.B138];[$HTML.$H$3];[.B138];[$HTML.$I$3];[.B138];[$HTML.$J$3];[.B138];[$HTML.$K$3];[.B138];[$HTML.$L$3];[.B138];[$HTML.$M$3];[.B138];[$HTML.$N$3];[.B138];[$HTML.$O$3])" office:value-type="string" office:string-value="&lt;tr data-expansion=&quot;25&quot; data-type=&quot;1&quot; data-color=&quot;16&quot; data-term=&quot;0&quot;&gt;&lt;td&gt;2-5&lt;/td&gt;&lt;td&gt;親鸞&lt;/td&gt;&lt;td&gt;&lt;div class=&quot;input-group&quot;&gt;&lt;button type=&quot;button&quot; class=&quot;btn btn-outline-secondary btn-number&quot; data-type=&quot;minus&quot; data-deck=&quot;main&quot; data-id=&quot;2-5&quot; disabled&gt;-&lt;/button&gt;&lt;input type=&quot;text&quot; class=&quot;form-control input-number&quot; name=&quot;table-main-2-5-num-copies&quot; data-deck=&quot;main&quot; data-id=&quot;2-5&quot; value=&quot;0&quot; min=&quot;0&quot; readonly /&gt;&lt;button type=&quot;button&quot; class=&quot;btn btn-outline-secondary btn-number&quot; data-type=&quot;plus&quot; data-deck=&quot;main&quot; data-id=&quot;2-5&quot;&gt;+&lt;/button&gt;&lt;/div&gt;&lt;/td&gt;&lt;td&gt;&lt;div class=&quot;input-group&quot;&gt;&lt;button type=&quot;button&quot; class=&quot;btn btn-outline-secondary btn-number&quot; data-type=&quot;minus&quot; data-deck=&quot;side&quot; data-id=&quot;2-5&quot; disabled&gt;-&lt;/button&gt;&lt;input type=&quot;text&quot; class=&quot;form-control input-number&quot; name=&quot;table-side-2-5-num-copies&quot; data-deck=&quot;side&quot; data-id=&quot;2-5&quot; value=&quot;0&quot; min=&quot;0&quot; readonly /&gt;&lt;button type=&quot;button&quot; class=&quot;btn btn-outline-secondary btn-number&quot; data-type=&quot;plus&quot; data-deck=&quot;side&quot; data-id=&quot;2-5&quot;&gt;+&lt;/button&gt;&lt;/div&gt;&lt;/td&gt;&lt;/tr&gt;" calcext:value-type="string">
            <text:p>&lt;tr data-expansion="25" data-type="1" data-color="16" data-term="0"&gt;&lt;td&gt;2-5&lt;/td&gt;&lt;td&gt;親鸞&lt;/td&gt;&lt;td&gt;&lt;div class="input-group"&gt;&lt;button type="button" class="btn btn-outline-secondary btn-number" data-type="minus" data-deck="main" data-id="2-5" disabled&gt;-&lt;/button&gt;&lt;input type="text" class="form-control input-number" name="table-main-2-5-num-copies" data-deck="main" data-id="2-5" value="0" min="0" readonly /&gt;&lt;button type="button" class="btn btn-outline-secondary btn-number" data-type="plus" data-deck="main" data-id="2-5"&gt;+&lt;/button&gt;&lt;/div&gt;&lt;/td&gt;&lt;td&gt;&lt;div class="input-group"&gt;&lt;button type="button" class="btn btn-outline-secondary btn-number" data-type="minus" data-deck="side" data-id="2-5" disabled&gt;-&lt;/button&gt;&lt;input type="text" class="form-control input-number" name="table-side-2-5-num-copies" data-deck="side" data-id="2-5" value="0" min="0" readonly /&gt;&lt;button type="button" class="btn btn-outline-secondary btn-number" data-type="plus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O139];[$HTML.$C$1];[.$B139];[$HTML.$D$1];[.$B139];[$HTML.$E$1];[.$B139];[$HTML.$F$1];[.$B139];[$HTML.$G$1])" office:value-type="string" office:string-value="&lt;div class=&quot;container-card position-relative me-2 mb-2&quot; id=&quot;main-2-6&quot;&gt;&lt;img class=&quot;d-block&quot; width=&quot;80&quot; height=&quot;112&quot; src=&quot;https://one-draw.jp/ijinden/cardlist/002/card/02_006.png&quot; /&gt;&lt;div class=&quot;container-num-copies position-absolute bottom-0 start-0 px-1&quot; id=&quot;main-2-6-num-copies&quot;&gt;0&lt;/div&gt;&lt;button type=&quot;button&quot; class=&quot;btn btn-secondary btn-number btn-sm btn-pop position-absolute top-0 start-0&quot; data-type=&quot;minus&quot; data-deck=&quot;main&quot; data-id=&quot;2-6&quot;&gt;-&lt;/button&gt;&lt;button type=&quot;button&quot; class=&quot;btn btn-secondary btn-number btn-sm btn-push position-absolute top-0 end-0&quot; data-type=&quot;plus&quot; data-deck=&quot;main&quot; data-id=&quot;2-6&quot;&gt;+&lt;/button&gt;&lt;button type=&quot;button&quot; class=&quot;btn btn-secondary btn-number btn-sm btn-drop position-absolute bottom-0 end-0&quot; data-type=&quot;drop&quot; data-id=&quot;2-6&quot;&gt;v&lt;/button&gt;&lt;/div&gt;" calcext:value-type="string">
            <text:p>&lt;div class="container-card position-relative me-2 mb-2" id="main-2-6"&gt;&lt;img class="d-block" width="80" height="112" src="https://one-draw.jp/ijinden/cardlist/002/card/02_006.png" /&gt;&lt;div class="container-num-copies position-absolute bottom-0 start-0 px-1" id="main-2-6-num-copies"&gt;0&lt;/div&gt;&lt;button type="button" class="btn btn-secondary btn-number btn-sm btn-pop position-absolute top-0 start-0" data-type="minus" data-deck="main" data-id="2-6"&gt;-&lt;/button&gt;&lt;button type="button" class="btn btn-secondary btn-number btn-sm btn-push position-absolute top-0 end-0" data-type="plus" data-deck="main" data-id="2-6"&gt;+&lt;/button&gt;&lt;button type="button" class="btn btn-secondary btn-number btn-sm btn-drop position-absolute bottom-0 end-0" data-type="drop" data-id="2-6"&gt;v&lt;/button&gt;&lt;/div&gt;</text:p>
          </table:table-cell>
          <table:table-cell table:formula="of:=CONCATENATE([$HTML.$A$2];[.$B139];[$HTML.$B$2];[.$O139];[$HTML.$C$2];[.$B139];[$HTML.$D$2];[.$B139];[$HTML.$E$2];[.$B139];[$HTML.$F$2];[.$B139];[$HTML.$G$2])" office:value-type="string" office:string-value="&lt;div class=&quot;container-card position-relative me-2 mb-2&quot; id=&quot;side-2-6&quot;&gt;&lt;img class=&quot;d-block&quot; width=&quot;80&quot; height=&quot;112&quot; src=&quot;https://one-draw.jp/ijinden/cardlist/002/card/02_006.png&quot; /&gt;&lt;div class=&quot;container-num-copies position-absolute bottom-0 start-0 px-1&quot; id=&quot;side-2-6-num-copies&quot;&gt;0&lt;/div&gt;&lt;button type=&quot;button&quot; class=&quot;btn btn-secondary btn-number btn-sm btn-pop position-absolute top-0 start-0&quot; data-type=&quot;minus&quot; data-deck=&quot;side&quot; data-id=&quot;2-6&quot;&gt;-&lt;/button&gt;&lt;button type=&quot;button&quot; class=&quot;btn btn-secondary btn-number btn-sm btn-push position-absolute top-0 end-0&quot; data-type=&quot;plus&quot; data-deck=&quot;side&quot; data-id=&quot;2-6&quot;&gt;+&lt;/button&gt;&lt;button type=&quot;button&quot; class=&quot;btn btn-secondary btn-number btn-sm btn-raise position-absolute bottom-0 end-0&quot; data-type=&quot;raise&quot; data-id=&quot;2-6&quot;&gt;^&lt;/button&gt;&lt;/div&gt;" calcext:value-type="string">
            <text:p>&lt;div class="container-card position-relative me-2 mb-2" id="side-2-6"&gt;&lt;img class="d-block" width="80" height="112" src="https://one-draw.jp/ijinden/cardlist/002/card/02_006.png" /&gt;&lt;div class="container-num-copies position-absolute bottom-0 start-0 px-1" id="side-2-6-num-copies"&gt;0&lt;/div&gt;&lt;button type="button" class="btn btn-secondary btn-number btn-sm btn-pop position-absolute top-0 start-0" data-type="minus" data-deck="side" data-id="2-6"&gt;-&lt;/button&gt;&lt;button type="button" class="btn btn-secondary btn-number btn-sm btn-push position-absolute top-0 end-0" data-type="plus" data-deck="side" data-id="2-6"&gt;+&lt;/button&gt;&lt;button type="button" class="btn btn-secondary btn-number btn-sm btn-raise position-absolute bottom-0 end-0" data-type="raise" data-id="2-6"&gt;^&lt;/button&gt;&lt;/div&gt;</text:p>
          </table:table-cell>
          <table:table-cell table:formula="of:=CONCATENATE([$HTML.$A$3];[.F139];[$HTML.$B$3];[.H139];[$HTML.$C$3];[.J139];[$HTML.$D$3];[.N139];[$HTML.$E$3];[.B139];[$HTML.$F$3];[.D139];[$HTML.$G$3];[.B139];[$HTML.$H$3];[.B139];[$HTML.$I$3];[.B139];[$HTML.$J$3];[.B139];[$HTML.$K$3];[.B139];[$HTML.$L$3];[.B139];[$HTML.$M$3];[.B139];[$HTML.$N$3];[.B139];[$HTML.$O$3])" office:value-type="string" office:string-value="&lt;tr data-expansion=&quot;25&quot; data-type=&quot;1&quot; data-color=&quot;16&quot; data-term=&quot;4&quot;&gt;&lt;td&gt;2-6&lt;/td&gt;&lt;td&gt;ナポレオン・ボナパルト&lt;/td&gt;&lt;td&gt;&lt;div class=&quot;input-group&quot;&gt;&lt;button type=&quot;button&quot; class=&quot;btn btn-outline-secondary btn-number&quot; data-type=&quot;minus&quot; data-deck=&quot;main&quot; data-id=&quot;2-6&quot; disabled&gt;-&lt;/button&gt;&lt;input type=&quot;text&quot; class=&quot;form-control input-number&quot; name=&quot;table-main-2-6-num-copies&quot; data-deck=&quot;main&quot; data-id=&quot;2-6&quot; value=&quot;0&quot; min=&quot;0&quot; readonly /&gt;&lt;button type=&quot;button&quot; class=&quot;btn btn-outline-secondary btn-number&quot; data-type=&quot;plus&quot; data-deck=&quot;main&quot; data-id=&quot;2-6&quot;&gt;+&lt;/button&gt;&lt;/div&gt;&lt;/td&gt;&lt;td&gt;&lt;div class=&quot;input-group&quot;&gt;&lt;button type=&quot;button&quot; class=&quot;btn btn-outline-secondary btn-number&quot; data-type=&quot;minus&quot; data-deck=&quot;side&quot; data-id=&quot;2-6&quot; disabled&gt;-&lt;/button&gt;&lt;input type=&quot;text&quot; class=&quot;form-control input-number&quot; name=&quot;table-side-2-6-num-copies&quot; data-deck=&quot;side&quot; data-id=&quot;2-6&quot; value=&quot;0&quot; min=&quot;0&quot; readonly /&gt;&lt;button type=&quot;button&quot; class=&quot;btn btn-outline-secondary btn-number&quot; data-type=&quot;plus&quot; data-deck=&quot;side&quot; data-id=&quot;2-6&quot;&gt;+&lt;/button&gt;&lt;/div&gt;&lt;/td&gt;&lt;/tr&gt;" calcext:value-type="string">
            <text:p>&lt;tr data-expansion="25" data-type="1" data-color="16" data-term="4"&gt;&lt;td&gt;2-6&lt;/td&gt;&lt;td&gt;ナポレオン・ボナパルト&lt;/td&gt;&lt;td&gt;&lt;div class="input-group"&gt;&lt;button type="button" class="btn btn-outline-secondary btn-number" data-type="minus" data-deck="main" data-id="2-6" disabled&gt;-&lt;/button&gt;&lt;input type="text" class="form-control input-number" name="table-main-2-6-num-copies" data-deck="main" data-id="2-6" value="0" min="0" readonly /&gt;&lt;button type="button" class="btn btn-outline-secondary btn-number" data-type="plus" data-deck="main" data-id="2-6"&gt;+&lt;/button&gt;&lt;/div&gt;&lt;/td&gt;&lt;td&gt;&lt;div class="input-group"&gt;&lt;button type="button" class="btn btn-outline-secondary btn-number" data-type="minus" data-deck="side" data-id="2-6" disabled&gt;-&lt;/button&gt;&lt;input type="text" class="form-control input-number" name="table-side-2-6-num-copies" data-deck="side" data-id="2-6" value="0" min="0" readonly /&gt;&lt;button type="button" class="btn btn-outline-secondary btn-number" data-type="plus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O140];[$HTML.$C$1];[.$B140];[$HTML.$D$1];[.$B140];[$HTML.$E$1];[.$B140];[$HTML.$F$1];[.$B140];[$HTML.$G$1])" office:value-type="string" office:string-value="&lt;div class=&quot;container-card position-relative me-2 mb-2&quot; id=&quot;main-2-7&quot;&gt;&lt;img class=&quot;d-block&quot; width=&quot;80&quot; height=&quot;112&quot; src=&quot;https://one-draw.jp/ijinden/cardlist/002/card/02_007.png&quot; /&gt;&lt;div class=&quot;container-num-copies position-absolute bottom-0 start-0 px-1&quot; id=&quot;main-2-7-num-copies&quot;&gt;0&lt;/div&gt;&lt;button type=&quot;button&quot; class=&quot;btn btn-secondary btn-number btn-sm btn-pop position-absolute top-0 start-0&quot; data-type=&quot;minus&quot; data-deck=&quot;main&quot; data-id=&quot;2-7&quot;&gt;-&lt;/button&gt;&lt;button type=&quot;button&quot; class=&quot;btn btn-secondary btn-number btn-sm btn-push position-absolute top-0 end-0&quot; data-type=&quot;plus&quot; data-deck=&quot;main&quot; data-id=&quot;2-7&quot;&gt;+&lt;/button&gt;&lt;button type=&quot;button&quot; class=&quot;btn btn-secondary btn-number btn-sm btn-drop position-absolute bottom-0 end-0&quot; data-type=&quot;drop&quot; data-id=&quot;2-7&quot;&gt;v&lt;/button&gt;&lt;/div&gt;" calcext:value-type="string">
            <text:p>&lt;div class="container-card position-relative me-2 mb-2" id="main-2-7"&gt;&lt;img class="d-block" width="80" height="112" src="https://one-draw.jp/ijinden/cardlist/002/card/02_007.png" /&gt;&lt;div class="container-num-copies position-absolute bottom-0 start-0 px-1" id="main-2-7-num-copies"&gt;0&lt;/div&gt;&lt;button type="button" class="btn btn-secondary btn-number btn-sm btn-pop position-absolute top-0 start-0" data-type="minus" data-deck="main" data-id="2-7"&gt;-&lt;/button&gt;&lt;button type="button" class="btn btn-secondary btn-number btn-sm btn-push position-absolute top-0 end-0" data-type="plus" data-deck="main" data-id="2-7"&gt;+&lt;/button&gt;&lt;button type="button" class="btn btn-secondary btn-number btn-sm btn-drop position-absolute bottom-0 end-0" data-type="drop" data-id="2-7"&gt;v&lt;/button&gt;&lt;/div&gt;</text:p>
          </table:table-cell>
          <table:table-cell table:formula="of:=CONCATENATE([$HTML.$A$2];[.$B140];[$HTML.$B$2];[.$O140];[$HTML.$C$2];[.$B140];[$HTML.$D$2];[.$B140];[$HTML.$E$2];[.$B140];[$HTML.$F$2];[.$B140];[$HTML.$G$2])" office:value-type="string" office:string-value="&lt;div class=&quot;container-card position-relative me-2 mb-2&quot; id=&quot;side-2-7&quot;&gt;&lt;img class=&quot;d-block&quot; width=&quot;80&quot; height=&quot;112&quot; src=&quot;https://one-draw.jp/ijinden/cardlist/002/card/02_007.png&quot; /&gt;&lt;div class=&quot;container-num-copies position-absolute bottom-0 start-0 px-1&quot; id=&quot;side-2-7-num-copies&quot;&gt;0&lt;/div&gt;&lt;button type=&quot;button&quot; class=&quot;btn btn-secondary btn-number btn-sm btn-pop position-absolute top-0 start-0&quot; data-type=&quot;minus&quot; data-deck=&quot;side&quot; data-id=&quot;2-7&quot;&gt;-&lt;/button&gt;&lt;button type=&quot;button&quot; class=&quot;btn btn-secondary btn-number btn-sm btn-push position-absolute top-0 end-0&quot; data-type=&quot;plus&quot; data-deck=&quot;side&quot; data-id=&quot;2-7&quot;&gt;+&lt;/button&gt;&lt;button type=&quot;button&quot; class=&quot;btn btn-secondary btn-number btn-sm btn-raise position-absolute bottom-0 end-0&quot; data-type=&quot;raise&quot; data-id=&quot;2-7&quot;&gt;^&lt;/button&gt;&lt;/div&gt;" calcext:value-type="string">
            <text:p>&lt;div class="container-card position-relative me-2 mb-2" id="side-2-7"&gt;&lt;img class="d-block" width="80" height="112" src="https://one-draw.jp/ijinden/cardlist/002/card/02_007.png" /&gt;&lt;div class="container-num-copies position-absolute bottom-0 start-0 px-1" id="side-2-7-num-copies"&gt;0&lt;/div&gt;&lt;button type="button" class="btn btn-secondary btn-number btn-sm btn-pop position-absolute top-0 start-0" data-type="minus" data-deck="side" data-id="2-7"&gt;-&lt;/button&gt;&lt;button type="button" class="btn btn-secondary btn-number btn-sm btn-push position-absolute top-0 end-0" data-type="plus" data-deck="side" data-id="2-7"&gt;+&lt;/button&gt;&lt;button type="button" class="btn btn-secondary btn-number btn-sm btn-raise position-absolute bottom-0 end-0" data-type="raise" data-id="2-7"&gt;^&lt;/button&gt;&lt;/div&gt;</text:p>
          </table:table-cell>
          <table:table-cell table:formula="of:=CONCATENATE([$HTML.$A$3];[.F140];[$HTML.$B$3];[.H140];[$HTML.$C$3];[.J140];[$HTML.$D$3];[.N140];[$HTML.$E$3];[.B140];[$HTML.$F$3];[.D140];[$HTML.$G$3];[.B140];[$HTML.$H$3];[.B140];[$HTML.$I$3];[.B140];[$HTML.$J$3];[.B140];[$HTML.$K$3];[.B140];[$HTML.$L$3];[.B140];[$HTML.$M$3];[.B140];[$HTML.$N$3];[.B140];[$HTML.$O$3])" office:value-type="string" office:string-value="&lt;tr data-expansion=&quot;25&quot; data-type=&quot;1&quot; data-color=&quot;2&quot; data-term=&quot;0&quot;&gt;&lt;td&gt;2-7&lt;/td&gt;&lt;td&gt;日野富子&lt;/td&gt;&lt;td&gt;&lt;div class=&quot;input-group&quot;&gt;&lt;button type=&quot;button&quot; class=&quot;btn btn-outline-secondary btn-number&quot; data-type=&quot;minus&quot; data-deck=&quot;main&quot; data-id=&quot;2-7&quot; disabled&gt;-&lt;/button&gt;&lt;input type=&quot;text&quot; class=&quot;form-control input-number&quot; name=&quot;table-main-2-7-num-copies&quot; data-deck=&quot;main&quot; data-id=&quot;2-7&quot; value=&quot;0&quot; min=&quot;0&quot; readonly /&gt;&lt;button type=&quot;button&quot; class=&quot;btn btn-outline-secondary btn-number&quot; data-type=&quot;plus&quot; data-deck=&quot;main&quot; data-id=&quot;2-7&quot;&gt;+&lt;/button&gt;&lt;/div&gt;&lt;/td&gt;&lt;td&gt;&lt;div class=&quot;input-group&quot;&gt;&lt;button type=&quot;button&quot; class=&quot;btn btn-outline-secondary btn-number&quot; data-type=&quot;minus&quot; data-deck=&quot;side&quot; data-id=&quot;2-7&quot; disabled&gt;-&lt;/button&gt;&lt;input type=&quot;text&quot; class=&quot;form-control input-number&quot; name=&quot;table-side-2-7-num-copies&quot; data-deck=&quot;side&quot; data-id=&quot;2-7&quot; value=&quot;0&quot; min=&quot;0&quot; readonly /&gt;&lt;button type=&quot;button&quot; class=&quot;btn btn-outline-secondary btn-number&quot; data-type=&quot;plus&quot; data-deck=&quot;side&quot; data-id=&quot;2-7&quot;&gt;+&lt;/button&gt;&lt;/div&gt;&lt;/td&gt;&lt;/tr&gt;" calcext:value-type="string">
            <text:p>&lt;tr data-expansion="25" data-type="1" data-color="2" data-term="0"&gt;&lt;td&gt;2-7&lt;/td&gt;&lt;td&gt;日野富子&lt;/td&gt;&lt;td&gt;&lt;div class="input-group"&gt;&lt;button type="button" class="btn btn-outline-secondary btn-number" data-type="minus" data-deck="main" data-id="2-7" disabled&gt;-&lt;/button&gt;&lt;input type="text" class="form-control input-number" name="table-main-2-7-num-copies" data-deck="main" data-id="2-7" value="0" min="0" readonly /&gt;&lt;button type="button" class="btn btn-outline-secondary btn-number" data-type="plus" data-deck="main" data-id="2-7"&gt;+&lt;/button&gt;&lt;/div&gt;&lt;/td&gt;&lt;td&gt;&lt;div class="input-group"&gt;&lt;button type="button" class="btn btn-outline-secondary btn-number" data-type="minus" data-deck="side" data-id="2-7" disabled&gt;-&lt;/button&gt;&lt;input type="text" class="form-control input-number" name="table-side-2-7-num-copies" data-deck="side" data-id="2-7" value="0" min="0" readonly /&gt;&lt;button type="button" class="btn btn-outline-secondary btn-number" data-type="plus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O141];[$HTML.$C$1];[.$B141];[$HTML.$D$1];[.$B141];[$HTML.$E$1];[.$B141];[$HTML.$F$1];[.$B141];[$HTML.$G$1])" office:value-type="string" office:string-value="&lt;div class=&quot;container-card position-relative me-2 mb-2&quot; id=&quot;main-2-8&quot;&gt;&lt;img class=&quot;d-block&quot; width=&quot;80&quot; height=&quot;112&quot; src=&quot;https://one-draw.jp/ijinden/cardlist/002/card/02_008.png&quot; /&gt;&lt;div class=&quot;container-num-copies position-absolute bottom-0 start-0 px-1&quot; id=&quot;main-2-8-num-copies&quot;&gt;0&lt;/div&gt;&lt;button type=&quot;button&quot; class=&quot;btn btn-secondary btn-number btn-sm btn-pop position-absolute top-0 start-0&quot; data-type=&quot;minus&quot; data-deck=&quot;main&quot; data-id=&quot;2-8&quot;&gt;-&lt;/button&gt;&lt;button type=&quot;button&quot; class=&quot;btn btn-secondary btn-number btn-sm btn-push position-absolute top-0 end-0&quot; data-type=&quot;plus&quot; data-deck=&quot;main&quot; data-id=&quot;2-8&quot;&gt;+&lt;/button&gt;&lt;button type=&quot;button&quot; class=&quot;btn btn-secondary btn-number btn-sm btn-drop position-absolute bottom-0 end-0&quot; data-type=&quot;drop&quot; data-id=&quot;2-8&quot;&gt;v&lt;/button&gt;&lt;/div&gt;" calcext:value-type="string">
            <text:p>&lt;div class="container-card position-relative me-2 mb-2" id="main-2-8"&gt;&lt;img class="d-block" width="80" height="112" src="https://one-draw.jp/ijinden/cardlist/002/card/02_008.png" /&gt;&lt;div class="container-num-copies position-absolute bottom-0 start-0 px-1" id="main-2-8-num-copies"&gt;0&lt;/div&gt;&lt;button type="button" class="btn btn-secondary btn-number btn-sm btn-pop position-absolute top-0 start-0" data-type="minus" data-deck="main" data-id="2-8"&gt;-&lt;/button&gt;&lt;button type="button" class="btn btn-secondary btn-number btn-sm btn-push position-absolute top-0 end-0" data-type="plus" data-deck="main" data-id="2-8"&gt;+&lt;/button&gt;&lt;button type="button" class="btn btn-secondary btn-number btn-sm btn-drop position-absolute bottom-0 end-0" data-type="drop" data-id="2-8"&gt;v&lt;/button&gt;&lt;/div&gt;</text:p>
          </table:table-cell>
          <table:table-cell table:formula="of:=CONCATENATE([$HTML.$A$2];[.$B141];[$HTML.$B$2];[.$O141];[$HTML.$C$2];[.$B141];[$HTML.$D$2];[.$B141];[$HTML.$E$2];[.$B141];[$HTML.$F$2];[.$B141];[$HTML.$G$2])" office:value-type="string" office:string-value="&lt;div class=&quot;container-card position-relative me-2 mb-2&quot; id=&quot;side-2-8&quot;&gt;&lt;img class=&quot;d-block&quot; width=&quot;80&quot; height=&quot;112&quot; src=&quot;https://one-draw.jp/ijinden/cardlist/002/card/02_008.png&quot; /&gt;&lt;div class=&quot;container-num-copies position-absolute bottom-0 start-0 px-1&quot; id=&quot;side-2-8-num-copies&quot;&gt;0&lt;/div&gt;&lt;button type=&quot;button&quot; class=&quot;btn btn-secondary btn-number btn-sm btn-pop position-absolute top-0 start-0&quot; data-type=&quot;minus&quot; data-deck=&quot;side&quot; data-id=&quot;2-8&quot;&gt;-&lt;/button&gt;&lt;button type=&quot;button&quot; class=&quot;btn btn-secondary btn-number btn-sm btn-push position-absolute top-0 end-0&quot; data-type=&quot;plus&quot; data-deck=&quot;side&quot; data-id=&quot;2-8&quot;&gt;+&lt;/button&gt;&lt;button type=&quot;button&quot; class=&quot;btn btn-secondary btn-number btn-sm btn-raise position-absolute bottom-0 end-0&quot; data-type=&quot;raise&quot; data-id=&quot;2-8&quot;&gt;^&lt;/button&gt;&lt;/div&gt;" calcext:value-type="string">
            <text:p>&lt;div class="container-card position-relative me-2 mb-2" id="side-2-8"&gt;&lt;img class="d-block" width="80" height="112" src="https://one-draw.jp/ijinden/cardlist/002/card/02_008.png" /&gt;&lt;div class="container-num-copies position-absolute bottom-0 start-0 px-1" id="side-2-8-num-copies"&gt;0&lt;/div&gt;&lt;button type="button" class="btn btn-secondary btn-number btn-sm btn-pop position-absolute top-0 start-0" data-type="minus" data-deck="side" data-id="2-8"&gt;-&lt;/button&gt;&lt;button type="button" class="btn btn-secondary btn-number btn-sm btn-push position-absolute top-0 end-0" data-type="plus" data-deck="side" data-id="2-8"&gt;+&lt;/button&gt;&lt;button type="button" class="btn btn-secondary btn-number btn-sm btn-raise position-absolute bottom-0 end-0" data-type="raise" data-id="2-8"&gt;^&lt;/button&gt;&lt;/div&gt;</text:p>
          </table:table-cell>
          <table:table-cell table:formula="of:=CONCATENATE([$HTML.$A$3];[.F141];[$HTML.$B$3];[.H141];[$HTML.$C$3];[.J141];[$HTML.$D$3];[.N141];[$HTML.$E$3];[.B141];[$HTML.$F$3];[.D141];[$HTML.$G$3];[.B141];[$HTML.$H$3];[.B141];[$HTML.$I$3];[.B141];[$HTML.$J$3];[.B141];[$HTML.$K$3];[.B141];[$HTML.$L$3];[.B141];[$HTML.$M$3];[.B141];[$HTML.$N$3];[.B141];[$HTML.$O$3])" office:value-type="string" office:string-value="&lt;tr data-expansion=&quot;25&quot; data-type=&quot;1&quot; data-color=&quot;2&quot; data-term=&quot;0&quot;&gt;&lt;td&gt;2-8&lt;/td&gt;&lt;td&gt;豊臣秀吉&lt;/td&gt;&lt;td&gt;&lt;div class=&quot;input-group&quot;&gt;&lt;button type=&quot;button&quot; class=&quot;btn btn-outline-secondary btn-number&quot; data-type=&quot;minus&quot; data-deck=&quot;main&quot; data-id=&quot;2-8&quot; disabled&gt;-&lt;/button&gt;&lt;input type=&quot;text&quot; class=&quot;form-control input-number&quot; name=&quot;table-main-2-8-num-copies&quot; data-deck=&quot;main&quot; data-id=&quot;2-8&quot; value=&quot;0&quot; min=&quot;0&quot; readonly /&gt;&lt;button type=&quot;button&quot; class=&quot;btn btn-outline-secondary btn-number&quot; data-type=&quot;plus&quot; data-deck=&quot;main&quot; data-id=&quot;2-8&quot;&gt;+&lt;/button&gt;&lt;/div&gt;&lt;/td&gt;&lt;td&gt;&lt;div class=&quot;input-group&quot;&gt;&lt;button type=&quot;button&quot; class=&quot;btn btn-outline-secondary btn-number&quot; data-type=&quot;minus&quot; data-deck=&quot;side&quot; data-id=&quot;2-8&quot; disabled&gt;-&lt;/button&gt;&lt;input type=&quot;text&quot; class=&quot;form-control input-number&quot; name=&quot;table-side-2-8-num-copies&quot; data-deck=&quot;side&quot; data-id=&quot;2-8&quot; value=&quot;0&quot; min=&quot;0&quot; readonly /&gt;&lt;button type=&quot;button&quot; class=&quot;btn btn-outline-secondary btn-number&quot; data-type=&quot;plus&quot; data-deck=&quot;side&quot; data-id=&quot;2-8&quot;&gt;+&lt;/button&gt;&lt;/div&gt;&lt;/td&gt;&lt;/tr&gt;" calcext:value-type="string">
            <text:p>&lt;tr data-expansion="25" data-type="1" data-color="2" data-term="0"&gt;&lt;td&gt;2-8&lt;/td&gt;&lt;td&gt;豊臣秀吉&lt;/td&gt;&lt;td&gt;&lt;div class="input-group"&gt;&lt;button type="button" class="btn btn-outline-secondary btn-number" data-type="minus" data-deck="main" data-id="2-8" disabled&gt;-&lt;/button&gt;&lt;input type="text" class="form-control input-number" name="table-main-2-8-num-copies" data-deck="main" data-id="2-8" value="0" min="0" readonly /&gt;&lt;button type="button" class="btn btn-outline-secondary btn-number" data-type="plus" data-deck="main" data-id="2-8"&gt;+&lt;/button&gt;&lt;/div&gt;&lt;/td&gt;&lt;td&gt;&lt;div class="input-group"&gt;&lt;button type="button" class="btn btn-outline-secondary btn-number" data-type="minus" data-deck="side" data-id="2-8" disabled&gt;-&lt;/button&gt;&lt;input type="text" class="form-control input-number" name="table-side-2-8-num-copies" data-deck="side" data-id="2-8" value="0" min="0" readonly /&gt;&lt;button type="button" class="btn btn-outline-secondary btn-number" data-type="plus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O142];[$HTML.$C$1];[.$B142];[$HTML.$D$1];[.$B142];[$HTML.$E$1];[.$B142];[$HTML.$F$1];[.$B142];[$HTML.$G$1])" office:value-type="string" office:string-value="&lt;div class=&quot;container-card position-relative me-2 mb-2&quot; id=&quot;main-2-9&quot;&gt;&lt;img class=&quot;d-block&quot; width=&quot;80&quot; height=&quot;112&quot; src=&quot;https://one-draw.jp/ijinden/cardlist/002/card/02_009.png&quot; /&gt;&lt;div class=&quot;container-num-copies position-absolute bottom-0 start-0 px-1&quot; id=&quot;main-2-9-num-copies&quot;&gt;0&lt;/div&gt;&lt;button type=&quot;button&quot; class=&quot;btn btn-secondary btn-number btn-sm btn-pop position-absolute top-0 start-0&quot; data-type=&quot;minus&quot; data-deck=&quot;main&quot; data-id=&quot;2-9&quot;&gt;-&lt;/button&gt;&lt;button type=&quot;button&quot; class=&quot;btn btn-secondary btn-number btn-sm btn-push position-absolute top-0 end-0&quot; data-type=&quot;plus&quot; data-deck=&quot;main&quot; data-id=&quot;2-9&quot;&gt;+&lt;/button&gt;&lt;button type=&quot;button&quot; class=&quot;btn btn-secondary btn-number btn-sm btn-drop position-absolute bottom-0 end-0&quot; data-type=&quot;drop&quot; data-id=&quot;2-9&quot;&gt;v&lt;/button&gt;&lt;/div&gt;" calcext:value-type="string">
            <text:p>&lt;div class="container-card position-relative me-2 mb-2" id="main-2-9"&gt;&lt;img class="d-block" width="80" height="112" src="https://one-draw.jp/ijinden/cardlist/002/card/02_009.png" /&gt;&lt;div class="container-num-copies position-absolute bottom-0 start-0 px-1" id="main-2-9-num-copies"&gt;0&lt;/div&gt;&lt;button type="button" class="btn btn-secondary btn-number btn-sm btn-pop position-absolute top-0 start-0" data-type="minus" data-deck="main" data-id="2-9"&gt;-&lt;/button&gt;&lt;button type="button" class="btn btn-secondary btn-number btn-sm btn-push position-absolute top-0 end-0" data-type="plus" data-deck="main" data-id="2-9"&gt;+&lt;/button&gt;&lt;button type="button" class="btn btn-secondary btn-number btn-sm btn-drop position-absolute bottom-0 end-0" data-type="drop" data-id="2-9"&gt;v&lt;/button&gt;&lt;/div&gt;</text:p>
          </table:table-cell>
          <table:table-cell table:formula="of:=CONCATENATE([$HTML.$A$2];[.$B142];[$HTML.$B$2];[.$O142];[$HTML.$C$2];[.$B142];[$HTML.$D$2];[.$B142];[$HTML.$E$2];[.$B142];[$HTML.$F$2];[.$B142];[$HTML.$G$2])" office:value-type="string" office:string-value="&lt;div class=&quot;container-card position-relative me-2 mb-2&quot; id=&quot;side-2-9&quot;&gt;&lt;img class=&quot;d-block&quot; width=&quot;80&quot; height=&quot;112&quot; src=&quot;https://one-draw.jp/ijinden/cardlist/002/card/02_009.png&quot; /&gt;&lt;div class=&quot;container-num-copies position-absolute bottom-0 start-0 px-1&quot; id=&quot;side-2-9-num-copies&quot;&gt;0&lt;/div&gt;&lt;button type=&quot;button&quot; class=&quot;btn btn-secondary btn-number btn-sm btn-pop position-absolute top-0 start-0&quot; data-type=&quot;minus&quot; data-deck=&quot;side&quot; data-id=&quot;2-9&quot;&gt;-&lt;/button&gt;&lt;button type=&quot;button&quot; class=&quot;btn btn-secondary btn-number btn-sm btn-push position-absolute top-0 end-0&quot; data-type=&quot;plus&quot; data-deck=&quot;side&quot; data-id=&quot;2-9&quot;&gt;+&lt;/button&gt;&lt;button type=&quot;button&quot; class=&quot;btn btn-secondary btn-number btn-sm btn-raise position-absolute bottom-0 end-0&quot; data-type=&quot;raise&quot; data-id=&quot;2-9&quot;&gt;^&lt;/button&gt;&lt;/div&gt;" calcext:value-type="string">
            <text:p>&lt;div class="container-card position-relative me-2 mb-2" id="side-2-9"&gt;&lt;img class="d-block" width="80" height="112" src="https://one-draw.jp/ijinden/cardlist/002/card/02_009.png" /&gt;&lt;div class="container-num-copies position-absolute bottom-0 start-0 px-1" id="side-2-9-num-copies"&gt;0&lt;/div&gt;&lt;button type="button" class="btn btn-secondary btn-number btn-sm btn-pop position-absolute top-0 start-0" data-type="minus" data-deck="side" data-id="2-9"&gt;-&lt;/button&gt;&lt;button type="button" class="btn btn-secondary btn-number btn-sm btn-push position-absolute top-0 end-0" data-type="plus" data-deck="side" data-id="2-9"&gt;+&lt;/button&gt;&lt;button type="button" class="btn btn-secondary btn-number btn-sm btn-raise position-absolute bottom-0 end-0" data-type="raise" data-id="2-9"&gt;^&lt;/button&gt;&lt;/div&gt;</text:p>
          </table:table-cell>
          <table:table-cell table:formula="of:=CONCATENATE([$HTML.$A$3];[.F142];[$HTML.$B$3];[.H142];[$HTML.$C$3];[.J142];[$HTML.$D$3];[.N142];[$HTML.$E$3];[.B142];[$HTML.$F$3];[.D142];[$HTML.$G$3];[.B142];[$HTML.$H$3];[.B142];[$HTML.$I$3];[.B142];[$HTML.$J$3];[.B142];[$HTML.$K$3];[.B142];[$HTML.$L$3];[.B142];[$HTML.$M$3];[.B142];[$HTML.$N$3];[.B142];[$HTML.$O$3])" office:value-type="string" office:string-value="&lt;tr data-expansion=&quot;25&quot; data-type=&quot;1&quot; data-color=&quot;2&quot; data-term=&quot;3&quot;&gt;&lt;td&gt;2-9&lt;/td&gt;&lt;td&gt;石田三成&lt;/td&gt;&lt;td&gt;&lt;div class=&quot;input-group&quot;&gt;&lt;button type=&quot;button&quot; class=&quot;btn btn-outline-secondary btn-number&quot; data-type=&quot;minus&quot; data-deck=&quot;main&quot; data-id=&quot;2-9&quot; disabled&gt;-&lt;/button&gt;&lt;input type=&quot;text&quot; class=&quot;form-control input-number&quot; name=&quot;table-main-2-9-num-copies&quot; data-deck=&quot;main&quot; data-id=&quot;2-9&quot; value=&quot;0&quot; min=&quot;0&quot; readonly /&gt;&lt;button type=&quot;button&quot; class=&quot;btn btn-outline-secondary btn-number&quot; data-type=&quot;plus&quot; data-deck=&quot;main&quot; data-id=&quot;2-9&quot;&gt;+&lt;/button&gt;&lt;/div&gt;&lt;/td&gt;&lt;td&gt;&lt;div class=&quot;input-group&quot;&gt;&lt;button type=&quot;button&quot; class=&quot;btn btn-outline-secondary btn-number&quot; data-type=&quot;minus&quot; data-deck=&quot;side&quot; data-id=&quot;2-9&quot; disabled&gt;-&lt;/button&gt;&lt;input type=&quot;text&quot; class=&quot;form-control input-number&quot; name=&quot;table-side-2-9-num-copies&quot; data-deck=&quot;side&quot; data-id=&quot;2-9&quot; value=&quot;0&quot; min=&quot;0&quot; readonly /&gt;&lt;button type=&quot;button&quot; class=&quot;btn btn-outline-secondary btn-number&quot; data-type=&quot;plus&quot; data-deck=&quot;side&quot; data-id=&quot;2-9&quot;&gt;+&lt;/button&gt;&lt;/div&gt;&lt;/td&gt;&lt;/tr&gt;" calcext:value-type="string">
            <text:p>&lt;tr data-expansion="25" data-type="1" data-color="2" data-term="3"&gt;&lt;td&gt;2-9&lt;/td&gt;&lt;td&gt;石田三成&lt;/td&gt;&lt;td&gt;&lt;div class="input-group"&gt;&lt;button type="button" class="btn btn-outline-secondary btn-number" data-type="minus" data-deck="main" data-id="2-9" disabled&gt;-&lt;/button&gt;&lt;input type="text" class="form-control input-number" name="table-main-2-9-num-copies" data-deck="main" data-id="2-9" value="0" min="0" readonly /&gt;&lt;button type="button" class="btn btn-outline-secondary btn-number" data-type="plus" data-deck="main" data-id="2-9"&gt;+&lt;/button&gt;&lt;/div&gt;&lt;/td&gt;&lt;td&gt;&lt;div class="input-group"&gt;&lt;button type="button" class="btn btn-outline-secondary btn-number" data-type="minus" data-deck="side" data-id="2-9" disabled&gt;-&lt;/button&gt;&lt;input type="text" class="form-control input-number" name="table-side-2-9-num-copies" data-deck="side" data-id="2-9" value="0" min="0" readonly /&gt;&lt;button type="button" class="btn btn-outline-secondary btn-number" data-type="plus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O143];[$HTML.$C$1];[.$B143];[$HTML.$D$1];[.$B143];[$HTML.$E$1];[.$B143];[$HTML.$F$1];[.$B143];[$HTML.$G$1])" office:value-type="string" office:string-value="&lt;div class=&quot;container-card position-relative me-2 mb-2&quot; id=&quot;main-2-10&quot;&gt;&lt;img class=&quot;d-block&quot; width=&quot;80&quot; height=&quot;112&quot; src=&quot;https://one-draw.jp/ijinden/cardlist/002/card/02_010.png&quot; /&gt;&lt;div class=&quot;container-num-copies position-absolute bottom-0 start-0 px-1&quot; id=&quot;main-2-10-num-copies&quot;&gt;0&lt;/div&gt;&lt;button type=&quot;button&quot; class=&quot;btn btn-secondary btn-number btn-sm btn-pop position-absolute top-0 start-0&quot; data-type=&quot;minus&quot; data-deck=&quot;main&quot; data-id=&quot;2-10&quot;&gt;-&lt;/button&gt;&lt;button type=&quot;button&quot; class=&quot;btn btn-secondary btn-number btn-sm btn-push position-absolute top-0 end-0&quot; data-type=&quot;plus&quot; data-deck=&quot;main&quot; data-id=&quot;2-10&quot;&gt;+&lt;/button&gt;&lt;button type=&quot;button&quot; class=&quot;btn btn-secondary btn-number btn-sm btn-drop position-absolute bottom-0 end-0&quot; data-type=&quot;drop&quot; data-id=&quot;2-10&quot;&gt;v&lt;/button&gt;&lt;/div&gt;" calcext:value-type="string">
            <text:p>&lt;div class="container-card position-relative me-2 mb-2" id="main-2-10"&gt;&lt;img class="d-block" width="80" height="112" src="https://one-draw.jp/ijinden/cardlist/002/card/02_010.png" /&gt;&lt;div class="container-num-copies position-absolute bottom-0 start-0 px-1" id="main-2-10-num-copies"&gt;0&lt;/div&gt;&lt;button type="button" class="btn btn-secondary btn-number btn-sm btn-pop position-absolute top-0 start-0" data-type="minus" data-deck="main" data-id="2-10"&gt;-&lt;/button&gt;&lt;button type="button" class="btn btn-secondary btn-number btn-sm btn-push position-absolute top-0 end-0" data-type="plus" data-deck="main" data-id="2-10"&gt;+&lt;/button&gt;&lt;button type="button" class="btn btn-secondary btn-number btn-sm btn-drop position-absolute bottom-0 end-0" data-type="drop" data-id="2-10"&gt;v&lt;/button&gt;&lt;/div&gt;</text:p>
          </table:table-cell>
          <table:table-cell table:formula="of:=CONCATENATE([$HTML.$A$2];[.$B143];[$HTML.$B$2];[.$O143];[$HTML.$C$2];[.$B143];[$HTML.$D$2];[.$B143];[$HTML.$E$2];[.$B143];[$HTML.$F$2];[.$B143];[$HTML.$G$2])" office:value-type="string" office:string-value="&lt;div class=&quot;container-card position-relative me-2 mb-2&quot; id=&quot;side-2-10&quot;&gt;&lt;img class=&quot;d-block&quot; width=&quot;80&quot; height=&quot;112&quot; src=&quot;https://one-draw.jp/ijinden/cardlist/002/card/02_010.png&quot; /&gt;&lt;div class=&quot;container-num-copies position-absolute bottom-0 start-0 px-1&quot; id=&quot;side-2-10-num-copies&quot;&gt;0&lt;/div&gt;&lt;button type=&quot;button&quot; class=&quot;btn btn-secondary btn-number btn-sm btn-pop position-absolute top-0 start-0&quot; data-type=&quot;minus&quot; data-deck=&quot;side&quot; data-id=&quot;2-10&quot;&gt;-&lt;/button&gt;&lt;button type=&quot;button&quot; class=&quot;btn btn-secondary btn-number btn-sm btn-push position-absolute top-0 end-0&quot; data-type=&quot;plus&quot; data-deck=&quot;side&quot; data-id=&quot;2-10&quot;&gt;+&lt;/button&gt;&lt;button type=&quot;button&quot; class=&quot;btn btn-secondary btn-number btn-sm btn-raise position-absolute bottom-0 end-0&quot; data-type=&quot;raise&quot; data-id=&quot;2-10&quot;&gt;^&lt;/button&gt;&lt;/div&gt;" calcext:value-type="string">
            <text:p>&lt;div class="container-card position-relative me-2 mb-2" id="side-2-10"&gt;&lt;img class="d-block" width="80" height="112" src="https://one-draw.jp/ijinden/cardlist/002/card/02_010.png" /&gt;&lt;div class="container-num-copies position-absolute bottom-0 start-0 px-1" id="side-2-10-num-copies"&gt;0&lt;/div&gt;&lt;button type="button" class="btn btn-secondary btn-number btn-sm btn-pop position-absolute top-0 start-0" data-type="minus" data-deck="side" data-id="2-10"&gt;-&lt;/button&gt;&lt;button type="button" class="btn btn-secondary btn-number btn-sm btn-push position-absolute top-0 end-0" data-type="plus" data-deck="side" data-id="2-10"&gt;+&lt;/button&gt;&lt;button type="button" class="btn btn-secondary btn-number btn-sm btn-raise position-absolute bottom-0 end-0" data-type="raise" data-id="2-10"&gt;^&lt;/button&gt;&lt;/div&gt;</text:p>
          </table:table-cell>
          <table:table-cell table:formula="of:=CONCATENATE([$HTML.$A$3];[.F143];[$HTML.$B$3];[.H143];[$HTML.$C$3];[.J143];[$HTML.$D$3];[.N143];[$HTML.$E$3];[.B143];[$HTML.$F$3];[.D143];[$HTML.$G$3];[.B143];[$HTML.$H$3];[.B143];[$HTML.$I$3];[.B143];[$HTML.$J$3];[.B143];[$HTML.$K$3];[.B143];[$HTML.$L$3];[.B143];[$HTML.$M$3];[.B143];[$HTML.$N$3];[.B143];[$HTML.$O$3])" office:value-type="string" office:string-value="&lt;tr data-expansion=&quot;25&quot; data-type=&quot;1&quot; data-color=&quot;2&quot; data-term=&quot;0&quot;&gt;&lt;td&gt;2-10&lt;/td&gt;&lt;td&gt;栄西&lt;/td&gt;&lt;td&gt;&lt;div class=&quot;input-group&quot;&gt;&lt;button type=&quot;button&quot; class=&quot;btn btn-outline-secondary btn-number&quot; data-type=&quot;minus&quot; data-deck=&quot;main&quot; data-id=&quot;2-10&quot; disabled&gt;-&lt;/button&gt;&lt;input type=&quot;text&quot; class=&quot;form-control input-number&quot; name=&quot;table-main-2-10-num-copies&quot; data-deck=&quot;main&quot; data-id=&quot;2-10&quot; value=&quot;0&quot; min=&quot;0&quot; readonly /&gt;&lt;button type=&quot;button&quot; class=&quot;btn btn-outline-secondary btn-number&quot; data-type=&quot;plus&quot; data-deck=&quot;main&quot; data-id=&quot;2-10&quot;&gt;+&lt;/button&gt;&lt;/div&gt;&lt;/td&gt;&lt;td&gt;&lt;div class=&quot;input-group&quot;&gt;&lt;button type=&quot;button&quot; class=&quot;btn btn-outline-secondary btn-number&quot; data-type=&quot;minus&quot; data-deck=&quot;side&quot; data-id=&quot;2-10&quot; disabled&gt;-&lt;/button&gt;&lt;input type=&quot;text&quot; class=&quot;form-control input-number&quot; name=&quot;table-side-2-10-num-copies&quot; data-deck=&quot;side&quot; data-id=&quot;2-10&quot; value=&quot;0&quot; min=&quot;0&quot; readonly /&gt;&lt;button type=&quot;button&quot; class=&quot;btn btn-outline-secondary btn-number&quot; data-type=&quot;plus&quot; data-deck=&quot;side&quot; data-id=&quot;2-10&quot;&gt;+&lt;/button&gt;&lt;/div&gt;&lt;/td&gt;&lt;/tr&gt;" calcext:value-type="string">
            <text:p>&lt;tr data-expansion="25" data-type="1" data-color="2" data-term="0"&gt;&lt;td&gt;2-10&lt;/td&gt;&lt;td&gt;栄西&lt;/td&gt;&lt;td&gt;&lt;div class="input-group"&gt;&lt;button type="button" class="btn btn-outline-secondary btn-number" data-type="minus" data-deck="main" data-id="2-10" disabled&gt;-&lt;/button&gt;&lt;input type="text" class="form-control input-number" name="table-main-2-10-num-copies" data-deck="main" data-id="2-10" value="0" min="0" readonly /&gt;&lt;button type="button" class="btn btn-outline-secondary btn-number" data-type="plus" data-deck="main" data-id="2-10"&gt;+&lt;/button&gt;&lt;/div&gt;&lt;/td&gt;&lt;td&gt;&lt;div class="input-group"&gt;&lt;button type="button" class="btn btn-outline-secondary btn-number" data-type="minus" data-deck="side" data-id="2-10" disabled&gt;-&lt;/button&gt;&lt;input type="text" class="form-control input-number" name="table-side-2-10-num-copies" data-deck="side" data-id="2-10" value="0" min="0" readonly /&gt;&lt;button type="button" class="btn btn-outline-secondary btn-number" data-type="plus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O144];[$HTML.$C$1];[.$B144];[$HTML.$D$1];[.$B144];[$HTML.$E$1];[.$B144];[$HTML.$F$1];[.$B144];[$HTML.$G$1])" office:value-type="string" office:string-value="&lt;div class=&quot;container-card position-relative me-2 mb-2&quot; id=&quot;main-2-11&quot;&gt;&lt;img class=&quot;d-block&quot; width=&quot;80&quot; height=&quot;112&quot; src=&quot;https://one-draw.jp/ijinden/cardlist/002/card/02_011.png&quot; /&gt;&lt;div class=&quot;container-num-copies position-absolute bottom-0 start-0 px-1&quot; id=&quot;main-2-11-num-copies&quot;&gt;0&lt;/div&gt;&lt;button type=&quot;button&quot; class=&quot;btn btn-secondary btn-number btn-sm btn-pop position-absolute top-0 start-0&quot; data-type=&quot;minus&quot; data-deck=&quot;main&quot; data-id=&quot;2-11&quot;&gt;-&lt;/button&gt;&lt;button type=&quot;button&quot; class=&quot;btn btn-secondary btn-number btn-sm btn-push position-absolute top-0 end-0&quot; data-type=&quot;plus&quot; data-deck=&quot;main&quot; data-id=&quot;2-11&quot;&gt;+&lt;/button&gt;&lt;button type=&quot;button&quot; class=&quot;btn btn-secondary btn-number btn-sm btn-drop position-absolute bottom-0 end-0&quot; data-type=&quot;drop&quot; data-id=&quot;2-11&quot;&gt;v&lt;/button&gt;&lt;/div&gt;" calcext:value-type="string">
            <text:p>&lt;div class="container-card position-relative me-2 mb-2" id="main-2-11"&gt;&lt;img class="d-block" width="80" height="112" src="https://one-draw.jp/ijinden/cardlist/002/card/02_011.png" /&gt;&lt;div class="container-num-copies position-absolute bottom-0 start-0 px-1" id="main-2-11-num-copies"&gt;0&lt;/div&gt;&lt;button type="button" class="btn btn-secondary btn-number btn-sm btn-pop position-absolute top-0 start-0" data-type="minus" data-deck="main" data-id="2-11"&gt;-&lt;/button&gt;&lt;button type="button" class="btn btn-secondary btn-number btn-sm btn-push position-absolute top-0 end-0" data-type="plus" data-deck="main" data-id="2-11"&gt;+&lt;/button&gt;&lt;button type="button" class="btn btn-secondary btn-number btn-sm btn-drop position-absolute bottom-0 end-0" data-type="drop" data-id="2-11"&gt;v&lt;/button&gt;&lt;/div&gt;</text:p>
          </table:table-cell>
          <table:table-cell table:formula="of:=CONCATENATE([$HTML.$A$2];[.$B144];[$HTML.$B$2];[.$O144];[$HTML.$C$2];[.$B144];[$HTML.$D$2];[.$B144];[$HTML.$E$2];[.$B144];[$HTML.$F$2];[.$B144];[$HTML.$G$2])" office:value-type="string" office:string-value="&lt;div class=&quot;container-card position-relative me-2 mb-2&quot; id=&quot;side-2-11&quot;&gt;&lt;img class=&quot;d-block&quot; width=&quot;80&quot; height=&quot;112&quot; src=&quot;https://one-draw.jp/ijinden/cardlist/002/card/02_011.png&quot; /&gt;&lt;div class=&quot;container-num-copies position-absolute bottom-0 start-0 px-1&quot; id=&quot;side-2-11-num-copies&quot;&gt;0&lt;/div&gt;&lt;button type=&quot;button&quot; class=&quot;btn btn-secondary btn-number btn-sm btn-pop position-absolute top-0 start-0&quot; data-type=&quot;minus&quot; data-deck=&quot;side&quot; data-id=&quot;2-11&quot;&gt;-&lt;/button&gt;&lt;button type=&quot;button&quot; class=&quot;btn btn-secondary btn-number btn-sm btn-push position-absolute top-0 end-0&quot; data-type=&quot;plus&quot; data-deck=&quot;side&quot; data-id=&quot;2-11&quot;&gt;+&lt;/button&gt;&lt;button type=&quot;button&quot; class=&quot;btn btn-secondary btn-number btn-sm btn-raise position-absolute bottom-0 end-0&quot; data-type=&quot;raise&quot; data-id=&quot;2-11&quot;&gt;^&lt;/button&gt;&lt;/div&gt;" calcext:value-type="string">
            <text:p>&lt;div class="container-card position-relative me-2 mb-2" id="side-2-11"&gt;&lt;img class="d-block" width="80" height="112" src="https://one-draw.jp/ijinden/cardlist/002/card/02_011.png" /&gt;&lt;div class="container-num-copies position-absolute bottom-0 start-0 px-1" id="side-2-11-num-copies"&gt;0&lt;/div&gt;&lt;button type="button" class="btn btn-secondary btn-number btn-sm btn-pop position-absolute top-0 start-0" data-type="minus" data-deck="side" data-id="2-11"&gt;-&lt;/button&gt;&lt;button type="button" class="btn btn-secondary btn-number btn-sm btn-push position-absolute top-0 end-0" data-type="plus" data-deck="side" data-id="2-11"&gt;+&lt;/button&gt;&lt;button type="button" class="btn btn-secondary btn-number btn-sm btn-raise position-absolute bottom-0 end-0" data-type="raise" data-id="2-11"&gt;^&lt;/button&gt;&lt;/div&gt;</text:p>
          </table:table-cell>
          <table:table-cell table:formula="of:=CONCATENATE([$HTML.$A$3];[.F144];[$HTML.$B$3];[.H144];[$HTML.$C$3];[.J144];[$HTML.$D$3];[.N144];[$HTML.$E$3];[.B144];[$HTML.$F$3];[.D144];[$HTML.$G$3];[.B144];[$HTML.$H$3];[.B144];[$HTML.$I$3];[.B144];[$HTML.$J$3];[.B144];[$HTML.$K$3];[.B144];[$HTML.$L$3];[.B144];[$HTML.$M$3];[.B144];[$HTML.$N$3];[.B144];[$HTML.$O$3])" office:value-type="string" office:string-value="&lt;tr data-expansion=&quot;25&quot; data-type=&quot;1&quot; data-color=&quot;2&quot; data-term=&quot;0&quot;&gt;&lt;td&gt;2-11&lt;/td&gt;&lt;td&gt;道元&lt;/td&gt;&lt;td&gt;&lt;div class=&quot;input-group&quot;&gt;&lt;button type=&quot;button&quot; class=&quot;btn btn-outline-secondary btn-number&quot; data-type=&quot;minus&quot; data-deck=&quot;main&quot; data-id=&quot;2-11&quot; disabled&gt;-&lt;/button&gt;&lt;input type=&quot;text&quot; class=&quot;form-control input-number&quot; name=&quot;table-main-2-11-num-copies&quot; data-deck=&quot;main&quot; data-id=&quot;2-11&quot; value=&quot;0&quot; min=&quot;0&quot; readonly /&gt;&lt;button type=&quot;button&quot; class=&quot;btn btn-outline-secondary btn-number&quot; data-type=&quot;plus&quot; data-deck=&quot;main&quot; data-id=&quot;2-11&quot;&gt;+&lt;/button&gt;&lt;/div&gt;&lt;/td&gt;&lt;td&gt;&lt;div class=&quot;input-group&quot;&gt;&lt;button type=&quot;button&quot; class=&quot;btn btn-outline-secondary btn-number&quot; data-type=&quot;minus&quot; data-deck=&quot;side&quot; data-id=&quot;2-11&quot; disabled&gt;-&lt;/button&gt;&lt;input type=&quot;text&quot; class=&quot;form-control input-number&quot; name=&quot;table-side-2-11-num-copies&quot; data-deck=&quot;side&quot; data-id=&quot;2-11&quot; value=&quot;0&quot; min=&quot;0&quot; readonly /&gt;&lt;button type=&quot;button&quot; class=&quot;btn btn-outline-secondary btn-number&quot; data-type=&quot;plus&quot; data-deck=&quot;side&quot; data-id=&quot;2-11&quot;&gt;+&lt;/button&gt;&lt;/div&gt;&lt;/td&gt;&lt;/tr&gt;" calcext:value-type="string">
            <text:p>&lt;tr data-expansion="25" data-type="1" data-color="2" data-term="0"&gt;&lt;td&gt;2-11&lt;/td&gt;&lt;td&gt;道元&lt;/td&gt;&lt;td&gt;&lt;div class="input-group"&gt;&lt;button type="button" class="btn btn-outline-secondary btn-number" data-type="minus" data-deck="main" data-id="2-11" disabled&gt;-&lt;/button&gt;&lt;input type="text" class="form-control input-number" name="table-main-2-11-num-copies" data-deck="main" data-id="2-11" value="0" min="0" readonly /&gt;&lt;button type="button" class="btn btn-outline-secondary btn-number" data-type="plus" data-deck="main" data-id="2-11"&gt;+&lt;/button&gt;&lt;/div&gt;&lt;/td&gt;&lt;td&gt;&lt;div class="input-group"&gt;&lt;button type="button" class="btn btn-outline-secondary btn-number" data-type="minus" data-deck="side" data-id="2-11" disabled&gt;-&lt;/button&gt;&lt;input type="text" class="form-control input-number" name="table-side-2-11-num-copies" data-deck="side" data-id="2-11" value="0" min="0" readonly /&gt;&lt;button type="button" class="btn btn-outline-secondary btn-number" data-type="plus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O145];[$HTML.$C$1];[.$B145];[$HTML.$D$1];[.$B145];[$HTML.$E$1];[.$B145];[$HTML.$F$1];[.$B145];[$HTML.$G$1])" office:value-type="string" office:string-value="&lt;div class=&quot;container-card position-relative me-2 mb-2&quot; id=&quot;main-2-12&quot;&gt;&lt;img class=&quot;d-block&quot; width=&quot;80&quot; height=&quot;112&quot; src=&quot;https://one-draw.jp/ijinden/cardlist/002/card/02_012.png&quot; /&gt;&lt;div class=&quot;container-num-copies position-absolute bottom-0 start-0 px-1&quot; id=&quot;main-2-12-num-copies&quot;&gt;0&lt;/div&gt;&lt;button type=&quot;button&quot; class=&quot;btn btn-secondary btn-number btn-sm btn-pop position-absolute top-0 start-0&quot; data-type=&quot;minus&quot; data-deck=&quot;main&quot; data-id=&quot;2-12&quot;&gt;-&lt;/button&gt;&lt;button type=&quot;button&quot; class=&quot;btn btn-secondary btn-number btn-sm btn-push position-absolute top-0 end-0&quot; data-type=&quot;plus&quot; data-deck=&quot;main&quot; data-id=&quot;2-12&quot;&gt;+&lt;/button&gt;&lt;button type=&quot;button&quot; class=&quot;btn btn-secondary btn-number btn-sm btn-drop position-absolute bottom-0 end-0&quot; data-type=&quot;drop&quot; data-id=&quot;2-12&quot;&gt;v&lt;/button&gt;&lt;/div&gt;" calcext:value-type="string">
            <text:p>&lt;div class="container-card position-relative me-2 mb-2" id="main-2-12"&gt;&lt;img class="d-block" width="80" height="112" src="https://one-draw.jp/ijinden/cardlist/002/card/02_012.png" /&gt;&lt;div class="container-num-copies position-absolute bottom-0 start-0 px-1" id="main-2-12-num-copies"&gt;0&lt;/div&gt;&lt;button type="button" class="btn btn-secondary btn-number btn-sm btn-pop position-absolute top-0 start-0" data-type="minus" data-deck="main" data-id="2-12"&gt;-&lt;/button&gt;&lt;button type="button" class="btn btn-secondary btn-number btn-sm btn-push position-absolute top-0 end-0" data-type="plus" data-deck="main" data-id="2-12"&gt;+&lt;/button&gt;&lt;button type="button" class="btn btn-secondary btn-number btn-sm btn-drop position-absolute bottom-0 end-0" data-type="drop" data-id="2-12"&gt;v&lt;/button&gt;&lt;/div&gt;</text:p>
          </table:table-cell>
          <table:table-cell table:formula="of:=CONCATENATE([$HTML.$A$2];[.$B145];[$HTML.$B$2];[.$O145];[$HTML.$C$2];[.$B145];[$HTML.$D$2];[.$B145];[$HTML.$E$2];[.$B145];[$HTML.$F$2];[.$B145];[$HTML.$G$2])" office:value-type="string" office:string-value="&lt;div class=&quot;container-card position-relative me-2 mb-2&quot; id=&quot;side-2-12&quot;&gt;&lt;img class=&quot;d-block&quot; width=&quot;80&quot; height=&quot;112&quot; src=&quot;https://one-draw.jp/ijinden/cardlist/002/card/02_012.png&quot; /&gt;&lt;div class=&quot;container-num-copies position-absolute bottom-0 start-0 px-1&quot; id=&quot;side-2-12-num-copies&quot;&gt;0&lt;/div&gt;&lt;button type=&quot;button&quot; class=&quot;btn btn-secondary btn-number btn-sm btn-pop position-absolute top-0 start-0&quot; data-type=&quot;minus&quot; data-deck=&quot;side&quot; data-id=&quot;2-12&quot;&gt;-&lt;/button&gt;&lt;button type=&quot;button&quot; class=&quot;btn btn-secondary btn-number btn-sm btn-push position-absolute top-0 end-0&quot; data-type=&quot;plus&quot; data-deck=&quot;side&quot; data-id=&quot;2-12&quot;&gt;+&lt;/button&gt;&lt;button type=&quot;button&quot; class=&quot;btn btn-secondary btn-number btn-sm btn-raise position-absolute bottom-0 end-0&quot; data-type=&quot;raise&quot; data-id=&quot;2-12&quot;&gt;^&lt;/button&gt;&lt;/div&gt;" calcext:value-type="string">
            <text:p>&lt;div class="container-card position-relative me-2 mb-2" id="side-2-12"&gt;&lt;img class="d-block" width="80" height="112" src="https://one-draw.jp/ijinden/cardlist/002/card/02_012.png" /&gt;&lt;div class="container-num-copies position-absolute bottom-0 start-0 px-1" id="side-2-12-num-copies"&gt;0&lt;/div&gt;&lt;button type="button" class="btn btn-secondary btn-number btn-sm btn-pop position-absolute top-0 start-0" data-type="minus" data-deck="side" data-id="2-12"&gt;-&lt;/button&gt;&lt;button type="button" class="btn btn-secondary btn-number btn-sm btn-push position-absolute top-0 end-0" data-type="plus" data-deck="side" data-id="2-12"&gt;+&lt;/button&gt;&lt;button type="button" class="btn btn-secondary btn-number btn-sm btn-raise position-absolute bottom-0 end-0" data-type="raise" data-id="2-12"&gt;^&lt;/button&gt;&lt;/div&gt;</text:p>
          </table:table-cell>
          <table:table-cell table:formula="of:=CONCATENATE([$HTML.$A$3];[.F145];[$HTML.$B$3];[.H145];[$HTML.$C$3];[.J145];[$HTML.$D$3];[.N145];[$HTML.$E$3];[.B145];[$HTML.$F$3];[.D145];[$HTML.$G$3];[.B145];[$HTML.$H$3];[.B145];[$HTML.$I$3];[.B145];[$HTML.$J$3];[.B145];[$HTML.$K$3];[.B145];[$HTML.$L$3];[.B145];[$HTML.$M$3];[.B145];[$HTML.$N$3];[.B145];[$HTML.$O$3])" office:value-type="string" office:string-value="&lt;tr data-expansion=&quot;25&quot; data-type=&quot;1&quot; data-color=&quot;2&quot; data-term=&quot;0&quot;&gt;&lt;td&gt;2-12&lt;/td&gt;&lt;td&gt;足利義昭&lt;/td&gt;&lt;td&gt;&lt;div class=&quot;input-group&quot;&gt;&lt;button type=&quot;button&quot; class=&quot;btn btn-outline-secondary btn-number&quot; data-type=&quot;minus&quot; data-deck=&quot;main&quot; data-id=&quot;2-12&quot; disabled&gt;-&lt;/button&gt;&lt;input type=&quot;text&quot; class=&quot;form-control input-number&quot; name=&quot;table-main-2-12-num-copies&quot; data-deck=&quot;main&quot; data-id=&quot;2-12&quot; value=&quot;0&quot; min=&quot;0&quot; readonly /&gt;&lt;button type=&quot;button&quot; class=&quot;btn btn-outline-secondary btn-number&quot; data-type=&quot;plus&quot; data-deck=&quot;main&quot; data-id=&quot;2-12&quot;&gt;+&lt;/button&gt;&lt;/div&gt;&lt;/td&gt;&lt;td&gt;&lt;div class=&quot;input-group&quot;&gt;&lt;button type=&quot;button&quot; class=&quot;btn btn-outline-secondary btn-number&quot; data-type=&quot;minus&quot; data-deck=&quot;side&quot; data-id=&quot;2-12&quot; disabled&gt;-&lt;/button&gt;&lt;input type=&quot;text&quot; class=&quot;form-control input-number&quot; name=&quot;table-side-2-12-num-copies&quot; data-deck=&quot;side&quot; data-id=&quot;2-12&quot; value=&quot;0&quot; min=&quot;0&quot; readonly /&gt;&lt;button type=&quot;button&quot; class=&quot;btn btn-outline-secondary btn-number&quot; data-type=&quot;plus&quot; data-deck=&quot;side&quot; data-id=&quot;2-12&quot;&gt;+&lt;/button&gt;&lt;/div&gt;&lt;/td&gt;&lt;/tr&gt;" calcext:value-type="string">
            <text:p>&lt;tr data-expansion="25" data-type="1" data-color="2" data-term="0"&gt;&lt;td&gt;2-12&lt;/td&gt;&lt;td&gt;足利義昭&lt;/td&gt;&lt;td&gt;&lt;div class="input-group"&gt;&lt;button type="button" class="btn btn-outline-secondary btn-number" data-type="minus" data-deck="main" data-id="2-12" disabled&gt;-&lt;/button&gt;&lt;input type="text" class="form-control input-number" name="table-main-2-12-num-copies" data-deck="main" data-id="2-12" value="0" min="0" readonly /&gt;&lt;button type="button" class="btn btn-outline-secondary btn-number" data-type="plus" data-deck="main" data-id="2-12"&gt;+&lt;/button&gt;&lt;/div&gt;&lt;/td&gt;&lt;td&gt;&lt;div class="input-group"&gt;&lt;button type="button" class="btn btn-outline-secondary btn-number" data-type="minus" data-deck="side" data-id="2-12" disabled&gt;-&lt;/button&gt;&lt;input type="text" class="form-control input-number" name="table-side-2-12-num-copies" data-deck="side" data-id="2-12" value="0" min="0" readonly /&gt;&lt;button type="button" class="btn btn-outline-secondary btn-number" data-type="plus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O146];[$HTML.$C$1];[.$B146];[$HTML.$D$1];[.$B146];[$HTML.$E$1];[.$B146];[$HTML.$F$1];[.$B146];[$HTML.$G$1])" office:value-type="string" office:string-value="&lt;div class=&quot;container-card position-relative me-2 mb-2&quot; id=&quot;main-2-13&quot;&gt;&lt;img class=&quot;d-block&quot; width=&quot;80&quot; height=&quot;112&quot; src=&quot;https://one-draw.jp/ijinden/cardlist/002/card/02_013.png&quot; /&gt;&lt;div class=&quot;container-num-copies position-absolute bottom-0 start-0 px-1&quot; id=&quot;main-2-13-num-copies&quot;&gt;0&lt;/div&gt;&lt;button type=&quot;button&quot; class=&quot;btn btn-secondary btn-number btn-sm btn-pop position-absolute top-0 start-0&quot; data-type=&quot;minus&quot; data-deck=&quot;main&quot; data-id=&quot;2-13&quot;&gt;-&lt;/button&gt;&lt;button type=&quot;button&quot; class=&quot;btn btn-secondary btn-number btn-sm btn-push position-absolute top-0 end-0&quot; data-type=&quot;plus&quot; data-deck=&quot;main&quot; data-id=&quot;2-13&quot;&gt;+&lt;/button&gt;&lt;button type=&quot;button&quot; class=&quot;btn btn-secondary btn-number btn-sm btn-drop position-absolute bottom-0 end-0&quot; data-type=&quot;drop&quot; data-id=&quot;2-13&quot;&gt;v&lt;/button&gt;&lt;/div&gt;" calcext:value-type="string">
            <text:p>&lt;div class="container-card position-relative me-2 mb-2" id="main-2-13"&gt;&lt;img class="d-block" width="80" height="112" src="https://one-draw.jp/ijinden/cardlist/002/card/02_013.png" /&gt;&lt;div class="container-num-copies position-absolute bottom-0 start-0 px-1" id="main-2-13-num-copies"&gt;0&lt;/div&gt;&lt;button type="button" class="btn btn-secondary btn-number btn-sm btn-pop position-absolute top-0 start-0" data-type="minus" data-deck="main" data-id="2-13"&gt;-&lt;/button&gt;&lt;button type="button" class="btn btn-secondary btn-number btn-sm btn-push position-absolute top-0 end-0" data-type="plus" data-deck="main" data-id="2-13"&gt;+&lt;/button&gt;&lt;button type="button" class="btn btn-secondary btn-number btn-sm btn-drop position-absolute bottom-0 end-0" data-type="drop" data-id="2-13"&gt;v&lt;/button&gt;&lt;/div&gt;</text:p>
          </table:table-cell>
          <table:table-cell table:formula="of:=CONCATENATE([$HTML.$A$2];[.$B146];[$HTML.$B$2];[.$O146];[$HTML.$C$2];[.$B146];[$HTML.$D$2];[.$B146];[$HTML.$E$2];[.$B146];[$HTML.$F$2];[.$B146];[$HTML.$G$2])" office:value-type="string" office:string-value="&lt;div class=&quot;container-card position-relative me-2 mb-2&quot; id=&quot;side-2-13&quot;&gt;&lt;img class=&quot;d-block&quot; width=&quot;80&quot; height=&quot;112&quot; src=&quot;https://one-draw.jp/ijinden/cardlist/002/card/02_013.png&quot; /&gt;&lt;div class=&quot;container-num-copies position-absolute bottom-0 start-0 px-1&quot; id=&quot;side-2-13-num-copies&quot;&gt;0&lt;/div&gt;&lt;button type=&quot;button&quot; class=&quot;btn btn-secondary btn-number btn-sm btn-pop position-absolute top-0 start-0&quot; data-type=&quot;minus&quot; data-deck=&quot;side&quot; data-id=&quot;2-13&quot;&gt;-&lt;/button&gt;&lt;button type=&quot;button&quot; class=&quot;btn btn-secondary btn-number btn-sm btn-push position-absolute top-0 end-0&quot; data-type=&quot;plus&quot; data-deck=&quot;side&quot; data-id=&quot;2-13&quot;&gt;+&lt;/button&gt;&lt;button type=&quot;button&quot; class=&quot;btn btn-secondary btn-number btn-sm btn-raise position-absolute bottom-0 end-0&quot; data-type=&quot;raise&quot; data-id=&quot;2-13&quot;&gt;^&lt;/button&gt;&lt;/div&gt;" calcext:value-type="string">
            <text:p>&lt;div class="container-card position-relative me-2 mb-2" id="side-2-13"&gt;&lt;img class="d-block" width="80" height="112" src="https://one-draw.jp/ijinden/cardlist/002/card/02_013.png" /&gt;&lt;div class="container-num-copies position-absolute bottom-0 start-0 px-1" id="side-2-13-num-copies"&gt;0&lt;/div&gt;&lt;button type="button" class="btn btn-secondary btn-number btn-sm btn-pop position-absolute top-0 start-0" data-type="minus" data-deck="side" data-id="2-13"&gt;-&lt;/button&gt;&lt;button type="button" class="btn btn-secondary btn-number btn-sm btn-push position-absolute top-0 end-0" data-type="plus" data-deck="side" data-id="2-13"&gt;+&lt;/button&gt;&lt;button type="button" class="btn btn-secondary btn-number btn-sm btn-raise position-absolute bottom-0 end-0" data-type="raise" data-id="2-13"&gt;^&lt;/button&gt;&lt;/div&gt;</text:p>
          </table:table-cell>
          <table:table-cell table:formula="of:=CONCATENATE([$HTML.$A$3];[.F146];[$HTML.$B$3];[.H146];[$HTML.$C$3];[.J146];[$HTML.$D$3];[.N146];[$HTML.$E$3];[.B146];[$HTML.$F$3];[.D146];[$HTML.$G$3];[.B146];[$HTML.$H$3];[.B146];[$HTML.$I$3];[.B146];[$HTML.$J$3];[.B146];[$HTML.$K$3];[.B146];[$HTML.$L$3];[.B146];[$HTML.$M$3];[.B146];[$HTML.$N$3];[.B146];[$HTML.$O$3])" office:value-type="string" office:string-value="&lt;tr data-expansion=&quot;25&quot; data-type=&quot;1&quot; data-color=&quot;2&quot; data-term=&quot;0&quot;&gt;&lt;td&gt;2-13&lt;/td&gt;&lt;td&gt;毛利輝元&lt;/td&gt;&lt;td&gt;&lt;div class=&quot;input-group&quot;&gt;&lt;button type=&quot;button&quot; class=&quot;btn btn-outline-secondary btn-number&quot; data-type=&quot;minus&quot; data-deck=&quot;main&quot; data-id=&quot;2-13&quot; disabled&gt;-&lt;/button&gt;&lt;input type=&quot;text&quot; class=&quot;form-control input-number&quot; name=&quot;table-main-2-13-num-copies&quot; data-deck=&quot;main&quot; data-id=&quot;2-13&quot; value=&quot;0&quot; min=&quot;0&quot; readonly /&gt;&lt;button type=&quot;button&quot; class=&quot;btn btn-outline-secondary btn-number&quot; data-type=&quot;plus&quot; data-deck=&quot;main&quot; data-id=&quot;2-13&quot;&gt;+&lt;/button&gt;&lt;/div&gt;&lt;/td&gt;&lt;td&gt;&lt;div class=&quot;input-group&quot;&gt;&lt;button type=&quot;button&quot; class=&quot;btn btn-outline-secondary btn-number&quot; data-type=&quot;minus&quot; data-deck=&quot;side&quot; data-id=&quot;2-13&quot; disabled&gt;-&lt;/button&gt;&lt;input type=&quot;text&quot; class=&quot;form-control input-number&quot; name=&quot;table-side-2-13-num-copies&quot; data-deck=&quot;side&quot; data-id=&quot;2-13&quot; value=&quot;0&quot; min=&quot;0&quot; readonly /&gt;&lt;button type=&quot;button&quot; class=&quot;btn btn-outline-secondary btn-number&quot; data-type=&quot;plus&quot; data-deck=&quot;side&quot; data-id=&quot;2-13&quot;&gt;+&lt;/button&gt;&lt;/div&gt;&lt;/td&gt;&lt;/tr&gt;" calcext:value-type="string">
            <text:p>&lt;tr data-expansion="25" data-type="1" data-color="2" data-term="0"&gt;&lt;td&gt;2-13&lt;/td&gt;&lt;td&gt;毛利輝元&lt;/td&gt;&lt;td&gt;&lt;div class="input-group"&gt;&lt;button type="button" class="btn btn-outline-secondary btn-number" data-type="minus" data-deck="main" data-id="2-13" disabled&gt;-&lt;/button&gt;&lt;input type="text" class="form-control input-number" name="table-main-2-13-num-copies" data-deck="main" data-id="2-13" value="0" min="0" readonly /&gt;&lt;button type="button" class="btn btn-outline-secondary btn-number" data-type="plus" data-deck="main" data-id="2-13"&gt;+&lt;/button&gt;&lt;/div&gt;&lt;/td&gt;&lt;td&gt;&lt;div class="input-group"&gt;&lt;button type="button" class="btn btn-outline-secondary btn-number" data-type="minus" data-deck="side" data-id="2-13" disabled&gt;-&lt;/button&gt;&lt;input type="text" class="form-control input-number" name="table-side-2-13-num-copies" data-deck="side" data-id="2-13" value="0" min="0" readonly /&gt;&lt;button type="button" class="btn btn-outline-secondary btn-number" data-type="plus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O147];[$HTML.$C$1];[.$B147];[$HTML.$D$1];[.$B147];[$HTML.$E$1];[.$B147];[$HTML.$F$1];[.$B147];[$HTML.$G$1])" office:value-type="string" office:string-value="&lt;div class=&quot;container-card position-relative me-2 mb-2&quot; id=&quot;main-2-14&quot;&gt;&lt;img class=&quot;d-block&quot; width=&quot;80&quot; height=&quot;112&quot; src=&quot;https://one-draw.jp/ijinden/cardlist/002/card/02_014.png&quot; /&gt;&lt;div class=&quot;container-num-copies position-absolute bottom-0 start-0 px-1&quot; id=&quot;main-2-14-num-copies&quot;&gt;0&lt;/div&gt;&lt;button type=&quot;button&quot; class=&quot;btn btn-secondary btn-number btn-sm btn-pop position-absolute top-0 start-0&quot; data-type=&quot;minus&quot; data-deck=&quot;main&quot; data-id=&quot;2-14&quot;&gt;-&lt;/button&gt;&lt;button type=&quot;button&quot; class=&quot;btn btn-secondary btn-number btn-sm btn-push position-absolute top-0 end-0&quot; data-type=&quot;plus&quot; data-deck=&quot;main&quot; data-id=&quot;2-14&quot;&gt;+&lt;/button&gt;&lt;button type=&quot;button&quot; class=&quot;btn btn-secondary btn-number btn-sm btn-drop position-absolute bottom-0 end-0&quot; data-type=&quot;drop&quot; data-id=&quot;2-14&quot;&gt;v&lt;/button&gt;&lt;/div&gt;" calcext:value-type="string">
            <text:p>&lt;div class="container-card position-relative me-2 mb-2" id="main-2-14"&gt;&lt;img class="d-block" width="80" height="112" src="https://one-draw.jp/ijinden/cardlist/002/card/02_014.png" /&gt;&lt;div class="container-num-copies position-absolute bottom-0 start-0 px-1" id="main-2-14-num-copies"&gt;0&lt;/div&gt;&lt;button type="button" class="btn btn-secondary btn-number btn-sm btn-pop position-absolute top-0 start-0" data-type="minus" data-deck="main" data-id="2-14"&gt;-&lt;/button&gt;&lt;button type="button" class="btn btn-secondary btn-number btn-sm btn-push position-absolute top-0 end-0" data-type="plus" data-deck="main" data-id="2-14"&gt;+&lt;/button&gt;&lt;button type="button" class="btn btn-secondary btn-number btn-sm btn-drop position-absolute bottom-0 end-0" data-type="drop" data-id="2-14"&gt;v&lt;/button&gt;&lt;/div&gt;</text:p>
          </table:table-cell>
          <table:table-cell table:formula="of:=CONCATENATE([$HTML.$A$2];[.$B147];[$HTML.$B$2];[.$O147];[$HTML.$C$2];[.$B147];[$HTML.$D$2];[.$B147];[$HTML.$E$2];[.$B147];[$HTML.$F$2];[.$B147];[$HTML.$G$2])" office:value-type="string" office:string-value="&lt;div class=&quot;container-card position-relative me-2 mb-2&quot; id=&quot;side-2-14&quot;&gt;&lt;img class=&quot;d-block&quot; width=&quot;80&quot; height=&quot;112&quot; src=&quot;https://one-draw.jp/ijinden/cardlist/002/card/02_014.png&quot; /&gt;&lt;div class=&quot;container-num-copies position-absolute bottom-0 start-0 px-1&quot; id=&quot;side-2-14-num-copies&quot;&gt;0&lt;/div&gt;&lt;button type=&quot;button&quot; class=&quot;btn btn-secondary btn-number btn-sm btn-pop position-absolute top-0 start-0&quot; data-type=&quot;minus&quot; data-deck=&quot;side&quot; data-id=&quot;2-14&quot;&gt;-&lt;/button&gt;&lt;button type=&quot;button&quot; class=&quot;btn btn-secondary btn-number btn-sm btn-push position-absolute top-0 end-0&quot; data-type=&quot;plus&quot; data-deck=&quot;side&quot; data-id=&quot;2-14&quot;&gt;+&lt;/button&gt;&lt;button type=&quot;button&quot; class=&quot;btn btn-secondary btn-number btn-sm btn-raise position-absolute bottom-0 end-0&quot; data-type=&quot;raise&quot; data-id=&quot;2-14&quot;&gt;^&lt;/button&gt;&lt;/div&gt;" calcext:value-type="string">
            <text:p>&lt;div class="container-card position-relative me-2 mb-2" id="side-2-14"&gt;&lt;img class="d-block" width="80" height="112" src="https://one-draw.jp/ijinden/cardlist/002/card/02_014.png" /&gt;&lt;div class="container-num-copies position-absolute bottom-0 start-0 px-1" id="side-2-14-num-copies"&gt;0&lt;/div&gt;&lt;button type="button" class="btn btn-secondary btn-number btn-sm btn-pop position-absolute top-0 start-0" data-type="minus" data-deck="side" data-id="2-14"&gt;-&lt;/button&gt;&lt;button type="button" class="btn btn-secondary btn-number btn-sm btn-push position-absolute top-0 end-0" data-type="plus" data-deck="side" data-id="2-14"&gt;+&lt;/button&gt;&lt;button type="button" class="btn btn-secondary btn-number btn-sm btn-raise position-absolute bottom-0 end-0" data-type="raise" data-id="2-14"&gt;^&lt;/button&gt;&lt;/div&gt;</text:p>
          </table:table-cell>
          <table:table-cell table:formula="of:=CONCATENATE([$HTML.$A$3];[.F147];[$HTML.$B$3];[.H147];[$HTML.$C$3];[.J147];[$HTML.$D$3];[.N147];[$HTML.$E$3];[.B147];[$HTML.$F$3];[.D147];[$HTML.$G$3];[.B147];[$HTML.$H$3];[.B147];[$HTML.$I$3];[.B147];[$HTML.$J$3];[.B147];[$HTML.$K$3];[.B147];[$HTML.$L$3];[.B147];[$HTML.$M$3];[.B147];[$HTML.$N$3];[.B147];[$HTML.$O$3])" office:value-type="string" office:string-value="&lt;tr data-expansion=&quot;25&quot; data-type=&quot;1&quot; data-color=&quot;2&quot; data-term=&quot;0&quot;&gt;&lt;td&gt;2-14&lt;/td&gt;&lt;td&gt;北条時政&lt;/td&gt;&lt;td&gt;&lt;div class=&quot;input-group&quot;&gt;&lt;button type=&quot;button&quot; class=&quot;btn btn-outline-secondary btn-number&quot; data-type=&quot;minus&quot; data-deck=&quot;main&quot; data-id=&quot;2-14&quot; disabled&gt;-&lt;/button&gt;&lt;input type=&quot;text&quot; class=&quot;form-control input-number&quot; name=&quot;table-main-2-14-num-copies&quot; data-deck=&quot;main&quot; data-id=&quot;2-14&quot; value=&quot;0&quot; min=&quot;0&quot; readonly /&gt;&lt;button type=&quot;button&quot; class=&quot;btn btn-outline-secondary btn-number&quot; data-type=&quot;plus&quot; data-deck=&quot;main&quot; data-id=&quot;2-14&quot;&gt;+&lt;/button&gt;&lt;/div&gt;&lt;/td&gt;&lt;td&gt;&lt;div class=&quot;input-group&quot;&gt;&lt;button type=&quot;button&quot; class=&quot;btn btn-outline-secondary btn-number&quot; data-type=&quot;minus&quot; data-deck=&quot;side&quot; data-id=&quot;2-14&quot; disabled&gt;-&lt;/button&gt;&lt;input type=&quot;text&quot; class=&quot;form-control input-number&quot; name=&quot;table-side-2-14-num-copies&quot; data-deck=&quot;side&quot; data-id=&quot;2-14&quot; value=&quot;0&quot; min=&quot;0&quot; readonly /&gt;&lt;button type=&quot;button&quot; class=&quot;btn btn-outline-secondary btn-number&quot; data-type=&quot;plus&quot; data-deck=&quot;side&quot; data-id=&quot;2-14&quot;&gt;+&lt;/button&gt;&lt;/div&gt;&lt;/td&gt;&lt;/tr&gt;" calcext:value-type="string">
            <text:p>&lt;tr data-expansion="25" data-type="1" data-color="2" data-term="0"&gt;&lt;td&gt;2-14&lt;/td&gt;&lt;td&gt;北条時政&lt;/td&gt;&lt;td&gt;&lt;div class="input-group"&gt;&lt;button type="button" class="btn btn-outline-secondary btn-number" data-type="minus" data-deck="main" data-id="2-14" disabled&gt;-&lt;/button&gt;&lt;input type="text" class="form-control input-number" name="table-main-2-14-num-copies" data-deck="main" data-id="2-14" value="0" min="0" readonly /&gt;&lt;button type="button" class="btn btn-outline-secondary btn-number" data-type="plus" data-deck="main" data-id="2-14"&gt;+&lt;/button&gt;&lt;/div&gt;&lt;/td&gt;&lt;td&gt;&lt;div class="input-group"&gt;&lt;button type="button" class="btn btn-outline-secondary btn-number" data-type="minus" data-deck="side" data-id="2-14" disabled&gt;-&lt;/button&gt;&lt;input type="text" class="form-control input-number" name="table-side-2-14-num-copies" data-deck="side" data-id="2-14" value="0" min="0" readonly /&gt;&lt;button type="button" class="btn btn-outline-secondary btn-number" data-type="plus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O148];[$HTML.$C$1];[.$B148];[$HTML.$D$1];[.$B148];[$HTML.$E$1];[.$B148];[$HTML.$F$1];[.$B148];[$HTML.$G$1])" office:value-type="string" office:string-value="&lt;div class=&quot;container-card position-relative me-2 mb-2&quot; id=&quot;main-2-15&quot;&gt;&lt;img class=&quot;d-block&quot; width=&quot;80&quot; height=&quot;112&quot; src=&quot;https://one-draw.jp/ijinden/cardlist/002/card/02_015.png&quot; /&gt;&lt;div class=&quot;container-num-copies position-absolute bottom-0 start-0 px-1&quot; id=&quot;main-2-15-num-copies&quot;&gt;0&lt;/div&gt;&lt;button type=&quot;button&quot; class=&quot;btn btn-secondary btn-number btn-sm btn-pop position-absolute top-0 start-0&quot; data-type=&quot;minus&quot; data-deck=&quot;main&quot; data-id=&quot;2-15&quot;&gt;-&lt;/button&gt;&lt;button type=&quot;button&quot; class=&quot;btn btn-secondary btn-number btn-sm btn-push position-absolute top-0 end-0&quot; data-type=&quot;plus&quot; data-deck=&quot;main&quot; data-id=&quot;2-15&quot;&gt;+&lt;/button&gt;&lt;button type=&quot;button&quot; class=&quot;btn btn-secondary btn-number btn-sm btn-drop position-absolute bottom-0 end-0&quot; data-type=&quot;drop&quot; data-id=&quot;2-15&quot;&gt;v&lt;/button&gt;&lt;/div&gt;" calcext:value-type="string">
            <text:p>&lt;div class="container-card position-relative me-2 mb-2" id="main-2-15"&gt;&lt;img class="d-block" width="80" height="112" src="https://one-draw.jp/ijinden/cardlist/002/card/02_015.png" /&gt;&lt;div class="container-num-copies position-absolute bottom-0 start-0 px-1" id="main-2-15-num-copies"&gt;0&lt;/div&gt;&lt;button type="button" class="btn btn-secondary btn-number btn-sm btn-pop position-absolute top-0 start-0" data-type="minus" data-deck="main" data-id="2-15"&gt;-&lt;/button&gt;&lt;button type="button" class="btn btn-secondary btn-number btn-sm btn-push position-absolute top-0 end-0" data-type="plus" data-deck="main" data-id="2-15"&gt;+&lt;/button&gt;&lt;button type="button" class="btn btn-secondary btn-number btn-sm btn-drop position-absolute bottom-0 end-0" data-type="drop" data-id="2-15"&gt;v&lt;/button&gt;&lt;/div&gt;</text:p>
          </table:table-cell>
          <table:table-cell table:formula="of:=CONCATENATE([$HTML.$A$2];[.$B148];[$HTML.$B$2];[.$O148];[$HTML.$C$2];[.$B148];[$HTML.$D$2];[.$B148];[$HTML.$E$2];[.$B148];[$HTML.$F$2];[.$B148];[$HTML.$G$2])" office:value-type="string" office:string-value="&lt;div class=&quot;container-card position-relative me-2 mb-2&quot; id=&quot;side-2-15&quot;&gt;&lt;img class=&quot;d-block&quot; width=&quot;80&quot; height=&quot;112&quot; src=&quot;https://one-draw.jp/ijinden/cardlist/002/card/02_015.png&quot; /&gt;&lt;div class=&quot;container-num-copies position-absolute bottom-0 start-0 px-1&quot; id=&quot;side-2-15-num-copies&quot;&gt;0&lt;/div&gt;&lt;button type=&quot;button&quot; class=&quot;btn btn-secondary btn-number btn-sm btn-pop position-absolute top-0 start-0&quot; data-type=&quot;minus&quot; data-deck=&quot;side&quot; data-id=&quot;2-15&quot;&gt;-&lt;/button&gt;&lt;button type=&quot;button&quot; class=&quot;btn btn-secondary btn-number btn-sm btn-push position-absolute top-0 end-0&quot; data-type=&quot;plus&quot; data-deck=&quot;side&quot; data-id=&quot;2-15&quot;&gt;+&lt;/button&gt;&lt;button type=&quot;button&quot; class=&quot;btn btn-secondary btn-number btn-sm btn-raise position-absolute bottom-0 end-0&quot; data-type=&quot;raise&quot; data-id=&quot;2-15&quot;&gt;^&lt;/button&gt;&lt;/div&gt;" calcext:value-type="string">
            <text:p>&lt;div class="container-card position-relative me-2 mb-2" id="side-2-15"&gt;&lt;img class="d-block" width="80" height="112" src="https://one-draw.jp/ijinden/cardlist/002/card/02_015.png" /&gt;&lt;div class="container-num-copies position-absolute bottom-0 start-0 px-1" id="side-2-15-num-copies"&gt;0&lt;/div&gt;&lt;button type="button" class="btn btn-secondary btn-number btn-sm btn-pop position-absolute top-0 start-0" data-type="minus" data-deck="side" data-id="2-15"&gt;-&lt;/button&gt;&lt;button type="button" class="btn btn-secondary btn-number btn-sm btn-push position-absolute top-0 end-0" data-type="plus" data-deck="side" data-id="2-15"&gt;+&lt;/button&gt;&lt;button type="button" class="btn btn-secondary btn-number btn-sm btn-raise position-absolute bottom-0 end-0" data-type="raise" data-id="2-15"&gt;^&lt;/button&gt;&lt;/div&gt;</text:p>
          </table:table-cell>
          <table:table-cell table:formula="of:=CONCATENATE([$HTML.$A$3];[.F148];[$HTML.$B$3];[.H148];[$HTML.$C$3];[.J148];[$HTML.$D$3];[.N148];[$HTML.$E$3];[.B148];[$HTML.$F$3];[.D148];[$HTML.$G$3];[.B148];[$HTML.$H$3];[.B148];[$HTML.$I$3];[.B148];[$HTML.$J$3];[.B148];[$HTML.$K$3];[.B148];[$HTML.$L$3];[.B148];[$HTML.$M$3];[.B148];[$HTML.$N$3];[.B148];[$HTML.$O$3])" office:value-type="string" office:string-value="&lt;tr data-expansion=&quot;25&quot; data-type=&quot;1&quot; data-color=&quot;2&quot; data-term=&quot;0&quot;&gt;&lt;td&gt;2-15&lt;/td&gt;&lt;td&gt;北条時宗&lt;/td&gt;&lt;td&gt;&lt;div class=&quot;input-group&quot;&gt;&lt;button type=&quot;button&quot; class=&quot;btn btn-outline-secondary btn-number&quot; data-type=&quot;minus&quot; data-deck=&quot;main&quot; data-id=&quot;2-15&quot; disabled&gt;-&lt;/button&gt;&lt;input type=&quot;text&quot; class=&quot;form-control input-number&quot; name=&quot;table-main-2-15-num-copies&quot; data-deck=&quot;main&quot; data-id=&quot;2-15&quot; value=&quot;0&quot; min=&quot;0&quot; readonly /&gt;&lt;button type=&quot;button&quot; class=&quot;btn btn-outline-secondary btn-number&quot; data-type=&quot;plus&quot; data-deck=&quot;main&quot; data-id=&quot;2-15&quot;&gt;+&lt;/button&gt;&lt;/div&gt;&lt;/td&gt;&lt;td&gt;&lt;div class=&quot;input-group&quot;&gt;&lt;button type=&quot;button&quot; class=&quot;btn btn-outline-secondary btn-number&quot; data-type=&quot;minus&quot; data-deck=&quot;side&quot; data-id=&quot;2-15&quot; disabled&gt;-&lt;/button&gt;&lt;input type=&quot;text&quot; class=&quot;form-control input-number&quot; name=&quot;table-side-2-15-num-copies&quot; data-deck=&quot;side&quot; data-id=&quot;2-15&quot; value=&quot;0&quot; min=&quot;0&quot; readonly /&gt;&lt;button type=&quot;button&quot; class=&quot;btn btn-outline-secondary btn-number&quot; data-type=&quot;plus&quot; data-deck=&quot;side&quot; data-id=&quot;2-15&quot;&gt;+&lt;/button&gt;&lt;/div&gt;&lt;/td&gt;&lt;/tr&gt;" calcext:value-type="string">
            <text:p>&lt;tr data-expansion="25" data-type="1" data-color="2" data-term="0"&gt;&lt;td&gt;2-15&lt;/td&gt;&lt;td&gt;北条時宗&lt;/td&gt;&lt;td&gt;&lt;div class="input-group"&gt;&lt;button type="button" class="btn btn-outline-secondary btn-number" data-type="minus" data-deck="main" data-id="2-15" disabled&gt;-&lt;/button&gt;&lt;input type="text" class="form-control input-number" name="table-main-2-15-num-copies" data-deck="main" data-id="2-15" value="0" min="0" readonly /&gt;&lt;button type="button" class="btn btn-outline-secondary btn-number" data-type="plus" data-deck="main" data-id="2-15"&gt;+&lt;/button&gt;&lt;/div&gt;&lt;/td&gt;&lt;td&gt;&lt;div class="input-group"&gt;&lt;button type="button" class="btn btn-outline-secondary btn-number" data-type="minus" data-deck="side" data-id="2-15" disabled&gt;-&lt;/button&gt;&lt;input type="text" class="form-control input-number" name="table-side-2-15-num-copies" data-deck="side" data-id="2-15" value="0" min="0" readonly /&gt;&lt;button type="button" class="btn btn-outline-secondary btn-number" data-type="plus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O149];[$HTML.$C$1];[.$B149];[$HTML.$D$1];[.$B149];[$HTML.$E$1];[.$B149];[$HTML.$F$1];[.$B149];[$HTML.$G$1])" office:value-type="string" office:string-value="&lt;div class=&quot;container-card position-relative me-2 mb-2&quot; id=&quot;main-2-16&quot;&gt;&lt;img class=&quot;d-block&quot; width=&quot;80&quot; height=&quot;112&quot; src=&quot;https://one-draw.jp/ijinden/cardlist/002/card/02_016.png&quot; /&gt;&lt;div class=&quot;container-num-copies position-absolute bottom-0 start-0 px-1&quot; id=&quot;main-2-16-num-copies&quot;&gt;0&lt;/div&gt;&lt;button type=&quot;button&quot; class=&quot;btn btn-secondary btn-number btn-sm btn-pop position-absolute top-0 start-0&quot; data-type=&quot;minus&quot; data-deck=&quot;main&quot; data-id=&quot;2-16&quot;&gt;-&lt;/button&gt;&lt;button type=&quot;button&quot; class=&quot;btn btn-secondary btn-number btn-sm btn-push position-absolute top-0 end-0&quot; data-type=&quot;plus&quot; data-deck=&quot;main&quot; data-id=&quot;2-16&quot;&gt;+&lt;/button&gt;&lt;button type=&quot;button&quot; class=&quot;btn btn-secondary btn-number btn-sm btn-drop position-absolute bottom-0 end-0&quot; data-type=&quot;drop&quot; data-id=&quot;2-16&quot;&gt;v&lt;/button&gt;&lt;/div&gt;" calcext:value-type="string">
            <text:p>&lt;div class="container-card position-relative me-2 mb-2" id="main-2-16"&gt;&lt;img class="d-block" width="80" height="112" src="https://one-draw.jp/ijinden/cardlist/002/card/02_016.png" /&gt;&lt;div class="container-num-copies position-absolute bottom-0 start-0 px-1" id="main-2-16-num-copies"&gt;0&lt;/div&gt;&lt;button type="button" class="btn btn-secondary btn-number btn-sm btn-pop position-absolute top-0 start-0" data-type="minus" data-deck="main" data-id="2-16"&gt;-&lt;/button&gt;&lt;button type="button" class="btn btn-secondary btn-number btn-sm btn-push position-absolute top-0 end-0" data-type="plus" data-deck="main" data-id="2-16"&gt;+&lt;/button&gt;&lt;button type="button" class="btn btn-secondary btn-number btn-sm btn-drop position-absolute bottom-0 end-0" data-type="drop" data-id="2-16"&gt;v&lt;/button&gt;&lt;/div&gt;</text:p>
          </table:table-cell>
          <table:table-cell table:formula="of:=CONCATENATE([$HTML.$A$2];[.$B149];[$HTML.$B$2];[.$O149];[$HTML.$C$2];[.$B149];[$HTML.$D$2];[.$B149];[$HTML.$E$2];[.$B149];[$HTML.$F$2];[.$B149];[$HTML.$G$2])" office:value-type="string" office:string-value="&lt;div class=&quot;container-card position-relative me-2 mb-2&quot; id=&quot;side-2-16&quot;&gt;&lt;img class=&quot;d-block&quot; width=&quot;80&quot; height=&quot;112&quot; src=&quot;https://one-draw.jp/ijinden/cardlist/002/card/02_016.png&quot; /&gt;&lt;div class=&quot;container-num-copies position-absolute bottom-0 start-0 px-1&quot; id=&quot;side-2-16-num-copies&quot;&gt;0&lt;/div&gt;&lt;button type=&quot;button&quot; class=&quot;btn btn-secondary btn-number btn-sm btn-pop position-absolute top-0 start-0&quot; data-type=&quot;minus&quot; data-deck=&quot;side&quot; data-id=&quot;2-16&quot;&gt;-&lt;/button&gt;&lt;button type=&quot;button&quot; class=&quot;btn btn-secondary btn-number btn-sm btn-push position-absolute top-0 end-0&quot; data-type=&quot;plus&quot; data-deck=&quot;side&quot; data-id=&quot;2-16&quot;&gt;+&lt;/button&gt;&lt;button type=&quot;button&quot; class=&quot;btn btn-secondary btn-number btn-sm btn-raise position-absolute bottom-0 end-0&quot; data-type=&quot;raise&quot; data-id=&quot;2-16&quot;&gt;^&lt;/button&gt;&lt;/div&gt;" calcext:value-type="string">
            <text:p>&lt;div class="container-card position-relative me-2 mb-2" id="side-2-16"&gt;&lt;img class="d-block" width="80" height="112" src="https://one-draw.jp/ijinden/cardlist/002/card/02_016.png" /&gt;&lt;div class="container-num-copies position-absolute bottom-0 start-0 px-1" id="side-2-16-num-copies"&gt;0&lt;/div&gt;&lt;button type="button" class="btn btn-secondary btn-number btn-sm btn-pop position-absolute top-0 start-0" data-type="minus" data-deck="side" data-id="2-16"&gt;-&lt;/button&gt;&lt;button type="button" class="btn btn-secondary btn-number btn-sm btn-push position-absolute top-0 end-0" data-type="plus" data-deck="side" data-id="2-16"&gt;+&lt;/button&gt;&lt;button type="button" class="btn btn-secondary btn-number btn-sm btn-raise position-absolute bottom-0 end-0" data-type="raise" data-id="2-16"&gt;^&lt;/button&gt;&lt;/div&gt;</text:p>
          </table:table-cell>
          <table:table-cell table:formula="of:=CONCATENATE([$HTML.$A$3];[.F149];[$HTML.$B$3];[.H149];[$HTML.$C$3];[.J149];[$HTML.$D$3];[.N149];[$HTML.$E$3];[.B149];[$HTML.$F$3];[.D149];[$HTML.$G$3];[.B149];[$HTML.$H$3];[.B149];[$HTML.$I$3];[.B149];[$HTML.$J$3];[.B149];[$HTML.$K$3];[.B149];[$HTML.$L$3];[.B149];[$HTML.$M$3];[.B149];[$HTML.$N$3];[.B149];[$HTML.$O$3])" office:value-type="string" office:string-value="&lt;tr data-expansion=&quot;25&quot; data-type=&quot;1&quot; data-color=&quot;4&quot; data-term=&quot;0&quot;&gt;&lt;td&gt;2-16&lt;/td&gt;&lt;td&gt;シャルル・ド・モンテスキュー&lt;/td&gt;&lt;td&gt;&lt;div class=&quot;input-group&quot;&gt;&lt;button type=&quot;button&quot; class=&quot;btn btn-outline-secondary btn-number&quot; data-type=&quot;minus&quot; data-deck=&quot;main&quot; data-id=&quot;2-16&quot; disabled&gt;-&lt;/button&gt;&lt;input type=&quot;text&quot; class=&quot;form-control input-number&quot; name=&quot;table-main-2-16-num-copies&quot; data-deck=&quot;main&quot; data-id=&quot;2-16&quot; value=&quot;0&quot; min=&quot;0&quot; readonly /&gt;&lt;button type=&quot;button&quot; class=&quot;btn btn-outline-secondary btn-number&quot; data-type=&quot;plus&quot; data-deck=&quot;main&quot; data-id=&quot;2-16&quot;&gt;+&lt;/button&gt;&lt;/div&gt;&lt;/td&gt;&lt;td&gt;&lt;div class=&quot;input-group&quot;&gt;&lt;button type=&quot;button&quot; class=&quot;btn btn-outline-secondary btn-number&quot; data-type=&quot;minus&quot; data-deck=&quot;side&quot; data-id=&quot;2-16&quot; disabled&gt;-&lt;/button&gt;&lt;input type=&quot;text&quot; class=&quot;form-control input-number&quot; name=&quot;table-side-2-16-num-copies&quot; data-deck=&quot;side&quot; data-id=&quot;2-16&quot; value=&quot;0&quot; min=&quot;0&quot; readonly /&gt;&lt;button type=&quot;button&quot; class=&quot;btn btn-outline-secondary btn-number&quot; data-type=&quot;plus&quot; data-deck=&quot;side&quot; data-id=&quot;2-16&quot;&gt;+&lt;/button&gt;&lt;/div&gt;&lt;/td&gt;&lt;/tr&gt;" calcext:value-type="string">
            <text:p>&lt;tr data-expansion="25" data-type="1" data-color="4" data-term="0"&gt;&lt;td&gt;2-16&lt;/td&gt;&lt;td&gt;シャルル・ド・モンテスキュー&lt;/td&gt;&lt;td&gt;&lt;div class="input-group"&gt;&lt;button type="button" class="btn btn-outline-secondary btn-number" data-type="minus" data-deck="main" data-id="2-16" disabled&gt;-&lt;/button&gt;&lt;input type="text" class="form-control input-number" name="table-main-2-16-num-copies" data-deck="main" data-id="2-16" value="0" min="0" readonly /&gt;&lt;button type="button" class="btn btn-outline-secondary btn-number" data-type="plus" data-deck="main" data-id="2-16"&gt;+&lt;/button&gt;&lt;/div&gt;&lt;/td&gt;&lt;td&gt;&lt;div class="input-group"&gt;&lt;button type="button" class="btn btn-outline-secondary btn-number" data-type="minus" data-deck="side" data-id="2-16" disabled&gt;-&lt;/button&gt;&lt;input type="text" class="form-control input-number" name="table-side-2-16-num-copies" data-deck="side" data-id="2-16" value="0" min="0" readonly /&gt;&lt;button type="button" class="btn btn-outline-secondary btn-number" data-type="plus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O150];[$HTML.$C$1];[.$B150];[$HTML.$D$1];[.$B150];[$HTML.$E$1];[.$B150];[$HTML.$F$1];[.$B150];[$HTML.$G$1])" office:value-type="string" office:string-value="&lt;div class=&quot;container-card position-relative me-2 mb-2&quot; id=&quot;main-2-17&quot;&gt;&lt;img class=&quot;d-block&quot; width=&quot;80&quot; height=&quot;112&quot; src=&quot;https://one-draw.jp/ijinden/cardlist/002/card/02_017.png&quot; /&gt;&lt;div class=&quot;container-num-copies position-absolute bottom-0 start-0 px-1&quot; id=&quot;main-2-17-num-copies&quot;&gt;0&lt;/div&gt;&lt;button type=&quot;button&quot; class=&quot;btn btn-secondary btn-number btn-sm btn-pop position-absolute top-0 start-0&quot; data-type=&quot;minus&quot; data-deck=&quot;main&quot; data-id=&quot;2-17&quot;&gt;-&lt;/button&gt;&lt;button type=&quot;button&quot; class=&quot;btn btn-secondary btn-number btn-sm btn-push position-absolute top-0 end-0&quot; data-type=&quot;plus&quot; data-deck=&quot;main&quot; data-id=&quot;2-17&quot;&gt;+&lt;/button&gt;&lt;button type=&quot;button&quot; class=&quot;btn btn-secondary btn-number btn-sm btn-drop position-absolute bottom-0 end-0&quot; data-type=&quot;drop&quot; data-id=&quot;2-17&quot;&gt;v&lt;/button&gt;&lt;/div&gt;" calcext:value-type="string">
            <text:p>&lt;div class="container-card position-relative me-2 mb-2" id="main-2-17"&gt;&lt;img class="d-block" width="80" height="112" src="https://one-draw.jp/ijinden/cardlist/002/card/02_017.png" /&gt;&lt;div class="container-num-copies position-absolute bottom-0 start-0 px-1" id="main-2-17-num-copies"&gt;0&lt;/div&gt;&lt;button type="button" class="btn btn-secondary btn-number btn-sm btn-pop position-absolute top-0 start-0" data-type="minus" data-deck="main" data-id="2-17"&gt;-&lt;/button&gt;&lt;button type="button" class="btn btn-secondary btn-number btn-sm btn-push position-absolute top-0 end-0" data-type="plus" data-deck="main" data-id="2-17"&gt;+&lt;/button&gt;&lt;button type="button" class="btn btn-secondary btn-number btn-sm btn-drop position-absolute bottom-0 end-0" data-type="drop" data-id="2-17"&gt;v&lt;/button&gt;&lt;/div&gt;</text:p>
          </table:table-cell>
          <table:table-cell table:formula="of:=CONCATENATE([$HTML.$A$2];[.$B150];[$HTML.$B$2];[.$O150];[$HTML.$C$2];[.$B150];[$HTML.$D$2];[.$B150];[$HTML.$E$2];[.$B150];[$HTML.$F$2];[.$B150];[$HTML.$G$2])" office:value-type="string" office:string-value="&lt;div class=&quot;container-card position-relative me-2 mb-2&quot; id=&quot;side-2-17&quot;&gt;&lt;img class=&quot;d-block&quot; width=&quot;80&quot; height=&quot;112&quot; src=&quot;https://one-draw.jp/ijinden/cardlist/002/card/02_017.png&quot; /&gt;&lt;div class=&quot;container-num-copies position-absolute bottom-0 start-0 px-1&quot; id=&quot;side-2-17-num-copies&quot;&gt;0&lt;/div&gt;&lt;button type=&quot;button&quot; class=&quot;btn btn-secondary btn-number btn-sm btn-pop position-absolute top-0 start-0&quot; data-type=&quot;minus&quot; data-deck=&quot;side&quot; data-id=&quot;2-17&quot;&gt;-&lt;/button&gt;&lt;button type=&quot;button&quot; class=&quot;btn btn-secondary btn-number btn-sm btn-push position-absolute top-0 end-0&quot; data-type=&quot;plus&quot; data-deck=&quot;side&quot; data-id=&quot;2-17&quot;&gt;+&lt;/button&gt;&lt;button type=&quot;button&quot; class=&quot;btn btn-secondary btn-number btn-sm btn-raise position-absolute bottom-0 end-0&quot; data-type=&quot;raise&quot; data-id=&quot;2-17&quot;&gt;^&lt;/button&gt;&lt;/div&gt;" calcext:value-type="string">
            <text:p>&lt;div class="container-card position-relative me-2 mb-2" id="side-2-17"&gt;&lt;img class="d-block" width="80" height="112" src="https://one-draw.jp/ijinden/cardlist/002/card/02_017.png" /&gt;&lt;div class="container-num-copies position-absolute bottom-0 start-0 px-1" id="side-2-17-num-copies"&gt;0&lt;/div&gt;&lt;button type="button" class="btn btn-secondary btn-number btn-sm btn-pop position-absolute top-0 start-0" data-type="minus" data-deck="side" data-id="2-17"&gt;-&lt;/button&gt;&lt;button type="button" class="btn btn-secondary btn-number btn-sm btn-push position-absolute top-0 end-0" data-type="plus" data-deck="side" data-id="2-17"&gt;+&lt;/button&gt;&lt;button type="button" class="btn btn-secondary btn-number btn-sm btn-raise position-absolute bottom-0 end-0" data-type="raise" data-id="2-17"&gt;^&lt;/button&gt;&lt;/div&gt;</text:p>
          </table:table-cell>
          <table:table-cell table:formula="of:=CONCATENATE([$HTML.$A$3];[.F150];[$HTML.$B$3];[.H150];[$HTML.$C$3];[.J150];[$HTML.$D$3];[.N150];[$HTML.$E$3];[.B150];[$HTML.$F$3];[.D150];[$HTML.$G$3];[.B150];[$HTML.$H$3];[.B150];[$HTML.$I$3];[.B150];[$HTML.$J$3];[.B150];[$HTML.$K$3];[.B150];[$HTML.$L$3];[.B150];[$HTML.$M$3];[.B150];[$HTML.$N$3];[.B150];[$HTML.$O$3])" office:value-type="string" office:string-value="&lt;tr data-expansion=&quot;25&quot; data-type=&quot;1&quot; data-color=&quot;4&quot; data-term=&quot;0&quot;&gt;&lt;td&gt;2-17&lt;/td&gt;&lt;td&gt;ジャン＝ジャック・ルソー&lt;/td&gt;&lt;td&gt;&lt;div class=&quot;input-group&quot;&gt;&lt;button type=&quot;button&quot; class=&quot;btn btn-outline-secondary btn-number&quot; data-type=&quot;minus&quot; data-deck=&quot;main&quot; data-id=&quot;2-17&quot; disabled&gt;-&lt;/button&gt;&lt;input type=&quot;text&quot; class=&quot;form-control input-number&quot; name=&quot;table-main-2-17-num-copies&quot; data-deck=&quot;main&quot; data-id=&quot;2-17&quot; value=&quot;0&quot; min=&quot;0&quot; readonly /&gt;&lt;button type=&quot;button&quot; class=&quot;btn btn-outline-secondary btn-number&quot; data-type=&quot;plus&quot; data-deck=&quot;main&quot; data-id=&quot;2-17&quot;&gt;+&lt;/button&gt;&lt;/div&gt;&lt;/td&gt;&lt;td&gt;&lt;div class=&quot;input-group&quot;&gt;&lt;button type=&quot;button&quot; class=&quot;btn btn-outline-secondary btn-number&quot; data-type=&quot;minus&quot; data-deck=&quot;side&quot; data-id=&quot;2-17&quot; disabled&gt;-&lt;/button&gt;&lt;input type=&quot;text&quot; class=&quot;form-control input-number&quot; name=&quot;table-side-2-17-num-copies&quot; data-deck=&quot;side&quot; data-id=&quot;2-17&quot; value=&quot;0&quot; min=&quot;0&quot; readonly /&gt;&lt;button type=&quot;button&quot; class=&quot;btn btn-outline-secondary btn-number&quot; data-type=&quot;plus&quot; data-deck=&quot;side&quot; data-id=&quot;2-17&quot;&gt;+&lt;/button&gt;&lt;/div&gt;&lt;/td&gt;&lt;/tr&gt;" calcext:value-type="string">
            <text:p>&lt;tr data-expansion="25" data-type="1" data-color="4" data-term="0"&gt;&lt;td&gt;2-17&lt;/td&gt;&lt;td&gt;ジャン＝ジャック・ルソー&lt;/td&gt;&lt;td&gt;&lt;div class="input-group"&gt;&lt;button type="button" class="btn btn-outline-secondary btn-number" data-type="minus" data-deck="main" data-id="2-17" disabled&gt;-&lt;/button&gt;&lt;input type="text" class="form-control input-number" name="table-main-2-17-num-copies" data-deck="main" data-id="2-17" value="0" min="0" readonly /&gt;&lt;button type="button" class="btn btn-outline-secondary btn-number" data-type="plus" data-deck="main" data-id="2-17"&gt;+&lt;/button&gt;&lt;/div&gt;&lt;/td&gt;&lt;td&gt;&lt;div class="input-group"&gt;&lt;button type="button" class="btn btn-outline-secondary btn-number" data-type="minus" data-deck="side" data-id="2-17" disabled&gt;-&lt;/button&gt;&lt;input type="text" class="form-control input-number" name="table-side-2-17-num-copies" data-deck="side" data-id="2-17" value="0" min="0" readonly /&gt;&lt;button type="button" class="btn btn-outline-secondary btn-number" data-type="plus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O151];[$HTML.$C$1];[.$B151];[$HTML.$D$1];[.$B151];[$HTML.$E$1];[.$B151];[$HTML.$F$1];[.$B151];[$HTML.$G$1])" office:value-type="string" office:string-value="&lt;div class=&quot;container-card position-relative me-2 mb-2&quot; id=&quot;main-2-18&quot;&gt;&lt;img class=&quot;d-block&quot; width=&quot;80&quot; height=&quot;112&quot; src=&quot;https://one-draw.jp/ijinden/cardlist/002/card/02_018.png&quot; /&gt;&lt;div class=&quot;container-num-copies position-absolute bottom-0 start-0 px-1&quot; id=&quot;main-2-18-num-copies&quot;&gt;0&lt;/div&gt;&lt;button type=&quot;button&quot; class=&quot;btn btn-secondary btn-number btn-sm btn-pop position-absolute top-0 start-0&quot; data-type=&quot;minus&quot; data-deck=&quot;main&quot; data-id=&quot;2-18&quot;&gt;-&lt;/button&gt;&lt;button type=&quot;button&quot; class=&quot;btn btn-secondary btn-number btn-sm btn-push position-absolute top-0 end-0&quot; data-type=&quot;plus&quot; data-deck=&quot;main&quot; data-id=&quot;2-18&quot;&gt;+&lt;/button&gt;&lt;button type=&quot;button&quot; class=&quot;btn btn-secondary btn-number btn-sm btn-drop position-absolute bottom-0 end-0&quot; data-type=&quot;drop&quot; data-id=&quot;2-18&quot;&gt;v&lt;/button&gt;&lt;/div&gt;" calcext:value-type="string">
            <text:p>&lt;div class="container-card position-relative me-2 mb-2" id="main-2-18"&gt;&lt;img class="d-block" width="80" height="112" src="https://one-draw.jp/ijinden/cardlist/002/card/02_018.png" /&gt;&lt;div class="container-num-copies position-absolute bottom-0 start-0 px-1" id="main-2-18-num-copies"&gt;0&lt;/div&gt;&lt;button type="button" class="btn btn-secondary btn-number btn-sm btn-pop position-absolute top-0 start-0" data-type="minus" data-deck="main" data-id="2-18"&gt;-&lt;/button&gt;&lt;button type="button" class="btn btn-secondary btn-number btn-sm btn-push position-absolute top-0 end-0" data-type="plus" data-deck="main" data-id="2-18"&gt;+&lt;/button&gt;&lt;button type="button" class="btn btn-secondary btn-number btn-sm btn-drop position-absolute bottom-0 end-0" data-type="drop" data-id="2-18"&gt;v&lt;/button&gt;&lt;/div&gt;</text:p>
          </table:table-cell>
          <table:table-cell table:formula="of:=CONCATENATE([$HTML.$A$2];[.$B151];[$HTML.$B$2];[.$O151];[$HTML.$C$2];[.$B151];[$HTML.$D$2];[.$B151];[$HTML.$E$2];[.$B151];[$HTML.$F$2];[.$B151];[$HTML.$G$2])" office:value-type="string" office:string-value="&lt;div class=&quot;container-card position-relative me-2 mb-2&quot; id=&quot;side-2-18&quot;&gt;&lt;img class=&quot;d-block&quot; width=&quot;80&quot; height=&quot;112&quot; src=&quot;https://one-draw.jp/ijinden/cardlist/002/card/02_018.png&quot; /&gt;&lt;div class=&quot;container-num-copies position-absolute bottom-0 start-0 px-1&quot; id=&quot;side-2-18-num-copies&quot;&gt;0&lt;/div&gt;&lt;button type=&quot;button&quot; class=&quot;btn btn-secondary btn-number btn-sm btn-pop position-absolute top-0 start-0&quot; data-type=&quot;minus&quot; data-deck=&quot;side&quot; data-id=&quot;2-18&quot;&gt;-&lt;/button&gt;&lt;button type=&quot;button&quot; class=&quot;btn btn-secondary btn-number btn-sm btn-push position-absolute top-0 end-0&quot; data-type=&quot;plus&quot; data-deck=&quot;side&quot; data-id=&quot;2-18&quot;&gt;+&lt;/button&gt;&lt;button type=&quot;button&quot; class=&quot;btn btn-secondary btn-number btn-sm btn-raise position-absolute bottom-0 end-0&quot; data-type=&quot;raise&quot; data-id=&quot;2-18&quot;&gt;^&lt;/button&gt;&lt;/div&gt;" calcext:value-type="string">
            <text:p>&lt;div class="container-card position-relative me-2 mb-2" id="side-2-18"&gt;&lt;img class="d-block" width="80" height="112" src="https://one-draw.jp/ijinden/cardlist/002/card/02_018.png" /&gt;&lt;div class="container-num-copies position-absolute bottom-0 start-0 px-1" id="side-2-18-num-copies"&gt;0&lt;/div&gt;&lt;button type="button" class="btn btn-secondary btn-number btn-sm btn-pop position-absolute top-0 start-0" data-type="minus" data-deck="side" data-id="2-18"&gt;-&lt;/button&gt;&lt;button type="button" class="btn btn-secondary btn-number btn-sm btn-push position-absolute top-0 end-0" data-type="plus" data-deck="side" data-id="2-18"&gt;+&lt;/button&gt;&lt;button type="button" class="btn btn-secondary btn-number btn-sm btn-raise position-absolute bottom-0 end-0" data-type="raise" data-id="2-18"&gt;^&lt;/button&gt;&lt;/div&gt;</text:p>
          </table:table-cell>
          <table:table-cell table:formula="of:=CONCATENATE([$HTML.$A$3];[.F151];[$HTML.$B$3];[.H151];[$HTML.$C$3];[.J151];[$HTML.$D$3];[.N151];[$HTML.$E$3];[.B151];[$HTML.$F$3];[.D151];[$HTML.$G$3];[.B151];[$HTML.$H$3];[.B151];[$HTML.$I$3];[.B151];[$HTML.$J$3];[.B151];[$HTML.$K$3];[.B151];[$HTML.$L$3];[.B151];[$HTML.$M$3];[.B151];[$HTML.$N$3];[.B151];[$HTML.$O$3])" office:value-type="string" office:string-value="&lt;tr data-expansion=&quot;25&quot; data-type=&quot;1&quot; data-color=&quot;4&quot; data-term=&quot;0&quot;&gt;&lt;td&gt;2-18&lt;/td&gt;&lt;td&gt;エカチェリーナ2世&lt;/td&gt;&lt;td&gt;&lt;div class=&quot;input-group&quot;&gt;&lt;button type=&quot;button&quot; class=&quot;btn btn-outline-secondary btn-number&quot; data-type=&quot;minus&quot; data-deck=&quot;main&quot; data-id=&quot;2-18&quot; disabled&gt;-&lt;/button&gt;&lt;input type=&quot;text&quot; class=&quot;form-control input-number&quot; name=&quot;table-main-2-18-num-copies&quot; data-deck=&quot;main&quot; data-id=&quot;2-18&quot; value=&quot;0&quot; min=&quot;0&quot; readonly /&gt;&lt;button type=&quot;button&quot; class=&quot;btn btn-outline-secondary btn-number&quot; data-type=&quot;plus&quot; data-deck=&quot;main&quot; data-id=&quot;2-18&quot;&gt;+&lt;/button&gt;&lt;/div&gt;&lt;/td&gt;&lt;td&gt;&lt;div class=&quot;input-group&quot;&gt;&lt;button type=&quot;button&quot; class=&quot;btn btn-outline-secondary btn-number&quot; data-type=&quot;minus&quot; data-deck=&quot;side&quot; data-id=&quot;2-18&quot; disabled&gt;-&lt;/button&gt;&lt;input type=&quot;text&quot; class=&quot;form-control input-number&quot; name=&quot;table-side-2-18-num-copies&quot; data-deck=&quot;side&quot; data-id=&quot;2-18&quot; value=&quot;0&quot; min=&quot;0&quot; readonly /&gt;&lt;button type=&quot;button&quot; class=&quot;btn btn-outline-secondary btn-number&quot; data-type=&quot;plus&quot; data-deck=&quot;side&quot; data-id=&quot;2-18&quot;&gt;+&lt;/button&gt;&lt;/div&gt;&lt;/td&gt;&lt;/tr&gt;" calcext:value-type="string">
            <text:p>&lt;tr data-expansion="25" data-type="1" data-color="4" data-term="0"&gt;&lt;td&gt;2-18&lt;/td&gt;&lt;td&gt;エカチェリーナ2世&lt;/td&gt;&lt;td&gt;&lt;div class="input-group"&gt;&lt;button type="button" class="btn btn-outline-secondary btn-number" data-type="minus" data-deck="main" data-id="2-18" disabled&gt;-&lt;/button&gt;&lt;input type="text" class="form-control input-number" name="table-main-2-18-num-copies" data-deck="main" data-id="2-18" value="0" min="0" readonly /&gt;&lt;button type="button" class="btn btn-outline-secondary btn-number" data-type="plus" data-deck="main" data-id="2-18"&gt;+&lt;/button&gt;&lt;/div&gt;&lt;/td&gt;&lt;td&gt;&lt;div class="input-group"&gt;&lt;button type="button" class="btn btn-outline-secondary btn-number" data-type="minus" data-deck="side" data-id="2-18" disabled&gt;-&lt;/button&gt;&lt;input type="text" class="form-control input-number" name="table-side-2-18-num-copies" data-deck="side" data-id="2-18" value="0" min="0" readonly /&gt;&lt;button type="button" class="btn btn-outline-secondary btn-number" data-type="plus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O152];[$HTML.$C$1];[.$B152];[$HTML.$D$1];[.$B152];[$HTML.$E$1];[.$B152];[$HTML.$F$1];[.$B152];[$HTML.$G$1])" office:value-type="string" office:string-value="&lt;div class=&quot;container-card position-relative me-2 mb-2&quot; id=&quot;main-2-19&quot;&gt;&lt;img class=&quot;d-block&quot; width=&quot;80&quot; height=&quot;112&quot; src=&quot;https://one-draw.jp/ijinden/cardlist/002/card/02_019.png&quot; /&gt;&lt;div class=&quot;container-num-copies position-absolute bottom-0 start-0 px-1&quot; id=&quot;main-2-19-num-copies&quot;&gt;0&lt;/div&gt;&lt;button type=&quot;button&quot; class=&quot;btn btn-secondary btn-number btn-sm btn-pop position-absolute top-0 start-0&quot; data-type=&quot;minus&quot; data-deck=&quot;main&quot; data-id=&quot;2-19&quot;&gt;-&lt;/button&gt;&lt;button type=&quot;button&quot; class=&quot;btn btn-secondary btn-number btn-sm btn-push position-absolute top-0 end-0&quot; data-type=&quot;plus&quot; data-deck=&quot;main&quot; data-id=&quot;2-19&quot;&gt;+&lt;/button&gt;&lt;button type=&quot;button&quot; class=&quot;btn btn-secondary btn-number btn-sm btn-drop position-absolute bottom-0 end-0&quot; data-type=&quot;drop&quot; data-id=&quot;2-19&quot;&gt;v&lt;/button&gt;&lt;/div&gt;" calcext:value-type="string">
            <text:p>&lt;div class="container-card position-relative me-2 mb-2" id="main-2-19"&gt;&lt;img class="d-block" width="80" height="112" src="https://one-draw.jp/ijinden/cardlist/002/card/02_019.png" /&gt;&lt;div class="container-num-copies position-absolute bottom-0 start-0 px-1" id="main-2-19-num-copies"&gt;0&lt;/div&gt;&lt;button type="button" class="btn btn-secondary btn-number btn-sm btn-pop position-absolute top-0 start-0" data-type="minus" data-deck="main" data-id="2-19"&gt;-&lt;/button&gt;&lt;button type="button" class="btn btn-secondary btn-number btn-sm btn-push position-absolute top-0 end-0" data-type="plus" data-deck="main" data-id="2-19"&gt;+&lt;/button&gt;&lt;button type="button" class="btn btn-secondary btn-number btn-sm btn-drop position-absolute bottom-0 end-0" data-type="drop" data-id="2-19"&gt;v&lt;/button&gt;&lt;/div&gt;</text:p>
          </table:table-cell>
          <table:table-cell table:formula="of:=CONCATENATE([$HTML.$A$2];[.$B152];[$HTML.$B$2];[.$O152];[$HTML.$C$2];[.$B152];[$HTML.$D$2];[.$B152];[$HTML.$E$2];[.$B152];[$HTML.$F$2];[.$B152];[$HTML.$G$2])" office:value-type="string" office:string-value="&lt;div class=&quot;container-card position-relative me-2 mb-2&quot; id=&quot;side-2-19&quot;&gt;&lt;img class=&quot;d-block&quot; width=&quot;80&quot; height=&quot;112&quot; src=&quot;https://one-draw.jp/ijinden/cardlist/002/card/02_019.png&quot; /&gt;&lt;div class=&quot;container-num-copies position-absolute bottom-0 start-0 px-1&quot; id=&quot;side-2-19-num-copies&quot;&gt;0&lt;/div&gt;&lt;button type=&quot;button&quot; class=&quot;btn btn-secondary btn-number btn-sm btn-pop position-absolute top-0 start-0&quot; data-type=&quot;minus&quot; data-deck=&quot;side&quot; data-id=&quot;2-19&quot;&gt;-&lt;/button&gt;&lt;button type=&quot;button&quot; class=&quot;btn btn-secondary btn-number btn-sm btn-push position-absolute top-0 end-0&quot; data-type=&quot;plus&quot; data-deck=&quot;side&quot; data-id=&quot;2-19&quot;&gt;+&lt;/button&gt;&lt;button type=&quot;button&quot; class=&quot;btn btn-secondary btn-number btn-sm btn-raise position-absolute bottom-0 end-0&quot; data-type=&quot;raise&quot; data-id=&quot;2-19&quot;&gt;^&lt;/button&gt;&lt;/div&gt;" calcext:value-type="string">
            <text:p>&lt;div class="container-card position-relative me-2 mb-2" id="side-2-19"&gt;&lt;img class="d-block" width="80" height="112" src="https://one-draw.jp/ijinden/cardlist/002/card/02_019.png" /&gt;&lt;div class="container-num-copies position-absolute bottom-0 start-0 px-1" id="side-2-19-num-copies"&gt;0&lt;/div&gt;&lt;button type="button" class="btn btn-secondary btn-number btn-sm btn-pop position-absolute top-0 start-0" data-type="minus" data-deck="side" data-id="2-19"&gt;-&lt;/button&gt;&lt;button type="button" class="btn btn-secondary btn-number btn-sm btn-push position-absolute top-0 end-0" data-type="plus" data-deck="side" data-id="2-19"&gt;+&lt;/button&gt;&lt;button type="button" class="btn btn-secondary btn-number btn-sm btn-raise position-absolute bottom-0 end-0" data-type="raise" data-id="2-19"&gt;^&lt;/button&gt;&lt;/div&gt;</text:p>
          </table:table-cell>
          <table:table-cell table:formula="of:=CONCATENATE([$HTML.$A$3];[.F152];[$HTML.$B$3];[.H152];[$HTML.$C$3];[.J152];[$HTML.$D$3];[.N152];[$HTML.$E$3];[.B152];[$HTML.$F$3];[.D152];[$HTML.$G$3];[.B152];[$HTML.$H$3];[.B152];[$HTML.$I$3];[.B152];[$HTML.$J$3];[.B152];[$HTML.$K$3];[.B152];[$HTML.$L$3];[.B152];[$HTML.$M$3];[.B152];[$HTML.$N$3];[.B152];[$HTML.$O$3])" office:value-type="string" office:string-value="&lt;tr data-expansion=&quot;25&quot; data-type=&quot;1&quot; data-color=&quot;4&quot; data-term=&quot;0&quot;&gt;&lt;td&gt;2-19&lt;/td&gt;&lt;td&gt;ジョン・ロック&lt;/td&gt;&lt;td&gt;&lt;div class=&quot;input-group&quot;&gt;&lt;button type=&quot;button&quot; class=&quot;btn btn-outline-secondary btn-number&quot; data-type=&quot;minus&quot; data-deck=&quot;main&quot; data-id=&quot;2-19&quot; disabled&gt;-&lt;/button&gt;&lt;input type=&quot;text&quot; class=&quot;form-control input-number&quot; name=&quot;table-main-2-19-num-copies&quot; data-deck=&quot;main&quot; data-id=&quot;2-19&quot; value=&quot;0&quot; min=&quot;0&quot; readonly /&gt;&lt;button type=&quot;button&quot; class=&quot;btn btn-outline-secondary btn-number&quot; data-type=&quot;plus&quot; data-deck=&quot;main&quot; data-id=&quot;2-19&quot;&gt;+&lt;/button&gt;&lt;/div&gt;&lt;/td&gt;&lt;td&gt;&lt;div class=&quot;input-group&quot;&gt;&lt;button type=&quot;button&quot; class=&quot;btn btn-outline-secondary btn-number&quot; data-type=&quot;minus&quot; data-deck=&quot;side&quot; data-id=&quot;2-19&quot; disabled&gt;-&lt;/button&gt;&lt;input type=&quot;text&quot; class=&quot;form-control input-number&quot; name=&quot;table-side-2-19-num-copies&quot; data-deck=&quot;side&quot; data-id=&quot;2-19&quot; value=&quot;0&quot; min=&quot;0&quot; readonly /&gt;&lt;button type=&quot;button&quot; class=&quot;btn btn-outline-secondary btn-number&quot; data-type=&quot;plus&quot; data-deck=&quot;side&quot; data-id=&quot;2-19&quot;&gt;+&lt;/button&gt;&lt;/div&gt;&lt;/td&gt;&lt;/tr&gt;" calcext:value-type="string">
            <text:p>&lt;tr data-expansion="25" data-type="1" data-color="4" data-term="0"&gt;&lt;td&gt;2-19&lt;/td&gt;&lt;td&gt;ジョン・ロック&lt;/td&gt;&lt;td&gt;&lt;div class="input-group"&gt;&lt;button type="button" class="btn btn-outline-secondary btn-number" data-type="minus" data-deck="main" data-id="2-19" disabled&gt;-&lt;/button&gt;&lt;input type="text" class="form-control input-number" name="table-main-2-19-num-copies" data-deck="main" data-id="2-19" value="0" min="0" readonly /&gt;&lt;button type="button" class="btn btn-outline-secondary btn-number" data-type="plus" data-deck="main" data-id="2-19"&gt;+&lt;/button&gt;&lt;/div&gt;&lt;/td&gt;&lt;td&gt;&lt;div class="input-group"&gt;&lt;button type="button" class="btn btn-outline-secondary btn-number" data-type="minus" data-deck="side" data-id="2-19" disabled&gt;-&lt;/button&gt;&lt;input type="text" class="form-control input-number" name="table-side-2-19-num-copies" data-deck="side" data-id="2-19" value="0" min="0" readonly /&gt;&lt;button type="button" class="btn btn-outline-secondary btn-number" data-type="plus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O153];[$HTML.$C$1];[.$B153];[$HTML.$D$1];[.$B153];[$HTML.$E$1];[.$B153];[$HTML.$F$1];[.$B153];[$HTML.$G$1])" office:value-type="string" office:string-value="&lt;div class=&quot;container-card position-relative me-2 mb-2&quot; id=&quot;main-2-20&quot;&gt;&lt;img class=&quot;d-block&quot; width=&quot;80&quot; height=&quot;112&quot; src=&quot;https://one-draw.jp/ijinden/cardlist/002/card/02_020.png&quot; /&gt;&lt;div class=&quot;container-num-copies position-absolute bottom-0 start-0 px-1&quot; id=&quot;main-2-20-num-copies&quot;&gt;0&lt;/div&gt;&lt;button type=&quot;button&quot; class=&quot;btn btn-secondary btn-number btn-sm btn-pop position-absolute top-0 start-0&quot; data-type=&quot;minus&quot; data-deck=&quot;main&quot; data-id=&quot;2-20&quot;&gt;-&lt;/button&gt;&lt;button type=&quot;button&quot; class=&quot;btn btn-secondary btn-number btn-sm btn-push position-absolute top-0 end-0&quot; data-type=&quot;plus&quot; data-deck=&quot;main&quot; data-id=&quot;2-20&quot;&gt;+&lt;/button&gt;&lt;button type=&quot;button&quot; class=&quot;btn btn-secondary btn-number btn-sm btn-drop position-absolute bottom-0 end-0&quot; data-type=&quot;drop&quot; data-id=&quot;2-20&quot;&gt;v&lt;/button&gt;&lt;/div&gt;" calcext:value-type="string">
            <text:p>&lt;div class="container-card position-relative me-2 mb-2" id="main-2-20"&gt;&lt;img class="d-block" width="80" height="112" src="https://one-draw.jp/ijinden/cardlist/002/card/02_020.png" /&gt;&lt;div class="container-num-copies position-absolute bottom-0 start-0 px-1" id="main-2-20-num-copies"&gt;0&lt;/div&gt;&lt;button type="button" class="btn btn-secondary btn-number btn-sm btn-pop position-absolute top-0 start-0" data-type="minus" data-deck="main" data-id="2-20"&gt;-&lt;/button&gt;&lt;button type="button" class="btn btn-secondary btn-number btn-sm btn-push position-absolute top-0 end-0" data-type="plus" data-deck="main" data-id="2-20"&gt;+&lt;/button&gt;&lt;button type="button" class="btn btn-secondary btn-number btn-sm btn-drop position-absolute bottom-0 end-0" data-type="drop" data-id="2-20"&gt;v&lt;/button&gt;&lt;/div&gt;</text:p>
          </table:table-cell>
          <table:table-cell table:formula="of:=CONCATENATE([$HTML.$A$2];[.$B153];[$HTML.$B$2];[.$O153];[$HTML.$C$2];[.$B153];[$HTML.$D$2];[.$B153];[$HTML.$E$2];[.$B153];[$HTML.$F$2];[.$B153];[$HTML.$G$2])" office:value-type="string" office:string-value="&lt;div class=&quot;container-card position-relative me-2 mb-2&quot; id=&quot;side-2-20&quot;&gt;&lt;img class=&quot;d-block&quot; width=&quot;80&quot; height=&quot;112&quot; src=&quot;https://one-draw.jp/ijinden/cardlist/002/card/02_020.png&quot; /&gt;&lt;div class=&quot;container-num-copies position-absolute bottom-0 start-0 px-1&quot; id=&quot;side-2-20-num-copies&quot;&gt;0&lt;/div&gt;&lt;button type=&quot;button&quot; class=&quot;btn btn-secondary btn-number btn-sm btn-pop position-absolute top-0 start-0&quot; data-type=&quot;minus&quot; data-deck=&quot;side&quot; data-id=&quot;2-20&quot;&gt;-&lt;/button&gt;&lt;button type=&quot;button&quot; class=&quot;btn btn-secondary btn-number btn-sm btn-push position-absolute top-0 end-0&quot; data-type=&quot;plus&quot; data-deck=&quot;side&quot; data-id=&quot;2-20&quot;&gt;+&lt;/button&gt;&lt;button type=&quot;button&quot; class=&quot;btn btn-secondary btn-number btn-sm btn-raise position-absolute bottom-0 end-0&quot; data-type=&quot;raise&quot; data-id=&quot;2-20&quot;&gt;^&lt;/button&gt;&lt;/div&gt;" calcext:value-type="string">
            <text:p>&lt;div class="container-card position-relative me-2 mb-2" id="side-2-20"&gt;&lt;img class="d-block" width="80" height="112" src="https://one-draw.jp/ijinden/cardlist/002/card/02_020.png" /&gt;&lt;div class="container-num-copies position-absolute bottom-0 start-0 px-1" id="side-2-20-num-copies"&gt;0&lt;/div&gt;&lt;button type="button" class="btn btn-secondary btn-number btn-sm btn-pop position-absolute top-0 start-0" data-type="minus" data-deck="side" data-id="2-20"&gt;-&lt;/button&gt;&lt;button type="button" class="btn btn-secondary btn-number btn-sm btn-push position-absolute top-0 end-0" data-type="plus" data-deck="side" data-id="2-20"&gt;+&lt;/button&gt;&lt;button type="button" class="btn btn-secondary btn-number btn-sm btn-raise position-absolute bottom-0 end-0" data-type="raise" data-id="2-20"&gt;^&lt;/button&gt;&lt;/div&gt;</text:p>
          </table:table-cell>
          <table:table-cell table:formula="of:=CONCATENATE([$HTML.$A$3];[.F153];[$HTML.$B$3];[.H153];[$HTML.$C$3];[.J153];[$HTML.$D$3];[.N153];[$HTML.$E$3];[.B153];[$HTML.$F$3];[.D153];[$HTML.$G$3];[.B153];[$HTML.$H$3];[.B153];[$HTML.$I$3];[.B153];[$HTML.$J$3];[.B153];[$HTML.$K$3];[.B153];[$HTML.$L$3];[.B153];[$HTML.$M$3];[.B153];[$HTML.$N$3];[.B153];[$HTML.$O$3])" office:value-type="string" office:string-value="&lt;tr data-expansion=&quot;25&quot; data-type=&quot;1&quot; data-color=&quot;4&quot; data-term=&quot;4&quot;&gt;&lt;td&gt;2-20&lt;/td&gt;&lt;td&gt;洪秀全&lt;/td&gt;&lt;td&gt;&lt;div class=&quot;input-group&quot;&gt;&lt;button type=&quot;button&quot; class=&quot;btn btn-outline-secondary btn-number&quot; data-type=&quot;minus&quot; data-deck=&quot;main&quot; data-id=&quot;2-20&quot; disabled&gt;-&lt;/button&gt;&lt;input type=&quot;text&quot; class=&quot;form-control input-number&quot; name=&quot;table-main-2-20-num-copies&quot; data-deck=&quot;main&quot; data-id=&quot;2-20&quot; value=&quot;0&quot; min=&quot;0&quot; readonly /&gt;&lt;button type=&quot;button&quot; class=&quot;btn btn-outline-secondary btn-number&quot; data-type=&quot;plus&quot; data-deck=&quot;main&quot; data-id=&quot;2-20&quot;&gt;+&lt;/button&gt;&lt;/div&gt;&lt;/td&gt;&lt;td&gt;&lt;div class=&quot;input-group&quot;&gt;&lt;button type=&quot;button&quot; class=&quot;btn btn-outline-secondary btn-number&quot; data-type=&quot;minus&quot; data-deck=&quot;side&quot; data-id=&quot;2-20&quot; disabled&gt;-&lt;/button&gt;&lt;input type=&quot;text&quot; class=&quot;form-control input-number&quot; name=&quot;table-side-2-20-num-copies&quot; data-deck=&quot;side&quot; data-id=&quot;2-20&quot; value=&quot;0&quot; min=&quot;0&quot; readonly /&gt;&lt;button type=&quot;button&quot; class=&quot;btn btn-outline-secondary btn-number&quot; data-type=&quot;plus&quot; data-deck=&quot;side&quot; data-id=&quot;2-20&quot;&gt;+&lt;/button&gt;&lt;/div&gt;&lt;/td&gt;&lt;/tr&gt;" calcext:value-type="string">
            <text:p>&lt;tr data-expansion="25" data-type="1" data-color="4" data-term="4"&gt;&lt;td&gt;2-20&lt;/td&gt;&lt;td&gt;洪秀全&lt;/td&gt;&lt;td&gt;&lt;div class="input-group"&gt;&lt;button type="button" class="btn btn-outline-secondary btn-number" data-type="minus" data-deck="main" data-id="2-20" disabled&gt;-&lt;/button&gt;&lt;input type="text" class="form-control input-number" name="table-main-2-20-num-copies" data-deck="main" data-id="2-20" value="0" min="0" readonly /&gt;&lt;button type="button" class="btn btn-outline-secondary btn-number" data-type="plus" data-deck="main" data-id="2-20"&gt;+&lt;/button&gt;&lt;/div&gt;&lt;/td&gt;&lt;td&gt;&lt;div class="input-group"&gt;&lt;button type="button" class="btn btn-outline-secondary btn-number" data-type="minus" data-deck="side" data-id="2-20" disabled&gt;-&lt;/button&gt;&lt;input type="text" class="form-control input-number" name="table-side-2-20-num-copies" data-deck="side" data-id="2-20" value="0" min="0" readonly /&gt;&lt;button type="button" class="btn btn-outline-secondary btn-number" data-type="plus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O154];[$HTML.$C$1];[.$B154];[$HTML.$D$1];[.$B154];[$HTML.$E$1];[.$B154];[$HTML.$F$1];[.$B154];[$HTML.$G$1])" office:value-type="string" office:string-value="&lt;div class=&quot;container-card position-relative me-2 mb-2&quot; id=&quot;main-2-21&quot;&gt;&lt;img class=&quot;d-block&quot; width=&quot;80&quot; height=&quot;112&quot; src=&quot;https://one-draw.jp/ijinden/cardlist/002/card/02_021.png&quot; /&gt;&lt;div class=&quot;container-num-copies position-absolute bottom-0 start-0 px-1&quot; id=&quot;main-2-21-num-copies&quot;&gt;0&lt;/div&gt;&lt;button type=&quot;button&quot; class=&quot;btn btn-secondary btn-number btn-sm btn-pop position-absolute top-0 start-0&quot; data-type=&quot;minus&quot; data-deck=&quot;main&quot; data-id=&quot;2-21&quot;&gt;-&lt;/button&gt;&lt;button type=&quot;button&quot; class=&quot;btn btn-secondary btn-number btn-sm btn-push position-absolute top-0 end-0&quot; data-type=&quot;plus&quot; data-deck=&quot;main&quot; data-id=&quot;2-21&quot;&gt;+&lt;/button&gt;&lt;button type=&quot;button&quot; class=&quot;btn btn-secondary btn-number btn-sm btn-drop position-absolute bottom-0 end-0&quot; data-type=&quot;drop&quot; data-id=&quot;2-21&quot;&gt;v&lt;/button&gt;&lt;/div&gt;" calcext:value-type="string">
            <text:p>&lt;div class="container-card position-relative me-2 mb-2" id="main-2-21"&gt;&lt;img class="d-block" width="80" height="112" src="https://one-draw.jp/ijinden/cardlist/002/card/02_021.png" /&gt;&lt;div class="container-num-copies position-absolute bottom-0 start-0 px-1" id="main-2-21-num-copies"&gt;0&lt;/div&gt;&lt;button type="button" class="btn btn-secondary btn-number btn-sm btn-pop position-absolute top-0 start-0" data-type="minus" data-deck="main" data-id="2-21"&gt;-&lt;/button&gt;&lt;button type="button" class="btn btn-secondary btn-number btn-sm btn-push position-absolute top-0 end-0" data-type="plus" data-deck="main" data-id="2-21"&gt;+&lt;/button&gt;&lt;button type="button" class="btn btn-secondary btn-number btn-sm btn-drop position-absolute bottom-0 end-0" data-type="drop" data-id="2-21"&gt;v&lt;/button&gt;&lt;/div&gt;</text:p>
          </table:table-cell>
          <table:table-cell table:formula="of:=CONCATENATE([$HTML.$A$2];[.$B154];[$HTML.$B$2];[.$O154];[$HTML.$C$2];[.$B154];[$HTML.$D$2];[.$B154];[$HTML.$E$2];[.$B154];[$HTML.$F$2];[.$B154];[$HTML.$G$2])" office:value-type="string" office:string-value="&lt;div class=&quot;container-card position-relative me-2 mb-2&quot; id=&quot;side-2-21&quot;&gt;&lt;img class=&quot;d-block&quot; width=&quot;80&quot; height=&quot;112&quot; src=&quot;https://one-draw.jp/ijinden/cardlist/002/card/02_021.png&quot; /&gt;&lt;div class=&quot;container-num-copies position-absolute bottom-0 start-0 px-1&quot; id=&quot;side-2-21-num-copies&quot;&gt;0&lt;/div&gt;&lt;button type=&quot;button&quot; class=&quot;btn btn-secondary btn-number btn-sm btn-pop position-absolute top-0 start-0&quot; data-type=&quot;minus&quot; data-deck=&quot;side&quot; data-id=&quot;2-21&quot;&gt;-&lt;/button&gt;&lt;button type=&quot;button&quot; class=&quot;btn btn-secondary btn-number btn-sm btn-push position-absolute top-0 end-0&quot; data-type=&quot;plus&quot; data-deck=&quot;side&quot; data-id=&quot;2-21&quot;&gt;+&lt;/button&gt;&lt;button type=&quot;button&quot; class=&quot;btn btn-secondary btn-number btn-sm btn-raise position-absolute bottom-0 end-0&quot; data-type=&quot;raise&quot; data-id=&quot;2-21&quot;&gt;^&lt;/button&gt;&lt;/div&gt;" calcext:value-type="string">
            <text:p>&lt;div class="container-card position-relative me-2 mb-2" id="side-2-21"&gt;&lt;img class="d-block" width="80" height="112" src="https://one-draw.jp/ijinden/cardlist/002/card/02_021.png" /&gt;&lt;div class="container-num-copies position-absolute bottom-0 start-0 px-1" id="side-2-21-num-copies"&gt;0&lt;/div&gt;&lt;button type="button" class="btn btn-secondary btn-number btn-sm btn-pop position-absolute top-0 start-0" data-type="minus" data-deck="side" data-id="2-21"&gt;-&lt;/button&gt;&lt;button type="button" class="btn btn-secondary btn-number btn-sm btn-push position-absolute top-0 end-0" data-type="plus" data-deck="side" data-id="2-21"&gt;+&lt;/button&gt;&lt;button type="button" class="btn btn-secondary btn-number btn-sm btn-raise position-absolute bottom-0 end-0" data-type="raise" data-id="2-21"&gt;^&lt;/button&gt;&lt;/div&gt;</text:p>
          </table:table-cell>
          <table:table-cell table:formula="of:=CONCATENATE([$HTML.$A$3];[.F154];[$HTML.$B$3];[.H154];[$HTML.$C$3];[.J154];[$HTML.$D$3];[.N154];[$HTML.$E$3];[.B154];[$HTML.$F$3];[.D154];[$HTML.$G$3];[.B154];[$HTML.$H$3];[.B154];[$HTML.$I$3];[.B154];[$HTML.$J$3];[.B154];[$HTML.$K$3];[.B154];[$HTML.$L$3];[.B154];[$HTML.$M$3];[.B154];[$HTML.$N$3];[.B154];[$HTML.$O$3])" office:value-type="string" office:string-value="&lt;tr data-expansion=&quot;25&quot; data-type=&quot;1&quot; data-color=&quot;4&quot; data-term=&quot;0&quot;&gt;&lt;td&gt;2-21&lt;/td&gt;&lt;td&gt;ジェームズ＝ワット&lt;/td&gt;&lt;td&gt;&lt;div class=&quot;input-group&quot;&gt;&lt;button type=&quot;button&quot; class=&quot;btn btn-outline-secondary btn-number&quot; data-type=&quot;minus&quot; data-deck=&quot;main&quot; data-id=&quot;2-21&quot; disabled&gt;-&lt;/button&gt;&lt;input type=&quot;text&quot; class=&quot;form-control input-number&quot; name=&quot;table-main-2-21-num-copies&quot; data-deck=&quot;main&quot; data-id=&quot;2-21&quot; value=&quot;0&quot; min=&quot;0&quot; readonly /&gt;&lt;button type=&quot;button&quot; class=&quot;btn btn-outline-secondary btn-number&quot; data-type=&quot;plus&quot; data-deck=&quot;main&quot; data-id=&quot;2-21&quot;&gt;+&lt;/button&gt;&lt;/div&gt;&lt;/td&gt;&lt;td&gt;&lt;div class=&quot;input-group&quot;&gt;&lt;button type=&quot;button&quot; class=&quot;btn btn-outline-secondary btn-number&quot; data-type=&quot;minus&quot; data-deck=&quot;side&quot; data-id=&quot;2-21&quot; disabled&gt;-&lt;/button&gt;&lt;input type=&quot;text&quot; class=&quot;form-control input-number&quot; name=&quot;table-side-2-21-num-copies&quot; data-deck=&quot;side&quot; data-id=&quot;2-21&quot; value=&quot;0&quot; min=&quot;0&quot; readonly /&gt;&lt;button type=&quot;button&quot; class=&quot;btn btn-outline-secondary btn-number&quot; data-type=&quot;plus&quot; data-deck=&quot;side&quot; data-id=&quot;2-21&quot;&gt;+&lt;/button&gt;&lt;/div&gt;&lt;/td&gt;&lt;/tr&gt;" calcext:value-type="string">
            <text:p>&lt;tr data-expansion="25" data-type="1" data-color="4" data-term="0"&gt;&lt;td&gt;2-21&lt;/td&gt;&lt;td&gt;ジェームズ＝ワット&lt;/td&gt;&lt;td&gt;&lt;div class="input-group"&gt;&lt;button type="button" class="btn btn-outline-secondary btn-number" data-type="minus" data-deck="main" data-id="2-21" disabled&gt;-&lt;/button&gt;&lt;input type="text" class="form-control input-number" name="table-main-2-21-num-copies" data-deck="main" data-id="2-21" value="0" min="0" readonly /&gt;&lt;button type="button" class="btn btn-outline-secondary btn-number" data-type="plus" data-deck="main" data-id="2-21"&gt;+&lt;/button&gt;&lt;/div&gt;&lt;/td&gt;&lt;td&gt;&lt;div class="input-group"&gt;&lt;button type="button" class="btn btn-outline-secondary btn-number" data-type="minus" data-deck="side" data-id="2-21" disabled&gt;-&lt;/button&gt;&lt;input type="text" class="form-control input-number" name="table-side-2-21-num-copies" data-deck="side" data-id="2-21" value="0" min="0" readonly /&gt;&lt;button type="button" class="btn btn-outline-secondary btn-number" data-type="plus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O155];[$HTML.$C$1];[.$B155];[$HTML.$D$1];[.$B155];[$HTML.$E$1];[.$B155];[$HTML.$F$1];[.$B155];[$HTML.$G$1])" office:value-type="string" office:string-value="&lt;div class=&quot;container-card position-relative me-2 mb-2&quot; id=&quot;main-2-22&quot;&gt;&lt;img class=&quot;d-block&quot; width=&quot;80&quot; height=&quot;112&quot; src=&quot;https://one-draw.jp/ijinden/cardlist/002/card/02_022.png&quot; /&gt;&lt;div class=&quot;container-num-copies position-absolute bottom-0 start-0 px-1&quot; id=&quot;main-2-22-num-copies&quot;&gt;0&lt;/div&gt;&lt;button type=&quot;button&quot; class=&quot;btn btn-secondary btn-number btn-sm btn-pop position-absolute top-0 start-0&quot; data-type=&quot;minus&quot; data-deck=&quot;main&quot; data-id=&quot;2-22&quot;&gt;-&lt;/button&gt;&lt;button type=&quot;button&quot; class=&quot;btn btn-secondary btn-number btn-sm btn-push position-absolute top-0 end-0&quot; data-type=&quot;plus&quot; data-deck=&quot;main&quot; data-id=&quot;2-22&quot;&gt;+&lt;/button&gt;&lt;button type=&quot;button&quot; class=&quot;btn btn-secondary btn-number btn-sm btn-drop position-absolute bottom-0 end-0&quot; data-type=&quot;drop&quot; data-id=&quot;2-22&quot;&gt;v&lt;/button&gt;&lt;/div&gt;" calcext:value-type="string">
            <text:p>&lt;div class="container-card position-relative me-2 mb-2" id="main-2-22"&gt;&lt;img class="d-block" width="80" height="112" src="https://one-draw.jp/ijinden/cardlist/002/card/02_022.png" /&gt;&lt;div class="container-num-copies position-absolute bottom-0 start-0 px-1" id="main-2-22-num-copies"&gt;0&lt;/div&gt;&lt;button type="button" class="btn btn-secondary btn-number btn-sm btn-pop position-absolute top-0 start-0" data-type="minus" data-deck="main" data-id="2-22"&gt;-&lt;/button&gt;&lt;button type="button" class="btn btn-secondary btn-number btn-sm btn-push position-absolute top-0 end-0" data-type="plus" data-deck="main" data-id="2-22"&gt;+&lt;/button&gt;&lt;button type="button" class="btn btn-secondary btn-number btn-sm btn-drop position-absolute bottom-0 end-0" data-type="drop" data-id="2-22"&gt;v&lt;/button&gt;&lt;/div&gt;</text:p>
          </table:table-cell>
          <table:table-cell table:formula="of:=CONCATENATE([$HTML.$A$2];[.$B155];[$HTML.$B$2];[.$O155];[$HTML.$C$2];[.$B155];[$HTML.$D$2];[.$B155];[$HTML.$E$2];[.$B155];[$HTML.$F$2];[.$B155];[$HTML.$G$2])" office:value-type="string" office:string-value="&lt;div class=&quot;container-card position-relative me-2 mb-2&quot; id=&quot;side-2-22&quot;&gt;&lt;img class=&quot;d-block&quot; width=&quot;80&quot; height=&quot;112&quot; src=&quot;https://one-draw.jp/ijinden/cardlist/002/card/02_022.png&quot; /&gt;&lt;div class=&quot;container-num-copies position-absolute bottom-0 start-0 px-1&quot; id=&quot;side-2-22-num-copies&quot;&gt;0&lt;/div&gt;&lt;button type=&quot;button&quot; class=&quot;btn btn-secondary btn-number btn-sm btn-pop position-absolute top-0 start-0&quot; data-type=&quot;minus&quot; data-deck=&quot;side&quot; data-id=&quot;2-22&quot;&gt;-&lt;/button&gt;&lt;button type=&quot;button&quot; class=&quot;btn btn-secondary btn-number btn-sm btn-push position-absolute top-0 end-0&quot; data-type=&quot;plus&quot; data-deck=&quot;side&quot; data-id=&quot;2-22&quot;&gt;+&lt;/button&gt;&lt;button type=&quot;button&quot; class=&quot;btn btn-secondary btn-number btn-sm btn-raise position-absolute bottom-0 end-0&quot; data-type=&quot;raise&quot; data-id=&quot;2-22&quot;&gt;^&lt;/button&gt;&lt;/div&gt;" calcext:value-type="string">
            <text:p>&lt;div class="container-card position-relative me-2 mb-2" id="side-2-22"&gt;&lt;img class="d-block" width="80" height="112" src="https://one-draw.jp/ijinden/cardlist/002/card/02_022.png" /&gt;&lt;div class="container-num-copies position-absolute bottom-0 start-0 px-1" id="side-2-22-num-copies"&gt;0&lt;/div&gt;&lt;button type="button" class="btn btn-secondary btn-number btn-sm btn-pop position-absolute top-0 start-0" data-type="minus" data-deck="side" data-id="2-22"&gt;-&lt;/button&gt;&lt;button type="button" class="btn btn-secondary btn-number btn-sm btn-push position-absolute top-0 end-0" data-type="plus" data-deck="side" data-id="2-22"&gt;+&lt;/button&gt;&lt;button type="button" class="btn btn-secondary btn-number btn-sm btn-raise position-absolute bottom-0 end-0" data-type="raise" data-id="2-22"&gt;^&lt;/button&gt;&lt;/div&gt;</text:p>
          </table:table-cell>
          <table:table-cell table:formula="of:=CONCATENATE([$HTML.$A$3];[.F155];[$HTML.$B$3];[.H155];[$HTML.$C$3];[.J155];[$HTML.$D$3];[.N155];[$HTML.$E$3];[.B155];[$HTML.$F$3];[.D155];[$HTML.$G$3];[.B155];[$HTML.$H$3];[.B155];[$HTML.$I$3];[.B155];[$HTML.$J$3];[.B155];[$HTML.$K$3];[.B155];[$HTML.$L$3];[.B155];[$HTML.$M$3];[.B155];[$HTML.$N$3];[.B155];[$HTML.$O$3])" office:value-type="string" office:string-value="&lt;tr data-expansion=&quot;25&quot; data-type=&quot;1&quot; data-color=&quot;4&quot; data-term=&quot;1&quot;&gt;&lt;td&gt;2-22&lt;/td&gt;&lt;td&gt;日蓮&lt;/td&gt;&lt;td&gt;&lt;div class=&quot;input-group&quot;&gt;&lt;button type=&quot;button&quot; class=&quot;btn btn-outline-secondary btn-number&quot; data-type=&quot;minus&quot; data-deck=&quot;main&quot; data-id=&quot;2-22&quot; disabled&gt;-&lt;/button&gt;&lt;input type=&quot;text&quot; class=&quot;form-control input-number&quot; name=&quot;table-main-2-22-num-copies&quot; data-deck=&quot;main&quot; data-id=&quot;2-22&quot; value=&quot;0&quot; min=&quot;0&quot; readonly /&gt;&lt;button type=&quot;button&quot; class=&quot;btn btn-outline-secondary btn-number&quot; data-type=&quot;plus&quot; data-deck=&quot;main&quot; data-id=&quot;2-22&quot;&gt;+&lt;/button&gt;&lt;/div&gt;&lt;/td&gt;&lt;td&gt;&lt;div class=&quot;input-group&quot;&gt;&lt;button type=&quot;button&quot; class=&quot;btn btn-outline-secondary btn-number&quot; data-type=&quot;minus&quot; data-deck=&quot;side&quot; data-id=&quot;2-22&quot; disabled&gt;-&lt;/button&gt;&lt;input type=&quot;text&quot; class=&quot;form-control input-number&quot; name=&quot;table-side-2-22-num-copies&quot; data-deck=&quot;side&quot; data-id=&quot;2-22&quot; value=&quot;0&quot; min=&quot;0&quot; readonly /&gt;&lt;button type=&quot;button&quot; class=&quot;btn btn-outline-secondary btn-number&quot; data-type=&quot;plus&quot; data-deck=&quot;side&quot; data-id=&quot;2-22&quot;&gt;+&lt;/button&gt;&lt;/div&gt;&lt;/td&gt;&lt;/tr&gt;" calcext:value-type="string">
            <text:p>&lt;tr data-expansion="25" data-type="1" data-color="4" data-term="1"&gt;&lt;td&gt;2-22&lt;/td&gt;&lt;td&gt;日蓮&lt;/td&gt;&lt;td&gt;&lt;div class="input-group"&gt;&lt;button type="button" class="btn btn-outline-secondary btn-number" data-type="minus" data-deck="main" data-id="2-22" disabled&gt;-&lt;/button&gt;&lt;input type="text" class="form-control input-number" name="table-main-2-22-num-copies" data-deck="main" data-id="2-22" value="0" min="0" readonly /&gt;&lt;button type="button" class="btn btn-outline-secondary btn-number" data-type="plus" data-deck="main" data-id="2-22"&gt;+&lt;/button&gt;&lt;/div&gt;&lt;/td&gt;&lt;td&gt;&lt;div class="input-group"&gt;&lt;button type="button" class="btn btn-outline-secondary btn-number" data-type="minus" data-deck="side" data-id="2-22" disabled&gt;-&lt;/button&gt;&lt;input type="text" class="form-control input-number" name="table-side-2-22-num-copies" data-deck="side" data-id="2-22" value="0" min="0" readonly /&gt;&lt;button type="button" class="btn btn-outline-secondary btn-number" data-type="plus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O156];[$HTML.$C$1];[.$B156];[$HTML.$D$1];[.$B156];[$HTML.$E$1];[.$B156];[$HTML.$F$1];[.$B156];[$HTML.$G$1])" office:value-type="string" office:string-value="&lt;div class=&quot;container-card position-relative me-2 mb-2&quot; id=&quot;main-2-23&quot;&gt;&lt;img class=&quot;d-block&quot; width=&quot;80&quot; height=&quot;112&quot; src=&quot;https://one-draw.jp/ijinden/cardlist/002/card/02_023.png&quot; /&gt;&lt;div class=&quot;container-num-copies position-absolute bottom-0 start-0 px-1&quot; id=&quot;main-2-23-num-copies&quot;&gt;0&lt;/div&gt;&lt;button type=&quot;button&quot; class=&quot;btn btn-secondary btn-number btn-sm btn-pop position-absolute top-0 start-0&quot; data-type=&quot;minus&quot; data-deck=&quot;main&quot; data-id=&quot;2-23&quot;&gt;-&lt;/button&gt;&lt;button type=&quot;button&quot; class=&quot;btn btn-secondary btn-number btn-sm btn-push position-absolute top-0 end-0&quot; data-type=&quot;plus&quot; data-deck=&quot;main&quot; data-id=&quot;2-23&quot;&gt;+&lt;/button&gt;&lt;button type=&quot;button&quot; class=&quot;btn btn-secondary btn-number btn-sm btn-drop position-absolute bottom-0 end-0&quot; data-type=&quot;drop&quot; data-id=&quot;2-23&quot;&gt;v&lt;/button&gt;&lt;/div&gt;" calcext:value-type="string">
            <text:p>&lt;div class="container-card position-relative me-2 mb-2" id="main-2-23"&gt;&lt;img class="d-block" width="80" height="112" src="https://one-draw.jp/ijinden/cardlist/002/card/02_023.png" /&gt;&lt;div class="container-num-copies position-absolute bottom-0 start-0 px-1" id="main-2-23-num-copies"&gt;0&lt;/div&gt;&lt;button type="button" class="btn btn-secondary btn-number btn-sm btn-pop position-absolute top-0 start-0" data-type="minus" data-deck="main" data-id="2-23"&gt;-&lt;/button&gt;&lt;button type="button" class="btn btn-secondary btn-number btn-sm btn-push position-absolute top-0 end-0" data-type="plus" data-deck="main" data-id="2-23"&gt;+&lt;/button&gt;&lt;button type="button" class="btn btn-secondary btn-number btn-sm btn-drop position-absolute bottom-0 end-0" data-type="drop" data-id="2-23"&gt;v&lt;/button&gt;&lt;/div&gt;</text:p>
          </table:table-cell>
          <table:table-cell table:formula="of:=CONCATENATE([$HTML.$A$2];[.$B156];[$HTML.$B$2];[.$O156];[$HTML.$C$2];[.$B156];[$HTML.$D$2];[.$B156];[$HTML.$E$2];[.$B156];[$HTML.$F$2];[.$B156];[$HTML.$G$2])" office:value-type="string" office:string-value="&lt;div class=&quot;container-card position-relative me-2 mb-2&quot; id=&quot;side-2-23&quot;&gt;&lt;img class=&quot;d-block&quot; width=&quot;80&quot; height=&quot;112&quot; src=&quot;https://one-draw.jp/ijinden/cardlist/002/card/02_023.png&quot; /&gt;&lt;div class=&quot;container-num-copies position-absolute bottom-0 start-0 px-1&quot; id=&quot;side-2-23-num-copies&quot;&gt;0&lt;/div&gt;&lt;button type=&quot;button&quot; class=&quot;btn btn-secondary btn-number btn-sm btn-pop position-absolute top-0 start-0&quot; data-type=&quot;minus&quot; data-deck=&quot;side&quot; data-id=&quot;2-23&quot;&gt;-&lt;/button&gt;&lt;button type=&quot;button&quot; class=&quot;btn btn-secondary btn-number btn-sm btn-push position-absolute top-0 end-0&quot; data-type=&quot;plus&quot; data-deck=&quot;side&quot; data-id=&quot;2-23&quot;&gt;+&lt;/button&gt;&lt;button type=&quot;button&quot; class=&quot;btn btn-secondary btn-number btn-sm btn-raise position-absolute bottom-0 end-0&quot; data-type=&quot;raise&quot; data-id=&quot;2-23&quot;&gt;^&lt;/button&gt;&lt;/div&gt;" calcext:value-type="string">
            <text:p>&lt;div class="container-card position-relative me-2 mb-2" id="side-2-23"&gt;&lt;img class="d-block" width="80" height="112" src="https://one-draw.jp/ijinden/cardlist/002/card/02_023.png" /&gt;&lt;div class="container-num-copies position-absolute bottom-0 start-0 px-1" id="side-2-23-num-copies"&gt;0&lt;/div&gt;&lt;button type="button" class="btn btn-secondary btn-number btn-sm btn-pop position-absolute top-0 start-0" data-type="minus" data-deck="side" data-id="2-23"&gt;-&lt;/button&gt;&lt;button type="button" class="btn btn-secondary btn-number btn-sm btn-push position-absolute top-0 end-0" data-type="plus" data-deck="side" data-id="2-23"&gt;+&lt;/button&gt;&lt;button type="button" class="btn btn-secondary btn-number btn-sm btn-raise position-absolute bottom-0 end-0" data-type="raise" data-id="2-23"&gt;^&lt;/button&gt;&lt;/div&gt;</text:p>
          </table:table-cell>
          <table:table-cell table:formula="of:=CONCATENATE([$HTML.$A$3];[.F156];[$HTML.$B$3];[.H156];[$HTML.$C$3];[.J156];[$HTML.$D$3];[.N156];[$HTML.$E$3];[.B156];[$HTML.$F$3];[.D156];[$HTML.$G$3];[.B156];[$HTML.$H$3];[.B156];[$HTML.$I$3];[.B156];[$HTML.$J$3];[.B156];[$HTML.$K$3];[.B156];[$HTML.$L$3];[.B156];[$HTML.$M$3];[.B156];[$HTML.$N$3];[.B156];[$HTML.$O$3])" office:value-type="string" office:string-value="&lt;tr data-expansion=&quot;25&quot; data-type=&quot;1&quot; data-color=&quot;4&quot; data-term=&quot;0&quot;&gt;&lt;td&gt;2-23&lt;/td&gt;&lt;td&gt;李舜臣&lt;/td&gt;&lt;td&gt;&lt;div class=&quot;input-group&quot;&gt;&lt;button type=&quot;button&quot; class=&quot;btn btn-outline-secondary btn-number&quot; data-type=&quot;minus&quot; data-deck=&quot;main&quot; data-id=&quot;2-23&quot; disabled&gt;-&lt;/button&gt;&lt;input type=&quot;text&quot; class=&quot;form-control input-number&quot; name=&quot;table-main-2-23-num-copies&quot; data-deck=&quot;main&quot; data-id=&quot;2-23&quot; value=&quot;0&quot; min=&quot;0&quot; readonly /&gt;&lt;button type=&quot;button&quot; class=&quot;btn btn-outline-secondary btn-number&quot; data-type=&quot;plus&quot; data-deck=&quot;main&quot; data-id=&quot;2-23&quot;&gt;+&lt;/button&gt;&lt;/div&gt;&lt;/td&gt;&lt;td&gt;&lt;div class=&quot;input-group&quot;&gt;&lt;button type=&quot;button&quot; class=&quot;btn btn-outline-secondary btn-number&quot; data-type=&quot;minus&quot; data-deck=&quot;side&quot; data-id=&quot;2-23&quot; disabled&gt;-&lt;/button&gt;&lt;input type=&quot;text&quot; class=&quot;form-control input-number&quot; name=&quot;table-side-2-23-num-copies&quot; data-deck=&quot;side&quot; data-id=&quot;2-23&quot; value=&quot;0&quot; min=&quot;0&quot; readonly /&gt;&lt;button type=&quot;button&quot; class=&quot;btn btn-outline-secondary btn-number&quot; data-type=&quot;plus&quot; data-deck=&quot;side&quot; data-id=&quot;2-23&quot;&gt;+&lt;/button&gt;&lt;/div&gt;&lt;/td&gt;&lt;/tr&gt;" calcext:value-type="string">
            <text:p>&lt;tr data-expansion="25" data-type="1" data-color="4" data-term="0"&gt;&lt;td&gt;2-23&lt;/td&gt;&lt;td&gt;李舜臣&lt;/td&gt;&lt;td&gt;&lt;div class="input-group"&gt;&lt;button type="button" class="btn btn-outline-secondary btn-number" data-type="minus" data-deck="main" data-id="2-23" disabled&gt;-&lt;/button&gt;&lt;input type="text" class="form-control input-number" name="table-main-2-23-num-copies" data-deck="main" data-id="2-23" value="0" min="0" readonly /&gt;&lt;button type="button" class="btn btn-outline-secondary btn-number" data-type="plus" data-deck="main" data-id="2-23"&gt;+&lt;/button&gt;&lt;/div&gt;&lt;/td&gt;&lt;td&gt;&lt;div class="input-group"&gt;&lt;button type="button" class="btn btn-outline-secondary btn-number" data-type="minus" data-deck="side" data-id="2-23" disabled&gt;-&lt;/button&gt;&lt;input type="text" class="form-control input-number" name="table-side-2-23-num-copies" data-deck="side" data-id="2-23" value="0" min="0" readonly /&gt;&lt;button type="button" class="btn btn-outline-secondary btn-number" data-type="plus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O157];[$HTML.$C$1];[.$B157];[$HTML.$D$1];[.$B157];[$HTML.$E$1];[.$B157];[$HTML.$F$1];[.$B157];[$HTML.$G$1])" office:value-type="string" office:string-value="&lt;div class=&quot;container-card position-relative me-2 mb-2&quot; id=&quot;main-2-24&quot;&gt;&lt;img class=&quot;d-block&quot; width=&quot;80&quot; height=&quot;112&quot; src=&quot;https://one-draw.jp/ijinden/cardlist/002/card/02_024.png&quot; /&gt;&lt;div class=&quot;container-num-copies position-absolute bottom-0 start-0 px-1&quot; id=&quot;main-2-24-num-copies&quot;&gt;0&lt;/div&gt;&lt;button type=&quot;button&quot; class=&quot;btn btn-secondary btn-number btn-sm btn-pop position-absolute top-0 start-0&quot; data-type=&quot;minus&quot; data-deck=&quot;main&quot; data-id=&quot;2-24&quot;&gt;-&lt;/button&gt;&lt;button type=&quot;button&quot; class=&quot;btn btn-secondary btn-number btn-sm btn-push position-absolute top-0 end-0&quot; data-type=&quot;plus&quot; data-deck=&quot;main&quot; data-id=&quot;2-24&quot;&gt;+&lt;/button&gt;&lt;button type=&quot;button&quot; class=&quot;btn btn-secondary btn-number btn-sm btn-drop position-absolute bottom-0 end-0&quot; data-type=&quot;drop&quot; data-id=&quot;2-24&quot;&gt;v&lt;/button&gt;&lt;/div&gt;" calcext:value-type="string">
            <text:p>&lt;div class="container-card position-relative me-2 mb-2" id="main-2-24"&gt;&lt;img class="d-block" width="80" height="112" src="https://one-draw.jp/ijinden/cardlist/002/card/02_024.png" /&gt;&lt;div class="container-num-copies position-absolute bottom-0 start-0 px-1" id="main-2-24-num-copies"&gt;0&lt;/div&gt;&lt;button type="button" class="btn btn-secondary btn-number btn-sm btn-pop position-absolute top-0 start-0" data-type="minus" data-deck="main" data-id="2-24"&gt;-&lt;/button&gt;&lt;button type="button" class="btn btn-secondary btn-number btn-sm btn-push position-absolute top-0 end-0" data-type="plus" data-deck="main" data-id="2-24"&gt;+&lt;/button&gt;&lt;button type="button" class="btn btn-secondary btn-number btn-sm btn-drop position-absolute bottom-0 end-0" data-type="drop" data-id="2-24"&gt;v&lt;/button&gt;&lt;/div&gt;</text:p>
          </table:table-cell>
          <table:table-cell table:formula="of:=CONCATENATE([$HTML.$A$2];[.$B157];[$HTML.$B$2];[.$O157];[$HTML.$C$2];[.$B157];[$HTML.$D$2];[.$B157];[$HTML.$E$2];[.$B157];[$HTML.$F$2];[.$B157];[$HTML.$G$2])" office:value-type="string" office:string-value="&lt;div class=&quot;container-card position-relative me-2 mb-2&quot; id=&quot;side-2-24&quot;&gt;&lt;img class=&quot;d-block&quot; width=&quot;80&quot; height=&quot;112&quot; src=&quot;https://one-draw.jp/ijinden/cardlist/002/card/02_024.png&quot; /&gt;&lt;div class=&quot;container-num-copies position-absolute bottom-0 start-0 px-1&quot; id=&quot;side-2-24-num-copies&quot;&gt;0&lt;/div&gt;&lt;button type=&quot;button&quot; class=&quot;btn btn-secondary btn-number btn-sm btn-pop position-absolute top-0 start-0&quot; data-type=&quot;minus&quot; data-deck=&quot;side&quot; data-id=&quot;2-24&quot;&gt;-&lt;/button&gt;&lt;button type=&quot;button&quot; class=&quot;btn btn-secondary btn-number btn-sm btn-push position-absolute top-0 end-0&quot; data-type=&quot;plus&quot; data-deck=&quot;side&quot; data-id=&quot;2-24&quot;&gt;+&lt;/button&gt;&lt;button type=&quot;button&quot; class=&quot;btn btn-secondary btn-number btn-sm btn-raise position-absolute bottom-0 end-0&quot; data-type=&quot;raise&quot; data-id=&quot;2-24&quot;&gt;^&lt;/button&gt;&lt;/div&gt;" calcext:value-type="string">
            <text:p>&lt;div class="container-card position-relative me-2 mb-2" id="side-2-24"&gt;&lt;img class="d-block" width="80" height="112" src="https://one-draw.jp/ijinden/cardlist/002/card/02_024.png" /&gt;&lt;div class="container-num-copies position-absolute bottom-0 start-0 px-1" id="side-2-24-num-copies"&gt;0&lt;/div&gt;&lt;button type="button" class="btn btn-secondary btn-number btn-sm btn-pop position-absolute top-0 start-0" data-type="minus" data-deck="side" data-id="2-24"&gt;-&lt;/button&gt;&lt;button type="button" class="btn btn-secondary btn-number btn-sm btn-push position-absolute top-0 end-0" data-type="plus" data-deck="side" data-id="2-24"&gt;+&lt;/button&gt;&lt;button type="button" class="btn btn-secondary btn-number btn-sm btn-raise position-absolute bottom-0 end-0" data-type="raise" data-id="2-24"&gt;^&lt;/button&gt;&lt;/div&gt;</text:p>
          </table:table-cell>
          <table:table-cell table:formula="of:=CONCATENATE([$HTML.$A$3];[.F157];[$HTML.$B$3];[.H157];[$HTML.$C$3];[.J157];[$HTML.$D$3];[.N157];[$HTML.$E$3];[.B157];[$HTML.$F$3];[.D157];[$HTML.$G$3];[.B157];[$HTML.$H$3];[.B157];[$HTML.$I$3];[.B157];[$HTML.$J$3];[.B157];[$HTML.$K$3];[.B157];[$HTML.$L$3];[.B157];[$HTML.$M$3];[.B157];[$HTML.$N$3];[.B157];[$HTML.$O$3])" office:value-type="string" office:string-value="&lt;tr data-expansion=&quot;25&quot; data-type=&quot;1&quot; data-color=&quot;4&quot; data-term=&quot;1&quot;&gt;&lt;td&gt;2-24&lt;/td&gt;&lt;td&gt;山田長政&lt;/td&gt;&lt;td&gt;&lt;div class=&quot;input-group&quot;&gt;&lt;button type=&quot;button&quot; class=&quot;btn btn-outline-secondary btn-number&quot; data-type=&quot;minus&quot; data-deck=&quot;main&quot; data-id=&quot;2-24&quot; disabled&gt;-&lt;/button&gt;&lt;input type=&quot;text&quot; class=&quot;form-control input-number&quot; name=&quot;table-main-2-24-num-copies&quot; data-deck=&quot;main&quot; data-id=&quot;2-24&quot; value=&quot;0&quot; min=&quot;0&quot; readonly /&gt;&lt;button type=&quot;button&quot; class=&quot;btn btn-outline-secondary btn-number&quot; data-type=&quot;plus&quot; data-deck=&quot;main&quot; data-id=&quot;2-24&quot;&gt;+&lt;/button&gt;&lt;/div&gt;&lt;/td&gt;&lt;td&gt;&lt;div class=&quot;input-group&quot;&gt;&lt;button type=&quot;button&quot; class=&quot;btn btn-outline-secondary btn-number&quot; data-type=&quot;minus&quot; data-deck=&quot;side&quot; data-id=&quot;2-24&quot; disabled&gt;-&lt;/button&gt;&lt;input type=&quot;text&quot; class=&quot;form-control input-number&quot; name=&quot;table-side-2-24-num-copies&quot; data-deck=&quot;side&quot; data-id=&quot;2-24&quot; value=&quot;0&quot; min=&quot;0&quot; readonly /&gt;&lt;button type=&quot;button&quot; class=&quot;btn btn-outline-secondary btn-number&quot; data-type=&quot;plus&quot; data-deck=&quot;side&quot; data-id=&quot;2-24&quot;&gt;+&lt;/button&gt;&lt;/div&gt;&lt;/td&gt;&lt;/tr&gt;" calcext:value-type="string">
            <text:p>&lt;tr data-expansion="25" data-type="1" data-color="4" data-term="1"&gt;&lt;td&gt;2-24&lt;/td&gt;&lt;td&gt;山田長政&lt;/td&gt;&lt;td&gt;&lt;div class="input-group"&gt;&lt;button type="button" class="btn btn-outline-secondary btn-number" data-type="minus" data-deck="main" data-id="2-24" disabled&gt;-&lt;/button&gt;&lt;input type="text" class="form-control input-number" name="table-main-2-24-num-copies" data-deck="main" data-id="2-24" value="0" min="0" readonly /&gt;&lt;button type="button" class="btn btn-outline-secondary btn-number" data-type="plus" data-deck="main" data-id="2-24"&gt;+&lt;/button&gt;&lt;/div&gt;&lt;/td&gt;&lt;td&gt;&lt;div class="input-group"&gt;&lt;button type="button" class="btn btn-outline-secondary btn-number" data-type="minus" data-deck="side" data-id="2-24" disabled&gt;-&lt;/button&gt;&lt;input type="text" class="form-control input-number" name="table-side-2-24-num-copies" data-deck="side" data-id="2-24" value="0" min="0" readonly /&gt;&lt;button type="button" class="btn btn-outline-secondary btn-number" data-type="plus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O158];[$HTML.$C$1];[.$B158];[$HTML.$D$1];[.$B158];[$HTML.$E$1];[.$B158];[$HTML.$F$1];[.$B158];[$HTML.$G$1])" office:value-type="string" office:string-value="&lt;div class=&quot;container-card position-relative me-2 mb-2&quot; id=&quot;main-2-25&quot;&gt;&lt;img class=&quot;d-block&quot; width=&quot;80&quot; height=&quot;112&quot; src=&quot;https://one-draw.jp/ijinden/cardlist/002/card/02_025.png&quot; /&gt;&lt;div class=&quot;container-num-copies position-absolute bottom-0 start-0 px-1&quot; id=&quot;main-2-25-num-copies&quot;&gt;0&lt;/div&gt;&lt;button type=&quot;button&quot; class=&quot;btn btn-secondary btn-number btn-sm btn-pop position-absolute top-0 start-0&quot; data-type=&quot;minus&quot; data-deck=&quot;main&quot; data-id=&quot;2-25&quot;&gt;-&lt;/button&gt;&lt;button type=&quot;button&quot; class=&quot;btn btn-secondary btn-number btn-sm btn-push position-absolute top-0 end-0&quot; data-type=&quot;plus&quot; data-deck=&quot;main&quot; data-id=&quot;2-25&quot;&gt;+&lt;/button&gt;&lt;button type=&quot;button&quot; class=&quot;btn btn-secondary btn-number btn-sm btn-drop position-absolute bottom-0 end-0&quot; data-type=&quot;drop&quot; data-id=&quot;2-25&quot;&gt;v&lt;/button&gt;&lt;/div&gt;" calcext:value-type="string">
            <text:p>&lt;div class="container-card position-relative me-2 mb-2" id="main-2-25"&gt;&lt;img class="d-block" width="80" height="112" src="https://one-draw.jp/ijinden/cardlist/002/card/02_025.png" /&gt;&lt;div class="container-num-copies position-absolute bottom-0 start-0 px-1" id="main-2-25-num-copies"&gt;0&lt;/div&gt;&lt;button type="button" class="btn btn-secondary btn-number btn-sm btn-pop position-absolute top-0 start-0" data-type="minus" data-deck="main" data-id="2-25"&gt;-&lt;/button&gt;&lt;button type="button" class="btn btn-secondary btn-number btn-sm btn-push position-absolute top-0 end-0" data-type="plus" data-deck="main" data-id="2-25"&gt;+&lt;/button&gt;&lt;button type="button" class="btn btn-secondary btn-number btn-sm btn-drop position-absolute bottom-0 end-0" data-type="drop" data-id="2-25"&gt;v&lt;/button&gt;&lt;/div&gt;</text:p>
          </table:table-cell>
          <table:table-cell table:formula="of:=CONCATENATE([$HTML.$A$2];[.$B158];[$HTML.$B$2];[.$O158];[$HTML.$C$2];[.$B158];[$HTML.$D$2];[.$B158];[$HTML.$E$2];[.$B158];[$HTML.$F$2];[.$B158];[$HTML.$G$2])" office:value-type="string" office:string-value="&lt;div class=&quot;container-card position-relative me-2 mb-2&quot; id=&quot;side-2-25&quot;&gt;&lt;img class=&quot;d-block&quot; width=&quot;80&quot; height=&quot;112&quot; src=&quot;https://one-draw.jp/ijinden/cardlist/002/card/02_025.png&quot; /&gt;&lt;div class=&quot;container-num-copies position-absolute bottom-0 start-0 px-1&quot; id=&quot;side-2-25-num-copies&quot;&gt;0&lt;/div&gt;&lt;button type=&quot;button&quot; class=&quot;btn btn-secondary btn-number btn-sm btn-pop position-absolute top-0 start-0&quot; data-type=&quot;minus&quot; data-deck=&quot;side&quot; data-id=&quot;2-25&quot;&gt;-&lt;/button&gt;&lt;button type=&quot;button&quot; class=&quot;btn btn-secondary btn-number btn-sm btn-push position-absolute top-0 end-0&quot; data-type=&quot;plus&quot; data-deck=&quot;side&quot; data-id=&quot;2-25&quot;&gt;+&lt;/button&gt;&lt;button type=&quot;button&quot; class=&quot;btn btn-secondary btn-number btn-sm btn-raise position-absolute bottom-0 end-0&quot; data-type=&quot;raise&quot; data-id=&quot;2-25&quot;&gt;^&lt;/button&gt;&lt;/div&gt;" calcext:value-type="string">
            <text:p>&lt;div class="container-card position-relative me-2 mb-2" id="side-2-25"&gt;&lt;img class="d-block" width="80" height="112" src="https://one-draw.jp/ijinden/cardlist/002/card/02_025.png" /&gt;&lt;div class="container-num-copies position-absolute bottom-0 start-0 px-1" id="side-2-25-num-copies"&gt;0&lt;/div&gt;&lt;button type="button" class="btn btn-secondary btn-number btn-sm btn-pop position-absolute top-0 start-0" data-type="minus" data-deck="side" data-id="2-25"&gt;-&lt;/button&gt;&lt;button type="button" class="btn btn-secondary btn-number btn-sm btn-push position-absolute top-0 end-0" data-type="plus" data-deck="side" data-id="2-25"&gt;+&lt;/button&gt;&lt;button type="button" class="btn btn-secondary btn-number btn-sm btn-raise position-absolute bottom-0 end-0" data-type="raise" data-id="2-25"&gt;^&lt;/button&gt;&lt;/div&gt;</text:p>
          </table:table-cell>
          <table:table-cell table:formula="of:=CONCATENATE([$HTML.$A$3];[.F158];[$HTML.$B$3];[.H158];[$HTML.$C$3];[.J158];[$HTML.$D$3];[.N158];[$HTML.$E$3];[.B158];[$HTML.$F$3];[.D158];[$HTML.$G$3];[.B158];[$HTML.$H$3];[.B158];[$HTML.$I$3];[.B158];[$HTML.$J$3];[.B158];[$HTML.$K$3];[.B158];[$HTML.$L$3];[.B158];[$HTML.$M$3];[.B158];[$HTML.$N$3];[.B158];[$HTML.$O$3])" office:value-type="string" office:string-value="&lt;tr data-expansion=&quot;25&quot; data-type=&quot;1&quot; data-color=&quot;8&quot; data-term=&quot;0&quot;&gt;&lt;td&gt;2-25&lt;/td&gt;&lt;td&gt;運慶&lt;/td&gt;&lt;td&gt;&lt;div class=&quot;input-group&quot;&gt;&lt;button type=&quot;button&quot; class=&quot;btn btn-outline-secondary btn-number&quot; data-type=&quot;minus&quot; data-deck=&quot;main&quot; data-id=&quot;2-25&quot; disabled&gt;-&lt;/button&gt;&lt;input type=&quot;text&quot; class=&quot;form-control input-number&quot; name=&quot;table-main-2-25-num-copies&quot; data-deck=&quot;main&quot; data-id=&quot;2-25&quot; value=&quot;0&quot; min=&quot;0&quot; readonly /&gt;&lt;button type=&quot;button&quot; class=&quot;btn btn-outline-secondary btn-number&quot; data-type=&quot;plus&quot; data-deck=&quot;main&quot; data-id=&quot;2-25&quot;&gt;+&lt;/button&gt;&lt;/div&gt;&lt;/td&gt;&lt;td&gt;&lt;div class=&quot;input-group&quot;&gt;&lt;button type=&quot;button&quot; class=&quot;btn btn-outline-secondary btn-number&quot; data-type=&quot;minus&quot; data-deck=&quot;side&quot; data-id=&quot;2-25&quot; disabled&gt;-&lt;/button&gt;&lt;input type=&quot;text&quot; class=&quot;form-control input-number&quot; name=&quot;table-side-2-25-num-copies&quot; data-deck=&quot;side&quot; data-id=&quot;2-25&quot; value=&quot;0&quot; min=&quot;0&quot; readonly /&gt;&lt;button type=&quot;button&quot; class=&quot;btn btn-outline-secondary btn-number&quot; data-type=&quot;plus&quot; data-deck=&quot;side&quot; data-id=&quot;2-25&quot;&gt;+&lt;/button&gt;&lt;/div&gt;&lt;/td&gt;&lt;/tr&gt;" calcext:value-type="string">
            <text:p>&lt;tr data-expansion="25" data-type="1" data-color="8" data-term="0"&gt;&lt;td&gt;2-25&lt;/td&gt;&lt;td&gt;運慶&lt;/td&gt;&lt;td&gt;&lt;div class="input-group"&gt;&lt;button type="button" class="btn btn-outline-secondary btn-number" data-type="minus" data-deck="main" data-id="2-25" disabled&gt;-&lt;/button&gt;&lt;input type="text" class="form-control input-number" name="table-main-2-25-num-copies" data-deck="main" data-id="2-25" value="0" min="0" readonly /&gt;&lt;button type="button" class="btn btn-outline-secondary btn-number" data-type="plus" data-deck="main" data-id="2-25"&gt;+&lt;/button&gt;&lt;/div&gt;&lt;/td&gt;&lt;td&gt;&lt;div class="input-group"&gt;&lt;button type="button" class="btn btn-outline-secondary btn-number" data-type="minus" data-deck="side" data-id="2-25" disabled&gt;-&lt;/button&gt;&lt;input type="text" class="form-control input-number" name="table-side-2-25-num-copies" data-deck="side" data-id="2-25" value="0" min="0" readonly /&gt;&lt;button type="button" class="btn btn-outline-secondary btn-number" data-type="plus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O159];[$HTML.$C$1];[.$B159];[$HTML.$D$1];[.$B159];[$HTML.$E$1];[.$B159];[$HTML.$F$1];[.$B159];[$HTML.$G$1])" office:value-type="string" office:string-value="&lt;div class=&quot;container-card position-relative me-2 mb-2&quot; id=&quot;main-2-26&quot;&gt;&lt;img class=&quot;d-block&quot; width=&quot;80&quot; height=&quot;112&quot; src=&quot;https://one-draw.jp/ijinden/cardlist/002/card/02_026.png&quot; /&gt;&lt;div class=&quot;container-num-copies position-absolute bottom-0 start-0 px-1&quot; id=&quot;main-2-26-num-copies&quot;&gt;0&lt;/div&gt;&lt;button type=&quot;button&quot; class=&quot;btn btn-secondary btn-number btn-sm btn-pop position-absolute top-0 start-0&quot; data-type=&quot;minus&quot; data-deck=&quot;main&quot; data-id=&quot;2-26&quot;&gt;-&lt;/button&gt;&lt;button type=&quot;button&quot; class=&quot;btn btn-secondary btn-number btn-sm btn-push position-absolute top-0 end-0&quot; data-type=&quot;plus&quot; data-deck=&quot;main&quot; data-id=&quot;2-26&quot;&gt;+&lt;/button&gt;&lt;button type=&quot;button&quot; class=&quot;btn btn-secondary btn-number btn-sm btn-drop position-absolute bottom-0 end-0&quot; data-type=&quot;drop&quot; data-id=&quot;2-26&quot;&gt;v&lt;/button&gt;&lt;/div&gt;" calcext:value-type="string">
            <text:p>&lt;div class="container-card position-relative me-2 mb-2" id="main-2-26"&gt;&lt;img class="d-block" width="80" height="112" src="https://one-draw.jp/ijinden/cardlist/002/card/02_026.png" /&gt;&lt;div class="container-num-copies position-absolute bottom-0 start-0 px-1" id="main-2-26-num-copies"&gt;0&lt;/div&gt;&lt;button type="button" class="btn btn-secondary btn-number btn-sm btn-pop position-absolute top-0 start-0" data-type="minus" data-deck="main" data-id="2-26"&gt;-&lt;/button&gt;&lt;button type="button" class="btn btn-secondary btn-number btn-sm btn-push position-absolute top-0 end-0" data-type="plus" data-deck="main" data-id="2-26"&gt;+&lt;/button&gt;&lt;button type="button" class="btn btn-secondary btn-number btn-sm btn-drop position-absolute bottom-0 end-0" data-type="drop" data-id="2-26"&gt;v&lt;/button&gt;&lt;/div&gt;</text:p>
          </table:table-cell>
          <table:table-cell table:formula="of:=CONCATENATE([$HTML.$A$2];[.$B159];[$HTML.$B$2];[.$O159];[$HTML.$C$2];[.$B159];[$HTML.$D$2];[.$B159];[$HTML.$E$2];[.$B159];[$HTML.$F$2];[.$B159];[$HTML.$G$2])" office:value-type="string" office:string-value="&lt;div class=&quot;container-card position-relative me-2 mb-2&quot; id=&quot;side-2-26&quot;&gt;&lt;img class=&quot;d-block&quot; width=&quot;80&quot; height=&quot;112&quot; src=&quot;https://one-draw.jp/ijinden/cardlist/002/card/02_026.png&quot; /&gt;&lt;div class=&quot;container-num-copies position-absolute bottom-0 start-0 px-1&quot; id=&quot;side-2-26-num-copies&quot;&gt;0&lt;/div&gt;&lt;button type=&quot;button&quot; class=&quot;btn btn-secondary btn-number btn-sm btn-pop position-absolute top-0 start-0&quot; data-type=&quot;minus&quot; data-deck=&quot;side&quot; data-id=&quot;2-26&quot;&gt;-&lt;/button&gt;&lt;button type=&quot;button&quot; class=&quot;btn btn-secondary btn-number btn-sm btn-push position-absolute top-0 end-0&quot; data-type=&quot;plus&quot; data-deck=&quot;side&quot; data-id=&quot;2-26&quot;&gt;+&lt;/button&gt;&lt;button type=&quot;button&quot; class=&quot;btn btn-secondary btn-number btn-sm btn-raise position-absolute bottom-0 end-0&quot; data-type=&quot;raise&quot; data-id=&quot;2-26&quot;&gt;^&lt;/button&gt;&lt;/div&gt;" calcext:value-type="string">
            <text:p>&lt;div class="container-card position-relative me-2 mb-2" id="side-2-26"&gt;&lt;img class="d-block" width="80" height="112" src="https://one-draw.jp/ijinden/cardlist/002/card/02_026.png" /&gt;&lt;div class="container-num-copies position-absolute bottom-0 start-0 px-1" id="side-2-26-num-copies"&gt;0&lt;/div&gt;&lt;button type="button" class="btn btn-secondary btn-number btn-sm btn-pop position-absolute top-0 start-0" data-type="minus" data-deck="side" data-id="2-26"&gt;-&lt;/button&gt;&lt;button type="button" class="btn btn-secondary btn-number btn-sm btn-push position-absolute top-0 end-0" data-type="plus" data-deck="side" data-id="2-26"&gt;+&lt;/button&gt;&lt;button type="button" class="btn btn-secondary btn-number btn-sm btn-raise position-absolute bottom-0 end-0" data-type="raise" data-id="2-26"&gt;^&lt;/button&gt;&lt;/div&gt;</text:p>
          </table:table-cell>
          <table:table-cell table:formula="of:=CONCATENATE([$HTML.$A$3];[.F159];[$HTML.$B$3];[.H159];[$HTML.$C$3];[.J159];[$HTML.$D$3];[.N159];[$HTML.$E$3];[.B159];[$HTML.$F$3];[.D159];[$HTML.$G$3];[.B159];[$HTML.$H$3];[.B159];[$HTML.$I$3];[.B159];[$HTML.$J$3];[.B159];[$HTML.$K$3];[.B159];[$HTML.$L$3];[.B159];[$HTML.$M$3];[.B159];[$HTML.$N$3];[.B159];[$HTML.$O$3])" office:value-type="string" office:string-value="&lt;tr data-expansion=&quot;25&quot; data-type=&quot;1&quot; data-color=&quot;8&quot; data-term=&quot;2&quot;&gt;&lt;td&gt;2-26&lt;/td&gt;&lt;td&gt;ハリエット・ビーチャー・ストウ&lt;/td&gt;&lt;td&gt;&lt;div class=&quot;input-group&quot;&gt;&lt;button type=&quot;button&quot; class=&quot;btn btn-outline-secondary btn-number&quot; data-type=&quot;minus&quot; data-deck=&quot;main&quot; data-id=&quot;2-26&quot; disabled&gt;-&lt;/button&gt;&lt;input type=&quot;text&quot; class=&quot;form-control input-number&quot; name=&quot;table-main-2-26-num-copies&quot; data-deck=&quot;main&quot; data-id=&quot;2-26&quot; value=&quot;0&quot; min=&quot;0&quot; readonly /&gt;&lt;button type=&quot;button&quot; class=&quot;btn btn-outline-secondary btn-number&quot; data-type=&quot;plus&quot; data-deck=&quot;main&quot; data-id=&quot;2-26&quot;&gt;+&lt;/button&gt;&lt;/div&gt;&lt;/td&gt;&lt;td&gt;&lt;div class=&quot;input-group&quot;&gt;&lt;button type=&quot;button&quot; class=&quot;btn btn-outline-secondary btn-number&quot; data-type=&quot;minus&quot; data-deck=&quot;side&quot; data-id=&quot;2-26&quot; disabled&gt;-&lt;/button&gt;&lt;input type=&quot;text&quot; class=&quot;form-control input-number&quot; name=&quot;table-side-2-26-num-copies&quot; data-deck=&quot;side&quot; data-id=&quot;2-26&quot; value=&quot;0&quot; min=&quot;0&quot; readonly /&gt;&lt;button type=&quot;button&quot; class=&quot;btn btn-outline-secondary btn-number&quot; data-type=&quot;plus&quot; data-deck=&quot;side&quot; data-id=&quot;2-26&quot;&gt;+&lt;/button&gt;&lt;/div&gt;&lt;/td&gt;&lt;/tr&gt;" calcext:value-type="string">
            <text:p>&lt;tr data-expansion="25" data-type="1" data-color="8" data-term="2"&gt;&lt;td&gt;2-26&lt;/td&gt;&lt;td&gt;ハリエット・ビーチャー・ストウ&lt;/td&gt;&lt;td&gt;&lt;div class="input-group"&gt;&lt;button type="button" class="btn btn-outline-secondary btn-number" data-type="minus" data-deck="main" data-id="2-26" disabled&gt;-&lt;/button&gt;&lt;input type="text" class="form-control input-number" name="table-main-2-26-num-copies" data-deck="main" data-id="2-26" value="0" min="0" readonly /&gt;&lt;button type="button" class="btn btn-outline-secondary btn-number" data-type="plus" data-deck="main" data-id="2-26"&gt;+&lt;/button&gt;&lt;/div&gt;&lt;/td&gt;&lt;td&gt;&lt;div class="input-group"&gt;&lt;button type="button" class="btn btn-outline-secondary btn-number" data-type="minus" data-deck="side" data-id="2-26" disabled&gt;-&lt;/button&gt;&lt;input type="text" class="form-control input-number" name="table-side-2-26-num-copies" data-deck="side" data-id="2-26" value="0" min="0" readonly /&gt;&lt;button type="button" class="btn btn-outline-secondary btn-number" data-type="plus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O160];[$HTML.$C$1];[.$B160];[$HTML.$D$1];[.$B160];[$HTML.$E$1];[.$B160];[$HTML.$F$1];[.$B160];[$HTML.$G$1])" office:value-type="string" office:string-value="&lt;div class=&quot;container-card position-relative me-2 mb-2&quot; id=&quot;main-2-27&quot;&gt;&lt;img class=&quot;d-block&quot; width=&quot;80&quot; height=&quot;112&quot; src=&quot;https://one-draw.jp/ijinden/cardlist/002/card/02_027.png&quot; /&gt;&lt;div class=&quot;container-num-copies position-absolute bottom-0 start-0 px-1&quot; id=&quot;main-2-27-num-copies&quot;&gt;0&lt;/div&gt;&lt;button type=&quot;button&quot; class=&quot;btn btn-secondary btn-number btn-sm btn-pop position-absolute top-0 start-0&quot; data-type=&quot;minus&quot; data-deck=&quot;main&quot; data-id=&quot;2-27&quot;&gt;-&lt;/button&gt;&lt;button type=&quot;button&quot; class=&quot;btn btn-secondary btn-number btn-sm btn-push position-absolute top-0 end-0&quot; data-type=&quot;plus&quot; data-deck=&quot;main&quot; data-id=&quot;2-27&quot;&gt;+&lt;/button&gt;&lt;button type=&quot;button&quot; class=&quot;btn btn-secondary btn-number btn-sm btn-drop position-absolute bottom-0 end-0&quot; data-type=&quot;drop&quot; data-id=&quot;2-27&quot;&gt;v&lt;/button&gt;&lt;/div&gt;" calcext:value-type="string">
            <text:p>&lt;div class="container-card position-relative me-2 mb-2" id="main-2-27"&gt;&lt;img class="d-block" width="80" height="112" src="https://one-draw.jp/ijinden/cardlist/002/card/02_027.png" /&gt;&lt;div class="container-num-copies position-absolute bottom-0 start-0 px-1" id="main-2-27-num-copies"&gt;0&lt;/div&gt;&lt;button type="button" class="btn btn-secondary btn-number btn-sm btn-pop position-absolute top-0 start-0" data-type="minus" data-deck="main" data-id="2-27"&gt;-&lt;/button&gt;&lt;button type="button" class="btn btn-secondary btn-number btn-sm btn-push position-absolute top-0 end-0" data-type="plus" data-deck="main" data-id="2-27"&gt;+&lt;/button&gt;&lt;button type="button" class="btn btn-secondary btn-number btn-sm btn-drop position-absolute bottom-0 end-0" data-type="drop" data-id="2-27"&gt;v&lt;/button&gt;&lt;/div&gt;</text:p>
          </table:table-cell>
          <table:table-cell table:formula="of:=CONCATENATE([$HTML.$A$2];[.$B160];[$HTML.$B$2];[.$O160];[$HTML.$C$2];[.$B160];[$HTML.$D$2];[.$B160];[$HTML.$E$2];[.$B160];[$HTML.$F$2];[.$B160];[$HTML.$G$2])" office:value-type="string" office:string-value="&lt;div class=&quot;container-card position-relative me-2 mb-2&quot; id=&quot;side-2-27&quot;&gt;&lt;img class=&quot;d-block&quot; width=&quot;80&quot; height=&quot;112&quot; src=&quot;https://one-draw.jp/ijinden/cardlist/002/card/02_027.png&quot; /&gt;&lt;div class=&quot;container-num-copies position-absolute bottom-0 start-0 px-1&quot; id=&quot;side-2-27-num-copies&quot;&gt;0&lt;/div&gt;&lt;button type=&quot;button&quot; class=&quot;btn btn-secondary btn-number btn-sm btn-pop position-absolute top-0 start-0&quot; data-type=&quot;minus&quot; data-deck=&quot;side&quot; data-id=&quot;2-27&quot;&gt;-&lt;/button&gt;&lt;button type=&quot;button&quot; class=&quot;btn btn-secondary btn-number btn-sm btn-push position-absolute top-0 end-0&quot; data-type=&quot;plus&quot; data-deck=&quot;side&quot; data-id=&quot;2-27&quot;&gt;+&lt;/button&gt;&lt;button type=&quot;button&quot; class=&quot;btn btn-secondary btn-number btn-sm btn-raise position-absolute bottom-0 end-0&quot; data-type=&quot;raise&quot; data-id=&quot;2-27&quot;&gt;^&lt;/button&gt;&lt;/div&gt;" calcext:value-type="string">
            <text:p>&lt;div class="container-card position-relative me-2 mb-2" id="side-2-27"&gt;&lt;img class="d-block" width="80" height="112" src="https://one-draw.jp/ijinden/cardlist/002/card/02_027.png" /&gt;&lt;div class="container-num-copies position-absolute bottom-0 start-0 px-1" id="side-2-27-num-copies"&gt;0&lt;/div&gt;&lt;button type="button" class="btn btn-secondary btn-number btn-sm btn-pop position-absolute top-0 start-0" data-type="minus" data-deck="side" data-id="2-27"&gt;-&lt;/button&gt;&lt;button type="button" class="btn btn-secondary btn-number btn-sm btn-push position-absolute top-0 end-0" data-type="plus" data-deck="side" data-id="2-27"&gt;+&lt;/button&gt;&lt;button type="button" class="btn btn-secondary btn-number btn-sm btn-raise position-absolute bottom-0 end-0" data-type="raise" data-id="2-27"&gt;^&lt;/button&gt;&lt;/div&gt;</text:p>
          </table:table-cell>
          <table:table-cell table:formula="of:=CONCATENATE([$HTML.$A$3];[.F160];[$HTML.$B$3];[.H160];[$HTML.$C$3];[.J160];[$HTML.$D$3];[.N160];[$HTML.$E$3];[.B160];[$HTML.$F$3];[.D160];[$HTML.$G$3];[.B160];[$HTML.$H$3];[.B160];[$HTML.$I$3];[.B160];[$HTML.$J$3];[.B160];[$HTML.$K$3];[.B160];[$HTML.$L$3];[.B160];[$HTML.$M$3];[.B160];[$HTML.$N$3];[.B160];[$HTML.$O$3])" office:value-type="string" office:string-value="&lt;tr data-expansion=&quot;25&quot; data-type=&quot;1&quot; data-color=&quot;8&quot; data-term=&quot;3&quot;&gt;&lt;td&gt;2-27&lt;/td&gt;&lt;td&gt;コシャマイン&lt;/td&gt;&lt;td&gt;&lt;div class=&quot;input-group&quot;&gt;&lt;button type=&quot;button&quot; class=&quot;btn btn-outline-secondary btn-number&quot; data-type=&quot;minus&quot; data-deck=&quot;main&quot; data-id=&quot;2-27&quot; disabled&gt;-&lt;/button&gt;&lt;input type=&quot;text&quot; class=&quot;form-control input-number&quot; name=&quot;table-main-2-27-num-copies&quot; data-deck=&quot;main&quot; data-id=&quot;2-27&quot; value=&quot;0&quot; min=&quot;0&quot; readonly /&gt;&lt;button type=&quot;button&quot; class=&quot;btn btn-outline-secondary btn-number&quot; data-type=&quot;plus&quot; data-deck=&quot;main&quot; data-id=&quot;2-27&quot;&gt;+&lt;/button&gt;&lt;/div&gt;&lt;/td&gt;&lt;td&gt;&lt;div class=&quot;input-group&quot;&gt;&lt;button type=&quot;button&quot; class=&quot;btn btn-outline-secondary btn-number&quot; data-type=&quot;minus&quot; data-deck=&quot;side&quot; data-id=&quot;2-27&quot; disabled&gt;-&lt;/button&gt;&lt;input type=&quot;text&quot; class=&quot;form-control input-number&quot; name=&quot;table-side-2-27-num-copies&quot; data-deck=&quot;side&quot; data-id=&quot;2-27&quot; value=&quot;0&quot; min=&quot;0&quot; readonly /&gt;&lt;button type=&quot;button&quot; class=&quot;btn btn-outline-secondary btn-number&quot; data-type=&quot;plus&quot; data-deck=&quot;side&quot; data-id=&quot;2-27&quot;&gt;+&lt;/button&gt;&lt;/div&gt;&lt;/td&gt;&lt;/tr&gt;" calcext:value-type="string">
            <text:p>&lt;tr data-expansion="25" data-type="1" data-color="8" data-term="3"&gt;&lt;td&gt;2-27&lt;/td&gt;&lt;td&gt;コシャマイン&lt;/td&gt;&lt;td&gt;&lt;div class="input-group"&gt;&lt;button type="button" class="btn btn-outline-secondary btn-number" data-type="minus" data-deck="main" data-id="2-27" disabled&gt;-&lt;/button&gt;&lt;input type="text" class="form-control input-number" name="table-main-2-27-num-copies" data-deck="main" data-id="2-27" value="0" min="0" readonly /&gt;&lt;button type="button" class="btn btn-outline-secondary btn-number" data-type="plus" data-deck="main" data-id="2-27"&gt;+&lt;/button&gt;&lt;/div&gt;&lt;/td&gt;&lt;td&gt;&lt;div class="input-group"&gt;&lt;button type="button" class="btn btn-outline-secondary btn-number" data-type="minus" data-deck="side" data-id="2-27" disabled&gt;-&lt;/button&gt;&lt;input type="text" class="form-control input-number" name="table-side-2-27-num-copies" data-deck="side" data-id="2-27" value="0" min="0" readonly /&gt;&lt;button type="button" class="btn btn-outline-secondary btn-number" data-type="plus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O161];[$HTML.$C$1];[.$B161];[$HTML.$D$1];[.$B161];[$HTML.$E$1];[.$B161];[$HTML.$F$1];[.$B161];[$HTML.$G$1])" office:value-type="string" office:string-value="&lt;div class=&quot;container-card position-relative me-2 mb-2&quot; id=&quot;main-2-28&quot;&gt;&lt;img class=&quot;d-block&quot; width=&quot;80&quot; height=&quot;112&quot; src=&quot;https://one-draw.jp/ijinden/cardlist/002/card/02_028.png&quot; /&gt;&lt;div class=&quot;container-num-copies position-absolute bottom-0 start-0 px-1&quot; id=&quot;main-2-28-num-copies&quot;&gt;0&lt;/div&gt;&lt;button type=&quot;button&quot; class=&quot;btn btn-secondary btn-number btn-sm btn-pop position-absolute top-0 start-0&quot; data-type=&quot;minus&quot; data-deck=&quot;main&quot; data-id=&quot;2-28&quot;&gt;-&lt;/button&gt;&lt;button type=&quot;button&quot; class=&quot;btn btn-secondary btn-number btn-sm btn-push position-absolute top-0 end-0&quot; data-type=&quot;plus&quot; data-deck=&quot;main&quot; data-id=&quot;2-28&quot;&gt;+&lt;/button&gt;&lt;button type=&quot;button&quot; class=&quot;btn btn-secondary btn-number btn-sm btn-drop position-absolute bottom-0 end-0&quot; data-type=&quot;drop&quot; data-id=&quot;2-28&quot;&gt;v&lt;/button&gt;&lt;/div&gt;" calcext:value-type="string">
            <text:p>&lt;div class="container-card position-relative me-2 mb-2" id="main-2-28"&gt;&lt;img class="d-block" width="80" height="112" src="https://one-draw.jp/ijinden/cardlist/002/card/02_028.png" /&gt;&lt;div class="container-num-copies position-absolute bottom-0 start-0 px-1" id="main-2-28-num-copies"&gt;0&lt;/div&gt;&lt;button type="button" class="btn btn-secondary btn-number btn-sm btn-pop position-absolute top-0 start-0" data-type="minus" data-deck="main" data-id="2-28"&gt;-&lt;/button&gt;&lt;button type="button" class="btn btn-secondary btn-number btn-sm btn-push position-absolute top-0 end-0" data-type="plus" data-deck="main" data-id="2-28"&gt;+&lt;/button&gt;&lt;button type="button" class="btn btn-secondary btn-number btn-sm btn-drop position-absolute bottom-0 end-0" data-type="drop" data-id="2-28"&gt;v&lt;/button&gt;&lt;/div&gt;</text:p>
          </table:table-cell>
          <table:table-cell table:formula="of:=CONCATENATE([$HTML.$A$2];[.$B161];[$HTML.$B$2];[.$O161];[$HTML.$C$2];[.$B161];[$HTML.$D$2];[.$B161];[$HTML.$E$2];[.$B161];[$HTML.$F$2];[.$B161];[$HTML.$G$2])" office:value-type="string" office:string-value="&lt;div class=&quot;container-card position-relative me-2 mb-2&quot; id=&quot;side-2-28&quot;&gt;&lt;img class=&quot;d-block&quot; width=&quot;80&quot; height=&quot;112&quot; src=&quot;https://one-draw.jp/ijinden/cardlist/002/card/02_028.png&quot; /&gt;&lt;div class=&quot;container-num-copies position-absolute bottom-0 start-0 px-1&quot; id=&quot;side-2-28-num-copies&quot;&gt;0&lt;/div&gt;&lt;button type=&quot;button&quot; class=&quot;btn btn-secondary btn-number btn-sm btn-pop position-absolute top-0 start-0&quot; data-type=&quot;minus&quot; data-deck=&quot;side&quot; data-id=&quot;2-28&quot;&gt;-&lt;/button&gt;&lt;button type=&quot;button&quot; class=&quot;btn btn-secondary btn-number btn-sm btn-push position-absolute top-0 end-0&quot; data-type=&quot;plus&quot; data-deck=&quot;side&quot; data-id=&quot;2-28&quot;&gt;+&lt;/button&gt;&lt;button type=&quot;button&quot; class=&quot;btn btn-secondary btn-number btn-sm btn-raise position-absolute bottom-0 end-0&quot; data-type=&quot;raise&quot; data-id=&quot;2-28&quot;&gt;^&lt;/button&gt;&lt;/div&gt;" calcext:value-type="string">
            <text:p>&lt;div class="container-card position-relative me-2 mb-2" id="side-2-28"&gt;&lt;img class="d-block" width="80" height="112" src="https://one-draw.jp/ijinden/cardlist/002/card/02_028.png" /&gt;&lt;div class="container-num-copies position-absolute bottom-0 start-0 px-1" id="side-2-28-num-copies"&gt;0&lt;/div&gt;&lt;button type="button" class="btn btn-secondary btn-number btn-sm btn-pop position-absolute top-0 start-0" data-type="minus" data-deck="side" data-id="2-28"&gt;-&lt;/button&gt;&lt;button type="button" class="btn btn-secondary btn-number btn-sm btn-push position-absolute top-0 end-0" data-type="plus" data-deck="side" data-id="2-28"&gt;+&lt;/button&gt;&lt;button type="button" class="btn btn-secondary btn-number btn-sm btn-raise position-absolute bottom-0 end-0" data-type="raise" data-id="2-28"&gt;^&lt;/button&gt;&lt;/div&gt;</text:p>
          </table:table-cell>
          <table:table-cell table:formula="of:=CONCATENATE([$HTML.$A$3];[.F161];[$HTML.$B$3];[.H161];[$HTML.$C$3];[.J161];[$HTML.$D$3];[.N161];[$HTML.$E$3];[.B161];[$HTML.$F$3];[.D161];[$HTML.$G$3];[.B161];[$HTML.$H$3];[.B161];[$HTML.$I$3];[.B161];[$HTML.$J$3];[.B161];[$HTML.$K$3];[.B161];[$HTML.$L$3];[.B161];[$HTML.$M$3];[.B161];[$HTML.$N$3];[.B161];[$HTML.$O$3])" office:value-type="string" office:string-value="&lt;tr data-expansion=&quot;25&quot; data-type=&quot;1&quot; data-color=&quot;8&quot; data-term=&quot;0&quot;&gt;&lt;td&gt;2-28&lt;/td&gt;&lt;td&gt;狩野山楽&lt;/td&gt;&lt;td&gt;&lt;div class=&quot;input-group&quot;&gt;&lt;button type=&quot;button&quot; class=&quot;btn btn-outline-secondary btn-number&quot; data-type=&quot;minus&quot; data-deck=&quot;main&quot; data-id=&quot;2-28&quot; disabled&gt;-&lt;/button&gt;&lt;input type=&quot;text&quot; class=&quot;form-control input-number&quot; name=&quot;table-main-2-28-num-copies&quot; data-deck=&quot;main&quot; data-id=&quot;2-28&quot; value=&quot;0&quot; min=&quot;0&quot; readonly /&gt;&lt;button type=&quot;button&quot; class=&quot;btn btn-outline-secondary btn-number&quot; data-type=&quot;plus&quot; data-deck=&quot;main&quot; data-id=&quot;2-28&quot;&gt;+&lt;/button&gt;&lt;/div&gt;&lt;/td&gt;&lt;td&gt;&lt;div class=&quot;input-group&quot;&gt;&lt;button type=&quot;button&quot; class=&quot;btn btn-outline-secondary btn-number&quot; data-type=&quot;minus&quot; data-deck=&quot;side&quot; data-id=&quot;2-28&quot; disabled&gt;-&lt;/button&gt;&lt;input type=&quot;text&quot; class=&quot;form-control input-number&quot; name=&quot;table-side-2-28-num-copies&quot; data-deck=&quot;side&quot; data-id=&quot;2-28&quot; value=&quot;0&quot; min=&quot;0&quot; readonly /&gt;&lt;button type=&quot;button&quot; class=&quot;btn btn-outline-secondary btn-number&quot; data-type=&quot;plus&quot; data-deck=&quot;side&quot; data-id=&quot;2-28&quot;&gt;+&lt;/button&gt;&lt;/div&gt;&lt;/td&gt;&lt;/tr&gt;" calcext:value-type="string">
            <text:p>&lt;tr data-expansion="25" data-type="1" data-color="8" data-term="0"&gt;&lt;td&gt;2-28&lt;/td&gt;&lt;td&gt;狩野山楽&lt;/td&gt;&lt;td&gt;&lt;div class="input-group"&gt;&lt;button type="button" class="btn btn-outline-secondary btn-number" data-type="minus" data-deck="main" data-id="2-28" disabled&gt;-&lt;/button&gt;&lt;input type="text" class="form-control input-number" name="table-main-2-28-num-copies" data-deck="main" data-id="2-28" value="0" min="0" readonly /&gt;&lt;button type="button" class="btn btn-outline-secondary btn-number" data-type="plus" data-deck="main" data-id="2-28"&gt;+&lt;/button&gt;&lt;/div&gt;&lt;/td&gt;&lt;td&gt;&lt;div class="input-group"&gt;&lt;button type="button" class="btn btn-outline-secondary btn-number" data-type="minus" data-deck="side" data-id="2-28" disabled&gt;-&lt;/button&gt;&lt;input type="text" class="form-control input-number" name="table-side-2-28-num-copies" data-deck="side" data-id="2-28" value="0" min="0" readonly /&gt;&lt;button type="button" class="btn btn-outline-secondary btn-number" data-type="plus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O162];[$HTML.$C$1];[.$B162];[$HTML.$D$1];[.$B162];[$HTML.$E$1];[.$B162];[$HTML.$F$1];[.$B162];[$HTML.$G$1])" office:value-type="string" office:string-value="&lt;div class=&quot;container-card position-relative me-2 mb-2&quot; id=&quot;main-2-29&quot;&gt;&lt;img class=&quot;d-block&quot; width=&quot;80&quot; height=&quot;112&quot; src=&quot;https://one-draw.jp/ijinden/cardlist/002/card/02_029.png&quot; /&gt;&lt;div class=&quot;container-num-copies position-absolute bottom-0 start-0 px-1&quot; id=&quot;main-2-29-num-copies&quot;&gt;0&lt;/div&gt;&lt;button type=&quot;button&quot; class=&quot;btn btn-secondary btn-number btn-sm btn-pop position-absolute top-0 start-0&quot; data-type=&quot;minus&quot; data-deck=&quot;main&quot; data-id=&quot;2-29&quot;&gt;-&lt;/button&gt;&lt;button type=&quot;button&quot; class=&quot;btn btn-secondary btn-number btn-sm btn-push position-absolute top-0 end-0&quot; data-type=&quot;plus&quot; data-deck=&quot;main&quot; data-id=&quot;2-29&quot;&gt;+&lt;/button&gt;&lt;button type=&quot;button&quot; class=&quot;btn btn-secondary btn-number btn-sm btn-drop position-absolute bottom-0 end-0&quot; data-type=&quot;drop&quot; data-id=&quot;2-29&quot;&gt;v&lt;/button&gt;&lt;/div&gt;" calcext:value-type="string">
            <text:p>&lt;div class="container-card position-relative me-2 mb-2" id="main-2-29"&gt;&lt;img class="d-block" width="80" height="112" src="https://one-draw.jp/ijinden/cardlist/002/card/02_029.png" /&gt;&lt;div class="container-num-copies position-absolute bottom-0 start-0 px-1" id="main-2-29-num-copies"&gt;0&lt;/div&gt;&lt;button type="button" class="btn btn-secondary btn-number btn-sm btn-pop position-absolute top-0 start-0" data-type="minus" data-deck="main" data-id="2-29"&gt;-&lt;/button&gt;&lt;button type="button" class="btn btn-secondary btn-number btn-sm btn-push position-absolute top-0 end-0" data-type="plus" data-deck="main" data-id="2-29"&gt;+&lt;/button&gt;&lt;button type="button" class="btn btn-secondary btn-number btn-sm btn-drop position-absolute bottom-0 end-0" data-type="drop" data-id="2-29"&gt;v&lt;/button&gt;&lt;/div&gt;</text:p>
          </table:table-cell>
          <table:table-cell table:formula="of:=CONCATENATE([$HTML.$A$2];[.$B162];[$HTML.$B$2];[.$O162];[$HTML.$C$2];[.$B162];[$HTML.$D$2];[.$B162];[$HTML.$E$2];[.$B162];[$HTML.$F$2];[.$B162];[$HTML.$G$2])" office:value-type="string" office:string-value="&lt;div class=&quot;container-card position-relative me-2 mb-2&quot; id=&quot;side-2-29&quot;&gt;&lt;img class=&quot;d-block&quot; width=&quot;80&quot; height=&quot;112&quot; src=&quot;https://one-draw.jp/ijinden/cardlist/002/card/02_029.png&quot; /&gt;&lt;div class=&quot;container-num-copies position-absolute bottom-0 start-0 px-1&quot; id=&quot;side-2-29-num-copies&quot;&gt;0&lt;/div&gt;&lt;button type=&quot;button&quot; class=&quot;btn btn-secondary btn-number btn-sm btn-pop position-absolute top-0 start-0&quot; data-type=&quot;minus&quot; data-deck=&quot;side&quot; data-id=&quot;2-29&quot;&gt;-&lt;/button&gt;&lt;button type=&quot;button&quot; class=&quot;btn btn-secondary btn-number btn-sm btn-push position-absolute top-0 end-0&quot; data-type=&quot;plus&quot; data-deck=&quot;side&quot; data-id=&quot;2-29&quot;&gt;+&lt;/button&gt;&lt;button type=&quot;button&quot; class=&quot;btn btn-secondary btn-number btn-sm btn-raise position-absolute bottom-0 end-0&quot; data-type=&quot;raise&quot; data-id=&quot;2-29&quot;&gt;^&lt;/button&gt;&lt;/div&gt;" calcext:value-type="string">
            <text:p>&lt;div class="container-card position-relative me-2 mb-2" id="side-2-29"&gt;&lt;img class="d-block" width="80" height="112" src="https://one-draw.jp/ijinden/cardlist/002/card/02_029.png" /&gt;&lt;div class="container-num-copies position-absolute bottom-0 start-0 px-1" id="side-2-29-num-copies"&gt;0&lt;/div&gt;&lt;button type="button" class="btn btn-secondary btn-number btn-sm btn-pop position-absolute top-0 start-0" data-type="minus" data-deck="side" data-id="2-29"&gt;-&lt;/button&gt;&lt;button type="button" class="btn btn-secondary btn-number btn-sm btn-push position-absolute top-0 end-0" data-type="plus" data-deck="side" data-id="2-29"&gt;+&lt;/button&gt;&lt;button type="button" class="btn btn-secondary btn-number btn-sm btn-raise position-absolute bottom-0 end-0" data-type="raise" data-id="2-29"&gt;^&lt;/button&gt;&lt;/div&gt;</text:p>
          </table:table-cell>
          <table:table-cell table:formula="of:=CONCATENATE([$HTML.$A$3];[.F162];[$HTML.$B$3];[.H162];[$HTML.$C$3];[.J162];[$HTML.$D$3];[.N162];[$HTML.$E$3];[.B162];[$HTML.$F$3];[.D162];[$HTML.$G$3];[.B162];[$HTML.$H$3];[.B162];[$HTML.$I$3];[.B162];[$HTML.$J$3];[.B162];[$HTML.$K$3];[.B162];[$HTML.$L$3];[.B162];[$HTML.$M$3];[.B162];[$HTML.$N$3];[.B162];[$HTML.$O$3])" office:value-type="string" office:string-value="&lt;tr data-expansion=&quot;25&quot; data-type=&quot;1&quot; data-color=&quot;8&quot; data-term=&quot;0&quot;&gt;&lt;td&gt;2-29&lt;/td&gt;&lt;td&gt;徳川家光&lt;/td&gt;&lt;td&gt;&lt;div class=&quot;input-group&quot;&gt;&lt;button type=&quot;button&quot; class=&quot;btn btn-outline-secondary btn-number&quot; data-type=&quot;minus&quot; data-deck=&quot;main&quot; data-id=&quot;2-29&quot; disabled&gt;-&lt;/button&gt;&lt;input type=&quot;text&quot; class=&quot;form-control input-number&quot; name=&quot;table-main-2-29-num-copies&quot; data-deck=&quot;main&quot; data-id=&quot;2-29&quot; value=&quot;0&quot; min=&quot;0&quot; readonly /&gt;&lt;button type=&quot;button&quot; class=&quot;btn btn-outline-secondary btn-number&quot; data-type=&quot;plus&quot; data-deck=&quot;main&quot; data-id=&quot;2-29&quot;&gt;+&lt;/button&gt;&lt;/div&gt;&lt;/td&gt;&lt;td&gt;&lt;div class=&quot;input-group&quot;&gt;&lt;button type=&quot;button&quot; class=&quot;btn btn-outline-secondary btn-number&quot; data-type=&quot;minus&quot; data-deck=&quot;side&quot; data-id=&quot;2-29&quot; disabled&gt;-&lt;/button&gt;&lt;input type=&quot;text&quot; class=&quot;form-control input-number&quot; name=&quot;table-side-2-29-num-copies&quot; data-deck=&quot;side&quot; data-id=&quot;2-29&quot; value=&quot;0&quot; min=&quot;0&quot; readonly /&gt;&lt;button type=&quot;button&quot; class=&quot;btn btn-outline-secondary btn-number&quot; data-type=&quot;plus&quot; data-deck=&quot;side&quot; data-id=&quot;2-29&quot;&gt;+&lt;/button&gt;&lt;/div&gt;&lt;/td&gt;&lt;/tr&gt;" calcext:value-type="string">
            <text:p>&lt;tr data-expansion="25" data-type="1" data-color="8" data-term="0"&gt;&lt;td&gt;2-29&lt;/td&gt;&lt;td&gt;徳川家光&lt;/td&gt;&lt;td&gt;&lt;div class="input-group"&gt;&lt;button type="button" class="btn btn-outline-secondary btn-number" data-type="minus" data-deck="main" data-id="2-29" disabled&gt;-&lt;/button&gt;&lt;input type="text" class="form-control input-number" name="table-main-2-29-num-copies" data-deck="main" data-id="2-29" value="0" min="0" readonly /&gt;&lt;button type="button" class="btn btn-outline-secondary btn-number" data-type="plus" data-deck="main" data-id="2-29"&gt;+&lt;/button&gt;&lt;/div&gt;&lt;/td&gt;&lt;td&gt;&lt;div class="input-group"&gt;&lt;button type="button" class="btn btn-outline-secondary btn-number" data-type="minus" data-deck="side" data-id="2-29" disabled&gt;-&lt;/button&gt;&lt;input type="text" class="form-control input-number" name="table-side-2-29-num-copies" data-deck="side" data-id="2-29" value="0" min="0" readonly /&gt;&lt;button type="button" class="btn btn-outline-secondary btn-number" data-type="plus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O163];[$HTML.$C$1];[.$B163];[$HTML.$D$1];[.$B163];[$HTML.$E$1];[.$B163];[$HTML.$F$1];[.$B163];[$HTML.$G$1])" office:value-type="string" office:string-value="&lt;div class=&quot;container-card position-relative me-2 mb-2&quot; id=&quot;main-2-30&quot;&gt;&lt;img class=&quot;d-block&quot; width=&quot;80&quot; height=&quot;112&quot; src=&quot;https://one-draw.jp/ijinden/cardlist/002/card/02_030.png&quot; /&gt;&lt;div class=&quot;container-num-copies position-absolute bottom-0 start-0 px-1&quot; id=&quot;main-2-30-num-copies&quot;&gt;0&lt;/div&gt;&lt;button type=&quot;button&quot; class=&quot;btn btn-secondary btn-number btn-sm btn-pop position-absolute top-0 start-0&quot; data-type=&quot;minus&quot; data-deck=&quot;main&quot; data-id=&quot;2-30&quot;&gt;-&lt;/button&gt;&lt;button type=&quot;button&quot; class=&quot;btn btn-secondary btn-number btn-sm btn-push position-absolute top-0 end-0&quot; data-type=&quot;plus&quot; data-deck=&quot;main&quot; data-id=&quot;2-30&quot;&gt;+&lt;/button&gt;&lt;button type=&quot;button&quot; class=&quot;btn btn-secondary btn-number btn-sm btn-drop position-absolute bottom-0 end-0&quot; data-type=&quot;drop&quot; data-id=&quot;2-30&quot;&gt;v&lt;/button&gt;&lt;/div&gt;" calcext:value-type="string">
            <text:p>&lt;div class="container-card position-relative me-2 mb-2" id="main-2-30"&gt;&lt;img class="d-block" width="80" height="112" src="https://one-draw.jp/ijinden/cardlist/002/card/02_030.png" /&gt;&lt;div class="container-num-copies position-absolute bottom-0 start-0 px-1" id="main-2-30-num-copies"&gt;0&lt;/div&gt;&lt;button type="button" class="btn btn-secondary btn-number btn-sm btn-pop position-absolute top-0 start-0" data-type="minus" data-deck="main" data-id="2-30"&gt;-&lt;/button&gt;&lt;button type="button" class="btn btn-secondary btn-number btn-sm btn-push position-absolute top-0 end-0" data-type="plus" data-deck="main" data-id="2-30"&gt;+&lt;/button&gt;&lt;button type="button" class="btn btn-secondary btn-number btn-sm btn-drop position-absolute bottom-0 end-0" data-type="drop" data-id="2-30"&gt;v&lt;/button&gt;&lt;/div&gt;</text:p>
          </table:table-cell>
          <table:table-cell table:formula="of:=CONCATENATE([$HTML.$A$2];[.$B163];[$HTML.$B$2];[.$O163];[$HTML.$C$2];[.$B163];[$HTML.$D$2];[.$B163];[$HTML.$E$2];[.$B163];[$HTML.$F$2];[.$B163];[$HTML.$G$2])" office:value-type="string" office:string-value="&lt;div class=&quot;container-card position-relative me-2 mb-2&quot; id=&quot;side-2-30&quot;&gt;&lt;img class=&quot;d-block&quot; width=&quot;80&quot; height=&quot;112&quot; src=&quot;https://one-draw.jp/ijinden/cardlist/002/card/02_030.png&quot; /&gt;&lt;div class=&quot;container-num-copies position-absolute bottom-0 start-0 px-1&quot; id=&quot;side-2-30-num-copies&quot;&gt;0&lt;/div&gt;&lt;button type=&quot;button&quot; class=&quot;btn btn-secondary btn-number btn-sm btn-pop position-absolute top-0 start-0&quot; data-type=&quot;minus&quot; data-deck=&quot;side&quot; data-id=&quot;2-30&quot;&gt;-&lt;/button&gt;&lt;button type=&quot;button&quot; class=&quot;btn btn-secondary btn-number btn-sm btn-push position-absolute top-0 end-0&quot; data-type=&quot;plus&quot; data-deck=&quot;side&quot; data-id=&quot;2-30&quot;&gt;+&lt;/button&gt;&lt;button type=&quot;button&quot; class=&quot;btn btn-secondary btn-number btn-sm btn-raise position-absolute bottom-0 end-0&quot; data-type=&quot;raise&quot; data-id=&quot;2-30&quot;&gt;^&lt;/button&gt;&lt;/div&gt;" calcext:value-type="string">
            <text:p>&lt;div class="container-card position-relative me-2 mb-2" id="side-2-30"&gt;&lt;img class="d-block" width="80" height="112" src="https://one-draw.jp/ijinden/cardlist/002/card/02_030.png" /&gt;&lt;div class="container-num-copies position-absolute bottom-0 start-0 px-1" id="side-2-30-num-copies"&gt;0&lt;/div&gt;&lt;button type="button" class="btn btn-secondary btn-number btn-sm btn-pop position-absolute top-0 start-0" data-type="minus" data-deck="side" data-id="2-30"&gt;-&lt;/button&gt;&lt;button type="button" class="btn btn-secondary btn-number btn-sm btn-push position-absolute top-0 end-0" data-type="plus" data-deck="side" data-id="2-30"&gt;+&lt;/button&gt;&lt;button type="button" class="btn btn-secondary btn-number btn-sm btn-raise position-absolute bottom-0 end-0" data-type="raise" data-id="2-30"&gt;^&lt;/button&gt;&lt;/div&gt;</text:p>
          </table:table-cell>
          <table:table-cell table:formula="of:=CONCATENATE([$HTML.$A$3];[.F163];[$HTML.$B$3];[.H163];[$HTML.$C$3];[.J163];[$HTML.$D$3];[.N163];[$HTML.$E$3];[.B163];[$HTML.$F$3];[.D163];[$HTML.$G$3];[.B163];[$HTML.$H$3];[.B163];[$HTML.$I$3];[.B163];[$HTML.$J$3];[.B163];[$HTML.$K$3];[.B163];[$HTML.$L$3];[.B163];[$HTML.$M$3];[.B163];[$HTML.$N$3];[.B163];[$HTML.$O$3])" office:value-type="string" office:string-value="&lt;tr data-expansion=&quot;25&quot; data-type=&quot;1&quot; data-color=&quot;8&quot; data-term=&quot;0&quot;&gt;&lt;td&gt;2-30&lt;/td&gt;&lt;td&gt;徳川綱吉&lt;/td&gt;&lt;td&gt;&lt;div class=&quot;input-group&quot;&gt;&lt;button type=&quot;button&quot; class=&quot;btn btn-outline-secondary btn-number&quot; data-type=&quot;minus&quot; data-deck=&quot;main&quot; data-id=&quot;2-30&quot; disabled&gt;-&lt;/button&gt;&lt;input type=&quot;text&quot; class=&quot;form-control input-number&quot; name=&quot;table-main-2-30-num-copies&quot; data-deck=&quot;main&quot; data-id=&quot;2-30&quot; value=&quot;0&quot; min=&quot;0&quot; readonly /&gt;&lt;button type=&quot;button&quot; class=&quot;btn btn-outline-secondary btn-number&quot; data-type=&quot;plus&quot; data-deck=&quot;main&quot; data-id=&quot;2-30&quot;&gt;+&lt;/button&gt;&lt;/div&gt;&lt;/td&gt;&lt;td&gt;&lt;div class=&quot;input-group&quot;&gt;&lt;button type=&quot;button&quot; class=&quot;btn btn-outline-secondary btn-number&quot; data-type=&quot;minus&quot; data-deck=&quot;side&quot; data-id=&quot;2-30&quot; disabled&gt;-&lt;/button&gt;&lt;input type=&quot;text&quot; class=&quot;form-control input-number&quot; name=&quot;table-side-2-30-num-copies&quot; data-deck=&quot;side&quot; data-id=&quot;2-30&quot; value=&quot;0&quot; min=&quot;0&quot; readonly /&gt;&lt;button type=&quot;button&quot; class=&quot;btn btn-outline-secondary btn-number&quot; data-type=&quot;plus&quot; data-deck=&quot;side&quot; data-id=&quot;2-30&quot;&gt;+&lt;/button&gt;&lt;/div&gt;&lt;/td&gt;&lt;/tr&gt;" calcext:value-type="string">
            <text:p>&lt;tr data-expansion="25" data-type="1" data-color="8" data-term="0"&gt;&lt;td&gt;2-30&lt;/td&gt;&lt;td&gt;徳川綱吉&lt;/td&gt;&lt;td&gt;&lt;div class="input-group"&gt;&lt;button type="button" class="btn btn-outline-secondary btn-number" data-type="minus" data-deck="main" data-id="2-30" disabled&gt;-&lt;/button&gt;&lt;input type="text" class="form-control input-number" name="table-main-2-30-num-copies" data-deck="main" data-id="2-30" value="0" min="0" readonly /&gt;&lt;button type="button" class="btn btn-outline-secondary btn-number" data-type="plus" data-deck="main" data-id="2-30"&gt;+&lt;/button&gt;&lt;/div&gt;&lt;/td&gt;&lt;td&gt;&lt;div class="input-group"&gt;&lt;button type="button" class="btn btn-outline-secondary btn-number" data-type="minus" data-deck="side" data-id="2-30" disabled&gt;-&lt;/button&gt;&lt;input type="text" class="form-control input-number" name="table-side-2-30-num-copies" data-deck="side" data-id="2-30" value="0" min="0" readonly /&gt;&lt;button type="button" class="btn btn-outline-secondary btn-number" data-type="plus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O164];[$HTML.$C$1];[.$B164];[$HTML.$D$1];[.$B164];[$HTML.$E$1];[.$B164];[$HTML.$F$1];[.$B164];[$HTML.$G$1])" office:value-type="string" office:string-value="&lt;div class=&quot;container-card position-relative me-2 mb-2&quot; id=&quot;main-2-31&quot;&gt;&lt;img class=&quot;d-block&quot; width=&quot;80&quot; height=&quot;112&quot; src=&quot;https://one-draw.jp/ijinden/cardlist/002/card/02_031.png&quot; /&gt;&lt;div class=&quot;container-num-copies position-absolute bottom-0 start-0 px-1&quot; id=&quot;main-2-31-num-copies&quot;&gt;0&lt;/div&gt;&lt;button type=&quot;button&quot; class=&quot;btn btn-secondary btn-number btn-sm btn-pop position-absolute top-0 start-0&quot; data-type=&quot;minus&quot; data-deck=&quot;main&quot; data-id=&quot;2-31&quot;&gt;-&lt;/button&gt;&lt;button type=&quot;button&quot; class=&quot;btn btn-secondary btn-number btn-sm btn-push position-absolute top-0 end-0&quot; data-type=&quot;plus&quot; data-deck=&quot;main&quot; data-id=&quot;2-31&quot;&gt;+&lt;/button&gt;&lt;button type=&quot;button&quot; class=&quot;btn btn-secondary btn-number btn-sm btn-drop position-absolute bottom-0 end-0&quot; data-type=&quot;drop&quot; data-id=&quot;2-31&quot;&gt;v&lt;/button&gt;&lt;/div&gt;" calcext:value-type="string">
            <text:p>&lt;div class="container-card position-relative me-2 mb-2" id="main-2-31"&gt;&lt;img class="d-block" width="80" height="112" src="https://one-draw.jp/ijinden/cardlist/002/card/02_031.png" /&gt;&lt;div class="container-num-copies position-absolute bottom-0 start-0 px-1" id="main-2-31-num-copies"&gt;0&lt;/div&gt;&lt;button type="button" class="btn btn-secondary btn-number btn-sm btn-pop position-absolute top-0 start-0" data-type="minus" data-deck="main" data-id="2-31"&gt;-&lt;/button&gt;&lt;button type="button" class="btn btn-secondary btn-number btn-sm btn-push position-absolute top-0 end-0" data-type="plus" data-deck="main" data-id="2-31"&gt;+&lt;/button&gt;&lt;button type="button" class="btn btn-secondary btn-number btn-sm btn-drop position-absolute bottom-0 end-0" data-type="drop" data-id="2-31"&gt;v&lt;/button&gt;&lt;/div&gt;</text:p>
          </table:table-cell>
          <table:table-cell table:formula="of:=CONCATENATE([$HTML.$A$2];[.$B164];[$HTML.$B$2];[.$O164];[$HTML.$C$2];[.$B164];[$HTML.$D$2];[.$B164];[$HTML.$E$2];[.$B164];[$HTML.$F$2];[.$B164];[$HTML.$G$2])" office:value-type="string" office:string-value="&lt;div class=&quot;container-card position-relative me-2 mb-2&quot; id=&quot;side-2-31&quot;&gt;&lt;img class=&quot;d-block&quot; width=&quot;80&quot; height=&quot;112&quot; src=&quot;https://one-draw.jp/ijinden/cardlist/002/card/02_031.png&quot; /&gt;&lt;div class=&quot;container-num-copies position-absolute bottom-0 start-0 px-1&quot; id=&quot;side-2-31-num-copies&quot;&gt;0&lt;/div&gt;&lt;button type=&quot;button&quot; class=&quot;btn btn-secondary btn-number btn-sm btn-pop position-absolute top-0 start-0&quot; data-type=&quot;minus&quot; data-deck=&quot;side&quot; data-id=&quot;2-31&quot;&gt;-&lt;/button&gt;&lt;button type=&quot;button&quot; class=&quot;btn btn-secondary btn-number btn-sm btn-push position-absolute top-0 end-0&quot; data-type=&quot;plus&quot; data-deck=&quot;side&quot; data-id=&quot;2-31&quot;&gt;+&lt;/button&gt;&lt;button type=&quot;button&quot; class=&quot;btn btn-secondary btn-number btn-sm btn-raise position-absolute bottom-0 end-0&quot; data-type=&quot;raise&quot; data-id=&quot;2-31&quot;&gt;^&lt;/button&gt;&lt;/div&gt;" calcext:value-type="string">
            <text:p>&lt;div class="container-card position-relative me-2 mb-2" id="side-2-31"&gt;&lt;img class="d-block" width="80" height="112" src="https://one-draw.jp/ijinden/cardlist/002/card/02_031.png" /&gt;&lt;div class="container-num-copies position-absolute bottom-0 start-0 px-1" id="side-2-31-num-copies"&gt;0&lt;/div&gt;&lt;button type="button" class="btn btn-secondary btn-number btn-sm btn-pop position-absolute top-0 start-0" data-type="minus" data-deck="side" data-id="2-31"&gt;-&lt;/button&gt;&lt;button type="button" class="btn btn-secondary btn-number btn-sm btn-push position-absolute top-0 end-0" data-type="plus" data-deck="side" data-id="2-31"&gt;+&lt;/button&gt;&lt;button type="button" class="btn btn-secondary btn-number btn-sm btn-raise position-absolute bottom-0 end-0" data-type="raise" data-id="2-31"&gt;^&lt;/button&gt;&lt;/div&gt;</text:p>
          </table:table-cell>
          <table:table-cell table:formula="of:=CONCATENATE([$HTML.$A$3];[.F164];[$HTML.$B$3];[.H164];[$HTML.$C$3];[.J164];[$HTML.$D$3];[.N164];[$HTML.$E$3];[.B164];[$HTML.$F$3];[.D164];[$HTML.$G$3];[.B164];[$HTML.$H$3];[.B164];[$HTML.$I$3];[.B164];[$HTML.$J$3];[.B164];[$HTML.$K$3];[.B164];[$HTML.$L$3];[.B164];[$HTML.$M$3];[.B164];[$HTML.$N$3];[.B164];[$HTML.$O$3])" office:value-type="string" office:string-value="&lt;tr data-expansion=&quot;25&quot; data-type=&quot;1&quot; data-color=&quot;8&quot; data-term=&quot;0&quot;&gt;&lt;td&gt;2-31&lt;/td&gt;&lt;td&gt;東洲斎写楽&lt;/td&gt;&lt;td&gt;&lt;div class=&quot;input-group&quot;&gt;&lt;button type=&quot;button&quot; class=&quot;btn btn-outline-secondary btn-number&quot; data-type=&quot;minus&quot; data-deck=&quot;main&quot; data-id=&quot;2-31&quot; disabled&gt;-&lt;/button&gt;&lt;input type=&quot;text&quot; class=&quot;form-control input-number&quot; name=&quot;table-main-2-31-num-copies&quot; data-deck=&quot;main&quot; data-id=&quot;2-31&quot; value=&quot;0&quot; min=&quot;0&quot; readonly /&gt;&lt;button type=&quot;button&quot; class=&quot;btn btn-outline-secondary btn-number&quot; data-type=&quot;plus&quot; data-deck=&quot;main&quot; data-id=&quot;2-31&quot;&gt;+&lt;/button&gt;&lt;/div&gt;&lt;/td&gt;&lt;td&gt;&lt;div class=&quot;input-group&quot;&gt;&lt;button type=&quot;button&quot; class=&quot;btn btn-outline-secondary btn-number&quot; data-type=&quot;minus&quot; data-deck=&quot;side&quot; data-id=&quot;2-31&quot; disabled&gt;-&lt;/button&gt;&lt;input type=&quot;text&quot; class=&quot;form-control input-number&quot; name=&quot;table-side-2-31-num-copies&quot; data-deck=&quot;side&quot; data-id=&quot;2-31&quot; value=&quot;0&quot; min=&quot;0&quot; readonly /&gt;&lt;button type=&quot;button&quot; class=&quot;btn btn-outline-secondary btn-number&quot; data-type=&quot;plus&quot; data-deck=&quot;side&quot; data-id=&quot;2-31&quot;&gt;+&lt;/button&gt;&lt;/div&gt;&lt;/td&gt;&lt;/tr&gt;" calcext:value-type="string">
            <text:p>&lt;tr data-expansion="25" data-type="1" data-color="8" data-term="0"&gt;&lt;td&gt;2-31&lt;/td&gt;&lt;td&gt;東洲斎写楽&lt;/td&gt;&lt;td&gt;&lt;div class="input-group"&gt;&lt;button type="button" class="btn btn-outline-secondary btn-number" data-type="minus" data-deck="main" data-id="2-31" disabled&gt;-&lt;/button&gt;&lt;input type="text" class="form-control input-number" name="table-main-2-31-num-copies" data-deck="main" data-id="2-31" value="0" min="0" readonly /&gt;&lt;button type="button" class="btn btn-outline-secondary btn-number" data-type="plus" data-deck="main" data-id="2-31"&gt;+&lt;/button&gt;&lt;/div&gt;&lt;/td&gt;&lt;td&gt;&lt;div class="input-group"&gt;&lt;button type="button" class="btn btn-outline-secondary btn-number" data-type="minus" data-deck="side" data-id="2-31" disabled&gt;-&lt;/button&gt;&lt;input type="text" class="form-control input-number" name="table-side-2-31-num-copies" data-deck="side" data-id="2-31" value="0" min="0" readonly /&gt;&lt;button type="button" class="btn btn-outline-secondary btn-number" data-type="plus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O165];[$HTML.$C$1];[.$B165];[$HTML.$D$1];[.$B165];[$HTML.$E$1];[.$B165];[$HTML.$F$1];[.$B165];[$HTML.$G$1])" office:value-type="string" office:string-value="&lt;div class=&quot;container-card position-relative me-2 mb-2&quot; id=&quot;main-2-32&quot;&gt;&lt;img class=&quot;d-block&quot; width=&quot;80&quot; height=&quot;112&quot; src=&quot;https://one-draw.jp/ijinden/cardlist/002/card/02_032.png&quot; /&gt;&lt;div class=&quot;container-num-copies position-absolute bottom-0 start-0 px-1&quot; id=&quot;main-2-32-num-copies&quot;&gt;0&lt;/div&gt;&lt;button type=&quot;button&quot; class=&quot;btn btn-secondary btn-number btn-sm btn-pop position-absolute top-0 start-0&quot; data-type=&quot;minus&quot; data-deck=&quot;main&quot; data-id=&quot;2-32&quot;&gt;-&lt;/button&gt;&lt;button type=&quot;button&quot; class=&quot;btn btn-secondary btn-number btn-sm btn-push position-absolute top-0 end-0&quot; data-type=&quot;plus&quot; data-deck=&quot;main&quot; data-id=&quot;2-32&quot;&gt;+&lt;/button&gt;&lt;button type=&quot;button&quot; class=&quot;btn btn-secondary btn-number btn-sm btn-drop position-absolute bottom-0 end-0&quot; data-type=&quot;drop&quot; data-id=&quot;2-32&quot;&gt;v&lt;/button&gt;&lt;/div&gt;" calcext:value-type="string">
            <text:p>&lt;div class="container-card position-relative me-2 mb-2" id="main-2-32"&gt;&lt;img class="d-block" width="80" height="112" src="https://one-draw.jp/ijinden/cardlist/002/card/02_032.png" /&gt;&lt;div class="container-num-copies position-absolute bottom-0 start-0 px-1" id="main-2-32-num-copies"&gt;0&lt;/div&gt;&lt;button type="button" class="btn btn-secondary btn-number btn-sm btn-pop position-absolute top-0 start-0" data-type="minus" data-deck="main" data-id="2-32"&gt;-&lt;/button&gt;&lt;button type="button" class="btn btn-secondary btn-number btn-sm btn-push position-absolute top-0 end-0" data-type="plus" data-deck="main" data-id="2-32"&gt;+&lt;/button&gt;&lt;button type="button" class="btn btn-secondary btn-number btn-sm btn-drop position-absolute bottom-0 end-0" data-type="drop" data-id="2-32"&gt;v&lt;/button&gt;&lt;/div&gt;</text:p>
          </table:table-cell>
          <table:table-cell table:formula="of:=CONCATENATE([$HTML.$A$2];[.$B165];[$HTML.$B$2];[.$O165];[$HTML.$C$2];[.$B165];[$HTML.$D$2];[.$B165];[$HTML.$E$2];[.$B165];[$HTML.$F$2];[.$B165];[$HTML.$G$2])" office:value-type="string" office:string-value="&lt;div class=&quot;container-card position-relative me-2 mb-2&quot; id=&quot;side-2-32&quot;&gt;&lt;img class=&quot;d-block&quot; width=&quot;80&quot; height=&quot;112&quot; src=&quot;https://one-draw.jp/ijinden/cardlist/002/card/02_032.png&quot; /&gt;&lt;div class=&quot;container-num-copies position-absolute bottom-0 start-0 px-1&quot; id=&quot;side-2-32-num-copies&quot;&gt;0&lt;/div&gt;&lt;button type=&quot;button&quot; class=&quot;btn btn-secondary btn-number btn-sm btn-pop position-absolute top-0 start-0&quot; data-type=&quot;minus&quot; data-deck=&quot;side&quot; data-id=&quot;2-32&quot;&gt;-&lt;/button&gt;&lt;button type=&quot;button&quot; class=&quot;btn btn-secondary btn-number btn-sm btn-push position-absolute top-0 end-0&quot; data-type=&quot;plus&quot; data-deck=&quot;side&quot; data-id=&quot;2-32&quot;&gt;+&lt;/button&gt;&lt;button type=&quot;button&quot; class=&quot;btn btn-secondary btn-number btn-sm btn-raise position-absolute bottom-0 end-0&quot; data-type=&quot;raise&quot; data-id=&quot;2-32&quot;&gt;^&lt;/button&gt;&lt;/div&gt;" calcext:value-type="string">
            <text:p>&lt;div class="container-card position-relative me-2 mb-2" id="side-2-32"&gt;&lt;img class="d-block" width="80" height="112" src="https://one-draw.jp/ijinden/cardlist/002/card/02_032.png" /&gt;&lt;div class="container-num-copies position-absolute bottom-0 start-0 px-1" id="side-2-32-num-copies"&gt;0&lt;/div&gt;&lt;button type="button" class="btn btn-secondary btn-number btn-sm btn-pop position-absolute top-0 start-0" data-type="minus" data-deck="side" data-id="2-32"&gt;-&lt;/button&gt;&lt;button type="button" class="btn btn-secondary btn-number btn-sm btn-push position-absolute top-0 end-0" data-type="plus" data-deck="side" data-id="2-32"&gt;+&lt;/button&gt;&lt;button type="button" class="btn btn-secondary btn-number btn-sm btn-raise position-absolute bottom-0 end-0" data-type="raise" data-id="2-32"&gt;^&lt;/button&gt;&lt;/div&gt;</text:p>
          </table:table-cell>
          <table:table-cell table:formula="of:=CONCATENATE([$HTML.$A$3];[.F165];[$HTML.$B$3];[.H165];[$HTML.$C$3];[.J165];[$HTML.$D$3];[.N165];[$HTML.$E$3];[.B165];[$HTML.$F$3];[.D165];[$HTML.$G$3];[.B165];[$HTML.$H$3];[.B165];[$HTML.$I$3];[.B165];[$HTML.$J$3];[.B165];[$HTML.$K$3];[.B165];[$HTML.$L$3];[.B165];[$HTML.$M$3];[.B165];[$HTML.$N$3];[.B165];[$HTML.$O$3])" office:value-type="string" office:string-value="&lt;tr data-expansion=&quot;25&quot; data-type=&quot;1&quot; data-color=&quot;16&quot; data-term=&quot;4&quot;&gt;&lt;td&gt;2-32&lt;/td&gt;&lt;td&gt;曹操&lt;/td&gt;&lt;td&gt;&lt;div class=&quot;input-group&quot;&gt;&lt;button type=&quot;button&quot; class=&quot;btn btn-outline-secondary btn-number&quot; data-type=&quot;minus&quot; data-deck=&quot;main&quot; data-id=&quot;2-32&quot; disabled&gt;-&lt;/button&gt;&lt;input type=&quot;text&quot; class=&quot;form-control input-number&quot; name=&quot;table-main-2-32-num-copies&quot; data-deck=&quot;main&quot; data-id=&quot;2-32&quot; value=&quot;0&quot; min=&quot;0&quot; readonly /&gt;&lt;button type=&quot;button&quot; class=&quot;btn btn-outline-secondary btn-number&quot; data-type=&quot;plus&quot; data-deck=&quot;main&quot; data-id=&quot;2-32&quot;&gt;+&lt;/button&gt;&lt;/div&gt;&lt;/td&gt;&lt;td&gt;&lt;div class=&quot;input-group&quot;&gt;&lt;button type=&quot;button&quot; class=&quot;btn btn-outline-secondary btn-number&quot; data-type=&quot;minus&quot; data-deck=&quot;side&quot; data-id=&quot;2-32&quot; disabled&gt;-&lt;/button&gt;&lt;input type=&quot;text&quot; class=&quot;form-control input-number&quot; name=&quot;table-side-2-32-num-copies&quot; data-deck=&quot;side&quot; data-id=&quot;2-32&quot; value=&quot;0&quot; min=&quot;0&quot; readonly /&gt;&lt;button type=&quot;button&quot; class=&quot;btn btn-outline-secondary btn-number&quot; data-type=&quot;plus&quot; data-deck=&quot;side&quot; data-id=&quot;2-32&quot;&gt;+&lt;/button&gt;&lt;/div&gt;&lt;/td&gt;&lt;/tr&gt;" calcext:value-type="string">
            <text:p>&lt;tr data-expansion="25" data-type="1" data-color="16" data-term="4"&gt;&lt;td&gt;2-32&lt;/td&gt;&lt;td&gt;曹操&lt;/td&gt;&lt;td&gt;&lt;div class="input-group"&gt;&lt;button type="button" class="btn btn-outline-secondary btn-number" data-type="minus" data-deck="main" data-id="2-32" disabled&gt;-&lt;/button&gt;&lt;input type="text" class="form-control input-number" name="table-main-2-32-num-copies" data-deck="main" data-id="2-32" value="0" min="0" readonly /&gt;&lt;button type="button" class="btn btn-outline-secondary btn-number" data-type="plus" data-deck="main" data-id="2-32"&gt;+&lt;/button&gt;&lt;/div&gt;&lt;/td&gt;&lt;td&gt;&lt;div class="input-group"&gt;&lt;button type="button" class="btn btn-outline-secondary btn-number" data-type="minus" data-deck="side" data-id="2-32" disabled&gt;-&lt;/button&gt;&lt;input type="text" class="form-control input-number" name="table-side-2-32-num-copies" data-deck="side" data-id="2-32" value="0" min="0" readonly /&gt;&lt;button type="button" class="btn btn-outline-secondary btn-number" data-type="plus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O166];[$HTML.$C$1];[.$B166];[$HTML.$D$1];[.$B166];[$HTML.$E$1];[.$B166];[$HTML.$F$1];[.$B166];[$HTML.$G$1])" office:value-type="string" office:string-value="&lt;div class=&quot;container-card position-relative me-2 mb-2&quot; id=&quot;main-2-33&quot;&gt;&lt;img class=&quot;d-block&quot; width=&quot;80&quot; height=&quot;112&quot; src=&quot;https://one-draw.jp/ijinden/cardlist/002/card/02_033.png&quot; /&gt;&lt;div class=&quot;container-num-copies position-absolute bottom-0 start-0 px-1&quot; id=&quot;main-2-33-num-copies&quot;&gt;0&lt;/div&gt;&lt;button type=&quot;button&quot; class=&quot;btn btn-secondary btn-number btn-sm btn-pop position-absolute top-0 start-0&quot; data-type=&quot;minus&quot; data-deck=&quot;main&quot; data-id=&quot;2-33&quot;&gt;-&lt;/button&gt;&lt;button type=&quot;button&quot; class=&quot;btn btn-secondary btn-number btn-sm btn-push position-absolute top-0 end-0&quot; data-type=&quot;plus&quot; data-deck=&quot;main&quot; data-id=&quot;2-33&quot;&gt;+&lt;/button&gt;&lt;button type=&quot;button&quot; class=&quot;btn btn-secondary btn-number btn-sm btn-drop position-absolute bottom-0 end-0&quot; data-type=&quot;drop&quot; data-id=&quot;2-33&quot;&gt;v&lt;/button&gt;&lt;/div&gt;" calcext:value-type="string">
            <text:p>&lt;div class="container-card position-relative me-2 mb-2" id="main-2-33"&gt;&lt;img class="d-block" width="80" height="112" src="https://one-draw.jp/ijinden/cardlist/002/card/02_033.png" /&gt;&lt;div class="container-num-copies position-absolute bottom-0 start-0 px-1" id="main-2-33-num-copies"&gt;0&lt;/div&gt;&lt;button type="button" class="btn btn-secondary btn-number btn-sm btn-pop position-absolute top-0 start-0" data-type="minus" data-deck="main" data-id="2-33"&gt;-&lt;/button&gt;&lt;button type="button" class="btn btn-secondary btn-number btn-sm btn-push position-absolute top-0 end-0" data-type="plus" data-deck="main" data-id="2-33"&gt;+&lt;/button&gt;&lt;button type="button" class="btn btn-secondary btn-number btn-sm btn-drop position-absolute bottom-0 end-0" data-type="drop" data-id="2-33"&gt;v&lt;/button&gt;&lt;/div&gt;</text:p>
          </table:table-cell>
          <table:table-cell table:formula="of:=CONCATENATE([$HTML.$A$2];[.$B166];[$HTML.$B$2];[.$O166];[$HTML.$C$2];[.$B166];[$HTML.$D$2];[.$B166];[$HTML.$E$2];[.$B166];[$HTML.$F$2];[.$B166];[$HTML.$G$2])" office:value-type="string" office:string-value="&lt;div class=&quot;container-card position-relative me-2 mb-2&quot; id=&quot;side-2-33&quot;&gt;&lt;img class=&quot;d-block&quot; width=&quot;80&quot; height=&quot;112&quot; src=&quot;https://one-draw.jp/ijinden/cardlist/002/card/02_033.png&quot; /&gt;&lt;div class=&quot;container-num-copies position-absolute bottom-0 start-0 px-1&quot; id=&quot;side-2-33-num-copies&quot;&gt;0&lt;/div&gt;&lt;button type=&quot;button&quot; class=&quot;btn btn-secondary btn-number btn-sm btn-pop position-absolute top-0 start-0&quot; data-type=&quot;minus&quot; data-deck=&quot;side&quot; data-id=&quot;2-33&quot;&gt;-&lt;/button&gt;&lt;button type=&quot;button&quot; class=&quot;btn btn-secondary btn-number btn-sm btn-push position-absolute top-0 end-0&quot; data-type=&quot;plus&quot; data-deck=&quot;side&quot; data-id=&quot;2-33&quot;&gt;+&lt;/button&gt;&lt;button type=&quot;button&quot; class=&quot;btn btn-secondary btn-number btn-sm btn-raise position-absolute bottom-0 end-0&quot; data-type=&quot;raise&quot; data-id=&quot;2-33&quot;&gt;^&lt;/button&gt;&lt;/div&gt;" calcext:value-type="string">
            <text:p>&lt;div class="container-card position-relative me-2 mb-2" id="side-2-33"&gt;&lt;img class="d-block" width="80" height="112" src="https://one-draw.jp/ijinden/cardlist/002/card/02_033.png" /&gt;&lt;div class="container-num-copies position-absolute bottom-0 start-0 px-1" id="side-2-33-num-copies"&gt;0&lt;/div&gt;&lt;button type="button" class="btn btn-secondary btn-number btn-sm btn-pop position-absolute top-0 start-0" data-type="minus" data-deck="side" data-id="2-33"&gt;-&lt;/button&gt;&lt;button type="button" class="btn btn-secondary btn-number btn-sm btn-push position-absolute top-0 end-0" data-type="plus" data-deck="side" data-id="2-33"&gt;+&lt;/button&gt;&lt;button type="button" class="btn btn-secondary btn-number btn-sm btn-raise position-absolute bottom-0 end-0" data-type="raise" data-id="2-33"&gt;^&lt;/button&gt;&lt;/div&gt;</text:p>
          </table:table-cell>
          <table:table-cell table:formula="of:=CONCATENATE([$HTML.$A$3];[.F166];[$HTML.$B$3];[.H166];[$HTML.$C$3];[.J166];[$HTML.$D$3];[.N166];[$HTML.$E$3];[.B166];[$HTML.$F$3];[.D166];[$HTML.$G$3];[.B166];[$HTML.$H$3];[.B166];[$HTML.$I$3];[.B166];[$HTML.$J$3];[.B166];[$HTML.$K$3];[.B166];[$HTML.$L$3];[.B166];[$HTML.$M$3];[.B166];[$HTML.$N$3];[.B166];[$HTML.$O$3])" office:value-type="string" office:string-value="&lt;tr data-expansion=&quot;25&quot; data-type=&quot;1&quot; data-color=&quot;16&quot; data-term=&quot;0&quot;&gt;&lt;td&gt;2-33&lt;/td&gt;&lt;td&gt;張角&lt;/td&gt;&lt;td&gt;&lt;div class=&quot;input-group&quot;&gt;&lt;button type=&quot;button&quot; class=&quot;btn btn-outline-secondary btn-number&quot; data-type=&quot;minus&quot; data-deck=&quot;main&quot; data-id=&quot;2-33&quot; disabled&gt;-&lt;/button&gt;&lt;input type=&quot;text&quot; class=&quot;form-control input-number&quot; name=&quot;table-main-2-33-num-copies&quot; data-deck=&quot;main&quot; data-id=&quot;2-33&quot; value=&quot;0&quot; min=&quot;0&quot; readonly /&gt;&lt;button type=&quot;button&quot; class=&quot;btn btn-outline-secondary btn-number&quot; data-type=&quot;plus&quot; data-deck=&quot;main&quot; data-id=&quot;2-33&quot;&gt;+&lt;/button&gt;&lt;/div&gt;&lt;/td&gt;&lt;td&gt;&lt;div class=&quot;input-group&quot;&gt;&lt;button type=&quot;button&quot; class=&quot;btn btn-outline-secondary btn-number&quot; data-type=&quot;minus&quot; data-deck=&quot;side&quot; data-id=&quot;2-33&quot; disabled&gt;-&lt;/button&gt;&lt;input type=&quot;text&quot; class=&quot;form-control input-number&quot; name=&quot;table-side-2-33-num-copies&quot; data-deck=&quot;side&quot; data-id=&quot;2-33&quot; value=&quot;0&quot; min=&quot;0&quot; readonly /&gt;&lt;button type=&quot;button&quot; class=&quot;btn btn-outline-secondary btn-number&quot; data-type=&quot;plus&quot; data-deck=&quot;side&quot; data-id=&quot;2-33&quot;&gt;+&lt;/button&gt;&lt;/div&gt;&lt;/td&gt;&lt;/tr&gt;" calcext:value-type="string">
            <text:p>&lt;tr data-expansion="25" data-type="1" data-color="16" data-term="0"&gt;&lt;td&gt;2-33&lt;/td&gt;&lt;td&gt;張角&lt;/td&gt;&lt;td&gt;&lt;div class="input-group"&gt;&lt;button type="button" class="btn btn-outline-secondary btn-number" data-type="minus" data-deck="main" data-id="2-33" disabled&gt;-&lt;/button&gt;&lt;input type="text" class="form-control input-number" name="table-main-2-33-num-copies" data-deck="main" data-id="2-33" value="0" min="0" readonly /&gt;&lt;button type="button" class="btn btn-outline-secondary btn-number" data-type="plus" data-deck="main" data-id="2-33"&gt;+&lt;/button&gt;&lt;/div&gt;&lt;/td&gt;&lt;td&gt;&lt;div class="input-group"&gt;&lt;button type="button" class="btn btn-outline-secondary btn-number" data-type="minus" data-deck="side" data-id="2-33" disabled&gt;-&lt;/button&gt;&lt;input type="text" class="form-control input-number" name="table-side-2-33-num-copies" data-deck="side" data-id="2-33" value="0" min="0" readonly /&gt;&lt;button type="button" class="btn btn-outline-secondary btn-number" data-type="plus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O167];[$HTML.$C$1];[.$B167];[$HTML.$D$1];[.$B167];[$HTML.$E$1];[.$B167];[$HTML.$F$1];[.$B167];[$HTML.$G$1])" office:value-type="string" office:string-value="&lt;div class=&quot;container-card position-relative me-2 mb-2&quot; id=&quot;main-2-34&quot;&gt;&lt;img class=&quot;d-block&quot; width=&quot;80&quot; height=&quot;112&quot; src=&quot;https://one-draw.jp/ijinden/cardlist/002/card/02_034.png&quot; /&gt;&lt;div class=&quot;container-num-copies position-absolute bottom-0 start-0 px-1&quot; id=&quot;main-2-34-num-copies&quot;&gt;0&lt;/div&gt;&lt;button type=&quot;button&quot; class=&quot;btn btn-secondary btn-number btn-sm btn-pop position-absolute top-0 start-0&quot; data-type=&quot;minus&quot; data-deck=&quot;main&quot; data-id=&quot;2-34&quot;&gt;-&lt;/button&gt;&lt;button type=&quot;button&quot; class=&quot;btn btn-secondary btn-number btn-sm btn-push position-absolute top-0 end-0&quot; data-type=&quot;plus&quot; data-deck=&quot;main&quot; data-id=&quot;2-34&quot;&gt;+&lt;/button&gt;&lt;button type=&quot;button&quot; class=&quot;btn btn-secondary btn-number btn-sm btn-drop position-absolute bottom-0 end-0&quot; data-type=&quot;drop&quot; data-id=&quot;2-34&quot;&gt;v&lt;/button&gt;&lt;/div&gt;" calcext:value-type="string">
            <text:p>&lt;div class="container-card position-relative me-2 mb-2" id="main-2-34"&gt;&lt;img class="d-block" width="80" height="112" src="https://one-draw.jp/ijinden/cardlist/002/card/02_034.png" /&gt;&lt;div class="container-num-copies position-absolute bottom-0 start-0 px-1" id="main-2-34-num-copies"&gt;0&lt;/div&gt;&lt;button type="button" class="btn btn-secondary btn-number btn-sm btn-pop position-absolute top-0 start-0" data-type="minus" data-deck="main" data-id="2-34"&gt;-&lt;/button&gt;&lt;button type="button" class="btn btn-secondary btn-number btn-sm btn-push position-absolute top-0 end-0" data-type="plus" data-deck="main" data-id="2-34"&gt;+&lt;/button&gt;&lt;button type="button" class="btn btn-secondary btn-number btn-sm btn-drop position-absolute bottom-0 end-0" data-type="drop" data-id="2-34"&gt;v&lt;/button&gt;&lt;/div&gt;</text:p>
          </table:table-cell>
          <table:table-cell table:formula="of:=CONCATENATE([$HTML.$A$2];[.$B167];[$HTML.$B$2];[.$O167];[$HTML.$C$2];[.$B167];[$HTML.$D$2];[.$B167];[$HTML.$E$2];[.$B167];[$HTML.$F$2];[.$B167];[$HTML.$G$2])" office:value-type="string" office:string-value="&lt;div class=&quot;container-card position-relative me-2 mb-2&quot; id=&quot;side-2-34&quot;&gt;&lt;img class=&quot;d-block&quot; width=&quot;80&quot; height=&quot;112&quot; src=&quot;https://one-draw.jp/ijinden/cardlist/002/card/02_034.png&quot; /&gt;&lt;div class=&quot;container-num-copies position-absolute bottom-0 start-0 px-1&quot; id=&quot;side-2-34-num-copies&quot;&gt;0&lt;/div&gt;&lt;button type=&quot;button&quot; class=&quot;btn btn-secondary btn-number btn-sm btn-pop position-absolute top-0 start-0&quot; data-type=&quot;minus&quot; data-deck=&quot;side&quot; data-id=&quot;2-34&quot;&gt;-&lt;/button&gt;&lt;button type=&quot;button&quot; class=&quot;btn btn-secondary btn-number btn-sm btn-push position-absolute top-0 end-0&quot; data-type=&quot;plus&quot; data-deck=&quot;side&quot; data-id=&quot;2-34&quot;&gt;+&lt;/button&gt;&lt;button type=&quot;button&quot; class=&quot;btn btn-secondary btn-number btn-sm btn-raise position-absolute bottom-0 end-0&quot; data-type=&quot;raise&quot; data-id=&quot;2-34&quot;&gt;^&lt;/button&gt;&lt;/div&gt;" calcext:value-type="string">
            <text:p>&lt;div class="container-card position-relative me-2 mb-2" id="side-2-34"&gt;&lt;img class="d-block" width="80" height="112" src="https://one-draw.jp/ijinden/cardlist/002/card/02_034.png" /&gt;&lt;div class="container-num-copies position-absolute bottom-0 start-0 px-1" id="side-2-34-num-copies"&gt;0&lt;/div&gt;&lt;button type="button" class="btn btn-secondary btn-number btn-sm btn-pop position-absolute top-0 start-0" data-type="minus" data-deck="side" data-id="2-34"&gt;-&lt;/button&gt;&lt;button type="button" class="btn btn-secondary btn-number btn-sm btn-push position-absolute top-0 end-0" data-type="plus" data-deck="side" data-id="2-34"&gt;+&lt;/button&gt;&lt;button type="button" class="btn btn-secondary btn-number btn-sm btn-raise position-absolute bottom-0 end-0" data-type="raise" data-id="2-34"&gt;^&lt;/button&gt;&lt;/div&gt;</text:p>
          </table:table-cell>
          <table:table-cell table:formula="of:=CONCATENATE([$HTML.$A$3];[.F167];[$HTML.$B$3];[.H167];[$HTML.$C$3];[.J167];[$HTML.$D$3];[.N167];[$HTML.$E$3];[.B167];[$HTML.$F$3];[.D167];[$HTML.$G$3];[.B167];[$HTML.$H$3];[.B167];[$HTML.$I$3];[.B167];[$HTML.$J$3];[.B167];[$HTML.$K$3];[.B167];[$HTML.$L$3];[.B167];[$HTML.$M$3];[.B167];[$HTML.$N$3];[.B167];[$HTML.$O$3])" office:value-type="string" office:string-value="&lt;tr data-expansion=&quot;25&quot; data-type=&quot;1&quot; data-color=&quot;16&quot; data-term=&quot;0&quot;&gt;&lt;td&gt;2-34&lt;/td&gt;&lt;td&gt;劉備&lt;/td&gt;&lt;td&gt;&lt;div class=&quot;input-group&quot;&gt;&lt;button type=&quot;button&quot; class=&quot;btn btn-outline-secondary btn-number&quot; data-type=&quot;minus&quot; data-deck=&quot;main&quot; data-id=&quot;2-34&quot; disabled&gt;-&lt;/button&gt;&lt;input type=&quot;text&quot; class=&quot;form-control input-number&quot; name=&quot;table-main-2-34-num-copies&quot; data-deck=&quot;main&quot; data-id=&quot;2-34&quot; value=&quot;0&quot; min=&quot;0&quot; readonly /&gt;&lt;button type=&quot;button&quot; class=&quot;btn btn-outline-secondary btn-number&quot; data-type=&quot;plus&quot; data-deck=&quot;main&quot; data-id=&quot;2-34&quot;&gt;+&lt;/button&gt;&lt;/div&gt;&lt;/td&gt;&lt;td&gt;&lt;div class=&quot;input-group&quot;&gt;&lt;button type=&quot;button&quot; class=&quot;btn btn-outline-secondary btn-number&quot; data-type=&quot;minus&quot; data-deck=&quot;side&quot; data-id=&quot;2-34&quot; disabled&gt;-&lt;/button&gt;&lt;input type=&quot;text&quot; class=&quot;form-control input-number&quot; name=&quot;table-side-2-34-num-copies&quot; data-deck=&quot;side&quot; data-id=&quot;2-34&quot; value=&quot;0&quot; min=&quot;0&quot; readonly /&gt;&lt;button type=&quot;button&quot; class=&quot;btn btn-outline-secondary btn-number&quot; data-type=&quot;plus&quot; data-deck=&quot;side&quot; data-id=&quot;2-34&quot;&gt;+&lt;/button&gt;&lt;/div&gt;&lt;/td&gt;&lt;/tr&gt;" calcext:value-type="string">
            <text:p>&lt;tr data-expansion="25" data-type="1" data-color="16" data-term="0"&gt;&lt;td&gt;2-34&lt;/td&gt;&lt;td&gt;劉備&lt;/td&gt;&lt;td&gt;&lt;div class="input-group"&gt;&lt;button type="button" class="btn btn-outline-secondary btn-number" data-type="minus" data-deck="main" data-id="2-34" disabled&gt;-&lt;/button&gt;&lt;input type="text" class="form-control input-number" name="table-main-2-34-num-copies" data-deck="main" data-id="2-34" value="0" min="0" readonly /&gt;&lt;button type="button" class="btn btn-outline-secondary btn-number" data-type="plus" data-deck="main" data-id="2-34"&gt;+&lt;/button&gt;&lt;/div&gt;&lt;/td&gt;&lt;td&gt;&lt;div class="input-group"&gt;&lt;button type="button" class="btn btn-outline-secondary btn-number" data-type="minus" data-deck="side" data-id="2-34" disabled&gt;-&lt;/button&gt;&lt;input type="text" class="form-control input-number" name="table-side-2-34-num-copies" data-deck="side" data-id="2-34" value="0" min="0" readonly /&gt;&lt;button type="button" class="btn btn-outline-secondary btn-number" data-type="plus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O168];[$HTML.$C$1];[.$B168];[$HTML.$D$1];[.$B168];[$HTML.$E$1];[.$B168];[$HTML.$F$1];[.$B168];[$HTML.$G$1])" office:value-type="string" office:string-value="&lt;div class=&quot;container-card position-relative me-2 mb-2&quot; id=&quot;main-2-35&quot;&gt;&lt;img class=&quot;d-block&quot; width=&quot;80&quot; height=&quot;112&quot; src=&quot;https://one-draw.jp/ijinden/cardlist/002/card/02_035.png&quot; /&gt;&lt;div class=&quot;container-num-copies position-absolute bottom-0 start-0 px-1&quot; id=&quot;main-2-35-num-copies&quot;&gt;0&lt;/div&gt;&lt;button type=&quot;button&quot; class=&quot;btn btn-secondary btn-number btn-sm btn-pop position-absolute top-0 start-0&quot; data-type=&quot;minus&quot; data-deck=&quot;main&quot; data-id=&quot;2-35&quot;&gt;-&lt;/button&gt;&lt;button type=&quot;button&quot; class=&quot;btn btn-secondary btn-number btn-sm btn-push position-absolute top-0 end-0&quot; data-type=&quot;plus&quot; data-deck=&quot;main&quot; data-id=&quot;2-35&quot;&gt;+&lt;/button&gt;&lt;button type=&quot;button&quot; class=&quot;btn btn-secondary btn-number btn-sm btn-drop position-absolute bottom-0 end-0&quot; data-type=&quot;drop&quot; data-id=&quot;2-35&quot;&gt;v&lt;/button&gt;&lt;/div&gt;" calcext:value-type="string">
            <text:p>&lt;div class="container-card position-relative me-2 mb-2" id="main-2-35"&gt;&lt;img class="d-block" width="80" height="112" src="https://one-draw.jp/ijinden/cardlist/002/card/02_035.png" /&gt;&lt;div class="container-num-copies position-absolute bottom-0 start-0 px-1" id="main-2-35-num-copies"&gt;0&lt;/div&gt;&lt;button type="button" class="btn btn-secondary btn-number btn-sm btn-pop position-absolute top-0 start-0" data-type="minus" data-deck="main" data-id="2-35"&gt;-&lt;/button&gt;&lt;button type="button" class="btn btn-secondary btn-number btn-sm btn-push position-absolute top-0 end-0" data-type="plus" data-deck="main" data-id="2-35"&gt;+&lt;/button&gt;&lt;button type="button" class="btn btn-secondary btn-number btn-sm btn-drop position-absolute bottom-0 end-0" data-type="drop" data-id="2-35"&gt;v&lt;/button&gt;&lt;/div&gt;</text:p>
          </table:table-cell>
          <table:table-cell table:formula="of:=CONCATENATE([$HTML.$A$2];[.$B168];[$HTML.$B$2];[.$O168];[$HTML.$C$2];[.$B168];[$HTML.$D$2];[.$B168];[$HTML.$E$2];[.$B168];[$HTML.$F$2];[.$B168];[$HTML.$G$2])" office:value-type="string" office:string-value="&lt;div class=&quot;container-card position-relative me-2 mb-2&quot; id=&quot;side-2-35&quot;&gt;&lt;img class=&quot;d-block&quot; width=&quot;80&quot; height=&quot;112&quot; src=&quot;https://one-draw.jp/ijinden/cardlist/002/card/02_035.png&quot; /&gt;&lt;div class=&quot;container-num-copies position-absolute bottom-0 start-0 px-1&quot; id=&quot;side-2-35-num-copies&quot;&gt;0&lt;/div&gt;&lt;button type=&quot;button&quot; class=&quot;btn btn-secondary btn-number btn-sm btn-pop position-absolute top-0 start-0&quot; data-type=&quot;minus&quot; data-deck=&quot;side&quot; data-id=&quot;2-35&quot;&gt;-&lt;/button&gt;&lt;button type=&quot;button&quot; class=&quot;btn btn-secondary btn-number btn-sm btn-push position-absolute top-0 end-0&quot; data-type=&quot;plus&quot; data-deck=&quot;side&quot; data-id=&quot;2-35&quot;&gt;+&lt;/button&gt;&lt;button type=&quot;button&quot; class=&quot;btn btn-secondary btn-number btn-sm btn-raise position-absolute bottom-0 end-0&quot; data-type=&quot;raise&quot; data-id=&quot;2-35&quot;&gt;^&lt;/button&gt;&lt;/div&gt;" calcext:value-type="string">
            <text:p>&lt;div class="container-card position-relative me-2 mb-2" id="side-2-35"&gt;&lt;img class="d-block" width="80" height="112" src="https://one-draw.jp/ijinden/cardlist/002/card/02_035.png" /&gt;&lt;div class="container-num-copies position-absolute bottom-0 start-0 px-1" id="side-2-35-num-copies"&gt;0&lt;/div&gt;&lt;button type="button" class="btn btn-secondary btn-number btn-sm btn-pop position-absolute top-0 start-0" data-type="minus" data-deck="side" data-id="2-35"&gt;-&lt;/button&gt;&lt;button type="button" class="btn btn-secondary btn-number btn-sm btn-push position-absolute top-0 end-0" data-type="plus" data-deck="side" data-id="2-35"&gt;+&lt;/button&gt;&lt;button type="button" class="btn btn-secondary btn-number btn-sm btn-raise position-absolute bottom-0 end-0" data-type="raise" data-id="2-35"&gt;^&lt;/button&gt;&lt;/div&gt;</text:p>
          </table:table-cell>
          <table:table-cell table:formula="of:=CONCATENATE([$HTML.$A$3];[.F168];[$HTML.$B$3];[.H168];[$HTML.$C$3];[.J168];[$HTML.$D$3];[.N168];[$HTML.$E$3];[.B168];[$HTML.$F$3];[.D168];[$HTML.$G$3];[.B168];[$HTML.$H$3];[.B168];[$HTML.$I$3];[.B168];[$HTML.$J$3];[.B168];[$HTML.$K$3];[.B168];[$HTML.$L$3];[.B168];[$HTML.$M$3];[.B168];[$HTML.$N$3];[.B168];[$HTML.$O$3])" office:value-type="string" office:string-value="&lt;tr data-expansion=&quot;25&quot; data-type=&quot;1&quot; data-color=&quot;16&quot; data-term=&quot;0&quot;&gt;&lt;td&gt;2-35&lt;/td&gt;&lt;td&gt;司馬懿&lt;/td&gt;&lt;td&gt;&lt;div class=&quot;input-group&quot;&gt;&lt;button type=&quot;button&quot; class=&quot;btn btn-outline-secondary btn-number&quot; data-type=&quot;minus&quot; data-deck=&quot;main&quot; data-id=&quot;2-35&quot; disabled&gt;-&lt;/button&gt;&lt;input type=&quot;text&quot; class=&quot;form-control input-number&quot; name=&quot;table-main-2-35-num-copies&quot; data-deck=&quot;main&quot; data-id=&quot;2-35&quot; value=&quot;0&quot; min=&quot;0&quot; readonly /&gt;&lt;button type=&quot;button&quot; class=&quot;btn btn-outline-secondary btn-number&quot; data-type=&quot;plus&quot; data-deck=&quot;main&quot; data-id=&quot;2-35&quot;&gt;+&lt;/button&gt;&lt;/div&gt;&lt;/td&gt;&lt;td&gt;&lt;div class=&quot;input-group&quot;&gt;&lt;button type=&quot;button&quot; class=&quot;btn btn-outline-secondary btn-number&quot; data-type=&quot;minus&quot; data-deck=&quot;side&quot; data-id=&quot;2-35&quot; disabled&gt;-&lt;/button&gt;&lt;input type=&quot;text&quot; class=&quot;form-control input-number&quot; name=&quot;table-side-2-35-num-copies&quot; data-deck=&quot;side&quot; data-id=&quot;2-35&quot; value=&quot;0&quot; min=&quot;0&quot; readonly /&gt;&lt;button type=&quot;button&quot; class=&quot;btn btn-outline-secondary btn-number&quot; data-type=&quot;plus&quot; data-deck=&quot;side&quot; data-id=&quot;2-35&quot;&gt;+&lt;/button&gt;&lt;/div&gt;&lt;/td&gt;&lt;/tr&gt;" calcext:value-type="string">
            <text:p>&lt;tr data-expansion="25" data-type="1" data-color="16" data-term="0"&gt;&lt;td&gt;2-35&lt;/td&gt;&lt;td&gt;司馬懿&lt;/td&gt;&lt;td&gt;&lt;div class="input-group"&gt;&lt;button type="button" class="btn btn-outline-secondary btn-number" data-type="minus" data-deck="main" data-id="2-35" disabled&gt;-&lt;/button&gt;&lt;input type="text" class="form-control input-number" name="table-main-2-35-num-copies" data-deck="main" data-id="2-35" value="0" min="0" readonly /&gt;&lt;button type="button" class="btn btn-outline-secondary btn-number" data-type="plus" data-deck="main" data-id="2-35"&gt;+&lt;/button&gt;&lt;/div&gt;&lt;/td&gt;&lt;td&gt;&lt;div class="input-group"&gt;&lt;button type="button" class="btn btn-outline-secondary btn-number" data-type="minus" data-deck="side" data-id="2-35" disabled&gt;-&lt;/button&gt;&lt;input type="text" class="form-control input-number" name="table-side-2-35-num-copies" data-deck="side" data-id="2-35" value="0" min="0" readonly /&gt;&lt;button type="button" class="btn btn-outline-secondary btn-number" data-type="plus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O169];[$HTML.$C$1];[.$B169];[$HTML.$D$1];[.$B169];[$HTML.$E$1];[.$B169];[$HTML.$F$1];[.$B169];[$HTML.$G$1])" office:value-type="string" office:string-value="&lt;div class=&quot;container-card position-relative me-2 mb-2&quot; id=&quot;main-2-36&quot;&gt;&lt;img class=&quot;d-block&quot; width=&quot;80&quot; height=&quot;112&quot; src=&quot;https://one-draw.jp/ijinden/cardlist/002/card/02_036.png&quot; /&gt;&lt;div class=&quot;container-num-copies position-absolute bottom-0 start-0 px-1&quot; id=&quot;main-2-36-num-copies&quot;&gt;0&lt;/div&gt;&lt;button type=&quot;button&quot; class=&quot;btn btn-secondary btn-number btn-sm btn-pop position-absolute top-0 start-0&quot; data-type=&quot;minus&quot; data-deck=&quot;main&quot; data-id=&quot;2-36&quot;&gt;-&lt;/button&gt;&lt;button type=&quot;button&quot; class=&quot;btn btn-secondary btn-number btn-sm btn-push position-absolute top-0 end-0&quot; data-type=&quot;plus&quot; data-deck=&quot;main&quot; data-id=&quot;2-36&quot;&gt;+&lt;/button&gt;&lt;button type=&quot;button&quot; class=&quot;btn btn-secondary btn-number btn-sm btn-drop position-absolute bottom-0 end-0&quot; data-type=&quot;drop&quot; data-id=&quot;2-36&quot;&gt;v&lt;/button&gt;&lt;/div&gt;" calcext:value-type="string">
            <text:p>&lt;div class="container-card position-relative me-2 mb-2" id="main-2-36"&gt;&lt;img class="d-block" width="80" height="112" src="https://one-draw.jp/ijinden/cardlist/002/card/02_036.png" /&gt;&lt;div class="container-num-copies position-absolute bottom-0 start-0 px-1" id="main-2-36-num-copies"&gt;0&lt;/div&gt;&lt;button type="button" class="btn btn-secondary btn-number btn-sm btn-pop position-absolute top-0 start-0" data-type="minus" data-deck="main" data-id="2-36"&gt;-&lt;/button&gt;&lt;button type="button" class="btn btn-secondary btn-number btn-sm btn-push position-absolute top-0 end-0" data-type="plus" data-deck="main" data-id="2-36"&gt;+&lt;/button&gt;&lt;button type="button" class="btn btn-secondary btn-number btn-sm btn-drop position-absolute bottom-0 end-0" data-type="drop" data-id="2-36"&gt;v&lt;/button&gt;&lt;/div&gt;</text:p>
          </table:table-cell>
          <table:table-cell table:formula="of:=CONCATENATE([$HTML.$A$2];[.$B169];[$HTML.$B$2];[.$O169];[$HTML.$C$2];[.$B169];[$HTML.$D$2];[.$B169];[$HTML.$E$2];[.$B169];[$HTML.$F$2];[.$B169];[$HTML.$G$2])" office:value-type="string" office:string-value="&lt;div class=&quot;container-card position-relative me-2 mb-2&quot; id=&quot;side-2-36&quot;&gt;&lt;img class=&quot;d-block&quot; width=&quot;80&quot; height=&quot;112&quot; src=&quot;https://one-draw.jp/ijinden/cardlist/002/card/02_036.png&quot; /&gt;&lt;div class=&quot;container-num-copies position-absolute bottom-0 start-0 px-1&quot; id=&quot;side-2-36-num-copies&quot;&gt;0&lt;/div&gt;&lt;button type=&quot;button&quot; class=&quot;btn btn-secondary btn-number btn-sm btn-pop position-absolute top-0 start-0&quot; data-type=&quot;minus&quot; data-deck=&quot;side&quot; data-id=&quot;2-36&quot;&gt;-&lt;/button&gt;&lt;button type=&quot;button&quot; class=&quot;btn btn-secondary btn-number btn-sm btn-push position-absolute top-0 end-0&quot; data-type=&quot;plus&quot; data-deck=&quot;side&quot; data-id=&quot;2-36&quot;&gt;+&lt;/button&gt;&lt;button type=&quot;button&quot; class=&quot;btn btn-secondary btn-number btn-sm btn-raise position-absolute bottom-0 end-0&quot; data-type=&quot;raise&quot; data-id=&quot;2-36&quot;&gt;^&lt;/button&gt;&lt;/div&gt;" calcext:value-type="string">
            <text:p>&lt;div class="container-card position-relative me-2 mb-2" id="side-2-36"&gt;&lt;img class="d-block" width="80" height="112" src="https://one-draw.jp/ijinden/cardlist/002/card/02_036.png" /&gt;&lt;div class="container-num-copies position-absolute bottom-0 start-0 px-1" id="side-2-36-num-copies"&gt;0&lt;/div&gt;&lt;button type="button" class="btn btn-secondary btn-number btn-sm btn-pop position-absolute top-0 start-0" data-type="minus" data-deck="side" data-id="2-36"&gt;-&lt;/button&gt;&lt;button type="button" class="btn btn-secondary btn-number btn-sm btn-push position-absolute top-0 end-0" data-type="plus" data-deck="side" data-id="2-36"&gt;+&lt;/button&gt;&lt;button type="button" class="btn btn-secondary btn-number btn-sm btn-raise position-absolute bottom-0 end-0" data-type="raise" data-id="2-36"&gt;^&lt;/button&gt;&lt;/div&gt;</text:p>
          </table:table-cell>
          <table:table-cell table:formula="of:=CONCATENATE([$HTML.$A$3];[.F169];[$HTML.$B$3];[.H169];[$HTML.$C$3];[.J169];[$HTML.$D$3];[.N169];[$HTML.$E$3];[.B169];[$HTML.$F$3];[.D169];[$HTML.$G$3];[.B169];[$HTML.$H$3];[.B169];[$HTML.$I$3];[.B169];[$HTML.$J$3];[.B169];[$HTML.$K$3];[.B169];[$HTML.$L$3];[.B169];[$HTML.$M$3];[.B169];[$HTML.$N$3];[.B169];[$HTML.$O$3])" office:value-type="string" office:string-value="&lt;tr data-expansion=&quot;25&quot; data-type=&quot;1&quot; data-color=&quot;16&quot; data-term=&quot;0&quot;&gt;&lt;td&gt;2-36&lt;/td&gt;&lt;td&gt;足利義政&lt;/td&gt;&lt;td&gt;&lt;div class=&quot;input-group&quot;&gt;&lt;button type=&quot;button&quot; class=&quot;btn btn-outline-secondary btn-number&quot; data-type=&quot;minus&quot; data-deck=&quot;main&quot; data-id=&quot;2-36&quot; disabled&gt;-&lt;/button&gt;&lt;input type=&quot;text&quot; class=&quot;form-control input-number&quot; name=&quot;table-main-2-36-num-copies&quot; data-deck=&quot;main&quot; data-id=&quot;2-36&quot; value=&quot;0&quot; min=&quot;0&quot; readonly /&gt;&lt;button type=&quot;button&quot; class=&quot;btn btn-outline-secondary btn-number&quot; data-type=&quot;plus&quot; data-deck=&quot;main&quot; data-id=&quot;2-36&quot;&gt;+&lt;/button&gt;&lt;/div&gt;&lt;/td&gt;&lt;td&gt;&lt;div class=&quot;input-group&quot;&gt;&lt;button type=&quot;button&quot; class=&quot;btn btn-outline-secondary btn-number&quot; data-type=&quot;minus&quot; data-deck=&quot;side&quot; data-id=&quot;2-36&quot; disabled&gt;-&lt;/button&gt;&lt;input type=&quot;text&quot; class=&quot;form-control input-number&quot; name=&quot;table-side-2-36-num-copies&quot; data-deck=&quot;side&quot; data-id=&quot;2-36&quot; value=&quot;0&quot; min=&quot;0&quot; readonly /&gt;&lt;button type=&quot;button&quot; class=&quot;btn btn-outline-secondary btn-number&quot; data-type=&quot;plus&quot; data-deck=&quot;side&quot; data-id=&quot;2-36&quot;&gt;+&lt;/button&gt;&lt;/div&gt;&lt;/td&gt;&lt;/tr&gt;" calcext:value-type="string">
            <text:p>&lt;tr data-expansion="25" data-type="1" data-color="16" data-term="0"&gt;&lt;td&gt;2-36&lt;/td&gt;&lt;td&gt;足利義政&lt;/td&gt;&lt;td&gt;&lt;div class="input-group"&gt;&lt;button type="button" class="btn btn-outline-secondary btn-number" data-type="minus" data-deck="main" data-id="2-36" disabled&gt;-&lt;/button&gt;&lt;input type="text" class="form-control input-number" name="table-main-2-36-num-copies" data-deck="main" data-id="2-36" value="0" min="0" readonly /&gt;&lt;button type="button" class="btn btn-outline-secondary btn-number" data-type="plus" data-deck="main" data-id="2-36"&gt;+&lt;/button&gt;&lt;/div&gt;&lt;/td&gt;&lt;td&gt;&lt;div class="input-group"&gt;&lt;button type="button" class="btn btn-outline-secondary btn-number" data-type="minus" data-deck="side" data-id="2-36" disabled&gt;-&lt;/button&gt;&lt;input type="text" class="form-control input-number" name="table-side-2-36-num-copies" data-deck="side" data-id="2-36" value="0" min="0" readonly /&gt;&lt;button type="button" class="btn btn-outline-secondary btn-number" data-type="plus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O170];[$HTML.$C$1];[.$B170];[$HTML.$D$1];[.$B170];[$HTML.$E$1];[.$B170];[$HTML.$F$1];[.$B170];[$HTML.$G$1])" office:value-type="string" office:string-value="&lt;div class=&quot;container-card position-relative me-2 mb-2&quot; id=&quot;main-2-37&quot;&gt;&lt;img class=&quot;d-block&quot; width=&quot;80&quot; height=&quot;112&quot; src=&quot;https://one-draw.jp/ijinden/cardlist/002/card/02_037.png&quot; /&gt;&lt;div class=&quot;container-num-copies position-absolute bottom-0 start-0 px-1&quot; id=&quot;main-2-37-num-copies&quot;&gt;0&lt;/div&gt;&lt;button type=&quot;button&quot; class=&quot;btn btn-secondary btn-number btn-sm btn-pop position-absolute top-0 start-0&quot; data-type=&quot;minus&quot; data-deck=&quot;main&quot; data-id=&quot;2-37&quot;&gt;-&lt;/button&gt;&lt;button type=&quot;button&quot; class=&quot;btn btn-secondary btn-number btn-sm btn-push position-absolute top-0 end-0&quot; data-type=&quot;plus&quot; data-deck=&quot;main&quot; data-id=&quot;2-37&quot;&gt;+&lt;/button&gt;&lt;button type=&quot;button&quot; class=&quot;btn btn-secondary btn-number btn-sm btn-drop position-absolute bottom-0 end-0&quot; data-type=&quot;drop&quot; data-id=&quot;2-37&quot;&gt;v&lt;/button&gt;&lt;/div&gt;" calcext:value-type="string">
            <text:p>&lt;div class="container-card position-relative me-2 mb-2" id="main-2-37"&gt;&lt;img class="d-block" width="80" height="112" src="https://one-draw.jp/ijinden/cardlist/002/card/02_037.png" /&gt;&lt;div class="container-num-copies position-absolute bottom-0 start-0 px-1" id="main-2-37-num-copies"&gt;0&lt;/div&gt;&lt;button type="button" class="btn btn-secondary btn-number btn-sm btn-pop position-absolute top-0 start-0" data-type="minus" data-deck="main" data-id="2-37"&gt;-&lt;/button&gt;&lt;button type="button" class="btn btn-secondary btn-number btn-sm btn-push position-absolute top-0 end-0" data-type="plus" data-deck="main" data-id="2-37"&gt;+&lt;/button&gt;&lt;button type="button" class="btn btn-secondary btn-number btn-sm btn-drop position-absolute bottom-0 end-0" data-type="drop" data-id="2-37"&gt;v&lt;/button&gt;&lt;/div&gt;</text:p>
          </table:table-cell>
          <table:table-cell table:formula="of:=CONCATENATE([$HTML.$A$2];[.$B170];[$HTML.$B$2];[.$O170];[$HTML.$C$2];[.$B170];[$HTML.$D$2];[.$B170];[$HTML.$E$2];[.$B170];[$HTML.$F$2];[.$B170];[$HTML.$G$2])" office:value-type="string" office:string-value="&lt;div class=&quot;container-card position-relative me-2 mb-2&quot; id=&quot;side-2-37&quot;&gt;&lt;img class=&quot;d-block&quot; width=&quot;80&quot; height=&quot;112&quot; src=&quot;https://one-draw.jp/ijinden/cardlist/002/card/02_037.png&quot; /&gt;&lt;div class=&quot;container-num-copies position-absolute bottom-0 start-0 px-1&quot; id=&quot;side-2-37-num-copies&quot;&gt;0&lt;/div&gt;&lt;button type=&quot;button&quot; class=&quot;btn btn-secondary btn-number btn-sm btn-pop position-absolute top-0 start-0&quot; data-type=&quot;minus&quot; data-deck=&quot;side&quot; data-id=&quot;2-37&quot;&gt;-&lt;/button&gt;&lt;button type=&quot;button&quot; class=&quot;btn btn-secondary btn-number btn-sm btn-push position-absolute top-0 end-0&quot; data-type=&quot;plus&quot; data-deck=&quot;side&quot; data-id=&quot;2-37&quot;&gt;+&lt;/button&gt;&lt;button type=&quot;button&quot; class=&quot;btn btn-secondary btn-number btn-sm btn-raise position-absolute bottom-0 end-0&quot; data-type=&quot;raise&quot; data-id=&quot;2-37&quot;&gt;^&lt;/button&gt;&lt;/div&gt;" calcext:value-type="string">
            <text:p>&lt;div class="container-card position-relative me-2 mb-2" id="side-2-37"&gt;&lt;img class="d-block" width="80" height="112" src="https://one-draw.jp/ijinden/cardlist/002/card/02_037.png" /&gt;&lt;div class="container-num-copies position-absolute bottom-0 start-0 px-1" id="side-2-37-num-copies"&gt;0&lt;/div&gt;&lt;button type="button" class="btn btn-secondary btn-number btn-sm btn-pop position-absolute top-0 start-0" data-type="minus" data-deck="side" data-id="2-37"&gt;-&lt;/button&gt;&lt;button type="button" class="btn btn-secondary btn-number btn-sm btn-push position-absolute top-0 end-0" data-type="plus" data-deck="side" data-id="2-37"&gt;+&lt;/button&gt;&lt;button type="button" class="btn btn-secondary btn-number btn-sm btn-raise position-absolute bottom-0 end-0" data-type="raise" data-id="2-37"&gt;^&lt;/button&gt;&lt;/div&gt;</text:p>
          </table:table-cell>
          <table:table-cell table:formula="of:=CONCATENATE([$HTML.$A$3];[.F170];[$HTML.$B$3];[.H170];[$HTML.$C$3];[.J170];[$HTML.$D$3];[.N170];[$HTML.$E$3];[.B170];[$HTML.$F$3];[.D170];[$HTML.$G$3];[.B170];[$HTML.$H$3];[.B170];[$HTML.$I$3];[.B170];[$HTML.$J$3];[.B170];[$HTML.$K$3];[.B170];[$HTML.$L$3];[.B170];[$HTML.$M$3];[.B170];[$HTML.$N$3];[.B170];[$HTML.$O$3])" office:value-type="string" office:string-value="&lt;tr data-expansion=&quot;25&quot; data-type=&quot;1&quot; data-color=&quot;16&quot; data-term=&quot;0&quot;&gt;&lt;td&gt;2-37&lt;/td&gt;&lt;td&gt;姜維&lt;/td&gt;&lt;td&gt;&lt;div class=&quot;input-group&quot;&gt;&lt;button type=&quot;button&quot; class=&quot;btn btn-outline-secondary btn-number&quot; data-type=&quot;minus&quot; data-deck=&quot;main&quot; data-id=&quot;2-37&quot; disabled&gt;-&lt;/button&gt;&lt;input type=&quot;text&quot; class=&quot;form-control input-number&quot; name=&quot;table-main-2-37-num-copies&quot; data-deck=&quot;main&quot; data-id=&quot;2-37&quot; value=&quot;0&quot; min=&quot;0&quot; readonly /&gt;&lt;button type=&quot;button&quot; class=&quot;btn btn-outline-secondary btn-number&quot; data-type=&quot;plus&quot; data-deck=&quot;main&quot; data-id=&quot;2-37&quot;&gt;+&lt;/button&gt;&lt;/div&gt;&lt;/td&gt;&lt;td&gt;&lt;div class=&quot;input-group&quot;&gt;&lt;button type=&quot;button&quot; class=&quot;btn btn-outline-secondary btn-number&quot; data-type=&quot;minus&quot; data-deck=&quot;side&quot; data-id=&quot;2-37&quot; disabled&gt;-&lt;/button&gt;&lt;input type=&quot;text&quot; class=&quot;form-control input-number&quot; name=&quot;table-side-2-37-num-copies&quot; data-deck=&quot;side&quot; data-id=&quot;2-37&quot; value=&quot;0&quot; min=&quot;0&quot; readonly /&gt;&lt;button type=&quot;button&quot; class=&quot;btn btn-outline-secondary btn-number&quot; data-type=&quot;plus&quot; data-deck=&quot;side&quot; data-id=&quot;2-37&quot;&gt;+&lt;/button&gt;&lt;/div&gt;&lt;/td&gt;&lt;/tr&gt;" calcext:value-type="string">
            <text:p>&lt;tr data-expansion="25" data-type="1" data-color="16" data-term="0"&gt;&lt;td&gt;2-37&lt;/td&gt;&lt;td&gt;姜維&lt;/td&gt;&lt;td&gt;&lt;div class="input-group"&gt;&lt;button type="button" class="btn btn-outline-secondary btn-number" data-type="minus" data-deck="main" data-id="2-37" disabled&gt;-&lt;/button&gt;&lt;input type="text" class="form-control input-number" name="table-main-2-37-num-copies" data-deck="main" data-id="2-37" value="0" min="0" readonly /&gt;&lt;button type="button" class="btn btn-outline-secondary btn-number" data-type="plus" data-deck="main" data-id="2-37"&gt;+&lt;/button&gt;&lt;/div&gt;&lt;/td&gt;&lt;td&gt;&lt;div class="input-group"&gt;&lt;button type="button" class="btn btn-outline-secondary btn-number" data-type="minus" data-deck="side" data-id="2-37" disabled&gt;-&lt;/button&gt;&lt;input type="text" class="form-control input-number" name="table-side-2-37-num-copies" data-deck="side" data-id="2-37" value="0" min="0" readonly /&gt;&lt;button type="button" class="btn btn-outline-secondary btn-number" data-type="plus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O171];[$HTML.$C$1];[.$B171];[$HTML.$D$1];[.$B171];[$HTML.$E$1];[.$B171];[$HTML.$F$1];[.$B171];[$HTML.$G$1])" office:value-type="string" office:string-value="&lt;div class=&quot;container-card position-relative me-2 mb-2&quot; id=&quot;main-2-38&quot;&gt;&lt;img class=&quot;d-block&quot; width=&quot;80&quot; height=&quot;112&quot; src=&quot;https://one-draw.jp/ijinden/cardlist/002/card/02_038.png&quot; /&gt;&lt;div class=&quot;container-num-copies position-absolute bottom-0 start-0 px-1&quot; id=&quot;main-2-38-num-copies&quot;&gt;0&lt;/div&gt;&lt;button type=&quot;button&quot; class=&quot;btn btn-secondary btn-number btn-sm btn-pop position-absolute top-0 start-0&quot; data-type=&quot;minus&quot; data-deck=&quot;main&quot; data-id=&quot;2-38&quot;&gt;-&lt;/button&gt;&lt;button type=&quot;button&quot; class=&quot;btn btn-secondary btn-number btn-sm btn-push position-absolute top-0 end-0&quot; data-type=&quot;plus&quot; data-deck=&quot;main&quot; data-id=&quot;2-38&quot;&gt;+&lt;/button&gt;&lt;button type=&quot;button&quot; class=&quot;btn btn-secondary btn-number btn-sm btn-drop position-absolute bottom-0 end-0&quot; data-type=&quot;drop&quot; data-id=&quot;2-38&quot;&gt;v&lt;/button&gt;&lt;/div&gt;" calcext:value-type="string">
            <text:p>&lt;div class="container-card position-relative me-2 mb-2" id="main-2-38"&gt;&lt;img class="d-block" width="80" height="112" src="https://one-draw.jp/ijinden/cardlist/002/card/02_038.png" /&gt;&lt;div class="container-num-copies position-absolute bottom-0 start-0 px-1" id="main-2-38-num-copies"&gt;0&lt;/div&gt;&lt;button type="button" class="btn btn-secondary btn-number btn-sm btn-pop position-absolute top-0 start-0" data-type="minus" data-deck="main" data-id="2-38"&gt;-&lt;/button&gt;&lt;button type="button" class="btn btn-secondary btn-number btn-sm btn-push position-absolute top-0 end-0" data-type="plus" data-deck="main" data-id="2-38"&gt;+&lt;/button&gt;&lt;button type="button" class="btn btn-secondary btn-number btn-sm btn-drop position-absolute bottom-0 end-0" data-type="drop" data-id="2-38"&gt;v&lt;/button&gt;&lt;/div&gt;</text:p>
          </table:table-cell>
          <table:table-cell table:formula="of:=CONCATENATE([$HTML.$A$2];[.$B171];[$HTML.$B$2];[.$O171];[$HTML.$C$2];[.$B171];[$HTML.$D$2];[.$B171];[$HTML.$E$2];[.$B171];[$HTML.$F$2];[.$B171];[$HTML.$G$2])" office:value-type="string" office:string-value="&lt;div class=&quot;container-card position-relative me-2 mb-2&quot; id=&quot;side-2-38&quot;&gt;&lt;img class=&quot;d-block&quot; width=&quot;80&quot; height=&quot;112&quot; src=&quot;https://one-draw.jp/ijinden/cardlist/002/card/02_038.png&quot; /&gt;&lt;div class=&quot;container-num-copies position-absolute bottom-0 start-0 px-1&quot; id=&quot;side-2-38-num-copies&quot;&gt;0&lt;/div&gt;&lt;button type=&quot;button&quot; class=&quot;btn btn-secondary btn-number btn-sm btn-pop position-absolute top-0 start-0&quot; data-type=&quot;minus&quot; data-deck=&quot;side&quot; data-id=&quot;2-38&quot;&gt;-&lt;/button&gt;&lt;button type=&quot;button&quot; class=&quot;btn btn-secondary btn-number btn-sm btn-push position-absolute top-0 end-0&quot; data-type=&quot;plus&quot; data-deck=&quot;side&quot; data-id=&quot;2-38&quot;&gt;+&lt;/button&gt;&lt;button type=&quot;button&quot; class=&quot;btn btn-secondary btn-number btn-sm btn-raise position-absolute bottom-0 end-0&quot; data-type=&quot;raise&quot; data-id=&quot;2-38&quot;&gt;^&lt;/button&gt;&lt;/div&gt;" calcext:value-type="string">
            <text:p>&lt;div class="container-card position-relative me-2 mb-2" id="side-2-38"&gt;&lt;img class="d-block" width="80" height="112" src="https://one-draw.jp/ijinden/cardlist/002/card/02_038.png" /&gt;&lt;div class="container-num-copies position-absolute bottom-0 start-0 px-1" id="side-2-38-num-copies"&gt;0&lt;/div&gt;&lt;button type="button" class="btn btn-secondary btn-number btn-sm btn-pop position-absolute top-0 start-0" data-type="minus" data-deck="side" data-id="2-38"&gt;-&lt;/button&gt;&lt;button type="button" class="btn btn-secondary btn-number btn-sm btn-push position-absolute top-0 end-0" data-type="plus" data-deck="side" data-id="2-38"&gt;+&lt;/button&gt;&lt;button type="button" class="btn btn-secondary btn-number btn-sm btn-raise position-absolute bottom-0 end-0" data-type="raise" data-id="2-38"&gt;^&lt;/button&gt;&lt;/div&gt;</text:p>
          </table:table-cell>
          <table:table-cell table:formula="of:=CONCATENATE([$HTML.$A$3];[.F171];[$HTML.$B$3];[.H171];[$HTML.$C$3];[.J171];[$HTML.$D$3];[.N171];[$HTML.$E$3];[.B171];[$HTML.$F$3];[.D171];[$HTML.$G$3];[.B171];[$HTML.$H$3];[.B171];[$HTML.$I$3];[.B171];[$HTML.$J$3];[.B171];[$HTML.$K$3];[.B171];[$HTML.$L$3];[.B171];[$HTML.$M$3];[.B171];[$HTML.$N$3];[.B171];[$HTML.$O$3])" office:value-type="string" office:string-value="&lt;tr data-expansion=&quot;25&quot; data-type=&quot;1&quot; data-color=&quot;16&quot; data-term=&quot;2&quot;&gt;&lt;td&gt;2-38&lt;/td&gt;&lt;td&gt;裴松之&lt;/td&gt;&lt;td&gt;&lt;div class=&quot;input-group&quot;&gt;&lt;button type=&quot;button&quot; class=&quot;btn btn-outline-secondary btn-number&quot; data-type=&quot;minus&quot; data-deck=&quot;main&quot; data-id=&quot;2-38&quot; disabled&gt;-&lt;/button&gt;&lt;input type=&quot;text&quot; class=&quot;form-control input-number&quot; name=&quot;table-main-2-38-num-copies&quot; data-deck=&quot;main&quot; data-id=&quot;2-38&quot; value=&quot;0&quot; min=&quot;0&quot; readonly /&gt;&lt;button type=&quot;button&quot; class=&quot;btn btn-outline-secondary btn-number&quot; data-type=&quot;plus&quot; data-deck=&quot;main&quot; data-id=&quot;2-38&quot;&gt;+&lt;/button&gt;&lt;/div&gt;&lt;/td&gt;&lt;td&gt;&lt;div class=&quot;input-group&quot;&gt;&lt;button type=&quot;button&quot; class=&quot;btn btn-outline-secondary btn-number&quot; data-type=&quot;minus&quot; data-deck=&quot;side&quot; data-id=&quot;2-38&quot; disabled&gt;-&lt;/button&gt;&lt;input type=&quot;text&quot; class=&quot;form-control input-number&quot; name=&quot;table-side-2-38-num-copies&quot; data-deck=&quot;side&quot; data-id=&quot;2-38&quot; value=&quot;0&quot; min=&quot;0&quot; readonly /&gt;&lt;button type=&quot;button&quot; class=&quot;btn btn-outline-secondary btn-number&quot; data-type=&quot;plus&quot; data-deck=&quot;side&quot; data-id=&quot;2-38&quot;&gt;+&lt;/button&gt;&lt;/div&gt;&lt;/td&gt;&lt;/tr&gt;" calcext:value-type="string">
            <text:p>&lt;tr data-expansion="25" data-type="1" data-color="16" data-term="2"&gt;&lt;td&gt;2-38&lt;/td&gt;&lt;td&gt;裴松之&lt;/td&gt;&lt;td&gt;&lt;div class="input-group"&gt;&lt;button type="button" class="btn btn-outline-secondary btn-number" data-type="minus" data-deck="main" data-id="2-38" disabled&gt;-&lt;/button&gt;&lt;input type="text" class="form-control input-number" name="table-main-2-38-num-copies" data-deck="main" data-id="2-38" value="0" min="0" readonly /&gt;&lt;button type="button" class="btn btn-outline-secondary btn-number" data-type="plus" data-deck="main" data-id="2-38"&gt;+&lt;/button&gt;&lt;/div&gt;&lt;/td&gt;&lt;td&gt;&lt;div class="input-group"&gt;&lt;button type="button" class="btn btn-outline-secondary btn-number" data-type="minus" data-deck="side" data-id="2-38" disabled&gt;-&lt;/button&gt;&lt;input type="text" class="form-control input-number" name="table-side-2-38-num-copies" data-deck="side" data-id="2-38" value="0" min="0" readonly /&gt;&lt;button type="button" class="btn btn-outline-secondary btn-number" data-type="plus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O172];[$HTML.$C$1];[.$B172];[$HTML.$D$1];[.$B172];[$HTML.$E$1];[.$B172];[$HTML.$F$1];[.$B172];[$HTML.$G$1])" office:value-type="string" office:string-value="&lt;div class=&quot;container-card position-relative me-2 mb-2&quot; id=&quot;main-2-39&quot;&gt;&lt;img class=&quot;d-block&quot; width=&quot;80&quot; height=&quot;112&quot; src=&quot;https://one-draw.jp/ijinden/cardlist/002/card/02_039.png&quot; /&gt;&lt;div class=&quot;container-num-copies position-absolute bottom-0 start-0 px-1&quot; id=&quot;main-2-39-num-copies&quot;&gt;0&lt;/div&gt;&lt;button type=&quot;button&quot; class=&quot;btn btn-secondary btn-number btn-sm btn-pop position-absolute top-0 start-0&quot; data-type=&quot;minus&quot; data-deck=&quot;main&quot; data-id=&quot;2-39&quot;&gt;-&lt;/button&gt;&lt;button type=&quot;button&quot; class=&quot;btn btn-secondary btn-number btn-sm btn-push position-absolute top-0 end-0&quot; data-type=&quot;plus&quot; data-deck=&quot;main&quot; data-id=&quot;2-39&quot;&gt;+&lt;/button&gt;&lt;button type=&quot;button&quot; class=&quot;btn btn-secondary btn-number btn-sm btn-drop position-absolute bottom-0 end-0&quot; data-type=&quot;drop&quot; data-id=&quot;2-39&quot;&gt;v&lt;/button&gt;&lt;/div&gt;" calcext:value-type="string">
            <text:p>&lt;div class="container-card position-relative me-2 mb-2" id="main-2-39"&gt;&lt;img class="d-block" width="80" height="112" src="https://one-draw.jp/ijinden/cardlist/002/card/02_039.png" /&gt;&lt;div class="container-num-copies position-absolute bottom-0 start-0 px-1" id="main-2-39-num-copies"&gt;0&lt;/div&gt;&lt;button type="button" class="btn btn-secondary btn-number btn-sm btn-pop position-absolute top-0 start-0" data-type="minus" data-deck="main" data-id="2-39"&gt;-&lt;/button&gt;&lt;button type="button" class="btn btn-secondary btn-number btn-sm btn-push position-absolute top-0 end-0" data-type="plus" data-deck="main" data-id="2-39"&gt;+&lt;/button&gt;&lt;button type="button" class="btn btn-secondary btn-number btn-sm btn-drop position-absolute bottom-0 end-0" data-type="drop" data-id="2-39"&gt;v&lt;/button&gt;&lt;/div&gt;</text:p>
          </table:table-cell>
          <table:table-cell table:formula="of:=CONCATENATE([$HTML.$A$2];[.$B172];[$HTML.$B$2];[.$O172];[$HTML.$C$2];[.$B172];[$HTML.$D$2];[.$B172];[$HTML.$E$2];[.$B172];[$HTML.$F$2];[.$B172];[$HTML.$G$2])" office:value-type="string" office:string-value="&lt;div class=&quot;container-card position-relative me-2 mb-2&quot; id=&quot;side-2-39&quot;&gt;&lt;img class=&quot;d-block&quot; width=&quot;80&quot; height=&quot;112&quot; src=&quot;https://one-draw.jp/ijinden/cardlist/002/card/02_039.png&quot; /&gt;&lt;div class=&quot;container-num-copies position-absolute bottom-0 start-0 px-1&quot; id=&quot;side-2-39-num-copies&quot;&gt;0&lt;/div&gt;&lt;button type=&quot;button&quot; class=&quot;btn btn-secondary btn-number btn-sm btn-pop position-absolute top-0 start-0&quot; data-type=&quot;minus&quot; data-deck=&quot;side&quot; data-id=&quot;2-39&quot;&gt;-&lt;/button&gt;&lt;button type=&quot;button&quot; class=&quot;btn btn-secondary btn-number btn-sm btn-push position-absolute top-0 end-0&quot; data-type=&quot;plus&quot; data-deck=&quot;side&quot; data-id=&quot;2-39&quot;&gt;+&lt;/button&gt;&lt;button type=&quot;button&quot; class=&quot;btn btn-secondary btn-number btn-sm btn-raise position-absolute bottom-0 end-0&quot; data-type=&quot;raise&quot; data-id=&quot;2-39&quot;&gt;^&lt;/button&gt;&lt;/div&gt;" calcext:value-type="string">
            <text:p>&lt;div class="container-card position-relative me-2 mb-2" id="side-2-39"&gt;&lt;img class="d-block" width="80" height="112" src="https://one-draw.jp/ijinden/cardlist/002/card/02_039.png" /&gt;&lt;div class="container-num-copies position-absolute bottom-0 start-0 px-1" id="side-2-39-num-copies"&gt;0&lt;/div&gt;&lt;button type="button" class="btn btn-secondary btn-number btn-sm btn-pop position-absolute top-0 start-0" data-type="minus" data-deck="side" data-id="2-39"&gt;-&lt;/button&gt;&lt;button type="button" class="btn btn-secondary btn-number btn-sm btn-push position-absolute top-0 end-0" data-type="plus" data-deck="side" data-id="2-39"&gt;+&lt;/button&gt;&lt;button type="button" class="btn btn-secondary btn-number btn-sm btn-raise position-absolute bottom-0 end-0" data-type="raise" data-id="2-39"&gt;^&lt;/button&gt;&lt;/div&gt;</text:p>
          </table:table-cell>
          <table:table-cell table:formula="of:=CONCATENATE([$HTML.$A$3];[.F172];[$HTML.$B$3];[.H172];[$HTML.$C$3];[.J172];[$HTML.$D$3];[.N172];[$HTML.$E$3];[.B172];[$HTML.$F$3];[.D172];[$HTML.$G$3];[.B172];[$HTML.$H$3];[.B172];[$HTML.$I$3];[.B172];[$HTML.$J$3];[.B172];[$HTML.$K$3];[.B172];[$HTML.$L$3];[.B172];[$HTML.$M$3];[.B172];[$HTML.$N$3];[.B172];[$HTML.$O$3])" office:value-type="string" office:string-value="&lt;tr data-expansion=&quot;25&quot; data-type=&quot;1&quot; data-color=&quot;16&quot; data-term=&quot;2&quot;&gt;&lt;td&gt;2-39&lt;/td&gt;&lt;td&gt;陳寿&lt;/td&gt;&lt;td&gt;&lt;div class=&quot;input-group&quot;&gt;&lt;button type=&quot;button&quot; class=&quot;btn btn-outline-secondary btn-number&quot; data-type=&quot;minus&quot; data-deck=&quot;main&quot; data-id=&quot;2-39&quot; disabled&gt;-&lt;/button&gt;&lt;input type=&quot;text&quot; class=&quot;form-control input-number&quot; name=&quot;table-main-2-39-num-copies&quot; data-deck=&quot;main&quot; data-id=&quot;2-39&quot; value=&quot;0&quot; min=&quot;0&quot; readonly /&gt;&lt;button type=&quot;button&quot; class=&quot;btn btn-outline-secondary btn-number&quot; data-type=&quot;plus&quot; data-deck=&quot;main&quot; data-id=&quot;2-39&quot;&gt;+&lt;/button&gt;&lt;/div&gt;&lt;/td&gt;&lt;td&gt;&lt;div class=&quot;input-group&quot;&gt;&lt;button type=&quot;button&quot; class=&quot;btn btn-outline-secondary btn-number&quot; data-type=&quot;minus&quot; data-deck=&quot;side&quot; data-id=&quot;2-39&quot; disabled&gt;-&lt;/button&gt;&lt;input type=&quot;text&quot; class=&quot;form-control input-number&quot; name=&quot;table-side-2-39-num-copies&quot; data-deck=&quot;side&quot; data-id=&quot;2-39&quot; value=&quot;0&quot; min=&quot;0&quot; readonly /&gt;&lt;button type=&quot;button&quot; class=&quot;btn btn-outline-secondary btn-number&quot; data-type=&quot;plus&quot; data-deck=&quot;side&quot; data-id=&quot;2-39&quot;&gt;+&lt;/button&gt;&lt;/div&gt;&lt;/td&gt;&lt;/tr&gt;" calcext:value-type="string">
            <text:p>&lt;tr data-expansion="25" data-type="1" data-color="16" data-term="2"&gt;&lt;td&gt;2-39&lt;/td&gt;&lt;td&gt;陳寿&lt;/td&gt;&lt;td&gt;&lt;div class="input-group"&gt;&lt;button type="button" class="btn btn-outline-secondary btn-number" data-type="minus" data-deck="main" data-id="2-39" disabled&gt;-&lt;/button&gt;&lt;input type="text" class="form-control input-number" name="table-main-2-39-num-copies" data-deck="main" data-id="2-39" value="0" min="0" readonly /&gt;&lt;button type="button" class="btn btn-outline-secondary btn-number" data-type="plus" data-deck="main" data-id="2-39"&gt;+&lt;/button&gt;&lt;/div&gt;&lt;/td&gt;&lt;td&gt;&lt;div class="input-group"&gt;&lt;button type="button" class="btn btn-outline-secondary btn-number" data-type="minus" data-deck="side" data-id="2-39" disabled&gt;-&lt;/button&gt;&lt;input type="text" class="form-control input-number" name="table-side-2-39-num-copies" data-deck="side" data-id="2-39" value="0" min="0" readonly /&gt;&lt;button type="button" class="btn btn-outline-secondary btn-number" data-type="plus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O173];[$HTML.$C$1];[.$B173];[$HTML.$D$1];[.$B173];[$HTML.$E$1];[.$B173];[$HTML.$F$1];[.$B173];[$HTML.$G$1])" office:value-type="string" office:string-value="&lt;div class=&quot;container-card position-relative me-2 mb-2&quot; id=&quot;main-2-40&quot;&gt;&lt;img class=&quot;d-block&quot; width=&quot;80&quot; height=&quot;112&quot; src=&quot;https://one-draw.jp/ijinden/cardlist/002/card/02_040.png&quot; /&gt;&lt;div class=&quot;container-num-copies position-absolute bottom-0 start-0 px-1&quot; id=&quot;main-2-40-num-copies&quot;&gt;0&lt;/div&gt;&lt;button type=&quot;button&quot; class=&quot;btn btn-secondary btn-number btn-sm btn-pop position-absolute top-0 start-0&quot; data-type=&quot;minus&quot; data-deck=&quot;main&quot; data-id=&quot;2-40&quot;&gt;-&lt;/button&gt;&lt;button type=&quot;button&quot; class=&quot;btn btn-secondary btn-number btn-sm btn-push position-absolute top-0 end-0&quot; data-type=&quot;plus&quot; data-deck=&quot;main&quot; data-id=&quot;2-40&quot;&gt;+&lt;/button&gt;&lt;button type=&quot;button&quot; class=&quot;btn btn-secondary btn-number btn-sm btn-drop position-absolute bottom-0 end-0&quot; data-type=&quot;drop&quot; data-id=&quot;2-40&quot;&gt;v&lt;/button&gt;&lt;/div&gt;" calcext:value-type="string">
            <text:p>&lt;div class="container-card position-relative me-2 mb-2" id="main-2-40"&gt;&lt;img class="d-block" width="80" height="112" src="https://one-draw.jp/ijinden/cardlist/002/card/02_040.png" /&gt;&lt;div class="container-num-copies position-absolute bottom-0 start-0 px-1" id="main-2-40-num-copies"&gt;0&lt;/div&gt;&lt;button type="button" class="btn btn-secondary btn-number btn-sm btn-pop position-absolute top-0 start-0" data-type="minus" data-deck="main" data-id="2-40"&gt;-&lt;/button&gt;&lt;button type="button" class="btn btn-secondary btn-number btn-sm btn-push position-absolute top-0 end-0" data-type="plus" data-deck="main" data-id="2-40"&gt;+&lt;/button&gt;&lt;button type="button" class="btn btn-secondary btn-number btn-sm btn-drop position-absolute bottom-0 end-0" data-type="drop" data-id="2-40"&gt;v&lt;/button&gt;&lt;/div&gt;</text:p>
          </table:table-cell>
          <table:table-cell table:formula="of:=CONCATENATE([$HTML.$A$2];[.$B173];[$HTML.$B$2];[.$O173];[$HTML.$C$2];[.$B173];[$HTML.$D$2];[.$B173];[$HTML.$E$2];[.$B173];[$HTML.$F$2];[.$B173];[$HTML.$G$2])" office:value-type="string" office:string-value="&lt;div class=&quot;container-card position-relative me-2 mb-2&quot; id=&quot;side-2-40&quot;&gt;&lt;img class=&quot;d-block&quot; width=&quot;80&quot; height=&quot;112&quot; src=&quot;https://one-draw.jp/ijinden/cardlist/002/card/02_040.png&quot; /&gt;&lt;div class=&quot;container-num-copies position-absolute bottom-0 start-0 px-1&quot; id=&quot;side-2-40-num-copies&quot;&gt;0&lt;/div&gt;&lt;button type=&quot;button&quot; class=&quot;btn btn-secondary btn-number btn-sm btn-pop position-absolute top-0 start-0&quot; data-type=&quot;minus&quot; data-deck=&quot;side&quot; data-id=&quot;2-40&quot;&gt;-&lt;/button&gt;&lt;button type=&quot;button&quot; class=&quot;btn btn-secondary btn-number btn-sm btn-push position-absolute top-0 end-0&quot; data-type=&quot;plus&quot; data-deck=&quot;side&quot; data-id=&quot;2-40&quot;&gt;+&lt;/button&gt;&lt;button type=&quot;button&quot; class=&quot;btn btn-secondary btn-number btn-sm btn-raise position-absolute bottom-0 end-0&quot; data-type=&quot;raise&quot; data-id=&quot;2-40&quot;&gt;^&lt;/button&gt;&lt;/div&gt;" calcext:value-type="string">
            <text:p>&lt;div class="container-card position-relative me-2 mb-2" id="side-2-40"&gt;&lt;img class="d-block" width="80" height="112" src="https://one-draw.jp/ijinden/cardlist/002/card/02_040.png" /&gt;&lt;div class="container-num-copies position-absolute bottom-0 start-0 px-1" id="side-2-40-num-copies"&gt;0&lt;/div&gt;&lt;button type="button" class="btn btn-secondary btn-number btn-sm btn-pop position-absolute top-0 start-0" data-type="minus" data-deck="side" data-id="2-40"&gt;-&lt;/button&gt;&lt;button type="button" class="btn btn-secondary btn-number btn-sm btn-push position-absolute top-0 end-0" data-type="plus" data-deck="side" data-id="2-40"&gt;+&lt;/button&gt;&lt;button type="button" class="btn btn-secondary btn-number btn-sm btn-raise position-absolute bottom-0 end-0" data-type="raise" data-id="2-40"&gt;^&lt;/button&gt;&lt;/div&gt;</text:p>
          </table:table-cell>
          <table:table-cell table:formula="of:=CONCATENATE([$HTML.$A$3];[.F173];[$HTML.$B$3];[.H173];[$HTML.$C$3];[.J173];[$HTML.$D$3];[.N173];[$HTML.$E$3];[.B173];[$HTML.$F$3];[.D173];[$HTML.$G$3];[.B173];[$HTML.$H$3];[.B173];[$HTML.$I$3];[.B173];[$HTML.$J$3];[.B173];[$HTML.$K$3];[.B173];[$HTML.$L$3];[.B173];[$HTML.$M$3];[.B173];[$HTML.$N$3];[.B173];[$HTML.$O$3])" office:value-type="string" office:string-value="&lt;tr data-expansion=&quot;25&quot; data-type=&quot;1&quot; data-color=&quot;16&quot; data-term=&quot;0&quot;&gt;&lt;td&gt;2-40&lt;/td&gt;&lt;td&gt;足利尊氏&lt;/td&gt;&lt;td&gt;&lt;div class=&quot;input-group&quot;&gt;&lt;button type=&quot;button&quot; class=&quot;btn btn-outline-secondary btn-number&quot; data-type=&quot;minus&quot; data-deck=&quot;main&quot; data-id=&quot;2-40&quot; disabled&gt;-&lt;/button&gt;&lt;input type=&quot;text&quot; class=&quot;form-control input-number&quot; name=&quot;table-main-2-40-num-copies&quot; data-deck=&quot;main&quot; data-id=&quot;2-40&quot; value=&quot;0&quot; min=&quot;0&quot; readonly /&gt;&lt;button type=&quot;button&quot; class=&quot;btn btn-outline-secondary btn-number&quot; data-type=&quot;plus&quot; data-deck=&quot;main&quot; data-id=&quot;2-40&quot;&gt;+&lt;/button&gt;&lt;/div&gt;&lt;/td&gt;&lt;td&gt;&lt;div class=&quot;input-group&quot;&gt;&lt;button type=&quot;button&quot; class=&quot;btn btn-outline-secondary btn-number&quot; data-type=&quot;minus&quot; data-deck=&quot;side&quot; data-id=&quot;2-40&quot; disabled&gt;-&lt;/button&gt;&lt;input type=&quot;text&quot; class=&quot;form-control input-number&quot; name=&quot;table-side-2-40-num-copies&quot; data-deck=&quot;side&quot; data-id=&quot;2-40&quot; value=&quot;0&quot; min=&quot;0&quot; readonly /&gt;&lt;button type=&quot;button&quot; class=&quot;btn btn-outline-secondary btn-number&quot; data-type=&quot;plus&quot; data-deck=&quot;side&quot; data-id=&quot;2-40&quot;&gt;+&lt;/button&gt;&lt;/div&gt;&lt;/td&gt;&lt;/tr&gt;" calcext:value-type="string">
            <text:p>&lt;tr data-expansion="25" data-type="1" data-color="16" data-term="0"&gt;&lt;td&gt;2-40&lt;/td&gt;&lt;td&gt;足利尊氏&lt;/td&gt;&lt;td&gt;&lt;div class="input-group"&gt;&lt;button type="button" class="btn btn-outline-secondary btn-number" data-type="minus" data-deck="main" data-id="2-40" disabled&gt;-&lt;/button&gt;&lt;input type="text" class="form-control input-number" name="table-main-2-40-num-copies" data-deck="main" data-id="2-40" value="0" min="0" readonly /&gt;&lt;button type="button" class="btn btn-outline-secondary btn-number" data-type="plus" data-deck="main" data-id="2-40"&gt;+&lt;/button&gt;&lt;/div&gt;&lt;/td&gt;&lt;td&gt;&lt;div class="input-group"&gt;&lt;button type="button" class="btn btn-outline-secondary btn-number" data-type="minus" data-deck="side" data-id="2-40" disabled&gt;-&lt;/button&gt;&lt;input type="text" class="form-control input-number" name="table-side-2-40-num-copies" data-deck="side" data-id="2-40" value="0" min="0" readonly /&gt;&lt;button type="button" class="btn btn-outline-secondary btn-number" data-type="plus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O174];[$HTML.$C$1];[.$B174];[$HTML.$D$1];[.$B174];[$HTML.$E$1];[.$B174];[$HTML.$F$1];[.$B174];[$HTML.$G$1])" office:value-type="string" office:string-value="&lt;div class=&quot;container-card position-relative me-2 mb-2&quot; id=&quot;main-2-41&quot;&gt;&lt;img class=&quot;d-block&quot; width=&quot;80&quot; height=&quot;112&quot; src=&quot;https://one-draw.jp/ijinden/cardlist/002/card/02_041.png&quot; /&gt;&lt;div class=&quot;container-num-copies position-absolute bottom-0 start-0 px-1&quot; id=&quot;main-2-41-num-copies&quot;&gt;0&lt;/div&gt;&lt;button type=&quot;button&quot; class=&quot;btn btn-secondary btn-number btn-sm btn-pop position-absolute top-0 start-0&quot; data-type=&quot;minus&quot; data-deck=&quot;main&quot; data-id=&quot;2-41&quot;&gt;-&lt;/button&gt;&lt;button type=&quot;button&quot; class=&quot;btn btn-secondary btn-number btn-sm btn-push position-absolute top-0 end-0&quot; data-type=&quot;plus&quot; data-deck=&quot;main&quot; data-id=&quot;2-41&quot;&gt;+&lt;/button&gt;&lt;button type=&quot;button&quot; class=&quot;btn btn-secondary btn-number btn-sm btn-drop position-absolute bottom-0 end-0&quot; data-type=&quot;drop&quot; data-id=&quot;2-41&quot;&gt;v&lt;/button&gt;&lt;/div&gt;" calcext:value-type="string">
            <text:p>&lt;div class="container-card position-relative me-2 mb-2" id="main-2-41"&gt;&lt;img class="d-block" width="80" height="112" src="https://one-draw.jp/ijinden/cardlist/002/card/02_041.png" /&gt;&lt;div class="container-num-copies position-absolute bottom-0 start-0 px-1" id="main-2-41-num-copies"&gt;0&lt;/div&gt;&lt;button type="button" class="btn btn-secondary btn-number btn-sm btn-pop position-absolute top-0 start-0" data-type="minus" data-deck="main" data-id="2-41"&gt;-&lt;/button&gt;&lt;button type="button" class="btn btn-secondary btn-number btn-sm btn-push position-absolute top-0 end-0" data-type="plus" data-deck="main" data-id="2-41"&gt;+&lt;/button&gt;&lt;button type="button" class="btn btn-secondary btn-number btn-sm btn-drop position-absolute bottom-0 end-0" data-type="drop" data-id="2-41"&gt;v&lt;/button&gt;&lt;/div&gt;</text:p>
          </table:table-cell>
          <table:table-cell table:formula="of:=CONCATENATE([$HTML.$A$2];[.$B174];[$HTML.$B$2];[.$O174];[$HTML.$C$2];[.$B174];[$HTML.$D$2];[.$B174];[$HTML.$E$2];[.$B174];[$HTML.$F$2];[.$B174];[$HTML.$G$2])" office:value-type="string" office:string-value="&lt;div class=&quot;container-card position-relative me-2 mb-2&quot; id=&quot;side-2-41&quot;&gt;&lt;img class=&quot;d-block&quot; width=&quot;80&quot; height=&quot;112&quot; src=&quot;https://one-draw.jp/ijinden/cardlist/002/card/02_041.png&quot; /&gt;&lt;div class=&quot;container-num-copies position-absolute bottom-0 start-0 px-1&quot; id=&quot;side-2-41-num-copies&quot;&gt;0&lt;/div&gt;&lt;button type=&quot;button&quot; class=&quot;btn btn-secondary btn-number btn-sm btn-pop position-absolute top-0 start-0&quot; data-type=&quot;minus&quot; data-deck=&quot;side&quot; data-id=&quot;2-41&quot;&gt;-&lt;/button&gt;&lt;button type=&quot;button&quot; class=&quot;btn btn-secondary btn-number btn-sm btn-push position-absolute top-0 end-0&quot; data-type=&quot;plus&quot; data-deck=&quot;side&quot; data-id=&quot;2-41&quot;&gt;+&lt;/button&gt;&lt;button type=&quot;button&quot; class=&quot;btn btn-secondary btn-number btn-sm btn-raise position-absolute bottom-0 end-0&quot; data-type=&quot;raise&quot; data-id=&quot;2-41&quot;&gt;^&lt;/button&gt;&lt;/div&gt;" calcext:value-type="string">
            <text:p>&lt;div class="container-card position-relative me-2 mb-2" id="side-2-41"&gt;&lt;img class="d-block" width="80" height="112" src="https://one-draw.jp/ijinden/cardlist/002/card/02_041.png" /&gt;&lt;div class="container-num-copies position-absolute bottom-0 start-0 px-1" id="side-2-41-num-copies"&gt;0&lt;/div&gt;&lt;button type="button" class="btn btn-secondary btn-number btn-sm btn-pop position-absolute top-0 start-0" data-type="minus" data-deck="side" data-id="2-41"&gt;-&lt;/button&gt;&lt;button type="button" class="btn btn-secondary btn-number btn-sm btn-push position-absolute top-0 end-0" data-type="plus" data-deck="side" data-id="2-41"&gt;+&lt;/button&gt;&lt;button type="button" class="btn btn-secondary btn-number btn-sm btn-raise position-absolute bottom-0 end-0" data-type="raise" data-id="2-41"&gt;^&lt;/button&gt;&lt;/div&gt;</text:p>
          </table:table-cell>
          <table:table-cell table:formula="of:=CONCATENATE([$HTML.$A$3];[.F174];[$HTML.$B$3];[.H174];[$HTML.$C$3];[.J174];[$HTML.$D$3];[.N174];[$HTML.$E$3];[.B174];[$HTML.$F$3];[.D174];[$HTML.$G$3];[.B174];[$HTML.$H$3];[.B174];[$HTML.$I$3];[.B174];[$HTML.$J$3];[.B174];[$HTML.$K$3];[.B174];[$HTML.$L$3];[.B174];[$HTML.$M$3];[.B174];[$HTML.$N$3];[.B174];[$HTML.$O$3])" office:value-type="string" office:string-value="&lt;tr data-expansion=&quot;25&quot; data-type=&quot;1&quot; data-color=&quot;16&quot; data-term=&quot;0&quot;&gt;&lt;td&gt;2-41&lt;/td&gt;&lt;td&gt;カール・マルクス&lt;/td&gt;&lt;td&gt;&lt;div class=&quot;input-group&quot;&gt;&lt;button type=&quot;button&quot; class=&quot;btn btn-outline-secondary btn-number&quot; data-type=&quot;minus&quot; data-deck=&quot;main&quot; data-id=&quot;2-41&quot; disabled&gt;-&lt;/button&gt;&lt;input type=&quot;text&quot; class=&quot;form-control input-number&quot; name=&quot;table-main-2-41-num-copies&quot; data-deck=&quot;main&quot; data-id=&quot;2-41&quot; value=&quot;0&quot; min=&quot;0&quot; readonly /&gt;&lt;button type=&quot;button&quot; class=&quot;btn btn-outline-secondary btn-number&quot; data-type=&quot;plus&quot; data-deck=&quot;main&quot; data-id=&quot;2-41&quot;&gt;+&lt;/button&gt;&lt;/div&gt;&lt;/td&gt;&lt;td&gt;&lt;div class=&quot;input-group&quot;&gt;&lt;button type=&quot;button&quot; class=&quot;btn btn-outline-secondary btn-number&quot; data-type=&quot;minus&quot; data-deck=&quot;side&quot; data-id=&quot;2-41&quot; disabled&gt;-&lt;/button&gt;&lt;input type=&quot;text&quot; class=&quot;form-control input-number&quot; name=&quot;table-side-2-41-num-copies&quot; data-deck=&quot;side&quot; data-id=&quot;2-41&quot; value=&quot;0&quot; min=&quot;0&quot; readonly /&gt;&lt;button type=&quot;button&quot; class=&quot;btn btn-outline-secondary btn-number&quot; data-type=&quot;plus&quot; data-deck=&quot;side&quot; data-id=&quot;2-41&quot;&gt;+&lt;/button&gt;&lt;/div&gt;&lt;/td&gt;&lt;/tr&gt;" calcext:value-type="string">
            <text:p>&lt;tr data-expansion="25" data-type="1" data-color="16" data-term="0"&gt;&lt;td&gt;2-41&lt;/td&gt;&lt;td&gt;カール・マルクス&lt;/td&gt;&lt;td&gt;&lt;div class="input-group"&gt;&lt;button type="button" class="btn btn-outline-secondary btn-number" data-type="minus" data-deck="main" data-id="2-41" disabled&gt;-&lt;/button&gt;&lt;input type="text" class="form-control input-number" name="table-main-2-41-num-copies" data-deck="main" data-id="2-41" value="0" min="0" readonly /&gt;&lt;button type="button" class="btn btn-outline-secondary btn-number" data-type="plus" data-deck="main" data-id="2-41"&gt;+&lt;/button&gt;&lt;/div&gt;&lt;/td&gt;&lt;td&gt;&lt;div class="input-group"&gt;&lt;button type="button" class="btn btn-outline-secondary btn-number" data-type="minus" data-deck="side" data-id="2-41" disabled&gt;-&lt;/button&gt;&lt;input type="text" class="form-control input-number" name="table-side-2-41-num-copies" data-deck="side" data-id="2-41" value="0" min="0" readonly /&gt;&lt;button type="button" class="btn btn-outline-secondary btn-number" data-type="plus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O175];[$HTML.$C$1];[.$B175];[$HTML.$D$1];[.$B175];[$HTML.$E$1];[.$B175];[$HTML.$F$1];[.$B175];[$HTML.$G$1])" office:value-type="string" office:string-value="&lt;div class=&quot;container-card position-relative me-2 mb-2&quot; id=&quot;main-2-42&quot;&gt;&lt;img class=&quot;d-block&quot; width=&quot;80&quot; height=&quot;112&quot; src=&quot;https://one-draw.jp/ijinden/cardlist/002/card/02_042.png&quot; /&gt;&lt;div class=&quot;container-num-copies position-absolute bottom-0 start-0 px-1&quot; id=&quot;main-2-42-num-copies&quot;&gt;0&lt;/div&gt;&lt;button type=&quot;button&quot; class=&quot;btn btn-secondary btn-number btn-sm btn-pop position-absolute top-0 start-0&quot; data-type=&quot;minus&quot; data-deck=&quot;main&quot; data-id=&quot;2-42&quot;&gt;-&lt;/button&gt;&lt;button type=&quot;button&quot; class=&quot;btn btn-secondary btn-number btn-sm btn-push position-absolute top-0 end-0&quot; data-type=&quot;plus&quot; data-deck=&quot;main&quot; data-id=&quot;2-42&quot;&gt;+&lt;/button&gt;&lt;button type=&quot;button&quot; class=&quot;btn btn-secondary btn-number btn-sm btn-drop position-absolute bottom-0 end-0&quot; data-type=&quot;drop&quot; data-id=&quot;2-42&quot;&gt;v&lt;/button&gt;&lt;/div&gt;" calcext:value-type="string">
            <text:p>&lt;div class="container-card position-relative me-2 mb-2" id="main-2-42"&gt;&lt;img class="d-block" width="80" height="112" src="https://one-draw.jp/ijinden/cardlist/002/card/02_042.png" /&gt;&lt;div class="container-num-copies position-absolute bottom-0 start-0 px-1" id="main-2-42-num-copies"&gt;0&lt;/div&gt;&lt;button type="button" class="btn btn-secondary btn-number btn-sm btn-pop position-absolute top-0 start-0" data-type="minus" data-deck="main" data-id="2-42"&gt;-&lt;/button&gt;&lt;button type="button" class="btn btn-secondary btn-number btn-sm btn-push position-absolute top-0 end-0" data-type="plus" data-deck="main" data-id="2-42"&gt;+&lt;/button&gt;&lt;button type="button" class="btn btn-secondary btn-number btn-sm btn-drop position-absolute bottom-0 end-0" data-type="drop" data-id="2-42"&gt;v&lt;/button&gt;&lt;/div&gt;</text:p>
          </table:table-cell>
          <table:table-cell table:formula="of:=CONCATENATE([$HTML.$A$2];[.$B175];[$HTML.$B$2];[.$O175];[$HTML.$C$2];[.$B175];[$HTML.$D$2];[.$B175];[$HTML.$E$2];[.$B175];[$HTML.$F$2];[.$B175];[$HTML.$G$2])" office:value-type="string" office:string-value="&lt;div class=&quot;container-card position-relative me-2 mb-2&quot; id=&quot;side-2-42&quot;&gt;&lt;img class=&quot;d-block&quot; width=&quot;80&quot; height=&quot;112&quot; src=&quot;https://one-draw.jp/ijinden/cardlist/002/card/02_042.png&quot; /&gt;&lt;div class=&quot;container-num-copies position-absolute bottom-0 start-0 px-1&quot; id=&quot;side-2-42-num-copies&quot;&gt;0&lt;/div&gt;&lt;button type=&quot;button&quot; class=&quot;btn btn-secondary btn-number btn-sm btn-pop position-absolute top-0 start-0&quot; data-type=&quot;minus&quot; data-deck=&quot;side&quot; data-id=&quot;2-42&quot;&gt;-&lt;/button&gt;&lt;button type=&quot;button&quot; class=&quot;btn btn-secondary btn-number btn-sm btn-push position-absolute top-0 end-0&quot; data-type=&quot;plus&quot; data-deck=&quot;side&quot; data-id=&quot;2-42&quot;&gt;+&lt;/button&gt;&lt;button type=&quot;button&quot; class=&quot;btn btn-secondary btn-number btn-sm btn-raise position-absolute bottom-0 end-0&quot; data-type=&quot;raise&quot; data-id=&quot;2-42&quot;&gt;^&lt;/button&gt;&lt;/div&gt;" calcext:value-type="string">
            <text:p>&lt;div class="container-card position-relative me-2 mb-2" id="side-2-42"&gt;&lt;img class="d-block" width="80" height="112" src="https://one-draw.jp/ijinden/cardlist/002/card/02_042.png" /&gt;&lt;div class="container-num-copies position-absolute bottom-0 start-0 px-1" id="side-2-42-num-copies"&gt;0&lt;/div&gt;&lt;button type="button" class="btn btn-secondary btn-number btn-sm btn-pop position-absolute top-0 start-0" data-type="minus" data-deck="side" data-id="2-42"&gt;-&lt;/button&gt;&lt;button type="button" class="btn btn-secondary btn-number btn-sm btn-push position-absolute top-0 end-0" data-type="plus" data-deck="side" data-id="2-42"&gt;+&lt;/button&gt;&lt;button type="button" class="btn btn-secondary btn-number btn-sm btn-raise position-absolute bottom-0 end-0" data-type="raise" data-id="2-42"&gt;^&lt;/button&gt;&lt;/div&gt;</text:p>
          </table:table-cell>
          <table:table-cell table:formula="of:=CONCATENATE([$HTML.$A$3];[.F175];[$HTML.$B$3];[.H175];[$HTML.$C$3];[.J175];[$HTML.$D$3];[.N175];[$HTML.$E$3];[.B175];[$HTML.$F$3];[.D175];[$HTML.$G$3];[.B175];[$HTML.$H$3];[.B175];[$HTML.$I$3];[.B175];[$HTML.$J$3];[.B175];[$HTML.$K$3];[.B175];[$HTML.$L$3];[.B175];[$HTML.$M$3];[.B175];[$HTML.$N$3];[.B175];[$HTML.$O$3])" office:value-type="string" office:string-value="&lt;tr data-expansion=&quot;25&quot; data-type=&quot;1&quot; data-color=&quot;16&quot; data-term=&quot;0&quot;&gt;&lt;td&gt;2-42&lt;/td&gt;&lt;td&gt;足利義満&lt;/td&gt;&lt;td&gt;&lt;div class=&quot;input-group&quot;&gt;&lt;button type=&quot;button&quot; class=&quot;btn btn-outline-secondary btn-number&quot; data-type=&quot;minus&quot; data-deck=&quot;main&quot; data-id=&quot;2-42&quot; disabled&gt;-&lt;/button&gt;&lt;input type=&quot;text&quot; class=&quot;form-control input-number&quot; name=&quot;table-main-2-42-num-copies&quot; data-deck=&quot;main&quot; data-id=&quot;2-42&quot; value=&quot;0&quot; min=&quot;0&quot; readonly /&gt;&lt;button type=&quot;button&quot; class=&quot;btn btn-outline-secondary btn-number&quot; data-type=&quot;plus&quot; data-deck=&quot;main&quot; data-id=&quot;2-42&quot;&gt;+&lt;/button&gt;&lt;/div&gt;&lt;/td&gt;&lt;td&gt;&lt;div class=&quot;input-group&quot;&gt;&lt;button type=&quot;button&quot; class=&quot;btn btn-outline-secondary btn-number&quot; data-type=&quot;minus&quot; data-deck=&quot;side&quot; data-id=&quot;2-42&quot; disabled&gt;-&lt;/button&gt;&lt;input type=&quot;text&quot; class=&quot;form-control input-number&quot; name=&quot;table-side-2-42-num-copies&quot; data-deck=&quot;side&quot; data-id=&quot;2-42&quot; value=&quot;0&quot; min=&quot;0&quot; readonly /&gt;&lt;button type=&quot;button&quot; class=&quot;btn btn-outline-secondary btn-number&quot; data-type=&quot;plus&quot; data-deck=&quot;side&quot; data-id=&quot;2-42&quot;&gt;+&lt;/button&gt;&lt;/div&gt;&lt;/td&gt;&lt;/tr&gt;" calcext:value-type="string">
            <text:p>&lt;tr data-expansion="25" data-type="1" data-color="16" data-term="0"&gt;&lt;td&gt;2-42&lt;/td&gt;&lt;td&gt;足利義満&lt;/td&gt;&lt;td&gt;&lt;div class="input-group"&gt;&lt;button type="button" class="btn btn-outline-secondary btn-number" data-type="minus" data-deck="main" data-id="2-42" disabled&gt;-&lt;/button&gt;&lt;input type="text" class="form-control input-number" name="table-main-2-42-num-copies" data-deck="main" data-id="2-42" value="0" min="0" readonly /&gt;&lt;button type="button" class="btn btn-outline-secondary btn-number" data-type="plus" data-deck="main" data-id="2-42"&gt;+&lt;/button&gt;&lt;/div&gt;&lt;/td&gt;&lt;td&gt;&lt;div class="input-group"&gt;&lt;button type="button" class="btn btn-outline-secondary btn-number" data-type="minus" data-deck="side" data-id="2-42" disabled&gt;-&lt;/button&gt;&lt;input type="text" class="form-control input-number" name="table-side-2-42-num-copies" data-deck="side" data-id="2-42" value="0" min="0" readonly /&gt;&lt;button type="button" class="btn btn-outline-secondary btn-number" data-type="plus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O176];[$HTML.$C$1];[.$B176];[$HTML.$D$1];[.$B176];[$HTML.$E$1];[.$B176];[$HTML.$F$1];[.$B176];[$HTML.$G$1])" office:value-type="string" office:string-value="&lt;div class=&quot;container-card position-relative me-2 mb-2&quot; id=&quot;main-2-43&quot;&gt;&lt;img class=&quot;d-block&quot; width=&quot;80&quot; height=&quot;112&quot; src=&quot;https://one-draw.jp/ijinden/cardlist/002/card/02_043.png&quot; /&gt;&lt;div class=&quot;container-num-copies position-absolute bottom-0 start-0 px-1&quot; id=&quot;main-2-43-num-copies&quot;&gt;0&lt;/div&gt;&lt;button type=&quot;button&quot; class=&quot;btn btn-secondary btn-number btn-sm btn-pop position-absolute top-0 start-0&quot; data-type=&quot;minus&quot; data-deck=&quot;main&quot; data-id=&quot;2-43&quot;&gt;-&lt;/button&gt;&lt;button type=&quot;button&quot; class=&quot;btn btn-secondary btn-number btn-sm btn-push position-absolute top-0 end-0&quot; data-type=&quot;plus&quot; data-deck=&quot;main&quot; data-id=&quot;2-43&quot;&gt;+&lt;/button&gt;&lt;button type=&quot;button&quot; class=&quot;btn btn-secondary btn-number btn-sm btn-drop position-absolute bottom-0 end-0&quot; data-type=&quot;drop&quot; data-id=&quot;2-43&quot;&gt;v&lt;/button&gt;&lt;/div&gt;" calcext:value-type="string">
            <text:p>&lt;div class="container-card position-relative me-2 mb-2" id="main-2-43"&gt;&lt;img class="d-block" width="80" height="112" src="https://one-draw.jp/ijinden/cardlist/002/card/02_043.png" /&gt;&lt;div class="container-num-copies position-absolute bottom-0 start-0 px-1" id="main-2-43-num-copies"&gt;0&lt;/div&gt;&lt;button type="button" class="btn btn-secondary btn-number btn-sm btn-pop position-absolute top-0 start-0" data-type="minus" data-deck="main" data-id="2-43"&gt;-&lt;/button&gt;&lt;button type="button" class="btn btn-secondary btn-number btn-sm btn-push position-absolute top-0 end-0" data-type="plus" data-deck="main" data-id="2-43"&gt;+&lt;/button&gt;&lt;button type="button" class="btn btn-secondary btn-number btn-sm btn-drop position-absolute bottom-0 end-0" data-type="drop" data-id="2-43"&gt;v&lt;/button&gt;&lt;/div&gt;</text:p>
          </table:table-cell>
          <table:table-cell table:formula="of:=CONCATENATE([$HTML.$A$2];[.$B176];[$HTML.$B$2];[.$O176];[$HTML.$C$2];[.$B176];[$HTML.$D$2];[.$B176];[$HTML.$E$2];[.$B176];[$HTML.$F$2];[.$B176];[$HTML.$G$2])" office:value-type="string" office:string-value="&lt;div class=&quot;container-card position-relative me-2 mb-2&quot; id=&quot;side-2-43&quot;&gt;&lt;img class=&quot;d-block&quot; width=&quot;80&quot; height=&quot;112&quot; src=&quot;https://one-draw.jp/ijinden/cardlist/002/card/02_043.png&quot; /&gt;&lt;div class=&quot;container-num-copies position-absolute bottom-0 start-0 px-1&quot; id=&quot;side-2-43-num-copies&quot;&gt;0&lt;/div&gt;&lt;button type=&quot;button&quot; class=&quot;btn btn-secondary btn-number btn-sm btn-pop position-absolute top-0 start-0&quot; data-type=&quot;minus&quot; data-deck=&quot;side&quot; data-id=&quot;2-43&quot;&gt;-&lt;/button&gt;&lt;button type=&quot;button&quot; class=&quot;btn btn-secondary btn-number btn-sm btn-push position-absolute top-0 end-0&quot; data-type=&quot;plus&quot; data-deck=&quot;side&quot; data-id=&quot;2-43&quot;&gt;+&lt;/button&gt;&lt;button type=&quot;button&quot; class=&quot;btn btn-secondary btn-number btn-sm btn-raise position-absolute bottom-0 end-0&quot; data-type=&quot;raise&quot; data-id=&quot;2-43&quot;&gt;^&lt;/button&gt;&lt;/div&gt;" calcext:value-type="string">
            <text:p>&lt;div class="container-card position-relative me-2 mb-2" id="side-2-43"&gt;&lt;img class="d-block" width="80" height="112" src="https://one-draw.jp/ijinden/cardlist/002/card/02_043.png" /&gt;&lt;div class="container-num-copies position-absolute bottom-0 start-0 px-1" id="side-2-43-num-copies"&gt;0&lt;/div&gt;&lt;button type="button" class="btn btn-secondary btn-number btn-sm btn-pop position-absolute top-0 start-0" data-type="minus" data-deck="side" data-id="2-43"&gt;-&lt;/button&gt;&lt;button type="button" class="btn btn-secondary btn-number btn-sm btn-push position-absolute top-0 end-0" data-type="plus" data-deck="side" data-id="2-43"&gt;+&lt;/button&gt;&lt;button type="button" class="btn btn-secondary btn-number btn-sm btn-raise position-absolute bottom-0 end-0" data-type="raise" data-id="2-43"&gt;^&lt;/button&gt;&lt;/div&gt;</text:p>
          </table:table-cell>
          <table:table-cell table:formula="of:=CONCATENATE([$HTML.$A$3];[.F176];[$HTML.$B$3];[.H176];[$HTML.$C$3];[.J176];[$HTML.$D$3];[.N176];[$HTML.$E$3];[.B176];[$HTML.$F$3];[.D176];[$HTML.$G$3];[.B176];[$HTML.$H$3];[.B176];[$HTML.$I$3];[.B176];[$HTML.$J$3];[.B176];[$HTML.$K$3];[.B176];[$HTML.$L$3];[.B176];[$HTML.$M$3];[.B176];[$HTML.$N$3];[.B176];[$HTML.$O$3])" office:value-type="string" office:string-value="&lt;tr data-expansion=&quot;25&quot; data-type=&quot;1&quot; data-color=&quot;16&quot; data-term=&quot;0&quot;&gt;&lt;td&gt;2-43&lt;/td&gt;&lt;td&gt;観阿弥&lt;/td&gt;&lt;td&gt;&lt;div class=&quot;input-group&quot;&gt;&lt;button type=&quot;button&quot; class=&quot;btn btn-outline-secondary btn-number&quot; data-type=&quot;minus&quot; data-deck=&quot;main&quot; data-id=&quot;2-43&quot; disabled&gt;-&lt;/button&gt;&lt;input type=&quot;text&quot; class=&quot;form-control input-number&quot; name=&quot;table-main-2-43-num-copies&quot; data-deck=&quot;main&quot; data-id=&quot;2-43&quot; value=&quot;0&quot; min=&quot;0&quot; readonly /&gt;&lt;button type=&quot;button&quot; class=&quot;btn btn-outline-secondary btn-number&quot; data-type=&quot;plus&quot; data-deck=&quot;main&quot; data-id=&quot;2-43&quot;&gt;+&lt;/button&gt;&lt;/div&gt;&lt;/td&gt;&lt;td&gt;&lt;div class=&quot;input-group&quot;&gt;&lt;button type=&quot;button&quot; class=&quot;btn btn-outline-secondary btn-number&quot; data-type=&quot;minus&quot; data-deck=&quot;side&quot; data-id=&quot;2-43&quot; disabled&gt;-&lt;/button&gt;&lt;input type=&quot;text&quot; class=&quot;form-control input-number&quot; name=&quot;table-side-2-43-num-copies&quot; data-deck=&quot;side&quot; data-id=&quot;2-43&quot; value=&quot;0&quot; min=&quot;0&quot; readonly /&gt;&lt;button type=&quot;button&quot; class=&quot;btn btn-outline-secondary btn-number&quot; data-type=&quot;plus&quot; data-deck=&quot;side&quot; data-id=&quot;2-43&quot;&gt;+&lt;/button&gt;&lt;/div&gt;&lt;/td&gt;&lt;/tr&gt;" calcext:value-type="string">
            <text:p>&lt;tr data-expansion="25" data-type="1" data-color="16" data-term="0"&gt;&lt;td&gt;2-43&lt;/td&gt;&lt;td&gt;観阿弥&lt;/td&gt;&lt;td&gt;&lt;div class="input-group"&gt;&lt;button type="button" class="btn btn-outline-secondary btn-number" data-type="minus" data-deck="main" data-id="2-43" disabled&gt;-&lt;/button&gt;&lt;input type="text" class="form-control input-number" name="table-main-2-43-num-copies" data-deck="main" data-id="2-43" value="0" min="0" readonly /&gt;&lt;button type="button" class="btn btn-outline-secondary btn-number" data-type="plus" data-deck="main" data-id="2-43"&gt;+&lt;/button&gt;&lt;/div&gt;&lt;/td&gt;&lt;td&gt;&lt;div class="input-group"&gt;&lt;button type="button" class="btn btn-outline-secondary btn-number" data-type="minus" data-deck="side" data-id="2-43" disabled&gt;-&lt;/button&gt;&lt;input type="text" class="form-control input-number" name="table-side-2-43-num-copies" data-deck="side" data-id="2-43" value="0" min="0" readonly /&gt;&lt;button type="button" class="btn btn-outline-secondary btn-number" data-type="plus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O177];[$HTML.$C$1];[.$B177];[$HTML.$D$1];[.$B177];[$HTML.$E$1];[.$B177];[$HTML.$F$1];[.$B177];[$HTML.$G$1])" office:value-type="string" office:string-value="&lt;div class=&quot;container-card position-relative me-2 mb-2&quot; id=&quot;main-2-44&quot;&gt;&lt;img class=&quot;d-block&quot; width=&quot;80&quot; height=&quot;112&quot; src=&quot;https://one-draw.jp/ijinden/cardlist/002/card/02_044.png&quot; /&gt;&lt;div class=&quot;container-num-copies position-absolute bottom-0 start-0 px-1&quot; id=&quot;main-2-44-num-copies&quot;&gt;0&lt;/div&gt;&lt;button type=&quot;button&quot; class=&quot;btn btn-secondary btn-number btn-sm btn-pop position-absolute top-0 start-0&quot; data-type=&quot;minus&quot; data-deck=&quot;main&quot; data-id=&quot;2-44&quot;&gt;-&lt;/button&gt;&lt;button type=&quot;button&quot; class=&quot;btn btn-secondary btn-number btn-sm btn-push position-absolute top-0 end-0&quot; data-type=&quot;plus&quot; data-deck=&quot;main&quot; data-id=&quot;2-44&quot;&gt;+&lt;/button&gt;&lt;button type=&quot;button&quot; class=&quot;btn btn-secondary btn-number btn-sm btn-drop position-absolute bottom-0 end-0&quot; data-type=&quot;drop&quot; data-id=&quot;2-44&quot;&gt;v&lt;/button&gt;&lt;/div&gt;" calcext:value-type="string">
            <text:p>&lt;div class="container-card position-relative me-2 mb-2" id="main-2-44"&gt;&lt;img class="d-block" width="80" height="112" src="https://one-draw.jp/ijinden/cardlist/002/card/02_044.png" /&gt;&lt;div class="container-num-copies position-absolute bottom-0 start-0 px-1" id="main-2-44-num-copies"&gt;0&lt;/div&gt;&lt;button type="button" class="btn btn-secondary btn-number btn-sm btn-pop position-absolute top-0 start-0" data-type="minus" data-deck="main" data-id="2-44"&gt;-&lt;/button&gt;&lt;button type="button" class="btn btn-secondary btn-number btn-sm btn-push position-absolute top-0 end-0" data-type="plus" data-deck="main" data-id="2-44"&gt;+&lt;/button&gt;&lt;button type="button" class="btn btn-secondary btn-number btn-sm btn-drop position-absolute bottom-0 end-0" data-type="drop" data-id="2-44"&gt;v&lt;/button&gt;&lt;/div&gt;</text:p>
          </table:table-cell>
          <table:table-cell table:formula="of:=CONCATENATE([$HTML.$A$2];[.$B177];[$HTML.$B$2];[.$O177];[$HTML.$C$2];[.$B177];[$HTML.$D$2];[.$B177];[$HTML.$E$2];[.$B177];[$HTML.$F$2];[.$B177];[$HTML.$G$2])" office:value-type="string" office:string-value="&lt;div class=&quot;container-card position-relative me-2 mb-2&quot; id=&quot;side-2-44&quot;&gt;&lt;img class=&quot;d-block&quot; width=&quot;80&quot; height=&quot;112&quot; src=&quot;https://one-draw.jp/ijinden/cardlist/002/card/02_044.png&quot; /&gt;&lt;div class=&quot;container-num-copies position-absolute bottom-0 start-0 px-1&quot; id=&quot;side-2-44-num-copies&quot;&gt;0&lt;/div&gt;&lt;button type=&quot;button&quot; class=&quot;btn btn-secondary btn-number btn-sm btn-pop position-absolute top-0 start-0&quot; data-type=&quot;minus&quot; data-deck=&quot;side&quot; data-id=&quot;2-44&quot;&gt;-&lt;/button&gt;&lt;button type=&quot;button&quot; class=&quot;btn btn-secondary btn-number btn-sm btn-push position-absolute top-0 end-0&quot; data-type=&quot;plus&quot; data-deck=&quot;side&quot; data-id=&quot;2-44&quot;&gt;+&lt;/button&gt;&lt;button type=&quot;button&quot; class=&quot;btn btn-secondary btn-number btn-sm btn-raise position-absolute bottom-0 end-0&quot; data-type=&quot;raise&quot; data-id=&quot;2-44&quot;&gt;^&lt;/button&gt;&lt;/div&gt;" calcext:value-type="string">
            <text:p>&lt;div class="container-card position-relative me-2 mb-2" id="side-2-44"&gt;&lt;img class="d-block" width="80" height="112" src="https://one-draw.jp/ijinden/cardlist/002/card/02_044.png" /&gt;&lt;div class="container-num-copies position-absolute bottom-0 start-0 px-1" id="side-2-44-num-copies"&gt;0&lt;/div&gt;&lt;button type="button" class="btn btn-secondary btn-number btn-sm btn-pop position-absolute top-0 start-0" data-type="minus" data-deck="side" data-id="2-44"&gt;-&lt;/button&gt;&lt;button type="button" class="btn btn-secondary btn-number btn-sm btn-push position-absolute top-0 end-0" data-type="plus" data-deck="side" data-id="2-44"&gt;+&lt;/button&gt;&lt;button type="button" class="btn btn-secondary btn-number btn-sm btn-raise position-absolute bottom-0 end-0" data-type="raise" data-id="2-44"&gt;^&lt;/button&gt;&lt;/div&gt;</text:p>
          </table:table-cell>
          <table:table-cell table:formula="of:=CONCATENATE([$HTML.$A$3];[.F177];[$HTML.$B$3];[.H177];[$HTML.$C$3];[.J177];[$HTML.$D$3];[.N177];[$HTML.$E$3];[.B177];[$HTML.$F$3];[.D177];[$HTML.$G$3];[.B177];[$HTML.$H$3];[.B177];[$HTML.$I$3];[.B177];[$HTML.$J$3];[.B177];[$HTML.$K$3];[.B177];[$HTML.$L$3];[.B177];[$HTML.$M$3];[.B177];[$HTML.$N$3];[.B177];[$HTML.$O$3])" office:value-type="string" office:string-value="&lt;tr data-expansion=&quot;25&quot; data-type=&quot;1&quot; data-color=&quot;16&quot; data-term=&quot;0&quot;&gt;&lt;td&gt;2-44&lt;/td&gt;&lt;td&gt;世阿弥&lt;/td&gt;&lt;td&gt;&lt;div class=&quot;input-group&quot;&gt;&lt;button type=&quot;button&quot; class=&quot;btn btn-outline-secondary btn-number&quot; data-type=&quot;minus&quot; data-deck=&quot;main&quot; data-id=&quot;2-44&quot; disabled&gt;-&lt;/button&gt;&lt;input type=&quot;text&quot; class=&quot;form-control input-number&quot; name=&quot;table-main-2-44-num-copies&quot; data-deck=&quot;main&quot; data-id=&quot;2-44&quot; value=&quot;0&quot; min=&quot;0&quot; readonly /&gt;&lt;button type=&quot;button&quot; class=&quot;btn btn-outline-secondary btn-number&quot; data-type=&quot;plus&quot; data-deck=&quot;main&quot; data-id=&quot;2-44&quot;&gt;+&lt;/button&gt;&lt;/div&gt;&lt;/td&gt;&lt;td&gt;&lt;div class=&quot;input-group&quot;&gt;&lt;button type=&quot;button&quot; class=&quot;btn btn-outline-secondary btn-number&quot; data-type=&quot;minus&quot; data-deck=&quot;side&quot; data-id=&quot;2-44&quot; disabled&gt;-&lt;/button&gt;&lt;input type=&quot;text&quot; class=&quot;form-control input-number&quot; name=&quot;table-side-2-44-num-copies&quot; data-deck=&quot;side&quot; data-id=&quot;2-44&quot; value=&quot;0&quot; min=&quot;0&quot; readonly /&gt;&lt;button type=&quot;button&quot; class=&quot;btn btn-outline-secondary btn-number&quot; data-type=&quot;plus&quot; data-deck=&quot;side&quot; data-id=&quot;2-44&quot;&gt;+&lt;/button&gt;&lt;/div&gt;&lt;/td&gt;&lt;/tr&gt;" calcext:value-type="string">
            <text:p>&lt;tr data-expansion="25" data-type="1" data-color="16" data-term="0"&gt;&lt;td&gt;2-44&lt;/td&gt;&lt;td&gt;世阿弥&lt;/td&gt;&lt;td&gt;&lt;div class="input-group"&gt;&lt;button type="button" class="btn btn-outline-secondary btn-number" data-type="minus" data-deck="main" data-id="2-44" disabled&gt;-&lt;/button&gt;&lt;input type="text" class="form-control input-number" name="table-main-2-44-num-copies" data-deck="main" data-id="2-44" value="0" min="0" readonly /&gt;&lt;button type="button" class="btn btn-outline-secondary btn-number" data-type="plus" data-deck="main" data-id="2-44"&gt;+&lt;/button&gt;&lt;/div&gt;&lt;/td&gt;&lt;td&gt;&lt;div class="input-group"&gt;&lt;button type="button" class="btn btn-outline-secondary btn-number" data-type="minus" data-deck="side" data-id="2-44" disabled&gt;-&lt;/button&gt;&lt;input type="text" class="form-control input-number" name="table-side-2-44-num-copies" data-deck="side" data-id="2-44" value="0" min="0" readonly /&gt;&lt;button type="button" class="btn btn-outline-secondary btn-number" data-type="plus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O178];[$HTML.$C$1];[.$B178];[$HTML.$D$1];[.$B178];[$HTML.$E$1];[.$B178];[$HTML.$F$1];[.$B178];[$HTML.$G$1])" office:value-type="string" office:string-value="&lt;div class=&quot;container-card position-relative me-2 mb-2&quot; id=&quot;main-2-45&quot;&gt;&lt;img class=&quot;d-block&quot; width=&quot;80&quot; height=&quot;112&quot; src=&quot;https://one-draw.jp/ijinden/cardlist/002/card/02_045.png&quot; /&gt;&lt;div class=&quot;container-num-copies position-absolute bottom-0 start-0 px-1&quot; id=&quot;main-2-45-num-copies&quot;&gt;0&lt;/div&gt;&lt;button type=&quot;button&quot; class=&quot;btn btn-secondary btn-number btn-sm btn-pop position-absolute top-0 start-0&quot; data-type=&quot;minus&quot; data-deck=&quot;main&quot; data-id=&quot;2-45&quot;&gt;-&lt;/button&gt;&lt;button type=&quot;button&quot; class=&quot;btn btn-secondary btn-number btn-sm btn-push position-absolute top-0 end-0&quot; data-type=&quot;plus&quot; data-deck=&quot;main&quot; data-id=&quot;2-45&quot;&gt;+&lt;/button&gt;&lt;button type=&quot;button&quot; class=&quot;btn btn-secondary btn-number btn-sm btn-drop position-absolute bottom-0 end-0&quot; data-type=&quot;drop&quot; data-id=&quot;2-45&quot;&gt;v&lt;/button&gt;&lt;/div&gt;" calcext:value-type="string">
            <text:p>&lt;div class="container-card position-relative me-2 mb-2" id="main-2-45"&gt;&lt;img class="d-block" width="80" height="112" src="https://one-draw.jp/ijinden/cardlist/002/card/02_045.png" /&gt;&lt;div class="container-num-copies position-absolute bottom-0 start-0 px-1" id="main-2-45-num-copies"&gt;0&lt;/div&gt;&lt;button type="button" class="btn btn-secondary btn-number btn-sm btn-pop position-absolute top-0 start-0" data-type="minus" data-deck="main" data-id="2-45"&gt;-&lt;/button&gt;&lt;button type="button" class="btn btn-secondary btn-number btn-sm btn-push position-absolute top-0 end-0" data-type="plus" data-deck="main" data-id="2-45"&gt;+&lt;/button&gt;&lt;button type="button" class="btn btn-secondary btn-number btn-sm btn-drop position-absolute bottom-0 end-0" data-type="drop" data-id="2-45"&gt;v&lt;/button&gt;&lt;/div&gt;</text:p>
          </table:table-cell>
          <table:table-cell table:formula="of:=CONCATENATE([$HTML.$A$2];[.$B178];[$HTML.$B$2];[.$O178];[$HTML.$C$2];[.$B178];[$HTML.$D$2];[.$B178];[$HTML.$E$2];[.$B178];[$HTML.$F$2];[.$B178];[$HTML.$G$2])" office:value-type="string" office:string-value="&lt;div class=&quot;container-card position-relative me-2 mb-2&quot; id=&quot;side-2-45&quot;&gt;&lt;img class=&quot;d-block&quot; width=&quot;80&quot; height=&quot;112&quot; src=&quot;https://one-draw.jp/ijinden/cardlist/002/card/02_045.png&quot; /&gt;&lt;div class=&quot;container-num-copies position-absolute bottom-0 start-0 px-1&quot; id=&quot;side-2-45-num-copies&quot;&gt;0&lt;/div&gt;&lt;button type=&quot;button&quot; class=&quot;btn btn-secondary btn-number btn-sm btn-pop position-absolute top-0 start-0&quot; data-type=&quot;minus&quot; data-deck=&quot;side&quot; data-id=&quot;2-45&quot;&gt;-&lt;/button&gt;&lt;button type=&quot;button&quot; class=&quot;btn btn-secondary btn-number btn-sm btn-push position-absolute top-0 end-0&quot; data-type=&quot;plus&quot; data-deck=&quot;side&quot; data-id=&quot;2-45&quot;&gt;+&lt;/button&gt;&lt;button type=&quot;button&quot; class=&quot;btn btn-secondary btn-number btn-sm btn-raise position-absolute bottom-0 end-0&quot; data-type=&quot;raise&quot; data-id=&quot;2-45&quot;&gt;^&lt;/button&gt;&lt;/div&gt;" calcext:value-type="string">
            <text:p>&lt;div class="container-card position-relative me-2 mb-2" id="side-2-45"&gt;&lt;img class="d-block" width="80" height="112" src="https://one-draw.jp/ijinden/cardlist/002/card/02_045.png" /&gt;&lt;div class="container-num-copies position-absolute bottom-0 start-0 px-1" id="side-2-45-num-copies"&gt;0&lt;/div&gt;&lt;button type="button" class="btn btn-secondary btn-number btn-sm btn-pop position-absolute top-0 start-0" data-type="minus" data-deck="side" data-id="2-45"&gt;-&lt;/button&gt;&lt;button type="button" class="btn btn-secondary btn-number btn-sm btn-push position-absolute top-0 end-0" data-type="plus" data-deck="side" data-id="2-45"&gt;+&lt;/button&gt;&lt;button type="button" class="btn btn-secondary btn-number btn-sm btn-raise position-absolute bottom-0 end-0" data-type="raise" data-id="2-45"&gt;^&lt;/button&gt;&lt;/div&gt;</text:p>
          </table:table-cell>
          <table:table-cell table:formula="of:=CONCATENATE([$HTML.$A$3];[.F178];[$HTML.$B$3];[.H178];[$HTML.$C$3];[.J178];[$HTML.$D$3];[.N178];[$HTML.$E$3];[.B178];[$HTML.$F$3];[.D178];[$HTML.$G$3];[.B178];[$HTML.$H$3];[.B178];[$HTML.$I$3];[.B178];[$HTML.$J$3];[.B178];[$HTML.$K$3];[.B178];[$HTML.$L$3];[.B178];[$HTML.$M$3];[.B178];[$HTML.$N$3];[.B178];[$HTML.$O$3])" office:value-type="string" office:string-value="&lt;tr data-expansion=&quot;25&quot; data-type=&quot;1&quot; data-color=&quot;16&quot; data-term=&quot;0&quot;&gt;&lt;td&gt;2-45&lt;/td&gt;&lt;td&gt;新井白石&lt;/td&gt;&lt;td&gt;&lt;div class=&quot;input-group&quot;&gt;&lt;button type=&quot;button&quot; class=&quot;btn btn-outline-secondary btn-number&quot; data-type=&quot;minus&quot; data-deck=&quot;main&quot; data-id=&quot;2-45&quot; disabled&gt;-&lt;/button&gt;&lt;input type=&quot;text&quot; class=&quot;form-control input-number&quot; name=&quot;table-main-2-45-num-copies&quot; data-deck=&quot;main&quot; data-id=&quot;2-45&quot; value=&quot;0&quot; min=&quot;0&quot; readonly /&gt;&lt;button type=&quot;button&quot; class=&quot;btn btn-outline-secondary btn-number&quot; data-type=&quot;plus&quot; data-deck=&quot;main&quot; data-id=&quot;2-45&quot;&gt;+&lt;/button&gt;&lt;/div&gt;&lt;/td&gt;&lt;td&gt;&lt;div class=&quot;input-group&quot;&gt;&lt;button type=&quot;button&quot; class=&quot;btn btn-outline-secondary btn-number&quot; data-type=&quot;minus&quot; data-deck=&quot;side&quot; data-id=&quot;2-45&quot; disabled&gt;-&lt;/button&gt;&lt;input type=&quot;text&quot; class=&quot;form-control input-number&quot; name=&quot;table-side-2-45-num-copies&quot; data-deck=&quot;side&quot; data-id=&quot;2-45&quot; value=&quot;0&quot; min=&quot;0&quot; readonly /&gt;&lt;button type=&quot;button&quot; class=&quot;btn btn-outline-secondary btn-number&quot; data-type=&quot;plus&quot; data-deck=&quot;side&quot; data-id=&quot;2-45&quot;&gt;+&lt;/button&gt;&lt;/div&gt;&lt;/td&gt;&lt;/tr&gt;" calcext:value-type="string">
            <text:p>&lt;tr data-expansion="25" data-type="1" data-color="16" data-term="0"&gt;&lt;td&gt;2-45&lt;/td&gt;&lt;td&gt;新井白石&lt;/td&gt;&lt;td&gt;&lt;div class="input-group"&gt;&lt;button type="button" class="btn btn-outline-secondary btn-number" data-type="minus" data-deck="main" data-id="2-45" disabled&gt;-&lt;/button&gt;&lt;input type="text" class="form-control input-number" name="table-main-2-45-num-copies" data-deck="main" data-id="2-45" value="0" min="0" readonly /&gt;&lt;button type="button" class="btn btn-outline-secondary btn-number" data-type="plus" data-deck="main" data-id="2-45"&gt;+&lt;/button&gt;&lt;/div&gt;&lt;/td&gt;&lt;td&gt;&lt;div class="input-group"&gt;&lt;button type="button" class="btn btn-outline-secondary btn-number" data-type="minus" data-deck="side" data-id="2-45" disabled&gt;-&lt;/button&gt;&lt;input type="text" class="form-control input-number" name="table-side-2-45-num-copies" data-deck="side" data-id="2-45" value="0" min="0" readonly /&gt;&lt;button type="button" class="btn btn-outline-secondary btn-number" data-type="plus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O179];[$HTML.$C$1];[.$B179];[$HTML.$D$1];[.$B179];[$HTML.$E$1];[.$B179];[$HTML.$F$1];[.$B179];[$HTML.$G$1])" office:value-type="string" office:string-value="&lt;div class=&quot;container-card position-relative me-2 mb-2&quot; id=&quot;main-2-46&quot;&gt;&lt;img class=&quot;d-block&quot; width=&quot;80&quot; height=&quot;112&quot; src=&quot;https://one-draw.jp/ijinden/cardlist/002/card/02_046.png&quot; /&gt;&lt;div class=&quot;container-num-copies position-absolute bottom-0 start-0 px-1&quot; id=&quot;main-2-46-num-copies&quot;&gt;0&lt;/div&gt;&lt;button type=&quot;button&quot; class=&quot;btn btn-secondary btn-number btn-sm btn-pop position-absolute top-0 start-0&quot; data-type=&quot;minus&quot; data-deck=&quot;main&quot; data-id=&quot;2-46&quot;&gt;-&lt;/button&gt;&lt;button type=&quot;button&quot; class=&quot;btn btn-secondary btn-number btn-sm btn-push position-absolute top-0 end-0&quot; data-type=&quot;plus&quot; data-deck=&quot;main&quot; data-id=&quot;2-46&quot;&gt;+&lt;/button&gt;&lt;button type=&quot;button&quot; class=&quot;btn btn-secondary btn-number btn-sm btn-drop position-absolute bottom-0 end-0&quot; data-type=&quot;drop&quot; data-id=&quot;2-46&quot;&gt;v&lt;/button&gt;&lt;/div&gt;" calcext:value-type="string">
            <text:p>&lt;div class="container-card position-relative me-2 mb-2" id="main-2-46"&gt;&lt;img class="d-block" width="80" height="112" src="https://one-draw.jp/ijinden/cardlist/002/card/02_046.png" /&gt;&lt;div class="container-num-copies position-absolute bottom-0 start-0 px-1" id="main-2-46-num-copies"&gt;0&lt;/div&gt;&lt;button type="button" class="btn btn-secondary btn-number btn-sm btn-pop position-absolute top-0 start-0" data-type="minus" data-deck="main" data-id="2-46"&gt;-&lt;/button&gt;&lt;button type="button" class="btn btn-secondary btn-number btn-sm btn-push position-absolute top-0 end-0" data-type="plus" data-deck="main" data-id="2-46"&gt;+&lt;/button&gt;&lt;button type="button" class="btn btn-secondary btn-number btn-sm btn-drop position-absolute bottom-0 end-0" data-type="drop" data-id="2-46"&gt;v&lt;/button&gt;&lt;/div&gt;</text:p>
          </table:table-cell>
          <table:table-cell table:formula="of:=CONCATENATE([$HTML.$A$2];[.$B179];[$HTML.$B$2];[.$O179];[$HTML.$C$2];[.$B179];[$HTML.$D$2];[.$B179];[$HTML.$E$2];[.$B179];[$HTML.$F$2];[.$B179];[$HTML.$G$2])" office:value-type="string" office:string-value="&lt;div class=&quot;container-card position-relative me-2 mb-2&quot; id=&quot;side-2-46&quot;&gt;&lt;img class=&quot;d-block&quot; width=&quot;80&quot; height=&quot;112&quot; src=&quot;https://one-draw.jp/ijinden/cardlist/002/card/02_046.png&quot; /&gt;&lt;div class=&quot;container-num-copies position-absolute bottom-0 start-0 px-1&quot; id=&quot;side-2-46-num-copies&quot;&gt;0&lt;/div&gt;&lt;button type=&quot;button&quot; class=&quot;btn btn-secondary btn-number btn-sm btn-pop position-absolute top-0 start-0&quot; data-type=&quot;minus&quot; data-deck=&quot;side&quot; data-id=&quot;2-46&quot;&gt;-&lt;/button&gt;&lt;button type=&quot;button&quot; class=&quot;btn btn-secondary btn-number btn-sm btn-push position-absolute top-0 end-0&quot; data-type=&quot;plus&quot; data-deck=&quot;side&quot; data-id=&quot;2-46&quot;&gt;+&lt;/button&gt;&lt;button type=&quot;button&quot; class=&quot;btn btn-secondary btn-number btn-sm btn-raise position-absolute bottom-0 end-0&quot; data-type=&quot;raise&quot; data-id=&quot;2-46&quot;&gt;^&lt;/button&gt;&lt;/div&gt;" calcext:value-type="string">
            <text:p>&lt;div class="container-card position-relative me-2 mb-2" id="side-2-46"&gt;&lt;img class="d-block" width="80" height="112" src="https://one-draw.jp/ijinden/cardlist/002/card/02_046.png" /&gt;&lt;div class="container-num-copies position-absolute bottom-0 start-0 px-1" id="side-2-46-num-copies"&gt;0&lt;/div&gt;&lt;button type="button" class="btn btn-secondary btn-number btn-sm btn-pop position-absolute top-0 start-0" data-type="minus" data-deck="side" data-id="2-46"&gt;-&lt;/button&gt;&lt;button type="button" class="btn btn-secondary btn-number btn-sm btn-push position-absolute top-0 end-0" data-type="plus" data-deck="side" data-id="2-46"&gt;+&lt;/button&gt;&lt;button type="button" class="btn btn-secondary btn-number btn-sm btn-raise position-absolute bottom-0 end-0" data-type="raise" data-id="2-46"&gt;^&lt;/button&gt;&lt;/div&gt;</text:p>
          </table:table-cell>
          <table:table-cell table:formula="of:=CONCATENATE([$HTML.$A$3];[.F179];[$HTML.$B$3];[.H179];[$HTML.$C$3];[.J179];[$HTML.$D$3];[.N179];[$HTML.$E$3];[.B179];[$HTML.$F$3];[.D179];[$HTML.$G$3];[.B179];[$HTML.$H$3];[.B179];[$HTML.$I$3];[.B179];[$HTML.$J$3];[.B179];[$HTML.$K$3];[.B179];[$HTML.$L$3];[.B179];[$HTML.$M$3];[.B179];[$HTML.$N$3];[.B179];[$HTML.$O$3])" office:value-type="string" office:string-value="&lt;tr data-expansion=&quot;25&quot; data-type=&quot;1&quot; data-color=&quot;16&quot; data-term=&quot;0&quot;&gt;&lt;td&gt;2-46&lt;/td&gt;&lt;td&gt;孫夫人&lt;/td&gt;&lt;td&gt;&lt;div class=&quot;input-group&quot;&gt;&lt;button type=&quot;button&quot; class=&quot;btn btn-outline-secondary btn-number&quot; data-type=&quot;minus&quot; data-deck=&quot;main&quot; data-id=&quot;2-46&quot; disabled&gt;-&lt;/button&gt;&lt;input type=&quot;text&quot; class=&quot;form-control input-number&quot; name=&quot;table-main-2-46-num-copies&quot; data-deck=&quot;main&quot; data-id=&quot;2-46&quot; value=&quot;0&quot; min=&quot;0&quot; readonly /&gt;&lt;button type=&quot;button&quot; class=&quot;btn btn-outline-secondary btn-number&quot; data-type=&quot;plus&quot; data-deck=&quot;main&quot; data-id=&quot;2-46&quot;&gt;+&lt;/button&gt;&lt;/div&gt;&lt;/td&gt;&lt;td&gt;&lt;div class=&quot;input-group&quot;&gt;&lt;button type=&quot;button&quot; class=&quot;btn btn-outline-secondary btn-number&quot; data-type=&quot;minus&quot; data-deck=&quot;side&quot; data-id=&quot;2-46&quot; disabled&gt;-&lt;/button&gt;&lt;input type=&quot;text&quot; class=&quot;form-control input-number&quot; name=&quot;table-side-2-46-num-copies&quot; data-deck=&quot;side&quot; data-id=&quot;2-46&quot; value=&quot;0&quot; min=&quot;0&quot; readonly /&gt;&lt;button type=&quot;button&quot; class=&quot;btn btn-outline-secondary btn-number&quot; data-type=&quot;plus&quot; data-deck=&quot;side&quot; data-id=&quot;2-46&quot;&gt;+&lt;/button&gt;&lt;/div&gt;&lt;/td&gt;&lt;/tr&gt;" calcext:value-type="string">
            <text:p>&lt;tr data-expansion="25" data-type="1" data-color="16" data-term="0"&gt;&lt;td&gt;2-46&lt;/td&gt;&lt;td&gt;孫夫人&lt;/td&gt;&lt;td&gt;&lt;div class="input-group"&gt;&lt;button type="button" class="btn btn-outline-secondary btn-number" data-type="minus" data-deck="main" data-id="2-46" disabled&gt;-&lt;/button&gt;&lt;input type="text" class="form-control input-number" name="table-main-2-46-num-copies" data-deck="main" data-id="2-46" value="0" min="0" readonly /&gt;&lt;button type="button" class="btn btn-outline-secondary btn-number" data-type="plus" data-deck="main" data-id="2-46"&gt;+&lt;/button&gt;&lt;/div&gt;&lt;/td&gt;&lt;td&gt;&lt;div class="input-group"&gt;&lt;button type="button" class="btn btn-outline-secondary btn-number" data-type="minus" data-deck="side" data-id="2-46" disabled&gt;-&lt;/button&gt;&lt;input type="text" class="form-control input-number" name="table-side-2-46-num-copies" data-deck="side" data-id="2-46" value="0" min="0" readonly /&gt;&lt;button type="button" class="btn btn-outline-secondary btn-number" data-type="plus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O180];[$HTML.$C$1];[.$B180];[$HTML.$D$1];[.$B180];[$HTML.$E$1];[.$B180];[$HTML.$F$1];[.$B180];[$HTML.$G$1])" office:value-type="string" office:string-value="&lt;div class=&quot;container-card position-relative me-2 mb-2&quot; id=&quot;main-2-47&quot;&gt;&lt;img class=&quot;d-block&quot; width=&quot;80&quot; height=&quot;112&quot; src=&quot;https://one-draw.jp/ijinden/cardlist/002/card/02_047.png&quot; /&gt;&lt;div class=&quot;container-num-copies position-absolute bottom-0 start-0 px-1&quot; id=&quot;main-2-47-num-copies&quot;&gt;0&lt;/div&gt;&lt;button type=&quot;button&quot; class=&quot;btn btn-secondary btn-number btn-sm btn-pop position-absolute top-0 start-0&quot; data-type=&quot;minus&quot; data-deck=&quot;main&quot; data-id=&quot;2-47&quot;&gt;-&lt;/button&gt;&lt;button type=&quot;button&quot; class=&quot;btn btn-secondary btn-number btn-sm btn-push position-absolute top-0 end-0&quot; data-type=&quot;plus&quot; data-deck=&quot;main&quot; data-id=&quot;2-47&quot;&gt;+&lt;/button&gt;&lt;button type=&quot;button&quot; class=&quot;btn btn-secondary btn-number btn-sm btn-drop position-absolute bottom-0 end-0&quot; data-type=&quot;drop&quot; data-id=&quot;2-47&quot;&gt;v&lt;/button&gt;&lt;/div&gt;" calcext:value-type="string">
            <text:p>&lt;div class="container-card position-relative me-2 mb-2" id="main-2-47"&gt;&lt;img class="d-block" width="80" height="112" src="https://one-draw.jp/ijinden/cardlist/002/card/02_047.png" /&gt;&lt;div class="container-num-copies position-absolute bottom-0 start-0 px-1" id="main-2-47-num-copies"&gt;0&lt;/div&gt;&lt;button type="button" class="btn btn-secondary btn-number btn-sm btn-pop position-absolute top-0 start-0" data-type="minus" data-deck="main" data-id="2-47"&gt;-&lt;/button&gt;&lt;button type="button" class="btn btn-secondary btn-number btn-sm btn-push position-absolute top-0 end-0" data-type="plus" data-deck="main" data-id="2-47"&gt;+&lt;/button&gt;&lt;button type="button" class="btn btn-secondary btn-number btn-sm btn-drop position-absolute bottom-0 end-0" data-type="drop" data-id="2-47"&gt;v&lt;/button&gt;&lt;/div&gt;</text:p>
          </table:table-cell>
          <table:table-cell table:formula="of:=CONCATENATE([$HTML.$A$2];[.$B180];[$HTML.$B$2];[.$O180];[$HTML.$C$2];[.$B180];[$HTML.$D$2];[.$B180];[$HTML.$E$2];[.$B180];[$HTML.$F$2];[.$B180];[$HTML.$G$2])" office:value-type="string" office:string-value="&lt;div class=&quot;container-card position-relative me-2 mb-2&quot; id=&quot;side-2-47&quot;&gt;&lt;img class=&quot;d-block&quot; width=&quot;80&quot; height=&quot;112&quot; src=&quot;https://one-draw.jp/ijinden/cardlist/002/card/02_047.png&quot; /&gt;&lt;div class=&quot;container-num-copies position-absolute bottom-0 start-0 px-1&quot; id=&quot;side-2-47-num-copies&quot;&gt;0&lt;/div&gt;&lt;button type=&quot;button&quot; class=&quot;btn btn-secondary btn-number btn-sm btn-pop position-absolute top-0 start-0&quot; data-type=&quot;minus&quot; data-deck=&quot;side&quot; data-id=&quot;2-47&quot;&gt;-&lt;/button&gt;&lt;button type=&quot;button&quot; class=&quot;btn btn-secondary btn-number btn-sm btn-push position-absolute top-0 end-0&quot; data-type=&quot;plus&quot; data-deck=&quot;side&quot; data-id=&quot;2-47&quot;&gt;+&lt;/button&gt;&lt;button type=&quot;button&quot; class=&quot;btn btn-secondary btn-number btn-sm btn-raise position-absolute bottom-0 end-0&quot; data-type=&quot;raise&quot; data-id=&quot;2-47&quot;&gt;^&lt;/button&gt;&lt;/div&gt;" calcext:value-type="string">
            <text:p>&lt;div class="container-card position-relative me-2 mb-2" id="side-2-47"&gt;&lt;img class="d-block" width="80" height="112" src="https://one-draw.jp/ijinden/cardlist/002/card/02_047.png" /&gt;&lt;div class="container-num-copies position-absolute bottom-0 start-0 px-1" id="side-2-47-num-copies"&gt;0&lt;/div&gt;&lt;button type="button" class="btn btn-secondary btn-number btn-sm btn-pop position-absolute top-0 start-0" data-type="minus" data-deck="side" data-id="2-47"&gt;-&lt;/button&gt;&lt;button type="button" class="btn btn-secondary btn-number btn-sm btn-push position-absolute top-0 end-0" data-type="plus" data-deck="side" data-id="2-47"&gt;+&lt;/button&gt;&lt;button type="button" class="btn btn-secondary btn-number btn-sm btn-raise position-absolute bottom-0 end-0" data-type="raise" data-id="2-47"&gt;^&lt;/button&gt;&lt;/div&gt;</text:p>
          </table:table-cell>
          <table:table-cell table:formula="of:=CONCATENATE([$HTML.$A$3];[.F180];[$HTML.$B$3];[.H180];[$HTML.$C$3];[.J180];[$HTML.$D$3];[.N180];[$HTML.$E$3];[.B180];[$HTML.$F$3];[.D180];[$HTML.$G$3];[.B180];[$HTML.$H$3];[.B180];[$HTML.$I$3];[.B180];[$HTML.$J$3];[.B180];[$HTML.$K$3];[.B180];[$HTML.$L$3];[.B180];[$HTML.$M$3];[.B180];[$HTML.$N$3];[.B180];[$HTML.$O$3])" office:value-type="string" office:string-value="&lt;tr data-expansion=&quot;25&quot; data-type=&quot;1&quot; data-color=&quot;16&quot; data-term=&quot;0&quot;&gt;&lt;td&gt;2-47&lt;/td&gt;&lt;td&gt;法然&lt;/td&gt;&lt;td&gt;&lt;div class=&quot;input-group&quot;&gt;&lt;button type=&quot;button&quot; class=&quot;btn btn-outline-secondary btn-number&quot; data-type=&quot;minus&quot; data-deck=&quot;main&quot; data-id=&quot;2-47&quot; disabled&gt;-&lt;/button&gt;&lt;input type=&quot;text&quot; class=&quot;form-control input-number&quot; name=&quot;table-main-2-47-num-copies&quot; data-deck=&quot;main&quot; data-id=&quot;2-47&quot; value=&quot;0&quot; min=&quot;0&quot; readonly /&gt;&lt;button type=&quot;button&quot; class=&quot;btn btn-outline-secondary btn-number&quot; data-type=&quot;plus&quot; data-deck=&quot;main&quot; data-id=&quot;2-47&quot;&gt;+&lt;/button&gt;&lt;/div&gt;&lt;/td&gt;&lt;td&gt;&lt;div class=&quot;input-group&quot;&gt;&lt;button type=&quot;button&quot; class=&quot;btn btn-outline-secondary btn-number&quot; data-type=&quot;minus&quot; data-deck=&quot;side&quot; data-id=&quot;2-47&quot; disabled&gt;-&lt;/button&gt;&lt;input type=&quot;text&quot; class=&quot;form-control input-number&quot; name=&quot;table-side-2-47-num-copies&quot; data-deck=&quot;side&quot; data-id=&quot;2-47&quot; value=&quot;0&quot; min=&quot;0&quot; readonly /&gt;&lt;button type=&quot;button&quot; class=&quot;btn btn-outline-secondary btn-number&quot; data-type=&quot;plus&quot; data-deck=&quot;side&quot; data-id=&quot;2-47&quot;&gt;+&lt;/button&gt;&lt;/div&gt;&lt;/td&gt;&lt;/tr&gt;" calcext:value-type="string">
            <text:p>&lt;tr data-expansion="25" data-type="1" data-color="16" data-term="0"&gt;&lt;td&gt;2-47&lt;/td&gt;&lt;td&gt;法然&lt;/td&gt;&lt;td&gt;&lt;div class="input-group"&gt;&lt;button type="button" class="btn btn-outline-secondary btn-number" data-type="minus" data-deck="main" data-id="2-47" disabled&gt;-&lt;/button&gt;&lt;input type="text" class="form-control input-number" name="table-main-2-47-num-copies" data-deck="main" data-id="2-47" value="0" min="0" readonly /&gt;&lt;button type="button" class="btn btn-outline-secondary btn-number" data-type="plus" data-deck="main" data-id="2-47"&gt;+&lt;/button&gt;&lt;/div&gt;&lt;/td&gt;&lt;td&gt;&lt;div class="input-group"&gt;&lt;button type="button" class="btn btn-outline-secondary btn-number" data-type="minus" data-deck="side" data-id="2-47" disabled&gt;-&lt;/button&gt;&lt;input type="text" class="form-control input-number" name="table-side-2-47-num-copies" data-deck="side" data-id="2-47" value="0" min="0" readonly /&gt;&lt;button type="button" class="btn btn-outline-secondary btn-number" data-type="plus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O181];[$HTML.$C$1];[.$B181];[$HTML.$D$1];[.$B181];[$HTML.$E$1];[.$B181];[$HTML.$F$1];[.$B181];[$HTML.$G$1])" office:value-type="string" office:string-value="&lt;div class=&quot;container-card position-relative me-2 mb-2&quot; id=&quot;main-2-48&quot;&gt;&lt;img class=&quot;d-block&quot; width=&quot;80&quot; height=&quot;112&quot; src=&quot;https://one-draw.jp/ijinden/cardlist/002/card/02_048.png&quot; /&gt;&lt;div class=&quot;container-num-copies position-absolute bottom-0 start-0 px-1&quot; id=&quot;main-2-48-num-copies&quot;&gt;0&lt;/div&gt;&lt;button type=&quot;button&quot; class=&quot;btn btn-secondary btn-number btn-sm btn-pop position-absolute top-0 start-0&quot; data-type=&quot;minus&quot; data-deck=&quot;main&quot; data-id=&quot;2-48&quot;&gt;-&lt;/button&gt;&lt;button type=&quot;button&quot; class=&quot;btn btn-secondary btn-number btn-sm btn-push position-absolute top-0 end-0&quot; data-type=&quot;plus&quot; data-deck=&quot;main&quot; data-id=&quot;2-48&quot;&gt;+&lt;/button&gt;&lt;button type=&quot;button&quot; class=&quot;btn btn-secondary btn-number btn-sm btn-drop position-absolute bottom-0 end-0&quot; data-type=&quot;drop&quot; data-id=&quot;2-48&quot;&gt;v&lt;/button&gt;&lt;/div&gt;" calcext:value-type="string">
            <text:p>&lt;div class="container-card position-relative me-2 mb-2" id="main-2-48"&gt;&lt;img class="d-block" width="80" height="112" src="https://one-draw.jp/ijinden/cardlist/002/card/02_048.png" /&gt;&lt;div class="container-num-copies position-absolute bottom-0 start-0 px-1" id="main-2-48-num-copies"&gt;0&lt;/div&gt;&lt;button type="button" class="btn btn-secondary btn-number btn-sm btn-pop position-absolute top-0 start-0" data-type="minus" data-deck="main" data-id="2-48"&gt;-&lt;/button&gt;&lt;button type="button" class="btn btn-secondary btn-number btn-sm btn-push position-absolute top-0 end-0" data-type="plus" data-deck="main" data-id="2-48"&gt;+&lt;/button&gt;&lt;button type="button" class="btn btn-secondary btn-number btn-sm btn-drop position-absolute bottom-0 end-0" data-type="drop" data-id="2-48"&gt;v&lt;/button&gt;&lt;/div&gt;</text:p>
          </table:table-cell>
          <table:table-cell table:formula="of:=CONCATENATE([$HTML.$A$2];[.$B181];[$HTML.$B$2];[.$O181];[$HTML.$C$2];[.$B181];[$HTML.$D$2];[.$B181];[$HTML.$E$2];[.$B181];[$HTML.$F$2];[.$B181];[$HTML.$G$2])" office:value-type="string" office:string-value="&lt;div class=&quot;container-card position-relative me-2 mb-2&quot; id=&quot;side-2-48&quot;&gt;&lt;img class=&quot;d-block&quot; width=&quot;80&quot; height=&quot;112&quot; src=&quot;https://one-draw.jp/ijinden/cardlist/002/card/02_048.png&quot; /&gt;&lt;div class=&quot;container-num-copies position-absolute bottom-0 start-0 px-1&quot; id=&quot;side-2-48-num-copies&quot;&gt;0&lt;/div&gt;&lt;button type=&quot;button&quot; class=&quot;btn btn-secondary btn-number btn-sm btn-pop position-absolute top-0 start-0&quot; data-type=&quot;minus&quot; data-deck=&quot;side&quot; data-id=&quot;2-48&quot;&gt;-&lt;/button&gt;&lt;button type=&quot;button&quot; class=&quot;btn btn-secondary btn-number btn-sm btn-push position-absolute top-0 end-0&quot; data-type=&quot;plus&quot; data-deck=&quot;side&quot; data-id=&quot;2-48&quot;&gt;+&lt;/button&gt;&lt;button type=&quot;button&quot; class=&quot;btn btn-secondary btn-number btn-sm btn-raise position-absolute bottom-0 end-0&quot; data-type=&quot;raise&quot; data-id=&quot;2-48&quot;&gt;^&lt;/button&gt;&lt;/div&gt;" calcext:value-type="string">
            <text:p>&lt;div class="container-card position-relative me-2 mb-2" id="side-2-48"&gt;&lt;img class="d-block" width="80" height="112" src="https://one-draw.jp/ijinden/cardlist/002/card/02_048.png" /&gt;&lt;div class="container-num-copies position-absolute bottom-0 start-0 px-1" id="side-2-48-num-copies"&gt;0&lt;/div&gt;&lt;button type="button" class="btn btn-secondary btn-number btn-sm btn-pop position-absolute top-0 start-0" data-type="minus" data-deck="side" data-id="2-48"&gt;-&lt;/button&gt;&lt;button type="button" class="btn btn-secondary btn-number btn-sm btn-push position-absolute top-0 end-0" data-type="plus" data-deck="side" data-id="2-48"&gt;+&lt;/button&gt;&lt;button type="button" class="btn btn-secondary btn-number btn-sm btn-raise position-absolute bottom-0 end-0" data-type="raise" data-id="2-48"&gt;^&lt;/button&gt;&lt;/div&gt;</text:p>
          </table:table-cell>
          <table:table-cell table:formula="of:=CONCATENATE([$HTML.$A$3];[.F181];[$HTML.$B$3];[.H181];[$HTML.$C$3];[.J181];[$HTML.$D$3];[.N181];[$HTML.$E$3];[.B181];[$HTML.$F$3];[.D181];[$HTML.$G$3];[.B181];[$HTML.$H$3];[.B181];[$HTML.$I$3];[.B181];[$HTML.$J$3];[.B181];[$HTML.$K$3];[.B181];[$HTML.$L$3];[.B181];[$HTML.$M$3];[.B181];[$HTML.$N$3];[.B181];[$HTML.$O$3])" office:value-type="string" office:string-value="&lt;tr data-expansion=&quot;25&quot; data-type=&quot;1&quot; data-color=&quot;16&quot; data-term=&quot;0&quot;&gt;&lt;td&gt;2-48&lt;/td&gt;&lt;td&gt;一遍&lt;/td&gt;&lt;td&gt;&lt;div class=&quot;input-group&quot;&gt;&lt;button type=&quot;button&quot; class=&quot;btn btn-outline-secondary btn-number&quot; data-type=&quot;minus&quot; data-deck=&quot;main&quot; data-id=&quot;2-48&quot; disabled&gt;-&lt;/button&gt;&lt;input type=&quot;text&quot; class=&quot;form-control input-number&quot; name=&quot;table-main-2-48-num-copies&quot; data-deck=&quot;main&quot; data-id=&quot;2-48&quot; value=&quot;0&quot; min=&quot;0&quot; readonly /&gt;&lt;button type=&quot;button&quot; class=&quot;btn btn-outline-secondary btn-number&quot; data-type=&quot;plus&quot; data-deck=&quot;main&quot; data-id=&quot;2-48&quot;&gt;+&lt;/button&gt;&lt;/div&gt;&lt;/td&gt;&lt;td&gt;&lt;div class=&quot;input-group&quot;&gt;&lt;button type=&quot;button&quot; class=&quot;btn btn-outline-secondary btn-number&quot; data-type=&quot;minus&quot; data-deck=&quot;side&quot; data-id=&quot;2-48&quot; disabled&gt;-&lt;/button&gt;&lt;input type=&quot;text&quot; class=&quot;form-control input-number&quot; name=&quot;table-side-2-48-num-copies&quot; data-deck=&quot;side&quot; data-id=&quot;2-48&quot; value=&quot;0&quot; min=&quot;0&quot; readonly /&gt;&lt;button type=&quot;button&quot; class=&quot;btn btn-outline-secondary btn-number&quot; data-type=&quot;plus&quot; data-deck=&quot;side&quot; data-id=&quot;2-48&quot;&gt;+&lt;/button&gt;&lt;/div&gt;&lt;/td&gt;&lt;/tr&gt;" calcext:value-type="string">
            <text:p>&lt;tr data-expansion="25" data-type="1" data-color="16" data-term="0"&gt;&lt;td&gt;2-48&lt;/td&gt;&lt;td&gt;一遍&lt;/td&gt;&lt;td&gt;&lt;div class="input-group"&gt;&lt;button type="button" class="btn btn-outline-secondary btn-number" data-type="minus" data-deck="main" data-id="2-48" disabled&gt;-&lt;/button&gt;&lt;input type="text" class="form-control input-number" name="table-main-2-48-num-copies" data-deck="main" data-id="2-48" value="0" min="0" readonly /&gt;&lt;button type="button" class="btn btn-outline-secondary btn-number" data-type="plus" data-deck="main" data-id="2-48"&gt;+&lt;/button&gt;&lt;/div&gt;&lt;/td&gt;&lt;td&gt;&lt;div class="input-group"&gt;&lt;button type="button" class="btn btn-outline-secondary btn-number" data-type="minus" data-deck="side" data-id="2-48" disabled&gt;-&lt;/button&gt;&lt;input type="text" class="form-control input-number" name="table-side-2-48-num-copies" data-deck="side" data-id="2-48" value="0" min="0" readonly /&gt;&lt;button type="button" class="btn btn-outline-secondary btn-number" data-type="plus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O182];[$HTML.$C$1];[.$B182];[$HTML.$D$1];[.$B182];[$HTML.$E$1];[.$B182];[$HTML.$F$1];[.$B182];[$HTML.$G$1])" office:value-type="string" office:string-value="&lt;div class=&quot;container-card position-relative me-2 mb-2&quot; id=&quot;main-2-49&quot;&gt;&lt;img class=&quot;d-block&quot; width=&quot;80&quot; height=&quot;112&quot; src=&quot;https://one-draw.jp/ijinden/cardlist/002/card/02_049.png&quot; /&gt;&lt;div class=&quot;container-num-copies position-absolute bottom-0 start-0 px-1&quot; id=&quot;main-2-49-num-copies&quot;&gt;0&lt;/div&gt;&lt;button type=&quot;button&quot; class=&quot;btn btn-secondary btn-number btn-sm btn-pop position-absolute top-0 start-0&quot; data-type=&quot;minus&quot; data-deck=&quot;main&quot; data-id=&quot;2-49&quot;&gt;-&lt;/button&gt;&lt;button type=&quot;button&quot; class=&quot;btn btn-secondary btn-number btn-sm btn-push position-absolute top-0 end-0&quot; data-type=&quot;plus&quot; data-deck=&quot;main&quot; data-id=&quot;2-49&quot;&gt;+&lt;/button&gt;&lt;button type=&quot;button&quot; class=&quot;btn btn-secondary btn-number btn-sm btn-drop position-absolute bottom-0 end-0&quot; data-type=&quot;drop&quot; data-id=&quot;2-49&quot;&gt;v&lt;/button&gt;&lt;/div&gt;" calcext:value-type="string">
            <text:p>&lt;div class="container-card position-relative me-2 mb-2" id="main-2-49"&gt;&lt;img class="d-block" width="80" height="112" src="https://one-draw.jp/ijinden/cardlist/002/card/02_049.png" /&gt;&lt;div class="container-num-copies position-absolute bottom-0 start-0 px-1" id="main-2-49-num-copies"&gt;0&lt;/div&gt;&lt;button type="button" class="btn btn-secondary btn-number btn-sm btn-pop position-absolute top-0 start-0" data-type="minus" data-deck="main" data-id="2-49"&gt;-&lt;/button&gt;&lt;button type="button" class="btn btn-secondary btn-number btn-sm btn-push position-absolute top-0 end-0" data-type="plus" data-deck="main" data-id="2-49"&gt;+&lt;/button&gt;&lt;button type="button" class="btn btn-secondary btn-number btn-sm btn-drop position-absolute bottom-0 end-0" data-type="drop" data-id="2-49"&gt;v&lt;/button&gt;&lt;/div&gt;</text:p>
          </table:table-cell>
          <table:table-cell table:formula="of:=CONCATENATE([$HTML.$A$2];[.$B182];[$HTML.$B$2];[.$O182];[$HTML.$C$2];[.$B182];[$HTML.$D$2];[.$B182];[$HTML.$E$2];[.$B182];[$HTML.$F$2];[.$B182];[$HTML.$G$2])" office:value-type="string" office:string-value="&lt;div class=&quot;container-card position-relative me-2 mb-2&quot; id=&quot;side-2-49&quot;&gt;&lt;img class=&quot;d-block&quot; width=&quot;80&quot; height=&quot;112&quot; src=&quot;https://one-draw.jp/ijinden/cardlist/002/card/02_049.png&quot; /&gt;&lt;div class=&quot;container-num-copies position-absolute bottom-0 start-0 px-1&quot; id=&quot;side-2-49-num-copies&quot;&gt;0&lt;/div&gt;&lt;button type=&quot;button&quot; class=&quot;btn btn-secondary btn-number btn-sm btn-pop position-absolute top-0 start-0&quot; data-type=&quot;minus&quot; data-deck=&quot;side&quot; data-id=&quot;2-49&quot;&gt;-&lt;/button&gt;&lt;button type=&quot;button&quot; class=&quot;btn btn-secondary btn-number btn-sm btn-push position-absolute top-0 end-0&quot; data-type=&quot;plus&quot; data-deck=&quot;side&quot; data-id=&quot;2-49&quot;&gt;+&lt;/button&gt;&lt;button type=&quot;button&quot; class=&quot;btn btn-secondary btn-number btn-sm btn-raise position-absolute bottom-0 end-0&quot; data-type=&quot;raise&quot; data-id=&quot;2-49&quot;&gt;^&lt;/button&gt;&lt;/div&gt;" calcext:value-type="string">
            <text:p>&lt;div class="container-card position-relative me-2 mb-2" id="side-2-49"&gt;&lt;img class="d-block" width="80" height="112" src="https://one-draw.jp/ijinden/cardlist/002/card/02_049.png" /&gt;&lt;div class="container-num-copies position-absolute bottom-0 start-0 px-1" id="side-2-49-num-copies"&gt;0&lt;/div&gt;&lt;button type="button" class="btn btn-secondary btn-number btn-sm btn-pop position-absolute top-0 start-0" data-type="minus" data-deck="side" data-id="2-49"&gt;-&lt;/button&gt;&lt;button type="button" class="btn btn-secondary btn-number btn-sm btn-push position-absolute top-0 end-0" data-type="plus" data-deck="side" data-id="2-49"&gt;+&lt;/button&gt;&lt;button type="button" class="btn btn-secondary btn-number btn-sm btn-raise position-absolute bottom-0 end-0" data-type="raise" data-id="2-49"&gt;^&lt;/button&gt;&lt;/div&gt;</text:p>
          </table:table-cell>
          <table:table-cell table:formula="of:=CONCATENATE([$HTML.$A$3];[.F182];[$HTML.$B$3];[.H182];[$HTML.$C$3];[.J182];[$HTML.$D$3];[.N182];[$HTML.$E$3];[.B182];[$HTML.$F$3];[.D182];[$HTML.$G$3];[.B182];[$HTML.$H$3];[.B182];[$HTML.$I$3];[.B182];[$HTML.$J$3];[.B182];[$HTML.$K$3];[.B182];[$HTML.$L$3];[.B182];[$HTML.$M$3];[.B182];[$HTML.$N$3];[.B182];[$HTML.$O$3])" office:value-type="string" office:string-value="&lt;tr data-expansion=&quot;25&quot; data-type=&quot;2&quot; data-color=&quot;2&quot; data-term=&quot;3&quot;&gt;&lt;td&gt;2-49&lt;/td&gt;&lt;td&gt;籠城戦&lt;/td&gt;&lt;td&gt;&lt;div class=&quot;input-group&quot;&gt;&lt;button type=&quot;button&quot; class=&quot;btn btn-outline-secondary btn-number&quot; data-type=&quot;minus&quot; data-deck=&quot;main&quot; data-id=&quot;2-49&quot; disabled&gt;-&lt;/button&gt;&lt;input type=&quot;text&quot; class=&quot;form-control input-number&quot; name=&quot;table-main-2-49-num-copies&quot; data-deck=&quot;main&quot; data-id=&quot;2-49&quot; value=&quot;0&quot; min=&quot;0&quot; readonly /&gt;&lt;button type=&quot;button&quot; class=&quot;btn btn-outline-secondary btn-number&quot; data-type=&quot;plus&quot; data-deck=&quot;main&quot; data-id=&quot;2-49&quot;&gt;+&lt;/button&gt;&lt;/div&gt;&lt;/td&gt;&lt;td&gt;&lt;div class=&quot;input-group&quot;&gt;&lt;button type=&quot;button&quot; class=&quot;btn btn-outline-secondary btn-number&quot; data-type=&quot;minus&quot; data-deck=&quot;side&quot; data-id=&quot;2-49&quot; disabled&gt;-&lt;/button&gt;&lt;input type=&quot;text&quot; class=&quot;form-control input-number&quot; name=&quot;table-side-2-49-num-copies&quot; data-deck=&quot;side&quot; data-id=&quot;2-49&quot; value=&quot;0&quot; min=&quot;0&quot; readonly /&gt;&lt;button type=&quot;button&quot; class=&quot;btn btn-outline-secondary btn-number&quot; data-type=&quot;plus&quot; data-deck=&quot;side&quot; data-id=&quot;2-49&quot;&gt;+&lt;/button&gt;&lt;/div&gt;&lt;/td&gt;&lt;/tr&gt;" calcext:value-type="string">
            <text:p>&lt;tr data-expansion="25" data-type="2" data-color="2" data-term="3"&gt;&lt;td&gt;2-49&lt;/td&gt;&lt;td&gt;籠城戦&lt;/td&gt;&lt;td&gt;&lt;div class="input-group"&gt;&lt;button type="button" class="btn btn-outline-secondary btn-number" data-type="minus" data-deck="main" data-id="2-49" disabled&gt;-&lt;/button&gt;&lt;input type="text" class="form-control input-number" name="table-main-2-49-num-copies" data-deck="main" data-id="2-49" value="0" min="0" readonly /&gt;&lt;button type="button" class="btn btn-outline-secondary btn-number" data-type="plus" data-deck="main" data-id="2-49"&gt;+&lt;/button&gt;&lt;/div&gt;&lt;/td&gt;&lt;td&gt;&lt;div class="input-group"&gt;&lt;button type="button" class="btn btn-outline-secondary btn-number" data-type="minus" data-deck="side" data-id="2-49" disabled&gt;-&lt;/button&gt;&lt;input type="text" class="form-control input-number" name="table-side-2-49-num-copies" data-deck="side" data-id="2-49" value="0" min="0" readonly /&gt;&lt;button type="button" class="btn btn-outline-secondary btn-number" data-type="plus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O183];[$HTML.$C$1];[.$B183];[$HTML.$D$1];[.$B183];[$HTML.$E$1];[.$B183];[$HTML.$F$1];[.$B183];[$HTML.$G$1])" office:value-type="string" office:string-value="&lt;div class=&quot;container-card position-relative me-2 mb-2&quot; id=&quot;main-2-50&quot;&gt;&lt;img class=&quot;d-block&quot; width=&quot;80&quot; height=&quot;112&quot; src=&quot;https://one-draw.jp/ijinden/cardlist/002/card/02_050.png&quot; /&gt;&lt;div class=&quot;container-num-copies position-absolute bottom-0 start-0 px-1&quot; id=&quot;main-2-50-num-copies&quot;&gt;0&lt;/div&gt;&lt;button type=&quot;button&quot; class=&quot;btn btn-secondary btn-number btn-sm btn-pop position-absolute top-0 start-0&quot; data-type=&quot;minus&quot; data-deck=&quot;main&quot; data-id=&quot;2-50&quot;&gt;-&lt;/button&gt;&lt;button type=&quot;button&quot; class=&quot;btn btn-secondary btn-number btn-sm btn-push position-absolute top-0 end-0&quot; data-type=&quot;plus&quot; data-deck=&quot;main&quot; data-id=&quot;2-50&quot;&gt;+&lt;/button&gt;&lt;button type=&quot;button&quot; class=&quot;btn btn-secondary btn-number btn-sm btn-drop position-absolute bottom-0 end-0&quot; data-type=&quot;drop&quot; data-id=&quot;2-50&quot;&gt;v&lt;/button&gt;&lt;/div&gt;" calcext:value-type="string">
            <text:p>&lt;div class="container-card position-relative me-2 mb-2" id="main-2-50"&gt;&lt;img class="d-block" width="80" height="112" src="https://one-draw.jp/ijinden/cardlist/002/card/02_050.png" /&gt;&lt;div class="container-num-copies position-absolute bottom-0 start-0 px-1" id="main-2-50-num-copies"&gt;0&lt;/div&gt;&lt;button type="button" class="btn btn-secondary btn-number btn-sm btn-pop position-absolute top-0 start-0" data-type="minus" data-deck="main" data-id="2-50"&gt;-&lt;/button&gt;&lt;button type="button" class="btn btn-secondary btn-number btn-sm btn-push position-absolute top-0 end-0" data-type="plus" data-deck="main" data-id="2-50"&gt;+&lt;/button&gt;&lt;button type="button" class="btn btn-secondary btn-number btn-sm btn-drop position-absolute bottom-0 end-0" data-type="drop" data-id="2-50"&gt;v&lt;/button&gt;&lt;/div&gt;</text:p>
          </table:table-cell>
          <table:table-cell table:formula="of:=CONCATENATE([$HTML.$A$2];[.$B183];[$HTML.$B$2];[.$O183];[$HTML.$C$2];[.$B183];[$HTML.$D$2];[.$B183];[$HTML.$E$2];[.$B183];[$HTML.$F$2];[.$B183];[$HTML.$G$2])" office:value-type="string" office:string-value="&lt;div class=&quot;container-card position-relative me-2 mb-2&quot; id=&quot;side-2-50&quot;&gt;&lt;img class=&quot;d-block&quot; width=&quot;80&quot; height=&quot;112&quot; src=&quot;https://one-draw.jp/ijinden/cardlist/002/card/02_050.png&quot; /&gt;&lt;div class=&quot;container-num-copies position-absolute bottom-0 start-0 px-1&quot; id=&quot;side-2-50-num-copies&quot;&gt;0&lt;/div&gt;&lt;button type=&quot;button&quot; class=&quot;btn btn-secondary btn-number btn-sm btn-pop position-absolute top-0 start-0&quot; data-type=&quot;minus&quot; data-deck=&quot;side&quot; data-id=&quot;2-50&quot;&gt;-&lt;/button&gt;&lt;button type=&quot;button&quot; class=&quot;btn btn-secondary btn-number btn-sm btn-push position-absolute top-0 end-0&quot; data-type=&quot;plus&quot; data-deck=&quot;side&quot; data-id=&quot;2-50&quot;&gt;+&lt;/button&gt;&lt;button type=&quot;button&quot; class=&quot;btn btn-secondary btn-number btn-sm btn-raise position-absolute bottom-0 end-0&quot; data-type=&quot;raise&quot; data-id=&quot;2-50&quot;&gt;^&lt;/button&gt;&lt;/div&gt;" calcext:value-type="string">
            <text:p>&lt;div class="container-card position-relative me-2 mb-2" id="side-2-50"&gt;&lt;img class="d-block" width="80" height="112" src="https://one-draw.jp/ijinden/cardlist/002/card/02_050.png" /&gt;&lt;div class="container-num-copies position-absolute bottom-0 start-0 px-1" id="side-2-50-num-copies"&gt;0&lt;/div&gt;&lt;button type="button" class="btn btn-secondary btn-number btn-sm btn-pop position-absolute top-0 start-0" data-type="minus" data-deck="side" data-id="2-50"&gt;-&lt;/button&gt;&lt;button type="button" class="btn btn-secondary btn-number btn-sm btn-push position-absolute top-0 end-0" data-type="plus" data-deck="side" data-id="2-50"&gt;+&lt;/button&gt;&lt;button type="button" class="btn btn-secondary btn-number btn-sm btn-raise position-absolute bottom-0 end-0" data-type="raise" data-id="2-50"&gt;^&lt;/button&gt;&lt;/div&gt;</text:p>
          </table:table-cell>
          <table:table-cell table:formula="of:=CONCATENATE([$HTML.$A$3];[.F183];[$HTML.$B$3];[.H183];[$HTML.$C$3];[.J183];[$HTML.$D$3];[.N183];[$HTML.$E$3];[.B183];[$HTML.$F$3];[.D183];[$HTML.$G$3];[.B183];[$HTML.$H$3];[.B183];[$HTML.$I$3];[.B183];[$HTML.$J$3];[.B183];[$HTML.$K$3];[.B183];[$HTML.$L$3];[.B183];[$HTML.$M$3];[.B183];[$HTML.$N$3];[.B183];[$HTML.$O$3])" office:value-type="string" office:string-value="&lt;tr data-expansion=&quot;25&quot; data-type=&quot;2&quot; data-color=&quot;2&quot; data-term=&quot;0&quot;&gt;&lt;td&gt;2-50&lt;/td&gt;&lt;td&gt;安宅船&lt;/td&gt;&lt;td&gt;&lt;div class=&quot;input-group&quot;&gt;&lt;button type=&quot;button&quot; class=&quot;btn btn-outline-secondary btn-number&quot; data-type=&quot;minus&quot; data-deck=&quot;main&quot; data-id=&quot;2-50&quot; disabled&gt;-&lt;/button&gt;&lt;input type=&quot;text&quot; class=&quot;form-control input-number&quot; name=&quot;table-main-2-50-num-copies&quot; data-deck=&quot;main&quot; data-id=&quot;2-50&quot; value=&quot;0&quot; min=&quot;0&quot; readonly /&gt;&lt;button type=&quot;button&quot; class=&quot;btn btn-outline-secondary btn-number&quot; data-type=&quot;plus&quot; data-deck=&quot;main&quot; data-id=&quot;2-50&quot;&gt;+&lt;/button&gt;&lt;/div&gt;&lt;/td&gt;&lt;td&gt;&lt;div class=&quot;input-group&quot;&gt;&lt;button type=&quot;button&quot; class=&quot;btn btn-outline-secondary btn-number&quot; data-type=&quot;minus&quot; data-deck=&quot;side&quot; data-id=&quot;2-50&quot; disabled&gt;-&lt;/button&gt;&lt;input type=&quot;text&quot; class=&quot;form-control input-number&quot; name=&quot;table-side-2-50-num-copies&quot; data-deck=&quot;side&quot; data-id=&quot;2-50&quot; value=&quot;0&quot; min=&quot;0&quot; readonly /&gt;&lt;button type=&quot;button&quot; class=&quot;btn btn-outline-secondary btn-number&quot; data-type=&quot;plus&quot; data-deck=&quot;side&quot; data-id=&quot;2-50&quot;&gt;+&lt;/button&gt;&lt;/div&gt;&lt;/td&gt;&lt;/tr&gt;" calcext:value-type="string">
            <text:p>&lt;tr data-expansion="25" data-type="2" data-color="2" data-term="0"&gt;&lt;td&gt;2-50&lt;/td&gt;&lt;td&gt;安宅船&lt;/td&gt;&lt;td&gt;&lt;div class="input-group"&gt;&lt;button type="button" class="btn btn-outline-secondary btn-number" data-type="minus" data-deck="main" data-id="2-50" disabled&gt;-&lt;/button&gt;&lt;input type="text" class="form-control input-number" name="table-main-2-50-num-copies" data-deck="main" data-id="2-50" value="0" min="0" readonly /&gt;&lt;button type="button" class="btn btn-outline-secondary btn-number" data-type="plus" data-deck="main" data-id="2-50"&gt;+&lt;/button&gt;&lt;/div&gt;&lt;/td&gt;&lt;td&gt;&lt;div class="input-group"&gt;&lt;button type="button" class="btn btn-outline-secondary btn-number" data-type="minus" data-deck="side" data-id="2-50" disabled&gt;-&lt;/button&gt;&lt;input type="text" class="form-control input-number" name="table-side-2-50-num-copies" data-deck="side" data-id="2-50" value="0" min="0" readonly /&gt;&lt;button type="button" class="btn btn-outline-secondary btn-number" data-type="plus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O184];[$HTML.$C$1];[.$B184];[$HTML.$D$1];[.$B184];[$HTML.$E$1];[.$B184];[$HTML.$F$1];[.$B184];[$HTML.$G$1])" office:value-type="string" office:string-value="&lt;div class=&quot;container-card position-relative me-2 mb-2&quot; id=&quot;main-2-51&quot;&gt;&lt;img class=&quot;d-block&quot; width=&quot;80&quot; height=&quot;112&quot; src=&quot;https://one-draw.jp/ijinden/cardlist/002/card/02_051.png&quot; /&gt;&lt;div class=&quot;container-num-copies position-absolute bottom-0 start-0 px-1&quot; id=&quot;main-2-51-num-copies&quot;&gt;0&lt;/div&gt;&lt;button type=&quot;button&quot; class=&quot;btn btn-secondary btn-number btn-sm btn-pop position-absolute top-0 start-0&quot; data-type=&quot;minus&quot; data-deck=&quot;main&quot; data-id=&quot;2-51&quot;&gt;-&lt;/button&gt;&lt;button type=&quot;button&quot; class=&quot;btn btn-secondary btn-number btn-sm btn-push position-absolute top-0 end-0&quot; data-type=&quot;plus&quot; data-deck=&quot;main&quot; data-id=&quot;2-51&quot;&gt;+&lt;/button&gt;&lt;button type=&quot;button&quot; class=&quot;btn btn-secondary btn-number btn-sm btn-drop position-absolute bottom-0 end-0&quot; data-type=&quot;drop&quot; data-id=&quot;2-51&quot;&gt;v&lt;/button&gt;&lt;/div&gt;" calcext:value-type="string">
            <text:p>&lt;div class="container-card position-relative me-2 mb-2" id="main-2-51"&gt;&lt;img class="d-block" width="80" height="112" src="https://one-draw.jp/ijinden/cardlist/002/card/02_051.png" /&gt;&lt;div class="container-num-copies position-absolute bottom-0 start-0 px-1" id="main-2-51-num-copies"&gt;0&lt;/div&gt;&lt;button type="button" class="btn btn-secondary btn-number btn-sm btn-pop position-absolute top-0 start-0" data-type="minus" data-deck="main" data-id="2-51"&gt;-&lt;/button&gt;&lt;button type="button" class="btn btn-secondary btn-number btn-sm btn-push position-absolute top-0 end-0" data-type="plus" data-deck="main" data-id="2-51"&gt;+&lt;/button&gt;&lt;button type="button" class="btn btn-secondary btn-number btn-sm btn-drop position-absolute bottom-0 end-0" data-type="drop" data-id="2-51"&gt;v&lt;/button&gt;&lt;/div&gt;</text:p>
          </table:table-cell>
          <table:table-cell table:formula="of:=CONCATENATE([$HTML.$A$2];[.$B184];[$HTML.$B$2];[.$O184];[$HTML.$C$2];[.$B184];[$HTML.$D$2];[.$B184];[$HTML.$E$2];[.$B184];[$HTML.$F$2];[.$B184];[$HTML.$G$2])" office:value-type="string" office:string-value="&lt;div class=&quot;container-card position-relative me-2 mb-2&quot; id=&quot;side-2-51&quot;&gt;&lt;img class=&quot;d-block&quot; width=&quot;80&quot; height=&quot;112&quot; src=&quot;https://one-draw.jp/ijinden/cardlist/002/card/02_051.png&quot; /&gt;&lt;div class=&quot;container-num-copies position-absolute bottom-0 start-0 px-1&quot; id=&quot;side-2-51-num-copies&quot;&gt;0&lt;/div&gt;&lt;button type=&quot;button&quot; class=&quot;btn btn-secondary btn-number btn-sm btn-pop position-absolute top-0 start-0&quot; data-type=&quot;minus&quot; data-deck=&quot;side&quot; data-id=&quot;2-51&quot;&gt;-&lt;/button&gt;&lt;button type=&quot;button&quot; class=&quot;btn btn-secondary btn-number btn-sm btn-push position-absolute top-0 end-0&quot; data-type=&quot;plus&quot; data-deck=&quot;side&quot; data-id=&quot;2-51&quot;&gt;+&lt;/button&gt;&lt;button type=&quot;button&quot; class=&quot;btn btn-secondary btn-number btn-sm btn-raise position-absolute bottom-0 end-0&quot; data-type=&quot;raise&quot; data-id=&quot;2-51&quot;&gt;^&lt;/button&gt;&lt;/div&gt;" calcext:value-type="string">
            <text:p>&lt;div class="container-card position-relative me-2 mb-2" id="side-2-51"&gt;&lt;img class="d-block" width="80" height="112" src="https://one-draw.jp/ijinden/cardlist/002/card/02_051.png" /&gt;&lt;div class="container-num-copies position-absolute bottom-0 start-0 px-1" id="side-2-51-num-copies"&gt;0&lt;/div&gt;&lt;button type="button" class="btn btn-secondary btn-number btn-sm btn-pop position-absolute top-0 start-0" data-type="minus" data-deck="side" data-id="2-51"&gt;-&lt;/button&gt;&lt;button type="button" class="btn btn-secondary btn-number btn-sm btn-push position-absolute top-0 end-0" data-type="plus" data-deck="side" data-id="2-51"&gt;+&lt;/button&gt;&lt;button type="button" class="btn btn-secondary btn-number btn-sm btn-raise position-absolute bottom-0 end-0" data-type="raise" data-id="2-51"&gt;^&lt;/button&gt;&lt;/div&gt;</text:p>
          </table:table-cell>
          <table:table-cell table:formula="of:=CONCATENATE([$HTML.$A$3];[.F184];[$HTML.$B$3];[.H184];[$HTML.$C$3];[.J184];[$HTML.$D$3];[.N184];[$HTML.$E$3];[.B184];[$HTML.$F$3];[.D184];[$HTML.$G$3];[.B184];[$HTML.$H$3];[.B184];[$HTML.$I$3];[.B184];[$HTML.$J$3];[.B184];[$HTML.$K$3];[.B184];[$HTML.$L$3];[.B184];[$HTML.$M$3];[.B184];[$HTML.$N$3];[.B184];[$HTML.$O$3])" office:value-type="string" office:string-value="&lt;tr data-expansion=&quot;25&quot; data-type=&quot;2&quot; data-color=&quot;4&quot; data-term=&quot;0&quot;&gt;&lt;td&gt;2-51&lt;/td&gt;&lt;td&gt;リヴァイアサン&lt;/td&gt;&lt;td&gt;&lt;div class=&quot;input-group&quot;&gt;&lt;button type=&quot;button&quot; class=&quot;btn btn-outline-secondary btn-number&quot; data-type=&quot;minus&quot; data-deck=&quot;main&quot; data-id=&quot;2-51&quot; disabled&gt;-&lt;/button&gt;&lt;input type=&quot;text&quot; class=&quot;form-control input-number&quot; name=&quot;table-main-2-51-num-copies&quot; data-deck=&quot;main&quot; data-id=&quot;2-51&quot; value=&quot;0&quot; min=&quot;0&quot; readonly /&gt;&lt;button type=&quot;button&quot; class=&quot;btn btn-outline-secondary btn-number&quot; data-type=&quot;plus&quot; data-deck=&quot;main&quot; data-id=&quot;2-51&quot;&gt;+&lt;/button&gt;&lt;/div&gt;&lt;/td&gt;&lt;td&gt;&lt;div class=&quot;input-group&quot;&gt;&lt;button type=&quot;button&quot; class=&quot;btn btn-outline-secondary btn-number&quot; data-type=&quot;minus&quot; data-deck=&quot;side&quot; data-id=&quot;2-51&quot; disabled&gt;-&lt;/button&gt;&lt;input type=&quot;text&quot; class=&quot;form-control input-number&quot; name=&quot;table-side-2-51-num-copies&quot; data-deck=&quot;side&quot; data-id=&quot;2-51&quot; value=&quot;0&quot; min=&quot;0&quot; readonly /&gt;&lt;button type=&quot;button&quot; class=&quot;btn btn-outline-secondary btn-number&quot; data-type=&quot;plus&quot; data-deck=&quot;side&quot; data-id=&quot;2-51&quot;&gt;+&lt;/button&gt;&lt;/div&gt;&lt;/td&gt;&lt;/tr&gt;" calcext:value-type="string">
            <text:p>&lt;tr data-expansion="25" data-type="2" data-color="4" data-term="0"&gt;&lt;td&gt;2-51&lt;/td&gt;&lt;td&gt;リヴァイアサン&lt;/td&gt;&lt;td&gt;&lt;div class="input-group"&gt;&lt;button type="button" class="btn btn-outline-secondary btn-number" data-type="minus" data-deck="main" data-id="2-51" disabled&gt;-&lt;/button&gt;&lt;input type="text" class="form-control input-number" name="table-main-2-51-num-copies" data-deck="main" data-id="2-51" value="0" min="0" readonly /&gt;&lt;button type="button" class="btn btn-outline-secondary btn-number" data-type="plus" data-deck="main" data-id="2-51"&gt;+&lt;/button&gt;&lt;/div&gt;&lt;/td&gt;&lt;td&gt;&lt;div class="input-group"&gt;&lt;button type="button" class="btn btn-outline-secondary btn-number" data-type="minus" data-deck="side" data-id="2-51" disabled&gt;-&lt;/button&gt;&lt;input type="text" class="form-control input-number" name="table-side-2-51-num-copies" data-deck="side" data-id="2-51" value="0" min="0" readonly /&gt;&lt;button type="button" class="btn btn-outline-secondary btn-number" data-type="plus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O185];[$HTML.$C$1];[.$B185];[$HTML.$D$1];[.$B185];[$HTML.$E$1];[.$B185];[$HTML.$F$1];[.$B185];[$HTML.$G$1])" office:value-type="string" office:string-value="&lt;div class=&quot;container-card position-relative me-2 mb-2&quot; id=&quot;main-2-52&quot;&gt;&lt;img class=&quot;d-block&quot; width=&quot;80&quot; height=&quot;112&quot; src=&quot;https://one-draw.jp/ijinden/cardlist/002/card/02_052.png&quot; /&gt;&lt;div class=&quot;container-num-copies position-absolute bottom-0 start-0 px-1&quot; id=&quot;main-2-52-num-copies&quot;&gt;0&lt;/div&gt;&lt;button type=&quot;button&quot; class=&quot;btn btn-secondary btn-number btn-sm btn-pop position-absolute top-0 start-0&quot; data-type=&quot;minus&quot; data-deck=&quot;main&quot; data-id=&quot;2-52&quot;&gt;-&lt;/button&gt;&lt;button type=&quot;button&quot; class=&quot;btn btn-secondary btn-number btn-sm btn-push position-absolute top-0 end-0&quot; data-type=&quot;plus&quot; data-deck=&quot;main&quot; data-id=&quot;2-52&quot;&gt;+&lt;/button&gt;&lt;button type=&quot;button&quot; class=&quot;btn btn-secondary btn-number btn-sm btn-drop position-absolute bottom-0 end-0&quot; data-type=&quot;drop&quot; data-id=&quot;2-52&quot;&gt;v&lt;/button&gt;&lt;/div&gt;" calcext:value-type="string">
            <text:p>&lt;div class="container-card position-relative me-2 mb-2" id="main-2-52"&gt;&lt;img class="d-block" width="80" height="112" src="https://one-draw.jp/ijinden/cardlist/002/card/02_052.png" /&gt;&lt;div class="container-num-copies position-absolute bottom-0 start-0 px-1" id="main-2-52-num-copies"&gt;0&lt;/div&gt;&lt;button type="button" class="btn btn-secondary btn-number btn-sm btn-pop position-absolute top-0 start-0" data-type="minus" data-deck="main" data-id="2-52"&gt;-&lt;/button&gt;&lt;button type="button" class="btn btn-secondary btn-number btn-sm btn-push position-absolute top-0 end-0" data-type="plus" data-deck="main" data-id="2-52"&gt;+&lt;/button&gt;&lt;button type="button" class="btn btn-secondary btn-number btn-sm btn-drop position-absolute bottom-0 end-0" data-type="drop" data-id="2-52"&gt;v&lt;/button&gt;&lt;/div&gt;</text:p>
          </table:table-cell>
          <table:table-cell table:formula="of:=CONCATENATE([$HTML.$A$2];[.$B185];[$HTML.$B$2];[.$O185];[$HTML.$C$2];[.$B185];[$HTML.$D$2];[.$B185];[$HTML.$E$2];[.$B185];[$HTML.$F$2];[.$B185];[$HTML.$G$2])" office:value-type="string" office:string-value="&lt;div class=&quot;container-card position-relative me-2 mb-2&quot; id=&quot;side-2-52&quot;&gt;&lt;img class=&quot;d-block&quot; width=&quot;80&quot; height=&quot;112&quot; src=&quot;https://one-draw.jp/ijinden/cardlist/002/card/02_052.png&quot; /&gt;&lt;div class=&quot;container-num-copies position-absolute bottom-0 start-0 px-1&quot; id=&quot;side-2-52-num-copies&quot;&gt;0&lt;/div&gt;&lt;button type=&quot;button&quot; class=&quot;btn btn-secondary btn-number btn-sm btn-pop position-absolute top-0 start-0&quot; data-type=&quot;minus&quot; data-deck=&quot;side&quot; data-id=&quot;2-52&quot;&gt;-&lt;/button&gt;&lt;button type=&quot;button&quot; class=&quot;btn btn-secondary btn-number btn-sm btn-push position-absolute top-0 end-0&quot; data-type=&quot;plus&quot; data-deck=&quot;side&quot; data-id=&quot;2-52&quot;&gt;+&lt;/button&gt;&lt;button type=&quot;button&quot; class=&quot;btn btn-secondary btn-number btn-sm btn-raise position-absolute bottom-0 end-0&quot; data-type=&quot;raise&quot; data-id=&quot;2-52&quot;&gt;^&lt;/button&gt;&lt;/div&gt;" calcext:value-type="string">
            <text:p>&lt;div class="container-card position-relative me-2 mb-2" id="side-2-52"&gt;&lt;img class="d-block" width="80" height="112" src="https://one-draw.jp/ijinden/cardlist/002/card/02_052.png" /&gt;&lt;div class="container-num-copies position-absolute bottom-0 start-0 px-1" id="side-2-52-num-copies"&gt;0&lt;/div&gt;&lt;button type="button" class="btn btn-secondary btn-number btn-sm btn-pop position-absolute top-0 start-0" data-type="minus" data-deck="side" data-id="2-52"&gt;-&lt;/button&gt;&lt;button type="button" class="btn btn-secondary btn-number btn-sm btn-push position-absolute top-0 end-0" data-type="plus" data-deck="side" data-id="2-52"&gt;+&lt;/button&gt;&lt;button type="button" class="btn btn-secondary btn-number btn-sm btn-raise position-absolute bottom-0 end-0" data-type="raise" data-id="2-52"&gt;^&lt;/button&gt;&lt;/div&gt;</text:p>
          </table:table-cell>
          <table:table-cell table:formula="of:=CONCATENATE([$HTML.$A$3];[.F185];[$HTML.$B$3];[.H185];[$HTML.$C$3];[.J185];[$HTML.$D$3];[.N185];[$HTML.$E$3];[.B185];[$HTML.$F$3];[.D185];[$HTML.$G$3];[.B185];[$HTML.$H$3];[.B185];[$HTML.$I$3];[.B185];[$HTML.$J$3];[.B185];[$HTML.$K$3];[.B185];[$HTML.$L$3];[.B185];[$HTML.$M$3];[.B185];[$HTML.$N$3];[.B185];[$HTML.$O$3])" office:value-type="string" office:string-value="&lt;tr data-expansion=&quot;25&quot; data-type=&quot;2&quot; data-color=&quot;4&quot; data-term=&quot;0&quot;&gt;&lt;td&gt;2-52&lt;/td&gt;&lt;td&gt;ガレオン船&lt;/td&gt;&lt;td&gt;&lt;div class=&quot;input-group&quot;&gt;&lt;button type=&quot;button&quot; class=&quot;btn btn-outline-secondary btn-number&quot; data-type=&quot;minus&quot; data-deck=&quot;main&quot; data-id=&quot;2-52&quot; disabled&gt;-&lt;/button&gt;&lt;input type=&quot;text&quot; class=&quot;form-control input-number&quot; name=&quot;table-main-2-52-num-copies&quot; data-deck=&quot;main&quot; data-id=&quot;2-52&quot; value=&quot;0&quot; min=&quot;0&quot; readonly /&gt;&lt;button type=&quot;button&quot; class=&quot;btn btn-outline-secondary btn-number&quot; data-type=&quot;plus&quot; data-deck=&quot;main&quot; data-id=&quot;2-52&quot;&gt;+&lt;/button&gt;&lt;/div&gt;&lt;/td&gt;&lt;td&gt;&lt;div class=&quot;input-group&quot;&gt;&lt;button type=&quot;button&quot; class=&quot;btn btn-outline-secondary btn-number&quot; data-type=&quot;minus&quot; data-deck=&quot;side&quot; data-id=&quot;2-52&quot; disabled&gt;-&lt;/button&gt;&lt;input type=&quot;text&quot; class=&quot;form-control input-number&quot; name=&quot;table-side-2-52-num-copies&quot; data-deck=&quot;side&quot; data-id=&quot;2-52&quot; value=&quot;0&quot; min=&quot;0&quot; readonly /&gt;&lt;button type=&quot;button&quot; class=&quot;btn btn-outline-secondary btn-number&quot; data-type=&quot;plus&quot; data-deck=&quot;side&quot; data-id=&quot;2-52&quot;&gt;+&lt;/button&gt;&lt;/div&gt;&lt;/td&gt;&lt;/tr&gt;" calcext:value-type="string">
            <text:p>&lt;tr data-expansion="25" data-type="2" data-color="4" data-term="0"&gt;&lt;td&gt;2-52&lt;/td&gt;&lt;td&gt;ガレオン船&lt;/td&gt;&lt;td&gt;&lt;div class="input-group"&gt;&lt;button type="button" class="btn btn-outline-secondary btn-number" data-type="minus" data-deck="main" data-id="2-52" disabled&gt;-&lt;/button&gt;&lt;input type="text" class="form-control input-number" name="table-main-2-52-num-copies" data-deck="main" data-id="2-52" value="0" min="0" readonly /&gt;&lt;button type="button" class="btn btn-outline-secondary btn-number" data-type="plus" data-deck="main" data-id="2-52"&gt;+&lt;/button&gt;&lt;/div&gt;&lt;/td&gt;&lt;td&gt;&lt;div class="input-group"&gt;&lt;button type="button" class="btn btn-outline-secondary btn-number" data-type="minus" data-deck="side" data-id="2-52" disabled&gt;-&lt;/button&gt;&lt;input type="text" class="form-control input-number" name="table-side-2-52-num-copies" data-deck="side" data-id="2-52" value="0" min="0" readonly /&gt;&lt;button type="button" class="btn btn-outline-secondary btn-number" data-type="plus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O186];[$HTML.$C$1];[.$B186];[$HTML.$D$1];[.$B186];[$HTML.$E$1];[.$B186];[$HTML.$F$1];[.$B186];[$HTML.$G$1])" office:value-type="string" office:string-value="&lt;div class=&quot;container-card position-relative me-2 mb-2&quot; id=&quot;main-2-53&quot;&gt;&lt;img class=&quot;d-block&quot; width=&quot;80&quot; height=&quot;112&quot; src=&quot;https://one-draw.jp/ijinden/cardlist/002/card/02_053.png&quot; /&gt;&lt;div class=&quot;container-num-copies position-absolute bottom-0 start-0 px-1&quot; id=&quot;main-2-53-num-copies&quot;&gt;0&lt;/div&gt;&lt;button type=&quot;button&quot; class=&quot;btn btn-secondary btn-number btn-sm btn-pop position-absolute top-0 start-0&quot; data-type=&quot;minus&quot; data-deck=&quot;main&quot; data-id=&quot;2-53&quot;&gt;-&lt;/button&gt;&lt;button type=&quot;button&quot; class=&quot;btn btn-secondary btn-number btn-sm btn-push position-absolute top-0 end-0&quot; data-type=&quot;plus&quot; data-deck=&quot;main&quot; data-id=&quot;2-53&quot;&gt;+&lt;/button&gt;&lt;button type=&quot;button&quot; class=&quot;btn btn-secondary btn-number btn-sm btn-drop position-absolute bottom-0 end-0&quot; data-type=&quot;drop&quot; data-id=&quot;2-53&quot;&gt;v&lt;/button&gt;&lt;/div&gt;" calcext:value-type="string">
            <text:p>&lt;div class="container-card position-relative me-2 mb-2" id="main-2-53"&gt;&lt;img class="d-block" width="80" height="112" src="https://one-draw.jp/ijinden/cardlist/002/card/02_053.png" /&gt;&lt;div class="container-num-copies position-absolute bottom-0 start-0 px-1" id="main-2-53-num-copies"&gt;0&lt;/div&gt;&lt;button type="button" class="btn btn-secondary btn-number btn-sm btn-pop position-absolute top-0 start-0" data-type="minus" data-deck="main" data-id="2-53"&gt;-&lt;/button&gt;&lt;button type="button" class="btn btn-secondary btn-number btn-sm btn-push position-absolute top-0 end-0" data-type="plus" data-deck="main" data-id="2-53"&gt;+&lt;/button&gt;&lt;button type="button" class="btn btn-secondary btn-number btn-sm btn-drop position-absolute bottom-0 end-0" data-type="drop" data-id="2-53"&gt;v&lt;/button&gt;&lt;/div&gt;</text:p>
          </table:table-cell>
          <table:table-cell table:formula="of:=CONCATENATE([$HTML.$A$2];[.$B186];[$HTML.$B$2];[.$O186];[$HTML.$C$2];[.$B186];[$HTML.$D$2];[.$B186];[$HTML.$E$2];[.$B186];[$HTML.$F$2];[.$B186];[$HTML.$G$2])" office:value-type="string" office:string-value="&lt;div class=&quot;container-card position-relative me-2 mb-2&quot; id=&quot;side-2-53&quot;&gt;&lt;img class=&quot;d-block&quot; width=&quot;80&quot; height=&quot;112&quot; src=&quot;https://one-draw.jp/ijinden/cardlist/002/card/02_053.png&quot; /&gt;&lt;div class=&quot;container-num-copies position-absolute bottom-0 start-0 px-1&quot; id=&quot;side-2-53-num-copies&quot;&gt;0&lt;/div&gt;&lt;button type=&quot;button&quot; class=&quot;btn btn-secondary btn-number btn-sm btn-pop position-absolute top-0 start-0&quot; data-type=&quot;minus&quot; data-deck=&quot;side&quot; data-id=&quot;2-53&quot;&gt;-&lt;/button&gt;&lt;button type=&quot;button&quot; class=&quot;btn btn-secondary btn-number btn-sm btn-push position-absolute top-0 end-0&quot; data-type=&quot;plus&quot; data-deck=&quot;side&quot; data-id=&quot;2-53&quot;&gt;+&lt;/button&gt;&lt;button type=&quot;button&quot; class=&quot;btn btn-secondary btn-number btn-sm btn-raise position-absolute bottom-0 end-0&quot; data-type=&quot;raise&quot; data-id=&quot;2-53&quot;&gt;^&lt;/button&gt;&lt;/div&gt;" calcext:value-type="string">
            <text:p>&lt;div class="container-card position-relative me-2 mb-2" id="side-2-53"&gt;&lt;img class="d-block" width="80" height="112" src="https://one-draw.jp/ijinden/cardlist/002/card/02_053.png" /&gt;&lt;div class="container-num-copies position-absolute bottom-0 start-0 px-1" id="side-2-53-num-copies"&gt;0&lt;/div&gt;&lt;button type="button" class="btn btn-secondary btn-number btn-sm btn-pop position-absolute top-0 start-0" data-type="minus" data-deck="side" data-id="2-53"&gt;-&lt;/button&gt;&lt;button type="button" class="btn btn-secondary btn-number btn-sm btn-push position-absolute top-0 end-0" data-type="plus" data-deck="side" data-id="2-53"&gt;+&lt;/button&gt;&lt;button type="button" class="btn btn-secondary btn-number btn-sm btn-raise position-absolute bottom-0 end-0" data-type="raise" data-id="2-53"&gt;^&lt;/button&gt;&lt;/div&gt;</text:p>
          </table:table-cell>
          <table:table-cell table:formula="of:=CONCATENATE([$HTML.$A$3];[.F186];[$HTML.$B$3];[.H186];[$HTML.$C$3];[.J186];[$HTML.$D$3];[.N186];[$HTML.$E$3];[.B186];[$HTML.$F$3];[.D186];[$HTML.$G$3];[.B186];[$HTML.$H$3];[.B186];[$HTML.$I$3];[.B186];[$HTML.$J$3];[.B186];[$HTML.$K$3];[.B186];[$HTML.$L$3];[.B186];[$HTML.$M$3];[.B186];[$HTML.$N$3];[.B186];[$HTML.$O$3])" office:value-type="string" office:string-value="&lt;tr data-expansion=&quot;25&quot; data-type=&quot;2&quot; data-color=&quot;8&quot; data-term=&quot;0&quot;&gt;&lt;td&gt;2-53&lt;/td&gt;&lt;td&gt;仁王&lt;/td&gt;&lt;td&gt;&lt;div class=&quot;input-group&quot;&gt;&lt;button type=&quot;button&quot; class=&quot;btn btn-outline-secondary btn-number&quot; data-type=&quot;minus&quot; data-deck=&quot;main&quot; data-id=&quot;2-53&quot; disabled&gt;-&lt;/button&gt;&lt;input type=&quot;text&quot; class=&quot;form-control input-number&quot; name=&quot;table-main-2-53-num-copies&quot; data-deck=&quot;main&quot; data-id=&quot;2-53&quot; value=&quot;0&quot; min=&quot;0&quot; readonly /&gt;&lt;button type=&quot;button&quot; class=&quot;btn btn-outline-secondary btn-number&quot; data-type=&quot;plus&quot; data-deck=&quot;main&quot; data-id=&quot;2-53&quot;&gt;+&lt;/button&gt;&lt;/div&gt;&lt;/td&gt;&lt;td&gt;&lt;div class=&quot;input-group&quot;&gt;&lt;button type=&quot;button&quot; class=&quot;btn btn-outline-secondary btn-number&quot; data-type=&quot;minus&quot; data-deck=&quot;side&quot; data-id=&quot;2-53&quot; disabled&gt;-&lt;/button&gt;&lt;input type=&quot;text&quot; class=&quot;form-control input-number&quot; name=&quot;table-side-2-53-num-copies&quot; data-deck=&quot;side&quot; data-id=&quot;2-53&quot; value=&quot;0&quot; min=&quot;0&quot; readonly /&gt;&lt;button type=&quot;button&quot; class=&quot;btn btn-outline-secondary btn-number&quot; data-type=&quot;plus&quot; data-deck=&quot;side&quot; data-id=&quot;2-53&quot;&gt;+&lt;/button&gt;&lt;/div&gt;&lt;/td&gt;&lt;/tr&gt;" calcext:value-type="string">
            <text:p>&lt;tr data-expansion="25" data-type="2" data-color="8" data-term="0"&gt;&lt;td&gt;2-53&lt;/td&gt;&lt;td&gt;仁王&lt;/td&gt;&lt;td&gt;&lt;div class="input-group"&gt;&lt;button type="button" class="btn btn-outline-secondary btn-number" data-type="minus" data-deck="main" data-id="2-53" disabled&gt;-&lt;/button&gt;&lt;input type="text" class="form-control input-number" name="table-main-2-53-num-copies" data-deck="main" data-id="2-53" value="0" min="0" readonly /&gt;&lt;button type="button" class="btn btn-outline-secondary btn-number" data-type="plus" data-deck="main" data-id="2-53"&gt;+&lt;/button&gt;&lt;/div&gt;&lt;/td&gt;&lt;td&gt;&lt;div class="input-group"&gt;&lt;button type="button" class="btn btn-outline-secondary btn-number" data-type="minus" data-deck="side" data-id="2-53" disabled&gt;-&lt;/button&gt;&lt;input type="text" class="form-control input-number" name="table-side-2-53-num-copies" data-deck="side" data-id="2-53" value="0" min="0" readonly /&gt;&lt;button type="button" class="btn btn-outline-secondary btn-number" data-type="plus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O187];[$HTML.$C$1];[.$B187];[$HTML.$D$1];[.$B187];[$HTML.$E$1];[.$B187];[$HTML.$F$1];[.$B187];[$HTML.$G$1])" office:value-type="string" office:string-value="&lt;div class=&quot;container-card position-relative me-2 mb-2&quot; id=&quot;main-2-54&quot;&gt;&lt;img class=&quot;d-block&quot; width=&quot;80&quot; height=&quot;112&quot; src=&quot;https://one-draw.jp/ijinden/cardlist/002/card/02_054.png&quot; /&gt;&lt;div class=&quot;container-num-copies position-absolute bottom-0 start-0 px-1&quot; id=&quot;main-2-54-num-copies&quot;&gt;0&lt;/div&gt;&lt;button type=&quot;button&quot; class=&quot;btn btn-secondary btn-number btn-sm btn-pop position-absolute top-0 start-0&quot; data-type=&quot;minus&quot; data-deck=&quot;main&quot; data-id=&quot;2-54&quot;&gt;-&lt;/button&gt;&lt;button type=&quot;button&quot; class=&quot;btn btn-secondary btn-number btn-sm btn-push position-absolute top-0 end-0&quot; data-type=&quot;plus&quot; data-deck=&quot;main&quot; data-id=&quot;2-54&quot;&gt;+&lt;/button&gt;&lt;button type=&quot;button&quot; class=&quot;btn btn-secondary btn-number btn-sm btn-drop position-absolute bottom-0 end-0&quot; data-type=&quot;drop&quot; data-id=&quot;2-54&quot;&gt;v&lt;/button&gt;&lt;/div&gt;" calcext:value-type="string">
            <text:p>&lt;div class="container-card position-relative me-2 mb-2" id="main-2-54"&gt;&lt;img class="d-block" width="80" height="112" src="https://one-draw.jp/ijinden/cardlist/002/card/02_054.png" /&gt;&lt;div class="container-num-copies position-absolute bottom-0 start-0 px-1" id="main-2-54-num-copies"&gt;0&lt;/div&gt;&lt;button type="button" class="btn btn-secondary btn-number btn-sm btn-pop position-absolute top-0 start-0" data-type="minus" data-deck="main" data-id="2-54"&gt;-&lt;/button&gt;&lt;button type="button" class="btn btn-secondary btn-number btn-sm btn-push position-absolute top-0 end-0" data-type="plus" data-deck="main" data-id="2-54"&gt;+&lt;/button&gt;&lt;button type="button" class="btn btn-secondary btn-number btn-sm btn-drop position-absolute bottom-0 end-0" data-type="drop" data-id="2-54"&gt;v&lt;/button&gt;&lt;/div&gt;</text:p>
          </table:table-cell>
          <table:table-cell table:formula="of:=CONCATENATE([$HTML.$A$2];[.$B187];[$HTML.$B$2];[.$O187];[$HTML.$C$2];[.$B187];[$HTML.$D$2];[.$B187];[$HTML.$E$2];[.$B187];[$HTML.$F$2];[.$B187];[$HTML.$G$2])" office:value-type="string" office:string-value="&lt;div class=&quot;container-card position-relative me-2 mb-2&quot; id=&quot;side-2-54&quot;&gt;&lt;img class=&quot;d-block&quot; width=&quot;80&quot; height=&quot;112&quot; src=&quot;https://one-draw.jp/ijinden/cardlist/002/card/02_054.png&quot; /&gt;&lt;div class=&quot;container-num-copies position-absolute bottom-0 start-0 px-1&quot; id=&quot;side-2-54-num-copies&quot;&gt;0&lt;/div&gt;&lt;button type=&quot;button&quot; class=&quot;btn btn-secondary btn-number btn-sm btn-pop position-absolute top-0 start-0&quot; data-type=&quot;minus&quot; data-deck=&quot;side&quot; data-id=&quot;2-54&quot;&gt;-&lt;/button&gt;&lt;button type=&quot;button&quot; class=&quot;btn btn-secondary btn-number btn-sm btn-push position-absolute top-0 end-0&quot; data-type=&quot;plus&quot; data-deck=&quot;side&quot; data-id=&quot;2-54&quot;&gt;+&lt;/button&gt;&lt;button type=&quot;button&quot; class=&quot;btn btn-secondary btn-number btn-sm btn-raise position-absolute bottom-0 end-0&quot; data-type=&quot;raise&quot; data-id=&quot;2-54&quot;&gt;^&lt;/button&gt;&lt;/div&gt;" calcext:value-type="string">
            <text:p>&lt;div class="container-card position-relative me-2 mb-2" id="side-2-54"&gt;&lt;img class="d-block" width="80" height="112" src="https://one-draw.jp/ijinden/cardlist/002/card/02_054.png" /&gt;&lt;div class="container-num-copies position-absolute bottom-0 start-0 px-1" id="side-2-54-num-copies"&gt;0&lt;/div&gt;&lt;button type="button" class="btn btn-secondary btn-number btn-sm btn-pop position-absolute top-0 start-0" data-type="minus" data-deck="side" data-id="2-54"&gt;-&lt;/button&gt;&lt;button type="button" class="btn btn-secondary btn-number btn-sm btn-push position-absolute top-0 end-0" data-type="plus" data-deck="side" data-id="2-54"&gt;+&lt;/button&gt;&lt;button type="button" class="btn btn-secondary btn-number btn-sm btn-raise position-absolute bottom-0 end-0" data-type="raise" data-id="2-54"&gt;^&lt;/button&gt;&lt;/div&gt;</text:p>
          </table:table-cell>
          <table:table-cell table:formula="of:=CONCATENATE([$HTML.$A$3];[.F187];[$HTML.$B$3];[.H187];[$HTML.$C$3];[.J187];[$HTML.$D$3];[.N187];[$HTML.$E$3];[.B187];[$HTML.$F$3];[.D187];[$HTML.$G$3];[.B187];[$HTML.$H$3];[.B187];[$HTML.$I$3];[.B187];[$HTML.$J$3];[.B187];[$HTML.$K$3];[.B187];[$HTML.$L$3];[.B187];[$HTML.$M$3];[.B187];[$HTML.$N$3];[.B187];[$HTML.$O$3])" office:value-type="string" office:string-value="&lt;tr data-expansion=&quot;25&quot; data-type=&quot;2&quot; data-color=&quot;8&quot; data-term=&quot;0&quot;&gt;&lt;td&gt;2-54&lt;/td&gt;&lt;td&gt;蒸気機関車&lt;/td&gt;&lt;td&gt;&lt;div class=&quot;input-group&quot;&gt;&lt;button type=&quot;button&quot; class=&quot;btn btn-outline-secondary btn-number&quot; data-type=&quot;minus&quot; data-deck=&quot;main&quot; data-id=&quot;2-54&quot; disabled&gt;-&lt;/button&gt;&lt;input type=&quot;text&quot; class=&quot;form-control input-number&quot; name=&quot;table-main-2-54-num-copies&quot; data-deck=&quot;main&quot; data-id=&quot;2-54&quot; value=&quot;0&quot; min=&quot;0&quot; readonly /&gt;&lt;button type=&quot;button&quot; class=&quot;btn btn-outline-secondary btn-number&quot; data-type=&quot;plus&quot; data-deck=&quot;main&quot; data-id=&quot;2-54&quot;&gt;+&lt;/button&gt;&lt;/div&gt;&lt;/td&gt;&lt;td&gt;&lt;div class=&quot;input-group&quot;&gt;&lt;button type=&quot;button&quot; class=&quot;btn btn-outline-secondary btn-number&quot; data-type=&quot;minus&quot; data-deck=&quot;side&quot; data-id=&quot;2-54&quot; disabled&gt;-&lt;/button&gt;&lt;input type=&quot;text&quot; class=&quot;form-control input-number&quot; name=&quot;table-side-2-54-num-copies&quot; data-deck=&quot;side&quot; data-id=&quot;2-54&quot; value=&quot;0&quot; min=&quot;0&quot; readonly /&gt;&lt;button type=&quot;button&quot; class=&quot;btn btn-outline-secondary btn-number&quot; data-type=&quot;plus&quot; data-deck=&quot;side&quot; data-id=&quot;2-54&quot;&gt;+&lt;/button&gt;&lt;/div&gt;&lt;/td&gt;&lt;/tr&gt;" calcext:value-type="string">
            <text:p>&lt;tr data-expansion="25" data-type="2" data-color="8" data-term="0"&gt;&lt;td&gt;2-54&lt;/td&gt;&lt;td&gt;蒸気機関車&lt;/td&gt;&lt;td&gt;&lt;div class="input-group"&gt;&lt;button type="button" class="btn btn-outline-secondary btn-number" data-type="minus" data-deck="main" data-id="2-54" disabled&gt;-&lt;/button&gt;&lt;input type="text" class="form-control input-number" name="table-main-2-54-num-copies" data-deck="main" data-id="2-54" value="0" min="0" readonly /&gt;&lt;button type="button" class="btn btn-outline-secondary btn-number" data-type="plus" data-deck="main" data-id="2-54"&gt;+&lt;/button&gt;&lt;/div&gt;&lt;/td&gt;&lt;td&gt;&lt;div class="input-group"&gt;&lt;button type="button" class="btn btn-outline-secondary btn-number" data-type="minus" data-deck="side" data-id="2-54" disabled&gt;-&lt;/button&gt;&lt;input type="text" class="form-control input-number" name="table-side-2-54-num-copies" data-deck="side" data-id="2-54" value="0" min="0" readonly /&gt;&lt;button type="button" class="btn btn-outline-secondary btn-number" data-type="plus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O188];[$HTML.$C$1];[.$B188];[$HTML.$D$1];[.$B188];[$HTML.$E$1];[.$B188];[$HTML.$F$1];[.$B188];[$HTML.$G$1])" office:value-type="string" office:string-value="&lt;div class=&quot;container-card position-relative me-2 mb-2&quot; id=&quot;main-2-55&quot;&gt;&lt;img class=&quot;d-block&quot; width=&quot;80&quot; height=&quot;112&quot; src=&quot;https://one-draw.jp/ijinden/cardlist/002/card/02_055.png&quot; /&gt;&lt;div class=&quot;container-num-copies position-absolute bottom-0 start-0 px-1&quot; id=&quot;main-2-55-num-copies&quot;&gt;0&lt;/div&gt;&lt;button type=&quot;button&quot; class=&quot;btn btn-secondary btn-number btn-sm btn-pop position-absolute top-0 start-0&quot; data-type=&quot;minus&quot; data-deck=&quot;main&quot; data-id=&quot;2-55&quot;&gt;-&lt;/button&gt;&lt;button type=&quot;button&quot; class=&quot;btn btn-secondary btn-number btn-sm btn-push position-absolute top-0 end-0&quot; data-type=&quot;plus&quot; data-deck=&quot;main&quot; data-id=&quot;2-55&quot;&gt;+&lt;/button&gt;&lt;button type=&quot;button&quot; class=&quot;btn btn-secondary btn-number btn-sm btn-drop position-absolute bottom-0 end-0&quot; data-type=&quot;drop&quot; data-id=&quot;2-55&quot;&gt;v&lt;/button&gt;&lt;/div&gt;" calcext:value-type="string">
            <text:p>&lt;div class="container-card position-relative me-2 mb-2" id="main-2-55"&gt;&lt;img class="d-block" width="80" height="112" src="https://one-draw.jp/ijinden/cardlist/002/card/02_055.png" /&gt;&lt;div class="container-num-copies position-absolute bottom-0 start-0 px-1" id="main-2-55-num-copies"&gt;0&lt;/div&gt;&lt;button type="button" class="btn btn-secondary btn-number btn-sm btn-pop position-absolute top-0 start-0" data-type="minus" data-deck="main" data-id="2-55"&gt;-&lt;/button&gt;&lt;button type="button" class="btn btn-secondary btn-number btn-sm btn-push position-absolute top-0 end-0" data-type="plus" data-deck="main" data-id="2-55"&gt;+&lt;/button&gt;&lt;button type="button" class="btn btn-secondary btn-number btn-sm btn-drop position-absolute bottom-0 end-0" data-type="drop" data-id="2-55"&gt;v&lt;/button&gt;&lt;/div&gt;</text:p>
          </table:table-cell>
          <table:table-cell table:formula="of:=CONCATENATE([$HTML.$A$2];[.$B188];[$HTML.$B$2];[.$O188];[$HTML.$C$2];[.$B188];[$HTML.$D$2];[.$B188];[$HTML.$E$2];[.$B188];[$HTML.$F$2];[.$B188];[$HTML.$G$2])" office:value-type="string" office:string-value="&lt;div class=&quot;container-card position-relative me-2 mb-2&quot; id=&quot;side-2-55&quot;&gt;&lt;img class=&quot;d-block&quot; width=&quot;80&quot; height=&quot;112&quot; src=&quot;https://one-draw.jp/ijinden/cardlist/002/card/02_055.png&quot; /&gt;&lt;div class=&quot;container-num-copies position-absolute bottom-0 start-0 px-1&quot; id=&quot;side-2-55-num-copies&quot;&gt;0&lt;/div&gt;&lt;button type=&quot;button&quot; class=&quot;btn btn-secondary btn-number btn-sm btn-pop position-absolute top-0 start-0&quot; data-type=&quot;minus&quot; data-deck=&quot;side&quot; data-id=&quot;2-55&quot;&gt;-&lt;/button&gt;&lt;button type=&quot;button&quot; class=&quot;btn btn-secondary btn-number btn-sm btn-push position-absolute top-0 end-0&quot; data-type=&quot;plus&quot; data-deck=&quot;side&quot; data-id=&quot;2-55&quot;&gt;+&lt;/button&gt;&lt;button type=&quot;button&quot; class=&quot;btn btn-secondary btn-number btn-sm btn-raise position-absolute bottom-0 end-0&quot; data-type=&quot;raise&quot; data-id=&quot;2-55&quot;&gt;^&lt;/button&gt;&lt;/div&gt;" calcext:value-type="string">
            <text:p>&lt;div class="container-card position-relative me-2 mb-2" id="side-2-55"&gt;&lt;img class="d-block" width="80" height="112" src="https://one-draw.jp/ijinden/cardlist/002/card/02_055.png" /&gt;&lt;div class="container-num-copies position-absolute bottom-0 start-0 px-1" id="side-2-55-num-copies"&gt;0&lt;/div&gt;&lt;button type="button" class="btn btn-secondary btn-number btn-sm btn-pop position-absolute top-0 start-0" data-type="minus" data-deck="side" data-id="2-55"&gt;-&lt;/button&gt;&lt;button type="button" class="btn btn-secondary btn-number btn-sm btn-push position-absolute top-0 end-0" data-type="plus" data-deck="side" data-id="2-55"&gt;+&lt;/button&gt;&lt;button type="button" class="btn btn-secondary btn-number btn-sm btn-raise position-absolute bottom-0 end-0" data-type="raise" data-id="2-55"&gt;^&lt;/button&gt;&lt;/div&gt;</text:p>
          </table:table-cell>
          <table:table-cell table:formula="of:=CONCATENATE([$HTML.$A$3];[.F188];[$HTML.$B$3];[.H188];[$HTML.$C$3];[.J188];[$HTML.$D$3];[.N188];[$HTML.$E$3];[.B188];[$HTML.$F$3];[.D188];[$HTML.$G$3];[.B188];[$HTML.$H$3];[.B188];[$HTML.$I$3];[.B188];[$HTML.$J$3];[.B188];[$HTML.$K$3];[.B188];[$HTML.$L$3];[.B188];[$HTML.$M$3];[.B188];[$HTML.$N$3];[.B188];[$HTML.$O$3])" office:value-type="string" office:string-value="&lt;tr data-expansion=&quot;25&quot; data-type=&quot;2&quot; data-color=&quot;16&quot; data-term=&quot;0&quot;&gt;&lt;td&gt;2-55&lt;/td&gt;&lt;td&gt;凱旋門&lt;/td&gt;&lt;td&gt;&lt;div class=&quot;input-group&quot;&gt;&lt;button type=&quot;button&quot; class=&quot;btn btn-outline-secondary btn-number&quot; data-type=&quot;minus&quot; data-deck=&quot;main&quot; data-id=&quot;2-55&quot; disabled&gt;-&lt;/button&gt;&lt;input type=&quot;text&quot; class=&quot;form-control input-number&quot; name=&quot;table-main-2-55-num-copies&quot; data-deck=&quot;main&quot; data-id=&quot;2-55&quot; value=&quot;0&quot; min=&quot;0&quot; readonly /&gt;&lt;button type=&quot;button&quot; class=&quot;btn btn-outline-secondary btn-number&quot; data-type=&quot;plus&quot; data-deck=&quot;main&quot; data-id=&quot;2-55&quot;&gt;+&lt;/button&gt;&lt;/div&gt;&lt;/td&gt;&lt;td&gt;&lt;div class=&quot;input-group&quot;&gt;&lt;button type=&quot;button&quot; class=&quot;btn btn-outline-secondary btn-number&quot; data-type=&quot;minus&quot; data-deck=&quot;side&quot; data-id=&quot;2-55&quot; disabled&gt;-&lt;/button&gt;&lt;input type=&quot;text&quot; class=&quot;form-control input-number&quot; name=&quot;table-side-2-55-num-copies&quot; data-deck=&quot;side&quot; data-id=&quot;2-55&quot; value=&quot;0&quot; min=&quot;0&quot; readonly /&gt;&lt;button type=&quot;button&quot; class=&quot;btn btn-outline-secondary btn-number&quot; data-type=&quot;plus&quot; data-deck=&quot;side&quot; data-id=&quot;2-55&quot;&gt;+&lt;/button&gt;&lt;/div&gt;&lt;/td&gt;&lt;/tr&gt;" calcext:value-type="string">
            <text:p>&lt;tr data-expansion="25" data-type="2" data-color="16" data-term="0"&gt;&lt;td&gt;2-55&lt;/td&gt;&lt;td&gt;凱旋門&lt;/td&gt;&lt;td&gt;&lt;div class="input-group"&gt;&lt;button type="button" class="btn btn-outline-secondary btn-number" data-type="minus" data-deck="main" data-id="2-55" disabled&gt;-&lt;/button&gt;&lt;input type="text" class="form-control input-number" name="table-main-2-55-num-copies" data-deck="main" data-id="2-55" value="0" min="0" readonly /&gt;&lt;button type="button" class="btn btn-outline-secondary btn-number" data-type="plus" data-deck="main" data-id="2-55"&gt;+&lt;/button&gt;&lt;/div&gt;&lt;/td&gt;&lt;td&gt;&lt;div class="input-group"&gt;&lt;button type="button" class="btn btn-outline-secondary btn-number" data-type="minus" data-deck="side" data-id="2-55" disabled&gt;-&lt;/button&gt;&lt;input type="text" class="form-control input-number" name="table-side-2-55-num-copies" data-deck="side" data-id="2-55" value="0" min="0" readonly /&gt;&lt;button type="button" class="btn btn-outline-secondary btn-number" data-type="plus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O189];[$HTML.$C$1];[.$B189];[$HTML.$D$1];[.$B189];[$HTML.$E$1];[.$B189];[$HTML.$F$1];[.$B189];[$HTML.$G$1])" office:value-type="string" office:string-value="&lt;div class=&quot;container-card position-relative me-2 mb-2&quot; id=&quot;main-2-56&quot;&gt;&lt;img class=&quot;d-block&quot; width=&quot;80&quot; height=&quot;112&quot; src=&quot;https://one-draw.jp/ijinden/cardlist/002/card/02_056.png&quot; /&gt;&lt;div class=&quot;container-num-copies position-absolute bottom-0 start-0 px-1&quot; id=&quot;main-2-56-num-copies&quot;&gt;0&lt;/div&gt;&lt;button type=&quot;button&quot; class=&quot;btn btn-secondary btn-number btn-sm btn-pop position-absolute top-0 start-0&quot; data-type=&quot;minus&quot; data-deck=&quot;main&quot; data-id=&quot;2-56&quot;&gt;-&lt;/button&gt;&lt;button type=&quot;button&quot; class=&quot;btn btn-secondary btn-number btn-sm btn-push position-absolute top-0 end-0&quot; data-type=&quot;plus&quot; data-deck=&quot;main&quot; data-id=&quot;2-56&quot;&gt;+&lt;/button&gt;&lt;button type=&quot;button&quot; class=&quot;btn btn-secondary btn-number btn-sm btn-drop position-absolute bottom-0 end-0&quot; data-type=&quot;drop&quot; data-id=&quot;2-56&quot;&gt;v&lt;/button&gt;&lt;/div&gt;" calcext:value-type="string">
            <text:p>&lt;div class="container-card position-relative me-2 mb-2" id="main-2-56"&gt;&lt;img class="d-block" width="80" height="112" src="https://one-draw.jp/ijinden/cardlist/002/card/02_056.png" /&gt;&lt;div class="container-num-copies position-absolute bottom-0 start-0 px-1" id="main-2-56-num-copies"&gt;0&lt;/div&gt;&lt;button type="button" class="btn btn-secondary btn-number btn-sm btn-pop position-absolute top-0 start-0" data-type="minus" data-deck="main" data-id="2-56"&gt;-&lt;/button&gt;&lt;button type="button" class="btn btn-secondary btn-number btn-sm btn-push position-absolute top-0 end-0" data-type="plus" data-deck="main" data-id="2-56"&gt;+&lt;/button&gt;&lt;button type="button" class="btn btn-secondary btn-number btn-sm btn-drop position-absolute bottom-0 end-0" data-type="drop" data-id="2-56"&gt;v&lt;/button&gt;&lt;/div&gt;</text:p>
          </table:table-cell>
          <table:table-cell table:formula="of:=CONCATENATE([$HTML.$A$2];[.$B189];[$HTML.$B$2];[.$O189];[$HTML.$C$2];[.$B189];[$HTML.$D$2];[.$B189];[$HTML.$E$2];[.$B189];[$HTML.$F$2];[.$B189];[$HTML.$G$2])" office:value-type="string" office:string-value="&lt;div class=&quot;container-card position-relative me-2 mb-2&quot; id=&quot;side-2-56&quot;&gt;&lt;img class=&quot;d-block&quot; width=&quot;80&quot; height=&quot;112&quot; src=&quot;https://one-draw.jp/ijinden/cardlist/002/card/02_056.png&quot; /&gt;&lt;div class=&quot;container-num-copies position-absolute bottom-0 start-0 px-1&quot; id=&quot;side-2-56-num-copies&quot;&gt;0&lt;/div&gt;&lt;button type=&quot;button&quot; class=&quot;btn btn-secondary btn-number btn-sm btn-pop position-absolute top-0 start-0&quot; data-type=&quot;minus&quot; data-deck=&quot;side&quot; data-id=&quot;2-56&quot;&gt;-&lt;/button&gt;&lt;button type=&quot;button&quot; class=&quot;btn btn-secondary btn-number btn-sm btn-push position-absolute top-0 end-0&quot; data-type=&quot;plus&quot; data-deck=&quot;side&quot; data-id=&quot;2-56&quot;&gt;+&lt;/button&gt;&lt;button type=&quot;button&quot; class=&quot;btn btn-secondary btn-number btn-sm btn-raise position-absolute bottom-0 end-0&quot; data-type=&quot;raise&quot; data-id=&quot;2-56&quot;&gt;^&lt;/button&gt;&lt;/div&gt;" calcext:value-type="string">
            <text:p>&lt;div class="container-card position-relative me-2 mb-2" id="side-2-56"&gt;&lt;img class="d-block" width="80" height="112" src="https://one-draw.jp/ijinden/cardlist/002/card/02_056.png" /&gt;&lt;div class="container-num-copies position-absolute bottom-0 start-0 px-1" id="side-2-56-num-copies"&gt;0&lt;/div&gt;&lt;button type="button" class="btn btn-secondary btn-number btn-sm btn-pop position-absolute top-0 start-0" data-type="minus" data-deck="side" data-id="2-56"&gt;-&lt;/button&gt;&lt;button type="button" class="btn btn-secondary btn-number btn-sm btn-push position-absolute top-0 end-0" data-type="plus" data-deck="side" data-id="2-56"&gt;+&lt;/button&gt;&lt;button type="button" class="btn btn-secondary btn-number btn-sm btn-raise position-absolute bottom-0 end-0" data-type="raise" data-id="2-56"&gt;^&lt;/button&gt;&lt;/div&gt;</text:p>
          </table:table-cell>
          <table:table-cell table:formula="of:=CONCATENATE([$HTML.$A$3];[.F189];[$HTML.$B$3];[.H189];[$HTML.$C$3];[.J189];[$HTML.$D$3];[.N189];[$HTML.$E$3];[.B189];[$HTML.$F$3];[.D189];[$HTML.$G$3];[.B189];[$HTML.$H$3];[.B189];[$HTML.$I$3];[.B189];[$HTML.$J$3];[.B189];[$HTML.$K$3];[.B189];[$HTML.$L$3];[.B189];[$HTML.$M$3];[.B189];[$HTML.$N$3];[.B189];[$HTML.$O$3])" office:value-type="string" office:string-value="&lt;tr data-expansion=&quot;25&quot; data-type=&quot;2&quot; data-color=&quot;16&quot; data-term=&quot;0&quot;&gt;&lt;td&gt;2-56&lt;/td&gt;&lt;td&gt;三層の舎利殿&lt;/td&gt;&lt;td&gt;&lt;div class=&quot;input-group&quot;&gt;&lt;button type=&quot;button&quot; class=&quot;btn btn-outline-secondary btn-number&quot; data-type=&quot;minus&quot; data-deck=&quot;main&quot; data-id=&quot;2-56&quot; disabled&gt;-&lt;/button&gt;&lt;input type=&quot;text&quot; class=&quot;form-control input-number&quot; name=&quot;table-main-2-56-num-copies&quot; data-deck=&quot;main&quot; data-id=&quot;2-56&quot; value=&quot;0&quot; min=&quot;0&quot; readonly /&gt;&lt;button type=&quot;button&quot; class=&quot;btn btn-outline-secondary btn-number&quot; data-type=&quot;plus&quot; data-deck=&quot;main&quot; data-id=&quot;2-56&quot;&gt;+&lt;/button&gt;&lt;/div&gt;&lt;/td&gt;&lt;td&gt;&lt;div class=&quot;input-group&quot;&gt;&lt;button type=&quot;button&quot; class=&quot;btn btn-outline-secondary btn-number&quot; data-type=&quot;minus&quot; data-deck=&quot;side&quot; data-id=&quot;2-56&quot; disabled&gt;-&lt;/button&gt;&lt;input type=&quot;text&quot; class=&quot;form-control input-number&quot; name=&quot;table-side-2-56-num-copies&quot; data-deck=&quot;side&quot; data-id=&quot;2-56&quot; value=&quot;0&quot; min=&quot;0&quot; readonly /&gt;&lt;button type=&quot;button&quot; class=&quot;btn btn-outline-secondary btn-number&quot; data-type=&quot;plus&quot; data-deck=&quot;side&quot; data-id=&quot;2-56&quot;&gt;+&lt;/button&gt;&lt;/div&gt;&lt;/td&gt;&lt;/tr&gt;" calcext:value-type="string">
            <text:p>&lt;tr data-expansion="25" data-type="2" data-color="16" data-term="0"&gt;&lt;td&gt;2-56&lt;/td&gt;&lt;td&gt;三層の舎利殿&lt;/td&gt;&lt;td&gt;&lt;div class="input-group"&gt;&lt;button type="button" class="btn btn-outline-secondary btn-number" data-type="minus" data-deck="main" data-id="2-56" disabled&gt;-&lt;/button&gt;&lt;input type="text" class="form-control input-number" name="table-main-2-56-num-copies" data-deck="main" data-id="2-56" value="0" min="0" readonly /&gt;&lt;button type="button" class="btn btn-outline-secondary btn-number" data-type="plus" data-deck="main" data-id="2-56"&gt;+&lt;/button&gt;&lt;/div&gt;&lt;/td&gt;&lt;td&gt;&lt;div class="input-group"&gt;&lt;button type="button" class="btn btn-outline-secondary btn-number" data-type="minus" data-deck="side" data-id="2-56" disabled&gt;-&lt;/button&gt;&lt;input type="text" class="form-control input-number" name="table-side-2-56-num-copies" data-deck="side" data-id="2-56" value="0" min="0" readonly /&gt;&lt;button type="button" class="btn btn-outline-secondary btn-number" data-type="plus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O190];[$HTML.$C$1];[.$B190];[$HTML.$D$1];[.$B190];[$HTML.$E$1];[.$B190];[$HTML.$F$1];[.$B190];[$HTML.$G$1])" office:value-type="string" office:string-value="&lt;div class=&quot;container-card position-relative me-2 mb-2&quot; id=&quot;main-2-57&quot;&gt;&lt;img class=&quot;d-block&quot; width=&quot;80&quot; height=&quot;112&quot; src=&quot;https://one-draw.jp/ijinden/cardlist/002/card/02_057.png&quot; /&gt;&lt;div class=&quot;container-num-copies position-absolute bottom-0 start-0 px-1&quot; id=&quot;main-2-57-num-copies&quot;&gt;0&lt;/div&gt;&lt;button type=&quot;button&quot; class=&quot;btn btn-secondary btn-number btn-sm btn-pop position-absolute top-0 start-0&quot; data-type=&quot;minus&quot; data-deck=&quot;main&quot; data-id=&quot;2-57&quot;&gt;-&lt;/button&gt;&lt;button type=&quot;button&quot; class=&quot;btn btn-secondary btn-number btn-sm btn-push position-absolute top-0 end-0&quot; data-type=&quot;plus&quot; data-deck=&quot;main&quot; data-id=&quot;2-57&quot;&gt;+&lt;/button&gt;&lt;button type=&quot;button&quot; class=&quot;btn btn-secondary btn-number btn-sm btn-drop position-absolute bottom-0 end-0&quot; data-type=&quot;drop&quot; data-id=&quot;2-57&quot;&gt;v&lt;/button&gt;&lt;/div&gt;" calcext:value-type="string">
            <text:p>&lt;div class="container-card position-relative me-2 mb-2" id="main-2-57"&gt;&lt;img class="d-block" width="80" height="112" src="https://one-draw.jp/ijinden/cardlist/002/card/02_057.png" /&gt;&lt;div class="container-num-copies position-absolute bottom-0 start-0 px-1" id="main-2-57-num-copies"&gt;0&lt;/div&gt;&lt;button type="button" class="btn btn-secondary btn-number btn-sm btn-pop position-absolute top-0 start-0" data-type="minus" data-deck="main" data-id="2-57"&gt;-&lt;/button&gt;&lt;button type="button" class="btn btn-secondary btn-number btn-sm btn-push position-absolute top-0 end-0" data-type="plus" data-deck="main" data-id="2-57"&gt;+&lt;/button&gt;&lt;button type="button" class="btn btn-secondary btn-number btn-sm btn-drop position-absolute bottom-0 end-0" data-type="drop" data-id="2-57"&gt;v&lt;/button&gt;&lt;/div&gt;</text:p>
          </table:table-cell>
          <table:table-cell table:formula="of:=CONCATENATE([$HTML.$A$2];[.$B190];[$HTML.$B$2];[.$O190];[$HTML.$C$2];[.$B190];[$HTML.$D$2];[.$B190];[$HTML.$E$2];[.$B190];[$HTML.$F$2];[.$B190];[$HTML.$G$2])" office:value-type="string" office:string-value="&lt;div class=&quot;container-card position-relative me-2 mb-2&quot; id=&quot;side-2-57&quot;&gt;&lt;img class=&quot;d-block&quot; width=&quot;80&quot; height=&quot;112&quot; src=&quot;https://one-draw.jp/ijinden/cardlist/002/card/02_057.png&quot; /&gt;&lt;div class=&quot;container-num-copies position-absolute bottom-0 start-0 px-1&quot; id=&quot;side-2-57-num-copies&quot;&gt;0&lt;/div&gt;&lt;button type=&quot;button&quot; class=&quot;btn btn-secondary btn-number btn-sm btn-pop position-absolute top-0 start-0&quot; data-type=&quot;minus&quot; data-deck=&quot;side&quot; data-id=&quot;2-57&quot;&gt;-&lt;/button&gt;&lt;button type=&quot;button&quot; class=&quot;btn btn-secondary btn-number btn-sm btn-push position-absolute top-0 end-0&quot; data-type=&quot;plus&quot; data-deck=&quot;side&quot; data-id=&quot;2-57&quot;&gt;+&lt;/button&gt;&lt;button type=&quot;button&quot; class=&quot;btn btn-secondary btn-number btn-sm btn-raise position-absolute bottom-0 end-0&quot; data-type=&quot;raise&quot; data-id=&quot;2-57&quot;&gt;^&lt;/button&gt;&lt;/div&gt;" calcext:value-type="string">
            <text:p>&lt;div class="container-card position-relative me-2 mb-2" id="side-2-57"&gt;&lt;img class="d-block" width="80" height="112" src="https://one-draw.jp/ijinden/cardlist/002/card/02_057.png" /&gt;&lt;div class="container-num-copies position-absolute bottom-0 start-0 px-1" id="side-2-57-num-copies"&gt;0&lt;/div&gt;&lt;button type="button" class="btn btn-secondary btn-number btn-sm btn-pop position-absolute top-0 start-0" data-type="minus" data-deck="side" data-id="2-57"&gt;-&lt;/button&gt;&lt;button type="button" class="btn btn-secondary btn-number btn-sm btn-push position-absolute top-0 end-0" data-type="plus" data-deck="side" data-id="2-57"&gt;+&lt;/button&gt;&lt;button type="button" class="btn btn-secondary btn-number btn-sm btn-raise position-absolute bottom-0 end-0" data-type="raise" data-id="2-57"&gt;^&lt;/button&gt;&lt;/div&gt;</text:p>
          </table:table-cell>
          <table:table-cell table:formula="of:=CONCATENATE([$HTML.$A$3];[.F190];[$HTML.$B$3];[.H190];[$HTML.$C$3];[.J190];[$HTML.$D$3];[.N190];[$HTML.$E$3];[.B190];[$HTML.$F$3];[.D190];[$HTML.$G$3];[.B190];[$HTML.$H$3];[.B190];[$HTML.$I$3];[.B190];[$HTML.$J$3];[.B190];[$HTML.$K$3];[.B190];[$HTML.$L$3];[.B190];[$HTML.$M$3];[.B190];[$HTML.$N$3];[.B190];[$HTML.$O$3])" office:value-type="string" office:string-value="&lt;tr data-expansion=&quot;25&quot; data-type=&quot;3&quot; data-color=&quot;2&quot; data-term=&quot;0&quot;&gt;&lt;td&gt;2-57&lt;/td&gt;&lt;td&gt;スペクター&lt;/td&gt;&lt;td&gt;&lt;div class=&quot;input-group&quot;&gt;&lt;button type=&quot;button&quot; class=&quot;btn btn-outline-secondary btn-number&quot; data-type=&quot;minus&quot; data-deck=&quot;main&quot; data-id=&quot;2-57&quot; disabled&gt;-&lt;/button&gt;&lt;input type=&quot;text&quot; class=&quot;form-control input-number&quot; name=&quot;table-main-2-57-num-copies&quot; data-deck=&quot;main&quot; data-id=&quot;2-57&quot; value=&quot;0&quot; min=&quot;0&quot; readonly /&gt;&lt;button type=&quot;button&quot; class=&quot;btn btn-outline-secondary btn-number&quot; data-type=&quot;plus&quot; data-deck=&quot;main&quot; data-id=&quot;2-57&quot;&gt;+&lt;/button&gt;&lt;/div&gt;&lt;/td&gt;&lt;td&gt;&lt;div class=&quot;input-group&quot;&gt;&lt;button type=&quot;button&quot; class=&quot;btn btn-outline-secondary btn-number&quot; data-type=&quot;minus&quot; data-deck=&quot;side&quot; data-id=&quot;2-57&quot; disabled&gt;-&lt;/button&gt;&lt;input type=&quot;text&quot; class=&quot;form-control input-number&quot; name=&quot;table-side-2-57-num-copies&quot; data-deck=&quot;side&quot; data-id=&quot;2-57&quot; value=&quot;0&quot; min=&quot;0&quot; readonly /&gt;&lt;button type=&quot;button&quot; class=&quot;btn btn-outline-secondary btn-number&quot; data-type=&quot;plus&quot; data-deck=&quot;side&quot; data-id=&quot;2-57&quot;&gt;+&lt;/button&gt;&lt;/div&gt;&lt;/td&gt;&lt;/tr&gt;" calcext:value-type="string">
            <text:p>&lt;tr data-expansion="25" data-type="3" data-color="2" data-term="0"&gt;&lt;td&gt;2-57&lt;/td&gt;&lt;td&gt;スペクター&lt;/td&gt;&lt;td&gt;&lt;div class="input-group"&gt;&lt;button type="button" class="btn btn-outline-secondary btn-number" data-type="minus" data-deck="main" data-id="2-57" disabled&gt;-&lt;/button&gt;&lt;input type="text" class="form-control input-number" name="table-main-2-57-num-copies" data-deck="main" data-id="2-57" value="0" min="0" readonly /&gt;&lt;button type="button" class="btn btn-outline-secondary btn-number" data-type="plus" data-deck="main" data-id="2-57"&gt;+&lt;/button&gt;&lt;/div&gt;&lt;/td&gt;&lt;td&gt;&lt;div class="input-group"&gt;&lt;button type="button" class="btn btn-outline-secondary btn-number" data-type="minus" data-deck="side" data-id="2-57" disabled&gt;-&lt;/button&gt;&lt;input type="text" class="form-control input-number" name="table-side-2-57-num-copies" data-deck="side" data-id="2-57" value="0" min="0" readonly /&gt;&lt;button type="button" class="btn btn-outline-secondary btn-number" data-type="plus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O191];[$HTML.$C$1];[.$B191];[$HTML.$D$1];[.$B191];[$HTML.$E$1];[.$B191];[$HTML.$F$1];[.$B191];[$HTML.$G$1])" office:value-type="string" office:string-value="&lt;div class=&quot;container-card position-relative me-2 mb-2&quot; id=&quot;main-2-58&quot;&gt;&lt;img class=&quot;d-block&quot; width=&quot;80&quot; height=&quot;112&quot; src=&quot;https://one-draw.jp/ijinden/cardlist/002/card/02_058.png&quot; /&gt;&lt;div class=&quot;container-num-copies position-absolute bottom-0 start-0 px-1&quot; id=&quot;main-2-58-num-copies&quot;&gt;0&lt;/div&gt;&lt;button type=&quot;button&quot; class=&quot;btn btn-secondary btn-number btn-sm btn-pop position-absolute top-0 start-0&quot; data-type=&quot;minus&quot; data-deck=&quot;main&quot; data-id=&quot;2-58&quot;&gt;-&lt;/button&gt;&lt;button type=&quot;button&quot; class=&quot;btn btn-secondary btn-number btn-sm btn-push position-absolute top-0 end-0&quot; data-type=&quot;plus&quot; data-deck=&quot;main&quot; data-id=&quot;2-58&quot;&gt;+&lt;/button&gt;&lt;button type=&quot;button&quot; class=&quot;btn btn-secondary btn-number btn-sm btn-drop position-absolute bottom-0 end-0&quot; data-type=&quot;drop&quot; data-id=&quot;2-58&quot;&gt;v&lt;/button&gt;&lt;/div&gt;" calcext:value-type="string">
            <text:p>&lt;div class="container-card position-relative me-2 mb-2" id="main-2-58"&gt;&lt;img class="d-block" width="80" height="112" src="https://one-draw.jp/ijinden/cardlist/002/card/02_058.png" /&gt;&lt;div class="container-num-copies position-absolute bottom-0 start-0 px-1" id="main-2-58-num-copies"&gt;0&lt;/div&gt;&lt;button type="button" class="btn btn-secondary btn-number btn-sm btn-pop position-absolute top-0 start-0" data-type="minus" data-deck="main" data-id="2-58"&gt;-&lt;/button&gt;&lt;button type="button" class="btn btn-secondary btn-number btn-sm btn-push position-absolute top-0 end-0" data-type="plus" data-deck="main" data-id="2-58"&gt;+&lt;/button&gt;&lt;button type="button" class="btn btn-secondary btn-number btn-sm btn-drop position-absolute bottom-0 end-0" data-type="drop" data-id="2-58"&gt;v&lt;/button&gt;&lt;/div&gt;</text:p>
          </table:table-cell>
          <table:table-cell table:formula="of:=CONCATENATE([$HTML.$A$2];[.$B191];[$HTML.$B$2];[.$O191];[$HTML.$C$2];[.$B191];[$HTML.$D$2];[.$B191];[$HTML.$E$2];[.$B191];[$HTML.$F$2];[.$B191];[$HTML.$G$2])" office:value-type="string" office:string-value="&lt;div class=&quot;container-card position-relative me-2 mb-2&quot; id=&quot;side-2-58&quot;&gt;&lt;img class=&quot;d-block&quot; width=&quot;80&quot; height=&quot;112&quot; src=&quot;https://one-draw.jp/ijinden/cardlist/002/card/02_058.png&quot; /&gt;&lt;div class=&quot;container-num-copies position-absolute bottom-0 start-0 px-1&quot; id=&quot;side-2-58-num-copies&quot;&gt;0&lt;/div&gt;&lt;button type=&quot;button&quot; class=&quot;btn btn-secondary btn-number btn-sm btn-pop position-absolute top-0 start-0&quot; data-type=&quot;minus&quot; data-deck=&quot;side&quot; data-id=&quot;2-58&quot;&gt;-&lt;/button&gt;&lt;button type=&quot;button&quot; class=&quot;btn btn-secondary btn-number btn-sm btn-push position-absolute top-0 end-0&quot; data-type=&quot;plus&quot; data-deck=&quot;side&quot; data-id=&quot;2-58&quot;&gt;+&lt;/button&gt;&lt;button type=&quot;button&quot; class=&quot;btn btn-secondary btn-number btn-sm btn-raise position-absolute bottom-0 end-0&quot; data-type=&quot;raise&quot; data-id=&quot;2-58&quot;&gt;^&lt;/button&gt;&lt;/div&gt;" calcext:value-type="string">
            <text:p>&lt;div class="container-card position-relative me-2 mb-2" id="side-2-58"&gt;&lt;img class="d-block" width="80" height="112" src="https://one-draw.jp/ijinden/cardlist/002/card/02_058.png" /&gt;&lt;div class="container-num-copies position-absolute bottom-0 start-0 px-1" id="side-2-58-num-copies"&gt;0&lt;/div&gt;&lt;button type="button" class="btn btn-secondary btn-number btn-sm btn-pop position-absolute top-0 start-0" data-type="minus" data-deck="side" data-id="2-58"&gt;-&lt;/button&gt;&lt;button type="button" class="btn btn-secondary btn-number btn-sm btn-push position-absolute top-0 end-0" data-type="plus" data-deck="side" data-id="2-58"&gt;+&lt;/button&gt;&lt;button type="button" class="btn btn-secondary btn-number btn-sm btn-raise position-absolute bottom-0 end-0" data-type="raise" data-id="2-58"&gt;^&lt;/button&gt;&lt;/div&gt;</text:p>
          </table:table-cell>
          <table:table-cell table:formula="of:=CONCATENATE([$HTML.$A$3];[.F191];[$HTML.$B$3];[.H191];[$HTML.$C$3];[.J191];[$HTML.$D$3];[.N191];[$HTML.$E$3];[.B191];[$HTML.$F$3];[.D191];[$HTML.$G$3];[.B191];[$HTML.$H$3];[.B191];[$HTML.$I$3];[.B191];[$HTML.$J$3];[.B191];[$HTML.$K$3];[.B191];[$HTML.$L$3];[.B191];[$HTML.$M$3];[.B191];[$HTML.$N$3];[.B191];[$HTML.$O$3])" office:value-type="string" office:string-value="&lt;tr data-expansion=&quot;25&quot; data-type=&quot;3&quot; data-color=&quot;2&quot; data-term=&quot;0&quot;&gt;&lt;td&gt;2-58&lt;/td&gt;&lt;td&gt;クイック&lt;/td&gt;&lt;td&gt;&lt;div class=&quot;input-group&quot;&gt;&lt;button type=&quot;button&quot; class=&quot;btn btn-outline-secondary btn-number&quot; data-type=&quot;minus&quot; data-deck=&quot;main&quot; data-id=&quot;2-58&quot; disabled&gt;-&lt;/button&gt;&lt;input type=&quot;text&quot; class=&quot;form-control input-number&quot; name=&quot;table-main-2-58-num-copies&quot; data-deck=&quot;main&quot; data-id=&quot;2-58&quot; value=&quot;0&quot; min=&quot;0&quot; readonly /&gt;&lt;button type=&quot;button&quot; class=&quot;btn btn-outline-secondary btn-number&quot; data-type=&quot;plus&quot; data-deck=&quot;main&quot; data-id=&quot;2-58&quot;&gt;+&lt;/button&gt;&lt;/div&gt;&lt;/td&gt;&lt;td&gt;&lt;div class=&quot;input-group&quot;&gt;&lt;button type=&quot;button&quot; class=&quot;btn btn-outline-secondary btn-number&quot; data-type=&quot;minus&quot; data-deck=&quot;side&quot; data-id=&quot;2-58&quot; disabled&gt;-&lt;/button&gt;&lt;input type=&quot;text&quot; class=&quot;form-control input-number&quot; name=&quot;table-side-2-58-num-copies&quot; data-deck=&quot;side&quot; data-id=&quot;2-58&quot; value=&quot;0&quot; min=&quot;0&quot; readonly /&gt;&lt;button type=&quot;button&quot; class=&quot;btn btn-outline-secondary btn-number&quot; data-type=&quot;plus&quot; data-deck=&quot;side&quot; data-id=&quot;2-58&quot;&gt;+&lt;/button&gt;&lt;/div&gt;&lt;/td&gt;&lt;/tr&gt;" calcext:value-type="string">
            <text:p>&lt;tr data-expansion="25" data-type="3" data-color="2" data-term="0"&gt;&lt;td&gt;2-58&lt;/td&gt;&lt;td&gt;クイック&lt;/td&gt;&lt;td&gt;&lt;div class="input-group"&gt;&lt;button type="button" class="btn btn-outline-secondary btn-number" data-type="minus" data-deck="main" data-id="2-58" disabled&gt;-&lt;/button&gt;&lt;input type="text" class="form-control input-number" name="table-main-2-58-num-copies" data-deck="main" data-id="2-58" value="0" min="0" readonly /&gt;&lt;button type="button" class="btn btn-outline-secondary btn-number" data-type="plus" data-deck="main" data-id="2-58"&gt;+&lt;/button&gt;&lt;/div&gt;&lt;/td&gt;&lt;td&gt;&lt;div class="input-group"&gt;&lt;button type="button" class="btn btn-outline-secondary btn-number" data-type="minus" data-deck="side" data-id="2-58" disabled&gt;-&lt;/button&gt;&lt;input type="text" class="form-control input-number" name="table-side-2-58-num-copies" data-deck="side" data-id="2-58" value="0" min="0" readonly /&gt;&lt;button type="button" class="btn btn-outline-secondary btn-number" data-type="plus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O192];[$HTML.$C$1];[.$B192];[$HTML.$D$1];[.$B192];[$HTML.$E$1];[.$B192];[$HTML.$F$1];[.$B192];[$HTML.$G$1])" office:value-type="string" office:string-value="&lt;div class=&quot;container-card position-relative me-2 mb-2&quot; id=&quot;main-2-59&quot;&gt;&lt;img class=&quot;d-block&quot; width=&quot;80&quot; height=&quot;112&quot; src=&quot;https://one-draw.jp/ijinden/cardlist/002/card/02_059.png&quot; /&gt;&lt;div class=&quot;container-num-copies position-absolute bottom-0 start-0 px-1&quot; id=&quot;main-2-59-num-copies&quot;&gt;0&lt;/div&gt;&lt;button type=&quot;button&quot; class=&quot;btn btn-secondary btn-number btn-sm btn-pop position-absolute top-0 start-0&quot; data-type=&quot;minus&quot; data-deck=&quot;main&quot; data-id=&quot;2-59&quot;&gt;-&lt;/button&gt;&lt;button type=&quot;button&quot; class=&quot;btn btn-secondary btn-number btn-sm btn-push position-absolute top-0 end-0&quot; data-type=&quot;plus&quot; data-deck=&quot;main&quot; data-id=&quot;2-59&quot;&gt;+&lt;/button&gt;&lt;button type=&quot;button&quot; class=&quot;btn btn-secondary btn-number btn-sm btn-drop position-absolute bottom-0 end-0&quot; data-type=&quot;drop&quot; data-id=&quot;2-59&quot;&gt;v&lt;/button&gt;&lt;/div&gt;" calcext:value-type="string">
            <text:p>&lt;div class="container-card position-relative me-2 mb-2" id="main-2-59"&gt;&lt;img class="d-block" width="80" height="112" src="https://one-draw.jp/ijinden/cardlist/002/card/02_059.png" /&gt;&lt;div class="container-num-copies position-absolute bottom-0 start-0 px-1" id="main-2-59-num-copies"&gt;0&lt;/div&gt;&lt;button type="button" class="btn btn-secondary btn-number btn-sm btn-pop position-absolute top-0 start-0" data-type="minus" data-deck="main" data-id="2-59"&gt;-&lt;/button&gt;&lt;button type="button" class="btn btn-secondary btn-number btn-sm btn-push position-absolute top-0 end-0" data-type="plus" data-deck="main" data-id="2-59"&gt;+&lt;/button&gt;&lt;button type="button" class="btn btn-secondary btn-number btn-sm btn-drop position-absolute bottom-0 end-0" data-type="drop" data-id="2-59"&gt;v&lt;/button&gt;&lt;/div&gt;</text:p>
          </table:table-cell>
          <table:table-cell table:formula="of:=CONCATENATE([$HTML.$A$2];[.$B192];[$HTML.$B$2];[.$O192];[$HTML.$C$2];[.$B192];[$HTML.$D$2];[.$B192];[$HTML.$E$2];[.$B192];[$HTML.$F$2];[.$B192];[$HTML.$G$2])" office:value-type="string" office:string-value="&lt;div class=&quot;container-card position-relative me-2 mb-2&quot; id=&quot;side-2-59&quot;&gt;&lt;img class=&quot;d-block&quot; width=&quot;80&quot; height=&quot;112&quot; src=&quot;https://one-draw.jp/ijinden/cardlist/002/card/02_059.png&quot; /&gt;&lt;div class=&quot;container-num-copies position-absolute bottom-0 start-0 px-1&quot; id=&quot;side-2-59-num-copies&quot;&gt;0&lt;/div&gt;&lt;button type=&quot;button&quot; class=&quot;btn btn-secondary btn-number btn-sm btn-pop position-absolute top-0 start-0&quot; data-type=&quot;minus&quot; data-deck=&quot;side&quot; data-id=&quot;2-59&quot;&gt;-&lt;/button&gt;&lt;button type=&quot;button&quot; class=&quot;btn btn-secondary btn-number btn-sm btn-push position-absolute top-0 end-0&quot; data-type=&quot;plus&quot; data-deck=&quot;side&quot; data-id=&quot;2-59&quot;&gt;+&lt;/button&gt;&lt;button type=&quot;button&quot; class=&quot;btn btn-secondary btn-number btn-sm btn-raise position-absolute bottom-0 end-0&quot; data-type=&quot;raise&quot; data-id=&quot;2-59&quot;&gt;^&lt;/button&gt;&lt;/div&gt;" calcext:value-type="string">
            <text:p>&lt;div class="container-card position-relative me-2 mb-2" id="side-2-59"&gt;&lt;img class="d-block" width="80" height="112" src="https://one-draw.jp/ijinden/cardlist/002/card/02_059.png" /&gt;&lt;div class="container-num-copies position-absolute bottom-0 start-0 px-1" id="side-2-59-num-copies"&gt;0&lt;/div&gt;&lt;button type="button" class="btn btn-secondary btn-number btn-sm btn-pop position-absolute top-0 start-0" data-type="minus" data-deck="side" data-id="2-59"&gt;-&lt;/button&gt;&lt;button type="button" class="btn btn-secondary btn-number btn-sm btn-push position-absolute top-0 end-0" data-type="plus" data-deck="side" data-id="2-59"&gt;+&lt;/button&gt;&lt;button type="button" class="btn btn-secondary btn-number btn-sm btn-raise position-absolute bottom-0 end-0" data-type="raise" data-id="2-59"&gt;^&lt;/button&gt;&lt;/div&gt;</text:p>
          </table:table-cell>
          <table:table-cell table:formula="of:=CONCATENATE([$HTML.$A$3];[.F192];[$HTML.$B$3];[.H192];[$HTML.$C$3];[.J192];[$HTML.$D$3];[.N192];[$HTML.$E$3];[.B192];[$HTML.$F$3];[.D192];[$HTML.$G$3];[.B192];[$HTML.$H$3];[.B192];[$HTML.$I$3];[.B192];[$HTML.$J$3];[.B192];[$HTML.$K$3];[.B192];[$HTML.$L$3];[.B192];[$HTML.$M$3];[.B192];[$HTML.$N$3];[.B192];[$HTML.$O$3])" office:value-type="string" office:string-value="&lt;tr data-expansion=&quot;25&quot; data-type=&quot;3&quot; data-color=&quot;2&quot; data-term=&quot;0&quot;&gt;&lt;td&gt;2-59&lt;/td&gt;&lt;td&gt;サモン&lt;/td&gt;&lt;td&gt;&lt;div class=&quot;input-group&quot;&gt;&lt;button type=&quot;button&quot; class=&quot;btn btn-outline-secondary btn-number&quot; data-type=&quot;minus&quot; data-deck=&quot;main&quot; data-id=&quot;2-59&quot; disabled&gt;-&lt;/button&gt;&lt;input type=&quot;text&quot; class=&quot;form-control input-number&quot; name=&quot;table-main-2-59-num-copies&quot; data-deck=&quot;main&quot; data-id=&quot;2-59&quot; value=&quot;0&quot; min=&quot;0&quot; readonly /&gt;&lt;button type=&quot;button&quot; class=&quot;btn btn-outline-secondary btn-number&quot; data-type=&quot;plus&quot; data-deck=&quot;main&quot; data-id=&quot;2-59&quot;&gt;+&lt;/button&gt;&lt;/div&gt;&lt;/td&gt;&lt;td&gt;&lt;div class=&quot;input-group&quot;&gt;&lt;button type=&quot;button&quot; class=&quot;btn btn-outline-secondary btn-number&quot; data-type=&quot;minus&quot; data-deck=&quot;side&quot; data-id=&quot;2-59&quot; disabled&gt;-&lt;/button&gt;&lt;input type=&quot;text&quot; class=&quot;form-control input-number&quot; name=&quot;table-side-2-59-num-copies&quot; data-deck=&quot;side&quot; data-id=&quot;2-59&quot; value=&quot;0&quot; min=&quot;0&quot; readonly /&gt;&lt;button type=&quot;button&quot; class=&quot;btn btn-outline-secondary btn-number&quot; data-type=&quot;plus&quot; data-deck=&quot;side&quot; data-id=&quot;2-59&quot;&gt;+&lt;/button&gt;&lt;/div&gt;&lt;/td&gt;&lt;/tr&gt;" calcext:value-type="string">
            <text:p>&lt;tr data-expansion="25" data-type="3" data-color="2" data-term="0"&gt;&lt;td&gt;2-59&lt;/td&gt;&lt;td&gt;サモン&lt;/td&gt;&lt;td&gt;&lt;div class="input-group"&gt;&lt;button type="button" class="btn btn-outline-secondary btn-number" data-type="minus" data-deck="main" data-id="2-59" disabled&gt;-&lt;/button&gt;&lt;input type="text" class="form-control input-number" name="table-main-2-59-num-copies" data-deck="main" data-id="2-59" value="0" min="0" readonly /&gt;&lt;button type="button" class="btn btn-outline-secondary btn-number" data-type="plus" data-deck="main" data-id="2-59"&gt;+&lt;/button&gt;&lt;/div&gt;&lt;/td&gt;&lt;td&gt;&lt;div class="input-group"&gt;&lt;button type="button" class="btn btn-outline-secondary btn-number" data-type="minus" data-deck="side" data-id="2-59" disabled&gt;-&lt;/button&gt;&lt;input type="text" class="form-control input-number" name="table-side-2-59-num-copies" data-deck="side" data-id="2-59" value="0" min="0" readonly /&gt;&lt;button type="button" class="btn btn-outline-secondary btn-number" data-type="plus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O193];[$HTML.$C$1];[.$B193];[$HTML.$D$1];[.$B193];[$HTML.$E$1];[.$B193];[$HTML.$F$1];[.$B193];[$HTML.$G$1])" office:value-type="string" office:string-value="&lt;div class=&quot;container-card position-relative me-2 mb-2&quot; id=&quot;main-2-60&quot;&gt;&lt;img class=&quot;d-block&quot; width=&quot;80&quot; height=&quot;112&quot; src=&quot;https://one-draw.jp/ijinden/cardlist/002/card/02_060.png&quot; /&gt;&lt;div class=&quot;container-num-copies position-absolute bottom-0 start-0 px-1&quot; id=&quot;main-2-60-num-copies&quot;&gt;0&lt;/div&gt;&lt;button type=&quot;button&quot; class=&quot;btn btn-secondary btn-number btn-sm btn-pop position-absolute top-0 start-0&quot; data-type=&quot;minus&quot; data-deck=&quot;main&quot; data-id=&quot;2-60&quot;&gt;-&lt;/button&gt;&lt;button type=&quot;button&quot; class=&quot;btn btn-secondary btn-number btn-sm btn-push position-absolute top-0 end-0&quot; data-type=&quot;plus&quot; data-deck=&quot;main&quot; data-id=&quot;2-60&quot;&gt;+&lt;/button&gt;&lt;button type=&quot;button&quot; class=&quot;btn btn-secondary btn-number btn-sm btn-drop position-absolute bottom-0 end-0&quot; data-type=&quot;drop&quot; data-id=&quot;2-60&quot;&gt;v&lt;/button&gt;&lt;/div&gt;" calcext:value-type="string">
            <text:p>&lt;div class="container-card position-relative me-2 mb-2" id="main-2-60"&gt;&lt;img class="d-block" width="80" height="112" src="https://one-draw.jp/ijinden/cardlist/002/card/02_060.png" /&gt;&lt;div class="container-num-copies position-absolute bottom-0 start-0 px-1" id="main-2-60-num-copies"&gt;0&lt;/div&gt;&lt;button type="button" class="btn btn-secondary btn-number btn-sm btn-pop position-absolute top-0 start-0" data-type="minus" data-deck="main" data-id="2-60"&gt;-&lt;/button&gt;&lt;button type="button" class="btn btn-secondary btn-number btn-sm btn-push position-absolute top-0 end-0" data-type="plus" data-deck="main" data-id="2-60"&gt;+&lt;/button&gt;&lt;button type="button" class="btn btn-secondary btn-number btn-sm btn-drop position-absolute bottom-0 end-0" data-type="drop" data-id="2-60"&gt;v&lt;/button&gt;&lt;/div&gt;</text:p>
          </table:table-cell>
          <table:table-cell table:formula="of:=CONCATENATE([$HTML.$A$2];[.$B193];[$HTML.$B$2];[.$O193];[$HTML.$C$2];[.$B193];[$HTML.$D$2];[.$B193];[$HTML.$E$2];[.$B193];[$HTML.$F$2];[.$B193];[$HTML.$G$2])" office:value-type="string" office:string-value="&lt;div class=&quot;container-card position-relative me-2 mb-2&quot; id=&quot;side-2-60&quot;&gt;&lt;img class=&quot;d-block&quot; width=&quot;80&quot; height=&quot;112&quot; src=&quot;https://one-draw.jp/ijinden/cardlist/002/card/02_060.png&quot; /&gt;&lt;div class=&quot;container-num-copies position-absolute bottom-0 start-0 px-1&quot; id=&quot;side-2-60-num-copies&quot;&gt;0&lt;/div&gt;&lt;button type=&quot;button&quot; class=&quot;btn btn-secondary btn-number btn-sm btn-pop position-absolute top-0 start-0&quot; data-type=&quot;minus&quot; data-deck=&quot;side&quot; data-id=&quot;2-60&quot;&gt;-&lt;/button&gt;&lt;button type=&quot;button&quot; class=&quot;btn btn-secondary btn-number btn-sm btn-push position-absolute top-0 end-0&quot; data-type=&quot;plus&quot; data-deck=&quot;side&quot; data-id=&quot;2-60&quot;&gt;+&lt;/button&gt;&lt;button type=&quot;button&quot; class=&quot;btn btn-secondary btn-number btn-sm btn-raise position-absolute bottom-0 end-0&quot; data-type=&quot;raise&quot; data-id=&quot;2-60&quot;&gt;^&lt;/button&gt;&lt;/div&gt;" calcext:value-type="string">
            <text:p>&lt;div class="container-card position-relative me-2 mb-2" id="side-2-60"&gt;&lt;img class="d-block" width="80" height="112" src="https://one-draw.jp/ijinden/cardlist/002/card/02_060.png" /&gt;&lt;div class="container-num-copies position-absolute bottom-0 start-0 px-1" id="side-2-60-num-copies"&gt;0&lt;/div&gt;&lt;button type="button" class="btn btn-secondary btn-number btn-sm btn-pop position-absolute top-0 start-0" data-type="minus" data-deck="side" data-id="2-60"&gt;-&lt;/button&gt;&lt;button type="button" class="btn btn-secondary btn-number btn-sm btn-push position-absolute top-0 end-0" data-type="plus" data-deck="side" data-id="2-60"&gt;+&lt;/button&gt;&lt;button type="button" class="btn btn-secondary btn-number btn-sm btn-raise position-absolute bottom-0 end-0" data-type="raise" data-id="2-60"&gt;^&lt;/button&gt;&lt;/div&gt;</text:p>
          </table:table-cell>
          <table:table-cell table:formula="of:=CONCATENATE([$HTML.$A$3];[.F193];[$HTML.$B$3];[.H193];[$HTML.$C$3];[.J193];[$HTML.$D$3];[.N193];[$HTML.$E$3];[.B193];[$HTML.$F$3];[.D193];[$HTML.$G$3];[.B193];[$HTML.$H$3];[.B193];[$HTML.$I$3];[.B193];[$HTML.$J$3];[.B193];[$HTML.$K$3];[.B193];[$HTML.$L$3];[.B193];[$HTML.$M$3];[.B193];[$HTML.$N$3];[.B193];[$HTML.$O$3])" office:value-type="string" office:string-value="&lt;tr data-expansion=&quot;25&quot; data-type=&quot;3&quot; data-color=&quot;4&quot; data-term=&quot;0&quot;&gt;&lt;td&gt;2-60&lt;/td&gt;&lt;td&gt;フェイス&lt;/td&gt;&lt;td&gt;&lt;div class=&quot;input-group&quot;&gt;&lt;button type=&quot;button&quot; class=&quot;btn btn-outline-secondary btn-number&quot; data-type=&quot;minus&quot; data-deck=&quot;main&quot; data-id=&quot;2-60&quot; disabled&gt;-&lt;/button&gt;&lt;input type=&quot;text&quot; class=&quot;form-control input-number&quot; name=&quot;table-main-2-60-num-copies&quot; data-deck=&quot;main&quot; data-id=&quot;2-60&quot; value=&quot;0&quot; min=&quot;0&quot; readonly /&gt;&lt;button type=&quot;button&quot; class=&quot;btn btn-outline-secondary btn-number&quot; data-type=&quot;plus&quot; data-deck=&quot;main&quot; data-id=&quot;2-60&quot;&gt;+&lt;/button&gt;&lt;/div&gt;&lt;/td&gt;&lt;td&gt;&lt;div class=&quot;input-group&quot;&gt;&lt;button type=&quot;button&quot; class=&quot;btn btn-outline-secondary btn-number&quot; data-type=&quot;minus&quot; data-deck=&quot;side&quot; data-id=&quot;2-60&quot; disabled&gt;-&lt;/button&gt;&lt;input type=&quot;text&quot; class=&quot;form-control input-number&quot; name=&quot;table-side-2-60-num-copies&quot; data-deck=&quot;side&quot; data-id=&quot;2-60&quot; value=&quot;0&quot; min=&quot;0&quot; readonly /&gt;&lt;button type=&quot;button&quot; class=&quot;btn btn-outline-secondary btn-number&quot; data-type=&quot;plus&quot; data-deck=&quot;side&quot; data-id=&quot;2-60&quot;&gt;+&lt;/button&gt;&lt;/div&gt;&lt;/td&gt;&lt;/tr&gt;" calcext:value-type="string">
            <text:p>&lt;tr data-expansion="25" data-type="3" data-color="4" data-term="0"&gt;&lt;td&gt;2-60&lt;/td&gt;&lt;td&gt;フェイス&lt;/td&gt;&lt;td&gt;&lt;div class="input-group"&gt;&lt;button type="button" class="btn btn-outline-secondary btn-number" data-type="minus" data-deck="main" data-id="2-60" disabled&gt;-&lt;/button&gt;&lt;input type="text" class="form-control input-number" name="table-main-2-60-num-copies" data-deck="main" data-id="2-60" value="0" min="0" readonly /&gt;&lt;button type="button" class="btn btn-outline-secondary btn-number" data-type="plus" data-deck="main" data-id="2-60"&gt;+&lt;/button&gt;&lt;/div&gt;&lt;/td&gt;&lt;td&gt;&lt;div class="input-group"&gt;&lt;button type="button" class="btn btn-outline-secondary btn-number" data-type="minus" data-deck="side" data-id="2-60" disabled&gt;-&lt;/button&gt;&lt;input type="text" class="form-control input-number" name="table-side-2-60-num-copies" data-deck="side" data-id="2-60" value="0" min="0" readonly /&gt;&lt;button type="button" class="btn btn-outline-secondary btn-number" data-type="plus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O194];[$HTML.$C$1];[.$B194];[$HTML.$D$1];[.$B194];[$HTML.$E$1];[.$B194];[$HTML.$F$1];[.$B194];[$HTML.$G$1])" office:value-type="string" office:string-value="&lt;div class=&quot;container-card position-relative me-2 mb-2&quot; id=&quot;main-2-61&quot;&gt;&lt;img class=&quot;d-block&quot; width=&quot;80&quot; height=&quot;112&quot; src=&quot;https://one-draw.jp/ijinden/cardlist/002/card/02_061.png&quot; /&gt;&lt;div class=&quot;container-num-copies position-absolute bottom-0 start-0 px-1&quot; id=&quot;main-2-61-num-copies&quot;&gt;0&lt;/div&gt;&lt;button type=&quot;button&quot; class=&quot;btn btn-secondary btn-number btn-sm btn-pop position-absolute top-0 start-0&quot; data-type=&quot;minus&quot; data-deck=&quot;main&quot; data-id=&quot;2-61&quot;&gt;-&lt;/button&gt;&lt;button type=&quot;button&quot; class=&quot;btn btn-secondary btn-number btn-sm btn-push position-absolute top-0 end-0&quot; data-type=&quot;plus&quot; data-deck=&quot;main&quot; data-id=&quot;2-61&quot;&gt;+&lt;/button&gt;&lt;button type=&quot;button&quot; class=&quot;btn btn-secondary btn-number btn-sm btn-drop position-absolute bottom-0 end-0&quot; data-type=&quot;drop&quot; data-id=&quot;2-61&quot;&gt;v&lt;/button&gt;&lt;/div&gt;" calcext:value-type="string">
            <text:p>&lt;div class="container-card position-relative me-2 mb-2" id="main-2-61"&gt;&lt;img class="d-block" width="80" height="112" src="https://one-draw.jp/ijinden/cardlist/002/card/02_061.png" /&gt;&lt;div class="container-num-copies position-absolute bottom-0 start-0 px-1" id="main-2-61-num-copies"&gt;0&lt;/div&gt;&lt;button type="button" class="btn btn-secondary btn-number btn-sm btn-pop position-absolute top-0 start-0" data-type="minus" data-deck="main" data-id="2-61"&gt;-&lt;/button&gt;&lt;button type="button" class="btn btn-secondary btn-number btn-sm btn-push position-absolute top-0 end-0" data-type="plus" data-deck="main" data-id="2-61"&gt;+&lt;/button&gt;&lt;button type="button" class="btn btn-secondary btn-number btn-sm btn-drop position-absolute bottom-0 end-0" data-type="drop" data-id="2-61"&gt;v&lt;/button&gt;&lt;/div&gt;</text:p>
          </table:table-cell>
          <table:table-cell table:formula="of:=CONCATENATE([$HTML.$A$2];[.$B194];[$HTML.$B$2];[.$O194];[$HTML.$C$2];[.$B194];[$HTML.$D$2];[.$B194];[$HTML.$E$2];[.$B194];[$HTML.$F$2];[.$B194];[$HTML.$G$2])" office:value-type="string" office:string-value="&lt;div class=&quot;container-card position-relative me-2 mb-2&quot; id=&quot;side-2-61&quot;&gt;&lt;img class=&quot;d-block&quot; width=&quot;80&quot; height=&quot;112&quot; src=&quot;https://one-draw.jp/ijinden/cardlist/002/card/02_061.png&quot; /&gt;&lt;div class=&quot;container-num-copies position-absolute bottom-0 start-0 px-1&quot; id=&quot;side-2-61-num-copies&quot;&gt;0&lt;/div&gt;&lt;button type=&quot;button&quot; class=&quot;btn btn-secondary btn-number btn-sm btn-pop position-absolute top-0 start-0&quot; data-type=&quot;minus&quot; data-deck=&quot;side&quot; data-id=&quot;2-61&quot;&gt;-&lt;/button&gt;&lt;button type=&quot;button&quot; class=&quot;btn btn-secondary btn-number btn-sm btn-push position-absolute top-0 end-0&quot; data-type=&quot;plus&quot; data-deck=&quot;side&quot; data-id=&quot;2-61&quot;&gt;+&lt;/button&gt;&lt;button type=&quot;button&quot; class=&quot;btn btn-secondary btn-number btn-sm btn-raise position-absolute bottom-0 end-0&quot; data-type=&quot;raise&quot; data-id=&quot;2-61&quot;&gt;^&lt;/button&gt;&lt;/div&gt;" calcext:value-type="string">
            <text:p>&lt;div class="container-card position-relative me-2 mb-2" id="side-2-61"&gt;&lt;img class="d-block" width="80" height="112" src="https://one-draw.jp/ijinden/cardlist/002/card/02_061.png" /&gt;&lt;div class="container-num-copies position-absolute bottom-0 start-0 px-1" id="side-2-61-num-copies"&gt;0&lt;/div&gt;&lt;button type="button" class="btn btn-secondary btn-number btn-sm btn-pop position-absolute top-0 start-0" data-type="minus" data-deck="side" data-id="2-61"&gt;-&lt;/button&gt;&lt;button type="button" class="btn btn-secondary btn-number btn-sm btn-push position-absolute top-0 end-0" data-type="plus" data-deck="side" data-id="2-61"&gt;+&lt;/button&gt;&lt;button type="button" class="btn btn-secondary btn-number btn-sm btn-raise position-absolute bottom-0 end-0" data-type="raise" data-id="2-61"&gt;^&lt;/button&gt;&lt;/div&gt;</text:p>
          </table:table-cell>
          <table:table-cell table:formula="of:=CONCATENATE([$HTML.$A$3];[.F194];[$HTML.$B$3];[.H194];[$HTML.$C$3];[.J194];[$HTML.$D$3];[.N194];[$HTML.$E$3];[.B194];[$HTML.$F$3];[.D194];[$HTML.$G$3];[.B194];[$HTML.$H$3];[.B194];[$HTML.$I$3];[.B194];[$HTML.$J$3];[.B194];[$HTML.$K$3];[.B194];[$HTML.$L$3];[.B194];[$HTML.$M$3];[.B194];[$HTML.$N$3];[.B194];[$HTML.$O$3])" office:value-type="string" office:string-value="&lt;tr data-expansion=&quot;25&quot; data-type=&quot;3&quot; data-color=&quot;4&quot; data-term=&quot;0&quot;&gt;&lt;td&gt;2-61&lt;/td&gt;&lt;td&gt;リドロー&lt;/td&gt;&lt;td&gt;&lt;div class=&quot;input-group&quot;&gt;&lt;button type=&quot;button&quot; class=&quot;btn btn-outline-secondary btn-number&quot; data-type=&quot;minus&quot; data-deck=&quot;main&quot; data-id=&quot;2-61&quot; disabled&gt;-&lt;/button&gt;&lt;input type=&quot;text&quot; class=&quot;form-control input-number&quot; name=&quot;table-main-2-61-num-copies&quot; data-deck=&quot;main&quot; data-id=&quot;2-61&quot; value=&quot;0&quot; min=&quot;0&quot; readonly /&gt;&lt;button type=&quot;button&quot; class=&quot;btn btn-outline-secondary btn-number&quot; data-type=&quot;plus&quot; data-deck=&quot;main&quot; data-id=&quot;2-61&quot;&gt;+&lt;/button&gt;&lt;/div&gt;&lt;/td&gt;&lt;td&gt;&lt;div class=&quot;input-group&quot;&gt;&lt;button type=&quot;button&quot; class=&quot;btn btn-outline-secondary btn-number&quot; data-type=&quot;minus&quot; data-deck=&quot;side&quot; data-id=&quot;2-61&quot; disabled&gt;-&lt;/button&gt;&lt;input type=&quot;text&quot; class=&quot;form-control input-number&quot; name=&quot;table-side-2-61-num-copies&quot; data-deck=&quot;side&quot; data-id=&quot;2-61&quot; value=&quot;0&quot; min=&quot;0&quot; readonly /&gt;&lt;button type=&quot;button&quot; class=&quot;btn btn-outline-secondary btn-number&quot; data-type=&quot;plus&quot; data-deck=&quot;side&quot; data-id=&quot;2-61&quot;&gt;+&lt;/button&gt;&lt;/div&gt;&lt;/td&gt;&lt;/tr&gt;" calcext:value-type="string">
            <text:p>&lt;tr data-expansion="25" data-type="3" data-color="4" data-term="0"&gt;&lt;td&gt;2-61&lt;/td&gt;&lt;td&gt;リドロー&lt;/td&gt;&lt;td&gt;&lt;div class="input-group"&gt;&lt;button type="button" class="btn btn-outline-secondary btn-number" data-type="minus" data-deck="main" data-id="2-61" disabled&gt;-&lt;/button&gt;&lt;input type="text" class="form-control input-number" name="table-main-2-61-num-copies" data-deck="main" data-id="2-61" value="0" min="0" readonly /&gt;&lt;button type="button" class="btn btn-outline-secondary btn-number" data-type="plus" data-deck="main" data-id="2-61"&gt;+&lt;/button&gt;&lt;/div&gt;&lt;/td&gt;&lt;td&gt;&lt;div class="input-group"&gt;&lt;button type="button" class="btn btn-outline-secondary btn-number" data-type="minus" data-deck="side" data-id="2-61" disabled&gt;-&lt;/button&gt;&lt;input type="text" class="form-control input-number" name="table-side-2-61-num-copies" data-deck="side" data-id="2-61" value="0" min="0" readonly /&gt;&lt;button type="button" class="btn btn-outline-secondary btn-number" data-type="plus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O195];[$HTML.$C$1];[.$B195];[$HTML.$D$1];[.$B195];[$HTML.$E$1];[.$B195];[$HTML.$F$1];[.$B195];[$HTML.$G$1])" office:value-type="string" office:string-value="&lt;div class=&quot;container-card position-relative me-2 mb-2&quot; id=&quot;main-2-62&quot;&gt;&lt;img class=&quot;d-block&quot; width=&quot;80&quot; height=&quot;112&quot; src=&quot;https://one-draw.jp/ijinden/cardlist/002/card/02_062.png&quot; /&gt;&lt;div class=&quot;container-num-copies position-absolute bottom-0 start-0 px-1&quot; id=&quot;main-2-62-num-copies&quot;&gt;0&lt;/div&gt;&lt;button type=&quot;button&quot; class=&quot;btn btn-secondary btn-number btn-sm btn-pop position-absolute top-0 start-0&quot; data-type=&quot;minus&quot; data-deck=&quot;main&quot; data-id=&quot;2-62&quot;&gt;-&lt;/button&gt;&lt;button type=&quot;button&quot; class=&quot;btn btn-secondary btn-number btn-sm btn-push position-absolute top-0 end-0&quot; data-type=&quot;plus&quot; data-deck=&quot;main&quot; data-id=&quot;2-62&quot;&gt;+&lt;/button&gt;&lt;button type=&quot;button&quot; class=&quot;btn btn-secondary btn-number btn-sm btn-drop position-absolute bottom-0 end-0&quot; data-type=&quot;drop&quot; data-id=&quot;2-62&quot;&gt;v&lt;/button&gt;&lt;/div&gt;" calcext:value-type="string">
            <text:p>&lt;div class="container-card position-relative me-2 mb-2" id="main-2-62"&gt;&lt;img class="d-block" width="80" height="112" src="https://one-draw.jp/ijinden/cardlist/002/card/02_062.png" /&gt;&lt;div class="container-num-copies position-absolute bottom-0 start-0 px-1" id="main-2-62-num-copies"&gt;0&lt;/div&gt;&lt;button type="button" class="btn btn-secondary btn-number btn-sm btn-pop position-absolute top-0 start-0" data-type="minus" data-deck="main" data-id="2-62"&gt;-&lt;/button&gt;&lt;button type="button" class="btn btn-secondary btn-number btn-sm btn-push position-absolute top-0 end-0" data-type="plus" data-deck="main" data-id="2-62"&gt;+&lt;/button&gt;&lt;button type="button" class="btn btn-secondary btn-number btn-sm btn-drop position-absolute bottom-0 end-0" data-type="drop" data-id="2-62"&gt;v&lt;/button&gt;&lt;/div&gt;</text:p>
          </table:table-cell>
          <table:table-cell table:formula="of:=CONCATENATE([$HTML.$A$2];[.$B195];[$HTML.$B$2];[.$O195];[$HTML.$C$2];[.$B195];[$HTML.$D$2];[.$B195];[$HTML.$E$2];[.$B195];[$HTML.$F$2];[.$B195];[$HTML.$G$2])" office:value-type="string" office:string-value="&lt;div class=&quot;container-card position-relative me-2 mb-2&quot; id=&quot;side-2-62&quot;&gt;&lt;img class=&quot;d-block&quot; width=&quot;80&quot; height=&quot;112&quot; src=&quot;https://one-draw.jp/ijinden/cardlist/002/card/02_062.png&quot; /&gt;&lt;div class=&quot;container-num-copies position-absolute bottom-0 start-0 px-1&quot; id=&quot;side-2-62-num-copies&quot;&gt;0&lt;/div&gt;&lt;button type=&quot;button&quot; class=&quot;btn btn-secondary btn-number btn-sm btn-pop position-absolute top-0 start-0&quot; data-type=&quot;minus&quot; data-deck=&quot;side&quot; data-id=&quot;2-62&quot;&gt;-&lt;/button&gt;&lt;button type=&quot;button&quot; class=&quot;btn btn-secondary btn-number btn-sm btn-push position-absolute top-0 end-0&quot; data-type=&quot;plus&quot; data-deck=&quot;side&quot; data-id=&quot;2-62&quot;&gt;+&lt;/button&gt;&lt;button type=&quot;button&quot; class=&quot;btn btn-secondary btn-number btn-sm btn-raise position-absolute bottom-0 end-0&quot; data-type=&quot;raise&quot; data-id=&quot;2-62&quot;&gt;^&lt;/button&gt;&lt;/div&gt;" calcext:value-type="string">
            <text:p>&lt;div class="container-card position-relative me-2 mb-2" id="side-2-62"&gt;&lt;img class="d-block" width="80" height="112" src="https://one-draw.jp/ijinden/cardlist/002/card/02_062.png" /&gt;&lt;div class="container-num-copies position-absolute bottom-0 start-0 px-1" id="side-2-62-num-copies"&gt;0&lt;/div&gt;&lt;button type="button" class="btn btn-secondary btn-number btn-sm btn-pop position-absolute top-0 start-0" data-type="minus" data-deck="side" data-id="2-62"&gt;-&lt;/button&gt;&lt;button type="button" class="btn btn-secondary btn-number btn-sm btn-push position-absolute top-0 end-0" data-type="plus" data-deck="side" data-id="2-62"&gt;+&lt;/button&gt;&lt;button type="button" class="btn btn-secondary btn-number btn-sm btn-raise position-absolute bottom-0 end-0" data-type="raise" data-id="2-62"&gt;^&lt;/button&gt;&lt;/div&gt;</text:p>
          </table:table-cell>
          <table:table-cell table:formula="of:=CONCATENATE([$HTML.$A$3];[.F195];[$HTML.$B$3];[.H195];[$HTML.$C$3];[.J195];[$HTML.$D$3];[.N195];[$HTML.$E$3];[.B195];[$HTML.$F$3];[.D195];[$HTML.$G$3];[.B195];[$HTML.$H$3];[.B195];[$HTML.$I$3];[.B195];[$HTML.$J$3];[.B195];[$HTML.$K$3];[.B195];[$HTML.$L$3];[.B195];[$HTML.$M$3];[.B195];[$HTML.$N$3];[.B195];[$HTML.$O$3])" office:value-type="string" office:string-value="&lt;tr data-expansion=&quot;25&quot; data-type=&quot;3&quot; data-color=&quot;4&quot; data-term=&quot;0&quot;&gt;&lt;td&gt;2-62&lt;/td&gt;&lt;td&gt;テンペスト&lt;/td&gt;&lt;td&gt;&lt;div class=&quot;input-group&quot;&gt;&lt;button type=&quot;button&quot; class=&quot;btn btn-outline-secondary btn-number&quot; data-type=&quot;minus&quot; data-deck=&quot;main&quot; data-id=&quot;2-62&quot; disabled&gt;-&lt;/button&gt;&lt;input type=&quot;text&quot; class=&quot;form-control input-number&quot; name=&quot;table-main-2-62-num-copies&quot; data-deck=&quot;main&quot; data-id=&quot;2-62&quot; value=&quot;0&quot; min=&quot;0&quot; readonly /&gt;&lt;button type=&quot;button&quot; class=&quot;btn btn-outline-secondary btn-number&quot; data-type=&quot;plus&quot; data-deck=&quot;main&quot; data-id=&quot;2-62&quot;&gt;+&lt;/button&gt;&lt;/div&gt;&lt;/td&gt;&lt;td&gt;&lt;div class=&quot;input-group&quot;&gt;&lt;button type=&quot;button&quot; class=&quot;btn btn-outline-secondary btn-number&quot; data-type=&quot;minus&quot; data-deck=&quot;side&quot; data-id=&quot;2-62&quot; disabled&gt;-&lt;/button&gt;&lt;input type=&quot;text&quot; class=&quot;form-control input-number&quot; name=&quot;table-side-2-62-num-copies&quot; data-deck=&quot;side&quot; data-id=&quot;2-62&quot; value=&quot;0&quot; min=&quot;0&quot; readonly /&gt;&lt;button type=&quot;button&quot; class=&quot;btn btn-outline-secondary btn-number&quot; data-type=&quot;plus&quot; data-deck=&quot;side&quot; data-id=&quot;2-62&quot;&gt;+&lt;/button&gt;&lt;/div&gt;&lt;/td&gt;&lt;/tr&gt;" calcext:value-type="string">
            <text:p>&lt;tr data-expansion="25" data-type="3" data-color="4" data-term="0"&gt;&lt;td&gt;2-62&lt;/td&gt;&lt;td&gt;テンペスト&lt;/td&gt;&lt;td&gt;&lt;div class="input-group"&gt;&lt;button type="button" class="btn btn-outline-secondary btn-number" data-type="minus" data-deck="main" data-id="2-62" disabled&gt;-&lt;/button&gt;&lt;input type="text" class="form-control input-number" name="table-main-2-62-num-copies" data-deck="main" data-id="2-62" value="0" min="0" readonly /&gt;&lt;button type="button" class="btn btn-outline-secondary btn-number" data-type="plus" data-deck="main" data-id="2-62"&gt;+&lt;/button&gt;&lt;/div&gt;&lt;/td&gt;&lt;td&gt;&lt;div class="input-group"&gt;&lt;button type="button" class="btn btn-outline-secondary btn-number" data-type="minus" data-deck="side" data-id="2-62" disabled&gt;-&lt;/button&gt;&lt;input type="text" class="form-control input-number" name="table-side-2-62-num-copies" data-deck="side" data-id="2-62" value="0" min="0" readonly /&gt;&lt;button type="button" class="btn btn-outline-secondary btn-number" data-type="plus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O196];[$HTML.$C$1];[.$B196];[$HTML.$D$1];[.$B196];[$HTML.$E$1];[.$B196];[$HTML.$F$1];[.$B196];[$HTML.$G$1])" office:value-type="string" office:string-value="&lt;div class=&quot;container-card position-relative me-2 mb-2&quot; id=&quot;main-2-63&quot;&gt;&lt;img class=&quot;d-block&quot; width=&quot;80&quot; height=&quot;112&quot; src=&quot;https://one-draw.jp/ijinden/cardlist/002/card/02_063.png&quot; /&gt;&lt;div class=&quot;container-num-copies position-absolute bottom-0 start-0 px-1&quot; id=&quot;main-2-63-num-copies&quot;&gt;0&lt;/div&gt;&lt;button type=&quot;button&quot; class=&quot;btn btn-secondary btn-number btn-sm btn-pop position-absolute top-0 start-0&quot; data-type=&quot;minus&quot; data-deck=&quot;main&quot; data-id=&quot;2-63&quot;&gt;-&lt;/button&gt;&lt;button type=&quot;button&quot; class=&quot;btn btn-secondary btn-number btn-sm btn-push position-absolute top-0 end-0&quot; data-type=&quot;plus&quot; data-deck=&quot;main&quot; data-id=&quot;2-63&quot;&gt;+&lt;/button&gt;&lt;button type=&quot;button&quot; class=&quot;btn btn-secondary btn-number btn-sm btn-drop position-absolute bottom-0 end-0&quot; data-type=&quot;drop&quot; data-id=&quot;2-63&quot;&gt;v&lt;/button&gt;&lt;/div&gt;" calcext:value-type="string">
            <text:p>&lt;div class="container-card position-relative me-2 mb-2" id="main-2-63"&gt;&lt;img class="d-block" width="80" height="112" src="https://one-draw.jp/ijinden/cardlist/002/card/02_063.png" /&gt;&lt;div class="container-num-copies position-absolute bottom-0 start-0 px-1" id="main-2-63-num-copies"&gt;0&lt;/div&gt;&lt;button type="button" class="btn btn-secondary btn-number btn-sm btn-pop position-absolute top-0 start-0" data-type="minus" data-deck="main" data-id="2-63"&gt;-&lt;/button&gt;&lt;button type="button" class="btn btn-secondary btn-number btn-sm btn-push position-absolute top-0 end-0" data-type="plus" data-deck="main" data-id="2-63"&gt;+&lt;/button&gt;&lt;button type="button" class="btn btn-secondary btn-number btn-sm btn-drop position-absolute bottom-0 end-0" data-type="drop" data-id="2-63"&gt;v&lt;/button&gt;&lt;/div&gt;</text:p>
          </table:table-cell>
          <table:table-cell table:formula="of:=CONCATENATE([$HTML.$A$2];[.$B196];[$HTML.$B$2];[.$O196];[$HTML.$C$2];[.$B196];[$HTML.$D$2];[.$B196];[$HTML.$E$2];[.$B196];[$HTML.$F$2];[.$B196];[$HTML.$G$2])" office:value-type="string" office:string-value="&lt;div class=&quot;container-card position-relative me-2 mb-2&quot; id=&quot;side-2-63&quot;&gt;&lt;img class=&quot;d-block&quot; width=&quot;80&quot; height=&quot;112&quot; src=&quot;https://one-draw.jp/ijinden/cardlist/002/card/02_063.png&quot; /&gt;&lt;div class=&quot;container-num-copies position-absolute bottom-0 start-0 px-1&quot; id=&quot;side-2-63-num-copies&quot;&gt;0&lt;/div&gt;&lt;button type=&quot;button&quot; class=&quot;btn btn-secondary btn-number btn-sm btn-pop position-absolute top-0 start-0&quot; data-type=&quot;minus&quot; data-deck=&quot;side&quot; data-id=&quot;2-63&quot;&gt;-&lt;/button&gt;&lt;button type=&quot;button&quot; class=&quot;btn btn-secondary btn-number btn-sm btn-push position-absolute top-0 end-0&quot; data-type=&quot;plus&quot; data-deck=&quot;side&quot; data-id=&quot;2-63&quot;&gt;+&lt;/button&gt;&lt;button type=&quot;button&quot; class=&quot;btn btn-secondary btn-number btn-sm btn-raise position-absolute bottom-0 end-0&quot; data-type=&quot;raise&quot; data-id=&quot;2-63&quot;&gt;^&lt;/button&gt;&lt;/div&gt;" calcext:value-type="string">
            <text:p>&lt;div class="container-card position-relative me-2 mb-2" id="side-2-63"&gt;&lt;img class="d-block" width="80" height="112" src="https://one-draw.jp/ijinden/cardlist/002/card/02_063.png" /&gt;&lt;div class="container-num-copies position-absolute bottom-0 start-0 px-1" id="side-2-63-num-copies"&gt;0&lt;/div&gt;&lt;button type="button" class="btn btn-secondary btn-number btn-sm btn-pop position-absolute top-0 start-0" data-type="minus" data-deck="side" data-id="2-63"&gt;-&lt;/button&gt;&lt;button type="button" class="btn btn-secondary btn-number btn-sm btn-push position-absolute top-0 end-0" data-type="plus" data-deck="side" data-id="2-63"&gt;+&lt;/button&gt;&lt;button type="button" class="btn btn-secondary btn-number btn-sm btn-raise position-absolute bottom-0 end-0" data-type="raise" data-id="2-63"&gt;^&lt;/button&gt;&lt;/div&gt;</text:p>
          </table:table-cell>
          <table:table-cell table:formula="of:=CONCATENATE([$HTML.$A$3];[.F196];[$HTML.$B$3];[.H196];[$HTML.$C$3];[.J196];[$HTML.$D$3];[.N196];[$HTML.$E$3];[.B196];[$HTML.$F$3];[.D196];[$HTML.$G$3];[.B196];[$HTML.$H$3];[.B196];[$HTML.$I$3];[.B196];[$HTML.$J$3];[.B196];[$HTML.$K$3];[.B196];[$HTML.$L$3];[.B196];[$HTML.$M$3];[.B196];[$HTML.$N$3];[.B196];[$HTML.$O$3])" office:value-type="string" office:string-value="&lt;tr data-expansion=&quot;25&quot; data-type=&quot;3&quot; data-color=&quot;8&quot; data-term=&quot;0&quot;&gt;&lt;td&gt;2-63&lt;/td&gt;&lt;td&gt;ミューテイション&lt;/td&gt;&lt;td&gt;&lt;div class=&quot;input-group&quot;&gt;&lt;button type=&quot;button&quot; class=&quot;btn btn-outline-secondary btn-number&quot; data-type=&quot;minus&quot; data-deck=&quot;main&quot; data-id=&quot;2-63&quot; disabled&gt;-&lt;/button&gt;&lt;input type=&quot;text&quot; class=&quot;form-control input-number&quot; name=&quot;table-main-2-63-num-copies&quot; data-deck=&quot;main&quot; data-id=&quot;2-63&quot; value=&quot;0&quot; min=&quot;0&quot; readonly /&gt;&lt;button type=&quot;button&quot; class=&quot;btn btn-outline-secondary btn-number&quot; data-type=&quot;plus&quot; data-deck=&quot;main&quot; data-id=&quot;2-63&quot;&gt;+&lt;/button&gt;&lt;/div&gt;&lt;/td&gt;&lt;td&gt;&lt;div class=&quot;input-group&quot;&gt;&lt;button type=&quot;button&quot; class=&quot;btn btn-outline-secondary btn-number&quot; data-type=&quot;minus&quot; data-deck=&quot;side&quot; data-id=&quot;2-63&quot; disabled&gt;-&lt;/button&gt;&lt;input type=&quot;text&quot; class=&quot;form-control input-number&quot; name=&quot;table-side-2-63-num-copies&quot; data-deck=&quot;side&quot; data-id=&quot;2-63&quot; value=&quot;0&quot; min=&quot;0&quot; readonly /&gt;&lt;button type=&quot;button&quot; class=&quot;btn btn-outline-secondary btn-number&quot; data-type=&quot;plus&quot; data-deck=&quot;side&quot; data-id=&quot;2-63&quot;&gt;+&lt;/button&gt;&lt;/div&gt;&lt;/td&gt;&lt;/tr&gt;" calcext:value-type="string">
            <text:p>&lt;tr data-expansion="25" data-type="3" data-color="8" data-term="0"&gt;&lt;td&gt;2-63&lt;/td&gt;&lt;td&gt;ミューテイション&lt;/td&gt;&lt;td&gt;&lt;div class="input-group"&gt;&lt;button type="button" class="btn btn-outline-secondary btn-number" data-type="minus" data-deck="main" data-id="2-63" disabled&gt;-&lt;/button&gt;&lt;input type="text" class="form-control input-number" name="table-main-2-63-num-copies" data-deck="main" data-id="2-63" value="0" min="0" readonly /&gt;&lt;button type="button" class="btn btn-outline-secondary btn-number" data-type="plus" data-deck="main" data-id="2-63"&gt;+&lt;/button&gt;&lt;/div&gt;&lt;/td&gt;&lt;td&gt;&lt;div class="input-group"&gt;&lt;button type="button" class="btn btn-outline-secondary btn-number" data-type="minus" data-deck="side" data-id="2-63" disabled&gt;-&lt;/button&gt;&lt;input type="text" class="form-control input-number" name="table-side-2-63-num-copies" data-deck="side" data-id="2-63" value="0" min="0" readonly /&gt;&lt;button type="button" class="btn btn-outline-secondary btn-number" data-type="plus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O197];[$HTML.$C$1];[.$B197];[$HTML.$D$1];[.$B197];[$HTML.$E$1];[.$B197];[$HTML.$F$1];[.$B197];[$HTML.$G$1])" office:value-type="string" office:string-value="&lt;div class=&quot;container-card position-relative me-2 mb-2&quot; id=&quot;main-2-64&quot;&gt;&lt;img class=&quot;d-block&quot; width=&quot;80&quot; height=&quot;112&quot; src=&quot;https://one-draw.jp/ijinden/cardlist/002/card/02_064.png&quot; /&gt;&lt;div class=&quot;container-num-copies position-absolute bottom-0 start-0 px-1&quot; id=&quot;main-2-64-num-copies&quot;&gt;0&lt;/div&gt;&lt;button type=&quot;button&quot; class=&quot;btn btn-secondary btn-number btn-sm btn-pop position-absolute top-0 start-0&quot; data-type=&quot;minus&quot; data-deck=&quot;main&quot; data-id=&quot;2-64&quot;&gt;-&lt;/button&gt;&lt;button type=&quot;button&quot; class=&quot;btn btn-secondary btn-number btn-sm btn-push position-absolute top-0 end-0&quot; data-type=&quot;plus&quot; data-deck=&quot;main&quot; data-id=&quot;2-64&quot;&gt;+&lt;/button&gt;&lt;button type=&quot;button&quot; class=&quot;btn btn-secondary btn-number btn-sm btn-drop position-absolute bottom-0 end-0&quot; data-type=&quot;drop&quot; data-id=&quot;2-64&quot;&gt;v&lt;/button&gt;&lt;/div&gt;" calcext:value-type="string">
            <text:p>&lt;div class="container-card position-relative me-2 mb-2" id="main-2-64"&gt;&lt;img class="d-block" width="80" height="112" src="https://one-draw.jp/ijinden/cardlist/002/card/02_064.png" /&gt;&lt;div class="container-num-copies position-absolute bottom-0 start-0 px-1" id="main-2-64-num-copies"&gt;0&lt;/div&gt;&lt;button type="button" class="btn btn-secondary btn-number btn-sm btn-pop position-absolute top-0 start-0" data-type="minus" data-deck="main" data-id="2-64"&gt;-&lt;/button&gt;&lt;button type="button" class="btn btn-secondary btn-number btn-sm btn-push position-absolute top-0 end-0" data-type="plus" data-deck="main" data-id="2-64"&gt;+&lt;/button&gt;&lt;button type="button" class="btn btn-secondary btn-number btn-sm btn-drop position-absolute bottom-0 end-0" data-type="drop" data-id="2-64"&gt;v&lt;/button&gt;&lt;/div&gt;</text:p>
          </table:table-cell>
          <table:table-cell table:formula="of:=CONCATENATE([$HTML.$A$2];[.$B197];[$HTML.$B$2];[.$O197];[$HTML.$C$2];[.$B197];[$HTML.$D$2];[.$B197];[$HTML.$E$2];[.$B197];[$HTML.$F$2];[.$B197];[$HTML.$G$2])" office:value-type="string" office:string-value="&lt;div class=&quot;container-card position-relative me-2 mb-2&quot; id=&quot;side-2-64&quot;&gt;&lt;img class=&quot;d-block&quot; width=&quot;80&quot; height=&quot;112&quot; src=&quot;https://one-draw.jp/ijinden/cardlist/002/card/02_064.png&quot; /&gt;&lt;div class=&quot;container-num-copies position-absolute bottom-0 start-0 px-1&quot; id=&quot;side-2-64-num-copies&quot;&gt;0&lt;/div&gt;&lt;button type=&quot;button&quot; class=&quot;btn btn-secondary btn-number btn-sm btn-pop position-absolute top-0 start-0&quot; data-type=&quot;minus&quot; data-deck=&quot;side&quot; data-id=&quot;2-64&quot;&gt;-&lt;/button&gt;&lt;button type=&quot;button&quot; class=&quot;btn btn-secondary btn-number btn-sm btn-push position-absolute top-0 end-0&quot; data-type=&quot;plus&quot; data-deck=&quot;side&quot; data-id=&quot;2-64&quot;&gt;+&lt;/button&gt;&lt;button type=&quot;button&quot; class=&quot;btn btn-secondary btn-number btn-sm btn-raise position-absolute bottom-0 end-0&quot; data-type=&quot;raise&quot; data-id=&quot;2-64&quot;&gt;^&lt;/button&gt;&lt;/div&gt;" calcext:value-type="string">
            <text:p>&lt;div class="container-card position-relative me-2 mb-2" id="side-2-64"&gt;&lt;img class="d-block" width="80" height="112" src="https://one-draw.jp/ijinden/cardlist/002/card/02_064.png" /&gt;&lt;div class="container-num-copies position-absolute bottom-0 start-0 px-1" id="side-2-64-num-copies"&gt;0&lt;/div&gt;&lt;button type="button" class="btn btn-secondary btn-number btn-sm btn-pop position-absolute top-0 start-0" data-type="minus" data-deck="side" data-id="2-64"&gt;-&lt;/button&gt;&lt;button type="button" class="btn btn-secondary btn-number btn-sm btn-push position-absolute top-0 end-0" data-type="plus" data-deck="side" data-id="2-64"&gt;+&lt;/button&gt;&lt;button type="button" class="btn btn-secondary btn-number btn-sm btn-raise position-absolute bottom-0 end-0" data-type="raise" data-id="2-64"&gt;^&lt;/button&gt;&lt;/div&gt;</text:p>
          </table:table-cell>
          <table:table-cell table:formula="of:=CONCATENATE([$HTML.$A$3];[.F197];[$HTML.$B$3];[.H197];[$HTML.$C$3];[.J197];[$HTML.$D$3];[.N197];[$HTML.$E$3];[.B197];[$HTML.$F$3];[.D197];[$HTML.$G$3];[.B197];[$HTML.$H$3];[.B197];[$HTML.$I$3];[.B197];[$HTML.$J$3];[.B197];[$HTML.$K$3];[.B197];[$HTML.$L$3];[.B197];[$HTML.$M$3];[.B197];[$HTML.$N$3];[.B197];[$HTML.$O$3])" office:value-type="string" office:string-value="&lt;tr data-expansion=&quot;25&quot; data-type=&quot;3&quot; data-color=&quot;8&quot; data-term=&quot;0&quot;&gt;&lt;td&gt;2-64&lt;/td&gt;&lt;td&gt;ライブラリー&lt;/td&gt;&lt;td&gt;&lt;div class=&quot;input-group&quot;&gt;&lt;button type=&quot;button&quot; class=&quot;btn btn-outline-secondary btn-number&quot; data-type=&quot;minus&quot; data-deck=&quot;main&quot; data-id=&quot;2-64&quot; disabled&gt;-&lt;/button&gt;&lt;input type=&quot;text&quot; class=&quot;form-control input-number&quot; name=&quot;table-main-2-64-num-copies&quot; data-deck=&quot;main&quot; data-id=&quot;2-64&quot; value=&quot;0&quot; min=&quot;0&quot; readonly /&gt;&lt;button type=&quot;button&quot; class=&quot;btn btn-outline-secondary btn-number&quot; data-type=&quot;plus&quot; data-deck=&quot;main&quot; data-id=&quot;2-64&quot;&gt;+&lt;/button&gt;&lt;/div&gt;&lt;/td&gt;&lt;td&gt;&lt;div class=&quot;input-group&quot;&gt;&lt;button type=&quot;button&quot; class=&quot;btn btn-outline-secondary btn-number&quot; data-type=&quot;minus&quot; data-deck=&quot;side&quot; data-id=&quot;2-64&quot; disabled&gt;-&lt;/button&gt;&lt;input type=&quot;text&quot; class=&quot;form-control input-number&quot; name=&quot;table-side-2-64-num-copies&quot; data-deck=&quot;side&quot; data-id=&quot;2-64&quot; value=&quot;0&quot; min=&quot;0&quot; readonly /&gt;&lt;button type=&quot;button&quot; class=&quot;btn btn-outline-secondary btn-number&quot; data-type=&quot;plus&quot; data-deck=&quot;side&quot; data-id=&quot;2-64&quot;&gt;+&lt;/button&gt;&lt;/div&gt;&lt;/td&gt;&lt;/tr&gt;" calcext:value-type="string">
            <text:p>&lt;tr data-expansion="25" data-type="3" data-color="8" data-term="0"&gt;&lt;td&gt;2-64&lt;/td&gt;&lt;td&gt;ライブラリー&lt;/td&gt;&lt;td&gt;&lt;div class="input-group"&gt;&lt;button type="button" class="btn btn-outline-secondary btn-number" data-type="minus" data-deck="main" data-id="2-64" disabled&gt;-&lt;/button&gt;&lt;input type="text" class="form-control input-number" name="table-main-2-64-num-copies" data-deck="main" data-id="2-64" value="0" min="0" readonly /&gt;&lt;button type="button" class="btn btn-outline-secondary btn-number" data-type="plus" data-deck="main" data-id="2-64"&gt;+&lt;/button&gt;&lt;/div&gt;&lt;/td&gt;&lt;td&gt;&lt;div class="input-group"&gt;&lt;button type="button" class="btn btn-outline-secondary btn-number" data-type="minus" data-deck="side" data-id="2-64" disabled&gt;-&lt;/button&gt;&lt;input type="text" class="form-control input-number" name="table-side-2-64-num-copies" data-deck="side" data-id="2-64" value="0" min="0" readonly /&gt;&lt;button type="button" class="btn btn-outline-secondary btn-number" data-type="plus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O198];[$HTML.$C$1];[.$B198];[$HTML.$D$1];[.$B198];[$HTML.$E$1];[.$B198];[$HTML.$F$1];[.$B198];[$HTML.$G$1])" office:value-type="string" office:string-value="&lt;div class=&quot;container-card position-relative me-2 mb-2&quot; id=&quot;main-2-65&quot;&gt;&lt;img class=&quot;d-block&quot; width=&quot;80&quot; height=&quot;112&quot; src=&quot;https://one-draw.jp/ijinden/cardlist/002/card/02_065.png&quot; /&gt;&lt;div class=&quot;container-num-copies position-absolute bottom-0 start-0 px-1&quot; id=&quot;main-2-65-num-copies&quot;&gt;0&lt;/div&gt;&lt;button type=&quot;button&quot; class=&quot;btn btn-secondary btn-number btn-sm btn-pop position-absolute top-0 start-0&quot; data-type=&quot;minus&quot; data-deck=&quot;main&quot; data-id=&quot;2-65&quot;&gt;-&lt;/button&gt;&lt;button type=&quot;button&quot; class=&quot;btn btn-secondary btn-number btn-sm btn-push position-absolute top-0 end-0&quot; data-type=&quot;plus&quot; data-deck=&quot;main&quot; data-id=&quot;2-65&quot;&gt;+&lt;/button&gt;&lt;button type=&quot;button&quot; class=&quot;btn btn-secondary btn-number btn-sm btn-drop position-absolute bottom-0 end-0&quot; data-type=&quot;drop&quot; data-id=&quot;2-65&quot;&gt;v&lt;/button&gt;&lt;/div&gt;" calcext:value-type="string">
            <text:p>&lt;div class="container-card position-relative me-2 mb-2" id="main-2-65"&gt;&lt;img class="d-block" width="80" height="112" src="https://one-draw.jp/ijinden/cardlist/002/card/02_065.png" /&gt;&lt;div class="container-num-copies position-absolute bottom-0 start-0 px-1" id="main-2-65-num-copies"&gt;0&lt;/div&gt;&lt;button type="button" class="btn btn-secondary btn-number btn-sm btn-pop position-absolute top-0 start-0" data-type="minus" data-deck="main" data-id="2-65"&gt;-&lt;/button&gt;&lt;button type="button" class="btn btn-secondary btn-number btn-sm btn-push position-absolute top-0 end-0" data-type="plus" data-deck="main" data-id="2-65"&gt;+&lt;/button&gt;&lt;button type="button" class="btn btn-secondary btn-number btn-sm btn-drop position-absolute bottom-0 end-0" data-type="drop" data-id="2-65"&gt;v&lt;/button&gt;&lt;/div&gt;</text:p>
          </table:table-cell>
          <table:table-cell table:formula="of:=CONCATENATE([$HTML.$A$2];[.$B198];[$HTML.$B$2];[.$O198];[$HTML.$C$2];[.$B198];[$HTML.$D$2];[.$B198];[$HTML.$E$2];[.$B198];[$HTML.$F$2];[.$B198];[$HTML.$G$2])" office:value-type="string" office:string-value="&lt;div class=&quot;container-card position-relative me-2 mb-2&quot; id=&quot;side-2-65&quot;&gt;&lt;img class=&quot;d-block&quot; width=&quot;80&quot; height=&quot;112&quot; src=&quot;https://one-draw.jp/ijinden/cardlist/002/card/02_065.png&quot; /&gt;&lt;div class=&quot;container-num-copies position-absolute bottom-0 start-0 px-1&quot; id=&quot;side-2-65-num-copies&quot;&gt;0&lt;/div&gt;&lt;button type=&quot;button&quot; class=&quot;btn btn-secondary btn-number btn-sm btn-pop position-absolute top-0 start-0&quot; data-type=&quot;minus&quot; data-deck=&quot;side&quot; data-id=&quot;2-65&quot;&gt;-&lt;/button&gt;&lt;button type=&quot;button&quot; class=&quot;btn btn-secondary btn-number btn-sm btn-push position-absolute top-0 end-0&quot; data-type=&quot;plus&quot; data-deck=&quot;side&quot; data-id=&quot;2-65&quot;&gt;+&lt;/button&gt;&lt;button type=&quot;button&quot; class=&quot;btn btn-secondary btn-number btn-sm btn-raise position-absolute bottom-0 end-0&quot; data-type=&quot;raise&quot; data-id=&quot;2-65&quot;&gt;^&lt;/button&gt;&lt;/div&gt;" calcext:value-type="string">
            <text:p>&lt;div class="container-card position-relative me-2 mb-2" id="side-2-65"&gt;&lt;img class="d-block" width="80" height="112" src="https://one-draw.jp/ijinden/cardlist/002/card/02_065.png" /&gt;&lt;div class="container-num-copies position-absolute bottom-0 start-0 px-1" id="side-2-65-num-copies"&gt;0&lt;/div&gt;&lt;button type="button" class="btn btn-secondary btn-number btn-sm btn-pop position-absolute top-0 start-0" data-type="minus" data-deck="side" data-id="2-65"&gt;-&lt;/button&gt;&lt;button type="button" class="btn btn-secondary btn-number btn-sm btn-push position-absolute top-0 end-0" data-type="plus" data-deck="side" data-id="2-65"&gt;+&lt;/button&gt;&lt;button type="button" class="btn btn-secondary btn-number btn-sm btn-raise position-absolute bottom-0 end-0" data-type="raise" data-id="2-65"&gt;^&lt;/button&gt;&lt;/div&gt;</text:p>
          </table:table-cell>
          <table:table-cell table:formula="of:=CONCATENATE([$HTML.$A$3];[.F198];[$HTML.$B$3];[.H198];[$HTML.$C$3];[.J198];[$HTML.$D$3];[.N198];[$HTML.$E$3];[.B198];[$HTML.$F$3];[.D198];[$HTML.$G$3];[.B198];[$HTML.$H$3];[.B198];[$HTML.$I$3];[.B198];[$HTML.$J$3];[.B198];[$HTML.$K$3];[.B198];[$HTML.$L$3];[.B198];[$HTML.$M$3];[.B198];[$HTML.$N$3];[.B198];[$HTML.$O$3])" office:value-type="string" office:string-value="&lt;tr data-expansion=&quot;25&quot; data-type=&quot;3&quot; data-color=&quot;8&quot; data-term=&quot;0&quot;&gt;&lt;td&gt;2-65&lt;/td&gt;&lt;td&gt;チャージ&lt;/td&gt;&lt;td&gt;&lt;div class=&quot;input-group&quot;&gt;&lt;button type=&quot;button&quot; class=&quot;btn btn-outline-secondary btn-number&quot; data-type=&quot;minus&quot; data-deck=&quot;main&quot; data-id=&quot;2-65&quot; disabled&gt;-&lt;/button&gt;&lt;input type=&quot;text&quot; class=&quot;form-control input-number&quot; name=&quot;table-main-2-65-num-copies&quot; data-deck=&quot;main&quot; data-id=&quot;2-65&quot; value=&quot;0&quot; min=&quot;0&quot; readonly /&gt;&lt;button type=&quot;button&quot; class=&quot;btn btn-outline-secondary btn-number&quot; data-type=&quot;plus&quot; data-deck=&quot;main&quot; data-id=&quot;2-65&quot;&gt;+&lt;/button&gt;&lt;/div&gt;&lt;/td&gt;&lt;td&gt;&lt;div class=&quot;input-group&quot;&gt;&lt;button type=&quot;button&quot; class=&quot;btn btn-outline-secondary btn-number&quot; data-type=&quot;minus&quot; data-deck=&quot;side&quot; data-id=&quot;2-65&quot; disabled&gt;-&lt;/button&gt;&lt;input type=&quot;text&quot; class=&quot;form-control input-number&quot; name=&quot;table-side-2-65-num-copies&quot; data-deck=&quot;side&quot; data-id=&quot;2-65&quot; value=&quot;0&quot; min=&quot;0&quot; readonly /&gt;&lt;button type=&quot;button&quot; class=&quot;btn btn-outline-secondary btn-number&quot; data-type=&quot;plus&quot; data-deck=&quot;side&quot; data-id=&quot;2-65&quot;&gt;+&lt;/button&gt;&lt;/div&gt;&lt;/td&gt;&lt;/tr&gt;" calcext:value-type="string">
            <text:p>&lt;tr data-expansion="25" data-type="3" data-color="8" data-term="0"&gt;&lt;td&gt;2-65&lt;/td&gt;&lt;td&gt;チャージ&lt;/td&gt;&lt;td&gt;&lt;div class="input-group"&gt;&lt;button type="button" class="btn btn-outline-secondary btn-number" data-type="minus" data-deck="main" data-id="2-65" disabled&gt;-&lt;/button&gt;&lt;input type="text" class="form-control input-number" name="table-main-2-65-num-copies" data-deck="main" data-id="2-65" value="0" min="0" readonly /&gt;&lt;button type="button" class="btn btn-outline-secondary btn-number" data-type="plus" data-deck="main" data-id="2-65"&gt;+&lt;/button&gt;&lt;/div&gt;&lt;/td&gt;&lt;td&gt;&lt;div class="input-group"&gt;&lt;button type="button" class="btn btn-outline-secondary btn-number" data-type="minus" data-deck="side" data-id="2-65" disabled&gt;-&lt;/button&gt;&lt;input type="text" class="form-control input-number" name="table-side-2-65-num-copies" data-deck="side" data-id="2-65" value="0" min="0" readonly /&gt;&lt;button type="button" class="btn btn-outline-secondary btn-number" data-type="plus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O199];[$HTML.$C$1];[.$B199];[$HTML.$D$1];[.$B199];[$HTML.$E$1];[.$B199];[$HTML.$F$1];[.$B199];[$HTML.$G$1])" office:value-type="string" office:string-value="&lt;div class=&quot;container-card position-relative me-2 mb-2&quot; id=&quot;main-2-66&quot;&gt;&lt;img class=&quot;d-block&quot; width=&quot;80&quot; height=&quot;112&quot; src=&quot;https://one-draw.jp/ijinden/cardlist/002/card/02_066.png&quot; /&gt;&lt;div class=&quot;container-num-copies position-absolute bottom-0 start-0 px-1&quot; id=&quot;main-2-66-num-copies&quot;&gt;0&lt;/div&gt;&lt;button type=&quot;button&quot; class=&quot;btn btn-secondary btn-number btn-sm btn-pop position-absolute top-0 start-0&quot; data-type=&quot;minus&quot; data-deck=&quot;main&quot; data-id=&quot;2-66&quot;&gt;-&lt;/button&gt;&lt;button type=&quot;button&quot; class=&quot;btn btn-secondary btn-number btn-sm btn-push position-absolute top-0 end-0&quot; data-type=&quot;plus&quot; data-deck=&quot;main&quot; data-id=&quot;2-66&quot;&gt;+&lt;/button&gt;&lt;button type=&quot;button&quot; class=&quot;btn btn-secondary btn-number btn-sm btn-drop position-absolute bottom-0 end-0&quot; data-type=&quot;drop&quot; data-id=&quot;2-66&quot;&gt;v&lt;/button&gt;&lt;/div&gt;" calcext:value-type="string">
            <text:p>&lt;div class="container-card position-relative me-2 mb-2" id="main-2-66"&gt;&lt;img class="d-block" width="80" height="112" src="https://one-draw.jp/ijinden/cardlist/002/card/02_066.png" /&gt;&lt;div class="container-num-copies position-absolute bottom-0 start-0 px-1" id="main-2-66-num-copies"&gt;0&lt;/div&gt;&lt;button type="button" class="btn btn-secondary btn-number btn-sm btn-pop position-absolute top-0 start-0" data-type="minus" data-deck="main" data-id="2-66"&gt;-&lt;/button&gt;&lt;button type="button" class="btn btn-secondary btn-number btn-sm btn-push position-absolute top-0 end-0" data-type="plus" data-deck="main" data-id="2-66"&gt;+&lt;/button&gt;&lt;button type="button" class="btn btn-secondary btn-number btn-sm btn-drop position-absolute bottom-0 end-0" data-type="drop" data-id="2-66"&gt;v&lt;/button&gt;&lt;/div&gt;</text:p>
          </table:table-cell>
          <table:table-cell table:formula="of:=CONCATENATE([$HTML.$A$2];[.$B199];[$HTML.$B$2];[.$O199];[$HTML.$C$2];[.$B199];[$HTML.$D$2];[.$B199];[$HTML.$E$2];[.$B199];[$HTML.$F$2];[.$B199];[$HTML.$G$2])" office:value-type="string" office:string-value="&lt;div class=&quot;container-card position-relative me-2 mb-2&quot; id=&quot;side-2-66&quot;&gt;&lt;img class=&quot;d-block&quot; width=&quot;80&quot; height=&quot;112&quot; src=&quot;https://one-draw.jp/ijinden/cardlist/002/card/02_066.png&quot; /&gt;&lt;div class=&quot;container-num-copies position-absolute bottom-0 start-0 px-1&quot; id=&quot;side-2-66-num-copies&quot;&gt;0&lt;/div&gt;&lt;button type=&quot;button&quot; class=&quot;btn btn-secondary btn-number btn-sm btn-pop position-absolute top-0 start-0&quot; data-type=&quot;minus&quot; data-deck=&quot;side&quot; data-id=&quot;2-66&quot;&gt;-&lt;/button&gt;&lt;button type=&quot;button&quot; class=&quot;btn btn-secondary btn-number btn-sm btn-push position-absolute top-0 end-0&quot; data-type=&quot;plus&quot; data-deck=&quot;side&quot; data-id=&quot;2-66&quot;&gt;+&lt;/button&gt;&lt;button type=&quot;button&quot; class=&quot;btn btn-secondary btn-number btn-sm btn-raise position-absolute bottom-0 end-0&quot; data-type=&quot;raise&quot; data-id=&quot;2-66&quot;&gt;^&lt;/button&gt;&lt;/div&gt;" calcext:value-type="string">
            <text:p>&lt;div class="container-card position-relative me-2 mb-2" id="side-2-66"&gt;&lt;img class="d-block" width="80" height="112" src="https://one-draw.jp/ijinden/cardlist/002/card/02_066.png" /&gt;&lt;div class="container-num-copies position-absolute bottom-0 start-0 px-1" id="side-2-66-num-copies"&gt;0&lt;/div&gt;&lt;button type="button" class="btn btn-secondary btn-number btn-sm btn-pop position-absolute top-0 start-0" data-type="minus" data-deck="side" data-id="2-66"&gt;-&lt;/button&gt;&lt;button type="button" class="btn btn-secondary btn-number btn-sm btn-push position-absolute top-0 end-0" data-type="plus" data-deck="side" data-id="2-66"&gt;+&lt;/button&gt;&lt;button type="button" class="btn btn-secondary btn-number btn-sm btn-raise position-absolute bottom-0 end-0" data-type="raise" data-id="2-66"&gt;^&lt;/button&gt;&lt;/div&gt;</text:p>
          </table:table-cell>
          <table:table-cell table:formula="of:=CONCATENATE([$HTML.$A$3];[.F199];[$HTML.$B$3];[.H199];[$HTML.$C$3];[.J199];[$HTML.$D$3];[.N199];[$HTML.$E$3];[.B199];[$HTML.$F$3];[.D199];[$HTML.$G$3];[.B199];[$HTML.$H$3];[.B199];[$HTML.$I$3];[.B199];[$HTML.$J$3];[.B199];[$HTML.$K$3];[.B199];[$HTML.$L$3];[.B199];[$HTML.$M$3];[.B199];[$HTML.$N$3];[.B199];[$HTML.$O$3])" office:value-type="string" office:string-value="&lt;tr data-expansion=&quot;25&quot; data-type=&quot;3&quot; data-color=&quot;16&quot; data-term=&quot;0&quot;&gt;&lt;td&gt;2-66&lt;/td&gt;&lt;td&gt;カタストロフィ&lt;/td&gt;&lt;td&gt;&lt;div class=&quot;input-group&quot;&gt;&lt;button type=&quot;button&quot; class=&quot;btn btn-outline-secondary btn-number&quot; data-type=&quot;minus&quot; data-deck=&quot;main&quot; data-id=&quot;2-66&quot; disabled&gt;-&lt;/button&gt;&lt;input type=&quot;text&quot; class=&quot;form-control input-number&quot; name=&quot;table-main-2-66-num-copies&quot; data-deck=&quot;main&quot; data-id=&quot;2-66&quot; value=&quot;0&quot; min=&quot;0&quot; readonly /&gt;&lt;button type=&quot;button&quot; class=&quot;btn btn-outline-secondary btn-number&quot; data-type=&quot;plus&quot; data-deck=&quot;main&quot; data-id=&quot;2-66&quot;&gt;+&lt;/button&gt;&lt;/div&gt;&lt;/td&gt;&lt;td&gt;&lt;div class=&quot;input-group&quot;&gt;&lt;button type=&quot;button&quot; class=&quot;btn btn-outline-secondary btn-number&quot; data-type=&quot;minus&quot; data-deck=&quot;side&quot; data-id=&quot;2-66&quot; disabled&gt;-&lt;/button&gt;&lt;input type=&quot;text&quot; class=&quot;form-control input-number&quot; name=&quot;table-side-2-66-num-copies&quot; data-deck=&quot;side&quot; data-id=&quot;2-66&quot; value=&quot;0&quot; min=&quot;0&quot; readonly /&gt;&lt;button type=&quot;button&quot; class=&quot;btn btn-outline-secondary btn-number&quot; data-type=&quot;plus&quot; data-deck=&quot;side&quot; data-id=&quot;2-66&quot;&gt;+&lt;/button&gt;&lt;/div&gt;&lt;/td&gt;&lt;/tr&gt;" calcext:value-type="string">
            <text:p>&lt;tr data-expansion="25" data-type="3" data-color="16" data-term="0"&gt;&lt;td&gt;2-66&lt;/td&gt;&lt;td&gt;カタストロフィ&lt;/td&gt;&lt;td&gt;&lt;div class="input-group"&gt;&lt;button type="button" class="btn btn-outline-secondary btn-number" data-type="minus" data-deck="main" data-id="2-66" disabled&gt;-&lt;/button&gt;&lt;input type="text" class="form-control input-number" name="table-main-2-66-num-copies" data-deck="main" data-id="2-66" value="0" min="0" readonly /&gt;&lt;button type="button" class="btn btn-outline-secondary btn-number" data-type="plus" data-deck="main" data-id="2-66"&gt;+&lt;/button&gt;&lt;/div&gt;&lt;/td&gt;&lt;td&gt;&lt;div class="input-group"&gt;&lt;button type="button" class="btn btn-outline-secondary btn-number" data-type="minus" data-deck="side" data-id="2-66" disabled&gt;-&lt;/button&gt;&lt;input type="text" class="form-control input-number" name="table-side-2-66-num-copies" data-deck="side" data-id="2-66" value="0" min="0" readonly /&gt;&lt;button type="button" class="btn btn-outline-secondary btn-number" data-type="plus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O200];[$HTML.$C$1];[.$B200];[$HTML.$D$1];[.$B200];[$HTML.$E$1];[.$B200];[$HTML.$F$1];[.$B200];[$HTML.$G$1])" office:value-type="string" office:string-value="&lt;div class=&quot;container-card position-relative me-2 mb-2&quot; id=&quot;main-2-67&quot;&gt;&lt;img class=&quot;d-block&quot; width=&quot;80&quot; height=&quot;112&quot; src=&quot;https://one-draw.jp/ijinden/cardlist/002/card/02_067.png&quot; /&gt;&lt;div class=&quot;container-num-copies position-absolute bottom-0 start-0 px-1&quot; id=&quot;main-2-67-num-copies&quot;&gt;0&lt;/div&gt;&lt;button type=&quot;button&quot; class=&quot;btn btn-secondary btn-number btn-sm btn-pop position-absolute top-0 start-0&quot; data-type=&quot;minus&quot; data-deck=&quot;main&quot; data-id=&quot;2-67&quot;&gt;-&lt;/button&gt;&lt;button type=&quot;button&quot; class=&quot;btn btn-secondary btn-number btn-sm btn-push position-absolute top-0 end-0&quot; data-type=&quot;plus&quot; data-deck=&quot;main&quot; data-id=&quot;2-67&quot;&gt;+&lt;/button&gt;&lt;button type=&quot;button&quot; class=&quot;btn btn-secondary btn-number btn-sm btn-drop position-absolute bottom-0 end-0&quot; data-type=&quot;drop&quot; data-id=&quot;2-67&quot;&gt;v&lt;/button&gt;&lt;/div&gt;" calcext:value-type="string">
            <text:p>&lt;div class="container-card position-relative me-2 mb-2" id="main-2-67"&gt;&lt;img class="d-block" width="80" height="112" src="https://one-draw.jp/ijinden/cardlist/002/card/02_067.png" /&gt;&lt;div class="container-num-copies position-absolute bottom-0 start-0 px-1" id="main-2-67-num-copies"&gt;0&lt;/div&gt;&lt;button type="button" class="btn btn-secondary btn-number btn-sm btn-pop position-absolute top-0 start-0" data-type="minus" data-deck="main" data-id="2-67"&gt;-&lt;/button&gt;&lt;button type="button" class="btn btn-secondary btn-number btn-sm btn-push position-absolute top-0 end-0" data-type="plus" data-deck="main" data-id="2-67"&gt;+&lt;/button&gt;&lt;button type="button" class="btn btn-secondary btn-number btn-sm btn-drop position-absolute bottom-0 end-0" data-type="drop" data-id="2-67"&gt;v&lt;/button&gt;&lt;/div&gt;</text:p>
          </table:table-cell>
          <table:table-cell table:formula="of:=CONCATENATE([$HTML.$A$2];[.$B200];[$HTML.$B$2];[.$O200];[$HTML.$C$2];[.$B200];[$HTML.$D$2];[.$B200];[$HTML.$E$2];[.$B200];[$HTML.$F$2];[.$B200];[$HTML.$G$2])" office:value-type="string" office:string-value="&lt;div class=&quot;container-card position-relative me-2 mb-2&quot; id=&quot;side-2-67&quot;&gt;&lt;img class=&quot;d-block&quot; width=&quot;80&quot; height=&quot;112&quot; src=&quot;https://one-draw.jp/ijinden/cardlist/002/card/02_067.png&quot; /&gt;&lt;div class=&quot;container-num-copies position-absolute bottom-0 start-0 px-1&quot; id=&quot;side-2-67-num-copies&quot;&gt;0&lt;/div&gt;&lt;button type=&quot;button&quot; class=&quot;btn btn-secondary btn-number btn-sm btn-pop position-absolute top-0 start-0&quot; data-type=&quot;minus&quot; data-deck=&quot;side&quot; data-id=&quot;2-67&quot;&gt;-&lt;/button&gt;&lt;button type=&quot;button&quot; class=&quot;btn btn-secondary btn-number btn-sm btn-push position-absolute top-0 end-0&quot; data-type=&quot;plus&quot; data-deck=&quot;side&quot; data-id=&quot;2-67&quot;&gt;+&lt;/button&gt;&lt;button type=&quot;button&quot; class=&quot;btn btn-secondary btn-number btn-sm btn-raise position-absolute bottom-0 end-0&quot; data-type=&quot;raise&quot; data-id=&quot;2-67&quot;&gt;^&lt;/button&gt;&lt;/div&gt;" calcext:value-type="string">
            <text:p>&lt;div class="container-card position-relative me-2 mb-2" id="side-2-67"&gt;&lt;img class="d-block" width="80" height="112" src="https://one-draw.jp/ijinden/cardlist/002/card/02_067.png" /&gt;&lt;div class="container-num-copies position-absolute bottom-0 start-0 px-1" id="side-2-67-num-copies"&gt;0&lt;/div&gt;&lt;button type="button" class="btn btn-secondary btn-number btn-sm btn-pop position-absolute top-0 start-0" data-type="minus" data-deck="side" data-id="2-67"&gt;-&lt;/button&gt;&lt;button type="button" class="btn btn-secondary btn-number btn-sm btn-push position-absolute top-0 end-0" data-type="plus" data-deck="side" data-id="2-67"&gt;+&lt;/button&gt;&lt;button type="button" class="btn btn-secondary btn-number btn-sm btn-raise position-absolute bottom-0 end-0" data-type="raise" data-id="2-67"&gt;^&lt;/button&gt;&lt;/div&gt;</text:p>
          </table:table-cell>
          <table:table-cell table:formula="of:=CONCATENATE([$HTML.$A$3];[.F200];[$HTML.$B$3];[.H200];[$HTML.$C$3];[.J200];[$HTML.$D$3];[.N200];[$HTML.$E$3];[.B200];[$HTML.$F$3];[.D200];[$HTML.$G$3];[.B200];[$HTML.$H$3];[.B200];[$HTML.$I$3];[.B200];[$HTML.$J$3];[.B200];[$HTML.$K$3];[.B200];[$HTML.$L$3];[.B200];[$HTML.$M$3];[.B200];[$HTML.$N$3];[.B200];[$HTML.$O$3])" office:value-type="string" office:string-value="&lt;tr data-expansion=&quot;25&quot; data-type=&quot;3&quot; data-color=&quot;16&quot; data-term=&quot;0&quot;&gt;&lt;td&gt;2-67&lt;/td&gt;&lt;td&gt;エクスキューション&lt;/td&gt;&lt;td&gt;&lt;div class=&quot;input-group&quot;&gt;&lt;button type=&quot;button&quot; class=&quot;btn btn-outline-secondary btn-number&quot; data-type=&quot;minus&quot; data-deck=&quot;main&quot; data-id=&quot;2-67&quot; disabled&gt;-&lt;/button&gt;&lt;input type=&quot;text&quot; class=&quot;form-control input-number&quot; name=&quot;table-main-2-67-num-copies&quot; data-deck=&quot;main&quot; data-id=&quot;2-67&quot; value=&quot;0&quot; min=&quot;0&quot; readonly /&gt;&lt;button type=&quot;button&quot; class=&quot;btn btn-outline-secondary btn-number&quot; data-type=&quot;plus&quot; data-deck=&quot;main&quot; data-id=&quot;2-67&quot;&gt;+&lt;/button&gt;&lt;/div&gt;&lt;/td&gt;&lt;td&gt;&lt;div class=&quot;input-group&quot;&gt;&lt;button type=&quot;button&quot; class=&quot;btn btn-outline-secondary btn-number&quot; data-type=&quot;minus&quot; data-deck=&quot;side&quot; data-id=&quot;2-67&quot; disabled&gt;-&lt;/button&gt;&lt;input type=&quot;text&quot; class=&quot;form-control input-number&quot; name=&quot;table-side-2-67-num-copies&quot; data-deck=&quot;side&quot; data-id=&quot;2-67&quot; value=&quot;0&quot; min=&quot;0&quot; readonly /&gt;&lt;button type=&quot;button&quot; class=&quot;btn btn-outline-secondary btn-number&quot; data-type=&quot;plus&quot; data-deck=&quot;side&quot; data-id=&quot;2-67&quot;&gt;+&lt;/button&gt;&lt;/div&gt;&lt;/td&gt;&lt;/tr&gt;" calcext:value-type="string">
            <text:p>&lt;tr data-expansion="25" data-type="3" data-color="16" data-term="0"&gt;&lt;td&gt;2-67&lt;/td&gt;&lt;td&gt;エクスキューション&lt;/td&gt;&lt;td&gt;&lt;div class="input-group"&gt;&lt;button type="button" class="btn btn-outline-secondary btn-number" data-type="minus" data-deck="main" data-id="2-67" disabled&gt;-&lt;/button&gt;&lt;input type="text" class="form-control input-number" name="table-main-2-67-num-copies" data-deck="main" data-id="2-67" value="0" min="0" readonly /&gt;&lt;button type="button" class="btn btn-outline-secondary btn-number" data-type="plus" data-deck="main" data-id="2-67"&gt;+&lt;/button&gt;&lt;/div&gt;&lt;/td&gt;&lt;td&gt;&lt;div class="input-group"&gt;&lt;button type="button" class="btn btn-outline-secondary btn-number" data-type="minus" data-deck="side" data-id="2-67" disabled&gt;-&lt;/button&gt;&lt;input type="text" class="form-control input-number" name="table-side-2-67-num-copies" data-deck="side" data-id="2-67" value="0" min="0" readonly /&gt;&lt;button type="button" class="btn btn-outline-secondary btn-number" data-type="plus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O201];[$HTML.$C$1];[.$B201];[$HTML.$D$1];[.$B201];[$HTML.$E$1];[.$B201];[$HTML.$F$1];[.$B201];[$HTML.$G$1])" office:value-type="string" office:string-value="&lt;div class=&quot;container-card position-relative me-2 mb-2&quot; id=&quot;main-2-68&quot;&gt;&lt;img class=&quot;d-block&quot; width=&quot;80&quot; height=&quot;112&quot; src=&quot;https://one-draw.jp/ijinden/cardlist/002/card/02_068.png&quot; /&gt;&lt;div class=&quot;container-num-copies position-absolute bottom-0 start-0 px-1&quot; id=&quot;main-2-68-num-copies&quot;&gt;0&lt;/div&gt;&lt;button type=&quot;button&quot; class=&quot;btn btn-secondary btn-number btn-sm btn-pop position-absolute top-0 start-0&quot; data-type=&quot;minus&quot; data-deck=&quot;main&quot; data-id=&quot;2-68&quot;&gt;-&lt;/button&gt;&lt;button type=&quot;button&quot; class=&quot;btn btn-secondary btn-number btn-sm btn-push position-absolute top-0 end-0&quot; data-type=&quot;plus&quot; data-deck=&quot;main&quot; data-id=&quot;2-68&quot;&gt;+&lt;/button&gt;&lt;button type=&quot;button&quot; class=&quot;btn btn-secondary btn-number btn-sm btn-drop position-absolute bottom-0 end-0&quot; data-type=&quot;drop&quot; data-id=&quot;2-68&quot;&gt;v&lt;/button&gt;&lt;/div&gt;" calcext:value-type="string">
            <text:p>&lt;div class="container-card position-relative me-2 mb-2" id="main-2-68"&gt;&lt;img class="d-block" width="80" height="112" src="https://one-draw.jp/ijinden/cardlist/002/card/02_068.png" /&gt;&lt;div class="container-num-copies position-absolute bottom-0 start-0 px-1" id="main-2-68-num-copies"&gt;0&lt;/div&gt;&lt;button type="button" class="btn btn-secondary btn-number btn-sm btn-pop position-absolute top-0 start-0" data-type="minus" data-deck="main" data-id="2-68"&gt;-&lt;/button&gt;&lt;button type="button" class="btn btn-secondary btn-number btn-sm btn-push position-absolute top-0 end-0" data-type="plus" data-deck="main" data-id="2-68"&gt;+&lt;/button&gt;&lt;button type="button" class="btn btn-secondary btn-number btn-sm btn-drop position-absolute bottom-0 end-0" data-type="drop" data-id="2-68"&gt;v&lt;/button&gt;&lt;/div&gt;</text:p>
          </table:table-cell>
          <table:table-cell table:formula="of:=CONCATENATE([$HTML.$A$2];[.$B201];[$HTML.$B$2];[.$O201];[$HTML.$C$2];[.$B201];[$HTML.$D$2];[.$B201];[$HTML.$E$2];[.$B201];[$HTML.$F$2];[.$B201];[$HTML.$G$2])" office:value-type="string" office:string-value="&lt;div class=&quot;container-card position-relative me-2 mb-2&quot; id=&quot;side-2-68&quot;&gt;&lt;img class=&quot;d-block&quot; width=&quot;80&quot; height=&quot;112&quot; src=&quot;https://one-draw.jp/ijinden/cardlist/002/card/02_068.png&quot; /&gt;&lt;div class=&quot;container-num-copies position-absolute bottom-0 start-0 px-1&quot; id=&quot;side-2-68-num-copies&quot;&gt;0&lt;/div&gt;&lt;button type=&quot;button&quot; class=&quot;btn btn-secondary btn-number btn-sm btn-pop position-absolute top-0 start-0&quot; data-type=&quot;minus&quot; data-deck=&quot;side&quot; data-id=&quot;2-68&quot;&gt;-&lt;/button&gt;&lt;button type=&quot;button&quot; class=&quot;btn btn-secondary btn-number btn-sm btn-push position-absolute top-0 end-0&quot; data-type=&quot;plus&quot; data-deck=&quot;side&quot; data-id=&quot;2-68&quot;&gt;+&lt;/button&gt;&lt;button type=&quot;button&quot; class=&quot;btn btn-secondary btn-number btn-sm btn-raise position-absolute bottom-0 end-0&quot; data-type=&quot;raise&quot; data-id=&quot;2-68&quot;&gt;^&lt;/button&gt;&lt;/div&gt;" calcext:value-type="string">
            <text:p>&lt;div class="container-card position-relative me-2 mb-2" id="side-2-68"&gt;&lt;img class="d-block" width="80" height="112" src="https://one-draw.jp/ijinden/cardlist/002/card/02_068.png" /&gt;&lt;div class="container-num-copies position-absolute bottom-0 start-0 px-1" id="side-2-68-num-copies"&gt;0&lt;/div&gt;&lt;button type="button" class="btn btn-secondary btn-number btn-sm btn-pop position-absolute top-0 start-0" data-type="minus" data-deck="side" data-id="2-68"&gt;-&lt;/button&gt;&lt;button type="button" class="btn btn-secondary btn-number btn-sm btn-push position-absolute top-0 end-0" data-type="plus" data-deck="side" data-id="2-68"&gt;+&lt;/button&gt;&lt;button type="button" class="btn btn-secondary btn-number btn-sm btn-raise position-absolute bottom-0 end-0" data-type="raise" data-id="2-68"&gt;^&lt;/button&gt;&lt;/div&gt;</text:p>
          </table:table-cell>
          <table:table-cell table:formula="of:=CONCATENATE([$HTML.$A$3];[.F201];[$HTML.$B$3];[.H201];[$HTML.$C$3];[.J201];[$HTML.$D$3];[.N201];[$HTML.$E$3];[.B201];[$HTML.$F$3];[.D201];[$HTML.$G$3];[.B201];[$HTML.$H$3];[.B201];[$HTML.$I$3];[.B201];[$HTML.$J$3];[.B201];[$HTML.$K$3];[.B201];[$HTML.$L$3];[.B201];[$HTML.$M$3];[.B201];[$HTML.$N$3];[.B201];[$HTML.$O$3])" office:value-type="string" office:string-value="&lt;tr data-expansion=&quot;25&quot; data-type=&quot;3&quot; data-color=&quot;16&quot; data-term=&quot;0&quot;&gt;&lt;td&gt;2-68&lt;/td&gt;&lt;td&gt;メロウ&lt;/td&gt;&lt;td&gt;&lt;div class=&quot;input-group&quot;&gt;&lt;button type=&quot;button&quot; class=&quot;btn btn-outline-secondary btn-number&quot; data-type=&quot;minus&quot; data-deck=&quot;main&quot; data-id=&quot;2-68&quot; disabled&gt;-&lt;/button&gt;&lt;input type=&quot;text&quot; class=&quot;form-control input-number&quot; name=&quot;table-main-2-68-num-copies&quot; data-deck=&quot;main&quot; data-id=&quot;2-68&quot; value=&quot;0&quot; min=&quot;0&quot; readonly /&gt;&lt;button type=&quot;button&quot; class=&quot;btn btn-outline-secondary btn-number&quot; data-type=&quot;plus&quot; data-deck=&quot;main&quot; data-id=&quot;2-68&quot;&gt;+&lt;/button&gt;&lt;/div&gt;&lt;/td&gt;&lt;td&gt;&lt;div class=&quot;input-group&quot;&gt;&lt;button type=&quot;button&quot; class=&quot;btn btn-outline-secondary btn-number&quot; data-type=&quot;minus&quot; data-deck=&quot;side&quot; data-id=&quot;2-68&quot; disabled&gt;-&lt;/button&gt;&lt;input type=&quot;text&quot; class=&quot;form-control input-number&quot; name=&quot;table-side-2-68-num-copies&quot; data-deck=&quot;side&quot; data-id=&quot;2-68&quot; value=&quot;0&quot; min=&quot;0&quot; readonly /&gt;&lt;button type=&quot;button&quot; class=&quot;btn btn-outline-secondary btn-number&quot; data-type=&quot;plus&quot; data-deck=&quot;side&quot; data-id=&quot;2-68&quot;&gt;+&lt;/button&gt;&lt;/div&gt;&lt;/td&gt;&lt;/tr&gt;" calcext:value-type="string">
            <text:p>&lt;tr data-expansion="25" data-type="3" data-color="16" data-term="0"&gt;&lt;td&gt;2-68&lt;/td&gt;&lt;td&gt;メロウ&lt;/td&gt;&lt;td&gt;&lt;div class="input-group"&gt;&lt;button type="button" class="btn btn-outline-secondary btn-number" data-type="minus" data-deck="main" data-id="2-68" disabled&gt;-&lt;/button&gt;&lt;input type="text" class="form-control input-number" name="table-main-2-68-num-copies" data-deck="main" data-id="2-68" value="0" min="0" readonly /&gt;&lt;button type="button" class="btn btn-outline-secondary btn-number" data-type="plus" data-deck="main" data-id="2-68"&gt;+&lt;/button&gt;&lt;/div&gt;&lt;/td&gt;&lt;td&gt;&lt;div class="input-group"&gt;&lt;button type="button" class="btn btn-outline-secondary btn-number" data-type="minus" data-deck="side" data-id="2-68" disabled&gt;-&lt;/button&gt;&lt;input type="text" class="form-control input-number" name="table-side-2-68-num-copies" data-deck="side" data-id="2-68" value="0" min="0" readonly /&gt;&lt;button type="button" class="btn btn-outline-secondary btn-number" data-type="plus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O202];[$HTML.$C$1];[.$B202];[$HTML.$D$1];[.$B202];[$HTML.$E$1];[.$B202];[$HTML.$F$1];[.$B202];[$HTML.$G$1])" office:value-type="string" office:string-value="&lt;div class=&quot;container-card position-relative me-2 mb-2&quot; id=&quot;main-2-69&quot;&gt;&lt;img class=&quot;d-block&quot; width=&quot;80&quot; height=&quot;112&quot; src=&quot;https://one-draw.jp/ijinden/cardlist/002/card/02_069.png&quot; /&gt;&lt;div class=&quot;container-num-copies position-absolute bottom-0 start-0 px-1&quot; id=&quot;main-2-69-num-copies&quot;&gt;0&lt;/div&gt;&lt;button type=&quot;button&quot; class=&quot;btn btn-secondary btn-number btn-sm btn-pop position-absolute top-0 start-0&quot; data-type=&quot;minus&quot; data-deck=&quot;main&quot; data-id=&quot;2-69&quot;&gt;-&lt;/button&gt;&lt;button type=&quot;button&quot; class=&quot;btn btn-secondary btn-number btn-sm btn-push position-absolute top-0 end-0&quot; data-type=&quot;plus&quot; data-deck=&quot;main&quot; data-id=&quot;2-69&quot;&gt;+&lt;/button&gt;&lt;button type=&quot;button&quot; class=&quot;btn btn-secondary btn-number btn-sm btn-drop position-absolute bottom-0 end-0&quot; data-type=&quot;drop&quot; data-id=&quot;2-69&quot;&gt;v&lt;/button&gt;&lt;/div&gt;" calcext:value-type="string">
            <text:p>&lt;div class="container-card position-relative me-2 mb-2" id="main-2-69"&gt;&lt;img class="d-block" width="80" height="112" src="https://one-draw.jp/ijinden/cardlist/002/card/02_069.png" /&gt;&lt;div class="container-num-copies position-absolute bottom-0 start-0 px-1" id="main-2-69-num-copies"&gt;0&lt;/div&gt;&lt;button type="button" class="btn btn-secondary btn-number btn-sm btn-pop position-absolute top-0 start-0" data-type="minus" data-deck="main" data-id="2-69"&gt;-&lt;/button&gt;&lt;button type="button" class="btn btn-secondary btn-number btn-sm btn-push position-absolute top-0 end-0" data-type="plus" data-deck="main" data-id="2-69"&gt;+&lt;/button&gt;&lt;button type="button" class="btn btn-secondary btn-number btn-sm btn-drop position-absolute bottom-0 end-0" data-type="drop" data-id="2-69"&gt;v&lt;/button&gt;&lt;/div&gt;</text:p>
          </table:table-cell>
          <table:table-cell table:formula="of:=CONCATENATE([$HTML.$A$2];[.$B202];[$HTML.$B$2];[.$O202];[$HTML.$C$2];[.$B202];[$HTML.$D$2];[.$B202];[$HTML.$E$2];[.$B202];[$HTML.$F$2];[.$B202];[$HTML.$G$2])" office:value-type="string" office:string-value="&lt;div class=&quot;container-card position-relative me-2 mb-2&quot; id=&quot;side-2-69&quot;&gt;&lt;img class=&quot;d-block&quot; width=&quot;80&quot; height=&quot;112&quot; src=&quot;https://one-draw.jp/ijinden/cardlist/002/card/02_069.png&quot; /&gt;&lt;div class=&quot;container-num-copies position-absolute bottom-0 start-0 px-1&quot; id=&quot;side-2-69-num-copies&quot;&gt;0&lt;/div&gt;&lt;button type=&quot;button&quot; class=&quot;btn btn-secondary btn-number btn-sm btn-pop position-absolute top-0 start-0&quot; data-type=&quot;minus&quot; data-deck=&quot;side&quot; data-id=&quot;2-69&quot;&gt;-&lt;/button&gt;&lt;button type=&quot;button&quot; class=&quot;btn btn-secondary btn-number btn-sm btn-push position-absolute top-0 end-0&quot; data-type=&quot;plus&quot; data-deck=&quot;side&quot; data-id=&quot;2-69&quot;&gt;+&lt;/button&gt;&lt;button type=&quot;button&quot; class=&quot;btn btn-secondary btn-number btn-sm btn-raise position-absolute bottom-0 end-0&quot; data-type=&quot;raise&quot; data-id=&quot;2-69&quot;&gt;^&lt;/button&gt;&lt;/div&gt;" calcext:value-type="string">
            <text:p>&lt;div class="container-card position-relative me-2 mb-2" id="side-2-69"&gt;&lt;img class="d-block" width="80" height="112" src="https://one-draw.jp/ijinden/cardlist/002/card/02_069.png" /&gt;&lt;div class="container-num-copies position-absolute bottom-0 start-0 px-1" id="side-2-69-num-copies"&gt;0&lt;/div&gt;&lt;button type="button" class="btn btn-secondary btn-number btn-sm btn-pop position-absolute top-0 start-0" data-type="minus" data-deck="side" data-id="2-69"&gt;-&lt;/button&gt;&lt;button type="button" class="btn btn-secondary btn-number btn-sm btn-push position-absolute top-0 end-0" data-type="plus" data-deck="side" data-id="2-69"&gt;+&lt;/button&gt;&lt;button type="button" class="btn btn-secondary btn-number btn-sm btn-raise position-absolute bottom-0 end-0" data-type="raise" data-id="2-69"&gt;^&lt;/button&gt;&lt;/div&gt;</text:p>
          </table:table-cell>
          <table:table-cell table:formula="of:=CONCATENATE([$HTML.$A$3];[.F202];[$HTML.$B$3];[.H202];[$HTML.$C$3];[.J202];[$HTML.$D$3];[.N202];[$HTML.$E$3];[.B202];[$HTML.$F$3];[.D202];[$HTML.$G$3];[.B202];[$HTML.$H$3];[.B202];[$HTML.$I$3];[.B202];[$HTML.$J$3];[.B202];[$HTML.$K$3];[.B202];[$HTML.$L$3];[.B202];[$HTML.$M$3];[.B202];[$HTML.$N$3];[.B202];[$HTML.$O$3])" office:value-type="string" office:string-value="&lt;tr data-expansion=&quot;25&quot; data-type=&quot;3&quot; data-color=&quot;16&quot; data-term=&quot;0&quot;&gt;&lt;td&gt;2-69&lt;/td&gt;&lt;td&gt;スカーレット&lt;/td&gt;&lt;td&gt;&lt;div class=&quot;input-group&quot;&gt;&lt;button type=&quot;button&quot; class=&quot;btn btn-outline-secondary btn-number&quot; data-type=&quot;minus&quot; data-deck=&quot;main&quot; data-id=&quot;2-69&quot; disabled&gt;-&lt;/button&gt;&lt;input type=&quot;text&quot; class=&quot;form-control input-number&quot; name=&quot;table-main-2-69-num-copies&quot; data-deck=&quot;main&quot; data-id=&quot;2-69&quot; value=&quot;0&quot; min=&quot;0&quot; readonly /&gt;&lt;button type=&quot;button&quot; class=&quot;btn btn-outline-secondary btn-number&quot; data-type=&quot;plus&quot; data-deck=&quot;main&quot; data-id=&quot;2-69&quot;&gt;+&lt;/button&gt;&lt;/div&gt;&lt;/td&gt;&lt;td&gt;&lt;div class=&quot;input-group&quot;&gt;&lt;button type=&quot;button&quot; class=&quot;btn btn-outline-secondary btn-number&quot; data-type=&quot;minus&quot; data-deck=&quot;side&quot; data-id=&quot;2-69&quot; disabled&gt;-&lt;/button&gt;&lt;input type=&quot;text&quot; class=&quot;form-control input-number&quot; name=&quot;table-side-2-69-num-copies&quot; data-deck=&quot;side&quot; data-id=&quot;2-69&quot; value=&quot;0&quot; min=&quot;0&quot; readonly /&gt;&lt;button type=&quot;button&quot; class=&quot;btn btn-outline-secondary btn-number&quot; data-type=&quot;plus&quot; data-deck=&quot;side&quot; data-id=&quot;2-69&quot;&gt;+&lt;/button&gt;&lt;/div&gt;&lt;/td&gt;&lt;/tr&gt;" calcext:value-type="string">
            <text:p>&lt;tr data-expansion="25" data-type="3" data-color="16" data-term="0"&gt;&lt;td&gt;2-69&lt;/td&gt;&lt;td&gt;スカーレット&lt;/td&gt;&lt;td&gt;&lt;div class="input-group"&gt;&lt;button type="button" class="btn btn-outline-secondary btn-number" data-type="minus" data-deck="main" data-id="2-69" disabled&gt;-&lt;/button&gt;&lt;input type="text" class="form-control input-number" name="table-main-2-69-num-copies" data-deck="main" data-id="2-69" value="0" min="0" readonly /&gt;&lt;button type="button" class="btn btn-outline-secondary btn-number" data-type="plus" data-deck="main" data-id="2-69"&gt;+&lt;/button&gt;&lt;/div&gt;&lt;/td&gt;&lt;td&gt;&lt;div class="input-group"&gt;&lt;button type="button" class="btn btn-outline-secondary btn-number" data-type="minus" data-deck="side" data-id="2-69" disabled&gt;-&lt;/button&gt;&lt;input type="text" class="form-control input-number" name="table-side-2-69-num-copies" data-deck="side" data-id="2-69" value="0" min="0" readonly /&gt;&lt;button type="button" class="btn btn-outline-secondary btn-number" data-type="plus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O203];[$HTML.$C$1];[.$B203];[$HTML.$D$1];[.$B203];[$HTML.$E$1];[.$B203];[$HTML.$F$1];[.$B203];[$HTML.$G$1])" office:value-type="string" office:string-value="&lt;div class=&quot;container-card position-relative me-2 mb-2&quot; id=&quot;main-2-70&quot;&gt;&lt;img class=&quot;d-block&quot; width=&quot;80&quot; height=&quot;112&quot; src=&quot;https://one-draw.jp/ijinden/cardlist/002/card/02_070.png&quot; /&gt;&lt;div class=&quot;container-num-copies position-absolute bottom-0 start-0 px-1&quot; id=&quot;main-2-70-num-copies&quot;&gt;0&lt;/div&gt;&lt;button type=&quot;button&quot; class=&quot;btn btn-secondary btn-number btn-sm btn-pop position-absolute top-0 start-0&quot; data-type=&quot;minus&quot; data-deck=&quot;main&quot; data-id=&quot;2-70&quot;&gt;-&lt;/button&gt;&lt;button type=&quot;button&quot; class=&quot;btn btn-secondary btn-number btn-sm btn-push position-absolute top-0 end-0&quot; data-type=&quot;plus&quot; data-deck=&quot;main&quot; data-id=&quot;2-70&quot;&gt;+&lt;/button&gt;&lt;button type=&quot;button&quot; class=&quot;btn btn-secondary btn-number btn-sm btn-drop position-absolute bottom-0 end-0&quot; data-type=&quot;drop&quot; data-id=&quot;2-70&quot;&gt;v&lt;/button&gt;&lt;/div&gt;" calcext:value-type="string">
            <text:p>&lt;div class="container-card position-relative me-2 mb-2" id="main-2-70"&gt;&lt;img class="d-block" width="80" height="112" src="https://one-draw.jp/ijinden/cardlist/002/card/02_070.png" /&gt;&lt;div class="container-num-copies position-absolute bottom-0 start-0 px-1" id="main-2-70-num-copies"&gt;0&lt;/div&gt;&lt;button type="button" class="btn btn-secondary btn-number btn-sm btn-pop position-absolute top-0 start-0" data-type="minus" data-deck="main" data-id="2-70"&gt;-&lt;/button&gt;&lt;button type="button" class="btn btn-secondary btn-number btn-sm btn-push position-absolute top-0 end-0" data-type="plus" data-deck="main" data-id="2-70"&gt;+&lt;/button&gt;&lt;button type="button" class="btn btn-secondary btn-number btn-sm btn-drop position-absolute bottom-0 end-0" data-type="drop" data-id="2-70"&gt;v&lt;/button&gt;&lt;/div&gt;</text:p>
          </table:table-cell>
          <table:table-cell table:formula="of:=CONCATENATE([$HTML.$A$2];[.$B203];[$HTML.$B$2];[.$O203];[$HTML.$C$2];[.$B203];[$HTML.$D$2];[.$B203];[$HTML.$E$2];[.$B203];[$HTML.$F$2];[.$B203];[$HTML.$G$2])" office:value-type="string" office:string-value="&lt;div class=&quot;container-card position-relative me-2 mb-2&quot; id=&quot;side-2-70&quot;&gt;&lt;img class=&quot;d-block&quot; width=&quot;80&quot; height=&quot;112&quot; src=&quot;https://one-draw.jp/ijinden/cardlist/002/card/02_070.png&quot; /&gt;&lt;div class=&quot;container-num-copies position-absolute bottom-0 start-0 px-1&quot; id=&quot;side-2-70-num-copies&quot;&gt;0&lt;/div&gt;&lt;button type=&quot;button&quot; class=&quot;btn btn-secondary btn-number btn-sm btn-pop position-absolute top-0 start-0&quot; data-type=&quot;minus&quot; data-deck=&quot;side&quot; data-id=&quot;2-70&quot;&gt;-&lt;/button&gt;&lt;button type=&quot;button&quot; class=&quot;btn btn-secondary btn-number btn-sm btn-push position-absolute top-0 end-0&quot; data-type=&quot;plus&quot; data-deck=&quot;side&quot; data-id=&quot;2-70&quot;&gt;+&lt;/button&gt;&lt;button type=&quot;button&quot; class=&quot;btn btn-secondary btn-number btn-sm btn-raise position-absolute bottom-0 end-0&quot; data-type=&quot;raise&quot; data-id=&quot;2-70&quot;&gt;^&lt;/button&gt;&lt;/div&gt;" calcext:value-type="string">
            <text:p>&lt;div class="container-card position-relative me-2 mb-2" id="side-2-70"&gt;&lt;img class="d-block" width="80" height="112" src="https://one-draw.jp/ijinden/cardlist/002/card/02_070.png" /&gt;&lt;div class="container-num-copies position-absolute bottom-0 start-0 px-1" id="side-2-70-num-copies"&gt;0&lt;/div&gt;&lt;button type="button" class="btn btn-secondary btn-number btn-sm btn-pop position-absolute top-0 start-0" data-type="minus" data-deck="side" data-id="2-70"&gt;-&lt;/button&gt;&lt;button type="button" class="btn btn-secondary btn-number btn-sm btn-push position-absolute top-0 end-0" data-type="plus" data-deck="side" data-id="2-70"&gt;+&lt;/button&gt;&lt;button type="button" class="btn btn-secondary btn-number btn-sm btn-raise position-absolute bottom-0 end-0" data-type="raise" data-id="2-70"&gt;^&lt;/button&gt;&lt;/div&gt;</text:p>
          </table:table-cell>
          <table:table-cell table:formula="of:=CONCATENATE([$HTML.$A$3];[.F203];[$HTML.$B$3];[.H203];[$HTML.$C$3];[.J203];[$HTML.$D$3];[.N203];[$HTML.$E$3];[.B203];[$HTML.$F$3];[.D203];[$HTML.$G$3];[.B203];[$HTML.$H$3];[.B203];[$HTML.$I$3];[.B203];[$HTML.$J$3];[.B203];[$HTML.$K$3];[.B203];[$HTML.$L$3];[.B203];[$HTML.$M$3];[.B203];[$HTML.$N$3];[.B203];[$HTML.$O$3])" office:value-type="string" office:string-value="&lt;tr data-expansion=&quot;25&quot; data-type=&quot;3&quot; data-color=&quot;16&quot; data-term=&quot;0&quot;&gt;&lt;td&gt;2-70&lt;/td&gt;&lt;td&gt;ピーコック&lt;/td&gt;&lt;td&gt;&lt;div class=&quot;input-group&quot;&gt;&lt;button type=&quot;button&quot; class=&quot;btn btn-outline-secondary btn-number&quot; data-type=&quot;minus&quot; data-deck=&quot;main&quot; data-id=&quot;2-70&quot; disabled&gt;-&lt;/button&gt;&lt;input type=&quot;text&quot; class=&quot;form-control input-number&quot; name=&quot;table-main-2-70-num-copies&quot; data-deck=&quot;main&quot; data-id=&quot;2-70&quot; value=&quot;0&quot; min=&quot;0&quot; readonly /&gt;&lt;button type=&quot;button&quot; class=&quot;btn btn-outline-secondary btn-number&quot; data-type=&quot;plus&quot; data-deck=&quot;main&quot; data-id=&quot;2-70&quot;&gt;+&lt;/button&gt;&lt;/div&gt;&lt;/td&gt;&lt;td&gt;&lt;div class=&quot;input-group&quot;&gt;&lt;button type=&quot;button&quot; class=&quot;btn btn-outline-secondary btn-number&quot; data-type=&quot;minus&quot; data-deck=&quot;side&quot; data-id=&quot;2-70&quot; disabled&gt;-&lt;/button&gt;&lt;input type=&quot;text&quot; class=&quot;form-control input-number&quot; name=&quot;table-side-2-70-num-copies&quot; data-deck=&quot;side&quot; data-id=&quot;2-70&quot; value=&quot;0&quot; min=&quot;0&quot; readonly /&gt;&lt;button type=&quot;button&quot; class=&quot;btn btn-outline-secondary btn-number&quot; data-type=&quot;plus&quot; data-deck=&quot;side&quot; data-id=&quot;2-70&quot;&gt;+&lt;/button&gt;&lt;/div&gt;&lt;/td&gt;&lt;/tr&gt;" calcext:value-type="string">
            <text:p>&lt;tr data-expansion="25" data-type="3" data-color="16" data-term="0"&gt;&lt;td&gt;2-70&lt;/td&gt;&lt;td&gt;ピーコック&lt;/td&gt;&lt;td&gt;&lt;div class="input-group"&gt;&lt;button type="button" class="btn btn-outline-secondary btn-number" data-type="minus" data-deck="main" data-id="2-70" disabled&gt;-&lt;/button&gt;&lt;input type="text" class="form-control input-number" name="table-main-2-70-num-copies" data-deck="main" data-id="2-70" value="0" min="0" readonly /&gt;&lt;button type="button" class="btn btn-outline-secondary btn-number" data-type="plus" data-deck="main" data-id="2-70"&gt;+&lt;/button&gt;&lt;/div&gt;&lt;/td&gt;&lt;td&gt;&lt;div class="input-group"&gt;&lt;button type="button" class="btn btn-outline-secondary btn-number" data-type="minus" data-deck="side" data-id="2-70" disabled&gt;-&lt;/button&gt;&lt;input type="text" class="form-control input-number" name="table-side-2-70-num-copies" data-deck="side" data-id="2-70" value="0" min="0" readonly /&gt;&lt;button type="button" class="btn btn-outline-secondary btn-number" data-type="plus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O204];[$HTML.$C$1];[.$B204];[$HTML.$D$1];[.$B204];[$HTML.$E$1];[.$B204];[$HTML.$F$1];[.$B204];[$HTML.$G$1])" office:value-type="string" office:string-value="&lt;div class=&quot;container-card position-relative me-2 mb-2&quot; id=&quot;main-2-71&quot;&gt;&lt;img class=&quot;d-block&quot; width=&quot;80&quot; height=&quot;112&quot; src=&quot;https://one-draw.jp/ijinden/cardlist/002/card/02_071.png&quot; /&gt;&lt;div class=&quot;container-num-copies position-absolute bottom-0 start-0 px-1&quot; id=&quot;main-2-71-num-copies&quot;&gt;0&lt;/div&gt;&lt;button type=&quot;button&quot; class=&quot;btn btn-secondary btn-number btn-sm btn-pop position-absolute top-0 start-0&quot; data-type=&quot;minus&quot; data-deck=&quot;main&quot; data-id=&quot;2-71&quot;&gt;-&lt;/button&gt;&lt;button type=&quot;button&quot; class=&quot;btn btn-secondary btn-number btn-sm btn-push position-absolute top-0 end-0&quot; data-type=&quot;plus&quot; data-deck=&quot;main&quot; data-id=&quot;2-71&quot;&gt;+&lt;/button&gt;&lt;button type=&quot;button&quot; class=&quot;btn btn-secondary btn-number btn-sm btn-drop position-absolute bottom-0 end-0&quot; data-type=&quot;drop&quot; data-id=&quot;2-71&quot;&gt;v&lt;/button&gt;&lt;/div&gt;" calcext:value-type="string">
            <text:p>&lt;div class="container-card position-relative me-2 mb-2" id="main-2-71"&gt;&lt;img class="d-block" width="80" height="112" src="https://one-draw.jp/ijinden/cardlist/002/card/02_071.png" /&gt;&lt;div class="container-num-copies position-absolute bottom-0 start-0 px-1" id="main-2-71-num-copies"&gt;0&lt;/div&gt;&lt;button type="button" class="btn btn-secondary btn-number btn-sm btn-pop position-absolute top-0 start-0" data-type="minus" data-deck="main" data-id="2-71"&gt;-&lt;/button&gt;&lt;button type="button" class="btn btn-secondary btn-number btn-sm btn-push position-absolute top-0 end-0" data-type="plus" data-deck="main" data-id="2-71"&gt;+&lt;/button&gt;&lt;button type="button" class="btn btn-secondary btn-number btn-sm btn-drop position-absolute bottom-0 end-0" data-type="drop" data-id="2-71"&gt;v&lt;/button&gt;&lt;/div&gt;</text:p>
          </table:table-cell>
          <table:table-cell table:formula="of:=CONCATENATE([$HTML.$A$2];[.$B204];[$HTML.$B$2];[.$O204];[$HTML.$C$2];[.$B204];[$HTML.$D$2];[.$B204];[$HTML.$E$2];[.$B204];[$HTML.$F$2];[.$B204];[$HTML.$G$2])" office:value-type="string" office:string-value="&lt;div class=&quot;container-card position-relative me-2 mb-2&quot; id=&quot;side-2-71&quot;&gt;&lt;img class=&quot;d-block&quot; width=&quot;80&quot; height=&quot;112&quot; src=&quot;https://one-draw.jp/ijinden/cardlist/002/card/02_071.png&quot; /&gt;&lt;div class=&quot;container-num-copies position-absolute bottom-0 start-0 px-1&quot; id=&quot;side-2-71-num-copies&quot;&gt;0&lt;/div&gt;&lt;button type=&quot;button&quot; class=&quot;btn btn-secondary btn-number btn-sm btn-pop position-absolute top-0 start-0&quot; data-type=&quot;minus&quot; data-deck=&quot;side&quot; data-id=&quot;2-71&quot;&gt;-&lt;/button&gt;&lt;button type=&quot;button&quot; class=&quot;btn btn-secondary btn-number btn-sm btn-push position-absolute top-0 end-0&quot; data-type=&quot;plus&quot; data-deck=&quot;side&quot; data-id=&quot;2-71&quot;&gt;+&lt;/button&gt;&lt;button type=&quot;button&quot; class=&quot;btn btn-secondary btn-number btn-sm btn-raise position-absolute bottom-0 end-0&quot; data-type=&quot;raise&quot; data-id=&quot;2-71&quot;&gt;^&lt;/button&gt;&lt;/div&gt;" calcext:value-type="string">
            <text:p>&lt;div class="container-card position-relative me-2 mb-2" id="side-2-71"&gt;&lt;img class="d-block" width="80" height="112" src="https://one-draw.jp/ijinden/cardlist/002/card/02_071.png" /&gt;&lt;div class="container-num-copies position-absolute bottom-0 start-0 px-1" id="side-2-71-num-copies"&gt;0&lt;/div&gt;&lt;button type="button" class="btn btn-secondary btn-number btn-sm btn-pop position-absolute top-0 start-0" data-type="minus" data-deck="side" data-id="2-71"&gt;-&lt;/button&gt;&lt;button type="button" class="btn btn-secondary btn-number btn-sm btn-push position-absolute top-0 end-0" data-type="plus" data-deck="side" data-id="2-71"&gt;+&lt;/button&gt;&lt;button type="button" class="btn btn-secondary btn-number btn-sm btn-raise position-absolute bottom-0 end-0" data-type="raise" data-id="2-71"&gt;^&lt;/button&gt;&lt;/div&gt;</text:p>
          </table:table-cell>
          <table:table-cell table:formula="of:=CONCATENATE([$HTML.$A$3];[.F204];[$HTML.$B$3];[.H204];[$HTML.$C$3];[.J204];[$HTML.$D$3];[.N204];[$HTML.$E$3];[.B204];[$HTML.$F$3];[.D204];[$HTML.$G$3];[.B204];[$HTML.$H$3];[.B204];[$HTML.$I$3];[.B204];[$HTML.$J$3];[.B204];[$HTML.$K$3];[.B204];[$HTML.$L$3];[.B204];[$HTML.$M$3];[.B204];[$HTML.$N$3];[.B204];[$HTML.$O$3])" office:value-type="string" office:string-value="&lt;tr data-expansion=&quot;25&quot; data-type=&quot;3&quot; data-color=&quot;16&quot; data-term=&quot;0&quot;&gt;&lt;td&gt;2-71&lt;/td&gt;&lt;td&gt;シャトルーズ&lt;/td&gt;&lt;td&gt;&lt;div class=&quot;input-group&quot;&gt;&lt;button type=&quot;button&quot; class=&quot;btn btn-outline-secondary btn-number&quot; data-type=&quot;minus&quot; data-deck=&quot;main&quot; data-id=&quot;2-71&quot; disabled&gt;-&lt;/button&gt;&lt;input type=&quot;text&quot; class=&quot;form-control input-number&quot; name=&quot;table-main-2-71-num-copies&quot; data-deck=&quot;main&quot; data-id=&quot;2-71&quot; value=&quot;0&quot; min=&quot;0&quot; readonly /&gt;&lt;button type=&quot;button&quot; class=&quot;btn btn-outline-secondary btn-number&quot; data-type=&quot;plus&quot; data-deck=&quot;main&quot; data-id=&quot;2-71&quot;&gt;+&lt;/button&gt;&lt;/div&gt;&lt;/td&gt;&lt;td&gt;&lt;div class=&quot;input-group&quot;&gt;&lt;button type=&quot;button&quot; class=&quot;btn btn-outline-secondary btn-number&quot; data-type=&quot;minus&quot; data-deck=&quot;side&quot; data-id=&quot;2-71&quot; disabled&gt;-&lt;/button&gt;&lt;input type=&quot;text&quot; class=&quot;form-control input-number&quot; name=&quot;table-side-2-71-num-copies&quot; data-deck=&quot;side&quot; data-id=&quot;2-71&quot; value=&quot;0&quot; min=&quot;0&quot; readonly /&gt;&lt;button type=&quot;button&quot; class=&quot;btn btn-outline-secondary btn-number&quot; data-type=&quot;plus&quot; data-deck=&quot;side&quot; data-id=&quot;2-71&quot;&gt;+&lt;/button&gt;&lt;/div&gt;&lt;/td&gt;&lt;/tr&gt;" calcext:value-type="string">
            <text:p>&lt;tr data-expansion="25" data-type="3" data-color="16" data-term="0"&gt;&lt;td&gt;2-71&lt;/td&gt;&lt;td&gt;シャトルーズ&lt;/td&gt;&lt;td&gt;&lt;div class="input-group"&gt;&lt;button type="button" class="btn btn-outline-secondary btn-number" data-type="minus" data-deck="main" data-id="2-71" disabled&gt;-&lt;/button&gt;&lt;input type="text" class="form-control input-number" name="table-main-2-71-num-copies" data-deck="main" data-id="2-71" value="0" min="0" readonly /&gt;&lt;button type="button" class="btn btn-outline-secondary btn-number" data-type="plus" data-deck="main" data-id="2-71"&gt;+&lt;/button&gt;&lt;/div&gt;&lt;/td&gt;&lt;td&gt;&lt;div class="input-group"&gt;&lt;button type="button" class="btn btn-outline-secondary btn-number" data-type="minus" data-deck="side" data-id="2-71" disabled&gt;-&lt;/button&gt;&lt;input type="text" class="form-control input-number" name="table-side-2-71-num-copies" data-deck="side" data-id="2-71" value="0" min="0" readonly /&gt;&lt;button type="button" class="btn btn-outline-secondary btn-number" data-type="plus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O205];[$HTML.$C$1];[.$B205];[$HTML.$D$1];[.$B205];[$HTML.$E$1];[.$B205];[$HTML.$F$1];[.$B205];[$HTML.$G$1])" office:value-type="string" office:string-value="&lt;div class=&quot;container-card position-relative me-2 mb-2&quot; id=&quot;main-2-72&quot;&gt;&lt;img class=&quot;d-block&quot; width=&quot;80&quot; height=&quot;112&quot; src=&quot;https://one-draw.jp/ijinden/cardlist/002/card/02_072.png&quot; /&gt;&lt;div class=&quot;container-num-copies position-absolute bottom-0 start-0 px-1&quot; id=&quot;main-2-72-num-copies&quot;&gt;0&lt;/div&gt;&lt;button type=&quot;button&quot; class=&quot;btn btn-secondary btn-number btn-sm btn-pop position-absolute top-0 start-0&quot; data-type=&quot;minus&quot; data-deck=&quot;main&quot; data-id=&quot;2-72&quot;&gt;-&lt;/button&gt;&lt;button type=&quot;button&quot; class=&quot;btn btn-secondary btn-number btn-sm btn-push position-absolute top-0 end-0&quot; data-type=&quot;plus&quot; data-deck=&quot;main&quot; data-id=&quot;2-72&quot;&gt;+&lt;/button&gt;&lt;button type=&quot;button&quot; class=&quot;btn btn-secondary btn-number btn-sm btn-drop position-absolute bottom-0 end-0&quot; data-type=&quot;drop&quot; data-id=&quot;2-72&quot;&gt;v&lt;/button&gt;&lt;/div&gt;" calcext:value-type="string">
            <text:p>&lt;div class="container-card position-relative me-2 mb-2" id="main-2-72"&gt;&lt;img class="d-block" width="80" height="112" src="https://one-draw.jp/ijinden/cardlist/002/card/02_072.png" /&gt;&lt;div class="container-num-copies position-absolute bottom-0 start-0 px-1" id="main-2-72-num-copies"&gt;0&lt;/div&gt;&lt;button type="button" class="btn btn-secondary btn-number btn-sm btn-pop position-absolute top-0 start-0" data-type="minus" data-deck="main" data-id="2-72"&gt;-&lt;/button&gt;&lt;button type="button" class="btn btn-secondary btn-number btn-sm btn-push position-absolute top-0 end-0" data-type="plus" data-deck="main" data-id="2-72"&gt;+&lt;/button&gt;&lt;button type="button" class="btn btn-secondary btn-number btn-sm btn-drop position-absolute bottom-0 end-0" data-type="drop" data-id="2-72"&gt;v&lt;/button&gt;&lt;/div&gt;</text:p>
          </table:table-cell>
          <table:table-cell table:formula="of:=CONCATENATE([$HTML.$A$2];[.$B205];[$HTML.$B$2];[.$O205];[$HTML.$C$2];[.$B205];[$HTML.$D$2];[.$B205];[$HTML.$E$2];[.$B205];[$HTML.$F$2];[.$B205];[$HTML.$G$2])" office:value-type="string" office:string-value="&lt;div class=&quot;container-card position-relative me-2 mb-2&quot; id=&quot;side-2-72&quot;&gt;&lt;img class=&quot;d-block&quot; width=&quot;80&quot; height=&quot;112&quot; src=&quot;https://one-draw.jp/ijinden/cardlist/002/card/02_072.png&quot; /&gt;&lt;div class=&quot;container-num-copies position-absolute bottom-0 start-0 px-1&quot; id=&quot;side-2-72-num-copies&quot;&gt;0&lt;/div&gt;&lt;button type=&quot;button&quot; class=&quot;btn btn-secondary btn-number btn-sm btn-pop position-absolute top-0 start-0&quot; data-type=&quot;minus&quot; data-deck=&quot;side&quot; data-id=&quot;2-72&quot;&gt;-&lt;/button&gt;&lt;button type=&quot;button&quot; class=&quot;btn btn-secondary btn-number btn-sm btn-push position-absolute top-0 end-0&quot; data-type=&quot;plus&quot; data-deck=&quot;side&quot; data-id=&quot;2-72&quot;&gt;+&lt;/button&gt;&lt;button type=&quot;button&quot; class=&quot;btn btn-secondary btn-number btn-sm btn-raise position-absolute bottom-0 end-0&quot; data-type=&quot;raise&quot; data-id=&quot;2-72&quot;&gt;^&lt;/button&gt;&lt;/div&gt;" calcext:value-type="string">
            <text:p>&lt;div class="container-card position-relative me-2 mb-2" id="side-2-72"&gt;&lt;img class="d-block" width="80" height="112" src="https://one-draw.jp/ijinden/cardlist/002/card/02_072.png" /&gt;&lt;div class="container-num-copies position-absolute bottom-0 start-0 px-1" id="side-2-72-num-copies"&gt;0&lt;/div&gt;&lt;button type="button" class="btn btn-secondary btn-number btn-sm btn-pop position-absolute top-0 start-0" data-type="minus" data-deck="side" data-id="2-72"&gt;-&lt;/button&gt;&lt;button type="button" class="btn btn-secondary btn-number btn-sm btn-push position-absolute top-0 end-0" data-type="plus" data-deck="side" data-id="2-72"&gt;+&lt;/button&gt;&lt;button type="button" class="btn btn-secondary btn-number btn-sm btn-raise position-absolute bottom-0 end-0" data-type="raise" data-id="2-72"&gt;^&lt;/button&gt;&lt;/div&gt;</text:p>
          </table:table-cell>
          <table:table-cell table:formula="of:=CONCATENATE([$HTML.$A$3];[.F205];[$HTML.$B$3];[.H205];[$HTML.$C$3];[.J205];[$HTML.$D$3];[.N205];[$HTML.$E$3];[.B205];[$HTML.$F$3];[.D205];[$HTML.$G$3];[.B205];[$HTML.$H$3];[.B205];[$HTML.$I$3];[.B205];[$HTML.$J$3];[.B205];[$HTML.$K$3];[.B205];[$HTML.$L$3];[.B205];[$HTML.$M$3];[.B205];[$HTML.$N$3];[.B205];[$HTML.$O$3])" office:value-type="string" office:string-value="&lt;tr data-expansion=&quot;25&quot; data-type=&quot;4&quot; data-color=&quot;16&quot; data-term=&quot;0&quot;&gt;&lt;td&gt;2-72&lt;/td&gt;&lt;td&gt;サンドグラス&lt;/td&gt;&lt;td&gt;&lt;div class=&quot;input-group&quot;&gt;&lt;button type=&quot;button&quot; class=&quot;btn btn-outline-secondary btn-number&quot; data-type=&quot;minus&quot; data-deck=&quot;main&quot; data-id=&quot;2-72&quot; disabled&gt;-&lt;/button&gt;&lt;input type=&quot;text&quot; class=&quot;form-control input-number&quot; name=&quot;table-main-2-72-num-copies&quot; data-deck=&quot;main&quot; data-id=&quot;2-72&quot; value=&quot;0&quot; min=&quot;0&quot; readonly /&gt;&lt;button type=&quot;button&quot; class=&quot;btn btn-outline-secondary btn-number&quot; data-type=&quot;plus&quot; data-deck=&quot;main&quot; data-id=&quot;2-72&quot;&gt;+&lt;/button&gt;&lt;/div&gt;&lt;/td&gt;&lt;td&gt;&lt;div class=&quot;input-group&quot;&gt;&lt;button type=&quot;button&quot; class=&quot;btn btn-outline-secondary btn-number&quot; data-type=&quot;minus&quot; data-deck=&quot;side&quot; data-id=&quot;2-72&quot; disabled&gt;-&lt;/button&gt;&lt;input type=&quot;text&quot; class=&quot;form-control input-number&quot; name=&quot;table-side-2-72-num-copies&quot; data-deck=&quot;side&quot; data-id=&quot;2-72&quot; value=&quot;0&quot; min=&quot;0&quot; readonly /&gt;&lt;button type=&quot;button&quot; class=&quot;btn btn-outline-secondary btn-number&quot; data-type=&quot;plus&quot; data-deck=&quot;side&quot; data-id=&quot;2-72&quot;&gt;+&lt;/button&gt;&lt;/div&gt;&lt;/td&gt;&lt;/tr&gt;" calcext:value-type="string">
            <text:p>&lt;tr data-expansion="25" data-type="4" data-color="16" data-term="0"&gt;&lt;td&gt;2-72&lt;/td&gt;&lt;td&gt;サンドグラス&lt;/td&gt;&lt;td&gt;&lt;div class="input-group"&gt;&lt;button type="button" class="btn btn-outline-secondary btn-number" data-type="minus" data-deck="main" data-id="2-72" disabled&gt;-&lt;/button&gt;&lt;input type="text" class="form-control input-number" name="table-main-2-72-num-copies" data-deck="main" data-id="2-72" value="0" min="0" readonly /&gt;&lt;button type="button" class="btn btn-outline-secondary btn-number" data-type="plus" data-deck="main" data-id="2-72"&gt;+&lt;/button&gt;&lt;/div&gt;&lt;/td&gt;&lt;td&gt;&lt;div class="input-group"&gt;&lt;button type="button" class="btn btn-outline-secondary btn-number" data-type="minus" data-deck="side" data-id="2-72" disabled&gt;-&lt;/button&gt;&lt;input type="text" class="form-control input-number" name="table-side-2-72-num-copies" data-deck="side" data-id="2-72" value="0" min="0" readonly /&gt;&lt;button type="button" class="btn btn-outline-secondary btn-number" data-type="plus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O206];[$HTML.$C$1];[.$B206];[$HTML.$D$1];[.$B206];[$HTML.$E$1];[.$B206];[$HTML.$F$1];[.$B206];[$HTML.$G$1])" office:value-type="string" office:string-value="&lt;div class=&quot;container-card position-relative me-2 mb-2&quot; id=&quot;main-2-73&quot;&gt;&lt;img class=&quot;d-block&quot; width=&quot;80&quot; height=&quot;112&quot; src=&quot;https://one-draw.jp/ijinden/cardlist/002/card/02_073.png&quot; /&gt;&lt;div class=&quot;container-num-copies position-absolute bottom-0 start-0 px-1&quot; id=&quot;main-2-73-num-copies&quot;&gt;0&lt;/div&gt;&lt;button type=&quot;button&quot; class=&quot;btn btn-secondary btn-number btn-sm btn-pop position-absolute top-0 start-0&quot; data-type=&quot;minus&quot; data-deck=&quot;main&quot; data-id=&quot;2-73&quot;&gt;-&lt;/button&gt;&lt;button type=&quot;button&quot; class=&quot;btn btn-secondary btn-number btn-sm btn-push position-absolute top-0 end-0&quot; data-type=&quot;plus&quot; data-deck=&quot;main&quot; data-id=&quot;2-73&quot;&gt;+&lt;/button&gt;&lt;button type=&quot;button&quot; class=&quot;btn btn-secondary btn-number btn-sm btn-drop position-absolute bottom-0 end-0&quot; data-type=&quot;drop&quot; data-id=&quot;2-73&quot;&gt;v&lt;/button&gt;&lt;/div&gt;" calcext:value-type="string">
            <text:p>&lt;div class="container-card position-relative me-2 mb-2" id="main-2-73"&gt;&lt;img class="d-block" width="80" height="112" src="https://one-draw.jp/ijinden/cardlist/002/card/02_073.png" /&gt;&lt;div class="container-num-copies position-absolute bottom-0 start-0 px-1" id="main-2-73-num-copies"&gt;0&lt;/div&gt;&lt;button type="button" class="btn btn-secondary btn-number btn-sm btn-pop position-absolute top-0 start-0" data-type="minus" data-deck="main" data-id="2-73"&gt;-&lt;/button&gt;&lt;button type="button" class="btn btn-secondary btn-number btn-sm btn-push position-absolute top-0 end-0" data-type="plus" data-deck="main" data-id="2-73"&gt;+&lt;/button&gt;&lt;button type="button" class="btn btn-secondary btn-number btn-sm btn-drop position-absolute bottom-0 end-0" data-type="drop" data-id="2-73"&gt;v&lt;/button&gt;&lt;/div&gt;</text:p>
          </table:table-cell>
          <table:table-cell table:formula="of:=CONCATENATE([$HTML.$A$2];[.$B206];[$HTML.$B$2];[.$O206];[$HTML.$C$2];[.$B206];[$HTML.$D$2];[.$B206];[$HTML.$E$2];[.$B206];[$HTML.$F$2];[.$B206];[$HTML.$G$2])" office:value-type="string" office:string-value="&lt;div class=&quot;container-card position-relative me-2 mb-2&quot; id=&quot;side-2-73&quot;&gt;&lt;img class=&quot;d-block&quot; width=&quot;80&quot; height=&quot;112&quot; src=&quot;https://one-draw.jp/ijinden/cardlist/002/card/02_073.png&quot; /&gt;&lt;div class=&quot;container-num-copies position-absolute bottom-0 start-0 px-1&quot; id=&quot;side-2-73-num-copies&quot;&gt;0&lt;/div&gt;&lt;button type=&quot;button&quot; class=&quot;btn btn-secondary btn-number btn-sm btn-pop position-absolute top-0 start-0&quot; data-type=&quot;minus&quot; data-deck=&quot;side&quot; data-id=&quot;2-73&quot;&gt;-&lt;/button&gt;&lt;button type=&quot;button&quot; class=&quot;btn btn-secondary btn-number btn-sm btn-push position-absolute top-0 end-0&quot; data-type=&quot;plus&quot; data-deck=&quot;side&quot; data-id=&quot;2-73&quot;&gt;+&lt;/button&gt;&lt;button type=&quot;button&quot; class=&quot;btn btn-secondary btn-number btn-sm btn-raise position-absolute bottom-0 end-0&quot; data-type=&quot;raise&quot; data-id=&quot;2-73&quot;&gt;^&lt;/button&gt;&lt;/div&gt;" calcext:value-type="string">
            <text:p>&lt;div class="container-card position-relative me-2 mb-2" id="side-2-73"&gt;&lt;img class="d-block" width="80" height="112" src="https://one-draw.jp/ijinden/cardlist/002/card/02_073.png" /&gt;&lt;div class="container-num-copies position-absolute bottom-0 start-0 px-1" id="side-2-73-num-copies"&gt;0&lt;/div&gt;&lt;button type="button" class="btn btn-secondary btn-number btn-sm btn-pop position-absolute top-0 start-0" data-type="minus" data-deck="side" data-id="2-73"&gt;-&lt;/button&gt;&lt;button type="button" class="btn btn-secondary btn-number btn-sm btn-push position-absolute top-0 end-0" data-type="plus" data-deck="side" data-id="2-73"&gt;+&lt;/button&gt;&lt;button type="button" class="btn btn-secondary btn-number btn-sm btn-raise position-absolute bottom-0 end-0" data-type="raise" data-id="2-73"&gt;^&lt;/button&gt;&lt;/div&gt;</text:p>
          </table:table-cell>
          <table:table-cell table:formula="of:=CONCATENATE([$HTML.$A$3];[.F206];[$HTML.$B$3];[.H206];[$HTML.$C$3];[.J206];[$HTML.$D$3];[.N206];[$HTML.$E$3];[.B206];[$HTML.$F$3];[.D206];[$HTML.$G$3];[.B206];[$HTML.$H$3];[.B206];[$HTML.$I$3];[.B206];[$HTML.$J$3];[.B206];[$HTML.$K$3];[.B206];[$HTML.$L$3];[.B206];[$HTML.$M$3];[.B206];[$HTML.$N$3];[.B206];[$HTML.$O$3])" office:value-type="string" office:string-value="&lt;tr data-expansion=&quot;25&quot; data-type=&quot;4&quot; data-color=&quot;16&quot; data-term=&quot;0&quot;&gt;&lt;td&gt;2-73&lt;/td&gt;&lt;td&gt;シルククローク&lt;/td&gt;&lt;td&gt;&lt;div class=&quot;input-group&quot;&gt;&lt;button type=&quot;button&quot; class=&quot;btn btn-outline-secondary btn-number&quot; data-type=&quot;minus&quot; data-deck=&quot;main&quot; data-id=&quot;2-73&quot; disabled&gt;-&lt;/button&gt;&lt;input type=&quot;text&quot; class=&quot;form-control input-number&quot; name=&quot;table-main-2-73-num-copies&quot; data-deck=&quot;main&quot; data-id=&quot;2-73&quot; value=&quot;0&quot; min=&quot;0&quot; readonly /&gt;&lt;button type=&quot;button&quot; class=&quot;btn btn-outline-secondary btn-number&quot; data-type=&quot;plus&quot; data-deck=&quot;main&quot; data-id=&quot;2-73&quot;&gt;+&lt;/button&gt;&lt;/div&gt;&lt;/td&gt;&lt;td&gt;&lt;div class=&quot;input-group&quot;&gt;&lt;button type=&quot;button&quot; class=&quot;btn btn-outline-secondary btn-number&quot; data-type=&quot;minus&quot; data-deck=&quot;side&quot; data-id=&quot;2-73&quot; disabled&gt;-&lt;/button&gt;&lt;input type=&quot;text&quot; class=&quot;form-control input-number&quot; name=&quot;table-side-2-73-num-copies&quot; data-deck=&quot;side&quot; data-id=&quot;2-73&quot; value=&quot;0&quot; min=&quot;0&quot; readonly /&gt;&lt;button type=&quot;button&quot; class=&quot;btn btn-outline-secondary btn-number&quot; data-type=&quot;plus&quot; data-deck=&quot;side&quot; data-id=&quot;2-73&quot;&gt;+&lt;/button&gt;&lt;/div&gt;&lt;/td&gt;&lt;/tr&gt;" calcext:value-type="string">
            <text:p>&lt;tr data-expansion="25" data-type="4" data-color="16" data-term="0"&gt;&lt;td&gt;2-73&lt;/td&gt;&lt;td&gt;シルククローク&lt;/td&gt;&lt;td&gt;&lt;div class="input-group"&gt;&lt;button type="button" class="btn btn-outline-secondary btn-number" data-type="minus" data-deck="main" data-id="2-73" disabled&gt;-&lt;/button&gt;&lt;input type="text" class="form-control input-number" name="table-main-2-73-num-copies" data-deck="main" data-id="2-73" value="0" min="0" readonly /&gt;&lt;button type="button" class="btn btn-outline-secondary btn-number" data-type="plus" data-deck="main" data-id="2-73"&gt;+&lt;/button&gt;&lt;/div&gt;&lt;/td&gt;&lt;td&gt;&lt;div class="input-group"&gt;&lt;button type="button" class="btn btn-outline-secondary btn-number" data-type="minus" data-deck="side" data-id="2-73" disabled&gt;-&lt;/button&gt;&lt;input type="text" class="form-control input-number" name="table-side-2-73-num-copies" data-deck="side" data-id="2-73" value="0" min="0" readonly /&gt;&lt;button type="button" class="btn btn-outline-secondary btn-number" data-type="plus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O207];[$HTML.$C$1];[.$B207];[$HTML.$D$1];[.$B207];[$HTML.$E$1];[.$B207];[$HTML.$F$1];[.$B207];[$HTML.$G$1])" office:value-type="string" office:string-value="&lt;div class=&quot;container-card position-relative me-2 mb-2&quot; id=&quot;main-2-74&quot;&gt;&lt;img class=&quot;d-block&quot; width=&quot;80&quot; height=&quot;112&quot; src=&quot;https://one-draw.jp/ijinden/cardlist/002/card/02_074.png&quot; /&gt;&lt;div class=&quot;container-num-copies position-absolute bottom-0 start-0 px-1&quot; id=&quot;main-2-74-num-copies&quot;&gt;0&lt;/div&gt;&lt;button type=&quot;button&quot; class=&quot;btn btn-secondary btn-number btn-sm btn-pop position-absolute top-0 start-0&quot; data-type=&quot;minus&quot; data-deck=&quot;main&quot; data-id=&quot;2-74&quot;&gt;-&lt;/button&gt;&lt;button type=&quot;button&quot; class=&quot;btn btn-secondary btn-number btn-sm btn-push position-absolute top-0 end-0&quot; data-type=&quot;plus&quot; data-deck=&quot;main&quot; data-id=&quot;2-74&quot;&gt;+&lt;/button&gt;&lt;button type=&quot;button&quot; class=&quot;btn btn-secondary btn-number btn-sm btn-drop position-absolute bottom-0 end-0&quot; data-type=&quot;drop&quot; data-id=&quot;2-74&quot;&gt;v&lt;/button&gt;&lt;/div&gt;" calcext:value-type="string">
            <text:p>&lt;div class="container-card position-relative me-2 mb-2" id="main-2-74"&gt;&lt;img class="d-block" width="80" height="112" src="https://one-draw.jp/ijinden/cardlist/002/card/02_074.png" /&gt;&lt;div class="container-num-copies position-absolute bottom-0 start-0 px-1" id="main-2-74-num-copies"&gt;0&lt;/div&gt;&lt;button type="button" class="btn btn-secondary btn-number btn-sm btn-pop position-absolute top-0 start-0" data-type="minus" data-deck="main" data-id="2-74"&gt;-&lt;/button&gt;&lt;button type="button" class="btn btn-secondary btn-number btn-sm btn-push position-absolute top-0 end-0" data-type="plus" data-deck="main" data-id="2-74"&gt;+&lt;/button&gt;&lt;button type="button" class="btn btn-secondary btn-number btn-sm btn-drop position-absolute bottom-0 end-0" data-type="drop" data-id="2-74"&gt;v&lt;/button&gt;&lt;/div&gt;</text:p>
          </table:table-cell>
          <table:table-cell table:formula="of:=CONCATENATE([$HTML.$A$2];[.$B207];[$HTML.$B$2];[.$O207];[$HTML.$C$2];[.$B207];[$HTML.$D$2];[.$B207];[$HTML.$E$2];[.$B207];[$HTML.$F$2];[.$B207];[$HTML.$G$2])" office:value-type="string" office:string-value="&lt;div class=&quot;container-card position-relative me-2 mb-2&quot; id=&quot;side-2-74&quot;&gt;&lt;img class=&quot;d-block&quot; width=&quot;80&quot; height=&quot;112&quot; src=&quot;https://one-draw.jp/ijinden/cardlist/002/card/02_074.png&quot; /&gt;&lt;div class=&quot;container-num-copies position-absolute bottom-0 start-0 px-1&quot; id=&quot;side-2-74-num-copies&quot;&gt;0&lt;/div&gt;&lt;button type=&quot;button&quot; class=&quot;btn btn-secondary btn-number btn-sm btn-pop position-absolute top-0 start-0&quot; data-type=&quot;minus&quot; data-deck=&quot;side&quot; data-id=&quot;2-74&quot;&gt;-&lt;/button&gt;&lt;button type=&quot;button&quot; class=&quot;btn btn-secondary btn-number btn-sm btn-push position-absolute top-0 end-0&quot; data-type=&quot;plus&quot; data-deck=&quot;side&quot; data-id=&quot;2-74&quot;&gt;+&lt;/button&gt;&lt;button type=&quot;button&quot; class=&quot;btn btn-secondary btn-number btn-sm btn-raise position-absolute bottom-0 end-0&quot; data-type=&quot;raise&quot; data-id=&quot;2-74&quot;&gt;^&lt;/button&gt;&lt;/div&gt;" calcext:value-type="string">
            <text:p>&lt;div class="container-card position-relative me-2 mb-2" id="side-2-74"&gt;&lt;img class="d-block" width="80" height="112" src="https://one-draw.jp/ijinden/cardlist/002/card/02_074.png" /&gt;&lt;div class="container-num-copies position-absolute bottom-0 start-0 px-1" id="side-2-74-num-copies"&gt;0&lt;/div&gt;&lt;button type="button" class="btn btn-secondary btn-number btn-sm btn-pop position-absolute top-0 start-0" data-type="minus" data-deck="side" data-id="2-74"&gt;-&lt;/button&gt;&lt;button type="button" class="btn btn-secondary btn-number btn-sm btn-push position-absolute top-0 end-0" data-type="plus" data-deck="side" data-id="2-74"&gt;+&lt;/button&gt;&lt;button type="button" class="btn btn-secondary btn-number btn-sm btn-raise position-absolute bottom-0 end-0" data-type="raise" data-id="2-74"&gt;^&lt;/button&gt;&lt;/div&gt;</text:p>
          </table:table-cell>
          <table:table-cell table:formula="of:=CONCATENATE([$HTML.$A$3];[.F207];[$HTML.$B$3];[.H207];[$HTML.$C$3];[.J207];[$HTML.$D$3];[.N207];[$HTML.$E$3];[.B207];[$HTML.$F$3];[.D207];[$HTML.$G$3];[.B207];[$HTML.$H$3];[.B207];[$HTML.$I$3];[.B207];[$HTML.$J$3];[.B207];[$HTML.$K$3];[.B207];[$HTML.$L$3];[.B207];[$HTML.$M$3];[.B207];[$HTML.$N$3];[.B207];[$HTML.$O$3])" office:value-type="string" office:string-value="&lt;tr data-expansion=&quot;25&quot; data-type=&quot;4&quot; data-color=&quot;16&quot; data-term=&quot;0&quot;&gt;&lt;td&gt;2-74&lt;/td&gt;&lt;td&gt;イエローオーブ&lt;/td&gt;&lt;td&gt;&lt;div class=&quot;input-group&quot;&gt;&lt;button type=&quot;button&quot; class=&quot;btn btn-outline-secondary btn-number&quot; data-type=&quot;minus&quot; data-deck=&quot;main&quot; data-id=&quot;2-74&quot; disabled&gt;-&lt;/button&gt;&lt;input type=&quot;text&quot; class=&quot;form-control input-number&quot; name=&quot;table-main-2-74-num-copies&quot; data-deck=&quot;main&quot; data-id=&quot;2-74&quot; value=&quot;0&quot; min=&quot;0&quot; readonly /&gt;&lt;button type=&quot;button&quot; class=&quot;btn btn-outline-secondary btn-number&quot; data-type=&quot;plus&quot; data-deck=&quot;main&quot; data-id=&quot;2-74&quot;&gt;+&lt;/button&gt;&lt;/div&gt;&lt;/td&gt;&lt;td&gt;&lt;div class=&quot;input-group&quot;&gt;&lt;button type=&quot;button&quot; class=&quot;btn btn-outline-secondary btn-number&quot; data-type=&quot;minus&quot; data-deck=&quot;side&quot; data-id=&quot;2-74&quot; disabled&gt;-&lt;/button&gt;&lt;input type=&quot;text&quot; class=&quot;form-control input-number&quot; name=&quot;table-side-2-74-num-copies&quot; data-deck=&quot;side&quot; data-id=&quot;2-74&quot; value=&quot;0&quot; min=&quot;0&quot; readonly /&gt;&lt;button type=&quot;button&quot; class=&quot;btn btn-outline-secondary btn-number&quot; data-type=&quot;plus&quot; data-deck=&quot;side&quot; data-id=&quot;2-74&quot;&gt;+&lt;/button&gt;&lt;/div&gt;&lt;/td&gt;&lt;/tr&gt;" calcext:value-type="string">
            <text:p>&lt;tr data-expansion="25" data-type="4" data-color="16" data-term="0"&gt;&lt;td&gt;2-74&lt;/td&gt;&lt;td&gt;イエローオーブ&lt;/td&gt;&lt;td&gt;&lt;div class="input-group"&gt;&lt;button type="button" class="btn btn-outline-secondary btn-number" data-type="minus" data-deck="main" data-id="2-74" disabled&gt;-&lt;/button&gt;&lt;input type="text" class="form-control input-number" name="table-main-2-74-num-copies" data-deck="main" data-id="2-74" value="0" min="0" readonly /&gt;&lt;button type="button" class="btn btn-outline-secondary btn-number" data-type="plus" data-deck="main" data-id="2-74"&gt;+&lt;/button&gt;&lt;/div&gt;&lt;/td&gt;&lt;td&gt;&lt;div class="input-group"&gt;&lt;button type="button" class="btn btn-outline-secondary btn-number" data-type="minus" data-deck="side" data-id="2-74" disabled&gt;-&lt;/button&gt;&lt;input type="text" class="form-control input-number" name="table-side-2-74-num-copies" data-deck="side" data-id="2-74" value="0" min="0" readonly /&gt;&lt;button type="button" class="btn btn-outline-secondary btn-number" data-type="plus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O208];[$HTML.$C$1];[.$B208];[$HTML.$D$1];[.$B208];[$HTML.$E$1];[.$B208];[$HTML.$F$1];[.$B208];[$HTML.$G$1])" office:value-type="string" office:string-value="&lt;div class=&quot;container-card position-relative me-2 mb-2&quot; id=&quot;main-2-75&quot;&gt;&lt;img class=&quot;d-block&quot; width=&quot;80&quot; height=&quot;112&quot; src=&quot;https://one-draw.jp/ijinden/cardlist/002/card/02_075.png&quot; /&gt;&lt;div class=&quot;container-num-copies position-absolute bottom-0 start-0 px-1&quot; id=&quot;main-2-75-num-copies&quot;&gt;0&lt;/div&gt;&lt;button type=&quot;button&quot; class=&quot;btn btn-secondary btn-number btn-sm btn-pop position-absolute top-0 start-0&quot; data-type=&quot;minus&quot; data-deck=&quot;main&quot; data-id=&quot;2-75&quot;&gt;-&lt;/button&gt;&lt;button type=&quot;button&quot; class=&quot;btn btn-secondary btn-number btn-sm btn-push position-absolute top-0 end-0&quot; data-type=&quot;plus&quot; data-deck=&quot;main&quot; data-id=&quot;2-75&quot;&gt;+&lt;/button&gt;&lt;button type=&quot;button&quot; class=&quot;btn btn-secondary btn-number btn-sm btn-drop position-absolute bottom-0 end-0&quot; data-type=&quot;drop&quot; data-id=&quot;2-75&quot;&gt;v&lt;/button&gt;&lt;/div&gt;" calcext:value-type="string">
            <text:p>&lt;div class="container-card position-relative me-2 mb-2" id="main-2-75"&gt;&lt;img class="d-block" width="80" height="112" src="https://one-draw.jp/ijinden/cardlist/002/card/02_075.png" /&gt;&lt;div class="container-num-copies position-absolute bottom-0 start-0 px-1" id="main-2-75-num-copies"&gt;0&lt;/div&gt;&lt;button type="button" class="btn btn-secondary btn-number btn-sm btn-pop position-absolute top-0 start-0" data-type="minus" data-deck="main" data-id="2-75"&gt;-&lt;/button&gt;&lt;button type="button" class="btn btn-secondary btn-number btn-sm btn-push position-absolute top-0 end-0" data-type="plus" data-deck="main" data-id="2-75"&gt;+&lt;/button&gt;&lt;button type="button" class="btn btn-secondary btn-number btn-sm btn-drop position-absolute bottom-0 end-0" data-type="drop" data-id="2-75"&gt;v&lt;/button&gt;&lt;/div&gt;</text:p>
          </table:table-cell>
          <table:table-cell table:formula="of:=CONCATENATE([$HTML.$A$2];[.$B208];[$HTML.$B$2];[.$O208];[$HTML.$C$2];[.$B208];[$HTML.$D$2];[.$B208];[$HTML.$E$2];[.$B208];[$HTML.$F$2];[.$B208];[$HTML.$G$2])" office:value-type="string" office:string-value="&lt;div class=&quot;container-card position-relative me-2 mb-2&quot; id=&quot;side-2-75&quot;&gt;&lt;img class=&quot;d-block&quot; width=&quot;80&quot; height=&quot;112&quot; src=&quot;https://one-draw.jp/ijinden/cardlist/002/card/02_075.png&quot; /&gt;&lt;div class=&quot;container-num-copies position-absolute bottom-0 start-0 px-1&quot; id=&quot;side-2-75-num-copies&quot;&gt;0&lt;/div&gt;&lt;button type=&quot;button&quot; class=&quot;btn btn-secondary btn-number btn-sm btn-pop position-absolute top-0 start-0&quot; data-type=&quot;minus&quot; data-deck=&quot;side&quot; data-id=&quot;2-75&quot;&gt;-&lt;/button&gt;&lt;button type=&quot;button&quot; class=&quot;btn btn-secondary btn-number btn-sm btn-push position-absolute top-0 end-0&quot; data-type=&quot;plus&quot; data-deck=&quot;side&quot; data-id=&quot;2-75&quot;&gt;+&lt;/button&gt;&lt;button type=&quot;button&quot; class=&quot;btn btn-secondary btn-number btn-sm btn-raise position-absolute bottom-0 end-0&quot; data-type=&quot;raise&quot; data-id=&quot;2-75&quot;&gt;^&lt;/button&gt;&lt;/div&gt;" calcext:value-type="string">
            <text:p>&lt;div class="container-card position-relative me-2 mb-2" id="side-2-75"&gt;&lt;img class="d-block" width="80" height="112" src="https://one-draw.jp/ijinden/cardlist/002/card/02_075.png" /&gt;&lt;div class="container-num-copies position-absolute bottom-0 start-0 px-1" id="side-2-75-num-copies"&gt;0&lt;/div&gt;&lt;button type="button" class="btn btn-secondary btn-number btn-sm btn-pop position-absolute top-0 start-0" data-type="minus" data-deck="side" data-id="2-75"&gt;-&lt;/button&gt;&lt;button type="button" class="btn btn-secondary btn-number btn-sm btn-push position-absolute top-0 end-0" data-type="plus" data-deck="side" data-id="2-75"&gt;+&lt;/button&gt;&lt;button type="button" class="btn btn-secondary btn-number btn-sm btn-raise position-absolute bottom-0 end-0" data-type="raise" data-id="2-75"&gt;^&lt;/button&gt;&lt;/div&gt;</text:p>
          </table:table-cell>
          <table:table-cell table:formula="of:=CONCATENATE([$HTML.$A$3];[.F208];[$HTML.$B$3];[.H208];[$HTML.$C$3];[.J208];[$HTML.$D$3];[.N208];[$HTML.$E$3];[.B208];[$HTML.$F$3];[.D208];[$HTML.$G$3];[.B208];[$HTML.$H$3];[.B208];[$HTML.$I$3];[.B208];[$HTML.$J$3];[.B208];[$HTML.$K$3];[.B208];[$HTML.$L$3];[.B208];[$HTML.$M$3];[.B208];[$HTML.$N$3];[.B208];[$HTML.$O$3])" office:value-type="string" office:string-value="&lt;tr data-expansion=&quot;25&quot; data-type=&quot;4&quot; data-color=&quot;18&quot; data-term=&quot;0&quot;&gt;&lt;td&gt;2-75&lt;/td&gt;&lt;td&gt;RYマーブルストーン&lt;/td&gt;&lt;td&gt;&lt;div class=&quot;input-group&quot;&gt;&lt;button type=&quot;button&quot; class=&quot;btn btn-outline-secondary btn-number&quot; data-type=&quot;minus&quot; data-deck=&quot;main&quot; data-id=&quot;2-75&quot; disabled&gt;-&lt;/button&gt;&lt;input type=&quot;text&quot; class=&quot;form-control input-number&quot; name=&quot;table-main-2-75-num-copies&quot; data-deck=&quot;main&quot; data-id=&quot;2-75&quot; value=&quot;0&quot; min=&quot;0&quot; readonly /&gt;&lt;button type=&quot;button&quot; class=&quot;btn btn-outline-secondary btn-number&quot; data-type=&quot;plus&quot; data-deck=&quot;main&quot; data-id=&quot;2-75&quot;&gt;+&lt;/button&gt;&lt;/div&gt;&lt;/td&gt;&lt;td&gt;&lt;div class=&quot;input-group&quot;&gt;&lt;button type=&quot;button&quot; class=&quot;btn btn-outline-secondary btn-number&quot; data-type=&quot;minus&quot; data-deck=&quot;side&quot; data-id=&quot;2-75&quot; disabled&gt;-&lt;/button&gt;&lt;input type=&quot;text&quot; class=&quot;form-control input-number&quot; name=&quot;table-side-2-75-num-copies&quot; data-deck=&quot;side&quot; data-id=&quot;2-75&quot; value=&quot;0&quot; min=&quot;0&quot; readonly /&gt;&lt;button type=&quot;button&quot; class=&quot;btn btn-outline-secondary btn-number&quot; data-type=&quot;plus&quot; data-deck=&quot;side&quot; data-id=&quot;2-75&quot;&gt;+&lt;/button&gt;&lt;/div&gt;&lt;/td&gt;&lt;/tr&gt;" calcext:value-type="string">
            <text:p>&lt;tr data-expansion="25" data-type="4" data-color="18" data-term="0"&gt;&lt;td&gt;2-75&lt;/td&gt;&lt;td&gt;RYマーブルストーン&lt;/td&gt;&lt;td&gt;&lt;div class="input-group"&gt;&lt;button type="button" class="btn btn-outline-secondary btn-number" data-type="minus" data-deck="main" data-id="2-75" disabled&gt;-&lt;/button&gt;&lt;input type="text" class="form-control input-number" name="table-main-2-75-num-copies" data-deck="main" data-id="2-75" value="0" min="0" readonly /&gt;&lt;button type="button" class="btn btn-outline-secondary btn-number" data-type="plus" data-deck="main" data-id="2-75"&gt;+&lt;/button&gt;&lt;/div&gt;&lt;/td&gt;&lt;td&gt;&lt;div class="input-group"&gt;&lt;button type="button" class="btn btn-outline-secondary btn-number" data-type="minus" data-deck="side" data-id="2-75" disabled&gt;-&lt;/button&gt;&lt;input type="text" class="form-control input-number" name="table-side-2-75-num-copies" data-deck="side" data-id="2-75" value="0" min="0" readonly /&gt;&lt;button type="button" class="btn btn-outline-secondary btn-number" data-type="plus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O209];[$HTML.$C$1];[.$B209];[$HTML.$D$1];[.$B209];[$HTML.$E$1];[.$B209];[$HTML.$F$1];[.$B209];[$HTML.$G$1])" office:value-type="string" office:string-value="&lt;div class=&quot;container-card position-relative me-2 mb-2&quot; id=&quot;main-2-76&quot;&gt;&lt;img class=&quot;d-block&quot; width=&quot;80&quot; height=&quot;112&quot; src=&quot;https://one-draw.jp/ijinden/cardlist/002/card/02_076.png&quot; /&gt;&lt;div class=&quot;container-num-copies position-absolute bottom-0 start-0 px-1&quot; id=&quot;main-2-76-num-copies&quot;&gt;0&lt;/div&gt;&lt;button type=&quot;button&quot; class=&quot;btn btn-secondary btn-number btn-sm btn-pop position-absolute top-0 start-0&quot; data-type=&quot;minus&quot; data-deck=&quot;main&quot; data-id=&quot;2-76&quot;&gt;-&lt;/button&gt;&lt;button type=&quot;button&quot; class=&quot;btn btn-secondary btn-number btn-sm btn-push position-absolute top-0 end-0&quot; data-type=&quot;plus&quot; data-deck=&quot;main&quot; data-id=&quot;2-76&quot;&gt;+&lt;/button&gt;&lt;button type=&quot;button&quot; class=&quot;btn btn-secondary btn-number btn-sm btn-drop position-absolute bottom-0 end-0&quot; data-type=&quot;drop&quot; data-id=&quot;2-76&quot;&gt;v&lt;/button&gt;&lt;/div&gt;" calcext:value-type="string">
            <text:p>&lt;div class="container-card position-relative me-2 mb-2" id="main-2-76"&gt;&lt;img class="d-block" width="80" height="112" src="https://one-draw.jp/ijinden/cardlist/002/card/02_076.png" /&gt;&lt;div class="container-num-copies position-absolute bottom-0 start-0 px-1" id="main-2-76-num-copies"&gt;0&lt;/div&gt;&lt;button type="button" class="btn btn-secondary btn-number btn-sm btn-pop position-absolute top-0 start-0" data-type="minus" data-deck="main" data-id="2-76"&gt;-&lt;/button&gt;&lt;button type="button" class="btn btn-secondary btn-number btn-sm btn-push position-absolute top-0 end-0" data-type="plus" data-deck="main" data-id="2-76"&gt;+&lt;/button&gt;&lt;button type="button" class="btn btn-secondary btn-number btn-sm btn-drop position-absolute bottom-0 end-0" data-type="drop" data-id="2-76"&gt;v&lt;/button&gt;&lt;/div&gt;</text:p>
          </table:table-cell>
          <table:table-cell table:formula="of:=CONCATENATE([$HTML.$A$2];[.$B209];[$HTML.$B$2];[.$O209];[$HTML.$C$2];[.$B209];[$HTML.$D$2];[.$B209];[$HTML.$E$2];[.$B209];[$HTML.$F$2];[.$B209];[$HTML.$G$2])" office:value-type="string" office:string-value="&lt;div class=&quot;container-card position-relative me-2 mb-2&quot; id=&quot;side-2-76&quot;&gt;&lt;img class=&quot;d-block&quot; width=&quot;80&quot; height=&quot;112&quot; src=&quot;https://one-draw.jp/ijinden/cardlist/002/card/02_076.png&quot; /&gt;&lt;div class=&quot;container-num-copies position-absolute bottom-0 start-0 px-1&quot; id=&quot;side-2-76-num-copies&quot;&gt;0&lt;/div&gt;&lt;button type=&quot;button&quot; class=&quot;btn btn-secondary btn-number btn-sm btn-pop position-absolute top-0 start-0&quot; data-type=&quot;minus&quot; data-deck=&quot;side&quot; data-id=&quot;2-76&quot;&gt;-&lt;/button&gt;&lt;button type=&quot;button&quot; class=&quot;btn btn-secondary btn-number btn-sm btn-push position-absolute top-0 end-0&quot; data-type=&quot;plus&quot; data-deck=&quot;side&quot; data-id=&quot;2-76&quot;&gt;+&lt;/button&gt;&lt;button type=&quot;button&quot; class=&quot;btn btn-secondary btn-number btn-sm btn-raise position-absolute bottom-0 end-0&quot; data-type=&quot;raise&quot; data-id=&quot;2-76&quot;&gt;^&lt;/button&gt;&lt;/div&gt;" calcext:value-type="string">
            <text:p>&lt;div class="container-card position-relative me-2 mb-2" id="side-2-76"&gt;&lt;img class="d-block" width="80" height="112" src="https://one-draw.jp/ijinden/cardlist/002/card/02_076.png" /&gt;&lt;div class="container-num-copies position-absolute bottom-0 start-0 px-1" id="side-2-76-num-copies"&gt;0&lt;/div&gt;&lt;button type="button" class="btn btn-secondary btn-number btn-sm btn-pop position-absolute top-0 start-0" data-type="minus" data-deck="side" data-id="2-76"&gt;-&lt;/button&gt;&lt;button type="button" class="btn btn-secondary btn-number btn-sm btn-push position-absolute top-0 end-0" data-type="plus" data-deck="side" data-id="2-76"&gt;+&lt;/button&gt;&lt;button type="button" class="btn btn-secondary btn-number btn-sm btn-raise position-absolute bottom-0 end-0" data-type="raise" data-id="2-76"&gt;^&lt;/button&gt;&lt;/div&gt;</text:p>
          </table:table-cell>
          <table:table-cell table:formula="of:=CONCATENATE([$HTML.$A$3];[.F209];[$HTML.$B$3];[.H209];[$HTML.$C$3];[.J209];[$HTML.$D$3];[.N209];[$HTML.$E$3];[.B209];[$HTML.$F$3];[.D209];[$HTML.$G$3];[.B209];[$HTML.$H$3];[.B209];[$HTML.$I$3];[.B209];[$HTML.$J$3];[.B209];[$HTML.$K$3];[.B209];[$HTML.$L$3];[.B209];[$HTML.$M$3];[.B209];[$HTML.$N$3];[.B209];[$HTML.$O$3])" office:value-type="string" office:string-value="&lt;tr data-expansion=&quot;25&quot; data-type=&quot;4&quot; data-color=&quot;20&quot; data-term=&quot;0&quot;&gt;&lt;td&gt;2-76&lt;/td&gt;&lt;td&gt;BYマーブルストーン&lt;/td&gt;&lt;td&gt;&lt;div class=&quot;input-group&quot;&gt;&lt;button type=&quot;button&quot; class=&quot;btn btn-outline-secondary btn-number&quot; data-type=&quot;minus&quot; data-deck=&quot;main&quot; data-id=&quot;2-76&quot; disabled&gt;-&lt;/button&gt;&lt;input type=&quot;text&quot; class=&quot;form-control input-number&quot; name=&quot;table-main-2-76-num-copies&quot; data-deck=&quot;main&quot; data-id=&quot;2-76&quot; value=&quot;0&quot; min=&quot;0&quot; readonly /&gt;&lt;button type=&quot;button&quot; class=&quot;btn btn-outline-secondary btn-number&quot; data-type=&quot;plus&quot; data-deck=&quot;main&quot; data-id=&quot;2-76&quot;&gt;+&lt;/button&gt;&lt;/div&gt;&lt;/td&gt;&lt;td&gt;&lt;div class=&quot;input-group&quot;&gt;&lt;button type=&quot;button&quot; class=&quot;btn btn-outline-secondary btn-number&quot; data-type=&quot;minus&quot; data-deck=&quot;side&quot; data-id=&quot;2-76&quot; disabled&gt;-&lt;/button&gt;&lt;input type=&quot;text&quot; class=&quot;form-control input-number&quot; name=&quot;table-side-2-76-num-copies&quot; data-deck=&quot;side&quot; data-id=&quot;2-76&quot; value=&quot;0&quot; min=&quot;0&quot; readonly /&gt;&lt;button type=&quot;button&quot; class=&quot;btn btn-outline-secondary btn-number&quot; data-type=&quot;plus&quot; data-deck=&quot;side&quot; data-id=&quot;2-76&quot;&gt;+&lt;/button&gt;&lt;/div&gt;&lt;/td&gt;&lt;/tr&gt;" calcext:value-type="string">
            <text:p>&lt;tr data-expansion="25" data-type="4" data-color="20" data-term="0"&gt;&lt;td&gt;2-76&lt;/td&gt;&lt;td&gt;BYマーブルストーン&lt;/td&gt;&lt;td&gt;&lt;div class="input-group"&gt;&lt;button type="button" class="btn btn-outline-secondary btn-number" data-type="minus" data-deck="main" data-id="2-76" disabled&gt;-&lt;/button&gt;&lt;input type="text" class="form-control input-number" name="table-main-2-76-num-copies" data-deck="main" data-id="2-76" value="0" min="0" readonly /&gt;&lt;button type="button" class="btn btn-outline-secondary btn-number" data-type="plus" data-deck="main" data-id="2-76"&gt;+&lt;/button&gt;&lt;/div&gt;&lt;/td&gt;&lt;td&gt;&lt;div class="input-group"&gt;&lt;button type="button" class="btn btn-outline-secondary btn-number" data-type="minus" data-deck="side" data-id="2-76" disabled&gt;-&lt;/button&gt;&lt;input type="text" class="form-control input-number" name="table-side-2-76-num-copies" data-deck="side" data-id="2-76" value="0" min="0" readonly /&gt;&lt;button type="button" class="btn btn-outline-secondary btn-number" data-type="plus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O210];[$HTML.$C$1];[.$B210];[$HTML.$D$1];[.$B210];[$HTML.$E$1];[.$B210];[$HTML.$F$1];[.$B210];[$HTML.$G$1])" office:value-type="string" office:string-value="&lt;div class=&quot;container-card position-relative me-2 mb-2&quot; id=&quot;main-2-77&quot;&gt;&lt;img class=&quot;d-block&quot; width=&quot;80&quot; height=&quot;112&quot; src=&quot;https://one-draw.jp/ijinden/cardlist/002/card/02_077.png&quot; /&gt;&lt;div class=&quot;container-num-copies position-absolute bottom-0 start-0 px-1&quot; id=&quot;main-2-77-num-copies&quot;&gt;0&lt;/div&gt;&lt;button type=&quot;button&quot; class=&quot;btn btn-secondary btn-number btn-sm btn-pop position-absolute top-0 start-0&quot; data-type=&quot;minus&quot; data-deck=&quot;main&quot; data-id=&quot;2-77&quot;&gt;-&lt;/button&gt;&lt;button type=&quot;button&quot; class=&quot;btn btn-secondary btn-number btn-sm btn-push position-absolute top-0 end-0&quot; data-type=&quot;plus&quot; data-deck=&quot;main&quot; data-id=&quot;2-77&quot;&gt;+&lt;/button&gt;&lt;button type=&quot;button&quot; class=&quot;btn btn-secondary btn-number btn-sm btn-drop position-absolute bottom-0 end-0&quot; data-type=&quot;drop&quot; data-id=&quot;2-77&quot;&gt;v&lt;/button&gt;&lt;/div&gt;" calcext:value-type="string">
            <text:p>&lt;div class="container-card position-relative me-2 mb-2" id="main-2-77"&gt;&lt;img class="d-block" width="80" height="112" src="https://one-draw.jp/ijinden/cardlist/002/card/02_077.png" /&gt;&lt;div class="container-num-copies position-absolute bottom-0 start-0 px-1" id="main-2-77-num-copies"&gt;0&lt;/div&gt;&lt;button type="button" class="btn btn-secondary btn-number btn-sm btn-pop position-absolute top-0 start-0" data-type="minus" data-deck="main" data-id="2-77"&gt;-&lt;/button&gt;&lt;button type="button" class="btn btn-secondary btn-number btn-sm btn-push position-absolute top-0 end-0" data-type="plus" data-deck="main" data-id="2-77"&gt;+&lt;/button&gt;&lt;button type="button" class="btn btn-secondary btn-number btn-sm btn-drop position-absolute bottom-0 end-0" data-type="drop" data-id="2-77"&gt;v&lt;/button&gt;&lt;/div&gt;</text:p>
          </table:table-cell>
          <table:table-cell table:formula="of:=CONCATENATE([$HTML.$A$2];[.$B210];[$HTML.$B$2];[.$O210];[$HTML.$C$2];[.$B210];[$HTML.$D$2];[.$B210];[$HTML.$E$2];[.$B210];[$HTML.$F$2];[.$B210];[$HTML.$G$2])" office:value-type="string" office:string-value="&lt;div class=&quot;container-card position-relative me-2 mb-2&quot; id=&quot;side-2-77&quot;&gt;&lt;img class=&quot;d-block&quot; width=&quot;80&quot; height=&quot;112&quot; src=&quot;https://one-draw.jp/ijinden/cardlist/002/card/02_077.png&quot; /&gt;&lt;div class=&quot;container-num-copies position-absolute bottom-0 start-0 px-1&quot; id=&quot;side-2-77-num-copies&quot;&gt;0&lt;/div&gt;&lt;button type=&quot;button&quot; class=&quot;btn btn-secondary btn-number btn-sm btn-pop position-absolute top-0 start-0&quot; data-type=&quot;minus&quot; data-deck=&quot;side&quot; data-id=&quot;2-77&quot;&gt;-&lt;/button&gt;&lt;button type=&quot;button&quot; class=&quot;btn btn-secondary btn-number btn-sm btn-push position-absolute top-0 end-0&quot; data-type=&quot;plus&quot; data-deck=&quot;side&quot; data-id=&quot;2-77&quot;&gt;+&lt;/button&gt;&lt;button type=&quot;button&quot; class=&quot;btn btn-secondary btn-number btn-sm btn-raise position-absolute bottom-0 end-0&quot; data-type=&quot;raise&quot; data-id=&quot;2-77&quot;&gt;^&lt;/button&gt;&lt;/div&gt;" calcext:value-type="string">
            <text:p>&lt;div class="container-card position-relative me-2 mb-2" id="side-2-77"&gt;&lt;img class="d-block" width="80" height="112" src="https://one-draw.jp/ijinden/cardlist/002/card/02_077.png" /&gt;&lt;div class="container-num-copies position-absolute bottom-0 start-0 px-1" id="side-2-77-num-copies"&gt;0&lt;/div&gt;&lt;button type="button" class="btn btn-secondary btn-number btn-sm btn-pop position-absolute top-0 start-0" data-type="minus" data-deck="side" data-id="2-77"&gt;-&lt;/button&gt;&lt;button type="button" class="btn btn-secondary btn-number btn-sm btn-push position-absolute top-0 end-0" data-type="plus" data-deck="side" data-id="2-77"&gt;+&lt;/button&gt;&lt;button type="button" class="btn btn-secondary btn-number btn-sm btn-raise position-absolute bottom-0 end-0" data-type="raise" data-id="2-77"&gt;^&lt;/button&gt;&lt;/div&gt;</text:p>
          </table:table-cell>
          <table:table-cell table:formula="of:=CONCATENATE([$HTML.$A$3];[.F210];[$HTML.$B$3];[.H210];[$HTML.$C$3];[.J210];[$HTML.$D$3];[.N210];[$HTML.$E$3];[.B210];[$HTML.$F$3];[.D210];[$HTML.$G$3];[.B210];[$HTML.$H$3];[.B210];[$HTML.$I$3];[.B210];[$HTML.$J$3];[.B210];[$HTML.$K$3];[.B210];[$HTML.$L$3];[.B210];[$HTML.$M$3];[.B210];[$HTML.$N$3];[.B210];[$HTML.$O$3])" office:value-type="string" office:string-value="&lt;tr data-expansion=&quot;25&quot; data-type=&quot;4&quot; data-color=&quot;24&quot; data-term=&quot;0&quot;&gt;&lt;td&gt;2-77&lt;/td&gt;&lt;td&gt;GYマーブルストーン&lt;/td&gt;&lt;td&gt;&lt;div class=&quot;input-group&quot;&gt;&lt;button type=&quot;button&quot; class=&quot;btn btn-outline-secondary btn-number&quot; data-type=&quot;minus&quot; data-deck=&quot;main&quot; data-id=&quot;2-77&quot; disabled&gt;-&lt;/button&gt;&lt;input type=&quot;text&quot; class=&quot;form-control input-number&quot; name=&quot;table-main-2-77-num-copies&quot; data-deck=&quot;main&quot; data-id=&quot;2-77&quot; value=&quot;0&quot; min=&quot;0&quot; readonly /&gt;&lt;button type=&quot;button&quot; class=&quot;btn btn-outline-secondary btn-number&quot; data-type=&quot;plus&quot; data-deck=&quot;main&quot; data-id=&quot;2-77&quot;&gt;+&lt;/button&gt;&lt;/div&gt;&lt;/td&gt;&lt;td&gt;&lt;div class=&quot;input-group&quot;&gt;&lt;button type=&quot;button&quot; class=&quot;btn btn-outline-secondary btn-number&quot; data-type=&quot;minus&quot; data-deck=&quot;side&quot; data-id=&quot;2-77&quot; disabled&gt;-&lt;/button&gt;&lt;input type=&quot;text&quot; class=&quot;form-control input-number&quot; name=&quot;table-side-2-77-num-copies&quot; data-deck=&quot;side&quot; data-id=&quot;2-77&quot; value=&quot;0&quot; min=&quot;0&quot; readonly /&gt;&lt;button type=&quot;button&quot; class=&quot;btn btn-outline-secondary btn-number&quot; data-type=&quot;plus&quot; data-deck=&quot;side&quot; data-id=&quot;2-77&quot;&gt;+&lt;/button&gt;&lt;/div&gt;&lt;/td&gt;&lt;/tr&gt;" calcext:value-type="string">
            <text:p>&lt;tr data-expansion="25" data-type="4" data-color="24" data-term="0"&gt;&lt;td&gt;2-77&lt;/td&gt;&lt;td&gt;GYマーブルストーン&lt;/td&gt;&lt;td&gt;&lt;div class="input-group"&gt;&lt;button type="button" class="btn btn-outline-secondary btn-number" data-type="minus" data-deck="main" data-id="2-77" disabled&gt;-&lt;/button&gt;&lt;input type="text" class="form-control input-number" name="table-main-2-77-num-copies" data-deck="main" data-id="2-77" value="0" min="0" readonly /&gt;&lt;button type="button" class="btn btn-outline-secondary btn-number" data-type="plus" data-deck="main" data-id="2-77"&gt;+&lt;/button&gt;&lt;/div&gt;&lt;/td&gt;&lt;td&gt;&lt;div class="input-group"&gt;&lt;button type="button" class="btn btn-outline-secondary btn-number" data-type="minus" data-deck="side" data-id="2-77" disabled&gt;-&lt;/button&gt;&lt;input type="text" class="form-control input-number" name="table-side-2-77-num-copies" data-deck="side" data-id="2-77" value="0" min="0" readonly /&gt;&lt;button type="button" class="btn btn-outline-secondary btn-number" data-type="plus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O211];[$HTML.$C$1];[.$B211];[$HTML.$D$1];[.$B211];[$HTML.$E$1];[.$B211];[$HTML.$F$1];[.$B211];[$HTML.$G$1])" office:value-type="string" office:string-value="&lt;div class=&quot;container-card position-relative me-2 mb-2&quot; id=&quot;main-2-78&quot;&gt;&lt;img class=&quot;d-block&quot; width=&quot;80&quot; height=&quot;112&quot; src=&quot;https://one-draw.jp/ijinden/cardlist/002/card/02_078.png&quot; /&gt;&lt;div class=&quot;container-num-copies position-absolute bottom-0 start-0 px-1&quot; id=&quot;main-2-78-num-copies&quot;&gt;0&lt;/div&gt;&lt;button type=&quot;button&quot; class=&quot;btn btn-secondary btn-number btn-sm btn-pop position-absolute top-0 start-0&quot; data-type=&quot;minus&quot; data-deck=&quot;main&quot; data-id=&quot;2-78&quot;&gt;-&lt;/button&gt;&lt;button type=&quot;button&quot; class=&quot;btn btn-secondary btn-number btn-sm btn-push position-absolute top-0 end-0&quot; data-type=&quot;plus&quot; data-deck=&quot;main&quot; data-id=&quot;2-78&quot;&gt;+&lt;/button&gt;&lt;button type=&quot;button&quot; class=&quot;btn btn-secondary btn-number btn-sm btn-drop position-absolute bottom-0 end-0&quot; data-type=&quot;drop&quot; data-id=&quot;2-78&quot;&gt;v&lt;/button&gt;&lt;/div&gt;" calcext:value-type="string">
            <text:p>&lt;div class="container-card position-relative me-2 mb-2" id="main-2-78"&gt;&lt;img class="d-block" width="80" height="112" src="https://one-draw.jp/ijinden/cardlist/002/card/02_078.png" /&gt;&lt;div class="container-num-copies position-absolute bottom-0 start-0 px-1" id="main-2-78-num-copies"&gt;0&lt;/div&gt;&lt;button type="button" class="btn btn-secondary btn-number btn-sm btn-pop position-absolute top-0 start-0" data-type="minus" data-deck="main" data-id="2-78"&gt;-&lt;/button&gt;&lt;button type="button" class="btn btn-secondary btn-number btn-sm btn-push position-absolute top-0 end-0" data-type="plus" data-deck="main" data-id="2-78"&gt;+&lt;/button&gt;&lt;button type="button" class="btn btn-secondary btn-number btn-sm btn-drop position-absolute bottom-0 end-0" data-type="drop" data-id="2-78"&gt;v&lt;/button&gt;&lt;/div&gt;</text:p>
          </table:table-cell>
          <table:table-cell table:formula="of:=CONCATENATE([$HTML.$A$2];[.$B211];[$HTML.$B$2];[.$O211];[$HTML.$C$2];[.$B211];[$HTML.$D$2];[.$B211];[$HTML.$E$2];[.$B211];[$HTML.$F$2];[.$B211];[$HTML.$G$2])" office:value-type="string" office:string-value="&lt;div class=&quot;container-card position-relative me-2 mb-2&quot; id=&quot;side-2-78&quot;&gt;&lt;img class=&quot;d-block&quot; width=&quot;80&quot; height=&quot;112&quot; src=&quot;https://one-draw.jp/ijinden/cardlist/002/card/02_078.png&quot; /&gt;&lt;div class=&quot;container-num-copies position-absolute bottom-0 start-0 px-1&quot; id=&quot;side-2-78-num-copies&quot;&gt;0&lt;/div&gt;&lt;button type=&quot;button&quot; class=&quot;btn btn-secondary btn-number btn-sm btn-pop position-absolute top-0 start-0&quot; data-type=&quot;minus&quot; data-deck=&quot;side&quot; data-id=&quot;2-78&quot;&gt;-&lt;/button&gt;&lt;button type=&quot;button&quot; class=&quot;btn btn-secondary btn-number btn-sm btn-push position-absolute top-0 end-0&quot; data-type=&quot;plus&quot; data-deck=&quot;side&quot; data-id=&quot;2-78&quot;&gt;+&lt;/button&gt;&lt;button type=&quot;button&quot; class=&quot;btn btn-secondary btn-number btn-sm btn-raise position-absolute bottom-0 end-0&quot; data-type=&quot;raise&quot; data-id=&quot;2-78&quot;&gt;^&lt;/button&gt;&lt;/div&gt;" calcext:value-type="string">
            <text:p>&lt;div class="container-card position-relative me-2 mb-2" id="side-2-78"&gt;&lt;img class="d-block" width="80" height="112" src="https://one-draw.jp/ijinden/cardlist/002/card/02_078.png" /&gt;&lt;div class="container-num-copies position-absolute bottom-0 start-0 px-1" id="side-2-78-num-copies"&gt;0&lt;/div&gt;&lt;button type="button" class="btn btn-secondary btn-number btn-sm btn-pop position-absolute top-0 start-0" data-type="minus" data-deck="side" data-id="2-78"&gt;-&lt;/button&gt;&lt;button type="button" class="btn btn-secondary btn-number btn-sm btn-push position-absolute top-0 end-0" data-type="plus" data-deck="side" data-id="2-78"&gt;+&lt;/button&gt;&lt;button type="button" class="btn btn-secondary btn-number btn-sm btn-raise position-absolute bottom-0 end-0" data-type="raise" data-id="2-78"&gt;^&lt;/button&gt;&lt;/div&gt;</text:p>
          </table:table-cell>
          <table:table-cell table:formula="of:=CONCATENATE([$HTML.$A$3];[.F211];[$HTML.$B$3];[.H211];[$HTML.$C$3];[.J211];[$HTML.$D$3];[.N211];[$HTML.$E$3];[.B211];[$HTML.$F$3];[.D211];[$HTML.$G$3];[.B211];[$HTML.$H$3];[.B211];[$HTML.$I$3];[.B211];[$HTML.$J$3];[.B211];[$HTML.$K$3];[.B211];[$HTML.$L$3];[.B211];[$HTML.$M$3];[.B211];[$HTML.$N$3];[.B211];[$HTML.$O$3])" office:value-type="string" office:string-value="&lt;tr data-expansion=&quot;25&quot; data-type=&quot;4&quot; data-color=&quot;18&quot; data-term=&quot;0&quot;&gt;&lt;td&gt;2-78&lt;/td&gt;&lt;td&gt;RYマーブルオーブ&lt;/td&gt;&lt;td&gt;&lt;div class=&quot;input-group&quot;&gt;&lt;button type=&quot;button&quot; class=&quot;btn btn-outline-secondary btn-number&quot; data-type=&quot;minus&quot; data-deck=&quot;main&quot; data-id=&quot;2-78&quot; disabled&gt;-&lt;/button&gt;&lt;input type=&quot;text&quot; class=&quot;form-control input-number&quot; name=&quot;table-main-2-78-num-copies&quot; data-deck=&quot;main&quot; data-id=&quot;2-78&quot; value=&quot;0&quot; min=&quot;0&quot; readonly /&gt;&lt;button type=&quot;button&quot; class=&quot;btn btn-outline-secondary btn-number&quot; data-type=&quot;plus&quot; data-deck=&quot;main&quot; data-id=&quot;2-78&quot;&gt;+&lt;/button&gt;&lt;/div&gt;&lt;/td&gt;&lt;td&gt;&lt;div class=&quot;input-group&quot;&gt;&lt;button type=&quot;button&quot; class=&quot;btn btn-outline-secondary btn-number&quot; data-type=&quot;minus&quot; data-deck=&quot;side&quot; data-id=&quot;2-78&quot; disabled&gt;-&lt;/button&gt;&lt;input type=&quot;text&quot; class=&quot;form-control input-number&quot; name=&quot;table-side-2-78-num-copies&quot; data-deck=&quot;side&quot; data-id=&quot;2-78&quot; value=&quot;0&quot; min=&quot;0&quot; readonly /&gt;&lt;button type=&quot;button&quot; class=&quot;btn btn-outline-secondary btn-number&quot; data-type=&quot;plus&quot; data-deck=&quot;side&quot; data-id=&quot;2-78&quot;&gt;+&lt;/button&gt;&lt;/div&gt;&lt;/td&gt;&lt;/tr&gt;" calcext:value-type="string">
            <text:p>&lt;tr data-expansion="25" data-type="4" data-color="18" data-term="0"&gt;&lt;td&gt;2-78&lt;/td&gt;&lt;td&gt;RYマーブルオーブ&lt;/td&gt;&lt;td&gt;&lt;div class="input-group"&gt;&lt;button type="button" class="btn btn-outline-secondary btn-number" data-type="minus" data-deck="main" data-id="2-78" disabled&gt;-&lt;/button&gt;&lt;input type="text" class="form-control input-number" name="table-main-2-78-num-copies" data-deck="main" data-id="2-78" value="0" min="0" readonly /&gt;&lt;button type="button" class="btn btn-outline-secondary btn-number" data-type="plus" data-deck="main" data-id="2-78"&gt;+&lt;/button&gt;&lt;/div&gt;&lt;/td&gt;&lt;td&gt;&lt;div class="input-group"&gt;&lt;button type="button" class="btn btn-outline-secondary btn-number" data-type="minus" data-deck="side" data-id="2-78" disabled&gt;-&lt;/button&gt;&lt;input type="text" class="form-control input-number" name="table-side-2-78-num-copies" data-deck="side" data-id="2-78" value="0" min="0" readonly /&gt;&lt;button type="button" class="btn btn-outline-secondary btn-number" data-type="plus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O212];[$HTML.$C$1];[.$B212];[$HTML.$D$1];[.$B212];[$HTML.$E$1];[.$B212];[$HTML.$F$1];[.$B212];[$HTML.$G$1])" office:value-type="string" office:string-value="&lt;div class=&quot;container-card position-relative me-2 mb-2&quot; id=&quot;main-2-79&quot;&gt;&lt;img class=&quot;d-block&quot; width=&quot;80&quot; height=&quot;112&quot; src=&quot;https://one-draw.jp/ijinden/cardlist/002/card/02_079.png&quot; /&gt;&lt;div class=&quot;container-num-copies position-absolute bottom-0 start-0 px-1&quot; id=&quot;main-2-79-num-copies&quot;&gt;0&lt;/div&gt;&lt;button type=&quot;button&quot; class=&quot;btn btn-secondary btn-number btn-sm btn-pop position-absolute top-0 start-0&quot; data-type=&quot;minus&quot; data-deck=&quot;main&quot; data-id=&quot;2-79&quot;&gt;-&lt;/button&gt;&lt;button type=&quot;button&quot; class=&quot;btn btn-secondary btn-number btn-sm btn-push position-absolute top-0 end-0&quot; data-type=&quot;plus&quot; data-deck=&quot;main&quot; data-id=&quot;2-79&quot;&gt;+&lt;/button&gt;&lt;button type=&quot;button&quot; class=&quot;btn btn-secondary btn-number btn-sm btn-drop position-absolute bottom-0 end-0&quot; data-type=&quot;drop&quot; data-id=&quot;2-79&quot;&gt;v&lt;/button&gt;&lt;/div&gt;" calcext:value-type="string">
            <text:p>&lt;div class="container-card position-relative me-2 mb-2" id="main-2-79"&gt;&lt;img class="d-block" width="80" height="112" src="https://one-draw.jp/ijinden/cardlist/002/card/02_079.png" /&gt;&lt;div class="container-num-copies position-absolute bottom-0 start-0 px-1" id="main-2-79-num-copies"&gt;0&lt;/div&gt;&lt;button type="button" class="btn btn-secondary btn-number btn-sm btn-pop position-absolute top-0 start-0" data-type="minus" data-deck="main" data-id="2-79"&gt;-&lt;/button&gt;&lt;button type="button" class="btn btn-secondary btn-number btn-sm btn-push position-absolute top-0 end-0" data-type="plus" data-deck="main" data-id="2-79"&gt;+&lt;/button&gt;&lt;button type="button" class="btn btn-secondary btn-number btn-sm btn-drop position-absolute bottom-0 end-0" data-type="drop" data-id="2-79"&gt;v&lt;/button&gt;&lt;/div&gt;</text:p>
          </table:table-cell>
          <table:table-cell table:formula="of:=CONCATENATE([$HTML.$A$2];[.$B212];[$HTML.$B$2];[.$O212];[$HTML.$C$2];[.$B212];[$HTML.$D$2];[.$B212];[$HTML.$E$2];[.$B212];[$HTML.$F$2];[.$B212];[$HTML.$G$2])" office:value-type="string" office:string-value="&lt;div class=&quot;container-card position-relative me-2 mb-2&quot; id=&quot;side-2-79&quot;&gt;&lt;img class=&quot;d-block&quot; width=&quot;80&quot; height=&quot;112&quot; src=&quot;https://one-draw.jp/ijinden/cardlist/002/card/02_079.png&quot; /&gt;&lt;div class=&quot;container-num-copies position-absolute bottom-0 start-0 px-1&quot; id=&quot;side-2-79-num-copies&quot;&gt;0&lt;/div&gt;&lt;button type=&quot;button&quot; class=&quot;btn btn-secondary btn-number btn-sm btn-pop position-absolute top-0 start-0&quot; data-type=&quot;minus&quot; data-deck=&quot;side&quot; data-id=&quot;2-79&quot;&gt;-&lt;/button&gt;&lt;button type=&quot;button&quot; class=&quot;btn btn-secondary btn-number btn-sm btn-push position-absolute top-0 end-0&quot; data-type=&quot;plus&quot; data-deck=&quot;side&quot; data-id=&quot;2-79&quot;&gt;+&lt;/button&gt;&lt;button type=&quot;button&quot; class=&quot;btn btn-secondary btn-number btn-sm btn-raise position-absolute bottom-0 end-0&quot; data-type=&quot;raise&quot; data-id=&quot;2-79&quot;&gt;^&lt;/button&gt;&lt;/div&gt;" calcext:value-type="string">
            <text:p>&lt;div class="container-card position-relative me-2 mb-2" id="side-2-79"&gt;&lt;img class="d-block" width="80" height="112" src="https://one-draw.jp/ijinden/cardlist/002/card/02_079.png" /&gt;&lt;div class="container-num-copies position-absolute bottom-0 start-0 px-1" id="side-2-79-num-copies"&gt;0&lt;/div&gt;&lt;button type="button" class="btn btn-secondary btn-number btn-sm btn-pop position-absolute top-0 start-0" data-type="minus" data-deck="side" data-id="2-79"&gt;-&lt;/button&gt;&lt;button type="button" class="btn btn-secondary btn-number btn-sm btn-push position-absolute top-0 end-0" data-type="plus" data-deck="side" data-id="2-79"&gt;+&lt;/button&gt;&lt;button type="button" class="btn btn-secondary btn-number btn-sm btn-raise position-absolute bottom-0 end-0" data-type="raise" data-id="2-79"&gt;^&lt;/button&gt;&lt;/div&gt;</text:p>
          </table:table-cell>
          <table:table-cell table:formula="of:=CONCATENATE([$HTML.$A$3];[.F212];[$HTML.$B$3];[.H212];[$HTML.$C$3];[.J212];[$HTML.$D$3];[.N212];[$HTML.$E$3];[.B212];[$HTML.$F$3];[.D212];[$HTML.$G$3];[.B212];[$HTML.$H$3];[.B212];[$HTML.$I$3];[.B212];[$HTML.$J$3];[.B212];[$HTML.$K$3];[.B212];[$HTML.$L$3];[.B212];[$HTML.$M$3];[.B212];[$HTML.$N$3];[.B212];[$HTML.$O$3])" office:value-type="string" office:string-value="&lt;tr data-expansion=&quot;25&quot; data-type=&quot;4&quot; data-color=&quot;20&quot; data-term=&quot;0&quot;&gt;&lt;td&gt;2-79&lt;/td&gt;&lt;td&gt;BYマーブルオーブ&lt;/td&gt;&lt;td&gt;&lt;div class=&quot;input-group&quot;&gt;&lt;button type=&quot;button&quot; class=&quot;btn btn-outline-secondary btn-number&quot; data-type=&quot;minus&quot; data-deck=&quot;main&quot; data-id=&quot;2-79&quot; disabled&gt;-&lt;/button&gt;&lt;input type=&quot;text&quot; class=&quot;form-control input-number&quot; name=&quot;table-main-2-79-num-copies&quot; data-deck=&quot;main&quot; data-id=&quot;2-79&quot; value=&quot;0&quot; min=&quot;0&quot; readonly /&gt;&lt;button type=&quot;button&quot; class=&quot;btn btn-outline-secondary btn-number&quot; data-type=&quot;plus&quot; data-deck=&quot;main&quot; data-id=&quot;2-79&quot;&gt;+&lt;/button&gt;&lt;/div&gt;&lt;/td&gt;&lt;td&gt;&lt;div class=&quot;input-group&quot;&gt;&lt;button type=&quot;button&quot; class=&quot;btn btn-outline-secondary btn-number&quot; data-type=&quot;minus&quot; data-deck=&quot;side&quot; data-id=&quot;2-79&quot; disabled&gt;-&lt;/button&gt;&lt;input type=&quot;text&quot; class=&quot;form-control input-number&quot; name=&quot;table-side-2-79-num-copies&quot; data-deck=&quot;side&quot; data-id=&quot;2-79&quot; value=&quot;0&quot; min=&quot;0&quot; readonly /&gt;&lt;button type=&quot;button&quot; class=&quot;btn btn-outline-secondary btn-number&quot; data-type=&quot;plus&quot; data-deck=&quot;side&quot; data-id=&quot;2-79&quot;&gt;+&lt;/button&gt;&lt;/div&gt;&lt;/td&gt;&lt;/tr&gt;" calcext:value-type="string">
            <text:p>&lt;tr data-expansion="25" data-type="4" data-color="20" data-term="0"&gt;&lt;td&gt;2-79&lt;/td&gt;&lt;td&gt;BYマーブルオーブ&lt;/td&gt;&lt;td&gt;&lt;div class="input-group"&gt;&lt;button type="button" class="btn btn-outline-secondary btn-number" data-type="minus" data-deck="main" data-id="2-79" disabled&gt;-&lt;/button&gt;&lt;input type="text" class="form-control input-number" name="table-main-2-79-num-copies" data-deck="main" data-id="2-79" value="0" min="0" readonly /&gt;&lt;button type="button" class="btn btn-outline-secondary btn-number" data-type="plus" data-deck="main" data-id="2-79"&gt;+&lt;/button&gt;&lt;/div&gt;&lt;/td&gt;&lt;td&gt;&lt;div class="input-group"&gt;&lt;button type="button" class="btn btn-outline-secondary btn-number" data-type="minus" data-deck="side" data-id="2-79" disabled&gt;-&lt;/button&gt;&lt;input type="text" class="form-control input-number" name="table-side-2-79-num-copies" data-deck="side" data-id="2-79" value="0" min="0" readonly /&gt;&lt;button type="button" class="btn btn-outline-secondary btn-number" data-type="plus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O213];[$HTML.$C$1];[.$B213];[$HTML.$D$1];[.$B213];[$HTML.$E$1];[.$B213];[$HTML.$F$1];[.$B213];[$HTML.$G$1])" office:value-type="string" office:string-value="&lt;div class=&quot;container-card position-relative me-2 mb-2&quot; id=&quot;main-2-80&quot;&gt;&lt;img class=&quot;d-block&quot; width=&quot;80&quot; height=&quot;112&quot; src=&quot;https://one-draw.jp/ijinden/cardlist/002/card/02_080.png&quot; /&gt;&lt;div class=&quot;container-num-copies position-absolute bottom-0 start-0 px-1&quot; id=&quot;main-2-80-num-copies&quot;&gt;0&lt;/div&gt;&lt;button type=&quot;button&quot; class=&quot;btn btn-secondary btn-number btn-sm btn-pop position-absolute top-0 start-0&quot; data-type=&quot;minus&quot; data-deck=&quot;main&quot; data-id=&quot;2-80&quot;&gt;-&lt;/button&gt;&lt;button type=&quot;button&quot; class=&quot;btn btn-secondary btn-number btn-sm btn-push position-absolute top-0 end-0&quot; data-type=&quot;plus&quot; data-deck=&quot;main&quot; data-id=&quot;2-80&quot;&gt;+&lt;/button&gt;&lt;button type=&quot;button&quot; class=&quot;btn btn-secondary btn-number btn-sm btn-drop position-absolute bottom-0 end-0&quot; data-type=&quot;drop&quot; data-id=&quot;2-80&quot;&gt;v&lt;/button&gt;&lt;/div&gt;" calcext:value-type="string">
            <text:p>&lt;div class="container-card position-relative me-2 mb-2" id="main-2-80"&gt;&lt;img class="d-block" width="80" height="112" src="https://one-draw.jp/ijinden/cardlist/002/card/02_080.png" /&gt;&lt;div class="container-num-copies position-absolute bottom-0 start-0 px-1" id="main-2-80-num-copies"&gt;0&lt;/div&gt;&lt;button type="button" class="btn btn-secondary btn-number btn-sm btn-pop position-absolute top-0 start-0" data-type="minus" data-deck="main" data-id="2-80"&gt;-&lt;/button&gt;&lt;button type="button" class="btn btn-secondary btn-number btn-sm btn-push position-absolute top-0 end-0" data-type="plus" data-deck="main" data-id="2-80"&gt;+&lt;/button&gt;&lt;button type="button" class="btn btn-secondary btn-number btn-sm btn-drop position-absolute bottom-0 end-0" data-type="drop" data-id="2-80"&gt;v&lt;/button&gt;&lt;/div&gt;</text:p>
          </table:table-cell>
          <table:table-cell table:formula="of:=CONCATENATE([$HTML.$A$2];[.$B213];[$HTML.$B$2];[.$O213];[$HTML.$C$2];[.$B213];[$HTML.$D$2];[.$B213];[$HTML.$E$2];[.$B213];[$HTML.$F$2];[.$B213];[$HTML.$G$2])" office:value-type="string" office:string-value="&lt;div class=&quot;container-card position-relative me-2 mb-2&quot; id=&quot;side-2-80&quot;&gt;&lt;img class=&quot;d-block&quot; width=&quot;80&quot; height=&quot;112&quot; src=&quot;https://one-draw.jp/ijinden/cardlist/002/card/02_080.png&quot; /&gt;&lt;div class=&quot;container-num-copies position-absolute bottom-0 start-0 px-1&quot; id=&quot;side-2-80-num-copies&quot;&gt;0&lt;/div&gt;&lt;button type=&quot;button&quot; class=&quot;btn btn-secondary btn-number btn-sm btn-pop position-absolute top-0 start-0&quot; data-type=&quot;minus&quot; data-deck=&quot;side&quot; data-id=&quot;2-80&quot;&gt;-&lt;/button&gt;&lt;button type=&quot;button&quot; class=&quot;btn btn-secondary btn-number btn-sm btn-push position-absolute top-0 end-0&quot; data-type=&quot;plus&quot; data-deck=&quot;side&quot; data-id=&quot;2-80&quot;&gt;+&lt;/button&gt;&lt;button type=&quot;button&quot; class=&quot;btn btn-secondary btn-number btn-sm btn-raise position-absolute bottom-0 end-0&quot; data-type=&quot;raise&quot; data-id=&quot;2-80&quot;&gt;^&lt;/button&gt;&lt;/div&gt;" calcext:value-type="string">
            <text:p>&lt;div class="container-card position-relative me-2 mb-2" id="side-2-80"&gt;&lt;img class="d-block" width="80" height="112" src="https://one-draw.jp/ijinden/cardlist/002/card/02_080.png" /&gt;&lt;div class="container-num-copies position-absolute bottom-0 start-0 px-1" id="side-2-80-num-copies"&gt;0&lt;/div&gt;&lt;button type="button" class="btn btn-secondary btn-number btn-sm btn-pop position-absolute top-0 start-0" data-type="minus" data-deck="side" data-id="2-80"&gt;-&lt;/button&gt;&lt;button type="button" class="btn btn-secondary btn-number btn-sm btn-push position-absolute top-0 end-0" data-type="plus" data-deck="side" data-id="2-80"&gt;+&lt;/button&gt;&lt;button type="button" class="btn btn-secondary btn-number btn-sm btn-raise position-absolute bottom-0 end-0" data-type="raise" data-id="2-80"&gt;^&lt;/button&gt;&lt;/div&gt;</text:p>
          </table:table-cell>
          <table:table-cell table:formula="of:=CONCATENATE([$HTML.$A$3];[.F213];[$HTML.$B$3];[.H213];[$HTML.$C$3];[.J213];[$HTML.$D$3];[.N213];[$HTML.$E$3];[.B213];[$HTML.$F$3];[.D213];[$HTML.$G$3];[.B213];[$HTML.$H$3];[.B213];[$HTML.$I$3];[.B213];[$HTML.$J$3];[.B213];[$HTML.$K$3];[.B213];[$HTML.$L$3];[.B213];[$HTML.$M$3];[.B213];[$HTML.$N$3];[.B213];[$HTML.$O$3])" office:value-type="string" office:string-value="&lt;tr data-expansion=&quot;25&quot; data-type=&quot;4&quot; data-color=&quot;24&quot; data-term=&quot;0&quot;&gt;&lt;td&gt;2-80&lt;/td&gt;&lt;td&gt;GYマーブルオーブ&lt;/td&gt;&lt;td&gt;&lt;div class=&quot;input-group&quot;&gt;&lt;button type=&quot;button&quot; class=&quot;btn btn-outline-secondary btn-number&quot; data-type=&quot;minus&quot; data-deck=&quot;main&quot; data-id=&quot;2-80&quot; disabled&gt;-&lt;/button&gt;&lt;input type=&quot;text&quot; class=&quot;form-control input-number&quot; name=&quot;table-main-2-80-num-copies&quot; data-deck=&quot;main&quot; data-id=&quot;2-80&quot; value=&quot;0&quot; min=&quot;0&quot; readonly /&gt;&lt;button type=&quot;button&quot; class=&quot;btn btn-outline-secondary btn-number&quot; data-type=&quot;plus&quot; data-deck=&quot;main&quot; data-id=&quot;2-80&quot;&gt;+&lt;/button&gt;&lt;/div&gt;&lt;/td&gt;&lt;td&gt;&lt;div class=&quot;input-group&quot;&gt;&lt;button type=&quot;button&quot; class=&quot;btn btn-outline-secondary btn-number&quot; data-type=&quot;minus&quot; data-deck=&quot;side&quot; data-id=&quot;2-80&quot; disabled&gt;-&lt;/button&gt;&lt;input type=&quot;text&quot; class=&quot;form-control input-number&quot; name=&quot;table-side-2-80-num-copies&quot; data-deck=&quot;side&quot; data-id=&quot;2-80&quot; value=&quot;0&quot; min=&quot;0&quot; readonly /&gt;&lt;button type=&quot;button&quot; class=&quot;btn btn-outline-secondary btn-number&quot; data-type=&quot;plus&quot; data-deck=&quot;side&quot; data-id=&quot;2-80&quot;&gt;+&lt;/button&gt;&lt;/div&gt;&lt;/td&gt;&lt;/tr&gt;" calcext:value-type="string">
            <text:p>&lt;tr data-expansion="25" data-type="4" data-color="24" data-term="0"&gt;&lt;td&gt;2-80&lt;/td&gt;&lt;td&gt;GYマーブルオーブ&lt;/td&gt;&lt;td&gt;&lt;div class="input-group"&gt;&lt;button type="button" class="btn btn-outline-secondary btn-number" data-type="minus" data-deck="main" data-id="2-80" disabled&gt;-&lt;/button&gt;&lt;input type="text" class="form-control input-number" name="table-main-2-80-num-copies" data-deck="main" data-id="2-80" value="0" min="0" readonly /&gt;&lt;button type="button" class="btn btn-outline-secondary btn-number" data-type="plus" data-deck="main" data-id="2-80"&gt;+&lt;/button&gt;&lt;/div&gt;&lt;/td&gt;&lt;td&gt;&lt;div class="input-group"&gt;&lt;button type="button" class="btn btn-outline-secondary btn-number" data-type="minus" data-deck="side" data-id="2-80" disabled&gt;-&lt;/button&gt;&lt;input type="text" class="form-control input-number" name="table-side-2-80-num-copies" data-deck="side" data-id="2-80" value="0" min="0" readonly /&gt;&lt;button type="button" class="btn btn-outline-secondary btn-number" data-type="plus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O214];[$HTML.$C$1];[.$B214];[$HTML.$D$1];[.$B214];[$HTML.$E$1];[.$B214];[$HTML.$F$1];[.$B214];[$HTML.$G$1])" office:value-type="string" office:string-value="&lt;div class=&quot;container-card position-relative me-2 mb-2&quot; id=&quot;main-P-1&quot;&gt;&lt;img class=&quot;d-block&quot; width=&quot;80&quot; height=&quot;112&quot; src=&quot;https://one-draw.jp/ijinden/cardlist/P01/card/03_P_001.png&quot; /&gt;&lt;div class=&quot;container-num-copies position-absolute bottom-0 start-0 px-1&quot; id=&quot;main-P-1-num-copies&quot;&gt;0&lt;/div&gt;&lt;button type=&quot;button&quot; class=&quot;btn btn-secondary btn-number btn-sm btn-pop position-absolute top-0 start-0&quot; data-type=&quot;minus&quot; data-deck=&quot;main&quot; data-id=&quot;P-1&quot;&gt;-&lt;/button&gt;&lt;button type=&quot;button&quot; class=&quot;btn btn-secondary btn-number btn-sm btn-push position-absolute top-0 end-0&quot; data-type=&quot;plus&quot; data-deck=&quot;main&quot; data-id=&quot;P-1&quot;&gt;+&lt;/button&gt;&lt;button type=&quot;button&quot; class=&quot;btn btn-secondary btn-number btn-sm btn-drop position-absolute bottom-0 end-0&quot; data-type=&quot;drop&quot; data-id=&quot;P-1&quot;&gt;v&lt;/button&gt;&lt;/div&gt;" calcext:value-type="string">
            <text:p>&lt;div class="container-card position-relative me-2 mb-2" id="main-P-1"&gt;&lt;img class="d-block" width="80" height="112" src="https://one-draw.jp/ijinden/cardlist/P01/card/03_P_001.png" /&gt;&lt;div class="container-num-copies position-absolute bottom-0 start-0 px-1" id="main-P-1-num-copies"&gt;0&lt;/div&gt;&lt;button type="button" class="btn btn-secondary btn-number btn-sm btn-pop position-absolute top-0 start-0" data-type="minus" data-deck="main" data-id="P-1"&gt;-&lt;/button&gt;&lt;button type="button" class="btn btn-secondary btn-number btn-sm btn-push position-absolute top-0 end-0" data-type="plus" data-deck="main" data-id="P-1"&gt;+&lt;/button&gt;&lt;button type="button" class="btn btn-secondary btn-number btn-sm btn-drop position-absolute bottom-0 end-0" data-type="drop" data-id="P-1"&gt;v&lt;/button&gt;&lt;/div&gt;</text:p>
          </table:table-cell>
          <table:table-cell table:formula="of:=CONCATENATE([$HTML.$A$2];[.$B214];[$HTML.$B$2];[.$O214];[$HTML.$C$2];[.$B214];[$HTML.$D$2];[.$B214];[$HTML.$E$2];[.$B214];[$HTML.$F$2];[.$B214];[$HTML.$G$2])" office:value-type="string" office:string-value="&lt;div class=&quot;container-card position-relative me-2 mb-2&quot; id=&quot;side-P-1&quot;&gt;&lt;img class=&quot;d-block&quot; width=&quot;80&quot; height=&quot;112&quot; src=&quot;https://one-draw.jp/ijinden/cardlist/P01/card/03_P_001.png&quot; /&gt;&lt;div class=&quot;container-num-copies position-absolute bottom-0 start-0 px-1&quot; id=&quot;side-P-1-num-copies&quot;&gt;0&lt;/div&gt;&lt;button type=&quot;button&quot; class=&quot;btn btn-secondary btn-number btn-sm btn-pop position-absolute top-0 start-0&quot; data-type=&quot;minus&quot; data-deck=&quot;side&quot; data-id=&quot;P-1&quot;&gt;-&lt;/button&gt;&lt;button type=&quot;button&quot; class=&quot;btn btn-secondary btn-number btn-sm btn-push position-absolute top-0 end-0&quot; data-type=&quot;plus&quot; data-deck=&quot;side&quot; data-id=&quot;P-1&quot;&gt;+&lt;/button&gt;&lt;button type=&quot;button&quot; class=&quot;btn btn-secondary btn-number btn-sm btn-raise position-absolute bottom-0 end-0&quot; data-type=&quot;raise&quot; data-id=&quot;P-1&quot;&gt;^&lt;/button&gt;&lt;/div&gt;" calcext:value-type="string">
            <text:p>&lt;div class="container-card position-relative me-2 mb-2" id="side-P-1"&gt;&lt;img class="d-block" width="80" height="112" src="https://one-draw.jp/ijinden/cardlist/P01/card/03_P_001.png" /&gt;&lt;div class="container-num-copies position-absolute bottom-0 start-0 px-1" id="side-P-1-num-copies"&gt;0&lt;/div&gt;&lt;button type="button" class="btn btn-secondary btn-number btn-sm btn-pop position-absolute top-0 start-0" data-type="minus" data-deck="side" data-id="P-1"&gt;-&lt;/button&gt;&lt;button type="button" class="btn btn-secondary btn-number btn-sm btn-push position-absolute top-0 end-0" data-type="plus" data-deck="side" data-id="P-1"&gt;+&lt;/button&gt;&lt;button type="button" class="btn btn-secondary btn-number btn-sm btn-raise position-absolute bottom-0 end-0" data-type="raise" data-id="P-1"&gt;^&lt;/button&gt;&lt;/div&gt;</text:p>
          </table:table-cell>
          <table:table-cell table:formula="of:=CONCATENATE([$HTML.$A$3];[.F214];[$HTML.$B$3];[.H214];[$HTML.$C$3];[.J214];[$HTML.$D$3];[.N214];[$HTML.$E$3];[.B214];[$HTML.$F$3];[.D214];[$HTML.$G$3];[.B214];[$HTML.$H$3];[.B214];[$HTML.$I$3];[.B214];[$HTML.$J$3];[.B214];[$HTML.$K$3];[.B214];[$HTML.$L$3];[.B214];[$HTML.$M$3];[.B214];[$HTML.$N$3];[.B214];[$HTML.$O$3])" office:value-type="string" office:string-value="&lt;tr data-expansion=&quot;30&quot; data-type=&quot;1&quot; data-color=&quot;32&quot; data-term=&quot;0&quot;&gt;&lt;td&gt;P-1&lt;/td&gt;&lt;td&gt;マリ・キュリー&lt;/td&gt;&lt;td&gt;&lt;div class=&quot;input-group&quot;&gt;&lt;button type=&quot;button&quot; class=&quot;btn btn-outline-secondary btn-number&quot; data-type=&quot;minus&quot; data-deck=&quot;main&quot; data-id=&quot;P-1&quot; disabled&gt;-&lt;/button&gt;&lt;input type=&quot;text&quot; class=&quot;form-control input-number&quot; name=&quot;table-main-P-1-num-copies&quot; data-deck=&quot;main&quot; data-id=&quot;P-1&quot; value=&quot;0&quot; min=&quot;0&quot; readonly /&gt;&lt;button type=&quot;button&quot; class=&quot;btn btn-outline-secondary btn-number&quot; data-type=&quot;plus&quot; data-deck=&quot;main&quot; data-id=&quot;P-1&quot;&gt;+&lt;/button&gt;&lt;/div&gt;&lt;/td&gt;&lt;td&gt;&lt;div class=&quot;input-group&quot;&gt;&lt;button type=&quot;button&quot; class=&quot;btn btn-outline-secondary btn-number&quot; data-type=&quot;minus&quot; data-deck=&quot;side&quot; data-id=&quot;P-1&quot; disabled&gt;-&lt;/button&gt;&lt;input type=&quot;text&quot; class=&quot;form-control input-number&quot; name=&quot;table-side-P-1-num-copies&quot; data-deck=&quot;side&quot; data-id=&quot;P-1&quot; value=&quot;0&quot; min=&quot;0&quot; readonly /&gt;&lt;button type=&quot;button&quot; class=&quot;btn btn-outline-secondary btn-number&quot; data-type=&quot;plus&quot; data-deck=&quot;side&quot; data-id=&quot;P-1&quot;&gt;+&lt;/button&gt;&lt;/div&gt;&lt;/td&gt;&lt;/tr&gt;" calcext:value-type="string">
            <text:p>&lt;tr data-expansion="30" data-type="1" data-color="32" data-term="0"&gt;&lt;td&gt;P-1&lt;/td&gt;&lt;td&gt;マリ・キュリー&lt;/td&gt;&lt;td&gt;&lt;div class="input-group"&gt;&lt;button type="button" class="btn btn-outline-secondary btn-number" data-type="minus" data-deck="main" data-id="P-1" disabled&gt;-&lt;/button&gt;&lt;input type="text" class="form-control input-number" name="table-main-P-1-num-copies" data-deck="main" data-id="P-1" value="0" min="0" readonly /&gt;&lt;button type="button" class="btn btn-outline-secondary btn-number" data-type="plus" data-deck="main" data-id="P-1"&gt;+&lt;/button&gt;&lt;/div&gt;&lt;/td&gt;&lt;td&gt;&lt;div class="input-group"&gt;&lt;button type="button" class="btn btn-outline-secondary btn-number" data-type="minus" data-deck="side" data-id="P-1" disabled&gt;-&lt;/button&gt;&lt;input type="text" class="form-control input-number" name="table-side-P-1-num-copies" data-deck="side" data-id="P-1" value="0" min="0" readonly /&gt;&lt;button type="button" class="btn btn-outline-secondary btn-number" data-type="plus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O215];[$HTML.$C$1];[.$B215];[$HTML.$D$1];[.$B215];[$HTML.$E$1];[.$B215];[$HTML.$F$1];[.$B215];[$HTML.$G$1])" office:value-type="string" office:string-value="&lt;div class=&quot;container-card position-relative me-2 mb-2&quot; id=&quot;main-P-2&quot;&gt;&lt;img class=&quot;d-block&quot; width=&quot;80&quot; height=&quot;112&quot; src=&quot;https://one-draw.jp/ijinden/cardlist/P01/card/03_P_002.png&quot; /&gt;&lt;div class=&quot;container-num-copies position-absolute bottom-0 start-0 px-1&quot; id=&quot;main-P-2-num-copies&quot;&gt;0&lt;/div&gt;&lt;button type=&quot;button&quot; class=&quot;btn btn-secondary btn-number btn-sm btn-pop position-absolute top-0 start-0&quot; data-type=&quot;minus&quot; data-deck=&quot;main&quot; data-id=&quot;P-2&quot;&gt;-&lt;/button&gt;&lt;button type=&quot;button&quot; class=&quot;btn btn-secondary btn-number btn-sm btn-push position-absolute top-0 end-0&quot; data-type=&quot;plus&quot; data-deck=&quot;main&quot; data-id=&quot;P-2&quot;&gt;+&lt;/button&gt;&lt;button type=&quot;button&quot; class=&quot;btn btn-secondary btn-number btn-sm btn-drop position-absolute bottom-0 end-0&quot; data-type=&quot;drop&quot; data-id=&quot;P-2&quot;&gt;v&lt;/button&gt;&lt;/div&gt;" calcext:value-type="string">
            <text:p>&lt;div class="container-card position-relative me-2 mb-2" id="main-P-2"&gt;&lt;img class="d-block" width="80" height="112" src="https://one-draw.jp/ijinden/cardlist/P01/card/03_P_002.png" /&gt;&lt;div class="container-num-copies position-absolute bottom-0 start-0 px-1" id="main-P-2-num-copies"&gt;0&lt;/div&gt;&lt;button type="button" class="btn btn-secondary btn-number btn-sm btn-pop position-absolute top-0 start-0" data-type="minus" data-deck="main" data-id="P-2"&gt;-&lt;/button&gt;&lt;button type="button" class="btn btn-secondary btn-number btn-sm btn-push position-absolute top-0 end-0" data-type="plus" data-deck="main" data-id="P-2"&gt;+&lt;/button&gt;&lt;button type="button" class="btn btn-secondary btn-number btn-sm btn-drop position-absolute bottom-0 end-0" data-type="drop" data-id="P-2"&gt;v&lt;/button&gt;&lt;/div&gt;</text:p>
          </table:table-cell>
          <table:table-cell table:formula="of:=CONCATENATE([$HTML.$A$2];[.$B215];[$HTML.$B$2];[.$O215];[$HTML.$C$2];[.$B215];[$HTML.$D$2];[.$B215];[$HTML.$E$2];[.$B215];[$HTML.$F$2];[.$B215];[$HTML.$G$2])" office:value-type="string" office:string-value="&lt;div class=&quot;container-card position-relative me-2 mb-2&quot; id=&quot;side-P-2&quot;&gt;&lt;img class=&quot;d-block&quot; width=&quot;80&quot; height=&quot;112&quot; src=&quot;https://one-draw.jp/ijinden/cardlist/P01/card/03_P_002.png&quot; /&gt;&lt;div class=&quot;container-num-copies position-absolute bottom-0 start-0 px-1&quot; id=&quot;side-P-2-num-copies&quot;&gt;0&lt;/div&gt;&lt;button type=&quot;button&quot; class=&quot;btn btn-secondary btn-number btn-sm btn-pop position-absolute top-0 start-0&quot; data-type=&quot;minus&quot; data-deck=&quot;side&quot; data-id=&quot;P-2&quot;&gt;-&lt;/button&gt;&lt;button type=&quot;button&quot; class=&quot;btn btn-secondary btn-number btn-sm btn-push position-absolute top-0 end-0&quot; data-type=&quot;plus&quot; data-deck=&quot;side&quot; data-id=&quot;P-2&quot;&gt;+&lt;/button&gt;&lt;button type=&quot;button&quot; class=&quot;btn btn-secondary btn-number btn-sm btn-raise position-absolute bottom-0 end-0&quot; data-type=&quot;raise&quot; data-id=&quot;P-2&quot;&gt;^&lt;/button&gt;&lt;/div&gt;" calcext:value-type="string">
            <text:p>&lt;div class="container-card position-relative me-2 mb-2" id="side-P-2"&gt;&lt;img class="d-block" width="80" height="112" src="https://one-draw.jp/ijinden/cardlist/P01/card/03_P_002.png" /&gt;&lt;div class="container-num-copies position-absolute bottom-0 start-0 px-1" id="side-P-2-num-copies"&gt;0&lt;/div&gt;&lt;button type="button" class="btn btn-secondary btn-number btn-sm btn-pop position-absolute top-0 start-0" data-type="minus" data-deck="side" data-id="P-2"&gt;-&lt;/button&gt;&lt;button type="button" class="btn btn-secondary btn-number btn-sm btn-push position-absolute top-0 end-0" data-type="plus" data-deck="side" data-id="P-2"&gt;+&lt;/button&gt;&lt;button type="button" class="btn btn-secondary btn-number btn-sm btn-raise position-absolute bottom-0 end-0" data-type="raise" data-id="P-2"&gt;^&lt;/button&gt;&lt;/div&gt;</text:p>
          </table:table-cell>
          <table:table-cell table:formula="of:=CONCATENATE([$HTML.$A$3];[.F215];[$HTML.$B$3];[.H215];[$HTML.$C$3];[.J215];[$HTML.$D$3];[.N215];[$HTML.$E$3];[.B215];[$HTML.$F$3];[.D215];[$HTML.$G$3];[.B215];[$HTML.$H$3];[.B215];[$HTML.$I$3];[.B215];[$HTML.$J$3];[.B215];[$HTML.$K$3];[.B215];[$HTML.$L$3];[.B215];[$HTML.$M$3];[.B215];[$HTML.$N$3];[.B215];[$HTML.$O$3])" office:value-type="string" office:string-value="&lt;tr data-expansion=&quot;30&quot; data-type=&quot;1&quot; data-color=&quot;32&quot; data-term=&quot;0&quot;&gt;&lt;td&gt;P-2&lt;/td&gt;&lt;td&gt;篤姫&lt;/td&gt;&lt;td&gt;&lt;div class=&quot;input-group&quot;&gt;&lt;button type=&quot;button&quot; class=&quot;btn btn-outline-secondary btn-number&quot; data-type=&quot;minus&quot; data-deck=&quot;main&quot; data-id=&quot;P-2&quot; disabled&gt;-&lt;/button&gt;&lt;input type=&quot;text&quot; class=&quot;form-control input-number&quot; name=&quot;table-main-P-2-num-copies&quot; data-deck=&quot;main&quot; data-id=&quot;P-2&quot; value=&quot;0&quot; min=&quot;0&quot; readonly /&gt;&lt;button type=&quot;button&quot; class=&quot;btn btn-outline-secondary btn-number&quot; data-type=&quot;plus&quot; data-deck=&quot;main&quot; data-id=&quot;P-2&quot;&gt;+&lt;/button&gt;&lt;/div&gt;&lt;/td&gt;&lt;td&gt;&lt;div class=&quot;input-group&quot;&gt;&lt;button type=&quot;button&quot; class=&quot;btn btn-outline-secondary btn-number&quot; data-type=&quot;minus&quot; data-deck=&quot;side&quot; data-id=&quot;P-2&quot; disabled&gt;-&lt;/button&gt;&lt;input type=&quot;text&quot; class=&quot;form-control input-number&quot; name=&quot;table-side-P-2-num-copies&quot; data-deck=&quot;side&quot; data-id=&quot;P-2&quot; value=&quot;0&quot; min=&quot;0&quot; readonly /&gt;&lt;button type=&quot;button&quot; class=&quot;btn btn-outline-secondary btn-number&quot; data-type=&quot;plus&quot; data-deck=&quot;side&quot; data-id=&quot;P-2&quot;&gt;+&lt;/button&gt;&lt;/div&gt;&lt;/td&gt;&lt;/tr&gt;" calcext:value-type="string">
            <text:p>&lt;tr data-expansion="30" data-type="1" data-color="32" data-term="0"&gt;&lt;td&gt;P-2&lt;/td&gt;&lt;td&gt;篤姫&lt;/td&gt;&lt;td&gt;&lt;div class="input-group"&gt;&lt;button type="button" class="btn btn-outline-secondary btn-number" data-type="minus" data-deck="main" data-id="P-2" disabled&gt;-&lt;/button&gt;&lt;input type="text" class="form-control input-number" name="table-main-P-2-num-copies" data-deck="main" data-id="P-2" value="0" min="0" readonly /&gt;&lt;button type="button" class="btn btn-outline-secondary btn-number" data-type="plus" data-deck="main" data-id="P-2"&gt;+&lt;/button&gt;&lt;/div&gt;&lt;/td&gt;&lt;td&gt;&lt;div class="input-group"&gt;&lt;button type="button" class="btn btn-outline-secondary btn-number" data-type="minus" data-deck="side" data-id="P-2" disabled&gt;-&lt;/button&gt;&lt;input type="text" class="form-control input-number" name="table-side-P-2-num-copies" data-deck="side" data-id="P-2" value="0" min="0" readonly /&gt;&lt;button type="button" class="btn btn-outline-secondary btn-number" data-type="plus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O216];[$HTML.$C$1];[.$B216];[$HTML.$D$1];[.$B216];[$HTML.$E$1];[.$B216];[$HTML.$F$1];[.$B216];[$HTML.$G$1])" office:value-type="string" office:string-value="&lt;div class=&quot;container-card position-relative me-2 mb-2&quot; id=&quot;main-P-3&quot;&gt;&lt;img class=&quot;d-block&quot; width=&quot;80&quot; height=&quot;112&quot; src=&quot;https://one-draw.jp/ijinden/cardlist/P01/card/03_P_003.png&quot; /&gt;&lt;div class=&quot;container-num-copies position-absolute bottom-0 start-0 px-1&quot; id=&quot;main-P-3-num-copies&quot;&gt;0&lt;/div&gt;&lt;button type=&quot;button&quot; class=&quot;btn btn-secondary btn-number btn-sm btn-pop position-absolute top-0 start-0&quot; data-type=&quot;minus&quot; data-deck=&quot;main&quot; data-id=&quot;P-3&quot;&gt;-&lt;/button&gt;&lt;button type=&quot;button&quot; class=&quot;btn btn-secondary btn-number btn-sm btn-push position-absolute top-0 end-0&quot; data-type=&quot;plus&quot; data-deck=&quot;main&quot; data-id=&quot;P-3&quot;&gt;+&lt;/button&gt;&lt;button type=&quot;button&quot; class=&quot;btn btn-secondary btn-number btn-sm btn-drop position-absolute bottom-0 end-0&quot; data-type=&quot;drop&quot; data-id=&quot;P-3&quot;&gt;v&lt;/button&gt;&lt;/div&gt;" calcext:value-type="string">
            <text:p>&lt;div class="container-card position-relative me-2 mb-2" id="main-P-3"&gt;&lt;img class="d-block" width="80" height="112" src="https://one-draw.jp/ijinden/cardlist/P01/card/03_P_003.png" /&gt;&lt;div class="container-num-copies position-absolute bottom-0 start-0 px-1" id="main-P-3-num-copies"&gt;0&lt;/div&gt;&lt;button type="button" class="btn btn-secondary btn-number btn-sm btn-pop position-absolute top-0 start-0" data-type="minus" data-deck="main" data-id="P-3"&gt;-&lt;/button&gt;&lt;button type="button" class="btn btn-secondary btn-number btn-sm btn-push position-absolute top-0 end-0" data-type="plus" data-deck="main" data-id="P-3"&gt;+&lt;/button&gt;&lt;button type="button" class="btn btn-secondary btn-number btn-sm btn-drop position-absolute bottom-0 end-0" data-type="drop" data-id="P-3"&gt;v&lt;/button&gt;&lt;/div&gt;</text:p>
          </table:table-cell>
          <table:table-cell table:formula="of:=CONCATENATE([$HTML.$A$2];[.$B216];[$HTML.$B$2];[.$O216];[$HTML.$C$2];[.$B216];[$HTML.$D$2];[.$B216];[$HTML.$E$2];[.$B216];[$HTML.$F$2];[.$B216];[$HTML.$G$2])" office:value-type="string" office:string-value="&lt;div class=&quot;container-card position-relative me-2 mb-2&quot; id=&quot;side-P-3&quot;&gt;&lt;img class=&quot;d-block&quot; width=&quot;80&quot; height=&quot;112&quot; src=&quot;https://one-draw.jp/ijinden/cardlist/P01/card/03_P_003.png&quot; /&gt;&lt;div class=&quot;container-num-copies position-absolute bottom-0 start-0 px-1&quot; id=&quot;side-P-3-num-copies&quot;&gt;0&lt;/div&gt;&lt;button type=&quot;button&quot; class=&quot;btn btn-secondary btn-number btn-sm btn-pop position-absolute top-0 start-0&quot; data-type=&quot;minus&quot; data-deck=&quot;side&quot; data-id=&quot;P-3&quot;&gt;-&lt;/button&gt;&lt;button type=&quot;button&quot; class=&quot;btn btn-secondary btn-number btn-sm btn-push position-absolute top-0 end-0&quot; data-type=&quot;plus&quot; data-deck=&quot;side&quot; data-id=&quot;P-3&quot;&gt;+&lt;/button&gt;&lt;button type=&quot;button&quot; class=&quot;btn btn-secondary btn-number btn-sm btn-raise position-absolute bottom-0 end-0&quot; data-type=&quot;raise&quot; data-id=&quot;P-3&quot;&gt;^&lt;/button&gt;&lt;/div&gt;" calcext:value-type="string">
            <text:p>&lt;div class="container-card position-relative me-2 mb-2" id="side-P-3"&gt;&lt;img class="d-block" width="80" height="112" src="https://one-draw.jp/ijinden/cardlist/P01/card/03_P_003.png" /&gt;&lt;div class="container-num-copies position-absolute bottom-0 start-0 px-1" id="side-P-3-num-copies"&gt;0&lt;/div&gt;&lt;button type="button" class="btn btn-secondary btn-number btn-sm btn-pop position-absolute top-0 start-0" data-type="minus" data-deck="side" data-id="P-3"&gt;-&lt;/button&gt;&lt;button type="button" class="btn btn-secondary btn-number btn-sm btn-push position-absolute top-0 end-0" data-type="plus" data-deck="side" data-id="P-3"&gt;+&lt;/button&gt;&lt;button type="button" class="btn btn-secondary btn-number btn-sm btn-raise position-absolute bottom-0 end-0" data-type="raise" data-id="P-3"&gt;^&lt;/button&gt;&lt;/div&gt;</text:p>
          </table:table-cell>
          <table:table-cell table:formula="of:=CONCATENATE([$HTML.$A$3];[.F216];[$HTML.$B$3];[.H216];[$HTML.$C$3];[.J216];[$HTML.$D$3];[.N216];[$HTML.$E$3];[.B216];[$HTML.$F$3];[.D216];[$HTML.$G$3];[.B216];[$HTML.$H$3];[.B216];[$HTML.$I$3];[.B216];[$HTML.$J$3];[.B216];[$HTML.$K$3];[.B216];[$HTML.$L$3];[.B216];[$HTML.$M$3];[.B216];[$HTML.$N$3];[.B216];[$HTML.$O$3])" office:value-type="string" office:string-value="&lt;tr data-expansion=&quot;30&quot; data-type=&quot;1&quot; data-color=&quot;32&quot; data-term=&quot;0&quot;&gt;&lt;td&gt;P-3&lt;/td&gt;&lt;td&gt;李成桂&lt;/td&gt;&lt;td&gt;&lt;div class=&quot;input-group&quot;&gt;&lt;button type=&quot;button&quot; class=&quot;btn btn-outline-secondary btn-number&quot; data-type=&quot;minus&quot; data-deck=&quot;main&quot; data-id=&quot;P-3&quot; disabled&gt;-&lt;/button&gt;&lt;input type=&quot;text&quot; class=&quot;form-control input-number&quot; name=&quot;table-main-P-3-num-copies&quot; data-deck=&quot;main&quot; data-id=&quot;P-3&quot; value=&quot;0&quot; min=&quot;0&quot; readonly /&gt;&lt;button type=&quot;button&quot; class=&quot;btn btn-outline-secondary btn-number&quot; data-type=&quot;plus&quot; data-deck=&quot;main&quot; data-id=&quot;P-3&quot;&gt;+&lt;/button&gt;&lt;/div&gt;&lt;/td&gt;&lt;td&gt;&lt;div class=&quot;input-group&quot;&gt;&lt;button type=&quot;button&quot; class=&quot;btn btn-outline-secondary btn-number&quot; data-type=&quot;minus&quot; data-deck=&quot;side&quot; data-id=&quot;P-3&quot; disabled&gt;-&lt;/button&gt;&lt;input type=&quot;text&quot; class=&quot;form-control input-number&quot; name=&quot;table-side-P-3-num-copies&quot; data-deck=&quot;side&quot; data-id=&quot;P-3&quot; value=&quot;0&quot; min=&quot;0&quot; readonly /&gt;&lt;button type=&quot;button&quot; class=&quot;btn btn-outline-secondary btn-number&quot; data-type=&quot;plus&quot; data-deck=&quot;side&quot; data-id=&quot;P-3&quot;&gt;+&lt;/button&gt;&lt;/div&gt;&lt;/td&gt;&lt;/tr&gt;" calcext:value-type="string">
            <text:p>&lt;tr data-expansion="30" data-type="1" data-color="32" data-term="0"&gt;&lt;td&gt;P-3&lt;/td&gt;&lt;td&gt;李成桂&lt;/td&gt;&lt;td&gt;&lt;div class="input-group"&gt;&lt;button type="button" class="btn btn-outline-secondary btn-number" data-type="minus" data-deck="main" data-id="P-3" disabled&gt;-&lt;/button&gt;&lt;input type="text" class="form-control input-number" name="table-main-P-3-num-copies" data-deck="main" data-id="P-3" value="0" min="0" readonly /&gt;&lt;button type="button" class="btn btn-outline-secondary btn-number" data-type="plus" data-deck="main" data-id="P-3"&gt;+&lt;/button&gt;&lt;/div&gt;&lt;/td&gt;&lt;td&gt;&lt;div class="input-group"&gt;&lt;button type="button" class="btn btn-outline-secondary btn-number" data-type="minus" data-deck="side" data-id="P-3" disabled&gt;-&lt;/button&gt;&lt;input type="text" class="form-control input-number" name="table-side-P-3-num-copies" data-deck="side" data-id="P-3" value="0" min="0" readonly /&gt;&lt;button type="button" class="btn btn-outline-secondary btn-number" data-type="plus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O217];[$HTML.$C$1];[.$B217];[$HTML.$D$1];[.$B217];[$HTML.$E$1];[.$B217];[$HTML.$F$1];[.$B217];[$HTML.$G$1])" office:value-type="string" office:string-value="&lt;div class=&quot;container-card position-relative me-2 mb-2&quot; id=&quot;main-P-4&quot;&gt;&lt;img class=&quot;d-block&quot; width=&quot;80&quot; height=&quot;112&quot; src=&quot;https://one-draw.jp/ijinden/cardlist/P01/card/03_P_004.png&quot; /&gt;&lt;div class=&quot;container-num-copies position-absolute bottom-0 start-0 px-1&quot; id=&quot;main-P-4-num-copies&quot;&gt;0&lt;/div&gt;&lt;button type=&quot;button&quot; class=&quot;btn btn-secondary btn-number btn-sm btn-pop position-absolute top-0 start-0&quot; data-type=&quot;minus&quot; data-deck=&quot;main&quot; data-id=&quot;P-4&quot;&gt;-&lt;/button&gt;&lt;button type=&quot;button&quot; class=&quot;btn btn-secondary btn-number btn-sm btn-push position-absolute top-0 end-0&quot; data-type=&quot;plus&quot; data-deck=&quot;main&quot; data-id=&quot;P-4&quot;&gt;+&lt;/button&gt;&lt;button type=&quot;button&quot; class=&quot;btn btn-secondary btn-number btn-sm btn-drop position-absolute bottom-0 end-0&quot; data-type=&quot;drop&quot; data-id=&quot;P-4&quot;&gt;v&lt;/button&gt;&lt;/div&gt;" calcext:value-type="string">
            <text:p>&lt;div class="container-card position-relative me-2 mb-2" id="main-P-4"&gt;&lt;img class="d-block" width="80" height="112" src="https://one-draw.jp/ijinden/cardlist/P01/card/03_P_004.png" /&gt;&lt;div class="container-num-copies position-absolute bottom-0 start-0 px-1" id="main-P-4-num-copies"&gt;0&lt;/div&gt;&lt;button type="button" class="btn btn-secondary btn-number btn-sm btn-pop position-absolute top-0 start-0" data-type="minus" data-deck="main" data-id="P-4"&gt;-&lt;/button&gt;&lt;button type="button" class="btn btn-secondary btn-number btn-sm btn-push position-absolute top-0 end-0" data-type="plus" data-deck="main" data-id="P-4"&gt;+&lt;/button&gt;&lt;button type="button" class="btn btn-secondary btn-number btn-sm btn-drop position-absolute bottom-0 end-0" data-type="drop" data-id="P-4"&gt;v&lt;/button&gt;&lt;/div&gt;</text:p>
          </table:table-cell>
          <table:table-cell table:formula="of:=CONCATENATE([$HTML.$A$2];[.$B217];[$HTML.$B$2];[.$O217];[$HTML.$C$2];[.$B217];[$HTML.$D$2];[.$B217];[$HTML.$E$2];[.$B217];[$HTML.$F$2];[.$B217];[$HTML.$G$2])" office:value-type="string" office:string-value="&lt;div class=&quot;container-card position-relative me-2 mb-2&quot; id=&quot;side-P-4&quot;&gt;&lt;img class=&quot;d-block&quot; width=&quot;80&quot; height=&quot;112&quot; src=&quot;https://one-draw.jp/ijinden/cardlist/P01/card/03_P_004.png&quot; /&gt;&lt;div class=&quot;container-num-copies position-absolute bottom-0 start-0 px-1&quot; id=&quot;side-P-4-num-copies&quot;&gt;0&lt;/div&gt;&lt;button type=&quot;button&quot; class=&quot;btn btn-secondary btn-number btn-sm btn-pop position-absolute top-0 start-0&quot; data-type=&quot;minus&quot; data-deck=&quot;side&quot; data-id=&quot;P-4&quot;&gt;-&lt;/button&gt;&lt;button type=&quot;button&quot; class=&quot;btn btn-secondary btn-number btn-sm btn-push position-absolute top-0 end-0&quot; data-type=&quot;plus&quot; data-deck=&quot;side&quot; data-id=&quot;P-4&quot;&gt;+&lt;/button&gt;&lt;button type=&quot;button&quot; class=&quot;btn btn-secondary btn-number btn-sm btn-raise position-absolute bottom-0 end-0&quot; data-type=&quot;raise&quot; data-id=&quot;P-4&quot;&gt;^&lt;/button&gt;&lt;/div&gt;" calcext:value-type="string">
            <text:p>&lt;div class="container-card position-relative me-2 mb-2" id="side-P-4"&gt;&lt;img class="d-block" width="80" height="112" src="https://one-draw.jp/ijinden/cardlist/P01/card/03_P_004.png" /&gt;&lt;div class="container-num-copies position-absolute bottom-0 start-0 px-1" id="side-P-4-num-copies"&gt;0&lt;/div&gt;&lt;button type="button" class="btn btn-secondary btn-number btn-sm btn-pop position-absolute top-0 start-0" data-type="minus" data-deck="side" data-id="P-4"&gt;-&lt;/button&gt;&lt;button type="button" class="btn btn-secondary btn-number btn-sm btn-push position-absolute top-0 end-0" data-type="plus" data-deck="side" data-id="P-4"&gt;+&lt;/button&gt;&lt;button type="button" class="btn btn-secondary btn-number btn-sm btn-raise position-absolute bottom-0 end-0" data-type="raise" data-id="P-4"&gt;^&lt;/button&gt;&lt;/div&gt;</text:p>
          </table:table-cell>
          <table:table-cell table:formula="of:=CONCATENATE([$HTML.$A$3];[.F217];[$HTML.$B$3];[.H217];[$HTML.$C$3];[.J217];[$HTML.$D$3];[.N217];[$HTML.$E$3];[.B217];[$HTML.$F$3];[.D217];[$HTML.$G$3];[.B217];[$HTML.$H$3];[.B217];[$HTML.$I$3];[.B217];[$HTML.$J$3];[.B217];[$HTML.$K$3];[.B217];[$HTML.$L$3];[.B217];[$HTML.$M$3];[.B217];[$HTML.$N$3];[.B217];[$HTML.$O$3])" office:value-type="string" office:string-value="&lt;tr data-expansion=&quot;30&quot; data-type=&quot;1&quot; data-color=&quot;32&quot; data-term=&quot;0&quot;&gt;&lt;td&gt;P-4&lt;/td&gt;&lt;td&gt;杉田玄白&lt;/td&gt;&lt;td&gt;&lt;div class=&quot;input-group&quot;&gt;&lt;button type=&quot;button&quot; class=&quot;btn btn-outline-secondary btn-number&quot; data-type=&quot;minus&quot; data-deck=&quot;main&quot; data-id=&quot;P-4&quot; disabled&gt;-&lt;/button&gt;&lt;input type=&quot;text&quot; class=&quot;form-control input-number&quot; name=&quot;table-main-P-4-num-copies&quot; data-deck=&quot;main&quot; data-id=&quot;P-4&quot; value=&quot;0&quot; min=&quot;0&quot; readonly /&gt;&lt;button type=&quot;button&quot; class=&quot;btn btn-outline-secondary btn-number&quot; data-type=&quot;plus&quot; data-deck=&quot;main&quot; data-id=&quot;P-4&quot;&gt;+&lt;/button&gt;&lt;/div&gt;&lt;/td&gt;&lt;td&gt;&lt;div class=&quot;input-group&quot;&gt;&lt;button type=&quot;button&quot; class=&quot;btn btn-outline-secondary btn-number&quot; data-type=&quot;minus&quot; data-deck=&quot;side&quot; data-id=&quot;P-4&quot; disabled&gt;-&lt;/button&gt;&lt;input type=&quot;text&quot; class=&quot;form-control input-number&quot; name=&quot;table-side-P-4-num-copies&quot; data-deck=&quot;side&quot; data-id=&quot;P-4&quot; value=&quot;0&quot; min=&quot;0&quot; readonly /&gt;&lt;button type=&quot;button&quot; class=&quot;btn btn-outline-secondary btn-number&quot; data-type=&quot;plus&quot; data-deck=&quot;side&quot; data-id=&quot;P-4&quot;&gt;+&lt;/button&gt;&lt;/div&gt;&lt;/td&gt;&lt;/tr&gt;" calcext:value-type="string">
            <text:p>&lt;tr data-expansion="30" data-type="1" data-color="32" data-term="0"&gt;&lt;td&gt;P-4&lt;/td&gt;&lt;td&gt;杉田玄白&lt;/td&gt;&lt;td&gt;&lt;div class="input-group"&gt;&lt;button type="button" class="btn btn-outline-secondary btn-number" data-type="minus" data-deck="main" data-id="P-4" disabled&gt;-&lt;/button&gt;&lt;input type="text" class="form-control input-number" name="table-main-P-4-num-copies" data-deck="main" data-id="P-4" value="0" min="0" readonly /&gt;&lt;button type="button" class="btn btn-outline-secondary btn-number" data-type="plus" data-deck="main" data-id="P-4"&gt;+&lt;/button&gt;&lt;/div&gt;&lt;/td&gt;&lt;td&gt;&lt;div class="input-group"&gt;&lt;button type="button" class="btn btn-outline-secondary btn-number" data-type="minus" data-deck="side" data-id="P-4" disabled&gt;-&lt;/button&gt;&lt;input type="text" class="form-control input-number" name="table-side-P-4-num-copies" data-deck="side" data-id="P-4" value="0" min="0" readonly /&gt;&lt;button type="button" class="btn btn-outline-secondary btn-number" data-type="plus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O218];[$HTML.$C$1];[.$B218];[$HTML.$D$1];[.$B218];[$HTML.$E$1];[.$B218];[$HTML.$F$1];[.$B218];[$HTML.$G$1])" office:value-type="string" office:string-value="&lt;div class=&quot;container-card position-relative me-2 mb-2&quot; id=&quot;main-P-5&quot;&gt;&lt;img class=&quot;d-block&quot; width=&quot;80&quot; height=&quot;112&quot; src=&quot;https://one-draw.jp/ijinden/cardlist/P01/card/03_P_005.png&quot; /&gt;&lt;div class=&quot;container-num-copies position-absolute bottom-0 start-0 px-1&quot; id=&quot;main-P-5-num-copies&quot;&gt;0&lt;/div&gt;&lt;button type=&quot;button&quot; class=&quot;btn btn-secondary btn-number btn-sm btn-pop position-absolute top-0 start-0&quot; data-type=&quot;minus&quot; data-deck=&quot;main&quot; data-id=&quot;P-5&quot;&gt;-&lt;/button&gt;&lt;button type=&quot;button&quot; class=&quot;btn btn-secondary btn-number btn-sm btn-push position-absolute top-0 end-0&quot; data-type=&quot;plus&quot; data-deck=&quot;main&quot; data-id=&quot;P-5&quot;&gt;+&lt;/button&gt;&lt;button type=&quot;button&quot; class=&quot;btn btn-secondary btn-number btn-sm btn-drop position-absolute bottom-0 end-0&quot; data-type=&quot;drop&quot; data-id=&quot;P-5&quot;&gt;v&lt;/button&gt;&lt;/div&gt;" calcext:value-type="string">
            <text:p>&lt;div class="container-card position-relative me-2 mb-2" id="main-P-5"&gt;&lt;img class="d-block" width="80" height="112" src="https://one-draw.jp/ijinden/cardlist/P01/card/03_P_005.png" /&gt;&lt;div class="container-num-copies position-absolute bottom-0 start-0 px-1" id="main-P-5-num-copies"&gt;0&lt;/div&gt;&lt;button type="button" class="btn btn-secondary btn-number btn-sm btn-pop position-absolute top-0 start-0" data-type="minus" data-deck="main" data-id="P-5"&gt;-&lt;/button&gt;&lt;button type="button" class="btn btn-secondary btn-number btn-sm btn-push position-absolute top-0 end-0" data-type="plus" data-deck="main" data-id="P-5"&gt;+&lt;/button&gt;&lt;button type="button" class="btn btn-secondary btn-number btn-sm btn-drop position-absolute bottom-0 end-0" data-type="drop" data-id="P-5"&gt;v&lt;/button&gt;&lt;/div&gt;</text:p>
          </table:table-cell>
          <table:table-cell table:formula="of:=CONCATENATE([$HTML.$A$2];[.$B218];[$HTML.$B$2];[.$O218];[$HTML.$C$2];[.$B218];[$HTML.$D$2];[.$B218];[$HTML.$E$2];[.$B218];[$HTML.$F$2];[.$B218];[$HTML.$G$2])" office:value-type="string" office:string-value="&lt;div class=&quot;container-card position-relative me-2 mb-2&quot; id=&quot;side-P-5&quot;&gt;&lt;img class=&quot;d-block&quot; width=&quot;80&quot; height=&quot;112&quot; src=&quot;https://one-draw.jp/ijinden/cardlist/P01/card/03_P_005.png&quot; /&gt;&lt;div class=&quot;container-num-copies position-absolute bottom-0 start-0 px-1&quot; id=&quot;side-P-5-num-copies&quot;&gt;0&lt;/div&gt;&lt;button type=&quot;button&quot; class=&quot;btn btn-secondary btn-number btn-sm btn-pop position-absolute top-0 start-0&quot; data-type=&quot;minus&quot; data-deck=&quot;side&quot; data-id=&quot;P-5&quot;&gt;-&lt;/button&gt;&lt;button type=&quot;button&quot; class=&quot;btn btn-secondary btn-number btn-sm btn-push position-absolute top-0 end-0&quot; data-type=&quot;plus&quot; data-deck=&quot;side&quot; data-id=&quot;P-5&quot;&gt;+&lt;/button&gt;&lt;button type=&quot;button&quot; class=&quot;btn btn-secondary btn-number btn-sm btn-raise position-absolute bottom-0 end-0&quot; data-type=&quot;raise&quot; data-id=&quot;P-5&quot;&gt;^&lt;/button&gt;&lt;/div&gt;" calcext:value-type="string">
            <text:p>&lt;div class="container-card position-relative me-2 mb-2" id="side-P-5"&gt;&lt;img class="d-block" width="80" height="112" src="https://one-draw.jp/ijinden/cardlist/P01/card/03_P_005.png" /&gt;&lt;div class="container-num-copies position-absolute bottom-0 start-0 px-1" id="side-P-5-num-copies"&gt;0&lt;/div&gt;&lt;button type="button" class="btn btn-secondary btn-number btn-sm btn-pop position-absolute top-0 start-0" data-type="minus" data-deck="side" data-id="P-5"&gt;-&lt;/button&gt;&lt;button type="button" class="btn btn-secondary btn-number btn-sm btn-push position-absolute top-0 end-0" data-type="plus" data-deck="side" data-id="P-5"&gt;+&lt;/button&gt;&lt;button type="button" class="btn btn-secondary btn-number btn-sm btn-raise position-absolute bottom-0 end-0" data-type="raise" data-id="P-5"&gt;^&lt;/button&gt;&lt;/div&gt;</text:p>
          </table:table-cell>
          <table:table-cell table:formula="of:=CONCATENATE([$HTML.$A$3];[.F218];[$HTML.$B$3];[.H218];[$HTML.$C$3];[.J218];[$HTML.$D$3];[.N218];[$HTML.$E$3];[.B218];[$HTML.$F$3];[.D218];[$HTML.$G$3];[.B218];[$HTML.$H$3];[.B218];[$HTML.$I$3];[.B218];[$HTML.$J$3];[.B218];[$HTML.$K$3];[.B218];[$HTML.$L$3];[.B218];[$HTML.$M$3];[.B218];[$HTML.$N$3];[.B218];[$HTML.$O$3])" office:value-type="string" office:string-value="&lt;tr data-expansion=&quot;30&quot; data-type=&quot;1&quot; data-color=&quot;32&quot; data-term=&quot;0&quot;&gt;&lt;td&gt;P-5&lt;/td&gt;&lt;td&gt;渡辺崋山&lt;/td&gt;&lt;td&gt;&lt;div class=&quot;input-group&quot;&gt;&lt;button type=&quot;button&quot; class=&quot;btn btn-outline-secondary btn-number&quot; data-type=&quot;minus&quot; data-deck=&quot;main&quot; data-id=&quot;P-5&quot; disabled&gt;-&lt;/button&gt;&lt;input type=&quot;text&quot; class=&quot;form-control input-number&quot; name=&quot;table-main-P-5-num-copies&quot; data-deck=&quot;main&quot; data-id=&quot;P-5&quot; value=&quot;0&quot; min=&quot;0&quot; readonly /&gt;&lt;button type=&quot;button&quot; class=&quot;btn btn-outline-secondary btn-number&quot; data-type=&quot;plus&quot; data-deck=&quot;main&quot; data-id=&quot;P-5&quot;&gt;+&lt;/button&gt;&lt;/div&gt;&lt;/td&gt;&lt;td&gt;&lt;div class=&quot;input-group&quot;&gt;&lt;button type=&quot;button&quot; class=&quot;btn btn-outline-secondary btn-number&quot; data-type=&quot;minus&quot; data-deck=&quot;side&quot; data-id=&quot;P-5&quot; disabled&gt;-&lt;/button&gt;&lt;input type=&quot;text&quot; class=&quot;form-control input-number&quot; name=&quot;table-side-P-5-num-copies&quot; data-deck=&quot;side&quot; data-id=&quot;P-5&quot; value=&quot;0&quot; min=&quot;0&quot; readonly /&gt;&lt;button type=&quot;button&quot; class=&quot;btn btn-outline-secondary btn-number&quot; data-type=&quot;plus&quot; data-deck=&quot;side&quot; data-id=&quot;P-5&quot;&gt;+&lt;/button&gt;&lt;/div&gt;&lt;/td&gt;&lt;/tr&gt;" calcext:value-type="string">
            <text:p>&lt;tr data-expansion="30" data-type="1" data-color="32" data-term="0"&gt;&lt;td&gt;P-5&lt;/td&gt;&lt;td&gt;渡辺崋山&lt;/td&gt;&lt;td&gt;&lt;div class="input-group"&gt;&lt;button type="button" class="btn btn-outline-secondary btn-number" data-type="minus" data-deck="main" data-id="P-5" disabled&gt;-&lt;/button&gt;&lt;input type="text" class="form-control input-number" name="table-main-P-5-num-copies" data-deck="main" data-id="P-5" value="0" min="0" readonly /&gt;&lt;button type="button" class="btn btn-outline-secondary btn-number" data-type="plus" data-deck="main" data-id="P-5"&gt;+&lt;/button&gt;&lt;/div&gt;&lt;/td&gt;&lt;td&gt;&lt;div class="input-group"&gt;&lt;button type="button" class="btn btn-outline-secondary btn-number" data-type="minus" data-deck="side" data-id="P-5" disabled&gt;-&lt;/button&gt;&lt;input type="text" class="form-control input-number" name="table-side-P-5-num-copies" data-deck="side" data-id="P-5" value="0" min="0" readonly /&gt;&lt;button type="button" class="btn btn-outline-secondary btn-number" data-type="plus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O219];[$HTML.$C$1];[.$B219];[$HTML.$D$1];[.$B219];[$HTML.$E$1];[.$B219];[$HTML.$F$1];[.$B219];[$HTML.$G$1])" office:value-type="string" office:string-value="&lt;div class=&quot;container-card position-relative me-2 mb-2&quot; id=&quot;main-P-6&quot;&gt;&lt;img class=&quot;d-block&quot; width=&quot;80&quot; height=&quot;112&quot; src=&quot;https://one-draw.jp/ijinden/cardlist/P01/card/03_P_006.png&quot; /&gt;&lt;div class=&quot;container-num-copies position-absolute bottom-0 start-0 px-1&quot; id=&quot;main-P-6-num-copies&quot;&gt;0&lt;/div&gt;&lt;button type=&quot;button&quot; class=&quot;btn btn-secondary btn-number btn-sm btn-pop position-absolute top-0 start-0&quot; data-type=&quot;minus&quot; data-deck=&quot;main&quot; data-id=&quot;P-6&quot;&gt;-&lt;/button&gt;&lt;button type=&quot;button&quot; class=&quot;btn btn-secondary btn-number btn-sm btn-push position-absolute top-0 end-0&quot; data-type=&quot;plus&quot; data-deck=&quot;main&quot; data-id=&quot;P-6&quot;&gt;+&lt;/button&gt;&lt;button type=&quot;button&quot; class=&quot;btn btn-secondary btn-number btn-sm btn-drop position-absolute bottom-0 end-0&quot; data-type=&quot;drop&quot; data-id=&quot;P-6&quot;&gt;v&lt;/button&gt;&lt;/div&gt;" calcext:value-type="string">
            <text:p>&lt;div class="container-card position-relative me-2 mb-2" id="main-P-6"&gt;&lt;img class="d-block" width="80" height="112" src="https://one-draw.jp/ijinden/cardlist/P01/card/03_P_006.png" /&gt;&lt;div class="container-num-copies position-absolute bottom-0 start-0 px-1" id="main-P-6-num-copies"&gt;0&lt;/div&gt;&lt;button type="button" class="btn btn-secondary btn-number btn-sm btn-pop position-absolute top-0 start-0" data-type="minus" data-deck="main" data-id="P-6"&gt;-&lt;/button&gt;&lt;button type="button" class="btn btn-secondary btn-number btn-sm btn-push position-absolute top-0 end-0" data-type="plus" data-deck="main" data-id="P-6"&gt;+&lt;/button&gt;&lt;button type="button" class="btn btn-secondary btn-number btn-sm btn-drop position-absolute bottom-0 end-0" data-type="drop" data-id="P-6"&gt;v&lt;/button&gt;&lt;/div&gt;</text:p>
          </table:table-cell>
          <table:table-cell table:formula="of:=CONCATENATE([$HTML.$A$2];[.$B219];[$HTML.$B$2];[.$O219];[$HTML.$C$2];[.$B219];[$HTML.$D$2];[.$B219];[$HTML.$E$2];[.$B219];[$HTML.$F$2];[.$B219];[$HTML.$G$2])" office:value-type="string" office:string-value="&lt;div class=&quot;container-card position-relative me-2 mb-2&quot; id=&quot;side-P-6&quot;&gt;&lt;img class=&quot;d-block&quot; width=&quot;80&quot; height=&quot;112&quot; src=&quot;https://one-draw.jp/ijinden/cardlist/P01/card/03_P_006.png&quot; /&gt;&lt;div class=&quot;container-num-copies position-absolute bottom-0 start-0 px-1&quot; id=&quot;side-P-6-num-copies&quot;&gt;0&lt;/div&gt;&lt;button type=&quot;button&quot; class=&quot;btn btn-secondary btn-number btn-sm btn-pop position-absolute top-0 start-0&quot; data-type=&quot;minus&quot; data-deck=&quot;side&quot; data-id=&quot;P-6&quot;&gt;-&lt;/button&gt;&lt;button type=&quot;button&quot; class=&quot;btn btn-secondary btn-number btn-sm btn-push position-absolute top-0 end-0&quot; data-type=&quot;plus&quot; data-deck=&quot;side&quot; data-id=&quot;P-6&quot;&gt;+&lt;/button&gt;&lt;button type=&quot;button&quot; class=&quot;btn btn-secondary btn-number btn-sm btn-raise position-absolute bottom-0 end-0&quot; data-type=&quot;raise&quot; data-id=&quot;P-6&quot;&gt;^&lt;/button&gt;&lt;/div&gt;" calcext:value-type="string">
            <text:p>&lt;div class="container-card position-relative me-2 mb-2" id="side-P-6"&gt;&lt;img class="d-block" width="80" height="112" src="https://one-draw.jp/ijinden/cardlist/P01/card/03_P_006.png" /&gt;&lt;div class="container-num-copies position-absolute bottom-0 start-0 px-1" id="side-P-6-num-copies"&gt;0&lt;/div&gt;&lt;button type="button" class="btn btn-secondary btn-number btn-sm btn-pop position-absolute top-0 start-0" data-type="minus" data-deck="side" data-id="P-6"&gt;-&lt;/button&gt;&lt;button type="button" class="btn btn-secondary btn-number btn-sm btn-push position-absolute top-0 end-0" data-type="plus" data-deck="side" data-id="P-6"&gt;+&lt;/button&gt;&lt;button type="button" class="btn btn-secondary btn-number btn-sm btn-raise position-absolute bottom-0 end-0" data-type="raise" data-id="P-6"&gt;^&lt;/button&gt;&lt;/div&gt;</text:p>
          </table:table-cell>
          <table:table-cell table:formula="of:=CONCATENATE([$HTML.$A$3];[.F219];[$HTML.$B$3];[.H219];[$HTML.$C$3];[.J219];[$HTML.$D$3];[.N219];[$HTML.$E$3];[.B219];[$HTML.$F$3];[.D219];[$HTML.$G$3];[.B219];[$HTML.$H$3];[.B219];[$HTML.$I$3];[.B219];[$HTML.$J$3];[.B219];[$HTML.$K$3];[.B219];[$HTML.$L$3];[.B219];[$HTML.$M$3];[.B219];[$HTML.$N$3];[.B219];[$HTML.$O$3])" office:value-type="string" office:string-value="&lt;tr data-expansion=&quot;30&quot; data-type=&quot;1&quot; data-color=&quot;32&quot; data-term=&quot;0&quot;&gt;&lt;td&gt;P-6&lt;/td&gt;&lt;td&gt;緒方洪庵&lt;/td&gt;&lt;td&gt;&lt;div class=&quot;input-group&quot;&gt;&lt;button type=&quot;button&quot; class=&quot;btn btn-outline-secondary btn-number&quot; data-type=&quot;minus&quot; data-deck=&quot;main&quot; data-id=&quot;P-6&quot; disabled&gt;-&lt;/button&gt;&lt;input type=&quot;text&quot; class=&quot;form-control input-number&quot; name=&quot;table-main-P-6-num-copies&quot; data-deck=&quot;main&quot; data-id=&quot;P-6&quot; value=&quot;0&quot; min=&quot;0&quot; readonly /&gt;&lt;button type=&quot;button&quot; class=&quot;btn btn-outline-secondary btn-number&quot; data-type=&quot;plus&quot; data-deck=&quot;main&quot; data-id=&quot;P-6&quot;&gt;+&lt;/button&gt;&lt;/div&gt;&lt;/td&gt;&lt;td&gt;&lt;div class=&quot;input-group&quot;&gt;&lt;button type=&quot;button&quot; class=&quot;btn btn-outline-secondary btn-number&quot; data-type=&quot;minus&quot; data-deck=&quot;side&quot; data-id=&quot;P-6&quot; disabled&gt;-&lt;/button&gt;&lt;input type=&quot;text&quot; class=&quot;form-control input-number&quot; name=&quot;table-side-P-6-num-copies&quot; data-deck=&quot;side&quot; data-id=&quot;P-6&quot; value=&quot;0&quot; min=&quot;0&quot; readonly /&gt;&lt;button type=&quot;button&quot; class=&quot;btn btn-outline-secondary btn-number&quot; data-type=&quot;plus&quot; data-deck=&quot;side&quot; data-id=&quot;P-6&quot;&gt;+&lt;/button&gt;&lt;/div&gt;&lt;/td&gt;&lt;/tr&gt;" calcext:value-type="string">
            <text:p>&lt;tr data-expansion="30" data-type="1" data-color="32" data-term="0"&gt;&lt;td&gt;P-6&lt;/td&gt;&lt;td&gt;緒方洪庵&lt;/td&gt;&lt;td&gt;&lt;div class="input-group"&gt;&lt;button type="button" class="btn btn-outline-secondary btn-number" data-type="minus" data-deck="main" data-id="P-6" disabled&gt;-&lt;/button&gt;&lt;input type="text" class="form-control input-number" name="table-main-P-6-num-copies" data-deck="main" data-id="P-6" value="0" min="0" readonly /&gt;&lt;button type="button" class="btn btn-outline-secondary btn-number" data-type="plus" data-deck="main" data-id="P-6"&gt;+&lt;/button&gt;&lt;/div&gt;&lt;/td&gt;&lt;td&gt;&lt;div class="input-group"&gt;&lt;button type="button" class="btn btn-outline-secondary btn-number" data-type="minus" data-deck="side" data-id="P-6" disabled&gt;-&lt;/button&gt;&lt;input type="text" class="form-control input-number" name="table-side-P-6-num-copies" data-deck="side" data-id="P-6" value="0" min="0" readonly /&gt;&lt;button type="button" class="btn btn-outline-secondary btn-number" data-type="plus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O220];[$HTML.$C$1];[.$B220];[$HTML.$D$1];[.$B220];[$HTML.$E$1];[.$B220];[$HTML.$F$1];[.$B220];[$HTML.$G$1])" office:value-type="string" office:string-value="&lt;div class=&quot;container-card position-relative me-2 mb-2&quot; id=&quot;main-P-7&quot;&gt;&lt;img class=&quot;d-block&quot; width=&quot;80&quot; height=&quot;112&quot; src=&quot;https://one-draw.jp/ijinden/cardlist/P01/card/03_P_007.png&quot; /&gt;&lt;div class=&quot;container-num-copies position-absolute bottom-0 start-0 px-1&quot; id=&quot;main-P-7-num-copies&quot;&gt;0&lt;/div&gt;&lt;button type=&quot;button&quot; class=&quot;btn btn-secondary btn-number btn-sm btn-pop position-absolute top-0 start-0&quot; data-type=&quot;minus&quot; data-deck=&quot;main&quot; data-id=&quot;P-7&quot;&gt;-&lt;/button&gt;&lt;button type=&quot;button&quot; class=&quot;btn btn-secondary btn-number btn-sm btn-push position-absolute top-0 end-0&quot; data-type=&quot;plus&quot; data-deck=&quot;main&quot; data-id=&quot;P-7&quot;&gt;+&lt;/button&gt;&lt;button type=&quot;button&quot; class=&quot;btn btn-secondary btn-number btn-sm btn-drop position-absolute bottom-0 end-0&quot; data-type=&quot;drop&quot; data-id=&quot;P-7&quot;&gt;v&lt;/button&gt;&lt;/div&gt;" calcext:value-type="string">
            <text:p>&lt;div class="container-card position-relative me-2 mb-2" id="main-P-7"&gt;&lt;img class="d-block" width="80" height="112" src="https://one-draw.jp/ijinden/cardlist/P01/card/03_P_007.png" /&gt;&lt;div class="container-num-copies position-absolute bottom-0 start-0 px-1" id="main-P-7-num-copies"&gt;0&lt;/div&gt;&lt;button type="button" class="btn btn-secondary btn-number btn-sm btn-pop position-absolute top-0 start-0" data-type="minus" data-deck="main" data-id="P-7"&gt;-&lt;/button&gt;&lt;button type="button" class="btn btn-secondary btn-number btn-sm btn-push position-absolute top-0 end-0" data-type="plus" data-deck="main" data-id="P-7"&gt;+&lt;/button&gt;&lt;button type="button" class="btn btn-secondary btn-number btn-sm btn-drop position-absolute bottom-0 end-0" data-type="drop" data-id="P-7"&gt;v&lt;/button&gt;&lt;/div&gt;</text:p>
          </table:table-cell>
          <table:table-cell table:formula="of:=CONCATENATE([$HTML.$A$2];[.$B220];[$HTML.$B$2];[.$O220];[$HTML.$C$2];[.$B220];[$HTML.$D$2];[.$B220];[$HTML.$E$2];[.$B220];[$HTML.$F$2];[.$B220];[$HTML.$G$2])" office:value-type="string" office:string-value="&lt;div class=&quot;container-card position-relative me-2 mb-2&quot; id=&quot;side-P-7&quot;&gt;&lt;img class=&quot;d-block&quot; width=&quot;80&quot; height=&quot;112&quot; src=&quot;https://one-draw.jp/ijinden/cardlist/P01/card/03_P_007.png&quot; /&gt;&lt;div class=&quot;container-num-copies position-absolute bottom-0 start-0 px-1&quot; id=&quot;side-P-7-num-copies&quot;&gt;0&lt;/div&gt;&lt;button type=&quot;button&quot; class=&quot;btn btn-secondary btn-number btn-sm btn-pop position-absolute top-0 start-0&quot; data-type=&quot;minus&quot; data-deck=&quot;side&quot; data-id=&quot;P-7&quot;&gt;-&lt;/button&gt;&lt;button type=&quot;button&quot; class=&quot;btn btn-secondary btn-number btn-sm btn-push position-absolute top-0 end-0&quot; data-type=&quot;plus&quot; data-deck=&quot;side&quot; data-id=&quot;P-7&quot;&gt;+&lt;/button&gt;&lt;button type=&quot;button&quot; class=&quot;btn btn-secondary btn-number btn-sm btn-raise position-absolute bottom-0 end-0&quot; data-type=&quot;raise&quot; data-id=&quot;P-7&quot;&gt;^&lt;/button&gt;&lt;/div&gt;" calcext:value-type="string">
            <text:p>&lt;div class="container-card position-relative me-2 mb-2" id="side-P-7"&gt;&lt;img class="d-block" width="80" height="112" src="https://one-draw.jp/ijinden/cardlist/P01/card/03_P_007.png" /&gt;&lt;div class="container-num-copies position-absolute bottom-0 start-0 px-1" id="side-P-7-num-copies"&gt;0&lt;/div&gt;&lt;button type="button" class="btn btn-secondary btn-number btn-sm btn-pop position-absolute top-0 start-0" data-type="minus" data-deck="side" data-id="P-7"&gt;-&lt;/button&gt;&lt;button type="button" class="btn btn-secondary btn-number btn-sm btn-push position-absolute top-0 end-0" data-type="plus" data-deck="side" data-id="P-7"&gt;+&lt;/button&gt;&lt;button type="button" class="btn btn-secondary btn-number btn-sm btn-raise position-absolute bottom-0 end-0" data-type="raise" data-id="P-7"&gt;^&lt;/button&gt;&lt;/div&gt;</text:p>
          </table:table-cell>
          <table:table-cell table:formula="of:=CONCATENATE([$HTML.$A$3];[.F220];[$HTML.$B$3];[.H220];[$HTML.$C$3];[.J220];[$HTML.$D$3];[.N220];[$HTML.$E$3];[.B220];[$HTML.$F$3];[.D220];[$HTML.$G$3];[.B220];[$HTML.$H$3];[.B220];[$HTML.$I$3];[.B220];[$HTML.$J$3];[.B220];[$HTML.$K$3];[.B220];[$HTML.$L$3];[.B220];[$HTML.$M$3];[.B220];[$HTML.$N$3];[.B220];[$HTML.$O$3])" office:value-type="string" office:string-value="&lt;tr data-expansion=&quot;30&quot; data-type=&quot;1&quot; data-color=&quot;32&quot; data-term=&quot;0&quot;&gt;&lt;td&gt;P-7&lt;/td&gt;&lt;td&gt;岡田以蔵&lt;/td&gt;&lt;td&gt;&lt;div class=&quot;input-group&quot;&gt;&lt;button type=&quot;button&quot; class=&quot;btn btn-outline-secondary btn-number&quot; data-type=&quot;minus&quot; data-deck=&quot;main&quot; data-id=&quot;P-7&quot; disabled&gt;-&lt;/button&gt;&lt;input type=&quot;text&quot; class=&quot;form-control input-number&quot; name=&quot;table-main-P-7-num-copies&quot; data-deck=&quot;main&quot; data-id=&quot;P-7&quot; value=&quot;0&quot; min=&quot;0&quot; readonly /&gt;&lt;button type=&quot;button&quot; class=&quot;btn btn-outline-secondary btn-number&quot; data-type=&quot;plus&quot; data-deck=&quot;main&quot; data-id=&quot;P-7&quot;&gt;+&lt;/button&gt;&lt;/div&gt;&lt;/td&gt;&lt;td&gt;&lt;div class=&quot;input-group&quot;&gt;&lt;button type=&quot;button&quot; class=&quot;btn btn-outline-secondary btn-number&quot; data-type=&quot;minus&quot; data-deck=&quot;side&quot; data-id=&quot;P-7&quot; disabled&gt;-&lt;/button&gt;&lt;input type=&quot;text&quot; class=&quot;form-control input-number&quot; name=&quot;table-side-P-7-num-copies&quot; data-deck=&quot;side&quot; data-id=&quot;P-7&quot; value=&quot;0&quot; min=&quot;0&quot; readonly /&gt;&lt;button type=&quot;button&quot; class=&quot;btn btn-outline-secondary btn-number&quot; data-type=&quot;plus&quot; data-deck=&quot;side&quot; data-id=&quot;P-7&quot;&gt;+&lt;/button&gt;&lt;/div&gt;&lt;/td&gt;&lt;/tr&gt;" calcext:value-type="string">
            <text:p>&lt;tr data-expansion="30" data-type="1" data-color="32" data-term="0"&gt;&lt;td&gt;P-7&lt;/td&gt;&lt;td&gt;岡田以蔵&lt;/td&gt;&lt;td&gt;&lt;div class="input-group"&gt;&lt;button type="button" class="btn btn-outline-secondary btn-number" data-type="minus" data-deck="main" data-id="P-7" disabled&gt;-&lt;/button&gt;&lt;input type="text" class="form-control input-number" name="table-main-P-7-num-copies" data-deck="main" data-id="P-7" value="0" min="0" readonly /&gt;&lt;button type="button" class="btn btn-outline-secondary btn-number" data-type="plus" data-deck="main" data-id="P-7"&gt;+&lt;/button&gt;&lt;/div&gt;&lt;/td&gt;&lt;td&gt;&lt;div class="input-group"&gt;&lt;button type="button" class="btn btn-outline-secondary btn-number" data-type="minus" data-deck="side" data-id="P-7" disabled&gt;-&lt;/button&gt;&lt;input type="text" class="form-control input-number" name="table-side-P-7-num-copies" data-deck="side" data-id="P-7" value="0" min="0" readonly /&gt;&lt;button type="button" class="btn btn-outline-secondary btn-number" data-type="plus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O221];[$HTML.$C$1];[.$B221];[$HTML.$D$1];[.$B221];[$HTML.$E$1];[.$B221];[$HTML.$F$1];[.$B221];[$HTML.$G$1])" office:value-type="string" office:string-value="&lt;div class=&quot;container-card position-relative me-2 mb-2&quot; id=&quot;main-P-8&quot;&gt;&lt;img class=&quot;d-block&quot; width=&quot;80&quot; height=&quot;112&quot; src=&quot;https://one-draw.jp/ijinden/cardlist/P01/card/03_P_008.png&quot; /&gt;&lt;div class=&quot;container-num-copies position-absolute bottom-0 start-0 px-1&quot; id=&quot;main-P-8-num-copies&quot;&gt;0&lt;/div&gt;&lt;button type=&quot;button&quot; class=&quot;btn btn-secondary btn-number btn-sm btn-pop position-absolute top-0 start-0&quot; data-type=&quot;minus&quot; data-deck=&quot;main&quot; data-id=&quot;P-8&quot;&gt;-&lt;/button&gt;&lt;button type=&quot;button&quot; class=&quot;btn btn-secondary btn-number btn-sm btn-push position-absolute top-0 end-0&quot; data-type=&quot;plus&quot; data-deck=&quot;main&quot; data-id=&quot;P-8&quot;&gt;+&lt;/button&gt;&lt;button type=&quot;button&quot; class=&quot;btn btn-secondary btn-number btn-sm btn-drop position-absolute bottom-0 end-0&quot; data-type=&quot;drop&quot; data-id=&quot;P-8&quot;&gt;v&lt;/button&gt;&lt;/div&gt;" calcext:value-type="string">
            <text:p>&lt;div class="container-card position-relative me-2 mb-2" id="main-P-8"&gt;&lt;img class="d-block" width="80" height="112" src="https://one-draw.jp/ijinden/cardlist/P01/card/03_P_008.png" /&gt;&lt;div class="container-num-copies position-absolute bottom-0 start-0 px-1" id="main-P-8-num-copies"&gt;0&lt;/div&gt;&lt;button type="button" class="btn btn-secondary btn-number btn-sm btn-pop position-absolute top-0 start-0" data-type="minus" data-deck="main" data-id="P-8"&gt;-&lt;/button&gt;&lt;button type="button" class="btn btn-secondary btn-number btn-sm btn-push position-absolute top-0 end-0" data-type="plus" data-deck="main" data-id="P-8"&gt;+&lt;/button&gt;&lt;button type="button" class="btn btn-secondary btn-number btn-sm btn-drop position-absolute bottom-0 end-0" data-type="drop" data-id="P-8"&gt;v&lt;/button&gt;&lt;/div&gt;</text:p>
          </table:table-cell>
          <table:table-cell table:formula="of:=CONCATENATE([$HTML.$A$2];[.$B221];[$HTML.$B$2];[.$O221];[$HTML.$C$2];[.$B221];[$HTML.$D$2];[.$B221];[$HTML.$E$2];[.$B221];[$HTML.$F$2];[.$B221];[$HTML.$G$2])" office:value-type="string" office:string-value="&lt;div class=&quot;container-card position-relative me-2 mb-2&quot; id=&quot;side-P-8&quot;&gt;&lt;img class=&quot;d-block&quot; width=&quot;80&quot; height=&quot;112&quot; src=&quot;https://one-draw.jp/ijinden/cardlist/P01/card/03_P_008.png&quot; /&gt;&lt;div class=&quot;container-num-copies position-absolute bottom-0 start-0 px-1&quot; id=&quot;side-P-8-num-copies&quot;&gt;0&lt;/div&gt;&lt;button type=&quot;button&quot; class=&quot;btn btn-secondary btn-number btn-sm btn-pop position-absolute top-0 start-0&quot; data-type=&quot;minus&quot; data-deck=&quot;side&quot; data-id=&quot;P-8&quot;&gt;-&lt;/button&gt;&lt;button type=&quot;button&quot; class=&quot;btn btn-secondary btn-number btn-sm btn-push position-absolute top-0 end-0&quot; data-type=&quot;plus&quot; data-deck=&quot;side&quot; data-id=&quot;P-8&quot;&gt;+&lt;/button&gt;&lt;button type=&quot;button&quot; class=&quot;btn btn-secondary btn-number btn-sm btn-raise position-absolute bottom-0 end-0&quot; data-type=&quot;raise&quot; data-id=&quot;P-8&quot;&gt;^&lt;/button&gt;&lt;/div&gt;" calcext:value-type="string">
            <text:p>&lt;div class="container-card position-relative me-2 mb-2" id="side-P-8"&gt;&lt;img class="d-block" width="80" height="112" src="https://one-draw.jp/ijinden/cardlist/P01/card/03_P_008.png" /&gt;&lt;div class="container-num-copies position-absolute bottom-0 start-0 px-1" id="side-P-8-num-copies"&gt;0&lt;/div&gt;&lt;button type="button" class="btn btn-secondary btn-number btn-sm btn-pop position-absolute top-0 start-0" data-type="minus" data-deck="side" data-id="P-8"&gt;-&lt;/button&gt;&lt;button type="button" class="btn btn-secondary btn-number btn-sm btn-push position-absolute top-0 end-0" data-type="plus" data-deck="side" data-id="P-8"&gt;+&lt;/button&gt;&lt;button type="button" class="btn btn-secondary btn-number btn-sm btn-raise position-absolute bottom-0 end-0" data-type="raise" data-id="P-8"&gt;^&lt;/button&gt;&lt;/div&gt;</text:p>
          </table:table-cell>
          <table:table-cell table:formula="of:=CONCATENATE([$HTML.$A$3];[.F221];[$HTML.$B$3];[.H221];[$HTML.$C$3];[.J221];[$HTML.$D$3];[.N221];[$HTML.$E$3];[.B221];[$HTML.$F$3];[.D221];[$HTML.$G$3];[.B221];[$HTML.$H$3];[.B221];[$HTML.$I$3];[.B221];[$HTML.$J$3];[.B221];[$HTML.$K$3];[.B221];[$HTML.$L$3];[.B221];[$HTML.$M$3];[.B221];[$HTML.$N$3];[.B221];[$HTML.$O$3])" office:value-type="string" office:string-value="&lt;tr data-expansion=&quot;30&quot; data-type=&quot;1&quot; data-color=&quot;32&quot; data-term=&quot;0&quot;&gt;&lt;td&gt;P-8&lt;/td&gt;&lt;td&gt;クララ・バートン&lt;/td&gt;&lt;td&gt;&lt;div class=&quot;input-group&quot;&gt;&lt;button type=&quot;button&quot; class=&quot;btn btn-outline-secondary btn-number&quot; data-type=&quot;minus&quot; data-deck=&quot;main&quot; data-id=&quot;P-8&quot; disabled&gt;-&lt;/button&gt;&lt;input type=&quot;text&quot; class=&quot;form-control input-number&quot; name=&quot;table-main-P-8-num-copies&quot; data-deck=&quot;main&quot; data-id=&quot;P-8&quot; value=&quot;0&quot; min=&quot;0&quot; readonly /&gt;&lt;button type=&quot;button&quot; class=&quot;btn btn-outline-secondary btn-number&quot; data-type=&quot;plus&quot; data-deck=&quot;main&quot; data-id=&quot;P-8&quot;&gt;+&lt;/button&gt;&lt;/div&gt;&lt;/td&gt;&lt;td&gt;&lt;div class=&quot;input-group&quot;&gt;&lt;button type=&quot;button&quot; class=&quot;btn btn-outline-secondary btn-number&quot; data-type=&quot;minus&quot; data-deck=&quot;side&quot; data-id=&quot;P-8&quot; disabled&gt;-&lt;/button&gt;&lt;input type=&quot;text&quot; class=&quot;form-control input-number&quot; name=&quot;table-side-P-8-num-copies&quot; data-deck=&quot;side&quot; data-id=&quot;P-8&quot; value=&quot;0&quot; min=&quot;0&quot; readonly /&gt;&lt;button type=&quot;button&quot; class=&quot;btn btn-outline-secondary btn-number&quot; data-type=&quot;plus&quot; data-deck=&quot;side&quot; data-id=&quot;P-8&quot;&gt;+&lt;/button&gt;&lt;/div&gt;&lt;/td&gt;&lt;/tr&gt;" calcext:value-type="string">
            <text:p>&lt;tr data-expansion="30" data-type="1" data-color="32" data-term="0"&gt;&lt;td&gt;P-8&lt;/td&gt;&lt;td&gt;クララ・バートン&lt;/td&gt;&lt;td&gt;&lt;div class="input-group"&gt;&lt;button type="button" class="btn btn-outline-secondary btn-number" data-type="minus" data-deck="main" data-id="P-8" disabled&gt;-&lt;/button&gt;&lt;input type="text" class="form-control input-number" name="table-main-P-8-num-copies" data-deck="main" data-id="P-8" value="0" min="0" readonly /&gt;&lt;button type="button" class="btn btn-outline-secondary btn-number" data-type="plus" data-deck="main" data-id="P-8"&gt;+&lt;/button&gt;&lt;/div&gt;&lt;/td&gt;&lt;td&gt;&lt;div class="input-group"&gt;&lt;button type="button" class="btn btn-outline-secondary btn-number" data-type="minus" data-deck="side" data-id="P-8" disabled&gt;-&lt;/button&gt;&lt;input type="text" class="form-control input-number" name="table-side-P-8-num-copies" data-deck="side" data-id="P-8" value="0" min="0" readonly /&gt;&lt;button type="button" class="btn btn-outline-secondary btn-number" data-type="plus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O222];[$HTML.$C$1];[.$B222];[$HTML.$D$1];[.$B222];[$HTML.$E$1];[.$B222];[$HTML.$F$1];[.$B222];[$HTML.$G$1])" office:value-type="string" office:string-value="&lt;div class=&quot;container-card position-relative me-2 mb-2&quot; id=&quot;main-P-9&quot;&gt;&lt;img class=&quot;d-block&quot; width=&quot;80&quot; height=&quot;112&quot; src=&quot;https://one-draw.jp/ijinden/cardlist/P01/card/03_P_009.png&quot; /&gt;&lt;div class=&quot;container-num-copies position-absolute bottom-0 start-0 px-1&quot; id=&quot;main-P-9-num-copies&quot;&gt;0&lt;/div&gt;&lt;button type=&quot;button&quot; class=&quot;btn btn-secondary btn-number btn-sm btn-pop position-absolute top-0 start-0&quot; data-type=&quot;minus&quot; data-deck=&quot;main&quot; data-id=&quot;P-9&quot;&gt;-&lt;/button&gt;&lt;button type=&quot;button&quot; class=&quot;btn btn-secondary btn-number btn-sm btn-push position-absolute top-0 end-0&quot; data-type=&quot;plus&quot; data-deck=&quot;main&quot; data-id=&quot;P-9&quot;&gt;+&lt;/button&gt;&lt;button type=&quot;button&quot; class=&quot;btn btn-secondary btn-number btn-sm btn-drop position-absolute bottom-0 end-0&quot; data-type=&quot;drop&quot; data-id=&quot;P-9&quot;&gt;v&lt;/button&gt;&lt;/div&gt;" calcext:value-type="string">
            <text:p>&lt;div class="container-card position-relative me-2 mb-2" id="main-P-9"&gt;&lt;img class="d-block" width="80" height="112" src="https://one-draw.jp/ijinden/cardlist/P01/card/03_P_009.png" /&gt;&lt;div class="container-num-copies position-absolute bottom-0 start-0 px-1" id="main-P-9-num-copies"&gt;0&lt;/div&gt;&lt;button type="button" class="btn btn-secondary btn-number btn-sm btn-pop position-absolute top-0 start-0" data-type="minus" data-deck="main" data-id="P-9"&gt;-&lt;/button&gt;&lt;button type="button" class="btn btn-secondary btn-number btn-sm btn-push position-absolute top-0 end-0" data-type="plus" data-deck="main" data-id="P-9"&gt;+&lt;/button&gt;&lt;button type="button" class="btn btn-secondary btn-number btn-sm btn-drop position-absolute bottom-0 end-0" data-type="drop" data-id="P-9"&gt;v&lt;/button&gt;&lt;/div&gt;</text:p>
          </table:table-cell>
          <table:table-cell table:formula="of:=CONCATENATE([$HTML.$A$2];[.$B222];[$HTML.$B$2];[.$O222];[$HTML.$C$2];[.$B222];[$HTML.$D$2];[.$B222];[$HTML.$E$2];[.$B222];[$HTML.$F$2];[.$B222];[$HTML.$G$2])" office:value-type="string" office:string-value="&lt;div class=&quot;container-card position-relative me-2 mb-2&quot; id=&quot;side-P-9&quot;&gt;&lt;img class=&quot;d-block&quot; width=&quot;80&quot; height=&quot;112&quot; src=&quot;https://one-draw.jp/ijinden/cardlist/P01/card/03_P_009.png&quot; /&gt;&lt;div class=&quot;container-num-copies position-absolute bottom-0 start-0 px-1&quot; id=&quot;side-P-9-num-copies&quot;&gt;0&lt;/div&gt;&lt;button type=&quot;button&quot; class=&quot;btn btn-secondary btn-number btn-sm btn-pop position-absolute top-0 start-0&quot; data-type=&quot;minus&quot; data-deck=&quot;side&quot; data-id=&quot;P-9&quot;&gt;-&lt;/button&gt;&lt;button type=&quot;button&quot; class=&quot;btn btn-secondary btn-number btn-sm btn-push position-absolute top-0 end-0&quot; data-type=&quot;plus&quot; data-deck=&quot;side&quot; data-id=&quot;P-9&quot;&gt;+&lt;/button&gt;&lt;button type=&quot;button&quot; class=&quot;btn btn-secondary btn-number btn-sm btn-raise position-absolute bottom-0 end-0&quot; data-type=&quot;raise&quot; data-id=&quot;P-9&quot;&gt;^&lt;/button&gt;&lt;/div&gt;" calcext:value-type="string">
            <text:p>&lt;div class="container-card position-relative me-2 mb-2" id="side-P-9"&gt;&lt;img class="d-block" width="80" height="112" src="https://one-draw.jp/ijinden/cardlist/P01/card/03_P_009.png" /&gt;&lt;div class="container-num-copies position-absolute bottom-0 start-0 px-1" id="side-P-9-num-copies"&gt;0&lt;/div&gt;&lt;button type="button" class="btn btn-secondary btn-number btn-sm btn-pop position-absolute top-0 start-0" data-type="minus" data-deck="side" data-id="P-9"&gt;-&lt;/button&gt;&lt;button type="button" class="btn btn-secondary btn-number btn-sm btn-push position-absolute top-0 end-0" data-type="plus" data-deck="side" data-id="P-9"&gt;+&lt;/button&gt;&lt;button type="button" class="btn btn-secondary btn-number btn-sm btn-raise position-absolute bottom-0 end-0" data-type="raise" data-id="P-9"&gt;^&lt;/button&gt;&lt;/div&gt;</text:p>
          </table:table-cell>
          <table:table-cell table:formula="of:=CONCATENATE([$HTML.$A$3];[.F222];[$HTML.$B$3];[.H222];[$HTML.$C$3];[.J222];[$HTML.$D$3];[.N222];[$HTML.$E$3];[.B222];[$HTML.$F$3];[.D222];[$HTML.$G$3];[.B222];[$HTML.$H$3];[.B222];[$HTML.$I$3];[.B222];[$HTML.$J$3];[.B222];[$HTML.$K$3];[.B222];[$HTML.$L$3];[.B222];[$HTML.$M$3];[.B222];[$HTML.$N$3];[.B222];[$HTML.$O$3])" office:value-type="string" office:string-value="&lt;tr data-expansion=&quot;30&quot; data-type=&quot;2&quot; data-color=&quot;32&quot; data-term=&quot;0&quot;&gt;&lt;td&gt;P-9&lt;/td&gt;&lt;td&gt;虎狼痢&lt;/td&gt;&lt;td&gt;&lt;div class=&quot;input-group&quot;&gt;&lt;button type=&quot;button&quot; class=&quot;btn btn-outline-secondary btn-number&quot; data-type=&quot;minus&quot; data-deck=&quot;main&quot; data-id=&quot;P-9&quot; disabled&gt;-&lt;/button&gt;&lt;input type=&quot;text&quot; class=&quot;form-control input-number&quot; name=&quot;table-main-P-9-num-copies&quot; data-deck=&quot;main&quot; data-id=&quot;P-9&quot; value=&quot;0&quot; min=&quot;0&quot; readonly /&gt;&lt;button type=&quot;button&quot; class=&quot;btn btn-outline-secondary btn-number&quot; data-type=&quot;plus&quot; data-deck=&quot;main&quot; data-id=&quot;P-9&quot;&gt;+&lt;/button&gt;&lt;/div&gt;&lt;/td&gt;&lt;td&gt;&lt;div class=&quot;input-group&quot;&gt;&lt;button type=&quot;button&quot; class=&quot;btn btn-outline-secondary btn-number&quot; data-type=&quot;minus&quot; data-deck=&quot;side&quot; data-id=&quot;P-9&quot; disabled&gt;-&lt;/button&gt;&lt;input type=&quot;text&quot; class=&quot;form-control input-number&quot; name=&quot;table-side-P-9-num-copies&quot; data-deck=&quot;side&quot; data-id=&quot;P-9&quot; value=&quot;0&quot; min=&quot;0&quot; readonly /&gt;&lt;button type=&quot;button&quot; class=&quot;btn btn-outline-secondary btn-number&quot; data-type=&quot;plus&quot; data-deck=&quot;side&quot; data-id=&quot;P-9&quot;&gt;+&lt;/button&gt;&lt;/div&gt;&lt;/td&gt;&lt;/tr&gt;" calcext:value-type="string">
            <text:p>&lt;tr data-expansion="30" data-type="2" data-color="32" data-term="0"&gt;&lt;td&gt;P-9&lt;/td&gt;&lt;td&gt;虎狼痢&lt;/td&gt;&lt;td&gt;&lt;div class="input-group"&gt;&lt;button type="button" class="btn btn-outline-secondary btn-number" data-type="minus" data-deck="main" data-id="P-9" disabled&gt;-&lt;/button&gt;&lt;input type="text" class="form-control input-number" name="table-main-P-9-num-copies" data-deck="main" data-id="P-9" value="0" min="0" readonly /&gt;&lt;button type="button" class="btn btn-outline-secondary btn-number" data-type="plus" data-deck="main" data-id="P-9"&gt;+&lt;/button&gt;&lt;/div&gt;&lt;/td&gt;&lt;td&gt;&lt;div class="input-group"&gt;&lt;button type="button" class="btn btn-outline-secondary btn-number" data-type="minus" data-deck="side" data-id="P-9" disabled&gt;-&lt;/button&gt;&lt;input type="text" class="form-control input-number" name="table-side-P-9-num-copies" data-deck="side" data-id="P-9" value="0" min="0" readonly /&gt;&lt;button type="button" class="btn btn-outline-secondary btn-number" data-type="plus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O223];[$HTML.$C$1];[.$B223];[$HTML.$D$1];[.$B223];[$HTML.$E$1];[.$B223];[$HTML.$F$1];[.$B223];[$HTML.$G$1])" office:value-type="string" office:string-value="&lt;div class=&quot;container-card position-relative me-2 mb-2&quot; id=&quot;main-P-10&quot;&gt;&lt;img class=&quot;d-block&quot; width=&quot;80&quot; height=&quot;112&quot; src=&quot;https://one-draw.jp/ijinden/cardlist/P01/card/03_P_010.png&quot; /&gt;&lt;div class=&quot;container-num-copies position-absolute bottom-0 start-0 px-1&quot; id=&quot;main-P-10-num-copies&quot;&gt;0&lt;/div&gt;&lt;button type=&quot;button&quot; class=&quot;btn btn-secondary btn-number btn-sm btn-pop position-absolute top-0 start-0&quot; data-type=&quot;minus&quot; data-deck=&quot;main&quot; data-id=&quot;P-10&quot;&gt;-&lt;/button&gt;&lt;button type=&quot;button&quot; class=&quot;btn btn-secondary btn-number btn-sm btn-push position-absolute top-0 end-0&quot; data-type=&quot;plus&quot; data-deck=&quot;main&quot; data-id=&quot;P-10&quot;&gt;+&lt;/button&gt;&lt;button type=&quot;button&quot; class=&quot;btn btn-secondary btn-number btn-sm btn-drop position-absolute bottom-0 end-0&quot; data-type=&quot;drop&quot; data-id=&quot;P-10&quot;&gt;v&lt;/button&gt;&lt;/div&gt;" calcext:value-type="string">
            <text:p>&lt;div class="container-card position-relative me-2 mb-2" id="main-P-10"&gt;&lt;img class="d-block" width="80" height="112" src="https://one-draw.jp/ijinden/cardlist/P01/card/03_P_010.png" /&gt;&lt;div class="container-num-copies position-absolute bottom-0 start-0 px-1" id="main-P-10-num-copies"&gt;0&lt;/div&gt;&lt;button type="button" class="btn btn-secondary btn-number btn-sm btn-pop position-absolute top-0 start-0" data-type="minus" data-deck="main" data-id="P-10"&gt;-&lt;/button&gt;&lt;button type="button" class="btn btn-secondary btn-number btn-sm btn-push position-absolute top-0 end-0" data-type="plus" data-deck="main" data-id="P-10"&gt;+&lt;/button&gt;&lt;button type="button" class="btn btn-secondary btn-number btn-sm btn-drop position-absolute bottom-0 end-0" data-type="drop" data-id="P-10"&gt;v&lt;/button&gt;&lt;/div&gt;</text:p>
          </table:table-cell>
          <table:table-cell table:formula="of:=CONCATENATE([$HTML.$A$2];[.$B223];[$HTML.$B$2];[.$O223];[$HTML.$C$2];[.$B223];[$HTML.$D$2];[.$B223];[$HTML.$E$2];[.$B223];[$HTML.$F$2];[.$B223];[$HTML.$G$2])" office:value-type="string" office:string-value="&lt;div class=&quot;container-card position-relative me-2 mb-2&quot; id=&quot;side-P-10&quot;&gt;&lt;img class=&quot;d-block&quot; width=&quot;80&quot; height=&quot;112&quot; src=&quot;https://one-draw.jp/ijinden/cardlist/P01/card/03_P_010.png&quot; /&gt;&lt;div class=&quot;container-num-copies position-absolute bottom-0 start-0 px-1&quot; id=&quot;side-P-10-num-copies&quot;&gt;0&lt;/div&gt;&lt;button type=&quot;button&quot; class=&quot;btn btn-secondary btn-number btn-sm btn-pop position-absolute top-0 start-0&quot; data-type=&quot;minus&quot; data-deck=&quot;side&quot; data-id=&quot;P-10&quot;&gt;-&lt;/button&gt;&lt;button type=&quot;button&quot; class=&quot;btn btn-secondary btn-number btn-sm btn-push position-absolute top-0 end-0&quot; data-type=&quot;plus&quot; data-deck=&quot;side&quot; data-id=&quot;P-10&quot;&gt;+&lt;/button&gt;&lt;button type=&quot;button&quot; class=&quot;btn btn-secondary btn-number btn-sm btn-raise position-absolute bottom-0 end-0&quot; data-type=&quot;raise&quot; data-id=&quot;P-10&quot;&gt;^&lt;/button&gt;&lt;/div&gt;" calcext:value-type="string">
            <text:p>&lt;div class="container-card position-relative me-2 mb-2" id="side-P-10"&gt;&lt;img class="d-block" width="80" height="112" src="https://one-draw.jp/ijinden/cardlist/P01/card/03_P_010.png" /&gt;&lt;div class="container-num-copies position-absolute bottom-0 start-0 px-1" id="side-P-10-num-copies"&gt;0&lt;/div&gt;&lt;button type="button" class="btn btn-secondary btn-number btn-sm btn-pop position-absolute top-0 start-0" data-type="minus" data-deck="side" data-id="P-10"&gt;-&lt;/button&gt;&lt;button type="button" class="btn btn-secondary btn-number btn-sm btn-push position-absolute top-0 end-0" data-type="plus" data-deck="side" data-id="P-10"&gt;+&lt;/button&gt;&lt;button type="button" class="btn btn-secondary btn-number btn-sm btn-raise position-absolute bottom-0 end-0" data-type="raise" data-id="P-10"&gt;^&lt;/button&gt;&lt;/div&gt;</text:p>
          </table:table-cell>
          <table:table-cell table:formula="of:=CONCATENATE([$HTML.$A$3];[.F223];[$HTML.$B$3];[.H223];[$HTML.$C$3];[.J223];[$HTML.$D$3];[.N223];[$HTML.$E$3];[.B223];[$HTML.$F$3];[.D223];[$HTML.$G$3];[.B223];[$HTML.$H$3];[.B223];[$HTML.$I$3];[.B223];[$HTML.$J$3];[.B223];[$HTML.$K$3];[.B223];[$HTML.$L$3];[.B223];[$HTML.$M$3];[.B223];[$HTML.$N$3];[.B223];[$HTML.$O$3])" office:value-type="string" office:string-value="&lt;tr data-expansion=&quot;30&quot; data-type=&quot;2&quot; data-color=&quot;32&quot; data-term=&quot;0&quot;&gt;&lt;td&gt;P-10&lt;/td&gt;&lt;td&gt;浪士集う長屋&lt;/td&gt;&lt;td&gt;&lt;div class=&quot;input-group&quot;&gt;&lt;button type=&quot;button&quot; class=&quot;btn btn-outline-secondary btn-number&quot; data-type=&quot;minus&quot; data-deck=&quot;main&quot; data-id=&quot;P-10&quot; disabled&gt;-&lt;/button&gt;&lt;input type=&quot;text&quot; class=&quot;form-control input-number&quot; name=&quot;table-main-P-10-num-copies&quot; data-deck=&quot;main&quot; data-id=&quot;P-10&quot; value=&quot;0&quot; min=&quot;0&quot; readonly /&gt;&lt;button type=&quot;button&quot; class=&quot;btn btn-outline-secondary btn-number&quot; data-type=&quot;plus&quot; data-deck=&quot;main&quot; data-id=&quot;P-10&quot;&gt;+&lt;/button&gt;&lt;/div&gt;&lt;/td&gt;&lt;td&gt;&lt;div class=&quot;input-group&quot;&gt;&lt;button type=&quot;button&quot; class=&quot;btn btn-outline-secondary btn-number&quot; data-type=&quot;minus&quot; data-deck=&quot;side&quot; data-id=&quot;P-10&quot; disabled&gt;-&lt;/button&gt;&lt;input type=&quot;text&quot; class=&quot;form-control input-number&quot; name=&quot;table-side-P-10-num-copies&quot; data-deck=&quot;side&quot; data-id=&quot;P-10&quot; value=&quot;0&quot; min=&quot;0&quot; readonly /&gt;&lt;button type=&quot;button&quot; class=&quot;btn btn-outline-secondary btn-number&quot; data-type=&quot;plus&quot; data-deck=&quot;side&quot; data-id=&quot;P-10&quot;&gt;+&lt;/button&gt;&lt;/div&gt;&lt;/td&gt;&lt;/tr&gt;" calcext:value-type="string">
            <text:p>&lt;tr data-expansion="30" data-type="2" data-color="32" data-term="0"&gt;&lt;td&gt;P-10&lt;/td&gt;&lt;td&gt;浪士集う長屋&lt;/td&gt;&lt;td&gt;&lt;div class="input-group"&gt;&lt;button type="button" class="btn btn-outline-secondary btn-number" data-type="minus" data-deck="main" data-id="P-10" disabled&gt;-&lt;/button&gt;&lt;input type="text" class="form-control input-number" name="table-main-P-10-num-copies" data-deck="main" data-id="P-10" value="0" min="0" readonly /&gt;&lt;button type="button" class="btn btn-outline-secondary btn-number" data-type="plus" data-deck="main" data-id="P-10"&gt;+&lt;/button&gt;&lt;/div&gt;&lt;/td&gt;&lt;td&gt;&lt;div class="input-group"&gt;&lt;button type="button" class="btn btn-outline-secondary btn-number" data-type="minus" data-deck="side" data-id="P-10" disabled&gt;-&lt;/button&gt;&lt;input type="text" class="form-control input-number" name="table-side-P-10-num-copies" data-deck="side" data-id="P-10" value="0" min="0" readonly /&gt;&lt;button type="button" class="btn btn-outline-secondary btn-number" data-type="plus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O224];[$HTML.$C$1];[.$B224];[$HTML.$D$1];[.$B224];[$HTML.$E$1];[.$B224];[$HTML.$F$1];[.$B224];[$HTML.$G$1])" office:value-type="string" office:string-value="&lt;div class=&quot;container-card position-relative me-2 mb-2&quot; id=&quot;main-P-11&quot;&gt;&lt;img class=&quot;d-block&quot; width=&quot;80&quot; height=&quot;112&quot; src=&quot;https://one-draw.jp/ijinden/cardlist/P01/card/03_P_011.png&quot; /&gt;&lt;div class=&quot;container-num-copies position-absolute bottom-0 start-0 px-1&quot; id=&quot;main-P-11-num-copies&quot;&gt;0&lt;/div&gt;&lt;button type=&quot;button&quot; class=&quot;btn btn-secondary btn-number btn-sm btn-pop position-absolute top-0 start-0&quot; data-type=&quot;minus&quot; data-deck=&quot;main&quot; data-id=&quot;P-11&quot;&gt;-&lt;/button&gt;&lt;button type=&quot;button&quot; class=&quot;btn btn-secondary btn-number btn-sm btn-push position-absolute top-0 end-0&quot; data-type=&quot;plus&quot; data-deck=&quot;main&quot; data-id=&quot;P-11&quot;&gt;+&lt;/button&gt;&lt;button type=&quot;button&quot; class=&quot;btn btn-secondary btn-number btn-sm btn-drop position-absolute bottom-0 end-0&quot; data-type=&quot;drop&quot; data-id=&quot;P-11&quot;&gt;v&lt;/button&gt;&lt;/div&gt;" calcext:value-type="string">
            <text:p>&lt;div class="container-card position-relative me-2 mb-2" id="main-P-11"&gt;&lt;img class="d-block" width="80" height="112" src="https://one-draw.jp/ijinden/cardlist/P01/card/03_P_011.png" /&gt;&lt;div class="container-num-copies position-absolute bottom-0 start-0 px-1" id="main-P-11-num-copies"&gt;0&lt;/div&gt;&lt;button type="button" class="btn btn-secondary btn-number btn-sm btn-pop position-absolute top-0 start-0" data-type="minus" data-deck="main" data-id="P-11"&gt;-&lt;/button&gt;&lt;button type="button" class="btn btn-secondary btn-number btn-sm btn-push position-absolute top-0 end-0" data-type="plus" data-deck="main" data-id="P-11"&gt;+&lt;/button&gt;&lt;button type="button" class="btn btn-secondary btn-number btn-sm btn-drop position-absolute bottom-0 end-0" data-type="drop" data-id="P-11"&gt;v&lt;/button&gt;&lt;/div&gt;</text:p>
          </table:table-cell>
          <table:table-cell table:formula="of:=CONCATENATE([$HTML.$A$2];[.$B224];[$HTML.$B$2];[.$O224];[$HTML.$C$2];[.$B224];[$HTML.$D$2];[.$B224];[$HTML.$E$2];[.$B224];[$HTML.$F$2];[.$B224];[$HTML.$G$2])" office:value-type="string" office:string-value="&lt;div class=&quot;container-card position-relative me-2 mb-2&quot; id=&quot;side-P-11&quot;&gt;&lt;img class=&quot;d-block&quot; width=&quot;80&quot; height=&quot;112&quot; src=&quot;https://one-draw.jp/ijinden/cardlist/P01/card/03_P_011.png&quot; /&gt;&lt;div class=&quot;container-num-copies position-absolute bottom-0 start-0 px-1&quot; id=&quot;side-P-11-num-copies&quot;&gt;0&lt;/div&gt;&lt;button type=&quot;button&quot; class=&quot;btn btn-secondary btn-number btn-sm btn-pop position-absolute top-0 start-0&quot; data-type=&quot;minus&quot; data-deck=&quot;side&quot; data-id=&quot;P-11&quot;&gt;-&lt;/button&gt;&lt;button type=&quot;button&quot; class=&quot;btn btn-secondary btn-number btn-sm btn-push position-absolute top-0 end-0&quot; data-type=&quot;plus&quot; data-deck=&quot;side&quot; data-id=&quot;P-11&quot;&gt;+&lt;/button&gt;&lt;button type=&quot;button&quot; class=&quot;btn btn-secondary btn-number btn-sm btn-raise position-absolute bottom-0 end-0&quot; data-type=&quot;raise&quot; data-id=&quot;P-11&quot;&gt;^&lt;/button&gt;&lt;/div&gt;" calcext:value-type="string">
            <text:p>&lt;div class="container-card position-relative me-2 mb-2" id="side-P-11"&gt;&lt;img class="d-block" width="80" height="112" src="https://one-draw.jp/ijinden/cardlist/P01/card/03_P_011.png" /&gt;&lt;div class="container-num-copies position-absolute bottom-0 start-0 px-1" id="side-P-11-num-copies"&gt;0&lt;/div&gt;&lt;button type="button" class="btn btn-secondary btn-number btn-sm btn-pop position-absolute top-0 start-0" data-type="minus" data-deck="side" data-id="P-11"&gt;-&lt;/button&gt;&lt;button type="button" class="btn btn-secondary btn-number btn-sm btn-push position-absolute top-0 end-0" data-type="plus" data-deck="side" data-id="P-11"&gt;+&lt;/button&gt;&lt;button type="button" class="btn btn-secondary btn-number btn-sm btn-raise position-absolute bottom-0 end-0" data-type="raise" data-id="P-11"&gt;^&lt;/button&gt;&lt;/div&gt;</text:p>
          </table:table-cell>
          <table:table-cell table:formula="of:=CONCATENATE([$HTML.$A$3];[.F224];[$HTML.$B$3];[.H224];[$HTML.$C$3];[.J224];[$HTML.$D$3];[.N224];[$HTML.$E$3];[.B224];[$HTML.$F$3];[.D224];[$HTML.$G$3];[.B224];[$HTML.$H$3];[.B224];[$HTML.$I$3];[.B224];[$HTML.$J$3];[.B224];[$HTML.$K$3];[.B224];[$HTML.$L$3];[.B224];[$HTML.$M$3];[.B224];[$HTML.$N$3];[.B224];[$HTML.$O$3])" office:value-type="string" office:string-value="&lt;tr data-expansion=&quot;30&quot; data-type=&quot;3&quot; data-color=&quot;32&quot; data-term=&quot;0&quot;&gt;&lt;td&gt;P-11&lt;/td&gt;&lt;td&gt;スピリットアウェイ&lt;/td&gt;&lt;td&gt;&lt;div class=&quot;input-group&quot;&gt;&lt;button type=&quot;button&quot; class=&quot;btn btn-outline-secondary btn-number&quot; data-type=&quot;minus&quot; data-deck=&quot;main&quot; data-id=&quot;P-11&quot; disabled&gt;-&lt;/button&gt;&lt;input type=&quot;text&quot; class=&quot;form-control input-number&quot; name=&quot;table-main-P-11-num-copies&quot; data-deck=&quot;main&quot; data-id=&quot;P-11&quot; value=&quot;0&quot; min=&quot;0&quot; readonly /&gt;&lt;button type=&quot;button&quot; class=&quot;btn btn-outline-secondary btn-number&quot; data-type=&quot;plus&quot; data-deck=&quot;main&quot; data-id=&quot;P-11&quot;&gt;+&lt;/button&gt;&lt;/div&gt;&lt;/td&gt;&lt;td&gt;&lt;div class=&quot;input-group&quot;&gt;&lt;button type=&quot;button&quot; class=&quot;btn btn-outline-secondary btn-number&quot; data-type=&quot;minus&quot; data-deck=&quot;side&quot; data-id=&quot;P-11&quot; disabled&gt;-&lt;/button&gt;&lt;input type=&quot;text&quot; class=&quot;form-control input-number&quot; name=&quot;table-side-P-11-num-copies&quot; data-deck=&quot;side&quot; data-id=&quot;P-11&quot; value=&quot;0&quot; min=&quot;0&quot; readonly /&gt;&lt;button type=&quot;button&quot; class=&quot;btn btn-outline-secondary btn-number&quot; data-type=&quot;plus&quot; data-deck=&quot;side&quot; data-id=&quot;P-11&quot;&gt;+&lt;/button&gt;&lt;/div&gt;&lt;/td&gt;&lt;/tr&gt;" calcext:value-type="string">
            <text:p>&lt;tr data-expansion="30" data-type="3" data-color="32" data-term="0"&gt;&lt;td&gt;P-11&lt;/td&gt;&lt;td&gt;スピリットアウェイ&lt;/td&gt;&lt;td&gt;&lt;div class="input-group"&gt;&lt;button type="button" class="btn btn-outline-secondary btn-number" data-type="minus" data-deck="main" data-id="P-11" disabled&gt;-&lt;/button&gt;&lt;input type="text" class="form-control input-number" name="table-main-P-11-num-copies" data-deck="main" data-id="P-11" value="0" min="0" readonly /&gt;&lt;button type="button" class="btn btn-outline-secondary btn-number" data-type="plus" data-deck="main" data-id="P-11"&gt;+&lt;/button&gt;&lt;/div&gt;&lt;/td&gt;&lt;td&gt;&lt;div class="input-group"&gt;&lt;button type="button" class="btn btn-outline-secondary btn-number" data-type="minus" data-deck="side" data-id="P-11" disabled&gt;-&lt;/button&gt;&lt;input type="text" class="form-control input-number" name="table-side-P-11-num-copies" data-deck="side" data-id="P-11" value="0" min="0" readonly /&gt;&lt;button type="button" class="btn btn-outline-secondary btn-number" data-type="plus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O225];[$HTML.$C$1];[.$B225];[$HTML.$D$1];[.$B225];[$HTML.$E$1];[.$B225];[$HTML.$F$1];[.$B225];[$HTML.$G$1])" office:value-type="string" office:string-value="&lt;div class=&quot;container-card position-relative me-2 mb-2&quot; id=&quot;main-P-12&quot;&gt;&lt;img class=&quot;d-block&quot; width=&quot;80&quot; height=&quot;112&quot; src=&quot;https://one-draw.jp/ijinden/cardlist/P01/card/03_P_012.png&quot; /&gt;&lt;div class=&quot;container-num-copies position-absolute bottom-0 start-0 px-1&quot; id=&quot;main-P-12-num-copies&quot;&gt;0&lt;/div&gt;&lt;button type=&quot;button&quot; class=&quot;btn btn-secondary btn-number btn-sm btn-pop position-absolute top-0 start-0&quot; data-type=&quot;minus&quot; data-deck=&quot;main&quot; data-id=&quot;P-12&quot;&gt;-&lt;/button&gt;&lt;button type=&quot;button&quot; class=&quot;btn btn-secondary btn-number btn-sm btn-push position-absolute top-0 end-0&quot; data-type=&quot;plus&quot; data-deck=&quot;main&quot; data-id=&quot;P-12&quot;&gt;+&lt;/button&gt;&lt;button type=&quot;button&quot; class=&quot;btn btn-secondary btn-number btn-sm btn-drop position-absolute bottom-0 end-0&quot; data-type=&quot;drop&quot; data-id=&quot;P-12&quot;&gt;v&lt;/button&gt;&lt;/div&gt;" calcext:value-type="string">
            <text:p>&lt;div class="container-card position-relative me-2 mb-2" id="main-P-12"&gt;&lt;img class="d-block" width="80" height="112" src="https://one-draw.jp/ijinden/cardlist/P01/card/03_P_012.png" /&gt;&lt;div class="container-num-copies position-absolute bottom-0 start-0 px-1" id="main-P-12-num-copies"&gt;0&lt;/div&gt;&lt;button type="button" class="btn btn-secondary btn-number btn-sm btn-pop position-absolute top-0 start-0" data-type="minus" data-deck="main" data-id="P-12"&gt;-&lt;/button&gt;&lt;button type="button" class="btn btn-secondary btn-number btn-sm btn-push position-absolute top-0 end-0" data-type="plus" data-deck="main" data-id="P-12"&gt;+&lt;/button&gt;&lt;button type="button" class="btn btn-secondary btn-number btn-sm btn-drop position-absolute bottom-0 end-0" data-type="drop" data-id="P-12"&gt;v&lt;/button&gt;&lt;/div&gt;</text:p>
          </table:table-cell>
          <table:table-cell table:formula="of:=CONCATENATE([$HTML.$A$2];[.$B225];[$HTML.$B$2];[.$O225];[$HTML.$C$2];[.$B225];[$HTML.$D$2];[.$B225];[$HTML.$E$2];[.$B225];[$HTML.$F$2];[.$B225];[$HTML.$G$2])" office:value-type="string" office:string-value="&lt;div class=&quot;container-card position-relative me-2 mb-2&quot; id=&quot;side-P-12&quot;&gt;&lt;img class=&quot;d-block&quot; width=&quot;80&quot; height=&quot;112&quot; src=&quot;https://one-draw.jp/ijinden/cardlist/P01/card/03_P_012.png&quot; /&gt;&lt;div class=&quot;container-num-copies position-absolute bottom-0 start-0 px-1&quot; id=&quot;side-P-12-num-copies&quot;&gt;0&lt;/div&gt;&lt;button type=&quot;button&quot; class=&quot;btn btn-secondary btn-number btn-sm btn-pop position-absolute top-0 start-0&quot; data-type=&quot;minus&quot; data-deck=&quot;side&quot; data-id=&quot;P-12&quot;&gt;-&lt;/button&gt;&lt;button type=&quot;button&quot; class=&quot;btn btn-secondary btn-number btn-sm btn-push position-absolute top-0 end-0&quot; data-type=&quot;plus&quot; data-deck=&quot;side&quot; data-id=&quot;P-12&quot;&gt;+&lt;/button&gt;&lt;button type=&quot;button&quot; class=&quot;btn btn-secondary btn-number btn-sm btn-raise position-absolute bottom-0 end-0&quot; data-type=&quot;raise&quot; data-id=&quot;P-12&quot;&gt;^&lt;/button&gt;&lt;/div&gt;" calcext:value-type="string">
            <text:p>&lt;div class="container-card position-relative me-2 mb-2" id="side-P-12"&gt;&lt;img class="d-block" width="80" height="112" src="https://one-draw.jp/ijinden/cardlist/P01/card/03_P_012.png" /&gt;&lt;div class="container-num-copies position-absolute bottom-0 start-0 px-1" id="side-P-12-num-copies"&gt;0&lt;/div&gt;&lt;button type="button" class="btn btn-secondary btn-number btn-sm btn-pop position-absolute top-0 start-0" data-type="minus" data-deck="side" data-id="P-12"&gt;-&lt;/button&gt;&lt;button type="button" class="btn btn-secondary btn-number btn-sm btn-push position-absolute top-0 end-0" data-type="plus" data-deck="side" data-id="P-12"&gt;+&lt;/button&gt;&lt;button type="button" class="btn btn-secondary btn-number btn-sm btn-raise position-absolute bottom-0 end-0" data-type="raise" data-id="P-12"&gt;^&lt;/button&gt;&lt;/div&gt;</text:p>
          </table:table-cell>
          <table:table-cell table:formula="of:=CONCATENATE([$HTML.$A$3];[.F225];[$HTML.$B$3];[.H225];[$HTML.$C$3];[.J225];[$HTML.$D$3];[.N225];[$HTML.$E$3];[.B225];[$HTML.$F$3];[.D225];[$HTML.$G$3];[.B225];[$HTML.$H$3];[.B225];[$HTML.$I$3];[.B225];[$HTML.$J$3];[.B225];[$HTML.$K$3];[.B225];[$HTML.$L$3];[.B225];[$HTML.$M$3];[.B225];[$HTML.$N$3];[.B225];[$HTML.$O$3])" office:value-type="string" office:string-value="&lt;tr data-expansion=&quot;30&quot; data-type=&quot;3&quot; data-color=&quot;32&quot; data-term=&quot;0&quot;&gt;&lt;td&gt;P-12&lt;/td&gt;&lt;td&gt;タイムディレイション&lt;/td&gt;&lt;td&gt;&lt;div class=&quot;input-group&quot;&gt;&lt;button type=&quot;button&quot; class=&quot;btn btn-outline-secondary btn-number&quot; data-type=&quot;minus&quot; data-deck=&quot;main&quot; data-id=&quot;P-12&quot; disabled&gt;-&lt;/button&gt;&lt;input type=&quot;text&quot; class=&quot;form-control input-number&quot; name=&quot;table-main-P-12-num-copies&quot; data-deck=&quot;main&quot; data-id=&quot;P-12&quot; value=&quot;0&quot; min=&quot;0&quot; readonly /&gt;&lt;button type=&quot;button&quot; class=&quot;btn btn-outline-secondary btn-number&quot; data-type=&quot;plus&quot; data-deck=&quot;main&quot; data-id=&quot;P-12&quot;&gt;+&lt;/button&gt;&lt;/div&gt;&lt;/td&gt;&lt;td&gt;&lt;div class=&quot;input-group&quot;&gt;&lt;button type=&quot;button&quot; class=&quot;btn btn-outline-secondary btn-number&quot; data-type=&quot;minus&quot; data-deck=&quot;side&quot; data-id=&quot;P-12&quot; disabled&gt;-&lt;/button&gt;&lt;input type=&quot;text&quot; class=&quot;form-control input-number&quot; name=&quot;table-side-P-12-num-copies&quot; data-deck=&quot;side&quot; data-id=&quot;P-12&quot; value=&quot;0&quot; min=&quot;0&quot; readonly /&gt;&lt;button type=&quot;button&quot; class=&quot;btn btn-outline-secondary btn-number&quot; data-type=&quot;plus&quot; data-deck=&quot;side&quot; data-id=&quot;P-12&quot;&gt;+&lt;/button&gt;&lt;/div&gt;&lt;/td&gt;&lt;/tr&gt;" calcext:value-type="string">
            <text:p>&lt;tr data-expansion="30" data-type="3" data-color="32" data-term="0"&gt;&lt;td&gt;P-12&lt;/td&gt;&lt;td&gt;タイムディレイション&lt;/td&gt;&lt;td&gt;&lt;div class="input-group"&gt;&lt;button type="button" class="btn btn-outline-secondary btn-number" data-type="minus" data-deck="main" data-id="P-12" disabled&gt;-&lt;/button&gt;&lt;input type="text" class="form-control input-number" name="table-main-P-12-num-copies" data-deck="main" data-id="P-12" value="0" min="0" readonly /&gt;&lt;button type="button" class="btn btn-outline-secondary btn-number" data-type="plus" data-deck="main" data-id="P-12"&gt;+&lt;/button&gt;&lt;/div&gt;&lt;/td&gt;&lt;td&gt;&lt;div class="input-group"&gt;&lt;button type="button" class="btn btn-outline-secondary btn-number" data-type="minus" data-deck="side" data-id="P-12" disabled&gt;-&lt;/button&gt;&lt;input type="text" class="form-control input-number" name="table-side-P-12-num-copies" data-deck="side" data-id="P-12" value="0" min="0" readonly /&gt;&lt;button type="button" class="btn btn-outline-secondary btn-number" data-type="plus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O226];[$HTML.$C$1];[.$B226];[$HTML.$D$1];[.$B226];[$HTML.$E$1];[.$B226];[$HTML.$F$1];[.$B226];[$HTML.$G$1])" office:value-type="string" office:string-value="&lt;div class=&quot;container-card position-relative me-2 mb-2&quot; id=&quot;main-P-13&quot;&gt;&lt;img class=&quot;d-block&quot; width=&quot;80&quot; height=&quot;112&quot; src=&quot;https://one-draw.jp/ijinden/cardlist/P01/card/03_P_013.png&quot; /&gt;&lt;div class=&quot;container-num-copies position-absolute bottom-0 start-0 px-1&quot; id=&quot;main-P-13-num-copies&quot;&gt;0&lt;/div&gt;&lt;button type=&quot;button&quot; class=&quot;btn btn-secondary btn-number btn-sm btn-pop position-absolute top-0 start-0&quot; data-type=&quot;minus&quot; data-deck=&quot;main&quot; data-id=&quot;P-13&quot;&gt;-&lt;/button&gt;&lt;button type=&quot;button&quot; class=&quot;btn btn-secondary btn-number btn-sm btn-push position-absolute top-0 end-0&quot; data-type=&quot;plus&quot; data-deck=&quot;main&quot; data-id=&quot;P-13&quot;&gt;+&lt;/button&gt;&lt;button type=&quot;button&quot; class=&quot;btn btn-secondary btn-number btn-sm btn-drop position-absolute bottom-0 end-0&quot; data-type=&quot;drop&quot; data-id=&quot;P-13&quot;&gt;v&lt;/button&gt;&lt;/div&gt;" calcext:value-type="string">
            <text:p>&lt;div class="container-card position-relative me-2 mb-2" id="main-P-13"&gt;&lt;img class="d-block" width="80" height="112" src="https://one-draw.jp/ijinden/cardlist/P01/card/03_P_013.png" /&gt;&lt;div class="container-num-copies position-absolute bottom-0 start-0 px-1" id="main-P-13-num-copies"&gt;0&lt;/div&gt;&lt;button type="button" class="btn btn-secondary btn-number btn-sm btn-pop position-absolute top-0 start-0" data-type="minus" data-deck="main" data-id="P-13"&gt;-&lt;/button&gt;&lt;button type="button" class="btn btn-secondary btn-number btn-sm btn-push position-absolute top-0 end-0" data-type="plus" data-deck="main" data-id="P-13"&gt;+&lt;/button&gt;&lt;button type="button" class="btn btn-secondary btn-number btn-sm btn-drop position-absolute bottom-0 end-0" data-type="drop" data-id="P-13"&gt;v&lt;/button&gt;&lt;/div&gt;</text:p>
          </table:table-cell>
          <table:table-cell table:formula="of:=CONCATENATE([$HTML.$A$2];[.$B226];[$HTML.$B$2];[.$O226];[$HTML.$C$2];[.$B226];[$HTML.$D$2];[.$B226];[$HTML.$E$2];[.$B226];[$HTML.$F$2];[.$B226];[$HTML.$G$2])" office:value-type="string" office:string-value="&lt;div class=&quot;container-card position-relative me-2 mb-2&quot; id=&quot;side-P-13&quot;&gt;&lt;img class=&quot;d-block&quot; width=&quot;80&quot; height=&quot;112&quot; src=&quot;https://one-draw.jp/ijinden/cardlist/P01/card/03_P_013.png&quot; /&gt;&lt;div class=&quot;container-num-copies position-absolute bottom-0 start-0 px-1&quot; id=&quot;side-P-13-num-copies&quot;&gt;0&lt;/div&gt;&lt;button type=&quot;button&quot; class=&quot;btn btn-secondary btn-number btn-sm btn-pop position-absolute top-0 start-0&quot; data-type=&quot;minus&quot; data-deck=&quot;side&quot; data-id=&quot;P-13&quot;&gt;-&lt;/button&gt;&lt;button type=&quot;button&quot; class=&quot;btn btn-secondary btn-number btn-sm btn-push position-absolute top-0 end-0&quot; data-type=&quot;plus&quot; data-deck=&quot;side&quot; data-id=&quot;P-13&quot;&gt;+&lt;/button&gt;&lt;button type=&quot;button&quot; class=&quot;btn btn-secondary btn-number btn-sm btn-raise position-absolute bottom-0 end-0&quot; data-type=&quot;raise&quot; data-id=&quot;P-13&quot;&gt;^&lt;/button&gt;&lt;/div&gt;" calcext:value-type="string">
            <text:p>&lt;div class="container-card position-relative me-2 mb-2" id="side-P-13"&gt;&lt;img class="d-block" width="80" height="112" src="https://one-draw.jp/ijinden/cardlist/P01/card/03_P_013.png" /&gt;&lt;div class="container-num-copies position-absolute bottom-0 start-0 px-1" id="side-P-13-num-copies"&gt;0&lt;/div&gt;&lt;button type="button" class="btn btn-secondary btn-number btn-sm btn-pop position-absolute top-0 start-0" data-type="minus" data-deck="side" data-id="P-13"&gt;-&lt;/button&gt;&lt;button type="button" class="btn btn-secondary btn-number btn-sm btn-push position-absolute top-0 end-0" data-type="plus" data-deck="side" data-id="P-13"&gt;+&lt;/button&gt;&lt;button type="button" class="btn btn-secondary btn-number btn-sm btn-raise position-absolute bottom-0 end-0" data-type="raise" data-id="P-13"&gt;^&lt;/button&gt;&lt;/div&gt;</text:p>
          </table:table-cell>
          <table:table-cell table:formula="of:=CONCATENATE([$HTML.$A$3];[.F226];[$HTML.$B$3];[.H226];[$HTML.$C$3];[.J226];[$HTML.$D$3];[.N226];[$HTML.$E$3];[.B226];[$HTML.$F$3];[.D226];[$HTML.$G$3];[.B226];[$HTML.$H$3];[.B226];[$HTML.$I$3];[.B226];[$HTML.$J$3];[.B226];[$HTML.$K$3];[.B226];[$HTML.$L$3];[.B226];[$HTML.$M$3];[.B226];[$HTML.$N$3];[.B226];[$HTML.$O$3])" office:value-type="string" office:string-value="&lt;tr data-expansion=&quot;30&quot; data-type=&quot;4&quot; data-color=&quot;32&quot; data-term=&quot;0&quot;&gt;&lt;td&gt;P-13&lt;/td&gt;&lt;td&gt;ハンドミラー&lt;/td&gt;&lt;td&gt;&lt;div class=&quot;input-group&quot;&gt;&lt;button type=&quot;button&quot; class=&quot;btn btn-outline-secondary btn-number&quot; data-type=&quot;minus&quot; data-deck=&quot;main&quot; data-id=&quot;P-13&quot; disabled&gt;-&lt;/button&gt;&lt;input type=&quot;text&quot; class=&quot;form-control input-number&quot; name=&quot;table-main-P-13-num-copies&quot; data-deck=&quot;main&quot; data-id=&quot;P-13&quot; value=&quot;0&quot; min=&quot;0&quot; readonly /&gt;&lt;button type=&quot;button&quot; class=&quot;btn btn-outline-secondary btn-number&quot; data-type=&quot;plus&quot; data-deck=&quot;main&quot; data-id=&quot;P-13&quot;&gt;+&lt;/button&gt;&lt;/div&gt;&lt;/td&gt;&lt;td&gt;&lt;div class=&quot;input-group&quot;&gt;&lt;button type=&quot;button&quot; class=&quot;btn btn-outline-secondary btn-number&quot; data-type=&quot;minus&quot; data-deck=&quot;side&quot; data-id=&quot;P-13&quot; disabled&gt;-&lt;/button&gt;&lt;input type=&quot;text&quot; class=&quot;form-control input-number&quot; name=&quot;table-side-P-13-num-copies&quot; data-deck=&quot;side&quot; data-id=&quot;P-13&quot; value=&quot;0&quot; min=&quot;0&quot; readonly /&gt;&lt;button type=&quot;button&quot; class=&quot;btn btn-outline-secondary btn-number&quot; data-type=&quot;plus&quot; data-deck=&quot;side&quot; data-id=&quot;P-13&quot;&gt;+&lt;/button&gt;&lt;/div&gt;&lt;/td&gt;&lt;/tr&gt;" calcext:value-type="string">
            <text:p>&lt;tr data-expansion="30" data-type="4" data-color="32" data-term="0"&gt;&lt;td&gt;P-13&lt;/td&gt;&lt;td&gt;ハンドミラー&lt;/td&gt;&lt;td&gt;&lt;div class="input-group"&gt;&lt;button type="button" class="btn btn-outline-secondary btn-number" data-type="minus" data-deck="main" data-id="P-13" disabled&gt;-&lt;/button&gt;&lt;input type="text" class="form-control input-number" name="table-main-P-13-num-copies" data-deck="main" data-id="P-13" value="0" min="0" readonly /&gt;&lt;button type="button" class="btn btn-outline-secondary btn-number" data-type="plus" data-deck="main" data-id="P-13"&gt;+&lt;/button&gt;&lt;/div&gt;&lt;/td&gt;&lt;td&gt;&lt;div class="input-group"&gt;&lt;button type="button" class="btn btn-outline-secondary btn-number" data-type="minus" data-deck="side" data-id="P-13" disabled&gt;-&lt;/button&gt;&lt;input type="text" class="form-control input-number" name="table-side-P-13-num-copies" data-deck="side" data-id="P-13" value="0" min="0" readonly /&gt;&lt;button type="button" class="btn btn-outline-secondary btn-number" data-type="plus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O227];[$HTML.$C$1];[.$B227];[$HTML.$D$1];[.$B227];[$HTML.$E$1];[.$B227];[$HTML.$F$1];[.$B227];[$HTML.$G$1])" office:value-type="string" office:string-value="&lt;div class=&quot;container-card position-relative me-2 mb-2&quot; id=&quot;main-P-14&quot;&gt;&lt;img class=&quot;d-block&quot; width=&quot;80&quot; height=&quot;112&quot; src=&quot;https://one-draw.jp/ijinden/cardlist/P01/card/03_P_014.png&quot; /&gt;&lt;div class=&quot;container-num-copies position-absolute bottom-0 start-0 px-1&quot; id=&quot;main-P-14-num-copies&quot;&gt;0&lt;/div&gt;&lt;button type=&quot;button&quot; class=&quot;btn btn-secondary btn-number btn-sm btn-pop position-absolute top-0 start-0&quot; data-type=&quot;minus&quot; data-deck=&quot;main&quot; data-id=&quot;P-14&quot;&gt;-&lt;/button&gt;&lt;button type=&quot;button&quot; class=&quot;btn btn-secondary btn-number btn-sm btn-push position-absolute top-0 end-0&quot; data-type=&quot;plus&quot; data-deck=&quot;main&quot; data-id=&quot;P-14&quot;&gt;+&lt;/button&gt;&lt;button type=&quot;button&quot; class=&quot;btn btn-secondary btn-number btn-sm btn-drop position-absolute bottom-0 end-0&quot; data-type=&quot;drop&quot; data-id=&quot;P-14&quot;&gt;v&lt;/button&gt;&lt;/div&gt;" calcext:value-type="string">
            <text:p>&lt;div class="container-card position-relative me-2 mb-2" id="main-P-14"&gt;&lt;img class="d-block" width="80" height="112" src="https://one-draw.jp/ijinden/cardlist/P01/card/03_P_014.png" /&gt;&lt;div class="container-num-copies position-absolute bottom-0 start-0 px-1" id="main-P-14-num-copies"&gt;0&lt;/div&gt;&lt;button type="button" class="btn btn-secondary btn-number btn-sm btn-pop position-absolute top-0 start-0" data-type="minus" data-deck="main" data-id="P-14"&gt;-&lt;/button&gt;&lt;button type="button" class="btn btn-secondary btn-number btn-sm btn-push position-absolute top-0 end-0" data-type="plus" data-deck="main" data-id="P-14"&gt;+&lt;/button&gt;&lt;button type="button" class="btn btn-secondary btn-number btn-sm btn-drop position-absolute bottom-0 end-0" data-type="drop" data-id="P-14"&gt;v&lt;/button&gt;&lt;/div&gt;</text:p>
          </table:table-cell>
          <table:table-cell table:formula="of:=CONCATENATE([$HTML.$A$2];[.$B227];[$HTML.$B$2];[.$O227];[$HTML.$C$2];[.$B227];[$HTML.$D$2];[.$B227];[$HTML.$E$2];[.$B227];[$HTML.$F$2];[.$B227];[$HTML.$G$2])" office:value-type="string" office:string-value="&lt;div class=&quot;container-card position-relative me-2 mb-2&quot; id=&quot;side-P-14&quot;&gt;&lt;img class=&quot;d-block&quot; width=&quot;80&quot; height=&quot;112&quot; src=&quot;https://one-draw.jp/ijinden/cardlist/P01/card/03_P_014.png&quot; /&gt;&lt;div class=&quot;container-num-copies position-absolute bottom-0 start-0 px-1&quot; id=&quot;side-P-14-num-copies&quot;&gt;0&lt;/div&gt;&lt;button type=&quot;button&quot; class=&quot;btn btn-secondary btn-number btn-sm btn-pop position-absolute top-0 start-0&quot; data-type=&quot;minus&quot; data-deck=&quot;side&quot; data-id=&quot;P-14&quot;&gt;-&lt;/button&gt;&lt;button type=&quot;button&quot; class=&quot;btn btn-secondary btn-number btn-sm btn-push position-absolute top-0 end-0&quot; data-type=&quot;plus&quot; data-deck=&quot;side&quot; data-id=&quot;P-14&quot;&gt;+&lt;/button&gt;&lt;button type=&quot;button&quot; class=&quot;btn btn-secondary btn-number btn-sm btn-raise position-absolute bottom-0 end-0&quot; data-type=&quot;raise&quot; data-id=&quot;P-14&quot;&gt;^&lt;/button&gt;&lt;/div&gt;" calcext:value-type="string">
            <text:p>&lt;div class="container-card position-relative me-2 mb-2" id="side-P-14"&gt;&lt;img class="d-block" width="80" height="112" src="https://one-draw.jp/ijinden/cardlist/P01/card/03_P_014.png" /&gt;&lt;div class="container-num-copies position-absolute bottom-0 start-0 px-1" id="side-P-14-num-copies"&gt;0&lt;/div&gt;&lt;button type="button" class="btn btn-secondary btn-number btn-sm btn-pop position-absolute top-0 start-0" data-type="minus" data-deck="side" data-id="P-14"&gt;-&lt;/button&gt;&lt;button type="button" class="btn btn-secondary btn-number btn-sm btn-push position-absolute top-0 end-0" data-type="plus" data-deck="side" data-id="P-14"&gt;+&lt;/button&gt;&lt;button type="button" class="btn btn-secondary btn-number btn-sm btn-raise position-absolute bottom-0 end-0" data-type="raise" data-id="P-14"&gt;^&lt;/button&gt;&lt;/div&gt;</text:p>
          </table:table-cell>
          <table:table-cell table:formula="of:=CONCATENATE([$HTML.$A$3];[.F227];[$HTML.$B$3];[.H227];[$HTML.$C$3];[.J227];[$HTML.$D$3];[.N227];[$HTML.$E$3];[.B227];[$HTML.$F$3];[.D227];[$HTML.$G$3];[.B227];[$HTML.$H$3];[.B227];[$HTML.$I$3];[.B227];[$HTML.$J$3];[.B227];[$HTML.$K$3];[.B227];[$HTML.$L$3];[.B227];[$HTML.$M$3];[.B227];[$HTML.$N$3];[.B227];[$HTML.$O$3])" office:value-type="string" office:string-value="&lt;tr data-expansion=&quot;30&quot; data-type=&quot;4&quot; data-color=&quot;32&quot; data-term=&quot;0&quot;&gt;&lt;td&gt;P-14&lt;/td&gt;&lt;td&gt;ブラックブレイド&lt;/td&gt;&lt;td&gt;&lt;div class=&quot;input-group&quot;&gt;&lt;button type=&quot;button&quot; class=&quot;btn btn-outline-secondary btn-number&quot; data-type=&quot;minus&quot; data-deck=&quot;main&quot; data-id=&quot;P-14&quot; disabled&gt;-&lt;/button&gt;&lt;input type=&quot;text&quot; class=&quot;form-control input-number&quot; name=&quot;table-main-P-14-num-copies&quot; data-deck=&quot;main&quot; data-id=&quot;P-14&quot; value=&quot;0&quot; min=&quot;0&quot; readonly /&gt;&lt;button type=&quot;button&quot; class=&quot;btn btn-outline-secondary btn-number&quot; data-type=&quot;plus&quot; data-deck=&quot;main&quot; data-id=&quot;P-14&quot;&gt;+&lt;/button&gt;&lt;/div&gt;&lt;/td&gt;&lt;td&gt;&lt;div class=&quot;input-group&quot;&gt;&lt;button type=&quot;button&quot; class=&quot;btn btn-outline-secondary btn-number&quot; data-type=&quot;minus&quot; data-deck=&quot;side&quot; data-id=&quot;P-14&quot; disabled&gt;-&lt;/button&gt;&lt;input type=&quot;text&quot; class=&quot;form-control input-number&quot; name=&quot;table-side-P-14-num-copies&quot; data-deck=&quot;side&quot; data-id=&quot;P-14&quot; value=&quot;0&quot; min=&quot;0&quot; readonly /&gt;&lt;button type=&quot;button&quot; class=&quot;btn btn-outline-secondary btn-number&quot; data-type=&quot;plus&quot; data-deck=&quot;side&quot; data-id=&quot;P-14&quot;&gt;+&lt;/button&gt;&lt;/div&gt;&lt;/td&gt;&lt;/tr&gt;" calcext:value-type="string">
            <text:p>&lt;tr data-expansion="30" data-type="4" data-color="32" data-term="0"&gt;&lt;td&gt;P-14&lt;/td&gt;&lt;td&gt;ブラックブレイド&lt;/td&gt;&lt;td&gt;&lt;div class="input-group"&gt;&lt;button type="button" class="btn btn-outline-secondary btn-number" data-type="minus" data-deck="main" data-id="P-14" disabled&gt;-&lt;/button&gt;&lt;input type="text" class="form-control input-number" name="table-main-P-14-num-copies" data-deck="main" data-id="P-14" value="0" min="0" readonly /&gt;&lt;button type="button" class="btn btn-outline-secondary btn-number" data-type="plus" data-deck="main" data-id="P-14"&gt;+&lt;/button&gt;&lt;/div&gt;&lt;/td&gt;&lt;td&gt;&lt;div class="input-group"&gt;&lt;button type="button" class="btn btn-outline-secondary btn-number" data-type="minus" data-deck="side" data-id="P-14" disabled&gt;-&lt;/button&gt;&lt;input type="text" class="form-control input-number" name="table-side-P-14-num-copies" data-deck="side" data-id="P-14" value="0" min="0" readonly /&gt;&lt;button type="button" class="btn btn-outline-secondary btn-number" data-type="plus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O228];[$HTML.$C$1];[.$B228];[$HTML.$D$1];[.$B228];[$HTML.$E$1];[.$B228];[$HTML.$F$1];[.$B228];[$HTML.$G$1])" office:value-type="string" office:string-value="&lt;div class=&quot;container-card position-relative me-2 mb-2&quot; id=&quot;main-P-15&quot;&gt;&lt;img class=&quot;d-block&quot; width=&quot;80&quot; height=&quot;112&quot; src=&quot;https://one-draw.jp/ijinden/cardlist/P01/card/03_P_015.png&quot; /&gt;&lt;div class=&quot;container-num-copies position-absolute bottom-0 start-0 px-1&quot; id=&quot;main-P-15-num-copies&quot;&gt;0&lt;/div&gt;&lt;button type=&quot;button&quot; class=&quot;btn btn-secondary btn-number btn-sm btn-pop position-absolute top-0 start-0&quot; data-type=&quot;minus&quot; data-deck=&quot;main&quot; data-id=&quot;P-15&quot;&gt;-&lt;/button&gt;&lt;button type=&quot;button&quot; class=&quot;btn btn-secondary btn-number btn-sm btn-push position-absolute top-0 end-0&quot; data-type=&quot;plus&quot; data-deck=&quot;main&quot; data-id=&quot;P-15&quot;&gt;+&lt;/button&gt;&lt;button type=&quot;button&quot; class=&quot;btn btn-secondary btn-number btn-sm btn-drop position-absolute bottom-0 end-0&quot; data-type=&quot;drop&quot; data-id=&quot;P-15&quot;&gt;v&lt;/button&gt;&lt;/div&gt;" calcext:value-type="string">
            <text:p>&lt;div class="container-card position-relative me-2 mb-2" id="main-P-15"&gt;&lt;img class="d-block" width="80" height="112" src="https://one-draw.jp/ijinden/cardlist/P01/card/03_P_015.png" /&gt;&lt;div class="container-num-copies position-absolute bottom-0 start-0 px-1" id="main-P-15-num-copies"&gt;0&lt;/div&gt;&lt;button type="button" class="btn btn-secondary btn-number btn-sm btn-pop position-absolute top-0 start-0" data-type="minus" data-deck="main" data-id="P-15"&gt;-&lt;/button&gt;&lt;button type="button" class="btn btn-secondary btn-number btn-sm btn-push position-absolute top-0 end-0" data-type="plus" data-deck="main" data-id="P-15"&gt;+&lt;/button&gt;&lt;button type="button" class="btn btn-secondary btn-number btn-sm btn-drop position-absolute bottom-0 end-0" data-type="drop" data-id="P-15"&gt;v&lt;/button&gt;&lt;/div&gt;</text:p>
          </table:table-cell>
          <table:table-cell table:formula="of:=CONCATENATE([$HTML.$A$2];[.$B228];[$HTML.$B$2];[.$O228];[$HTML.$C$2];[.$B228];[$HTML.$D$2];[.$B228];[$HTML.$E$2];[.$B228];[$HTML.$F$2];[.$B228];[$HTML.$G$2])" office:value-type="string" office:string-value="&lt;div class=&quot;container-card position-relative me-2 mb-2&quot; id=&quot;side-P-15&quot;&gt;&lt;img class=&quot;d-block&quot; width=&quot;80&quot; height=&quot;112&quot; src=&quot;https://one-draw.jp/ijinden/cardlist/P01/card/03_P_015.png&quot; /&gt;&lt;div class=&quot;container-num-copies position-absolute bottom-0 start-0 px-1&quot; id=&quot;side-P-15-num-copies&quot;&gt;0&lt;/div&gt;&lt;button type=&quot;button&quot; class=&quot;btn btn-secondary btn-number btn-sm btn-pop position-absolute top-0 start-0&quot; data-type=&quot;minus&quot; data-deck=&quot;side&quot; data-id=&quot;P-15&quot;&gt;-&lt;/button&gt;&lt;button type=&quot;button&quot; class=&quot;btn btn-secondary btn-number btn-sm btn-push position-absolute top-0 end-0&quot; data-type=&quot;plus&quot; data-deck=&quot;side&quot; data-id=&quot;P-15&quot;&gt;+&lt;/button&gt;&lt;button type=&quot;button&quot; class=&quot;btn btn-secondary btn-number btn-sm btn-raise position-absolute bottom-0 end-0&quot; data-type=&quot;raise&quot; data-id=&quot;P-15&quot;&gt;^&lt;/button&gt;&lt;/div&gt;" calcext:value-type="string">
            <text:p>&lt;div class="container-card position-relative me-2 mb-2" id="side-P-15"&gt;&lt;img class="d-block" width="80" height="112" src="https://one-draw.jp/ijinden/cardlist/P01/card/03_P_015.png" /&gt;&lt;div class="container-num-copies position-absolute bottom-0 start-0 px-1" id="side-P-15-num-copies"&gt;0&lt;/div&gt;&lt;button type="button" class="btn btn-secondary btn-number btn-sm btn-pop position-absolute top-0 start-0" data-type="minus" data-deck="side" data-id="P-15"&gt;-&lt;/button&gt;&lt;button type="button" class="btn btn-secondary btn-number btn-sm btn-push position-absolute top-0 end-0" data-type="plus" data-deck="side" data-id="P-15"&gt;+&lt;/button&gt;&lt;button type="button" class="btn btn-secondary btn-number btn-sm btn-raise position-absolute bottom-0 end-0" data-type="raise" data-id="P-15"&gt;^&lt;/button&gt;&lt;/div&gt;</text:p>
          </table:table-cell>
          <table:table-cell table:formula="of:=CONCATENATE([$HTML.$A$3];[.F228];[$HTML.$B$3];[.H228];[$HTML.$C$3];[.J228];[$HTML.$D$3];[.N228];[$HTML.$E$3];[.B228];[$HTML.$F$3];[.D228];[$HTML.$G$3];[.B228];[$HTML.$H$3];[.B228];[$HTML.$I$3];[.B228];[$HTML.$J$3];[.B228];[$HTML.$K$3];[.B228];[$HTML.$L$3];[.B228];[$HTML.$M$3];[.B228];[$HTML.$N$3];[.B228];[$HTML.$O$3])" office:value-type="string" office:string-value="&lt;tr data-expansion=&quot;30&quot; data-type=&quot;4&quot; data-color=&quot;32&quot; data-term=&quot;0&quot;&gt;&lt;td&gt;P-15&lt;/td&gt;&lt;td&gt;パープルオーブ&lt;/td&gt;&lt;td&gt;&lt;div class=&quot;input-group&quot;&gt;&lt;button type=&quot;button&quot; class=&quot;btn btn-outline-secondary btn-number&quot; data-type=&quot;minus&quot; data-deck=&quot;main&quot; data-id=&quot;P-15&quot; disabled&gt;-&lt;/button&gt;&lt;input type=&quot;text&quot; class=&quot;form-control input-number&quot; name=&quot;table-main-P-15-num-copies&quot; data-deck=&quot;main&quot; data-id=&quot;P-15&quot; value=&quot;0&quot; min=&quot;0&quot; readonly /&gt;&lt;button type=&quot;button&quot; class=&quot;btn btn-outline-secondary btn-number&quot; data-type=&quot;plus&quot; data-deck=&quot;main&quot; data-id=&quot;P-15&quot;&gt;+&lt;/button&gt;&lt;/div&gt;&lt;/td&gt;&lt;td&gt;&lt;div class=&quot;input-group&quot;&gt;&lt;button type=&quot;button&quot; class=&quot;btn btn-outline-secondary btn-number&quot; data-type=&quot;minus&quot; data-deck=&quot;side&quot; data-id=&quot;P-15&quot; disabled&gt;-&lt;/button&gt;&lt;input type=&quot;text&quot; class=&quot;form-control input-number&quot; name=&quot;table-side-P-15-num-copies&quot; data-deck=&quot;side&quot; data-id=&quot;P-15&quot; value=&quot;0&quot; min=&quot;0&quot; readonly /&gt;&lt;button type=&quot;button&quot; class=&quot;btn btn-outline-secondary btn-number&quot; data-type=&quot;plus&quot; data-deck=&quot;side&quot; data-id=&quot;P-15&quot;&gt;+&lt;/button&gt;&lt;/div&gt;&lt;/td&gt;&lt;/tr&gt;" calcext:value-type="string">
            <text:p>&lt;tr data-expansion="30" data-type="4" data-color="32" data-term="0"&gt;&lt;td&gt;P-15&lt;/td&gt;&lt;td&gt;パープルオーブ&lt;/td&gt;&lt;td&gt;&lt;div class="input-group"&gt;&lt;button type="button" class="btn btn-outline-secondary btn-number" data-type="minus" data-deck="main" data-id="P-15" disabled&gt;-&lt;/button&gt;&lt;input type="text" class="form-control input-number" name="table-main-P-15-num-copies" data-deck="main" data-id="P-15" value="0" min="0" readonly /&gt;&lt;button type="button" class="btn btn-outline-secondary btn-number" data-type="plus" data-deck="main" data-id="P-15"&gt;+&lt;/button&gt;&lt;/div&gt;&lt;/td&gt;&lt;td&gt;&lt;div class="input-group"&gt;&lt;button type="button" class="btn btn-outline-secondary btn-number" data-type="minus" data-deck="side" data-id="P-15" disabled&gt;-&lt;/button&gt;&lt;input type="text" class="form-control input-number" name="table-side-P-15-num-copies" data-deck="side" data-id="P-15" value="0" min="0" readonly /&gt;&lt;button type="button" class="btn btn-outline-secondary btn-number" data-type="plus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O229];[$HTML.$C$1];[.$B229];[$HTML.$D$1];[.$B229];[$HTML.$E$1];[.$B229];[$HTML.$F$1];[.$B229];[$HTML.$G$1])" office:value-type="string" office:string-value="&lt;div class=&quot;container-card position-relative me-2 mb-2&quot; id=&quot;main-P-16&quot;&gt;&lt;img class=&quot;d-block&quot; width=&quot;80&quot; height=&quot;112&quot; src=&quot;https://one-draw.jp/ijinden/cardlist/P01/card/03_P_016.png&quot; /&gt;&lt;div class=&quot;container-num-copies position-absolute bottom-0 start-0 px-1&quot; id=&quot;main-P-16-num-copies&quot;&gt;0&lt;/div&gt;&lt;button type=&quot;button&quot; class=&quot;btn btn-secondary btn-number btn-sm btn-pop position-absolute top-0 start-0&quot; data-type=&quot;minus&quot; data-deck=&quot;main&quot; data-id=&quot;P-16&quot;&gt;-&lt;/button&gt;&lt;button type=&quot;button&quot; class=&quot;btn btn-secondary btn-number btn-sm btn-push position-absolute top-0 end-0&quot; data-type=&quot;plus&quot; data-deck=&quot;main&quot; data-id=&quot;P-16&quot;&gt;+&lt;/button&gt;&lt;button type=&quot;button&quot; class=&quot;btn btn-secondary btn-number btn-sm btn-drop position-absolute bottom-0 end-0&quot; data-type=&quot;drop&quot; data-id=&quot;P-16&quot;&gt;v&lt;/button&gt;&lt;/div&gt;" calcext:value-type="string">
            <text:p>&lt;div class="container-card position-relative me-2 mb-2" id="main-P-16"&gt;&lt;img class="d-block" width="80" height="112" src="https://one-draw.jp/ijinden/cardlist/P01/card/03_P_016.png" /&gt;&lt;div class="container-num-copies position-absolute bottom-0 start-0 px-1" id="main-P-16-num-copies"&gt;0&lt;/div&gt;&lt;button type="button" class="btn btn-secondary btn-number btn-sm btn-pop position-absolute top-0 start-0" data-type="minus" data-deck="main" data-id="P-16"&gt;-&lt;/button&gt;&lt;button type="button" class="btn btn-secondary btn-number btn-sm btn-push position-absolute top-0 end-0" data-type="plus" data-deck="main" data-id="P-16"&gt;+&lt;/button&gt;&lt;button type="button" class="btn btn-secondary btn-number btn-sm btn-drop position-absolute bottom-0 end-0" data-type="drop" data-id="P-16"&gt;v&lt;/button&gt;&lt;/div&gt;</text:p>
          </table:table-cell>
          <table:table-cell table:formula="of:=CONCATENATE([$HTML.$A$2];[.$B229];[$HTML.$B$2];[.$O229];[$HTML.$C$2];[.$B229];[$HTML.$D$2];[.$B229];[$HTML.$E$2];[.$B229];[$HTML.$F$2];[.$B229];[$HTML.$G$2])" office:value-type="string" office:string-value="&lt;div class=&quot;container-card position-relative me-2 mb-2&quot; id=&quot;side-P-16&quot;&gt;&lt;img class=&quot;d-block&quot; width=&quot;80&quot; height=&quot;112&quot; src=&quot;https://one-draw.jp/ijinden/cardlist/P01/card/03_P_016.png&quot; /&gt;&lt;div class=&quot;container-num-copies position-absolute bottom-0 start-0 px-1&quot; id=&quot;side-P-16-num-copies&quot;&gt;0&lt;/div&gt;&lt;button type=&quot;button&quot; class=&quot;btn btn-secondary btn-number btn-sm btn-pop position-absolute top-0 start-0&quot; data-type=&quot;minus&quot; data-deck=&quot;side&quot; data-id=&quot;P-16&quot;&gt;-&lt;/button&gt;&lt;button type=&quot;button&quot; class=&quot;btn btn-secondary btn-number btn-sm btn-push position-absolute top-0 end-0&quot; data-type=&quot;plus&quot; data-deck=&quot;side&quot; data-id=&quot;P-16&quot;&gt;+&lt;/button&gt;&lt;button type=&quot;button&quot; class=&quot;btn btn-secondary btn-number btn-sm btn-raise position-absolute bottom-0 end-0&quot; data-type=&quot;raise&quot; data-id=&quot;P-16&quot;&gt;^&lt;/button&gt;&lt;/div&gt;" calcext:value-type="string">
            <text:p>&lt;div class="container-card position-relative me-2 mb-2" id="side-P-16"&gt;&lt;img class="d-block" width="80" height="112" src="https://one-draw.jp/ijinden/cardlist/P01/card/03_P_016.png" /&gt;&lt;div class="container-num-copies position-absolute bottom-0 start-0 px-1" id="side-P-16-num-copies"&gt;0&lt;/div&gt;&lt;button type="button" class="btn btn-secondary btn-number btn-sm btn-pop position-absolute top-0 start-0" data-type="minus" data-deck="side" data-id="P-16"&gt;-&lt;/button&gt;&lt;button type="button" class="btn btn-secondary btn-number btn-sm btn-push position-absolute top-0 end-0" data-type="plus" data-deck="side" data-id="P-16"&gt;+&lt;/button&gt;&lt;button type="button" class="btn btn-secondary btn-number btn-sm btn-raise position-absolute bottom-0 end-0" data-type="raise" data-id="P-16"&gt;^&lt;/button&gt;&lt;/div&gt;</text:p>
          </table:table-cell>
          <table:table-cell table:formula="of:=CONCATENATE([$HTML.$A$3];[.F229];[$HTML.$B$3];[.H229];[$HTML.$C$3];[.J229];[$HTML.$D$3];[.N229];[$HTML.$E$3];[.B229];[$HTML.$F$3];[.D229];[$HTML.$G$3];[.B229];[$HTML.$H$3];[.B229];[$HTML.$I$3];[.B229];[$HTML.$J$3];[.B229];[$HTML.$K$3];[.B229];[$HTML.$L$3];[.B229];[$HTML.$M$3];[.B229];[$HTML.$N$3];[.B229];[$HTML.$O$3])" office:value-type="string" office:string-value="&lt;tr data-expansion=&quot;30&quot; data-type=&quot;4&quot; data-color=&quot;32&quot; data-term=&quot;0&quot;&gt;&lt;td&gt;P-16&lt;/td&gt;&lt;td&gt;パープルストーン&lt;/td&gt;&lt;td&gt;&lt;div class=&quot;input-group&quot;&gt;&lt;button type=&quot;button&quot; class=&quot;btn btn-outline-secondary btn-number&quot; data-type=&quot;minus&quot; data-deck=&quot;main&quot; data-id=&quot;P-16&quot; disabled&gt;-&lt;/button&gt;&lt;input type=&quot;text&quot; class=&quot;form-control input-number&quot; name=&quot;table-main-P-16-num-copies&quot; data-deck=&quot;main&quot; data-id=&quot;P-16&quot; value=&quot;0&quot; min=&quot;0&quot; readonly /&gt;&lt;button type=&quot;button&quot; class=&quot;btn btn-outline-secondary btn-number&quot; data-type=&quot;plus&quot; data-deck=&quot;main&quot; data-id=&quot;P-16&quot;&gt;+&lt;/button&gt;&lt;/div&gt;&lt;/td&gt;&lt;td&gt;&lt;div class=&quot;input-group&quot;&gt;&lt;button type=&quot;button&quot; class=&quot;btn btn-outline-secondary btn-number&quot; data-type=&quot;minus&quot; data-deck=&quot;side&quot; data-id=&quot;P-16&quot; disabled&gt;-&lt;/button&gt;&lt;input type=&quot;text&quot; class=&quot;form-control input-number&quot; name=&quot;table-side-P-16-num-copies&quot; data-deck=&quot;side&quot; data-id=&quot;P-16&quot; value=&quot;0&quot; min=&quot;0&quot; readonly /&gt;&lt;button type=&quot;button&quot; class=&quot;btn btn-outline-secondary btn-number&quot; data-type=&quot;plus&quot; data-deck=&quot;side&quot; data-id=&quot;P-16&quot;&gt;+&lt;/button&gt;&lt;/div&gt;&lt;/td&gt;&lt;/tr&gt;" calcext:value-type="string">
            <text:p>&lt;tr data-expansion="30" data-type="4" data-color="32" data-term="0"&gt;&lt;td&gt;P-16&lt;/td&gt;&lt;td&gt;パープルストーン&lt;/td&gt;&lt;td&gt;&lt;div class="input-group"&gt;&lt;button type="button" class="btn btn-outline-secondary btn-number" data-type="minus" data-deck="main" data-id="P-16" disabled&gt;-&lt;/button&gt;&lt;input type="text" class="form-control input-number" name="table-main-P-16-num-copies" data-deck="main" data-id="P-16" value="0" min="0" readonly /&gt;&lt;button type="button" class="btn btn-outline-secondary btn-number" data-type="plus" data-deck="main" data-id="P-16"&gt;+&lt;/button&gt;&lt;/div&gt;&lt;/td&gt;&lt;td&gt;&lt;div class="input-group"&gt;&lt;button type="button" class="btn btn-outline-secondary btn-number" data-type="minus" data-deck="side" data-id="P-16" disabled&gt;-&lt;/button&gt;&lt;input type="text" class="form-control input-number" name="table-side-P-16-num-copies" data-deck="side" data-id="P-16" value="0" min="0" readonly /&gt;&lt;button type="button" class="btn btn-outline-secondary btn-number" data-type="plus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O230];[$HTML.$C$1];[.$B230];[$HTML.$D$1];[.$B230];[$HTML.$E$1];[.$B230];[$HTML.$F$1];[.$B230];[$HTML.$G$1])" office:value-type="string" office:string-value="&lt;div class=&quot;container-card position-relative me-2 mb-2&quot; id=&quot;main-3-1&quot;&gt;&lt;img class=&quot;d-block&quot; width=&quot;80&quot; height=&quot;112&quot; src=&quot;https://one-draw.jp/ijinden/cardlist/003/card/03_001.png&quot; /&gt;&lt;div class=&quot;container-num-copies position-absolute bottom-0 start-0 px-1&quot; id=&quot;main-3-1-num-copies&quot;&gt;0&lt;/div&gt;&lt;button type=&quot;button&quot; class=&quot;btn btn-secondary btn-number btn-sm btn-pop position-absolute top-0 start-0&quot; data-type=&quot;minus&quot; data-deck=&quot;main&quot; data-id=&quot;3-1&quot;&gt;-&lt;/button&gt;&lt;button type=&quot;button&quot; class=&quot;btn btn-secondary btn-number btn-sm btn-push position-absolute top-0 end-0&quot; data-type=&quot;plus&quot; data-deck=&quot;main&quot; data-id=&quot;3-1&quot;&gt;+&lt;/button&gt;&lt;button type=&quot;button&quot; class=&quot;btn btn-secondary btn-number btn-sm btn-drop position-absolute bottom-0 end-0&quot; data-type=&quot;drop&quot; data-id=&quot;3-1&quot;&gt;v&lt;/button&gt;&lt;/div&gt;" calcext:value-type="string">
            <text:p>&lt;div class="container-card position-relative me-2 mb-2" id="main-3-1"&gt;&lt;img class="d-block" width="80" height="112" src="https://one-draw.jp/ijinden/cardlist/003/card/03_001.png" /&gt;&lt;div class="container-num-copies position-absolute bottom-0 start-0 px-1" id="main-3-1-num-copies"&gt;0&lt;/div&gt;&lt;button type="button" class="btn btn-secondary btn-number btn-sm btn-pop position-absolute top-0 start-0" data-type="minus" data-deck="main" data-id="3-1"&gt;-&lt;/button&gt;&lt;button type="button" class="btn btn-secondary btn-number btn-sm btn-push position-absolute top-0 end-0" data-type="plus" data-deck="main" data-id="3-1"&gt;+&lt;/button&gt;&lt;button type="button" class="btn btn-secondary btn-number btn-sm btn-drop position-absolute bottom-0 end-0" data-type="drop" data-id="3-1"&gt;v&lt;/button&gt;&lt;/div&gt;</text:p>
          </table:table-cell>
          <table:table-cell table:formula="of:=CONCATENATE([$HTML.$A$2];[.$B230];[$HTML.$B$2];[.$O230];[$HTML.$C$2];[.$B230];[$HTML.$D$2];[.$B230];[$HTML.$E$2];[.$B230];[$HTML.$F$2];[.$B230];[$HTML.$G$2])" office:value-type="string" office:string-value="&lt;div class=&quot;container-card position-relative me-2 mb-2&quot; id=&quot;side-3-1&quot;&gt;&lt;img class=&quot;d-block&quot; width=&quot;80&quot; height=&quot;112&quot; src=&quot;https://one-draw.jp/ijinden/cardlist/003/card/03_001.png&quot; /&gt;&lt;div class=&quot;container-num-copies position-absolute bottom-0 start-0 px-1&quot; id=&quot;side-3-1-num-copies&quot;&gt;0&lt;/div&gt;&lt;button type=&quot;button&quot; class=&quot;btn btn-secondary btn-number btn-sm btn-pop position-absolute top-0 start-0&quot; data-type=&quot;minus&quot; data-deck=&quot;side&quot; data-id=&quot;3-1&quot;&gt;-&lt;/button&gt;&lt;button type=&quot;button&quot; class=&quot;btn btn-secondary btn-number btn-sm btn-push position-absolute top-0 end-0&quot; data-type=&quot;plus&quot; data-deck=&quot;side&quot; data-id=&quot;3-1&quot;&gt;+&lt;/button&gt;&lt;button type=&quot;button&quot; class=&quot;btn btn-secondary btn-number btn-sm btn-raise position-absolute bottom-0 end-0&quot; data-type=&quot;raise&quot; data-id=&quot;3-1&quot;&gt;^&lt;/button&gt;&lt;/div&gt;" calcext:value-type="string">
            <text:p>&lt;div class="container-card position-relative me-2 mb-2" id="side-3-1"&gt;&lt;img class="d-block" width="80" height="112" src="https://one-draw.jp/ijinden/cardlist/003/card/03_001.png" /&gt;&lt;div class="container-num-copies position-absolute bottom-0 start-0 px-1" id="side-3-1-num-copies"&gt;0&lt;/div&gt;&lt;button type="button" class="btn btn-secondary btn-number btn-sm btn-pop position-absolute top-0 start-0" data-type="minus" data-deck="side" data-id="3-1"&gt;-&lt;/button&gt;&lt;button type="button" class="btn btn-secondary btn-number btn-sm btn-push position-absolute top-0 end-0" data-type="plus" data-deck="side" data-id="3-1"&gt;+&lt;/button&gt;&lt;button type="button" class="btn btn-secondary btn-number btn-sm btn-raise position-absolute bottom-0 end-0" data-type="raise" data-id="3-1"&gt;^&lt;/button&gt;&lt;/div&gt;</text:p>
          </table:table-cell>
          <table:table-cell table:formula="of:=CONCATENATE([$HTML.$A$3];[.F230];[$HTML.$B$3];[.H230];[$HTML.$C$3];[.J230];[$HTML.$D$3];[.N230];[$HTML.$E$3];[.B230];[$HTML.$F$3];[.D230];[$HTML.$G$3];[.B230];[$HTML.$H$3];[.B230];[$HTML.$I$3];[.B230];[$HTML.$J$3];[.B230];[$HTML.$K$3];[.B230];[$HTML.$L$3];[.B230];[$HTML.$M$3];[.B230];[$HTML.$N$3];[.B230];[$HTML.$O$3])" office:value-type="string" office:string-value="&lt;tr data-expansion=&quot;35&quot; data-type=&quot;1&quot; data-color=&quot;2&quot; data-term=&quot;0&quot;&gt;&lt;td&gt;3-1&lt;/td&gt;&lt;td&gt;宮本武蔵&lt;/td&gt;&lt;td&gt;&lt;div class=&quot;input-group&quot;&gt;&lt;button type=&quot;button&quot; class=&quot;btn btn-outline-secondary btn-number&quot; data-type=&quot;minus&quot; data-deck=&quot;main&quot; data-id=&quot;3-1&quot; disabled&gt;-&lt;/button&gt;&lt;input type=&quot;text&quot; class=&quot;form-control input-number&quot; name=&quot;table-main-3-1-num-copies&quot; data-deck=&quot;main&quot; data-id=&quot;3-1&quot; value=&quot;0&quot; min=&quot;0&quot; readonly /&gt;&lt;button type=&quot;button&quot; class=&quot;btn btn-outline-secondary btn-number&quot; data-type=&quot;plus&quot; data-deck=&quot;main&quot; data-id=&quot;3-1&quot;&gt;+&lt;/button&gt;&lt;/div&gt;&lt;/td&gt;&lt;td&gt;&lt;div class=&quot;input-group&quot;&gt;&lt;button type=&quot;button&quot; class=&quot;btn btn-outline-secondary btn-number&quot; data-type=&quot;minus&quot; data-deck=&quot;side&quot; data-id=&quot;3-1&quot; disabled&gt;-&lt;/button&gt;&lt;input type=&quot;text&quot; class=&quot;form-control input-number&quot; name=&quot;table-side-3-1-num-copies&quot; data-deck=&quot;side&quot; data-id=&quot;3-1&quot; value=&quot;0&quot; min=&quot;0&quot; readonly /&gt;&lt;button type=&quot;button&quot; class=&quot;btn btn-outline-secondary btn-number&quot; data-type=&quot;plus&quot; data-deck=&quot;side&quot; data-id=&quot;3-1&quot;&gt;+&lt;/button&gt;&lt;/div&gt;&lt;/td&gt;&lt;/tr&gt;" calcext:value-type="string">
            <text:p>&lt;tr data-expansion="35" data-type="1" data-color="2" data-term="0"&gt;&lt;td&gt;3-1&lt;/td&gt;&lt;td&gt;宮本武蔵&lt;/td&gt;&lt;td&gt;&lt;div class="input-group"&gt;&lt;button type="button" class="btn btn-outline-secondary btn-number" data-type="minus" data-deck="main" data-id="3-1" disabled&gt;-&lt;/button&gt;&lt;input type="text" class="form-control input-number" name="table-main-3-1-num-copies" data-deck="main" data-id="3-1" value="0" min="0" readonly /&gt;&lt;button type="button" class="btn btn-outline-secondary btn-number" data-type="plus" data-deck="main" data-id="3-1"&gt;+&lt;/button&gt;&lt;/div&gt;&lt;/td&gt;&lt;td&gt;&lt;div class="input-group"&gt;&lt;button type="button" class="btn btn-outline-secondary btn-number" data-type="minus" data-deck="side" data-id="3-1" disabled&gt;-&lt;/button&gt;&lt;input type="text" class="form-control input-number" name="table-side-3-1-num-copies" data-deck="side" data-id="3-1" value="0" min="0" readonly /&gt;&lt;button type="button" class="btn btn-outline-secondary btn-number" data-type="plus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O231];[$HTML.$C$1];[.$B231];[$HTML.$D$1];[.$B231];[$HTML.$E$1];[.$B231];[$HTML.$F$1];[.$B231];[$HTML.$G$1])" office:value-type="string" office:string-value="&lt;div class=&quot;container-card position-relative me-2 mb-2&quot; id=&quot;main-3-2&quot;&gt;&lt;img class=&quot;d-block&quot; width=&quot;80&quot; height=&quot;112&quot; src=&quot;https://one-draw.jp/ijinden/cardlist/003/card/03_002.png&quot; /&gt;&lt;div class=&quot;container-num-copies position-absolute bottom-0 start-0 px-1&quot; id=&quot;main-3-2-num-copies&quot;&gt;0&lt;/div&gt;&lt;button type=&quot;button&quot; class=&quot;btn btn-secondary btn-number btn-sm btn-pop position-absolute top-0 start-0&quot; data-type=&quot;minus&quot; data-deck=&quot;main&quot; data-id=&quot;3-2&quot;&gt;-&lt;/button&gt;&lt;button type=&quot;button&quot; class=&quot;btn btn-secondary btn-number btn-sm btn-push position-absolute top-0 end-0&quot; data-type=&quot;plus&quot; data-deck=&quot;main&quot; data-id=&quot;3-2&quot;&gt;+&lt;/button&gt;&lt;button type=&quot;button&quot; class=&quot;btn btn-secondary btn-number btn-sm btn-drop position-absolute bottom-0 end-0&quot; data-type=&quot;drop&quot; data-id=&quot;3-2&quot;&gt;v&lt;/button&gt;&lt;/div&gt;" calcext:value-type="string">
            <text:p>&lt;div class="container-card position-relative me-2 mb-2" id="main-3-2"&gt;&lt;img class="d-block" width="80" height="112" src="https://one-draw.jp/ijinden/cardlist/003/card/03_002.png" /&gt;&lt;div class="container-num-copies position-absolute bottom-0 start-0 px-1" id="main-3-2-num-copies"&gt;0&lt;/div&gt;&lt;button type="button" class="btn btn-secondary btn-number btn-sm btn-pop position-absolute top-0 start-0" data-type="minus" data-deck="main" data-id="3-2"&gt;-&lt;/button&gt;&lt;button type="button" class="btn btn-secondary btn-number btn-sm btn-push position-absolute top-0 end-0" data-type="plus" data-deck="main" data-id="3-2"&gt;+&lt;/button&gt;&lt;button type="button" class="btn btn-secondary btn-number btn-sm btn-drop position-absolute bottom-0 end-0" data-type="drop" data-id="3-2"&gt;v&lt;/button&gt;&lt;/div&gt;</text:p>
          </table:table-cell>
          <table:table-cell table:formula="of:=CONCATENATE([$HTML.$A$2];[.$B231];[$HTML.$B$2];[.$O231];[$HTML.$C$2];[.$B231];[$HTML.$D$2];[.$B231];[$HTML.$E$2];[.$B231];[$HTML.$F$2];[.$B231];[$HTML.$G$2])" office:value-type="string" office:string-value="&lt;div class=&quot;container-card position-relative me-2 mb-2&quot; id=&quot;side-3-2&quot;&gt;&lt;img class=&quot;d-block&quot; width=&quot;80&quot; height=&quot;112&quot; src=&quot;https://one-draw.jp/ijinden/cardlist/003/card/03_002.png&quot; /&gt;&lt;div class=&quot;container-num-copies position-absolute bottom-0 start-0 px-1&quot; id=&quot;side-3-2-num-copies&quot;&gt;0&lt;/div&gt;&lt;button type=&quot;button&quot; class=&quot;btn btn-secondary btn-number btn-sm btn-pop position-absolute top-0 start-0&quot; data-type=&quot;minus&quot; data-deck=&quot;side&quot; data-id=&quot;3-2&quot;&gt;-&lt;/button&gt;&lt;button type=&quot;button&quot; class=&quot;btn btn-secondary btn-number btn-sm btn-push position-absolute top-0 end-0&quot; data-type=&quot;plus&quot; data-deck=&quot;side&quot; data-id=&quot;3-2&quot;&gt;+&lt;/button&gt;&lt;button type=&quot;button&quot; class=&quot;btn btn-secondary btn-number btn-sm btn-raise position-absolute bottom-0 end-0&quot; data-type=&quot;raise&quot; data-id=&quot;3-2&quot;&gt;^&lt;/button&gt;&lt;/div&gt;" calcext:value-type="string">
            <text:p>&lt;div class="container-card position-relative me-2 mb-2" id="side-3-2"&gt;&lt;img class="d-block" width="80" height="112" src="https://one-draw.jp/ijinden/cardlist/003/card/03_002.png" /&gt;&lt;div class="container-num-copies position-absolute bottom-0 start-0 px-1" id="side-3-2-num-copies"&gt;0&lt;/div&gt;&lt;button type="button" class="btn btn-secondary btn-number btn-sm btn-pop position-absolute top-0 start-0" data-type="minus" data-deck="side" data-id="3-2"&gt;-&lt;/button&gt;&lt;button type="button" class="btn btn-secondary btn-number btn-sm btn-push position-absolute top-0 end-0" data-type="plus" data-deck="side" data-id="3-2"&gt;+&lt;/button&gt;&lt;button type="button" class="btn btn-secondary btn-number btn-sm btn-raise position-absolute bottom-0 end-0" data-type="raise" data-id="3-2"&gt;^&lt;/button&gt;&lt;/div&gt;</text:p>
          </table:table-cell>
          <table:table-cell table:formula="of:=CONCATENATE([$HTML.$A$3];[.F231];[$HTML.$B$3];[.H231];[$HTML.$C$3];[.J231];[$HTML.$D$3];[.N231];[$HTML.$E$3];[.B231];[$HTML.$F$3];[.D231];[$HTML.$G$3];[.B231];[$HTML.$H$3];[.B231];[$HTML.$I$3];[.B231];[$HTML.$J$3];[.B231];[$HTML.$K$3];[.B231];[$HTML.$L$3];[.B231];[$HTML.$M$3];[.B231];[$HTML.$N$3];[.B231];[$HTML.$O$3])" office:value-type="string" office:string-value="&lt;tr data-expansion=&quot;35&quot; data-type=&quot;1&quot; data-color=&quot;2&quot; data-term=&quot;0&quot;&gt;&lt;td&gt;3-2&lt;/td&gt;&lt;td&gt;エリザベス1世&lt;/td&gt;&lt;td&gt;&lt;div class=&quot;input-group&quot;&gt;&lt;button type=&quot;button&quot; class=&quot;btn btn-outline-secondary btn-number&quot; data-type=&quot;minus&quot; data-deck=&quot;main&quot; data-id=&quot;3-2&quot; disabled&gt;-&lt;/button&gt;&lt;input type=&quot;text&quot; class=&quot;form-control input-number&quot; name=&quot;table-main-3-2-num-copies&quot; data-deck=&quot;main&quot; data-id=&quot;3-2&quot; value=&quot;0&quot; min=&quot;0&quot; readonly /&gt;&lt;button type=&quot;button&quot; class=&quot;btn btn-outline-secondary btn-number&quot; data-type=&quot;plus&quot; data-deck=&quot;main&quot; data-id=&quot;3-2&quot;&gt;+&lt;/button&gt;&lt;/div&gt;&lt;/td&gt;&lt;td&gt;&lt;div class=&quot;input-group&quot;&gt;&lt;button type=&quot;button&quot; class=&quot;btn btn-outline-secondary btn-number&quot; data-type=&quot;minus&quot; data-deck=&quot;side&quot; data-id=&quot;3-2&quot; disabled&gt;-&lt;/button&gt;&lt;input type=&quot;text&quot; class=&quot;form-control input-number&quot; name=&quot;table-side-3-2-num-copies&quot; data-deck=&quot;side&quot; data-id=&quot;3-2&quot; value=&quot;0&quot; min=&quot;0&quot; readonly /&gt;&lt;button type=&quot;button&quot; class=&quot;btn btn-outline-secondary btn-number&quot; data-type=&quot;plus&quot; data-deck=&quot;side&quot; data-id=&quot;3-2&quot;&gt;+&lt;/button&gt;&lt;/div&gt;&lt;/td&gt;&lt;/tr&gt;" calcext:value-type="string">
            <text:p>&lt;tr data-expansion="35" data-type="1" data-color="2" data-term="0"&gt;&lt;td&gt;3-2&lt;/td&gt;&lt;td&gt;エリザベス1世&lt;/td&gt;&lt;td&gt;&lt;div class="input-group"&gt;&lt;button type="button" class="btn btn-outline-secondary btn-number" data-type="minus" data-deck="main" data-id="3-2" disabled&gt;-&lt;/button&gt;&lt;input type="text" class="form-control input-number" name="table-main-3-2-num-copies" data-deck="main" data-id="3-2" value="0" min="0" readonly /&gt;&lt;button type="button" class="btn btn-outline-secondary btn-number" data-type="plus" data-deck="main" data-id="3-2"&gt;+&lt;/button&gt;&lt;/div&gt;&lt;/td&gt;&lt;td&gt;&lt;div class="input-group"&gt;&lt;button type="button" class="btn btn-outline-secondary btn-number" data-type="minus" data-deck="side" data-id="3-2" disabled&gt;-&lt;/button&gt;&lt;input type="text" class="form-control input-number" name="table-side-3-2-num-copies" data-deck="side" data-id="3-2" value="0" min="0" readonly /&gt;&lt;button type="button" class="btn btn-outline-secondary btn-number" data-type="plus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O232];[$HTML.$C$1];[.$B232];[$HTML.$D$1];[.$B232];[$HTML.$E$1];[.$B232];[$HTML.$F$1];[.$B232];[$HTML.$G$1])" office:value-type="string" office:string-value="&lt;div class=&quot;container-card position-relative me-2 mb-2&quot; id=&quot;main-3-3&quot;&gt;&lt;img class=&quot;d-block&quot; width=&quot;80&quot; height=&quot;112&quot; src=&quot;https://one-draw.jp/ijinden/cardlist/003/card/03_003.png&quot; /&gt;&lt;div class=&quot;container-num-copies position-absolute bottom-0 start-0 px-1&quot; id=&quot;main-3-3-num-copies&quot;&gt;0&lt;/div&gt;&lt;button type=&quot;button&quot; class=&quot;btn btn-secondary btn-number btn-sm btn-pop position-absolute top-0 start-0&quot; data-type=&quot;minus&quot; data-deck=&quot;main&quot; data-id=&quot;3-3&quot;&gt;-&lt;/button&gt;&lt;button type=&quot;button&quot; class=&quot;btn btn-secondary btn-number btn-sm btn-push position-absolute top-0 end-0&quot; data-type=&quot;plus&quot; data-deck=&quot;main&quot; data-id=&quot;3-3&quot;&gt;+&lt;/button&gt;&lt;button type=&quot;button&quot; class=&quot;btn btn-secondary btn-number btn-sm btn-drop position-absolute bottom-0 end-0&quot; data-type=&quot;drop&quot; data-id=&quot;3-3&quot;&gt;v&lt;/button&gt;&lt;/div&gt;" calcext:value-type="string">
            <text:p>&lt;div class="container-card position-relative me-2 mb-2" id="main-3-3"&gt;&lt;img class="d-block" width="80" height="112" src="https://one-draw.jp/ijinden/cardlist/003/card/03_003.png" /&gt;&lt;div class="container-num-copies position-absolute bottom-0 start-0 px-1" id="main-3-3-num-copies"&gt;0&lt;/div&gt;&lt;button type="button" class="btn btn-secondary btn-number btn-sm btn-pop position-absolute top-0 start-0" data-type="minus" data-deck="main" data-id="3-3"&gt;-&lt;/button&gt;&lt;button type="button" class="btn btn-secondary btn-number btn-sm btn-push position-absolute top-0 end-0" data-type="plus" data-deck="main" data-id="3-3"&gt;+&lt;/button&gt;&lt;button type="button" class="btn btn-secondary btn-number btn-sm btn-drop position-absolute bottom-0 end-0" data-type="drop" data-id="3-3"&gt;v&lt;/button&gt;&lt;/div&gt;</text:p>
          </table:table-cell>
          <table:table-cell table:formula="of:=CONCATENATE([$HTML.$A$2];[.$B232];[$HTML.$B$2];[.$O232];[$HTML.$C$2];[.$B232];[$HTML.$D$2];[.$B232];[$HTML.$E$2];[.$B232];[$HTML.$F$2];[.$B232];[$HTML.$G$2])" office:value-type="string" office:string-value="&lt;div class=&quot;container-card position-relative me-2 mb-2&quot; id=&quot;side-3-3&quot;&gt;&lt;img class=&quot;d-block&quot; width=&quot;80&quot; height=&quot;112&quot; src=&quot;https://one-draw.jp/ijinden/cardlist/003/card/03_003.png&quot; /&gt;&lt;div class=&quot;container-num-copies position-absolute bottom-0 start-0 px-1&quot; id=&quot;side-3-3-num-copies&quot;&gt;0&lt;/div&gt;&lt;button type=&quot;button&quot; class=&quot;btn btn-secondary btn-number btn-sm btn-pop position-absolute top-0 start-0&quot; data-type=&quot;minus&quot; data-deck=&quot;side&quot; data-id=&quot;3-3&quot;&gt;-&lt;/button&gt;&lt;button type=&quot;button&quot; class=&quot;btn btn-secondary btn-number btn-sm btn-push position-absolute top-0 end-0&quot; data-type=&quot;plus&quot; data-deck=&quot;side&quot; data-id=&quot;3-3&quot;&gt;+&lt;/button&gt;&lt;button type=&quot;button&quot; class=&quot;btn btn-secondary btn-number btn-sm btn-raise position-absolute bottom-0 end-0&quot; data-type=&quot;raise&quot; data-id=&quot;3-3&quot;&gt;^&lt;/button&gt;&lt;/div&gt;" calcext:value-type="string">
            <text:p>&lt;div class="container-card position-relative me-2 mb-2" id="side-3-3"&gt;&lt;img class="d-block" width="80" height="112" src="https://one-draw.jp/ijinden/cardlist/003/card/03_003.png" /&gt;&lt;div class="container-num-copies position-absolute bottom-0 start-0 px-1" id="side-3-3-num-copies"&gt;0&lt;/div&gt;&lt;button type="button" class="btn btn-secondary btn-number btn-sm btn-pop position-absolute top-0 start-0" data-type="minus" data-deck="side" data-id="3-3"&gt;-&lt;/button&gt;&lt;button type="button" class="btn btn-secondary btn-number btn-sm btn-push position-absolute top-0 end-0" data-type="plus" data-deck="side" data-id="3-3"&gt;+&lt;/button&gt;&lt;button type="button" class="btn btn-secondary btn-number btn-sm btn-raise position-absolute bottom-0 end-0" data-type="raise" data-id="3-3"&gt;^&lt;/button&gt;&lt;/div&gt;</text:p>
          </table:table-cell>
          <table:table-cell table:formula="of:=CONCATENATE([$HTML.$A$3];[.F232];[$HTML.$B$3];[.H232];[$HTML.$C$3];[.J232];[$HTML.$D$3];[.N232];[$HTML.$E$3];[.B232];[$HTML.$F$3];[.D232];[$HTML.$G$3];[.B232];[$HTML.$H$3];[.B232];[$HTML.$I$3];[.B232];[$HTML.$J$3];[.B232];[$HTML.$K$3];[.B232];[$HTML.$L$3];[.B232];[$HTML.$M$3];[.B232];[$HTML.$N$3];[.B232];[$HTML.$O$3])" office:value-type="string" office:string-value="&lt;tr data-expansion=&quot;35&quot; data-type=&quot;1&quot; data-color=&quot;4&quot; data-term=&quot;0&quot;&gt;&lt;td&gt;3-3&lt;/td&gt;&lt;td&gt;エンリケ航海王子&lt;/td&gt;&lt;td&gt;&lt;div class=&quot;input-group&quot;&gt;&lt;button type=&quot;button&quot; class=&quot;btn btn-outline-secondary btn-number&quot; data-type=&quot;minus&quot; data-deck=&quot;main&quot; data-id=&quot;3-3&quot; disabled&gt;-&lt;/button&gt;&lt;input type=&quot;text&quot; class=&quot;form-control input-number&quot; name=&quot;table-main-3-3-num-copies&quot; data-deck=&quot;main&quot; data-id=&quot;3-3&quot; value=&quot;0&quot; min=&quot;0&quot; readonly /&gt;&lt;button type=&quot;button&quot; class=&quot;btn btn-outline-secondary btn-number&quot; data-type=&quot;plus&quot; data-deck=&quot;main&quot; data-id=&quot;3-3&quot;&gt;+&lt;/button&gt;&lt;/div&gt;&lt;/td&gt;&lt;td&gt;&lt;div class=&quot;input-group&quot;&gt;&lt;button type=&quot;button&quot; class=&quot;btn btn-outline-secondary btn-number&quot; data-type=&quot;minus&quot; data-deck=&quot;side&quot; data-id=&quot;3-3&quot; disabled&gt;-&lt;/button&gt;&lt;input type=&quot;text&quot; class=&quot;form-control input-number&quot; name=&quot;table-side-3-3-num-copies&quot; data-deck=&quot;side&quot; data-id=&quot;3-3&quot; value=&quot;0&quot; min=&quot;0&quot; readonly /&gt;&lt;button type=&quot;button&quot; class=&quot;btn btn-outline-secondary btn-number&quot; data-type=&quot;plus&quot; data-deck=&quot;side&quot; data-id=&quot;3-3&quot;&gt;+&lt;/button&gt;&lt;/div&gt;&lt;/td&gt;&lt;/tr&gt;" calcext:value-type="string">
            <text:p>&lt;tr data-expansion="35" data-type="1" data-color="4" data-term="0"&gt;&lt;td&gt;3-3&lt;/td&gt;&lt;td&gt;エンリケ航海王子&lt;/td&gt;&lt;td&gt;&lt;div class="input-group"&gt;&lt;button type="button" class="btn btn-outline-secondary btn-number" data-type="minus" data-deck="main" data-id="3-3" disabled&gt;-&lt;/button&gt;&lt;input type="text" class="form-control input-number" name="table-main-3-3-num-copies" data-deck="main" data-id="3-3" value="0" min="0" readonly /&gt;&lt;button type="button" class="btn btn-outline-secondary btn-number" data-type="plus" data-deck="main" data-id="3-3"&gt;+&lt;/button&gt;&lt;/div&gt;&lt;/td&gt;&lt;td&gt;&lt;div class="input-group"&gt;&lt;button type="button" class="btn btn-outline-secondary btn-number" data-type="minus" data-deck="side" data-id="3-3" disabled&gt;-&lt;/button&gt;&lt;input type="text" class="form-control input-number" name="table-side-3-3-num-copies" data-deck="side" data-id="3-3" value="0" min="0" readonly /&gt;&lt;button type="button" class="btn btn-outline-secondary btn-number" data-type="plus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O233];[$HTML.$C$1];[.$B233];[$HTML.$D$1];[.$B233];[$HTML.$E$1];[.$B233];[$HTML.$F$1];[.$B233];[$HTML.$G$1])" office:value-type="string" office:string-value="&lt;div class=&quot;container-card position-relative me-2 mb-2&quot; id=&quot;main-3-4&quot;&gt;&lt;img class=&quot;d-block&quot; width=&quot;80&quot; height=&quot;112&quot; src=&quot;https://one-draw.jp/ijinden/cardlist/003/card/03_004.png&quot; /&gt;&lt;div class=&quot;container-num-copies position-absolute bottom-0 start-0 px-1&quot; id=&quot;main-3-4-num-copies&quot;&gt;0&lt;/div&gt;&lt;button type=&quot;button&quot; class=&quot;btn btn-secondary btn-number btn-sm btn-pop position-absolute top-0 start-0&quot; data-type=&quot;minus&quot; data-deck=&quot;main&quot; data-id=&quot;3-4&quot;&gt;-&lt;/button&gt;&lt;button type=&quot;button&quot; class=&quot;btn btn-secondary btn-number btn-sm btn-push position-absolute top-0 end-0&quot; data-type=&quot;plus&quot; data-deck=&quot;main&quot; data-id=&quot;3-4&quot;&gt;+&lt;/button&gt;&lt;button type=&quot;button&quot; class=&quot;btn btn-secondary btn-number btn-sm btn-drop position-absolute bottom-0 end-0&quot; data-type=&quot;drop&quot; data-id=&quot;3-4&quot;&gt;v&lt;/button&gt;&lt;/div&gt;" calcext:value-type="string">
            <text:p>&lt;div class="container-card position-relative me-2 mb-2" id="main-3-4"&gt;&lt;img class="d-block" width="80" height="112" src="https://one-draw.jp/ijinden/cardlist/003/card/03_004.png" /&gt;&lt;div class="container-num-copies position-absolute bottom-0 start-0 px-1" id="main-3-4-num-copies"&gt;0&lt;/div&gt;&lt;button type="button" class="btn btn-secondary btn-number btn-sm btn-pop position-absolute top-0 start-0" data-type="minus" data-deck="main" data-id="3-4"&gt;-&lt;/button&gt;&lt;button type="button" class="btn btn-secondary btn-number btn-sm btn-push position-absolute top-0 end-0" data-type="plus" data-deck="main" data-id="3-4"&gt;+&lt;/button&gt;&lt;button type="button" class="btn btn-secondary btn-number btn-sm btn-drop position-absolute bottom-0 end-0" data-type="drop" data-id="3-4"&gt;v&lt;/button&gt;&lt;/div&gt;</text:p>
          </table:table-cell>
          <table:table-cell table:formula="of:=CONCATENATE([$HTML.$A$2];[.$B233];[$HTML.$B$2];[.$O233];[$HTML.$C$2];[.$B233];[$HTML.$D$2];[.$B233];[$HTML.$E$2];[.$B233];[$HTML.$F$2];[.$B233];[$HTML.$G$2])" office:value-type="string" office:string-value="&lt;div class=&quot;container-card position-relative me-2 mb-2&quot; id=&quot;side-3-4&quot;&gt;&lt;img class=&quot;d-block&quot; width=&quot;80&quot; height=&quot;112&quot; src=&quot;https://one-draw.jp/ijinden/cardlist/003/card/03_004.png&quot; /&gt;&lt;div class=&quot;container-num-copies position-absolute bottom-0 start-0 px-1&quot; id=&quot;side-3-4-num-copies&quot;&gt;0&lt;/div&gt;&lt;button type=&quot;button&quot; class=&quot;btn btn-secondary btn-number btn-sm btn-pop position-absolute top-0 start-0&quot; data-type=&quot;minus&quot; data-deck=&quot;side&quot; data-id=&quot;3-4&quot;&gt;-&lt;/button&gt;&lt;button type=&quot;button&quot; class=&quot;btn btn-secondary btn-number btn-sm btn-push position-absolute top-0 end-0&quot; data-type=&quot;plus&quot; data-deck=&quot;side&quot; data-id=&quot;3-4&quot;&gt;+&lt;/button&gt;&lt;button type=&quot;button&quot; class=&quot;btn btn-secondary btn-number btn-sm btn-raise position-absolute bottom-0 end-0&quot; data-type=&quot;raise&quot; data-id=&quot;3-4&quot;&gt;^&lt;/button&gt;&lt;/div&gt;" calcext:value-type="string">
            <text:p>&lt;div class="container-card position-relative me-2 mb-2" id="side-3-4"&gt;&lt;img class="d-block" width="80" height="112" src="https://one-draw.jp/ijinden/cardlist/003/card/03_004.png" /&gt;&lt;div class="container-num-copies position-absolute bottom-0 start-0 px-1" id="side-3-4-num-copies"&gt;0&lt;/div&gt;&lt;button type="button" class="btn btn-secondary btn-number btn-sm btn-pop position-absolute top-0 start-0" data-type="minus" data-deck="side" data-id="3-4"&gt;-&lt;/button&gt;&lt;button type="button" class="btn btn-secondary btn-number btn-sm btn-push position-absolute top-0 end-0" data-type="plus" data-deck="side" data-id="3-4"&gt;+&lt;/button&gt;&lt;button type="button" class="btn btn-secondary btn-number btn-sm btn-raise position-absolute bottom-0 end-0" data-type="raise" data-id="3-4"&gt;^&lt;/button&gt;&lt;/div&gt;</text:p>
          </table:table-cell>
          <table:table-cell table:formula="of:=CONCATENATE([$HTML.$A$3];[.F233];[$HTML.$B$3];[.H233];[$HTML.$C$3];[.J233];[$HTML.$D$3];[.N233];[$HTML.$E$3];[.B233];[$HTML.$F$3];[.D233];[$HTML.$G$3];[.B233];[$HTML.$H$3];[.B233];[$HTML.$I$3];[.B233];[$HTML.$J$3];[.B233];[$HTML.$K$3];[.B233];[$HTML.$L$3];[.B233];[$HTML.$M$3];[.B233];[$HTML.$N$3];[.B233];[$HTML.$O$3])" office:value-type="string" office:string-value="&lt;tr data-expansion=&quot;35&quot; data-type=&quot;1&quot; data-color=&quot;4&quot; data-term=&quot;0&quot;&gt;&lt;td&gt;3-4&lt;/td&gt;&lt;td&gt;吉田松陰&lt;/td&gt;&lt;td&gt;&lt;div class=&quot;input-group&quot;&gt;&lt;button type=&quot;button&quot; class=&quot;btn btn-outline-secondary btn-number&quot; data-type=&quot;minus&quot; data-deck=&quot;main&quot; data-id=&quot;3-4&quot; disabled&gt;-&lt;/button&gt;&lt;input type=&quot;text&quot; class=&quot;form-control input-number&quot; name=&quot;table-main-3-4-num-copies&quot; data-deck=&quot;main&quot; data-id=&quot;3-4&quot; value=&quot;0&quot; min=&quot;0&quot; readonly /&gt;&lt;button type=&quot;button&quot; class=&quot;btn btn-outline-secondary btn-number&quot; data-type=&quot;plus&quot; data-deck=&quot;main&quot; data-id=&quot;3-4&quot;&gt;+&lt;/button&gt;&lt;/div&gt;&lt;/td&gt;&lt;td&gt;&lt;div class=&quot;input-group&quot;&gt;&lt;button type=&quot;button&quot; class=&quot;btn btn-outline-secondary btn-number&quot; data-type=&quot;minus&quot; data-deck=&quot;side&quot; data-id=&quot;3-4&quot; disabled&gt;-&lt;/button&gt;&lt;input type=&quot;text&quot; class=&quot;form-control input-number&quot; name=&quot;table-side-3-4-num-copies&quot; data-deck=&quot;side&quot; data-id=&quot;3-4&quot; value=&quot;0&quot; min=&quot;0&quot; readonly /&gt;&lt;button type=&quot;button&quot; class=&quot;btn btn-outline-secondary btn-number&quot; data-type=&quot;plus&quot; data-deck=&quot;side&quot; data-id=&quot;3-4&quot;&gt;+&lt;/button&gt;&lt;/div&gt;&lt;/td&gt;&lt;/tr&gt;" calcext:value-type="string">
            <text:p>&lt;tr data-expansion="35" data-type="1" data-color="4" data-term="0"&gt;&lt;td&gt;3-4&lt;/td&gt;&lt;td&gt;吉田松陰&lt;/td&gt;&lt;td&gt;&lt;div class="input-group"&gt;&lt;button type="button" class="btn btn-outline-secondary btn-number" data-type="minus" data-deck="main" data-id="3-4" disabled&gt;-&lt;/button&gt;&lt;input type="text" class="form-control input-number" name="table-main-3-4-num-copies" data-deck="main" data-id="3-4" value="0" min="0" readonly /&gt;&lt;button type="button" class="btn btn-outline-secondary btn-number" data-type="plus" data-deck="main" data-id="3-4"&gt;+&lt;/button&gt;&lt;/div&gt;&lt;/td&gt;&lt;td&gt;&lt;div class="input-group"&gt;&lt;button type="button" class="btn btn-outline-secondary btn-number" data-type="minus" data-deck="side" data-id="3-4" disabled&gt;-&lt;/button&gt;&lt;input type="text" class="form-control input-number" name="table-side-3-4-num-copies" data-deck="side" data-id="3-4" value="0" min="0" readonly /&gt;&lt;button type="button" class="btn btn-outline-secondary btn-number" data-type="plus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O234];[$HTML.$C$1];[.$B234];[$HTML.$D$1];[.$B234];[$HTML.$E$1];[.$B234];[$HTML.$F$1];[.$B234];[$HTML.$G$1])" office:value-type="string" office:string-value="&lt;div class=&quot;container-card position-relative me-2 mb-2&quot; id=&quot;main-3-5&quot;&gt;&lt;img class=&quot;d-block&quot; width=&quot;80&quot; height=&quot;112&quot; src=&quot;https://one-draw.jp/ijinden/cardlist/003/card/03_005.png&quot; /&gt;&lt;div class=&quot;container-num-copies position-absolute bottom-0 start-0 px-1&quot; id=&quot;main-3-5-num-copies&quot;&gt;0&lt;/div&gt;&lt;button type=&quot;button&quot; class=&quot;btn btn-secondary btn-number btn-sm btn-pop position-absolute top-0 start-0&quot; data-type=&quot;minus&quot; data-deck=&quot;main&quot; data-id=&quot;3-5&quot;&gt;-&lt;/button&gt;&lt;button type=&quot;button&quot; class=&quot;btn btn-secondary btn-number btn-sm btn-push position-absolute top-0 end-0&quot; data-type=&quot;plus&quot; data-deck=&quot;main&quot; data-id=&quot;3-5&quot;&gt;+&lt;/button&gt;&lt;button type=&quot;button&quot; class=&quot;btn btn-secondary btn-number btn-sm btn-drop position-absolute bottom-0 end-0&quot; data-type=&quot;drop&quot; data-id=&quot;3-5&quot;&gt;v&lt;/button&gt;&lt;/div&gt;" calcext:value-type="string">
            <text:p>&lt;div class="container-card position-relative me-2 mb-2" id="main-3-5"&gt;&lt;img class="d-block" width="80" height="112" src="https://one-draw.jp/ijinden/cardlist/003/card/03_005.png" /&gt;&lt;div class="container-num-copies position-absolute bottom-0 start-0 px-1" id="main-3-5-num-copies"&gt;0&lt;/div&gt;&lt;button type="button" class="btn btn-secondary btn-number btn-sm btn-pop position-absolute top-0 start-0" data-type="minus" data-deck="main" data-id="3-5"&gt;-&lt;/button&gt;&lt;button type="button" class="btn btn-secondary btn-number btn-sm btn-push position-absolute top-0 end-0" data-type="plus" data-deck="main" data-id="3-5"&gt;+&lt;/button&gt;&lt;button type="button" class="btn btn-secondary btn-number btn-sm btn-drop position-absolute bottom-0 end-0" data-type="drop" data-id="3-5"&gt;v&lt;/button&gt;&lt;/div&gt;</text:p>
          </table:table-cell>
          <table:table-cell table:formula="of:=CONCATENATE([$HTML.$A$2];[.$B234];[$HTML.$B$2];[.$O234];[$HTML.$C$2];[.$B234];[$HTML.$D$2];[.$B234];[$HTML.$E$2];[.$B234];[$HTML.$F$2];[.$B234];[$HTML.$G$2])" office:value-type="string" office:string-value="&lt;div class=&quot;container-card position-relative me-2 mb-2&quot; id=&quot;side-3-5&quot;&gt;&lt;img class=&quot;d-block&quot; width=&quot;80&quot; height=&quot;112&quot; src=&quot;https://one-draw.jp/ijinden/cardlist/003/card/03_005.png&quot; /&gt;&lt;div class=&quot;container-num-copies position-absolute bottom-0 start-0 px-1&quot; id=&quot;side-3-5-num-copies&quot;&gt;0&lt;/div&gt;&lt;button type=&quot;button&quot; class=&quot;btn btn-secondary btn-number btn-sm btn-pop position-absolute top-0 start-0&quot; data-type=&quot;minus&quot; data-deck=&quot;side&quot; data-id=&quot;3-5&quot;&gt;-&lt;/button&gt;&lt;button type=&quot;button&quot; class=&quot;btn btn-secondary btn-number btn-sm btn-push position-absolute top-0 end-0&quot; data-type=&quot;plus&quot; data-deck=&quot;side&quot; data-id=&quot;3-5&quot;&gt;+&lt;/button&gt;&lt;button type=&quot;button&quot; class=&quot;btn btn-secondary btn-number btn-sm btn-raise position-absolute bottom-0 end-0&quot; data-type=&quot;raise&quot; data-id=&quot;3-5&quot;&gt;^&lt;/button&gt;&lt;/div&gt;" calcext:value-type="string">
            <text:p>&lt;div class="container-card position-relative me-2 mb-2" id="side-3-5"&gt;&lt;img class="d-block" width="80" height="112" src="https://one-draw.jp/ijinden/cardlist/003/card/03_005.png" /&gt;&lt;div class="container-num-copies position-absolute bottom-0 start-0 px-1" id="side-3-5-num-copies"&gt;0&lt;/div&gt;&lt;button type="button" class="btn btn-secondary btn-number btn-sm btn-pop position-absolute top-0 start-0" data-type="minus" data-deck="side" data-id="3-5"&gt;-&lt;/button&gt;&lt;button type="button" class="btn btn-secondary btn-number btn-sm btn-push position-absolute top-0 end-0" data-type="plus" data-deck="side" data-id="3-5"&gt;+&lt;/button&gt;&lt;button type="button" class="btn btn-secondary btn-number btn-sm btn-raise position-absolute bottom-0 end-0" data-type="raise" data-id="3-5"&gt;^&lt;/button&gt;&lt;/div&gt;</text:p>
          </table:table-cell>
          <table:table-cell table:formula="of:=CONCATENATE([$HTML.$A$3];[.F234];[$HTML.$B$3];[.H234];[$HTML.$C$3];[.J234];[$HTML.$D$3];[.N234];[$HTML.$E$3];[.B234];[$HTML.$F$3];[.D234];[$HTML.$G$3];[.B234];[$HTML.$H$3];[.B234];[$HTML.$I$3];[.B234];[$HTML.$J$3];[.B234];[$HTML.$K$3];[.B234];[$HTML.$L$3];[.B234];[$HTML.$M$3];[.B234];[$HTML.$N$3];[.B234];[$HTML.$O$3])" office:value-type="string" office:string-value="&lt;tr data-expansion=&quot;35&quot; data-type=&quot;1&quot; data-color=&quot;8&quot; data-term=&quot;2&quot;&gt;&lt;td&gt;3-5&lt;/td&gt;&lt;td&gt;徳川光圀&lt;/td&gt;&lt;td&gt;&lt;div class=&quot;input-group&quot;&gt;&lt;button type=&quot;button&quot; class=&quot;btn btn-outline-secondary btn-number&quot; data-type=&quot;minus&quot; data-deck=&quot;main&quot; data-id=&quot;3-5&quot; disabled&gt;-&lt;/button&gt;&lt;input type=&quot;text&quot; class=&quot;form-control input-number&quot; name=&quot;table-main-3-5-num-copies&quot; data-deck=&quot;main&quot; data-id=&quot;3-5&quot; value=&quot;0&quot; min=&quot;0&quot; readonly /&gt;&lt;button type=&quot;button&quot; class=&quot;btn btn-outline-secondary btn-number&quot; data-type=&quot;plus&quot; data-deck=&quot;main&quot; data-id=&quot;3-5&quot;&gt;+&lt;/button&gt;&lt;/div&gt;&lt;/td&gt;&lt;td&gt;&lt;div class=&quot;input-group&quot;&gt;&lt;button type=&quot;button&quot; class=&quot;btn btn-outline-secondary btn-number&quot; data-type=&quot;minus&quot; data-deck=&quot;side&quot; data-id=&quot;3-5&quot; disabled&gt;-&lt;/button&gt;&lt;input type=&quot;text&quot; class=&quot;form-control input-number&quot; name=&quot;table-side-3-5-num-copies&quot; data-deck=&quot;side&quot; data-id=&quot;3-5&quot; value=&quot;0&quot; min=&quot;0&quot; readonly /&gt;&lt;button type=&quot;button&quot; class=&quot;btn btn-outline-secondary btn-number&quot; data-type=&quot;plus&quot; data-deck=&quot;side&quot; data-id=&quot;3-5&quot;&gt;+&lt;/button&gt;&lt;/div&gt;&lt;/td&gt;&lt;/tr&gt;" calcext:value-type="string">
            <text:p>&lt;tr data-expansion="35" data-type="1" data-color="8" data-term="2"&gt;&lt;td&gt;3-5&lt;/td&gt;&lt;td&gt;徳川光圀&lt;/td&gt;&lt;td&gt;&lt;div class="input-group"&gt;&lt;button type="button" class="btn btn-outline-secondary btn-number" data-type="minus" data-deck="main" data-id="3-5" disabled&gt;-&lt;/button&gt;&lt;input type="text" class="form-control input-number" name="table-main-3-5-num-copies" data-deck="main" data-id="3-5" value="0" min="0" readonly /&gt;&lt;button type="button" class="btn btn-outline-secondary btn-number" data-type="plus" data-deck="main" data-id="3-5"&gt;+&lt;/button&gt;&lt;/div&gt;&lt;/td&gt;&lt;td&gt;&lt;div class="input-group"&gt;&lt;button type="button" class="btn btn-outline-secondary btn-number" data-type="minus" data-deck="side" data-id="3-5" disabled&gt;-&lt;/button&gt;&lt;input type="text" class="form-control input-number" name="table-side-3-5-num-copies" data-deck="side" data-id="3-5" value="0" min="0" readonly /&gt;&lt;button type="button" class="btn btn-outline-secondary btn-number" data-type="plus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O235];[$HTML.$C$1];[.$B235];[$HTML.$D$1];[.$B235];[$HTML.$E$1];[.$B235];[$HTML.$F$1];[.$B235];[$HTML.$G$1])" office:value-type="string" office:string-value="&lt;div class=&quot;container-card position-relative me-2 mb-2&quot; id=&quot;main-3-6&quot;&gt;&lt;img class=&quot;d-block&quot; width=&quot;80&quot; height=&quot;112&quot; src=&quot;https://one-draw.jp/ijinden/cardlist/003/card/03_006.png&quot; /&gt;&lt;div class=&quot;container-num-copies position-absolute bottom-0 start-0 px-1&quot; id=&quot;main-3-6-num-copies&quot;&gt;0&lt;/div&gt;&lt;button type=&quot;button&quot; class=&quot;btn btn-secondary btn-number btn-sm btn-pop position-absolute top-0 start-0&quot; data-type=&quot;minus&quot; data-deck=&quot;main&quot; data-id=&quot;3-6&quot;&gt;-&lt;/button&gt;&lt;button type=&quot;button&quot; class=&quot;btn btn-secondary btn-number btn-sm btn-push position-absolute top-0 end-0&quot; data-type=&quot;plus&quot; data-deck=&quot;main&quot; data-id=&quot;3-6&quot;&gt;+&lt;/button&gt;&lt;button type=&quot;button&quot; class=&quot;btn btn-secondary btn-number btn-sm btn-drop position-absolute bottom-0 end-0&quot; data-type=&quot;drop&quot; data-id=&quot;3-6&quot;&gt;v&lt;/button&gt;&lt;/div&gt;" calcext:value-type="string">
            <text:p>&lt;div class="container-card position-relative me-2 mb-2" id="main-3-6"&gt;&lt;img class="d-block" width="80" height="112" src="https://one-draw.jp/ijinden/cardlist/003/card/03_006.png" /&gt;&lt;div class="container-num-copies position-absolute bottom-0 start-0 px-1" id="main-3-6-num-copies"&gt;0&lt;/div&gt;&lt;button type="button" class="btn btn-secondary btn-number btn-sm btn-pop position-absolute top-0 start-0" data-type="minus" data-deck="main" data-id="3-6"&gt;-&lt;/button&gt;&lt;button type="button" class="btn btn-secondary btn-number btn-sm btn-push position-absolute top-0 end-0" data-type="plus" data-deck="main" data-id="3-6"&gt;+&lt;/button&gt;&lt;button type="button" class="btn btn-secondary btn-number btn-sm btn-drop position-absolute bottom-0 end-0" data-type="drop" data-id="3-6"&gt;v&lt;/button&gt;&lt;/div&gt;</text:p>
          </table:table-cell>
          <table:table-cell table:formula="of:=CONCATENATE([$HTML.$A$2];[.$B235];[$HTML.$B$2];[.$O235];[$HTML.$C$2];[.$B235];[$HTML.$D$2];[.$B235];[$HTML.$E$2];[.$B235];[$HTML.$F$2];[.$B235];[$HTML.$G$2])" office:value-type="string" office:string-value="&lt;div class=&quot;container-card position-relative me-2 mb-2&quot; id=&quot;side-3-6&quot;&gt;&lt;img class=&quot;d-block&quot; width=&quot;80&quot; height=&quot;112&quot; src=&quot;https://one-draw.jp/ijinden/cardlist/003/card/03_006.png&quot; /&gt;&lt;div class=&quot;container-num-copies position-absolute bottom-0 start-0 px-1&quot; id=&quot;side-3-6-num-copies&quot;&gt;0&lt;/div&gt;&lt;button type=&quot;button&quot; class=&quot;btn btn-secondary btn-number btn-sm btn-pop position-absolute top-0 start-0&quot; data-type=&quot;minus&quot; data-deck=&quot;side&quot; data-id=&quot;3-6&quot;&gt;-&lt;/button&gt;&lt;button type=&quot;button&quot; class=&quot;btn btn-secondary btn-number btn-sm btn-push position-absolute top-0 end-0&quot; data-type=&quot;plus&quot; data-deck=&quot;side&quot; data-id=&quot;3-6&quot;&gt;+&lt;/button&gt;&lt;button type=&quot;button&quot; class=&quot;btn btn-secondary btn-number btn-sm btn-raise position-absolute bottom-0 end-0&quot; data-type=&quot;raise&quot; data-id=&quot;3-6&quot;&gt;^&lt;/button&gt;&lt;/div&gt;" calcext:value-type="string">
            <text:p>&lt;div class="container-card position-relative me-2 mb-2" id="side-3-6"&gt;&lt;img class="d-block" width="80" height="112" src="https://one-draw.jp/ijinden/cardlist/003/card/03_006.png" /&gt;&lt;div class="container-num-copies position-absolute bottom-0 start-0 px-1" id="side-3-6-num-copies"&gt;0&lt;/div&gt;&lt;button type="button" class="btn btn-secondary btn-number btn-sm btn-pop position-absolute top-0 start-0" data-type="minus" data-deck="side" data-id="3-6"&gt;-&lt;/button&gt;&lt;button type="button" class="btn btn-secondary btn-number btn-sm btn-push position-absolute top-0 end-0" data-type="plus" data-deck="side" data-id="3-6"&gt;+&lt;/button&gt;&lt;button type="button" class="btn btn-secondary btn-number btn-sm btn-raise position-absolute bottom-0 end-0" data-type="raise" data-id="3-6"&gt;^&lt;/button&gt;&lt;/div&gt;</text:p>
          </table:table-cell>
          <table:table-cell table:formula="of:=CONCATENATE([$HTML.$A$3];[.F235];[$HTML.$B$3];[.H235];[$HTML.$C$3];[.J235];[$HTML.$D$3];[.N235];[$HTML.$E$3];[.B235];[$HTML.$F$3];[.D235];[$HTML.$G$3];[.B235];[$HTML.$H$3];[.B235];[$HTML.$I$3];[.B235];[$HTML.$J$3];[.B235];[$HTML.$K$3];[.B235];[$HTML.$L$3];[.B235];[$HTML.$M$3];[.B235];[$HTML.$N$3];[.B235];[$HTML.$O$3])" office:value-type="string" office:string-value="&lt;tr data-expansion=&quot;35&quot; data-type=&quot;1&quot; data-color=&quot;8&quot; data-term=&quot;0&quot;&gt;&lt;td&gt;3-6&lt;/td&gt;&lt;td&gt;葛飾応為&lt;/td&gt;&lt;td&gt;&lt;div class=&quot;input-group&quot;&gt;&lt;button type=&quot;button&quot; class=&quot;btn btn-outline-secondary btn-number&quot; data-type=&quot;minus&quot; data-deck=&quot;main&quot; data-id=&quot;3-6&quot; disabled&gt;-&lt;/button&gt;&lt;input type=&quot;text&quot; class=&quot;form-control input-number&quot; name=&quot;table-main-3-6-num-copies&quot; data-deck=&quot;main&quot; data-id=&quot;3-6&quot; value=&quot;0&quot; min=&quot;0&quot; readonly /&gt;&lt;button type=&quot;button&quot; class=&quot;btn btn-outline-secondary btn-number&quot; data-type=&quot;plus&quot; data-deck=&quot;main&quot; data-id=&quot;3-6&quot;&gt;+&lt;/button&gt;&lt;/div&gt;&lt;/td&gt;&lt;td&gt;&lt;div class=&quot;input-group&quot;&gt;&lt;button type=&quot;button&quot; class=&quot;btn btn-outline-secondary btn-number&quot; data-type=&quot;minus&quot; data-deck=&quot;side&quot; data-id=&quot;3-6&quot; disabled&gt;-&lt;/button&gt;&lt;input type=&quot;text&quot; class=&quot;form-control input-number&quot; name=&quot;table-side-3-6-num-copies&quot; data-deck=&quot;side&quot; data-id=&quot;3-6&quot; value=&quot;0&quot; min=&quot;0&quot; readonly /&gt;&lt;button type=&quot;button&quot; class=&quot;btn btn-outline-secondary btn-number&quot; data-type=&quot;plus&quot; data-deck=&quot;side&quot; data-id=&quot;3-6&quot;&gt;+&lt;/button&gt;&lt;/div&gt;&lt;/td&gt;&lt;/tr&gt;" calcext:value-type="string">
            <text:p>&lt;tr data-expansion="35" data-type="1" data-color="8" data-term="0"&gt;&lt;td&gt;3-6&lt;/td&gt;&lt;td&gt;葛飾応為&lt;/td&gt;&lt;td&gt;&lt;div class="input-group"&gt;&lt;button type="button" class="btn btn-outline-secondary btn-number" data-type="minus" data-deck="main" data-id="3-6" disabled&gt;-&lt;/button&gt;&lt;input type="text" class="form-control input-number" name="table-main-3-6-num-copies" data-deck="main" data-id="3-6" value="0" min="0" readonly /&gt;&lt;button type="button" class="btn btn-outline-secondary btn-number" data-type="plus" data-deck="main" data-id="3-6"&gt;+&lt;/button&gt;&lt;/div&gt;&lt;/td&gt;&lt;td&gt;&lt;div class="input-group"&gt;&lt;button type="button" class="btn btn-outline-secondary btn-number" data-type="minus" data-deck="side" data-id="3-6" disabled&gt;-&lt;/button&gt;&lt;input type="text" class="form-control input-number" name="table-side-3-6-num-copies" data-deck="side" data-id="3-6" value="0" min="0" readonly /&gt;&lt;button type="button" class="btn btn-outline-secondary btn-number" data-type="plus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O236];[$HTML.$C$1];[.$B236];[$HTML.$D$1];[.$B236];[$HTML.$E$1];[.$B236];[$HTML.$F$1];[.$B236];[$HTML.$G$1])" office:value-type="string" office:string-value="&lt;div class=&quot;container-card position-relative me-2 mb-2&quot; id=&quot;main-3-7&quot;&gt;&lt;img class=&quot;d-block&quot; width=&quot;80&quot; height=&quot;112&quot; src=&quot;https://one-draw.jp/ijinden/cardlist/003/card/03_007.png&quot; /&gt;&lt;div class=&quot;container-num-copies position-absolute bottom-0 start-0 px-1&quot; id=&quot;main-3-7-num-copies&quot;&gt;0&lt;/div&gt;&lt;button type=&quot;button&quot; class=&quot;btn btn-secondary btn-number btn-sm btn-pop position-absolute top-0 start-0&quot; data-type=&quot;minus&quot; data-deck=&quot;main&quot; data-id=&quot;3-7&quot;&gt;-&lt;/button&gt;&lt;button type=&quot;button&quot; class=&quot;btn btn-secondary btn-number btn-sm btn-push position-absolute top-0 end-0&quot; data-type=&quot;plus&quot; data-deck=&quot;main&quot; data-id=&quot;3-7&quot;&gt;+&lt;/button&gt;&lt;button type=&quot;button&quot; class=&quot;btn btn-secondary btn-number btn-sm btn-drop position-absolute bottom-0 end-0&quot; data-type=&quot;drop&quot; data-id=&quot;3-7&quot;&gt;v&lt;/button&gt;&lt;/div&gt;" calcext:value-type="string">
            <text:p>&lt;div class="container-card position-relative me-2 mb-2" id="main-3-7"&gt;&lt;img class="d-block" width="80" height="112" src="https://one-draw.jp/ijinden/cardlist/003/card/03_007.png" /&gt;&lt;div class="container-num-copies position-absolute bottom-0 start-0 px-1" id="main-3-7-num-copies"&gt;0&lt;/div&gt;&lt;button type="button" class="btn btn-secondary btn-number btn-sm btn-pop position-absolute top-0 start-0" data-type="minus" data-deck="main" data-id="3-7"&gt;-&lt;/button&gt;&lt;button type="button" class="btn btn-secondary btn-number btn-sm btn-push position-absolute top-0 end-0" data-type="plus" data-deck="main" data-id="3-7"&gt;+&lt;/button&gt;&lt;button type="button" class="btn btn-secondary btn-number btn-sm btn-drop position-absolute bottom-0 end-0" data-type="drop" data-id="3-7"&gt;v&lt;/button&gt;&lt;/div&gt;</text:p>
          </table:table-cell>
          <table:table-cell table:formula="of:=CONCATENATE([$HTML.$A$2];[.$B236];[$HTML.$B$2];[.$O236];[$HTML.$C$2];[.$B236];[$HTML.$D$2];[.$B236];[$HTML.$E$2];[.$B236];[$HTML.$F$2];[.$B236];[$HTML.$G$2])" office:value-type="string" office:string-value="&lt;div class=&quot;container-card position-relative me-2 mb-2&quot; id=&quot;side-3-7&quot;&gt;&lt;img class=&quot;d-block&quot; width=&quot;80&quot; height=&quot;112&quot; src=&quot;https://one-draw.jp/ijinden/cardlist/003/card/03_007.png&quot; /&gt;&lt;div class=&quot;container-num-copies position-absolute bottom-0 start-0 px-1&quot; id=&quot;side-3-7-num-copies&quot;&gt;0&lt;/div&gt;&lt;button type=&quot;button&quot; class=&quot;btn btn-secondary btn-number btn-sm btn-pop position-absolute top-0 start-0&quot; data-type=&quot;minus&quot; data-deck=&quot;side&quot; data-id=&quot;3-7&quot;&gt;-&lt;/button&gt;&lt;button type=&quot;button&quot; class=&quot;btn btn-secondary btn-number btn-sm btn-push position-absolute top-0 end-0&quot; data-type=&quot;plus&quot; data-deck=&quot;side&quot; data-id=&quot;3-7&quot;&gt;+&lt;/button&gt;&lt;button type=&quot;button&quot; class=&quot;btn btn-secondary btn-number btn-sm btn-raise position-absolute bottom-0 end-0&quot; data-type=&quot;raise&quot; data-id=&quot;3-7&quot;&gt;^&lt;/button&gt;&lt;/div&gt;" calcext:value-type="string">
            <text:p>&lt;div class="container-card position-relative me-2 mb-2" id="side-3-7"&gt;&lt;img class="d-block" width="80" height="112" src="https://one-draw.jp/ijinden/cardlist/003/card/03_007.png" /&gt;&lt;div class="container-num-copies position-absolute bottom-0 start-0 px-1" id="side-3-7-num-copies"&gt;0&lt;/div&gt;&lt;button type="button" class="btn btn-secondary btn-number btn-sm btn-pop position-absolute top-0 start-0" data-type="minus" data-deck="side" data-id="3-7"&gt;-&lt;/button&gt;&lt;button type="button" class="btn btn-secondary btn-number btn-sm btn-push position-absolute top-0 end-0" data-type="plus" data-deck="side" data-id="3-7"&gt;+&lt;/button&gt;&lt;button type="button" class="btn btn-secondary btn-number btn-sm btn-raise position-absolute bottom-0 end-0" data-type="raise" data-id="3-7"&gt;^&lt;/button&gt;&lt;/div&gt;</text:p>
          </table:table-cell>
          <table:table-cell table:formula="of:=CONCATENATE([$HTML.$A$3];[.F236];[$HTML.$B$3];[.H236];[$HTML.$C$3];[.J236];[$HTML.$D$3];[.N236];[$HTML.$E$3];[.B236];[$HTML.$F$3];[.D236];[$HTML.$G$3];[.B236];[$HTML.$H$3];[.B236];[$HTML.$I$3];[.B236];[$HTML.$J$3];[.B236];[$HTML.$K$3];[.B236];[$HTML.$L$3];[.B236];[$HTML.$M$3];[.B236];[$HTML.$N$3];[.B236];[$HTML.$O$3])" office:value-type="string" office:string-value="&lt;tr data-expansion=&quot;35&quot; data-type=&quot;1&quot; data-color=&quot;16&quot; data-term=&quot;2&quot;&gt;&lt;td&gt;3-7&lt;/td&gt;&lt;td&gt;曹丕&lt;/td&gt;&lt;td&gt;&lt;div class=&quot;input-group&quot;&gt;&lt;button type=&quot;button&quot; class=&quot;btn btn-outline-secondary btn-number&quot; data-type=&quot;minus&quot; data-deck=&quot;main&quot; data-id=&quot;3-7&quot; disabled&gt;-&lt;/button&gt;&lt;input type=&quot;text&quot; class=&quot;form-control input-number&quot; name=&quot;table-main-3-7-num-copies&quot; data-deck=&quot;main&quot; data-id=&quot;3-7&quot; value=&quot;0&quot; min=&quot;0&quot; readonly /&gt;&lt;button type=&quot;button&quot; class=&quot;btn btn-outline-secondary btn-number&quot; data-type=&quot;plus&quot; data-deck=&quot;main&quot; data-id=&quot;3-7&quot;&gt;+&lt;/button&gt;&lt;/div&gt;&lt;/td&gt;&lt;td&gt;&lt;div class=&quot;input-group&quot;&gt;&lt;button type=&quot;button&quot; class=&quot;btn btn-outline-secondary btn-number&quot; data-type=&quot;minus&quot; data-deck=&quot;side&quot; data-id=&quot;3-7&quot; disabled&gt;-&lt;/button&gt;&lt;input type=&quot;text&quot; class=&quot;form-control input-number&quot; name=&quot;table-side-3-7-num-copies&quot; data-deck=&quot;side&quot; data-id=&quot;3-7&quot; value=&quot;0&quot; min=&quot;0&quot; readonly /&gt;&lt;button type=&quot;button&quot; class=&quot;btn btn-outline-secondary btn-number&quot; data-type=&quot;plus&quot; data-deck=&quot;side&quot; data-id=&quot;3-7&quot;&gt;+&lt;/button&gt;&lt;/div&gt;&lt;/td&gt;&lt;/tr&gt;" calcext:value-type="string">
            <text:p>&lt;tr data-expansion="35" data-type="1" data-color="16" data-term="2"&gt;&lt;td&gt;3-7&lt;/td&gt;&lt;td&gt;曹丕&lt;/td&gt;&lt;td&gt;&lt;div class="input-group"&gt;&lt;button type="button" class="btn btn-outline-secondary btn-number" data-type="minus" data-deck="main" data-id="3-7" disabled&gt;-&lt;/button&gt;&lt;input type="text" class="form-control input-number" name="table-main-3-7-num-copies" data-deck="main" data-id="3-7" value="0" min="0" readonly /&gt;&lt;button type="button" class="btn btn-outline-secondary btn-number" data-type="plus" data-deck="main" data-id="3-7"&gt;+&lt;/button&gt;&lt;/div&gt;&lt;/td&gt;&lt;td&gt;&lt;div class="input-group"&gt;&lt;button type="button" class="btn btn-outline-secondary btn-number" data-type="minus" data-deck="side" data-id="3-7" disabled&gt;-&lt;/button&gt;&lt;input type="text" class="form-control input-number" name="table-side-3-7-num-copies" data-deck="side" data-id="3-7" value="0" min="0" readonly /&gt;&lt;button type="button" class="btn btn-outline-secondary btn-number" data-type="plus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O237];[$HTML.$C$1];[.$B237];[$HTML.$D$1];[.$B237];[$HTML.$E$1];[.$B237];[$HTML.$F$1];[.$B237];[$HTML.$G$1])" office:value-type="string" office:string-value="&lt;div class=&quot;container-card position-relative me-2 mb-2&quot; id=&quot;main-3-8&quot;&gt;&lt;img class=&quot;d-block&quot; width=&quot;80&quot; height=&quot;112&quot; src=&quot;https://one-draw.jp/ijinden/cardlist/003/card/03_008.png&quot; /&gt;&lt;div class=&quot;container-num-copies position-absolute bottom-0 start-0 px-1&quot; id=&quot;main-3-8-num-copies&quot;&gt;0&lt;/div&gt;&lt;button type=&quot;button&quot; class=&quot;btn btn-secondary btn-number btn-sm btn-pop position-absolute top-0 start-0&quot; data-type=&quot;minus&quot; data-deck=&quot;main&quot; data-id=&quot;3-8&quot;&gt;-&lt;/button&gt;&lt;button type=&quot;button&quot; class=&quot;btn btn-secondary btn-number btn-sm btn-push position-absolute top-0 end-0&quot; data-type=&quot;plus&quot; data-deck=&quot;main&quot; data-id=&quot;3-8&quot;&gt;+&lt;/button&gt;&lt;button type=&quot;button&quot; class=&quot;btn btn-secondary btn-number btn-sm btn-drop position-absolute bottom-0 end-0&quot; data-type=&quot;drop&quot; data-id=&quot;3-8&quot;&gt;v&lt;/button&gt;&lt;/div&gt;" calcext:value-type="string">
            <text:p>&lt;div class="container-card position-relative me-2 mb-2" id="main-3-8"&gt;&lt;img class="d-block" width="80" height="112" src="https://one-draw.jp/ijinden/cardlist/003/card/03_008.png" /&gt;&lt;div class="container-num-copies position-absolute bottom-0 start-0 px-1" id="main-3-8-num-copies"&gt;0&lt;/div&gt;&lt;button type="button" class="btn btn-secondary btn-number btn-sm btn-pop position-absolute top-0 start-0" data-type="minus" data-deck="main" data-id="3-8"&gt;-&lt;/button&gt;&lt;button type="button" class="btn btn-secondary btn-number btn-sm btn-push position-absolute top-0 end-0" data-type="plus" data-deck="main" data-id="3-8"&gt;+&lt;/button&gt;&lt;button type="button" class="btn btn-secondary btn-number btn-sm btn-drop position-absolute bottom-0 end-0" data-type="drop" data-id="3-8"&gt;v&lt;/button&gt;&lt;/div&gt;</text:p>
          </table:table-cell>
          <table:table-cell table:formula="of:=CONCATENATE([$HTML.$A$2];[.$B237];[$HTML.$B$2];[.$O237];[$HTML.$C$2];[.$B237];[$HTML.$D$2];[.$B237];[$HTML.$E$2];[.$B237];[$HTML.$F$2];[.$B237];[$HTML.$G$2])" office:value-type="string" office:string-value="&lt;div class=&quot;container-card position-relative me-2 mb-2&quot; id=&quot;side-3-8&quot;&gt;&lt;img class=&quot;d-block&quot; width=&quot;80&quot; height=&quot;112&quot; src=&quot;https://one-draw.jp/ijinden/cardlist/003/card/03_008.png&quot; /&gt;&lt;div class=&quot;container-num-copies position-absolute bottom-0 start-0 px-1&quot; id=&quot;side-3-8-num-copies&quot;&gt;0&lt;/div&gt;&lt;button type=&quot;button&quot; class=&quot;btn btn-secondary btn-number btn-sm btn-pop position-absolute top-0 start-0&quot; data-type=&quot;minus&quot; data-deck=&quot;side&quot; data-id=&quot;3-8&quot;&gt;-&lt;/button&gt;&lt;button type=&quot;button&quot; class=&quot;btn btn-secondary btn-number btn-sm btn-push position-absolute top-0 end-0&quot; data-type=&quot;plus&quot; data-deck=&quot;side&quot; data-id=&quot;3-8&quot;&gt;+&lt;/button&gt;&lt;button type=&quot;button&quot; class=&quot;btn btn-secondary btn-number btn-sm btn-raise position-absolute bottom-0 end-0&quot; data-type=&quot;raise&quot; data-id=&quot;3-8&quot;&gt;^&lt;/button&gt;&lt;/div&gt;" calcext:value-type="string">
            <text:p>&lt;div class="container-card position-relative me-2 mb-2" id="side-3-8"&gt;&lt;img class="d-block" width="80" height="112" src="https://one-draw.jp/ijinden/cardlist/003/card/03_008.png" /&gt;&lt;div class="container-num-copies position-absolute bottom-0 start-0 px-1" id="side-3-8-num-copies"&gt;0&lt;/div&gt;&lt;button type="button" class="btn btn-secondary btn-number btn-sm btn-pop position-absolute top-0 start-0" data-type="minus" data-deck="side" data-id="3-8"&gt;-&lt;/button&gt;&lt;button type="button" class="btn btn-secondary btn-number btn-sm btn-push position-absolute top-0 end-0" data-type="plus" data-deck="side" data-id="3-8"&gt;+&lt;/button&gt;&lt;button type="button" class="btn btn-secondary btn-number btn-sm btn-raise position-absolute bottom-0 end-0" data-type="raise" data-id="3-8"&gt;^&lt;/button&gt;&lt;/div&gt;</text:p>
          </table:table-cell>
          <table:table-cell table:formula="of:=CONCATENATE([$HTML.$A$3];[.F237];[$HTML.$B$3];[.H237];[$HTML.$C$3];[.J237];[$HTML.$D$3];[.N237];[$HTML.$E$3];[.B237];[$HTML.$F$3];[.D237];[$HTML.$G$3];[.B237];[$HTML.$H$3];[.B237];[$HTML.$I$3];[.B237];[$HTML.$J$3];[.B237];[$HTML.$K$3];[.B237];[$HTML.$L$3];[.B237];[$HTML.$M$3];[.B237];[$HTML.$N$3];[.B237];[$HTML.$O$3])" office:value-type="string" office:string-value="&lt;tr data-expansion=&quot;35&quot; data-type=&quot;1&quot; data-color=&quot;16&quot; data-term=&quot;2&quot;&gt;&lt;td&gt;3-8&lt;/td&gt;&lt;td&gt;ジェーン・オースティン&lt;/td&gt;&lt;td&gt;&lt;div class=&quot;input-group&quot;&gt;&lt;button type=&quot;button&quot; class=&quot;btn btn-outline-secondary btn-number&quot; data-type=&quot;minus&quot; data-deck=&quot;main&quot; data-id=&quot;3-8&quot; disabled&gt;-&lt;/button&gt;&lt;input type=&quot;text&quot; class=&quot;form-control input-number&quot; name=&quot;table-main-3-8-num-copies&quot; data-deck=&quot;main&quot; data-id=&quot;3-8&quot; value=&quot;0&quot; min=&quot;0&quot; readonly /&gt;&lt;button type=&quot;button&quot; class=&quot;btn btn-outline-secondary btn-number&quot; data-type=&quot;plus&quot; data-deck=&quot;main&quot; data-id=&quot;3-8&quot;&gt;+&lt;/button&gt;&lt;/div&gt;&lt;/td&gt;&lt;td&gt;&lt;div class=&quot;input-group&quot;&gt;&lt;button type=&quot;button&quot; class=&quot;btn btn-outline-secondary btn-number&quot; data-type=&quot;minus&quot; data-deck=&quot;side&quot; data-id=&quot;3-8&quot; disabled&gt;-&lt;/button&gt;&lt;input type=&quot;text&quot; class=&quot;form-control input-number&quot; name=&quot;table-side-3-8-num-copies&quot; data-deck=&quot;side&quot; data-id=&quot;3-8&quot; value=&quot;0&quot; min=&quot;0&quot; readonly /&gt;&lt;button type=&quot;button&quot; class=&quot;btn btn-outline-secondary btn-number&quot; data-type=&quot;plus&quot; data-deck=&quot;side&quot; data-id=&quot;3-8&quot;&gt;+&lt;/button&gt;&lt;/div&gt;&lt;/td&gt;&lt;/tr&gt;" calcext:value-type="string">
            <text:p>&lt;tr data-expansion="35" data-type="1" data-color="16" data-term="2"&gt;&lt;td&gt;3-8&lt;/td&gt;&lt;td&gt;ジェーン・オースティン&lt;/td&gt;&lt;td&gt;&lt;div class="input-group"&gt;&lt;button type="button" class="btn btn-outline-secondary btn-number" data-type="minus" data-deck="main" data-id="3-8" disabled&gt;-&lt;/button&gt;&lt;input type="text" class="form-control input-number" name="table-main-3-8-num-copies" data-deck="main" data-id="3-8" value="0" min="0" readonly /&gt;&lt;button type="button" class="btn btn-outline-secondary btn-number" data-type="plus" data-deck="main" data-id="3-8"&gt;+&lt;/button&gt;&lt;/div&gt;&lt;/td&gt;&lt;td&gt;&lt;div class="input-group"&gt;&lt;button type="button" class="btn btn-outline-secondary btn-number" data-type="minus" data-deck="side" data-id="3-8" disabled&gt;-&lt;/button&gt;&lt;input type="text" class="form-control input-number" name="table-side-3-8-num-copies" data-deck="side" data-id="3-8" value="0" min="0" readonly /&gt;&lt;button type="button" class="btn btn-outline-secondary btn-number" data-type="plus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O238];[$HTML.$C$1];[.$B238];[$HTML.$D$1];[.$B238];[$HTML.$E$1];[.$B238];[$HTML.$F$1];[.$B238];[$HTML.$G$1])" office:value-type="string" office:string-value="&lt;div class=&quot;container-card position-relative me-2 mb-2&quot; id=&quot;main-3-9&quot;&gt;&lt;img class=&quot;d-block&quot; width=&quot;80&quot; height=&quot;112&quot; src=&quot;https://one-draw.jp/ijinden/cardlist/003/card/03_009.png&quot; /&gt;&lt;div class=&quot;container-num-copies position-absolute bottom-0 start-0 px-1&quot; id=&quot;main-3-9-num-copies&quot;&gt;0&lt;/div&gt;&lt;button type=&quot;button&quot; class=&quot;btn btn-secondary btn-number btn-sm btn-pop position-absolute top-0 start-0&quot; data-type=&quot;minus&quot; data-deck=&quot;main&quot; data-id=&quot;3-9&quot;&gt;-&lt;/button&gt;&lt;button type=&quot;button&quot; class=&quot;btn btn-secondary btn-number btn-sm btn-push position-absolute top-0 end-0&quot; data-type=&quot;plus&quot; data-deck=&quot;main&quot; data-id=&quot;3-9&quot;&gt;+&lt;/button&gt;&lt;button type=&quot;button&quot; class=&quot;btn btn-secondary btn-number btn-sm btn-drop position-absolute bottom-0 end-0&quot; data-type=&quot;drop&quot; data-id=&quot;3-9&quot;&gt;v&lt;/button&gt;&lt;/div&gt;" calcext:value-type="string">
            <text:p>&lt;div class="container-card position-relative me-2 mb-2" id="main-3-9"&gt;&lt;img class="d-block" width="80" height="112" src="https://one-draw.jp/ijinden/cardlist/003/card/03_009.png" /&gt;&lt;div class="container-num-copies position-absolute bottom-0 start-0 px-1" id="main-3-9-num-copies"&gt;0&lt;/div&gt;&lt;button type="button" class="btn btn-secondary btn-number btn-sm btn-pop position-absolute top-0 start-0" data-type="minus" data-deck="main" data-id="3-9"&gt;-&lt;/button&gt;&lt;button type="button" class="btn btn-secondary btn-number btn-sm btn-push position-absolute top-0 end-0" data-type="plus" data-deck="main" data-id="3-9"&gt;+&lt;/button&gt;&lt;button type="button" class="btn btn-secondary btn-number btn-sm btn-drop position-absolute bottom-0 end-0" data-type="drop" data-id="3-9"&gt;v&lt;/button&gt;&lt;/div&gt;</text:p>
          </table:table-cell>
          <table:table-cell table:formula="of:=CONCATENATE([$HTML.$A$2];[.$B238];[$HTML.$B$2];[.$O238];[$HTML.$C$2];[.$B238];[$HTML.$D$2];[.$B238];[$HTML.$E$2];[.$B238];[$HTML.$F$2];[.$B238];[$HTML.$G$2])" office:value-type="string" office:string-value="&lt;div class=&quot;container-card position-relative me-2 mb-2&quot; id=&quot;side-3-9&quot;&gt;&lt;img class=&quot;d-block&quot; width=&quot;80&quot; height=&quot;112&quot; src=&quot;https://one-draw.jp/ijinden/cardlist/003/card/03_009.png&quot; /&gt;&lt;div class=&quot;container-num-copies position-absolute bottom-0 start-0 px-1&quot; id=&quot;side-3-9-num-copies&quot;&gt;0&lt;/div&gt;&lt;button type=&quot;button&quot; class=&quot;btn btn-secondary btn-number btn-sm btn-pop position-absolute top-0 start-0&quot; data-type=&quot;minus&quot; data-deck=&quot;side&quot; data-id=&quot;3-9&quot;&gt;-&lt;/button&gt;&lt;button type=&quot;button&quot; class=&quot;btn btn-secondary btn-number btn-sm btn-push position-absolute top-0 end-0&quot; data-type=&quot;plus&quot; data-deck=&quot;side&quot; data-id=&quot;3-9&quot;&gt;+&lt;/button&gt;&lt;button type=&quot;button&quot; class=&quot;btn btn-secondary btn-number btn-sm btn-raise position-absolute bottom-0 end-0&quot; data-type=&quot;raise&quot; data-id=&quot;3-9&quot;&gt;^&lt;/button&gt;&lt;/div&gt;" calcext:value-type="string">
            <text:p>&lt;div class="container-card position-relative me-2 mb-2" id="side-3-9"&gt;&lt;img class="d-block" width="80" height="112" src="https://one-draw.jp/ijinden/cardlist/003/card/03_009.png" /&gt;&lt;div class="container-num-copies position-absolute bottom-0 start-0 px-1" id="side-3-9-num-copies"&gt;0&lt;/div&gt;&lt;button type="button" class="btn btn-secondary btn-number btn-sm btn-pop position-absolute top-0 start-0" data-type="minus" data-deck="side" data-id="3-9"&gt;-&lt;/button&gt;&lt;button type="button" class="btn btn-secondary btn-number btn-sm btn-push position-absolute top-0 end-0" data-type="plus" data-deck="side" data-id="3-9"&gt;+&lt;/button&gt;&lt;button type="button" class="btn btn-secondary btn-number btn-sm btn-raise position-absolute bottom-0 end-0" data-type="raise" data-id="3-9"&gt;^&lt;/button&gt;&lt;/div&gt;</text:p>
          </table:table-cell>
          <table:table-cell table:formula="of:=CONCATENATE([$HTML.$A$3];[.F238];[$HTML.$B$3];[.H238];[$HTML.$C$3];[.J238];[$HTML.$D$3];[.N238];[$HTML.$E$3];[.B238];[$HTML.$F$3];[.D238];[$HTML.$G$3];[.B238];[$HTML.$H$3];[.B238];[$HTML.$I$3];[.B238];[$HTML.$J$3];[.B238];[$HTML.$K$3];[.B238];[$HTML.$L$3];[.B238];[$HTML.$M$3];[.B238];[$HTML.$N$3];[.B238];[$HTML.$O$3])" office:value-type="string" office:string-value="&lt;tr data-expansion=&quot;35&quot; data-type=&quot;1&quot; data-color=&quot;32&quot; data-term=&quot;0&quot;&gt;&lt;td&gt;3-9&lt;/td&gt;&lt;td&gt;土方歳三&lt;/td&gt;&lt;td&gt;&lt;div class=&quot;input-group&quot;&gt;&lt;button type=&quot;button&quot; class=&quot;btn btn-outline-secondary btn-number&quot; data-type=&quot;minus&quot; data-deck=&quot;main&quot; data-id=&quot;3-9&quot; disabled&gt;-&lt;/button&gt;&lt;input type=&quot;text&quot; class=&quot;form-control input-number&quot; name=&quot;table-main-3-9-num-copies&quot; data-deck=&quot;main&quot; data-id=&quot;3-9&quot; value=&quot;0&quot; min=&quot;0&quot; readonly /&gt;&lt;button type=&quot;button&quot; class=&quot;btn btn-outline-secondary btn-number&quot; data-type=&quot;plus&quot; data-deck=&quot;main&quot; data-id=&quot;3-9&quot;&gt;+&lt;/button&gt;&lt;/div&gt;&lt;/td&gt;&lt;td&gt;&lt;div class=&quot;input-group&quot;&gt;&lt;button type=&quot;button&quot; class=&quot;btn btn-outline-secondary btn-number&quot; data-type=&quot;minus&quot; data-deck=&quot;side&quot; data-id=&quot;3-9&quot; disabled&gt;-&lt;/button&gt;&lt;input type=&quot;text&quot; class=&quot;form-control input-number&quot; name=&quot;table-side-3-9-num-copies&quot; data-deck=&quot;side&quot; data-id=&quot;3-9&quot; value=&quot;0&quot; min=&quot;0&quot; readonly /&gt;&lt;button type=&quot;button&quot; class=&quot;btn btn-outline-secondary btn-number&quot; data-type=&quot;plus&quot; data-deck=&quot;side&quot; data-id=&quot;3-9&quot;&gt;+&lt;/button&gt;&lt;/div&gt;&lt;/td&gt;&lt;/tr&gt;" calcext:value-type="string">
            <text:p>&lt;tr data-expansion="35" data-type="1" data-color="32" data-term="0"&gt;&lt;td&gt;3-9&lt;/td&gt;&lt;td&gt;土方歳三&lt;/td&gt;&lt;td&gt;&lt;div class="input-group"&gt;&lt;button type="button" class="btn btn-outline-secondary btn-number" data-type="minus" data-deck="main" data-id="3-9" disabled&gt;-&lt;/button&gt;&lt;input type="text" class="form-control input-number" name="table-main-3-9-num-copies" data-deck="main" data-id="3-9" value="0" min="0" readonly /&gt;&lt;button type="button" class="btn btn-outline-secondary btn-number" data-type="plus" data-deck="main" data-id="3-9"&gt;+&lt;/button&gt;&lt;/div&gt;&lt;/td&gt;&lt;td&gt;&lt;div class="input-group"&gt;&lt;button type="button" class="btn btn-outline-secondary btn-number" data-type="minus" data-deck="side" data-id="3-9" disabled&gt;-&lt;/button&gt;&lt;input type="text" class="form-control input-number" name="table-side-3-9-num-copies" data-deck="side" data-id="3-9" value="0" min="0" readonly /&gt;&lt;button type="button" class="btn btn-outline-secondary btn-number" data-type="plus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O239];[$HTML.$C$1];[.$B239];[$HTML.$D$1];[.$B239];[$HTML.$E$1];[.$B239];[$HTML.$F$1];[.$B239];[$HTML.$G$1])" office:value-type="string" office:string-value="&lt;div class=&quot;container-card position-relative me-2 mb-2&quot; id=&quot;main-3-10&quot;&gt;&lt;img class=&quot;d-block&quot; width=&quot;80&quot; height=&quot;112&quot; src=&quot;https://one-draw.jp/ijinden/cardlist/003/card/03_010.png&quot; /&gt;&lt;div class=&quot;container-num-copies position-absolute bottom-0 start-0 px-1&quot; id=&quot;main-3-10-num-copies&quot;&gt;0&lt;/div&gt;&lt;button type=&quot;button&quot; class=&quot;btn btn-secondary btn-number btn-sm btn-pop position-absolute top-0 start-0&quot; data-type=&quot;minus&quot; data-deck=&quot;main&quot; data-id=&quot;3-10&quot;&gt;-&lt;/button&gt;&lt;button type=&quot;button&quot; class=&quot;btn btn-secondary btn-number btn-sm btn-push position-absolute top-0 end-0&quot; data-type=&quot;plus&quot; data-deck=&quot;main&quot; data-id=&quot;3-10&quot;&gt;+&lt;/button&gt;&lt;button type=&quot;button&quot; class=&quot;btn btn-secondary btn-number btn-sm btn-drop position-absolute bottom-0 end-0&quot; data-type=&quot;drop&quot; data-id=&quot;3-10&quot;&gt;v&lt;/button&gt;&lt;/div&gt;" calcext:value-type="string">
            <text:p>&lt;div class="container-card position-relative me-2 mb-2" id="main-3-10"&gt;&lt;img class="d-block" width="80" height="112" src="https://one-draw.jp/ijinden/cardlist/003/card/03_010.png" /&gt;&lt;div class="container-num-copies position-absolute bottom-0 start-0 px-1" id="main-3-10-num-copies"&gt;0&lt;/div&gt;&lt;button type="button" class="btn btn-secondary btn-number btn-sm btn-pop position-absolute top-0 start-0" data-type="minus" data-deck="main" data-id="3-10"&gt;-&lt;/button&gt;&lt;button type="button" class="btn btn-secondary btn-number btn-sm btn-push position-absolute top-0 end-0" data-type="plus" data-deck="main" data-id="3-10"&gt;+&lt;/button&gt;&lt;button type="button" class="btn btn-secondary btn-number btn-sm btn-drop position-absolute bottom-0 end-0" data-type="drop" data-id="3-10"&gt;v&lt;/button&gt;&lt;/div&gt;</text:p>
          </table:table-cell>
          <table:table-cell table:formula="of:=CONCATENATE([$HTML.$A$2];[.$B239];[$HTML.$B$2];[.$O239];[$HTML.$C$2];[.$B239];[$HTML.$D$2];[.$B239];[$HTML.$E$2];[.$B239];[$HTML.$F$2];[.$B239];[$HTML.$G$2])" office:value-type="string" office:string-value="&lt;div class=&quot;container-card position-relative me-2 mb-2&quot; id=&quot;side-3-10&quot;&gt;&lt;img class=&quot;d-block&quot; width=&quot;80&quot; height=&quot;112&quot; src=&quot;https://one-draw.jp/ijinden/cardlist/003/card/03_010.png&quot; /&gt;&lt;div class=&quot;container-num-copies position-absolute bottom-0 start-0 px-1&quot; id=&quot;side-3-10-num-copies&quot;&gt;0&lt;/div&gt;&lt;button type=&quot;button&quot; class=&quot;btn btn-secondary btn-number btn-sm btn-pop position-absolute top-0 start-0&quot; data-type=&quot;minus&quot; data-deck=&quot;side&quot; data-id=&quot;3-10&quot;&gt;-&lt;/button&gt;&lt;button type=&quot;button&quot; class=&quot;btn btn-secondary btn-number btn-sm btn-push position-absolute top-0 end-0&quot; data-type=&quot;plus&quot; data-deck=&quot;side&quot; data-id=&quot;3-10&quot;&gt;+&lt;/button&gt;&lt;button type=&quot;button&quot; class=&quot;btn btn-secondary btn-number btn-sm btn-raise position-absolute bottom-0 end-0&quot; data-type=&quot;raise&quot; data-id=&quot;3-10&quot;&gt;^&lt;/button&gt;&lt;/div&gt;" calcext:value-type="string">
            <text:p>&lt;div class="container-card position-relative me-2 mb-2" id="side-3-10"&gt;&lt;img class="d-block" width="80" height="112" src="https://one-draw.jp/ijinden/cardlist/003/card/03_010.png" /&gt;&lt;div class="container-num-copies position-absolute bottom-0 start-0 px-1" id="side-3-10-num-copies"&gt;0&lt;/div&gt;&lt;button type="button" class="btn btn-secondary btn-number btn-sm btn-pop position-absolute top-0 start-0" data-type="minus" data-deck="side" data-id="3-10"&gt;-&lt;/button&gt;&lt;button type="button" class="btn btn-secondary btn-number btn-sm btn-push position-absolute top-0 end-0" data-type="plus" data-deck="side" data-id="3-10"&gt;+&lt;/button&gt;&lt;button type="button" class="btn btn-secondary btn-number btn-sm btn-raise position-absolute bottom-0 end-0" data-type="raise" data-id="3-10"&gt;^&lt;/button&gt;&lt;/div&gt;</text:p>
          </table:table-cell>
          <table:table-cell table:formula="of:=CONCATENATE([$HTML.$A$3];[.F239];[$HTML.$B$3];[.H239];[$HTML.$C$3];[.J239];[$HTML.$D$3];[.N239];[$HTML.$E$3];[.B239];[$HTML.$F$3];[.D239];[$HTML.$G$3];[.B239];[$HTML.$H$3];[.B239];[$HTML.$I$3];[.B239];[$HTML.$J$3];[.B239];[$HTML.$K$3];[.B239];[$HTML.$L$3];[.B239];[$HTML.$M$3];[.B239];[$HTML.$N$3];[.B239];[$HTML.$O$3])" office:value-type="string" office:string-value="&lt;tr data-expansion=&quot;35&quot; data-type=&quot;1&quot; data-color=&quot;32&quot; data-term=&quot;0&quot;&gt;&lt;td&gt;3-10&lt;/td&gt;&lt;td&gt;武則天&lt;/td&gt;&lt;td&gt;&lt;div class=&quot;input-group&quot;&gt;&lt;button type=&quot;button&quot; class=&quot;btn btn-outline-secondary btn-number&quot; data-type=&quot;minus&quot; data-deck=&quot;main&quot; data-id=&quot;3-10&quot; disabled&gt;-&lt;/button&gt;&lt;input type=&quot;text&quot; class=&quot;form-control input-number&quot; name=&quot;table-main-3-10-num-copies&quot; data-deck=&quot;main&quot; data-id=&quot;3-10&quot; value=&quot;0&quot; min=&quot;0&quot; readonly /&gt;&lt;button type=&quot;button&quot; class=&quot;btn btn-outline-secondary btn-number&quot; data-type=&quot;plus&quot; data-deck=&quot;main&quot; data-id=&quot;3-10&quot;&gt;+&lt;/button&gt;&lt;/div&gt;&lt;/td&gt;&lt;td&gt;&lt;div class=&quot;input-group&quot;&gt;&lt;button type=&quot;button&quot; class=&quot;btn btn-outline-secondary btn-number&quot; data-type=&quot;minus&quot; data-deck=&quot;side&quot; data-id=&quot;3-10&quot; disabled&gt;-&lt;/button&gt;&lt;input type=&quot;text&quot; class=&quot;form-control input-number&quot; name=&quot;table-side-3-10-num-copies&quot; data-deck=&quot;side&quot; data-id=&quot;3-10&quot; value=&quot;0&quot; min=&quot;0&quot; readonly /&gt;&lt;button type=&quot;button&quot; class=&quot;btn btn-outline-secondary btn-number&quot; data-type=&quot;plus&quot; data-deck=&quot;side&quot; data-id=&quot;3-10&quot;&gt;+&lt;/button&gt;&lt;/div&gt;&lt;/td&gt;&lt;/tr&gt;" calcext:value-type="string">
            <text:p>&lt;tr data-expansion="35" data-type="1" data-color="32" data-term="0"&gt;&lt;td&gt;3-10&lt;/td&gt;&lt;td&gt;武則天&lt;/td&gt;&lt;td&gt;&lt;div class="input-group"&gt;&lt;button type="button" class="btn btn-outline-secondary btn-number" data-type="minus" data-deck="main" data-id="3-10" disabled&gt;-&lt;/button&gt;&lt;input type="text" class="form-control input-number" name="table-main-3-10-num-copies" data-deck="main" data-id="3-10" value="0" min="0" readonly /&gt;&lt;button type="button" class="btn btn-outline-secondary btn-number" data-type="plus" data-deck="main" data-id="3-10"&gt;+&lt;/button&gt;&lt;/div&gt;&lt;/td&gt;&lt;td&gt;&lt;div class="input-group"&gt;&lt;button type="button" class="btn btn-outline-secondary btn-number" data-type="minus" data-deck="side" data-id="3-10" disabled&gt;-&lt;/button&gt;&lt;input type="text" class="form-control input-number" name="table-side-3-10-num-copies" data-deck="side" data-id="3-10" value="0" min="0" readonly /&gt;&lt;button type="button" class="btn btn-outline-secondary btn-number" data-type="plus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O240];[$HTML.$C$1];[.$B240];[$HTML.$D$1];[.$B240];[$HTML.$E$1];[.$B240];[$HTML.$F$1];[.$B240];[$HTML.$G$1])" office:value-type="string" office:string-value="&lt;div class=&quot;container-card position-relative me-2 mb-2&quot; id=&quot;main-3-11&quot;&gt;&lt;img class=&quot;d-block&quot; width=&quot;80&quot; height=&quot;112&quot; src=&quot;https://one-draw.jp/ijinden/cardlist/003/card/03_011.png&quot; /&gt;&lt;div class=&quot;container-num-copies position-absolute bottom-0 start-0 px-1&quot; id=&quot;main-3-11-num-copies&quot;&gt;0&lt;/div&gt;&lt;button type=&quot;button&quot; class=&quot;btn btn-secondary btn-number btn-sm btn-pop position-absolute top-0 start-0&quot; data-type=&quot;minus&quot; data-deck=&quot;main&quot; data-id=&quot;3-11&quot;&gt;-&lt;/button&gt;&lt;button type=&quot;button&quot; class=&quot;btn btn-secondary btn-number btn-sm btn-push position-absolute top-0 end-0&quot; data-type=&quot;plus&quot; data-deck=&quot;main&quot; data-id=&quot;3-11&quot;&gt;+&lt;/button&gt;&lt;button type=&quot;button&quot; class=&quot;btn btn-secondary btn-number btn-sm btn-drop position-absolute bottom-0 end-0&quot; data-type=&quot;drop&quot; data-id=&quot;3-11&quot;&gt;v&lt;/button&gt;&lt;/div&gt;" calcext:value-type="string">
            <text:p>&lt;div class="container-card position-relative me-2 mb-2" id="main-3-11"&gt;&lt;img class="d-block" width="80" height="112" src="https://one-draw.jp/ijinden/cardlist/003/card/03_011.png" /&gt;&lt;div class="container-num-copies position-absolute bottom-0 start-0 px-1" id="main-3-11-num-copies"&gt;0&lt;/div&gt;&lt;button type="button" class="btn btn-secondary btn-number btn-sm btn-pop position-absolute top-0 start-0" data-type="minus" data-deck="main" data-id="3-11"&gt;-&lt;/button&gt;&lt;button type="button" class="btn btn-secondary btn-number btn-sm btn-push position-absolute top-0 end-0" data-type="plus" data-deck="main" data-id="3-11"&gt;+&lt;/button&gt;&lt;button type="button" class="btn btn-secondary btn-number btn-sm btn-drop position-absolute bottom-0 end-0" data-type="drop" data-id="3-11"&gt;v&lt;/button&gt;&lt;/div&gt;</text:p>
          </table:table-cell>
          <table:table-cell table:formula="of:=CONCATENATE([$HTML.$A$2];[.$B240];[$HTML.$B$2];[.$O240];[$HTML.$C$2];[.$B240];[$HTML.$D$2];[.$B240];[$HTML.$E$2];[.$B240];[$HTML.$F$2];[.$B240];[$HTML.$G$2])" office:value-type="string" office:string-value="&lt;div class=&quot;container-card position-relative me-2 mb-2&quot; id=&quot;side-3-11&quot;&gt;&lt;img class=&quot;d-block&quot; width=&quot;80&quot; height=&quot;112&quot; src=&quot;https://one-draw.jp/ijinden/cardlist/003/card/03_011.png&quot; /&gt;&lt;div class=&quot;container-num-copies position-absolute bottom-0 start-0 px-1&quot; id=&quot;side-3-11-num-copies&quot;&gt;0&lt;/div&gt;&lt;button type=&quot;button&quot; class=&quot;btn btn-secondary btn-number btn-sm btn-pop position-absolute top-0 start-0&quot; data-type=&quot;minus&quot; data-deck=&quot;side&quot; data-id=&quot;3-11&quot;&gt;-&lt;/button&gt;&lt;button type=&quot;button&quot; class=&quot;btn btn-secondary btn-number btn-sm btn-push position-absolute top-0 end-0&quot; data-type=&quot;plus&quot; data-deck=&quot;side&quot; data-id=&quot;3-11&quot;&gt;+&lt;/button&gt;&lt;button type=&quot;button&quot; class=&quot;btn btn-secondary btn-number btn-sm btn-raise position-absolute bottom-0 end-0&quot; data-type=&quot;raise&quot; data-id=&quot;3-11&quot;&gt;^&lt;/button&gt;&lt;/div&gt;" calcext:value-type="string">
            <text:p>&lt;div class="container-card position-relative me-2 mb-2" id="side-3-11"&gt;&lt;img class="d-block" width="80" height="112" src="https://one-draw.jp/ijinden/cardlist/003/card/03_011.png" /&gt;&lt;div class="container-num-copies position-absolute bottom-0 start-0 px-1" id="side-3-11-num-copies"&gt;0&lt;/div&gt;&lt;button type="button" class="btn btn-secondary btn-number btn-sm btn-pop position-absolute top-0 start-0" data-type="minus" data-deck="side" data-id="3-11"&gt;-&lt;/button&gt;&lt;button type="button" class="btn btn-secondary btn-number btn-sm btn-push position-absolute top-0 end-0" data-type="plus" data-deck="side" data-id="3-11"&gt;+&lt;/button&gt;&lt;button type="button" class="btn btn-secondary btn-number btn-sm btn-raise position-absolute bottom-0 end-0" data-type="raise" data-id="3-11"&gt;^&lt;/button&gt;&lt;/div&gt;</text:p>
          </table:table-cell>
          <table:table-cell table:formula="of:=CONCATENATE([$HTML.$A$3];[.F240];[$HTML.$B$3];[.H240];[$HTML.$C$3];[.J240];[$HTML.$D$3];[.N240];[$HTML.$E$3];[.B240];[$HTML.$F$3];[.D240];[$HTML.$G$3];[.B240];[$HTML.$H$3];[.B240];[$HTML.$I$3];[.B240];[$HTML.$J$3];[.B240];[$HTML.$K$3];[.B240];[$HTML.$L$3];[.B240];[$HTML.$M$3];[.B240];[$HTML.$N$3];[.B240];[$HTML.$O$3])" office:value-type="string" office:string-value="&lt;tr data-expansion=&quot;35&quot; data-type=&quot;1&quot; data-color=&quot;2&quot; data-term=&quot;0&quot;&gt;&lt;td&gt;3-11&lt;/td&gt;&lt;td&gt;ウィリアム・セシル&lt;/td&gt;&lt;td&gt;&lt;div class=&quot;input-group&quot;&gt;&lt;button type=&quot;button&quot; class=&quot;btn btn-outline-secondary btn-number&quot; data-type=&quot;minus&quot; data-deck=&quot;main&quot; data-id=&quot;3-11&quot; disabled&gt;-&lt;/button&gt;&lt;input type=&quot;text&quot; class=&quot;form-control input-number&quot; name=&quot;table-main-3-11-num-copies&quot; data-deck=&quot;main&quot; data-id=&quot;3-11&quot; value=&quot;0&quot; min=&quot;0&quot; readonly /&gt;&lt;button type=&quot;button&quot; class=&quot;btn btn-outline-secondary btn-number&quot; data-type=&quot;plus&quot; data-deck=&quot;main&quot; data-id=&quot;3-11&quot;&gt;+&lt;/button&gt;&lt;/div&gt;&lt;/td&gt;&lt;td&gt;&lt;div class=&quot;input-group&quot;&gt;&lt;button type=&quot;button&quot; class=&quot;btn btn-outline-secondary btn-number&quot; data-type=&quot;minus&quot; data-deck=&quot;side&quot; data-id=&quot;3-11&quot; disabled&gt;-&lt;/button&gt;&lt;input type=&quot;text&quot; class=&quot;form-control input-number&quot; name=&quot;table-side-3-11-num-copies&quot; data-deck=&quot;side&quot; data-id=&quot;3-11&quot; value=&quot;0&quot; min=&quot;0&quot; readonly /&gt;&lt;button type=&quot;button&quot; class=&quot;btn btn-outline-secondary btn-number&quot; data-type=&quot;plus&quot; data-deck=&quot;side&quot; data-id=&quot;3-11&quot;&gt;+&lt;/button&gt;&lt;/div&gt;&lt;/td&gt;&lt;/tr&gt;" calcext:value-type="string">
            <text:p>&lt;tr data-expansion="35" data-type="1" data-color="2" data-term="0"&gt;&lt;td&gt;3-11&lt;/td&gt;&lt;td&gt;ウィリアム・セシル&lt;/td&gt;&lt;td&gt;&lt;div class="input-group"&gt;&lt;button type="button" class="btn btn-outline-secondary btn-number" data-type="minus" data-deck="main" data-id="3-11" disabled&gt;-&lt;/button&gt;&lt;input type="text" class="form-control input-number" name="table-main-3-11-num-copies" data-deck="main" data-id="3-11" value="0" min="0" readonly /&gt;&lt;button type="button" class="btn btn-outline-secondary btn-number" data-type="plus" data-deck="main" data-id="3-11"&gt;+&lt;/button&gt;&lt;/div&gt;&lt;/td&gt;&lt;td&gt;&lt;div class="input-group"&gt;&lt;button type="button" class="btn btn-outline-secondary btn-number" data-type="minus" data-deck="side" data-id="3-11" disabled&gt;-&lt;/button&gt;&lt;input type="text" class="form-control input-number" name="table-side-3-11-num-copies" data-deck="side" data-id="3-11" value="0" min="0" readonly /&gt;&lt;button type="button" class="btn btn-outline-secondary btn-number" data-type="plus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O241];[$HTML.$C$1];[.$B241];[$HTML.$D$1];[.$B241];[$HTML.$E$1];[.$B241];[$HTML.$F$1];[.$B241];[$HTML.$G$1])" office:value-type="string" office:string-value="&lt;div class=&quot;container-card position-relative me-2 mb-2&quot; id=&quot;main-3-12&quot;&gt;&lt;img class=&quot;d-block&quot; width=&quot;80&quot; height=&quot;112&quot; src=&quot;https://one-draw.jp/ijinden/cardlist/003/card/03_012.png&quot; /&gt;&lt;div class=&quot;container-num-copies position-absolute bottom-0 start-0 px-1&quot; id=&quot;main-3-12-num-copies&quot;&gt;0&lt;/div&gt;&lt;button type=&quot;button&quot; class=&quot;btn btn-secondary btn-number btn-sm btn-pop position-absolute top-0 start-0&quot; data-type=&quot;minus&quot; data-deck=&quot;main&quot; data-id=&quot;3-12&quot;&gt;-&lt;/button&gt;&lt;button type=&quot;button&quot; class=&quot;btn btn-secondary btn-number btn-sm btn-push position-absolute top-0 end-0&quot; data-type=&quot;plus&quot; data-deck=&quot;main&quot; data-id=&quot;3-12&quot;&gt;+&lt;/button&gt;&lt;button type=&quot;button&quot; class=&quot;btn btn-secondary btn-number btn-sm btn-drop position-absolute bottom-0 end-0&quot; data-type=&quot;drop&quot; data-id=&quot;3-12&quot;&gt;v&lt;/button&gt;&lt;/div&gt;" calcext:value-type="string">
            <text:p>&lt;div class="container-card position-relative me-2 mb-2" id="main-3-12"&gt;&lt;img class="d-block" width="80" height="112" src="https://one-draw.jp/ijinden/cardlist/003/card/03_012.png" /&gt;&lt;div class="container-num-copies position-absolute bottom-0 start-0 px-1" id="main-3-12-num-copies"&gt;0&lt;/div&gt;&lt;button type="button" class="btn btn-secondary btn-number btn-sm btn-pop position-absolute top-0 start-0" data-type="minus" data-deck="main" data-id="3-12"&gt;-&lt;/button&gt;&lt;button type="button" class="btn btn-secondary btn-number btn-sm btn-push position-absolute top-0 end-0" data-type="plus" data-deck="main" data-id="3-12"&gt;+&lt;/button&gt;&lt;button type="button" class="btn btn-secondary btn-number btn-sm btn-drop position-absolute bottom-0 end-0" data-type="drop" data-id="3-12"&gt;v&lt;/button&gt;&lt;/div&gt;</text:p>
          </table:table-cell>
          <table:table-cell table:formula="of:=CONCATENATE([$HTML.$A$2];[.$B241];[$HTML.$B$2];[.$O241];[$HTML.$C$2];[.$B241];[$HTML.$D$2];[.$B241];[$HTML.$E$2];[.$B241];[$HTML.$F$2];[.$B241];[$HTML.$G$2])" office:value-type="string" office:string-value="&lt;div class=&quot;container-card position-relative me-2 mb-2&quot; id=&quot;side-3-12&quot;&gt;&lt;img class=&quot;d-block&quot; width=&quot;80&quot; height=&quot;112&quot; src=&quot;https://one-draw.jp/ijinden/cardlist/003/card/03_012.png&quot; /&gt;&lt;div class=&quot;container-num-copies position-absolute bottom-0 start-0 px-1&quot; id=&quot;side-3-12-num-copies&quot;&gt;0&lt;/div&gt;&lt;button type=&quot;button&quot; class=&quot;btn btn-secondary btn-number btn-sm btn-pop position-absolute top-0 start-0&quot; data-type=&quot;minus&quot; data-deck=&quot;side&quot; data-id=&quot;3-12&quot;&gt;-&lt;/button&gt;&lt;button type=&quot;button&quot; class=&quot;btn btn-secondary btn-number btn-sm btn-push position-absolute top-0 end-0&quot; data-type=&quot;plus&quot; data-deck=&quot;side&quot; data-id=&quot;3-12&quot;&gt;+&lt;/button&gt;&lt;button type=&quot;button&quot; class=&quot;btn btn-secondary btn-number btn-sm btn-raise position-absolute bottom-0 end-0&quot; data-type=&quot;raise&quot; data-id=&quot;3-12&quot;&gt;^&lt;/button&gt;&lt;/div&gt;" calcext:value-type="string">
            <text:p>&lt;div class="container-card position-relative me-2 mb-2" id="side-3-12"&gt;&lt;img class="d-block" width="80" height="112" src="https://one-draw.jp/ijinden/cardlist/003/card/03_012.png" /&gt;&lt;div class="container-num-copies position-absolute bottom-0 start-0 px-1" id="side-3-12-num-copies"&gt;0&lt;/div&gt;&lt;button type="button" class="btn btn-secondary btn-number btn-sm btn-pop position-absolute top-0 start-0" data-type="minus" data-deck="side" data-id="3-12"&gt;-&lt;/button&gt;&lt;button type="button" class="btn btn-secondary btn-number btn-sm btn-push position-absolute top-0 end-0" data-type="plus" data-deck="side" data-id="3-12"&gt;+&lt;/button&gt;&lt;button type="button" class="btn btn-secondary btn-number btn-sm btn-raise position-absolute bottom-0 end-0" data-type="raise" data-id="3-12"&gt;^&lt;/button&gt;&lt;/div&gt;</text:p>
          </table:table-cell>
          <table:table-cell table:formula="of:=CONCATENATE([$HTML.$A$3];[.F241];[$HTML.$B$3];[.H241];[$HTML.$C$3];[.J241];[$HTML.$D$3];[.N241];[$HTML.$E$3];[.B241];[$HTML.$F$3];[.D241];[$HTML.$G$3];[.B241];[$HTML.$H$3];[.B241];[$HTML.$I$3];[.B241];[$HTML.$J$3];[.B241];[$HTML.$K$3];[.B241];[$HTML.$L$3];[.B241];[$HTML.$M$3];[.B241];[$HTML.$N$3];[.B241];[$HTML.$O$3])" office:value-type="string" office:string-value="&lt;tr data-expansion=&quot;35&quot; data-type=&quot;1&quot; data-color=&quot;2&quot; data-term=&quot;0&quot;&gt;&lt;td&gt;3-12&lt;/td&gt;&lt;td&gt;イーライ・ホイットニー&lt;/td&gt;&lt;td&gt;&lt;div class=&quot;input-group&quot;&gt;&lt;button type=&quot;button&quot; class=&quot;btn btn-outline-secondary btn-number&quot; data-type=&quot;minus&quot; data-deck=&quot;main&quot; data-id=&quot;3-12&quot; disabled&gt;-&lt;/button&gt;&lt;input type=&quot;text&quot; class=&quot;form-control input-number&quot; name=&quot;table-main-3-12-num-copies&quot; data-deck=&quot;main&quot; data-id=&quot;3-12&quot; value=&quot;0&quot; min=&quot;0&quot; readonly /&gt;&lt;button type=&quot;button&quot; class=&quot;btn btn-outline-secondary btn-number&quot; data-type=&quot;plus&quot; data-deck=&quot;main&quot; data-id=&quot;3-12&quot;&gt;+&lt;/button&gt;&lt;/div&gt;&lt;/td&gt;&lt;td&gt;&lt;div class=&quot;input-group&quot;&gt;&lt;button type=&quot;button&quot; class=&quot;btn btn-outline-secondary btn-number&quot; data-type=&quot;minus&quot; data-deck=&quot;side&quot; data-id=&quot;3-12&quot; disabled&gt;-&lt;/button&gt;&lt;input type=&quot;text&quot; class=&quot;form-control input-number&quot; name=&quot;table-side-3-12-num-copies&quot; data-deck=&quot;side&quot; data-id=&quot;3-12&quot; value=&quot;0&quot; min=&quot;0&quot; readonly /&gt;&lt;button type=&quot;button&quot; class=&quot;btn btn-outline-secondary btn-number&quot; data-type=&quot;plus&quot; data-deck=&quot;side&quot; data-id=&quot;3-12&quot;&gt;+&lt;/button&gt;&lt;/div&gt;&lt;/td&gt;&lt;/tr&gt;" calcext:value-type="string">
            <text:p>&lt;tr data-expansion="35" data-type="1" data-color="2" data-term="0"&gt;&lt;td&gt;3-12&lt;/td&gt;&lt;td&gt;イーライ・ホイットニー&lt;/td&gt;&lt;td&gt;&lt;div class="input-group"&gt;&lt;button type="button" class="btn btn-outline-secondary btn-number" data-type="minus" data-deck="main" data-id="3-12" disabled&gt;-&lt;/button&gt;&lt;input type="text" class="form-control input-number" name="table-main-3-12-num-copies" data-deck="main" data-id="3-12" value="0" min="0" readonly /&gt;&lt;button type="button" class="btn btn-outline-secondary btn-number" data-type="plus" data-deck="main" data-id="3-12"&gt;+&lt;/button&gt;&lt;/div&gt;&lt;/td&gt;&lt;td&gt;&lt;div class="input-group"&gt;&lt;button type="button" class="btn btn-outline-secondary btn-number" data-type="minus" data-deck="side" data-id="3-12" disabled&gt;-&lt;/button&gt;&lt;input type="text" class="form-control input-number" name="table-side-3-12-num-copies" data-deck="side" data-id="3-12" value="0" min="0" readonly /&gt;&lt;button type="button" class="btn btn-outline-secondary btn-number" data-type="plus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O242];[$HTML.$C$1];[.$B242];[$HTML.$D$1];[.$B242];[$HTML.$E$1];[.$B242];[$HTML.$F$1];[.$B242];[$HTML.$G$1])" office:value-type="string" office:string-value="&lt;div class=&quot;container-card position-relative me-2 mb-2&quot; id=&quot;main-3-13&quot;&gt;&lt;img class=&quot;d-block&quot; width=&quot;80&quot; height=&quot;112&quot; src=&quot;https://one-draw.jp/ijinden/cardlist/003/card/03_013.png&quot; /&gt;&lt;div class=&quot;container-num-copies position-absolute bottom-0 start-0 px-1&quot; id=&quot;main-3-13-num-copies&quot;&gt;0&lt;/div&gt;&lt;button type=&quot;button&quot; class=&quot;btn btn-secondary btn-number btn-sm btn-pop position-absolute top-0 start-0&quot; data-type=&quot;minus&quot; data-deck=&quot;main&quot; data-id=&quot;3-13&quot;&gt;-&lt;/button&gt;&lt;button type=&quot;button&quot; class=&quot;btn btn-secondary btn-number btn-sm btn-push position-absolute top-0 end-0&quot; data-type=&quot;plus&quot; data-deck=&quot;main&quot; data-id=&quot;3-13&quot;&gt;+&lt;/button&gt;&lt;button type=&quot;button&quot; class=&quot;btn btn-secondary btn-number btn-sm btn-drop position-absolute bottom-0 end-0&quot; data-type=&quot;drop&quot; data-id=&quot;3-13&quot;&gt;v&lt;/button&gt;&lt;/div&gt;" calcext:value-type="string">
            <text:p>&lt;div class="container-card position-relative me-2 mb-2" id="main-3-13"&gt;&lt;img class="d-block" width="80" height="112" src="https://one-draw.jp/ijinden/cardlist/003/card/03_013.png" /&gt;&lt;div class="container-num-copies position-absolute bottom-0 start-0 px-1" id="main-3-13-num-copies"&gt;0&lt;/div&gt;&lt;button type="button" class="btn btn-secondary btn-number btn-sm btn-pop position-absolute top-0 start-0" data-type="minus" data-deck="main" data-id="3-13"&gt;-&lt;/button&gt;&lt;button type="button" class="btn btn-secondary btn-number btn-sm btn-push position-absolute top-0 end-0" data-type="plus" data-deck="main" data-id="3-13"&gt;+&lt;/button&gt;&lt;button type="button" class="btn btn-secondary btn-number btn-sm btn-drop position-absolute bottom-0 end-0" data-type="drop" data-id="3-13"&gt;v&lt;/button&gt;&lt;/div&gt;</text:p>
          </table:table-cell>
          <table:table-cell table:formula="of:=CONCATENATE([$HTML.$A$2];[.$B242];[$HTML.$B$2];[.$O242];[$HTML.$C$2];[.$B242];[$HTML.$D$2];[.$B242];[$HTML.$E$2];[.$B242];[$HTML.$F$2];[.$B242];[$HTML.$G$2])" office:value-type="string" office:string-value="&lt;div class=&quot;container-card position-relative me-2 mb-2&quot; id=&quot;side-3-13&quot;&gt;&lt;img class=&quot;d-block&quot; width=&quot;80&quot; height=&quot;112&quot; src=&quot;https://one-draw.jp/ijinden/cardlist/003/card/03_013.png&quot; /&gt;&lt;div class=&quot;container-num-copies position-absolute bottom-0 start-0 px-1&quot; id=&quot;side-3-13-num-copies&quot;&gt;0&lt;/div&gt;&lt;button type=&quot;button&quot; class=&quot;btn btn-secondary btn-number btn-sm btn-pop position-absolute top-0 start-0&quot; data-type=&quot;minus&quot; data-deck=&quot;side&quot; data-id=&quot;3-13&quot;&gt;-&lt;/button&gt;&lt;button type=&quot;button&quot; class=&quot;btn btn-secondary btn-number btn-sm btn-push position-absolute top-0 end-0&quot; data-type=&quot;plus&quot; data-deck=&quot;side&quot; data-id=&quot;3-13&quot;&gt;+&lt;/button&gt;&lt;button type=&quot;button&quot; class=&quot;btn btn-secondary btn-number btn-sm btn-raise position-absolute bottom-0 end-0&quot; data-type=&quot;raise&quot; data-id=&quot;3-13&quot;&gt;^&lt;/button&gt;&lt;/div&gt;" calcext:value-type="string">
            <text:p>&lt;div class="container-card position-relative me-2 mb-2" id="side-3-13"&gt;&lt;img class="d-block" width="80" height="112" src="https://one-draw.jp/ijinden/cardlist/003/card/03_013.png" /&gt;&lt;div class="container-num-copies position-absolute bottom-0 start-0 px-1" id="side-3-13-num-copies"&gt;0&lt;/div&gt;&lt;button type="button" class="btn btn-secondary btn-number btn-sm btn-pop position-absolute top-0 start-0" data-type="minus" data-deck="side" data-id="3-13"&gt;-&lt;/button&gt;&lt;button type="button" class="btn btn-secondary btn-number btn-sm btn-push position-absolute top-0 end-0" data-type="plus" data-deck="side" data-id="3-13"&gt;+&lt;/button&gt;&lt;button type="button" class="btn btn-secondary btn-number btn-sm btn-raise position-absolute bottom-0 end-0" data-type="raise" data-id="3-13"&gt;^&lt;/button&gt;&lt;/div&gt;</text:p>
          </table:table-cell>
          <table:table-cell table:formula="of:=CONCATENATE([$HTML.$A$3];[.F242];[$HTML.$B$3];[.H242];[$HTML.$C$3];[.J242];[$HTML.$D$3];[.N242];[$HTML.$E$3];[.B242];[$HTML.$F$3];[.D242];[$HTML.$G$3];[.B242];[$HTML.$H$3];[.B242];[$HTML.$I$3];[.B242];[$HTML.$J$3];[.B242];[$HTML.$K$3];[.B242];[$HTML.$L$3];[.B242];[$HTML.$M$3];[.B242];[$HTML.$N$3];[.B242];[$HTML.$O$3])" office:value-type="string" office:string-value="&lt;tr data-expansion=&quot;35&quot; data-type=&quot;1&quot; data-color=&quot;2&quot; data-term=&quot;0&quot;&gt;&lt;td&gt;3-13&lt;/td&gt;&lt;td&gt;平賀源内&lt;/td&gt;&lt;td&gt;&lt;div class=&quot;input-group&quot;&gt;&lt;button type=&quot;button&quot; class=&quot;btn btn-outline-secondary btn-number&quot; data-type=&quot;minus&quot; data-deck=&quot;main&quot; data-id=&quot;3-13&quot; disabled&gt;-&lt;/button&gt;&lt;input type=&quot;text&quot; class=&quot;form-control input-number&quot; name=&quot;table-main-3-13-num-copies&quot; data-deck=&quot;main&quot; data-id=&quot;3-13&quot; value=&quot;0&quot; min=&quot;0&quot; readonly /&gt;&lt;button type=&quot;button&quot; class=&quot;btn btn-outline-secondary btn-number&quot; data-type=&quot;plus&quot; data-deck=&quot;main&quot; data-id=&quot;3-13&quot;&gt;+&lt;/button&gt;&lt;/div&gt;&lt;/td&gt;&lt;td&gt;&lt;div class=&quot;input-group&quot;&gt;&lt;button type=&quot;button&quot; class=&quot;btn btn-outline-secondary btn-number&quot; data-type=&quot;minus&quot; data-deck=&quot;side&quot; data-id=&quot;3-13&quot; disabled&gt;-&lt;/button&gt;&lt;input type=&quot;text&quot; class=&quot;form-control input-number&quot; name=&quot;table-side-3-13-num-copies&quot; data-deck=&quot;side&quot; data-id=&quot;3-13&quot; value=&quot;0&quot; min=&quot;0&quot; readonly /&gt;&lt;button type=&quot;button&quot; class=&quot;btn btn-outline-secondary btn-number&quot; data-type=&quot;plus&quot; data-deck=&quot;side&quot; data-id=&quot;3-13&quot;&gt;+&lt;/button&gt;&lt;/div&gt;&lt;/td&gt;&lt;/tr&gt;" calcext:value-type="string">
            <text:p>&lt;tr data-expansion="35" data-type="1" data-color="2" data-term="0"&gt;&lt;td&gt;3-13&lt;/td&gt;&lt;td&gt;平賀源内&lt;/td&gt;&lt;td&gt;&lt;div class="input-group"&gt;&lt;button type="button" class="btn btn-outline-secondary btn-number" data-type="minus" data-deck="main" data-id="3-13" disabled&gt;-&lt;/button&gt;&lt;input type="text" class="form-control input-number" name="table-main-3-13-num-copies" data-deck="main" data-id="3-13" value="0" min="0" readonly /&gt;&lt;button type="button" class="btn btn-outline-secondary btn-number" data-type="plus" data-deck="main" data-id="3-13"&gt;+&lt;/button&gt;&lt;/div&gt;&lt;/td&gt;&lt;td&gt;&lt;div class="input-group"&gt;&lt;button type="button" class="btn btn-outline-secondary btn-number" data-type="minus" data-deck="side" data-id="3-13" disabled&gt;-&lt;/button&gt;&lt;input type="text" class="form-control input-number" name="table-side-3-13-num-copies" data-deck="side" data-id="3-13" value="0" min="0" readonly /&gt;&lt;button type="button" class="btn btn-outline-secondary btn-number" data-type="plus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O243];[$HTML.$C$1];[.$B243];[$HTML.$D$1];[.$B243];[$HTML.$E$1];[.$B243];[$HTML.$F$1];[.$B243];[$HTML.$G$1])" office:value-type="string" office:string-value="&lt;div class=&quot;container-card position-relative me-2 mb-2&quot; id=&quot;main-3-14&quot;&gt;&lt;img class=&quot;d-block&quot; width=&quot;80&quot; height=&quot;112&quot; src=&quot;https://one-draw.jp/ijinden/cardlist/003/card/03_014.png&quot; /&gt;&lt;div class=&quot;container-num-copies position-absolute bottom-0 start-0 px-1&quot; id=&quot;main-3-14-num-copies&quot;&gt;0&lt;/div&gt;&lt;button type=&quot;button&quot; class=&quot;btn btn-secondary btn-number btn-sm btn-pop position-absolute top-0 start-0&quot; data-type=&quot;minus&quot; data-deck=&quot;main&quot; data-id=&quot;3-14&quot;&gt;-&lt;/button&gt;&lt;button type=&quot;button&quot; class=&quot;btn btn-secondary btn-number btn-sm btn-push position-absolute top-0 end-0&quot; data-type=&quot;plus&quot; data-deck=&quot;main&quot; data-id=&quot;3-14&quot;&gt;+&lt;/button&gt;&lt;button type=&quot;button&quot; class=&quot;btn btn-secondary btn-number btn-sm btn-drop position-absolute bottom-0 end-0&quot; data-type=&quot;drop&quot; data-id=&quot;3-14&quot;&gt;v&lt;/button&gt;&lt;/div&gt;" calcext:value-type="string">
            <text:p>&lt;div class="container-card position-relative me-2 mb-2" id="main-3-14"&gt;&lt;img class="d-block" width="80" height="112" src="https://one-draw.jp/ijinden/cardlist/003/card/03_014.png" /&gt;&lt;div class="container-num-copies position-absolute bottom-0 start-0 px-1" id="main-3-14-num-copies"&gt;0&lt;/div&gt;&lt;button type="button" class="btn btn-secondary btn-number btn-sm btn-pop position-absolute top-0 start-0" data-type="minus" data-deck="main" data-id="3-14"&gt;-&lt;/button&gt;&lt;button type="button" class="btn btn-secondary btn-number btn-sm btn-push position-absolute top-0 end-0" data-type="plus" data-deck="main" data-id="3-14"&gt;+&lt;/button&gt;&lt;button type="button" class="btn btn-secondary btn-number btn-sm btn-drop position-absolute bottom-0 end-0" data-type="drop" data-id="3-14"&gt;v&lt;/button&gt;&lt;/div&gt;</text:p>
          </table:table-cell>
          <table:table-cell table:formula="of:=CONCATENATE([$HTML.$A$2];[.$B243];[$HTML.$B$2];[.$O243];[$HTML.$C$2];[.$B243];[$HTML.$D$2];[.$B243];[$HTML.$E$2];[.$B243];[$HTML.$F$2];[.$B243];[$HTML.$G$2])" office:value-type="string" office:string-value="&lt;div class=&quot;container-card position-relative me-2 mb-2&quot; id=&quot;side-3-14&quot;&gt;&lt;img class=&quot;d-block&quot; width=&quot;80&quot; height=&quot;112&quot; src=&quot;https://one-draw.jp/ijinden/cardlist/003/card/03_014.png&quot; /&gt;&lt;div class=&quot;container-num-copies position-absolute bottom-0 start-0 px-1&quot; id=&quot;side-3-14-num-copies&quot;&gt;0&lt;/div&gt;&lt;button type=&quot;button&quot; class=&quot;btn btn-secondary btn-number btn-sm btn-pop position-absolute top-0 start-0&quot; data-type=&quot;minus&quot; data-deck=&quot;side&quot; data-id=&quot;3-14&quot;&gt;-&lt;/button&gt;&lt;button type=&quot;button&quot; class=&quot;btn btn-secondary btn-number btn-sm btn-push position-absolute top-0 end-0&quot; data-type=&quot;plus&quot; data-deck=&quot;side&quot; data-id=&quot;3-14&quot;&gt;+&lt;/button&gt;&lt;button type=&quot;button&quot; class=&quot;btn btn-secondary btn-number btn-sm btn-raise position-absolute bottom-0 end-0&quot; data-type=&quot;raise&quot; data-id=&quot;3-14&quot;&gt;^&lt;/button&gt;&lt;/div&gt;" calcext:value-type="string">
            <text:p>&lt;div class="container-card position-relative me-2 mb-2" id="side-3-14"&gt;&lt;img class="d-block" width="80" height="112" src="https://one-draw.jp/ijinden/cardlist/003/card/03_014.png" /&gt;&lt;div class="container-num-copies position-absolute bottom-0 start-0 px-1" id="side-3-14-num-copies"&gt;0&lt;/div&gt;&lt;button type="button" class="btn btn-secondary btn-number btn-sm btn-pop position-absolute top-0 start-0" data-type="minus" data-deck="side" data-id="3-14"&gt;-&lt;/button&gt;&lt;button type="button" class="btn btn-secondary btn-number btn-sm btn-push position-absolute top-0 end-0" data-type="plus" data-deck="side" data-id="3-14"&gt;+&lt;/button&gt;&lt;button type="button" class="btn btn-secondary btn-number btn-sm btn-raise position-absolute bottom-0 end-0" data-type="raise" data-id="3-14"&gt;^&lt;/button&gt;&lt;/div&gt;</text:p>
          </table:table-cell>
          <table:table-cell table:formula="of:=CONCATENATE([$HTML.$A$3];[.F243];[$HTML.$B$3];[.H243];[$HTML.$C$3];[.J243];[$HTML.$D$3];[.N243];[$HTML.$E$3];[.B243];[$HTML.$F$3];[.D243];[$HTML.$G$3];[.B243];[$HTML.$H$3];[.B243];[$HTML.$I$3];[.B243];[$HTML.$J$3];[.B243];[$HTML.$K$3];[.B243];[$HTML.$L$3];[.B243];[$HTML.$M$3];[.B243];[$HTML.$N$3];[.B243];[$HTML.$O$3])" office:value-type="string" office:string-value="&lt;tr data-expansion=&quot;35&quot; data-type=&quot;1&quot; data-color=&quot;2&quot; data-term=&quot;0&quot;&gt;&lt;td&gt;3-14&lt;/td&gt;&lt;td&gt;ジョージ・スチーブンソン&lt;/td&gt;&lt;td&gt;&lt;div class=&quot;input-group&quot;&gt;&lt;button type=&quot;button&quot; class=&quot;btn btn-outline-secondary btn-number&quot; data-type=&quot;minus&quot; data-deck=&quot;main&quot; data-id=&quot;3-14&quot; disabled&gt;-&lt;/button&gt;&lt;input type=&quot;text&quot; class=&quot;form-control input-number&quot; name=&quot;table-main-3-14-num-copies&quot; data-deck=&quot;main&quot; data-id=&quot;3-14&quot; value=&quot;0&quot; min=&quot;0&quot; readonly /&gt;&lt;button type=&quot;button&quot; class=&quot;btn btn-outline-secondary btn-number&quot; data-type=&quot;plus&quot; data-deck=&quot;main&quot; data-id=&quot;3-14&quot;&gt;+&lt;/button&gt;&lt;/div&gt;&lt;/td&gt;&lt;td&gt;&lt;div class=&quot;input-group&quot;&gt;&lt;button type=&quot;button&quot; class=&quot;btn btn-outline-secondary btn-number&quot; data-type=&quot;minus&quot; data-deck=&quot;side&quot; data-id=&quot;3-14&quot; disabled&gt;-&lt;/button&gt;&lt;input type=&quot;text&quot; class=&quot;form-control input-number&quot; name=&quot;table-side-3-14-num-copies&quot; data-deck=&quot;side&quot; data-id=&quot;3-14&quot; value=&quot;0&quot; min=&quot;0&quot; readonly /&gt;&lt;button type=&quot;button&quot; class=&quot;btn btn-outline-secondary btn-number&quot; data-type=&quot;plus&quot; data-deck=&quot;side&quot; data-id=&quot;3-14&quot;&gt;+&lt;/button&gt;&lt;/div&gt;&lt;/td&gt;&lt;/tr&gt;" calcext:value-type="string">
            <text:p>&lt;tr data-expansion="35" data-type="1" data-color="2" data-term="0"&gt;&lt;td&gt;3-14&lt;/td&gt;&lt;td&gt;ジョージ・スチーブンソン&lt;/td&gt;&lt;td&gt;&lt;div class="input-group"&gt;&lt;button type="button" class="btn btn-outline-secondary btn-number" data-type="minus" data-deck="main" data-id="3-14" disabled&gt;-&lt;/button&gt;&lt;input type="text" class="form-control input-number" name="table-main-3-14-num-copies" data-deck="main" data-id="3-14" value="0" min="0" readonly /&gt;&lt;button type="button" class="btn btn-outline-secondary btn-number" data-type="plus" data-deck="main" data-id="3-14"&gt;+&lt;/button&gt;&lt;/div&gt;&lt;/td&gt;&lt;td&gt;&lt;div class="input-group"&gt;&lt;button type="button" class="btn btn-outline-secondary btn-number" data-type="minus" data-deck="side" data-id="3-14" disabled&gt;-&lt;/button&gt;&lt;input type="text" class="form-control input-number" name="table-side-3-14-num-copies" data-deck="side" data-id="3-14" value="0" min="0" readonly /&gt;&lt;button type="button" class="btn btn-outline-secondary btn-number" data-type="plus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O244];[$HTML.$C$1];[.$B244];[$HTML.$D$1];[.$B244];[$HTML.$E$1];[.$B244];[$HTML.$F$1];[.$B244];[$HTML.$G$1])" office:value-type="string" office:string-value="&lt;div class=&quot;container-card position-relative me-2 mb-2&quot; id=&quot;main-3-15&quot;&gt;&lt;img class=&quot;d-block&quot; width=&quot;80&quot; height=&quot;112&quot; src=&quot;https://one-draw.jp/ijinden/cardlist/003/card/03_015.png&quot; /&gt;&lt;div class=&quot;container-num-copies position-absolute bottom-0 start-0 px-1&quot; id=&quot;main-3-15-num-copies&quot;&gt;0&lt;/div&gt;&lt;button type=&quot;button&quot; class=&quot;btn btn-secondary btn-number btn-sm btn-pop position-absolute top-0 start-0&quot; data-type=&quot;minus&quot; data-deck=&quot;main&quot; data-id=&quot;3-15&quot;&gt;-&lt;/button&gt;&lt;button type=&quot;button&quot; class=&quot;btn btn-secondary btn-number btn-sm btn-push position-absolute top-0 end-0&quot; data-type=&quot;plus&quot; data-deck=&quot;main&quot; data-id=&quot;3-15&quot;&gt;+&lt;/button&gt;&lt;button type=&quot;button&quot; class=&quot;btn btn-secondary btn-number btn-sm btn-drop position-absolute bottom-0 end-0&quot; data-type=&quot;drop&quot; data-id=&quot;3-15&quot;&gt;v&lt;/button&gt;&lt;/div&gt;" calcext:value-type="string">
            <text:p>&lt;div class="container-card position-relative me-2 mb-2" id="main-3-15"&gt;&lt;img class="d-block" width="80" height="112" src="https://one-draw.jp/ijinden/cardlist/003/card/03_015.png" /&gt;&lt;div class="container-num-copies position-absolute bottom-0 start-0 px-1" id="main-3-15-num-copies"&gt;0&lt;/div&gt;&lt;button type="button" class="btn btn-secondary btn-number btn-sm btn-pop position-absolute top-0 start-0" data-type="minus" data-deck="main" data-id="3-15"&gt;-&lt;/button&gt;&lt;button type="button" class="btn btn-secondary btn-number btn-sm btn-push position-absolute top-0 end-0" data-type="plus" data-deck="main" data-id="3-15"&gt;+&lt;/button&gt;&lt;button type="button" class="btn btn-secondary btn-number btn-sm btn-drop position-absolute bottom-0 end-0" data-type="drop" data-id="3-15"&gt;v&lt;/button&gt;&lt;/div&gt;</text:p>
          </table:table-cell>
          <table:table-cell table:formula="of:=CONCATENATE([$HTML.$A$2];[.$B244];[$HTML.$B$2];[.$O244];[$HTML.$C$2];[.$B244];[$HTML.$D$2];[.$B244];[$HTML.$E$2];[.$B244];[$HTML.$F$2];[.$B244];[$HTML.$G$2])" office:value-type="string" office:string-value="&lt;div class=&quot;container-card position-relative me-2 mb-2&quot; id=&quot;side-3-15&quot;&gt;&lt;img class=&quot;d-block&quot; width=&quot;80&quot; height=&quot;112&quot; src=&quot;https://one-draw.jp/ijinden/cardlist/003/card/03_015.png&quot; /&gt;&lt;div class=&quot;container-num-copies position-absolute bottom-0 start-0 px-1&quot; id=&quot;side-3-15-num-copies&quot;&gt;0&lt;/div&gt;&lt;button type=&quot;button&quot; class=&quot;btn btn-secondary btn-number btn-sm btn-pop position-absolute top-0 start-0&quot; data-type=&quot;minus&quot; data-deck=&quot;side&quot; data-id=&quot;3-15&quot;&gt;-&lt;/button&gt;&lt;button type=&quot;button&quot; class=&quot;btn btn-secondary btn-number btn-sm btn-push position-absolute top-0 end-0&quot; data-type=&quot;plus&quot; data-deck=&quot;side&quot; data-id=&quot;3-15&quot;&gt;+&lt;/button&gt;&lt;button type=&quot;button&quot; class=&quot;btn btn-secondary btn-number btn-sm btn-raise position-absolute bottom-0 end-0&quot; data-type=&quot;raise&quot; data-id=&quot;3-15&quot;&gt;^&lt;/button&gt;&lt;/div&gt;" calcext:value-type="string">
            <text:p>&lt;div class="container-card position-relative me-2 mb-2" id="side-3-15"&gt;&lt;img class="d-block" width="80" height="112" src="https://one-draw.jp/ijinden/cardlist/003/card/03_015.png" /&gt;&lt;div class="container-num-copies position-absolute bottom-0 start-0 px-1" id="side-3-15-num-copies"&gt;0&lt;/div&gt;&lt;button type="button" class="btn btn-secondary btn-number btn-sm btn-pop position-absolute top-0 start-0" data-type="minus" data-deck="side" data-id="3-15"&gt;-&lt;/button&gt;&lt;button type="button" class="btn btn-secondary btn-number btn-sm btn-push position-absolute top-0 end-0" data-type="plus" data-deck="side" data-id="3-15"&gt;+&lt;/button&gt;&lt;button type="button" class="btn btn-secondary btn-number btn-sm btn-raise position-absolute bottom-0 end-0" data-type="raise" data-id="3-15"&gt;^&lt;/button&gt;&lt;/div&gt;</text:p>
          </table:table-cell>
          <table:table-cell table:formula="of:=CONCATENATE([$HTML.$A$3];[.F244];[$HTML.$B$3];[.H244];[$HTML.$C$3];[.J244];[$HTML.$D$3];[.N244];[$HTML.$E$3];[.B244];[$HTML.$F$3];[.D244];[$HTML.$G$3];[.B244];[$HTML.$H$3];[.B244];[$HTML.$I$3];[.B244];[$HTML.$J$3];[.B244];[$HTML.$K$3];[.B244];[$HTML.$L$3];[.B244];[$HTML.$M$3];[.B244];[$HTML.$N$3];[.B244];[$HTML.$O$3])" office:value-type="string" office:string-value="&lt;tr data-expansion=&quot;35&quot; data-type=&quot;1&quot; data-color=&quot;2&quot; data-term=&quot;0&quot;&gt;&lt;td&gt;3-15&lt;/td&gt;&lt;td&gt;淀殿&lt;/td&gt;&lt;td&gt;&lt;div class=&quot;input-group&quot;&gt;&lt;button type=&quot;button&quot; class=&quot;btn btn-outline-secondary btn-number&quot; data-type=&quot;minus&quot; data-deck=&quot;main&quot; data-id=&quot;3-15&quot; disabled&gt;-&lt;/button&gt;&lt;input type=&quot;text&quot; class=&quot;form-control input-number&quot; name=&quot;table-main-3-15-num-copies&quot; data-deck=&quot;main&quot; data-id=&quot;3-15&quot; value=&quot;0&quot; min=&quot;0&quot; readonly /&gt;&lt;button type=&quot;button&quot; class=&quot;btn btn-outline-secondary btn-number&quot; data-type=&quot;plus&quot; data-deck=&quot;main&quot; data-id=&quot;3-15&quot;&gt;+&lt;/button&gt;&lt;/div&gt;&lt;/td&gt;&lt;td&gt;&lt;div class=&quot;input-group&quot;&gt;&lt;button type=&quot;button&quot; class=&quot;btn btn-outline-secondary btn-number&quot; data-type=&quot;minus&quot; data-deck=&quot;side&quot; data-id=&quot;3-15&quot; disabled&gt;-&lt;/button&gt;&lt;input type=&quot;text&quot; class=&quot;form-control input-number&quot; name=&quot;table-side-3-15-num-copies&quot; data-deck=&quot;side&quot; data-id=&quot;3-15&quot; value=&quot;0&quot; min=&quot;0&quot; readonly /&gt;&lt;button type=&quot;button&quot; class=&quot;btn btn-outline-secondary btn-number&quot; data-type=&quot;plus&quot; data-deck=&quot;side&quot; data-id=&quot;3-15&quot;&gt;+&lt;/button&gt;&lt;/div&gt;&lt;/td&gt;&lt;/tr&gt;" calcext:value-type="string">
            <text:p>&lt;tr data-expansion="35" data-type="1" data-color="2" data-term="0"&gt;&lt;td&gt;3-15&lt;/td&gt;&lt;td&gt;淀殿&lt;/td&gt;&lt;td&gt;&lt;div class="input-group"&gt;&lt;button type="button" class="btn btn-outline-secondary btn-number" data-type="minus" data-deck="main" data-id="3-15" disabled&gt;-&lt;/button&gt;&lt;input type="text" class="form-control input-number" name="table-main-3-15-num-copies" data-deck="main" data-id="3-15" value="0" min="0" readonly /&gt;&lt;button type="button" class="btn btn-outline-secondary btn-number" data-type="plus" data-deck="main" data-id="3-15"&gt;+&lt;/button&gt;&lt;/div&gt;&lt;/td&gt;&lt;td&gt;&lt;div class="input-group"&gt;&lt;button type="button" class="btn btn-outline-secondary btn-number" data-type="minus" data-deck="side" data-id="3-15" disabled&gt;-&lt;/button&gt;&lt;input type="text" class="form-control input-number" name="table-side-3-15-num-copies" data-deck="side" data-id="3-15" value="0" min="0" readonly /&gt;&lt;button type="button" class="btn btn-outline-secondary btn-number" data-type="plus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O245];[$HTML.$C$1];[.$B245];[$HTML.$D$1];[.$B245];[$HTML.$E$1];[.$B245];[$HTML.$F$1];[.$B245];[$HTML.$G$1])" office:value-type="string" office:string-value="&lt;div class=&quot;container-card position-relative me-2 mb-2&quot; id=&quot;main-3-16&quot;&gt;&lt;img class=&quot;d-block&quot; width=&quot;80&quot; height=&quot;112&quot; src=&quot;https://one-draw.jp/ijinden/cardlist/003/card/03_016.png&quot; /&gt;&lt;div class=&quot;container-num-copies position-absolute bottom-0 start-0 px-1&quot; id=&quot;main-3-16-num-copies&quot;&gt;0&lt;/div&gt;&lt;button type=&quot;button&quot; class=&quot;btn btn-secondary btn-number btn-sm btn-pop position-absolute top-0 start-0&quot; data-type=&quot;minus&quot; data-deck=&quot;main&quot; data-id=&quot;3-16&quot;&gt;-&lt;/button&gt;&lt;button type=&quot;button&quot; class=&quot;btn btn-secondary btn-number btn-sm btn-push position-absolute top-0 end-0&quot; data-type=&quot;plus&quot; data-deck=&quot;main&quot; data-id=&quot;3-16&quot;&gt;+&lt;/button&gt;&lt;button type=&quot;button&quot; class=&quot;btn btn-secondary btn-number btn-sm btn-drop position-absolute bottom-0 end-0&quot; data-type=&quot;drop&quot; data-id=&quot;3-16&quot;&gt;v&lt;/button&gt;&lt;/div&gt;" calcext:value-type="string">
            <text:p>&lt;div class="container-card position-relative me-2 mb-2" id="main-3-16"&gt;&lt;img class="d-block" width="80" height="112" src="https://one-draw.jp/ijinden/cardlist/003/card/03_016.png" /&gt;&lt;div class="container-num-copies position-absolute bottom-0 start-0 px-1" id="main-3-16-num-copies"&gt;0&lt;/div&gt;&lt;button type="button" class="btn btn-secondary btn-number btn-sm btn-pop position-absolute top-0 start-0" data-type="minus" data-deck="main" data-id="3-16"&gt;-&lt;/button&gt;&lt;button type="button" class="btn btn-secondary btn-number btn-sm btn-push position-absolute top-0 end-0" data-type="plus" data-deck="main" data-id="3-16"&gt;+&lt;/button&gt;&lt;button type="button" class="btn btn-secondary btn-number btn-sm btn-drop position-absolute bottom-0 end-0" data-type="drop" data-id="3-16"&gt;v&lt;/button&gt;&lt;/div&gt;</text:p>
          </table:table-cell>
          <table:table-cell table:formula="of:=CONCATENATE([$HTML.$A$2];[.$B245];[$HTML.$B$2];[.$O245];[$HTML.$C$2];[.$B245];[$HTML.$D$2];[.$B245];[$HTML.$E$2];[.$B245];[$HTML.$F$2];[.$B245];[$HTML.$G$2])" office:value-type="string" office:string-value="&lt;div class=&quot;container-card position-relative me-2 mb-2&quot; id=&quot;side-3-16&quot;&gt;&lt;img class=&quot;d-block&quot; width=&quot;80&quot; height=&quot;112&quot; src=&quot;https://one-draw.jp/ijinden/cardlist/003/card/03_016.png&quot; /&gt;&lt;div class=&quot;container-num-copies position-absolute bottom-0 start-0 px-1&quot; id=&quot;side-3-16-num-copies&quot;&gt;0&lt;/div&gt;&lt;button type=&quot;button&quot; class=&quot;btn btn-secondary btn-number btn-sm btn-pop position-absolute top-0 start-0&quot; data-type=&quot;minus&quot; data-deck=&quot;side&quot; data-id=&quot;3-16&quot;&gt;-&lt;/button&gt;&lt;button type=&quot;button&quot; class=&quot;btn btn-secondary btn-number btn-sm btn-push position-absolute top-0 end-0&quot; data-type=&quot;plus&quot; data-deck=&quot;side&quot; data-id=&quot;3-16&quot;&gt;+&lt;/button&gt;&lt;button type=&quot;button&quot; class=&quot;btn btn-secondary btn-number btn-sm btn-raise position-absolute bottom-0 end-0&quot; data-type=&quot;raise&quot; data-id=&quot;3-16&quot;&gt;^&lt;/button&gt;&lt;/div&gt;" calcext:value-type="string">
            <text:p>&lt;div class="container-card position-relative me-2 mb-2" id="side-3-16"&gt;&lt;img class="d-block" width="80" height="112" src="https://one-draw.jp/ijinden/cardlist/003/card/03_016.png" /&gt;&lt;div class="container-num-copies position-absolute bottom-0 start-0 px-1" id="side-3-16-num-copies"&gt;0&lt;/div&gt;&lt;button type="button" class="btn btn-secondary btn-number btn-sm btn-pop position-absolute top-0 start-0" data-type="minus" data-deck="side" data-id="3-16"&gt;-&lt;/button&gt;&lt;button type="button" class="btn btn-secondary btn-number btn-sm btn-push position-absolute top-0 end-0" data-type="plus" data-deck="side" data-id="3-16"&gt;+&lt;/button&gt;&lt;button type="button" class="btn btn-secondary btn-number btn-sm btn-raise position-absolute bottom-0 end-0" data-type="raise" data-id="3-16"&gt;^&lt;/button&gt;&lt;/div&gt;</text:p>
          </table:table-cell>
          <table:table-cell table:formula="of:=CONCATENATE([$HTML.$A$3];[.F245];[$HTML.$B$3];[.H245];[$HTML.$C$3];[.J245];[$HTML.$D$3];[.N245];[$HTML.$E$3];[.B245];[$HTML.$F$3];[.D245];[$HTML.$G$3];[.B245];[$HTML.$H$3];[.B245];[$HTML.$I$3];[.B245];[$HTML.$J$3];[.B245];[$HTML.$K$3];[.B245];[$HTML.$L$3];[.B245];[$HTML.$M$3];[.B245];[$HTML.$N$3];[.B245];[$HTML.$O$3])" office:value-type="string" office:string-value="&lt;tr data-expansion=&quot;35&quot; data-type=&quot;1&quot; data-color=&quot;2&quot; data-term=&quot;0&quot;&gt;&lt;td&gt;3-16&lt;/td&gt;&lt;td&gt;ジョージ・ワシントン&lt;/td&gt;&lt;td&gt;&lt;div class=&quot;input-group&quot;&gt;&lt;button type=&quot;button&quot; class=&quot;btn btn-outline-secondary btn-number&quot; data-type=&quot;minus&quot; data-deck=&quot;main&quot; data-id=&quot;3-16&quot; disabled&gt;-&lt;/button&gt;&lt;input type=&quot;text&quot; class=&quot;form-control input-number&quot; name=&quot;table-main-3-16-num-copies&quot; data-deck=&quot;main&quot; data-id=&quot;3-16&quot; value=&quot;0&quot; min=&quot;0&quot; readonly /&gt;&lt;button type=&quot;button&quot; class=&quot;btn btn-outline-secondary btn-number&quot; data-type=&quot;plus&quot; data-deck=&quot;main&quot; data-id=&quot;3-16&quot;&gt;+&lt;/button&gt;&lt;/div&gt;&lt;/td&gt;&lt;td&gt;&lt;div class=&quot;input-group&quot;&gt;&lt;button type=&quot;button&quot; class=&quot;btn btn-outline-secondary btn-number&quot; data-type=&quot;minus&quot; data-deck=&quot;side&quot; data-id=&quot;3-16&quot; disabled&gt;-&lt;/button&gt;&lt;input type=&quot;text&quot; class=&quot;form-control input-number&quot; name=&quot;table-side-3-16-num-copies&quot; data-deck=&quot;side&quot; data-id=&quot;3-16&quot; value=&quot;0&quot; min=&quot;0&quot; readonly /&gt;&lt;button type=&quot;button&quot; class=&quot;btn btn-outline-secondary btn-number&quot; data-type=&quot;plus&quot; data-deck=&quot;side&quot; data-id=&quot;3-16&quot;&gt;+&lt;/button&gt;&lt;/div&gt;&lt;/td&gt;&lt;/tr&gt;" calcext:value-type="string">
            <text:p>&lt;tr data-expansion="35" data-type="1" data-color="2" data-term="0"&gt;&lt;td&gt;3-16&lt;/td&gt;&lt;td&gt;ジョージ・ワシントン&lt;/td&gt;&lt;td&gt;&lt;div class="input-group"&gt;&lt;button type="button" class="btn btn-outline-secondary btn-number" data-type="minus" data-deck="main" data-id="3-16" disabled&gt;-&lt;/button&gt;&lt;input type="text" class="form-control input-number" name="table-main-3-16-num-copies" data-deck="main" data-id="3-16" value="0" min="0" readonly /&gt;&lt;button type="button" class="btn btn-outline-secondary btn-number" data-type="plus" data-deck="main" data-id="3-16"&gt;+&lt;/button&gt;&lt;/div&gt;&lt;/td&gt;&lt;td&gt;&lt;div class="input-group"&gt;&lt;button type="button" class="btn btn-outline-secondary btn-number" data-type="minus" data-deck="side" data-id="3-16" disabled&gt;-&lt;/button&gt;&lt;input type="text" class="form-control input-number" name="table-side-3-16-num-copies" data-deck="side" data-id="3-16" value="0" min="0" readonly /&gt;&lt;button type="button" class="btn btn-outline-secondary btn-number" data-type="plus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O246];[$HTML.$C$1];[.$B246];[$HTML.$D$1];[.$B246];[$HTML.$E$1];[.$B246];[$HTML.$F$1];[.$B246];[$HTML.$G$1])" office:value-type="string" office:string-value="&lt;div class=&quot;container-card position-relative me-2 mb-2&quot; id=&quot;main-3-17&quot;&gt;&lt;img class=&quot;d-block&quot; width=&quot;80&quot; height=&quot;112&quot; src=&quot;https://one-draw.jp/ijinden/cardlist/003/card/03_017.png&quot; /&gt;&lt;div class=&quot;container-num-copies position-absolute bottom-0 start-0 px-1&quot; id=&quot;main-3-17-num-copies&quot;&gt;0&lt;/div&gt;&lt;button type=&quot;button&quot; class=&quot;btn btn-secondary btn-number btn-sm btn-pop position-absolute top-0 start-0&quot; data-type=&quot;minus&quot; data-deck=&quot;main&quot; data-id=&quot;3-17&quot;&gt;-&lt;/button&gt;&lt;button type=&quot;button&quot; class=&quot;btn btn-secondary btn-number btn-sm btn-push position-absolute top-0 end-0&quot; data-type=&quot;plus&quot; data-deck=&quot;main&quot; data-id=&quot;3-17&quot;&gt;+&lt;/button&gt;&lt;button type=&quot;button&quot; class=&quot;btn btn-secondary btn-number btn-sm btn-drop position-absolute bottom-0 end-0&quot; data-type=&quot;drop&quot; data-id=&quot;3-17&quot;&gt;v&lt;/button&gt;&lt;/div&gt;" calcext:value-type="string">
            <text:p>&lt;div class="container-card position-relative me-2 mb-2" id="main-3-17"&gt;&lt;img class="d-block" width="80" height="112" src="https://one-draw.jp/ijinden/cardlist/003/card/03_017.png" /&gt;&lt;div class="container-num-copies position-absolute bottom-0 start-0 px-1" id="main-3-17-num-copies"&gt;0&lt;/div&gt;&lt;button type="button" class="btn btn-secondary btn-number btn-sm btn-pop position-absolute top-0 start-0" data-type="minus" data-deck="main" data-id="3-17"&gt;-&lt;/button&gt;&lt;button type="button" class="btn btn-secondary btn-number btn-sm btn-push position-absolute top-0 end-0" data-type="plus" data-deck="main" data-id="3-17"&gt;+&lt;/button&gt;&lt;button type="button" class="btn btn-secondary btn-number btn-sm btn-drop position-absolute bottom-0 end-0" data-type="drop" data-id="3-17"&gt;v&lt;/button&gt;&lt;/div&gt;</text:p>
          </table:table-cell>
          <table:table-cell table:formula="of:=CONCATENATE([$HTML.$A$2];[.$B246];[$HTML.$B$2];[.$O246];[$HTML.$C$2];[.$B246];[$HTML.$D$2];[.$B246];[$HTML.$E$2];[.$B246];[$HTML.$F$2];[.$B246];[$HTML.$G$2])" office:value-type="string" office:string-value="&lt;div class=&quot;container-card position-relative me-2 mb-2&quot; id=&quot;side-3-17&quot;&gt;&lt;img class=&quot;d-block&quot; width=&quot;80&quot; height=&quot;112&quot; src=&quot;https://one-draw.jp/ijinden/cardlist/003/card/03_017.png&quot; /&gt;&lt;div class=&quot;container-num-copies position-absolute bottom-0 start-0 px-1&quot; id=&quot;side-3-17-num-copies&quot;&gt;0&lt;/div&gt;&lt;button type=&quot;button&quot; class=&quot;btn btn-secondary btn-number btn-sm btn-pop position-absolute top-0 start-0&quot; data-type=&quot;minus&quot; data-deck=&quot;side&quot; data-id=&quot;3-17&quot;&gt;-&lt;/button&gt;&lt;button type=&quot;button&quot; class=&quot;btn btn-secondary btn-number btn-sm btn-push position-absolute top-0 end-0&quot; data-type=&quot;plus&quot; data-deck=&quot;side&quot; data-id=&quot;3-17&quot;&gt;+&lt;/button&gt;&lt;button type=&quot;button&quot; class=&quot;btn btn-secondary btn-number btn-sm btn-raise position-absolute bottom-0 end-0&quot; data-type=&quot;raise&quot; data-id=&quot;3-17&quot;&gt;^&lt;/button&gt;&lt;/div&gt;" calcext:value-type="string">
            <text:p>&lt;div class="container-card position-relative me-2 mb-2" id="side-3-17"&gt;&lt;img class="d-block" width="80" height="112" src="https://one-draw.jp/ijinden/cardlist/003/card/03_017.png" /&gt;&lt;div class="container-num-copies position-absolute bottom-0 start-0 px-1" id="side-3-17-num-copies"&gt;0&lt;/div&gt;&lt;button type="button" class="btn btn-secondary btn-number btn-sm btn-pop position-absolute top-0 start-0" data-type="minus" data-deck="side" data-id="3-17"&gt;-&lt;/button&gt;&lt;button type="button" class="btn btn-secondary btn-number btn-sm btn-push position-absolute top-0 end-0" data-type="plus" data-deck="side" data-id="3-17"&gt;+&lt;/button&gt;&lt;button type="button" class="btn btn-secondary btn-number btn-sm btn-raise position-absolute bottom-0 end-0" data-type="raise" data-id="3-17"&gt;^&lt;/button&gt;&lt;/div&gt;</text:p>
          </table:table-cell>
          <table:table-cell table:formula="of:=CONCATENATE([$HTML.$A$3];[.F246];[$HTML.$B$3];[.H246];[$HTML.$C$3];[.J246];[$HTML.$D$3];[.N246];[$HTML.$E$3];[.B246];[$HTML.$F$3];[.D246];[$HTML.$G$3];[.B246];[$HTML.$H$3];[.B246];[$HTML.$I$3];[.B246];[$HTML.$J$3];[.B246];[$HTML.$K$3];[.B246];[$HTML.$L$3];[.B246];[$HTML.$M$3];[.B246];[$HTML.$N$3];[.B246];[$HTML.$O$3])" office:value-type="string" office:string-value="&lt;tr data-expansion=&quot;35&quot; data-type=&quot;1&quot; data-color=&quot;2&quot; data-term=&quot;3&quot;&gt;&lt;td&gt;3-17&lt;/td&gt;&lt;td&gt;大塩平八郎&lt;/td&gt;&lt;td&gt;&lt;div class=&quot;input-group&quot;&gt;&lt;button type=&quot;button&quot; class=&quot;btn btn-outline-secondary btn-number&quot; data-type=&quot;minus&quot; data-deck=&quot;main&quot; data-id=&quot;3-17&quot; disabled&gt;-&lt;/button&gt;&lt;input type=&quot;text&quot; class=&quot;form-control input-number&quot; name=&quot;table-main-3-17-num-copies&quot; data-deck=&quot;main&quot; data-id=&quot;3-17&quot; value=&quot;0&quot; min=&quot;0&quot; readonly /&gt;&lt;button type=&quot;button&quot; class=&quot;btn btn-outline-secondary btn-number&quot; data-type=&quot;plus&quot; data-deck=&quot;main&quot; data-id=&quot;3-17&quot;&gt;+&lt;/button&gt;&lt;/div&gt;&lt;/td&gt;&lt;td&gt;&lt;div class=&quot;input-group&quot;&gt;&lt;button type=&quot;button&quot; class=&quot;btn btn-outline-secondary btn-number&quot; data-type=&quot;minus&quot; data-deck=&quot;side&quot; data-id=&quot;3-17&quot; disabled&gt;-&lt;/button&gt;&lt;input type=&quot;text&quot; class=&quot;form-control input-number&quot; name=&quot;table-side-3-17-num-copies&quot; data-deck=&quot;side&quot; data-id=&quot;3-17&quot; value=&quot;0&quot; min=&quot;0&quot; readonly /&gt;&lt;button type=&quot;button&quot; class=&quot;btn btn-outline-secondary btn-number&quot; data-type=&quot;plus&quot; data-deck=&quot;side&quot; data-id=&quot;3-17&quot;&gt;+&lt;/button&gt;&lt;/div&gt;&lt;/td&gt;&lt;/tr&gt;" calcext:value-type="string">
            <text:p>&lt;tr data-expansion="35" data-type="1" data-color="2" data-term="3"&gt;&lt;td&gt;3-17&lt;/td&gt;&lt;td&gt;大塩平八郎&lt;/td&gt;&lt;td&gt;&lt;div class="input-group"&gt;&lt;button type="button" class="btn btn-outline-secondary btn-number" data-type="minus" data-deck="main" data-id="3-17" disabled&gt;-&lt;/button&gt;&lt;input type="text" class="form-control input-number" name="table-main-3-17-num-copies" data-deck="main" data-id="3-17" value="0" min="0" readonly /&gt;&lt;button type="button" class="btn btn-outline-secondary btn-number" data-type="plus" data-deck="main" data-id="3-17"&gt;+&lt;/button&gt;&lt;/div&gt;&lt;/td&gt;&lt;td&gt;&lt;div class="input-group"&gt;&lt;button type="button" class="btn btn-outline-secondary btn-number" data-type="minus" data-deck="side" data-id="3-17" disabled&gt;-&lt;/button&gt;&lt;input type="text" class="form-control input-number" name="table-side-3-17-num-copies" data-deck="side" data-id="3-17" value="0" min="0" readonly /&gt;&lt;button type="button" class="btn btn-outline-secondary btn-number" data-type="plus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O247];[$HTML.$C$1];[.$B247];[$HTML.$D$1];[.$B247];[$HTML.$E$1];[.$B247];[$HTML.$F$1];[.$B247];[$HTML.$G$1])" office:value-type="string" office:string-value="&lt;div class=&quot;container-card position-relative me-2 mb-2&quot; id=&quot;main-3-18&quot;&gt;&lt;img class=&quot;d-block&quot; width=&quot;80&quot; height=&quot;112&quot; src=&quot;https://one-draw.jp/ijinden/cardlist/003/card/03_018.png&quot; /&gt;&lt;div class=&quot;container-num-copies position-absolute bottom-0 start-0 px-1&quot; id=&quot;main-3-18-num-copies&quot;&gt;0&lt;/div&gt;&lt;button type=&quot;button&quot; class=&quot;btn btn-secondary btn-number btn-sm btn-pop position-absolute top-0 start-0&quot; data-type=&quot;minus&quot; data-deck=&quot;main&quot; data-id=&quot;3-18&quot;&gt;-&lt;/button&gt;&lt;button type=&quot;button&quot; class=&quot;btn btn-secondary btn-number btn-sm btn-push position-absolute top-0 end-0&quot; data-type=&quot;plus&quot; data-deck=&quot;main&quot; data-id=&quot;3-18&quot;&gt;+&lt;/button&gt;&lt;button type=&quot;button&quot; class=&quot;btn btn-secondary btn-number btn-sm btn-drop position-absolute bottom-0 end-0&quot; data-type=&quot;drop&quot; data-id=&quot;3-18&quot;&gt;v&lt;/button&gt;&lt;/div&gt;" calcext:value-type="string">
            <text:p>&lt;div class="container-card position-relative me-2 mb-2" id="main-3-18"&gt;&lt;img class="d-block" width="80" height="112" src="https://one-draw.jp/ijinden/cardlist/003/card/03_018.png" /&gt;&lt;div class="container-num-copies position-absolute bottom-0 start-0 px-1" id="main-3-18-num-copies"&gt;0&lt;/div&gt;&lt;button type="button" class="btn btn-secondary btn-number btn-sm btn-pop position-absolute top-0 start-0" data-type="minus" data-deck="main" data-id="3-18"&gt;-&lt;/button&gt;&lt;button type="button" class="btn btn-secondary btn-number btn-sm btn-push position-absolute top-0 end-0" data-type="plus" data-deck="main" data-id="3-18"&gt;+&lt;/button&gt;&lt;button type="button" class="btn btn-secondary btn-number btn-sm btn-drop position-absolute bottom-0 end-0" data-type="drop" data-id="3-18"&gt;v&lt;/button&gt;&lt;/div&gt;</text:p>
          </table:table-cell>
          <table:table-cell table:formula="of:=CONCATENATE([$HTML.$A$2];[.$B247];[$HTML.$B$2];[.$O247];[$HTML.$C$2];[.$B247];[$HTML.$D$2];[.$B247];[$HTML.$E$2];[.$B247];[$HTML.$F$2];[.$B247];[$HTML.$G$2])" office:value-type="string" office:string-value="&lt;div class=&quot;container-card position-relative me-2 mb-2&quot; id=&quot;side-3-18&quot;&gt;&lt;img class=&quot;d-block&quot; width=&quot;80&quot; height=&quot;112&quot; src=&quot;https://one-draw.jp/ijinden/cardlist/003/card/03_018.png&quot; /&gt;&lt;div class=&quot;container-num-copies position-absolute bottom-0 start-0 px-1&quot; id=&quot;side-3-18-num-copies&quot;&gt;0&lt;/div&gt;&lt;button type=&quot;button&quot; class=&quot;btn btn-secondary btn-number btn-sm btn-pop position-absolute top-0 start-0&quot; data-type=&quot;minus&quot; data-deck=&quot;side&quot; data-id=&quot;3-18&quot;&gt;-&lt;/button&gt;&lt;button type=&quot;button&quot; class=&quot;btn btn-secondary btn-number btn-sm btn-push position-absolute top-0 end-0&quot; data-type=&quot;plus&quot; data-deck=&quot;side&quot; data-id=&quot;3-18&quot;&gt;+&lt;/button&gt;&lt;button type=&quot;button&quot; class=&quot;btn btn-secondary btn-number btn-sm btn-raise position-absolute bottom-0 end-0&quot; data-type=&quot;raise&quot; data-id=&quot;3-18&quot;&gt;^&lt;/button&gt;&lt;/div&gt;" calcext:value-type="string">
            <text:p>&lt;div class="container-card position-relative me-2 mb-2" id="side-3-18"&gt;&lt;img class="d-block" width="80" height="112" src="https://one-draw.jp/ijinden/cardlist/003/card/03_018.png" /&gt;&lt;div class="container-num-copies position-absolute bottom-0 start-0 px-1" id="side-3-18-num-copies"&gt;0&lt;/div&gt;&lt;button type="button" class="btn btn-secondary btn-number btn-sm btn-pop position-absolute top-0 start-0" data-type="minus" data-deck="side" data-id="3-18"&gt;-&lt;/button&gt;&lt;button type="button" class="btn btn-secondary btn-number btn-sm btn-push position-absolute top-0 end-0" data-type="plus" data-deck="side" data-id="3-18"&gt;+&lt;/button&gt;&lt;button type="button" class="btn btn-secondary btn-number btn-sm btn-raise position-absolute bottom-0 end-0" data-type="raise" data-id="3-18"&gt;^&lt;/button&gt;&lt;/div&gt;</text:p>
          </table:table-cell>
          <table:table-cell table:formula="of:=CONCATENATE([$HTML.$A$3];[.F247];[$HTML.$B$3];[.H247];[$HTML.$C$3];[.J247];[$HTML.$D$3];[.N247];[$HTML.$E$3];[.B247];[$HTML.$F$3];[.D247];[$HTML.$G$3];[.B247];[$HTML.$H$3];[.B247];[$HTML.$I$3];[.B247];[$HTML.$J$3];[.B247];[$HTML.$K$3];[.B247];[$HTML.$L$3];[.B247];[$HTML.$M$3];[.B247];[$HTML.$N$3];[.B247];[$HTML.$O$3])" office:value-type="string" office:string-value="&lt;tr data-expansion=&quot;35&quot; data-type=&quot;1&quot; data-color=&quot;2&quot; data-term=&quot;0&quot;&gt;&lt;td&gt;3-18&lt;/td&gt;&lt;td&gt;水野忠邦&lt;/td&gt;&lt;td&gt;&lt;div class=&quot;input-group&quot;&gt;&lt;button type=&quot;button&quot; class=&quot;btn btn-outline-secondary btn-number&quot; data-type=&quot;minus&quot; data-deck=&quot;main&quot; data-id=&quot;3-18&quot; disabled&gt;-&lt;/button&gt;&lt;input type=&quot;text&quot; class=&quot;form-control input-number&quot; name=&quot;table-main-3-18-num-copies&quot; data-deck=&quot;main&quot; data-id=&quot;3-18&quot; value=&quot;0&quot; min=&quot;0&quot; readonly /&gt;&lt;button type=&quot;button&quot; class=&quot;btn btn-outline-secondary btn-number&quot; data-type=&quot;plus&quot; data-deck=&quot;main&quot; data-id=&quot;3-18&quot;&gt;+&lt;/button&gt;&lt;/div&gt;&lt;/td&gt;&lt;td&gt;&lt;div class=&quot;input-group&quot;&gt;&lt;button type=&quot;button&quot; class=&quot;btn btn-outline-secondary btn-number&quot; data-type=&quot;minus&quot; data-deck=&quot;side&quot; data-id=&quot;3-18&quot; disabled&gt;-&lt;/button&gt;&lt;input type=&quot;text&quot; class=&quot;form-control input-number&quot; name=&quot;table-side-3-18-num-copies&quot; data-deck=&quot;side&quot; data-id=&quot;3-18&quot; value=&quot;0&quot; min=&quot;0&quot; readonly /&gt;&lt;button type=&quot;button&quot; class=&quot;btn btn-outline-secondary btn-number&quot; data-type=&quot;plus&quot; data-deck=&quot;side&quot; data-id=&quot;3-18&quot;&gt;+&lt;/button&gt;&lt;/div&gt;&lt;/td&gt;&lt;/tr&gt;" calcext:value-type="string">
            <text:p>&lt;tr data-expansion="35" data-type="1" data-color="2" data-term="0"&gt;&lt;td&gt;3-18&lt;/td&gt;&lt;td&gt;水野忠邦&lt;/td&gt;&lt;td&gt;&lt;div class="input-group"&gt;&lt;button type="button" class="btn btn-outline-secondary btn-number" data-type="minus" data-deck="main" data-id="3-18" disabled&gt;-&lt;/button&gt;&lt;input type="text" class="form-control input-number" name="table-main-3-18-num-copies" data-deck="main" data-id="3-18" value="0" min="0" readonly /&gt;&lt;button type="button" class="btn btn-outline-secondary btn-number" data-type="plus" data-deck="main" data-id="3-18"&gt;+&lt;/button&gt;&lt;/div&gt;&lt;/td&gt;&lt;td&gt;&lt;div class="input-group"&gt;&lt;button type="button" class="btn btn-outline-secondary btn-number" data-type="minus" data-deck="side" data-id="3-18" disabled&gt;-&lt;/button&gt;&lt;input type="text" class="form-control input-number" name="table-side-3-18-num-copies" data-deck="side" data-id="3-18" value="0" min="0" readonly /&gt;&lt;button type="button" class="btn btn-outline-secondary btn-number" data-type="plus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O248];[$HTML.$C$1];[.$B248];[$HTML.$D$1];[.$B248];[$HTML.$E$1];[.$B248];[$HTML.$F$1];[.$B248];[$HTML.$G$1])" office:value-type="string" office:string-value="&lt;div class=&quot;container-card position-relative me-2 mb-2&quot; id=&quot;main-3-19&quot;&gt;&lt;img class=&quot;d-block&quot; width=&quot;80&quot; height=&quot;112&quot; src=&quot;https://one-draw.jp/ijinden/cardlist/003/card/03_019.png&quot; /&gt;&lt;div class=&quot;container-num-copies position-absolute bottom-0 start-0 px-1&quot; id=&quot;main-3-19-num-copies&quot;&gt;0&lt;/div&gt;&lt;button type=&quot;button&quot; class=&quot;btn btn-secondary btn-number btn-sm btn-pop position-absolute top-0 start-0&quot; data-type=&quot;minus&quot; data-deck=&quot;main&quot; data-id=&quot;3-19&quot;&gt;-&lt;/button&gt;&lt;button type=&quot;button&quot; class=&quot;btn btn-secondary btn-number btn-sm btn-push position-absolute top-0 end-0&quot; data-type=&quot;plus&quot; data-deck=&quot;main&quot; data-id=&quot;3-19&quot;&gt;+&lt;/button&gt;&lt;button type=&quot;button&quot; class=&quot;btn btn-secondary btn-number btn-sm btn-drop position-absolute bottom-0 end-0&quot; data-type=&quot;drop&quot; data-id=&quot;3-19&quot;&gt;v&lt;/button&gt;&lt;/div&gt;" calcext:value-type="string">
            <text:p>&lt;div class="container-card position-relative me-2 mb-2" id="main-3-19"&gt;&lt;img class="d-block" width="80" height="112" src="https://one-draw.jp/ijinden/cardlist/003/card/03_019.png" /&gt;&lt;div class="container-num-copies position-absolute bottom-0 start-0 px-1" id="main-3-19-num-copies"&gt;0&lt;/div&gt;&lt;button type="button" class="btn btn-secondary btn-number btn-sm btn-pop position-absolute top-0 start-0" data-type="minus" data-deck="main" data-id="3-19"&gt;-&lt;/button&gt;&lt;button type="button" class="btn btn-secondary btn-number btn-sm btn-push position-absolute top-0 end-0" data-type="plus" data-deck="main" data-id="3-19"&gt;+&lt;/button&gt;&lt;button type="button" class="btn btn-secondary btn-number btn-sm btn-drop position-absolute bottom-0 end-0" data-type="drop" data-id="3-19"&gt;v&lt;/button&gt;&lt;/div&gt;</text:p>
          </table:table-cell>
          <table:table-cell table:formula="of:=CONCATENATE([$HTML.$A$2];[.$B248];[$HTML.$B$2];[.$O248];[$HTML.$C$2];[.$B248];[$HTML.$D$2];[.$B248];[$HTML.$E$2];[.$B248];[$HTML.$F$2];[.$B248];[$HTML.$G$2])" office:value-type="string" office:string-value="&lt;div class=&quot;container-card position-relative me-2 mb-2&quot; id=&quot;side-3-19&quot;&gt;&lt;img class=&quot;d-block&quot; width=&quot;80&quot; height=&quot;112&quot; src=&quot;https://one-draw.jp/ijinden/cardlist/003/card/03_019.png&quot; /&gt;&lt;div class=&quot;container-num-copies position-absolute bottom-0 start-0 px-1&quot; id=&quot;side-3-19-num-copies&quot;&gt;0&lt;/div&gt;&lt;button type=&quot;button&quot; class=&quot;btn btn-secondary btn-number btn-sm btn-pop position-absolute top-0 start-0&quot; data-type=&quot;minus&quot; data-deck=&quot;side&quot; data-id=&quot;3-19&quot;&gt;-&lt;/button&gt;&lt;button type=&quot;button&quot; class=&quot;btn btn-secondary btn-number btn-sm btn-push position-absolute top-0 end-0&quot; data-type=&quot;plus&quot; data-deck=&quot;side&quot; data-id=&quot;3-19&quot;&gt;+&lt;/button&gt;&lt;button type=&quot;button&quot; class=&quot;btn btn-secondary btn-number btn-sm btn-raise position-absolute bottom-0 end-0&quot; data-type=&quot;raise&quot; data-id=&quot;3-19&quot;&gt;^&lt;/button&gt;&lt;/div&gt;" calcext:value-type="string">
            <text:p>&lt;div class="container-card position-relative me-2 mb-2" id="side-3-19"&gt;&lt;img class="d-block" width="80" height="112" src="https://one-draw.jp/ijinden/cardlist/003/card/03_019.png" /&gt;&lt;div class="container-num-copies position-absolute bottom-0 start-0 px-1" id="side-3-19-num-copies"&gt;0&lt;/div&gt;&lt;button type="button" class="btn btn-secondary btn-number btn-sm btn-pop position-absolute top-0 start-0" data-type="minus" data-deck="side" data-id="3-19"&gt;-&lt;/button&gt;&lt;button type="button" class="btn btn-secondary btn-number btn-sm btn-push position-absolute top-0 end-0" data-type="plus" data-deck="side" data-id="3-19"&gt;+&lt;/button&gt;&lt;button type="button" class="btn btn-secondary btn-number btn-sm btn-raise position-absolute bottom-0 end-0" data-type="raise" data-id="3-19"&gt;^&lt;/button&gt;&lt;/div&gt;</text:p>
          </table:table-cell>
          <table:table-cell table:formula="of:=CONCATENATE([$HTML.$A$3];[.F248];[$HTML.$B$3];[.H248];[$HTML.$C$3];[.J248];[$HTML.$D$3];[.N248];[$HTML.$E$3];[.B248];[$HTML.$F$3];[.D248];[$HTML.$G$3];[.B248];[$HTML.$H$3];[.B248];[$HTML.$I$3];[.B248];[$HTML.$J$3];[.B248];[$HTML.$K$3];[.B248];[$HTML.$L$3];[.B248];[$HTML.$M$3];[.B248];[$HTML.$N$3];[.B248];[$HTML.$O$3])" office:value-type="string" office:string-value="&lt;tr data-expansion=&quot;35&quot; data-type=&quot;1&quot; data-color=&quot;4&quot; data-term=&quot;0&quot;&gt;&lt;td&gt;3-19&lt;/td&gt;&lt;td&gt;伊達政宗&lt;/td&gt;&lt;td&gt;&lt;div class=&quot;input-group&quot;&gt;&lt;button type=&quot;button&quot; class=&quot;btn btn-outline-secondary btn-number&quot; data-type=&quot;minus&quot; data-deck=&quot;main&quot; data-id=&quot;3-19&quot; disabled&gt;-&lt;/button&gt;&lt;input type=&quot;text&quot; class=&quot;form-control input-number&quot; name=&quot;table-main-3-19-num-copies&quot; data-deck=&quot;main&quot; data-id=&quot;3-19&quot; value=&quot;0&quot; min=&quot;0&quot; readonly /&gt;&lt;button type=&quot;button&quot; class=&quot;btn btn-outline-secondary btn-number&quot; data-type=&quot;plus&quot; data-deck=&quot;main&quot; data-id=&quot;3-19&quot;&gt;+&lt;/button&gt;&lt;/div&gt;&lt;/td&gt;&lt;td&gt;&lt;div class=&quot;input-group&quot;&gt;&lt;button type=&quot;button&quot; class=&quot;btn btn-outline-secondary btn-number&quot; data-type=&quot;minus&quot; data-deck=&quot;side&quot; data-id=&quot;3-19&quot; disabled&gt;-&lt;/button&gt;&lt;input type=&quot;text&quot; class=&quot;form-control input-number&quot; name=&quot;table-side-3-19-num-copies&quot; data-deck=&quot;side&quot; data-id=&quot;3-19&quot; value=&quot;0&quot; min=&quot;0&quot; readonly /&gt;&lt;button type=&quot;button&quot; class=&quot;btn btn-outline-secondary btn-number&quot; data-type=&quot;plus&quot; data-deck=&quot;side&quot; data-id=&quot;3-19&quot;&gt;+&lt;/button&gt;&lt;/div&gt;&lt;/td&gt;&lt;/tr&gt;" calcext:value-type="string">
            <text:p>&lt;tr data-expansion="35" data-type="1" data-color="4" data-term="0"&gt;&lt;td&gt;3-19&lt;/td&gt;&lt;td&gt;伊達政宗&lt;/td&gt;&lt;td&gt;&lt;div class="input-group"&gt;&lt;button type="button" class="btn btn-outline-secondary btn-number" data-type="minus" data-deck="main" data-id="3-19" disabled&gt;-&lt;/button&gt;&lt;input type="text" class="form-control input-number" name="table-main-3-19-num-copies" data-deck="main" data-id="3-19" value="0" min="0" readonly /&gt;&lt;button type="button" class="btn btn-outline-secondary btn-number" data-type="plus" data-deck="main" data-id="3-19"&gt;+&lt;/button&gt;&lt;/div&gt;&lt;/td&gt;&lt;td&gt;&lt;div class="input-group"&gt;&lt;button type="button" class="btn btn-outline-secondary btn-number" data-type="minus" data-deck="side" data-id="3-19" disabled&gt;-&lt;/button&gt;&lt;input type="text" class="form-control input-number" name="table-side-3-19-num-copies" data-deck="side" data-id="3-19" value="0" min="0" readonly /&gt;&lt;button type="button" class="btn btn-outline-secondary btn-number" data-type="plus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O249];[$HTML.$C$1];[.$B249];[$HTML.$D$1];[.$B249];[$HTML.$E$1];[.$B249];[$HTML.$F$1];[.$B249];[$HTML.$G$1])" office:value-type="string" office:string-value="&lt;div class=&quot;container-card position-relative me-2 mb-2&quot; id=&quot;main-3-20&quot;&gt;&lt;img class=&quot;d-block&quot; width=&quot;80&quot; height=&quot;112&quot; src=&quot;https://one-draw.jp/ijinden/cardlist/003/card/03_020.png&quot; /&gt;&lt;div class=&quot;container-num-copies position-absolute bottom-0 start-0 px-1&quot; id=&quot;main-3-20-num-copies&quot;&gt;0&lt;/div&gt;&lt;button type=&quot;button&quot; class=&quot;btn btn-secondary btn-number btn-sm btn-pop position-absolute top-0 start-0&quot; data-type=&quot;minus&quot; data-deck=&quot;main&quot; data-id=&quot;3-20&quot;&gt;-&lt;/button&gt;&lt;button type=&quot;button&quot; class=&quot;btn btn-secondary btn-number btn-sm btn-push position-absolute top-0 end-0&quot; data-type=&quot;plus&quot; data-deck=&quot;main&quot; data-id=&quot;3-20&quot;&gt;+&lt;/button&gt;&lt;button type=&quot;button&quot; class=&quot;btn btn-secondary btn-number btn-sm btn-drop position-absolute bottom-0 end-0&quot; data-type=&quot;drop&quot; data-id=&quot;3-20&quot;&gt;v&lt;/button&gt;&lt;/div&gt;" calcext:value-type="string">
            <text:p>&lt;div class="container-card position-relative me-2 mb-2" id="main-3-20"&gt;&lt;img class="d-block" width="80" height="112" src="https://one-draw.jp/ijinden/cardlist/003/card/03_020.png" /&gt;&lt;div class="container-num-copies position-absolute bottom-0 start-0 px-1" id="main-3-20-num-copies"&gt;0&lt;/div&gt;&lt;button type="button" class="btn btn-secondary btn-number btn-sm btn-pop position-absolute top-0 start-0" data-type="minus" data-deck="main" data-id="3-20"&gt;-&lt;/button&gt;&lt;button type="button" class="btn btn-secondary btn-number btn-sm btn-push position-absolute top-0 end-0" data-type="plus" data-deck="main" data-id="3-20"&gt;+&lt;/button&gt;&lt;button type="button" class="btn btn-secondary btn-number btn-sm btn-drop position-absolute bottom-0 end-0" data-type="drop" data-id="3-20"&gt;v&lt;/button&gt;&lt;/div&gt;</text:p>
          </table:table-cell>
          <table:table-cell table:formula="of:=CONCATENATE([$HTML.$A$2];[.$B249];[$HTML.$B$2];[.$O249];[$HTML.$C$2];[.$B249];[$HTML.$D$2];[.$B249];[$HTML.$E$2];[.$B249];[$HTML.$F$2];[.$B249];[$HTML.$G$2])" office:value-type="string" office:string-value="&lt;div class=&quot;container-card position-relative me-2 mb-2&quot; id=&quot;side-3-20&quot;&gt;&lt;img class=&quot;d-block&quot; width=&quot;80&quot; height=&quot;112&quot; src=&quot;https://one-draw.jp/ijinden/cardlist/003/card/03_020.png&quot; /&gt;&lt;div class=&quot;container-num-copies position-absolute bottom-0 start-0 px-1&quot; id=&quot;side-3-20-num-copies&quot;&gt;0&lt;/div&gt;&lt;button type=&quot;button&quot; class=&quot;btn btn-secondary btn-number btn-sm btn-pop position-absolute top-0 start-0&quot; data-type=&quot;minus&quot; data-deck=&quot;side&quot; data-id=&quot;3-20&quot;&gt;-&lt;/button&gt;&lt;button type=&quot;button&quot; class=&quot;btn btn-secondary btn-number btn-sm btn-push position-absolute top-0 end-0&quot; data-type=&quot;plus&quot; data-deck=&quot;side&quot; data-id=&quot;3-20&quot;&gt;+&lt;/button&gt;&lt;button type=&quot;button&quot; class=&quot;btn btn-secondary btn-number btn-sm btn-raise position-absolute bottom-0 end-0&quot; data-type=&quot;raise&quot; data-id=&quot;3-20&quot;&gt;^&lt;/button&gt;&lt;/div&gt;" calcext:value-type="string">
            <text:p>&lt;div class="container-card position-relative me-2 mb-2" id="side-3-20"&gt;&lt;img class="d-block" width="80" height="112" src="https://one-draw.jp/ijinden/cardlist/003/card/03_020.png" /&gt;&lt;div class="container-num-copies position-absolute bottom-0 start-0 px-1" id="side-3-20-num-copies"&gt;0&lt;/div&gt;&lt;button type="button" class="btn btn-secondary btn-number btn-sm btn-pop position-absolute top-0 start-0" data-type="minus" data-deck="side" data-id="3-20"&gt;-&lt;/button&gt;&lt;button type="button" class="btn btn-secondary btn-number btn-sm btn-push position-absolute top-0 end-0" data-type="plus" data-deck="side" data-id="3-20"&gt;+&lt;/button&gt;&lt;button type="button" class="btn btn-secondary btn-number btn-sm btn-raise position-absolute bottom-0 end-0" data-type="raise" data-id="3-20"&gt;^&lt;/button&gt;&lt;/div&gt;</text:p>
          </table:table-cell>
          <table:table-cell table:formula="of:=CONCATENATE([$HTML.$A$3];[.F249];[$HTML.$B$3];[.H249];[$HTML.$C$3];[.J249];[$HTML.$D$3];[.N249];[$HTML.$E$3];[.B249];[$HTML.$F$3];[.D249];[$HTML.$G$3];[.B249];[$HTML.$H$3];[.B249];[$HTML.$I$3];[.B249];[$HTML.$J$3];[.B249];[$HTML.$K$3];[.B249];[$HTML.$L$3];[.B249];[$HTML.$M$3];[.B249];[$HTML.$N$3];[.B249];[$HTML.$O$3])" office:value-type="string" office:string-value="&lt;tr data-expansion=&quot;35&quot; data-type=&quot;1&quot; data-color=&quot;4&quot; data-term=&quot;1&quot;&gt;&lt;td&gt;3-20&lt;/td&gt;&lt;td&gt;バルトロメウ=ディアス&lt;/td&gt;&lt;td&gt;&lt;div class=&quot;input-group&quot;&gt;&lt;button type=&quot;button&quot; class=&quot;btn btn-outline-secondary btn-number&quot; data-type=&quot;minus&quot; data-deck=&quot;main&quot; data-id=&quot;3-20&quot; disabled&gt;-&lt;/button&gt;&lt;input type=&quot;text&quot; class=&quot;form-control input-number&quot; name=&quot;table-main-3-20-num-copies&quot; data-deck=&quot;main&quot; data-id=&quot;3-20&quot; value=&quot;0&quot; min=&quot;0&quot; readonly /&gt;&lt;button type=&quot;button&quot; class=&quot;btn btn-outline-secondary btn-number&quot; data-type=&quot;plus&quot; data-deck=&quot;main&quot; data-id=&quot;3-20&quot;&gt;+&lt;/button&gt;&lt;/div&gt;&lt;/td&gt;&lt;td&gt;&lt;div class=&quot;input-group&quot;&gt;&lt;button type=&quot;button&quot; class=&quot;btn btn-outline-secondary btn-number&quot; data-type=&quot;minus&quot; data-deck=&quot;side&quot; data-id=&quot;3-20&quot; disabled&gt;-&lt;/button&gt;&lt;input type=&quot;text&quot; class=&quot;form-control input-number&quot; name=&quot;table-side-3-20-num-copies&quot; data-deck=&quot;side&quot; data-id=&quot;3-20&quot; value=&quot;0&quot; min=&quot;0&quot; readonly /&gt;&lt;button type=&quot;button&quot; class=&quot;btn btn-outline-secondary btn-number&quot; data-type=&quot;plus&quot; data-deck=&quot;side&quot; data-id=&quot;3-20&quot;&gt;+&lt;/button&gt;&lt;/div&gt;&lt;/td&gt;&lt;/tr&gt;" calcext:value-type="string">
            <text:p>&lt;tr data-expansion="35" data-type="1" data-color="4" data-term="1"&gt;&lt;td&gt;3-20&lt;/td&gt;&lt;td&gt;バルトロメウ=ディアス&lt;/td&gt;&lt;td&gt;&lt;div class="input-group"&gt;&lt;button type="button" class="btn btn-outline-secondary btn-number" data-type="minus" data-deck="main" data-id="3-20" disabled&gt;-&lt;/button&gt;&lt;input type="text" class="form-control input-number" name="table-main-3-20-num-copies" data-deck="main" data-id="3-20" value="0" min="0" readonly /&gt;&lt;button type="button" class="btn btn-outline-secondary btn-number" data-type="plus" data-deck="main" data-id="3-20"&gt;+&lt;/button&gt;&lt;/div&gt;&lt;/td&gt;&lt;td&gt;&lt;div class="input-group"&gt;&lt;button type="button" class="btn btn-outline-secondary btn-number" data-type="minus" data-deck="side" data-id="3-20" disabled&gt;-&lt;/button&gt;&lt;input type="text" class="form-control input-number" name="table-side-3-20-num-copies" data-deck="side" data-id="3-20" value="0" min="0" readonly /&gt;&lt;button type="button" class="btn btn-outline-secondary btn-number" data-type="plus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O250];[$HTML.$C$1];[.$B250];[$HTML.$D$1];[.$B250];[$HTML.$E$1];[.$B250];[$HTML.$F$1];[.$B250];[$HTML.$G$1])" office:value-type="string" office:string-value="&lt;div class=&quot;container-card position-relative me-2 mb-2&quot; id=&quot;main-3-21&quot;&gt;&lt;img class=&quot;d-block&quot; width=&quot;80&quot; height=&quot;112&quot; src=&quot;https://one-draw.jp/ijinden/cardlist/003/card/03_021.png&quot; /&gt;&lt;div class=&quot;container-num-copies position-absolute bottom-0 start-0 px-1&quot; id=&quot;main-3-21-num-copies&quot;&gt;0&lt;/div&gt;&lt;button type=&quot;button&quot; class=&quot;btn btn-secondary btn-number btn-sm btn-pop position-absolute top-0 start-0&quot; data-type=&quot;minus&quot; data-deck=&quot;main&quot; data-id=&quot;3-21&quot;&gt;-&lt;/button&gt;&lt;button type=&quot;button&quot; class=&quot;btn btn-secondary btn-number btn-sm btn-push position-absolute top-0 end-0&quot; data-type=&quot;plus&quot; data-deck=&quot;main&quot; data-id=&quot;3-21&quot;&gt;+&lt;/button&gt;&lt;button type=&quot;button&quot; class=&quot;btn btn-secondary btn-number btn-sm btn-drop position-absolute bottom-0 end-0&quot; data-type=&quot;drop&quot; data-id=&quot;3-21&quot;&gt;v&lt;/button&gt;&lt;/div&gt;" calcext:value-type="string">
            <text:p>&lt;div class="container-card position-relative me-2 mb-2" id="main-3-21"&gt;&lt;img class="d-block" width="80" height="112" src="https://one-draw.jp/ijinden/cardlist/003/card/03_021.png" /&gt;&lt;div class="container-num-copies position-absolute bottom-0 start-0 px-1" id="main-3-21-num-copies"&gt;0&lt;/div&gt;&lt;button type="button" class="btn btn-secondary btn-number btn-sm btn-pop position-absolute top-0 start-0" data-type="minus" data-deck="main" data-id="3-21"&gt;-&lt;/button&gt;&lt;button type="button" class="btn btn-secondary btn-number btn-sm btn-push position-absolute top-0 end-0" data-type="plus" data-deck="main" data-id="3-21"&gt;+&lt;/button&gt;&lt;button type="button" class="btn btn-secondary btn-number btn-sm btn-drop position-absolute bottom-0 end-0" data-type="drop" data-id="3-21"&gt;v&lt;/button&gt;&lt;/div&gt;</text:p>
          </table:table-cell>
          <table:table-cell table:formula="of:=CONCATENATE([$HTML.$A$2];[.$B250];[$HTML.$B$2];[.$O250];[$HTML.$C$2];[.$B250];[$HTML.$D$2];[.$B250];[$HTML.$E$2];[.$B250];[$HTML.$F$2];[.$B250];[$HTML.$G$2])" office:value-type="string" office:string-value="&lt;div class=&quot;container-card position-relative me-2 mb-2&quot; id=&quot;side-3-21&quot;&gt;&lt;img class=&quot;d-block&quot; width=&quot;80&quot; height=&quot;112&quot; src=&quot;https://one-draw.jp/ijinden/cardlist/003/card/03_021.png&quot; /&gt;&lt;div class=&quot;container-num-copies position-absolute bottom-0 start-0 px-1&quot; id=&quot;side-3-21-num-copies&quot;&gt;0&lt;/div&gt;&lt;button type=&quot;button&quot; class=&quot;btn btn-secondary btn-number btn-sm btn-pop position-absolute top-0 start-0&quot; data-type=&quot;minus&quot; data-deck=&quot;side&quot; data-id=&quot;3-21&quot;&gt;-&lt;/button&gt;&lt;button type=&quot;button&quot; class=&quot;btn btn-secondary btn-number btn-sm btn-push position-absolute top-0 end-0&quot; data-type=&quot;plus&quot; data-deck=&quot;side&quot; data-id=&quot;3-21&quot;&gt;+&lt;/button&gt;&lt;button type=&quot;button&quot; class=&quot;btn btn-secondary btn-number btn-sm btn-raise position-absolute bottom-0 end-0&quot; data-type=&quot;raise&quot; data-id=&quot;3-21&quot;&gt;^&lt;/button&gt;&lt;/div&gt;" calcext:value-type="string">
            <text:p>&lt;div class="container-card position-relative me-2 mb-2" id="side-3-21"&gt;&lt;img class="d-block" width="80" height="112" src="https://one-draw.jp/ijinden/cardlist/003/card/03_021.png" /&gt;&lt;div class="container-num-copies position-absolute bottom-0 start-0 px-1" id="side-3-21-num-copies"&gt;0&lt;/div&gt;&lt;button type="button" class="btn btn-secondary btn-number btn-sm btn-pop position-absolute top-0 start-0" data-type="minus" data-deck="side" data-id="3-21"&gt;-&lt;/button&gt;&lt;button type="button" class="btn btn-secondary btn-number btn-sm btn-push position-absolute top-0 end-0" data-type="plus" data-deck="side" data-id="3-21"&gt;+&lt;/button&gt;&lt;button type="button" class="btn btn-secondary btn-number btn-sm btn-raise position-absolute bottom-0 end-0" data-type="raise" data-id="3-21"&gt;^&lt;/button&gt;&lt;/div&gt;</text:p>
          </table:table-cell>
          <table:table-cell table:formula="of:=CONCATENATE([$HTML.$A$3];[.F250];[$HTML.$B$3];[.H250];[$HTML.$C$3];[.J250];[$HTML.$D$3];[.N250];[$HTML.$E$3];[.B250];[$HTML.$F$3];[.D250];[$HTML.$G$3];[.B250];[$HTML.$H$3];[.B250];[$HTML.$I$3];[.B250];[$HTML.$J$3];[.B250];[$HTML.$K$3];[.B250];[$HTML.$L$3];[.B250];[$HTML.$M$3];[.B250];[$HTML.$N$3];[.B250];[$HTML.$O$3])" office:value-type="string" office:string-value="&lt;tr data-expansion=&quot;35&quot; data-type=&quot;1&quot; data-color=&quot;4&quot; data-term=&quot;0&quot;&gt;&lt;td&gt;3-21&lt;/td&gt;&lt;td&gt;木戸孝允&lt;/td&gt;&lt;td&gt;&lt;div class=&quot;input-group&quot;&gt;&lt;button type=&quot;button&quot; class=&quot;btn btn-outline-secondary btn-number&quot; data-type=&quot;minus&quot; data-deck=&quot;main&quot; data-id=&quot;3-21&quot; disabled&gt;-&lt;/button&gt;&lt;input type=&quot;text&quot; class=&quot;form-control input-number&quot; name=&quot;table-main-3-21-num-copies&quot; data-deck=&quot;main&quot; data-id=&quot;3-21&quot; value=&quot;0&quot; min=&quot;0&quot; readonly /&gt;&lt;button type=&quot;button&quot; class=&quot;btn btn-outline-secondary btn-number&quot; data-type=&quot;plus&quot; data-deck=&quot;main&quot; data-id=&quot;3-21&quot;&gt;+&lt;/button&gt;&lt;/div&gt;&lt;/td&gt;&lt;td&gt;&lt;div class=&quot;input-group&quot;&gt;&lt;button type=&quot;button&quot; class=&quot;btn btn-outline-secondary btn-number&quot; data-type=&quot;minus&quot; data-deck=&quot;side&quot; data-id=&quot;3-21&quot; disabled&gt;-&lt;/button&gt;&lt;input type=&quot;text&quot; class=&quot;form-control input-number&quot; name=&quot;table-side-3-21-num-copies&quot; data-deck=&quot;side&quot; data-id=&quot;3-21&quot; value=&quot;0&quot; min=&quot;0&quot; readonly /&gt;&lt;button type=&quot;button&quot; class=&quot;btn btn-outline-secondary btn-number&quot; data-type=&quot;plus&quot; data-deck=&quot;side&quot; data-id=&quot;3-21&quot;&gt;+&lt;/button&gt;&lt;/div&gt;&lt;/td&gt;&lt;/tr&gt;" calcext:value-type="string">
            <text:p>&lt;tr data-expansion="35" data-type="1" data-color="4" data-term="0"&gt;&lt;td&gt;3-21&lt;/td&gt;&lt;td&gt;木戸孝允&lt;/td&gt;&lt;td&gt;&lt;div class="input-group"&gt;&lt;button type="button" class="btn btn-outline-secondary btn-number" data-type="minus" data-deck="main" data-id="3-21" disabled&gt;-&lt;/button&gt;&lt;input type="text" class="form-control input-number" name="table-main-3-21-num-copies" data-deck="main" data-id="3-21" value="0" min="0" readonly /&gt;&lt;button type="button" class="btn btn-outline-secondary btn-number" data-type="plus" data-deck="main" data-id="3-21"&gt;+&lt;/button&gt;&lt;/div&gt;&lt;/td&gt;&lt;td&gt;&lt;div class="input-group"&gt;&lt;button type="button" class="btn btn-outline-secondary btn-number" data-type="minus" data-deck="side" data-id="3-21" disabled&gt;-&lt;/button&gt;&lt;input type="text" class="form-control input-number" name="table-side-3-21-num-copies" data-deck="side" data-id="3-21" value="0" min="0" readonly /&gt;&lt;button type="button" class="btn btn-outline-secondary btn-number" data-type="plus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O251];[$HTML.$C$1];[.$B251];[$HTML.$D$1];[.$B251];[$HTML.$E$1];[.$B251];[$HTML.$F$1];[.$B251];[$HTML.$G$1])" office:value-type="string" office:string-value="&lt;div class=&quot;container-card position-relative me-2 mb-2&quot; id=&quot;main-3-22&quot;&gt;&lt;img class=&quot;d-block&quot; width=&quot;80&quot; height=&quot;112&quot; src=&quot;https://one-draw.jp/ijinden/cardlist/003/card/03_022.png&quot; /&gt;&lt;div class=&quot;container-num-copies position-absolute bottom-0 start-0 px-1&quot; id=&quot;main-3-22-num-copies&quot;&gt;0&lt;/div&gt;&lt;button type=&quot;button&quot; class=&quot;btn btn-secondary btn-number btn-sm btn-pop position-absolute top-0 start-0&quot; data-type=&quot;minus&quot; data-deck=&quot;main&quot; data-id=&quot;3-22&quot;&gt;-&lt;/button&gt;&lt;button type=&quot;button&quot; class=&quot;btn btn-secondary btn-number btn-sm btn-push position-absolute top-0 end-0&quot; data-type=&quot;plus&quot; data-deck=&quot;main&quot; data-id=&quot;3-22&quot;&gt;+&lt;/button&gt;&lt;button type=&quot;button&quot; class=&quot;btn btn-secondary btn-number btn-sm btn-drop position-absolute bottom-0 end-0&quot; data-type=&quot;drop&quot; data-id=&quot;3-22&quot;&gt;v&lt;/button&gt;&lt;/div&gt;" calcext:value-type="string">
            <text:p>&lt;div class="container-card position-relative me-2 mb-2" id="main-3-22"&gt;&lt;img class="d-block" width="80" height="112" src="https://one-draw.jp/ijinden/cardlist/003/card/03_022.png" /&gt;&lt;div class="container-num-copies position-absolute bottom-0 start-0 px-1" id="main-3-22-num-copies"&gt;0&lt;/div&gt;&lt;button type="button" class="btn btn-secondary btn-number btn-sm btn-pop position-absolute top-0 start-0" data-type="minus" data-deck="main" data-id="3-22"&gt;-&lt;/button&gt;&lt;button type="button" class="btn btn-secondary btn-number btn-sm btn-push position-absolute top-0 end-0" data-type="plus" data-deck="main" data-id="3-22"&gt;+&lt;/button&gt;&lt;button type="button" class="btn btn-secondary btn-number btn-sm btn-drop position-absolute bottom-0 end-0" data-type="drop" data-id="3-22"&gt;v&lt;/button&gt;&lt;/div&gt;</text:p>
          </table:table-cell>
          <table:table-cell table:formula="of:=CONCATENATE([$HTML.$A$2];[.$B251];[$HTML.$B$2];[.$O251];[$HTML.$C$2];[.$B251];[$HTML.$D$2];[.$B251];[$HTML.$E$2];[.$B251];[$HTML.$F$2];[.$B251];[$HTML.$G$2])" office:value-type="string" office:string-value="&lt;div class=&quot;container-card position-relative me-2 mb-2&quot; id=&quot;side-3-22&quot;&gt;&lt;img class=&quot;d-block&quot; width=&quot;80&quot; height=&quot;112&quot; src=&quot;https://one-draw.jp/ijinden/cardlist/003/card/03_022.png&quot; /&gt;&lt;div class=&quot;container-num-copies position-absolute bottom-0 start-0 px-1&quot; id=&quot;side-3-22-num-copies&quot;&gt;0&lt;/div&gt;&lt;button type=&quot;button&quot; class=&quot;btn btn-secondary btn-number btn-sm btn-pop position-absolute top-0 start-0&quot; data-type=&quot;minus&quot; data-deck=&quot;side&quot; data-id=&quot;3-22&quot;&gt;-&lt;/button&gt;&lt;button type=&quot;button&quot; class=&quot;btn btn-secondary btn-number btn-sm btn-push position-absolute top-0 end-0&quot; data-type=&quot;plus&quot; data-deck=&quot;side&quot; data-id=&quot;3-22&quot;&gt;+&lt;/button&gt;&lt;button type=&quot;button&quot; class=&quot;btn btn-secondary btn-number btn-sm btn-raise position-absolute bottom-0 end-0&quot; data-type=&quot;raise&quot; data-id=&quot;3-22&quot;&gt;^&lt;/button&gt;&lt;/div&gt;" calcext:value-type="string">
            <text:p>&lt;div class="container-card position-relative me-2 mb-2" id="side-3-22"&gt;&lt;img class="d-block" width="80" height="112" src="https://one-draw.jp/ijinden/cardlist/003/card/03_022.png" /&gt;&lt;div class="container-num-copies position-absolute bottom-0 start-0 px-1" id="side-3-22-num-copies"&gt;0&lt;/div&gt;&lt;button type="button" class="btn btn-secondary btn-number btn-sm btn-pop position-absolute top-0 start-0" data-type="minus" data-deck="side" data-id="3-22"&gt;-&lt;/button&gt;&lt;button type="button" class="btn btn-secondary btn-number btn-sm btn-push position-absolute top-0 end-0" data-type="plus" data-deck="side" data-id="3-22"&gt;+&lt;/button&gt;&lt;button type="button" class="btn btn-secondary btn-number btn-sm btn-raise position-absolute bottom-0 end-0" data-type="raise" data-id="3-22"&gt;^&lt;/button&gt;&lt;/div&gt;</text:p>
          </table:table-cell>
          <table:table-cell table:formula="of:=CONCATENATE([$HTML.$A$3];[.F251];[$HTML.$B$3];[.H251];[$HTML.$C$3];[.J251];[$HTML.$D$3];[.N251];[$HTML.$E$3];[.B251];[$HTML.$F$3];[.D251];[$HTML.$G$3];[.B251];[$HTML.$H$3];[.B251];[$HTML.$I$3];[.B251];[$HTML.$J$3];[.B251];[$HTML.$K$3];[.B251];[$HTML.$L$3];[.B251];[$HTML.$M$3];[.B251];[$HTML.$N$3];[.B251];[$HTML.$O$3])" office:value-type="string" office:string-value="&lt;tr data-expansion=&quot;35&quot; data-type=&quot;1&quot; data-color=&quot;4&quot; data-term=&quot;4&quot;&gt;&lt;td&gt;3-22&lt;/td&gt;&lt;td&gt;高杉晋作&lt;/td&gt;&lt;td&gt;&lt;div class=&quot;input-group&quot;&gt;&lt;button type=&quot;button&quot; class=&quot;btn btn-outline-secondary btn-number&quot; data-type=&quot;minus&quot; data-deck=&quot;main&quot; data-id=&quot;3-22&quot; disabled&gt;-&lt;/button&gt;&lt;input type=&quot;text&quot; class=&quot;form-control input-number&quot; name=&quot;table-main-3-22-num-copies&quot; data-deck=&quot;main&quot; data-id=&quot;3-22&quot; value=&quot;0&quot; min=&quot;0&quot; readonly /&gt;&lt;button type=&quot;button&quot; class=&quot;btn btn-outline-secondary btn-number&quot; data-type=&quot;plus&quot; data-deck=&quot;main&quot; data-id=&quot;3-22&quot;&gt;+&lt;/button&gt;&lt;/div&gt;&lt;/td&gt;&lt;td&gt;&lt;div class=&quot;input-group&quot;&gt;&lt;button type=&quot;button&quot; class=&quot;btn btn-outline-secondary btn-number&quot; data-type=&quot;minus&quot; data-deck=&quot;side&quot; data-id=&quot;3-22&quot; disabled&gt;-&lt;/button&gt;&lt;input type=&quot;text&quot; class=&quot;form-control input-number&quot; name=&quot;table-side-3-22-num-copies&quot; data-deck=&quot;side&quot; data-id=&quot;3-22&quot; value=&quot;0&quot; min=&quot;0&quot; readonly /&gt;&lt;button type=&quot;button&quot; class=&quot;btn btn-outline-secondary btn-number&quot; data-type=&quot;plus&quot; data-deck=&quot;side&quot; data-id=&quot;3-22&quot;&gt;+&lt;/button&gt;&lt;/div&gt;&lt;/td&gt;&lt;/tr&gt;" calcext:value-type="string">
            <text:p>&lt;tr data-expansion="35" data-type="1" data-color="4" data-term="4"&gt;&lt;td&gt;3-22&lt;/td&gt;&lt;td&gt;高杉晋作&lt;/td&gt;&lt;td&gt;&lt;div class="input-group"&gt;&lt;button type="button" class="btn btn-outline-secondary btn-number" data-type="minus" data-deck="main" data-id="3-22" disabled&gt;-&lt;/button&gt;&lt;input type="text" class="form-control input-number" name="table-main-3-22-num-copies" data-deck="main" data-id="3-22" value="0" min="0" readonly /&gt;&lt;button type="button" class="btn btn-outline-secondary btn-number" data-type="plus" data-deck="main" data-id="3-22"&gt;+&lt;/button&gt;&lt;/div&gt;&lt;/td&gt;&lt;td&gt;&lt;div class="input-group"&gt;&lt;button type="button" class="btn btn-outline-secondary btn-number" data-type="minus" data-deck="side" data-id="3-22" disabled&gt;-&lt;/button&gt;&lt;input type="text" class="form-control input-number" name="table-side-3-22-num-copies" data-deck="side" data-id="3-22" value="0" min="0" readonly /&gt;&lt;button type="button" class="btn btn-outline-secondary btn-number" data-type="plus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O252];[$HTML.$C$1];[.$B252];[$HTML.$D$1];[.$B252];[$HTML.$E$1];[.$B252];[$HTML.$F$1];[.$B252];[$HTML.$G$1])" office:value-type="string" office:string-value="&lt;div class=&quot;container-card position-relative me-2 mb-2&quot; id=&quot;main-3-23&quot;&gt;&lt;img class=&quot;d-block&quot; width=&quot;80&quot; height=&quot;112&quot; src=&quot;https://one-draw.jp/ijinden/cardlist/003/card/03_023.png&quot; /&gt;&lt;div class=&quot;container-num-copies position-absolute bottom-0 start-0 px-1&quot; id=&quot;main-3-23-num-copies&quot;&gt;0&lt;/div&gt;&lt;button type=&quot;button&quot; class=&quot;btn btn-secondary btn-number btn-sm btn-pop position-absolute top-0 start-0&quot; data-type=&quot;minus&quot; data-deck=&quot;main&quot; data-id=&quot;3-23&quot;&gt;-&lt;/button&gt;&lt;button type=&quot;button&quot; class=&quot;btn btn-secondary btn-number btn-sm btn-push position-absolute top-0 end-0&quot; data-type=&quot;plus&quot; data-deck=&quot;main&quot; data-id=&quot;3-23&quot;&gt;+&lt;/button&gt;&lt;button type=&quot;button&quot; class=&quot;btn btn-secondary btn-number btn-sm btn-drop position-absolute bottom-0 end-0&quot; data-type=&quot;drop&quot; data-id=&quot;3-23&quot;&gt;v&lt;/button&gt;&lt;/div&gt;" calcext:value-type="string">
            <text:p>&lt;div class="container-card position-relative me-2 mb-2" id="main-3-23"&gt;&lt;img class="d-block" width="80" height="112" src="https://one-draw.jp/ijinden/cardlist/003/card/03_023.png" /&gt;&lt;div class="container-num-copies position-absolute bottom-0 start-0 px-1" id="main-3-23-num-copies"&gt;0&lt;/div&gt;&lt;button type="button" class="btn btn-secondary btn-number btn-sm btn-pop position-absolute top-0 start-0" data-type="minus" data-deck="main" data-id="3-23"&gt;-&lt;/button&gt;&lt;button type="button" class="btn btn-secondary btn-number btn-sm btn-push position-absolute top-0 end-0" data-type="plus" data-deck="main" data-id="3-23"&gt;+&lt;/button&gt;&lt;button type="button" class="btn btn-secondary btn-number btn-sm btn-drop position-absolute bottom-0 end-0" data-type="drop" data-id="3-23"&gt;v&lt;/button&gt;&lt;/div&gt;</text:p>
          </table:table-cell>
          <table:table-cell table:formula="of:=CONCATENATE([$HTML.$A$2];[.$B252];[$HTML.$B$2];[.$O252];[$HTML.$C$2];[.$B252];[$HTML.$D$2];[.$B252];[$HTML.$E$2];[.$B252];[$HTML.$F$2];[.$B252];[$HTML.$G$2])" office:value-type="string" office:string-value="&lt;div class=&quot;container-card position-relative me-2 mb-2&quot; id=&quot;side-3-23&quot;&gt;&lt;img class=&quot;d-block&quot; width=&quot;80&quot; height=&quot;112&quot; src=&quot;https://one-draw.jp/ijinden/cardlist/003/card/03_023.png&quot; /&gt;&lt;div class=&quot;container-num-copies position-absolute bottom-0 start-0 px-1&quot; id=&quot;side-3-23-num-copies&quot;&gt;0&lt;/div&gt;&lt;button type=&quot;button&quot; class=&quot;btn btn-secondary btn-number btn-sm btn-pop position-absolute top-0 start-0&quot; data-type=&quot;minus&quot; data-deck=&quot;side&quot; data-id=&quot;3-23&quot;&gt;-&lt;/button&gt;&lt;button type=&quot;button&quot; class=&quot;btn btn-secondary btn-number btn-sm btn-push position-absolute top-0 end-0&quot; data-type=&quot;plus&quot; data-deck=&quot;side&quot; data-id=&quot;3-23&quot;&gt;+&lt;/button&gt;&lt;button type=&quot;button&quot; class=&quot;btn btn-secondary btn-number btn-sm btn-raise position-absolute bottom-0 end-0&quot; data-type=&quot;raise&quot; data-id=&quot;3-23&quot;&gt;^&lt;/button&gt;&lt;/div&gt;" calcext:value-type="string">
            <text:p>&lt;div class="container-card position-relative me-2 mb-2" id="side-3-23"&gt;&lt;img class="d-block" width="80" height="112" src="https://one-draw.jp/ijinden/cardlist/003/card/03_023.png" /&gt;&lt;div class="container-num-copies position-absolute bottom-0 start-0 px-1" id="side-3-23-num-copies"&gt;0&lt;/div&gt;&lt;button type="button" class="btn btn-secondary btn-number btn-sm btn-pop position-absolute top-0 start-0" data-type="minus" data-deck="side" data-id="3-23"&gt;-&lt;/button&gt;&lt;button type="button" class="btn btn-secondary btn-number btn-sm btn-push position-absolute top-0 end-0" data-type="plus" data-deck="side" data-id="3-23"&gt;+&lt;/button&gt;&lt;button type="button" class="btn btn-secondary btn-number btn-sm btn-raise position-absolute bottom-0 end-0" data-type="raise" data-id="3-23"&gt;^&lt;/button&gt;&lt;/div&gt;</text:p>
          </table:table-cell>
          <table:table-cell table:formula="of:=CONCATENATE([$HTML.$A$3];[.F252];[$HTML.$B$3];[.H252];[$HTML.$C$3];[.J252];[$HTML.$D$3];[.N252];[$HTML.$E$3];[.B252];[$HTML.$F$3];[.D252];[$HTML.$G$3];[.B252];[$HTML.$H$3];[.B252];[$HTML.$I$3];[.B252];[$HTML.$J$3];[.B252];[$HTML.$K$3];[.B252];[$HTML.$L$3];[.B252];[$HTML.$M$3];[.B252];[$HTML.$N$3];[.B252];[$HTML.$O$3])" office:value-type="string" office:string-value="&lt;tr data-expansion=&quot;35&quot; data-type=&quot;1&quot; data-color=&quot;4&quot; data-term=&quot;0&quot;&gt;&lt;td&gt;3-23&lt;/td&gt;&lt;td&gt;トマス・ニューコメン&lt;/td&gt;&lt;td&gt;&lt;div class=&quot;input-group&quot;&gt;&lt;button type=&quot;button&quot; class=&quot;btn btn-outline-secondary btn-number&quot; data-type=&quot;minus&quot; data-deck=&quot;main&quot; data-id=&quot;3-23&quot; disabled&gt;-&lt;/button&gt;&lt;input type=&quot;text&quot; class=&quot;form-control input-number&quot; name=&quot;table-main-3-23-num-copies&quot; data-deck=&quot;main&quot; data-id=&quot;3-23&quot; value=&quot;0&quot; min=&quot;0&quot; readonly /&gt;&lt;button type=&quot;button&quot; class=&quot;btn btn-outline-secondary btn-number&quot; data-type=&quot;plus&quot; data-deck=&quot;main&quot; data-id=&quot;3-23&quot;&gt;+&lt;/button&gt;&lt;/div&gt;&lt;/td&gt;&lt;td&gt;&lt;div class=&quot;input-group&quot;&gt;&lt;button type=&quot;button&quot; class=&quot;btn btn-outline-secondary btn-number&quot; data-type=&quot;minus&quot; data-deck=&quot;side&quot; data-id=&quot;3-23&quot; disabled&gt;-&lt;/button&gt;&lt;input type=&quot;text&quot; class=&quot;form-control input-number&quot; name=&quot;table-side-3-23-num-copies&quot; data-deck=&quot;side&quot; data-id=&quot;3-23&quot; value=&quot;0&quot; min=&quot;0&quot; readonly /&gt;&lt;button type=&quot;button&quot; class=&quot;btn btn-outline-secondary btn-number&quot; data-type=&quot;plus&quot; data-deck=&quot;side&quot; data-id=&quot;3-23&quot;&gt;+&lt;/button&gt;&lt;/div&gt;&lt;/td&gt;&lt;/tr&gt;" calcext:value-type="string">
            <text:p>&lt;tr data-expansion="35" data-type="1" data-color="4" data-term="0"&gt;&lt;td&gt;3-23&lt;/td&gt;&lt;td&gt;トマス・ニューコメン&lt;/td&gt;&lt;td&gt;&lt;div class="input-group"&gt;&lt;button type="button" class="btn btn-outline-secondary btn-number" data-type="minus" data-deck="main" data-id="3-23" disabled&gt;-&lt;/button&gt;&lt;input type="text" class="form-control input-number" name="table-main-3-23-num-copies" data-deck="main" data-id="3-23" value="0" min="0" readonly /&gt;&lt;button type="button" class="btn btn-outline-secondary btn-number" data-type="plus" data-deck="main" data-id="3-23"&gt;+&lt;/button&gt;&lt;/div&gt;&lt;/td&gt;&lt;td&gt;&lt;div class="input-group"&gt;&lt;button type="button" class="btn btn-outline-secondary btn-number" data-type="minus" data-deck="side" data-id="3-23" disabled&gt;-&lt;/button&gt;&lt;input type="text" class="form-control input-number" name="table-side-3-23-num-copies" data-deck="side" data-id="3-23" value="0" min="0" readonly /&gt;&lt;button type="button" class="btn btn-outline-secondary btn-number" data-type="plus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O253];[$HTML.$C$1];[.$B253];[$HTML.$D$1];[.$B253];[$HTML.$E$1];[.$B253];[$HTML.$F$1];[.$B253];[$HTML.$G$1])" office:value-type="string" office:string-value="&lt;div class=&quot;container-card position-relative me-2 mb-2&quot; id=&quot;main-3-24&quot;&gt;&lt;img class=&quot;d-block&quot; width=&quot;80&quot; height=&quot;112&quot; src=&quot;https://one-draw.jp/ijinden/cardlist/003/card/03_024.png&quot; /&gt;&lt;div class=&quot;container-num-copies position-absolute bottom-0 start-0 px-1&quot; id=&quot;main-3-24-num-copies&quot;&gt;0&lt;/div&gt;&lt;button type=&quot;button&quot; class=&quot;btn btn-secondary btn-number btn-sm btn-pop position-absolute top-0 start-0&quot; data-type=&quot;minus&quot; data-deck=&quot;main&quot; data-id=&quot;3-24&quot;&gt;-&lt;/button&gt;&lt;button type=&quot;button&quot; class=&quot;btn btn-secondary btn-number btn-sm btn-push position-absolute top-0 end-0&quot; data-type=&quot;plus&quot; data-deck=&quot;main&quot; data-id=&quot;3-24&quot;&gt;+&lt;/button&gt;&lt;button type=&quot;button&quot; class=&quot;btn btn-secondary btn-number btn-sm btn-drop position-absolute bottom-0 end-0&quot; data-type=&quot;drop&quot; data-id=&quot;3-24&quot;&gt;v&lt;/button&gt;&lt;/div&gt;" calcext:value-type="string">
            <text:p>&lt;div class="container-card position-relative me-2 mb-2" id="main-3-24"&gt;&lt;img class="d-block" width="80" height="112" src="https://one-draw.jp/ijinden/cardlist/003/card/03_024.png" /&gt;&lt;div class="container-num-copies position-absolute bottom-0 start-0 px-1" id="main-3-24-num-copies"&gt;0&lt;/div&gt;&lt;button type="button" class="btn btn-secondary btn-number btn-sm btn-pop position-absolute top-0 start-0" data-type="minus" data-deck="main" data-id="3-24"&gt;-&lt;/button&gt;&lt;button type="button" class="btn btn-secondary btn-number btn-sm btn-push position-absolute top-0 end-0" data-type="plus" data-deck="main" data-id="3-24"&gt;+&lt;/button&gt;&lt;button type="button" class="btn btn-secondary btn-number btn-sm btn-drop position-absolute bottom-0 end-0" data-type="drop" data-id="3-24"&gt;v&lt;/button&gt;&lt;/div&gt;</text:p>
          </table:table-cell>
          <table:table-cell table:formula="of:=CONCATENATE([$HTML.$A$2];[.$B253];[$HTML.$B$2];[.$O253];[$HTML.$C$2];[.$B253];[$HTML.$D$2];[.$B253];[$HTML.$E$2];[.$B253];[$HTML.$F$2];[.$B253];[$HTML.$G$2])" office:value-type="string" office:string-value="&lt;div class=&quot;container-card position-relative me-2 mb-2&quot; id=&quot;side-3-24&quot;&gt;&lt;img class=&quot;d-block&quot; width=&quot;80&quot; height=&quot;112&quot; src=&quot;https://one-draw.jp/ijinden/cardlist/003/card/03_024.png&quot; /&gt;&lt;div class=&quot;container-num-copies position-absolute bottom-0 start-0 px-1&quot; id=&quot;side-3-24-num-copies&quot;&gt;0&lt;/div&gt;&lt;button type=&quot;button&quot; class=&quot;btn btn-secondary btn-number btn-sm btn-pop position-absolute top-0 start-0&quot; data-type=&quot;minus&quot; data-deck=&quot;side&quot; data-id=&quot;3-24&quot;&gt;-&lt;/button&gt;&lt;button type=&quot;button&quot; class=&quot;btn btn-secondary btn-number btn-sm btn-push position-absolute top-0 end-0&quot; data-type=&quot;plus&quot; data-deck=&quot;side&quot; data-id=&quot;3-24&quot;&gt;+&lt;/button&gt;&lt;button type=&quot;button&quot; class=&quot;btn btn-secondary btn-number btn-sm btn-raise position-absolute bottom-0 end-0&quot; data-type=&quot;raise&quot; data-id=&quot;3-24&quot;&gt;^&lt;/button&gt;&lt;/div&gt;" calcext:value-type="string">
            <text:p>&lt;div class="container-card position-relative me-2 mb-2" id="side-3-24"&gt;&lt;img class="d-block" width="80" height="112" src="https://one-draw.jp/ijinden/cardlist/003/card/03_024.png" /&gt;&lt;div class="container-num-copies position-absolute bottom-0 start-0 px-1" id="side-3-24-num-copies"&gt;0&lt;/div&gt;&lt;button type="button" class="btn btn-secondary btn-number btn-sm btn-pop position-absolute top-0 start-0" data-type="minus" data-deck="side" data-id="3-24"&gt;-&lt;/button&gt;&lt;button type="button" class="btn btn-secondary btn-number btn-sm btn-push position-absolute top-0 end-0" data-type="plus" data-deck="side" data-id="3-24"&gt;+&lt;/button&gt;&lt;button type="button" class="btn btn-secondary btn-number btn-sm btn-raise position-absolute bottom-0 end-0" data-type="raise" data-id="3-24"&gt;^&lt;/button&gt;&lt;/div&gt;</text:p>
          </table:table-cell>
          <table:table-cell table:formula="of:=CONCATENATE([$HTML.$A$3];[.F253];[$HTML.$B$3];[.H253];[$HTML.$C$3];[.J253];[$HTML.$D$3];[.N253];[$HTML.$E$3];[.B253];[$HTML.$F$3];[.D253];[$HTML.$G$3];[.B253];[$HTML.$H$3];[.B253];[$HTML.$I$3];[.B253];[$HTML.$J$3];[.B253];[$HTML.$K$3];[.B253];[$HTML.$L$3];[.B253];[$HTML.$M$3];[.B253];[$HTML.$N$3];[.B253];[$HTML.$O$3])" office:value-type="string" office:string-value="&lt;tr data-expansion=&quot;35&quot; data-type=&quot;1&quot; data-color=&quot;4&quot; data-term=&quot;0&quot;&gt;&lt;td&gt;3-24&lt;/td&gt;&lt;td&gt;アダム・ラクスマン&lt;/td&gt;&lt;td&gt;&lt;div class=&quot;input-group&quot;&gt;&lt;button type=&quot;button&quot; class=&quot;btn btn-outline-secondary btn-number&quot; data-type=&quot;minus&quot; data-deck=&quot;main&quot; data-id=&quot;3-24&quot; disabled&gt;-&lt;/button&gt;&lt;input type=&quot;text&quot; class=&quot;form-control input-number&quot; name=&quot;table-main-3-24-num-copies&quot; data-deck=&quot;main&quot; data-id=&quot;3-24&quot; value=&quot;0&quot; min=&quot;0&quot; readonly /&gt;&lt;button type=&quot;button&quot; class=&quot;btn btn-outline-secondary btn-number&quot; data-type=&quot;plus&quot; data-deck=&quot;main&quot; data-id=&quot;3-24&quot;&gt;+&lt;/button&gt;&lt;/div&gt;&lt;/td&gt;&lt;td&gt;&lt;div class=&quot;input-group&quot;&gt;&lt;button type=&quot;button&quot; class=&quot;btn btn-outline-secondary btn-number&quot; data-type=&quot;minus&quot; data-deck=&quot;side&quot; data-id=&quot;3-24&quot; disabled&gt;-&lt;/button&gt;&lt;input type=&quot;text&quot; class=&quot;form-control input-number&quot; name=&quot;table-side-3-24-num-copies&quot; data-deck=&quot;side&quot; data-id=&quot;3-24&quot; value=&quot;0&quot; min=&quot;0&quot; readonly /&gt;&lt;button type=&quot;button&quot; class=&quot;btn btn-outline-secondary btn-number&quot; data-type=&quot;plus&quot; data-deck=&quot;side&quot; data-id=&quot;3-24&quot;&gt;+&lt;/button&gt;&lt;/div&gt;&lt;/td&gt;&lt;/tr&gt;" calcext:value-type="string">
            <text:p>&lt;tr data-expansion="35" data-type="1" data-color="4" data-term="0"&gt;&lt;td&gt;3-24&lt;/td&gt;&lt;td&gt;アダム・ラクスマン&lt;/td&gt;&lt;td&gt;&lt;div class="input-group"&gt;&lt;button type="button" class="btn btn-outline-secondary btn-number" data-type="minus" data-deck="main" data-id="3-24" disabled&gt;-&lt;/button&gt;&lt;input type="text" class="form-control input-number" name="table-main-3-24-num-copies" data-deck="main" data-id="3-24" value="0" min="0" readonly /&gt;&lt;button type="button" class="btn btn-outline-secondary btn-number" data-type="plus" data-deck="main" data-id="3-24"&gt;+&lt;/button&gt;&lt;/div&gt;&lt;/td&gt;&lt;td&gt;&lt;div class="input-group"&gt;&lt;button type="button" class="btn btn-outline-secondary btn-number" data-type="minus" data-deck="side" data-id="3-24" disabled&gt;-&lt;/button&gt;&lt;input type="text" class="form-control input-number" name="table-side-3-24-num-copies" data-deck="side" data-id="3-24" value="0" min="0" readonly /&gt;&lt;button type="button" class="btn btn-outline-secondary btn-number" data-type="plus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O254];[$HTML.$C$1];[.$B254];[$HTML.$D$1];[.$B254];[$HTML.$E$1];[.$B254];[$HTML.$F$1];[.$B254];[$HTML.$G$1])" office:value-type="string" office:string-value="&lt;div class=&quot;container-card position-relative me-2 mb-2&quot; id=&quot;main-3-25&quot;&gt;&lt;img class=&quot;d-block&quot; width=&quot;80&quot; height=&quot;112&quot; src=&quot;https://one-draw.jp/ijinden/cardlist/003/card/03_025.png&quot; /&gt;&lt;div class=&quot;container-num-copies position-absolute bottom-0 start-0 px-1&quot; id=&quot;main-3-25-num-copies&quot;&gt;0&lt;/div&gt;&lt;button type=&quot;button&quot; class=&quot;btn btn-secondary btn-number btn-sm btn-pop position-absolute top-0 start-0&quot; data-type=&quot;minus&quot; data-deck=&quot;main&quot; data-id=&quot;3-25&quot;&gt;-&lt;/button&gt;&lt;button type=&quot;button&quot; class=&quot;btn btn-secondary btn-number btn-sm btn-push position-absolute top-0 end-0&quot; data-type=&quot;plus&quot; data-deck=&quot;main&quot; data-id=&quot;3-25&quot;&gt;+&lt;/button&gt;&lt;button type=&quot;button&quot; class=&quot;btn btn-secondary btn-number btn-sm btn-drop position-absolute bottom-0 end-0&quot; data-type=&quot;drop&quot; data-id=&quot;3-25&quot;&gt;v&lt;/button&gt;&lt;/div&gt;" calcext:value-type="string">
            <text:p>&lt;div class="container-card position-relative me-2 mb-2" id="main-3-25"&gt;&lt;img class="d-block" width="80" height="112" src="https://one-draw.jp/ijinden/cardlist/003/card/03_025.png" /&gt;&lt;div class="container-num-copies position-absolute bottom-0 start-0 px-1" id="main-3-25-num-copies"&gt;0&lt;/div&gt;&lt;button type="button" class="btn btn-secondary btn-number btn-sm btn-pop position-absolute top-0 start-0" data-type="minus" data-deck="main" data-id="3-25"&gt;-&lt;/button&gt;&lt;button type="button" class="btn btn-secondary btn-number btn-sm btn-push position-absolute top-0 end-0" data-type="plus" data-deck="main" data-id="3-25"&gt;+&lt;/button&gt;&lt;button type="button" class="btn btn-secondary btn-number btn-sm btn-drop position-absolute bottom-0 end-0" data-type="drop" data-id="3-25"&gt;v&lt;/button&gt;&lt;/div&gt;</text:p>
          </table:table-cell>
          <table:table-cell table:formula="of:=CONCATENATE([$HTML.$A$2];[.$B254];[$HTML.$B$2];[.$O254];[$HTML.$C$2];[.$B254];[$HTML.$D$2];[.$B254];[$HTML.$E$2];[.$B254];[$HTML.$F$2];[.$B254];[$HTML.$G$2])" office:value-type="string" office:string-value="&lt;div class=&quot;container-card position-relative me-2 mb-2&quot; id=&quot;side-3-25&quot;&gt;&lt;img class=&quot;d-block&quot; width=&quot;80&quot; height=&quot;112&quot; src=&quot;https://one-draw.jp/ijinden/cardlist/003/card/03_025.png&quot; /&gt;&lt;div class=&quot;container-num-copies position-absolute bottom-0 start-0 px-1&quot; id=&quot;side-3-25-num-copies&quot;&gt;0&lt;/div&gt;&lt;button type=&quot;button&quot; class=&quot;btn btn-secondary btn-number btn-sm btn-pop position-absolute top-0 start-0&quot; data-type=&quot;minus&quot; data-deck=&quot;side&quot; data-id=&quot;3-25&quot;&gt;-&lt;/button&gt;&lt;button type=&quot;button&quot; class=&quot;btn btn-secondary btn-number btn-sm btn-push position-absolute top-0 end-0&quot; data-type=&quot;plus&quot; data-deck=&quot;side&quot; data-id=&quot;3-25&quot;&gt;+&lt;/button&gt;&lt;button type=&quot;button&quot; class=&quot;btn btn-secondary btn-number btn-sm btn-raise position-absolute bottom-0 end-0&quot; data-type=&quot;raise&quot; data-id=&quot;3-25&quot;&gt;^&lt;/button&gt;&lt;/div&gt;" calcext:value-type="string">
            <text:p>&lt;div class="container-card position-relative me-2 mb-2" id="side-3-25"&gt;&lt;img class="d-block" width="80" height="112" src="https://one-draw.jp/ijinden/cardlist/003/card/03_025.png" /&gt;&lt;div class="container-num-copies position-absolute bottom-0 start-0 px-1" id="side-3-25-num-copies"&gt;0&lt;/div&gt;&lt;button type="button" class="btn btn-secondary btn-number btn-sm btn-pop position-absolute top-0 start-0" data-type="minus" data-deck="side" data-id="3-25"&gt;-&lt;/button&gt;&lt;button type="button" class="btn btn-secondary btn-number btn-sm btn-push position-absolute top-0 end-0" data-type="plus" data-deck="side" data-id="3-25"&gt;+&lt;/button&gt;&lt;button type="button" class="btn btn-secondary btn-number btn-sm btn-raise position-absolute bottom-0 end-0" data-type="raise" data-id="3-25"&gt;^&lt;/button&gt;&lt;/div&gt;</text:p>
          </table:table-cell>
          <table:table-cell table:formula="of:=CONCATENATE([$HTML.$A$3];[.F254];[$HTML.$B$3];[.H254];[$HTML.$C$3];[.J254];[$HTML.$D$3];[.N254];[$HTML.$E$3];[.B254];[$HTML.$F$3];[.D254];[$HTML.$G$3];[.B254];[$HTML.$H$3];[.B254];[$HTML.$I$3];[.B254];[$HTML.$J$3];[.B254];[$HTML.$K$3];[.B254];[$HTML.$L$3];[.B254];[$HTML.$M$3];[.B254];[$HTML.$N$3];[.B254];[$HTML.$O$3])" office:value-type="string" office:string-value="&lt;tr data-expansion=&quot;35&quot; data-type=&quot;1&quot; data-color=&quot;4&quot; data-term=&quot;1&quot;&gt;&lt;td&gt;3-25&lt;/td&gt;&lt;td&gt;大黒屋光太夫&lt;/td&gt;&lt;td&gt;&lt;div class=&quot;input-group&quot;&gt;&lt;button type=&quot;button&quot; class=&quot;btn btn-outline-secondary btn-number&quot; data-type=&quot;minus&quot; data-deck=&quot;main&quot; data-id=&quot;3-25&quot; disabled&gt;-&lt;/button&gt;&lt;input type=&quot;text&quot; class=&quot;form-control input-number&quot; name=&quot;table-main-3-25-num-copies&quot; data-deck=&quot;main&quot; data-id=&quot;3-25&quot; value=&quot;0&quot; min=&quot;0&quot; readonly /&gt;&lt;button type=&quot;button&quot; class=&quot;btn btn-outline-secondary btn-number&quot; data-type=&quot;plus&quot; data-deck=&quot;main&quot; data-id=&quot;3-25&quot;&gt;+&lt;/button&gt;&lt;/div&gt;&lt;/td&gt;&lt;td&gt;&lt;div class=&quot;input-group&quot;&gt;&lt;button type=&quot;button&quot; class=&quot;btn btn-outline-secondary btn-number&quot; data-type=&quot;minus&quot; data-deck=&quot;side&quot; data-id=&quot;3-25&quot; disabled&gt;-&lt;/button&gt;&lt;input type=&quot;text&quot; class=&quot;form-control input-number&quot; name=&quot;table-side-3-25-num-copies&quot; data-deck=&quot;side&quot; data-id=&quot;3-25&quot; value=&quot;0&quot; min=&quot;0&quot; readonly /&gt;&lt;button type=&quot;button&quot; class=&quot;btn btn-outline-secondary btn-number&quot; data-type=&quot;plus&quot; data-deck=&quot;side&quot; data-id=&quot;3-25&quot;&gt;+&lt;/button&gt;&lt;/div&gt;&lt;/td&gt;&lt;/tr&gt;" calcext:value-type="string">
            <text:p>&lt;tr data-expansion="35" data-type="1" data-color="4" data-term="1"&gt;&lt;td&gt;3-25&lt;/td&gt;&lt;td&gt;大黒屋光太夫&lt;/td&gt;&lt;td&gt;&lt;div class="input-group"&gt;&lt;button type="button" class="btn btn-outline-secondary btn-number" data-type="minus" data-deck="main" data-id="3-25" disabled&gt;-&lt;/button&gt;&lt;input type="text" class="form-control input-number" name="table-main-3-25-num-copies" data-deck="main" data-id="3-25" value="0" min="0" readonly /&gt;&lt;button type="button" class="btn btn-outline-secondary btn-number" data-type="plus" data-deck="main" data-id="3-25"&gt;+&lt;/button&gt;&lt;/div&gt;&lt;/td&gt;&lt;td&gt;&lt;div class="input-group"&gt;&lt;button type="button" class="btn btn-outline-secondary btn-number" data-type="minus" data-deck="side" data-id="3-25" disabled&gt;-&lt;/button&gt;&lt;input type="text" class="form-control input-number" name="table-side-3-25-num-copies" data-deck="side" data-id="3-25" value="0" min="0" readonly /&gt;&lt;button type="button" class="btn btn-outline-secondary btn-number" data-type="plus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O255];[$HTML.$C$1];[.$B255];[$HTML.$D$1];[.$B255];[$HTML.$E$1];[.$B255];[$HTML.$F$1];[.$B255];[$HTML.$G$1])" office:value-type="string" office:string-value="&lt;div class=&quot;container-card position-relative me-2 mb-2&quot; id=&quot;main-3-26&quot;&gt;&lt;img class=&quot;d-block&quot; width=&quot;80&quot; height=&quot;112&quot; src=&quot;https://one-draw.jp/ijinden/cardlist/003/card/03_026.png&quot; /&gt;&lt;div class=&quot;container-num-copies position-absolute bottom-0 start-0 px-1&quot; id=&quot;main-3-26-num-copies&quot;&gt;0&lt;/div&gt;&lt;button type=&quot;button&quot; class=&quot;btn btn-secondary btn-number btn-sm btn-pop position-absolute top-0 start-0&quot; data-type=&quot;minus&quot; data-deck=&quot;main&quot; data-id=&quot;3-26&quot;&gt;-&lt;/button&gt;&lt;button type=&quot;button&quot; class=&quot;btn btn-secondary btn-number btn-sm btn-push position-absolute top-0 end-0&quot; data-type=&quot;plus&quot; data-deck=&quot;main&quot; data-id=&quot;3-26&quot;&gt;+&lt;/button&gt;&lt;button type=&quot;button&quot; class=&quot;btn btn-secondary btn-number btn-sm btn-drop position-absolute bottom-0 end-0&quot; data-type=&quot;drop&quot; data-id=&quot;3-26&quot;&gt;v&lt;/button&gt;&lt;/div&gt;" calcext:value-type="string">
            <text:p>&lt;div class="container-card position-relative me-2 mb-2" id="main-3-26"&gt;&lt;img class="d-block" width="80" height="112" src="https://one-draw.jp/ijinden/cardlist/003/card/03_026.png" /&gt;&lt;div class="container-num-copies position-absolute bottom-0 start-0 px-1" id="main-3-26-num-copies"&gt;0&lt;/div&gt;&lt;button type="button" class="btn btn-secondary btn-number btn-sm btn-pop position-absolute top-0 start-0" data-type="minus" data-deck="main" data-id="3-26"&gt;-&lt;/button&gt;&lt;button type="button" class="btn btn-secondary btn-number btn-sm btn-push position-absolute top-0 end-0" data-type="plus" data-deck="main" data-id="3-26"&gt;+&lt;/button&gt;&lt;button type="button" class="btn btn-secondary btn-number btn-sm btn-drop position-absolute bottom-0 end-0" data-type="drop" data-id="3-26"&gt;v&lt;/button&gt;&lt;/div&gt;</text:p>
          </table:table-cell>
          <table:table-cell table:formula="of:=CONCATENATE([$HTML.$A$2];[.$B255];[$HTML.$B$2];[.$O255];[$HTML.$C$2];[.$B255];[$HTML.$D$2];[.$B255];[$HTML.$E$2];[.$B255];[$HTML.$F$2];[.$B255];[$HTML.$G$2])" office:value-type="string" office:string-value="&lt;div class=&quot;container-card position-relative me-2 mb-2&quot; id=&quot;side-3-26&quot;&gt;&lt;img class=&quot;d-block&quot; width=&quot;80&quot; height=&quot;112&quot; src=&quot;https://one-draw.jp/ijinden/cardlist/003/card/03_026.png&quot; /&gt;&lt;div class=&quot;container-num-copies position-absolute bottom-0 start-0 px-1&quot; id=&quot;side-3-26-num-copies&quot;&gt;0&lt;/div&gt;&lt;button type=&quot;button&quot; class=&quot;btn btn-secondary btn-number btn-sm btn-pop position-absolute top-0 start-0&quot; data-type=&quot;minus&quot; data-deck=&quot;side&quot; data-id=&quot;3-26&quot;&gt;-&lt;/button&gt;&lt;button type=&quot;button&quot; class=&quot;btn btn-secondary btn-number btn-sm btn-push position-absolute top-0 end-0&quot; data-type=&quot;plus&quot; data-deck=&quot;side&quot; data-id=&quot;3-26&quot;&gt;+&lt;/button&gt;&lt;button type=&quot;button&quot; class=&quot;btn btn-secondary btn-number btn-sm btn-raise position-absolute bottom-0 end-0&quot; data-type=&quot;raise&quot; data-id=&quot;3-26&quot;&gt;^&lt;/button&gt;&lt;/div&gt;" calcext:value-type="string">
            <text:p>&lt;div class="container-card position-relative me-2 mb-2" id="side-3-26"&gt;&lt;img class="d-block" width="80" height="112" src="https://one-draw.jp/ijinden/cardlist/003/card/03_026.png" /&gt;&lt;div class="container-num-copies position-absolute bottom-0 start-0 px-1" id="side-3-26-num-copies"&gt;0&lt;/div&gt;&lt;button type="button" class="btn btn-secondary btn-number btn-sm btn-pop position-absolute top-0 start-0" data-type="minus" data-deck="side" data-id="3-26"&gt;-&lt;/button&gt;&lt;button type="button" class="btn btn-secondary btn-number btn-sm btn-push position-absolute top-0 end-0" data-type="plus" data-deck="side" data-id="3-26"&gt;+&lt;/button&gt;&lt;button type="button" class="btn btn-secondary btn-number btn-sm btn-raise position-absolute bottom-0 end-0" data-type="raise" data-id="3-26"&gt;^&lt;/button&gt;&lt;/div&gt;</text:p>
          </table:table-cell>
          <table:table-cell table:formula="of:=CONCATENATE([$HTML.$A$3];[.F255];[$HTML.$B$3];[.H255];[$HTML.$C$3];[.J255];[$HTML.$D$3];[.N255];[$HTML.$E$3];[.B255];[$HTML.$F$3];[.D255];[$HTML.$G$3];[.B255];[$HTML.$H$3];[.B255];[$HTML.$I$3];[.B255];[$HTML.$J$3];[.B255];[$HTML.$K$3];[.B255];[$HTML.$L$3];[.B255];[$HTML.$M$3];[.B255];[$HTML.$N$3];[.B255];[$HTML.$O$3])" office:value-type="string" office:string-value="&lt;tr data-expansion=&quot;35&quot; data-type=&quot;1&quot; data-color=&quot;4&quot; data-term=&quot;1&quot;&gt;&lt;td&gt;3-26&lt;/td&gt;&lt;td&gt;ニコライ・レザノフ&lt;/td&gt;&lt;td&gt;&lt;div class=&quot;input-group&quot;&gt;&lt;button type=&quot;button&quot; class=&quot;btn btn-outline-secondary btn-number&quot; data-type=&quot;minus&quot; data-deck=&quot;main&quot; data-id=&quot;3-26&quot; disabled&gt;-&lt;/button&gt;&lt;input type=&quot;text&quot; class=&quot;form-control input-number&quot; name=&quot;table-main-3-26-num-copies&quot; data-deck=&quot;main&quot; data-id=&quot;3-26&quot; value=&quot;0&quot; min=&quot;0&quot; readonly /&gt;&lt;button type=&quot;button&quot; class=&quot;btn btn-outline-secondary btn-number&quot; data-type=&quot;plus&quot; data-deck=&quot;main&quot; data-id=&quot;3-26&quot;&gt;+&lt;/button&gt;&lt;/div&gt;&lt;/td&gt;&lt;td&gt;&lt;div class=&quot;input-group&quot;&gt;&lt;button type=&quot;button&quot; class=&quot;btn btn-outline-secondary btn-number&quot; data-type=&quot;minus&quot; data-deck=&quot;side&quot; data-id=&quot;3-26&quot; disabled&gt;-&lt;/button&gt;&lt;input type=&quot;text&quot; class=&quot;form-control input-number&quot; name=&quot;table-side-3-26-num-copies&quot; data-deck=&quot;side&quot; data-id=&quot;3-26&quot; value=&quot;0&quot; min=&quot;0&quot; readonly /&gt;&lt;button type=&quot;button&quot; class=&quot;btn btn-outline-secondary btn-number&quot; data-type=&quot;plus&quot; data-deck=&quot;side&quot; data-id=&quot;3-26&quot;&gt;+&lt;/button&gt;&lt;/div&gt;&lt;/td&gt;&lt;/tr&gt;" calcext:value-type="string">
            <text:p>&lt;tr data-expansion="35" data-type="1" data-color="4" data-term="1"&gt;&lt;td&gt;3-26&lt;/td&gt;&lt;td&gt;ニコライ・レザノフ&lt;/td&gt;&lt;td&gt;&lt;div class="input-group"&gt;&lt;button type="button" class="btn btn-outline-secondary btn-number" data-type="minus" data-deck="main" data-id="3-26" disabled&gt;-&lt;/button&gt;&lt;input type="text" class="form-control input-number" name="table-main-3-26-num-copies" data-deck="main" data-id="3-26" value="0" min="0" readonly /&gt;&lt;button type="button" class="btn btn-outline-secondary btn-number" data-type="plus" data-deck="main" data-id="3-26"&gt;+&lt;/button&gt;&lt;/div&gt;&lt;/td&gt;&lt;td&gt;&lt;div class="input-group"&gt;&lt;button type="button" class="btn btn-outline-secondary btn-number" data-type="minus" data-deck="side" data-id="3-26" disabled&gt;-&lt;/button&gt;&lt;input type="text" class="form-control input-number" name="table-side-3-26-num-copies" data-deck="side" data-id="3-26" value="0" min="0" readonly /&gt;&lt;button type="button" class="btn btn-outline-secondary btn-number" data-type="plus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O256];[$HTML.$C$1];[.$B256];[$HTML.$D$1];[.$B256];[$HTML.$E$1];[.$B256];[$HTML.$F$1];[.$B256];[$HTML.$G$1])" office:value-type="string" office:string-value="&lt;div class=&quot;container-card position-relative me-2 mb-2&quot; id=&quot;main-3-27&quot;&gt;&lt;img class=&quot;d-block&quot; width=&quot;80&quot; height=&quot;112&quot; src=&quot;https://one-draw.jp/ijinden/cardlist/003/card/03_027.png&quot; /&gt;&lt;div class=&quot;container-num-copies position-absolute bottom-0 start-0 px-1&quot; id=&quot;main-3-27-num-copies&quot;&gt;0&lt;/div&gt;&lt;button type=&quot;button&quot; class=&quot;btn btn-secondary btn-number btn-sm btn-pop position-absolute top-0 start-0&quot; data-type=&quot;minus&quot; data-deck=&quot;main&quot; data-id=&quot;3-27&quot;&gt;-&lt;/button&gt;&lt;button type=&quot;button&quot; class=&quot;btn btn-secondary btn-number btn-sm btn-push position-absolute top-0 end-0&quot; data-type=&quot;plus&quot; data-deck=&quot;main&quot; data-id=&quot;3-27&quot;&gt;+&lt;/button&gt;&lt;button type=&quot;button&quot; class=&quot;btn btn-secondary btn-number btn-sm btn-drop position-absolute bottom-0 end-0&quot; data-type=&quot;drop&quot; data-id=&quot;3-27&quot;&gt;v&lt;/button&gt;&lt;/div&gt;" calcext:value-type="string">
            <text:p>&lt;div class="container-card position-relative me-2 mb-2" id="main-3-27"&gt;&lt;img class="d-block" width="80" height="112" src="https://one-draw.jp/ijinden/cardlist/003/card/03_027.png" /&gt;&lt;div class="container-num-copies position-absolute bottom-0 start-0 px-1" id="main-3-27-num-copies"&gt;0&lt;/div&gt;&lt;button type="button" class="btn btn-secondary btn-number btn-sm btn-pop position-absolute top-0 start-0" data-type="minus" data-deck="main" data-id="3-27"&gt;-&lt;/button&gt;&lt;button type="button" class="btn btn-secondary btn-number btn-sm btn-push position-absolute top-0 end-0" data-type="plus" data-deck="main" data-id="3-27"&gt;+&lt;/button&gt;&lt;button type="button" class="btn btn-secondary btn-number btn-sm btn-drop position-absolute bottom-0 end-0" data-type="drop" data-id="3-27"&gt;v&lt;/button&gt;&lt;/div&gt;</text:p>
          </table:table-cell>
          <table:table-cell table:formula="of:=CONCATENATE([$HTML.$A$2];[.$B256];[$HTML.$B$2];[.$O256];[$HTML.$C$2];[.$B256];[$HTML.$D$2];[.$B256];[$HTML.$E$2];[.$B256];[$HTML.$F$2];[.$B256];[$HTML.$G$2])" office:value-type="string" office:string-value="&lt;div class=&quot;container-card position-relative me-2 mb-2&quot; id=&quot;side-3-27&quot;&gt;&lt;img class=&quot;d-block&quot; width=&quot;80&quot; height=&quot;112&quot; src=&quot;https://one-draw.jp/ijinden/cardlist/003/card/03_027.png&quot; /&gt;&lt;div class=&quot;container-num-copies position-absolute bottom-0 start-0 px-1&quot; id=&quot;side-3-27-num-copies&quot;&gt;0&lt;/div&gt;&lt;button type=&quot;button&quot; class=&quot;btn btn-secondary btn-number btn-sm btn-pop position-absolute top-0 start-0&quot; data-type=&quot;minus&quot; data-deck=&quot;side&quot; data-id=&quot;3-27&quot;&gt;-&lt;/button&gt;&lt;button type=&quot;button&quot; class=&quot;btn btn-secondary btn-number btn-sm btn-push position-absolute top-0 end-0&quot; data-type=&quot;plus&quot; data-deck=&quot;side&quot; data-id=&quot;3-27&quot;&gt;+&lt;/button&gt;&lt;button type=&quot;button&quot; class=&quot;btn btn-secondary btn-number btn-sm btn-raise position-absolute bottom-0 end-0&quot; data-type=&quot;raise&quot; data-id=&quot;3-27&quot;&gt;^&lt;/button&gt;&lt;/div&gt;" calcext:value-type="string">
            <text:p>&lt;div class="container-card position-relative me-2 mb-2" id="side-3-27"&gt;&lt;img class="d-block" width="80" height="112" src="https://one-draw.jp/ijinden/cardlist/003/card/03_027.png" /&gt;&lt;div class="container-num-copies position-absolute bottom-0 start-0 px-1" id="side-3-27-num-copies"&gt;0&lt;/div&gt;&lt;button type="button" class="btn btn-secondary btn-number btn-sm btn-pop position-absolute top-0 start-0" data-type="minus" data-deck="side" data-id="3-27"&gt;-&lt;/button&gt;&lt;button type="button" class="btn btn-secondary btn-number btn-sm btn-push position-absolute top-0 end-0" data-type="plus" data-deck="side" data-id="3-27"&gt;+&lt;/button&gt;&lt;button type="button" class="btn btn-secondary btn-number btn-sm btn-raise position-absolute bottom-0 end-0" data-type="raise" data-id="3-27"&gt;^&lt;/button&gt;&lt;/div&gt;</text:p>
          </table:table-cell>
          <table:table-cell table:formula="of:=CONCATENATE([$HTML.$A$3];[.F256];[$HTML.$B$3];[.H256];[$HTML.$C$3];[.J256];[$HTML.$D$3];[.N256];[$HTML.$E$3];[.B256];[$HTML.$F$3];[.D256];[$HTML.$G$3];[.B256];[$HTML.$H$3];[.B256];[$HTML.$I$3];[.B256];[$HTML.$J$3];[.B256];[$HTML.$K$3];[.B256];[$HTML.$L$3];[.B256];[$HTML.$M$3];[.B256];[$HTML.$N$3];[.B256];[$HTML.$O$3])" office:value-type="string" office:string-value="&lt;tr data-expansion=&quot;35&quot; data-type=&quot;1&quot; data-color=&quot;8&quot; data-term=&quot;2&quot;&gt;&lt;td&gt;3-27&lt;/td&gt;&lt;td&gt;小野小町&lt;/td&gt;&lt;td&gt;&lt;div class=&quot;input-group&quot;&gt;&lt;button type=&quot;button&quot; class=&quot;btn btn-outline-secondary btn-number&quot; data-type=&quot;minus&quot; data-deck=&quot;main&quot; data-id=&quot;3-27&quot; disabled&gt;-&lt;/button&gt;&lt;input type=&quot;text&quot; class=&quot;form-control input-number&quot; name=&quot;table-main-3-27-num-copies&quot; data-deck=&quot;main&quot; data-id=&quot;3-27&quot; value=&quot;0&quot; min=&quot;0&quot; readonly /&gt;&lt;button type=&quot;button&quot; class=&quot;btn btn-outline-secondary btn-number&quot; data-type=&quot;plus&quot; data-deck=&quot;main&quot; data-id=&quot;3-27&quot;&gt;+&lt;/button&gt;&lt;/div&gt;&lt;/td&gt;&lt;td&gt;&lt;div class=&quot;input-group&quot;&gt;&lt;button type=&quot;button&quot; class=&quot;btn btn-outline-secondary btn-number&quot; data-type=&quot;minus&quot; data-deck=&quot;side&quot; data-id=&quot;3-27&quot; disabled&gt;-&lt;/button&gt;&lt;input type=&quot;text&quot; class=&quot;form-control input-number&quot; name=&quot;table-side-3-27-num-copies&quot; data-deck=&quot;side&quot; data-id=&quot;3-27&quot; value=&quot;0&quot; min=&quot;0&quot; readonly /&gt;&lt;button type=&quot;button&quot; class=&quot;btn btn-outline-secondary btn-number&quot; data-type=&quot;plus&quot; data-deck=&quot;side&quot; data-id=&quot;3-27&quot;&gt;+&lt;/button&gt;&lt;/div&gt;&lt;/td&gt;&lt;/tr&gt;" calcext:value-type="string">
            <text:p>&lt;tr data-expansion="35" data-type="1" data-color="8" data-term="2"&gt;&lt;td&gt;3-27&lt;/td&gt;&lt;td&gt;小野小町&lt;/td&gt;&lt;td&gt;&lt;div class="input-group"&gt;&lt;button type="button" class="btn btn-outline-secondary btn-number" data-type="minus" data-deck="main" data-id="3-27" disabled&gt;-&lt;/button&gt;&lt;input type="text" class="form-control input-number" name="table-main-3-27-num-copies" data-deck="main" data-id="3-27" value="0" min="0" readonly /&gt;&lt;button type="button" class="btn btn-outline-secondary btn-number" data-type="plus" data-deck="main" data-id="3-27"&gt;+&lt;/button&gt;&lt;/div&gt;&lt;/td&gt;&lt;td&gt;&lt;div class="input-group"&gt;&lt;button type="button" class="btn btn-outline-secondary btn-number" data-type="minus" data-deck="side" data-id="3-27" disabled&gt;-&lt;/button&gt;&lt;input type="text" class="form-control input-number" name="table-side-3-27-num-copies" data-deck="side" data-id="3-27" value="0" min="0" readonly /&gt;&lt;button type="button" class="btn btn-outline-secondary btn-number" data-type="plus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O257];[$HTML.$C$1];[.$B257];[$HTML.$D$1];[.$B257];[$HTML.$E$1];[.$B257];[$HTML.$F$1];[.$B257];[$HTML.$G$1])" office:value-type="string" office:string-value="&lt;div class=&quot;container-card position-relative me-2 mb-2&quot; id=&quot;main-3-28&quot;&gt;&lt;img class=&quot;d-block&quot; width=&quot;80&quot; height=&quot;112&quot; src=&quot;https://one-draw.jp/ijinden/cardlist/003/card/03_028.png&quot; /&gt;&lt;div class=&quot;container-num-copies position-absolute bottom-0 start-0 px-1&quot; id=&quot;main-3-28-num-copies&quot;&gt;0&lt;/div&gt;&lt;button type=&quot;button&quot; class=&quot;btn btn-secondary btn-number btn-sm btn-pop position-absolute top-0 start-0&quot; data-type=&quot;minus&quot; data-deck=&quot;main&quot; data-id=&quot;3-28&quot;&gt;-&lt;/button&gt;&lt;button type=&quot;button&quot; class=&quot;btn btn-secondary btn-number btn-sm btn-push position-absolute top-0 end-0&quot; data-type=&quot;plus&quot; data-deck=&quot;main&quot; data-id=&quot;3-28&quot;&gt;+&lt;/button&gt;&lt;button type=&quot;button&quot; class=&quot;btn btn-secondary btn-number btn-sm btn-drop position-absolute bottom-0 end-0&quot; data-type=&quot;drop&quot; data-id=&quot;3-28&quot;&gt;v&lt;/button&gt;&lt;/div&gt;" calcext:value-type="string">
            <text:p>&lt;div class="container-card position-relative me-2 mb-2" id="main-3-28"&gt;&lt;img class="d-block" width="80" height="112" src="https://one-draw.jp/ijinden/cardlist/003/card/03_028.png" /&gt;&lt;div class="container-num-copies position-absolute bottom-0 start-0 px-1" id="main-3-28-num-copies"&gt;0&lt;/div&gt;&lt;button type="button" class="btn btn-secondary btn-number btn-sm btn-pop position-absolute top-0 start-0" data-type="minus" data-deck="main" data-id="3-28"&gt;-&lt;/button&gt;&lt;button type="button" class="btn btn-secondary btn-number btn-sm btn-push position-absolute top-0 end-0" data-type="plus" data-deck="main" data-id="3-28"&gt;+&lt;/button&gt;&lt;button type="button" class="btn btn-secondary btn-number btn-sm btn-drop position-absolute bottom-0 end-0" data-type="drop" data-id="3-28"&gt;v&lt;/button&gt;&lt;/div&gt;</text:p>
          </table:table-cell>
          <table:table-cell table:formula="of:=CONCATENATE([$HTML.$A$2];[.$B257];[$HTML.$B$2];[.$O257];[$HTML.$C$2];[.$B257];[$HTML.$D$2];[.$B257];[$HTML.$E$2];[.$B257];[$HTML.$F$2];[.$B257];[$HTML.$G$2])" office:value-type="string" office:string-value="&lt;div class=&quot;container-card position-relative me-2 mb-2&quot; id=&quot;side-3-28&quot;&gt;&lt;img class=&quot;d-block&quot; width=&quot;80&quot; height=&quot;112&quot; src=&quot;https://one-draw.jp/ijinden/cardlist/003/card/03_028.png&quot; /&gt;&lt;div class=&quot;container-num-copies position-absolute bottom-0 start-0 px-1&quot; id=&quot;side-3-28-num-copies&quot;&gt;0&lt;/div&gt;&lt;button type=&quot;button&quot; class=&quot;btn btn-secondary btn-number btn-sm btn-pop position-absolute top-0 start-0&quot; data-type=&quot;minus&quot; data-deck=&quot;side&quot; data-id=&quot;3-28&quot;&gt;-&lt;/button&gt;&lt;button type=&quot;button&quot; class=&quot;btn btn-secondary btn-number btn-sm btn-push position-absolute top-0 end-0&quot; data-type=&quot;plus&quot; data-deck=&quot;side&quot; data-id=&quot;3-28&quot;&gt;+&lt;/button&gt;&lt;button type=&quot;button&quot; class=&quot;btn btn-secondary btn-number btn-sm btn-raise position-absolute bottom-0 end-0&quot; data-type=&quot;raise&quot; data-id=&quot;3-28&quot;&gt;^&lt;/button&gt;&lt;/div&gt;" calcext:value-type="string">
            <text:p>&lt;div class="container-card position-relative me-2 mb-2" id="side-3-28"&gt;&lt;img class="d-block" width="80" height="112" src="https://one-draw.jp/ijinden/cardlist/003/card/03_028.png" /&gt;&lt;div class="container-num-copies position-absolute bottom-0 start-0 px-1" id="side-3-28-num-copies"&gt;0&lt;/div&gt;&lt;button type="button" class="btn btn-secondary btn-number btn-sm btn-pop position-absolute top-0 start-0" data-type="minus" data-deck="side" data-id="3-28"&gt;-&lt;/button&gt;&lt;button type="button" class="btn btn-secondary btn-number btn-sm btn-push position-absolute top-0 end-0" data-type="plus" data-deck="side" data-id="3-28"&gt;+&lt;/button&gt;&lt;button type="button" class="btn btn-secondary btn-number btn-sm btn-raise position-absolute bottom-0 end-0" data-type="raise" data-id="3-28"&gt;^&lt;/button&gt;&lt;/div&gt;</text:p>
          </table:table-cell>
          <table:table-cell table:formula="of:=CONCATENATE([$HTML.$A$3];[.F257];[$HTML.$B$3];[.H257];[$HTML.$C$3];[.J257];[$HTML.$D$3];[.N257];[$HTML.$E$3];[.B257];[$HTML.$F$3];[.D257];[$HTML.$G$3];[.B257];[$HTML.$H$3];[.B257];[$HTML.$I$3];[.B257];[$HTML.$J$3];[.B257];[$HTML.$K$3];[.B257];[$HTML.$L$3];[.B257];[$HTML.$M$3];[.B257];[$HTML.$N$3];[.B257];[$HTML.$O$3])" office:value-type="string" office:string-value="&lt;tr data-expansion=&quot;35&quot; data-type=&quot;1&quot; data-color=&quot;8&quot; data-term=&quot;2&quot;&gt;&lt;td&gt;3-28&lt;/td&gt;&lt;td&gt;松尾芭蕉&lt;/td&gt;&lt;td&gt;&lt;div class=&quot;input-group&quot;&gt;&lt;button type=&quot;button&quot; class=&quot;btn btn-outline-secondary btn-number&quot; data-type=&quot;minus&quot; data-deck=&quot;main&quot; data-id=&quot;3-28&quot; disabled&gt;-&lt;/button&gt;&lt;input type=&quot;text&quot; class=&quot;form-control input-number&quot; name=&quot;table-main-3-28-num-copies&quot; data-deck=&quot;main&quot; data-id=&quot;3-28&quot; value=&quot;0&quot; min=&quot;0&quot; readonly /&gt;&lt;button type=&quot;button&quot; class=&quot;btn btn-outline-secondary btn-number&quot; data-type=&quot;plus&quot; data-deck=&quot;main&quot; data-id=&quot;3-28&quot;&gt;+&lt;/button&gt;&lt;/div&gt;&lt;/td&gt;&lt;td&gt;&lt;div class=&quot;input-group&quot;&gt;&lt;button type=&quot;button&quot; class=&quot;btn btn-outline-secondary btn-number&quot; data-type=&quot;minus&quot; data-deck=&quot;side&quot; data-id=&quot;3-28&quot; disabled&gt;-&lt;/button&gt;&lt;input type=&quot;text&quot; class=&quot;form-control input-number&quot; name=&quot;table-side-3-28-num-copies&quot; data-deck=&quot;side&quot; data-id=&quot;3-28&quot; value=&quot;0&quot; min=&quot;0&quot; readonly /&gt;&lt;button type=&quot;button&quot; class=&quot;btn btn-outline-secondary btn-number&quot; data-type=&quot;plus&quot; data-deck=&quot;side&quot; data-id=&quot;3-28&quot;&gt;+&lt;/button&gt;&lt;/div&gt;&lt;/td&gt;&lt;/tr&gt;" calcext:value-type="string">
            <text:p>&lt;tr data-expansion="35" data-type="1" data-color="8" data-term="2"&gt;&lt;td&gt;3-28&lt;/td&gt;&lt;td&gt;松尾芭蕉&lt;/td&gt;&lt;td&gt;&lt;div class="input-group"&gt;&lt;button type="button" class="btn btn-outline-secondary btn-number" data-type="minus" data-deck="main" data-id="3-28" disabled&gt;-&lt;/button&gt;&lt;input type="text" class="form-control input-number" name="table-main-3-28-num-copies" data-deck="main" data-id="3-28" value="0" min="0" readonly /&gt;&lt;button type="button" class="btn btn-outline-secondary btn-number" data-type="plus" data-deck="main" data-id="3-28"&gt;+&lt;/button&gt;&lt;/div&gt;&lt;/td&gt;&lt;td&gt;&lt;div class="input-group"&gt;&lt;button type="button" class="btn btn-outline-secondary btn-number" data-type="minus" data-deck="side" data-id="3-28" disabled&gt;-&lt;/button&gt;&lt;input type="text" class="form-control input-number" name="table-side-3-28-num-copies" data-deck="side" data-id="3-28" value="0" min="0" readonly /&gt;&lt;button type="button" class="btn btn-outline-secondary btn-number" data-type="plus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O258];[$HTML.$C$1];[.$B258];[$HTML.$D$1];[.$B258];[$HTML.$E$1];[.$B258];[$HTML.$F$1];[.$B258];[$HTML.$G$1])" office:value-type="string" office:string-value="&lt;div class=&quot;container-card position-relative me-2 mb-2&quot; id=&quot;main-3-29&quot;&gt;&lt;img class=&quot;d-block&quot; width=&quot;80&quot; height=&quot;112&quot; src=&quot;https://one-draw.jp/ijinden/cardlist/003/card/03_029.png&quot; /&gt;&lt;div class=&quot;container-num-copies position-absolute bottom-0 start-0 px-1&quot; id=&quot;main-3-29-num-copies&quot;&gt;0&lt;/div&gt;&lt;button type=&quot;button&quot; class=&quot;btn btn-secondary btn-number btn-sm btn-pop position-absolute top-0 start-0&quot; data-type=&quot;minus&quot; data-deck=&quot;main&quot; data-id=&quot;3-29&quot;&gt;-&lt;/button&gt;&lt;button type=&quot;button&quot; class=&quot;btn btn-secondary btn-number btn-sm btn-push position-absolute top-0 end-0&quot; data-type=&quot;plus&quot; data-deck=&quot;main&quot; data-id=&quot;3-29&quot;&gt;+&lt;/button&gt;&lt;button type=&quot;button&quot; class=&quot;btn btn-secondary btn-number btn-sm btn-drop position-absolute bottom-0 end-0&quot; data-type=&quot;drop&quot; data-id=&quot;3-29&quot;&gt;v&lt;/button&gt;&lt;/div&gt;" calcext:value-type="string">
            <text:p>&lt;div class="container-card position-relative me-2 mb-2" id="main-3-29"&gt;&lt;img class="d-block" width="80" height="112" src="https://one-draw.jp/ijinden/cardlist/003/card/03_029.png" /&gt;&lt;div class="container-num-copies position-absolute bottom-0 start-0 px-1" id="main-3-29-num-copies"&gt;0&lt;/div&gt;&lt;button type="button" class="btn btn-secondary btn-number btn-sm btn-pop position-absolute top-0 start-0" data-type="minus" data-deck="main" data-id="3-29"&gt;-&lt;/button&gt;&lt;button type="button" class="btn btn-secondary btn-number btn-sm btn-push position-absolute top-0 end-0" data-type="plus" data-deck="main" data-id="3-29"&gt;+&lt;/button&gt;&lt;button type="button" class="btn btn-secondary btn-number btn-sm btn-drop position-absolute bottom-0 end-0" data-type="drop" data-id="3-29"&gt;v&lt;/button&gt;&lt;/div&gt;</text:p>
          </table:table-cell>
          <table:table-cell table:formula="of:=CONCATENATE([$HTML.$A$2];[.$B258];[$HTML.$B$2];[.$O258];[$HTML.$C$2];[.$B258];[$HTML.$D$2];[.$B258];[$HTML.$E$2];[.$B258];[$HTML.$F$2];[.$B258];[$HTML.$G$2])" office:value-type="string" office:string-value="&lt;div class=&quot;container-card position-relative me-2 mb-2&quot; id=&quot;side-3-29&quot;&gt;&lt;img class=&quot;d-block&quot; width=&quot;80&quot; height=&quot;112&quot; src=&quot;https://one-draw.jp/ijinden/cardlist/003/card/03_029.png&quot; /&gt;&lt;div class=&quot;container-num-copies position-absolute bottom-0 start-0 px-1&quot; id=&quot;side-3-29-num-copies&quot;&gt;0&lt;/div&gt;&lt;button type=&quot;button&quot; class=&quot;btn btn-secondary btn-number btn-sm btn-pop position-absolute top-0 start-0&quot; data-type=&quot;minus&quot; data-deck=&quot;side&quot; data-id=&quot;3-29&quot;&gt;-&lt;/button&gt;&lt;button type=&quot;button&quot; class=&quot;btn btn-secondary btn-number btn-sm btn-push position-absolute top-0 end-0&quot; data-type=&quot;plus&quot; data-deck=&quot;side&quot; data-id=&quot;3-29&quot;&gt;+&lt;/button&gt;&lt;button type=&quot;button&quot; class=&quot;btn btn-secondary btn-number btn-sm btn-raise position-absolute bottom-0 end-0&quot; data-type=&quot;raise&quot; data-id=&quot;3-29&quot;&gt;^&lt;/button&gt;&lt;/div&gt;" calcext:value-type="string">
            <text:p>&lt;div class="container-card position-relative me-2 mb-2" id="side-3-29"&gt;&lt;img class="d-block" width="80" height="112" src="https://one-draw.jp/ijinden/cardlist/003/card/03_029.png" /&gt;&lt;div class="container-num-copies position-absolute bottom-0 start-0 px-1" id="side-3-29-num-copies"&gt;0&lt;/div&gt;&lt;button type="button" class="btn btn-secondary btn-number btn-sm btn-pop position-absolute top-0 start-0" data-type="minus" data-deck="side" data-id="3-29"&gt;-&lt;/button&gt;&lt;button type="button" class="btn btn-secondary btn-number btn-sm btn-push position-absolute top-0 end-0" data-type="plus" data-deck="side" data-id="3-29"&gt;+&lt;/button&gt;&lt;button type="button" class="btn btn-secondary btn-number btn-sm btn-raise position-absolute bottom-0 end-0" data-type="raise" data-id="3-29"&gt;^&lt;/button&gt;&lt;/div&gt;</text:p>
          </table:table-cell>
          <table:table-cell table:formula="of:=CONCATENATE([$HTML.$A$3];[.F258];[$HTML.$B$3];[.H258];[$HTML.$C$3];[.J258];[$HTML.$D$3];[.N258];[$HTML.$E$3];[.B258];[$HTML.$F$3];[.D258];[$HTML.$G$3];[.B258];[$HTML.$H$3];[.B258];[$HTML.$I$3];[.B258];[$HTML.$J$3];[.B258];[$HTML.$K$3];[.B258];[$HTML.$L$3];[.B258];[$HTML.$M$3];[.B258];[$HTML.$N$3];[.B258];[$HTML.$O$3])" office:value-type="string" office:string-value="&lt;tr data-expansion=&quot;35&quot; data-type=&quot;1&quot; data-color=&quot;8&quot; data-term=&quot;0&quot;&gt;&lt;td&gt;3-29&lt;/td&gt;&lt;td&gt;朱舜水&lt;/td&gt;&lt;td&gt;&lt;div class=&quot;input-group&quot;&gt;&lt;button type=&quot;button&quot; class=&quot;btn btn-outline-secondary btn-number&quot; data-type=&quot;minus&quot; data-deck=&quot;main&quot; data-id=&quot;3-29&quot; disabled&gt;-&lt;/button&gt;&lt;input type=&quot;text&quot; class=&quot;form-control input-number&quot; name=&quot;table-main-3-29-num-copies&quot; data-deck=&quot;main&quot; data-id=&quot;3-29&quot; value=&quot;0&quot; min=&quot;0&quot; readonly /&gt;&lt;button type=&quot;button&quot; class=&quot;btn btn-outline-secondary btn-number&quot; data-type=&quot;plus&quot; data-deck=&quot;main&quot; data-id=&quot;3-29&quot;&gt;+&lt;/button&gt;&lt;/div&gt;&lt;/td&gt;&lt;td&gt;&lt;div class=&quot;input-group&quot;&gt;&lt;button type=&quot;button&quot; class=&quot;btn btn-outline-secondary btn-number&quot; data-type=&quot;minus&quot; data-deck=&quot;side&quot; data-id=&quot;3-29&quot; disabled&gt;-&lt;/button&gt;&lt;input type=&quot;text&quot; class=&quot;form-control input-number&quot; name=&quot;table-side-3-29-num-copies&quot; data-deck=&quot;side&quot; data-id=&quot;3-29&quot; value=&quot;0&quot; min=&quot;0&quot; readonly /&gt;&lt;button type=&quot;button&quot; class=&quot;btn btn-outline-secondary btn-number&quot; data-type=&quot;plus&quot; data-deck=&quot;side&quot; data-id=&quot;3-29&quot;&gt;+&lt;/button&gt;&lt;/div&gt;&lt;/td&gt;&lt;/tr&gt;" calcext:value-type="string">
            <text:p>&lt;tr data-expansion="35" data-type="1" data-color="8" data-term="0"&gt;&lt;td&gt;3-29&lt;/td&gt;&lt;td&gt;朱舜水&lt;/td&gt;&lt;td&gt;&lt;div class="input-group"&gt;&lt;button type="button" class="btn btn-outline-secondary btn-number" data-type="minus" data-deck="main" data-id="3-29" disabled&gt;-&lt;/button&gt;&lt;input type="text" class="form-control input-number" name="table-main-3-29-num-copies" data-deck="main" data-id="3-29" value="0" min="0" readonly /&gt;&lt;button type="button" class="btn btn-outline-secondary btn-number" data-type="plus" data-deck="main" data-id="3-29"&gt;+&lt;/button&gt;&lt;/div&gt;&lt;/td&gt;&lt;td&gt;&lt;div class="input-group"&gt;&lt;button type="button" class="btn btn-outline-secondary btn-number" data-type="minus" data-deck="side" data-id="3-29" disabled&gt;-&lt;/button&gt;&lt;input type="text" class="form-control input-number" name="table-side-3-29-num-copies" data-deck="side" data-id="3-29" value="0" min="0" readonly /&gt;&lt;button type="button" class="btn btn-outline-secondary btn-number" data-type="plus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O259];[$HTML.$C$1];[.$B259];[$HTML.$D$1];[.$B259];[$HTML.$E$1];[.$B259];[$HTML.$F$1];[.$B259];[$HTML.$G$1])" office:value-type="string" office:string-value="&lt;div class=&quot;container-card position-relative me-2 mb-2&quot; id=&quot;main-3-30&quot;&gt;&lt;img class=&quot;d-block&quot; width=&quot;80&quot; height=&quot;112&quot; src=&quot;https://one-draw.jp/ijinden/cardlist/003/card/03_030.png&quot; /&gt;&lt;div class=&quot;container-num-copies position-absolute bottom-0 start-0 px-1&quot; id=&quot;main-3-30-num-copies&quot;&gt;0&lt;/div&gt;&lt;button type=&quot;button&quot; class=&quot;btn btn-secondary btn-number btn-sm btn-pop position-absolute top-0 start-0&quot; data-type=&quot;minus&quot; data-deck=&quot;main&quot; data-id=&quot;3-30&quot;&gt;-&lt;/button&gt;&lt;button type=&quot;button&quot; class=&quot;btn btn-secondary btn-number btn-sm btn-push position-absolute top-0 end-0&quot; data-type=&quot;plus&quot; data-deck=&quot;main&quot; data-id=&quot;3-30&quot;&gt;+&lt;/button&gt;&lt;button type=&quot;button&quot; class=&quot;btn btn-secondary btn-number btn-sm btn-drop position-absolute bottom-0 end-0&quot; data-type=&quot;drop&quot; data-id=&quot;3-30&quot;&gt;v&lt;/button&gt;&lt;/div&gt;" calcext:value-type="string">
            <text:p>&lt;div class="container-card position-relative me-2 mb-2" id="main-3-30"&gt;&lt;img class="d-block" width="80" height="112" src="https://one-draw.jp/ijinden/cardlist/003/card/03_030.png" /&gt;&lt;div class="container-num-copies position-absolute bottom-0 start-0 px-1" id="main-3-30-num-copies"&gt;0&lt;/div&gt;&lt;button type="button" class="btn btn-secondary btn-number btn-sm btn-pop position-absolute top-0 start-0" data-type="minus" data-deck="main" data-id="3-30"&gt;-&lt;/button&gt;&lt;button type="button" class="btn btn-secondary btn-number btn-sm btn-push position-absolute top-0 end-0" data-type="plus" data-deck="main" data-id="3-30"&gt;+&lt;/button&gt;&lt;button type="button" class="btn btn-secondary btn-number btn-sm btn-drop position-absolute bottom-0 end-0" data-type="drop" data-id="3-30"&gt;v&lt;/button&gt;&lt;/div&gt;</text:p>
          </table:table-cell>
          <table:table-cell table:formula="of:=CONCATENATE([$HTML.$A$2];[.$B259];[$HTML.$B$2];[.$O259];[$HTML.$C$2];[.$B259];[$HTML.$D$2];[.$B259];[$HTML.$E$2];[.$B259];[$HTML.$F$2];[.$B259];[$HTML.$G$2])" office:value-type="string" office:string-value="&lt;div class=&quot;container-card position-relative me-2 mb-2&quot; id=&quot;side-3-30&quot;&gt;&lt;img class=&quot;d-block&quot; width=&quot;80&quot; height=&quot;112&quot; src=&quot;https://one-draw.jp/ijinden/cardlist/003/card/03_030.png&quot; /&gt;&lt;div class=&quot;container-num-copies position-absolute bottom-0 start-0 px-1&quot; id=&quot;side-3-30-num-copies&quot;&gt;0&lt;/div&gt;&lt;button type=&quot;button&quot; class=&quot;btn btn-secondary btn-number btn-sm btn-pop position-absolute top-0 start-0&quot; data-type=&quot;minus&quot; data-deck=&quot;side&quot; data-id=&quot;3-30&quot;&gt;-&lt;/button&gt;&lt;button type=&quot;button&quot; class=&quot;btn btn-secondary btn-number btn-sm btn-push position-absolute top-0 end-0&quot; data-type=&quot;plus&quot; data-deck=&quot;side&quot; data-id=&quot;3-30&quot;&gt;+&lt;/button&gt;&lt;button type=&quot;button&quot; class=&quot;btn btn-secondary btn-number btn-sm btn-raise position-absolute bottom-0 end-0&quot; data-type=&quot;raise&quot; data-id=&quot;3-30&quot;&gt;^&lt;/button&gt;&lt;/div&gt;" calcext:value-type="string">
            <text:p>&lt;div class="container-card position-relative me-2 mb-2" id="side-3-30"&gt;&lt;img class="d-block" width="80" height="112" src="https://one-draw.jp/ijinden/cardlist/003/card/03_030.png" /&gt;&lt;div class="container-num-copies position-absolute bottom-0 start-0 px-1" id="side-3-30-num-copies"&gt;0&lt;/div&gt;&lt;button type="button" class="btn btn-secondary btn-number btn-sm btn-pop position-absolute top-0 start-0" data-type="minus" data-deck="side" data-id="3-30"&gt;-&lt;/button&gt;&lt;button type="button" class="btn btn-secondary btn-number btn-sm btn-push position-absolute top-0 end-0" data-type="plus" data-deck="side" data-id="3-30"&gt;+&lt;/button&gt;&lt;button type="button" class="btn btn-secondary btn-number btn-sm btn-raise position-absolute bottom-0 end-0" data-type="raise" data-id="3-30"&gt;^&lt;/button&gt;&lt;/div&gt;</text:p>
          </table:table-cell>
          <table:table-cell table:formula="of:=CONCATENATE([$HTML.$A$3];[.F259];[$HTML.$B$3];[.H259];[$HTML.$C$3];[.J259];[$HTML.$D$3];[.N259];[$HTML.$E$3];[.B259];[$HTML.$F$3];[.D259];[$HTML.$G$3];[.B259];[$HTML.$H$3];[.B259];[$HTML.$I$3];[.B259];[$HTML.$J$3];[.B259];[$HTML.$K$3];[.B259];[$HTML.$L$3];[.B259];[$HTML.$M$3];[.B259];[$HTML.$N$3];[.B259];[$HTML.$O$3])" office:value-type="string" office:string-value="&lt;tr data-expansion=&quot;35&quot; data-type=&quot;1&quot; data-color=&quot;8&quot; data-term=&quot;2&quot;&gt;&lt;td&gt;3-30&lt;/td&gt;&lt;td&gt;井原西鶴&lt;/td&gt;&lt;td&gt;&lt;div class=&quot;input-group&quot;&gt;&lt;button type=&quot;button&quot; class=&quot;btn btn-outline-secondary btn-number&quot; data-type=&quot;minus&quot; data-deck=&quot;main&quot; data-id=&quot;3-30&quot; disabled&gt;-&lt;/button&gt;&lt;input type=&quot;text&quot; class=&quot;form-control input-number&quot; name=&quot;table-main-3-30-num-copies&quot; data-deck=&quot;main&quot; data-id=&quot;3-30&quot; value=&quot;0&quot; min=&quot;0&quot; readonly /&gt;&lt;button type=&quot;button&quot; class=&quot;btn btn-outline-secondary btn-number&quot; data-type=&quot;plus&quot; data-deck=&quot;main&quot; data-id=&quot;3-30&quot;&gt;+&lt;/button&gt;&lt;/div&gt;&lt;/td&gt;&lt;td&gt;&lt;div class=&quot;input-group&quot;&gt;&lt;button type=&quot;button&quot; class=&quot;btn btn-outline-secondary btn-number&quot; data-type=&quot;minus&quot; data-deck=&quot;side&quot; data-id=&quot;3-30&quot; disabled&gt;-&lt;/button&gt;&lt;input type=&quot;text&quot; class=&quot;form-control input-number&quot; name=&quot;table-side-3-30-num-copies&quot; data-deck=&quot;side&quot; data-id=&quot;3-30&quot; value=&quot;0&quot; min=&quot;0&quot; readonly /&gt;&lt;button type=&quot;button&quot; class=&quot;btn btn-outline-secondary btn-number&quot; data-type=&quot;plus&quot; data-deck=&quot;side&quot; data-id=&quot;3-30&quot;&gt;+&lt;/button&gt;&lt;/div&gt;&lt;/td&gt;&lt;/tr&gt;" calcext:value-type="string">
            <text:p>&lt;tr data-expansion="35" data-type="1" data-color="8" data-term="2"&gt;&lt;td&gt;3-30&lt;/td&gt;&lt;td&gt;井原西鶴&lt;/td&gt;&lt;td&gt;&lt;div class="input-group"&gt;&lt;button type="button" class="btn btn-outline-secondary btn-number" data-type="minus" data-deck="main" data-id="3-30" disabled&gt;-&lt;/button&gt;&lt;input type="text" class="form-control input-number" name="table-main-3-30-num-copies" data-deck="main" data-id="3-30" value="0" min="0" readonly /&gt;&lt;button type="button" class="btn btn-outline-secondary btn-number" data-type="plus" data-deck="main" data-id="3-30"&gt;+&lt;/button&gt;&lt;/div&gt;&lt;/td&gt;&lt;td&gt;&lt;div class="input-group"&gt;&lt;button type="button" class="btn btn-outline-secondary btn-number" data-type="minus" data-deck="side" data-id="3-30" disabled&gt;-&lt;/button&gt;&lt;input type="text" class="form-control input-number" name="table-side-3-30-num-copies" data-deck="side" data-id="3-30" value="0" min="0" readonly /&gt;&lt;button type="button" class="btn btn-outline-secondary btn-number" data-type="plus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O260];[$HTML.$C$1];[.$B260];[$HTML.$D$1];[.$B260];[$HTML.$E$1];[.$B260];[$HTML.$F$1];[.$B260];[$HTML.$G$1])" office:value-type="string" office:string-value="&lt;div class=&quot;container-card position-relative me-2 mb-2&quot; id=&quot;main-3-31&quot;&gt;&lt;img class=&quot;d-block&quot; width=&quot;80&quot; height=&quot;112&quot; src=&quot;https://one-draw.jp/ijinden/cardlist/003/card/03_031.png&quot; /&gt;&lt;div class=&quot;container-num-copies position-absolute bottom-0 start-0 px-1&quot; id=&quot;main-3-31-num-copies&quot;&gt;0&lt;/div&gt;&lt;button type=&quot;button&quot; class=&quot;btn btn-secondary btn-number btn-sm btn-pop position-absolute top-0 start-0&quot; data-type=&quot;minus&quot; data-deck=&quot;main&quot; data-id=&quot;3-31&quot;&gt;-&lt;/button&gt;&lt;button type=&quot;button&quot; class=&quot;btn btn-secondary btn-number btn-sm btn-push position-absolute top-0 end-0&quot; data-type=&quot;plus&quot; data-deck=&quot;main&quot; data-id=&quot;3-31&quot;&gt;+&lt;/button&gt;&lt;button type=&quot;button&quot; class=&quot;btn btn-secondary btn-number btn-sm btn-drop position-absolute bottom-0 end-0&quot; data-type=&quot;drop&quot; data-id=&quot;3-31&quot;&gt;v&lt;/button&gt;&lt;/div&gt;" calcext:value-type="string">
            <text:p>&lt;div class="container-card position-relative me-2 mb-2" id="main-3-31"&gt;&lt;img class="d-block" width="80" height="112" src="https://one-draw.jp/ijinden/cardlist/003/card/03_031.png" /&gt;&lt;div class="container-num-copies position-absolute bottom-0 start-0 px-1" id="main-3-31-num-copies"&gt;0&lt;/div&gt;&lt;button type="button" class="btn btn-secondary btn-number btn-sm btn-pop position-absolute top-0 start-0" data-type="minus" data-deck="main" data-id="3-31"&gt;-&lt;/button&gt;&lt;button type="button" class="btn btn-secondary btn-number btn-sm btn-push position-absolute top-0 end-0" data-type="plus" data-deck="main" data-id="3-31"&gt;+&lt;/button&gt;&lt;button type="button" class="btn btn-secondary btn-number btn-sm btn-drop position-absolute bottom-0 end-0" data-type="drop" data-id="3-31"&gt;v&lt;/button&gt;&lt;/div&gt;</text:p>
          </table:table-cell>
          <table:table-cell table:formula="of:=CONCATENATE([$HTML.$A$2];[.$B260];[$HTML.$B$2];[.$O260];[$HTML.$C$2];[.$B260];[$HTML.$D$2];[.$B260];[$HTML.$E$2];[.$B260];[$HTML.$F$2];[.$B260];[$HTML.$G$2])" office:value-type="string" office:string-value="&lt;div class=&quot;container-card position-relative me-2 mb-2&quot; id=&quot;side-3-31&quot;&gt;&lt;img class=&quot;d-block&quot; width=&quot;80&quot; height=&quot;112&quot; src=&quot;https://one-draw.jp/ijinden/cardlist/003/card/03_031.png&quot; /&gt;&lt;div class=&quot;container-num-copies position-absolute bottom-0 start-0 px-1&quot; id=&quot;side-3-31-num-copies&quot;&gt;0&lt;/div&gt;&lt;button type=&quot;button&quot; class=&quot;btn btn-secondary btn-number btn-sm btn-pop position-absolute top-0 start-0&quot; data-type=&quot;minus&quot; data-deck=&quot;side&quot; data-id=&quot;3-31&quot;&gt;-&lt;/button&gt;&lt;button type=&quot;button&quot; class=&quot;btn btn-secondary btn-number btn-sm btn-push position-absolute top-0 end-0&quot; data-type=&quot;plus&quot; data-deck=&quot;side&quot; data-id=&quot;3-31&quot;&gt;+&lt;/button&gt;&lt;button type=&quot;button&quot; class=&quot;btn btn-secondary btn-number btn-sm btn-raise position-absolute bottom-0 end-0&quot; data-type=&quot;raise&quot; data-id=&quot;3-31&quot;&gt;^&lt;/button&gt;&lt;/div&gt;" calcext:value-type="string">
            <text:p>&lt;div class="container-card position-relative me-2 mb-2" id="side-3-31"&gt;&lt;img class="d-block" width="80" height="112" src="https://one-draw.jp/ijinden/cardlist/003/card/03_031.png" /&gt;&lt;div class="container-num-copies position-absolute bottom-0 start-0 px-1" id="side-3-31-num-copies"&gt;0&lt;/div&gt;&lt;button type="button" class="btn btn-secondary btn-number btn-sm btn-pop position-absolute top-0 start-0" data-type="minus" data-deck="side" data-id="3-31"&gt;-&lt;/button&gt;&lt;button type="button" class="btn btn-secondary btn-number btn-sm btn-push position-absolute top-0 end-0" data-type="plus" data-deck="side" data-id="3-31"&gt;+&lt;/button&gt;&lt;button type="button" class="btn btn-secondary btn-number btn-sm btn-raise position-absolute bottom-0 end-0" data-type="raise" data-id="3-31"&gt;^&lt;/button&gt;&lt;/div&gt;</text:p>
          </table:table-cell>
          <table:table-cell table:formula="of:=CONCATENATE([$HTML.$A$3];[.F260];[$HTML.$B$3];[.H260];[$HTML.$C$3];[.J260];[$HTML.$D$3];[.N260];[$HTML.$E$3];[.B260];[$HTML.$F$3];[.D260];[$HTML.$G$3];[.B260];[$HTML.$H$3];[.B260];[$HTML.$I$3];[.B260];[$HTML.$J$3];[.B260];[$HTML.$K$3];[.B260];[$HTML.$L$3];[.B260];[$HTML.$M$3];[.B260];[$HTML.$N$3];[.B260];[$HTML.$O$3])" office:value-type="string" office:string-value="&lt;tr data-expansion=&quot;35&quot; data-type=&quot;1&quot; data-color=&quot;8&quot; data-term=&quot;2&quot;&gt;&lt;td&gt;3-31&lt;/td&gt;&lt;td&gt;近松門左衛門&lt;/td&gt;&lt;td&gt;&lt;div class=&quot;input-group&quot;&gt;&lt;button type=&quot;button&quot; class=&quot;btn btn-outline-secondary btn-number&quot; data-type=&quot;minus&quot; data-deck=&quot;main&quot; data-id=&quot;3-31&quot; disabled&gt;-&lt;/button&gt;&lt;input type=&quot;text&quot; class=&quot;form-control input-number&quot; name=&quot;table-main-3-31-num-copies&quot; data-deck=&quot;main&quot; data-id=&quot;3-31&quot; value=&quot;0&quot; min=&quot;0&quot; readonly /&gt;&lt;button type=&quot;button&quot; class=&quot;btn btn-outline-secondary btn-number&quot; data-type=&quot;plus&quot; data-deck=&quot;main&quot; data-id=&quot;3-31&quot;&gt;+&lt;/button&gt;&lt;/div&gt;&lt;/td&gt;&lt;td&gt;&lt;div class=&quot;input-group&quot;&gt;&lt;button type=&quot;button&quot; class=&quot;btn btn-outline-secondary btn-number&quot; data-type=&quot;minus&quot; data-deck=&quot;side&quot; data-id=&quot;3-31&quot; disabled&gt;-&lt;/button&gt;&lt;input type=&quot;text&quot; class=&quot;form-control input-number&quot; name=&quot;table-side-3-31-num-copies&quot; data-deck=&quot;side&quot; data-id=&quot;3-31&quot; value=&quot;0&quot; min=&quot;0&quot; readonly /&gt;&lt;button type=&quot;button&quot; class=&quot;btn btn-outline-secondary btn-number&quot; data-type=&quot;plus&quot; data-deck=&quot;side&quot; data-id=&quot;3-31&quot;&gt;+&lt;/button&gt;&lt;/div&gt;&lt;/td&gt;&lt;/tr&gt;" calcext:value-type="string">
            <text:p>&lt;tr data-expansion="35" data-type="1" data-color="8" data-term="2"&gt;&lt;td&gt;3-31&lt;/td&gt;&lt;td&gt;近松門左衛門&lt;/td&gt;&lt;td&gt;&lt;div class="input-group"&gt;&lt;button type="button" class="btn btn-outline-secondary btn-number" data-type="minus" data-deck="main" data-id="3-31" disabled&gt;-&lt;/button&gt;&lt;input type="text" class="form-control input-number" name="table-main-3-31-num-copies" data-deck="main" data-id="3-31" value="0" min="0" readonly /&gt;&lt;button type="button" class="btn btn-outline-secondary btn-number" data-type="plus" data-deck="main" data-id="3-31"&gt;+&lt;/button&gt;&lt;/div&gt;&lt;/td&gt;&lt;td&gt;&lt;div class="input-group"&gt;&lt;button type="button" class="btn btn-outline-secondary btn-number" data-type="minus" data-deck="side" data-id="3-31" disabled&gt;-&lt;/button&gt;&lt;input type="text" class="form-control input-number" name="table-side-3-31-num-copies" data-deck="side" data-id="3-31" value="0" min="0" readonly /&gt;&lt;button type="button" class="btn btn-outline-secondary btn-number" data-type="plus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O261];[$HTML.$C$1];[.$B261];[$HTML.$D$1];[.$B261];[$HTML.$E$1];[.$B261];[$HTML.$F$1];[.$B261];[$HTML.$G$1])" office:value-type="string" office:string-value="&lt;div class=&quot;container-card position-relative me-2 mb-2&quot; id=&quot;main-3-32&quot;&gt;&lt;img class=&quot;d-block&quot; width=&quot;80&quot; height=&quot;112&quot; src=&quot;https://one-draw.jp/ijinden/cardlist/003/card/03_032.png&quot; /&gt;&lt;div class=&quot;container-num-copies position-absolute bottom-0 start-0 px-1&quot; id=&quot;main-3-32-num-copies&quot;&gt;0&lt;/div&gt;&lt;button type=&quot;button&quot; class=&quot;btn btn-secondary btn-number btn-sm btn-pop position-absolute top-0 start-0&quot; data-type=&quot;minus&quot; data-deck=&quot;main&quot; data-id=&quot;3-32&quot;&gt;-&lt;/button&gt;&lt;button type=&quot;button&quot; class=&quot;btn btn-secondary btn-number btn-sm btn-push position-absolute top-0 end-0&quot; data-type=&quot;plus&quot; data-deck=&quot;main&quot; data-id=&quot;3-32&quot;&gt;+&lt;/button&gt;&lt;button type=&quot;button&quot; class=&quot;btn btn-secondary btn-number btn-sm btn-drop position-absolute bottom-0 end-0&quot; data-type=&quot;drop&quot; data-id=&quot;3-32&quot;&gt;v&lt;/button&gt;&lt;/div&gt;" calcext:value-type="string">
            <text:p>&lt;div class="container-card position-relative me-2 mb-2" id="main-3-32"&gt;&lt;img class="d-block" width="80" height="112" src="https://one-draw.jp/ijinden/cardlist/003/card/03_032.png" /&gt;&lt;div class="container-num-copies position-absolute bottom-0 start-0 px-1" id="main-3-32-num-copies"&gt;0&lt;/div&gt;&lt;button type="button" class="btn btn-secondary btn-number btn-sm btn-pop position-absolute top-0 start-0" data-type="minus" data-deck="main" data-id="3-32"&gt;-&lt;/button&gt;&lt;button type="button" class="btn btn-secondary btn-number btn-sm btn-push position-absolute top-0 end-0" data-type="plus" data-deck="main" data-id="3-32"&gt;+&lt;/button&gt;&lt;button type="button" class="btn btn-secondary btn-number btn-sm btn-drop position-absolute bottom-0 end-0" data-type="drop" data-id="3-32"&gt;v&lt;/button&gt;&lt;/div&gt;</text:p>
          </table:table-cell>
          <table:table-cell table:formula="of:=CONCATENATE([$HTML.$A$2];[.$B261];[$HTML.$B$2];[.$O261];[$HTML.$C$2];[.$B261];[$HTML.$D$2];[.$B261];[$HTML.$E$2];[.$B261];[$HTML.$F$2];[.$B261];[$HTML.$G$2])" office:value-type="string" office:string-value="&lt;div class=&quot;container-card position-relative me-2 mb-2&quot; id=&quot;side-3-32&quot;&gt;&lt;img class=&quot;d-block&quot; width=&quot;80&quot; height=&quot;112&quot; src=&quot;https://one-draw.jp/ijinden/cardlist/003/card/03_032.png&quot; /&gt;&lt;div class=&quot;container-num-copies position-absolute bottom-0 start-0 px-1&quot; id=&quot;side-3-32-num-copies&quot;&gt;0&lt;/div&gt;&lt;button type=&quot;button&quot; class=&quot;btn btn-secondary btn-number btn-sm btn-pop position-absolute top-0 start-0&quot; data-type=&quot;minus&quot; data-deck=&quot;side&quot; data-id=&quot;3-32&quot;&gt;-&lt;/button&gt;&lt;button type=&quot;button&quot; class=&quot;btn btn-secondary btn-number btn-sm btn-push position-absolute top-0 end-0&quot; data-type=&quot;plus&quot; data-deck=&quot;side&quot; data-id=&quot;3-32&quot;&gt;+&lt;/button&gt;&lt;button type=&quot;button&quot; class=&quot;btn btn-secondary btn-number btn-sm btn-raise position-absolute bottom-0 end-0&quot; data-type=&quot;raise&quot; data-id=&quot;3-32&quot;&gt;^&lt;/button&gt;&lt;/div&gt;" calcext:value-type="string">
            <text:p>&lt;div class="container-card position-relative me-2 mb-2" id="side-3-32"&gt;&lt;img class="d-block" width="80" height="112" src="https://one-draw.jp/ijinden/cardlist/003/card/03_032.png" /&gt;&lt;div class="container-num-copies position-absolute bottom-0 start-0 px-1" id="side-3-32-num-copies"&gt;0&lt;/div&gt;&lt;button type="button" class="btn btn-secondary btn-number btn-sm btn-pop position-absolute top-0 start-0" data-type="minus" data-deck="side" data-id="3-32"&gt;-&lt;/button&gt;&lt;button type="button" class="btn btn-secondary btn-number btn-sm btn-push position-absolute top-0 end-0" data-type="plus" data-deck="side" data-id="3-32"&gt;+&lt;/button&gt;&lt;button type="button" class="btn btn-secondary btn-number btn-sm btn-raise position-absolute bottom-0 end-0" data-type="raise" data-id="3-32"&gt;^&lt;/button&gt;&lt;/div&gt;</text:p>
          </table:table-cell>
          <table:table-cell table:formula="of:=CONCATENATE([$HTML.$A$3];[.F261];[$HTML.$B$3];[.H261];[$HTML.$C$3];[.J261];[$HTML.$D$3];[.N261];[$HTML.$E$3];[.B261];[$HTML.$F$3];[.D261];[$HTML.$G$3];[.B261];[$HTML.$H$3];[.B261];[$HTML.$I$3];[.B261];[$HTML.$J$3];[.B261];[$HTML.$K$3];[.B261];[$HTML.$L$3];[.B261];[$HTML.$M$3];[.B261];[$HTML.$N$3];[.B261];[$HTML.$O$3])" office:value-type="string" office:string-value="&lt;tr data-expansion=&quot;35&quot; data-type=&quot;1&quot; data-color=&quot;8&quot; data-term=&quot;0&quot;&gt;&lt;td&gt;3-32&lt;/td&gt;&lt;td&gt;田沼意次&lt;/td&gt;&lt;td&gt;&lt;div class=&quot;input-group&quot;&gt;&lt;button type=&quot;button&quot; class=&quot;btn btn-outline-secondary btn-number&quot; data-type=&quot;minus&quot; data-deck=&quot;main&quot; data-id=&quot;3-32&quot; disabled&gt;-&lt;/button&gt;&lt;input type=&quot;text&quot; class=&quot;form-control input-number&quot; name=&quot;table-main-3-32-num-copies&quot; data-deck=&quot;main&quot; data-id=&quot;3-32&quot; value=&quot;0&quot; min=&quot;0&quot; readonly /&gt;&lt;button type=&quot;button&quot; class=&quot;btn btn-outline-secondary btn-number&quot; data-type=&quot;plus&quot; data-deck=&quot;main&quot; data-id=&quot;3-32&quot;&gt;+&lt;/button&gt;&lt;/div&gt;&lt;/td&gt;&lt;td&gt;&lt;div class=&quot;input-group&quot;&gt;&lt;button type=&quot;button&quot; class=&quot;btn btn-outline-secondary btn-number&quot; data-type=&quot;minus&quot; data-deck=&quot;side&quot; data-id=&quot;3-32&quot; disabled&gt;-&lt;/button&gt;&lt;input type=&quot;text&quot; class=&quot;form-control input-number&quot; name=&quot;table-side-3-32-num-copies&quot; data-deck=&quot;side&quot; data-id=&quot;3-32&quot; value=&quot;0&quot; min=&quot;0&quot; readonly /&gt;&lt;button type=&quot;button&quot; class=&quot;btn btn-outline-secondary btn-number&quot; data-type=&quot;plus&quot; data-deck=&quot;side&quot; data-id=&quot;3-32&quot;&gt;+&lt;/button&gt;&lt;/div&gt;&lt;/td&gt;&lt;/tr&gt;" calcext:value-type="string">
            <text:p>&lt;tr data-expansion="35" data-type="1" data-color="8" data-term="0"&gt;&lt;td&gt;3-32&lt;/td&gt;&lt;td&gt;田沼意次&lt;/td&gt;&lt;td&gt;&lt;div class="input-group"&gt;&lt;button type="button" class="btn btn-outline-secondary btn-number" data-type="minus" data-deck="main" data-id="3-32" disabled&gt;-&lt;/button&gt;&lt;input type="text" class="form-control input-number" name="table-main-3-32-num-copies" data-deck="main" data-id="3-32" value="0" min="0" readonly /&gt;&lt;button type="button" class="btn btn-outline-secondary btn-number" data-type="plus" data-deck="main" data-id="3-32"&gt;+&lt;/button&gt;&lt;/div&gt;&lt;/td&gt;&lt;td&gt;&lt;div class="input-group"&gt;&lt;button type="button" class="btn btn-outline-secondary btn-number" data-type="minus" data-deck="side" data-id="3-32" disabled&gt;-&lt;/button&gt;&lt;input type="text" class="form-control input-number" name="table-side-3-32-num-copies" data-deck="side" data-id="3-32" value="0" min="0" readonly /&gt;&lt;button type="button" class="btn btn-outline-secondary btn-number" data-type="plus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O262];[$HTML.$C$1];[.$B262];[$HTML.$D$1];[.$B262];[$HTML.$E$1];[.$B262];[$HTML.$F$1];[.$B262];[$HTML.$G$1])" office:value-type="string" office:string-value="&lt;div class=&quot;container-card position-relative me-2 mb-2&quot; id=&quot;main-3-33&quot;&gt;&lt;img class=&quot;d-block&quot; width=&quot;80&quot; height=&quot;112&quot; src=&quot;https://one-draw.jp/ijinden/cardlist/003/card/03_033.png&quot; /&gt;&lt;div class=&quot;container-num-copies position-absolute bottom-0 start-0 px-1&quot; id=&quot;main-3-33-num-copies&quot;&gt;0&lt;/div&gt;&lt;button type=&quot;button&quot; class=&quot;btn btn-secondary btn-number btn-sm btn-pop position-absolute top-0 start-0&quot; data-type=&quot;minus&quot; data-deck=&quot;main&quot; data-id=&quot;3-33&quot;&gt;-&lt;/button&gt;&lt;button type=&quot;button&quot; class=&quot;btn btn-secondary btn-number btn-sm btn-push position-absolute top-0 end-0&quot; data-type=&quot;plus&quot; data-deck=&quot;main&quot; data-id=&quot;3-33&quot;&gt;+&lt;/button&gt;&lt;button type=&quot;button&quot; class=&quot;btn btn-secondary btn-number btn-sm btn-drop position-absolute bottom-0 end-0&quot; data-type=&quot;drop&quot; data-id=&quot;3-33&quot;&gt;v&lt;/button&gt;&lt;/div&gt;" calcext:value-type="string">
            <text:p>&lt;div class="container-card position-relative me-2 mb-2" id="main-3-33"&gt;&lt;img class="d-block" width="80" height="112" src="https://one-draw.jp/ijinden/cardlist/003/card/03_033.png" /&gt;&lt;div class="container-num-copies position-absolute bottom-0 start-0 px-1" id="main-3-33-num-copies"&gt;0&lt;/div&gt;&lt;button type="button" class="btn btn-secondary btn-number btn-sm btn-pop position-absolute top-0 start-0" data-type="minus" data-deck="main" data-id="3-33"&gt;-&lt;/button&gt;&lt;button type="button" class="btn btn-secondary btn-number btn-sm btn-push position-absolute top-0 end-0" data-type="plus" data-deck="main" data-id="3-33"&gt;+&lt;/button&gt;&lt;button type="button" class="btn btn-secondary btn-number btn-sm btn-drop position-absolute bottom-0 end-0" data-type="drop" data-id="3-33"&gt;v&lt;/button&gt;&lt;/div&gt;</text:p>
          </table:table-cell>
          <table:table-cell table:formula="of:=CONCATENATE([$HTML.$A$2];[.$B262];[$HTML.$B$2];[.$O262];[$HTML.$C$2];[.$B262];[$HTML.$D$2];[.$B262];[$HTML.$E$2];[.$B262];[$HTML.$F$2];[.$B262];[$HTML.$G$2])" office:value-type="string" office:string-value="&lt;div class=&quot;container-card position-relative me-2 mb-2&quot; id=&quot;side-3-33&quot;&gt;&lt;img class=&quot;d-block&quot; width=&quot;80&quot; height=&quot;112&quot; src=&quot;https://one-draw.jp/ijinden/cardlist/003/card/03_033.png&quot; /&gt;&lt;div class=&quot;container-num-copies position-absolute bottom-0 start-0 px-1&quot; id=&quot;side-3-33-num-copies&quot;&gt;0&lt;/div&gt;&lt;button type=&quot;button&quot; class=&quot;btn btn-secondary btn-number btn-sm btn-pop position-absolute top-0 start-0&quot; data-type=&quot;minus&quot; data-deck=&quot;side&quot; data-id=&quot;3-33&quot;&gt;-&lt;/button&gt;&lt;button type=&quot;button&quot; class=&quot;btn btn-secondary btn-number btn-sm btn-push position-absolute top-0 end-0&quot; data-type=&quot;plus&quot; data-deck=&quot;side&quot; data-id=&quot;3-33&quot;&gt;+&lt;/button&gt;&lt;button type=&quot;button&quot; class=&quot;btn btn-secondary btn-number btn-sm btn-raise position-absolute bottom-0 end-0&quot; data-type=&quot;raise&quot; data-id=&quot;3-33&quot;&gt;^&lt;/button&gt;&lt;/div&gt;" calcext:value-type="string">
            <text:p>&lt;div class="container-card position-relative me-2 mb-2" id="side-3-33"&gt;&lt;img class="d-block" width="80" height="112" src="https://one-draw.jp/ijinden/cardlist/003/card/03_033.png" /&gt;&lt;div class="container-num-copies position-absolute bottom-0 start-0 px-1" id="side-3-33-num-copies"&gt;0&lt;/div&gt;&lt;button type="button" class="btn btn-secondary btn-number btn-sm btn-pop position-absolute top-0 start-0" data-type="minus" data-deck="side" data-id="3-33"&gt;-&lt;/button&gt;&lt;button type="button" class="btn btn-secondary btn-number btn-sm btn-push position-absolute top-0 end-0" data-type="plus" data-deck="side" data-id="3-33"&gt;+&lt;/button&gt;&lt;button type="button" class="btn btn-secondary btn-number btn-sm btn-raise position-absolute bottom-0 end-0" data-type="raise" data-id="3-33"&gt;^&lt;/button&gt;&lt;/div&gt;</text:p>
          </table:table-cell>
          <table:table-cell table:formula="of:=CONCATENATE([$HTML.$A$3];[.F262];[$HTML.$B$3];[.H262];[$HTML.$C$3];[.J262];[$HTML.$D$3];[.N262];[$HTML.$E$3];[.B262];[$HTML.$F$3];[.D262];[$HTML.$G$3];[.B262];[$HTML.$H$3];[.B262];[$HTML.$I$3];[.B262];[$HTML.$J$3];[.B262];[$HTML.$K$3];[.B262];[$HTML.$L$3];[.B262];[$HTML.$M$3];[.B262];[$HTML.$N$3];[.B262];[$HTML.$O$3])" office:value-type="string" office:string-value="&lt;tr data-expansion=&quot;35&quot; data-type=&quot;1&quot; data-color=&quot;8&quot; data-term=&quot;0&quot;&gt;&lt;td&gt;3-33&lt;/td&gt;&lt;td&gt;高野長英&lt;/td&gt;&lt;td&gt;&lt;div class=&quot;input-group&quot;&gt;&lt;button type=&quot;button&quot; class=&quot;btn btn-outline-secondary btn-number&quot; data-type=&quot;minus&quot; data-deck=&quot;main&quot; data-id=&quot;3-33&quot; disabled&gt;-&lt;/button&gt;&lt;input type=&quot;text&quot; class=&quot;form-control input-number&quot; name=&quot;table-main-3-33-num-copies&quot; data-deck=&quot;main&quot; data-id=&quot;3-33&quot; value=&quot;0&quot; min=&quot;0&quot; readonly /&gt;&lt;button type=&quot;button&quot; class=&quot;btn btn-outline-secondary btn-number&quot; data-type=&quot;plus&quot; data-deck=&quot;main&quot; data-id=&quot;3-33&quot;&gt;+&lt;/button&gt;&lt;/div&gt;&lt;/td&gt;&lt;td&gt;&lt;div class=&quot;input-group&quot;&gt;&lt;button type=&quot;button&quot; class=&quot;btn btn-outline-secondary btn-number&quot; data-type=&quot;minus&quot; data-deck=&quot;side&quot; data-id=&quot;3-33&quot; disabled&gt;-&lt;/button&gt;&lt;input type=&quot;text&quot; class=&quot;form-control input-number&quot; name=&quot;table-side-3-33-num-copies&quot; data-deck=&quot;side&quot; data-id=&quot;3-33&quot; value=&quot;0&quot; min=&quot;0&quot; readonly /&gt;&lt;button type=&quot;button&quot; class=&quot;btn btn-outline-secondary btn-number&quot; data-type=&quot;plus&quot; data-deck=&quot;side&quot; data-id=&quot;3-33&quot;&gt;+&lt;/button&gt;&lt;/div&gt;&lt;/td&gt;&lt;/tr&gt;" calcext:value-type="string">
            <text:p>&lt;tr data-expansion="35" data-type="1" data-color="8" data-term="0"&gt;&lt;td&gt;3-33&lt;/td&gt;&lt;td&gt;高野長英&lt;/td&gt;&lt;td&gt;&lt;div class="input-group"&gt;&lt;button type="button" class="btn btn-outline-secondary btn-number" data-type="minus" data-deck="main" data-id="3-33" disabled&gt;-&lt;/button&gt;&lt;input type="text" class="form-control input-number" name="table-main-3-33-num-copies" data-deck="main" data-id="3-33" value="0" min="0" readonly /&gt;&lt;button type="button" class="btn btn-outline-secondary btn-number" data-type="plus" data-deck="main" data-id="3-33"&gt;+&lt;/button&gt;&lt;/div&gt;&lt;/td&gt;&lt;td&gt;&lt;div class="input-group"&gt;&lt;button type="button" class="btn btn-outline-secondary btn-number" data-type="minus" data-deck="side" data-id="3-33" disabled&gt;-&lt;/button&gt;&lt;input type="text" class="form-control input-number" name="table-side-3-33-num-copies" data-deck="side" data-id="3-33" value="0" min="0" readonly /&gt;&lt;button type="button" class="btn btn-outline-secondary btn-number" data-type="plus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O263];[$HTML.$C$1];[.$B263];[$HTML.$D$1];[.$B263];[$HTML.$E$1];[.$B263];[$HTML.$F$1];[.$B263];[$HTML.$G$1])" office:value-type="string" office:string-value="&lt;div class=&quot;container-card position-relative me-2 mb-2&quot; id=&quot;main-3-34&quot;&gt;&lt;img class=&quot;d-block&quot; width=&quot;80&quot; height=&quot;112&quot; src=&quot;https://one-draw.jp/ijinden/cardlist/003/card/03_034.png&quot; /&gt;&lt;div class=&quot;container-num-copies position-absolute bottom-0 start-0 px-1&quot; id=&quot;main-3-34-num-copies&quot;&gt;0&lt;/div&gt;&lt;button type=&quot;button&quot; class=&quot;btn btn-secondary btn-number btn-sm btn-pop position-absolute top-0 start-0&quot; data-type=&quot;minus&quot; data-deck=&quot;main&quot; data-id=&quot;3-34&quot;&gt;-&lt;/button&gt;&lt;button type=&quot;button&quot; class=&quot;btn btn-secondary btn-number btn-sm btn-push position-absolute top-0 end-0&quot; data-type=&quot;plus&quot; data-deck=&quot;main&quot; data-id=&quot;3-34&quot;&gt;+&lt;/button&gt;&lt;button type=&quot;button&quot; class=&quot;btn btn-secondary btn-number btn-sm btn-drop position-absolute bottom-0 end-0&quot; data-type=&quot;drop&quot; data-id=&quot;3-34&quot;&gt;v&lt;/button&gt;&lt;/div&gt;" calcext:value-type="string">
            <text:p>&lt;div class="container-card position-relative me-2 mb-2" id="main-3-34"&gt;&lt;img class="d-block" width="80" height="112" src="https://one-draw.jp/ijinden/cardlist/003/card/03_034.png" /&gt;&lt;div class="container-num-copies position-absolute bottom-0 start-0 px-1" id="main-3-34-num-copies"&gt;0&lt;/div&gt;&lt;button type="button" class="btn btn-secondary btn-number btn-sm btn-pop position-absolute top-0 start-0" data-type="minus" data-deck="main" data-id="3-34"&gt;-&lt;/button&gt;&lt;button type="button" class="btn btn-secondary btn-number btn-sm btn-push position-absolute top-0 end-0" data-type="plus" data-deck="main" data-id="3-34"&gt;+&lt;/button&gt;&lt;button type="button" class="btn btn-secondary btn-number btn-sm btn-drop position-absolute bottom-0 end-0" data-type="drop" data-id="3-34"&gt;v&lt;/button&gt;&lt;/div&gt;</text:p>
          </table:table-cell>
          <table:table-cell table:formula="of:=CONCATENATE([$HTML.$A$2];[.$B263];[$HTML.$B$2];[.$O263];[$HTML.$C$2];[.$B263];[$HTML.$D$2];[.$B263];[$HTML.$E$2];[.$B263];[$HTML.$F$2];[.$B263];[$HTML.$G$2])" office:value-type="string" office:string-value="&lt;div class=&quot;container-card position-relative me-2 mb-2&quot; id=&quot;side-3-34&quot;&gt;&lt;img class=&quot;d-block&quot; width=&quot;80&quot; height=&quot;112&quot; src=&quot;https://one-draw.jp/ijinden/cardlist/003/card/03_034.png&quot; /&gt;&lt;div class=&quot;container-num-copies position-absolute bottom-0 start-0 px-1&quot; id=&quot;side-3-34-num-copies&quot;&gt;0&lt;/div&gt;&lt;button type=&quot;button&quot; class=&quot;btn btn-secondary btn-number btn-sm btn-pop position-absolute top-0 start-0&quot; data-type=&quot;minus&quot; data-deck=&quot;side&quot; data-id=&quot;3-34&quot;&gt;-&lt;/button&gt;&lt;button type=&quot;button&quot; class=&quot;btn btn-secondary btn-number btn-sm btn-push position-absolute top-0 end-0&quot; data-type=&quot;plus&quot; data-deck=&quot;side&quot; data-id=&quot;3-34&quot;&gt;+&lt;/button&gt;&lt;button type=&quot;button&quot; class=&quot;btn btn-secondary btn-number btn-sm btn-raise position-absolute bottom-0 end-0&quot; data-type=&quot;raise&quot; data-id=&quot;3-34&quot;&gt;^&lt;/button&gt;&lt;/div&gt;" calcext:value-type="string">
            <text:p>&lt;div class="container-card position-relative me-2 mb-2" id="side-3-34"&gt;&lt;img class="d-block" width="80" height="112" src="https://one-draw.jp/ijinden/cardlist/003/card/03_034.png" /&gt;&lt;div class="container-num-copies position-absolute bottom-0 start-0 px-1" id="side-3-34-num-copies"&gt;0&lt;/div&gt;&lt;button type="button" class="btn btn-secondary btn-number btn-sm btn-pop position-absolute top-0 start-0" data-type="minus" data-deck="side" data-id="3-34"&gt;-&lt;/button&gt;&lt;button type="button" class="btn btn-secondary btn-number btn-sm btn-push position-absolute top-0 end-0" data-type="plus" data-deck="side" data-id="3-34"&gt;+&lt;/button&gt;&lt;button type="button" class="btn btn-secondary btn-number btn-sm btn-raise position-absolute bottom-0 end-0" data-type="raise" data-id="3-34"&gt;^&lt;/button&gt;&lt;/div&gt;</text:p>
          </table:table-cell>
          <table:table-cell table:formula="of:=CONCATENATE([$HTML.$A$3];[.F263];[$HTML.$B$3];[.H263];[$HTML.$C$3];[.J263];[$HTML.$D$3];[.N263];[$HTML.$E$3];[.B263];[$HTML.$F$3];[.D263];[$HTML.$G$3];[.B263];[$HTML.$H$3];[.B263];[$HTML.$I$3];[.B263];[$HTML.$J$3];[.B263];[$HTML.$K$3];[.B263];[$HTML.$L$3];[.B263];[$HTML.$M$3];[.B263];[$HTML.$N$3];[.B263];[$HTML.$O$3])" office:value-type="string" office:string-value="&lt;tr data-expansion=&quot;35&quot; data-type=&quot;1&quot; data-color=&quot;8&quot; data-term=&quot;0&quot;&gt;&lt;td&gt;3-34&lt;/td&gt;&lt;td&gt;菱川師宣&lt;/td&gt;&lt;td&gt;&lt;div class=&quot;input-group&quot;&gt;&lt;button type=&quot;button&quot; class=&quot;btn btn-outline-secondary btn-number&quot; data-type=&quot;minus&quot; data-deck=&quot;main&quot; data-id=&quot;3-34&quot; disabled&gt;-&lt;/button&gt;&lt;input type=&quot;text&quot; class=&quot;form-control input-number&quot; name=&quot;table-main-3-34-num-copies&quot; data-deck=&quot;main&quot; data-id=&quot;3-34&quot; value=&quot;0&quot; min=&quot;0&quot; readonly /&gt;&lt;button type=&quot;button&quot; class=&quot;btn btn-outline-secondary btn-number&quot; data-type=&quot;plus&quot; data-deck=&quot;main&quot; data-id=&quot;3-34&quot;&gt;+&lt;/button&gt;&lt;/div&gt;&lt;/td&gt;&lt;td&gt;&lt;div class=&quot;input-group&quot;&gt;&lt;button type=&quot;button&quot; class=&quot;btn btn-outline-secondary btn-number&quot; data-type=&quot;minus&quot; data-deck=&quot;side&quot; data-id=&quot;3-34&quot; disabled&gt;-&lt;/button&gt;&lt;input type=&quot;text&quot; class=&quot;form-control input-number&quot; name=&quot;table-side-3-34-num-copies&quot; data-deck=&quot;side&quot; data-id=&quot;3-34&quot; value=&quot;0&quot; min=&quot;0&quot; readonly /&gt;&lt;button type=&quot;button&quot; class=&quot;btn btn-outline-secondary btn-number&quot; data-type=&quot;plus&quot; data-deck=&quot;side&quot; data-id=&quot;3-34&quot;&gt;+&lt;/button&gt;&lt;/div&gt;&lt;/td&gt;&lt;/tr&gt;" calcext:value-type="string">
            <text:p>&lt;tr data-expansion="35" data-type="1" data-color="8" data-term="0"&gt;&lt;td&gt;3-34&lt;/td&gt;&lt;td&gt;菱川師宣&lt;/td&gt;&lt;td&gt;&lt;div class="input-group"&gt;&lt;button type="button" class="btn btn-outline-secondary btn-number" data-type="minus" data-deck="main" data-id="3-34" disabled&gt;-&lt;/button&gt;&lt;input type="text" class="form-control input-number" name="table-main-3-34-num-copies" data-deck="main" data-id="3-34" value="0" min="0" readonly /&gt;&lt;button type="button" class="btn btn-outline-secondary btn-number" data-type="plus" data-deck="main" data-id="3-34"&gt;+&lt;/button&gt;&lt;/div&gt;&lt;/td&gt;&lt;td&gt;&lt;div class="input-group"&gt;&lt;button type="button" class="btn btn-outline-secondary btn-number" data-type="minus" data-deck="side" data-id="3-34" disabled&gt;-&lt;/button&gt;&lt;input type="text" class="form-control input-number" name="table-side-3-34-num-copies" data-deck="side" data-id="3-34" value="0" min="0" readonly /&gt;&lt;button type="button" class="btn btn-outline-secondary btn-number" data-type="plus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O264];[$HTML.$C$1];[.$B264];[$HTML.$D$1];[.$B264];[$HTML.$E$1];[.$B264];[$HTML.$F$1];[.$B264];[$HTML.$G$1])" office:value-type="string" office:string-value="&lt;div class=&quot;container-card position-relative me-2 mb-2&quot; id=&quot;main-3-35&quot;&gt;&lt;img class=&quot;d-block&quot; width=&quot;80&quot; height=&quot;112&quot; src=&quot;https://one-draw.jp/ijinden/cardlist/003/card/03_035.png&quot; /&gt;&lt;div class=&quot;container-num-copies position-absolute bottom-0 start-0 px-1&quot; id=&quot;main-3-35-num-copies&quot;&gt;0&lt;/div&gt;&lt;button type=&quot;button&quot; class=&quot;btn btn-secondary btn-number btn-sm btn-pop position-absolute top-0 start-0&quot; data-type=&quot;minus&quot; data-deck=&quot;main&quot; data-id=&quot;3-35&quot;&gt;-&lt;/button&gt;&lt;button type=&quot;button&quot; class=&quot;btn btn-secondary btn-number btn-sm btn-push position-absolute top-0 end-0&quot; data-type=&quot;plus&quot; data-deck=&quot;main&quot; data-id=&quot;3-35&quot;&gt;+&lt;/button&gt;&lt;button type=&quot;button&quot; class=&quot;btn btn-secondary btn-number btn-sm btn-drop position-absolute bottom-0 end-0&quot; data-type=&quot;drop&quot; data-id=&quot;3-35&quot;&gt;v&lt;/button&gt;&lt;/div&gt;" calcext:value-type="string">
            <text:p>&lt;div class="container-card position-relative me-2 mb-2" id="main-3-35"&gt;&lt;img class="d-block" width="80" height="112" src="https://one-draw.jp/ijinden/cardlist/003/card/03_035.png" /&gt;&lt;div class="container-num-copies position-absolute bottom-0 start-0 px-1" id="main-3-35-num-copies"&gt;0&lt;/div&gt;&lt;button type="button" class="btn btn-secondary btn-number btn-sm btn-pop position-absolute top-0 start-0" data-type="minus" data-deck="main" data-id="3-35"&gt;-&lt;/button&gt;&lt;button type="button" class="btn btn-secondary btn-number btn-sm btn-push position-absolute top-0 end-0" data-type="plus" data-deck="main" data-id="3-35"&gt;+&lt;/button&gt;&lt;button type="button" class="btn btn-secondary btn-number btn-sm btn-drop position-absolute bottom-0 end-0" data-type="drop" data-id="3-35"&gt;v&lt;/button&gt;&lt;/div&gt;</text:p>
          </table:table-cell>
          <table:table-cell table:formula="of:=CONCATENATE([$HTML.$A$2];[.$B264];[$HTML.$B$2];[.$O264];[$HTML.$C$2];[.$B264];[$HTML.$D$2];[.$B264];[$HTML.$E$2];[.$B264];[$HTML.$F$2];[.$B264];[$HTML.$G$2])" office:value-type="string" office:string-value="&lt;div class=&quot;container-card position-relative me-2 mb-2&quot; id=&quot;side-3-35&quot;&gt;&lt;img class=&quot;d-block&quot; width=&quot;80&quot; height=&quot;112&quot; src=&quot;https://one-draw.jp/ijinden/cardlist/003/card/03_035.png&quot; /&gt;&lt;div class=&quot;container-num-copies position-absolute bottom-0 start-0 px-1&quot; id=&quot;side-3-35-num-copies&quot;&gt;0&lt;/div&gt;&lt;button type=&quot;button&quot; class=&quot;btn btn-secondary btn-number btn-sm btn-pop position-absolute top-0 start-0&quot; data-type=&quot;minus&quot; data-deck=&quot;side&quot; data-id=&quot;3-35&quot;&gt;-&lt;/button&gt;&lt;button type=&quot;button&quot; class=&quot;btn btn-secondary btn-number btn-sm btn-push position-absolute top-0 end-0&quot; data-type=&quot;plus&quot; data-deck=&quot;side&quot; data-id=&quot;3-35&quot;&gt;+&lt;/button&gt;&lt;button type=&quot;button&quot; class=&quot;btn btn-secondary btn-number btn-sm btn-raise position-absolute bottom-0 end-0&quot; data-type=&quot;raise&quot; data-id=&quot;3-35&quot;&gt;^&lt;/button&gt;&lt;/div&gt;" calcext:value-type="string">
            <text:p>&lt;div class="container-card position-relative me-2 mb-2" id="side-3-35"&gt;&lt;img class="d-block" width="80" height="112" src="https://one-draw.jp/ijinden/cardlist/003/card/03_035.png" /&gt;&lt;div class="container-num-copies position-absolute bottom-0 start-0 px-1" id="side-3-35-num-copies"&gt;0&lt;/div&gt;&lt;button type="button" class="btn btn-secondary btn-number btn-sm btn-pop position-absolute top-0 start-0" data-type="minus" data-deck="side" data-id="3-35"&gt;-&lt;/button&gt;&lt;button type="button" class="btn btn-secondary btn-number btn-sm btn-push position-absolute top-0 end-0" data-type="plus" data-deck="side" data-id="3-35"&gt;+&lt;/button&gt;&lt;button type="button" class="btn btn-secondary btn-number btn-sm btn-raise position-absolute bottom-0 end-0" data-type="raise" data-id="3-35"&gt;^&lt;/button&gt;&lt;/div&gt;</text:p>
          </table:table-cell>
          <table:table-cell table:formula="of:=CONCATENATE([$HTML.$A$3];[.F264];[$HTML.$B$3];[.H264];[$HTML.$C$3];[.J264];[$HTML.$D$3];[.N264];[$HTML.$E$3];[.B264];[$HTML.$F$3];[.D264];[$HTML.$G$3];[.B264];[$HTML.$H$3];[.B264];[$HTML.$I$3];[.B264];[$HTML.$J$3];[.B264];[$HTML.$K$3];[.B264];[$HTML.$L$3];[.B264];[$HTML.$M$3];[.B264];[$HTML.$N$3];[.B264];[$HTML.$O$3])" office:value-type="string" office:string-value="&lt;tr data-expansion=&quot;35&quot; data-type=&quot;1&quot; data-color=&quot;16&quot; data-term=&quot;0&quot;&gt;&lt;td&gt;3-35&lt;/td&gt;&lt;td&gt;徳川吉宗&lt;/td&gt;&lt;td&gt;&lt;div class=&quot;input-group&quot;&gt;&lt;button type=&quot;button&quot; class=&quot;btn btn-outline-secondary btn-number&quot; data-type=&quot;minus&quot; data-deck=&quot;main&quot; data-id=&quot;3-35&quot; disabled&gt;-&lt;/button&gt;&lt;input type=&quot;text&quot; class=&quot;form-control input-number&quot; name=&quot;table-main-3-35-num-copies&quot; data-deck=&quot;main&quot; data-id=&quot;3-35&quot; value=&quot;0&quot; min=&quot;0&quot; readonly /&gt;&lt;button type=&quot;button&quot; class=&quot;btn btn-outline-secondary btn-number&quot; data-type=&quot;plus&quot; data-deck=&quot;main&quot; data-id=&quot;3-35&quot;&gt;+&lt;/button&gt;&lt;/div&gt;&lt;/td&gt;&lt;td&gt;&lt;div class=&quot;input-group&quot;&gt;&lt;button type=&quot;button&quot; class=&quot;btn btn-outline-secondary btn-number&quot; data-type=&quot;minus&quot; data-deck=&quot;side&quot; data-id=&quot;3-35&quot; disabled&gt;-&lt;/button&gt;&lt;input type=&quot;text&quot; class=&quot;form-control input-number&quot; name=&quot;table-side-3-35-num-copies&quot; data-deck=&quot;side&quot; data-id=&quot;3-35&quot; value=&quot;0&quot; min=&quot;0&quot; readonly /&gt;&lt;button type=&quot;button&quot; class=&quot;btn btn-outline-secondary btn-number&quot; data-type=&quot;plus&quot; data-deck=&quot;side&quot; data-id=&quot;3-35&quot;&gt;+&lt;/button&gt;&lt;/div&gt;&lt;/td&gt;&lt;/tr&gt;" calcext:value-type="string">
            <text:p>&lt;tr data-expansion="35" data-type="1" data-color="16" data-term="0"&gt;&lt;td&gt;3-35&lt;/td&gt;&lt;td&gt;徳川吉宗&lt;/td&gt;&lt;td&gt;&lt;div class="input-group"&gt;&lt;button type="button" class="btn btn-outline-secondary btn-number" data-type="minus" data-deck="main" data-id="3-35" disabled&gt;-&lt;/button&gt;&lt;input type="text" class="form-control input-number" name="table-main-3-35-num-copies" data-deck="main" data-id="3-35" value="0" min="0" readonly /&gt;&lt;button type="button" class="btn btn-outline-secondary btn-number" data-type="plus" data-deck="main" data-id="3-35"&gt;+&lt;/button&gt;&lt;/div&gt;&lt;/td&gt;&lt;td&gt;&lt;div class="input-group"&gt;&lt;button type="button" class="btn btn-outline-secondary btn-number" data-type="minus" data-deck="side" data-id="3-35" disabled&gt;-&lt;/button&gt;&lt;input type="text" class="form-control input-number" name="table-side-3-35-num-copies" data-deck="side" data-id="3-35" value="0" min="0" readonly /&gt;&lt;button type="button" class="btn btn-outline-secondary btn-number" data-type="plus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O265];[$HTML.$C$1];[.$B265];[$HTML.$D$1];[.$B265];[$HTML.$E$1];[.$B265];[$HTML.$F$1];[.$B265];[$HTML.$G$1])" office:value-type="string" office:string-value="&lt;div class=&quot;container-card position-relative me-2 mb-2&quot; id=&quot;main-3-36&quot;&gt;&lt;img class=&quot;d-block&quot; width=&quot;80&quot; height=&quot;112&quot; src=&quot;https://one-draw.jp/ijinden/cardlist/003/card/03_036.png&quot; /&gt;&lt;div class=&quot;container-num-copies position-absolute bottom-0 start-0 px-1&quot; id=&quot;main-3-36-num-copies&quot;&gt;0&lt;/div&gt;&lt;button type=&quot;button&quot; class=&quot;btn btn-secondary btn-number btn-sm btn-pop position-absolute top-0 start-0&quot; data-type=&quot;minus&quot; data-deck=&quot;main&quot; data-id=&quot;3-36&quot;&gt;-&lt;/button&gt;&lt;button type=&quot;button&quot; class=&quot;btn btn-secondary btn-number btn-sm btn-push position-absolute top-0 end-0&quot; data-type=&quot;plus&quot; data-deck=&quot;main&quot; data-id=&quot;3-36&quot;&gt;+&lt;/button&gt;&lt;button type=&quot;button&quot; class=&quot;btn btn-secondary btn-number btn-sm btn-drop position-absolute bottom-0 end-0&quot; data-type=&quot;drop&quot; data-id=&quot;3-36&quot;&gt;v&lt;/button&gt;&lt;/div&gt;" calcext:value-type="string">
            <text:p>&lt;div class="container-card position-relative me-2 mb-2" id="main-3-36"&gt;&lt;img class="d-block" width="80" height="112" src="https://one-draw.jp/ijinden/cardlist/003/card/03_036.png" /&gt;&lt;div class="container-num-copies position-absolute bottom-0 start-0 px-1" id="main-3-36-num-copies"&gt;0&lt;/div&gt;&lt;button type="button" class="btn btn-secondary btn-number btn-sm btn-pop position-absolute top-0 start-0" data-type="minus" data-deck="main" data-id="3-36"&gt;-&lt;/button&gt;&lt;button type="button" class="btn btn-secondary btn-number btn-sm btn-push position-absolute top-0 end-0" data-type="plus" data-deck="main" data-id="3-36"&gt;+&lt;/button&gt;&lt;button type="button" class="btn btn-secondary btn-number btn-sm btn-drop position-absolute bottom-0 end-0" data-type="drop" data-id="3-36"&gt;v&lt;/button&gt;&lt;/div&gt;</text:p>
          </table:table-cell>
          <table:table-cell table:formula="of:=CONCATENATE([$HTML.$A$2];[.$B265];[$HTML.$B$2];[.$O265];[$HTML.$C$2];[.$B265];[$HTML.$D$2];[.$B265];[$HTML.$E$2];[.$B265];[$HTML.$F$2];[.$B265];[$HTML.$G$2])" office:value-type="string" office:string-value="&lt;div class=&quot;container-card position-relative me-2 mb-2&quot; id=&quot;side-3-36&quot;&gt;&lt;img class=&quot;d-block&quot; width=&quot;80&quot; height=&quot;112&quot; src=&quot;https://one-draw.jp/ijinden/cardlist/003/card/03_036.png&quot; /&gt;&lt;div class=&quot;container-num-copies position-absolute bottom-0 start-0 px-1&quot; id=&quot;side-3-36-num-copies&quot;&gt;0&lt;/div&gt;&lt;button type=&quot;button&quot; class=&quot;btn btn-secondary btn-number btn-sm btn-pop position-absolute top-0 start-0&quot; data-type=&quot;minus&quot; data-deck=&quot;side&quot; data-id=&quot;3-36&quot;&gt;-&lt;/button&gt;&lt;button type=&quot;button&quot; class=&quot;btn btn-secondary btn-number btn-sm btn-push position-absolute top-0 end-0&quot; data-type=&quot;plus&quot; data-deck=&quot;side&quot; data-id=&quot;3-36&quot;&gt;+&lt;/button&gt;&lt;button type=&quot;button&quot; class=&quot;btn btn-secondary btn-number btn-sm btn-raise position-absolute bottom-0 end-0&quot; data-type=&quot;raise&quot; data-id=&quot;3-36&quot;&gt;^&lt;/button&gt;&lt;/div&gt;" calcext:value-type="string">
            <text:p>&lt;div class="container-card position-relative me-2 mb-2" id="side-3-36"&gt;&lt;img class="d-block" width="80" height="112" src="https://one-draw.jp/ijinden/cardlist/003/card/03_036.png" /&gt;&lt;div class="container-num-copies position-absolute bottom-0 start-0 px-1" id="side-3-36-num-copies"&gt;0&lt;/div&gt;&lt;button type="button" class="btn btn-secondary btn-number btn-sm btn-pop position-absolute top-0 start-0" data-type="minus" data-deck="side" data-id="3-36"&gt;-&lt;/button&gt;&lt;button type="button" class="btn btn-secondary btn-number btn-sm btn-push position-absolute top-0 end-0" data-type="plus" data-deck="side" data-id="3-36"&gt;+&lt;/button&gt;&lt;button type="button" class="btn btn-secondary btn-number btn-sm btn-raise position-absolute bottom-0 end-0" data-type="raise" data-id="3-36"&gt;^&lt;/button&gt;&lt;/div&gt;</text:p>
          </table:table-cell>
          <table:table-cell table:formula="of:=CONCATENATE([$HTML.$A$3];[.F265];[$HTML.$B$3];[.H265];[$HTML.$C$3];[.J265];[$HTML.$D$3];[.N265];[$HTML.$E$3];[.B265];[$HTML.$F$3];[.D265];[$HTML.$G$3];[.B265];[$HTML.$H$3];[.B265];[$HTML.$I$3];[.B265];[$HTML.$J$3];[.B265];[$HTML.$K$3];[.B265];[$HTML.$L$3];[.B265];[$HTML.$M$3];[.B265];[$HTML.$N$3];[.B265];[$HTML.$O$3])" office:value-type="string" office:string-value="&lt;tr data-expansion=&quot;35&quot; data-type=&quot;1&quot; data-color=&quot;16&quot; data-term=&quot;0&quot;&gt;&lt;td&gt;3-36&lt;/td&gt;&lt;td&gt;雪舟&lt;/td&gt;&lt;td&gt;&lt;div class=&quot;input-group&quot;&gt;&lt;button type=&quot;button&quot; class=&quot;btn btn-outline-secondary btn-number&quot; data-type=&quot;minus&quot; data-deck=&quot;main&quot; data-id=&quot;3-36&quot; disabled&gt;-&lt;/button&gt;&lt;input type=&quot;text&quot; class=&quot;form-control input-number&quot; name=&quot;table-main-3-36-num-copies&quot; data-deck=&quot;main&quot; data-id=&quot;3-36&quot; value=&quot;0&quot; min=&quot;0&quot; readonly /&gt;&lt;button type=&quot;button&quot; class=&quot;btn btn-outline-secondary btn-number&quot; data-type=&quot;plus&quot; data-deck=&quot;main&quot; data-id=&quot;3-36&quot;&gt;+&lt;/button&gt;&lt;/div&gt;&lt;/td&gt;&lt;td&gt;&lt;div class=&quot;input-group&quot;&gt;&lt;button type=&quot;button&quot; class=&quot;btn btn-outline-secondary btn-number&quot; data-type=&quot;minus&quot; data-deck=&quot;side&quot; data-id=&quot;3-36&quot; disabled&gt;-&lt;/button&gt;&lt;input type=&quot;text&quot; class=&quot;form-control input-number&quot; name=&quot;table-side-3-36-num-copies&quot; data-deck=&quot;side&quot; data-id=&quot;3-36&quot; value=&quot;0&quot; min=&quot;0&quot; readonly /&gt;&lt;button type=&quot;button&quot; class=&quot;btn btn-outline-secondary btn-number&quot; data-type=&quot;plus&quot; data-deck=&quot;side&quot; data-id=&quot;3-36&quot;&gt;+&lt;/button&gt;&lt;/div&gt;&lt;/td&gt;&lt;/tr&gt;" calcext:value-type="string">
            <text:p>&lt;tr data-expansion="35" data-type="1" data-color="16" data-term="0"&gt;&lt;td&gt;3-36&lt;/td&gt;&lt;td&gt;雪舟&lt;/td&gt;&lt;td&gt;&lt;div class="input-group"&gt;&lt;button type="button" class="btn btn-outline-secondary btn-number" data-type="minus" data-deck="main" data-id="3-36" disabled&gt;-&lt;/button&gt;&lt;input type="text" class="form-control input-number" name="table-main-3-36-num-copies" data-deck="main" data-id="3-36" value="0" min="0" readonly /&gt;&lt;button type="button" class="btn btn-outline-secondary btn-number" data-type="plus" data-deck="main" data-id="3-36"&gt;+&lt;/button&gt;&lt;/div&gt;&lt;/td&gt;&lt;td&gt;&lt;div class="input-group"&gt;&lt;button type="button" class="btn btn-outline-secondary btn-number" data-type="minus" data-deck="side" data-id="3-36" disabled&gt;-&lt;/button&gt;&lt;input type="text" class="form-control input-number" name="table-side-3-36-num-copies" data-deck="side" data-id="3-36" value="0" min="0" readonly /&gt;&lt;button type="button" class="btn btn-outline-secondary btn-number" data-type="plus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O266];[$HTML.$C$1];[.$B266];[$HTML.$D$1];[.$B266];[$HTML.$E$1];[.$B266];[$HTML.$F$1];[.$B266];[$HTML.$G$1])" office:value-type="string" office:string-value="&lt;div class=&quot;container-card position-relative me-2 mb-2&quot; id=&quot;main-3-37&quot;&gt;&lt;img class=&quot;d-block&quot; width=&quot;80&quot; height=&quot;112&quot; src=&quot;https://one-draw.jp/ijinden/cardlist/003/card/03_037.png&quot; /&gt;&lt;div class=&quot;container-num-copies position-absolute bottom-0 start-0 px-1&quot; id=&quot;main-3-37-num-copies&quot;&gt;0&lt;/div&gt;&lt;button type=&quot;button&quot; class=&quot;btn btn-secondary btn-number btn-sm btn-pop position-absolute top-0 start-0&quot; data-type=&quot;minus&quot; data-deck=&quot;main&quot; data-id=&quot;3-37&quot;&gt;-&lt;/button&gt;&lt;button type=&quot;button&quot; class=&quot;btn btn-secondary btn-number btn-sm btn-push position-absolute top-0 end-0&quot; data-type=&quot;plus&quot; data-deck=&quot;main&quot; data-id=&quot;3-37&quot;&gt;+&lt;/button&gt;&lt;button type=&quot;button&quot; class=&quot;btn btn-secondary btn-number btn-sm btn-drop position-absolute bottom-0 end-0&quot; data-type=&quot;drop&quot; data-id=&quot;3-37&quot;&gt;v&lt;/button&gt;&lt;/div&gt;" calcext:value-type="string">
            <text:p>&lt;div class="container-card position-relative me-2 mb-2" id="main-3-37"&gt;&lt;img class="d-block" width="80" height="112" src="https://one-draw.jp/ijinden/cardlist/003/card/03_037.png" /&gt;&lt;div class="container-num-copies position-absolute bottom-0 start-0 px-1" id="main-3-37-num-copies"&gt;0&lt;/div&gt;&lt;button type="button" class="btn btn-secondary btn-number btn-sm btn-pop position-absolute top-0 start-0" data-type="minus" data-deck="main" data-id="3-37"&gt;-&lt;/button&gt;&lt;button type="button" class="btn btn-secondary btn-number btn-sm btn-push position-absolute top-0 end-0" data-type="plus" data-deck="main" data-id="3-37"&gt;+&lt;/button&gt;&lt;button type="button" class="btn btn-secondary btn-number btn-sm btn-drop position-absolute bottom-0 end-0" data-type="drop" data-id="3-37"&gt;v&lt;/button&gt;&lt;/div&gt;</text:p>
          </table:table-cell>
          <table:table-cell table:formula="of:=CONCATENATE([$HTML.$A$2];[.$B266];[$HTML.$B$2];[.$O266];[$HTML.$C$2];[.$B266];[$HTML.$D$2];[.$B266];[$HTML.$E$2];[.$B266];[$HTML.$F$2];[.$B266];[$HTML.$G$2])" office:value-type="string" office:string-value="&lt;div class=&quot;container-card position-relative me-2 mb-2&quot; id=&quot;side-3-37&quot;&gt;&lt;img class=&quot;d-block&quot; width=&quot;80&quot; height=&quot;112&quot; src=&quot;https://one-draw.jp/ijinden/cardlist/003/card/03_037.png&quot; /&gt;&lt;div class=&quot;container-num-copies position-absolute bottom-0 start-0 px-1&quot; id=&quot;side-3-37-num-copies&quot;&gt;0&lt;/div&gt;&lt;button type=&quot;button&quot; class=&quot;btn btn-secondary btn-number btn-sm btn-pop position-absolute top-0 start-0&quot; data-type=&quot;minus&quot; data-deck=&quot;side&quot; data-id=&quot;3-37&quot;&gt;-&lt;/button&gt;&lt;button type=&quot;button&quot; class=&quot;btn btn-secondary btn-number btn-sm btn-push position-absolute top-0 end-0&quot; data-type=&quot;plus&quot; data-deck=&quot;side&quot; data-id=&quot;3-37&quot;&gt;+&lt;/button&gt;&lt;button type=&quot;button&quot; class=&quot;btn btn-secondary btn-number btn-sm btn-raise position-absolute bottom-0 end-0&quot; data-type=&quot;raise&quot; data-id=&quot;3-37&quot;&gt;^&lt;/button&gt;&lt;/div&gt;" calcext:value-type="string">
            <text:p>&lt;div class="container-card position-relative me-2 mb-2" id="side-3-37"&gt;&lt;img class="d-block" width="80" height="112" src="https://one-draw.jp/ijinden/cardlist/003/card/03_037.png" /&gt;&lt;div class="container-num-copies position-absolute bottom-0 start-0 px-1" id="side-3-37-num-copies"&gt;0&lt;/div&gt;&lt;button type="button" class="btn btn-secondary btn-number btn-sm btn-pop position-absolute top-0 start-0" data-type="minus" data-deck="side" data-id="3-37"&gt;-&lt;/button&gt;&lt;button type="button" class="btn btn-secondary btn-number btn-sm btn-push position-absolute top-0 end-0" data-type="plus" data-deck="side" data-id="3-37"&gt;+&lt;/button&gt;&lt;button type="button" class="btn btn-secondary btn-number btn-sm btn-raise position-absolute bottom-0 end-0" data-type="raise" data-id="3-37"&gt;^&lt;/button&gt;&lt;/div&gt;</text:p>
          </table:table-cell>
          <table:table-cell table:formula="of:=CONCATENATE([$HTML.$A$3];[.F266];[$HTML.$B$3];[.H266];[$HTML.$C$3];[.J266];[$HTML.$D$3];[.N266];[$HTML.$E$3];[.B266];[$HTML.$F$3];[.D266];[$HTML.$G$3];[.B266];[$HTML.$H$3];[.B266];[$HTML.$I$3];[.B266];[$HTML.$J$3];[.B266];[$HTML.$K$3];[.B266];[$HTML.$L$3];[.B266];[$HTML.$M$3];[.B266];[$HTML.$N$3];[.B266];[$HTML.$O$3])" office:value-type="string" office:string-value="&lt;tr data-expansion=&quot;35&quot; data-type=&quot;1&quot; data-color=&quot;16&quot; data-term=&quot;0&quot;&gt;&lt;td&gt;3-37&lt;/td&gt;&lt;td&gt;俵屋宗達&lt;/td&gt;&lt;td&gt;&lt;div class=&quot;input-group&quot;&gt;&lt;button type=&quot;button&quot; class=&quot;btn btn-outline-secondary btn-number&quot; data-type=&quot;minus&quot; data-deck=&quot;main&quot; data-id=&quot;3-37&quot; disabled&gt;-&lt;/button&gt;&lt;input type=&quot;text&quot; class=&quot;form-control input-number&quot; name=&quot;table-main-3-37-num-copies&quot; data-deck=&quot;main&quot; data-id=&quot;3-37&quot; value=&quot;0&quot; min=&quot;0&quot; readonly /&gt;&lt;button type=&quot;button&quot; class=&quot;btn btn-outline-secondary btn-number&quot; data-type=&quot;plus&quot; data-deck=&quot;main&quot; data-id=&quot;3-37&quot;&gt;+&lt;/button&gt;&lt;/div&gt;&lt;/td&gt;&lt;td&gt;&lt;div class=&quot;input-group&quot;&gt;&lt;button type=&quot;button&quot; class=&quot;btn btn-outline-secondary btn-number&quot; data-type=&quot;minus&quot; data-deck=&quot;side&quot; data-id=&quot;3-37&quot; disabled&gt;-&lt;/button&gt;&lt;input type=&quot;text&quot; class=&quot;form-control input-number&quot; name=&quot;table-side-3-37-num-copies&quot; data-deck=&quot;side&quot; data-id=&quot;3-37&quot; value=&quot;0&quot; min=&quot;0&quot; readonly /&gt;&lt;button type=&quot;button&quot; class=&quot;btn btn-outline-secondary btn-number&quot; data-type=&quot;plus&quot; data-deck=&quot;side&quot; data-id=&quot;3-37&quot;&gt;+&lt;/button&gt;&lt;/div&gt;&lt;/td&gt;&lt;/tr&gt;" calcext:value-type="string">
            <text:p>&lt;tr data-expansion="35" data-type="1" data-color="16" data-term="0"&gt;&lt;td&gt;3-37&lt;/td&gt;&lt;td&gt;俵屋宗達&lt;/td&gt;&lt;td&gt;&lt;div class="input-group"&gt;&lt;button type="button" class="btn btn-outline-secondary btn-number" data-type="minus" data-deck="main" data-id="3-37" disabled&gt;-&lt;/button&gt;&lt;input type="text" class="form-control input-number" name="table-main-3-37-num-copies" data-deck="main" data-id="3-37" value="0" min="0" readonly /&gt;&lt;button type="button" class="btn btn-outline-secondary btn-number" data-type="plus" data-deck="main" data-id="3-37"&gt;+&lt;/button&gt;&lt;/div&gt;&lt;/td&gt;&lt;td&gt;&lt;div class="input-group"&gt;&lt;button type="button" class="btn btn-outline-secondary btn-number" data-type="minus" data-deck="side" data-id="3-37" disabled&gt;-&lt;/button&gt;&lt;input type="text" class="form-control input-number" name="table-side-3-37-num-copies" data-deck="side" data-id="3-37" value="0" min="0" readonly /&gt;&lt;button type="button" class="btn btn-outline-secondary btn-number" data-type="plus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O267];[$HTML.$C$1];[.$B267];[$HTML.$D$1];[.$B267];[$HTML.$E$1];[.$B267];[$HTML.$F$1];[.$B267];[$HTML.$G$1])" office:value-type="string" office:string-value="&lt;div class=&quot;container-card position-relative me-2 mb-2&quot; id=&quot;main-3-38&quot;&gt;&lt;img class=&quot;d-block&quot; width=&quot;80&quot; height=&quot;112&quot; src=&quot;https://one-draw.jp/ijinden/cardlist/003/card/03_038.png&quot; /&gt;&lt;div class=&quot;container-num-copies position-absolute bottom-0 start-0 px-1&quot; id=&quot;main-3-38-num-copies&quot;&gt;0&lt;/div&gt;&lt;button type=&quot;button&quot; class=&quot;btn btn-secondary btn-number btn-sm btn-pop position-absolute top-0 start-0&quot; data-type=&quot;minus&quot; data-deck=&quot;main&quot; data-id=&quot;3-38&quot;&gt;-&lt;/button&gt;&lt;button type=&quot;button&quot; class=&quot;btn btn-secondary btn-number btn-sm btn-push position-absolute top-0 end-0&quot; data-type=&quot;plus&quot; data-deck=&quot;main&quot; data-id=&quot;3-38&quot;&gt;+&lt;/button&gt;&lt;button type=&quot;button&quot; class=&quot;btn btn-secondary btn-number btn-sm btn-drop position-absolute bottom-0 end-0&quot; data-type=&quot;drop&quot; data-id=&quot;3-38&quot;&gt;v&lt;/button&gt;&lt;/div&gt;" calcext:value-type="string">
            <text:p>&lt;div class="container-card position-relative me-2 mb-2" id="main-3-38"&gt;&lt;img class="d-block" width="80" height="112" src="https://one-draw.jp/ijinden/cardlist/003/card/03_038.png" /&gt;&lt;div class="container-num-copies position-absolute bottom-0 start-0 px-1" id="main-3-38-num-copies"&gt;0&lt;/div&gt;&lt;button type="button" class="btn btn-secondary btn-number btn-sm btn-pop position-absolute top-0 start-0" data-type="minus" data-deck="main" data-id="3-38"&gt;-&lt;/button&gt;&lt;button type="button" class="btn btn-secondary btn-number btn-sm btn-push position-absolute top-0 end-0" data-type="plus" data-deck="main" data-id="3-38"&gt;+&lt;/button&gt;&lt;button type="button" class="btn btn-secondary btn-number btn-sm btn-drop position-absolute bottom-0 end-0" data-type="drop" data-id="3-38"&gt;v&lt;/button&gt;&lt;/div&gt;</text:p>
          </table:table-cell>
          <table:table-cell table:formula="of:=CONCATENATE([$HTML.$A$2];[.$B267];[$HTML.$B$2];[.$O267];[$HTML.$C$2];[.$B267];[$HTML.$D$2];[.$B267];[$HTML.$E$2];[.$B267];[$HTML.$F$2];[.$B267];[$HTML.$G$2])" office:value-type="string" office:string-value="&lt;div class=&quot;container-card position-relative me-2 mb-2&quot; id=&quot;side-3-38&quot;&gt;&lt;img class=&quot;d-block&quot; width=&quot;80&quot; height=&quot;112&quot; src=&quot;https://one-draw.jp/ijinden/cardlist/003/card/03_038.png&quot; /&gt;&lt;div class=&quot;container-num-copies position-absolute bottom-0 start-0 px-1&quot; id=&quot;side-3-38-num-copies&quot;&gt;0&lt;/div&gt;&lt;button type=&quot;button&quot; class=&quot;btn btn-secondary btn-number btn-sm btn-pop position-absolute top-0 start-0&quot; data-type=&quot;minus&quot; data-deck=&quot;side&quot; data-id=&quot;3-38&quot;&gt;-&lt;/button&gt;&lt;button type=&quot;button&quot; class=&quot;btn btn-secondary btn-number btn-sm btn-push position-absolute top-0 end-0&quot; data-type=&quot;plus&quot; data-deck=&quot;side&quot; data-id=&quot;3-38&quot;&gt;+&lt;/button&gt;&lt;button type=&quot;button&quot; class=&quot;btn btn-secondary btn-number btn-sm btn-raise position-absolute bottom-0 end-0&quot; data-type=&quot;raise&quot; data-id=&quot;3-38&quot;&gt;^&lt;/button&gt;&lt;/div&gt;" calcext:value-type="string">
            <text:p>&lt;div class="container-card position-relative me-2 mb-2" id="side-3-38"&gt;&lt;img class="d-block" width="80" height="112" src="https://one-draw.jp/ijinden/cardlist/003/card/03_038.png" /&gt;&lt;div class="container-num-copies position-absolute bottom-0 start-0 px-1" id="side-3-38-num-copies"&gt;0&lt;/div&gt;&lt;button type="button" class="btn btn-secondary btn-number btn-sm btn-pop position-absolute top-0 start-0" data-type="minus" data-deck="side" data-id="3-38"&gt;-&lt;/button&gt;&lt;button type="button" class="btn btn-secondary btn-number btn-sm btn-push position-absolute top-0 end-0" data-type="plus" data-deck="side" data-id="3-38"&gt;+&lt;/button&gt;&lt;button type="button" class="btn btn-secondary btn-number btn-sm btn-raise position-absolute bottom-0 end-0" data-type="raise" data-id="3-38"&gt;^&lt;/button&gt;&lt;/div&gt;</text:p>
          </table:table-cell>
          <table:table-cell table:formula="of:=CONCATENATE([$HTML.$A$3];[.F267];[$HTML.$B$3];[.H267];[$HTML.$C$3];[.J267];[$HTML.$D$3];[.N267];[$HTML.$E$3];[.B267];[$HTML.$F$3];[.D267];[$HTML.$G$3];[.B267];[$HTML.$H$3];[.B267];[$HTML.$I$3];[.B267];[$HTML.$J$3];[.B267];[$HTML.$K$3];[.B267];[$HTML.$L$3];[.B267];[$HTML.$M$3];[.B267];[$HTML.$N$3];[.B267];[$HTML.$O$3])" office:value-type="string" office:string-value="&lt;tr data-expansion=&quot;35&quot; data-type=&quot;1&quot; data-color=&quot;16&quot; data-term=&quot;0&quot;&gt;&lt;td&gt;3-38&lt;/td&gt;&lt;td&gt;司馬炎&lt;/td&gt;&lt;td&gt;&lt;div class=&quot;input-group&quot;&gt;&lt;button type=&quot;button&quot; class=&quot;btn btn-outline-secondary btn-number&quot; data-type=&quot;minus&quot; data-deck=&quot;main&quot; data-id=&quot;3-38&quot; disabled&gt;-&lt;/button&gt;&lt;input type=&quot;text&quot; class=&quot;form-control input-number&quot; name=&quot;table-main-3-38-num-copies&quot; data-deck=&quot;main&quot; data-id=&quot;3-38&quot; value=&quot;0&quot; min=&quot;0&quot; readonly /&gt;&lt;button type=&quot;button&quot; class=&quot;btn btn-outline-secondary btn-number&quot; data-type=&quot;plus&quot; data-deck=&quot;main&quot; data-id=&quot;3-38&quot;&gt;+&lt;/button&gt;&lt;/div&gt;&lt;/td&gt;&lt;td&gt;&lt;div class=&quot;input-group&quot;&gt;&lt;button type=&quot;button&quot; class=&quot;btn btn-outline-secondary btn-number&quot; data-type=&quot;minus&quot; data-deck=&quot;side&quot; data-id=&quot;3-38&quot; disabled&gt;-&lt;/button&gt;&lt;input type=&quot;text&quot; class=&quot;form-control input-number&quot; name=&quot;table-side-3-38-num-copies&quot; data-deck=&quot;side&quot; data-id=&quot;3-38&quot; value=&quot;0&quot; min=&quot;0&quot; readonly /&gt;&lt;button type=&quot;button&quot; class=&quot;btn btn-outline-secondary btn-number&quot; data-type=&quot;plus&quot; data-deck=&quot;side&quot; data-id=&quot;3-38&quot;&gt;+&lt;/button&gt;&lt;/div&gt;&lt;/td&gt;&lt;/tr&gt;" calcext:value-type="string">
            <text:p>&lt;tr data-expansion="35" data-type="1" data-color="16" data-term="0"&gt;&lt;td&gt;3-38&lt;/td&gt;&lt;td&gt;司馬炎&lt;/td&gt;&lt;td&gt;&lt;div class="input-group"&gt;&lt;button type="button" class="btn btn-outline-secondary btn-number" data-type="minus" data-deck="main" data-id="3-38" disabled&gt;-&lt;/button&gt;&lt;input type="text" class="form-control input-number" name="table-main-3-38-num-copies" data-deck="main" data-id="3-38" value="0" min="0" readonly /&gt;&lt;button type="button" class="btn btn-outline-secondary btn-number" data-type="plus" data-deck="main" data-id="3-38"&gt;+&lt;/button&gt;&lt;/div&gt;&lt;/td&gt;&lt;td&gt;&lt;div class="input-group"&gt;&lt;button type="button" class="btn btn-outline-secondary btn-number" data-type="minus" data-deck="side" data-id="3-38" disabled&gt;-&lt;/button&gt;&lt;input type="text" class="form-control input-number" name="table-side-3-38-num-copies" data-deck="side" data-id="3-38" value="0" min="0" readonly /&gt;&lt;button type="button" class="btn btn-outline-secondary btn-number" data-type="plus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O268];[$HTML.$C$1];[.$B268];[$HTML.$D$1];[.$B268];[$HTML.$E$1];[.$B268];[$HTML.$F$1];[.$B268];[$HTML.$G$1])" office:value-type="string" office:string-value="&lt;div class=&quot;container-card position-relative me-2 mb-2&quot; id=&quot;main-3-39&quot;&gt;&lt;img class=&quot;d-block&quot; width=&quot;80&quot; height=&quot;112&quot; src=&quot;https://one-draw.jp/ijinden/cardlist/003/card/03_039.png&quot; /&gt;&lt;div class=&quot;container-num-copies position-absolute bottom-0 start-0 px-1&quot; id=&quot;main-3-39-num-copies&quot;&gt;0&lt;/div&gt;&lt;button type=&quot;button&quot; class=&quot;btn btn-secondary btn-number btn-sm btn-pop position-absolute top-0 start-0&quot; data-type=&quot;minus&quot; data-deck=&quot;main&quot; data-id=&quot;3-39&quot;&gt;-&lt;/button&gt;&lt;button type=&quot;button&quot; class=&quot;btn btn-secondary btn-number btn-sm btn-push position-absolute top-0 end-0&quot; data-type=&quot;plus&quot; data-deck=&quot;main&quot; data-id=&quot;3-39&quot;&gt;+&lt;/button&gt;&lt;button type=&quot;button&quot; class=&quot;btn btn-secondary btn-number btn-sm btn-drop position-absolute bottom-0 end-0&quot; data-type=&quot;drop&quot; data-id=&quot;3-39&quot;&gt;v&lt;/button&gt;&lt;/div&gt;" calcext:value-type="string">
            <text:p>&lt;div class="container-card position-relative me-2 mb-2" id="main-3-39"&gt;&lt;img class="d-block" width="80" height="112" src="https://one-draw.jp/ijinden/cardlist/003/card/03_039.png" /&gt;&lt;div class="container-num-copies position-absolute bottom-0 start-0 px-1" id="main-3-39-num-copies"&gt;0&lt;/div&gt;&lt;button type="button" class="btn btn-secondary btn-number btn-sm btn-pop position-absolute top-0 start-0" data-type="minus" data-deck="main" data-id="3-39"&gt;-&lt;/button&gt;&lt;button type="button" class="btn btn-secondary btn-number btn-sm btn-push position-absolute top-0 end-0" data-type="plus" data-deck="main" data-id="3-39"&gt;+&lt;/button&gt;&lt;button type="button" class="btn btn-secondary btn-number btn-sm btn-drop position-absolute bottom-0 end-0" data-type="drop" data-id="3-39"&gt;v&lt;/button&gt;&lt;/div&gt;</text:p>
          </table:table-cell>
          <table:table-cell table:formula="of:=CONCATENATE([$HTML.$A$2];[.$B268];[$HTML.$B$2];[.$O268];[$HTML.$C$2];[.$B268];[$HTML.$D$2];[.$B268];[$HTML.$E$2];[.$B268];[$HTML.$F$2];[.$B268];[$HTML.$G$2])" office:value-type="string" office:string-value="&lt;div class=&quot;container-card position-relative me-2 mb-2&quot; id=&quot;side-3-39&quot;&gt;&lt;img class=&quot;d-block&quot; width=&quot;80&quot; height=&quot;112&quot; src=&quot;https://one-draw.jp/ijinden/cardlist/003/card/03_039.png&quot; /&gt;&lt;div class=&quot;container-num-copies position-absolute bottom-0 start-0 px-1&quot; id=&quot;side-3-39-num-copies&quot;&gt;0&lt;/div&gt;&lt;button type=&quot;button&quot; class=&quot;btn btn-secondary btn-number btn-sm btn-pop position-absolute top-0 start-0&quot; data-type=&quot;minus&quot; data-deck=&quot;side&quot; data-id=&quot;3-39&quot;&gt;-&lt;/button&gt;&lt;button type=&quot;button&quot; class=&quot;btn btn-secondary btn-number btn-sm btn-push position-absolute top-0 end-0&quot; data-type=&quot;plus&quot; data-deck=&quot;side&quot; data-id=&quot;3-39&quot;&gt;+&lt;/button&gt;&lt;button type=&quot;button&quot; class=&quot;btn btn-secondary btn-number btn-sm btn-raise position-absolute bottom-0 end-0&quot; data-type=&quot;raise&quot; data-id=&quot;3-39&quot;&gt;^&lt;/button&gt;&lt;/div&gt;" calcext:value-type="string">
            <text:p>&lt;div class="container-card position-relative me-2 mb-2" id="side-3-39"&gt;&lt;img class="d-block" width="80" height="112" src="https://one-draw.jp/ijinden/cardlist/003/card/03_039.png" /&gt;&lt;div class="container-num-copies position-absolute bottom-0 start-0 px-1" id="side-3-39-num-copies"&gt;0&lt;/div&gt;&lt;button type="button" class="btn btn-secondary btn-number btn-sm btn-pop position-absolute top-0 start-0" data-type="minus" data-deck="side" data-id="3-39"&gt;-&lt;/button&gt;&lt;button type="button" class="btn btn-secondary btn-number btn-sm btn-push position-absolute top-0 end-0" data-type="plus" data-deck="side" data-id="3-39"&gt;+&lt;/button&gt;&lt;button type="button" class="btn btn-secondary btn-number btn-sm btn-raise position-absolute bottom-0 end-0" data-type="raise" data-id="3-39"&gt;^&lt;/button&gt;&lt;/div&gt;</text:p>
          </table:table-cell>
          <table:table-cell table:formula="of:=CONCATENATE([$HTML.$A$3];[.F268];[$HTML.$B$3];[.H268];[$HTML.$C$3];[.J268];[$HTML.$D$3];[.N268];[$HTML.$E$3];[.B268];[$HTML.$F$3];[.D268];[$HTML.$G$3];[.B268];[$HTML.$H$3];[.B268];[$HTML.$I$3];[.B268];[$HTML.$J$3];[.B268];[$HTML.$K$3];[.B268];[$HTML.$L$3];[.B268];[$HTML.$M$3];[.B268];[$HTML.$N$3];[.B268];[$HTML.$O$3])" office:value-type="string" office:string-value="&lt;tr data-expansion=&quot;35&quot; data-type=&quot;1&quot; data-color=&quot;16&quot; data-term=&quot;0&quot;&gt;&lt;td&gt;3-39&lt;/td&gt;&lt;td&gt;井伊直弼&lt;/td&gt;&lt;td&gt;&lt;div class=&quot;input-group&quot;&gt;&lt;button type=&quot;button&quot; class=&quot;btn btn-outline-secondary btn-number&quot; data-type=&quot;minus&quot; data-deck=&quot;main&quot; data-id=&quot;3-39&quot; disabled&gt;-&lt;/button&gt;&lt;input type=&quot;text&quot; class=&quot;form-control input-number&quot; name=&quot;table-main-3-39-num-copies&quot; data-deck=&quot;main&quot; data-id=&quot;3-39&quot; value=&quot;0&quot; min=&quot;0&quot; readonly /&gt;&lt;button type=&quot;button&quot; class=&quot;btn btn-outline-secondary btn-number&quot; data-type=&quot;plus&quot; data-deck=&quot;main&quot; data-id=&quot;3-39&quot;&gt;+&lt;/button&gt;&lt;/div&gt;&lt;/td&gt;&lt;td&gt;&lt;div class=&quot;input-group&quot;&gt;&lt;button type=&quot;button&quot; class=&quot;btn btn-outline-secondary btn-number&quot; data-type=&quot;minus&quot; data-deck=&quot;side&quot; data-id=&quot;3-39&quot; disabled&gt;-&lt;/button&gt;&lt;input type=&quot;text&quot; class=&quot;form-control input-number&quot; name=&quot;table-side-3-39-num-copies&quot; data-deck=&quot;side&quot; data-id=&quot;3-39&quot; value=&quot;0&quot; min=&quot;0&quot; readonly /&gt;&lt;button type=&quot;button&quot; class=&quot;btn btn-outline-secondary btn-number&quot; data-type=&quot;plus&quot; data-deck=&quot;side&quot; data-id=&quot;3-39&quot;&gt;+&lt;/button&gt;&lt;/div&gt;&lt;/td&gt;&lt;/tr&gt;" calcext:value-type="string">
            <text:p>&lt;tr data-expansion="35" data-type="1" data-color="16" data-term="0"&gt;&lt;td&gt;3-39&lt;/td&gt;&lt;td&gt;井伊直弼&lt;/td&gt;&lt;td&gt;&lt;div class="input-group"&gt;&lt;button type="button" class="btn btn-outline-secondary btn-number" data-type="minus" data-deck="main" data-id="3-39" disabled&gt;-&lt;/button&gt;&lt;input type="text" class="form-control input-number" name="table-main-3-39-num-copies" data-deck="main" data-id="3-39" value="0" min="0" readonly /&gt;&lt;button type="button" class="btn btn-outline-secondary btn-number" data-type="plus" data-deck="main" data-id="3-39"&gt;+&lt;/button&gt;&lt;/div&gt;&lt;/td&gt;&lt;td&gt;&lt;div class="input-group"&gt;&lt;button type="button" class="btn btn-outline-secondary btn-number" data-type="minus" data-deck="side" data-id="3-39" disabled&gt;-&lt;/button&gt;&lt;input type="text" class="form-control input-number" name="table-side-3-39-num-copies" data-deck="side" data-id="3-39" value="0" min="0" readonly /&gt;&lt;button type="button" class="btn btn-outline-secondary btn-number" data-type="plus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O269];[$HTML.$C$1];[.$B269];[$HTML.$D$1];[.$B269];[$HTML.$E$1];[.$B269];[$HTML.$F$1];[.$B269];[$HTML.$G$1])" office:value-type="string" office:string-value="&lt;div class=&quot;container-card position-relative me-2 mb-2&quot; id=&quot;main-3-40&quot;&gt;&lt;img class=&quot;d-block&quot; width=&quot;80&quot; height=&quot;112&quot; src=&quot;https://one-draw.jp/ijinden/cardlist/003/card/03_040.png&quot; /&gt;&lt;div class=&quot;container-num-copies position-absolute bottom-0 start-0 px-1&quot; id=&quot;main-3-40-num-copies&quot;&gt;0&lt;/div&gt;&lt;button type=&quot;button&quot; class=&quot;btn btn-secondary btn-number btn-sm btn-pop position-absolute top-0 start-0&quot; data-type=&quot;minus&quot; data-deck=&quot;main&quot; data-id=&quot;3-40&quot;&gt;-&lt;/button&gt;&lt;button type=&quot;button&quot; class=&quot;btn btn-secondary btn-number btn-sm btn-push position-absolute top-0 end-0&quot; data-type=&quot;plus&quot; data-deck=&quot;main&quot; data-id=&quot;3-40&quot;&gt;+&lt;/button&gt;&lt;button type=&quot;button&quot; class=&quot;btn btn-secondary btn-number btn-sm btn-drop position-absolute bottom-0 end-0&quot; data-type=&quot;drop&quot; data-id=&quot;3-40&quot;&gt;v&lt;/button&gt;&lt;/div&gt;" calcext:value-type="string">
            <text:p>&lt;div class="container-card position-relative me-2 mb-2" id="main-3-40"&gt;&lt;img class="d-block" width="80" height="112" src="https://one-draw.jp/ijinden/cardlist/003/card/03_040.png" /&gt;&lt;div class="container-num-copies position-absolute bottom-0 start-0 px-1" id="main-3-40-num-copies"&gt;0&lt;/div&gt;&lt;button type="button" class="btn btn-secondary btn-number btn-sm btn-pop position-absolute top-0 start-0" data-type="minus" data-deck="main" data-id="3-40"&gt;-&lt;/button&gt;&lt;button type="button" class="btn btn-secondary btn-number btn-sm btn-push position-absolute top-0 end-0" data-type="plus" data-deck="main" data-id="3-40"&gt;+&lt;/button&gt;&lt;button type="button" class="btn btn-secondary btn-number btn-sm btn-drop position-absolute bottom-0 end-0" data-type="drop" data-id="3-40"&gt;v&lt;/button&gt;&lt;/div&gt;</text:p>
          </table:table-cell>
          <table:table-cell table:formula="of:=CONCATENATE([$HTML.$A$2];[.$B269];[$HTML.$B$2];[.$O269];[$HTML.$C$2];[.$B269];[$HTML.$D$2];[.$B269];[$HTML.$E$2];[.$B269];[$HTML.$F$2];[.$B269];[$HTML.$G$2])" office:value-type="string" office:string-value="&lt;div class=&quot;container-card position-relative me-2 mb-2&quot; id=&quot;side-3-40&quot;&gt;&lt;img class=&quot;d-block&quot; width=&quot;80&quot; height=&quot;112&quot; src=&quot;https://one-draw.jp/ijinden/cardlist/003/card/03_040.png&quot; /&gt;&lt;div class=&quot;container-num-copies position-absolute bottom-0 start-0 px-1&quot; id=&quot;side-3-40-num-copies&quot;&gt;0&lt;/div&gt;&lt;button type=&quot;button&quot; class=&quot;btn btn-secondary btn-number btn-sm btn-pop position-absolute top-0 start-0&quot; data-type=&quot;minus&quot; data-deck=&quot;side&quot; data-id=&quot;3-40&quot;&gt;-&lt;/button&gt;&lt;button type=&quot;button&quot; class=&quot;btn btn-secondary btn-number btn-sm btn-push position-absolute top-0 end-0&quot; data-type=&quot;plus&quot; data-deck=&quot;side&quot; data-id=&quot;3-40&quot;&gt;+&lt;/button&gt;&lt;button type=&quot;button&quot; class=&quot;btn btn-secondary btn-number btn-sm btn-raise position-absolute bottom-0 end-0&quot; data-type=&quot;raise&quot; data-id=&quot;3-40&quot;&gt;^&lt;/button&gt;&lt;/div&gt;" calcext:value-type="string">
            <text:p>&lt;div class="container-card position-relative me-2 mb-2" id="side-3-40"&gt;&lt;img class="d-block" width="80" height="112" src="https://one-draw.jp/ijinden/cardlist/003/card/03_040.png" /&gt;&lt;div class="container-num-copies position-absolute bottom-0 start-0 px-1" id="side-3-40-num-copies"&gt;0&lt;/div&gt;&lt;button type="button" class="btn btn-secondary btn-number btn-sm btn-pop position-absolute top-0 start-0" data-type="minus" data-deck="side" data-id="3-40"&gt;-&lt;/button&gt;&lt;button type="button" class="btn btn-secondary btn-number btn-sm btn-push position-absolute top-0 end-0" data-type="plus" data-deck="side" data-id="3-40"&gt;+&lt;/button&gt;&lt;button type="button" class="btn btn-secondary btn-number btn-sm btn-raise position-absolute bottom-0 end-0" data-type="raise" data-id="3-40"&gt;^&lt;/button&gt;&lt;/div&gt;</text:p>
          </table:table-cell>
          <table:table-cell table:formula="of:=CONCATENATE([$HTML.$A$3];[.F269];[$HTML.$B$3];[.H269];[$HTML.$C$3];[.J269];[$HTML.$D$3];[.N269];[$HTML.$E$3];[.B269];[$HTML.$F$3];[.D269];[$HTML.$G$3];[.B269];[$HTML.$H$3];[.B269];[$HTML.$I$3];[.B269];[$HTML.$J$3];[.B269];[$HTML.$K$3];[.B269];[$HTML.$L$3];[.B269];[$HTML.$M$3];[.B269];[$HTML.$N$3];[.B269];[$HTML.$O$3])" office:value-type="string" office:string-value="&lt;tr data-expansion=&quot;35&quot; data-type=&quot;1&quot; data-color=&quot;16&quot; data-term=&quot;0&quot;&gt;&lt;td&gt;3-40&lt;/td&gt;&lt;td&gt;徳川家茂&lt;/td&gt;&lt;td&gt;&lt;div class=&quot;input-group&quot;&gt;&lt;button type=&quot;button&quot; class=&quot;btn btn-outline-secondary btn-number&quot; data-type=&quot;minus&quot; data-deck=&quot;main&quot; data-id=&quot;3-40&quot; disabled&gt;-&lt;/button&gt;&lt;input type=&quot;text&quot; class=&quot;form-control input-number&quot; name=&quot;table-main-3-40-num-copies&quot; data-deck=&quot;main&quot; data-id=&quot;3-40&quot; value=&quot;0&quot; min=&quot;0&quot; readonly /&gt;&lt;button type=&quot;button&quot; class=&quot;btn btn-outline-secondary btn-number&quot; data-type=&quot;plus&quot; data-deck=&quot;main&quot; data-id=&quot;3-40&quot;&gt;+&lt;/button&gt;&lt;/div&gt;&lt;/td&gt;&lt;td&gt;&lt;div class=&quot;input-group&quot;&gt;&lt;button type=&quot;button&quot; class=&quot;btn btn-outline-secondary btn-number&quot; data-type=&quot;minus&quot; data-deck=&quot;side&quot; data-id=&quot;3-40&quot; disabled&gt;-&lt;/button&gt;&lt;input type=&quot;text&quot; class=&quot;form-control input-number&quot; name=&quot;table-side-3-40-num-copies&quot; data-deck=&quot;side&quot; data-id=&quot;3-40&quot; value=&quot;0&quot; min=&quot;0&quot; readonly /&gt;&lt;button type=&quot;button&quot; class=&quot;btn btn-outline-secondary btn-number&quot; data-type=&quot;plus&quot; data-deck=&quot;side&quot; data-id=&quot;3-40&quot;&gt;+&lt;/button&gt;&lt;/div&gt;&lt;/td&gt;&lt;/tr&gt;" calcext:value-type="string">
            <text:p>&lt;tr data-expansion="35" data-type="1" data-color="16" data-term="0"&gt;&lt;td&gt;3-40&lt;/td&gt;&lt;td&gt;徳川家茂&lt;/td&gt;&lt;td&gt;&lt;div class="input-group"&gt;&lt;button type="button" class="btn btn-outline-secondary btn-number" data-type="minus" data-deck="main" data-id="3-40" disabled&gt;-&lt;/button&gt;&lt;input type="text" class="form-control input-number" name="table-main-3-40-num-copies" data-deck="main" data-id="3-40" value="0" min="0" readonly /&gt;&lt;button type="button" class="btn btn-outline-secondary btn-number" data-type="plus" data-deck="main" data-id="3-40"&gt;+&lt;/button&gt;&lt;/div&gt;&lt;/td&gt;&lt;td&gt;&lt;div class="input-group"&gt;&lt;button type="button" class="btn btn-outline-secondary btn-number" data-type="minus" data-deck="side" data-id="3-40" disabled&gt;-&lt;/button&gt;&lt;input type="text" class="form-control input-number" name="table-side-3-40-num-copies" data-deck="side" data-id="3-40" value="0" min="0" readonly /&gt;&lt;button type="button" class="btn btn-outline-secondary btn-number" data-type="plus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O270];[$HTML.$C$1];[.$B270];[$HTML.$D$1];[.$B270];[$HTML.$E$1];[.$B270];[$HTML.$F$1];[.$B270];[$HTML.$G$1])" office:value-type="string" office:string-value="&lt;div class=&quot;container-card position-relative me-2 mb-2&quot; id=&quot;main-3-41&quot;&gt;&lt;img class=&quot;d-block&quot; width=&quot;80&quot; height=&quot;112&quot; src=&quot;https://one-draw.jp/ijinden/cardlist/003/card/03_041.png&quot; /&gt;&lt;div class=&quot;container-num-copies position-absolute bottom-0 start-0 px-1&quot; id=&quot;main-3-41-num-copies&quot;&gt;0&lt;/div&gt;&lt;button type=&quot;button&quot; class=&quot;btn btn-secondary btn-number btn-sm btn-pop position-absolute top-0 start-0&quot; data-type=&quot;minus&quot; data-deck=&quot;main&quot; data-id=&quot;3-41&quot;&gt;-&lt;/button&gt;&lt;button type=&quot;button&quot; class=&quot;btn btn-secondary btn-number btn-sm btn-push position-absolute top-0 end-0&quot; data-type=&quot;plus&quot; data-deck=&quot;main&quot; data-id=&quot;3-41&quot;&gt;+&lt;/button&gt;&lt;button type=&quot;button&quot; class=&quot;btn btn-secondary btn-number btn-sm btn-drop position-absolute bottom-0 end-0&quot; data-type=&quot;drop&quot; data-id=&quot;3-41&quot;&gt;v&lt;/button&gt;&lt;/div&gt;" calcext:value-type="string">
            <text:p>&lt;div class="container-card position-relative me-2 mb-2" id="main-3-41"&gt;&lt;img class="d-block" width="80" height="112" src="https://one-draw.jp/ijinden/cardlist/003/card/03_041.png" /&gt;&lt;div class="container-num-copies position-absolute bottom-0 start-0 px-1" id="main-3-41-num-copies"&gt;0&lt;/div&gt;&lt;button type="button" class="btn btn-secondary btn-number btn-sm btn-pop position-absolute top-0 start-0" data-type="minus" data-deck="main" data-id="3-41"&gt;-&lt;/button&gt;&lt;button type="button" class="btn btn-secondary btn-number btn-sm btn-push position-absolute top-0 end-0" data-type="plus" data-deck="main" data-id="3-41"&gt;+&lt;/button&gt;&lt;button type="button" class="btn btn-secondary btn-number btn-sm btn-drop position-absolute bottom-0 end-0" data-type="drop" data-id="3-41"&gt;v&lt;/button&gt;&lt;/div&gt;</text:p>
          </table:table-cell>
          <table:table-cell table:formula="of:=CONCATENATE([$HTML.$A$2];[.$B270];[$HTML.$B$2];[.$O270];[$HTML.$C$2];[.$B270];[$HTML.$D$2];[.$B270];[$HTML.$E$2];[.$B270];[$HTML.$F$2];[.$B270];[$HTML.$G$2])" office:value-type="string" office:string-value="&lt;div class=&quot;container-card position-relative me-2 mb-2&quot; id=&quot;side-3-41&quot;&gt;&lt;img class=&quot;d-block&quot; width=&quot;80&quot; height=&quot;112&quot; src=&quot;https://one-draw.jp/ijinden/cardlist/003/card/03_041.png&quot; /&gt;&lt;div class=&quot;container-num-copies position-absolute bottom-0 start-0 px-1&quot; id=&quot;side-3-41-num-copies&quot;&gt;0&lt;/div&gt;&lt;button type=&quot;button&quot; class=&quot;btn btn-secondary btn-number btn-sm btn-pop position-absolute top-0 start-0&quot; data-type=&quot;minus&quot; data-deck=&quot;side&quot; data-id=&quot;3-41&quot;&gt;-&lt;/button&gt;&lt;button type=&quot;button&quot; class=&quot;btn btn-secondary btn-number btn-sm btn-push position-absolute top-0 end-0&quot; data-type=&quot;plus&quot; data-deck=&quot;side&quot; data-id=&quot;3-41&quot;&gt;+&lt;/button&gt;&lt;button type=&quot;button&quot; class=&quot;btn btn-secondary btn-number btn-sm btn-raise position-absolute bottom-0 end-0&quot; data-type=&quot;raise&quot; data-id=&quot;3-41&quot;&gt;^&lt;/button&gt;&lt;/div&gt;" calcext:value-type="string">
            <text:p>&lt;div class="container-card position-relative me-2 mb-2" id="side-3-41"&gt;&lt;img class="d-block" width="80" height="112" src="https://one-draw.jp/ijinden/cardlist/003/card/03_041.png" /&gt;&lt;div class="container-num-copies position-absolute bottom-0 start-0 px-1" id="side-3-41-num-copies"&gt;0&lt;/div&gt;&lt;button type="button" class="btn btn-secondary btn-number btn-sm btn-pop position-absolute top-0 start-0" data-type="minus" data-deck="side" data-id="3-41"&gt;-&lt;/button&gt;&lt;button type="button" class="btn btn-secondary btn-number btn-sm btn-push position-absolute top-0 end-0" data-type="plus" data-deck="side" data-id="3-41"&gt;+&lt;/button&gt;&lt;button type="button" class="btn btn-secondary btn-number btn-sm btn-raise position-absolute bottom-0 end-0" data-type="raise" data-id="3-41"&gt;^&lt;/button&gt;&lt;/div&gt;</text:p>
          </table:table-cell>
          <table:table-cell table:formula="of:=CONCATENATE([$HTML.$A$3];[.F270];[$HTML.$B$3];[.H270];[$HTML.$C$3];[.J270];[$HTML.$D$3];[.N270];[$HTML.$E$3];[.B270];[$HTML.$F$3];[.D270];[$HTML.$G$3];[.B270];[$HTML.$H$3];[.B270];[$HTML.$I$3];[.B270];[$HTML.$J$3];[.B270];[$HTML.$K$3];[.B270];[$HTML.$L$3];[.B270];[$HTML.$M$3];[.B270];[$HTML.$N$3];[.B270];[$HTML.$O$3])" office:value-type="string" office:string-value="&lt;tr data-expansion=&quot;35&quot; data-type=&quot;1&quot; data-color=&quot;16&quot; data-term=&quot;0&quot;&gt;&lt;td&gt;3-41&lt;/td&gt;&lt;td&gt;松平定信&lt;/td&gt;&lt;td&gt;&lt;div class=&quot;input-group&quot;&gt;&lt;button type=&quot;button&quot; class=&quot;btn btn-outline-secondary btn-number&quot; data-type=&quot;minus&quot; data-deck=&quot;main&quot; data-id=&quot;3-41&quot; disabled&gt;-&lt;/button&gt;&lt;input type=&quot;text&quot; class=&quot;form-control input-number&quot; name=&quot;table-main-3-41-num-copies&quot; data-deck=&quot;main&quot; data-id=&quot;3-41&quot; value=&quot;0&quot; min=&quot;0&quot; readonly /&gt;&lt;button type=&quot;button&quot; class=&quot;btn btn-outline-secondary btn-number&quot; data-type=&quot;plus&quot; data-deck=&quot;main&quot; data-id=&quot;3-41&quot;&gt;+&lt;/button&gt;&lt;/div&gt;&lt;/td&gt;&lt;td&gt;&lt;div class=&quot;input-group&quot;&gt;&lt;button type=&quot;button&quot; class=&quot;btn btn-outline-secondary btn-number&quot; data-type=&quot;minus&quot; data-deck=&quot;side&quot; data-id=&quot;3-41&quot; disabled&gt;-&lt;/button&gt;&lt;input type=&quot;text&quot; class=&quot;form-control input-number&quot; name=&quot;table-side-3-41-num-copies&quot; data-deck=&quot;side&quot; data-id=&quot;3-41&quot; value=&quot;0&quot; min=&quot;0&quot; readonly /&gt;&lt;button type=&quot;button&quot; class=&quot;btn btn-outline-secondary btn-number&quot; data-type=&quot;plus&quot; data-deck=&quot;side&quot; data-id=&quot;3-41&quot;&gt;+&lt;/button&gt;&lt;/div&gt;&lt;/td&gt;&lt;/tr&gt;" calcext:value-type="string">
            <text:p>&lt;tr data-expansion="35" data-type="1" data-color="16" data-term="0"&gt;&lt;td&gt;3-41&lt;/td&gt;&lt;td&gt;松平定信&lt;/td&gt;&lt;td&gt;&lt;div class="input-group"&gt;&lt;button type="button" class="btn btn-outline-secondary btn-number" data-type="minus" data-deck="main" data-id="3-41" disabled&gt;-&lt;/button&gt;&lt;input type="text" class="form-control input-number" name="table-main-3-41-num-copies" data-deck="main" data-id="3-41" value="0" min="0" readonly /&gt;&lt;button type="button" class="btn btn-outline-secondary btn-number" data-type="plus" data-deck="main" data-id="3-41"&gt;+&lt;/button&gt;&lt;/div&gt;&lt;/td&gt;&lt;td&gt;&lt;div class="input-group"&gt;&lt;button type="button" class="btn btn-outline-secondary btn-number" data-type="minus" data-deck="side" data-id="3-41" disabled&gt;-&lt;/button&gt;&lt;input type="text" class="form-control input-number" name="table-side-3-41-num-copies" data-deck="side" data-id="3-41" value="0" min="0" readonly /&gt;&lt;button type="button" class="btn btn-outline-secondary btn-number" data-type="plus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O271];[$HTML.$C$1];[.$B271];[$HTML.$D$1];[.$B271];[$HTML.$E$1];[.$B271];[$HTML.$F$1];[.$B271];[$HTML.$G$1])" office:value-type="string" office:string-value="&lt;div class=&quot;container-card position-relative me-2 mb-2&quot; id=&quot;main-3-42&quot;&gt;&lt;img class=&quot;d-block&quot; width=&quot;80&quot; height=&quot;112&quot; src=&quot;https://one-draw.jp/ijinden/cardlist/003/card/03_042.png&quot; /&gt;&lt;div class=&quot;container-num-copies position-absolute bottom-0 start-0 px-1&quot; id=&quot;main-3-42-num-copies&quot;&gt;0&lt;/div&gt;&lt;button type=&quot;button&quot; class=&quot;btn btn-secondary btn-number btn-sm btn-pop position-absolute top-0 start-0&quot; data-type=&quot;minus&quot; data-deck=&quot;main&quot; data-id=&quot;3-42&quot;&gt;-&lt;/button&gt;&lt;button type=&quot;button&quot; class=&quot;btn btn-secondary btn-number btn-sm btn-push position-absolute top-0 end-0&quot; data-type=&quot;plus&quot; data-deck=&quot;main&quot; data-id=&quot;3-42&quot;&gt;+&lt;/button&gt;&lt;button type=&quot;button&quot; class=&quot;btn btn-secondary btn-number btn-sm btn-drop position-absolute bottom-0 end-0&quot; data-type=&quot;drop&quot; data-id=&quot;3-42&quot;&gt;v&lt;/button&gt;&lt;/div&gt;" calcext:value-type="string">
            <text:p>&lt;div class="container-card position-relative me-2 mb-2" id="main-3-42"&gt;&lt;img class="d-block" width="80" height="112" src="https://one-draw.jp/ijinden/cardlist/003/card/03_042.png" /&gt;&lt;div class="container-num-copies position-absolute bottom-0 start-0 px-1" id="main-3-42-num-copies"&gt;0&lt;/div&gt;&lt;button type="button" class="btn btn-secondary btn-number btn-sm btn-pop position-absolute top-0 start-0" data-type="minus" data-deck="main" data-id="3-42"&gt;-&lt;/button&gt;&lt;button type="button" class="btn btn-secondary btn-number btn-sm btn-push position-absolute top-0 end-0" data-type="plus" data-deck="main" data-id="3-42"&gt;+&lt;/button&gt;&lt;button type="button" class="btn btn-secondary btn-number btn-sm btn-drop position-absolute bottom-0 end-0" data-type="drop" data-id="3-42"&gt;v&lt;/button&gt;&lt;/div&gt;</text:p>
          </table:table-cell>
          <table:table-cell table:formula="of:=CONCATENATE([$HTML.$A$2];[.$B271];[$HTML.$B$2];[.$O271];[$HTML.$C$2];[.$B271];[$HTML.$D$2];[.$B271];[$HTML.$E$2];[.$B271];[$HTML.$F$2];[.$B271];[$HTML.$G$2])" office:value-type="string" office:string-value="&lt;div class=&quot;container-card position-relative me-2 mb-2&quot; id=&quot;side-3-42&quot;&gt;&lt;img class=&quot;d-block&quot; width=&quot;80&quot; height=&quot;112&quot; src=&quot;https://one-draw.jp/ijinden/cardlist/003/card/03_042.png&quot; /&gt;&lt;div class=&quot;container-num-copies position-absolute bottom-0 start-0 px-1&quot; id=&quot;side-3-42-num-copies&quot;&gt;0&lt;/div&gt;&lt;button type=&quot;button&quot; class=&quot;btn btn-secondary btn-number btn-sm btn-pop position-absolute top-0 start-0&quot; data-type=&quot;minus&quot; data-deck=&quot;side&quot; data-id=&quot;3-42&quot;&gt;-&lt;/button&gt;&lt;button type=&quot;button&quot; class=&quot;btn btn-secondary btn-number btn-sm btn-push position-absolute top-0 end-0&quot; data-type=&quot;plus&quot; data-deck=&quot;side&quot; data-id=&quot;3-42&quot;&gt;+&lt;/button&gt;&lt;button type=&quot;button&quot; class=&quot;btn btn-secondary btn-number btn-sm btn-raise position-absolute bottom-0 end-0&quot; data-type=&quot;raise&quot; data-id=&quot;3-42&quot;&gt;^&lt;/button&gt;&lt;/div&gt;" calcext:value-type="string">
            <text:p>&lt;div class="container-card position-relative me-2 mb-2" id="side-3-42"&gt;&lt;img class="d-block" width="80" height="112" src="https://one-draw.jp/ijinden/cardlist/003/card/03_042.png" /&gt;&lt;div class="container-num-copies position-absolute bottom-0 start-0 px-1" id="side-3-42-num-copies"&gt;0&lt;/div&gt;&lt;button type="button" class="btn btn-secondary btn-number btn-sm btn-pop position-absolute top-0 start-0" data-type="minus" data-deck="side" data-id="3-42"&gt;-&lt;/button&gt;&lt;button type="button" class="btn btn-secondary btn-number btn-sm btn-push position-absolute top-0 end-0" data-type="plus" data-deck="side" data-id="3-42"&gt;+&lt;/button&gt;&lt;button type="button" class="btn btn-secondary btn-number btn-sm btn-raise position-absolute bottom-0 end-0" data-type="raise" data-id="3-42"&gt;^&lt;/button&gt;&lt;/div&gt;</text:p>
          </table:table-cell>
          <table:table-cell table:formula="of:=CONCATENATE([$HTML.$A$3];[.F271];[$HTML.$B$3];[.H271];[$HTML.$C$3];[.J271];[$HTML.$D$3];[.N271];[$HTML.$E$3];[.B271];[$HTML.$F$3];[.D271];[$HTML.$G$3];[.B271];[$HTML.$H$3];[.B271];[$HTML.$I$3];[.B271];[$HTML.$J$3];[.B271];[$HTML.$K$3];[.B271];[$HTML.$L$3];[.B271];[$HTML.$M$3];[.B271];[$HTML.$N$3];[.B271];[$HTML.$O$3])" office:value-type="string" office:string-value="&lt;tr data-expansion=&quot;35&quot; data-type=&quot;1&quot; data-color=&quot;16&quot; data-term=&quot;2&quot;&gt;&lt;td&gt;3-42&lt;/td&gt;&lt;td&gt;ルイス・キャロル&lt;/td&gt;&lt;td&gt;&lt;div class=&quot;input-group&quot;&gt;&lt;button type=&quot;button&quot; class=&quot;btn btn-outline-secondary btn-number&quot; data-type=&quot;minus&quot; data-deck=&quot;main&quot; data-id=&quot;3-42&quot; disabled&gt;-&lt;/button&gt;&lt;input type=&quot;text&quot; class=&quot;form-control input-number&quot; name=&quot;table-main-3-42-num-copies&quot; data-deck=&quot;main&quot; data-id=&quot;3-42&quot; value=&quot;0&quot; min=&quot;0&quot; readonly /&gt;&lt;button type=&quot;button&quot; class=&quot;btn btn-outline-secondary btn-number&quot; data-type=&quot;plus&quot; data-deck=&quot;main&quot; data-id=&quot;3-42&quot;&gt;+&lt;/button&gt;&lt;/div&gt;&lt;/td&gt;&lt;td&gt;&lt;div class=&quot;input-group&quot;&gt;&lt;button type=&quot;button&quot; class=&quot;btn btn-outline-secondary btn-number&quot; data-type=&quot;minus&quot; data-deck=&quot;side&quot; data-id=&quot;3-42&quot; disabled&gt;-&lt;/button&gt;&lt;input type=&quot;text&quot; class=&quot;form-control input-number&quot; name=&quot;table-side-3-42-num-copies&quot; data-deck=&quot;side&quot; data-id=&quot;3-42&quot; value=&quot;0&quot; min=&quot;0&quot; readonly /&gt;&lt;button type=&quot;button&quot; class=&quot;btn btn-outline-secondary btn-number&quot; data-type=&quot;plus&quot; data-deck=&quot;side&quot; data-id=&quot;3-42&quot;&gt;+&lt;/button&gt;&lt;/div&gt;&lt;/td&gt;&lt;/tr&gt;" calcext:value-type="string">
            <text:p>&lt;tr data-expansion="35" data-type="1" data-color="16" data-term="2"&gt;&lt;td&gt;3-42&lt;/td&gt;&lt;td&gt;ルイス・キャロル&lt;/td&gt;&lt;td&gt;&lt;div class="input-group"&gt;&lt;button type="button" class="btn btn-outline-secondary btn-number" data-type="minus" data-deck="main" data-id="3-42" disabled&gt;-&lt;/button&gt;&lt;input type="text" class="form-control input-number" name="table-main-3-42-num-copies" data-deck="main" data-id="3-42" value="0" min="0" readonly /&gt;&lt;button type="button" class="btn btn-outline-secondary btn-number" data-type="plus" data-deck="main" data-id="3-42"&gt;+&lt;/button&gt;&lt;/div&gt;&lt;/td&gt;&lt;td&gt;&lt;div class="input-group"&gt;&lt;button type="button" class="btn btn-outline-secondary btn-number" data-type="minus" data-deck="side" data-id="3-42" disabled&gt;-&lt;/button&gt;&lt;input type="text" class="form-control input-number" name="table-side-3-42-num-copies" data-deck="side" data-id="3-42" value="0" min="0" readonly /&gt;&lt;button type="button" class="btn btn-outline-secondary btn-number" data-type="plus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O272];[$HTML.$C$1];[.$B272];[$HTML.$D$1];[.$B272];[$HTML.$E$1];[.$B272];[$HTML.$F$1];[.$B272];[$HTML.$G$1])" office:value-type="string" office:string-value="&lt;div class=&quot;container-card position-relative me-2 mb-2&quot; id=&quot;main-3-43&quot;&gt;&lt;img class=&quot;d-block&quot; width=&quot;80&quot; height=&quot;112&quot; src=&quot;https://one-draw.jp/ijinden/cardlist/003/card/03_043.png&quot; /&gt;&lt;div class=&quot;container-num-copies position-absolute bottom-0 start-0 px-1&quot; id=&quot;main-3-43-num-copies&quot;&gt;0&lt;/div&gt;&lt;button type=&quot;button&quot; class=&quot;btn btn-secondary btn-number btn-sm btn-pop position-absolute top-0 start-0&quot; data-type=&quot;minus&quot; data-deck=&quot;main&quot; data-id=&quot;3-43&quot;&gt;-&lt;/button&gt;&lt;button type=&quot;button&quot; class=&quot;btn btn-secondary btn-number btn-sm btn-push position-absolute top-0 end-0&quot; data-type=&quot;plus&quot; data-deck=&quot;main&quot; data-id=&quot;3-43&quot;&gt;+&lt;/button&gt;&lt;button type=&quot;button&quot; class=&quot;btn btn-secondary btn-number btn-sm btn-drop position-absolute bottom-0 end-0&quot; data-type=&quot;drop&quot; data-id=&quot;3-43&quot;&gt;v&lt;/button&gt;&lt;/div&gt;" calcext:value-type="string">
            <text:p>&lt;div class="container-card position-relative me-2 mb-2" id="main-3-43"&gt;&lt;img class="d-block" width="80" height="112" src="https://one-draw.jp/ijinden/cardlist/003/card/03_043.png" /&gt;&lt;div class="container-num-copies position-absolute bottom-0 start-0 px-1" id="main-3-43-num-copies"&gt;0&lt;/div&gt;&lt;button type="button" class="btn btn-secondary btn-number btn-sm btn-pop position-absolute top-0 start-0" data-type="minus" data-deck="main" data-id="3-43"&gt;-&lt;/button&gt;&lt;button type="button" class="btn btn-secondary btn-number btn-sm btn-push position-absolute top-0 end-0" data-type="plus" data-deck="main" data-id="3-43"&gt;+&lt;/button&gt;&lt;button type="button" class="btn btn-secondary btn-number btn-sm btn-drop position-absolute bottom-0 end-0" data-type="drop" data-id="3-43"&gt;v&lt;/button&gt;&lt;/div&gt;</text:p>
          </table:table-cell>
          <table:table-cell table:formula="of:=CONCATENATE([$HTML.$A$2];[.$B272];[$HTML.$B$2];[.$O272];[$HTML.$C$2];[.$B272];[$HTML.$D$2];[.$B272];[$HTML.$E$2];[.$B272];[$HTML.$F$2];[.$B272];[$HTML.$G$2])" office:value-type="string" office:string-value="&lt;div class=&quot;container-card position-relative me-2 mb-2&quot; id=&quot;side-3-43&quot;&gt;&lt;img class=&quot;d-block&quot; width=&quot;80&quot; height=&quot;112&quot; src=&quot;https://one-draw.jp/ijinden/cardlist/003/card/03_043.png&quot; /&gt;&lt;div class=&quot;container-num-copies position-absolute bottom-0 start-0 px-1&quot; id=&quot;side-3-43-num-copies&quot;&gt;0&lt;/div&gt;&lt;button type=&quot;button&quot; class=&quot;btn btn-secondary btn-number btn-sm btn-pop position-absolute top-0 start-0&quot; data-type=&quot;minus&quot; data-deck=&quot;side&quot; data-id=&quot;3-43&quot;&gt;-&lt;/button&gt;&lt;button type=&quot;button&quot; class=&quot;btn btn-secondary btn-number btn-sm btn-push position-absolute top-0 end-0&quot; data-type=&quot;plus&quot; data-deck=&quot;side&quot; data-id=&quot;3-43&quot;&gt;+&lt;/button&gt;&lt;button type=&quot;button&quot; class=&quot;btn btn-secondary btn-number btn-sm btn-raise position-absolute bottom-0 end-0&quot; data-type=&quot;raise&quot; data-id=&quot;3-43&quot;&gt;^&lt;/button&gt;&lt;/div&gt;" calcext:value-type="string">
            <text:p>&lt;div class="container-card position-relative me-2 mb-2" id="side-3-43"&gt;&lt;img class="d-block" width="80" height="112" src="https://one-draw.jp/ijinden/cardlist/003/card/03_043.png" /&gt;&lt;div class="container-num-copies position-absolute bottom-0 start-0 px-1" id="side-3-43-num-copies"&gt;0&lt;/div&gt;&lt;button type="button" class="btn btn-secondary btn-number btn-sm btn-pop position-absolute top-0 start-0" data-type="minus" data-deck="side" data-id="3-43"&gt;-&lt;/button&gt;&lt;button type="button" class="btn btn-secondary btn-number btn-sm btn-push position-absolute top-0 end-0" data-type="plus" data-deck="side" data-id="3-43"&gt;+&lt;/button&gt;&lt;button type="button" class="btn btn-secondary btn-number btn-sm btn-raise position-absolute bottom-0 end-0" data-type="raise" data-id="3-43"&gt;^&lt;/button&gt;&lt;/div&gt;</text:p>
          </table:table-cell>
          <table:table-cell table:formula="of:=CONCATENATE([$HTML.$A$3];[.F272];[$HTML.$B$3];[.H272];[$HTML.$C$3];[.J272];[$HTML.$D$3];[.N272];[$HTML.$E$3];[.B272];[$HTML.$F$3];[.D272];[$HTML.$G$3];[.B272];[$HTML.$H$3];[.B272];[$HTML.$I$3];[.B272];[$HTML.$J$3];[.B272];[$HTML.$K$3];[.B272];[$HTML.$L$3];[.B272];[$HTML.$M$3];[.B272];[$HTML.$N$3];[.B272];[$HTML.$O$3])" office:value-type="string" office:string-value="&lt;tr data-expansion=&quot;35&quot; data-type=&quot;1&quot; data-color=&quot;32&quot; data-term=&quot;0&quot;&gt;&lt;td&gt;3-43&lt;/td&gt;&lt;td&gt;芹沢鴨&lt;/td&gt;&lt;td&gt;&lt;div class=&quot;input-group&quot;&gt;&lt;button type=&quot;button&quot; class=&quot;btn btn-outline-secondary btn-number&quot; data-type=&quot;minus&quot; data-deck=&quot;main&quot; data-id=&quot;3-43&quot; disabled&gt;-&lt;/button&gt;&lt;input type=&quot;text&quot; class=&quot;form-control input-number&quot; name=&quot;table-main-3-43-num-copies&quot; data-deck=&quot;main&quot; data-id=&quot;3-43&quot; value=&quot;0&quot; min=&quot;0&quot; readonly /&gt;&lt;button type=&quot;button&quot; class=&quot;btn btn-outline-secondary btn-number&quot; data-type=&quot;plus&quot; data-deck=&quot;main&quot; data-id=&quot;3-43&quot;&gt;+&lt;/button&gt;&lt;/div&gt;&lt;/td&gt;&lt;td&gt;&lt;div class=&quot;input-group&quot;&gt;&lt;button type=&quot;button&quot; class=&quot;btn btn-outline-secondary btn-number&quot; data-type=&quot;minus&quot; data-deck=&quot;side&quot; data-id=&quot;3-43&quot; disabled&gt;-&lt;/button&gt;&lt;input type=&quot;text&quot; class=&quot;form-control input-number&quot; name=&quot;table-side-3-43-num-copies&quot; data-deck=&quot;side&quot; data-id=&quot;3-43&quot; value=&quot;0&quot; min=&quot;0&quot; readonly /&gt;&lt;button type=&quot;button&quot; class=&quot;btn btn-outline-secondary btn-number&quot; data-type=&quot;plus&quot; data-deck=&quot;side&quot; data-id=&quot;3-43&quot;&gt;+&lt;/button&gt;&lt;/div&gt;&lt;/td&gt;&lt;/tr&gt;" calcext:value-type="string">
            <text:p>&lt;tr data-expansion="35" data-type="1" data-color="32" data-term="0"&gt;&lt;td&gt;3-43&lt;/td&gt;&lt;td&gt;芹沢鴨&lt;/td&gt;&lt;td&gt;&lt;div class="input-group"&gt;&lt;button type="button" class="btn btn-outline-secondary btn-number" data-type="minus" data-deck="main" data-id="3-43" disabled&gt;-&lt;/button&gt;&lt;input type="text" class="form-control input-number" name="table-main-3-43-num-copies" data-deck="main" data-id="3-43" value="0" min="0" readonly /&gt;&lt;button type="button" class="btn btn-outline-secondary btn-number" data-type="plus" data-deck="main" data-id="3-43"&gt;+&lt;/button&gt;&lt;/div&gt;&lt;/td&gt;&lt;td&gt;&lt;div class="input-group"&gt;&lt;button type="button" class="btn btn-outline-secondary btn-number" data-type="minus" data-deck="side" data-id="3-43" disabled&gt;-&lt;/button&gt;&lt;input type="text" class="form-control input-number" name="table-side-3-43-num-copies" data-deck="side" data-id="3-43" value="0" min="0" readonly /&gt;&lt;button type="button" class="btn btn-outline-secondary btn-number" data-type="plus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O273];[$HTML.$C$1];[.$B273];[$HTML.$D$1];[.$B273];[$HTML.$E$1];[.$B273];[$HTML.$F$1];[.$B273];[$HTML.$G$1])" office:value-type="string" office:string-value="&lt;div class=&quot;container-card position-relative me-2 mb-2&quot; id=&quot;main-3-44&quot;&gt;&lt;img class=&quot;d-block&quot; width=&quot;80&quot; height=&quot;112&quot; src=&quot;https://one-draw.jp/ijinden/cardlist/003/card/03_044.png&quot; /&gt;&lt;div class=&quot;container-num-copies position-absolute bottom-0 start-0 px-1&quot; id=&quot;main-3-44-num-copies&quot;&gt;0&lt;/div&gt;&lt;button type=&quot;button&quot; class=&quot;btn btn-secondary btn-number btn-sm btn-pop position-absolute top-0 start-0&quot; data-type=&quot;minus&quot; data-deck=&quot;main&quot; data-id=&quot;3-44&quot;&gt;-&lt;/button&gt;&lt;button type=&quot;button&quot; class=&quot;btn btn-secondary btn-number btn-sm btn-push position-absolute top-0 end-0&quot; data-type=&quot;plus&quot; data-deck=&quot;main&quot; data-id=&quot;3-44&quot;&gt;+&lt;/button&gt;&lt;button type=&quot;button&quot; class=&quot;btn btn-secondary btn-number btn-sm btn-drop position-absolute bottom-0 end-0&quot; data-type=&quot;drop&quot; data-id=&quot;3-44&quot;&gt;v&lt;/button&gt;&lt;/div&gt;" calcext:value-type="string">
            <text:p>&lt;div class="container-card position-relative me-2 mb-2" id="main-3-44"&gt;&lt;img class="d-block" width="80" height="112" src="https://one-draw.jp/ijinden/cardlist/003/card/03_044.png" /&gt;&lt;div class="container-num-copies position-absolute bottom-0 start-0 px-1" id="main-3-44-num-copies"&gt;0&lt;/div&gt;&lt;button type="button" class="btn btn-secondary btn-number btn-sm btn-pop position-absolute top-0 start-0" data-type="minus" data-deck="main" data-id="3-44"&gt;-&lt;/button&gt;&lt;button type="button" class="btn btn-secondary btn-number btn-sm btn-push position-absolute top-0 end-0" data-type="plus" data-deck="main" data-id="3-44"&gt;+&lt;/button&gt;&lt;button type="button" class="btn btn-secondary btn-number btn-sm btn-drop position-absolute bottom-0 end-0" data-type="drop" data-id="3-44"&gt;v&lt;/button&gt;&lt;/div&gt;</text:p>
          </table:table-cell>
          <table:table-cell table:formula="of:=CONCATENATE([$HTML.$A$2];[.$B273];[$HTML.$B$2];[.$O273];[$HTML.$C$2];[.$B273];[$HTML.$D$2];[.$B273];[$HTML.$E$2];[.$B273];[$HTML.$F$2];[.$B273];[$HTML.$G$2])" office:value-type="string" office:string-value="&lt;div class=&quot;container-card position-relative me-2 mb-2&quot; id=&quot;side-3-44&quot;&gt;&lt;img class=&quot;d-block&quot; width=&quot;80&quot; height=&quot;112&quot; src=&quot;https://one-draw.jp/ijinden/cardlist/003/card/03_044.png&quot; /&gt;&lt;div class=&quot;container-num-copies position-absolute bottom-0 start-0 px-1&quot; id=&quot;side-3-44-num-copies&quot;&gt;0&lt;/div&gt;&lt;button type=&quot;button&quot; class=&quot;btn btn-secondary btn-number btn-sm btn-pop position-absolute top-0 start-0&quot; data-type=&quot;minus&quot; data-deck=&quot;side&quot; data-id=&quot;3-44&quot;&gt;-&lt;/button&gt;&lt;button type=&quot;button&quot; class=&quot;btn btn-secondary btn-number btn-sm btn-push position-absolute top-0 end-0&quot; data-type=&quot;plus&quot; data-deck=&quot;side&quot; data-id=&quot;3-44&quot;&gt;+&lt;/button&gt;&lt;button type=&quot;button&quot; class=&quot;btn btn-secondary btn-number btn-sm btn-raise position-absolute bottom-0 end-0&quot; data-type=&quot;raise&quot; data-id=&quot;3-44&quot;&gt;^&lt;/button&gt;&lt;/div&gt;" calcext:value-type="string">
            <text:p>&lt;div class="container-card position-relative me-2 mb-2" id="side-3-44"&gt;&lt;img class="d-block" width="80" height="112" src="https://one-draw.jp/ijinden/cardlist/003/card/03_044.png" /&gt;&lt;div class="container-num-copies position-absolute bottom-0 start-0 px-1" id="side-3-44-num-copies"&gt;0&lt;/div&gt;&lt;button type="button" class="btn btn-secondary btn-number btn-sm btn-pop position-absolute top-0 start-0" data-type="minus" data-deck="side" data-id="3-44"&gt;-&lt;/button&gt;&lt;button type="button" class="btn btn-secondary btn-number btn-sm btn-push position-absolute top-0 end-0" data-type="plus" data-deck="side" data-id="3-44"&gt;+&lt;/button&gt;&lt;button type="button" class="btn btn-secondary btn-number btn-sm btn-raise position-absolute bottom-0 end-0" data-type="raise" data-id="3-44"&gt;^&lt;/button&gt;&lt;/div&gt;</text:p>
          </table:table-cell>
          <table:table-cell table:formula="of:=CONCATENATE([$HTML.$A$3];[.F273];[$HTML.$B$3];[.H273];[$HTML.$C$3];[.J273];[$HTML.$D$3];[.N273];[$HTML.$E$3];[.B273];[$HTML.$F$3];[.D273];[$HTML.$G$3];[.B273];[$HTML.$H$3];[.B273];[$HTML.$I$3];[.B273];[$HTML.$J$3];[.B273];[$HTML.$K$3];[.B273];[$HTML.$L$3];[.B273];[$HTML.$M$3];[.B273];[$HTML.$N$3];[.B273];[$HTML.$O$3])" office:value-type="string" office:string-value="&lt;tr data-expansion=&quot;35&quot; data-type=&quot;1&quot; data-color=&quot;32&quot; data-term=&quot;0&quot;&gt;&lt;td&gt;3-44&lt;/td&gt;&lt;td&gt;本居宣長&lt;/td&gt;&lt;td&gt;&lt;div class=&quot;input-group&quot;&gt;&lt;button type=&quot;button&quot; class=&quot;btn btn-outline-secondary btn-number&quot; data-type=&quot;minus&quot; data-deck=&quot;main&quot; data-id=&quot;3-44&quot; disabled&gt;-&lt;/button&gt;&lt;input type=&quot;text&quot; class=&quot;form-control input-number&quot; name=&quot;table-main-3-44-num-copies&quot; data-deck=&quot;main&quot; data-id=&quot;3-44&quot; value=&quot;0&quot; min=&quot;0&quot; readonly /&gt;&lt;button type=&quot;button&quot; class=&quot;btn btn-outline-secondary btn-number&quot; data-type=&quot;plus&quot; data-deck=&quot;main&quot; data-id=&quot;3-44&quot;&gt;+&lt;/button&gt;&lt;/div&gt;&lt;/td&gt;&lt;td&gt;&lt;div class=&quot;input-group&quot;&gt;&lt;button type=&quot;button&quot; class=&quot;btn btn-outline-secondary btn-number&quot; data-type=&quot;minus&quot; data-deck=&quot;side&quot; data-id=&quot;3-44&quot; disabled&gt;-&lt;/button&gt;&lt;input type=&quot;text&quot; class=&quot;form-control input-number&quot; name=&quot;table-side-3-44-num-copies&quot; data-deck=&quot;side&quot; data-id=&quot;3-44&quot; value=&quot;0&quot; min=&quot;0&quot; readonly /&gt;&lt;button type=&quot;button&quot; class=&quot;btn btn-outline-secondary btn-number&quot; data-type=&quot;plus&quot; data-deck=&quot;side&quot; data-id=&quot;3-44&quot;&gt;+&lt;/button&gt;&lt;/div&gt;&lt;/td&gt;&lt;/tr&gt;" calcext:value-type="string">
            <text:p>&lt;tr data-expansion="35" data-type="1" data-color="32" data-term="0"&gt;&lt;td&gt;3-44&lt;/td&gt;&lt;td&gt;本居宣長&lt;/td&gt;&lt;td&gt;&lt;div class="input-group"&gt;&lt;button type="button" class="btn btn-outline-secondary btn-number" data-type="minus" data-deck="main" data-id="3-44" disabled&gt;-&lt;/button&gt;&lt;input type="text" class="form-control input-number" name="table-main-3-44-num-copies" data-deck="main" data-id="3-44" value="0" min="0" readonly /&gt;&lt;button type="button" class="btn btn-outline-secondary btn-number" data-type="plus" data-deck="main" data-id="3-44"&gt;+&lt;/button&gt;&lt;/div&gt;&lt;/td&gt;&lt;td&gt;&lt;div class="input-group"&gt;&lt;button type="button" class="btn btn-outline-secondary btn-number" data-type="minus" data-deck="side" data-id="3-44" disabled&gt;-&lt;/button&gt;&lt;input type="text" class="form-control input-number" name="table-side-3-44-num-copies" data-deck="side" data-id="3-44" value="0" min="0" readonly /&gt;&lt;button type="button" class="btn btn-outline-secondary btn-number" data-type="plus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O274];[$HTML.$C$1];[.$B274];[$HTML.$D$1];[.$B274];[$HTML.$E$1];[.$B274];[$HTML.$F$1];[.$B274];[$HTML.$G$1])" office:value-type="string" office:string-value="&lt;div class=&quot;container-card position-relative me-2 mb-2&quot; id=&quot;main-3-45&quot;&gt;&lt;img class=&quot;d-block&quot; width=&quot;80&quot; height=&quot;112&quot; src=&quot;https://one-draw.jp/ijinden/cardlist/003/card/03_045.png&quot; /&gt;&lt;div class=&quot;container-num-copies position-absolute bottom-0 start-0 px-1&quot; id=&quot;main-3-45-num-copies&quot;&gt;0&lt;/div&gt;&lt;button type=&quot;button&quot; class=&quot;btn btn-secondary btn-number btn-sm btn-pop position-absolute top-0 start-0&quot; data-type=&quot;minus&quot; data-deck=&quot;main&quot; data-id=&quot;3-45&quot;&gt;-&lt;/button&gt;&lt;button type=&quot;button&quot; class=&quot;btn btn-secondary btn-number btn-sm btn-push position-absolute top-0 end-0&quot; data-type=&quot;plus&quot; data-deck=&quot;main&quot; data-id=&quot;3-45&quot;&gt;+&lt;/button&gt;&lt;button type=&quot;button&quot; class=&quot;btn btn-secondary btn-number btn-sm btn-drop position-absolute bottom-0 end-0&quot; data-type=&quot;drop&quot; data-id=&quot;3-45&quot;&gt;v&lt;/button&gt;&lt;/div&gt;" calcext:value-type="string">
            <text:p>&lt;div class="container-card position-relative me-2 mb-2" id="main-3-45"&gt;&lt;img class="d-block" width="80" height="112" src="https://one-draw.jp/ijinden/cardlist/003/card/03_045.png" /&gt;&lt;div class="container-num-copies position-absolute bottom-0 start-0 px-1" id="main-3-45-num-copies"&gt;0&lt;/div&gt;&lt;button type="button" class="btn btn-secondary btn-number btn-sm btn-pop position-absolute top-0 start-0" data-type="minus" data-deck="main" data-id="3-45"&gt;-&lt;/button&gt;&lt;button type="button" class="btn btn-secondary btn-number btn-sm btn-push position-absolute top-0 end-0" data-type="plus" data-deck="main" data-id="3-45"&gt;+&lt;/button&gt;&lt;button type="button" class="btn btn-secondary btn-number btn-sm btn-drop position-absolute bottom-0 end-0" data-type="drop" data-id="3-45"&gt;v&lt;/button&gt;&lt;/div&gt;</text:p>
          </table:table-cell>
          <table:table-cell table:formula="of:=CONCATENATE([$HTML.$A$2];[.$B274];[$HTML.$B$2];[.$O274];[$HTML.$C$2];[.$B274];[$HTML.$D$2];[.$B274];[$HTML.$E$2];[.$B274];[$HTML.$F$2];[.$B274];[$HTML.$G$2])" office:value-type="string" office:string-value="&lt;div class=&quot;container-card position-relative me-2 mb-2&quot; id=&quot;side-3-45&quot;&gt;&lt;img class=&quot;d-block&quot; width=&quot;80&quot; height=&quot;112&quot; src=&quot;https://one-draw.jp/ijinden/cardlist/003/card/03_045.png&quot; /&gt;&lt;div class=&quot;container-num-copies position-absolute bottom-0 start-0 px-1&quot; id=&quot;side-3-45-num-copies&quot;&gt;0&lt;/div&gt;&lt;button type=&quot;button&quot; class=&quot;btn btn-secondary btn-number btn-sm btn-pop position-absolute top-0 start-0&quot; data-type=&quot;minus&quot; data-deck=&quot;side&quot; data-id=&quot;3-45&quot;&gt;-&lt;/button&gt;&lt;button type=&quot;button&quot; class=&quot;btn btn-secondary btn-number btn-sm btn-push position-absolute top-0 end-0&quot; data-type=&quot;plus&quot; data-deck=&quot;side&quot; data-id=&quot;3-45&quot;&gt;+&lt;/button&gt;&lt;button type=&quot;button&quot; class=&quot;btn btn-secondary btn-number btn-sm btn-raise position-absolute bottom-0 end-0&quot; data-type=&quot;raise&quot; data-id=&quot;3-45&quot;&gt;^&lt;/button&gt;&lt;/div&gt;" calcext:value-type="string">
            <text:p>&lt;div class="container-card position-relative me-2 mb-2" id="side-3-45"&gt;&lt;img class="d-block" width="80" height="112" src="https://one-draw.jp/ijinden/cardlist/003/card/03_045.png" /&gt;&lt;div class="container-num-copies position-absolute bottom-0 start-0 px-1" id="side-3-45-num-copies"&gt;0&lt;/div&gt;&lt;button type="button" class="btn btn-secondary btn-number btn-sm btn-pop position-absolute top-0 start-0" data-type="minus" data-deck="side" data-id="3-45"&gt;-&lt;/button&gt;&lt;button type="button" class="btn btn-secondary btn-number btn-sm btn-push position-absolute top-0 end-0" data-type="plus" data-deck="side" data-id="3-45"&gt;+&lt;/button&gt;&lt;button type="button" class="btn btn-secondary btn-number btn-sm btn-raise position-absolute bottom-0 end-0" data-type="raise" data-id="3-45"&gt;^&lt;/button&gt;&lt;/div&gt;</text:p>
          </table:table-cell>
          <table:table-cell table:formula="of:=CONCATENATE([$HTML.$A$3];[.F274];[$HTML.$B$3];[.H274];[$HTML.$C$3];[.J274];[$HTML.$D$3];[.N274];[$HTML.$E$3];[.B274];[$HTML.$F$3];[.D274];[$HTML.$G$3];[.B274];[$HTML.$H$3];[.B274];[$HTML.$I$3];[.B274];[$HTML.$J$3];[.B274];[$HTML.$K$3];[.B274];[$HTML.$L$3];[.B274];[$HTML.$M$3];[.B274];[$HTML.$N$3];[.B274];[$HTML.$O$3])" office:value-type="string" office:string-value="&lt;tr data-expansion=&quot;35&quot; data-type=&quot;1&quot; data-color=&quot;32&quot; data-term=&quot;0&quot;&gt;&lt;td&gt;3-45&lt;/td&gt;&lt;td&gt;坂本龍馬&lt;/td&gt;&lt;td&gt;&lt;div class=&quot;input-group&quot;&gt;&lt;button type=&quot;button&quot; class=&quot;btn btn-outline-secondary btn-number&quot; data-type=&quot;minus&quot; data-deck=&quot;main&quot; data-id=&quot;3-45&quot; disabled&gt;-&lt;/button&gt;&lt;input type=&quot;text&quot; class=&quot;form-control input-number&quot; name=&quot;table-main-3-45-num-copies&quot; data-deck=&quot;main&quot; data-id=&quot;3-45&quot; value=&quot;0&quot; min=&quot;0&quot; readonly /&gt;&lt;button type=&quot;button&quot; class=&quot;btn btn-outline-secondary btn-number&quot; data-type=&quot;plus&quot; data-deck=&quot;main&quot; data-id=&quot;3-45&quot;&gt;+&lt;/button&gt;&lt;/div&gt;&lt;/td&gt;&lt;td&gt;&lt;div class=&quot;input-group&quot;&gt;&lt;button type=&quot;button&quot; class=&quot;btn btn-outline-secondary btn-number&quot; data-type=&quot;minus&quot; data-deck=&quot;side&quot; data-id=&quot;3-45&quot; disabled&gt;-&lt;/button&gt;&lt;input type=&quot;text&quot; class=&quot;form-control input-number&quot; name=&quot;table-side-3-45-num-copies&quot; data-deck=&quot;side&quot; data-id=&quot;3-45&quot; value=&quot;0&quot; min=&quot;0&quot; readonly /&gt;&lt;button type=&quot;button&quot; class=&quot;btn btn-outline-secondary btn-number&quot; data-type=&quot;plus&quot; data-deck=&quot;side&quot; data-id=&quot;3-45&quot;&gt;+&lt;/button&gt;&lt;/div&gt;&lt;/td&gt;&lt;/tr&gt;" calcext:value-type="string">
            <text:p>&lt;tr data-expansion="35" data-type="1" data-color="32" data-term="0"&gt;&lt;td&gt;3-45&lt;/td&gt;&lt;td&gt;坂本龍馬&lt;/td&gt;&lt;td&gt;&lt;div class="input-group"&gt;&lt;button type="button" class="btn btn-outline-secondary btn-number" data-type="minus" data-deck="main" data-id="3-45" disabled&gt;-&lt;/button&gt;&lt;input type="text" class="form-control input-number" name="table-main-3-45-num-copies" data-deck="main" data-id="3-45" value="0" min="0" readonly /&gt;&lt;button type="button" class="btn btn-outline-secondary btn-number" data-type="plus" data-deck="main" data-id="3-45"&gt;+&lt;/button&gt;&lt;/div&gt;&lt;/td&gt;&lt;td&gt;&lt;div class="input-group"&gt;&lt;button type="button" class="btn btn-outline-secondary btn-number" data-type="minus" data-deck="side" data-id="3-45" disabled&gt;-&lt;/button&gt;&lt;input type="text" class="form-control input-number" name="table-side-3-45-num-copies" data-deck="side" data-id="3-45" value="0" min="0" readonly /&gt;&lt;button type="button" class="btn btn-outline-secondary btn-number" data-type="plus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O275];[$HTML.$C$1];[.$B275];[$HTML.$D$1];[.$B275];[$HTML.$E$1];[.$B275];[$HTML.$F$1];[.$B275];[$HTML.$G$1])" office:value-type="string" office:string-value="&lt;div class=&quot;container-card position-relative me-2 mb-2&quot; id=&quot;main-3-46&quot;&gt;&lt;img class=&quot;d-block&quot; width=&quot;80&quot; height=&quot;112&quot; src=&quot;https://one-draw.jp/ijinden/cardlist/003/card/03_046.png&quot; /&gt;&lt;div class=&quot;container-num-copies position-absolute bottom-0 start-0 px-1&quot; id=&quot;main-3-46-num-copies&quot;&gt;0&lt;/div&gt;&lt;button type=&quot;button&quot; class=&quot;btn btn-secondary btn-number btn-sm btn-pop position-absolute top-0 start-0&quot; data-type=&quot;minus&quot; data-deck=&quot;main&quot; data-id=&quot;3-46&quot;&gt;-&lt;/button&gt;&lt;button type=&quot;button&quot; class=&quot;btn btn-secondary btn-number btn-sm btn-push position-absolute top-0 end-0&quot; data-type=&quot;plus&quot; data-deck=&quot;main&quot; data-id=&quot;3-46&quot;&gt;+&lt;/button&gt;&lt;button type=&quot;button&quot; class=&quot;btn btn-secondary btn-number btn-sm btn-drop position-absolute bottom-0 end-0&quot; data-type=&quot;drop&quot; data-id=&quot;3-46&quot;&gt;v&lt;/button&gt;&lt;/div&gt;" calcext:value-type="string">
            <text:p>&lt;div class="container-card position-relative me-2 mb-2" id="main-3-46"&gt;&lt;img class="d-block" width="80" height="112" src="https://one-draw.jp/ijinden/cardlist/003/card/03_046.png" /&gt;&lt;div class="container-num-copies position-absolute bottom-0 start-0 px-1" id="main-3-46-num-copies"&gt;0&lt;/div&gt;&lt;button type="button" class="btn btn-secondary btn-number btn-sm btn-pop position-absolute top-0 start-0" data-type="minus" data-deck="main" data-id="3-46"&gt;-&lt;/button&gt;&lt;button type="button" class="btn btn-secondary btn-number btn-sm btn-push position-absolute top-0 end-0" data-type="plus" data-deck="main" data-id="3-46"&gt;+&lt;/button&gt;&lt;button type="button" class="btn btn-secondary btn-number btn-sm btn-drop position-absolute bottom-0 end-0" data-type="drop" data-id="3-46"&gt;v&lt;/button&gt;&lt;/div&gt;</text:p>
          </table:table-cell>
          <table:table-cell table:formula="of:=CONCATENATE([$HTML.$A$2];[.$B275];[$HTML.$B$2];[.$O275];[$HTML.$C$2];[.$B275];[$HTML.$D$2];[.$B275];[$HTML.$E$2];[.$B275];[$HTML.$F$2];[.$B275];[$HTML.$G$2])" office:value-type="string" office:string-value="&lt;div class=&quot;container-card position-relative me-2 mb-2&quot; id=&quot;side-3-46&quot;&gt;&lt;img class=&quot;d-block&quot; width=&quot;80&quot; height=&quot;112&quot; src=&quot;https://one-draw.jp/ijinden/cardlist/003/card/03_046.png&quot; /&gt;&lt;div class=&quot;container-num-copies position-absolute bottom-0 start-0 px-1&quot; id=&quot;side-3-46-num-copies&quot;&gt;0&lt;/div&gt;&lt;button type=&quot;button&quot; class=&quot;btn btn-secondary btn-number btn-sm btn-pop position-absolute top-0 start-0&quot; data-type=&quot;minus&quot; data-deck=&quot;side&quot; data-id=&quot;3-46&quot;&gt;-&lt;/button&gt;&lt;button type=&quot;button&quot; class=&quot;btn btn-secondary btn-number btn-sm btn-push position-absolute top-0 end-0&quot; data-type=&quot;plus&quot; data-deck=&quot;side&quot; data-id=&quot;3-46&quot;&gt;+&lt;/button&gt;&lt;button type=&quot;button&quot; class=&quot;btn btn-secondary btn-number btn-sm btn-raise position-absolute bottom-0 end-0&quot; data-type=&quot;raise&quot; data-id=&quot;3-46&quot;&gt;^&lt;/button&gt;&lt;/div&gt;" calcext:value-type="string">
            <text:p>&lt;div class="container-card position-relative me-2 mb-2" id="side-3-46"&gt;&lt;img class="d-block" width="80" height="112" src="https://one-draw.jp/ijinden/cardlist/003/card/03_046.png" /&gt;&lt;div class="container-num-copies position-absolute bottom-0 start-0 px-1" id="side-3-46-num-copies"&gt;0&lt;/div&gt;&lt;button type="button" class="btn btn-secondary btn-number btn-sm btn-pop position-absolute top-0 start-0" data-type="minus" data-deck="side" data-id="3-46"&gt;-&lt;/button&gt;&lt;button type="button" class="btn btn-secondary btn-number btn-sm btn-push position-absolute top-0 end-0" data-type="plus" data-deck="side" data-id="3-46"&gt;+&lt;/button&gt;&lt;button type="button" class="btn btn-secondary btn-number btn-sm btn-raise position-absolute bottom-0 end-0" data-type="raise" data-id="3-46"&gt;^&lt;/button&gt;&lt;/div&gt;</text:p>
          </table:table-cell>
          <table:table-cell table:formula="of:=CONCATENATE([$HTML.$A$3];[.F275];[$HTML.$B$3];[.H275];[$HTML.$C$3];[.J275];[$HTML.$D$3];[.N275];[$HTML.$E$3];[.B275];[$HTML.$F$3];[.D275];[$HTML.$G$3];[.B275];[$HTML.$H$3];[.B275];[$HTML.$I$3];[.B275];[$HTML.$J$3];[.B275];[$HTML.$K$3];[.B275];[$HTML.$L$3];[.B275];[$HTML.$M$3];[.B275];[$HTML.$N$3];[.B275];[$HTML.$O$3])" office:value-type="string" office:string-value="&lt;tr data-expansion=&quot;35&quot; data-type=&quot;1&quot; data-color=&quot;32&quot; data-term=&quot;0&quot;&gt;&lt;td&gt;3-46&lt;/td&gt;&lt;td&gt;近藤勇&lt;/td&gt;&lt;td&gt;&lt;div class=&quot;input-group&quot;&gt;&lt;button type=&quot;button&quot; class=&quot;btn btn-outline-secondary btn-number&quot; data-type=&quot;minus&quot; data-deck=&quot;main&quot; data-id=&quot;3-46&quot; disabled&gt;-&lt;/button&gt;&lt;input type=&quot;text&quot; class=&quot;form-control input-number&quot; name=&quot;table-main-3-46-num-copies&quot; data-deck=&quot;main&quot; data-id=&quot;3-46&quot; value=&quot;0&quot; min=&quot;0&quot; readonly /&gt;&lt;button type=&quot;button&quot; class=&quot;btn btn-outline-secondary btn-number&quot; data-type=&quot;plus&quot; data-deck=&quot;main&quot; data-id=&quot;3-46&quot;&gt;+&lt;/button&gt;&lt;/div&gt;&lt;/td&gt;&lt;td&gt;&lt;div class=&quot;input-group&quot;&gt;&lt;button type=&quot;button&quot; class=&quot;btn btn-outline-secondary btn-number&quot; data-type=&quot;minus&quot; data-deck=&quot;side&quot; data-id=&quot;3-46&quot; disabled&gt;-&lt;/button&gt;&lt;input type=&quot;text&quot; class=&quot;form-control input-number&quot; name=&quot;table-side-3-46-num-copies&quot; data-deck=&quot;side&quot; data-id=&quot;3-46&quot; value=&quot;0&quot; min=&quot;0&quot; readonly /&gt;&lt;button type=&quot;button&quot; class=&quot;btn btn-outline-secondary btn-number&quot; data-type=&quot;plus&quot; data-deck=&quot;side&quot; data-id=&quot;3-46&quot;&gt;+&lt;/button&gt;&lt;/div&gt;&lt;/td&gt;&lt;/tr&gt;" calcext:value-type="string">
            <text:p>&lt;tr data-expansion="35" data-type="1" data-color="32" data-term="0"&gt;&lt;td&gt;3-46&lt;/td&gt;&lt;td&gt;近藤勇&lt;/td&gt;&lt;td&gt;&lt;div class="input-group"&gt;&lt;button type="button" class="btn btn-outline-secondary btn-number" data-type="minus" data-deck="main" data-id="3-46" disabled&gt;-&lt;/button&gt;&lt;input type="text" class="form-control input-number" name="table-main-3-46-num-copies" data-deck="main" data-id="3-46" value="0" min="0" readonly /&gt;&lt;button type="button" class="btn btn-outline-secondary btn-number" data-type="plus" data-deck="main" data-id="3-46"&gt;+&lt;/button&gt;&lt;/div&gt;&lt;/td&gt;&lt;td&gt;&lt;div class="input-group"&gt;&lt;button type="button" class="btn btn-outline-secondary btn-number" data-type="minus" data-deck="side" data-id="3-46" disabled&gt;-&lt;/button&gt;&lt;input type="text" class="form-control input-number" name="table-side-3-46-num-copies" data-deck="side" data-id="3-46" value="0" min="0" readonly /&gt;&lt;button type="button" class="btn btn-outline-secondary btn-number" data-type="plus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O276];[$HTML.$C$1];[.$B276];[$HTML.$D$1];[.$B276];[$HTML.$E$1];[.$B276];[$HTML.$F$1];[.$B276];[$HTML.$G$1])" office:value-type="string" office:string-value="&lt;div class=&quot;container-card position-relative me-2 mb-2&quot; id=&quot;main-3-47&quot;&gt;&lt;img class=&quot;d-block&quot; width=&quot;80&quot; height=&quot;112&quot; src=&quot;https://one-draw.jp/ijinden/cardlist/003/card/03_047.png&quot; /&gt;&lt;div class=&quot;container-num-copies position-absolute bottom-0 start-0 px-1&quot; id=&quot;main-3-47-num-copies&quot;&gt;0&lt;/div&gt;&lt;button type=&quot;button&quot; class=&quot;btn btn-secondary btn-number btn-sm btn-pop position-absolute top-0 start-0&quot; data-type=&quot;minus&quot; data-deck=&quot;main&quot; data-id=&quot;3-47&quot;&gt;-&lt;/button&gt;&lt;button type=&quot;button&quot; class=&quot;btn btn-secondary btn-number btn-sm btn-push position-absolute top-0 end-0&quot; data-type=&quot;plus&quot; data-deck=&quot;main&quot; data-id=&quot;3-47&quot;&gt;+&lt;/button&gt;&lt;button type=&quot;button&quot; class=&quot;btn btn-secondary btn-number btn-sm btn-drop position-absolute bottom-0 end-0&quot; data-type=&quot;drop&quot; data-id=&quot;3-47&quot;&gt;v&lt;/button&gt;&lt;/div&gt;" calcext:value-type="string">
            <text:p>&lt;div class="container-card position-relative me-2 mb-2" id="main-3-47"&gt;&lt;img class="d-block" width="80" height="112" src="https://one-draw.jp/ijinden/cardlist/003/card/03_047.png" /&gt;&lt;div class="container-num-copies position-absolute bottom-0 start-0 px-1" id="main-3-47-num-copies"&gt;0&lt;/div&gt;&lt;button type="button" class="btn btn-secondary btn-number btn-sm btn-pop position-absolute top-0 start-0" data-type="minus" data-deck="main" data-id="3-47"&gt;-&lt;/button&gt;&lt;button type="button" class="btn btn-secondary btn-number btn-sm btn-push position-absolute top-0 end-0" data-type="plus" data-deck="main" data-id="3-47"&gt;+&lt;/button&gt;&lt;button type="button" class="btn btn-secondary btn-number btn-sm btn-drop position-absolute bottom-0 end-0" data-type="drop" data-id="3-47"&gt;v&lt;/button&gt;&lt;/div&gt;</text:p>
          </table:table-cell>
          <table:table-cell table:formula="of:=CONCATENATE([$HTML.$A$2];[.$B276];[$HTML.$B$2];[.$O276];[$HTML.$C$2];[.$B276];[$HTML.$D$2];[.$B276];[$HTML.$E$2];[.$B276];[$HTML.$F$2];[.$B276];[$HTML.$G$2])" office:value-type="string" office:string-value="&lt;div class=&quot;container-card position-relative me-2 mb-2&quot; id=&quot;side-3-47&quot;&gt;&lt;img class=&quot;d-block&quot; width=&quot;80&quot; height=&quot;112&quot; src=&quot;https://one-draw.jp/ijinden/cardlist/003/card/03_047.png&quot; /&gt;&lt;div class=&quot;container-num-copies position-absolute bottom-0 start-0 px-1&quot; id=&quot;side-3-47-num-copies&quot;&gt;0&lt;/div&gt;&lt;button type=&quot;button&quot; class=&quot;btn btn-secondary btn-number btn-sm btn-pop position-absolute top-0 start-0&quot; data-type=&quot;minus&quot; data-deck=&quot;side&quot; data-id=&quot;3-47&quot;&gt;-&lt;/button&gt;&lt;button type=&quot;button&quot; class=&quot;btn btn-secondary btn-number btn-sm btn-push position-absolute top-0 end-0&quot; data-type=&quot;plus&quot; data-deck=&quot;side&quot; data-id=&quot;3-47&quot;&gt;+&lt;/button&gt;&lt;button type=&quot;button&quot; class=&quot;btn btn-secondary btn-number btn-sm btn-raise position-absolute bottom-0 end-0&quot; data-type=&quot;raise&quot; data-id=&quot;3-47&quot;&gt;^&lt;/button&gt;&lt;/div&gt;" calcext:value-type="string">
            <text:p>&lt;div class="container-card position-relative me-2 mb-2" id="side-3-47"&gt;&lt;img class="d-block" width="80" height="112" src="https://one-draw.jp/ijinden/cardlist/003/card/03_047.png" /&gt;&lt;div class="container-num-copies position-absolute bottom-0 start-0 px-1" id="side-3-47-num-copies"&gt;0&lt;/div&gt;&lt;button type="button" class="btn btn-secondary btn-number btn-sm btn-pop position-absolute top-0 start-0" data-type="minus" data-deck="side" data-id="3-47"&gt;-&lt;/button&gt;&lt;button type="button" class="btn btn-secondary btn-number btn-sm btn-push position-absolute top-0 end-0" data-type="plus" data-deck="side" data-id="3-47"&gt;+&lt;/button&gt;&lt;button type="button" class="btn btn-secondary btn-number btn-sm btn-raise position-absolute bottom-0 end-0" data-type="raise" data-id="3-47"&gt;^&lt;/button&gt;&lt;/div&gt;</text:p>
          </table:table-cell>
          <table:table-cell table:formula="of:=CONCATENATE([$HTML.$A$3];[.F276];[$HTML.$B$3];[.H276];[$HTML.$C$3];[.J276];[$HTML.$D$3];[.N276];[$HTML.$E$3];[.B276];[$HTML.$F$3];[.D276];[$HTML.$G$3];[.B276];[$HTML.$H$3];[.B276];[$HTML.$I$3];[.B276];[$HTML.$J$3];[.B276];[$HTML.$K$3];[.B276];[$HTML.$L$3];[.B276];[$HTML.$M$3];[.B276];[$HTML.$N$3];[.B276];[$HTML.$O$3])" office:value-type="string" office:string-value="&lt;tr data-expansion=&quot;35&quot; data-type=&quot;1&quot; data-color=&quot;32&quot; data-term=&quot;0&quot;&gt;&lt;td&gt;3-47&lt;/td&gt;&lt;td&gt;徳川慶喜&lt;/td&gt;&lt;td&gt;&lt;div class=&quot;input-group&quot;&gt;&lt;button type=&quot;button&quot; class=&quot;btn btn-outline-secondary btn-number&quot; data-type=&quot;minus&quot; data-deck=&quot;main&quot; data-id=&quot;3-47&quot; disabled&gt;-&lt;/button&gt;&lt;input type=&quot;text&quot; class=&quot;form-control input-number&quot; name=&quot;table-main-3-47-num-copies&quot; data-deck=&quot;main&quot; data-id=&quot;3-47&quot; value=&quot;0&quot; min=&quot;0&quot; readonly /&gt;&lt;button type=&quot;button&quot; class=&quot;btn btn-outline-secondary btn-number&quot; data-type=&quot;plus&quot; data-deck=&quot;main&quot; data-id=&quot;3-47&quot;&gt;+&lt;/button&gt;&lt;/div&gt;&lt;/td&gt;&lt;td&gt;&lt;div class=&quot;input-group&quot;&gt;&lt;button type=&quot;button&quot; class=&quot;btn btn-outline-secondary btn-number&quot; data-type=&quot;minus&quot; data-deck=&quot;side&quot; data-id=&quot;3-47&quot; disabled&gt;-&lt;/button&gt;&lt;input type=&quot;text&quot; class=&quot;form-control input-number&quot; name=&quot;table-side-3-47-num-copies&quot; data-deck=&quot;side&quot; data-id=&quot;3-47&quot; value=&quot;0&quot; min=&quot;0&quot; readonly /&gt;&lt;button type=&quot;button&quot; class=&quot;btn btn-outline-secondary btn-number&quot; data-type=&quot;plus&quot; data-deck=&quot;side&quot; data-id=&quot;3-47&quot;&gt;+&lt;/button&gt;&lt;/div&gt;&lt;/td&gt;&lt;/tr&gt;" calcext:value-type="string">
            <text:p>&lt;tr data-expansion="35" data-type="1" data-color="32" data-term="0"&gt;&lt;td&gt;3-47&lt;/td&gt;&lt;td&gt;徳川慶喜&lt;/td&gt;&lt;td&gt;&lt;div class="input-group"&gt;&lt;button type="button" class="btn btn-outline-secondary btn-number" data-type="minus" data-deck="main" data-id="3-47" disabled&gt;-&lt;/button&gt;&lt;input type="text" class="form-control input-number" name="table-main-3-47-num-copies" data-deck="main" data-id="3-47" value="0" min="0" readonly /&gt;&lt;button type="button" class="btn btn-outline-secondary btn-number" data-type="plus" data-deck="main" data-id="3-47"&gt;+&lt;/button&gt;&lt;/div&gt;&lt;/td&gt;&lt;td&gt;&lt;div class="input-group"&gt;&lt;button type="button" class="btn btn-outline-secondary btn-number" data-type="minus" data-deck="side" data-id="3-47" disabled&gt;-&lt;/button&gt;&lt;input type="text" class="form-control input-number" name="table-side-3-47-num-copies" data-deck="side" data-id="3-47" value="0" min="0" readonly /&gt;&lt;button type="button" class="btn btn-outline-secondary btn-number" data-type="plus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O277];[$HTML.$C$1];[.$B277];[$HTML.$D$1];[.$B277];[$HTML.$E$1];[.$B277];[$HTML.$F$1];[.$B277];[$HTML.$G$1])" office:value-type="string" office:string-value="&lt;div class=&quot;container-card position-relative me-2 mb-2&quot; id=&quot;main-3-48&quot;&gt;&lt;img class=&quot;d-block&quot; width=&quot;80&quot; height=&quot;112&quot; src=&quot;https://one-draw.jp/ijinden/cardlist/003/card/03_048.png&quot; /&gt;&lt;div class=&quot;container-num-copies position-absolute bottom-0 start-0 px-1&quot; id=&quot;main-3-48-num-copies&quot;&gt;0&lt;/div&gt;&lt;button type=&quot;button&quot; class=&quot;btn btn-secondary btn-number btn-sm btn-pop position-absolute top-0 start-0&quot; data-type=&quot;minus&quot; data-deck=&quot;main&quot; data-id=&quot;3-48&quot;&gt;-&lt;/button&gt;&lt;button type=&quot;button&quot; class=&quot;btn btn-secondary btn-number btn-sm btn-push position-absolute top-0 end-0&quot; data-type=&quot;plus&quot; data-deck=&quot;main&quot; data-id=&quot;3-48&quot;&gt;+&lt;/button&gt;&lt;button type=&quot;button&quot; class=&quot;btn btn-secondary btn-number btn-sm btn-drop position-absolute bottom-0 end-0&quot; data-type=&quot;drop&quot; data-id=&quot;3-48&quot;&gt;v&lt;/button&gt;&lt;/div&gt;" calcext:value-type="string">
            <text:p>&lt;div class="container-card position-relative me-2 mb-2" id="main-3-48"&gt;&lt;img class="d-block" width="80" height="112" src="https://one-draw.jp/ijinden/cardlist/003/card/03_048.png" /&gt;&lt;div class="container-num-copies position-absolute bottom-0 start-0 px-1" id="main-3-48-num-copies"&gt;0&lt;/div&gt;&lt;button type="button" class="btn btn-secondary btn-number btn-sm btn-pop position-absolute top-0 start-0" data-type="minus" data-deck="main" data-id="3-48"&gt;-&lt;/button&gt;&lt;button type="button" class="btn btn-secondary btn-number btn-sm btn-push position-absolute top-0 end-0" data-type="plus" data-deck="main" data-id="3-48"&gt;+&lt;/button&gt;&lt;button type="button" class="btn btn-secondary btn-number btn-sm btn-drop position-absolute bottom-0 end-0" data-type="drop" data-id="3-48"&gt;v&lt;/button&gt;&lt;/div&gt;</text:p>
          </table:table-cell>
          <table:table-cell table:formula="of:=CONCATENATE([$HTML.$A$2];[.$B277];[$HTML.$B$2];[.$O277];[$HTML.$C$2];[.$B277];[$HTML.$D$2];[.$B277];[$HTML.$E$2];[.$B277];[$HTML.$F$2];[.$B277];[$HTML.$G$2])" office:value-type="string" office:string-value="&lt;div class=&quot;container-card position-relative me-2 mb-2&quot; id=&quot;side-3-48&quot;&gt;&lt;img class=&quot;d-block&quot; width=&quot;80&quot; height=&quot;112&quot; src=&quot;https://one-draw.jp/ijinden/cardlist/003/card/03_048.png&quot; /&gt;&lt;div class=&quot;container-num-copies position-absolute bottom-0 start-0 px-1&quot; id=&quot;side-3-48-num-copies&quot;&gt;0&lt;/div&gt;&lt;button type=&quot;button&quot; class=&quot;btn btn-secondary btn-number btn-sm btn-pop position-absolute top-0 start-0&quot; data-type=&quot;minus&quot; data-deck=&quot;side&quot; data-id=&quot;3-48&quot;&gt;-&lt;/button&gt;&lt;button type=&quot;button&quot; class=&quot;btn btn-secondary btn-number btn-sm btn-push position-absolute top-0 end-0&quot; data-type=&quot;plus&quot; data-deck=&quot;side&quot; data-id=&quot;3-48&quot;&gt;+&lt;/button&gt;&lt;button type=&quot;button&quot; class=&quot;btn btn-secondary btn-number btn-sm btn-raise position-absolute bottom-0 end-0&quot; data-type=&quot;raise&quot; data-id=&quot;3-48&quot;&gt;^&lt;/button&gt;&lt;/div&gt;" calcext:value-type="string">
            <text:p>&lt;div class="container-card position-relative me-2 mb-2" id="side-3-48"&gt;&lt;img class="d-block" width="80" height="112" src="https://one-draw.jp/ijinden/cardlist/003/card/03_048.png" /&gt;&lt;div class="container-num-copies position-absolute bottom-0 start-0 px-1" id="side-3-48-num-copies"&gt;0&lt;/div&gt;&lt;button type="button" class="btn btn-secondary btn-number btn-sm btn-pop position-absolute top-0 start-0" data-type="minus" data-deck="side" data-id="3-48"&gt;-&lt;/button&gt;&lt;button type="button" class="btn btn-secondary btn-number btn-sm btn-push position-absolute top-0 end-0" data-type="plus" data-deck="side" data-id="3-48"&gt;+&lt;/button&gt;&lt;button type="button" class="btn btn-secondary btn-number btn-sm btn-raise position-absolute bottom-0 end-0" data-type="raise" data-id="3-48"&gt;^&lt;/button&gt;&lt;/div&gt;</text:p>
          </table:table-cell>
          <table:table-cell table:formula="of:=CONCATENATE([$HTML.$A$3];[.F277];[$HTML.$B$3];[.H277];[$HTML.$C$3];[.J277];[$HTML.$D$3];[.N277];[$HTML.$E$3];[.B277];[$HTML.$F$3];[.D277];[$HTML.$G$3];[.B277];[$HTML.$H$3];[.B277];[$HTML.$I$3];[.B277];[$HTML.$J$3];[.B277];[$HTML.$K$3];[.B277];[$HTML.$L$3];[.B277];[$HTML.$M$3];[.B277];[$HTML.$N$3];[.B277];[$HTML.$O$3])" office:value-type="string" office:string-value="&lt;tr data-expansion=&quot;35&quot; data-type=&quot;1&quot; data-color=&quot;32&quot; data-term=&quot;1&quot;&gt;&lt;td&gt;3-48&lt;/td&gt;&lt;td&gt;マシュー・カルブレイス・ペリー&lt;/td&gt;&lt;td&gt;&lt;div class=&quot;input-group&quot;&gt;&lt;button type=&quot;button&quot; class=&quot;btn btn-outline-secondary btn-number&quot; data-type=&quot;minus&quot; data-deck=&quot;main&quot; data-id=&quot;3-48&quot; disabled&gt;-&lt;/button&gt;&lt;input type=&quot;text&quot; class=&quot;form-control input-number&quot; name=&quot;table-main-3-48-num-copies&quot; data-deck=&quot;main&quot; data-id=&quot;3-48&quot; value=&quot;0&quot; min=&quot;0&quot; readonly /&gt;&lt;button type=&quot;button&quot; class=&quot;btn btn-outline-secondary btn-number&quot; data-type=&quot;plus&quot; data-deck=&quot;main&quot; data-id=&quot;3-48&quot;&gt;+&lt;/button&gt;&lt;/div&gt;&lt;/td&gt;&lt;td&gt;&lt;div class=&quot;input-group&quot;&gt;&lt;button type=&quot;button&quot; class=&quot;btn btn-outline-secondary btn-number&quot; data-type=&quot;minus&quot; data-deck=&quot;side&quot; data-id=&quot;3-48&quot; disabled&gt;-&lt;/button&gt;&lt;input type=&quot;text&quot; class=&quot;form-control input-number&quot; name=&quot;table-side-3-48-num-copies&quot; data-deck=&quot;side&quot; data-id=&quot;3-48&quot; value=&quot;0&quot; min=&quot;0&quot; readonly /&gt;&lt;button type=&quot;button&quot; class=&quot;btn btn-outline-secondary btn-number&quot; data-type=&quot;plus&quot; data-deck=&quot;side&quot; data-id=&quot;3-48&quot;&gt;+&lt;/button&gt;&lt;/div&gt;&lt;/td&gt;&lt;/tr&gt;" calcext:value-type="string">
            <text:p>&lt;tr data-expansion="35" data-type="1" data-color="32" data-term="1"&gt;&lt;td&gt;3-48&lt;/td&gt;&lt;td&gt;マシュー・カルブレイス・ペリー&lt;/td&gt;&lt;td&gt;&lt;div class="input-group"&gt;&lt;button type="button" class="btn btn-outline-secondary btn-number" data-type="minus" data-deck="main" data-id="3-48" disabled&gt;-&lt;/button&gt;&lt;input type="text" class="form-control input-number" name="table-main-3-48-num-copies" data-deck="main" data-id="3-48" value="0" min="0" readonly /&gt;&lt;button type="button" class="btn btn-outline-secondary btn-number" data-type="plus" data-deck="main" data-id="3-48"&gt;+&lt;/button&gt;&lt;/div&gt;&lt;/td&gt;&lt;td&gt;&lt;div class="input-group"&gt;&lt;button type="button" class="btn btn-outline-secondary btn-number" data-type="minus" data-deck="side" data-id="3-48" disabled&gt;-&lt;/button&gt;&lt;input type="text" class="form-control input-number" name="table-side-3-48-num-copies" data-deck="side" data-id="3-48" value="0" min="0" readonly /&gt;&lt;button type="button" class="btn btn-outline-secondary btn-number" data-type="plus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O278];[$HTML.$C$1];[.$B278];[$HTML.$D$1];[.$B278];[$HTML.$E$1];[.$B278];[$HTML.$F$1];[.$B278];[$HTML.$G$1])" office:value-type="string" office:string-value="&lt;div class=&quot;container-card position-relative me-2 mb-2&quot; id=&quot;main-3-49&quot;&gt;&lt;img class=&quot;d-block&quot; width=&quot;80&quot; height=&quot;112&quot; src=&quot;https://one-draw.jp/ijinden/cardlist/003/card/03_049.png&quot; /&gt;&lt;div class=&quot;container-num-copies position-absolute bottom-0 start-0 px-1&quot; id=&quot;main-3-49-num-copies&quot;&gt;0&lt;/div&gt;&lt;button type=&quot;button&quot; class=&quot;btn btn-secondary btn-number btn-sm btn-pop position-absolute top-0 start-0&quot; data-type=&quot;minus&quot; data-deck=&quot;main&quot; data-id=&quot;3-49&quot;&gt;-&lt;/button&gt;&lt;button type=&quot;button&quot; class=&quot;btn btn-secondary btn-number btn-sm btn-push position-absolute top-0 end-0&quot; data-type=&quot;plus&quot; data-deck=&quot;main&quot; data-id=&quot;3-49&quot;&gt;+&lt;/button&gt;&lt;button type=&quot;button&quot; class=&quot;btn btn-secondary btn-number btn-sm btn-drop position-absolute bottom-0 end-0&quot; data-type=&quot;drop&quot; data-id=&quot;3-49&quot;&gt;v&lt;/button&gt;&lt;/div&gt;" calcext:value-type="string">
            <text:p>&lt;div class="container-card position-relative me-2 mb-2" id="main-3-49"&gt;&lt;img class="d-block" width="80" height="112" src="https://one-draw.jp/ijinden/cardlist/003/card/03_049.png" /&gt;&lt;div class="container-num-copies position-absolute bottom-0 start-0 px-1" id="main-3-49-num-copies"&gt;0&lt;/div&gt;&lt;button type="button" class="btn btn-secondary btn-number btn-sm btn-pop position-absolute top-0 start-0" data-type="minus" data-deck="main" data-id="3-49"&gt;-&lt;/button&gt;&lt;button type="button" class="btn btn-secondary btn-number btn-sm btn-push position-absolute top-0 end-0" data-type="plus" data-deck="main" data-id="3-49"&gt;+&lt;/button&gt;&lt;button type="button" class="btn btn-secondary btn-number btn-sm btn-drop position-absolute bottom-0 end-0" data-type="drop" data-id="3-49"&gt;v&lt;/button&gt;&lt;/div&gt;</text:p>
          </table:table-cell>
          <table:table-cell table:formula="of:=CONCATENATE([$HTML.$A$2];[.$B278];[$HTML.$B$2];[.$O278];[$HTML.$C$2];[.$B278];[$HTML.$D$2];[.$B278];[$HTML.$E$2];[.$B278];[$HTML.$F$2];[.$B278];[$HTML.$G$2])" office:value-type="string" office:string-value="&lt;div class=&quot;container-card position-relative me-2 mb-2&quot; id=&quot;side-3-49&quot;&gt;&lt;img class=&quot;d-block&quot; width=&quot;80&quot; height=&quot;112&quot; src=&quot;https://one-draw.jp/ijinden/cardlist/003/card/03_049.png&quot; /&gt;&lt;div class=&quot;container-num-copies position-absolute bottom-0 start-0 px-1&quot; id=&quot;side-3-49-num-copies&quot;&gt;0&lt;/div&gt;&lt;button type=&quot;button&quot; class=&quot;btn btn-secondary btn-number btn-sm btn-pop position-absolute top-0 start-0&quot; data-type=&quot;minus&quot; data-deck=&quot;side&quot; data-id=&quot;3-49&quot;&gt;-&lt;/button&gt;&lt;button type=&quot;button&quot; class=&quot;btn btn-secondary btn-number btn-sm btn-push position-absolute top-0 end-0&quot; data-type=&quot;plus&quot; data-deck=&quot;side&quot; data-id=&quot;3-49&quot;&gt;+&lt;/button&gt;&lt;button type=&quot;button&quot; class=&quot;btn btn-secondary btn-number btn-sm btn-raise position-absolute bottom-0 end-0&quot; data-type=&quot;raise&quot; data-id=&quot;3-49&quot;&gt;^&lt;/button&gt;&lt;/div&gt;" calcext:value-type="string">
            <text:p>&lt;div class="container-card position-relative me-2 mb-2" id="side-3-49"&gt;&lt;img class="d-block" width="80" height="112" src="https://one-draw.jp/ijinden/cardlist/003/card/03_049.png" /&gt;&lt;div class="container-num-copies position-absolute bottom-0 start-0 px-1" id="side-3-49-num-copies"&gt;0&lt;/div&gt;&lt;button type="button" class="btn btn-secondary btn-number btn-sm btn-pop position-absolute top-0 start-0" data-type="minus" data-deck="side" data-id="3-49"&gt;-&lt;/button&gt;&lt;button type="button" class="btn btn-secondary btn-number btn-sm btn-push position-absolute top-0 end-0" data-type="plus" data-deck="side" data-id="3-49"&gt;+&lt;/button&gt;&lt;button type="button" class="btn btn-secondary btn-number btn-sm btn-raise position-absolute bottom-0 end-0" data-type="raise" data-id="3-49"&gt;^&lt;/button&gt;&lt;/div&gt;</text:p>
          </table:table-cell>
          <table:table-cell table:formula="of:=CONCATENATE([$HTML.$A$3];[.F278];[$HTML.$B$3];[.H278];[$HTML.$C$3];[.J278];[$HTML.$D$3];[.N278];[$HTML.$E$3];[.B278];[$HTML.$F$3];[.D278];[$HTML.$G$3];[.B278];[$HTML.$H$3];[.B278];[$HTML.$I$3];[.B278];[$HTML.$J$3];[.B278];[$HTML.$K$3];[.B278];[$HTML.$L$3];[.B278];[$HTML.$M$3];[.B278];[$HTML.$N$3];[.B278];[$HTML.$O$3])" office:value-type="string" office:string-value="&lt;tr data-expansion=&quot;35&quot; data-type=&quot;1&quot; data-color=&quot;32&quot; data-term=&quot;1&quot;&gt;&lt;td&gt;3-49&lt;/td&gt;&lt;td&gt;タウンゼント・ハリス&lt;/td&gt;&lt;td&gt;&lt;div class=&quot;input-group&quot;&gt;&lt;button type=&quot;button&quot; class=&quot;btn btn-outline-secondary btn-number&quot; data-type=&quot;minus&quot; data-deck=&quot;main&quot; data-id=&quot;3-49&quot; disabled&gt;-&lt;/button&gt;&lt;input type=&quot;text&quot; class=&quot;form-control input-number&quot; name=&quot;table-main-3-49-num-copies&quot; data-deck=&quot;main&quot; data-id=&quot;3-49&quot; value=&quot;0&quot; min=&quot;0&quot; readonly /&gt;&lt;button type=&quot;button&quot; class=&quot;btn btn-outline-secondary btn-number&quot; data-type=&quot;plus&quot; data-deck=&quot;main&quot; data-id=&quot;3-49&quot;&gt;+&lt;/button&gt;&lt;/div&gt;&lt;/td&gt;&lt;td&gt;&lt;div class=&quot;input-group&quot;&gt;&lt;button type=&quot;button&quot; class=&quot;btn btn-outline-secondary btn-number&quot; data-type=&quot;minus&quot; data-deck=&quot;side&quot; data-id=&quot;3-49&quot; disabled&gt;-&lt;/button&gt;&lt;input type=&quot;text&quot; class=&quot;form-control input-number&quot; name=&quot;table-side-3-49-num-copies&quot; data-deck=&quot;side&quot; data-id=&quot;3-49&quot; value=&quot;0&quot; min=&quot;0&quot; readonly /&gt;&lt;button type=&quot;button&quot; class=&quot;btn btn-outline-secondary btn-number&quot; data-type=&quot;plus&quot; data-deck=&quot;side&quot; data-id=&quot;3-49&quot;&gt;+&lt;/button&gt;&lt;/div&gt;&lt;/td&gt;&lt;/tr&gt;" calcext:value-type="string">
            <text:p>&lt;tr data-expansion="35" data-type="1" data-color="32" data-term="1"&gt;&lt;td&gt;3-49&lt;/td&gt;&lt;td&gt;タウンゼント・ハリス&lt;/td&gt;&lt;td&gt;&lt;div class="input-group"&gt;&lt;button type="button" class="btn btn-outline-secondary btn-number" data-type="minus" data-deck="main" data-id="3-49" disabled&gt;-&lt;/button&gt;&lt;input type="text" class="form-control input-number" name="table-main-3-49-num-copies" data-deck="main" data-id="3-49" value="0" min="0" readonly /&gt;&lt;button type="button" class="btn btn-outline-secondary btn-number" data-type="plus" data-deck="main" data-id="3-49"&gt;+&lt;/button&gt;&lt;/div&gt;&lt;/td&gt;&lt;td&gt;&lt;div class="input-group"&gt;&lt;button type="button" class="btn btn-outline-secondary btn-number" data-type="minus" data-deck="side" data-id="3-49" disabled&gt;-&lt;/button&gt;&lt;input type="text" class="form-control input-number" name="table-side-3-49-num-copies" data-deck="side" data-id="3-49" value="0" min="0" readonly /&gt;&lt;button type="button" class="btn btn-outline-secondary btn-number" data-type="plus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O279];[$HTML.$C$1];[.$B279];[$HTML.$D$1];[.$B279];[$HTML.$E$1];[.$B279];[$HTML.$F$1];[.$B279];[$HTML.$G$1])" office:value-type="string" office:string-value="&lt;div class=&quot;container-card position-relative me-2 mb-2&quot; id=&quot;main-3-50&quot;&gt;&lt;img class=&quot;d-block&quot; width=&quot;80&quot; height=&quot;112&quot; src=&quot;https://one-draw.jp/ijinden/cardlist/003/card/03_050.png&quot; /&gt;&lt;div class=&quot;container-num-copies position-absolute bottom-0 start-0 px-1&quot; id=&quot;main-3-50-num-copies&quot;&gt;0&lt;/div&gt;&lt;button type=&quot;button&quot; class=&quot;btn btn-secondary btn-number btn-sm btn-pop position-absolute top-0 start-0&quot; data-type=&quot;minus&quot; data-deck=&quot;main&quot; data-id=&quot;3-50&quot;&gt;-&lt;/button&gt;&lt;button type=&quot;button&quot; class=&quot;btn btn-secondary btn-number btn-sm btn-push position-absolute top-0 end-0&quot; data-type=&quot;plus&quot; data-deck=&quot;main&quot; data-id=&quot;3-50&quot;&gt;+&lt;/button&gt;&lt;button type=&quot;button&quot; class=&quot;btn btn-secondary btn-number btn-sm btn-drop position-absolute bottom-0 end-0&quot; data-type=&quot;drop&quot; data-id=&quot;3-50&quot;&gt;v&lt;/button&gt;&lt;/div&gt;" calcext:value-type="string">
            <text:p>&lt;div class="container-card position-relative me-2 mb-2" id="main-3-50"&gt;&lt;img class="d-block" width="80" height="112" src="https://one-draw.jp/ijinden/cardlist/003/card/03_050.png" /&gt;&lt;div class="container-num-copies position-absolute bottom-0 start-0 px-1" id="main-3-50-num-copies"&gt;0&lt;/div&gt;&lt;button type="button" class="btn btn-secondary btn-number btn-sm btn-pop position-absolute top-0 start-0" data-type="minus" data-deck="main" data-id="3-50"&gt;-&lt;/button&gt;&lt;button type="button" class="btn btn-secondary btn-number btn-sm btn-push position-absolute top-0 end-0" data-type="plus" data-deck="main" data-id="3-50"&gt;+&lt;/button&gt;&lt;button type="button" class="btn btn-secondary btn-number btn-sm btn-drop position-absolute bottom-0 end-0" data-type="drop" data-id="3-50"&gt;v&lt;/button&gt;&lt;/div&gt;</text:p>
          </table:table-cell>
          <table:table-cell table:formula="of:=CONCATENATE([$HTML.$A$2];[.$B279];[$HTML.$B$2];[.$O279];[$HTML.$C$2];[.$B279];[$HTML.$D$2];[.$B279];[$HTML.$E$2];[.$B279];[$HTML.$F$2];[.$B279];[$HTML.$G$2])" office:value-type="string" office:string-value="&lt;div class=&quot;container-card position-relative me-2 mb-2&quot; id=&quot;side-3-50&quot;&gt;&lt;img class=&quot;d-block&quot; width=&quot;80&quot; height=&quot;112&quot; src=&quot;https://one-draw.jp/ijinden/cardlist/003/card/03_050.png&quot; /&gt;&lt;div class=&quot;container-num-copies position-absolute bottom-0 start-0 px-1&quot; id=&quot;side-3-50-num-copies&quot;&gt;0&lt;/div&gt;&lt;button type=&quot;button&quot; class=&quot;btn btn-secondary btn-number btn-sm btn-pop position-absolute top-0 start-0&quot; data-type=&quot;minus&quot; data-deck=&quot;side&quot; data-id=&quot;3-50&quot;&gt;-&lt;/button&gt;&lt;button type=&quot;button&quot; class=&quot;btn btn-secondary btn-number btn-sm btn-push position-absolute top-0 end-0&quot; data-type=&quot;plus&quot; data-deck=&quot;side&quot; data-id=&quot;3-50&quot;&gt;+&lt;/button&gt;&lt;button type=&quot;button&quot; class=&quot;btn btn-secondary btn-number btn-sm btn-raise position-absolute bottom-0 end-0&quot; data-type=&quot;raise&quot; data-id=&quot;3-50&quot;&gt;^&lt;/button&gt;&lt;/div&gt;" calcext:value-type="string">
            <text:p>&lt;div class="container-card position-relative me-2 mb-2" id="side-3-50"&gt;&lt;img class="d-block" width="80" height="112" src="https://one-draw.jp/ijinden/cardlist/003/card/03_050.png" /&gt;&lt;div class="container-num-copies position-absolute bottom-0 start-0 px-1" id="side-3-50-num-copies"&gt;0&lt;/div&gt;&lt;button type="button" class="btn btn-secondary btn-number btn-sm btn-pop position-absolute top-0 start-0" data-type="minus" data-deck="side" data-id="3-50"&gt;-&lt;/button&gt;&lt;button type="button" class="btn btn-secondary btn-number btn-sm btn-push position-absolute top-0 end-0" data-type="plus" data-deck="side" data-id="3-50"&gt;+&lt;/button&gt;&lt;button type="button" class="btn btn-secondary btn-number btn-sm btn-raise position-absolute bottom-0 end-0" data-type="raise" data-id="3-50"&gt;^&lt;/button&gt;&lt;/div&gt;</text:p>
          </table:table-cell>
          <table:table-cell table:formula="of:=CONCATENATE([$HTML.$A$3];[.F279];[$HTML.$B$3];[.H279];[$HTML.$C$3];[.J279];[$HTML.$D$3];[.N279];[$HTML.$E$3];[.B279];[$HTML.$F$3];[.D279];[$HTML.$G$3];[.B279];[$HTML.$H$3];[.B279];[$HTML.$I$3];[.B279];[$HTML.$J$3];[.B279];[$HTML.$K$3];[.B279];[$HTML.$L$3];[.B279];[$HTML.$M$3];[.B279];[$HTML.$N$3];[.B279];[$HTML.$O$3])" office:value-type="string" office:string-value="&lt;tr data-expansion=&quot;35&quot; data-type=&quot;1&quot; data-color=&quot;32&quot; data-term=&quot;0&quot;&gt;&lt;td&gt;3-50&lt;/td&gt;&lt;td&gt;勝海舟&lt;/td&gt;&lt;td&gt;&lt;div class=&quot;input-group&quot;&gt;&lt;button type=&quot;button&quot; class=&quot;btn btn-outline-secondary btn-number&quot; data-type=&quot;minus&quot; data-deck=&quot;main&quot; data-id=&quot;3-50&quot; disabled&gt;-&lt;/button&gt;&lt;input type=&quot;text&quot; class=&quot;form-control input-number&quot; name=&quot;table-main-3-50-num-copies&quot; data-deck=&quot;main&quot; data-id=&quot;3-50&quot; value=&quot;0&quot; min=&quot;0&quot; readonly /&gt;&lt;button type=&quot;button&quot; class=&quot;btn btn-outline-secondary btn-number&quot; data-type=&quot;plus&quot; data-deck=&quot;main&quot; data-id=&quot;3-50&quot;&gt;+&lt;/button&gt;&lt;/div&gt;&lt;/td&gt;&lt;td&gt;&lt;div class=&quot;input-group&quot;&gt;&lt;button type=&quot;button&quot; class=&quot;btn btn-outline-secondary btn-number&quot; data-type=&quot;minus&quot; data-deck=&quot;side&quot; data-id=&quot;3-50&quot; disabled&gt;-&lt;/button&gt;&lt;input type=&quot;text&quot; class=&quot;form-control input-number&quot; name=&quot;table-side-3-50-num-copies&quot; data-deck=&quot;side&quot; data-id=&quot;3-50&quot; value=&quot;0&quot; min=&quot;0&quot; readonly /&gt;&lt;button type=&quot;button&quot; class=&quot;btn btn-outline-secondary btn-number&quot; data-type=&quot;plus&quot; data-deck=&quot;side&quot; data-id=&quot;3-50&quot;&gt;+&lt;/button&gt;&lt;/div&gt;&lt;/td&gt;&lt;/tr&gt;" calcext:value-type="string">
            <text:p>&lt;tr data-expansion="35" data-type="1" data-color="32" data-term="0"&gt;&lt;td&gt;3-50&lt;/td&gt;&lt;td&gt;勝海舟&lt;/td&gt;&lt;td&gt;&lt;div class="input-group"&gt;&lt;button type="button" class="btn btn-outline-secondary btn-number" data-type="minus" data-deck="main" data-id="3-50" disabled&gt;-&lt;/button&gt;&lt;input type="text" class="form-control input-number" name="table-main-3-50-num-copies" data-deck="main" data-id="3-50" value="0" min="0" readonly /&gt;&lt;button type="button" class="btn btn-outline-secondary btn-number" data-type="plus" data-deck="main" data-id="3-50"&gt;+&lt;/button&gt;&lt;/div&gt;&lt;/td&gt;&lt;td&gt;&lt;div class="input-group"&gt;&lt;button type="button" class="btn btn-outline-secondary btn-number" data-type="minus" data-deck="side" data-id="3-50" disabled&gt;-&lt;/button&gt;&lt;input type="text" class="form-control input-number" name="table-side-3-50-num-copies" data-deck="side" data-id="3-50" value="0" min="0" readonly /&gt;&lt;button type="button" class="btn btn-outline-secondary btn-number" data-type="plus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O280];[$HTML.$C$1];[.$B280];[$HTML.$D$1];[.$B280];[$HTML.$E$1];[.$B280];[$HTML.$F$1];[.$B280];[$HTML.$G$1])" office:value-type="string" office:string-value="&lt;div class=&quot;container-card position-relative me-2 mb-2&quot; id=&quot;main-3-51&quot;&gt;&lt;img class=&quot;d-block&quot; width=&quot;80&quot; height=&quot;112&quot; src=&quot;https://one-draw.jp/ijinden/cardlist/003/card/03_051.png&quot; /&gt;&lt;div class=&quot;container-num-copies position-absolute bottom-0 start-0 px-1&quot; id=&quot;main-3-51-num-copies&quot;&gt;0&lt;/div&gt;&lt;button type=&quot;button&quot; class=&quot;btn btn-secondary btn-number btn-sm btn-pop position-absolute top-0 start-0&quot; data-type=&quot;minus&quot; data-deck=&quot;main&quot; data-id=&quot;3-51&quot;&gt;-&lt;/button&gt;&lt;button type=&quot;button&quot; class=&quot;btn btn-secondary btn-number btn-sm btn-push position-absolute top-0 end-0&quot; data-type=&quot;plus&quot; data-deck=&quot;main&quot; data-id=&quot;3-51&quot;&gt;+&lt;/button&gt;&lt;button type=&quot;button&quot; class=&quot;btn btn-secondary btn-number btn-sm btn-drop position-absolute bottom-0 end-0&quot; data-type=&quot;drop&quot; data-id=&quot;3-51&quot;&gt;v&lt;/button&gt;&lt;/div&gt;" calcext:value-type="string">
            <text:p>&lt;div class="container-card position-relative me-2 mb-2" id="main-3-51"&gt;&lt;img class="d-block" width="80" height="112" src="https://one-draw.jp/ijinden/cardlist/003/card/03_051.png" /&gt;&lt;div class="container-num-copies position-absolute bottom-0 start-0 px-1" id="main-3-51-num-copies"&gt;0&lt;/div&gt;&lt;button type="button" class="btn btn-secondary btn-number btn-sm btn-pop position-absolute top-0 start-0" data-type="minus" data-deck="main" data-id="3-51"&gt;-&lt;/button&gt;&lt;button type="button" class="btn btn-secondary btn-number btn-sm btn-push position-absolute top-0 end-0" data-type="plus" data-deck="main" data-id="3-51"&gt;+&lt;/button&gt;&lt;button type="button" class="btn btn-secondary btn-number btn-sm btn-drop position-absolute bottom-0 end-0" data-type="drop" data-id="3-51"&gt;v&lt;/button&gt;&lt;/div&gt;</text:p>
          </table:table-cell>
          <table:table-cell table:formula="of:=CONCATENATE([$HTML.$A$2];[.$B280];[$HTML.$B$2];[.$O280];[$HTML.$C$2];[.$B280];[$HTML.$D$2];[.$B280];[$HTML.$E$2];[.$B280];[$HTML.$F$2];[.$B280];[$HTML.$G$2])" office:value-type="string" office:string-value="&lt;div class=&quot;container-card position-relative me-2 mb-2&quot; id=&quot;side-3-51&quot;&gt;&lt;img class=&quot;d-block&quot; width=&quot;80&quot; height=&quot;112&quot; src=&quot;https://one-draw.jp/ijinden/cardlist/003/card/03_051.png&quot; /&gt;&lt;div class=&quot;container-num-copies position-absolute bottom-0 start-0 px-1&quot; id=&quot;side-3-51-num-copies&quot;&gt;0&lt;/div&gt;&lt;button type=&quot;button&quot; class=&quot;btn btn-secondary btn-number btn-sm btn-pop position-absolute top-0 start-0&quot; data-type=&quot;minus&quot; data-deck=&quot;side&quot; data-id=&quot;3-51&quot;&gt;-&lt;/button&gt;&lt;button type=&quot;button&quot; class=&quot;btn btn-secondary btn-number btn-sm btn-push position-absolute top-0 end-0&quot; data-type=&quot;plus&quot; data-deck=&quot;side&quot; data-id=&quot;3-51&quot;&gt;+&lt;/button&gt;&lt;button type=&quot;button&quot; class=&quot;btn btn-secondary btn-number btn-sm btn-raise position-absolute bottom-0 end-0&quot; data-type=&quot;raise&quot; data-id=&quot;3-51&quot;&gt;^&lt;/button&gt;&lt;/div&gt;" calcext:value-type="string">
            <text:p>&lt;div class="container-card position-relative me-2 mb-2" id="side-3-51"&gt;&lt;img class="d-block" width="80" height="112" src="https://one-draw.jp/ijinden/cardlist/003/card/03_051.png" /&gt;&lt;div class="container-num-copies position-absolute bottom-0 start-0 px-1" id="side-3-51-num-copies"&gt;0&lt;/div&gt;&lt;button type="button" class="btn btn-secondary btn-number btn-sm btn-pop position-absolute top-0 start-0" data-type="minus" data-deck="side" data-id="3-51"&gt;-&lt;/button&gt;&lt;button type="button" class="btn btn-secondary btn-number btn-sm btn-push position-absolute top-0 end-0" data-type="plus" data-deck="side" data-id="3-51"&gt;+&lt;/button&gt;&lt;button type="button" class="btn btn-secondary btn-number btn-sm btn-raise position-absolute bottom-0 end-0" data-type="raise" data-id="3-51"&gt;^&lt;/button&gt;&lt;/div&gt;</text:p>
          </table:table-cell>
          <table:table-cell table:formula="of:=CONCATENATE([$HTML.$A$3];[.F280];[$HTML.$B$3];[.H280];[$HTML.$C$3];[.J280];[$HTML.$D$3];[.N280];[$HTML.$E$3];[.B280];[$HTML.$F$3];[.D280];[$HTML.$G$3];[.B280];[$HTML.$H$3];[.B280];[$HTML.$I$3];[.B280];[$HTML.$J$3];[.B280];[$HTML.$K$3];[.B280];[$HTML.$L$3];[.B280];[$HTML.$M$3];[.B280];[$HTML.$N$3];[.B280];[$HTML.$O$3])" office:value-type="string" office:string-value="&lt;tr data-expansion=&quot;35&quot; data-type=&quot;2&quot; data-color=&quot;2&quot; data-term=&quot;0&quot;&gt;&lt;td&gt;3-51&lt;/td&gt;&lt;td&gt;炎上がる天守閣&lt;/td&gt;&lt;td&gt;&lt;div class=&quot;input-group&quot;&gt;&lt;button type=&quot;button&quot; class=&quot;btn btn-outline-secondary btn-number&quot; data-type=&quot;minus&quot; data-deck=&quot;main&quot; data-id=&quot;3-51&quot; disabled&gt;-&lt;/button&gt;&lt;input type=&quot;text&quot; class=&quot;form-control input-number&quot; name=&quot;table-main-3-51-num-copies&quot; data-deck=&quot;main&quot; data-id=&quot;3-51&quot; value=&quot;0&quot; min=&quot;0&quot; readonly /&gt;&lt;button type=&quot;button&quot; class=&quot;btn btn-outline-secondary btn-number&quot; data-type=&quot;plus&quot; data-deck=&quot;main&quot; data-id=&quot;3-51&quot;&gt;+&lt;/button&gt;&lt;/div&gt;&lt;/td&gt;&lt;td&gt;&lt;div class=&quot;input-group&quot;&gt;&lt;button type=&quot;button&quot; class=&quot;btn btn-outline-secondary btn-number&quot; data-type=&quot;minus&quot; data-deck=&quot;side&quot; data-id=&quot;3-51&quot; disabled&gt;-&lt;/button&gt;&lt;input type=&quot;text&quot; class=&quot;form-control input-number&quot; name=&quot;table-side-3-51-num-copies&quot; data-deck=&quot;side&quot; data-id=&quot;3-51&quot; value=&quot;0&quot; min=&quot;0&quot; readonly /&gt;&lt;button type=&quot;button&quot; class=&quot;btn btn-outline-secondary btn-number&quot; data-type=&quot;plus&quot; data-deck=&quot;side&quot; data-id=&quot;3-51&quot;&gt;+&lt;/button&gt;&lt;/div&gt;&lt;/td&gt;&lt;/tr&gt;" calcext:value-type="string">
            <text:p>&lt;tr data-expansion="35" data-type="2" data-color="2" data-term="0"&gt;&lt;td&gt;3-51&lt;/td&gt;&lt;td&gt;炎上がる天守閣&lt;/td&gt;&lt;td&gt;&lt;div class="input-group"&gt;&lt;button type="button" class="btn btn-outline-secondary btn-number" data-type="minus" data-deck="main" data-id="3-51" disabled&gt;-&lt;/button&gt;&lt;input type="text" class="form-control input-number" name="table-main-3-51-num-copies" data-deck="main" data-id="3-51" value="0" min="0" readonly /&gt;&lt;button type="button" class="btn btn-outline-secondary btn-number" data-type="plus" data-deck="main" data-id="3-51"&gt;+&lt;/button&gt;&lt;/div&gt;&lt;/td&gt;&lt;td&gt;&lt;div class="input-group"&gt;&lt;button type="button" class="btn btn-outline-secondary btn-number" data-type="minus" data-deck="side" data-id="3-51" disabled&gt;-&lt;/button&gt;&lt;input type="text" class="form-control input-number" name="table-side-3-51-num-copies" data-deck="side" data-id="3-51" value="0" min="0" readonly /&gt;&lt;button type="button" class="btn btn-outline-secondary btn-number" data-type="plus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O281];[$HTML.$C$1];[.$B281];[$HTML.$D$1];[.$B281];[$HTML.$E$1];[.$B281];[$HTML.$F$1];[.$B281];[$HTML.$G$1])" office:value-type="string" office:string-value="&lt;div class=&quot;container-card position-relative me-2 mb-2&quot; id=&quot;main-3-52&quot;&gt;&lt;img class=&quot;d-block&quot; width=&quot;80&quot; height=&quot;112&quot; src=&quot;https://one-draw.jp/ijinden/cardlist/003/card/03_052.png&quot; /&gt;&lt;div class=&quot;container-num-copies position-absolute bottom-0 start-0 px-1&quot; id=&quot;main-3-52-num-copies&quot;&gt;0&lt;/div&gt;&lt;button type=&quot;button&quot; class=&quot;btn btn-secondary btn-number btn-sm btn-pop position-absolute top-0 start-0&quot; data-type=&quot;minus&quot; data-deck=&quot;main&quot; data-id=&quot;3-52&quot;&gt;-&lt;/button&gt;&lt;button type=&quot;button&quot; class=&quot;btn btn-secondary btn-number btn-sm btn-push position-absolute top-0 end-0&quot; data-type=&quot;plus&quot; data-deck=&quot;main&quot; data-id=&quot;3-52&quot;&gt;+&lt;/button&gt;&lt;button type=&quot;button&quot; class=&quot;btn btn-secondary btn-number btn-sm btn-drop position-absolute bottom-0 end-0&quot; data-type=&quot;drop&quot; data-id=&quot;3-52&quot;&gt;v&lt;/button&gt;&lt;/div&gt;" calcext:value-type="string">
            <text:p>&lt;div class="container-card position-relative me-2 mb-2" id="main-3-52"&gt;&lt;img class="d-block" width="80" height="112" src="https://one-draw.jp/ijinden/cardlist/003/card/03_052.png" /&gt;&lt;div class="container-num-copies position-absolute bottom-0 start-0 px-1" id="main-3-52-num-copies"&gt;0&lt;/div&gt;&lt;button type="button" class="btn btn-secondary btn-number btn-sm btn-pop position-absolute top-0 start-0" data-type="minus" data-deck="main" data-id="3-52"&gt;-&lt;/button&gt;&lt;button type="button" class="btn btn-secondary btn-number btn-sm btn-push position-absolute top-0 end-0" data-type="plus" data-deck="main" data-id="3-52"&gt;+&lt;/button&gt;&lt;button type="button" class="btn btn-secondary btn-number btn-sm btn-drop position-absolute bottom-0 end-0" data-type="drop" data-id="3-52"&gt;v&lt;/button&gt;&lt;/div&gt;</text:p>
          </table:table-cell>
          <table:table-cell table:formula="of:=CONCATENATE([$HTML.$A$2];[.$B281];[$HTML.$B$2];[.$O281];[$HTML.$C$2];[.$B281];[$HTML.$D$2];[.$B281];[$HTML.$E$2];[.$B281];[$HTML.$F$2];[.$B281];[$HTML.$G$2])" office:value-type="string" office:string-value="&lt;div class=&quot;container-card position-relative me-2 mb-2&quot; id=&quot;side-3-52&quot;&gt;&lt;img class=&quot;d-block&quot; width=&quot;80&quot; height=&quot;112&quot; src=&quot;https://one-draw.jp/ijinden/cardlist/003/card/03_052.png&quot; /&gt;&lt;div class=&quot;container-num-copies position-absolute bottom-0 start-0 px-1&quot; id=&quot;side-3-52-num-copies&quot;&gt;0&lt;/div&gt;&lt;button type=&quot;button&quot; class=&quot;btn btn-secondary btn-number btn-sm btn-pop position-absolute top-0 start-0&quot; data-type=&quot;minus&quot; data-deck=&quot;side&quot; data-id=&quot;3-52&quot;&gt;-&lt;/button&gt;&lt;button type=&quot;button&quot; class=&quot;btn btn-secondary btn-number btn-sm btn-push position-absolute top-0 end-0&quot; data-type=&quot;plus&quot; data-deck=&quot;side&quot; data-id=&quot;3-52&quot;&gt;+&lt;/button&gt;&lt;button type=&quot;button&quot; class=&quot;btn btn-secondary btn-number btn-sm btn-raise position-absolute bottom-0 end-0&quot; data-type=&quot;raise&quot; data-id=&quot;3-52&quot;&gt;^&lt;/button&gt;&lt;/div&gt;" calcext:value-type="string">
            <text:p>&lt;div class="container-card position-relative me-2 mb-2" id="side-3-52"&gt;&lt;img class="d-block" width="80" height="112" src="https://one-draw.jp/ijinden/cardlist/003/card/03_052.png" /&gt;&lt;div class="container-num-copies position-absolute bottom-0 start-0 px-1" id="side-3-52-num-copies"&gt;0&lt;/div&gt;&lt;button type="button" class="btn btn-secondary btn-number btn-sm btn-pop position-absolute top-0 start-0" data-type="minus" data-deck="side" data-id="3-52"&gt;-&lt;/button&gt;&lt;button type="button" class="btn btn-secondary btn-number btn-sm btn-push position-absolute top-0 end-0" data-type="plus" data-deck="side" data-id="3-52"&gt;+&lt;/button&gt;&lt;button type="button" class="btn btn-secondary btn-number btn-sm btn-raise position-absolute bottom-0 end-0" data-type="raise" data-id="3-52"&gt;^&lt;/button&gt;&lt;/div&gt;</text:p>
          </table:table-cell>
          <table:table-cell table:formula="of:=CONCATENATE([$HTML.$A$3];[.F281];[$HTML.$B$3];[.H281];[$HTML.$C$3];[.J281];[$HTML.$D$3];[.N281];[$HTML.$E$3];[.B281];[$HTML.$F$3];[.D281];[$HTML.$G$3];[.B281];[$HTML.$H$3];[.B281];[$HTML.$I$3];[.B281];[$HTML.$J$3];[.B281];[$HTML.$K$3];[.B281];[$HTML.$L$3];[.B281];[$HTML.$M$3];[.B281];[$HTML.$N$3];[.B281];[$HTML.$O$3])" office:value-type="string" office:string-value="&lt;tr data-expansion=&quot;35&quot; data-type=&quot;2&quot; data-color=&quot;2&quot; data-term=&quot;0&quot;&gt;&lt;td&gt;3-52&lt;/td&gt;&lt;td&gt;天下分け目の主戦場&lt;/td&gt;&lt;td&gt;&lt;div class=&quot;input-group&quot;&gt;&lt;button type=&quot;button&quot; class=&quot;btn btn-outline-secondary btn-number&quot; data-type=&quot;minus&quot; data-deck=&quot;main&quot; data-id=&quot;3-52&quot; disabled&gt;-&lt;/button&gt;&lt;input type=&quot;text&quot; class=&quot;form-control input-number&quot; name=&quot;table-main-3-52-num-copies&quot; data-deck=&quot;main&quot; data-id=&quot;3-52&quot; value=&quot;0&quot; min=&quot;0&quot; readonly /&gt;&lt;button type=&quot;button&quot; class=&quot;btn btn-outline-secondary btn-number&quot; data-type=&quot;plus&quot; data-deck=&quot;main&quot; data-id=&quot;3-52&quot;&gt;+&lt;/button&gt;&lt;/div&gt;&lt;/td&gt;&lt;td&gt;&lt;div class=&quot;input-group&quot;&gt;&lt;button type=&quot;button&quot; class=&quot;btn btn-outline-secondary btn-number&quot; data-type=&quot;minus&quot; data-deck=&quot;side&quot; data-id=&quot;3-52&quot; disabled&gt;-&lt;/button&gt;&lt;input type=&quot;text&quot; class=&quot;form-control input-number&quot; name=&quot;table-side-3-52-num-copies&quot; data-deck=&quot;side&quot; data-id=&quot;3-52&quot; value=&quot;0&quot; min=&quot;0&quot; readonly /&gt;&lt;button type=&quot;button&quot; class=&quot;btn btn-outline-secondary btn-number&quot; data-type=&quot;plus&quot; data-deck=&quot;side&quot; data-id=&quot;3-52&quot;&gt;+&lt;/button&gt;&lt;/div&gt;&lt;/td&gt;&lt;/tr&gt;" calcext:value-type="string">
            <text:p>&lt;tr data-expansion="35" data-type="2" data-color="2" data-term="0"&gt;&lt;td&gt;3-52&lt;/td&gt;&lt;td&gt;天下分け目の主戦場&lt;/td&gt;&lt;td&gt;&lt;div class="input-group"&gt;&lt;button type="button" class="btn btn-outline-secondary btn-number" data-type="minus" data-deck="main" data-id="3-52" disabled&gt;-&lt;/button&gt;&lt;input type="text" class="form-control input-number" name="table-main-3-52-num-copies" data-deck="main" data-id="3-52" value="0" min="0" readonly /&gt;&lt;button type="button" class="btn btn-outline-secondary btn-number" data-type="plus" data-deck="main" data-id="3-52"&gt;+&lt;/button&gt;&lt;/div&gt;&lt;/td&gt;&lt;td&gt;&lt;div class="input-group"&gt;&lt;button type="button" class="btn btn-outline-secondary btn-number" data-type="minus" data-deck="side" data-id="3-52" disabled&gt;-&lt;/button&gt;&lt;input type="text" class="form-control input-number" name="table-side-3-52-num-copies" data-deck="side" data-id="3-52" value="0" min="0" readonly /&gt;&lt;button type="button" class="btn btn-outline-secondary btn-number" data-type="plus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O282];[$HTML.$C$1];[.$B282];[$HTML.$D$1];[.$B282];[$HTML.$E$1];[.$B282];[$HTML.$F$1];[.$B282];[$HTML.$G$1])" office:value-type="string" office:string-value="&lt;div class=&quot;container-card position-relative me-2 mb-2&quot; id=&quot;main-3-53&quot;&gt;&lt;img class=&quot;d-block&quot; width=&quot;80&quot; height=&quot;112&quot; src=&quot;https://one-draw.jp/ijinden/cardlist/003/card/03_053.png&quot; /&gt;&lt;div class=&quot;container-num-copies position-absolute bottom-0 start-0 px-1&quot; id=&quot;main-3-53-num-copies&quot;&gt;0&lt;/div&gt;&lt;button type=&quot;button&quot; class=&quot;btn btn-secondary btn-number btn-sm btn-pop position-absolute top-0 start-0&quot; data-type=&quot;minus&quot; data-deck=&quot;main&quot; data-id=&quot;3-53&quot;&gt;-&lt;/button&gt;&lt;button type=&quot;button&quot; class=&quot;btn btn-secondary btn-number btn-sm btn-push position-absolute top-0 end-0&quot; data-type=&quot;plus&quot; data-deck=&quot;main&quot; data-id=&quot;3-53&quot;&gt;+&lt;/button&gt;&lt;button type=&quot;button&quot; class=&quot;btn btn-secondary btn-number btn-sm btn-drop position-absolute bottom-0 end-0&quot; data-type=&quot;drop&quot; data-id=&quot;3-53&quot;&gt;v&lt;/button&gt;&lt;/div&gt;" calcext:value-type="string">
            <text:p>&lt;div class="container-card position-relative me-2 mb-2" id="main-3-53"&gt;&lt;img class="d-block" width="80" height="112" src="https://one-draw.jp/ijinden/cardlist/003/card/03_053.png" /&gt;&lt;div class="container-num-copies position-absolute bottom-0 start-0 px-1" id="main-3-53-num-copies"&gt;0&lt;/div&gt;&lt;button type="button" class="btn btn-secondary btn-number btn-sm btn-pop position-absolute top-0 start-0" data-type="minus" data-deck="main" data-id="3-53"&gt;-&lt;/button&gt;&lt;button type="button" class="btn btn-secondary btn-number btn-sm btn-push position-absolute top-0 end-0" data-type="plus" data-deck="main" data-id="3-53"&gt;+&lt;/button&gt;&lt;button type="button" class="btn btn-secondary btn-number btn-sm btn-drop position-absolute bottom-0 end-0" data-type="drop" data-id="3-53"&gt;v&lt;/button&gt;&lt;/div&gt;</text:p>
          </table:table-cell>
          <table:table-cell table:formula="of:=CONCATENATE([$HTML.$A$2];[.$B282];[$HTML.$B$2];[.$O282];[$HTML.$C$2];[.$B282];[$HTML.$D$2];[.$B282];[$HTML.$E$2];[.$B282];[$HTML.$F$2];[.$B282];[$HTML.$G$2])" office:value-type="string" office:string-value="&lt;div class=&quot;container-card position-relative me-2 mb-2&quot; id=&quot;side-3-53&quot;&gt;&lt;img class=&quot;d-block&quot; width=&quot;80&quot; height=&quot;112&quot; src=&quot;https://one-draw.jp/ijinden/cardlist/003/card/03_053.png&quot; /&gt;&lt;div class=&quot;container-num-copies position-absolute bottom-0 start-0 px-1&quot; id=&quot;side-3-53-num-copies&quot;&gt;0&lt;/div&gt;&lt;button type=&quot;button&quot; class=&quot;btn btn-secondary btn-number btn-sm btn-pop position-absolute top-0 start-0&quot; data-type=&quot;minus&quot; data-deck=&quot;side&quot; data-id=&quot;3-53&quot;&gt;-&lt;/button&gt;&lt;button type=&quot;button&quot; class=&quot;btn btn-secondary btn-number btn-sm btn-push position-absolute top-0 end-0&quot; data-type=&quot;plus&quot; data-deck=&quot;side&quot; data-id=&quot;3-53&quot;&gt;+&lt;/button&gt;&lt;button type=&quot;button&quot; class=&quot;btn btn-secondary btn-number btn-sm btn-raise position-absolute bottom-0 end-0&quot; data-type=&quot;raise&quot; data-id=&quot;3-53&quot;&gt;^&lt;/button&gt;&lt;/div&gt;" calcext:value-type="string">
            <text:p>&lt;div class="container-card position-relative me-2 mb-2" id="side-3-53"&gt;&lt;img class="d-block" width="80" height="112" src="https://one-draw.jp/ijinden/cardlist/003/card/03_053.png" /&gt;&lt;div class="container-num-copies position-absolute bottom-0 start-0 px-1" id="side-3-53-num-copies"&gt;0&lt;/div&gt;&lt;button type="button" class="btn btn-secondary btn-number btn-sm btn-pop position-absolute top-0 start-0" data-type="minus" data-deck="side" data-id="3-53"&gt;-&lt;/button&gt;&lt;button type="button" class="btn btn-secondary btn-number btn-sm btn-push position-absolute top-0 end-0" data-type="plus" data-deck="side" data-id="3-53"&gt;+&lt;/button&gt;&lt;button type="button" class="btn btn-secondary btn-number btn-sm btn-raise position-absolute bottom-0 end-0" data-type="raise" data-id="3-53"&gt;^&lt;/button&gt;&lt;/div&gt;</text:p>
          </table:table-cell>
          <table:table-cell table:formula="of:=CONCATENATE([$HTML.$A$3];[.F282];[$HTML.$B$3];[.H282];[$HTML.$C$3];[.J282];[$HTML.$D$3];[.N282];[$HTML.$E$3];[.B282];[$HTML.$F$3];[.D282];[$HTML.$G$3];[.B282];[$HTML.$H$3];[.B282];[$HTML.$I$3];[.B282];[$HTML.$J$3];[.B282];[$HTML.$K$3];[.B282];[$HTML.$L$3];[.B282];[$HTML.$M$3];[.B282];[$HTML.$N$3];[.B282];[$HTML.$O$3])" office:value-type="string" office:string-value="&lt;tr data-expansion=&quot;35&quot; data-type=&quot;2&quot; data-color=&quot;4&quot; data-term=&quot;0&quot;&gt;&lt;td&gt;3-53&lt;/td&gt;&lt;td&gt;永遠の帝都&lt;/td&gt;&lt;td&gt;&lt;div class=&quot;input-group&quot;&gt;&lt;button type=&quot;button&quot; class=&quot;btn btn-outline-secondary btn-number&quot; data-type=&quot;minus&quot; data-deck=&quot;main&quot; data-id=&quot;3-53&quot; disabled&gt;-&lt;/button&gt;&lt;input type=&quot;text&quot; class=&quot;form-control input-number&quot; name=&quot;table-main-3-53-num-copies&quot; data-deck=&quot;main&quot; data-id=&quot;3-53&quot; value=&quot;0&quot; min=&quot;0&quot; readonly /&gt;&lt;button type=&quot;button&quot; class=&quot;btn btn-outline-secondary btn-number&quot; data-type=&quot;plus&quot; data-deck=&quot;main&quot; data-id=&quot;3-53&quot;&gt;+&lt;/button&gt;&lt;/div&gt;&lt;/td&gt;&lt;td&gt;&lt;div class=&quot;input-group&quot;&gt;&lt;button type=&quot;button&quot; class=&quot;btn btn-outline-secondary btn-number&quot; data-type=&quot;minus&quot; data-deck=&quot;side&quot; data-id=&quot;3-53&quot; disabled&gt;-&lt;/button&gt;&lt;input type=&quot;text&quot; class=&quot;form-control input-number&quot; name=&quot;table-side-3-53-num-copies&quot; data-deck=&quot;side&quot; data-id=&quot;3-53&quot; value=&quot;0&quot; min=&quot;0&quot; readonly /&gt;&lt;button type=&quot;button&quot; class=&quot;btn btn-outline-secondary btn-number&quot; data-type=&quot;plus&quot; data-deck=&quot;side&quot; data-id=&quot;3-53&quot;&gt;+&lt;/button&gt;&lt;/div&gt;&lt;/td&gt;&lt;/tr&gt;" calcext:value-type="string">
            <text:p>&lt;tr data-expansion="35" data-type="2" data-color="4" data-term="0"&gt;&lt;td&gt;3-53&lt;/td&gt;&lt;td&gt;永遠の帝都&lt;/td&gt;&lt;td&gt;&lt;div class="input-group"&gt;&lt;button type="button" class="btn btn-outline-secondary btn-number" data-type="minus" data-deck="main" data-id="3-53" disabled&gt;-&lt;/button&gt;&lt;input type="text" class="form-control input-number" name="table-main-3-53-num-copies" data-deck="main" data-id="3-53" value="0" min="0" readonly /&gt;&lt;button type="button" class="btn btn-outline-secondary btn-number" data-type="plus" data-deck="main" data-id="3-53"&gt;+&lt;/button&gt;&lt;/div&gt;&lt;/td&gt;&lt;td&gt;&lt;div class="input-group"&gt;&lt;button type="button" class="btn btn-outline-secondary btn-number" data-type="minus" data-deck="side" data-id="3-53" disabled&gt;-&lt;/button&gt;&lt;input type="text" class="form-control input-number" name="table-side-3-53-num-copies" data-deck="side" data-id="3-53" value="0" min="0" readonly /&gt;&lt;button type="button" class="btn btn-outline-secondary btn-number" data-type="plus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O283];[$HTML.$C$1];[.$B283];[$HTML.$D$1];[.$B283];[$HTML.$E$1];[.$B283];[$HTML.$F$1];[.$B283];[$HTML.$G$1])" office:value-type="string" office:string-value="&lt;div class=&quot;container-card position-relative me-2 mb-2&quot; id=&quot;main-3-54&quot;&gt;&lt;img class=&quot;d-block&quot; width=&quot;80&quot; height=&quot;112&quot; src=&quot;https://one-draw.jp/ijinden/cardlist/003/card/03_054.png&quot; /&gt;&lt;div class=&quot;container-num-copies position-absolute bottom-0 start-0 px-1&quot; id=&quot;main-3-54-num-copies&quot;&gt;0&lt;/div&gt;&lt;button type=&quot;button&quot; class=&quot;btn btn-secondary btn-number btn-sm btn-pop position-absolute top-0 start-0&quot; data-type=&quot;minus&quot; data-deck=&quot;main&quot; data-id=&quot;3-54&quot;&gt;-&lt;/button&gt;&lt;button type=&quot;button&quot; class=&quot;btn btn-secondary btn-number btn-sm btn-push position-absolute top-0 end-0&quot; data-type=&quot;plus&quot; data-deck=&quot;main&quot; data-id=&quot;3-54&quot;&gt;+&lt;/button&gt;&lt;button type=&quot;button&quot; class=&quot;btn btn-secondary btn-number btn-sm btn-drop position-absolute bottom-0 end-0&quot; data-type=&quot;drop&quot; data-id=&quot;3-54&quot;&gt;v&lt;/button&gt;&lt;/div&gt;" calcext:value-type="string">
            <text:p>&lt;div class="container-card position-relative me-2 mb-2" id="main-3-54"&gt;&lt;img class="d-block" width="80" height="112" src="https://one-draw.jp/ijinden/cardlist/003/card/03_054.png" /&gt;&lt;div class="container-num-copies position-absolute bottom-0 start-0 px-1" id="main-3-54-num-copies"&gt;0&lt;/div&gt;&lt;button type="button" class="btn btn-secondary btn-number btn-sm btn-pop position-absolute top-0 start-0" data-type="minus" data-deck="main" data-id="3-54"&gt;-&lt;/button&gt;&lt;button type="button" class="btn btn-secondary btn-number btn-sm btn-push position-absolute top-0 end-0" data-type="plus" data-deck="main" data-id="3-54"&gt;+&lt;/button&gt;&lt;button type="button" class="btn btn-secondary btn-number btn-sm btn-drop position-absolute bottom-0 end-0" data-type="drop" data-id="3-54"&gt;v&lt;/button&gt;&lt;/div&gt;</text:p>
          </table:table-cell>
          <table:table-cell table:formula="of:=CONCATENATE([$HTML.$A$2];[.$B283];[$HTML.$B$2];[.$O283];[$HTML.$C$2];[.$B283];[$HTML.$D$2];[.$B283];[$HTML.$E$2];[.$B283];[$HTML.$F$2];[.$B283];[$HTML.$G$2])" office:value-type="string" office:string-value="&lt;div class=&quot;container-card position-relative me-2 mb-2&quot; id=&quot;side-3-54&quot;&gt;&lt;img class=&quot;d-block&quot; width=&quot;80&quot; height=&quot;112&quot; src=&quot;https://one-draw.jp/ijinden/cardlist/003/card/03_054.png&quot; /&gt;&lt;div class=&quot;container-num-copies position-absolute bottom-0 start-0 px-1&quot; id=&quot;side-3-54-num-copies&quot;&gt;0&lt;/div&gt;&lt;button type=&quot;button&quot; class=&quot;btn btn-secondary btn-number btn-sm btn-pop position-absolute top-0 start-0&quot; data-type=&quot;minus&quot; data-deck=&quot;side&quot; data-id=&quot;3-54&quot;&gt;-&lt;/button&gt;&lt;button type=&quot;button&quot; class=&quot;btn btn-secondary btn-number btn-sm btn-push position-absolute top-0 end-0&quot; data-type=&quot;plus&quot; data-deck=&quot;side&quot; data-id=&quot;3-54&quot;&gt;+&lt;/button&gt;&lt;button type=&quot;button&quot; class=&quot;btn btn-secondary btn-number btn-sm btn-raise position-absolute bottom-0 end-0&quot; data-type=&quot;raise&quot; data-id=&quot;3-54&quot;&gt;^&lt;/button&gt;&lt;/div&gt;" calcext:value-type="string">
            <text:p>&lt;div class="container-card position-relative me-2 mb-2" id="side-3-54"&gt;&lt;img class="d-block" width="80" height="112" src="https://one-draw.jp/ijinden/cardlist/003/card/03_054.png" /&gt;&lt;div class="container-num-copies position-absolute bottom-0 start-0 px-1" id="side-3-54-num-copies"&gt;0&lt;/div&gt;&lt;button type="button" class="btn btn-secondary btn-number btn-sm btn-pop position-absolute top-0 start-0" data-type="minus" data-deck="side" data-id="3-54"&gt;-&lt;/button&gt;&lt;button type="button" class="btn btn-secondary btn-number btn-sm btn-push position-absolute top-0 end-0" data-type="plus" data-deck="side" data-id="3-54"&gt;+&lt;/button&gt;&lt;button type="button" class="btn btn-secondary btn-number btn-sm btn-raise position-absolute bottom-0 end-0" data-type="raise" data-id="3-54"&gt;^&lt;/button&gt;&lt;/div&gt;</text:p>
          </table:table-cell>
          <table:table-cell table:formula="of:=CONCATENATE([$HTML.$A$3];[.F283];[$HTML.$B$3];[.H283];[$HTML.$C$3];[.J283];[$HTML.$D$3];[.N283];[$HTML.$E$3];[.B283];[$HTML.$F$3];[.D283];[$HTML.$G$3];[.B283];[$HTML.$H$3];[.B283];[$HTML.$I$3];[.B283];[$HTML.$J$3];[.B283];[$HTML.$K$3];[.B283];[$HTML.$L$3];[.B283];[$HTML.$M$3];[.B283];[$HTML.$N$3];[.B283];[$HTML.$O$3])" office:value-type="string" office:string-value="&lt;tr data-expansion=&quot;35&quot; data-type=&quot;2&quot; data-color=&quot;4&quot; data-term=&quot;0&quot;&gt;&lt;td&gt;3-54&lt;/td&gt;&lt;td&gt;暴風岬&lt;/td&gt;&lt;td&gt;&lt;div class=&quot;input-group&quot;&gt;&lt;button type=&quot;button&quot; class=&quot;btn btn-outline-secondary btn-number&quot; data-type=&quot;minus&quot; data-deck=&quot;main&quot; data-id=&quot;3-54&quot; disabled&gt;-&lt;/button&gt;&lt;input type=&quot;text&quot; class=&quot;form-control input-number&quot; name=&quot;table-main-3-54-num-copies&quot; data-deck=&quot;main&quot; data-id=&quot;3-54&quot; value=&quot;0&quot; min=&quot;0&quot; readonly /&gt;&lt;button type=&quot;button&quot; class=&quot;btn btn-outline-secondary btn-number&quot; data-type=&quot;plus&quot; data-deck=&quot;main&quot; data-id=&quot;3-54&quot;&gt;+&lt;/button&gt;&lt;/div&gt;&lt;/td&gt;&lt;td&gt;&lt;div class=&quot;input-group&quot;&gt;&lt;button type=&quot;button&quot; class=&quot;btn btn-outline-secondary btn-number&quot; data-type=&quot;minus&quot; data-deck=&quot;side&quot; data-id=&quot;3-54&quot; disabled&gt;-&lt;/button&gt;&lt;input type=&quot;text&quot; class=&quot;form-control input-number&quot; name=&quot;table-side-3-54-num-copies&quot; data-deck=&quot;side&quot; data-id=&quot;3-54&quot; value=&quot;0&quot; min=&quot;0&quot; readonly /&gt;&lt;button type=&quot;button&quot; class=&quot;btn btn-outline-secondary btn-number&quot; data-type=&quot;plus&quot; data-deck=&quot;side&quot; data-id=&quot;3-54&quot;&gt;+&lt;/button&gt;&lt;/div&gt;&lt;/td&gt;&lt;/tr&gt;" calcext:value-type="string">
            <text:p>&lt;tr data-expansion="35" data-type="2" data-color="4" data-term="0"&gt;&lt;td&gt;3-54&lt;/td&gt;&lt;td&gt;暴風岬&lt;/td&gt;&lt;td&gt;&lt;div class="input-group"&gt;&lt;button type="button" class="btn btn-outline-secondary btn-number" data-type="minus" data-deck="main" data-id="3-54" disabled&gt;-&lt;/button&gt;&lt;input type="text" class="form-control input-number" name="table-main-3-54-num-copies" data-deck="main" data-id="3-54" value="0" min="0" readonly /&gt;&lt;button type="button" class="btn btn-outline-secondary btn-number" data-type="plus" data-deck="main" data-id="3-54"&gt;+&lt;/button&gt;&lt;/div&gt;&lt;/td&gt;&lt;td&gt;&lt;div class="input-group"&gt;&lt;button type="button" class="btn btn-outline-secondary btn-number" data-type="minus" data-deck="side" data-id="3-54" disabled&gt;-&lt;/button&gt;&lt;input type="text" class="form-control input-number" name="table-side-3-54-num-copies" data-deck="side" data-id="3-54" value="0" min="0" readonly /&gt;&lt;button type="button" class="btn btn-outline-secondary btn-number" data-type="plus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O284];[$HTML.$C$1];[.$B284];[$HTML.$D$1];[.$B284];[$HTML.$E$1];[.$B284];[$HTML.$F$1];[.$B284];[$HTML.$G$1])" office:value-type="string" office:string-value="&lt;div class=&quot;container-card position-relative me-2 mb-2&quot; id=&quot;main-3-55&quot;&gt;&lt;img class=&quot;d-block&quot; width=&quot;80&quot; height=&quot;112&quot; src=&quot;https://one-draw.jp/ijinden/cardlist/003/card/03_055.png&quot; /&gt;&lt;div class=&quot;container-num-copies position-absolute bottom-0 start-0 px-1&quot; id=&quot;main-3-55-num-copies&quot;&gt;0&lt;/div&gt;&lt;button type=&quot;button&quot; class=&quot;btn btn-secondary btn-number btn-sm btn-pop position-absolute top-0 start-0&quot; data-type=&quot;minus&quot; data-deck=&quot;main&quot; data-id=&quot;3-55&quot;&gt;-&lt;/button&gt;&lt;button type=&quot;button&quot; class=&quot;btn btn-secondary btn-number btn-sm btn-push position-absolute top-0 end-0&quot; data-type=&quot;plus&quot; data-deck=&quot;main&quot; data-id=&quot;3-55&quot;&gt;+&lt;/button&gt;&lt;button type=&quot;button&quot; class=&quot;btn btn-secondary btn-number btn-sm btn-drop position-absolute bottom-0 end-0&quot; data-type=&quot;drop&quot; data-id=&quot;3-55&quot;&gt;v&lt;/button&gt;&lt;/div&gt;" calcext:value-type="string">
            <text:p>&lt;div class="container-card position-relative me-2 mb-2" id="main-3-55"&gt;&lt;img class="d-block" width="80" height="112" src="https://one-draw.jp/ijinden/cardlist/003/card/03_055.png" /&gt;&lt;div class="container-num-copies position-absolute bottom-0 start-0 px-1" id="main-3-55-num-copies"&gt;0&lt;/div&gt;&lt;button type="button" class="btn btn-secondary btn-number btn-sm btn-pop position-absolute top-0 start-0" data-type="minus" data-deck="main" data-id="3-55"&gt;-&lt;/button&gt;&lt;button type="button" class="btn btn-secondary btn-number btn-sm btn-push position-absolute top-0 end-0" data-type="plus" data-deck="main" data-id="3-55"&gt;+&lt;/button&gt;&lt;button type="button" class="btn btn-secondary btn-number btn-sm btn-drop position-absolute bottom-0 end-0" data-type="drop" data-id="3-55"&gt;v&lt;/button&gt;&lt;/div&gt;</text:p>
          </table:table-cell>
          <table:table-cell table:formula="of:=CONCATENATE([$HTML.$A$2];[.$B284];[$HTML.$B$2];[.$O284];[$HTML.$C$2];[.$B284];[$HTML.$D$2];[.$B284];[$HTML.$E$2];[.$B284];[$HTML.$F$2];[.$B284];[$HTML.$G$2])" office:value-type="string" office:string-value="&lt;div class=&quot;container-card position-relative me-2 mb-2&quot; id=&quot;side-3-55&quot;&gt;&lt;img class=&quot;d-block&quot; width=&quot;80&quot; height=&quot;112&quot; src=&quot;https://one-draw.jp/ijinden/cardlist/003/card/03_055.png&quot; /&gt;&lt;div class=&quot;container-num-copies position-absolute bottom-0 start-0 px-1&quot; id=&quot;side-3-55-num-copies&quot;&gt;0&lt;/div&gt;&lt;button type=&quot;button&quot; class=&quot;btn btn-secondary btn-number btn-sm btn-pop position-absolute top-0 start-0&quot; data-type=&quot;minus&quot; data-deck=&quot;side&quot; data-id=&quot;3-55&quot;&gt;-&lt;/button&gt;&lt;button type=&quot;button&quot; class=&quot;btn btn-secondary btn-number btn-sm btn-push position-absolute top-0 end-0&quot; data-type=&quot;plus&quot; data-deck=&quot;side&quot; data-id=&quot;3-55&quot;&gt;+&lt;/button&gt;&lt;button type=&quot;button&quot; class=&quot;btn btn-secondary btn-number btn-sm btn-raise position-absolute bottom-0 end-0&quot; data-type=&quot;raise&quot; data-id=&quot;3-55&quot;&gt;^&lt;/button&gt;&lt;/div&gt;" calcext:value-type="string">
            <text:p>&lt;div class="container-card position-relative me-2 mb-2" id="side-3-55"&gt;&lt;img class="d-block" width="80" height="112" src="https://one-draw.jp/ijinden/cardlist/003/card/03_055.png" /&gt;&lt;div class="container-num-copies position-absolute bottom-0 start-0 px-1" id="side-3-55-num-copies"&gt;0&lt;/div&gt;&lt;button type="button" class="btn btn-secondary btn-number btn-sm btn-pop position-absolute top-0 start-0" data-type="minus" data-deck="side" data-id="3-55"&gt;-&lt;/button&gt;&lt;button type="button" class="btn btn-secondary btn-number btn-sm btn-push position-absolute top-0 end-0" data-type="plus" data-deck="side" data-id="3-55"&gt;+&lt;/button&gt;&lt;button type="button" class="btn btn-secondary btn-number btn-sm btn-raise position-absolute bottom-0 end-0" data-type="raise" data-id="3-55"&gt;^&lt;/button&gt;&lt;/div&gt;</text:p>
          </table:table-cell>
          <table:table-cell table:formula="of:=CONCATENATE([$HTML.$A$3];[.F284];[$HTML.$B$3];[.H284];[$HTML.$C$3];[.J284];[$HTML.$D$3];[.N284];[$HTML.$E$3];[.B284];[$HTML.$F$3];[.D284];[$HTML.$G$3];[.B284];[$HTML.$H$3];[.B284];[$HTML.$I$3];[.B284];[$HTML.$J$3];[.B284];[$HTML.$K$3];[.B284];[$HTML.$L$3];[.B284];[$HTML.$M$3];[.B284];[$HTML.$N$3];[.B284];[$HTML.$O$3])" office:value-type="string" office:string-value="&lt;tr data-expansion=&quot;35&quot; data-type=&quot;2&quot; data-color=&quot;8&quot; data-term=&quot;0&quot;&gt;&lt;td&gt;3-55&lt;/td&gt;&lt;td&gt;商館並ぶ人工島&lt;/td&gt;&lt;td&gt;&lt;div class=&quot;input-group&quot;&gt;&lt;button type=&quot;button&quot; class=&quot;btn btn-outline-secondary btn-number&quot; data-type=&quot;minus&quot; data-deck=&quot;main&quot; data-id=&quot;3-55&quot; disabled&gt;-&lt;/button&gt;&lt;input type=&quot;text&quot; class=&quot;form-control input-number&quot; name=&quot;table-main-3-55-num-copies&quot; data-deck=&quot;main&quot; data-id=&quot;3-55&quot; value=&quot;0&quot; min=&quot;0&quot; readonly /&gt;&lt;button type=&quot;button&quot; class=&quot;btn btn-outline-secondary btn-number&quot; data-type=&quot;plus&quot; data-deck=&quot;main&quot; data-id=&quot;3-55&quot;&gt;+&lt;/button&gt;&lt;/div&gt;&lt;/td&gt;&lt;td&gt;&lt;div class=&quot;input-group&quot;&gt;&lt;button type=&quot;button&quot; class=&quot;btn btn-outline-secondary btn-number&quot; data-type=&quot;minus&quot; data-deck=&quot;side&quot; data-id=&quot;3-55&quot; disabled&gt;-&lt;/button&gt;&lt;input type=&quot;text&quot; class=&quot;form-control input-number&quot; name=&quot;table-side-3-55-num-copies&quot; data-deck=&quot;side&quot; data-id=&quot;3-55&quot; value=&quot;0&quot; min=&quot;0&quot; readonly /&gt;&lt;button type=&quot;button&quot; class=&quot;btn btn-outline-secondary btn-number&quot; data-type=&quot;plus&quot; data-deck=&quot;side&quot; data-id=&quot;3-55&quot;&gt;+&lt;/button&gt;&lt;/div&gt;&lt;/td&gt;&lt;/tr&gt;" calcext:value-type="string">
            <text:p>&lt;tr data-expansion="35" data-type="2" data-color="8" data-term="0"&gt;&lt;td&gt;3-55&lt;/td&gt;&lt;td&gt;商館並ぶ人工島&lt;/td&gt;&lt;td&gt;&lt;div class="input-group"&gt;&lt;button type="button" class="btn btn-outline-secondary btn-number" data-type="minus" data-deck="main" data-id="3-55" disabled&gt;-&lt;/button&gt;&lt;input type="text" class="form-control input-number" name="table-main-3-55-num-copies" data-deck="main" data-id="3-55" value="0" min="0" readonly /&gt;&lt;button type="button" class="btn btn-outline-secondary btn-number" data-type="plus" data-deck="main" data-id="3-55"&gt;+&lt;/button&gt;&lt;/div&gt;&lt;/td&gt;&lt;td&gt;&lt;div class="input-group"&gt;&lt;button type="button" class="btn btn-outline-secondary btn-number" data-type="minus" data-deck="side" data-id="3-55" disabled&gt;-&lt;/button&gt;&lt;input type="text" class="form-control input-number" name="table-side-3-55-num-copies" data-deck="side" data-id="3-55" value="0" min="0" readonly /&gt;&lt;button type="button" class="btn btn-outline-secondary btn-number" data-type="plus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O285];[$HTML.$C$1];[.$B285];[$HTML.$D$1];[.$B285];[$HTML.$E$1];[.$B285];[$HTML.$F$1];[.$B285];[$HTML.$G$1])" office:value-type="string" office:string-value="&lt;div class=&quot;container-card position-relative me-2 mb-2&quot; id=&quot;main-3-56&quot;&gt;&lt;img class=&quot;d-block&quot; width=&quot;80&quot; height=&quot;112&quot; src=&quot;https://one-draw.jp/ijinden/cardlist/003/card/03_056.png&quot; /&gt;&lt;div class=&quot;container-num-copies position-absolute bottom-0 start-0 px-1&quot; id=&quot;main-3-56-num-copies&quot;&gt;0&lt;/div&gt;&lt;button type=&quot;button&quot; class=&quot;btn btn-secondary btn-number btn-sm btn-pop position-absolute top-0 start-0&quot; data-type=&quot;minus&quot; data-deck=&quot;main&quot; data-id=&quot;3-56&quot;&gt;-&lt;/button&gt;&lt;button type=&quot;button&quot; class=&quot;btn btn-secondary btn-number btn-sm btn-push position-absolute top-0 end-0&quot; data-type=&quot;plus&quot; data-deck=&quot;main&quot; data-id=&quot;3-56&quot;&gt;+&lt;/button&gt;&lt;button type=&quot;button&quot; class=&quot;btn btn-secondary btn-number btn-sm btn-drop position-absolute bottom-0 end-0&quot; data-type=&quot;drop&quot; data-id=&quot;3-56&quot;&gt;v&lt;/button&gt;&lt;/div&gt;" calcext:value-type="string">
            <text:p>&lt;div class="container-card position-relative me-2 mb-2" id="main-3-56"&gt;&lt;img class="d-block" width="80" height="112" src="https://one-draw.jp/ijinden/cardlist/003/card/03_056.png" /&gt;&lt;div class="container-num-copies position-absolute bottom-0 start-0 px-1" id="main-3-56-num-copies"&gt;0&lt;/div&gt;&lt;button type="button" class="btn btn-secondary btn-number btn-sm btn-pop position-absolute top-0 start-0" data-type="minus" data-deck="main" data-id="3-56"&gt;-&lt;/button&gt;&lt;button type="button" class="btn btn-secondary btn-number btn-sm btn-push position-absolute top-0 end-0" data-type="plus" data-deck="main" data-id="3-56"&gt;+&lt;/button&gt;&lt;button type="button" class="btn btn-secondary btn-number btn-sm btn-drop position-absolute bottom-0 end-0" data-type="drop" data-id="3-56"&gt;v&lt;/button&gt;&lt;/div&gt;</text:p>
          </table:table-cell>
          <table:table-cell table:formula="of:=CONCATENATE([$HTML.$A$2];[.$B285];[$HTML.$B$2];[.$O285];[$HTML.$C$2];[.$B285];[$HTML.$D$2];[.$B285];[$HTML.$E$2];[.$B285];[$HTML.$F$2];[.$B285];[$HTML.$G$2])" office:value-type="string" office:string-value="&lt;div class=&quot;container-card position-relative me-2 mb-2&quot; id=&quot;side-3-56&quot;&gt;&lt;img class=&quot;d-block&quot; width=&quot;80&quot; height=&quot;112&quot; src=&quot;https://one-draw.jp/ijinden/cardlist/003/card/03_056.png&quot; /&gt;&lt;div class=&quot;container-num-copies position-absolute bottom-0 start-0 px-1&quot; id=&quot;side-3-56-num-copies&quot;&gt;0&lt;/div&gt;&lt;button type=&quot;button&quot; class=&quot;btn btn-secondary btn-number btn-sm btn-pop position-absolute top-0 start-0&quot; data-type=&quot;minus&quot; data-deck=&quot;side&quot; data-id=&quot;3-56&quot;&gt;-&lt;/button&gt;&lt;button type=&quot;button&quot; class=&quot;btn btn-secondary btn-number btn-sm btn-push position-absolute top-0 end-0&quot; data-type=&quot;plus&quot; data-deck=&quot;side&quot; data-id=&quot;3-56&quot;&gt;+&lt;/button&gt;&lt;button type=&quot;button&quot; class=&quot;btn btn-secondary btn-number btn-sm btn-raise position-absolute bottom-0 end-0&quot; data-type=&quot;raise&quot; data-id=&quot;3-56&quot;&gt;^&lt;/button&gt;&lt;/div&gt;" calcext:value-type="string">
            <text:p>&lt;div class="container-card position-relative me-2 mb-2" id="side-3-56"&gt;&lt;img class="d-block" width="80" height="112" src="https://one-draw.jp/ijinden/cardlist/003/card/03_056.png" /&gt;&lt;div class="container-num-copies position-absolute bottom-0 start-0 px-1" id="side-3-56-num-copies"&gt;0&lt;/div&gt;&lt;button type="button" class="btn btn-secondary btn-number btn-sm btn-pop position-absolute top-0 start-0" data-type="minus" data-deck="side" data-id="3-56"&gt;-&lt;/button&gt;&lt;button type="button" class="btn btn-secondary btn-number btn-sm btn-push position-absolute top-0 end-0" data-type="plus" data-deck="side" data-id="3-56"&gt;+&lt;/button&gt;&lt;button type="button" class="btn btn-secondary btn-number btn-sm btn-raise position-absolute bottom-0 end-0" data-type="raise" data-id="3-56"&gt;^&lt;/button&gt;&lt;/div&gt;</text:p>
          </table:table-cell>
          <table:table-cell table:formula="of:=CONCATENATE([$HTML.$A$3];[.F285];[$HTML.$B$3];[.H285];[$HTML.$C$3];[.J285];[$HTML.$D$3];[.N285];[$HTML.$E$3];[.B285];[$HTML.$F$3];[.D285];[$HTML.$G$3];[.B285];[$HTML.$H$3];[.B285];[$HTML.$I$3];[.B285];[$HTML.$J$3];[.B285];[$HTML.$K$3];[.B285];[$HTML.$L$3];[.B285];[$HTML.$M$3];[.B285];[$HTML.$N$3];[.B285];[$HTML.$O$3])" office:value-type="string" office:string-value="&lt;tr data-expansion=&quot;35&quot; data-type=&quot;2&quot; data-color=&quot;8&quot; data-term=&quot;0&quot;&gt;&lt;td&gt;3-56&lt;/td&gt;&lt;td&gt;志士の藩校&lt;/td&gt;&lt;td&gt;&lt;div class=&quot;input-group&quot;&gt;&lt;button type=&quot;button&quot; class=&quot;btn btn-outline-secondary btn-number&quot; data-type=&quot;minus&quot; data-deck=&quot;main&quot; data-id=&quot;3-56&quot; disabled&gt;-&lt;/button&gt;&lt;input type=&quot;text&quot; class=&quot;form-control input-number&quot; name=&quot;table-main-3-56-num-copies&quot; data-deck=&quot;main&quot; data-id=&quot;3-56&quot; value=&quot;0&quot; min=&quot;0&quot; readonly /&gt;&lt;button type=&quot;button&quot; class=&quot;btn btn-outline-secondary btn-number&quot; data-type=&quot;plus&quot; data-deck=&quot;main&quot; data-id=&quot;3-56&quot;&gt;+&lt;/button&gt;&lt;/div&gt;&lt;/td&gt;&lt;td&gt;&lt;div class=&quot;input-group&quot;&gt;&lt;button type=&quot;button&quot; class=&quot;btn btn-outline-secondary btn-number&quot; data-type=&quot;minus&quot; data-deck=&quot;side&quot; data-id=&quot;3-56&quot; disabled&gt;-&lt;/button&gt;&lt;input type=&quot;text&quot; class=&quot;form-control input-number&quot; name=&quot;table-side-3-56-num-copies&quot; data-deck=&quot;side&quot; data-id=&quot;3-56&quot; value=&quot;0&quot; min=&quot;0&quot; readonly /&gt;&lt;button type=&quot;button&quot; class=&quot;btn btn-outline-secondary btn-number&quot; data-type=&quot;plus&quot; data-deck=&quot;side&quot; data-id=&quot;3-56&quot;&gt;+&lt;/button&gt;&lt;/div&gt;&lt;/td&gt;&lt;/tr&gt;" calcext:value-type="string">
            <text:p>&lt;tr data-expansion="35" data-type="2" data-color="8" data-term="0"&gt;&lt;td&gt;3-56&lt;/td&gt;&lt;td&gt;志士の藩校&lt;/td&gt;&lt;td&gt;&lt;div class="input-group"&gt;&lt;button type="button" class="btn btn-outline-secondary btn-number" data-type="minus" data-deck="main" data-id="3-56" disabled&gt;-&lt;/button&gt;&lt;input type="text" class="form-control input-number" name="table-main-3-56-num-copies" data-deck="main" data-id="3-56" value="0" min="0" readonly /&gt;&lt;button type="button" class="btn btn-outline-secondary btn-number" data-type="plus" data-deck="main" data-id="3-56"&gt;+&lt;/button&gt;&lt;/div&gt;&lt;/td&gt;&lt;td&gt;&lt;div class="input-group"&gt;&lt;button type="button" class="btn btn-outline-secondary btn-number" data-type="minus" data-deck="side" data-id="3-56" disabled&gt;-&lt;/button&gt;&lt;input type="text" class="form-control input-number" name="table-side-3-56-num-copies" data-deck="side" data-id="3-56" value="0" min="0" readonly /&gt;&lt;button type="button" class="btn btn-outline-secondary btn-number" data-type="plus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O286];[$HTML.$C$1];[.$B286];[$HTML.$D$1];[.$B286];[$HTML.$E$1];[.$B286];[$HTML.$F$1];[.$B286];[$HTML.$G$1])" office:value-type="string" office:string-value="&lt;div class=&quot;container-card position-relative me-2 mb-2&quot; id=&quot;main-3-57&quot;&gt;&lt;img class=&quot;d-block&quot; width=&quot;80&quot; height=&quot;112&quot; src=&quot;https://one-draw.jp/ijinden/cardlist/003/card/03_057.png&quot; /&gt;&lt;div class=&quot;container-num-copies position-absolute bottom-0 start-0 px-1&quot; id=&quot;main-3-57-num-copies&quot;&gt;0&lt;/div&gt;&lt;button type=&quot;button&quot; class=&quot;btn btn-secondary btn-number btn-sm btn-pop position-absolute top-0 start-0&quot; data-type=&quot;minus&quot; data-deck=&quot;main&quot; data-id=&quot;3-57&quot;&gt;-&lt;/button&gt;&lt;button type=&quot;button&quot; class=&quot;btn btn-secondary btn-number btn-sm btn-push position-absolute top-0 end-0&quot; data-type=&quot;plus&quot; data-deck=&quot;main&quot; data-id=&quot;3-57&quot;&gt;+&lt;/button&gt;&lt;button type=&quot;button&quot; class=&quot;btn btn-secondary btn-number btn-sm btn-drop position-absolute bottom-0 end-0&quot; data-type=&quot;drop&quot; data-id=&quot;3-57&quot;&gt;v&lt;/button&gt;&lt;/div&gt;" calcext:value-type="string">
            <text:p>&lt;div class="container-card position-relative me-2 mb-2" id="main-3-57"&gt;&lt;img class="d-block" width="80" height="112" src="https://one-draw.jp/ijinden/cardlist/003/card/03_057.png" /&gt;&lt;div class="container-num-copies position-absolute bottom-0 start-0 px-1" id="main-3-57-num-copies"&gt;0&lt;/div&gt;&lt;button type="button" class="btn btn-secondary btn-number btn-sm btn-pop position-absolute top-0 start-0" data-type="minus" data-deck="main" data-id="3-57"&gt;-&lt;/button&gt;&lt;button type="button" class="btn btn-secondary btn-number btn-sm btn-push position-absolute top-0 end-0" data-type="plus" data-deck="main" data-id="3-57"&gt;+&lt;/button&gt;&lt;button type="button" class="btn btn-secondary btn-number btn-sm btn-drop position-absolute bottom-0 end-0" data-type="drop" data-id="3-57"&gt;v&lt;/button&gt;&lt;/div&gt;</text:p>
          </table:table-cell>
          <table:table-cell table:formula="of:=CONCATENATE([$HTML.$A$2];[.$B286];[$HTML.$B$2];[.$O286];[$HTML.$C$2];[.$B286];[$HTML.$D$2];[.$B286];[$HTML.$E$2];[.$B286];[$HTML.$F$2];[.$B286];[$HTML.$G$2])" office:value-type="string" office:string-value="&lt;div class=&quot;container-card position-relative me-2 mb-2&quot; id=&quot;side-3-57&quot;&gt;&lt;img class=&quot;d-block&quot; width=&quot;80&quot; height=&quot;112&quot; src=&quot;https://one-draw.jp/ijinden/cardlist/003/card/03_057.png&quot; /&gt;&lt;div class=&quot;container-num-copies position-absolute bottom-0 start-0 px-1&quot; id=&quot;side-3-57-num-copies&quot;&gt;0&lt;/div&gt;&lt;button type=&quot;button&quot; class=&quot;btn btn-secondary btn-number btn-sm btn-pop position-absolute top-0 start-0&quot; data-type=&quot;minus&quot; data-deck=&quot;side&quot; data-id=&quot;3-57&quot;&gt;-&lt;/button&gt;&lt;button type=&quot;button&quot; class=&quot;btn btn-secondary btn-number btn-sm btn-push position-absolute top-0 end-0&quot; data-type=&quot;plus&quot; data-deck=&quot;side&quot; data-id=&quot;3-57&quot;&gt;+&lt;/button&gt;&lt;button type=&quot;button&quot; class=&quot;btn btn-secondary btn-number btn-sm btn-raise position-absolute bottom-0 end-0&quot; data-type=&quot;raise&quot; data-id=&quot;3-57&quot;&gt;^&lt;/button&gt;&lt;/div&gt;" calcext:value-type="string">
            <text:p>&lt;div class="container-card position-relative me-2 mb-2" id="side-3-57"&gt;&lt;img class="d-block" width="80" height="112" src="https://one-draw.jp/ijinden/cardlist/003/card/03_057.png" /&gt;&lt;div class="container-num-copies position-absolute bottom-0 start-0 px-1" id="side-3-57-num-copies"&gt;0&lt;/div&gt;&lt;button type="button" class="btn btn-secondary btn-number btn-sm btn-pop position-absolute top-0 start-0" data-type="minus" data-deck="side" data-id="3-57"&gt;-&lt;/button&gt;&lt;button type="button" class="btn btn-secondary btn-number btn-sm btn-push position-absolute top-0 end-0" data-type="plus" data-deck="side" data-id="3-57"&gt;+&lt;/button&gt;&lt;button type="button" class="btn btn-secondary btn-number btn-sm btn-raise position-absolute bottom-0 end-0" data-type="raise" data-id="3-57"&gt;^&lt;/button&gt;&lt;/div&gt;</text:p>
          </table:table-cell>
          <table:table-cell table:formula="of:=CONCATENATE([$HTML.$A$3];[.F286];[$HTML.$B$3];[.H286];[$HTML.$C$3];[.J286];[$HTML.$D$3];[.N286];[$HTML.$E$3];[.B286];[$HTML.$F$3];[.D286];[$HTML.$G$3];[.B286];[$HTML.$H$3];[.B286];[$HTML.$I$3];[.B286];[$HTML.$J$3];[.B286];[$HTML.$K$3];[.B286];[$HTML.$L$3];[.B286];[$HTML.$M$3];[.B286];[$HTML.$N$3];[.B286];[$HTML.$O$3])" office:value-type="string" office:string-value="&lt;tr data-expansion=&quot;35&quot; data-type=&quot;2&quot; data-color=&quot;16&quot; data-term=&quot;0&quot;&gt;&lt;td&gt;3-57&lt;/td&gt;&lt;td&gt;風神雷神図&lt;/td&gt;&lt;td&gt;&lt;div class=&quot;input-group&quot;&gt;&lt;button type=&quot;button&quot; class=&quot;btn btn-outline-secondary btn-number&quot; data-type=&quot;minus&quot; data-deck=&quot;main&quot; data-id=&quot;3-57&quot; disabled&gt;-&lt;/button&gt;&lt;input type=&quot;text&quot; class=&quot;form-control input-number&quot; name=&quot;table-main-3-57-num-copies&quot; data-deck=&quot;main&quot; data-id=&quot;3-57&quot; value=&quot;0&quot; min=&quot;0&quot; readonly /&gt;&lt;button type=&quot;button&quot; class=&quot;btn btn-outline-secondary btn-number&quot; data-type=&quot;plus&quot; data-deck=&quot;main&quot; data-id=&quot;3-57&quot;&gt;+&lt;/button&gt;&lt;/div&gt;&lt;/td&gt;&lt;td&gt;&lt;div class=&quot;input-group&quot;&gt;&lt;button type=&quot;button&quot; class=&quot;btn btn-outline-secondary btn-number&quot; data-type=&quot;minus&quot; data-deck=&quot;side&quot; data-id=&quot;3-57&quot; disabled&gt;-&lt;/button&gt;&lt;input type=&quot;text&quot; class=&quot;form-control input-number&quot; name=&quot;table-side-3-57-num-copies&quot; data-deck=&quot;side&quot; data-id=&quot;3-57&quot; value=&quot;0&quot; min=&quot;0&quot; readonly /&gt;&lt;button type=&quot;button&quot; class=&quot;btn btn-outline-secondary btn-number&quot; data-type=&quot;plus&quot; data-deck=&quot;side&quot; data-id=&quot;3-57&quot;&gt;+&lt;/button&gt;&lt;/div&gt;&lt;/td&gt;&lt;/tr&gt;" calcext:value-type="string">
            <text:p>&lt;tr data-expansion="35" data-type="2" data-color="16" data-term="0"&gt;&lt;td&gt;3-57&lt;/td&gt;&lt;td&gt;風神雷神図&lt;/td&gt;&lt;td&gt;&lt;div class="input-group"&gt;&lt;button type="button" class="btn btn-outline-secondary btn-number" data-type="minus" data-deck="main" data-id="3-57" disabled&gt;-&lt;/button&gt;&lt;input type="text" class="form-control input-number" name="table-main-3-57-num-copies" data-deck="main" data-id="3-57" value="0" min="0" readonly /&gt;&lt;button type="button" class="btn btn-outline-secondary btn-number" data-type="plus" data-deck="main" data-id="3-57"&gt;+&lt;/button&gt;&lt;/div&gt;&lt;/td&gt;&lt;td&gt;&lt;div class="input-group"&gt;&lt;button type="button" class="btn btn-outline-secondary btn-number" data-type="minus" data-deck="side" data-id="3-57" disabled&gt;-&lt;/button&gt;&lt;input type="text" class="form-control input-number" name="table-side-3-57-num-copies" data-deck="side" data-id="3-57" value="0" min="0" readonly /&gt;&lt;button type="button" class="btn btn-outline-secondary btn-number" data-type="plus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O287];[$HTML.$C$1];[.$B287];[$HTML.$D$1];[.$B287];[$HTML.$E$1];[.$B287];[$HTML.$F$1];[.$B287];[$HTML.$G$1])" office:value-type="string" office:string-value="&lt;div class=&quot;container-card position-relative me-2 mb-2&quot; id=&quot;main-3-58&quot;&gt;&lt;img class=&quot;d-block&quot; width=&quot;80&quot; height=&quot;112&quot; src=&quot;https://one-draw.jp/ijinden/cardlist/003/card/03_058.png&quot; /&gt;&lt;div class=&quot;container-num-copies position-absolute bottom-0 start-0 px-1&quot; id=&quot;main-3-58-num-copies&quot;&gt;0&lt;/div&gt;&lt;button type=&quot;button&quot; class=&quot;btn btn-secondary btn-number btn-sm btn-pop position-absolute top-0 start-0&quot; data-type=&quot;minus&quot; data-deck=&quot;main&quot; data-id=&quot;3-58&quot;&gt;-&lt;/button&gt;&lt;button type=&quot;button&quot; class=&quot;btn btn-secondary btn-number btn-sm btn-push position-absolute top-0 end-0&quot; data-type=&quot;plus&quot; data-deck=&quot;main&quot; data-id=&quot;3-58&quot;&gt;+&lt;/button&gt;&lt;button type=&quot;button&quot; class=&quot;btn btn-secondary btn-number btn-sm btn-drop position-absolute bottom-0 end-0&quot; data-type=&quot;drop&quot; data-id=&quot;3-58&quot;&gt;v&lt;/button&gt;&lt;/div&gt;" calcext:value-type="string">
            <text:p>&lt;div class="container-card position-relative me-2 mb-2" id="main-3-58"&gt;&lt;img class="d-block" width="80" height="112" src="https://one-draw.jp/ijinden/cardlist/003/card/03_058.png" /&gt;&lt;div class="container-num-copies position-absolute bottom-0 start-0 px-1" id="main-3-58-num-copies"&gt;0&lt;/div&gt;&lt;button type="button" class="btn btn-secondary btn-number btn-sm btn-pop position-absolute top-0 start-0" data-type="minus" data-deck="main" data-id="3-58"&gt;-&lt;/button&gt;&lt;button type="button" class="btn btn-secondary btn-number btn-sm btn-push position-absolute top-0 end-0" data-type="plus" data-deck="main" data-id="3-58"&gt;+&lt;/button&gt;&lt;button type="button" class="btn btn-secondary btn-number btn-sm btn-drop position-absolute bottom-0 end-0" data-type="drop" data-id="3-58"&gt;v&lt;/button&gt;&lt;/div&gt;</text:p>
          </table:table-cell>
          <table:table-cell table:formula="of:=CONCATENATE([$HTML.$A$2];[.$B287];[$HTML.$B$2];[.$O287];[$HTML.$C$2];[.$B287];[$HTML.$D$2];[.$B287];[$HTML.$E$2];[.$B287];[$HTML.$F$2];[.$B287];[$HTML.$G$2])" office:value-type="string" office:string-value="&lt;div class=&quot;container-card position-relative me-2 mb-2&quot; id=&quot;side-3-58&quot;&gt;&lt;img class=&quot;d-block&quot; width=&quot;80&quot; height=&quot;112&quot; src=&quot;https://one-draw.jp/ijinden/cardlist/003/card/03_058.png&quot; /&gt;&lt;div class=&quot;container-num-copies position-absolute bottom-0 start-0 px-1&quot; id=&quot;side-3-58-num-copies&quot;&gt;0&lt;/div&gt;&lt;button type=&quot;button&quot; class=&quot;btn btn-secondary btn-number btn-sm btn-pop position-absolute top-0 start-0&quot; data-type=&quot;minus&quot; data-deck=&quot;side&quot; data-id=&quot;3-58&quot;&gt;-&lt;/button&gt;&lt;button type=&quot;button&quot; class=&quot;btn btn-secondary btn-number btn-sm btn-push position-absolute top-0 end-0&quot; data-type=&quot;plus&quot; data-deck=&quot;side&quot; data-id=&quot;3-58&quot;&gt;+&lt;/button&gt;&lt;button type=&quot;button&quot; class=&quot;btn btn-secondary btn-number btn-sm btn-raise position-absolute bottom-0 end-0&quot; data-type=&quot;raise&quot; data-id=&quot;3-58&quot;&gt;^&lt;/button&gt;&lt;/div&gt;" calcext:value-type="string">
            <text:p>&lt;div class="container-card position-relative me-2 mb-2" id="side-3-58"&gt;&lt;img class="d-block" width="80" height="112" src="https://one-draw.jp/ijinden/cardlist/003/card/03_058.png" /&gt;&lt;div class="container-num-copies position-absolute bottom-0 start-0 px-1" id="side-3-58-num-copies"&gt;0&lt;/div&gt;&lt;button type="button" class="btn btn-secondary btn-number btn-sm btn-pop position-absolute top-0 start-0" data-type="minus" data-deck="side" data-id="3-58"&gt;-&lt;/button&gt;&lt;button type="button" class="btn btn-secondary btn-number btn-sm btn-push position-absolute top-0 end-0" data-type="plus" data-deck="side" data-id="3-58"&gt;+&lt;/button&gt;&lt;button type="button" class="btn btn-secondary btn-number btn-sm btn-raise position-absolute bottom-0 end-0" data-type="raise" data-id="3-58"&gt;^&lt;/button&gt;&lt;/div&gt;</text:p>
          </table:table-cell>
          <table:table-cell table:formula="of:=CONCATENATE([$HTML.$A$3];[.F287];[$HTML.$B$3];[.H287];[$HTML.$C$3];[.J287];[$HTML.$D$3];[.N287];[$HTML.$E$3];[.B287];[$HTML.$F$3];[.D287];[$HTML.$G$3];[.B287];[$HTML.$H$3];[.B287];[$HTML.$I$3];[.B287];[$HTML.$J$3];[.B287];[$HTML.$K$3];[.B287];[$HTML.$L$3];[.B287];[$HTML.$M$3];[.B287];[$HTML.$N$3];[.B287];[$HTML.$O$3])" office:value-type="string" office:string-value="&lt;tr data-expansion=&quot;35&quot; data-type=&quot;2&quot; data-color=&quot;16&quot; data-term=&quot;0&quot;&gt;&lt;td&gt;3-58&lt;/td&gt;&lt;td&gt;茅葺き屋根の張出し舞台&lt;/td&gt;&lt;td&gt;&lt;div class=&quot;input-group&quot;&gt;&lt;button type=&quot;button&quot; class=&quot;btn btn-outline-secondary btn-number&quot; data-type=&quot;minus&quot; data-deck=&quot;main&quot; data-id=&quot;3-58&quot; disabled&gt;-&lt;/button&gt;&lt;input type=&quot;text&quot; class=&quot;form-control input-number&quot; name=&quot;table-main-3-58-num-copies&quot; data-deck=&quot;main&quot; data-id=&quot;3-58&quot; value=&quot;0&quot; min=&quot;0&quot; readonly /&gt;&lt;button type=&quot;button&quot; class=&quot;btn btn-outline-secondary btn-number&quot; data-type=&quot;plus&quot; data-deck=&quot;main&quot; data-id=&quot;3-58&quot;&gt;+&lt;/button&gt;&lt;/div&gt;&lt;/td&gt;&lt;td&gt;&lt;div class=&quot;input-group&quot;&gt;&lt;button type=&quot;button&quot; class=&quot;btn btn-outline-secondary btn-number&quot; data-type=&quot;minus&quot; data-deck=&quot;side&quot; data-id=&quot;3-58&quot; disabled&gt;-&lt;/button&gt;&lt;input type=&quot;text&quot; class=&quot;form-control input-number&quot; name=&quot;table-side-3-58-num-copies&quot; data-deck=&quot;side&quot; data-id=&quot;3-58&quot; value=&quot;0&quot; min=&quot;0&quot; readonly /&gt;&lt;button type=&quot;button&quot; class=&quot;btn btn-outline-secondary btn-number&quot; data-type=&quot;plus&quot; data-deck=&quot;side&quot; data-id=&quot;3-58&quot;&gt;+&lt;/button&gt;&lt;/div&gt;&lt;/td&gt;&lt;/tr&gt;" calcext:value-type="string">
            <text:p>&lt;tr data-expansion="35" data-type="2" data-color="16" data-term="0"&gt;&lt;td&gt;3-58&lt;/td&gt;&lt;td&gt;茅葺き屋根の張出し舞台&lt;/td&gt;&lt;td&gt;&lt;div class="input-group"&gt;&lt;button type="button" class="btn btn-outline-secondary btn-number" data-type="minus" data-deck="main" data-id="3-58" disabled&gt;-&lt;/button&gt;&lt;input type="text" class="form-control input-number" name="table-main-3-58-num-copies" data-deck="main" data-id="3-58" value="0" min="0" readonly /&gt;&lt;button type="button" class="btn btn-outline-secondary btn-number" data-type="plus" data-deck="main" data-id="3-58"&gt;+&lt;/button&gt;&lt;/div&gt;&lt;/td&gt;&lt;td&gt;&lt;div class="input-group"&gt;&lt;button type="button" class="btn btn-outline-secondary btn-number" data-type="minus" data-deck="side" data-id="3-58" disabled&gt;-&lt;/button&gt;&lt;input type="text" class="form-control input-number" name="table-side-3-58-num-copies" data-deck="side" data-id="3-58" value="0" min="0" readonly /&gt;&lt;button type="button" class="btn btn-outline-secondary btn-number" data-type="plus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O288];[$HTML.$C$1];[.$B288];[$HTML.$D$1];[.$B288];[$HTML.$E$1];[.$B288];[$HTML.$F$1];[.$B288];[$HTML.$G$1])" office:value-type="string" office:string-value="&lt;div class=&quot;container-card position-relative me-2 mb-2&quot; id=&quot;main-3-59&quot;&gt;&lt;img class=&quot;d-block&quot; width=&quot;80&quot; height=&quot;112&quot; src=&quot;https://one-draw.jp/ijinden/cardlist/003/card/03_059.png&quot; /&gt;&lt;div class=&quot;container-num-copies position-absolute bottom-0 start-0 px-1&quot; id=&quot;main-3-59-num-copies&quot;&gt;0&lt;/div&gt;&lt;button type=&quot;button&quot; class=&quot;btn btn-secondary btn-number btn-sm btn-pop position-absolute top-0 start-0&quot; data-type=&quot;minus&quot; data-deck=&quot;main&quot; data-id=&quot;3-59&quot;&gt;-&lt;/button&gt;&lt;button type=&quot;button&quot; class=&quot;btn btn-secondary btn-number btn-sm btn-push position-absolute top-0 end-0&quot; data-type=&quot;plus&quot; data-deck=&quot;main&quot; data-id=&quot;3-59&quot;&gt;+&lt;/button&gt;&lt;button type=&quot;button&quot; class=&quot;btn btn-secondary btn-number btn-sm btn-drop position-absolute bottom-0 end-0&quot; data-type=&quot;drop&quot; data-id=&quot;3-59&quot;&gt;v&lt;/button&gt;&lt;/div&gt;" calcext:value-type="string">
            <text:p>&lt;div class="container-card position-relative me-2 mb-2" id="main-3-59"&gt;&lt;img class="d-block" width="80" height="112" src="https://one-draw.jp/ijinden/cardlist/003/card/03_059.png" /&gt;&lt;div class="container-num-copies position-absolute bottom-0 start-0 px-1" id="main-3-59-num-copies"&gt;0&lt;/div&gt;&lt;button type="button" class="btn btn-secondary btn-number btn-sm btn-pop position-absolute top-0 start-0" data-type="minus" data-deck="main" data-id="3-59"&gt;-&lt;/button&gt;&lt;button type="button" class="btn btn-secondary btn-number btn-sm btn-push position-absolute top-0 end-0" data-type="plus" data-deck="main" data-id="3-59"&gt;+&lt;/button&gt;&lt;button type="button" class="btn btn-secondary btn-number btn-sm btn-drop position-absolute bottom-0 end-0" data-type="drop" data-id="3-59"&gt;v&lt;/button&gt;&lt;/div&gt;</text:p>
          </table:table-cell>
          <table:table-cell table:formula="of:=CONCATENATE([$HTML.$A$2];[.$B288];[$HTML.$B$2];[.$O288];[$HTML.$C$2];[.$B288];[$HTML.$D$2];[.$B288];[$HTML.$E$2];[.$B288];[$HTML.$F$2];[.$B288];[$HTML.$G$2])" office:value-type="string" office:string-value="&lt;div class=&quot;container-card position-relative me-2 mb-2&quot; id=&quot;side-3-59&quot;&gt;&lt;img class=&quot;d-block&quot; width=&quot;80&quot; height=&quot;112&quot; src=&quot;https://one-draw.jp/ijinden/cardlist/003/card/03_059.png&quot; /&gt;&lt;div class=&quot;container-num-copies position-absolute bottom-0 start-0 px-1&quot; id=&quot;side-3-59-num-copies&quot;&gt;0&lt;/div&gt;&lt;button type=&quot;button&quot; class=&quot;btn btn-secondary btn-number btn-sm btn-pop position-absolute top-0 start-0&quot; data-type=&quot;minus&quot; data-deck=&quot;side&quot; data-id=&quot;3-59&quot;&gt;-&lt;/button&gt;&lt;button type=&quot;button&quot; class=&quot;btn btn-secondary btn-number btn-sm btn-push position-absolute top-0 end-0&quot; data-type=&quot;plus&quot; data-deck=&quot;side&quot; data-id=&quot;3-59&quot;&gt;+&lt;/button&gt;&lt;button type=&quot;button&quot; class=&quot;btn btn-secondary btn-number btn-sm btn-raise position-absolute bottom-0 end-0&quot; data-type=&quot;raise&quot; data-id=&quot;3-59&quot;&gt;^&lt;/button&gt;&lt;/div&gt;" calcext:value-type="string">
            <text:p>&lt;div class="container-card position-relative me-2 mb-2" id="side-3-59"&gt;&lt;img class="d-block" width="80" height="112" src="https://one-draw.jp/ijinden/cardlist/003/card/03_059.png" /&gt;&lt;div class="container-num-copies position-absolute bottom-0 start-0 px-1" id="side-3-59-num-copies"&gt;0&lt;/div&gt;&lt;button type="button" class="btn btn-secondary btn-number btn-sm btn-pop position-absolute top-0 start-0" data-type="minus" data-deck="side" data-id="3-59"&gt;-&lt;/button&gt;&lt;button type="button" class="btn btn-secondary btn-number btn-sm btn-push position-absolute top-0 end-0" data-type="plus" data-deck="side" data-id="3-59"&gt;+&lt;/button&gt;&lt;button type="button" class="btn btn-secondary btn-number btn-sm btn-raise position-absolute bottom-0 end-0" data-type="raise" data-id="3-59"&gt;^&lt;/button&gt;&lt;/div&gt;</text:p>
          </table:table-cell>
          <table:table-cell table:formula="of:=CONCATENATE([$HTML.$A$3];[.F288];[$HTML.$B$3];[.H288];[$HTML.$C$3];[.J288];[$HTML.$D$3];[.N288];[$HTML.$E$3];[.B288];[$HTML.$F$3];[.D288];[$HTML.$G$3];[.B288];[$HTML.$H$3];[.B288];[$HTML.$I$3];[.B288];[$HTML.$J$3];[.B288];[$HTML.$K$3];[.B288];[$HTML.$L$3];[.B288];[$HTML.$M$3];[.B288];[$HTML.$N$3];[.B288];[$HTML.$O$3])" office:value-type="string" office:string-value="&lt;tr data-expansion=&quot;35&quot; data-type=&quot;2&quot; data-color=&quot;32&quot; data-term=&quot;0&quot;&gt;&lt;td&gt;3-59&lt;/td&gt;&lt;td&gt;森閑たる離宮&lt;/td&gt;&lt;td&gt;&lt;div class=&quot;input-group&quot;&gt;&lt;button type=&quot;button&quot; class=&quot;btn btn-outline-secondary btn-number&quot; data-type=&quot;minus&quot; data-deck=&quot;main&quot; data-id=&quot;3-59&quot; disabled&gt;-&lt;/button&gt;&lt;input type=&quot;text&quot; class=&quot;form-control input-number&quot; name=&quot;table-main-3-59-num-copies&quot; data-deck=&quot;main&quot; data-id=&quot;3-59&quot; value=&quot;0&quot; min=&quot;0&quot; readonly /&gt;&lt;button type=&quot;button&quot; class=&quot;btn btn-outline-secondary btn-number&quot; data-type=&quot;plus&quot; data-deck=&quot;main&quot; data-id=&quot;3-59&quot;&gt;+&lt;/button&gt;&lt;/div&gt;&lt;/td&gt;&lt;td&gt;&lt;div class=&quot;input-group&quot;&gt;&lt;button type=&quot;button&quot; class=&quot;btn btn-outline-secondary btn-number&quot; data-type=&quot;minus&quot; data-deck=&quot;side&quot; data-id=&quot;3-59&quot; disabled&gt;-&lt;/button&gt;&lt;input type=&quot;text&quot; class=&quot;form-control input-number&quot; name=&quot;table-side-3-59-num-copies&quot; data-deck=&quot;side&quot; data-id=&quot;3-59&quot; value=&quot;0&quot; min=&quot;0&quot; readonly /&gt;&lt;button type=&quot;button&quot; class=&quot;btn btn-outline-secondary btn-number&quot; data-type=&quot;plus&quot; data-deck=&quot;side&quot; data-id=&quot;3-59&quot;&gt;+&lt;/button&gt;&lt;/div&gt;&lt;/td&gt;&lt;/tr&gt;" calcext:value-type="string">
            <text:p>&lt;tr data-expansion="35" data-type="2" data-color="32" data-term="0"&gt;&lt;td&gt;3-59&lt;/td&gt;&lt;td&gt;森閑たる離宮&lt;/td&gt;&lt;td&gt;&lt;div class="input-group"&gt;&lt;button type="button" class="btn btn-outline-secondary btn-number" data-type="minus" data-deck="main" data-id="3-59" disabled&gt;-&lt;/button&gt;&lt;input type="text" class="form-control input-number" name="table-main-3-59-num-copies" data-deck="main" data-id="3-59" value="0" min="0" readonly /&gt;&lt;button type="button" class="btn btn-outline-secondary btn-number" data-type="plus" data-deck="main" data-id="3-59"&gt;+&lt;/button&gt;&lt;/div&gt;&lt;/td&gt;&lt;td&gt;&lt;div class="input-group"&gt;&lt;button type="button" class="btn btn-outline-secondary btn-number" data-type="minus" data-deck="side" data-id="3-59" disabled&gt;-&lt;/button&gt;&lt;input type="text" class="form-control input-number" name="table-side-3-59-num-copies" data-deck="side" data-id="3-59" value="0" min="0" readonly /&gt;&lt;button type="button" class="btn btn-outline-secondary btn-number" data-type="plus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O289];[$HTML.$C$1];[.$B289];[$HTML.$D$1];[.$B289];[$HTML.$E$1];[.$B289];[$HTML.$F$1];[.$B289];[$HTML.$G$1])" office:value-type="string" office:string-value="&lt;div class=&quot;container-card position-relative me-2 mb-2&quot; id=&quot;main-3-60&quot;&gt;&lt;img class=&quot;d-block&quot; width=&quot;80&quot; height=&quot;112&quot; src=&quot;https://one-draw.jp/ijinden/cardlist/003/card/03_060.png&quot; /&gt;&lt;div class=&quot;container-num-copies position-absolute bottom-0 start-0 px-1&quot; id=&quot;main-3-60-num-copies&quot;&gt;0&lt;/div&gt;&lt;button type=&quot;button&quot; class=&quot;btn btn-secondary btn-number btn-sm btn-pop position-absolute top-0 start-0&quot; data-type=&quot;minus&quot; data-deck=&quot;main&quot; data-id=&quot;3-60&quot;&gt;-&lt;/button&gt;&lt;button type=&quot;button&quot; class=&quot;btn btn-secondary btn-number btn-sm btn-push position-absolute top-0 end-0&quot; data-type=&quot;plus&quot; data-deck=&quot;main&quot; data-id=&quot;3-60&quot;&gt;+&lt;/button&gt;&lt;button type=&quot;button&quot; class=&quot;btn btn-secondary btn-number btn-sm btn-drop position-absolute bottom-0 end-0&quot; data-type=&quot;drop&quot; data-id=&quot;3-60&quot;&gt;v&lt;/button&gt;&lt;/div&gt;" calcext:value-type="string">
            <text:p>&lt;div class="container-card position-relative me-2 mb-2" id="main-3-60"&gt;&lt;img class="d-block" width="80" height="112" src="https://one-draw.jp/ijinden/cardlist/003/card/03_060.png" /&gt;&lt;div class="container-num-copies position-absolute bottom-0 start-0 px-1" id="main-3-60-num-copies"&gt;0&lt;/div&gt;&lt;button type="button" class="btn btn-secondary btn-number btn-sm btn-pop position-absolute top-0 start-0" data-type="minus" data-deck="main" data-id="3-60"&gt;-&lt;/button&gt;&lt;button type="button" class="btn btn-secondary btn-number btn-sm btn-push position-absolute top-0 end-0" data-type="plus" data-deck="main" data-id="3-60"&gt;+&lt;/button&gt;&lt;button type="button" class="btn btn-secondary btn-number btn-sm btn-drop position-absolute bottom-0 end-0" data-type="drop" data-id="3-60"&gt;v&lt;/button&gt;&lt;/div&gt;</text:p>
          </table:table-cell>
          <table:table-cell table:formula="of:=CONCATENATE([$HTML.$A$2];[.$B289];[$HTML.$B$2];[.$O289];[$HTML.$C$2];[.$B289];[$HTML.$D$2];[.$B289];[$HTML.$E$2];[.$B289];[$HTML.$F$2];[.$B289];[$HTML.$G$2])" office:value-type="string" office:string-value="&lt;div class=&quot;container-card position-relative me-2 mb-2&quot; id=&quot;side-3-60&quot;&gt;&lt;img class=&quot;d-block&quot; width=&quot;80&quot; height=&quot;112&quot; src=&quot;https://one-draw.jp/ijinden/cardlist/003/card/03_060.png&quot; /&gt;&lt;div class=&quot;container-num-copies position-absolute bottom-0 start-0 px-1&quot; id=&quot;side-3-60-num-copies&quot;&gt;0&lt;/div&gt;&lt;button type=&quot;button&quot; class=&quot;btn btn-secondary btn-number btn-sm btn-pop position-absolute top-0 start-0&quot; data-type=&quot;minus&quot; data-deck=&quot;side&quot; data-id=&quot;3-60&quot;&gt;-&lt;/button&gt;&lt;button type=&quot;button&quot; class=&quot;btn btn-secondary btn-number btn-sm btn-push position-absolute top-0 end-0&quot; data-type=&quot;plus&quot; data-deck=&quot;side&quot; data-id=&quot;3-60&quot;&gt;+&lt;/button&gt;&lt;button type=&quot;button&quot; class=&quot;btn btn-secondary btn-number btn-sm btn-raise position-absolute bottom-0 end-0&quot; data-type=&quot;raise&quot; data-id=&quot;3-60&quot;&gt;^&lt;/button&gt;&lt;/div&gt;" calcext:value-type="string">
            <text:p>&lt;div class="container-card position-relative me-2 mb-2" id="side-3-60"&gt;&lt;img class="d-block" width="80" height="112" src="https://one-draw.jp/ijinden/cardlist/003/card/03_060.png" /&gt;&lt;div class="container-num-copies position-absolute bottom-0 start-0 px-1" id="side-3-60-num-copies"&gt;0&lt;/div&gt;&lt;button type="button" class="btn btn-secondary btn-number btn-sm btn-pop position-absolute top-0 start-0" data-type="minus" data-deck="side" data-id="3-60"&gt;-&lt;/button&gt;&lt;button type="button" class="btn btn-secondary btn-number btn-sm btn-push position-absolute top-0 end-0" data-type="plus" data-deck="side" data-id="3-60"&gt;+&lt;/button&gt;&lt;button type="button" class="btn btn-secondary btn-number btn-sm btn-raise position-absolute bottom-0 end-0" data-type="raise" data-id="3-60"&gt;^&lt;/button&gt;&lt;/div&gt;</text:p>
          </table:table-cell>
          <table:table-cell table:formula="of:=CONCATENATE([$HTML.$A$3];[.F289];[$HTML.$B$3];[.H289];[$HTML.$C$3];[.J289];[$HTML.$D$3];[.N289];[$HTML.$E$3];[.B289];[$HTML.$F$3];[.D289];[$HTML.$G$3];[.B289];[$HTML.$H$3];[.B289];[$HTML.$I$3];[.B289];[$HTML.$J$3];[.B289];[$HTML.$K$3];[.B289];[$HTML.$L$3];[.B289];[$HTML.$M$3];[.B289];[$HTML.$N$3];[.B289];[$HTML.$O$3])" office:value-type="string" office:string-value="&lt;tr data-expansion=&quot;35&quot; data-type=&quot;2&quot; data-color=&quot;32&quot; data-term=&quot;0&quot;&gt;&lt;td&gt;3-60&lt;/td&gt;&lt;td&gt;黒船&lt;/td&gt;&lt;td&gt;&lt;div class=&quot;input-group&quot;&gt;&lt;button type=&quot;button&quot; class=&quot;btn btn-outline-secondary btn-number&quot; data-type=&quot;minus&quot; data-deck=&quot;main&quot; data-id=&quot;3-60&quot; disabled&gt;-&lt;/button&gt;&lt;input type=&quot;text&quot; class=&quot;form-control input-number&quot; name=&quot;table-main-3-60-num-copies&quot; data-deck=&quot;main&quot; data-id=&quot;3-60&quot; value=&quot;0&quot; min=&quot;0&quot; readonly /&gt;&lt;button type=&quot;button&quot; class=&quot;btn btn-outline-secondary btn-number&quot; data-type=&quot;plus&quot; data-deck=&quot;main&quot; data-id=&quot;3-60&quot;&gt;+&lt;/button&gt;&lt;/div&gt;&lt;/td&gt;&lt;td&gt;&lt;div class=&quot;input-group&quot;&gt;&lt;button type=&quot;button&quot; class=&quot;btn btn-outline-secondary btn-number&quot; data-type=&quot;minus&quot; data-deck=&quot;side&quot; data-id=&quot;3-60&quot; disabled&gt;-&lt;/button&gt;&lt;input type=&quot;text&quot; class=&quot;form-control input-number&quot; name=&quot;table-side-3-60-num-copies&quot; data-deck=&quot;side&quot; data-id=&quot;3-60&quot; value=&quot;0&quot; min=&quot;0&quot; readonly /&gt;&lt;button type=&quot;button&quot; class=&quot;btn btn-outline-secondary btn-number&quot; data-type=&quot;plus&quot; data-deck=&quot;side&quot; data-id=&quot;3-60&quot;&gt;+&lt;/button&gt;&lt;/div&gt;&lt;/td&gt;&lt;/tr&gt;" calcext:value-type="string">
            <text:p>&lt;tr data-expansion="35" data-type="2" data-color="32" data-term="0"&gt;&lt;td&gt;3-60&lt;/td&gt;&lt;td&gt;黒船&lt;/td&gt;&lt;td&gt;&lt;div class="input-group"&gt;&lt;button type="button" class="btn btn-outline-secondary btn-number" data-type="minus" data-deck="main" data-id="3-60" disabled&gt;-&lt;/button&gt;&lt;input type="text" class="form-control input-number" name="table-main-3-60-num-copies" data-deck="main" data-id="3-60" value="0" min="0" readonly /&gt;&lt;button type="button" class="btn btn-outline-secondary btn-number" data-type="plus" data-deck="main" data-id="3-60"&gt;+&lt;/button&gt;&lt;/div&gt;&lt;/td&gt;&lt;td&gt;&lt;div class="input-group"&gt;&lt;button type="button" class="btn btn-outline-secondary btn-number" data-type="minus" data-deck="side" data-id="3-60" disabled&gt;-&lt;/button&gt;&lt;input type="text" class="form-control input-number" name="table-side-3-60-num-copies" data-deck="side" data-id="3-60" value="0" min="0" readonly /&gt;&lt;button type="button" class="btn btn-outline-secondary btn-number" data-type="plus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O290];[$HTML.$C$1];[.$B290];[$HTML.$D$1];[.$B290];[$HTML.$E$1];[.$B290];[$HTML.$F$1];[.$B290];[$HTML.$G$1])" office:value-type="string" office:string-value="&lt;div class=&quot;container-card position-relative me-2 mb-2&quot; id=&quot;main-3-61&quot;&gt;&lt;img class=&quot;d-block&quot; width=&quot;80&quot; height=&quot;112&quot; src=&quot;https://one-draw.jp/ijinden/cardlist/003/card/03_061.png&quot; /&gt;&lt;div class=&quot;container-num-copies position-absolute bottom-0 start-0 px-1&quot; id=&quot;main-3-61-num-copies&quot;&gt;0&lt;/div&gt;&lt;button type=&quot;button&quot; class=&quot;btn btn-secondary btn-number btn-sm btn-pop position-absolute top-0 start-0&quot; data-type=&quot;minus&quot; data-deck=&quot;main&quot; data-id=&quot;3-61&quot;&gt;-&lt;/button&gt;&lt;button type=&quot;button&quot; class=&quot;btn btn-secondary btn-number btn-sm btn-push position-absolute top-0 end-0&quot; data-type=&quot;plus&quot; data-deck=&quot;main&quot; data-id=&quot;3-61&quot;&gt;+&lt;/button&gt;&lt;button type=&quot;button&quot; class=&quot;btn btn-secondary btn-number btn-sm btn-drop position-absolute bottom-0 end-0&quot; data-type=&quot;drop&quot; data-id=&quot;3-61&quot;&gt;v&lt;/button&gt;&lt;/div&gt;" calcext:value-type="string">
            <text:p>&lt;div class="container-card position-relative me-2 mb-2" id="main-3-61"&gt;&lt;img class="d-block" width="80" height="112" src="https://one-draw.jp/ijinden/cardlist/003/card/03_061.png" /&gt;&lt;div class="container-num-copies position-absolute bottom-0 start-0 px-1" id="main-3-61-num-copies"&gt;0&lt;/div&gt;&lt;button type="button" class="btn btn-secondary btn-number btn-sm btn-pop position-absolute top-0 start-0" data-type="minus" data-deck="main" data-id="3-61"&gt;-&lt;/button&gt;&lt;button type="button" class="btn btn-secondary btn-number btn-sm btn-push position-absolute top-0 end-0" data-type="plus" data-deck="main" data-id="3-61"&gt;+&lt;/button&gt;&lt;button type="button" class="btn btn-secondary btn-number btn-sm btn-drop position-absolute bottom-0 end-0" data-type="drop" data-id="3-61"&gt;v&lt;/button&gt;&lt;/div&gt;</text:p>
          </table:table-cell>
          <table:table-cell table:formula="of:=CONCATENATE([$HTML.$A$2];[.$B290];[$HTML.$B$2];[.$O290];[$HTML.$C$2];[.$B290];[$HTML.$D$2];[.$B290];[$HTML.$E$2];[.$B290];[$HTML.$F$2];[.$B290];[$HTML.$G$2])" office:value-type="string" office:string-value="&lt;div class=&quot;container-card position-relative me-2 mb-2&quot; id=&quot;side-3-61&quot;&gt;&lt;img class=&quot;d-block&quot; width=&quot;80&quot; height=&quot;112&quot; src=&quot;https://one-draw.jp/ijinden/cardlist/003/card/03_061.png&quot; /&gt;&lt;div class=&quot;container-num-copies position-absolute bottom-0 start-0 px-1&quot; id=&quot;side-3-61-num-copies&quot;&gt;0&lt;/div&gt;&lt;button type=&quot;button&quot; class=&quot;btn btn-secondary btn-number btn-sm btn-pop position-absolute top-0 start-0&quot; data-type=&quot;minus&quot; data-deck=&quot;side&quot; data-id=&quot;3-61&quot;&gt;-&lt;/button&gt;&lt;button type=&quot;button&quot; class=&quot;btn btn-secondary btn-number btn-sm btn-push position-absolute top-0 end-0&quot; data-type=&quot;plus&quot; data-deck=&quot;side&quot; data-id=&quot;3-61&quot;&gt;+&lt;/button&gt;&lt;button type=&quot;button&quot; class=&quot;btn btn-secondary btn-number btn-sm btn-raise position-absolute bottom-0 end-0&quot; data-type=&quot;raise&quot; data-id=&quot;3-61&quot;&gt;^&lt;/button&gt;&lt;/div&gt;" calcext:value-type="string">
            <text:p>&lt;div class="container-card position-relative me-2 mb-2" id="side-3-61"&gt;&lt;img class="d-block" width="80" height="112" src="https://one-draw.jp/ijinden/cardlist/003/card/03_061.png" /&gt;&lt;div class="container-num-copies position-absolute bottom-0 start-0 px-1" id="side-3-61-num-copies"&gt;0&lt;/div&gt;&lt;button type="button" class="btn btn-secondary btn-number btn-sm btn-pop position-absolute top-0 start-0" data-type="minus" data-deck="side" data-id="3-61"&gt;-&lt;/button&gt;&lt;button type="button" class="btn btn-secondary btn-number btn-sm btn-push position-absolute top-0 end-0" data-type="plus" data-deck="side" data-id="3-61"&gt;+&lt;/button&gt;&lt;button type="button" class="btn btn-secondary btn-number btn-sm btn-raise position-absolute bottom-0 end-0" data-type="raise" data-id="3-61"&gt;^&lt;/button&gt;&lt;/div&gt;</text:p>
          </table:table-cell>
          <table:table-cell table:formula="of:=CONCATENATE([$HTML.$A$3];[.F290];[$HTML.$B$3];[.H290];[$HTML.$C$3];[.J290];[$HTML.$D$3];[.N290];[$HTML.$E$3];[.B290];[$HTML.$F$3];[.D290];[$HTML.$G$3];[.B290];[$HTML.$H$3];[.B290];[$HTML.$I$3];[.B290];[$HTML.$J$3];[.B290];[$HTML.$K$3];[.B290];[$HTML.$L$3];[.B290];[$HTML.$M$3];[.B290];[$HTML.$N$3];[.B290];[$HTML.$O$3])" office:value-type="string" office:string-value="&lt;tr data-expansion=&quot;35&quot; data-type=&quot;3&quot; data-color=&quot;2&quot; data-term=&quot;0&quot;&gt;&lt;td&gt;3-61&lt;/td&gt;&lt;td&gt;サンダーボルト&lt;/td&gt;&lt;td&gt;&lt;div class=&quot;input-group&quot;&gt;&lt;button type=&quot;button&quot; class=&quot;btn btn-outline-secondary btn-number&quot; data-type=&quot;minus&quot; data-deck=&quot;main&quot; data-id=&quot;3-61&quot; disabled&gt;-&lt;/button&gt;&lt;input type=&quot;text&quot; class=&quot;form-control input-number&quot; name=&quot;table-main-3-61-num-copies&quot; data-deck=&quot;main&quot; data-id=&quot;3-61&quot; value=&quot;0&quot; min=&quot;0&quot; readonly /&gt;&lt;button type=&quot;button&quot; class=&quot;btn btn-outline-secondary btn-number&quot; data-type=&quot;plus&quot; data-deck=&quot;main&quot; data-id=&quot;3-61&quot;&gt;+&lt;/button&gt;&lt;/div&gt;&lt;/td&gt;&lt;td&gt;&lt;div class=&quot;input-group&quot;&gt;&lt;button type=&quot;button&quot; class=&quot;btn btn-outline-secondary btn-number&quot; data-type=&quot;minus&quot; data-deck=&quot;side&quot; data-id=&quot;3-61&quot; disabled&gt;-&lt;/button&gt;&lt;input type=&quot;text&quot; class=&quot;form-control input-number&quot; name=&quot;table-side-3-61-num-copies&quot; data-deck=&quot;side&quot; data-id=&quot;3-61&quot; value=&quot;0&quot; min=&quot;0&quot; readonly /&gt;&lt;button type=&quot;button&quot; class=&quot;btn btn-outline-secondary btn-number&quot; data-type=&quot;plus&quot; data-deck=&quot;side&quot; data-id=&quot;3-61&quot;&gt;+&lt;/button&gt;&lt;/div&gt;&lt;/td&gt;&lt;/tr&gt;" calcext:value-type="string">
            <text:p>&lt;tr data-expansion="35" data-type="3" data-color="2" data-term="0"&gt;&lt;td&gt;3-61&lt;/td&gt;&lt;td&gt;サンダーボルト&lt;/td&gt;&lt;td&gt;&lt;div class="input-group"&gt;&lt;button type="button" class="btn btn-outline-secondary btn-number" data-type="minus" data-deck="main" data-id="3-61" disabled&gt;-&lt;/button&gt;&lt;input type="text" class="form-control input-number" name="table-main-3-61-num-copies" data-deck="main" data-id="3-61" value="0" min="0" readonly /&gt;&lt;button type="button" class="btn btn-outline-secondary btn-number" data-type="plus" data-deck="main" data-id="3-61"&gt;+&lt;/button&gt;&lt;/div&gt;&lt;/td&gt;&lt;td&gt;&lt;div class="input-group"&gt;&lt;button type="button" class="btn btn-outline-secondary btn-number" data-type="minus" data-deck="side" data-id="3-61" disabled&gt;-&lt;/button&gt;&lt;input type="text" class="form-control input-number" name="table-side-3-61-num-copies" data-deck="side" data-id="3-61" value="0" min="0" readonly /&gt;&lt;button type="button" class="btn btn-outline-secondary btn-number" data-type="plus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O291];[$HTML.$C$1];[.$B291];[$HTML.$D$1];[.$B291];[$HTML.$E$1];[.$B291];[$HTML.$F$1];[.$B291];[$HTML.$G$1])" office:value-type="string" office:string-value="&lt;div class=&quot;container-card position-relative me-2 mb-2&quot; id=&quot;main-3-62&quot;&gt;&lt;img class=&quot;d-block&quot; width=&quot;80&quot; height=&quot;112&quot; src=&quot;https://one-draw.jp/ijinden/cardlist/003/card/03_062.png&quot; /&gt;&lt;div class=&quot;container-num-copies position-absolute bottom-0 start-0 px-1&quot; id=&quot;main-3-62-num-copies&quot;&gt;0&lt;/div&gt;&lt;button type=&quot;button&quot; class=&quot;btn btn-secondary btn-number btn-sm btn-pop position-absolute top-0 start-0&quot; data-type=&quot;minus&quot; data-deck=&quot;main&quot; data-id=&quot;3-62&quot;&gt;-&lt;/button&gt;&lt;button type=&quot;button&quot; class=&quot;btn btn-secondary btn-number btn-sm btn-push position-absolute top-0 end-0&quot; data-type=&quot;plus&quot; data-deck=&quot;main&quot; data-id=&quot;3-62&quot;&gt;+&lt;/button&gt;&lt;button type=&quot;button&quot; class=&quot;btn btn-secondary btn-number btn-sm btn-drop position-absolute bottom-0 end-0&quot; data-type=&quot;drop&quot; data-id=&quot;3-62&quot;&gt;v&lt;/button&gt;&lt;/div&gt;" calcext:value-type="string">
            <text:p>&lt;div class="container-card position-relative me-2 mb-2" id="main-3-62"&gt;&lt;img class="d-block" width="80" height="112" src="https://one-draw.jp/ijinden/cardlist/003/card/03_062.png" /&gt;&lt;div class="container-num-copies position-absolute bottom-0 start-0 px-1" id="main-3-62-num-copies"&gt;0&lt;/div&gt;&lt;button type="button" class="btn btn-secondary btn-number btn-sm btn-pop position-absolute top-0 start-0" data-type="minus" data-deck="main" data-id="3-62"&gt;-&lt;/button&gt;&lt;button type="button" class="btn btn-secondary btn-number btn-sm btn-push position-absolute top-0 end-0" data-type="plus" data-deck="main" data-id="3-62"&gt;+&lt;/button&gt;&lt;button type="button" class="btn btn-secondary btn-number btn-sm btn-drop position-absolute bottom-0 end-0" data-type="drop" data-id="3-62"&gt;v&lt;/button&gt;&lt;/div&gt;</text:p>
          </table:table-cell>
          <table:table-cell table:formula="of:=CONCATENATE([$HTML.$A$2];[.$B291];[$HTML.$B$2];[.$O291];[$HTML.$C$2];[.$B291];[$HTML.$D$2];[.$B291];[$HTML.$E$2];[.$B291];[$HTML.$F$2];[.$B291];[$HTML.$G$2])" office:value-type="string" office:string-value="&lt;div class=&quot;container-card position-relative me-2 mb-2&quot; id=&quot;side-3-62&quot;&gt;&lt;img class=&quot;d-block&quot; width=&quot;80&quot; height=&quot;112&quot; src=&quot;https://one-draw.jp/ijinden/cardlist/003/card/03_062.png&quot; /&gt;&lt;div class=&quot;container-num-copies position-absolute bottom-0 start-0 px-1&quot; id=&quot;side-3-62-num-copies&quot;&gt;0&lt;/div&gt;&lt;button type=&quot;button&quot; class=&quot;btn btn-secondary btn-number btn-sm btn-pop position-absolute top-0 start-0&quot; data-type=&quot;minus&quot; data-deck=&quot;side&quot; data-id=&quot;3-62&quot;&gt;-&lt;/button&gt;&lt;button type=&quot;button&quot; class=&quot;btn btn-secondary btn-number btn-sm btn-push position-absolute top-0 end-0&quot; data-type=&quot;plus&quot; data-deck=&quot;side&quot; data-id=&quot;3-62&quot;&gt;+&lt;/button&gt;&lt;button type=&quot;button&quot; class=&quot;btn btn-secondary btn-number btn-sm btn-raise position-absolute bottom-0 end-0&quot; data-type=&quot;raise&quot; data-id=&quot;3-62&quot;&gt;^&lt;/button&gt;&lt;/div&gt;" calcext:value-type="string">
            <text:p>&lt;div class="container-card position-relative me-2 mb-2" id="side-3-62"&gt;&lt;img class="d-block" width="80" height="112" src="https://one-draw.jp/ijinden/cardlist/003/card/03_062.png" /&gt;&lt;div class="container-num-copies position-absolute bottom-0 start-0 px-1" id="side-3-62-num-copies"&gt;0&lt;/div&gt;&lt;button type="button" class="btn btn-secondary btn-number btn-sm btn-pop position-absolute top-0 start-0" data-type="minus" data-deck="side" data-id="3-62"&gt;-&lt;/button&gt;&lt;button type="button" class="btn btn-secondary btn-number btn-sm btn-push position-absolute top-0 end-0" data-type="plus" data-deck="side" data-id="3-62"&gt;+&lt;/button&gt;&lt;button type="button" class="btn btn-secondary btn-number btn-sm btn-raise position-absolute bottom-0 end-0" data-type="raise" data-id="3-62"&gt;^&lt;/button&gt;&lt;/div&gt;</text:p>
          </table:table-cell>
          <table:table-cell table:formula="of:=CONCATENATE([$HTML.$A$3];[.F291];[$HTML.$B$3];[.H291];[$HTML.$C$3];[.J291];[$HTML.$D$3];[.N291];[$HTML.$E$3];[.B291];[$HTML.$F$3];[.D291];[$HTML.$G$3];[.B291];[$HTML.$H$3];[.B291];[$HTML.$I$3];[.B291];[$HTML.$J$3];[.B291];[$HTML.$K$3];[.B291];[$HTML.$L$3];[.B291];[$HTML.$M$3];[.B291];[$HTML.$N$3];[.B291];[$HTML.$O$3])" office:value-type="string" office:string-value="&lt;tr data-expansion=&quot;35&quot; data-type=&quot;3&quot; data-color=&quot;2&quot; data-term=&quot;0&quot;&gt;&lt;td&gt;3-62&lt;/td&gt;&lt;td&gt;パイロオーラ&lt;/td&gt;&lt;td&gt;&lt;div class=&quot;input-group&quot;&gt;&lt;button type=&quot;button&quot; class=&quot;btn btn-outline-secondary btn-number&quot; data-type=&quot;minus&quot; data-deck=&quot;main&quot; data-id=&quot;3-62&quot; disabled&gt;-&lt;/button&gt;&lt;input type=&quot;text&quot; class=&quot;form-control input-number&quot; name=&quot;table-main-3-62-num-copies&quot; data-deck=&quot;main&quot; data-id=&quot;3-62&quot; value=&quot;0&quot; min=&quot;0&quot; readonly /&gt;&lt;button type=&quot;button&quot; class=&quot;btn btn-outline-secondary btn-number&quot; data-type=&quot;plus&quot; data-deck=&quot;main&quot; data-id=&quot;3-62&quot;&gt;+&lt;/button&gt;&lt;/div&gt;&lt;/td&gt;&lt;td&gt;&lt;div class=&quot;input-group&quot;&gt;&lt;button type=&quot;button&quot; class=&quot;btn btn-outline-secondary btn-number&quot; data-type=&quot;minus&quot; data-deck=&quot;side&quot; data-id=&quot;3-62&quot; disabled&gt;-&lt;/button&gt;&lt;input type=&quot;text&quot; class=&quot;form-control input-number&quot; name=&quot;table-side-3-62-num-copies&quot; data-deck=&quot;side&quot; data-id=&quot;3-62&quot; value=&quot;0&quot; min=&quot;0&quot; readonly /&gt;&lt;button type=&quot;button&quot; class=&quot;btn btn-outline-secondary btn-number&quot; data-type=&quot;plus&quot; data-deck=&quot;side&quot; data-id=&quot;3-62&quot;&gt;+&lt;/button&gt;&lt;/div&gt;&lt;/td&gt;&lt;/tr&gt;" calcext:value-type="string">
            <text:p>&lt;tr data-expansion="35" data-type="3" data-color="2" data-term="0"&gt;&lt;td&gt;3-62&lt;/td&gt;&lt;td&gt;パイロオーラ&lt;/td&gt;&lt;td&gt;&lt;div class="input-group"&gt;&lt;button type="button" class="btn btn-outline-secondary btn-number" data-type="minus" data-deck="main" data-id="3-62" disabled&gt;-&lt;/button&gt;&lt;input type="text" class="form-control input-number" name="table-main-3-62-num-copies" data-deck="main" data-id="3-62" value="0" min="0" readonly /&gt;&lt;button type="button" class="btn btn-outline-secondary btn-number" data-type="plus" data-deck="main" data-id="3-62"&gt;+&lt;/button&gt;&lt;/div&gt;&lt;/td&gt;&lt;td&gt;&lt;div class="input-group"&gt;&lt;button type="button" class="btn btn-outline-secondary btn-number" data-type="minus" data-deck="side" data-id="3-62" disabled&gt;-&lt;/button&gt;&lt;input type="text" class="form-control input-number" name="table-side-3-62-num-copies" data-deck="side" data-id="3-62" value="0" min="0" readonly /&gt;&lt;button type="button" class="btn btn-outline-secondary btn-number" data-type="plus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O292];[$HTML.$C$1];[.$B292];[$HTML.$D$1];[.$B292];[$HTML.$E$1];[.$B292];[$HTML.$F$1];[.$B292];[$HTML.$G$1])" office:value-type="string" office:string-value="&lt;div class=&quot;container-card position-relative me-2 mb-2&quot; id=&quot;main-3-63&quot;&gt;&lt;img class=&quot;d-block&quot; width=&quot;80&quot; height=&quot;112&quot; src=&quot;https://one-draw.jp/ijinden/cardlist/003/card/03_063.png&quot; /&gt;&lt;div class=&quot;container-num-copies position-absolute bottom-0 start-0 px-1&quot; id=&quot;main-3-63-num-copies&quot;&gt;0&lt;/div&gt;&lt;button type=&quot;button&quot; class=&quot;btn btn-secondary btn-number btn-sm btn-pop position-absolute top-0 start-0&quot; data-type=&quot;minus&quot; data-deck=&quot;main&quot; data-id=&quot;3-63&quot;&gt;-&lt;/button&gt;&lt;button type=&quot;button&quot; class=&quot;btn btn-secondary btn-number btn-sm btn-push position-absolute top-0 end-0&quot; data-type=&quot;plus&quot; data-deck=&quot;main&quot; data-id=&quot;3-63&quot;&gt;+&lt;/button&gt;&lt;button type=&quot;button&quot; class=&quot;btn btn-secondary btn-number btn-sm btn-drop position-absolute bottom-0 end-0&quot; data-type=&quot;drop&quot; data-id=&quot;3-63&quot;&gt;v&lt;/button&gt;&lt;/div&gt;" calcext:value-type="string">
            <text:p>&lt;div class="container-card position-relative me-2 mb-2" id="main-3-63"&gt;&lt;img class="d-block" width="80" height="112" src="https://one-draw.jp/ijinden/cardlist/003/card/03_063.png" /&gt;&lt;div class="container-num-copies position-absolute bottom-0 start-0 px-1" id="main-3-63-num-copies"&gt;0&lt;/div&gt;&lt;button type="button" class="btn btn-secondary btn-number btn-sm btn-pop position-absolute top-0 start-0" data-type="minus" data-deck="main" data-id="3-63"&gt;-&lt;/button&gt;&lt;button type="button" class="btn btn-secondary btn-number btn-sm btn-push position-absolute top-0 end-0" data-type="plus" data-deck="main" data-id="3-63"&gt;+&lt;/button&gt;&lt;button type="button" class="btn btn-secondary btn-number btn-sm btn-drop position-absolute bottom-0 end-0" data-type="drop" data-id="3-63"&gt;v&lt;/button&gt;&lt;/div&gt;</text:p>
          </table:table-cell>
          <table:table-cell table:formula="of:=CONCATENATE([$HTML.$A$2];[.$B292];[$HTML.$B$2];[.$O292];[$HTML.$C$2];[.$B292];[$HTML.$D$2];[.$B292];[$HTML.$E$2];[.$B292];[$HTML.$F$2];[.$B292];[$HTML.$G$2])" office:value-type="string" office:string-value="&lt;div class=&quot;container-card position-relative me-2 mb-2&quot; id=&quot;side-3-63&quot;&gt;&lt;img class=&quot;d-block&quot; width=&quot;80&quot; height=&quot;112&quot; src=&quot;https://one-draw.jp/ijinden/cardlist/003/card/03_063.png&quot; /&gt;&lt;div class=&quot;container-num-copies position-absolute bottom-0 start-0 px-1&quot; id=&quot;side-3-63-num-copies&quot;&gt;0&lt;/div&gt;&lt;button type=&quot;button&quot; class=&quot;btn btn-secondary btn-number btn-sm btn-pop position-absolute top-0 start-0&quot; data-type=&quot;minus&quot; data-deck=&quot;side&quot; data-id=&quot;3-63&quot;&gt;-&lt;/button&gt;&lt;button type=&quot;button&quot; class=&quot;btn btn-secondary btn-number btn-sm btn-push position-absolute top-0 end-0&quot; data-type=&quot;plus&quot; data-deck=&quot;side&quot; data-id=&quot;3-63&quot;&gt;+&lt;/button&gt;&lt;button type=&quot;button&quot; class=&quot;btn btn-secondary btn-number btn-sm btn-raise position-absolute bottom-0 end-0&quot; data-type=&quot;raise&quot; data-id=&quot;3-63&quot;&gt;^&lt;/button&gt;&lt;/div&gt;" calcext:value-type="string">
            <text:p>&lt;div class="container-card position-relative me-2 mb-2" id="side-3-63"&gt;&lt;img class="d-block" width="80" height="112" src="https://one-draw.jp/ijinden/cardlist/003/card/03_063.png" /&gt;&lt;div class="container-num-copies position-absolute bottom-0 start-0 px-1" id="side-3-63-num-copies"&gt;0&lt;/div&gt;&lt;button type="button" class="btn btn-secondary btn-number btn-sm btn-pop position-absolute top-0 start-0" data-type="minus" data-deck="side" data-id="3-63"&gt;-&lt;/button&gt;&lt;button type="button" class="btn btn-secondary btn-number btn-sm btn-push position-absolute top-0 end-0" data-type="plus" data-deck="side" data-id="3-63"&gt;+&lt;/button&gt;&lt;button type="button" class="btn btn-secondary btn-number btn-sm btn-raise position-absolute bottom-0 end-0" data-type="raise" data-id="3-63"&gt;^&lt;/button&gt;&lt;/div&gt;</text:p>
          </table:table-cell>
          <table:table-cell table:formula="of:=CONCATENATE([$HTML.$A$3];[.F292];[$HTML.$B$3];[.H292];[$HTML.$C$3];[.J292];[$HTML.$D$3];[.N292];[$HTML.$E$3];[.B292];[$HTML.$F$3];[.D292];[$HTML.$G$3];[.B292];[$HTML.$H$3];[.B292];[$HTML.$I$3];[.B292];[$HTML.$J$3];[.B292];[$HTML.$K$3];[.B292];[$HTML.$L$3];[.B292];[$HTML.$M$3];[.B292];[$HTML.$N$3];[.B292];[$HTML.$O$3])" office:value-type="string" office:string-value="&lt;tr data-expansion=&quot;35&quot; data-type=&quot;3&quot; data-color=&quot;4&quot; data-term=&quot;0&quot;&gt;&lt;td&gt;3-63&lt;/td&gt;&lt;td&gt;アイオン&lt;/td&gt;&lt;td&gt;&lt;div class=&quot;input-group&quot;&gt;&lt;button type=&quot;button&quot; class=&quot;btn btn-outline-secondary btn-number&quot; data-type=&quot;minus&quot; data-deck=&quot;main&quot; data-id=&quot;3-63&quot; disabled&gt;-&lt;/button&gt;&lt;input type=&quot;text&quot; class=&quot;form-control input-number&quot; name=&quot;table-main-3-63-num-copies&quot; data-deck=&quot;main&quot; data-id=&quot;3-63&quot; value=&quot;0&quot; min=&quot;0&quot; readonly /&gt;&lt;button type=&quot;button&quot; class=&quot;btn btn-outline-secondary btn-number&quot; data-type=&quot;plus&quot; data-deck=&quot;main&quot; data-id=&quot;3-63&quot;&gt;+&lt;/button&gt;&lt;/div&gt;&lt;/td&gt;&lt;td&gt;&lt;div class=&quot;input-group&quot;&gt;&lt;button type=&quot;button&quot; class=&quot;btn btn-outline-secondary btn-number&quot; data-type=&quot;minus&quot; data-deck=&quot;side&quot; data-id=&quot;3-63&quot; disabled&gt;-&lt;/button&gt;&lt;input type=&quot;text&quot; class=&quot;form-control input-number&quot; name=&quot;table-side-3-63-num-copies&quot; data-deck=&quot;side&quot; data-id=&quot;3-63&quot; value=&quot;0&quot; min=&quot;0&quot; readonly /&gt;&lt;button type=&quot;button&quot; class=&quot;btn btn-outline-secondary btn-number&quot; data-type=&quot;plus&quot; data-deck=&quot;side&quot; data-id=&quot;3-63&quot;&gt;+&lt;/button&gt;&lt;/div&gt;&lt;/td&gt;&lt;/tr&gt;" calcext:value-type="string">
            <text:p>&lt;tr data-expansion="35" data-type="3" data-color="4" data-term="0"&gt;&lt;td&gt;3-63&lt;/td&gt;&lt;td&gt;アイオン&lt;/td&gt;&lt;td&gt;&lt;div class="input-group"&gt;&lt;button type="button" class="btn btn-outline-secondary btn-number" data-type="minus" data-deck="main" data-id="3-63" disabled&gt;-&lt;/button&gt;&lt;input type="text" class="form-control input-number" name="table-main-3-63-num-copies" data-deck="main" data-id="3-63" value="0" min="0" readonly /&gt;&lt;button type="button" class="btn btn-outline-secondary btn-number" data-type="plus" data-deck="main" data-id="3-63"&gt;+&lt;/button&gt;&lt;/div&gt;&lt;/td&gt;&lt;td&gt;&lt;div class="input-group"&gt;&lt;button type="button" class="btn btn-outline-secondary btn-number" data-type="minus" data-deck="side" data-id="3-63" disabled&gt;-&lt;/button&gt;&lt;input type="text" class="form-control input-number" name="table-side-3-63-num-copies" data-deck="side" data-id="3-63" value="0" min="0" readonly /&gt;&lt;button type="button" class="btn btn-outline-secondary btn-number" data-type="plus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O293];[$HTML.$C$1];[.$B293];[$HTML.$D$1];[.$B293];[$HTML.$E$1];[.$B293];[$HTML.$F$1];[.$B293];[$HTML.$G$1])" office:value-type="string" office:string-value="&lt;div class=&quot;container-card position-relative me-2 mb-2&quot; id=&quot;main-3-64&quot;&gt;&lt;img class=&quot;d-block&quot; width=&quot;80&quot; height=&quot;112&quot; src=&quot;https://one-draw.jp/ijinden/cardlist/003/card/03_064.png&quot; /&gt;&lt;div class=&quot;container-num-copies position-absolute bottom-0 start-0 px-1&quot; id=&quot;main-3-64-num-copies&quot;&gt;0&lt;/div&gt;&lt;button type=&quot;button&quot; class=&quot;btn btn-secondary btn-number btn-sm btn-pop position-absolute top-0 start-0&quot; data-type=&quot;minus&quot; data-deck=&quot;main&quot; data-id=&quot;3-64&quot;&gt;-&lt;/button&gt;&lt;button type=&quot;button&quot; class=&quot;btn btn-secondary btn-number btn-sm btn-push position-absolute top-0 end-0&quot; data-type=&quot;plus&quot; data-deck=&quot;main&quot; data-id=&quot;3-64&quot;&gt;+&lt;/button&gt;&lt;button type=&quot;button&quot; class=&quot;btn btn-secondary btn-number btn-sm btn-drop position-absolute bottom-0 end-0&quot; data-type=&quot;drop&quot; data-id=&quot;3-64&quot;&gt;v&lt;/button&gt;&lt;/div&gt;" calcext:value-type="string">
            <text:p>&lt;div class="container-card position-relative me-2 mb-2" id="main-3-64"&gt;&lt;img class="d-block" width="80" height="112" src="https://one-draw.jp/ijinden/cardlist/003/card/03_064.png" /&gt;&lt;div class="container-num-copies position-absolute bottom-0 start-0 px-1" id="main-3-64-num-copies"&gt;0&lt;/div&gt;&lt;button type="button" class="btn btn-secondary btn-number btn-sm btn-pop position-absolute top-0 start-0" data-type="minus" data-deck="main" data-id="3-64"&gt;-&lt;/button&gt;&lt;button type="button" class="btn btn-secondary btn-number btn-sm btn-push position-absolute top-0 end-0" data-type="plus" data-deck="main" data-id="3-64"&gt;+&lt;/button&gt;&lt;button type="button" class="btn btn-secondary btn-number btn-sm btn-drop position-absolute bottom-0 end-0" data-type="drop" data-id="3-64"&gt;v&lt;/button&gt;&lt;/div&gt;</text:p>
          </table:table-cell>
          <table:table-cell table:formula="of:=CONCATENATE([$HTML.$A$2];[.$B293];[$HTML.$B$2];[.$O293];[$HTML.$C$2];[.$B293];[$HTML.$D$2];[.$B293];[$HTML.$E$2];[.$B293];[$HTML.$F$2];[.$B293];[$HTML.$G$2])" office:value-type="string" office:string-value="&lt;div class=&quot;container-card position-relative me-2 mb-2&quot; id=&quot;side-3-64&quot;&gt;&lt;img class=&quot;d-block&quot; width=&quot;80&quot; height=&quot;112&quot; src=&quot;https://one-draw.jp/ijinden/cardlist/003/card/03_064.png&quot; /&gt;&lt;div class=&quot;container-num-copies position-absolute bottom-0 start-0 px-1&quot; id=&quot;side-3-64-num-copies&quot;&gt;0&lt;/div&gt;&lt;button type=&quot;button&quot; class=&quot;btn btn-secondary btn-number btn-sm btn-pop position-absolute top-0 start-0&quot; data-type=&quot;minus&quot; data-deck=&quot;side&quot; data-id=&quot;3-64&quot;&gt;-&lt;/button&gt;&lt;button type=&quot;button&quot; class=&quot;btn btn-secondary btn-number btn-sm btn-push position-absolute top-0 end-0&quot; data-type=&quot;plus&quot; data-deck=&quot;side&quot; data-id=&quot;3-64&quot;&gt;+&lt;/button&gt;&lt;button type=&quot;button&quot; class=&quot;btn btn-secondary btn-number btn-sm btn-raise position-absolute bottom-0 end-0&quot; data-type=&quot;raise&quot; data-id=&quot;3-64&quot;&gt;^&lt;/button&gt;&lt;/div&gt;" calcext:value-type="string">
            <text:p>&lt;div class="container-card position-relative me-2 mb-2" id="side-3-64"&gt;&lt;img class="d-block" width="80" height="112" src="https://one-draw.jp/ijinden/cardlist/003/card/03_064.png" /&gt;&lt;div class="container-num-copies position-absolute bottom-0 start-0 px-1" id="side-3-64-num-copies"&gt;0&lt;/div&gt;&lt;button type="button" class="btn btn-secondary btn-number btn-sm btn-pop position-absolute top-0 start-0" data-type="minus" data-deck="side" data-id="3-64"&gt;-&lt;/button&gt;&lt;button type="button" class="btn btn-secondary btn-number btn-sm btn-push position-absolute top-0 end-0" data-type="plus" data-deck="side" data-id="3-64"&gt;+&lt;/button&gt;&lt;button type="button" class="btn btn-secondary btn-number btn-sm btn-raise position-absolute bottom-0 end-0" data-type="raise" data-id="3-64"&gt;^&lt;/button&gt;&lt;/div&gt;</text:p>
          </table:table-cell>
          <table:table-cell table:formula="of:=CONCATENATE([$HTML.$A$3];[.F293];[$HTML.$B$3];[.H293];[$HTML.$C$3];[.J293];[$HTML.$D$3];[.N293];[$HTML.$E$3];[.B293];[$HTML.$F$3];[.D293];[$HTML.$G$3];[.B293];[$HTML.$H$3];[.B293];[$HTML.$I$3];[.B293];[$HTML.$J$3];[.B293];[$HTML.$K$3];[.B293];[$HTML.$L$3];[.B293];[$HTML.$M$3];[.B293];[$HTML.$N$3];[.B293];[$HTML.$O$3])" office:value-type="string" office:string-value="&lt;tr data-expansion=&quot;35&quot; data-type=&quot;3&quot; data-color=&quot;4&quot; data-term=&quot;0&quot;&gt;&lt;td&gt;3-64&lt;/td&gt;&lt;td&gt;ハイドロオーラ&lt;/td&gt;&lt;td&gt;&lt;div class=&quot;input-group&quot;&gt;&lt;button type=&quot;button&quot; class=&quot;btn btn-outline-secondary btn-number&quot; data-type=&quot;minus&quot; data-deck=&quot;main&quot; data-id=&quot;3-64&quot; disabled&gt;-&lt;/button&gt;&lt;input type=&quot;text&quot; class=&quot;form-control input-number&quot; name=&quot;table-main-3-64-num-copies&quot; data-deck=&quot;main&quot; data-id=&quot;3-64&quot; value=&quot;0&quot; min=&quot;0&quot; readonly /&gt;&lt;button type=&quot;button&quot; class=&quot;btn btn-outline-secondary btn-number&quot; data-type=&quot;plus&quot; data-deck=&quot;main&quot; data-id=&quot;3-64&quot;&gt;+&lt;/button&gt;&lt;/div&gt;&lt;/td&gt;&lt;td&gt;&lt;div class=&quot;input-group&quot;&gt;&lt;button type=&quot;button&quot; class=&quot;btn btn-outline-secondary btn-number&quot; data-type=&quot;minus&quot; data-deck=&quot;side&quot; data-id=&quot;3-64&quot; disabled&gt;-&lt;/button&gt;&lt;input type=&quot;text&quot; class=&quot;form-control input-number&quot; name=&quot;table-side-3-64-num-copies&quot; data-deck=&quot;side&quot; data-id=&quot;3-64&quot; value=&quot;0&quot; min=&quot;0&quot; readonly /&gt;&lt;button type=&quot;button&quot; class=&quot;btn btn-outline-secondary btn-number&quot; data-type=&quot;plus&quot; data-deck=&quot;side&quot; data-id=&quot;3-64&quot;&gt;+&lt;/button&gt;&lt;/div&gt;&lt;/td&gt;&lt;/tr&gt;" calcext:value-type="string">
            <text:p>&lt;tr data-expansion="35" data-type="3" data-color="4" data-term="0"&gt;&lt;td&gt;3-64&lt;/td&gt;&lt;td&gt;ハイドロオーラ&lt;/td&gt;&lt;td&gt;&lt;div class="input-group"&gt;&lt;button type="button" class="btn btn-outline-secondary btn-number" data-type="minus" data-deck="main" data-id="3-64" disabled&gt;-&lt;/button&gt;&lt;input type="text" class="form-control input-number" name="table-main-3-64-num-copies" data-deck="main" data-id="3-64" value="0" min="0" readonly /&gt;&lt;button type="button" class="btn btn-outline-secondary btn-number" data-type="plus" data-deck="main" data-id="3-64"&gt;+&lt;/button&gt;&lt;/div&gt;&lt;/td&gt;&lt;td&gt;&lt;div class="input-group"&gt;&lt;button type="button" class="btn btn-outline-secondary btn-number" data-type="minus" data-deck="side" data-id="3-64" disabled&gt;-&lt;/button&gt;&lt;input type="text" class="form-control input-number" name="table-side-3-64-num-copies" data-deck="side" data-id="3-64" value="0" min="0" readonly /&gt;&lt;button type="button" class="btn btn-outline-secondary btn-number" data-type="plus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O294];[$HTML.$C$1];[.$B294];[$HTML.$D$1];[.$B294];[$HTML.$E$1];[.$B294];[$HTML.$F$1];[.$B294];[$HTML.$G$1])" office:value-type="string" office:string-value="&lt;div class=&quot;container-card position-relative me-2 mb-2&quot; id=&quot;main-3-65&quot;&gt;&lt;img class=&quot;d-block&quot; width=&quot;80&quot; height=&quot;112&quot; src=&quot;https://one-draw.jp/ijinden/cardlist/003/card/03_065.png&quot; /&gt;&lt;div class=&quot;container-num-copies position-absolute bottom-0 start-0 px-1&quot; id=&quot;main-3-65-num-copies&quot;&gt;0&lt;/div&gt;&lt;button type=&quot;button&quot; class=&quot;btn btn-secondary btn-number btn-sm btn-pop position-absolute top-0 start-0&quot; data-type=&quot;minus&quot; data-deck=&quot;main&quot; data-id=&quot;3-65&quot;&gt;-&lt;/button&gt;&lt;button type=&quot;button&quot; class=&quot;btn btn-secondary btn-number btn-sm btn-push position-absolute top-0 end-0&quot; data-type=&quot;plus&quot; data-deck=&quot;main&quot; data-id=&quot;3-65&quot;&gt;+&lt;/button&gt;&lt;button type=&quot;button&quot; class=&quot;btn btn-secondary btn-number btn-sm btn-drop position-absolute bottom-0 end-0&quot; data-type=&quot;drop&quot; data-id=&quot;3-65&quot;&gt;v&lt;/button&gt;&lt;/div&gt;" calcext:value-type="string">
            <text:p>&lt;div class="container-card position-relative me-2 mb-2" id="main-3-65"&gt;&lt;img class="d-block" width="80" height="112" src="https://one-draw.jp/ijinden/cardlist/003/card/03_065.png" /&gt;&lt;div class="container-num-copies position-absolute bottom-0 start-0 px-1" id="main-3-65-num-copies"&gt;0&lt;/div&gt;&lt;button type="button" class="btn btn-secondary btn-number btn-sm btn-pop position-absolute top-0 start-0" data-type="minus" data-deck="main" data-id="3-65"&gt;-&lt;/button&gt;&lt;button type="button" class="btn btn-secondary btn-number btn-sm btn-push position-absolute top-0 end-0" data-type="plus" data-deck="main" data-id="3-65"&gt;+&lt;/button&gt;&lt;button type="button" class="btn btn-secondary btn-number btn-sm btn-drop position-absolute bottom-0 end-0" data-type="drop" data-id="3-65"&gt;v&lt;/button&gt;&lt;/div&gt;</text:p>
          </table:table-cell>
          <table:table-cell table:formula="of:=CONCATENATE([$HTML.$A$2];[.$B294];[$HTML.$B$2];[.$O294];[$HTML.$C$2];[.$B294];[$HTML.$D$2];[.$B294];[$HTML.$E$2];[.$B294];[$HTML.$F$2];[.$B294];[$HTML.$G$2])" office:value-type="string" office:string-value="&lt;div class=&quot;container-card position-relative me-2 mb-2&quot; id=&quot;side-3-65&quot;&gt;&lt;img class=&quot;d-block&quot; width=&quot;80&quot; height=&quot;112&quot; src=&quot;https://one-draw.jp/ijinden/cardlist/003/card/03_065.png&quot; /&gt;&lt;div class=&quot;container-num-copies position-absolute bottom-0 start-0 px-1&quot; id=&quot;side-3-65-num-copies&quot;&gt;0&lt;/div&gt;&lt;button type=&quot;button&quot; class=&quot;btn btn-secondary btn-number btn-sm btn-pop position-absolute top-0 start-0&quot; data-type=&quot;minus&quot; data-deck=&quot;side&quot; data-id=&quot;3-65&quot;&gt;-&lt;/button&gt;&lt;button type=&quot;button&quot; class=&quot;btn btn-secondary btn-number btn-sm btn-push position-absolute top-0 end-0&quot; data-type=&quot;plus&quot; data-deck=&quot;side&quot; data-id=&quot;3-65&quot;&gt;+&lt;/button&gt;&lt;button type=&quot;button&quot; class=&quot;btn btn-secondary btn-number btn-sm btn-raise position-absolute bottom-0 end-0&quot; data-type=&quot;raise&quot; data-id=&quot;3-65&quot;&gt;^&lt;/button&gt;&lt;/div&gt;" calcext:value-type="string">
            <text:p>&lt;div class="container-card position-relative me-2 mb-2" id="side-3-65"&gt;&lt;img class="d-block" width="80" height="112" src="https://one-draw.jp/ijinden/cardlist/003/card/03_065.png" /&gt;&lt;div class="container-num-copies position-absolute bottom-0 start-0 px-1" id="side-3-65-num-copies"&gt;0&lt;/div&gt;&lt;button type="button" class="btn btn-secondary btn-number btn-sm btn-pop position-absolute top-0 start-0" data-type="minus" data-deck="side" data-id="3-65"&gt;-&lt;/button&gt;&lt;button type="button" class="btn btn-secondary btn-number btn-sm btn-push position-absolute top-0 end-0" data-type="plus" data-deck="side" data-id="3-65"&gt;+&lt;/button&gt;&lt;button type="button" class="btn btn-secondary btn-number btn-sm btn-raise position-absolute bottom-0 end-0" data-type="raise" data-id="3-65"&gt;^&lt;/button&gt;&lt;/div&gt;</text:p>
          </table:table-cell>
          <table:table-cell table:formula="of:=CONCATENATE([$HTML.$A$3];[.F294];[$HTML.$B$3];[.H294];[$HTML.$C$3];[.J294];[$HTML.$D$3];[.N294];[$HTML.$E$3];[.B294];[$HTML.$F$3];[.D294];[$HTML.$G$3];[.B294];[$HTML.$H$3];[.B294];[$HTML.$I$3];[.B294];[$HTML.$J$3];[.B294];[$HTML.$K$3];[.B294];[$HTML.$L$3];[.B294];[$HTML.$M$3];[.B294];[$HTML.$N$3];[.B294];[$HTML.$O$3])" office:value-type="string" office:string-value="&lt;tr data-expansion=&quot;35&quot; data-type=&quot;3&quot; data-color=&quot;8&quot; data-term=&quot;0&quot;&gt;&lt;td&gt;3-65&lt;/td&gt;&lt;td&gt;ソーサリー&lt;/td&gt;&lt;td&gt;&lt;div class=&quot;input-group&quot;&gt;&lt;button type=&quot;button&quot; class=&quot;btn btn-outline-secondary btn-number&quot; data-type=&quot;minus&quot; data-deck=&quot;main&quot; data-id=&quot;3-65&quot; disabled&gt;-&lt;/button&gt;&lt;input type=&quot;text&quot; class=&quot;form-control input-number&quot; name=&quot;table-main-3-65-num-copies&quot; data-deck=&quot;main&quot; data-id=&quot;3-65&quot; value=&quot;0&quot; min=&quot;0&quot; readonly /&gt;&lt;button type=&quot;button&quot; class=&quot;btn btn-outline-secondary btn-number&quot; data-type=&quot;plus&quot; data-deck=&quot;main&quot; data-id=&quot;3-65&quot;&gt;+&lt;/button&gt;&lt;/div&gt;&lt;/td&gt;&lt;td&gt;&lt;div class=&quot;input-group&quot;&gt;&lt;button type=&quot;button&quot; class=&quot;btn btn-outline-secondary btn-number&quot; data-type=&quot;minus&quot; data-deck=&quot;side&quot; data-id=&quot;3-65&quot; disabled&gt;-&lt;/button&gt;&lt;input type=&quot;text&quot; class=&quot;form-control input-number&quot; name=&quot;table-side-3-65-num-copies&quot; data-deck=&quot;side&quot; data-id=&quot;3-65&quot; value=&quot;0&quot; min=&quot;0&quot; readonly /&gt;&lt;button type=&quot;button&quot; class=&quot;btn btn-outline-secondary btn-number&quot; data-type=&quot;plus&quot; data-deck=&quot;side&quot; data-id=&quot;3-65&quot;&gt;+&lt;/button&gt;&lt;/div&gt;&lt;/td&gt;&lt;/tr&gt;" calcext:value-type="string">
            <text:p>&lt;tr data-expansion="35" data-type="3" data-color="8" data-term="0"&gt;&lt;td&gt;3-65&lt;/td&gt;&lt;td&gt;ソーサリー&lt;/td&gt;&lt;td&gt;&lt;div class="input-group"&gt;&lt;button type="button" class="btn btn-outline-secondary btn-number" data-type="minus" data-deck="main" data-id="3-65" disabled&gt;-&lt;/button&gt;&lt;input type="text" class="form-control input-number" name="table-main-3-65-num-copies" data-deck="main" data-id="3-65" value="0" min="0" readonly /&gt;&lt;button type="button" class="btn btn-outline-secondary btn-number" data-type="plus" data-deck="main" data-id="3-65"&gt;+&lt;/button&gt;&lt;/div&gt;&lt;/td&gt;&lt;td&gt;&lt;div class="input-group"&gt;&lt;button type="button" class="btn btn-outline-secondary btn-number" data-type="minus" data-deck="side" data-id="3-65" disabled&gt;-&lt;/button&gt;&lt;input type="text" class="form-control input-number" name="table-side-3-65-num-copies" data-deck="side" data-id="3-65" value="0" min="0" readonly /&gt;&lt;button type="button" class="btn btn-outline-secondary btn-number" data-type="plus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O295];[$HTML.$C$1];[.$B295];[$HTML.$D$1];[.$B295];[$HTML.$E$1];[.$B295];[$HTML.$F$1];[.$B295];[$HTML.$G$1])" office:value-type="string" office:string-value="&lt;div class=&quot;container-card position-relative me-2 mb-2&quot; id=&quot;main-3-66&quot;&gt;&lt;img class=&quot;d-block&quot; width=&quot;80&quot; height=&quot;112&quot; src=&quot;https://one-draw.jp/ijinden/cardlist/003/card/03_066.png&quot; /&gt;&lt;div class=&quot;container-num-copies position-absolute bottom-0 start-0 px-1&quot; id=&quot;main-3-66-num-copies&quot;&gt;0&lt;/div&gt;&lt;button type=&quot;button&quot; class=&quot;btn btn-secondary btn-number btn-sm btn-pop position-absolute top-0 start-0&quot; data-type=&quot;minus&quot; data-deck=&quot;main&quot; data-id=&quot;3-66&quot;&gt;-&lt;/button&gt;&lt;button type=&quot;button&quot; class=&quot;btn btn-secondary btn-number btn-sm btn-push position-absolute top-0 end-0&quot; data-type=&quot;plus&quot; data-deck=&quot;main&quot; data-id=&quot;3-66&quot;&gt;+&lt;/button&gt;&lt;button type=&quot;button&quot; class=&quot;btn btn-secondary btn-number btn-sm btn-drop position-absolute bottom-0 end-0&quot; data-type=&quot;drop&quot; data-id=&quot;3-66&quot;&gt;v&lt;/button&gt;&lt;/div&gt;" calcext:value-type="string">
            <text:p>&lt;div class="container-card position-relative me-2 mb-2" id="main-3-66"&gt;&lt;img class="d-block" width="80" height="112" src="https://one-draw.jp/ijinden/cardlist/003/card/03_066.png" /&gt;&lt;div class="container-num-copies position-absolute bottom-0 start-0 px-1" id="main-3-66-num-copies"&gt;0&lt;/div&gt;&lt;button type="button" class="btn btn-secondary btn-number btn-sm btn-pop position-absolute top-0 start-0" data-type="minus" data-deck="main" data-id="3-66"&gt;-&lt;/button&gt;&lt;button type="button" class="btn btn-secondary btn-number btn-sm btn-push position-absolute top-0 end-0" data-type="plus" data-deck="main" data-id="3-66"&gt;+&lt;/button&gt;&lt;button type="button" class="btn btn-secondary btn-number btn-sm btn-drop position-absolute bottom-0 end-0" data-type="drop" data-id="3-66"&gt;v&lt;/button&gt;&lt;/div&gt;</text:p>
          </table:table-cell>
          <table:table-cell table:formula="of:=CONCATENATE([$HTML.$A$2];[.$B295];[$HTML.$B$2];[.$O295];[$HTML.$C$2];[.$B295];[$HTML.$D$2];[.$B295];[$HTML.$E$2];[.$B295];[$HTML.$F$2];[.$B295];[$HTML.$G$2])" office:value-type="string" office:string-value="&lt;div class=&quot;container-card position-relative me-2 mb-2&quot; id=&quot;side-3-66&quot;&gt;&lt;img class=&quot;d-block&quot; width=&quot;80&quot; height=&quot;112&quot; src=&quot;https://one-draw.jp/ijinden/cardlist/003/card/03_066.png&quot; /&gt;&lt;div class=&quot;container-num-copies position-absolute bottom-0 start-0 px-1&quot; id=&quot;side-3-66-num-copies&quot;&gt;0&lt;/div&gt;&lt;button type=&quot;button&quot; class=&quot;btn btn-secondary btn-number btn-sm btn-pop position-absolute top-0 start-0&quot; data-type=&quot;minus&quot; data-deck=&quot;side&quot; data-id=&quot;3-66&quot;&gt;-&lt;/button&gt;&lt;button type=&quot;button&quot; class=&quot;btn btn-secondary btn-number btn-sm btn-push position-absolute top-0 end-0&quot; data-type=&quot;plus&quot; data-deck=&quot;side&quot; data-id=&quot;3-66&quot;&gt;+&lt;/button&gt;&lt;button type=&quot;button&quot; class=&quot;btn btn-secondary btn-number btn-sm btn-raise position-absolute bottom-0 end-0&quot; data-type=&quot;raise&quot; data-id=&quot;3-66&quot;&gt;^&lt;/button&gt;&lt;/div&gt;" calcext:value-type="string">
            <text:p>&lt;div class="container-card position-relative me-2 mb-2" id="side-3-66"&gt;&lt;img class="d-block" width="80" height="112" src="https://one-draw.jp/ijinden/cardlist/003/card/03_066.png" /&gt;&lt;div class="container-num-copies position-absolute bottom-0 start-0 px-1" id="side-3-66-num-copies"&gt;0&lt;/div&gt;&lt;button type="button" class="btn btn-secondary btn-number btn-sm btn-pop position-absolute top-0 start-0" data-type="minus" data-deck="side" data-id="3-66"&gt;-&lt;/button&gt;&lt;button type="button" class="btn btn-secondary btn-number btn-sm btn-push position-absolute top-0 end-0" data-type="plus" data-deck="side" data-id="3-66"&gt;+&lt;/button&gt;&lt;button type="button" class="btn btn-secondary btn-number btn-sm btn-raise position-absolute bottom-0 end-0" data-type="raise" data-id="3-66"&gt;^&lt;/button&gt;&lt;/div&gt;</text:p>
          </table:table-cell>
          <table:table-cell table:formula="of:=CONCATENATE([$HTML.$A$3];[.F295];[$HTML.$B$3];[.H295];[$HTML.$C$3];[.J295];[$HTML.$D$3];[.N295];[$HTML.$E$3];[.B295];[$HTML.$F$3];[.D295];[$HTML.$G$3];[.B295];[$HTML.$H$3];[.B295];[$HTML.$I$3];[.B295];[$HTML.$J$3];[.B295];[$HTML.$K$3];[.B295];[$HTML.$L$3];[.B295];[$HTML.$M$3];[.B295];[$HTML.$N$3];[.B295];[$HTML.$O$3])" office:value-type="string" office:string-value="&lt;tr data-expansion=&quot;35&quot; data-type=&quot;3&quot; data-color=&quot;8&quot; data-term=&quot;0&quot;&gt;&lt;td&gt;3-66&lt;/td&gt;&lt;td&gt;クロロオーラ&lt;/td&gt;&lt;td&gt;&lt;div class=&quot;input-group&quot;&gt;&lt;button type=&quot;button&quot; class=&quot;btn btn-outline-secondary btn-number&quot; data-type=&quot;minus&quot; data-deck=&quot;main&quot; data-id=&quot;3-66&quot; disabled&gt;-&lt;/button&gt;&lt;input type=&quot;text&quot; class=&quot;form-control input-number&quot; name=&quot;table-main-3-66-num-copies&quot; data-deck=&quot;main&quot; data-id=&quot;3-66&quot; value=&quot;0&quot; min=&quot;0&quot; readonly /&gt;&lt;button type=&quot;button&quot; class=&quot;btn btn-outline-secondary btn-number&quot; data-type=&quot;plus&quot; data-deck=&quot;main&quot; data-id=&quot;3-66&quot;&gt;+&lt;/button&gt;&lt;/div&gt;&lt;/td&gt;&lt;td&gt;&lt;div class=&quot;input-group&quot;&gt;&lt;button type=&quot;button&quot; class=&quot;btn btn-outline-secondary btn-number&quot; data-type=&quot;minus&quot; data-deck=&quot;side&quot; data-id=&quot;3-66&quot; disabled&gt;-&lt;/button&gt;&lt;input type=&quot;text&quot; class=&quot;form-control input-number&quot; name=&quot;table-side-3-66-num-copies&quot; data-deck=&quot;side&quot; data-id=&quot;3-66&quot; value=&quot;0&quot; min=&quot;0&quot; readonly /&gt;&lt;button type=&quot;button&quot; class=&quot;btn btn-outline-secondary btn-number&quot; data-type=&quot;plus&quot; data-deck=&quot;side&quot; data-id=&quot;3-66&quot;&gt;+&lt;/button&gt;&lt;/div&gt;&lt;/td&gt;&lt;/tr&gt;" calcext:value-type="string">
            <text:p>&lt;tr data-expansion="35" data-type="3" data-color="8" data-term="0"&gt;&lt;td&gt;3-66&lt;/td&gt;&lt;td&gt;クロロオーラ&lt;/td&gt;&lt;td&gt;&lt;div class="input-group"&gt;&lt;button type="button" class="btn btn-outline-secondary btn-number" data-type="minus" data-deck="main" data-id="3-66" disabled&gt;-&lt;/button&gt;&lt;input type="text" class="form-control input-number" name="table-main-3-66-num-copies" data-deck="main" data-id="3-66" value="0" min="0" readonly /&gt;&lt;button type="button" class="btn btn-outline-secondary btn-number" data-type="plus" data-deck="main" data-id="3-66"&gt;+&lt;/button&gt;&lt;/div&gt;&lt;/td&gt;&lt;td&gt;&lt;div class="input-group"&gt;&lt;button type="button" class="btn btn-outline-secondary btn-number" data-type="minus" data-deck="side" data-id="3-66" disabled&gt;-&lt;/button&gt;&lt;input type="text" class="form-control input-number" name="table-side-3-66-num-copies" data-deck="side" data-id="3-66" value="0" min="0" readonly /&gt;&lt;button type="button" class="btn btn-outline-secondary btn-number" data-type="plus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O296];[$HTML.$C$1];[.$B296];[$HTML.$D$1];[.$B296];[$HTML.$E$1];[.$B296];[$HTML.$F$1];[.$B296];[$HTML.$G$1])" office:value-type="string" office:string-value="&lt;div class=&quot;container-card position-relative me-2 mb-2&quot; id=&quot;main-3-67&quot;&gt;&lt;img class=&quot;d-block&quot; width=&quot;80&quot; height=&quot;112&quot; src=&quot;https://one-draw.jp/ijinden/cardlist/003/card/03_067.png&quot; /&gt;&lt;div class=&quot;container-num-copies position-absolute bottom-0 start-0 px-1&quot; id=&quot;main-3-67-num-copies&quot;&gt;0&lt;/div&gt;&lt;button type=&quot;button&quot; class=&quot;btn btn-secondary btn-number btn-sm btn-pop position-absolute top-0 start-0&quot; data-type=&quot;minus&quot; data-deck=&quot;main&quot; data-id=&quot;3-67&quot;&gt;-&lt;/button&gt;&lt;button type=&quot;button&quot; class=&quot;btn btn-secondary btn-number btn-sm btn-push position-absolute top-0 end-0&quot; data-type=&quot;plus&quot; data-deck=&quot;main&quot; data-id=&quot;3-67&quot;&gt;+&lt;/button&gt;&lt;button type=&quot;button&quot; class=&quot;btn btn-secondary btn-number btn-sm btn-drop position-absolute bottom-0 end-0&quot; data-type=&quot;drop&quot; data-id=&quot;3-67&quot;&gt;v&lt;/button&gt;&lt;/div&gt;" calcext:value-type="string">
            <text:p>&lt;div class="container-card position-relative me-2 mb-2" id="main-3-67"&gt;&lt;img class="d-block" width="80" height="112" src="https://one-draw.jp/ijinden/cardlist/003/card/03_067.png" /&gt;&lt;div class="container-num-copies position-absolute bottom-0 start-0 px-1" id="main-3-67-num-copies"&gt;0&lt;/div&gt;&lt;button type="button" class="btn btn-secondary btn-number btn-sm btn-pop position-absolute top-0 start-0" data-type="minus" data-deck="main" data-id="3-67"&gt;-&lt;/button&gt;&lt;button type="button" class="btn btn-secondary btn-number btn-sm btn-push position-absolute top-0 end-0" data-type="plus" data-deck="main" data-id="3-67"&gt;+&lt;/button&gt;&lt;button type="button" class="btn btn-secondary btn-number btn-sm btn-drop position-absolute bottom-0 end-0" data-type="drop" data-id="3-67"&gt;v&lt;/button&gt;&lt;/div&gt;</text:p>
          </table:table-cell>
          <table:table-cell table:formula="of:=CONCATENATE([$HTML.$A$2];[.$B296];[$HTML.$B$2];[.$O296];[$HTML.$C$2];[.$B296];[$HTML.$D$2];[.$B296];[$HTML.$E$2];[.$B296];[$HTML.$F$2];[.$B296];[$HTML.$G$2])" office:value-type="string" office:string-value="&lt;div class=&quot;container-card position-relative me-2 mb-2&quot; id=&quot;side-3-67&quot;&gt;&lt;img class=&quot;d-block&quot; width=&quot;80&quot; height=&quot;112&quot; src=&quot;https://one-draw.jp/ijinden/cardlist/003/card/03_067.png&quot; /&gt;&lt;div class=&quot;container-num-copies position-absolute bottom-0 start-0 px-1&quot; id=&quot;side-3-67-num-copies&quot;&gt;0&lt;/div&gt;&lt;button type=&quot;button&quot; class=&quot;btn btn-secondary btn-number btn-sm btn-pop position-absolute top-0 start-0&quot; data-type=&quot;minus&quot; data-deck=&quot;side&quot; data-id=&quot;3-67&quot;&gt;-&lt;/button&gt;&lt;button type=&quot;button&quot; class=&quot;btn btn-secondary btn-number btn-sm btn-push position-absolute top-0 end-0&quot; data-type=&quot;plus&quot; data-deck=&quot;side&quot; data-id=&quot;3-67&quot;&gt;+&lt;/button&gt;&lt;button type=&quot;button&quot; class=&quot;btn btn-secondary btn-number btn-sm btn-raise position-absolute bottom-0 end-0&quot; data-type=&quot;raise&quot; data-id=&quot;3-67&quot;&gt;^&lt;/button&gt;&lt;/div&gt;" calcext:value-type="string">
            <text:p>&lt;div class="container-card position-relative me-2 mb-2" id="side-3-67"&gt;&lt;img class="d-block" width="80" height="112" src="https://one-draw.jp/ijinden/cardlist/003/card/03_067.png" /&gt;&lt;div class="container-num-copies position-absolute bottom-0 start-0 px-1" id="side-3-67-num-copies"&gt;0&lt;/div&gt;&lt;button type="button" class="btn btn-secondary btn-number btn-sm btn-pop position-absolute top-0 start-0" data-type="minus" data-deck="side" data-id="3-67"&gt;-&lt;/button&gt;&lt;button type="button" class="btn btn-secondary btn-number btn-sm btn-push position-absolute top-0 end-0" data-type="plus" data-deck="side" data-id="3-67"&gt;+&lt;/button&gt;&lt;button type="button" class="btn btn-secondary btn-number btn-sm btn-raise position-absolute bottom-0 end-0" data-type="raise" data-id="3-67"&gt;^&lt;/button&gt;&lt;/div&gt;</text:p>
          </table:table-cell>
          <table:table-cell table:formula="of:=CONCATENATE([$HTML.$A$3];[.F296];[$HTML.$B$3];[.H296];[$HTML.$C$3];[.J296];[$HTML.$D$3];[.N296];[$HTML.$E$3];[.B296];[$HTML.$F$3];[.D296];[$HTML.$G$3];[.B296];[$HTML.$H$3];[.B296];[$HTML.$I$3];[.B296];[$HTML.$J$3];[.B296];[$HTML.$K$3];[.B296];[$HTML.$L$3];[.B296];[$HTML.$M$3];[.B296];[$HTML.$N$3];[.B296];[$HTML.$O$3])" office:value-type="string" office:string-value="&lt;tr data-expansion=&quot;35&quot; data-type=&quot;3&quot; data-color=&quot;16&quot; data-term=&quot;0&quot;&gt;&lt;td&gt;3-67&lt;/td&gt;&lt;td&gt;パシフィック&lt;/td&gt;&lt;td&gt;&lt;div class=&quot;input-group&quot;&gt;&lt;button type=&quot;button&quot; class=&quot;btn btn-outline-secondary btn-number&quot; data-type=&quot;minus&quot; data-deck=&quot;main&quot; data-id=&quot;3-67&quot; disabled&gt;-&lt;/button&gt;&lt;input type=&quot;text&quot; class=&quot;form-control input-number&quot; name=&quot;table-main-3-67-num-copies&quot; data-deck=&quot;main&quot; data-id=&quot;3-67&quot; value=&quot;0&quot; min=&quot;0&quot; readonly /&gt;&lt;button type=&quot;button&quot; class=&quot;btn btn-outline-secondary btn-number&quot; data-type=&quot;plus&quot; data-deck=&quot;main&quot; data-id=&quot;3-67&quot;&gt;+&lt;/button&gt;&lt;/div&gt;&lt;/td&gt;&lt;td&gt;&lt;div class=&quot;input-group&quot;&gt;&lt;button type=&quot;button&quot; class=&quot;btn btn-outline-secondary btn-number&quot; data-type=&quot;minus&quot; data-deck=&quot;side&quot; data-id=&quot;3-67&quot; disabled&gt;-&lt;/button&gt;&lt;input type=&quot;text&quot; class=&quot;form-control input-number&quot; name=&quot;table-side-3-67-num-copies&quot; data-deck=&quot;side&quot; data-id=&quot;3-67&quot; value=&quot;0&quot; min=&quot;0&quot; readonly /&gt;&lt;button type=&quot;button&quot; class=&quot;btn btn-outline-secondary btn-number&quot; data-type=&quot;plus&quot; data-deck=&quot;side&quot; data-id=&quot;3-67&quot;&gt;+&lt;/button&gt;&lt;/div&gt;&lt;/td&gt;&lt;/tr&gt;" calcext:value-type="string">
            <text:p>&lt;tr data-expansion="35" data-type="3" data-color="16" data-term="0"&gt;&lt;td&gt;3-67&lt;/td&gt;&lt;td&gt;パシフィック&lt;/td&gt;&lt;td&gt;&lt;div class="input-group"&gt;&lt;button type="button" class="btn btn-outline-secondary btn-number" data-type="minus" data-deck="main" data-id="3-67" disabled&gt;-&lt;/button&gt;&lt;input type="text" class="form-control input-number" name="table-main-3-67-num-copies" data-deck="main" data-id="3-67" value="0" min="0" readonly /&gt;&lt;button type="button" class="btn btn-outline-secondary btn-number" data-type="plus" data-deck="main" data-id="3-67"&gt;+&lt;/button&gt;&lt;/div&gt;&lt;/td&gt;&lt;td&gt;&lt;div class="input-group"&gt;&lt;button type="button" class="btn btn-outline-secondary btn-number" data-type="minus" data-deck="side" data-id="3-67" disabled&gt;-&lt;/button&gt;&lt;input type="text" class="form-control input-number" name="table-side-3-67-num-copies" data-deck="side" data-id="3-67" value="0" min="0" readonly /&gt;&lt;button type="button" class="btn btn-outline-secondary btn-number" data-type="plus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O297];[$HTML.$C$1];[.$B297];[$HTML.$D$1];[.$B297];[$HTML.$E$1];[.$B297];[$HTML.$F$1];[.$B297];[$HTML.$G$1])" office:value-type="string" office:string-value="&lt;div class=&quot;container-card position-relative me-2 mb-2&quot; id=&quot;main-3-68&quot;&gt;&lt;img class=&quot;d-block&quot; width=&quot;80&quot; height=&quot;112&quot; src=&quot;https://one-draw.jp/ijinden/cardlist/003/card/03_068.png&quot; /&gt;&lt;div class=&quot;container-num-copies position-absolute bottom-0 start-0 px-1&quot; id=&quot;main-3-68-num-copies&quot;&gt;0&lt;/div&gt;&lt;button type=&quot;button&quot; class=&quot;btn btn-secondary btn-number btn-sm btn-pop position-absolute top-0 start-0&quot; data-type=&quot;minus&quot; data-deck=&quot;main&quot; data-id=&quot;3-68&quot;&gt;-&lt;/button&gt;&lt;button type=&quot;button&quot; class=&quot;btn btn-secondary btn-number btn-sm btn-push position-absolute top-0 end-0&quot; data-type=&quot;plus&quot; data-deck=&quot;main&quot; data-id=&quot;3-68&quot;&gt;+&lt;/button&gt;&lt;button type=&quot;button&quot; class=&quot;btn btn-secondary btn-number btn-sm btn-drop position-absolute bottom-0 end-0&quot; data-type=&quot;drop&quot; data-id=&quot;3-68&quot;&gt;v&lt;/button&gt;&lt;/div&gt;" calcext:value-type="string">
            <text:p>&lt;div class="container-card position-relative me-2 mb-2" id="main-3-68"&gt;&lt;img class="d-block" width="80" height="112" src="https://one-draw.jp/ijinden/cardlist/003/card/03_068.png" /&gt;&lt;div class="container-num-copies position-absolute bottom-0 start-0 px-1" id="main-3-68-num-copies"&gt;0&lt;/div&gt;&lt;button type="button" class="btn btn-secondary btn-number btn-sm btn-pop position-absolute top-0 start-0" data-type="minus" data-deck="main" data-id="3-68"&gt;-&lt;/button&gt;&lt;button type="button" class="btn btn-secondary btn-number btn-sm btn-push position-absolute top-0 end-0" data-type="plus" data-deck="main" data-id="3-68"&gt;+&lt;/button&gt;&lt;button type="button" class="btn btn-secondary btn-number btn-sm btn-drop position-absolute bottom-0 end-0" data-type="drop" data-id="3-68"&gt;v&lt;/button&gt;&lt;/div&gt;</text:p>
          </table:table-cell>
          <table:table-cell table:formula="of:=CONCATENATE([$HTML.$A$2];[.$B297];[$HTML.$B$2];[.$O297];[$HTML.$C$2];[.$B297];[$HTML.$D$2];[.$B297];[$HTML.$E$2];[.$B297];[$HTML.$F$2];[.$B297];[$HTML.$G$2])" office:value-type="string" office:string-value="&lt;div class=&quot;container-card position-relative me-2 mb-2&quot; id=&quot;side-3-68&quot;&gt;&lt;img class=&quot;d-block&quot; width=&quot;80&quot; height=&quot;112&quot; src=&quot;https://one-draw.jp/ijinden/cardlist/003/card/03_068.png&quot; /&gt;&lt;div class=&quot;container-num-copies position-absolute bottom-0 start-0 px-1&quot; id=&quot;side-3-68-num-copies&quot;&gt;0&lt;/div&gt;&lt;button type=&quot;button&quot; class=&quot;btn btn-secondary btn-number btn-sm btn-pop position-absolute top-0 start-0&quot; data-type=&quot;minus&quot; data-deck=&quot;side&quot; data-id=&quot;3-68&quot;&gt;-&lt;/button&gt;&lt;button type=&quot;button&quot; class=&quot;btn btn-secondary btn-number btn-sm btn-push position-absolute top-0 end-0&quot; data-type=&quot;plus&quot; data-deck=&quot;side&quot; data-id=&quot;3-68&quot;&gt;+&lt;/button&gt;&lt;button type=&quot;button&quot; class=&quot;btn btn-secondary btn-number btn-sm btn-raise position-absolute bottom-0 end-0&quot; data-type=&quot;raise&quot; data-id=&quot;3-68&quot;&gt;^&lt;/button&gt;&lt;/div&gt;" calcext:value-type="string">
            <text:p>&lt;div class="container-card position-relative me-2 mb-2" id="side-3-68"&gt;&lt;img class="d-block" width="80" height="112" src="https://one-draw.jp/ijinden/cardlist/003/card/03_068.png" /&gt;&lt;div class="container-num-copies position-absolute bottom-0 start-0 px-1" id="side-3-68-num-copies"&gt;0&lt;/div&gt;&lt;button type="button" class="btn btn-secondary btn-number btn-sm btn-pop position-absolute top-0 start-0" data-type="minus" data-deck="side" data-id="3-68"&gt;-&lt;/button&gt;&lt;button type="button" class="btn btn-secondary btn-number btn-sm btn-push position-absolute top-0 end-0" data-type="plus" data-deck="side" data-id="3-68"&gt;+&lt;/button&gt;&lt;button type="button" class="btn btn-secondary btn-number btn-sm btn-raise position-absolute bottom-0 end-0" data-type="raise" data-id="3-68"&gt;^&lt;/button&gt;&lt;/div&gt;</text:p>
          </table:table-cell>
          <table:table-cell table:formula="of:=CONCATENATE([$HTML.$A$3];[.F297];[$HTML.$B$3];[.H297];[$HTML.$C$3];[.J297];[$HTML.$D$3];[.N297];[$HTML.$E$3];[.B297];[$HTML.$F$3];[.D297];[$HTML.$G$3];[.B297];[$HTML.$H$3];[.B297];[$HTML.$I$3];[.B297];[$HTML.$J$3];[.B297];[$HTML.$K$3];[.B297];[$HTML.$L$3];[.B297];[$HTML.$M$3];[.B297];[$HTML.$N$3];[.B297];[$HTML.$O$3])" office:value-type="string" office:string-value="&lt;tr data-expansion=&quot;35&quot; data-type=&quot;3&quot; data-color=&quot;16&quot; data-term=&quot;0&quot;&gt;&lt;td&gt;3-68&lt;/td&gt;&lt;td&gt;ジオオーラ&lt;/td&gt;&lt;td&gt;&lt;div class=&quot;input-group&quot;&gt;&lt;button type=&quot;button&quot; class=&quot;btn btn-outline-secondary btn-number&quot; data-type=&quot;minus&quot; data-deck=&quot;main&quot; data-id=&quot;3-68&quot; disabled&gt;-&lt;/button&gt;&lt;input type=&quot;text&quot; class=&quot;form-control input-number&quot; name=&quot;table-main-3-68-num-copies&quot; data-deck=&quot;main&quot; data-id=&quot;3-68&quot; value=&quot;0&quot; min=&quot;0&quot; readonly /&gt;&lt;button type=&quot;button&quot; class=&quot;btn btn-outline-secondary btn-number&quot; data-type=&quot;plus&quot; data-deck=&quot;main&quot; data-id=&quot;3-68&quot;&gt;+&lt;/button&gt;&lt;/div&gt;&lt;/td&gt;&lt;td&gt;&lt;div class=&quot;input-group&quot;&gt;&lt;button type=&quot;button&quot; class=&quot;btn btn-outline-secondary btn-number&quot; data-type=&quot;minus&quot; data-deck=&quot;side&quot; data-id=&quot;3-68&quot; disabled&gt;-&lt;/button&gt;&lt;input type=&quot;text&quot; class=&quot;form-control input-number&quot; name=&quot;table-side-3-68-num-copies&quot; data-deck=&quot;side&quot; data-id=&quot;3-68&quot; value=&quot;0&quot; min=&quot;0&quot; readonly /&gt;&lt;button type=&quot;button&quot; class=&quot;btn btn-outline-secondary btn-number&quot; data-type=&quot;plus&quot; data-deck=&quot;side&quot; data-id=&quot;3-68&quot;&gt;+&lt;/button&gt;&lt;/div&gt;&lt;/td&gt;&lt;/tr&gt;" calcext:value-type="string">
            <text:p>&lt;tr data-expansion="35" data-type="3" data-color="16" data-term="0"&gt;&lt;td&gt;3-68&lt;/td&gt;&lt;td&gt;ジオオーラ&lt;/td&gt;&lt;td&gt;&lt;div class="input-group"&gt;&lt;button type="button" class="btn btn-outline-secondary btn-number" data-type="minus" data-deck="main" data-id="3-68" disabled&gt;-&lt;/button&gt;&lt;input type="text" class="form-control input-number" name="table-main-3-68-num-copies" data-deck="main" data-id="3-68" value="0" min="0" readonly /&gt;&lt;button type="button" class="btn btn-outline-secondary btn-number" data-type="plus" data-deck="main" data-id="3-68"&gt;+&lt;/button&gt;&lt;/div&gt;&lt;/td&gt;&lt;td&gt;&lt;div class="input-group"&gt;&lt;button type="button" class="btn btn-outline-secondary btn-number" data-type="minus" data-deck="side" data-id="3-68" disabled&gt;-&lt;/button&gt;&lt;input type="text" class="form-control input-number" name="table-side-3-68-num-copies" data-deck="side" data-id="3-68" value="0" min="0" readonly /&gt;&lt;button type="button" class="btn btn-outline-secondary btn-number" data-type="plus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O298];[$HTML.$C$1];[.$B298];[$HTML.$D$1];[.$B298];[$HTML.$E$1];[.$B298];[$HTML.$F$1];[.$B298];[$HTML.$G$1])" office:value-type="string" office:string-value="&lt;div class=&quot;container-card position-relative me-2 mb-2&quot; id=&quot;main-3-69&quot;&gt;&lt;img class=&quot;d-block&quot; width=&quot;80&quot; height=&quot;112&quot; src=&quot;https://one-draw.jp/ijinden/cardlist/003/card/03_069.png&quot; /&gt;&lt;div class=&quot;container-num-copies position-absolute bottom-0 start-0 px-1&quot; id=&quot;main-3-69-num-copies&quot;&gt;0&lt;/div&gt;&lt;button type=&quot;button&quot; class=&quot;btn btn-secondary btn-number btn-sm btn-pop position-absolute top-0 start-0&quot; data-type=&quot;minus&quot; data-deck=&quot;main&quot; data-id=&quot;3-69&quot;&gt;-&lt;/button&gt;&lt;button type=&quot;button&quot; class=&quot;btn btn-secondary btn-number btn-sm btn-push position-absolute top-0 end-0&quot; data-type=&quot;plus&quot; data-deck=&quot;main&quot; data-id=&quot;3-69&quot;&gt;+&lt;/button&gt;&lt;button type=&quot;button&quot; class=&quot;btn btn-secondary btn-number btn-sm btn-drop position-absolute bottom-0 end-0&quot; data-type=&quot;drop&quot; data-id=&quot;3-69&quot;&gt;v&lt;/button&gt;&lt;/div&gt;" calcext:value-type="string">
            <text:p>&lt;div class="container-card position-relative me-2 mb-2" id="main-3-69"&gt;&lt;img class="d-block" width="80" height="112" src="https://one-draw.jp/ijinden/cardlist/003/card/03_069.png" /&gt;&lt;div class="container-num-copies position-absolute bottom-0 start-0 px-1" id="main-3-69-num-copies"&gt;0&lt;/div&gt;&lt;button type="button" class="btn btn-secondary btn-number btn-sm btn-pop position-absolute top-0 start-0" data-type="minus" data-deck="main" data-id="3-69"&gt;-&lt;/button&gt;&lt;button type="button" class="btn btn-secondary btn-number btn-sm btn-push position-absolute top-0 end-0" data-type="plus" data-deck="main" data-id="3-69"&gt;+&lt;/button&gt;&lt;button type="button" class="btn btn-secondary btn-number btn-sm btn-drop position-absolute bottom-0 end-0" data-type="drop" data-id="3-69"&gt;v&lt;/button&gt;&lt;/div&gt;</text:p>
          </table:table-cell>
          <table:table-cell table:formula="of:=CONCATENATE([$HTML.$A$2];[.$B298];[$HTML.$B$2];[.$O298];[$HTML.$C$2];[.$B298];[$HTML.$D$2];[.$B298];[$HTML.$E$2];[.$B298];[$HTML.$F$2];[.$B298];[$HTML.$G$2])" office:value-type="string" office:string-value="&lt;div class=&quot;container-card position-relative me-2 mb-2&quot; id=&quot;side-3-69&quot;&gt;&lt;img class=&quot;d-block&quot; width=&quot;80&quot; height=&quot;112&quot; src=&quot;https://one-draw.jp/ijinden/cardlist/003/card/03_069.png&quot; /&gt;&lt;div class=&quot;container-num-copies position-absolute bottom-0 start-0 px-1&quot; id=&quot;side-3-69-num-copies&quot;&gt;0&lt;/div&gt;&lt;button type=&quot;button&quot; class=&quot;btn btn-secondary btn-number btn-sm btn-pop position-absolute top-0 start-0&quot; data-type=&quot;minus&quot; data-deck=&quot;side&quot; data-id=&quot;3-69&quot;&gt;-&lt;/button&gt;&lt;button type=&quot;button&quot; class=&quot;btn btn-secondary btn-number btn-sm btn-push position-absolute top-0 end-0&quot; data-type=&quot;plus&quot; data-deck=&quot;side&quot; data-id=&quot;3-69&quot;&gt;+&lt;/button&gt;&lt;button type=&quot;button&quot; class=&quot;btn btn-secondary btn-number btn-sm btn-raise position-absolute bottom-0 end-0&quot; data-type=&quot;raise&quot; data-id=&quot;3-69&quot;&gt;^&lt;/button&gt;&lt;/div&gt;" calcext:value-type="string">
            <text:p>&lt;div class="container-card position-relative me-2 mb-2" id="side-3-69"&gt;&lt;img class="d-block" width="80" height="112" src="https://one-draw.jp/ijinden/cardlist/003/card/03_069.png" /&gt;&lt;div class="container-num-copies position-absolute bottom-0 start-0 px-1" id="side-3-69-num-copies"&gt;0&lt;/div&gt;&lt;button type="button" class="btn btn-secondary btn-number btn-sm btn-pop position-absolute top-0 start-0" data-type="minus" data-deck="side" data-id="3-69"&gt;-&lt;/button&gt;&lt;button type="button" class="btn btn-secondary btn-number btn-sm btn-push position-absolute top-0 end-0" data-type="plus" data-deck="side" data-id="3-69"&gt;+&lt;/button&gt;&lt;button type="button" class="btn btn-secondary btn-number btn-sm btn-raise position-absolute bottom-0 end-0" data-type="raise" data-id="3-69"&gt;^&lt;/button&gt;&lt;/div&gt;</text:p>
          </table:table-cell>
          <table:table-cell table:formula="of:=CONCATENATE([$HTML.$A$3];[.F298];[$HTML.$B$3];[.H298];[$HTML.$C$3];[.J298];[$HTML.$D$3];[.N298];[$HTML.$E$3];[.B298];[$HTML.$F$3];[.D298];[$HTML.$G$3];[.B298];[$HTML.$H$3];[.B298];[$HTML.$I$3];[.B298];[$HTML.$J$3];[.B298];[$HTML.$K$3];[.B298];[$HTML.$L$3];[.B298];[$HTML.$M$3];[.B298];[$HTML.$N$3];[.B298];[$HTML.$O$3])" office:value-type="string" office:string-value="&lt;tr data-expansion=&quot;35&quot; data-type=&quot;3&quot; data-color=&quot;32&quot; data-term=&quot;0&quot;&gt;&lt;td&gt;3-69&lt;/td&gt;&lt;td&gt;コーザリティ&lt;/td&gt;&lt;td&gt;&lt;div class=&quot;input-group&quot;&gt;&lt;button type=&quot;button&quot; class=&quot;btn btn-outline-secondary btn-number&quot; data-type=&quot;minus&quot; data-deck=&quot;main&quot; data-id=&quot;3-69&quot; disabled&gt;-&lt;/button&gt;&lt;input type=&quot;text&quot; class=&quot;form-control input-number&quot; name=&quot;table-main-3-69-num-copies&quot; data-deck=&quot;main&quot; data-id=&quot;3-69&quot; value=&quot;0&quot; min=&quot;0&quot; readonly /&gt;&lt;button type=&quot;button&quot; class=&quot;btn btn-outline-secondary btn-number&quot; data-type=&quot;plus&quot; data-deck=&quot;main&quot; data-id=&quot;3-69&quot;&gt;+&lt;/button&gt;&lt;/div&gt;&lt;/td&gt;&lt;td&gt;&lt;div class=&quot;input-group&quot;&gt;&lt;button type=&quot;button&quot; class=&quot;btn btn-outline-secondary btn-number&quot; data-type=&quot;minus&quot; data-deck=&quot;side&quot; data-id=&quot;3-69&quot; disabled&gt;-&lt;/button&gt;&lt;input type=&quot;text&quot; class=&quot;form-control input-number&quot; name=&quot;table-side-3-69-num-copies&quot; data-deck=&quot;side&quot; data-id=&quot;3-69&quot; value=&quot;0&quot; min=&quot;0&quot; readonly /&gt;&lt;button type=&quot;button&quot; class=&quot;btn btn-outline-secondary btn-number&quot; data-type=&quot;plus&quot; data-deck=&quot;side&quot; data-id=&quot;3-69&quot;&gt;+&lt;/button&gt;&lt;/div&gt;&lt;/td&gt;&lt;/tr&gt;" calcext:value-type="string">
            <text:p>&lt;tr data-expansion="35" data-type="3" data-color="32" data-term="0"&gt;&lt;td&gt;3-69&lt;/td&gt;&lt;td&gt;コーザリティ&lt;/td&gt;&lt;td&gt;&lt;div class="input-group"&gt;&lt;button type="button" class="btn btn-outline-secondary btn-number" data-type="minus" data-deck="main" data-id="3-69" disabled&gt;-&lt;/button&gt;&lt;input type="text" class="form-control input-number" name="table-main-3-69-num-copies" data-deck="main" data-id="3-69" value="0" min="0" readonly /&gt;&lt;button type="button" class="btn btn-outline-secondary btn-number" data-type="plus" data-deck="main" data-id="3-69"&gt;+&lt;/button&gt;&lt;/div&gt;&lt;/td&gt;&lt;td&gt;&lt;div class="input-group"&gt;&lt;button type="button" class="btn btn-outline-secondary btn-number" data-type="minus" data-deck="side" data-id="3-69" disabled&gt;-&lt;/button&gt;&lt;input type="text" class="form-control input-number" name="table-side-3-69-num-copies" data-deck="side" data-id="3-69" value="0" min="0" readonly /&gt;&lt;button type="button" class="btn btn-outline-secondary btn-number" data-type="plus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O299];[$HTML.$C$1];[.$B299];[$HTML.$D$1];[.$B299];[$HTML.$E$1];[.$B299];[$HTML.$F$1];[.$B299];[$HTML.$G$1])" office:value-type="string" office:string-value="&lt;div class=&quot;container-card position-relative me-2 mb-2&quot; id=&quot;main-3-70&quot;&gt;&lt;img class=&quot;d-block&quot; width=&quot;80&quot; height=&quot;112&quot; src=&quot;https://one-draw.jp/ijinden/cardlist/003/card/03_070.png&quot; /&gt;&lt;div class=&quot;container-num-copies position-absolute bottom-0 start-0 px-1&quot; id=&quot;main-3-70-num-copies&quot;&gt;0&lt;/div&gt;&lt;button type=&quot;button&quot; class=&quot;btn btn-secondary btn-number btn-sm btn-pop position-absolute top-0 start-0&quot; data-type=&quot;minus&quot; data-deck=&quot;main&quot; data-id=&quot;3-70&quot;&gt;-&lt;/button&gt;&lt;button type=&quot;button&quot; class=&quot;btn btn-secondary btn-number btn-sm btn-push position-absolute top-0 end-0&quot; data-type=&quot;plus&quot; data-deck=&quot;main&quot; data-id=&quot;3-70&quot;&gt;+&lt;/button&gt;&lt;button type=&quot;button&quot; class=&quot;btn btn-secondary btn-number btn-sm btn-drop position-absolute bottom-0 end-0&quot; data-type=&quot;drop&quot; data-id=&quot;3-70&quot;&gt;v&lt;/button&gt;&lt;/div&gt;" calcext:value-type="string">
            <text:p>&lt;div class="container-card position-relative me-2 mb-2" id="main-3-70"&gt;&lt;img class="d-block" width="80" height="112" src="https://one-draw.jp/ijinden/cardlist/003/card/03_070.png" /&gt;&lt;div class="container-num-copies position-absolute bottom-0 start-0 px-1" id="main-3-70-num-copies"&gt;0&lt;/div&gt;&lt;button type="button" class="btn btn-secondary btn-number btn-sm btn-pop position-absolute top-0 start-0" data-type="minus" data-deck="main" data-id="3-70"&gt;-&lt;/button&gt;&lt;button type="button" class="btn btn-secondary btn-number btn-sm btn-push position-absolute top-0 end-0" data-type="plus" data-deck="main" data-id="3-70"&gt;+&lt;/button&gt;&lt;button type="button" class="btn btn-secondary btn-number btn-sm btn-drop position-absolute bottom-0 end-0" data-type="drop" data-id="3-70"&gt;v&lt;/button&gt;&lt;/div&gt;</text:p>
          </table:table-cell>
          <table:table-cell table:formula="of:=CONCATENATE([$HTML.$A$2];[.$B299];[$HTML.$B$2];[.$O299];[$HTML.$C$2];[.$B299];[$HTML.$D$2];[.$B299];[$HTML.$E$2];[.$B299];[$HTML.$F$2];[.$B299];[$HTML.$G$2])" office:value-type="string" office:string-value="&lt;div class=&quot;container-card position-relative me-2 mb-2&quot; id=&quot;side-3-70&quot;&gt;&lt;img class=&quot;d-block&quot; width=&quot;80&quot; height=&quot;112&quot; src=&quot;https://one-draw.jp/ijinden/cardlist/003/card/03_070.png&quot; /&gt;&lt;div class=&quot;container-num-copies position-absolute bottom-0 start-0 px-1&quot; id=&quot;side-3-70-num-copies&quot;&gt;0&lt;/div&gt;&lt;button type=&quot;button&quot; class=&quot;btn btn-secondary btn-number btn-sm btn-pop position-absolute top-0 start-0&quot; data-type=&quot;minus&quot; data-deck=&quot;side&quot; data-id=&quot;3-70&quot;&gt;-&lt;/button&gt;&lt;button type=&quot;button&quot; class=&quot;btn btn-secondary btn-number btn-sm btn-push position-absolute top-0 end-0&quot; data-type=&quot;plus&quot; data-deck=&quot;side&quot; data-id=&quot;3-70&quot;&gt;+&lt;/button&gt;&lt;button type=&quot;button&quot; class=&quot;btn btn-secondary btn-number btn-sm btn-raise position-absolute bottom-0 end-0&quot; data-type=&quot;raise&quot; data-id=&quot;3-70&quot;&gt;^&lt;/button&gt;&lt;/div&gt;" calcext:value-type="string">
            <text:p>&lt;div class="container-card position-relative me-2 mb-2" id="side-3-70"&gt;&lt;img class="d-block" width="80" height="112" src="https://one-draw.jp/ijinden/cardlist/003/card/03_070.png" /&gt;&lt;div class="container-num-copies position-absolute bottom-0 start-0 px-1" id="side-3-70-num-copies"&gt;0&lt;/div&gt;&lt;button type="button" class="btn btn-secondary btn-number btn-sm btn-pop position-absolute top-0 start-0" data-type="minus" data-deck="side" data-id="3-70"&gt;-&lt;/button&gt;&lt;button type="button" class="btn btn-secondary btn-number btn-sm btn-push position-absolute top-0 end-0" data-type="plus" data-deck="side" data-id="3-70"&gt;+&lt;/button&gt;&lt;button type="button" class="btn btn-secondary btn-number btn-sm btn-raise position-absolute bottom-0 end-0" data-type="raise" data-id="3-70"&gt;^&lt;/button&gt;&lt;/div&gt;</text:p>
          </table:table-cell>
          <table:table-cell table:formula="of:=CONCATENATE([$HTML.$A$3];[.F299];[$HTML.$B$3];[.H299];[$HTML.$C$3];[.J299];[$HTML.$D$3];[.N299];[$HTML.$E$3];[.B299];[$HTML.$F$3];[.D299];[$HTML.$G$3];[.B299];[$HTML.$H$3];[.B299];[$HTML.$I$3];[.B299];[$HTML.$J$3];[.B299];[$HTML.$K$3];[.B299];[$HTML.$L$3];[.B299];[$HTML.$M$3];[.B299];[$HTML.$N$3];[.B299];[$HTML.$O$3])" office:value-type="string" office:string-value="&lt;tr data-expansion=&quot;35&quot; data-type=&quot;3&quot; data-color=&quot;32&quot; data-term=&quot;0&quot;&gt;&lt;td&gt;3-70&lt;/td&gt;&lt;td&gt;エアロオーラ&lt;/td&gt;&lt;td&gt;&lt;div class=&quot;input-group&quot;&gt;&lt;button type=&quot;button&quot; class=&quot;btn btn-outline-secondary btn-number&quot; data-type=&quot;minus&quot; data-deck=&quot;main&quot; data-id=&quot;3-70&quot; disabled&gt;-&lt;/button&gt;&lt;input type=&quot;text&quot; class=&quot;form-control input-number&quot; name=&quot;table-main-3-70-num-copies&quot; data-deck=&quot;main&quot; data-id=&quot;3-70&quot; value=&quot;0&quot; min=&quot;0&quot; readonly /&gt;&lt;button type=&quot;button&quot; class=&quot;btn btn-outline-secondary btn-number&quot; data-type=&quot;plus&quot; data-deck=&quot;main&quot; data-id=&quot;3-70&quot;&gt;+&lt;/button&gt;&lt;/div&gt;&lt;/td&gt;&lt;td&gt;&lt;div class=&quot;input-group&quot;&gt;&lt;button type=&quot;button&quot; class=&quot;btn btn-outline-secondary btn-number&quot; data-type=&quot;minus&quot; data-deck=&quot;side&quot; data-id=&quot;3-70&quot; disabled&gt;-&lt;/button&gt;&lt;input type=&quot;text&quot; class=&quot;form-control input-number&quot; name=&quot;table-side-3-70-num-copies&quot; data-deck=&quot;side&quot; data-id=&quot;3-70&quot; value=&quot;0&quot; min=&quot;0&quot; readonly /&gt;&lt;button type=&quot;button&quot; class=&quot;btn btn-outline-secondary btn-number&quot; data-type=&quot;plus&quot; data-deck=&quot;side&quot; data-id=&quot;3-70&quot;&gt;+&lt;/button&gt;&lt;/div&gt;&lt;/td&gt;&lt;/tr&gt;" calcext:value-type="string">
            <text:p>&lt;tr data-expansion="35" data-type="3" data-color="32" data-term="0"&gt;&lt;td&gt;3-70&lt;/td&gt;&lt;td&gt;エアロオーラ&lt;/td&gt;&lt;td&gt;&lt;div class="input-group"&gt;&lt;button type="button" class="btn btn-outline-secondary btn-number" data-type="minus" data-deck="main" data-id="3-70" disabled&gt;-&lt;/button&gt;&lt;input type="text" class="form-control input-number" name="table-main-3-70-num-copies" data-deck="main" data-id="3-70" value="0" min="0" readonly /&gt;&lt;button type="button" class="btn btn-outline-secondary btn-number" data-type="plus" data-deck="main" data-id="3-70"&gt;+&lt;/button&gt;&lt;/div&gt;&lt;/td&gt;&lt;td&gt;&lt;div class="input-group"&gt;&lt;button type="button" class="btn btn-outline-secondary btn-number" data-type="minus" data-deck="side" data-id="3-70" disabled&gt;-&lt;/button&gt;&lt;input type="text" class="form-control input-number" name="table-side-3-70-num-copies" data-deck="side" data-id="3-70" value="0" min="0" readonly /&gt;&lt;button type="button" class="btn btn-outline-secondary btn-number" data-type="plus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O300];[$HTML.$C$1];[.$B300];[$HTML.$D$1];[.$B300];[$HTML.$E$1];[.$B300];[$HTML.$F$1];[.$B300];[$HTML.$G$1])" office:value-type="string" office:string-value="&lt;div class=&quot;container-card position-relative me-2 mb-2&quot; id=&quot;main-3-71&quot;&gt;&lt;img class=&quot;d-block&quot; width=&quot;80&quot; height=&quot;112&quot; src=&quot;https://one-draw.jp/ijinden/cardlist/003/card/03_071.png&quot; /&gt;&lt;div class=&quot;container-num-copies position-absolute bottom-0 start-0 px-1&quot; id=&quot;main-3-71-num-copies&quot;&gt;0&lt;/div&gt;&lt;button type=&quot;button&quot; class=&quot;btn btn-secondary btn-number btn-sm btn-pop position-absolute top-0 start-0&quot; data-type=&quot;minus&quot; data-deck=&quot;main&quot; data-id=&quot;3-71&quot;&gt;-&lt;/button&gt;&lt;button type=&quot;button&quot; class=&quot;btn btn-secondary btn-number btn-sm btn-push position-absolute top-0 end-0&quot; data-type=&quot;plus&quot; data-deck=&quot;main&quot; data-id=&quot;3-71&quot;&gt;+&lt;/button&gt;&lt;button type=&quot;button&quot; class=&quot;btn btn-secondary btn-number btn-sm btn-drop position-absolute bottom-0 end-0&quot; data-type=&quot;drop&quot; data-id=&quot;3-71&quot;&gt;v&lt;/button&gt;&lt;/div&gt;" calcext:value-type="string">
            <text:p>&lt;div class="container-card position-relative me-2 mb-2" id="main-3-71"&gt;&lt;img class="d-block" width="80" height="112" src="https://one-draw.jp/ijinden/cardlist/003/card/03_071.png" /&gt;&lt;div class="container-num-copies position-absolute bottom-0 start-0 px-1" id="main-3-71-num-copies"&gt;0&lt;/div&gt;&lt;button type="button" class="btn btn-secondary btn-number btn-sm btn-pop position-absolute top-0 start-0" data-type="minus" data-deck="main" data-id="3-71"&gt;-&lt;/button&gt;&lt;button type="button" class="btn btn-secondary btn-number btn-sm btn-push position-absolute top-0 end-0" data-type="plus" data-deck="main" data-id="3-71"&gt;+&lt;/button&gt;&lt;button type="button" class="btn btn-secondary btn-number btn-sm btn-drop position-absolute bottom-0 end-0" data-type="drop" data-id="3-71"&gt;v&lt;/button&gt;&lt;/div&gt;</text:p>
          </table:table-cell>
          <table:table-cell table:formula="of:=CONCATENATE([$HTML.$A$2];[.$B300];[$HTML.$B$2];[.$O300];[$HTML.$C$2];[.$B300];[$HTML.$D$2];[.$B300];[$HTML.$E$2];[.$B300];[$HTML.$F$2];[.$B300];[$HTML.$G$2])" office:value-type="string" office:string-value="&lt;div class=&quot;container-card position-relative me-2 mb-2&quot; id=&quot;side-3-71&quot;&gt;&lt;img class=&quot;d-block&quot; width=&quot;80&quot; height=&quot;112&quot; src=&quot;https://one-draw.jp/ijinden/cardlist/003/card/03_071.png&quot; /&gt;&lt;div class=&quot;container-num-copies position-absolute bottom-0 start-0 px-1&quot; id=&quot;side-3-71-num-copies&quot;&gt;0&lt;/div&gt;&lt;button type=&quot;button&quot; class=&quot;btn btn-secondary btn-number btn-sm btn-pop position-absolute top-0 start-0&quot; data-type=&quot;minus&quot; data-deck=&quot;side&quot; data-id=&quot;3-71&quot;&gt;-&lt;/button&gt;&lt;button type=&quot;button&quot; class=&quot;btn btn-secondary btn-number btn-sm btn-push position-absolute top-0 end-0&quot; data-type=&quot;plus&quot; data-deck=&quot;side&quot; data-id=&quot;3-71&quot;&gt;+&lt;/button&gt;&lt;button type=&quot;button&quot; class=&quot;btn btn-secondary btn-number btn-sm btn-raise position-absolute bottom-0 end-0&quot; data-type=&quot;raise&quot; data-id=&quot;3-71&quot;&gt;^&lt;/button&gt;&lt;/div&gt;" calcext:value-type="string">
            <text:p>&lt;div class="container-card position-relative me-2 mb-2" id="side-3-71"&gt;&lt;img class="d-block" width="80" height="112" src="https://one-draw.jp/ijinden/cardlist/003/card/03_071.png" /&gt;&lt;div class="container-num-copies position-absolute bottom-0 start-0 px-1" id="side-3-71-num-copies"&gt;0&lt;/div&gt;&lt;button type="button" class="btn btn-secondary btn-number btn-sm btn-pop position-absolute top-0 start-0" data-type="minus" data-deck="side" data-id="3-71"&gt;-&lt;/button&gt;&lt;button type="button" class="btn btn-secondary btn-number btn-sm btn-push position-absolute top-0 end-0" data-type="plus" data-deck="side" data-id="3-71"&gt;+&lt;/button&gt;&lt;button type="button" class="btn btn-secondary btn-number btn-sm btn-raise position-absolute bottom-0 end-0" data-type="raise" data-id="3-71"&gt;^&lt;/button&gt;&lt;/div&gt;</text:p>
          </table:table-cell>
          <table:table-cell table:formula="of:=CONCATENATE([$HTML.$A$3];[.F300];[$HTML.$B$3];[.H300];[$HTML.$C$3];[.J300];[$HTML.$D$3];[.N300];[$HTML.$E$3];[.B300];[$HTML.$F$3];[.D300];[$HTML.$G$3];[.B300];[$HTML.$H$3];[.B300];[$HTML.$I$3];[.B300];[$HTML.$J$3];[.B300];[$HTML.$K$3];[.B300];[$HTML.$L$3];[.B300];[$HTML.$M$3];[.B300];[$HTML.$N$3];[.B300];[$HTML.$O$3])" office:value-type="string" office:string-value="&lt;tr data-expansion=&quot;35&quot; data-type=&quot;4&quot; data-color=&quot;2&quot; data-term=&quot;0&quot;&gt;&lt;td&gt;3-71&lt;/td&gt;&lt;td&gt;喜びの種&lt;/td&gt;&lt;td&gt;&lt;div class=&quot;input-group&quot;&gt;&lt;button type=&quot;button&quot; class=&quot;btn btn-outline-secondary btn-number&quot; data-type=&quot;minus&quot; data-deck=&quot;main&quot; data-id=&quot;3-71&quot; disabled&gt;-&lt;/button&gt;&lt;input type=&quot;text&quot; class=&quot;form-control input-number&quot; name=&quot;table-main-3-71-num-copies&quot; data-deck=&quot;main&quot; data-id=&quot;3-71&quot; value=&quot;0&quot; min=&quot;0&quot; readonly /&gt;&lt;button type=&quot;button&quot; class=&quot;btn btn-outline-secondary btn-number&quot; data-type=&quot;plus&quot; data-deck=&quot;main&quot; data-id=&quot;3-71&quot;&gt;+&lt;/button&gt;&lt;/div&gt;&lt;/td&gt;&lt;td&gt;&lt;div class=&quot;input-group&quot;&gt;&lt;button type=&quot;button&quot; class=&quot;btn btn-outline-secondary btn-number&quot; data-type=&quot;minus&quot; data-deck=&quot;side&quot; data-id=&quot;3-71&quot; disabled&gt;-&lt;/button&gt;&lt;input type=&quot;text&quot; class=&quot;form-control input-number&quot; name=&quot;table-side-3-71-num-copies&quot; data-deck=&quot;side&quot; data-id=&quot;3-71&quot; value=&quot;0&quot; min=&quot;0&quot; readonly /&gt;&lt;button type=&quot;button&quot; class=&quot;btn btn-outline-secondary btn-number&quot; data-type=&quot;plus&quot; data-deck=&quot;side&quot; data-id=&quot;3-71&quot;&gt;+&lt;/button&gt;&lt;/div&gt;&lt;/td&gt;&lt;/tr&gt;" calcext:value-type="string">
            <text:p>&lt;tr data-expansion="35" data-type="4" data-color="2" data-term="0"&gt;&lt;td&gt;3-71&lt;/td&gt;&lt;td&gt;喜びの種&lt;/td&gt;&lt;td&gt;&lt;div class="input-group"&gt;&lt;button type="button" class="btn btn-outline-secondary btn-number" data-type="minus" data-deck="main" data-id="3-71" disabled&gt;-&lt;/button&gt;&lt;input type="text" class="form-control input-number" name="table-main-3-71-num-copies" data-deck="main" data-id="3-71" value="0" min="0" readonly /&gt;&lt;button type="button" class="btn btn-outline-secondary btn-number" data-type="plus" data-deck="main" data-id="3-71"&gt;+&lt;/button&gt;&lt;/div&gt;&lt;/td&gt;&lt;td&gt;&lt;div class="input-group"&gt;&lt;button type="button" class="btn btn-outline-secondary btn-number" data-type="minus" data-deck="side" data-id="3-71" disabled&gt;-&lt;/button&gt;&lt;input type="text" class="form-control input-number" name="table-side-3-71-num-copies" data-deck="side" data-id="3-71" value="0" min="0" readonly /&gt;&lt;button type="button" class="btn btn-outline-secondary btn-number" data-type="plus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O301];[$HTML.$C$1];[.$B301];[$HTML.$D$1];[.$B301];[$HTML.$E$1];[.$B301];[$HTML.$F$1];[.$B301];[$HTML.$G$1])" office:value-type="string" office:string-value="&lt;div class=&quot;container-card position-relative me-2 mb-2&quot; id=&quot;main-3-72&quot;&gt;&lt;img class=&quot;d-block&quot; width=&quot;80&quot; height=&quot;112&quot; src=&quot;https://one-draw.jp/ijinden/cardlist/003/card/03_072.png&quot; /&gt;&lt;div class=&quot;container-num-copies position-absolute bottom-0 start-0 px-1&quot; id=&quot;main-3-72-num-copies&quot;&gt;0&lt;/div&gt;&lt;button type=&quot;button&quot; class=&quot;btn btn-secondary btn-number btn-sm btn-pop position-absolute top-0 start-0&quot; data-type=&quot;minus&quot; data-deck=&quot;main&quot; data-id=&quot;3-72&quot;&gt;-&lt;/button&gt;&lt;button type=&quot;button&quot; class=&quot;btn btn-secondary btn-number btn-sm btn-push position-absolute top-0 end-0&quot; data-type=&quot;plus&quot; data-deck=&quot;main&quot; data-id=&quot;3-72&quot;&gt;+&lt;/button&gt;&lt;button type=&quot;button&quot; class=&quot;btn btn-secondary btn-number btn-sm btn-drop position-absolute bottom-0 end-0&quot; data-type=&quot;drop&quot; data-id=&quot;3-72&quot;&gt;v&lt;/button&gt;&lt;/div&gt;" calcext:value-type="string">
            <text:p>&lt;div class="container-card position-relative me-2 mb-2" id="main-3-72"&gt;&lt;img class="d-block" width="80" height="112" src="https://one-draw.jp/ijinden/cardlist/003/card/03_072.png" /&gt;&lt;div class="container-num-copies position-absolute bottom-0 start-0 px-1" id="main-3-72-num-copies"&gt;0&lt;/div&gt;&lt;button type="button" class="btn btn-secondary btn-number btn-sm btn-pop position-absolute top-0 start-0" data-type="minus" data-deck="main" data-id="3-72"&gt;-&lt;/button&gt;&lt;button type="button" class="btn btn-secondary btn-number btn-sm btn-push position-absolute top-0 end-0" data-type="plus" data-deck="main" data-id="3-72"&gt;+&lt;/button&gt;&lt;button type="button" class="btn btn-secondary btn-number btn-sm btn-drop position-absolute bottom-0 end-0" data-type="drop" data-id="3-72"&gt;v&lt;/button&gt;&lt;/div&gt;</text:p>
          </table:table-cell>
          <table:table-cell table:formula="of:=CONCATENATE([$HTML.$A$2];[.$B301];[$HTML.$B$2];[.$O301];[$HTML.$C$2];[.$B301];[$HTML.$D$2];[.$B301];[$HTML.$E$2];[.$B301];[$HTML.$F$2];[.$B301];[$HTML.$G$2])" office:value-type="string" office:string-value="&lt;div class=&quot;container-card position-relative me-2 mb-2&quot; id=&quot;side-3-72&quot;&gt;&lt;img class=&quot;d-block&quot; width=&quot;80&quot; height=&quot;112&quot; src=&quot;https://one-draw.jp/ijinden/cardlist/003/card/03_072.png&quot; /&gt;&lt;div class=&quot;container-num-copies position-absolute bottom-0 start-0 px-1&quot; id=&quot;side-3-72-num-copies&quot;&gt;0&lt;/div&gt;&lt;button type=&quot;button&quot; class=&quot;btn btn-secondary btn-number btn-sm btn-pop position-absolute top-0 start-0&quot; data-type=&quot;minus&quot; data-deck=&quot;side&quot; data-id=&quot;3-72&quot;&gt;-&lt;/button&gt;&lt;button type=&quot;button&quot; class=&quot;btn btn-secondary btn-number btn-sm btn-push position-absolute top-0 end-0&quot; data-type=&quot;plus&quot; data-deck=&quot;side&quot; data-id=&quot;3-72&quot;&gt;+&lt;/button&gt;&lt;button type=&quot;button&quot; class=&quot;btn btn-secondary btn-number btn-sm btn-raise position-absolute bottom-0 end-0&quot; data-type=&quot;raise&quot; data-id=&quot;3-72&quot;&gt;^&lt;/button&gt;&lt;/div&gt;" calcext:value-type="string">
            <text:p>&lt;div class="container-card position-relative me-2 mb-2" id="side-3-72"&gt;&lt;img class="d-block" width="80" height="112" src="https://one-draw.jp/ijinden/cardlist/003/card/03_072.png" /&gt;&lt;div class="container-num-copies position-absolute bottom-0 start-0 px-1" id="side-3-72-num-copies"&gt;0&lt;/div&gt;&lt;button type="button" class="btn btn-secondary btn-number btn-sm btn-pop position-absolute top-0 start-0" data-type="minus" data-deck="side" data-id="3-72"&gt;-&lt;/button&gt;&lt;button type="button" class="btn btn-secondary btn-number btn-sm btn-push position-absolute top-0 end-0" data-type="plus" data-deck="side" data-id="3-72"&gt;+&lt;/button&gt;&lt;button type="button" class="btn btn-secondary btn-number btn-sm btn-raise position-absolute bottom-0 end-0" data-type="raise" data-id="3-72"&gt;^&lt;/button&gt;&lt;/div&gt;</text:p>
          </table:table-cell>
          <table:table-cell table:formula="of:=CONCATENATE([$HTML.$A$3];[.F301];[$HTML.$B$3];[.H301];[$HTML.$C$3];[.J301];[$HTML.$D$3];[.N301];[$HTML.$E$3];[.B301];[$HTML.$F$3];[.D301];[$HTML.$G$3];[.B301];[$HTML.$H$3];[.B301];[$HTML.$I$3];[.B301];[$HTML.$J$3];[.B301];[$HTML.$K$3];[.B301];[$HTML.$L$3];[.B301];[$HTML.$M$3];[.B301];[$HTML.$N$3];[.B301];[$HTML.$O$3])" office:value-type="string" office:string-value="&lt;tr data-expansion=&quot;35&quot; data-type=&quot;4&quot; data-color=&quot;4&quot; data-term=&quot;0&quot;&gt;&lt;td&gt;3-72&lt;/td&gt;&lt;td&gt;怖れの種&lt;/td&gt;&lt;td&gt;&lt;div class=&quot;input-group&quot;&gt;&lt;button type=&quot;button&quot; class=&quot;btn btn-outline-secondary btn-number&quot; data-type=&quot;minus&quot; data-deck=&quot;main&quot; data-id=&quot;3-72&quot; disabled&gt;-&lt;/button&gt;&lt;input type=&quot;text&quot; class=&quot;form-control input-number&quot; name=&quot;table-main-3-72-num-copies&quot; data-deck=&quot;main&quot; data-id=&quot;3-72&quot; value=&quot;0&quot; min=&quot;0&quot; readonly /&gt;&lt;button type=&quot;button&quot; class=&quot;btn btn-outline-secondary btn-number&quot; data-type=&quot;plus&quot; data-deck=&quot;main&quot; data-id=&quot;3-72&quot;&gt;+&lt;/button&gt;&lt;/div&gt;&lt;/td&gt;&lt;td&gt;&lt;div class=&quot;input-group&quot;&gt;&lt;button type=&quot;button&quot; class=&quot;btn btn-outline-secondary btn-number&quot; data-type=&quot;minus&quot; data-deck=&quot;side&quot; data-id=&quot;3-72&quot; disabled&gt;-&lt;/button&gt;&lt;input type=&quot;text&quot; class=&quot;form-control input-number&quot; name=&quot;table-side-3-72-num-copies&quot; data-deck=&quot;side&quot; data-id=&quot;3-72&quot; value=&quot;0&quot; min=&quot;0&quot; readonly /&gt;&lt;button type=&quot;button&quot; class=&quot;btn btn-outline-secondary btn-number&quot; data-type=&quot;plus&quot; data-deck=&quot;side&quot; data-id=&quot;3-72&quot;&gt;+&lt;/button&gt;&lt;/div&gt;&lt;/td&gt;&lt;/tr&gt;" calcext:value-type="string">
            <text:p>&lt;tr data-expansion="35" data-type="4" data-color="4" data-term="0"&gt;&lt;td&gt;3-72&lt;/td&gt;&lt;td&gt;怖れの種&lt;/td&gt;&lt;td&gt;&lt;div class="input-group"&gt;&lt;button type="button" class="btn btn-outline-secondary btn-number" data-type="minus" data-deck="main" data-id="3-72" disabled&gt;-&lt;/button&gt;&lt;input type="text" class="form-control input-number" name="table-main-3-72-num-copies" data-deck="main" data-id="3-72" value="0" min="0" readonly /&gt;&lt;button type="button" class="btn btn-outline-secondary btn-number" data-type="plus" data-deck="main" data-id="3-72"&gt;+&lt;/button&gt;&lt;/div&gt;&lt;/td&gt;&lt;td&gt;&lt;div class="input-group"&gt;&lt;button type="button" class="btn btn-outline-secondary btn-number" data-type="minus" data-deck="side" data-id="3-72" disabled&gt;-&lt;/button&gt;&lt;input type="text" class="form-control input-number" name="table-side-3-72-num-copies" data-deck="side" data-id="3-72" value="0" min="0" readonly /&gt;&lt;button type="button" class="btn btn-outline-secondary btn-number" data-type="plus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O302];[$HTML.$C$1];[.$B302];[$HTML.$D$1];[.$B302];[$HTML.$E$1];[.$B302];[$HTML.$F$1];[.$B302];[$HTML.$G$1])" office:value-type="string" office:string-value="&lt;div class=&quot;container-card position-relative me-2 mb-2&quot; id=&quot;main-3-73&quot;&gt;&lt;img class=&quot;d-block&quot; width=&quot;80&quot; height=&quot;112&quot; src=&quot;https://one-draw.jp/ijinden/cardlist/003/card/03_073.png&quot; /&gt;&lt;div class=&quot;container-num-copies position-absolute bottom-0 start-0 px-1&quot; id=&quot;main-3-73-num-copies&quot;&gt;0&lt;/div&gt;&lt;button type=&quot;button&quot; class=&quot;btn btn-secondary btn-number btn-sm btn-pop position-absolute top-0 start-0&quot; data-type=&quot;minus&quot; data-deck=&quot;main&quot; data-id=&quot;3-73&quot;&gt;-&lt;/button&gt;&lt;button type=&quot;button&quot; class=&quot;btn btn-secondary btn-number btn-sm btn-push position-absolute top-0 end-0&quot; data-type=&quot;plus&quot; data-deck=&quot;main&quot; data-id=&quot;3-73&quot;&gt;+&lt;/button&gt;&lt;button type=&quot;button&quot; class=&quot;btn btn-secondary btn-number btn-sm btn-drop position-absolute bottom-0 end-0&quot; data-type=&quot;drop&quot; data-id=&quot;3-73&quot;&gt;v&lt;/button&gt;&lt;/div&gt;" calcext:value-type="string">
            <text:p>&lt;div class="container-card position-relative me-2 mb-2" id="main-3-73"&gt;&lt;img class="d-block" width="80" height="112" src="https://one-draw.jp/ijinden/cardlist/003/card/03_073.png" /&gt;&lt;div class="container-num-copies position-absolute bottom-0 start-0 px-1" id="main-3-73-num-copies"&gt;0&lt;/div&gt;&lt;button type="button" class="btn btn-secondary btn-number btn-sm btn-pop position-absolute top-0 start-0" data-type="minus" data-deck="main" data-id="3-73"&gt;-&lt;/button&gt;&lt;button type="button" class="btn btn-secondary btn-number btn-sm btn-push position-absolute top-0 end-0" data-type="plus" data-deck="main" data-id="3-73"&gt;+&lt;/button&gt;&lt;button type="button" class="btn btn-secondary btn-number btn-sm btn-drop position-absolute bottom-0 end-0" data-type="drop" data-id="3-73"&gt;v&lt;/button&gt;&lt;/div&gt;</text:p>
          </table:table-cell>
          <table:table-cell table:formula="of:=CONCATENATE([$HTML.$A$2];[.$B302];[$HTML.$B$2];[.$O302];[$HTML.$C$2];[.$B302];[$HTML.$D$2];[.$B302];[$HTML.$E$2];[.$B302];[$HTML.$F$2];[.$B302];[$HTML.$G$2])" office:value-type="string" office:string-value="&lt;div class=&quot;container-card position-relative me-2 mb-2&quot; id=&quot;side-3-73&quot;&gt;&lt;img class=&quot;d-block&quot; width=&quot;80&quot; height=&quot;112&quot; src=&quot;https://one-draw.jp/ijinden/cardlist/003/card/03_073.png&quot; /&gt;&lt;div class=&quot;container-num-copies position-absolute bottom-0 start-0 px-1&quot; id=&quot;side-3-73-num-copies&quot;&gt;0&lt;/div&gt;&lt;button type=&quot;button&quot; class=&quot;btn btn-secondary btn-number btn-sm btn-pop position-absolute top-0 start-0&quot; data-type=&quot;minus&quot; data-deck=&quot;side&quot; data-id=&quot;3-73&quot;&gt;-&lt;/button&gt;&lt;button type=&quot;button&quot; class=&quot;btn btn-secondary btn-number btn-sm btn-push position-absolute top-0 end-0&quot; data-type=&quot;plus&quot; data-deck=&quot;side&quot; data-id=&quot;3-73&quot;&gt;+&lt;/button&gt;&lt;button type=&quot;button&quot; class=&quot;btn btn-secondary btn-number btn-sm btn-raise position-absolute bottom-0 end-0&quot; data-type=&quot;raise&quot; data-id=&quot;3-73&quot;&gt;^&lt;/button&gt;&lt;/div&gt;" calcext:value-type="string">
            <text:p>&lt;div class="container-card position-relative me-2 mb-2" id="side-3-73"&gt;&lt;img class="d-block" width="80" height="112" src="https://one-draw.jp/ijinden/cardlist/003/card/03_073.png" /&gt;&lt;div class="container-num-copies position-absolute bottom-0 start-0 px-1" id="side-3-73-num-copies"&gt;0&lt;/div&gt;&lt;button type="button" class="btn btn-secondary btn-number btn-sm btn-pop position-absolute top-0 start-0" data-type="minus" data-deck="side" data-id="3-73"&gt;-&lt;/button&gt;&lt;button type="button" class="btn btn-secondary btn-number btn-sm btn-push position-absolute top-0 end-0" data-type="plus" data-deck="side" data-id="3-73"&gt;+&lt;/button&gt;&lt;button type="button" class="btn btn-secondary btn-number btn-sm btn-raise position-absolute bottom-0 end-0" data-type="raise" data-id="3-73"&gt;^&lt;/button&gt;&lt;/div&gt;</text:p>
          </table:table-cell>
          <table:table-cell table:formula="of:=CONCATENATE([$HTML.$A$3];[.F302];[$HTML.$B$3];[.H302];[$HTML.$C$3];[.J302];[$HTML.$D$3];[.N302];[$HTML.$E$3];[.B302];[$HTML.$F$3];[.D302];[$HTML.$G$3];[.B302];[$HTML.$H$3];[.B302];[$HTML.$I$3];[.B302];[$HTML.$J$3];[.B302];[$HTML.$K$3];[.B302];[$HTML.$L$3];[.B302];[$HTML.$M$3];[.B302];[$HTML.$N$3];[.B302];[$HTML.$O$3])" office:value-type="string" office:string-value="&lt;tr data-expansion=&quot;35&quot; data-type=&quot;4&quot; data-color=&quot;8&quot; data-term=&quot;0&quot;&gt;&lt;td&gt;3-73&lt;/td&gt;&lt;td&gt;怒りの種&lt;/td&gt;&lt;td&gt;&lt;div class=&quot;input-group&quot;&gt;&lt;button type=&quot;button&quot; class=&quot;btn btn-outline-secondary btn-number&quot; data-type=&quot;minus&quot; data-deck=&quot;main&quot; data-id=&quot;3-73&quot; disabled&gt;-&lt;/button&gt;&lt;input type=&quot;text&quot; class=&quot;form-control input-number&quot; name=&quot;table-main-3-73-num-copies&quot; data-deck=&quot;main&quot; data-id=&quot;3-73&quot; value=&quot;0&quot; min=&quot;0&quot; readonly /&gt;&lt;button type=&quot;button&quot; class=&quot;btn btn-outline-secondary btn-number&quot; data-type=&quot;plus&quot; data-deck=&quot;main&quot; data-id=&quot;3-73&quot;&gt;+&lt;/button&gt;&lt;/div&gt;&lt;/td&gt;&lt;td&gt;&lt;div class=&quot;input-group&quot;&gt;&lt;button type=&quot;button&quot; class=&quot;btn btn-outline-secondary btn-number&quot; data-type=&quot;minus&quot; data-deck=&quot;side&quot; data-id=&quot;3-73&quot; disabled&gt;-&lt;/button&gt;&lt;input type=&quot;text&quot; class=&quot;form-control input-number&quot; name=&quot;table-side-3-73-num-copies&quot; data-deck=&quot;side&quot; data-id=&quot;3-73&quot; value=&quot;0&quot; min=&quot;0&quot; readonly /&gt;&lt;button type=&quot;button&quot; class=&quot;btn btn-outline-secondary btn-number&quot; data-type=&quot;plus&quot; data-deck=&quot;side&quot; data-id=&quot;3-73&quot;&gt;+&lt;/button&gt;&lt;/div&gt;&lt;/td&gt;&lt;/tr&gt;" calcext:value-type="string">
            <text:p>&lt;tr data-expansion="35" data-type="4" data-color="8" data-term="0"&gt;&lt;td&gt;3-73&lt;/td&gt;&lt;td&gt;怒りの種&lt;/td&gt;&lt;td&gt;&lt;div class="input-group"&gt;&lt;button type="button" class="btn btn-outline-secondary btn-number" data-type="minus" data-deck="main" data-id="3-73" disabled&gt;-&lt;/button&gt;&lt;input type="text" class="form-control input-number" name="table-main-3-73-num-copies" data-deck="main" data-id="3-73" value="0" min="0" readonly /&gt;&lt;button type="button" class="btn btn-outline-secondary btn-number" data-type="plus" data-deck="main" data-id="3-73"&gt;+&lt;/button&gt;&lt;/div&gt;&lt;/td&gt;&lt;td&gt;&lt;div class="input-group"&gt;&lt;button type="button" class="btn btn-outline-secondary btn-number" data-type="minus" data-deck="side" data-id="3-73" disabled&gt;-&lt;/button&gt;&lt;input type="text" class="form-control input-number" name="table-side-3-73-num-copies" data-deck="side" data-id="3-73" value="0" min="0" readonly /&gt;&lt;button type="button" class="btn btn-outline-secondary btn-number" data-type="plus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O303];[$HTML.$C$1];[.$B303];[$HTML.$D$1];[.$B303];[$HTML.$E$1];[.$B303];[$HTML.$F$1];[.$B303];[$HTML.$G$1])" office:value-type="string" office:string-value="&lt;div class=&quot;container-card position-relative me-2 mb-2&quot; id=&quot;main-3-74&quot;&gt;&lt;img class=&quot;d-block&quot; width=&quot;80&quot; height=&quot;112&quot; src=&quot;https://one-draw.jp/ijinden/cardlist/003/card/03_074.png&quot; /&gt;&lt;div class=&quot;container-num-copies position-absolute bottom-0 start-0 px-1&quot; id=&quot;main-3-74-num-copies&quot;&gt;0&lt;/div&gt;&lt;button type=&quot;button&quot; class=&quot;btn btn-secondary btn-number btn-sm btn-pop position-absolute top-0 start-0&quot; data-type=&quot;minus&quot; data-deck=&quot;main&quot; data-id=&quot;3-74&quot;&gt;-&lt;/button&gt;&lt;button type=&quot;button&quot; class=&quot;btn btn-secondary btn-number btn-sm btn-push position-absolute top-0 end-0&quot; data-type=&quot;plus&quot; data-deck=&quot;main&quot; data-id=&quot;3-74&quot;&gt;+&lt;/button&gt;&lt;button type=&quot;button&quot; class=&quot;btn btn-secondary btn-number btn-sm btn-drop position-absolute bottom-0 end-0&quot; data-type=&quot;drop&quot; data-id=&quot;3-74&quot;&gt;v&lt;/button&gt;&lt;/div&gt;" calcext:value-type="string">
            <text:p>&lt;div class="container-card position-relative me-2 mb-2" id="main-3-74"&gt;&lt;img class="d-block" width="80" height="112" src="https://one-draw.jp/ijinden/cardlist/003/card/03_074.png" /&gt;&lt;div class="container-num-copies position-absolute bottom-0 start-0 px-1" id="main-3-74-num-copies"&gt;0&lt;/div&gt;&lt;button type="button" class="btn btn-secondary btn-number btn-sm btn-pop position-absolute top-0 start-0" data-type="minus" data-deck="main" data-id="3-74"&gt;-&lt;/button&gt;&lt;button type="button" class="btn btn-secondary btn-number btn-sm btn-push position-absolute top-0 end-0" data-type="plus" data-deck="main" data-id="3-74"&gt;+&lt;/button&gt;&lt;button type="button" class="btn btn-secondary btn-number btn-sm btn-drop position-absolute bottom-0 end-0" data-type="drop" data-id="3-74"&gt;v&lt;/button&gt;&lt;/div&gt;</text:p>
          </table:table-cell>
          <table:table-cell table:formula="of:=CONCATENATE([$HTML.$A$2];[.$B303];[$HTML.$B$2];[.$O303];[$HTML.$C$2];[.$B303];[$HTML.$D$2];[.$B303];[$HTML.$E$2];[.$B303];[$HTML.$F$2];[.$B303];[$HTML.$G$2])" office:value-type="string" office:string-value="&lt;div class=&quot;container-card position-relative me-2 mb-2&quot; id=&quot;side-3-74&quot;&gt;&lt;img class=&quot;d-block&quot; width=&quot;80&quot; height=&quot;112&quot; src=&quot;https://one-draw.jp/ijinden/cardlist/003/card/03_074.png&quot; /&gt;&lt;div class=&quot;container-num-copies position-absolute bottom-0 start-0 px-1&quot; id=&quot;side-3-74-num-copies&quot;&gt;0&lt;/div&gt;&lt;button type=&quot;button&quot; class=&quot;btn btn-secondary btn-number btn-sm btn-pop position-absolute top-0 start-0&quot; data-type=&quot;minus&quot; data-deck=&quot;side&quot; data-id=&quot;3-74&quot;&gt;-&lt;/button&gt;&lt;button type=&quot;button&quot; class=&quot;btn btn-secondary btn-number btn-sm btn-push position-absolute top-0 end-0&quot; data-type=&quot;plus&quot; data-deck=&quot;side&quot; data-id=&quot;3-74&quot;&gt;+&lt;/button&gt;&lt;button type=&quot;button&quot; class=&quot;btn btn-secondary btn-number btn-sm btn-raise position-absolute bottom-0 end-0&quot; data-type=&quot;raise&quot; data-id=&quot;3-74&quot;&gt;^&lt;/button&gt;&lt;/div&gt;" calcext:value-type="string">
            <text:p>&lt;div class="container-card position-relative me-2 mb-2" id="side-3-74"&gt;&lt;img class="d-block" width="80" height="112" src="https://one-draw.jp/ijinden/cardlist/003/card/03_074.png" /&gt;&lt;div class="container-num-copies position-absolute bottom-0 start-0 px-1" id="side-3-74-num-copies"&gt;0&lt;/div&gt;&lt;button type="button" class="btn btn-secondary btn-number btn-sm btn-pop position-absolute top-0 start-0" data-type="minus" data-deck="side" data-id="3-74"&gt;-&lt;/button&gt;&lt;button type="button" class="btn btn-secondary btn-number btn-sm btn-push position-absolute top-0 end-0" data-type="plus" data-deck="side" data-id="3-74"&gt;+&lt;/button&gt;&lt;button type="button" class="btn btn-secondary btn-number btn-sm btn-raise position-absolute bottom-0 end-0" data-type="raise" data-id="3-74"&gt;^&lt;/button&gt;&lt;/div&gt;</text:p>
          </table:table-cell>
          <table:table-cell table:formula="of:=CONCATENATE([$HTML.$A$3];[.F303];[$HTML.$B$3];[.H303];[$HTML.$C$3];[.J303];[$HTML.$D$3];[.N303];[$HTML.$E$3];[.B303];[$HTML.$F$3];[.D303];[$HTML.$G$3];[.B303];[$HTML.$H$3];[.B303];[$HTML.$I$3];[.B303];[$HTML.$J$3];[.B303];[$HTML.$K$3];[.B303];[$HTML.$L$3];[.B303];[$HTML.$M$3];[.B303];[$HTML.$N$3];[.B303];[$HTML.$O$3])" office:value-type="string" office:string-value="&lt;tr data-expansion=&quot;35&quot; data-type=&quot;4&quot; data-color=&quot;16&quot; data-term=&quot;0&quot;&gt;&lt;td&gt;3-74&lt;/td&gt;&lt;td&gt;苦しみの種&lt;/td&gt;&lt;td&gt;&lt;div class=&quot;input-group&quot;&gt;&lt;button type=&quot;button&quot; class=&quot;btn btn-outline-secondary btn-number&quot; data-type=&quot;minus&quot; data-deck=&quot;main&quot; data-id=&quot;3-74&quot; disabled&gt;-&lt;/button&gt;&lt;input type=&quot;text&quot; class=&quot;form-control input-number&quot; name=&quot;table-main-3-74-num-copies&quot; data-deck=&quot;main&quot; data-id=&quot;3-74&quot; value=&quot;0&quot; min=&quot;0&quot; readonly /&gt;&lt;button type=&quot;button&quot; class=&quot;btn btn-outline-secondary btn-number&quot; data-type=&quot;plus&quot; data-deck=&quot;main&quot; data-id=&quot;3-74&quot;&gt;+&lt;/button&gt;&lt;/div&gt;&lt;/td&gt;&lt;td&gt;&lt;div class=&quot;input-group&quot;&gt;&lt;button type=&quot;button&quot; class=&quot;btn btn-outline-secondary btn-number&quot; data-type=&quot;minus&quot; data-deck=&quot;side&quot; data-id=&quot;3-74&quot; disabled&gt;-&lt;/button&gt;&lt;input type=&quot;text&quot; class=&quot;form-control input-number&quot; name=&quot;table-side-3-74-num-copies&quot; data-deck=&quot;side&quot; data-id=&quot;3-74&quot; value=&quot;0&quot; min=&quot;0&quot; readonly /&gt;&lt;button type=&quot;button&quot; class=&quot;btn btn-outline-secondary btn-number&quot; data-type=&quot;plus&quot; data-deck=&quot;side&quot; data-id=&quot;3-74&quot;&gt;+&lt;/button&gt;&lt;/div&gt;&lt;/td&gt;&lt;/tr&gt;" calcext:value-type="string">
            <text:p>&lt;tr data-expansion="35" data-type="4" data-color="16" data-term="0"&gt;&lt;td&gt;3-74&lt;/td&gt;&lt;td&gt;苦しみの種&lt;/td&gt;&lt;td&gt;&lt;div class="input-group"&gt;&lt;button type="button" class="btn btn-outline-secondary btn-number" data-type="minus" data-deck="main" data-id="3-74" disabled&gt;-&lt;/button&gt;&lt;input type="text" class="form-control input-number" name="table-main-3-74-num-copies" data-deck="main" data-id="3-74" value="0" min="0" readonly /&gt;&lt;button type="button" class="btn btn-outline-secondary btn-number" data-type="plus" data-deck="main" data-id="3-74"&gt;+&lt;/button&gt;&lt;/div&gt;&lt;/td&gt;&lt;td&gt;&lt;div class="input-group"&gt;&lt;button type="button" class="btn btn-outline-secondary btn-number" data-type="minus" data-deck="side" data-id="3-74" disabled&gt;-&lt;/button&gt;&lt;input type="text" class="form-control input-number" name="table-side-3-74-num-copies" data-deck="side" data-id="3-74" value="0" min="0" readonly /&gt;&lt;button type="button" class="btn btn-outline-secondary btn-number" data-type="plus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O304];[$HTML.$C$1];[.$B304];[$HTML.$D$1];[.$B304];[$HTML.$E$1];[.$B304];[$HTML.$F$1];[.$B304];[$HTML.$G$1])" office:value-type="string" office:string-value="&lt;div class=&quot;container-card position-relative me-2 mb-2&quot; id=&quot;main-3-75&quot;&gt;&lt;img class=&quot;d-block&quot; width=&quot;80&quot; height=&quot;112&quot; src=&quot;https://one-draw.jp/ijinden/cardlist/003/card/03_075.png&quot; /&gt;&lt;div class=&quot;container-num-copies position-absolute bottom-0 start-0 px-1&quot; id=&quot;main-3-75-num-copies&quot;&gt;0&lt;/div&gt;&lt;button type=&quot;button&quot; class=&quot;btn btn-secondary btn-number btn-sm btn-pop position-absolute top-0 start-0&quot; data-type=&quot;minus&quot; data-deck=&quot;main&quot; data-id=&quot;3-75&quot;&gt;-&lt;/button&gt;&lt;button type=&quot;button&quot; class=&quot;btn btn-secondary btn-number btn-sm btn-push position-absolute top-0 end-0&quot; data-type=&quot;plus&quot; data-deck=&quot;main&quot; data-id=&quot;3-75&quot;&gt;+&lt;/button&gt;&lt;button type=&quot;button&quot; class=&quot;btn btn-secondary btn-number btn-sm btn-drop position-absolute bottom-0 end-0&quot; data-type=&quot;drop&quot; data-id=&quot;3-75&quot;&gt;v&lt;/button&gt;&lt;/div&gt;" calcext:value-type="string">
            <text:p>&lt;div class="container-card position-relative me-2 mb-2" id="main-3-75"&gt;&lt;img class="d-block" width="80" height="112" src="https://one-draw.jp/ijinden/cardlist/003/card/03_075.png" /&gt;&lt;div class="container-num-copies position-absolute bottom-0 start-0 px-1" id="main-3-75-num-copies"&gt;0&lt;/div&gt;&lt;button type="button" class="btn btn-secondary btn-number btn-sm btn-pop position-absolute top-0 start-0" data-type="minus" data-deck="main" data-id="3-75"&gt;-&lt;/button&gt;&lt;button type="button" class="btn btn-secondary btn-number btn-sm btn-push position-absolute top-0 end-0" data-type="plus" data-deck="main" data-id="3-75"&gt;+&lt;/button&gt;&lt;button type="button" class="btn btn-secondary btn-number btn-sm btn-drop position-absolute bottom-0 end-0" data-type="drop" data-id="3-75"&gt;v&lt;/button&gt;&lt;/div&gt;</text:p>
          </table:table-cell>
          <table:table-cell table:formula="of:=CONCATENATE([$HTML.$A$2];[.$B304];[$HTML.$B$2];[.$O304];[$HTML.$C$2];[.$B304];[$HTML.$D$2];[.$B304];[$HTML.$E$2];[.$B304];[$HTML.$F$2];[.$B304];[$HTML.$G$2])" office:value-type="string" office:string-value="&lt;div class=&quot;container-card position-relative me-2 mb-2&quot; id=&quot;side-3-75&quot;&gt;&lt;img class=&quot;d-block&quot; width=&quot;80&quot; height=&quot;112&quot; src=&quot;https://one-draw.jp/ijinden/cardlist/003/card/03_075.png&quot; /&gt;&lt;div class=&quot;container-num-copies position-absolute bottom-0 start-0 px-1&quot; id=&quot;side-3-75-num-copies&quot;&gt;0&lt;/div&gt;&lt;button type=&quot;button&quot; class=&quot;btn btn-secondary btn-number btn-sm btn-pop position-absolute top-0 start-0&quot; data-type=&quot;minus&quot; data-deck=&quot;side&quot; data-id=&quot;3-75&quot;&gt;-&lt;/button&gt;&lt;button type=&quot;button&quot; class=&quot;btn btn-secondary btn-number btn-sm btn-push position-absolute top-0 end-0&quot; data-type=&quot;plus&quot; data-deck=&quot;side&quot; data-id=&quot;3-75&quot;&gt;+&lt;/button&gt;&lt;button type=&quot;button&quot; class=&quot;btn btn-secondary btn-number btn-sm btn-raise position-absolute bottom-0 end-0&quot; data-type=&quot;raise&quot; data-id=&quot;3-75&quot;&gt;^&lt;/button&gt;&lt;/div&gt;" calcext:value-type="string">
            <text:p>&lt;div class="container-card position-relative me-2 mb-2" id="side-3-75"&gt;&lt;img class="d-block" width="80" height="112" src="https://one-draw.jp/ijinden/cardlist/003/card/03_075.png" /&gt;&lt;div class="container-num-copies position-absolute bottom-0 start-0 px-1" id="side-3-75-num-copies"&gt;0&lt;/div&gt;&lt;button type="button" class="btn btn-secondary btn-number btn-sm btn-pop position-absolute top-0 start-0" data-type="minus" data-deck="side" data-id="3-75"&gt;-&lt;/button&gt;&lt;button type="button" class="btn btn-secondary btn-number btn-sm btn-push position-absolute top-0 end-0" data-type="plus" data-deck="side" data-id="3-75"&gt;+&lt;/button&gt;&lt;button type="button" class="btn btn-secondary btn-number btn-sm btn-raise position-absolute bottom-0 end-0" data-type="raise" data-id="3-75"&gt;^&lt;/button&gt;&lt;/div&gt;</text:p>
          </table:table-cell>
          <table:table-cell table:formula="of:=CONCATENATE([$HTML.$A$3];[.F304];[$HTML.$B$3];[.H304];[$HTML.$C$3];[.J304];[$HTML.$D$3];[.N304];[$HTML.$E$3];[.B304];[$HTML.$F$3];[.D304];[$HTML.$G$3];[.B304];[$HTML.$H$3];[.B304];[$HTML.$I$3];[.B304];[$HTML.$J$3];[.B304];[$HTML.$K$3];[.B304];[$HTML.$L$3];[.B304];[$HTML.$M$3];[.B304];[$HTML.$N$3];[.B304];[$HTML.$O$3])" office:value-type="string" office:string-value="&lt;tr data-expansion=&quot;35&quot; data-type=&quot;4&quot; data-color=&quot;32&quot; data-term=&quot;0&quot;&gt;&lt;td&gt;3-75&lt;/td&gt;&lt;td&gt;悲しみの種&lt;/td&gt;&lt;td&gt;&lt;div class=&quot;input-group&quot;&gt;&lt;button type=&quot;button&quot; class=&quot;btn btn-outline-secondary btn-number&quot; data-type=&quot;minus&quot; data-deck=&quot;main&quot; data-id=&quot;3-75&quot; disabled&gt;-&lt;/button&gt;&lt;input type=&quot;text&quot; class=&quot;form-control input-number&quot; name=&quot;table-main-3-75-num-copies&quot; data-deck=&quot;main&quot; data-id=&quot;3-75&quot; value=&quot;0&quot; min=&quot;0&quot; readonly /&gt;&lt;button type=&quot;button&quot; class=&quot;btn btn-outline-secondary btn-number&quot; data-type=&quot;plus&quot; data-deck=&quot;main&quot; data-id=&quot;3-75&quot;&gt;+&lt;/button&gt;&lt;/div&gt;&lt;/td&gt;&lt;td&gt;&lt;div class=&quot;input-group&quot;&gt;&lt;button type=&quot;button&quot; class=&quot;btn btn-outline-secondary btn-number&quot; data-type=&quot;minus&quot; data-deck=&quot;side&quot; data-id=&quot;3-75&quot; disabled&gt;-&lt;/button&gt;&lt;input type=&quot;text&quot; class=&quot;form-control input-number&quot; name=&quot;table-side-3-75-num-copies&quot; data-deck=&quot;side&quot; data-id=&quot;3-75&quot; value=&quot;0&quot; min=&quot;0&quot; readonly /&gt;&lt;button type=&quot;button&quot; class=&quot;btn btn-outline-secondary btn-number&quot; data-type=&quot;plus&quot; data-deck=&quot;side&quot; data-id=&quot;3-75&quot;&gt;+&lt;/button&gt;&lt;/div&gt;&lt;/td&gt;&lt;/tr&gt;" calcext:value-type="string">
            <text:p>&lt;tr data-expansion="35" data-type="4" data-color="32" data-term="0"&gt;&lt;td&gt;3-75&lt;/td&gt;&lt;td&gt;悲しみの種&lt;/td&gt;&lt;td&gt;&lt;div class="input-group"&gt;&lt;button type="button" class="btn btn-outline-secondary btn-number" data-type="minus" data-deck="main" data-id="3-75" disabled&gt;-&lt;/button&gt;&lt;input type="text" class="form-control input-number" name="table-main-3-75-num-copies" data-deck="main" data-id="3-75" value="0" min="0" readonly /&gt;&lt;button type="button" class="btn btn-outline-secondary btn-number" data-type="plus" data-deck="main" data-id="3-75"&gt;+&lt;/button&gt;&lt;/div&gt;&lt;/td&gt;&lt;td&gt;&lt;div class="input-group"&gt;&lt;button type="button" class="btn btn-outline-secondary btn-number" data-type="minus" data-deck="side" data-id="3-75" disabled&gt;-&lt;/button&gt;&lt;input type="text" class="form-control input-number" name="table-side-3-75-num-copies" data-deck="side" data-id="3-75" value="0" min="0" readonly /&gt;&lt;button type="button" class="btn btn-outline-secondary btn-number" data-type="plus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O305];[$HTML.$C$1];[.$B305];[$HTML.$D$1];[.$B305];[$HTML.$E$1];[.$B305];[$HTML.$F$1];[.$B305];[$HTML.$G$1])" office:value-type="string" office:string-value="&lt;div class=&quot;container-card position-relative me-2 mb-2&quot; id=&quot;main-3-76&quot;&gt;&lt;img class=&quot;d-block&quot; width=&quot;80&quot; height=&quot;112&quot; src=&quot;https://one-draw.jp/ijinden/cardlist/003/card/03_076.png&quot; /&gt;&lt;div class=&quot;container-num-copies position-absolute bottom-0 start-0 px-1&quot; id=&quot;main-3-76-num-copies&quot;&gt;0&lt;/div&gt;&lt;button type=&quot;button&quot; class=&quot;btn btn-secondary btn-number btn-sm btn-pop position-absolute top-0 start-0&quot; data-type=&quot;minus&quot; data-deck=&quot;main&quot; data-id=&quot;3-76&quot;&gt;-&lt;/button&gt;&lt;button type=&quot;button&quot; class=&quot;btn btn-secondary btn-number btn-sm btn-push position-absolute top-0 end-0&quot; data-type=&quot;plus&quot; data-deck=&quot;main&quot; data-id=&quot;3-76&quot;&gt;+&lt;/button&gt;&lt;button type=&quot;button&quot; class=&quot;btn btn-secondary btn-number btn-sm btn-drop position-absolute bottom-0 end-0&quot; data-type=&quot;drop&quot; data-id=&quot;3-76&quot;&gt;v&lt;/button&gt;&lt;/div&gt;" calcext:value-type="string">
            <text:p>&lt;div class="container-card position-relative me-2 mb-2" id="main-3-76"&gt;&lt;img class="d-block" width="80" height="112" src="https://one-draw.jp/ijinden/cardlist/003/card/03_076.png" /&gt;&lt;div class="container-num-copies position-absolute bottom-0 start-0 px-1" id="main-3-76-num-copies"&gt;0&lt;/div&gt;&lt;button type="button" class="btn btn-secondary btn-number btn-sm btn-pop position-absolute top-0 start-0" data-type="minus" data-deck="main" data-id="3-76"&gt;-&lt;/button&gt;&lt;button type="button" class="btn btn-secondary btn-number btn-sm btn-push position-absolute top-0 end-0" data-type="plus" data-deck="main" data-id="3-76"&gt;+&lt;/button&gt;&lt;button type="button" class="btn btn-secondary btn-number btn-sm btn-drop position-absolute bottom-0 end-0" data-type="drop" data-id="3-76"&gt;v&lt;/button&gt;&lt;/div&gt;</text:p>
          </table:table-cell>
          <table:table-cell table:formula="of:=CONCATENATE([$HTML.$A$2];[.$B305];[$HTML.$B$2];[.$O305];[$HTML.$C$2];[.$B305];[$HTML.$D$2];[.$B305];[$HTML.$E$2];[.$B305];[$HTML.$F$2];[.$B305];[$HTML.$G$2])" office:value-type="string" office:string-value="&lt;div class=&quot;container-card position-relative me-2 mb-2&quot; id=&quot;side-3-76&quot;&gt;&lt;img class=&quot;d-block&quot; width=&quot;80&quot; height=&quot;112&quot; src=&quot;https://one-draw.jp/ijinden/cardlist/003/card/03_076.png&quot; /&gt;&lt;div class=&quot;container-num-copies position-absolute bottom-0 start-0 px-1&quot; id=&quot;side-3-76-num-copies&quot;&gt;0&lt;/div&gt;&lt;button type=&quot;button&quot; class=&quot;btn btn-secondary btn-number btn-sm btn-pop position-absolute top-0 start-0&quot; data-type=&quot;minus&quot; data-deck=&quot;side&quot; data-id=&quot;3-76&quot;&gt;-&lt;/button&gt;&lt;button type=&quot;button&quot; class=&quot;btn btn-secondary btn-number btn-sm btn-push position-absolute top-0 end-0&quot; data-type=&quot;plus&quot; data-deck=&quot;side&quot; data-id=&quot;3-76&quot;&gt;+&lt;/button&gt;&lt;button type=&quot;button&quot; class=&quot;btn btn-secondary btn-number btn-sm btn-raise position-absolute bottom-0 end-0&quot; data-type=&quot;raise&quot; data-id=&quot;3-76&quot;&gt;^&lt;/button&gt;&lt;/div&gt;" calcext:value-type="string">
            <text:p>&lt;div class="container-card position-relative me-2 mb-2" id="side-3-76"&gt;&lt;img class="d-block" width="80" height="112" src="https://one-draw.jp/ijinden/cardlist/003/card/03_076.png" /&gt;&lt;div class="container-num-copies position-absolute bottom-0 start-0 px-1" id="side-3-76-num-copies"&gt;0&lt;/div&gt;&lt;button type="button" class="btn btn-secondary btn-number btn-sm btn-pop position-absolute top-0 start-0" data-type="minus" data-deck="side" data-id="3-76"&gt;-&lt;/button&gt;&lt;button type="button" class="btn btn-secondary btn-number btn-sm btn-push position-absolute top-0 end-0" data-type="plus" data-deck="side" data-id="3-76"&gt;+&lt;/button&gt;&lt;button type="button" class="btn btn-secondary btn-number btn-sm btn-raise position-absolute bottom-0 end-0" data-type="raise" data-id="3-76"&gt;^&lt;/button&gt;&lt;/div&gt;</text:p>
          </table:table-cell>
          <table:table-cell table:formula="of:=CONCATENATE([$HTML.$A$3];[.F305];[$HTML.$B$3];[.H305];[$HTML.$C$3];[.J305];[$HTML.$D$3];[.N305];[$HTML.$E$3];[.B305];[$HTML.$F$3];[.D305];[$HTML.$G$3];[.B305];[$HTML.$H$3];[.B305];[$HTML.$I$3];[.B305];[$HTML.$J$3];[.B305];[$HTML.$K$3];[.B305];[$HTML.$L$3];[.B305];[$HTML.$M$3];[.B305];[$HTML.$N$3];[.B305];[$HTML.$O$3])" office:value-type="string" office:string-value="&lt;tr data-expansion=&quot;35&quot; data-type=&quot;4&quot; data-color=&quot;32&quot; data-term=&quot;0&quot;&gt;&lt;td&gt;3-76&lt;/td&gt;&lt;td&gt;ダンダラ羽織&lt;/td&gt;&lt;td&gt;&lt;div class=&quot;input-group&quot;&gt;&lt;button type=&quot;button&quot; class=&quot;btn btn-outline-secondary btn-number&quot; data-type=&quot;minus&quot; data-deck=&quot;main&quot; data-id=&quot;3-76&quot; disabled&gt;-&lt;/button&gt;&lt;input type=&quot;text&quot; class=&quot;form-control input-number&quot; name=&quot;table-main-3-76-num-copies&quot; data-deck=&quot;main&quot; data-id=&quot;3-76&quot; value=&quot;0&quot; min=&quot;0&quot; readonly /&gt;&lt;button type=&quot;button&quot; class=&quot;btn btn-outline-secondary btn-number&quot; data-type=&quot;plus&quot; data-deck=&quot;main&quot; data-id=&quot;3-76&quot;&gt;+&lt;/button&gt;&lt;/div&gt;&lt;/td&gt;&lt;td&gt;&lt;div class=&quot;input-group&quot;&gt;&lt;button type=&quot;button&quot; class=&quot;btn btn-outline-secondary btn-number&quot; data-type=&quot;minus&quot; data-deck=&quot;side&quot; data-id=&quot;3-76&quot; disabled&gt;-&lt;/button&gt;&lt;input type=&quot;text&quot; class=&quot;form-control input-number&quot; name=&quot;table-side-3-76-num-copies&quot; data-deck=&quot;side&quot; data-id=&quot;3-76&quot; value=&quot;0&quot; min=&quot;0&quot; readonly /&gt;&lt;button type=&quot;button&quot; class=&quot;btn btn-outline-secondary btn-number&quot; data-type=&quot;plus&quot; data-deck=&quot;side&quot; data-id=&quot;3-76&quot;&gt;+&lt;/button&gt;&lt;/div&gt;&lt;/td&gt;&lt;/tr&gt;" calcext:value-type="string">
            <text:p>&lt;tr data-expansion="35" data-type="4" data-color="32" data-term="0"&gt;&lt;td&gt;3-76&lt;/td&gt;&lt;td&gt;ダンダラ羽織&lt;/td&gt;&lt;td&gt;&lt;div class="input-group"&gt;&lt;button type="button" class="btn btn-outline-secondary btn-number" data-type="minus" data-deck="main" data-id="3-76" disabled&gt;-&lt;/button&gt;&lt;input type="text" class="form-control input-number" name="table-main-3-76-num-copies" data-deck="main" data-id="3-76" value="0" min="0" readonly /&gt;&lt;button type="button" class="btn btn-outline-secondary btn-number" data-type="plus" data-deck="main" data-id="3-76"&gt;+&lt;/button&gt;&lt;/div&gt;&lt;/td&gt;&lt;td&gt;&lt;div class="input-group"&gt;&lt;button type="button" class="btn btn-outline-secondary btn-number" data-type="minus" data-deck="side" data-id="3-76" disabled&gt;-&lt;/button&gt;&lt;input type="text" class="form-control input-number" name="table-side-3-76-num-copies" data-deck="side" data-id="3-76" value="0" min="0" readonly /&gt;&lt;button type="button" class="btn btn-outline-secondary btn-number" data-type="plus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O306];[$HTML.$C$1];[.$B306];[$HTML.$D$1];[.$B306];[$HTML.$E$1];[.$B306];[$HTML.$F$1];[.$B306];[$HTML.$G$1])" office:value-type="string" office:string-value="&lt;div class=&quot;container-card position-relative me-2 mb-2&quot; id=&quot;main-3-77&quot;&gt;&lt;img class=&quot;d-block&quot; width=&quot;80&quot; height=&quot;112&quot; src=&quot;https://one-draw.jp/ijinden/cardlist/003/card/03_077.png&quot; /&gt;&lt;div class=&quot;container-num-copies position-absolute bottom-0 start-0 px-1&quot; id=&quot;main-3-77-num-copies&quot;&gt;0&lt;/div&gt;&lt;button type=&quot;button&quot; class=&quot;btn btn-secondary btn-number btn-sm btn-pop position-absolute top-0 start-0&quot; data-type=&quot;minus&quot; data-deck=&quot;main&quot; data-id=&quot;3-77&quot;&gt;-&lt;/button&gt;&lt;button type=&quot;button&quot; class=&quot;btn btn-secondary btn-number btn-sm btn-push position-absolute top-0 end-0&quot; data-type=&quot;plus&quot; data-deck=&quot;main&quot; data-id=&quot;3-77&quot;&gt;+&lt;/button&gt;&lt;button type=&quot;button&quot; class=&quot;btn btn-secondary btn-number btn-sm btn-drop position-absolute bottom-0 end-0&quot; data-type=&quot;drop&quot; data-id=&quot;3-77&quot;&gt;v&lt;/button&gt;&lt;/div&gt;" calcext:value-type="string">
            <text:p>&lt;div class="container-card position-relative me-2 mb-2" id="main-3-77"&gt;&lt;img class="d-block" width="80" height="112" src="https://one-draw.jp/ijinden/cardlist/003/card/03_077.png" /&gt;&lt;div class="container-num-copies position-absolute bottom-0 start-0 px-1" id="main-3-77-num-copies"&gt;0&lt;/div&gt;&lt;button type="button" class="btn btn-secondary btn-number btn-sm btn-pop position-absolute top-0 start-0" data-type="minus" data-deck="main" data-id="3-77"&gt;-&lt;/button&gt;&lt;button type="button" class="btn btn-secondary btn-number btn-sm btn-push position-absolute top-0 end-0" data-type="plus" data-deck="main" data-id="3-77"&gt;+&lt;/button&gt;&lt;button type="button" class="btn btn-secondary btn-number btn-sm btn-drop position-absolute bottom-0 end-0" data-type="drop" data-id="3-77"&gt;v&lt;/button&gt;&lt;/div&gt;</text:p>
          </table:table-cell>
          <table:table-cell table:formula="of:=CONCATENATE([$HTML.$A$2];[.$B306];[$HTML.$B$2];[.$O306];[$HTML.$C$2];[.$B306];[$HTML.$D$2];[.$B306];[$HTML.$E$2];[.$B306];[$HTML.$F$2];[.$B306];[$HTML.$G$2])" office:value-type="string" office:string-value="&lt;div class=&quot;container-card position-relative me-2 mb-2&quot; id=&quot;side-3-77&quot;&gt;&lt;img class=&quot;d-block&quot; width=&quot;80&quot; height=&quot;112&quot; src=&quot;https://one-draw.jp/ijinden/cardlist/003/card/03_077.png&quot; /&gt;&lt;div class=&quot;container-num-copies position-absolute bottom-0 start-0 px-1&quot; id=&quot;side-3-77-num-copies&quot;&gt;0&lt;/div&gt;&lt;button type=&quot;button&quot; class=&quot;btn btn-secondary btn-number btn-sm btn-pop position-absolute top-0 start-0&quot; data-type=&quot;minus&quot; data-deck=&quot;side&quot; data-id=&quot;3-77&quot;&gt;-&lt;/button&gt;&lt;button type=&quot;button&quot; class=&quot;btn btn-secondary btn-number btn-sm btn-push position-absolute top-0 end-0&quot; data-type=&quot;plus&quot; data-deck=&quot;side&quot; data-id=&quot;3-77&quot;&gt;+&lt;/button&gt;&lt;button type=&quot;button&quot; class=&quot;btn btn-secondary btn-number btn-sm btn-raise position-absolute bottom-0 end-0&quot; data-type=&quot;raise&quot; data-id=&quot;3-77&quot;&gt;^&lt;/button&gt;&lt;/div&gt;" calcext:value-type="string">
            <text:p>&lt;div class="container-card position-relative me-2 mb-2" id="side-3-77"&gt;&lt;img class="d-block" width="80" height="112" src="https://one-draw.jp/ijinden/cardlist/003/card/03_077.png" /&gt;&lt;div class="container-num-copies position-absolute bottom-0 start-0 px-1" id="side-3-77-num-copies"&gt;0&lt;/div&gt;&lt;button type="button" class="btn btn-secondary btn-number btn-sm btn-pop position-absolute top-0 start-0" data-type="minus" data-deck="side" data-id="3-77"&gt;-&lt;/button&gt;&lt;button type="button" class="btn btn-secondary btn-number btn-sm btn-push position-absolute top-0 end-0" data-type="plus" data-deck="side" data-id="3-77"&gt;+&lt;/button&gt;&lt;button type="button" class="btn btn-secondary btn-number btn-sm btn-raise position-absolute bottom-0 end-0" data-type="raise" data-id="3-77"&gt;^&lt;/button&gt;&lt;/div&gt;</text:p>
          </table:table-cell>
          <table:table-cell table:formula="of:=CONCATENATE([$HTML.$A$3];[.F306];[$HTML.$B$3];[.H306];[$HTML.$C$3];[.J306];[$HTML.$D$3];[.N306];[$HTML.$E$3];[.B306];[$HTML.$F$3];[.D306];[$HTML.$G$3];[.B306];[$HTML.$H$3];[.B306];[$HTML.$I$3];[.B306];[$HTML.$J$3];[.B306];[$HTML.$K$3];[.B306];[$HTML.$L$3];[.B306];[$HTML.$M$3];[.B306];[$HTML.$N$3];[.B306];[$HTML.$O$3])" office:value-type="string" office:string-value="&lt;tr data-expansion=&quot;35&quot; data-type=&quot;4&quot; data-color=&quot;1&quot; data-term=&quot;0&quot;&gt;&lt;td&gt;3-77&lt;/td&gt;&lt;td&gt;遁甲盤&lt;/td&gt;&lt;td&gt;&lt;div class=&quot;input-group&quot;&gt;&lt;button type=&quot;button&quot; class=&quot;btn btn-outline-secondary btn-number&quot; data-type=&quot;minus&quot; data-deck=&quot;main&quot; data-id=&quot;3-77&quot; disabled&gt;-&lt;/button&gt;&lt;input type=&quot;text&quot; class=&quot;form-control input-number&quot; name=&quot;table-main-3-77-num-copies&quot; data-deck=&quot;main&quot; data-id=&quot;3-77&quot; value=&quot;0&quot; min=&quot;0&quot; readonly /&gt;&lt;button type=&quot;button&quot; class=&quot;btn btn-outline-secondary btn-number&quot; data-type=&quot;plus&quot; data-deck=&quot;main&quot; data-id=&quot;3-77&quot;&gt;+&lt;/button&gt;&lt;/div&gt;&lt;/td&gt;&lt;td&gt;&lt;div class=&quot;input-group&quot;&gt;&lt;button type=&quot;button&quot; class=&quot;btn btn-outline-secondary btn-number&quot; data-type=&quot;minus&quot; data-deck=&quot;side&quot; data-id=&quot;3-77&quot; disabled&gt;-&lt;/button&gt;&lt;input type=&quot;text&quot; class=&quot;form-control input-number&quot; name=&quot;table-side-3-77-num-copies&quot; data-deck=&quot;side&quot; data-id=&quot;3-77&quot; value=&quot;0&quot; min=&quot;0&quot; readonly /&gt;&lt;button type=&quot;button&quot; class=&quot;btn btn-outline-secondary btn-number&quot; data-type=&quot;plus&quot; data-deck=&quot;side&quot; data-id=&quot;3-77&quot;&gt;+&lt;/button&gt;&lt;/div&gt;&lt;/td&gt;&lt;/tr&gt;" calcext:value-type="string">
            <text:p>&lt;tr data-expansion="35" data-type="4" data-color="1" data-term="0"&gt;&lt;td&gt;3-77&lt;/td&gt;&lt;td&gt;遁甲盤&lt;/td&gt;&lt;td&gt;&lt;div class="input-group"&gt;&lt;button type="button" class="btn btn-outline-secondary btn-number" data-type="minus" data-deck="main" data-id="3-77" disabled&gt;-&lt;/button&gt;&lt;input type="text" class="form-control input-number" name="table-main-3-77-num-copies" data-deck="main" data-id="3-77" value="0" min="0" readonly /&gt;&lt;button type="button" class="btn btn-outline-secondary btn-number" data-type="plus" data-deck="main" data-id="3-77"&gt;+&lt;/button&gt;&lt;/div&gt;&lt;/td&gt;&lt;td&gt;&lt;div class="input-group"&gt;&lt;button type="button" class="btn btn-outline-secondary btn-number" data-type="minus" data-deck="side" data-id="3-77" disabled&gt;-&lt;/button&gt;&lt;input type="text" class="form-control input-number" name="table-side-3-77-num-copies" data-deck="side" data-id="3-77" value="0" min="0" readonly /&gt;&lt;button type="button" class="btn btn-outline-secondary btn-number" data-type="plus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O307];[$HTML.$C$1];[.$B307];[$HTML.$D$1];[.$B307];[$HTML.$E$1];[.$B307];[$HTML.$F$1];[.$B307];[$HTML.$G$1])" office:value-type="string" office:string-value="&lt;div class=&quot;container-card position-relative me-2 mb-2&quot; id=&quot;main-3-78&quot;&gt;&lt;img class=&quot;d-block&quot; width=&quot;80&quot; height=&quot;112&quot; src=&quot;https://one-draw.jp/ijinden/cardlist/003/card/03_078.png&quot; /&gt;&lt;div class=&quot;container-num-copies position-absolute bottom-0 start-0 px-1&quot; id=&quot;main-3-78-num-copies&quot;&gt;0&lt;/div&gt;&lt;button type=&quot;button&quot; class=&quot;btn btn-secondary btn-number btn-sm btn-pop position-absolute top-0 start-0&quot; data-type=&quot;minus&quot; data-deck=&quot;main&quot; data-id=&quot;3-78&quot;&gt;-&lt;/button&gt;&lt;button type=&quot;button&quot; class=&quot;btn btn-secondary btn-number btn-sm btn-push position-absolute top-0 end-0&quot; data-type=&quot;plus&quot; data-deck=&quot;main&quot; data-id=&quot;3-78&quot;&gt;+&lt;/button&gt;&lt;button type=&quot;button&quot; class=&quot;btn btn-secondary btn-number btn-sm btn-drop position-absolute bottom-0 end-0&quot; data-type=&quot;drop&quot; data-id=&quot;3-78&quot;&gt;v&lt;/button&gt;&lt;/div&gt;" calcext:value-type="string">
            <text:p>&lt;div class="container-card position-relative me-2 mb-2" id="main-3-78"&gt;&lt;img class="d-block" width="80" height="112" src="https://one-draw.jp/ijinden/cardlist/003/card/03_078.png" /&gt;&lt;div class="container-num-copies position-absolute bottom-0 start-0 px-1" id="main-3-78-num-copies"&gt;0&lt;/div&gt;&lt;button type="button" class="btn btn-secondary btn-number btn-sm btn-pop position-absolute top-0 start-0" data-type="minus" data-deck="main" data-id="3-78"&gt;-&lt;/button&gt;&lt;button type="button" class="btn btn-secondary btn-number btn-sm btn-push position-absolute top-0 end-0" data-type="plus" data-deck="main" data-id="3-78"&gt;+&lt;/button&gt;&lt;button type="button" class="btn btn-secondary btn-number btn-sm btn-drop position-absolute bottom-0 end-0" data-type="drop" data-id="3-78"&gt;v&lt;/button&gt;&lt;/div&gt;</text:p>
          </table:table-cell>
          <table:table-cell table:formula="of:=CONCATENATE([$HTML.$A$2];[.$B307];[$HTML.$B$2];[.$O307];[$HTML.$C$2];[.$B307];[$HTML.$D$2];[.$B307];[$HTML.$E$2];[.$B307];[$HTML.$F$2];[.$B307];[$HTML.$G$2])" office:value-type="string" office:string-value="&lt;div class=&quot;container-card position-relative me-2 mb-2&quot; id=&quot;side-3-78&quot;&gt;&lt;img class=&quot;d-block&quot; width=&quot;80&quot; height=&quot;112&quot; src=&quot;https://one-draw.jp/ijinden/cardlist/003/card/03_078.png&quot; /&gt;&lt;div class=&quot;container-num-copies position-absolute bottom-0 start-0 px-1&quot; id=&quot;side-3-78-num-copies&quot;&gt;0&lt;/div&gt;&lt;button type=&quot;button&quot; class=&quot;btn btn-secondary btn-number btn-sm btn-pop position-absolute top-0 start-0&quot; data-type=&quot;minus&quot; data-deck=&quot;side&quot; data-id=&quot;3-78&quot;&gt;-&lt;/button&gt;&lt;button type=&quot;button&quot; class=&quot;btn btn-secondary btn-number btn-sm btn-push position-absolute top-0 end-0&quot; data-type=&quot;plus&quot; data-deck=&quot;side&quot; data-id=&quot;3-78&quot;&gt;+&lt;/button&gt;&lt;button type=&quot;button&quot; class=&quot;btn btn-secondary btn-number btn-sm btn-raise position-absolute bottom-0 end-0&quot; data-type=&quot;raise&quot; data-id=&quot;3-78&quot;&gt;^&lt;/button&gt;&lt;/div&gt;" calcext:value-type="string">
            <text:p>&lt;div class="container-card position-relative me-2 mb-2" id="side-3-78"&gt;&lt;img class="d-block" width="80" height="112" src="https://one-draw.jp/ijinden/cardlist/003/card/03_078.png" /&gt;&lt;div class="container-num-copies position-absolute bottom-0 start-0 px-1" id="side-3-78-num-copies"&gt;0&lt;/div&gt;&lt;button type="button" class="btn btn-secondary btn-number btn-sm btn-pop position-absolute top-0 start-0" data-type="minus" data-deck="side" data-id="3-78"&gt;-&lt;/button&gt;&lt;button type="button" class="btn btn-secondary btn-number btn-sm btn-push position-absolute top-0 end-0" data-type="plus" data-deck="side" data-id="3-78"&gt;+&lt;/button&gt;&lt;button type="button" class="btn btn-secondary btn-number btn-sm btn-raise position-absolute bottom-0 end-0" data-type="raise" data-id="3-78"&gt;^&lt;/button&gt;&lt;/div&gt;</text:p>
          </table:table-cell>
          <table:table-cell table:formula="of:=CONCATENATE([$HTML.$A$3];[.F307];[$HTML.$B$3];[.H307];[$HTML.$C$3];[.J307];[$HTML.$D$3];[.N307];[$HTML.$E$3];[.B307];[$HTML.$F$3];[.D307];[$HTML.$G$3];[.B307];[$HTML.$H$3];[.B307];[$HTML.$I$3];[.B307];[$HTML.$J$3];[.B307];[$HTML.$K$3];[.B307];[$HTML.$L$3];[.B307];[$HTML.$M$3];[.B307];[$HTML.$N$3];[.B307];[$HTML.$O$3])" office:value-type="string" office:string-value="&lt;tr data-expansion=&quot;35&quot; data-type=&quot;4&quot; data-color=&quot;1&quot; data-term=&quot;0&quot;&gt;&lt;td&gt;3-78&lt;/td&gt;&lt;td&gt;ホムンクルス&lt;/td&gt;&lt;td&gt;&lt;div class=&quot;input-group&quot;&gt;&lt;button type=&quot;button&quot; class=&quot;btn btn-outline-secondary btn-number&quot; data-type=&quot;minus&quot; data-deck=&quot;main&quot; data-id=&quot;3-78&quot; disabled&gt;-&lt;/button&gt;&lt;input type=&quot;text&quot; class=&quot;form-control input-number&quot; name=&quot;table-main-3-78-num-copies&quot; data-deck=&quot;main&quot; data-id=&quot;3-78&quot; value=&quot;0&quot; min=&quot;0&quot; readonly /&gt;&lt;button type=&quot;button&quot; class=&quot;btn btn-outline-secondary btn-number&quot; data-type=&quot;plus&quot; data-deck=&quot;main&quot; data-id=&quot;3-78&quot;&gt;+&lt;/button&gt;&lt;/div&gt;&lt;/td&gt;&lt;td&gt;&lt;div class=&quot;input-group&quot;&gt;&lt;button type=&quot;button&quot; class=&quot;btn btn-outline-secondary btn-number&quot; data-type=&quot;minus&quot; data-deck=&quot;side&quot; data-id=&quot;3-78&quot; disabled&gt;-&lt;/button&gt;&lt;input type=&quot;text&quot; class=&quot;form-control input-number&quot; name=&quot;table-side-3-78-num-copies&quot; data-deck=&quot;side&quot; data-id=&quot;3-78&quot; value=&quot;0&quot; min=&quot;0&quot; readonly /&gt;&lt;button type=&quot;button&quot; class=&quot;btn btn-outline-secondary btn-number&quot; data-type=&quot;plus&quot; data-deck=&quot;side&quot; data-id=&quot;3-78&quot;&gt;+&lt;/button&gt;&lt;/div&gt;&lt;/td&gt;&lt;/tr&gt;" calcext:value-type="string">
            <text:p>&lt;tr data-expansion="35" data-type="4" data-color="1" data-term="0"&gt;&lt;td&gt;3-78&lt;/td&gt;&lt;td&gt;ホムンクルス&lt;/td&gt;&lt;td&gt;&lt;div class="input-group"&gt;&lt;button type="button" class="btn btn-outline-secondary btn-number" data-type="minus" data-deck="main" data-id="3-78" disabled&gt;-&lt;/button&gt;&lt;input type="text" class="form-control input-number" name="table-main-3-78-num-copies" data-deck="main" data-id="3-78" value="0" min="0" readonly /&gt;&lt;button type="button" class="btn btn-outline-secondary btn-number" data-type="plus" data-deck="main" data-id="3-78"&gt;+&lt;/button&gt;&lt;/div&gt;&lt;/td&gt;&lt;td&gt;&lt;div class="input-group"&gt;&lt;button type="button" class="btn btn-outline-secondary btn-number" data-type="minus" data-deck="side" data-id="3-78" disabled&gt;-&lt;/button&gt;&lt;input type="text" class="form-control input-number" name="table-side-3-78-num-copies" data-deck="side" data-id="3-78" value="0" min="0" readonly /&gt;&lt;button type="button" class="btn btn-outline-secondary btn-number" data-type="plus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O308];[$HTML.$C$1];[.$B308];[$HTML.$D$1];[.$B308];[$HTML.$E$1];[.$B308];[$HTML.$F$1];[.$B308];[$HTML.$G$1])" office:value-type="string" office:string-value="&lt;div class=&quot;container-card position-relative me-2 mb-2&quot; id=&quot;main-3-79&quot;&gt;&lt;img class=&quot;d-block&quot; width=&quot;80&quot; height=&quot;112&quot; src=&quot;https://one-draw.jp/ijinden/cardlist/003/card/03_079.png&quot; /&gt;&lt;div class=&quot;container-num-copies position-absolute bottom-0 start-0 px-1&quot; id=&quot;main-3-79-num-copies&quot;&gt;0&lt;/div&gt;&lt;button type=&quot;button&quot; class=&quot;btn btn-secondary btn-number btn-sm btn-pop position-absolute top-0 start-0&quot; data-type=&quot;minus&quot; data-deck=&quot;main&quot; data-id=&quot;3-79&quot;&gt;-&lt;/button&gt;&lt;button type=&quot;button&quot; class=&quot;btn btn-secondary btn-number btn-sm btn-push position-absolute top-0 end-0&quot; data-type=&quot;plus&quot; data-deck=&quot;main&quot; data-id=&quot;3-79&quot;&gt;+&lt;/button&gt;&lt;button type=&quot;button&quot; class=&quot;btn btn-secondary btn-number btn-sm btn-drop position-absolute bottom-0 end-0&quot; data-type=&quot;drop&quot; data-id=&quot;3-79&quot;&gt;v&lt;/button&gt;&lt;/div&gt;" calcext:value-type="string">
            <text:p>&lt;div class="container-card position-relative me-2 mb-2" id="main-3-79"&gt;&lt;img class="d-block" width="80" height="112" src="https://one-draw.jp/ijinden/cardlist/003/card/03_079.png" /&gt;&lt;div class="container-num-copies position-absolute bottom-0 start-0 px-1" id="main-3-79-num-copies"&gt;0&lt;/div&gt;&lt;button type="button" class="btn btn-secondary btn-number btn-sm btn-pop position-absolute top-0 start-0" data-type="minus" data-deck="main" data-id="3-79"&gt;-&lt;/button&gt;&lt;button type="button" class="btn btn-secondary btn-number btn-sm btn-push position-absolute top-0 end-0" data-type="plus" data-deck="main" data-id="3-79"&gt;+&lt;/button&gt;&lt;button type="button" class="btn btn-secondary btn-number btn-sm btn-drop position-absolute bottom-0 end-0" data-type="drop" data-id="3-79"&gt;v&lt;/button&gt;&lt;/div&gt;</text:p>
          </table:table-cell>
          <table:table-cell table:formula="of:=CONCATENATE([$HTML.$A$2];[.$B308];[$HTML.$B$2];[.$O308];[$HTML.$C$2];[.$B308];[$HTML.$D$2];[.$B308];[$HTML.$E$2];[.$B308];[$HTML.$F$2];[.$B308];[$HTML.$G$2])" office:value-type="string" office:string-value="&lt;div class=&quot;container-card position-relative me-2 mb-2&quot; id=&quot;side-3-79&quot;&gt;&lt;img class=&quot;d-block&quot; width=&quot;80&quot; height=&quot;112&quot; src=&quot;https://one-draw.jp/ijinden/cardlist/003/card/03_079.png&quot; /&gt;&lt;div class=&quot;container-num-copies position-absolute bottom-0 start-0 px-1&quot; id=&quot;side-3-79-num-copies&quot;&gt;0&lt;/div&gt;&lt;button type=&quot;button&quot; class=&quot;btn btn-secondary btn-number btn-sm btn-pop position-absolute top-0 start-0&quot; data-type=&quot;minus&quot; data-deck=&quot;side&quot; data-id=&quot;3-79&quot;&gt;-&lt;/button&gt;&lt;button type=&quot;button&quot; class=&quot;btn btn-secondary btn-number btn-sm btn-push position-absolute top-0 end-0&quot; data-type=&quot;plus&quot; data-deck=&quot;side&quot; data-id=&quot;3-79&quot;&gt;+&lt;/button&gt;&lt;button type=&quot;button&quot; class=&quot;btn btn-secondary btn-number btn-sm btn-raise position-absolute bottom-0 end-0&quot; data-type=&quot;raise&quot; data-id=&quot;3-79&quot;&gt;^&lt;/button&gt;&lt;/div&gt;" calcext:value-type="string">
            <text:p>&lt;div class="container-card position-relative me-2 mb-2" id="side-3-79"&gt;&lt;img class="d-block" width="80" height="112" src="https://one-draw.jp/ijinden/cardlist/003/card/03_079.png" /&gt;&lt;div class="container-num-copies position-absolute bottom-0 start-0 px-1" id="side-3-79-num-copies"&gt;0&lt;/div&gt;&lt;button type="button" class="btn btn-secondary btn-number btn-sm btn-pop position-absolute top-0 start-0" data-type="minus" data-deck="side" data-id="3-79"&gt;-&lt;/button&gt;&lt;button type="button" class="btn btn-secondary btn-number btn-sm btn-push position-absolute top-0 end-0" data-type="plus" data-deck="side" data-id="3-79"&gt;+&lt;/button&gt;&lt;button type="button" class="btn btn-secondary btn-number btn-sm btn-raise position-absolute bottom-0 end-0" data-type="raise" data-id="3-79"&gt;^&lt;/button&gt;&lt;/div&gt;</text:p>
          </table:table-cell>
          <table:table-cell table:formula="of:=CONCATENATE([$HTML.$A$3];[.F308];[$HTML.$B$3];[.H308];[$HTML.$C$3];[.J308];[$HTML.$D$3];[.N308];[$HTML.$E$3];[.B308];[$HTML.$F$3];[.D308];[$HTML.$G$3];[.B308];[$HTML.$H$3];[.B308];[$HTML.$I$3];[.B308];[$HTML.$J$3];[.B308];[$HTML.$K$3];[.B308];[$HTML.$L$3];[.B308];[$HTML.$M$3];[.B308];[$HTML.$N$3];[.B308];[$HTML.$O$3])" office:value-type="string" office:string-value="&lt;tr data-expansion=&quot;35&quot; data-type=&quot;4&quot; data-color=&quot;1&quot; data-term=&quot;0&quot;&gt;&lt;td&gt;3-79&lt;/td&gt;&lt;td&gt;ストーンマスク&lt;/td&gt;&lt;td&gt;&lt;div class=&quot;input-group&quot;&gt;&lt;button type=&quot;button&quot; class=&quot;btn btn-outline-secondary btn-number&quot; data-type=&quot;minus&quot; data-deck=&quot;main&quot; data-id=&quot;3-79&quot; disabled&gt;-&lt;/button&gt;&lt;input type=&quot;text&quot; class=&quot;form-control input-number&quot; name=&quot;table-main-3-79-num-copies&quot; data-deck=&quot;main&quot; data-id=&quot;3-79&quot; value=&quot;0&quot; min=&quot;0&quot; readonly /&gt;&lt;button type=&quot;button&quot; class=&quot;btn btn-outline-secondary btn-number&quot; data-type=&quot;plus&quot; data-deck=&quot;main&quot; data-id=&quot;3-79&quot;&gt;+&lt;/button&gt;&lt;/div&gt;&lt;/td&gt;&lt;td&gt;&lt;div class=&quot;input-group&quot;&gt;&lt;button type=&quot;button&quot; class=&quot;btn btn-outline-secondary btn-number&quot; data-type=&quot;minus&quot; data-deck=&quot;side&quot; data-id=&quot;3-79&quot; disabled&gt;-&lt;/button&gt;&lt;input type=&quot;text&quot; class=&quot;form-control input-number&quot; name=&quot;table-side-3-79-num-copies&quot; data-deck=&quot;side&quot; data-id=&quot;3-79&quot; value=&quot;0&quot; min=&quot;0&quot; readonly /&gt;&lt;button type=&quot;button&quot; class=&quot;btn btn-outline-secondary btn-number&quot; data-type=&quot;plus&quot; data-deck=&quot;side&quot; data-id=&quot;3-79&quot;&gt;+&lt;/button&gt;&lt;/div&gt;&lt;/td&gt;&lt;/tr&gt;" calcext:value-type="string">
            <text:p>&lt;tr data-expansion="35" data-type="4" data-color="1" data-term="0"&gt;&lt;td&gt;3-79&lt;/td&gt;&lt;td&gt;ストーンマスク&lt;/td&gt;&lt;td&gt;&lt;div class="input-group"&gt;&lt;button type="button" class="btn btn-outline-secondary btn-number" data-type="minus" data-deck="main" data-id="3-79" disabled&gt;-&lt;/button&gt;&lt;input type="text" class="form-control input-number" name="table-main-3-79-num-copies" data-deck="main" data-id="3-79" value="0" min="0" readonly /&gt;&lt;button type="button" class="btn btn-outline-secondary btn-number" data-type="plus" data-deck="main" data-id="3-79"&gt;+&lt;/button&gt;&lt;/div&gt;&lt;/td&gt;&lt;td&gt;&lt;div class="input-group"&gt;&lt;button type="button" class="btn btn-outline-secondary btn-number" data-type="minus" data-deck="side" data-id="3-79" disabled&gt;-&lt;/button&gt;&lt;input type="text" class="form-control input-number" name="table-side-3-79-num-copies" data-deck="side" data-id="3-79" value="0" min="0" readonly /&gt;&lt;button type="button" class="btn btn-outline-secondary btn-number" data-type="plus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O309];[$HTML.$C$1];[.$B309];[$HTML.$D$1];[.$B309];[$HTML.$E$1];[.$B309];[$HTML.$F$1];[.$B309];[$HTML.$G$1])" office:value-type="string" office:string-value="&lt;div class=&quot;container-card position-relative me-2 mb-2&quot; id=&quot;main-3-80&quot;&gt;&lt;img class=&quot;d-block&quot; width=&quot;80&quot; height=&quot;112&quot; src=&quot;https://one-draw.jp/ijinden/cardlist/003/card/03_080.png&quot; /&gt;&lt;div class=&quot;container-num-copies position-absolute bottom-0 start-0 px-1&quot; id=&quot;main-3-80-num-copies&quot;&gt;0&lt;/div&gt;&lt;button type=&quot;button&quot; class=&quot;btn btn-secondary btn-number btn-sm btn-pop position-absolute top-0 start-0&quot; data-type=&quot;minus&quot; data-deck=&quot;main&quot; data-id=&quot;3-80&quot;&gt;-&lt;/button&gt;&lt;button type=&quot;button&quot; class=&quot;btn btn-secondary btn-number btn-sm btn-push position-absolute top-0 end-0&quot; data-type=&quot;plus&quot; data-deck=&quot;main&quot; data-id=&quot;3-80&quot;&gt;+&lt;/button&gt;&lt;button type=&quot;button&quot; class=&quot;btn btn-secondary btn-number btn-sm btn-drop position-absolute bottom-0 end-0&quot; data-type=&quot;drop&quot; data-id=&quot;3-80&quot;&gt;v&lt;/button&gt;&lt;/div&gt;" calcext:value-type="string">
            <text:p>&lt;div class="container-card position-relative me-2 mb-2" id="main-3-80"&gt;&lt;img class="d-block" width="80" height="112" src="https://one-draw.jp/ijinden/cardlist/003/card/03_080.png" /&gt;&lt;div class="container-num-copies position-absolute bottom-0 start-0 px-1" id="main-3-80-num-copies"&gt;0&lt;/div&gt;&lt;button type="button" class="btn btn-secondary btn-number btn-sm btn-pop position-absolute top-0 start-0" data-type="minus" data-deck="main" data-id="3-80"&gt;-&lt;/button&gt;&lt;button type="button" class="btn btn-secondary btn-number btn-sm btn-push position-absolute top-0 end-0" data-type="plus" data-deck="main" data-id="3-80"&gt;+&lt;/button&gt;&lt;button type="button" class="btn btn-secondary btn-number btn-sm btn-drop position-absolute bottom-0 end-0" data-type="drop" data-id="3-80"&gt;v&lt;/button&gt;&lt;/div&gt;</text:p>
          </table:table-cell>
          <table:table-cell table:formula="of:=CONCATENATE([$HTML.$A$2];[.$B309];[$HTML.$B$2];[.$O309];[$HTML.$C$2];[.$B309];[$HTML.$D$2];[.$B309];[$HTML.$E$2];[.$B309];[$HTML.$F$2];[.$B309];[$HTML.$G$2])" office:value-type="string" office:string-value="&lt;div class=&quot;container-card position-relative me-2 mb-2&quot; id=&quot;side-3-80&quot;&gt;&lt;img class=&quot;d-block&quot; width=&quot;80&quot; height=&quot;112&quot; src=&quot;https://one-draw.jp/ijinden/cardlist/003/card/03_080.png&quot; /&gt;&lt;div class=&quot;container-num-copies position-absolute bottom-0 start-0 px-1&quot; id=&quot;side-3-80-num-copies&quot;&gt;0&lt;/div&gt;&lt;button type=&quot;button&quot; class=&quot;btn btn-secondary btn-number btn-sm btn-pop position-absolute top-0 start-0&quot; data-type=&quot;minus&quot; data-deck=&quot;side&quot; data-id=&quot;3-80&quot;&gt;-&lt;/button&gt;&lt;button type=&quot;button&quot; class=&quot;btn btn-secondary btn-number btn-sm btn-push position-absolute top-0 end-0&quot; data-type=&quot;plus&quot; data-deck=&quot;side&quot; data-id=&quot;3-80&quot;&gt;+&lt;/button&gt;&lt;button type=&quot;button&quot; class=&quot;btn btn-secondary btn-number btn-sm btn-raise position-absolute bottom-0 end-0&quot; data-type=&quot;raise&quot; data-id=&quot;3-80&quot;&gt;^&lt;/button&gt;&lt;/div&gt;" calcext:value-type="string">
            <text:p>&lt;div class="container-card position-relative me-2 mb-2" id="side-3-80"&gt;&lt;img class="d-block" width="80" height="112" src="https://one-draw.jp/ijinden/cardlist/003/card/03_080.png" /&gt;&lt;div class="container-num-copies position-absolute bottom-0 start-0 px-1" id="side-3-80-num-copies"&gt;0&lt;/div&gt;&lt;button type="button" class="btn btn-secondary btn-number btn-sm btn-pop position-absolute top-0 start-0" data-type="minus" data-deck="side" data-id="3-80"&gt;-&lt;/button&gt;&lt;button type="button" class="btn btn-secondary btn-number btn-sm btn-push position-absolute top-0 end-0" data-type="plus" data-deck="side" data-id="3-80"&gt;+&lt;/button&gt;&lt;button type="button" class="btn btn-secondary btn-number btn-sm btn-raise position-absolute bottom-0 end-0" data-type="raise" data-id="3-80"&gt;^&lt;/button&gt;&lt;/div&gt;</text:p>
          </table:table-cell>
          <table:table-cell table:formula="of:=CONCATENATE([$HTML.$A$3];[.F309];[$HTML.$B$3];[.H309];[$HTML.$C$3];[.J309];[$HTML.$D$3];[.N309];[$HTML.$E$3];[.B309];[$HTML.$F$3];[.D309];[$HTML.$G$3];[.B309];[$HTML.$H$3];[.B309];[$HTML.$I$3];[.B309];[$HTML.$J$3];[.B309];[$HTML.$K$3];[.B309];[$HTML.$L$3];[.B309];[$HTML.$M$3];[.B309];[$HTML.$N$3];[.B309];[$HTML.$O$3])" office:value-type="string" office:string-value="&lt;tr data-expansion=&quot;35&quot; data-type=&quot;4&quot; data-color=&quot;1&quot; data-term=&quot;0&quot;&gt;&lt;td&gt;3-80&lt;/td&gt;&lt;td&gt;オブシディアン&lt;/td&gt;&lt;td&gt;&lt;div class=&quot;input-group&quot;&gt;&lt;button type=&quot;button&quot; class=&quot;btn btn-outline-secondary btn-number&quot; data-type=&quot;minus&quot; data-deck=&quot;main&quot; data-id=&quot;3-80&quot; disabled&gt;-&lt;/button&gt;&lt;input type=&quot;text&quot; class=&quot;form-control input-number&quot; name=&quot;table-main-3-80-num-copies&quot; data-deck=&quot;main&quot; data-id=&quot;3-80&quot; value=&quot;0&quot; min=&quot;0&quot; readonly /&gt;&lt;button type=&quot;button&quot; class=&quot;btn btn-outline-secondary btn-number&quot; data-type=&quot;plus&quot; data-deck=&quot;main&quot; data-id=&quot;3-80&quot;&gt;+&lt;/button&gt;&lt;/div&gt;&lt;/td&gt;&lt;td&gt;&lt;div class=&quot;input-group&quot;&gt;&lt;button type=&quot;button&quot; class=&quot;btn btn-outline-secondary btn-number&quot; data-type=&quot;minus&quot; data-deck=&quot;side&quot; data-id=&quot;3-80&quot; disabled&gt;-&lt;/button&gt;&lt;input type=&quot;text&quot; class=&quot;form-control input-number&quot; name=&quot;table-side-3-80-num-copies&quot; data-deck=&quot;side&quot; data-id=&quot;3-80&quot; value=&quot;0&quot; min=&quot;0&quot; readonly /&gt;&lt;button type=&quot;button&quot; class=&quot;btn btn-outline-secondary btn-number&quot; data-type=&quot;plus&quot; data-deck=&quot;side&quot; data-id=&quot;3-80&quot;&gt;+&lt;/button&gt;&lt;/div&gt;&lt;/td&gt;&lt;/tr&gt;" calcext:value-type="string">
            <text:p>&lt;tr data-expansion="35" data-type="4" data-color="1" data-term="0"&gt;&lt;td&gt;3-80&lt;/td&gt;&lt;td&gt;オブシディアン&lt;/td&gt;&lt;td&gt;&lt;div class="input-group"&gt;&lt;button type="button" class="btn btn-outline-secondary btn-number" data-type="minus" data-deck="main" data-id="3-80" disabled&gt;-&lt;/button&gt;&lt;input type="text" class="form-control input-number" name="table-main-3-80-num-copies" data-deck="main" data-id="3-80" value="0" min="0" readonly /&gt;&lt;button type="button" class="btn btn-outline-secondary btn-number" data-type="plus" data-deck="main" data-id="3-80"&gt;+&lt;/button&gt;&lt;/div&gt;&lt;/td&gt;&lt;td&gt;&lt;div class="input-group"&gt;&lt;button type="button" class="btn btn-outline-secondary btn-number" data-type="minus" data-deck="side" data-id="3-80" disabled&gt;-&lt;/button&gt;&lt;input type="text" class="form-control input-number" name="table-side-3-80-num-copies" data-deck="side" data-id="3-80" value="0" min="0" readonly /&gt;&lt;button type="button" class="btn btn-outline-secondary btn-number" data-type="plus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5"/>
        <table:table-row table:style-name="ro2">
          <table:table-cell office:value-type="string" calcext:value-type="string">
            <text:p>&lt;div class="container-card position-relative me-2 mb-2" id="main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main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main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main" data-id="</text:p>
          </table:table-cell>
          <table:table-cell office:value-type="string" calcext:value-type="string">
            <text:p>"&gt;+&lt;/button&gt;&lt;button type="button" class="btn btn-secondary btn-number btn-sm btn-drop position-absolute bottom-0 end-0" data-type="drop" data-id="</text:p>
          </table:table-cell>
          <table:table-cell office:value-type="string" calcext:value-type="string">
            <text:p>"&gt;v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ontainer-card position-relative me-2 mb-2" id="side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side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side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side" data-id="</text:p>
          </table:table-cell>
          <table:table-cell office:value-type="string" calcext:value-type="string">
            <text:p>"&gt;+&lt;/button&gt;&lt;button type="button" class="btn btn-secondary btn-number btn-sm btn-raise position-absolute bottom-0 end-0" data-type="raise" data-id="</text:p>
          </table:table-cell>
          <table:table-cell office:value-type="string" calcext:value-type="string">
            <text:p>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<text:span text:style-name="T1">&lt;tr </text:span>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" data-type="minus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-copies" data-deck="main" data-id="</text:p>
          </table:table-cell>
          <table:table-cell office:value-type="string" calcext:value-type="string">
            <text:p>" value="0" min="0" readonly /&gt;&lt;button type="button" class="btn btn-outline-secondary btn-number" data-type="plus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" data-type="minus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-copies" data-deck="side" data-id="</text:p>
          </table:table-cell>
          <table:table-cell office:value-type="string" calcext:value-type="string">
            <text:p>" value="0" min="0" readonly /&gt;&lt;button type="button" class="btn btn-outline-secondary btn-number" data-type="plus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number-columns-repeated="16368"/>
          <table:table-cell table:style-name="Default"/>
        </table:table-row>
      </table:table>
      <table:table table:name="更新履歴" table:style-name="ta1">
        <table:table-column table:style-name="co10" table:default-cell-style-name="ce10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00/00/00</text:date>, <text:time style:data-style-name="N2" text:time-value="22:30:11.75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5T22:31:58.358000000</dc:date>
    <meta:editing-duration>PT5H41M30S</meta:editing-duration>
    <meta:editing-cycles>212</meta:editing-cycles>
    <meta:generator>LibreOffice/7.5.3.2$Windows_X86_64 LibreOffice_project/9f56dff12ba03b9acd7730a5a481eea045e468f3</meta:generator>
    <meta:document-statistic meta:table-count="7" meta:cell-count="5649" meta:object-count="0"/>
  </office:meta>
</office:document-meta>
</file>